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P15" style:parent-style-name="Normalny" style:family="paragraph">
      <style:paragraph-properties fo:text-align="justify" fo:line-height="150%"/>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style:text-underline-type="single" style:text-underline-style="solid" style:text-underline-width="auto" style:text-underline-mode="continuous"/>
    </style:style>
    <style:style style:name="P21" style:parent-style-name="Normalny" style:family="paragraph">
      <style:paragraph-properties fo:text-align="justify" fo:line-height="150%"/>
    </style:style>
    <style:style style:name="T22" style:parent-style-name="Domyślnaczcionkaakapitu" style:family="text">
      <style:text-properties style:text-underline-type="single" style:text-underline-style="solid" style:text-underline-width="auto" style:text-underline-mode="continuous"/>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style:style>
    <style:style style:name="T43" style:parent-style-name="Domyślnaczcionkaakapitu" style:family="text">
      <style:text-properties style:text-underline-type="single" style:text-underline-style="solid" style:text-underline-width="auto" style:text-underline-mode="continuous"/>
    </style:style>
    <style:style style:name="P44" style:parent-style-name="Normalny" style:family="paragraph">
      <style:paragraph-properties fo:text-align="justify" fo:line-height="150%" fo:text-indent="0.2479in"/>
    </style:style>
    <style:style style:name="P45" style:parent-style-name="Normalny" style:family="paragraph">
      <style:paragraph-properties fo:text-align="justify" fo:line-height="150%" fo:text-indent="0.2479in"/>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fo:text-indent="0.2479in"/>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P68" style:parent-style-name="Normalny" style:family="paragraph">
      <style:paragraph-properties fo:text-align="justify" fo:line-height="150%" fo:text-indent="0.2479in"/>
    </style:style>
    <style:style style:name="P69" style:parent-style-name="Normalny" style:family="paragraph">
      <style:paragraph-properties fo:text-align="justify" fo:line-height="150%"/>
    </style:style>
    <style:style style:name="T70" style:parent-style-name="Domyślnaczcionkaakapitu" style:family="text">
      <style:text-properties style:text-underline-type="single" style:text-underline-style="solid" style:text-underline-width="auto" style:text-underline-mode="continuous"/>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style:style>
    <style:style style:name="T76" style:parent-style-name="Domyślnaczcionkaakapitu" style:family="text">
      <style:text-properties fo:background-color="#80FFFF" style:text-underline-type="single" style:text-underline-style="solid" style:text-underline-width="auto" style:text-underline-mode="continuous"/>
    </style:style>
    <style:style style:name="T77" style:parent-style-name="Domyślnaczcionkaakapitu" style:family="text">
      <style:text-properties style:text-underline-type="single" style:text-underline-style="solid" style:text-underline-width="auto" style:text-underline-mode="continuous"/>
    </style:style>
    <style:style style:name="T78" style:parent-style-name="Domyślnaczcionkaakapitu" style:family="text">
      <style:text-properties fo:background-color="#80FFFF" style:text-underline-type="single" style:text-underline-style="solid" style:text-underline-width="auto" style:text-underline-mode="continuous"/>
    </style:style>
    <style:style style:name="T79" style:parent-style-name="Domyślnaczcionkaakapitu" style:family="text">
      <style:text-properties style:text-underline-type="single" style:text-underline-style="solid" style:text-underline-width="auto" style:text-underline-mode="continuous"/>
    </style:style>
    <style:style style:name="T80" style:parent-style-name="Domyślnaczcionkaakapitu" style:family="text">
      <style:text-properties fo:background-color="#80FFFF" style:text-underline-type="single" style:text-underline-style="solid" style:text-underline-width="auto" style:text-underline-mode="continuous"/>
    </style:style>
    <style:style style:name="T81" style:parent-style-name="Domyślnaczcionkaakapitu" style:family="text">
      <style:text-properties style:text-underline-type="single" style:text-underline-style="solid" style:text-underline-width="auto" style:text-underline-mode="continuous"/>
    </style:style>
    <style:style style:name="P82" style:parent-style-name="Normalny" style:family="paragraph">
      <style:paragraph-properties fo:text-align="justify" fo:line-height="150%" fo:text-indent="0.2479in"/>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style:style>
    <style:style style:name="T85" style:parent-style-name="Domyślnaczcionkaakapitu" style:family="text">
      <style:text-properties style:text-underline-type="single" style:text-underline-style="solid" style:text-underline-width="auto" style:text-underline-mode="continuous"/>
    </style:style>
    <style:style style:name="P86" style:parent-style-name="Normalny" style:family="paragraph">
      <style:paragraph-properties fo:text-align="justify" fo:line-height="150%" fo:text-indent="0.2479in"/>
    </style:style>
    <style:style style:name="P87" style:parent-style-name="Normalny" style:family="paragraph">
      <style:paragraph-properties fo:text-align="justify" fo:line-height="150%"/>
    </style:style>
    <style:style style:name="T88" style:parent-style-name="Domyślnaczcionkaakapitu" style:family="text">
      <style:text-properties fo:background-color="#80FFFF" style:text-underline-type="single" style:text-underline-style="solid" style:text-underline-width="auto" style:text-underline-mode="continuous"/>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479in"/>
    </style:style>
    <style:style style:name="P91" style:parent-style-name="Normalny" style:family="paragraph">
      <style:paragraph-properties fo:text-align="justify" fo:line-height="150%">
        <style:tab-stops>
          <style:tab-stop style:type="left" style:leader-style="dotted" style:leader-text="." style:position="2.5972in"/>
        </style:tab-stops>
      </style:paragraph-properties>
    </style:style>
    <style:style style:name="T92" style:parent-style-name="Domyślnaczcionkaakapitu" style:family="text">
      <style:text-properties style:text-underline-type="single" style:text-underline-style="solid" style:text-underline-width="auto" style:text-underline-mode="continuous"/>
    </style:style>
    <style:style style:name="P93" style:parent-style-name="Normalny" style:family="paragraph">
      <style:paragraph-properties fo:text-align="justify" fo:line-height="150%" fo:text-indent="0.2479in">
        <style:tab-stops>
          <style:tab-stop style:type="left" style:leader-style="dotted" style:leader-text="." style:position="2.5972in"/>
        </style:tab-stops>
      </style:paragraph-properties>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P96" style:parent-style-name="Normalny" style:family="paragraph">
      <style:paragraph-properties fo:text-align="justify" fo:line-height="150%"/>
    </style:style>
    <style:style style:name="T97" style:parent-style-name="Domyślnaczcionkaakapitu" style:family="text">
      <style:text-properties style:text-underline-type="single" style:text-underline-style="solid" style:text-underline-width="auto" style:text-underline-mode="continuous"/>
    </style:style>
    <style:style style:name="T98" style:parent-style-name="Domyślnaczcionkaakapitu" style:family="text">
      <style:text-properties fo:background-color="#80FFFF" style:text-underline-type="single" style:text-underline-style="solid" style:text-underline-width="auto" style:text-underline-mode="continuous"/>
    </style:style>
    <style:style style:name="T99" style:parent-style-name="Domyślnaczcionkaakapitu" style:family="text">
      <style:text-properties style:text-underline-type="single" style:text-underline-style="solid" style:text-underline-width="auto" style:text-underline-mode="continuous"/>
    </style:style>
    <style:style style:name="P100" style:parent-style-name="Normalny" style:family="paragraph">
      <style:paragraph-properties fo:text-align="justify" fo:line-height="150%" fo:text-indent="0.2479in"/>
    </style:style>
    <style:style style:name="P101" style:parent-style-name="Normalny" style:family="paragraph">
      <style:paragraph-properties fo:text-align="justify" fo:line-height="150%"/>
    </style:style>
    <style:style style:name="T102" style:parent-style-name="Domyślnaczcionkaakapitu" style:family="text">
      <style:text-properties style:text-underline-type="single" style:text-underline-style="solid" style:text-underline-width="auto" style:text-underline-mode="continuous"/>
    </style:style>
    <style:style style:name="P103" style:parent-style-name="Normalny" style:family="paragraph">
      <style:paragraph-properties fo:text-align="justify" fo:line-height="150%" fo:text-indent="0.2479in"/>
    </style:style>
    <style:style style:name="P104" style:parent-style-name="Normalny" style:family="paragraph">
      <style:paragraph-properties fo:text-align="justify" fo:line-height="150%">
        <style:tab-stops>
          <style:tab-stop style:type="left" style:leader-style="dotted" style:leader-text="." style:position="2.5812in"/>
        </style:tab-stops>
      </style:paragraph-properties>
    </style:style>
    <style:style style:name="T105" style:parent-style-name="Domyślnaczcionkaakapitu" style:family="text">
      <style:text-properties style:text-underline-type="single" style:text-underline-style="solid" style:text-underline-width="auto" style:text-underline-mode="continuous"/>
    </style:style>
    <style:style style:name="P106" style:parent-style-name="Normalny" style:family="paragraph">
      <style:paragraph-properties fo:text-align="justify" fo:line-height="150%" fo:text-indent="0.2479in">
        <style:tab-stops>
          <style:tab-stop style:type="left" style:leader-style="dotted" style:leader-text="." style:position="2.5812in"/>
        </style:tab-stops>
      </style:paragraph-properties>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style:style>
    <style:style style:name="T110" style:parent-style-name="Domyślnaczcionkaakapitu" style:family="text">
      <style:text-properties fo:background-color="#80FFFF" style:text-underline-type="single" style:text-underline-style="solid" style:text-underline-width="auto" style:text-underline-mode="continuous"/>
    </style:style>
    <style:style style:name="T111" style:parent-style-name="Domyślnaczcionkaakapitu" style:family="text">
      <style:text-properties style:text-underline-type="single" style:text-underline-style="solid" style:text-underline-width="auto" style:text-underline-mode="continuous"/>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style:style>
    <style:style style:name="T117" style:parent-style-name="Domyślnaczcionkaakapitu" style:family="text">
      <style:text-properties style:text-underline-type="single" style:text-underline-style="solid" style:text-underline-width="auto" style:text-underline-mode="continuous"/>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style:style>
    <style:style style:name="T121" style:parent-style-name="Domyślnaczcionkaakapitu" style:family="text">
      <style:text-properties style:text-underline-type="single" style:text-underline-style="solid" style:text-underline-width="auto" style:text-underline-mode="continuous"/>
    </style:style>
    <style:style style:name="T122" style:parent-style-name="Domyślnaczcionkaakapitu" style:family="text">
      <style:text-properties fo:background-color="#80FFFF" style:text-underline-type="single" style:text-underline-style="solid" style:text-underline-width="auto" style:text-underline-mode="continuous"/>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T127" style:parent-style-name="Domyślnaczcionkaakapitu" style:family="text">
      <style:text-properties style:text-underline-type="single" style:text-underline-style="solid" style:text-underline-width="auto" style:text-underline-mode="continuous"/>
    </style:style>
    <style:style style:name="P128" style:parent-style-name="Normalny" style:family="paragraph">
      <style:paragraph-properties fo:text-align="justify" fo:line-height="150%" fo:text-indent="0.2479in"/>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style:style>
    <style:style style:name="T137" style:parent-style-name="Domyślnaczcionkaakapitu" style:family="text">
      <style:text-properties style:text-underline-type="single" style:text-underline-style="solid" style:text-underline-width="auto" style:text-underline-mode="continuous"/>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T142" style:parent-style-name="Domyślnaczcionkaakapitu" style:family="text">
      <style:text-properties fo:background-color="#80FFFF" style:text-underline-type="single" style:text-underline-style="solid" style:text-underline-width="auto" style:text-underline-mode="continuous"/>
    </style:style>
    <style:style style:name="T143" style:parent-style-name="Domyślnaczcionkaakapitu" style:family="text">
      <style:text-properties style:text-underline-type="single" style:text-underline-style="solid" style:text-underline-width="auto" style:text-underline-mode="continuous"/>
    </style:style>
    <style:style style:name="T144" style:parent-style-name="Domyślnaczcionkaakapitu" style:family="text">
      <style:text-properties fo:background-color="#80FFFF" style:text-underline-type="single" style:text-underline-style="solid" style:text-underline-width="auto" style:text-underline-mode="continuous"/>
    </style:style>
    <style:style style:name="T145" style:parent-style-name="Domyślnaczcionkaakapitu" style:family="text">
      <style:text-properties style:text-underline-type="single" style:text-underline-style="solid" style:text-underline-width="auto" style:text-underline-mode="continuous"/>
    </style:style>
    <style:style style:name="T146" style:parent-style-name="Domyślnaczcionkaakapitu" style:family="text">
      <style:text-properties fo:background-color="#80FFFF" style:text-underline-type="single" style:text-underline-style="solid" style:text-underline-width="auto" style:text-underline-mode="continuous"/>
    </style:style>
    <style:style style:name="T147" style:parent-style-name="Domyślnaczcionkaakapitu" style:family="text">
      <style:text-properties style:text-underline-type="single" style:text-underline-style="solid" style:text-underline-width="auto" style:text-underline-mode="continuous"/>
    </style:style>
    <style:style style:name="T148" style:parent-style-name="Domyślnaczcionkaakapitu" style:family="text">
      <style:text-properties fo:background-color="#80FFFF" style:text-underline-type="single" style:text-underline-style="solid" style:text-underline-width="auto" style:text-underline-mode="continuous"/>
    </style:style>
    <style:style style:name="T149" style:parent-style-name="Domyślnaczcionkaakapitu" style:family="text">
      <style:text-properties style:text-underline-type="single" style:text-underline-style="solid" style:text-underline-width="auto" style:text-underline-mode="continuous"/>
    </style:style>
    <style:style style:name="T150" style:parent-style-name="Domyślnaczcionkaakapitu" style:family="text">
      <style:text-properties fo:background-color="#80FFFF" style:text-underline-type="single" style:text-underline-style="solid" style:text-underline-width="auto" style:text-underline-mode="continuous"/>
    </style:style>
    <style:style style:name="T151" style:parent-style-name="Domyślnaczcionkaakapitu" style:family="text">
      <style:text-properties style:text-underline-type="single" style:text-underline-style="solid" style:text-underline-width="auto" style:text-underline-mode="continuous"/>
    </style:style>
    <style:style style:name="T152" style:parent-style-name="Domyślnaczcionkaakapitu" style:family="text">
      <style:text-properties fo:background-color="#80FFFF" style:text-underline-type="single" style:text-underline-style="solid" style:text-underline-width="auto" style:text-underline-mode="continuous"/>
    </style:style>
    <style:style style:name="T153" style:parent-style-name="Domyślnaczcionkaakapitu" style:family="text">
      <style:text-properties style:text-underline-type="single" style:text-underline-style="solid" style:text-underline-width="auto" style:text-underline-mode="continuous"/>
    </style:style>
    <style:style style:name="T154" style:parent-style-name="Domyślnaczcionkaakapitu" style:family="text">
      <style:text-properties fo:background-color="#80FFFF" style:text-underline-type="single" style:text-underline-style="solid" style:text-underline-width="auto" style:text-underline-mode="continuous"/>
    </style:style>
    <style:style style:name="T155" style:parent-style-name="Domyślnaczcionkaakapitu" style:family="text">
      <style:text-properties style:text-underline-type="single" style:text-underline-style="solid" style:text-underline-width="auto" style:text-underline-mode="continuous"/>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479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P164" style:parent-style-name="Normalny" style:family="paragraph">
      <style:paragraph-properties fo:text-align="justify" fo:line-height="150%"/>
    </style:style>
    <style:style style:name="T165" style:parent-style-name="Domyślnaczcionkaakapitu" style:family="text">
      <style:text-properties style:text-underline-type="single" style:text-underline-style="solid" style:text-underline-width="auto" style:text-underline-mode="continuous"/>
    </style:style>
    <style:style style:name="P166" style:parent-style-name="Normalny" style:family="paragraph">
      <style:paragraph-properties fo:text-align="justify" fo:line-height="150%" fo:text-indent="0.2479in"/>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fo:background-color="#80FFFF" style:text-underline-type="single" style:text-underline-style="solid" style:text-underline-width="auto" style:text-underline-mode="continuous"/>
    </style:style>
    <style:style style:name="T181" style:parent-style-name="Domyślnaczcionkaakapitu" style:family="text">
      <style:text-properties style:text-underline-type="single" style:text-underline-style="solid" style:text-underline-width="auto" style:text-underline-mode="continuous"/>
    </style:style>
    <style:style style:name="T182" style:parent-style-name="Domyślnaczcionkaakapitu" style:family="text">
      <style:text-properties fo:background-color="#80FFFF" style:text-underline-type="single" style:text-underline-style="solid" style:text-underline-width="auto" style:text-underline-mode="continuous"/>
    </style:style>
    <style:style style:name="P183" style:parent-style-name="Normalny" style:family="paragraph">
      <style:paragraph-properties fo:text-align="justify" fo:line-height="150%" fo:text-indent="0.2479in"/>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P193" style:parent-style-name="Normalny" style:family="paragraph">
      <style:paragraph-properties fo:text-align="justify" fo:line-height="150%" fo:text-indent="0.2479in"/>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fo:text-indent="0.2479in"/>
    </style:style>
    <style:style style:name="P202" style:parent-style-name="Normalny" style:family="paragraph">
      <style:paragraph-properties fo:text-align="justify" fo:line-height="150%" fo:text-indent="0.2479in"/>
    </style:style>
    <style:style style:name="P203" style:parent-style-name="Normalny" style:family="paragraph">
      <style:paragraph-properties fo:text-align="justify" fo:line-height="150%"/>
    </style:style>
    <style:style style:name="T204" style:parent-style-name="Domyślnaczcionkaakapitu" style:family="text">
      <style:text-properties fo:background-color="#80FFFF" style:text-underline-type="single" style:text-underline-style="solid" style:text-underline-width="auto" style:text-underline-mode="continuous"/>
    </style:style>
    <style:style style:name="T205" style:parent-style-name="Domyślnaczcionkaakapitu" style:family="text">
      <style:text-properties style:text-underline-type="single" style:text-underline-style="solid" style:text-underline-width="auto" style:text-underline-mode="continuous"/>
    </style:style>
    <style:style style:name="P206" style:parent-style-name="Normalny" style:family="paragraph">
      <style:paragraph-properties fo:text-align="justify" fo:line-height="150%" fo:text-indent="0.2479in"/>
    </style:style>
    <style:style style:name="P207" style:parent-style-name="Normalny" style:family="paragraph">
      <style:paragraph-properties fo:text-align="justify" fo:line-height="150%" fo:text-indent="0.2479in"/>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479in"/>
    </style:style>
    <style:style style:name="P211" style:parent-style-name="Normalny" style:family="paragraph">
      <style:paragraph-properties fo:text-align="justify" fo:line-height="150%"/>
    </style:style>
    <style:style style:name="T212" style:parent-style-name="Domyślnaczcionkaakapitu" style:family="text">
      <style:text-properties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479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style:style>
    <style:style style:name="T225" style:parent-style-name="Domyślnaczcionkaakapitu" style:family="text">
      <style:text-properties style:text-underline-type="single" style:text-underline-style="solid" style:text-underline-width="auto" style:text-underline-mode="continuous"/>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style:style>
    <style:style style:name="T230" style:parent-style-name="Domyślnaczcionkaakapitu" style:family="text">
      <style:text-properties style:text-underline-type="single" style:text-underline-style="solid" style:text-underline-width="auto" style:text-underline-mode="continuous"/>
    </style:style>
    <style:style style:name="T231" style:parent-style-name="Domyślnaczcionkaakapitu" style:family="text">
      <style:text-properties fo:background-color="#80FFFF" style:text-underline-type="single" style:text-underline-style="solid" style:text-underline-width="auto" style:text-underline-mode="continuous"/>
    </style:style>
    <style:style style:name="T232" style:parent-style-name="Domyślnaczcionkaakapitu" style:family="text">
      <style:text-properties style:text-underline-type="single" style:text-underline-style="solid" style:text-underline-width="auto" style:text-underline-mode="continuous"/>
    </style:style>
    <style:style style:name="T233" style:parent-style-name="Domyślnaczcionkaakapitu" style:family="text">
      <style:text-properties fo:background-color="#80FFFF" style:text-underline-type="single" style:text-underline-style="solid" style:text-underline-width="auto" style:text-underline-mode="continuous"/>
    </style:style>
    <style:style style:name="T234" style:parent-style-name="Domyślnaczcionkaakapitu" style:family="text">
      <style:text-properties style:text-underline-type="single" style:text-underline-style="solid" style:text-underline-width="auto" style:text-underline-mode="continuous"/>
    </style:style>
    <style:style style:name="T235" style:parent-style-name="Domyślnaczcionkaakapitu" style:family="text">
      <style:text-properties fo:background-color="#80FFFF" style:text-underline-type="single" style:text-underline-style="solid" style:text-underline-width="auto" style:text-underline-mode="continuous"/>
    </style:style>
    <style:style style:name="T236" style:parent-style-name="Domyślnaczcionkaakapitu" style:family="text">
      <style:text-properties style:text-underline-type="single" style:text-underline-style="solid" style:text-underline-width="auto" style:text-underline-mode="continuous"/>
    </style:style>
    <style:style style:name="T237" style:parent-style-name="Domyślnaczcionkaakapitu" style:family="text">
      <style:text-properties fo:background-color="#80FFFF" style:text-underline-type="single" style:text-underline-style="solid" style:text-underline-width="auto" style:text-underline-mode="continuous"/>
    </style:style>
    <style:style style:name="T238" style:parent-style-name="Domyślnaczcionkaakapitu" style:family="text">
      <style:text-properties style:text-underline-type="single" style:text-underline-style="solid" style:text-underline-width="auto" style:text-underline-mode="continuous"/>
    </style:style>
    <style:style style:name="T239" style:parent-style-name="Domyślnaczcionkaakapitu" style:family="text">
      <style:text-properties fo:background-color="#80FFFF" style:text-underline-type="single" style:text-underline-style="solid" style:text-underline-width="auto" style:text-underline-mode="continuous"/>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style:tab-stops>
          <style:tab-stop style:type="left" style:leader-style="dotted" style:leader-text="." style:position="1.1263in"/>
        </style:tab-stops>
      </style:paragraph-properties>
    </style:style>
    <style:style style:name="T244" style:parent-style-name="Domyślnaczcionkaakapitu" style:family="text">
      <style:text-properties style:text-underline-type="single" style:text-underline-style="solid" style:text-underline-width="auto" style:text-underline-mode="continuous"/>
    </style:style>
    <style:style style:name="P245" style:parent-style-name="Normalny" style:family="paragraph">
      <style:paragraph-properties fo:text-align="justify" fo:line-height="150%" fo:text-indent="0.2479in">
        <style:tab-stops>
          <style:tab-stop style:type="left" style:leader-style="dotted" style:leader-text="." style:position="1.1263in"/>
        </style:tab-stops>
      </style:paragraph-properties>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P249" style:parent-style-name="Normalny" style:family="paragraph">
      <style:paragraph-properties fo:text-align="justify" fo:line-height="150%" fo:text-indent="0.2479in"/>
    </style:style>
    <style:style style:name="P250" style:parent-style-name="Normalny" style:family="paragraph">
      <style:paragraph-properties fo:text-align="justify" fo:line-height="150%"/>
    </style:style>
    <style:style style:name="T251" style:parent-style-name="Domyślnaczcionkaakapitu" style:family="text">
      <style:text-properties style:text-underline-type="single" style:text-underline-style="solid" style:text-underline-width="auto" style:text-underline-mode="continuous"/>
    </style:style>
    <style:style style:name="T252" style:parent-style-name="Domyślnaczcionkaakapitu" style:family="text">
      <style:text-properties fo:background-color="#80FFFF" style:text-underline-type="single" style:text-underline-style="solid" style:text-underline-width="auto" style:text-underline-mode="continuous"/>
    </style:style>
    <style:style style:name="T253" style:parent-style-name="Domyślnaczcionkaakapitu" style:family="text">
      <style:text-properties style:text-underline-type="single" style:text-underline-style="solid" style:text-underline-width="auto" style:text-underline-mode="continuous"/>
    </style:style>
    <style:style style:name="T254" style:parent-style-name="Domyślnaczcionkaakapitu" style:family="text">
      <style:text-properties fo:background-color="#80FFFF" style:text-underline-type="single" style:text-underline-style="solid" style:text-underline-width="auto" style:text-underline-mode="continuous"/>
    </style:style>
    <style:style style:name="T255" style:parent-style-name="Domyślnaczcionkaakapitu" style:family="text">
      <style:text-properties style:text-underline-type="single" style:text-underline-style="solid" style:text-underline-width="auto" style:text-underline-mode="continuous"/>
    </style:style>
    <style:style style:name="T256" style:parent-style-name="Domyślnaczcionkaakapitu" style:family="text">
      <style:text-properties fo:background-color="#80FFFF" style:text-underline-type="single" style:text-underline-style="solid" style:text-underline-width="auto" style:text-underline-mode="continuous"/>
    </style:style>
    <style:style style:name="T257" style:parent-style-name="Domyślnaczcionkaakapitu" style:family="text">
      <style:text-properties style:text-underline-type="single" style:text-underline-style="solid" style:text-underline-width="auto" style:text-underline-mode="continuous"/>
    </style:style>
    <style:style style:name="T258" style:parent-style-name="Domyślnaczcionkaakapitu" style:family="text">
      <style:text-properties fo:background-color="#80FFFF" style:text-underline-type="single" style:text-underline-style="solid" style:text-underline-width="auto" style:text-underline-mode="continuous"/>
    </style:style>
    <style:style style:name="T259" style:parent-style-name="Domyślnaczcionkaakapitu" style:family="text">
      <style:text-properties style:text-underline-type="single" style:text-underline-style="solid" style:text-underline-width="auto" style:text-underline-mode="continuous"/>
    </style:style>
    <style:style style:name="T260" style:parent-style-name="Domyślnaczcionkaakapitu" style:family="text">
      <style:text-properties fo:background-color="#80FFFF" style:text-underline-type="single" style:text-underline-style="solid" style:text-underline-width="auto" style:text-underline-mode="continuous"/>
    </style:style>
    <style:style style:name="P261" style:parent-style-name="Normalny" style:family="paragraph">
      <style:paragraph-properties fo:text-align="justify" fo:line-height="150%" fo:text-indent="0.2479in"/>
    </style:style>
    <style:style style:name="P262" style:parent-style-name="Normalny" style:family="paragraph">
      <style:paragraph-properties fo:text-align="justify" fo:line-height="150%"/>
    </style:style>
    <style:style style:name="T263" style:parent-style-name="Domyślnaczcionkaakapitu" style:family="text">
      <style:text-properties style:text-underline-type="single" style:text-underline-style="solid" style:text-underline-width="auto" style:text-underline-mode="continuous"/>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text-underline-type="single" style:text-underline-style="solid" style:text-underline-width="auto" style:text-underline-mode="continuous"/>
    </style:style>
    <style:style style:name="T274" style:parent-style-name="Domyślnaczcionkaakapitu" style:family="text">
      <style:text-properties style:text-underline-type="single" style:text-underline-style="solid" style:text-underline-width="auto" style:text-underline-mode="continuous"/>
    </style:style>
    <style:style style:name="T275" style:parent-style-name="Domyślnaczcionkaakapitu" style:family="text">
      <style:text-properties fo:background-color="#80FFFF" style:text-underline-type="single" style:text-underline-style="solid" style:text-underline-width="auto" style:text-underline-mode="continuous"/>
    </style:style>
    <style:style style:name="T276" style:parent-style-name="Domyślnaczcionkaakapitu" style:family="text">
      <style:text-properties style:text-underline-type="single" style:text-underline-style="solid" style:text-underline-width="auto" style:text-underline-mode="continuous"/>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style:style>
    <style:style style:name="T280" style:parent-style-name="Domyślnaczcionkaakapitu" style:family="text">
      <style:text-properties style:text-underline-type="single" style:text-underline-style="solid" style:text-underline-width="auto" style:text-underline-mode="continuous"/>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style:style>
    <style:style style:name="T287" style:parent-style-name="Domyślnaczcionkaakapitu" style:family="text">
      <style:text-properties style:text-underline-type="single" style:text-underline-style="solid" style:text-underline-width="auto" style:text-underline-mode="continuous"/>
    </style:style>
    <style:style style:name="T288" style:parent-style-name="Domyślnaczcionkaakapitu" style:family="text">
      <style:text-properties fo:background-color="#80FFFF" style:text-underline-type="single" style:text-underline-style="solid" style:text-underline-width="auto" style:text-underline-mode="continuous"/>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479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T299" style:parent-style-name="Domyślnaczcionkaakapitu" style:family="text">
      <style:text-properties style:text-underline-type="single" style:text-underline-style="solid" style:text-underline-width="auto" style:text-underline-mode="continuous"/>
    </style:style>
    <style:style style:name="T300" style:parent-style-name="Domyślnaczcionkaakapitu" style:family="text">
      <style:text-properties fo:background-color="#80FFFF" style:text-underline-type="single" style:text-underline-style="solid" style:text-underline-width="auto" style:text-underline-mode="continuous"/>
    </style:style>
    <style:style style:name="T301" style:parent-style-name="Domyślnaczcionkaakapitu" style:family="text">
      <style:text-properties style:text-underline-type="single" style:text-underline-style="solid" style:text-underline-width="auto" style:text-underline-mode="continuous"/>
    </style:style>
    <style:style style:name="T302" style:parent-style-name="Domyślnaczcionkaakapitu" style:family="text">
      <style:text-properties fo:background-color="#80FFFF" style:text-underline-type="single" style:text-underline-style="solid" style:text-underline-width="auto" style:text-underline-mode="continuous"/>
    </style:style>
    <style:style style:name="T303" style:parent-style-name="Domyślnaczcionkaakapitu" style:family="text">
      <style:text-properties style:text-underline-type="single" style:text-underline-style="solid" style:text-underline-width="auto" style:text-underline-mode="continuous"/>
    </style:style>
    <style:style style:name="P304" style:parent-style-name="Normalny" style:family="paragraph">
      <style:paragraph-properties fo:text-align="justify" fo:line-height="150%" fo:text-indent="0.2479in"/>
    </style:style>
    <style:style style:name="P305" style:parent-style-name="Normalny" style:family="paragraph">
      <style:paragraph-properties fo:text-align="justify" fo:line-height="150%"/>
    </style:style>
    <style:style style:name="T306" style:parent-style-name="Domyślnaczcionkaakapitu" style:family="text">
      <style:text-properties style:text-underline-type="single" style:text-underline-style="solid" style:text-underline-width="auto" style:text-underline-mode="continuous"/>
    </style:style>
    <style:style style:name="T307" style:parent-style-name="Domyślnaczcionkaakapitu" style:family="text">
      <style:text-properties fo:background-color="#80FFFF" style:text-underline-type="single" style:text-underline-style="solid" style:text-underline-width="auto" style:text-underline-mode="continuous"/>
    </style:style>
    <style:style style:name="T308" style:parent-style-name="Domyślnaczcionkaakapitu" style:family="text">
      <style:text-properties style:text-underline-type="single" style:text-underline-style="solid" style:text-underline-width="auto" style:text-underline-mode="continuous"/>
    </style:style>
    <style:style style:name="T309" style:parent-style-name="Domyślnaczcionkaakapitu" style:family="text">
      <style:text-properties fo:background-color="#80FFFF"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style:style>
    <style:style style:name="T315" style:parent-style-name="Domyślnaczcionkaakapitu" style:family="text">
      <style:text-properties style:text-underline-type="single" style:text-underline-style="solid" style:text-underline-width="auto" style:text-underline-mode="continuous"/>
    </style:style>
    <style:style style:name="T316" style:parent-style-name="Domyślnaczcionkaakapitu" style:family="text">
      <style:text-properties fo:background-color="#80FFFF" style:text-underline-type="single" style:text-underline-style="solid" style:text-underline-width="auto" style:text-underline-mode="continuous"/>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text-underline-type="single" style:text-underline-style="solid" style:text-underline-width="auto" style:text-underline-mode="continuous"/>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T321" style:parent-style-name="Domyślnaczcionkaakapitu" style:family="text">
      <style:text-properties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P326" style:parent-style-name="Normalny" style:family="paragraph">
      <style:paragraph-properties fo:text-align="justify" fo:line-height="150%"/>
    </style:style>
    <style:style style:name="T327" style:parent-style-name="Domyślnaczcionkaakapitu" style:family="text">
      <style:text-properties style:text-underline-type="single" style:text-underline-style="solid" style:text-underline-width="auto" style:text-underline-mode="continuous"/>
    </style:style>
    <style:style style:name="T328" style:parent-style-name="Domyślnaczcionkaakapitu" style:family="text">
      <style:text-properties fo:background-color="#80FFFF" style:text-underline-type="single" style:text-underline-style="solid" style:text-underline-width="auto" style:text-underline-mode="continuous"/>
    </style:style>
    <style:style style:name="T329" style:parent-style-name="Domyślnaczcionkaakapitu" style:family="text">
      <style:text-properties style:text-underline-type="single" style:text-underline-style="solid" style:text-underline-width="auto" style:text-underline-mode="continuous"/>
    </style:style>
    <style:style style:name="T330" style:parent-style-name="Domyślnaczcionkaakapitu" style:family="text">
      <style:text-properties fo:background-color="#80FFFF" style:text-underline-type="single" style:text-underline-style="solid" style:text-underline-width="auto" style:text-underline-mode="continuous"/>
    </style:style>
    <style:style style:name="T331" style:parent-style-name="Domyślnaczcionkaakapitu" style:family="text">
      <style:text-properties style:text-underline-type="single" style:text-underline-style="solid" style:text-underline-width="auto" style:text-underline-mode="continuous"/>
    </style:style>
    <style:style style:name="P332" style:parent-style-name="Normalny" style:family="paragraph">
      <style:paragraph-properties fo:text-align="justify" fo:line-height="150%" fo:text-indent="0.2479in"/>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fo:background-color="#80FFFF" style:text-underline-type="single" style:text-underline-style="solid" style:text-underline-width="auto" style:text-underline-mode="continuous"/>
    </style:style>
    <style:style style:name="T344" style:parent-style-name="Domyślnaczcionkaakapitu" style:family="text">
      <style:text-properties style:text-underline-type="single" style:text-underline-style="solid" style:text-underline-width="auto" style:text-underline-mode="continuous"/>
    </style:style>
    <style:style style:name="T345" style:parent-style-name="Domyślnaczcionkaakapitu" style:family="text">
      <style:text-properties fo:background-color="#80FFFF" style:text-underline-type="single" style:text-underline-style="solid" style:text-underline-width="auto" style:text-underline-mode="continuous"/>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text-underline-type="single" style:text-underline-style="solid" style:text-underline-width="auto" style:text-underline-mode="continuous"/>
    </style:style>
    <style:style style:name="T348" style:parent-style-name="Domyślnaczcionkaakapitu" style:family="text">
      <style:text-properties style:text-underline-type="single" style:text-underline-style="solid" style:text-underline-width="auto" style:text-underline-mode="continuous"/>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style:style>
    <style:style style:name="T352" style:parent-style-name="Domyślnaczcionkaakapitu" style:family="text">
      <style:text-properties style:text-underline-type="single" style:text-underline-style="solid" style:text-underline-width="auto" style:text-underline-mode="continuous"/>
    </style:style>
    <style:style style:name="T353" style:parent-style-name="Domyślnaczcionkaakapitu" style:family="text">
      <style:text-properties fo:background-color="#80FFFF" style:text-underline-type="single" style:text-underline-style="solid" style:text-underline-width="auto" style:text-underline-mode="continuous"/>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fo:background-color="#80FFFF" style:text-underline-type="single" style:text-underline-style="solid" style:text-underline-width="auto" style:text-underline-mode="continuous"/>
    </style:style>
    <style:style style:name="T356" style:parent-style-name="Domyślnaczcionkaakapitu" style:family="text">
      <style:text-properties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479in"/>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T360" style:parent-style-name="Domyślnaczcionkaakapitu" style:family="text">
      <style:text-properties fo:background-color="#80FFFF"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T362" style:parent-style-name="Domyślnaczcionkaakapitu" style:family="text">
      <style:text-properties fo:background-color="#80FFFF" style:text-underline-type="single" style:text-underline-style="solid" style:text-underline-width="auto" style:text-underline-mode="continuous"/>
    </style:style>
    <style:style style:name="T363" style:parent-style-name="Domyślnaczcionkaakapitu" style:family="text">
      <style:text-properties style:text-underline-type="single" style:text-underline-style="solid" style:text-underline-width="auto" style:text-underline-mode="continuous"/>
    </style:style>
    <style:style style:name="T364" style:parent-style-name="Domyślnaczcionkaakapitu" style:family="text">
      <style:text-properties fo:background-color="#80FFFF" style:text-underline-type="single" style:text-underline-style="solid" style:text-underline-width="auto" style:text-underline-mode="continuous"/>
    </style:style>
    <style:style style:name="T365" style:parent-style-name="Domyślnaczcionkaakapitu" style:family="text">
      <style:text-properties style:text-underline-type="single" style:text-underline-style="solid" style:text-underline-width="auto" style:text-underline-mode="continuous"/>
    </style:style>
    <style:style style:name="P366" style:parent-style-name="Normalny" style:family="paragraph">
      <style:paragraph-properties fo:text-align="justify" fo:line-height="150%" fo:text-indent="0.2479in"/>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T373" style:parent-style-name="Domyślnaczcionkaakapitu" style:family="text">
      <style:text-properties fo:background-color="#80FFFF" style:text-underline-type="single" style:text-underline-style="solid" style:text-underline-width="auto" style:text-underline-mode="continuous"/>
    </style:style>
    <style:style style:name="T374" style:parent-style-name="Domyślnaczcionkaakapitu" style:family="text">
      <style:text-properties style:text-underline-type="single" style:text-underline-style="solid" style:text-underline-width="auto" style:text-underline-mode="continuous"/>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style:text-underline-type="single" style:text-underline-style="solid" style:text-underline-width="auto" style:text-underline-mode="continuous"/>
    </style:style>
    <style:style style:name="T377" style:parent-style-name="Domyślnaczcionkaakapitu" style:family="text">
      <style:text-properties fo:background-color="#80FFFF" style:text-underline-type="single" style:text-underline-style="solid" style:text-underline-width="auto" style:text-underline-mode="continuous"/>
    </style:style>
    <style:style style:name="T378" style:parent-style-name="Domyślnaczcionkaakapitu" style:family="text">
      <style:text-properties style:text-underline-type="single" style:text-underline-style="solid" style:text-underline-width="auto" style:text-underline-mode="continuous"/>
    </style:style>
    <style:style style:name="T379" style:parent-style-name="Domyślnaczcionkaakapitu" style:family="text">
      <style:text-properties fo:background-color="#80FFFF" style:text-underline-type="single" style:text-underline-style="solid" style:text-underline-width="auto" style:text-underline-mode="continuous"/>
    </style:style>
    <style:style style:name="T380" style:parent-style-name="Domyślnaczcionkaakapitu" style:family="text">
      <style:text-properties style:text-underline-type="single" style:text-underline-style="solid" style:text-underline-width="auto" style:text-underline-mode="continuous"/>
    </style:style>
    <style:style style:name="T381" style:parent-style-name="Domyślnaczcionkaakapitu" style:family="text">
      <style:text-properties fo:background-color="#80FFFF" style:text-underline-type="single" style:text-underline-style="solid" style:text-underline-width="auto" style:text-underline-mode="continuous"/>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T393" style:parent-style-name="Domyślnaczcionkaakapitu" style:family="text">
      <style:text-properties fo:background-color="#80FFFF" style:text-underline-type="single" style:text-underline-style="solid" style:text-underline-width="auto" style:text-underline-mode="continuous"/>
    </style:style>
    <style:style style:name="T394" style:parent-style-name="Domyślnaczcionkaakapitu" style:family="text">
      <style:text-properties style:text-underline-type="single" style:text-underline-style="solid" style:text-underline-width="auto" style:text-underline-mode="continuous"/>
    </style:style>
    <style:style style:name="P395" style:parent-style-name="Normalny" style:family="paragraph">
      <style:paragraph-properties fo:text-align="justify" fo:line-height="150%" fo:text-indent="0.2479in"/>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text-underline-type="single" style:text-underline-style="solid" style:text-underline-width="auto" style:text-underline-mode="continuous"/>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T401" style:parent-style-name="Domyślnaczcionkaakapitu" style:family="text">
      <style:text-properties style:text-underline-type="single" style:text-underline-style="solid" style:text-underline-width="auto" style:text-underline-mode="continuous"/>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style:style>
    <style:style style:name="T409" style:parent-style-name="Domyślnaczcionkaakapitu" style:family="text">
      <style:text-properties style:text-underline-type="single" style:text-underline-style="solid" style:text-underline-width="auto" style:text-underline-mode="continuous"/>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style:text-underline-type="single" style:text-underline-style="solid" style:text-underline-width="auto" style:text-underline-mode="continuous"/>
    </style:style>
    <style:style style:name="T418" style:parent-style-name="Domyślnaczcionkaakapitu" style:family="text">
      <style:text-properties fo:background-color="#80FFFF" style:text-underline-type="single" style:text-underline-style="solid" style:text-underline-width="auto" style:text-underline-mode="continuous"/>
    </style:style>
    <style:style style:name="T419" style:parent-style-name="Domyślnaczcionkaakapitu" style:family="text">
      <style:text-properties style:text-underline-type="single" style:text-underline-style="solid" style:text-underline-width="auto" style:text-underline-mode="continuous"/>
    </style:style>
    <style:style style:name="T420" style:parent-style-name="Domyślnaczcionkaakapitu" style:family="text">
      <style:text-properties fo:background-color="#80FFFF" style:text-underline-type="single" style:text-underline-style="solid" style:text-underline-width="auto" style:text-underline-mode="continuous"/>
    </style:style>
    <style:style style:name="T421" style:parent-style-name="Domyślnaczcionkaakapitu" style:family="text">
      <style:text-properties style:text-underline-type="single" style:text-underline-style="solid" style:text-underline-width="auto" style:text-underline-mode="continuous"/>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style:style>
    <style:style style:name="T426" style:parent-style-name="Domyślnaczcionkaakapitu" style:family="text">
      <style:text-properties style:text-underline-type="single" style:text-underline-style="solid" style:text-underline-width="auto" style:text-underline-mode="continuous"/>
    </style:style>
    <style:style style:name="T427" style:parent-style-name="Domyślnaczcionkaakapitu" style:family="text">
      <style:text-properties fo:background-color="#80FFFF" style:text-underline-type="single" style:text-underline-style="solid" style:text-underline-width="auto" style:text-underline-mode="continuous"/>
    </style:style>
    <style:style style:name="T428" style:parent-style-name="Domyślnaczcionkaakapitu" style:family="text">
      <style:text-properties style:text-underline-type="single" style:text-underline-style="solid" style:text-underline-width="auto" style:text-underline-mode="continuous"/>
    </style:style>
    <style:style style:name="T429" style:parent-style-name="Domyślnaczcionkaakapitu" style:family="text">
      <style:text-properties fo:background-color="#80FFFF" style:text-underline-type="single" style:text-underline-style="solid" style:text-underline-width="auto" style:text-underline-mode="continuous"/>
    </style:style>
    <style:style style:name="T430" style:parent-style-name="Domyślnaczcionkaakapitu" style:family="text">
      <style:text-properties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style:style>
    <style:style style:name="T437" style:parent-style-name="Domyślnaczcionkaakapitu" style:family="text">
      <style:text-properties style:text-underline-type="single" style:text-underline-style="solid" style:text-underline-width="auto" style:text-underline-mode="continuous"/>
    </style:style>
    <style:style style:name="T438" style:parent-style-name="Domyślnaczcionkaakapitu" style:family="text">
      <style:text-properties fo:background-color="#80FFFF" style:text-underline-type="single" style:text-underline-style="solid" style:text-underline-width="auto" style:text-underline-mode="continuous"/>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P447" style:parent-style-name="Normalny" style:family="paragraph">
      <style:paragraph-properties fo:text-align="justify" fo:line-height="150%"/>
    </style:style>
    <style:style style:name="T448" style:parent-style-name="Domyślnaczcionkaakapitu" style:family="text">
      <style:text-properties style:text-underline-type="single" style:text-underline-style="solid" style:text-underline-width="auto" style:text-underline-mode="continuous"/>
    </style:style>
    <style:style style:name="T449" style:parent-style-name="Domyślnaczcionkaakapitu" style:family="text">
      <style:text-properties fo:background-color="#80FFFF" style:text-underline-type="single" style:text-underline-style="solid" style:text-underline-width="auto" style:text-underline-mode="continuous"/>
    </style:style>
    <style:style style:name="T450" style:parent-style-name="Domyślnaczcionkaakapitu" style:family="text">
      <style:text-properties style:text-underline-type="single" style:text-underline-style="solid" style:text-underline-width="auto" style:text-underline-mode="continuous"/>
    </style:style>
    <style:style style:name="T451" style:parent-style-name="Domyślnaczcionkaakapitu" style:family="text">
      <style:text-properties fo:background-color="#80FFFF" style:text-underline-type="single" style:text-underline-style="solid" style:text-underline-width="auto" style:text-underline-mode="continuous"/>
    </style:style>
    <style:style style:name="T452" style:parent-style-name="Domyślnaczcionkaakapitu" style:family="text">
      <style:text-properties style:text-underline-type="single" style:text-underline-style="solid" style:text-underline-width="auto" style:text-underline-mode="continuous"/>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style:style>
    <style:style style:name="T469" style:parent-style-name="Domyślnaczcionkaakapitu" style:family="text">
      <style:text-properties style:text-underline-type="single" style:text-underline-style="solid" style:text-underline-width="auto" style:text-underline-mode="continuous"/>
    </style:style>
    <style:style style:name="T470" style:parent-style-name="Domyślnaczcionkaakapitu" style:family="text">
      <style:text-properties fo:background-color="#80FFFF" style:text-underline-type="single" style:text-underline-style="solid" style:text-underline-width="auto" style:text-underline-mode="continuous"/>
    </style:style>
    <style:style style:name="T471" style:parent-style-name="Domyślnaczcionkaakapitu" style:family="text">
      <style:text-properties style:text-underline-type="single" style:text-underline-style="solid" style:text-underline-width="auto" style:text-underline-mode="continuous"/>
    </style:style>
    <style:style style:name="T472" style:parent-style-name="Domyślnaczcionkaakapitu" style:family="text">
      <style:text-properties fo:background-color="#80FFFF" style:text-underline-type="single" style:text-underline-style="solid" style:text-underline-width="auto" style:text-underline-mode="continuous"/>
    </style:style>
    <style:style style:name="T473" style:parent-style-name="Domyślnaczcionkaakapitu" style:family="text">
      <style:text-properties style:text-underline-type="single" style:text-underline-style="solid" style:text-underline-width="auto" style:text-underline-mode="continuous"/>
    </style:style>
    <style:style style:name="T474" style:parent-style-name="Domyślnaczcionkaakapitu" style:family="text">
      <style:text-properties fo:background-color="#80FFFF" style:text-underline-type="single" style:text-underline-style="solid" style:text-underline-width="auto" style:text-underline-mode="continuous"/>
    </style:style>
    <style:style style:name="T475" style:parent-style-name="Domyślnaczcionkaakapitu" style:family="text">
      <style:text-properties style:text-underline-type="single" style:text-underline-style="solid" style:text-underline-width="auto" style:text-underline-mode="continuous"/>
    </style:style>
    <style:style style:name="P476" style:parent-style-name="Normalny" style:family="paragraph">
      <style:paragraph-properties fo:text-align="justify" fo:line-height="150%" fo:text-indent="0.2479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style:style>
    <style:style style:name="T481" style:parent-style-name="Domyślnaczcionkaakapitu" style:family="text">
      <style:text-properties style:text-underline-type="single" style:text-underline-style="solid" style:text-underline-width="auto" style:text-underline-mode="continuous"/>
    </style:style>
    <style:style style:name="T482" style:parent-style-name="Domyślnaczcionkaakapitu" style:family="text">
      <style:text-properties fo:background-color="#80FFFF" style:text-underline-type="single" style:text-underline-style="solid" style:text-underline-width="auto" style:text-underline-mode="continuous"/>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T485" style:parent-style-name="Domyślnaczcionkaakapitu" style:family="text">
      <style:text-properties style:text-underline-type="single" style:text-underline-style="solid" style:text-underline-width="auto" style:text-underline-mode="continuous"/>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style:style>
    <style:style style:name="T490" style:parent-style-name="Domyślnaczcionkaakapitu" style:family="text">
      <style:text-properties style:text-underline-type="single" style:text-underline-style="solid" style:text-underline-width="auto" style:text-underline-mode="continuous"/>
    </style:style>
    <style:style style:name="T491" style:parent-style-name="Domyślnaczcionkaakapitu" style:family="text">
      <style:text-properties fo:background-color="#80FFFF" style:text-underline-type="single" style:text-underline-style="solid" style:text-underline-width="auto" style:text-underline-mode="continuous"/>
    </style:style>
    <style:style style:name="T492" style:parent-style-name="Domyślnaczcionkaakapitu" style:family="text">
      <style:text-properties style:text-underline-type="single" style:text-underline-style="solid" style:text-underline-width="auto" style:text-underline-mode="continuous"/>
    </style:style>
    <style:style style:name="T493" style:parent-style-name="Domyślnaczcionkaakapitu" style:family="text">
      <style:text-properties fo:background-color="#80FFFF" style:text-underline-type="single" style:text-underline-style="solid" style:text-underline-width="auto" style:text-underline-mode="continuous"/>
    </style:style>
    <style:style style:name="T494" style:parent-style-name="Domyślnaczcionkaakapitu" style:family="text">
      <style:text-properties style:text-underline-type="single" style:text-underline-style="solid" style:text-underline-width="auto" style:text-underline-mode="continuous"/>
    </style:style>
    <style:style style:name="T495" style:parent-style-name="Domyślnaczcionkaakapitu" style:family="text">
      <style:text-properties fo:background-color="#80FFFF" style:text-underline-type="single" style:text-underline-style="solid" style:text-underline-width="auto" style:text-underline-mode="continuous"/>
    </style:style>
    <style:style style:name="T496" style:parent-style-name="Domyślnaczcionkaakapitu" style:family="text">
      <style:text-properties style:text-underline-type="single" style:text-underline-style="solid" style:text-underline-width="auto" style:text-underline-mode="continuous"/>
    </style:style>
    <style:style style:name="T497" style:parent-style-name="Domyślnaczcionkaakapitu" style:family="text">
      <style:text-properties fo:background-color="#80FFFF" style:text-underline-type="single" style:text-underline-style="solid" style:text-underline-width="auto" style:text-underline-mode="continuous"/>
    </style:style>
    <style:style style:name="T498" style:parent-style-name="Domyślnaczcionkaakapitu" style:family="text">
      <style:text-properties style:text-underline-type="single" style:text-underline-style="solid" style:text-underline-width="auto" style:text-underline-mode="continuous"/>
    </style:style>
    <style:style style:name="T499" style:parent-style-name="Domyślnaczcionkaakapitu" style:family="text">
      <style:text-properties fo:background-color="#80FFFF" style:text-underline-type="single" style:text-underline-style="solid" style:text-underline-width="auto" style:text-underline-mode="continuous"/>
    </style:style>
    <style:style style:name="P500" style:parent-style-name="Normalny" style:family="paragraph">
      <style:paragraph-properties fo:text-align="justify" fo:line-height="150%" fo:text-indent="0.2479in"/>
    </style:style>
    <style:style style:name="P501" style:parent-style-name="Normalny" style:family="paragraph">
      <style:paragraph-properties fo:text-align="justify" fo:line-height="150%"/>
    </style:style>
    <style:style style:name="T502" style:parent-style-name="Domyślnaczcionkaakapitu" style:family="text">
      <style:text-properties style:text-underline-type="single" style:text-underline-style="solid" style:text-underline-width="auto" style:text-underline-mode="continuous"/>
    </style:style>
    <style:style style:name="T503" style:parent-style-name="Domyślnaczcionkaakapitu" style:family="text">
      <style:text-properties fo:background-color="#80FFFF" style:text-underline-type="single" style:text-underline-style="solid" style:text-underline-width="auto" style:text-underline-mode="continuous"/>
    </style:style>
    <style:style style:name="T504" style:parent-style-name="Domyślnaczcionkaakapitu" style:family="text">
      <style:text-properties style:text-underline-type="single" style:text-underline-style="solid" style:text-underline-width="auto" style:text-underline-mode="continuous"/>
    </style:style>
    <style:style style:name="T505" style:parent-style-name="Domyślnaczcionkaakapitu" style:family="text">
      <style:text-properties fo:background-color="#80FFFF" style:text-underline-type="single" style:text-underline-style="solid" style:text-underline-width="auto" style:text-underline-mode="continuous"/>
    </style:style>
    <style:style style:name="T506" style:parent-style-name="Domyślnaczcionkaakapitu" style:family="text">
      <style:text-properties style:text-underline-type="single" style:text-underline-style="solid" style:text-underline-width="auto" style:text-underline-mode="continuous"/>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style:style>
    <style:style style:name="T510" style:parent-style-name="Domyślnaczcionkaakapitu" style:family="text">
      <style:text-properties style:text-underline-type="single" style:text-underline-style="solid" style:text-underline-width="auto" style:text-underline-mode="continuous"/>
    </style:style>
    <style:style style:name="P511" style:parent-style-name="Normalny" style:family="paragraph">
      <style:paragraph-properties fo:text-align="justify" fo:line-height="150%" fo:text-indent="0.2479in"/>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style:style>
    <style:style style:name="T514" style:parent-style-name="Domyślnaczcionkaakapitu" style:family="text">
      <style:text-properties style:text-underline-type="single" style:text-underline-style="solid" style:text-underline-width="auto" style:text-underline-mode="continuous"/>
    </style:style>
    <style:style style:name="T515" style:parent-style-name="Domyślnaczcionkaakapitu" style:family="text">
      <style:text-properties fo:background-color="#80FFFF" style:text-underline-type="single" style:text-underline-style="solid" style:text-underline-width="auto" style:text-underline-mode="continuous"/>
    </style:style>
    <style:style style:name="T516" style:parent-style-name="Domyślnaczcionkaakapitu" style:family="text">
      <style:text-properties style:text-underline-type="single" style:text-underline-style="solid" style:text-underline-width="auto" style:text-underline-mode="continuous"/>
    </style:style>
    <style:style style:name="T517" style:parent-style-name="Domyślnaczcionkaakapitu" style:family="text">
      <style:text-properties fo:background-color="#80FFFF" style:text-underline-type="single" style:text-underline-style="solid" style:text-underline-width="auto" style:text-underline-mode="continuous"/>
    </style:style>
    <style:style style:name="T518" style:parent-style-name="Domyślnaczcionkaakapitu" style:family="text">
      <style:text-properties style:text-underline-type="single" style:text-underline-style="solid" style:text-underline-width="auto" style:text-underline-mode="continuous"/>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P521" style:parent-style-name="Normalny" style:family="paragraph">
      <style:paragraph-properties fo:text-align="justify" fo:line-height="150%"/>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fo:background-color="#80FFFF" style:text-underline-type="single" style:text-underline-style="solid" style:text-underline-width="auto" style:text-underline-mode="continuous"/>
    </style:style>
    <style:style style:name="T526" style:parent-style-name="Domyślnaczcionkaakapitu" style:family="text">
      <style:text-properties style:text-underline-type="single" style:text-underline-style="solid" style:text-underline-width="auto" style:text-underline-mode="continuous"/>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P532" style:parent-style-name="Normalny" style:family="paragraph">
      <style:paragraph-properties fo:text-align="justify" fo:line-height="150%" fo:text-indent="0.2479in"/>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P535" style:parent-style-name="Normalny" style:family="paragraph">
      <style:paragraph-properties fo:text-align="justify" fo:line-height="150%"/>
    </style:style>
    <style:style style:name="T536" style:parent-style-name="Domyślnaczcionkaakapitu" style:family="text">
      <style:text-properties style:text-underline-type="single" style:text-underline-style="solid" style:text-underline-width="auto" style:text-underline-mode="continuous"/>
    </style:style>
    <style:style style:name="T537" style:parent-style-name="Domyślnaczcionkaakapitu" style:family="text">
      <style:text-properties fo:background-color="#80FFFF" style:text-underline-type="single" style:text-underline-style="solid" style:text-underline-width="auto" style:text-underline-mode="continuous"/>
    </style:style>
    <style:style style:name="T538" style:parent-style-name="Domyślnaczcionkaakapitu" style:family="text">
      <style:text-properties style:text-underline-type="single" style:text-underline-style="solid" style:text-underline-width="auto" style:text-underline-mode="continuous"/>
    </style:style>
    <style:style style:name="T539" style:parent-style-name="Domyślnaczcionkaakapitu" style:family="text">
      <style:text-properties fo:background-color="#80FFFF" style:text-underline-type="single" style:text-underline-style="solid" style:text-underline-width="auto" style:text-underline-mode="continuous"/>
    </style:style>
    <style:style style:name="T540" style:parent-style-name="Domyślnaczcionkaakapitu" style:family="text">
      <style:text-properties style:text-underline-type="single" style:text-underline-style="solid" style:text-underline-width="auto" style:text-underline-mode="continuous"/>
    </style:style>
    <style:style style:name="T541" style:parent-style-name="Domyślnaczcionkaakapitu" style:family="text">
      <style:text-properties fo:background-color="#80FFFF" style:text-underline-type="single" style:text-underline-style="solid" style:text-underline-width="auto" style:text-underline-mode="continuous"/>
    </style:style>
    <style:style style:name="T542" style:parent-style-name="Domyślnaczcionkaakapitu" style:family="text">
      <style:text-properties style:text-underline-type="single" style:text-underline-style="solid" style:text-underline-width="auto" style:text-underline-mode="continuous"/>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fo:background-color="#80FFFF" style:text-underline-type="single" style:text-underline-style="solid" style:text-underline-width="auto" style:text-underline-mode="continuous"/>
    </style:style>
    <style:style style:name="T564" style:parent-style-name="Domyślnaczcionkaakapitu" style:family="text">
      <style:text-properties style:text-underline-type="single" style:text-underline-style="solid" style:text-underline-width="auto" style:text-underline-mode="continuous"/>
    </style:style>
    <style:style style:name="P565" style:parent-style-name="Normalny" style:family="paragraph">
      <style:paragraph-properties fo:text-align="justify" fo:line-height="150%" fo:text-indent="0.2479in"/>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style:style>
    <style:style style:name="T570" style:parent-style-name="Domyślnaczcionkaakapitu" style:family="text">
      <style:text-properties style:text-underline-type="single" style:text-underline-style="solid" style:text-underline-width="auto" style:text-underline-mode="continuous"/>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style:style>
    <style:style style:name="T590" style:parent-style-name="Domyślnaczcionkaakapitu" style:family="text">
      <style:text-properties style:text-underline-type="single" style:text-underline-style="solid" style:text-underline-width="auto" style:text-underline-mode="continuous"/>
    </style:style>
    <style:style style:name="T591" style:parent-style-name="Domyślnaczcionkaakapitu" style:family="text">
      <style:text-properties fo:background-color="#80FFFF" style:text-underline-type="single" style:text-underline-style="solid" style:text-underline-width="auto" style:text-underline-mode="continuous"/>
    </style:style>
    <style:style style:name="T592" style:parent-style-name="Domyślnaczcionkaakapitu" style:family="text">
      <style:text-properties style:text-underline-type="single" style:text-underline-style="solid" style:text-underline-width="auto" style:text-underline-mode="continuous"/>
    </style:style>
    <style:style style:name="T593" style:parent-style-name="Domyślnaczcionkaakapitu" style:family="text">
      <style:text-properties fo:background-color="#80FFFF" style:text-underline-type="single" style:text-underline-style="solid" style:text-underline-width="auto" style:text-underline-mode="continuous"/>
    </style:style>
    <style:style style:name="T594" style:parent-style-name="Domyślnaczcionkaakapitu" style:family="text">
      <style:text-properties style:text-underline-type="single" style:text-underline-style="solid" style:text-underline-width="auto" style:text-underline-mode="continuous"/>
    </style:style>
    <style:style style:name="T595" style:parent-style-name="Domyślnaczcionkaakapitu" style:family="text">
      <style:text-properties fo:background-color="#80FFFF" style:text-underline-type="single" style:text-underline-style="solid" style:text-underline-width="auto" style:text-underline-mode="continuous"/>
    </style:style>
    <style:style style:name="T596" style:parent-style-name="Domyślnaczcionkaakapitu" style:family="text">
      <style:text-properties style:text-underline-type="single" style:text-underline-style="solid" style:text-underline-width="auto" style:text-underline-mode="continuous"/>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479in"/>
    </style:style>
    <style:style style:name="P600" style:parent-style-name="Normalny" style:family="paragraph">
      <style:paragraph-properties fo:text-align="justify" fo:line-height="150%"/>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T602" style:parent-style-name="Domyślnaczcionkaakapitu" style:family="text">
      <style:text-properties style:text-underline-type="single" style:text-underline-style="solid" style:text-underline-width="auto" style:text-underline-mode="continuous"/>
    </style:style>
    <style:style style:name="T603" style:parent-style-name="Domyślnaczcionkaakapitu" style:family="text">
      <style:text-properties fo:background-color="#80FFFF" style:text-underline-type="single" style:text-underline-style="solid" style:text-underline-width="auto" style:text-underline-mode="continuous"/>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text-underline-type="single" style:text-underline-style="solid" style:text-underline-width="auto" style:text-underline-mode="continuous"/>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text-underline-type="single" style:text-underline-style="solid" style:text-underline-width="auto" style:text-underline-mode="continuous"/>
    </style:style>
    <style:style style:name="T610" style:parent-style-name="Domyślnaczcionkaakapitu" style:family="text">
      <style:text-properties style:text-underline-type="single" style:text-underline-style="solid" style:text-underline-width="auto" style:text-underline-mode="continuous"/>
    </style:style>
    <style:style style:name="P611" style:parent-style-name="Normalny" style:family="paragraph">
      <style:paragraph-properties fo:text-align="justify" fo:line-height="150%" fo:text-indent="0.2479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style:style>
    <style:style style:name="T615" style:parent-style-name="Domyślnaczcionkaakapitu" style:family="text">
      <style:text-properties style:text-underline-type="single" style:text-underline-style="solid" style:text-underline-width="auto" style:text-underline-mode="continuous"/>
    </style:style>
    <style:style style:name="T616" style:parent-style-name="Domyślnaczcionkaakapitu" style:family="text">
      <style:text-properties fo:background-color="#80FFFF" style:text-underline-type="single" style:text-underline-style="solid" style:text-underline-width="auto" style:text-underline-mode="continuous"/>
    </style:style>
    <style:style style:name="T617" style:parent-style-name="Domyślnaczcionkaakapitu" style:family="text">
      <style:text-properties style:text-underline-type="single" style:text-underline-style="solid" style:text-underline-width="auto" style:text-underline-mode="continuous"/>
    </style:style>
    <style:style style:name="T618" style:parent-style-name="Domyślnaczcionkaakapitu" style:family="text">
      <style:text-properties fo:background-color="#80FFFF" style:text-underline-type="single" style:text-underline-style="solid" style:text-underline-width="auto" style:text-underline-mode="continuous"/>
    </style:style>
    <style:style style:name="T619" style:parent-style-name="Domyślnaczcionkaakapitu" style:family="text">
      <style:text-properties style:text-underline-type="single" style:text-underline-style="solid" style:text-underline-width="auto" style:text-underline-mode="continuous"/>
    </style:style>
    <style:style style:name="T620" style:parent-style-name="Domyślnaczcionkaakapitu" style:family="text">
      <style:text-properties fo:background-color="#80FFFF" style:text-underline-type="single" style:text-underline-style="solid" style:text-underline-width="auto" style:text-underline-mode="continuous"/>
    </style:style>
    <style:style style:name="T621" style:parent-style-name="Domyślnaczcionkaakapitu" style:family="text">
      <style:text-properties style:text-underline-type="single" style:text-underline-style="solid" style:text-underline-width="auto" style:text-underline-mode="continuous"/>
    </style:style>
    <style:style style:name="P622" style:parent-style-name="Normalny" style:family="paragraph">
      <style:paragraph-properties fo:text-align="justify" fo:line-height="150%" fo:text-indent="0.2479in"/>
    </style:style>
    <style:style style:name="P623" style:parent-style-name="Normalny" style:family="paragraph">
      <style:paragraph-properties fo:text-align="justify" fo:line-height="150%"/>
    </style:style>
    <style:style style:name="T624" style:parent-style-name="Domyślnaczcionkaakapitu" style:family="text">
      <style:text-properties fo:background-color="#80FFFF" style:text-underline-type="single" style:text-underline-style="solid" style:text-underline-width="auto" style:text-underline-mode="continuous"/>
    </style:style>
    <style:style style:name="T625" style:parent-style-name="Domyślnaczcionkaakapitu" style:family="text">
      <style:text-properties style:text-underline-type="single" style:text-underline-style="solid" style:text-underline-width="auto" style:text-underline-mode="continuous"/>
    </style:style>
    <style:style style:name="T626" style:parent-style-name="Domyślnaczcionkaakapitu" style:family="text">
      <style:text-properties fo:background-color="#80FFFF" style:text-underline-type="single" style:text-underline-style="solid" style:text-underline-width="auto" style:text-underline-mode="continuous"/>
    </style:style>
    <style:style style:name="T627" style:parent-style-name="Domyślnaczcionkaakapitu" style:family="text">
      <style:text-properties style:text-underline-type="single" style:text-underline-style="solid" style:text-underline-width="auto" style:text-underline-mode="continuous"/>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style:style>
    <style:style style:name="T643" style:parent-style-name="Domyślnaczcionkaakapitu" style:family="text">
      <style:text-properties style:text-underline-type="single" style:text-underline-style="solid" style:text-underline-width="auto" style:text-underline-mode="continuous"/>
    </style:style>
    <style:style style:name="T644" style:parent-style-name="Domyślnaczcionkaakapitu" style:family="text">
      <style:text-properties fo:background-color="#80FFFF" style:text-underline-type="single" style:text-underline-style="solid" style:text-underline-width="auto" style:text-underline-mode="continuous"/>
    </style:style>
    <style:style style:name="T645" style:parent-style-name="Domyślnaczcionkaakapitu" style:family="text">
      <style:text-properties style:text-underline-type="single" style:text-underline-style="solid" style:text-underline-width="auto" style:text-underline-mode="continuous"/>
    </style:style>
    <style:style style:name="T646" style:parent-style-name="Domyślnaczcionkaakapitu" style:family="text">
      <style:text-properties fo:background-color="#80FFFF" style:text-underline-type="single" style:text-underline-style="solid" style:text-underline-width="auto" style:text-underline-mode="continuous"/>
    </style:style>
    <style:style style:name="T647" style:parent-style-name="Domyślnaczcionkaakapitu" style:family="text">
      <style:text-properties style:text-underline-type="single" style:text-underline-style="solid" style:text-underline-width="auto" style:text-underline-mode="continuous"/>
    </style:style>
    <style:style style:name="T648" style:parent-style-name="Domyślnaczcionkaakapitu" style:family="text">
      <style:text-properties fo:background-color="#80FFFF" style:text-underline-type="single" style:text-underline-style="solid" style:text-underline-width="auto" style:text-underline-mode="continuous"/>
    </style:style>
    <style:style style:name="T649" style:parent-style-name="Domyślnaczcionkaakapitu" style:family="text">
      <style:text-properties style:text-underline-type="single" style:text-underline-style="solid" style:text-underline-width="auto" style:text-underline-mode="continuous"/>
    </style:style>
    <style:style style:name="P650" style:parent-style-name="Normalny" style:family="paragraph">
      <style:paragraph-properties fo:text-align="justify" fo:line-height="150%" fo:text-indent="0.2479in"/>
    </style:style>
    <style:style style:name="P651" style:parent-style-name="Normalny" style:family="paragraph">
      <style:paragraph-properties fo:text-align="justify" fo:line-height="150%"/>
    </style:style>
    <style:style style:name="T652" style:parent-style-name="Domyślnaczcionkaakapitu" style:family="text">
      <style:text-properties style:text-underline-type="single" style:text-underline-style="solid" style:text-underline-width="auto" style:text-underline-mode="continuous"/>
    </style:style>
    <style:style style:name="T653" style:parent-style-name="Domyślnaczcionkaakapitu" style:family="text">
      <style:text-properties fo:background-color="#80FFFF" style:text-underline-type="single" style:text-underline-style="solid" style:text-underline-width="auto" style:text-underline-mode="continuous"/>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fo:background-color="#80FFFF" style:text-underline-type="single" style:text-underline-style="solid" style:text-underline-width="auto" style:text-underline-mode="continuous"/>
    </style:style>
    <style:style style:name="T656" style:parent-style-name="Domyślnaczcionkaakapitu" style:family="text">
      <style:text-properties style:text-underline-type="single" style:text-underline-style="solid" style:text-underline-width="auto" style:text-underline-mode="continuous"/>
    </style:style>
    <style:style style:name="P657" style:parent-style-name="Normalny" style:family="paragraph">
      <style:paragraph-properties fo:text-align="justify" fo:line-height="150%" fo:text-indent="0.2479in"/>
    </style:style>
    <style:style style:name="P658" style:parent-style-name="Normalny" style:family="paragraph">
      <style:paragraph-properties fo:text-align="justify" fo:line-height="150%"/>
    </style:style>
    <style:style style:name="T659" style:parent-style-name="Domyślnaczcionkaakapitu" style:family="text">
      <style:text-properties style:text-underline-type="single" style:text-underline-style="solid" style:text-underline-width="auto" style:text-underline-mode="continuous"/>
    </style:style>
    <style:style style:name="T660" style:parent-style-name="Domyślnaczcionkaakapitu" style:family="text">
      <style:text-properties fo:background-color="#80FFFF" style:text-underline-type="single" style:text-underline-style="solid" style:text-underline-width="auto" style:text-underline-mode="continuous"/>
    </style:style>
    <style:style style:name="T661" style:parent-style-name="Domyślnaczcionkaakapitu" style:family="text">
      <style:text-properties style:text-underline-type="single" style:text-underline-style="solid" style:text-underline-width="auto" style:text-underline-mode="continuous"/>
    </style:style>
    <style:style style:name="T662" style:parent-style-name="Domyślnaczcionkaakapitu" style:family="text">
      <style:text-properties fo:background-color="#80FFFF" style:text-underline-type="single" style:text-underline-style="solid" style:text-underline-width="auto" style:text-underline-mode="continuous"/>
    </style:style>
    <style:style style:name="T663" style:parent-style-name="Domyślnaczcionkaakapitu" style:family="text">
      <style:text-properties style:text-underline-type="single" style:text-underline-style="solid" style:text-underline-width="auto" style:text-underline-mode="continuous"/>
    </style:style>
    <style:style style:name="T664" style:parent-style-name="Domyślnaczcionkaakapitu" style:family="text">
      <style:text-properties fo:background-color="#80FFFF" style:text-underline-type="single" style:text-underline-style="solid" style:text-underline-width="auto" style:text-underline-mode="continuous"/>
    </style:style>
    <style:style style:name="T665" style:parent-style-name="Domyślnaczcionkaakapitu" style:family="text">
      <style:text-properties style:text-underline-type="single" style:text-underline-style="solid" style:text-underline-width="auto" style:text-underline-mode="continuous"/>
    </style:style>
    <style:style style:name="P666" style:parent-style-name="Normalny" style:family="paragraph">
      <style:paragraph-properties fo:text-align="justify" fo:line-height="150%" fo:text-indent="0.2479in"/>
    </style:style>
    <style:style style:name="P667" style:parent-style-name="Normalny" style:family="paragraph">
      <style:paragraph-properties fo:text-align="justify" fo:line-height="150%"/>
    </style:style>
    <style:style style:name="T668" style:parent-style-name="Domyślnaczcionkaakapitu" style:family="text">
      <style:text-properties style:text-underline-type="single" style:text-underline-style="solid" style:text-underline-width="auto" style:text-underline-mode="continuous"/>
    </style:style>
    <style:style style:name="P669" style:parent-style-name="Normalny" style:family="paragraph">
      <style:paragraph-properties fo:text-align="justify" fo:line-height="150%" fo:text-indent="0.2479in"/>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fo:background-color="#80FFFF"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T679" style:parent-style-name="Domyślnaczcionkaakapitu" style:family="text">
      <style:text-properties fo:background-color="#80FFFF" style:text-underline-type="single" style:text-underline-style="solid" style:text-underline-width="auto" style:text-underline-mode="continuous"/>
    </style:style>
    <style:style style:name="T680" style:parent-style-name="Domyślnaczcionkaakapitu" style:family="text">
      <style:text-properties style:text-underline-type="single" style:text-underline-style="solid" style:text-underline-width="auto" style:text-underline-mode="continuous"/>
    </style:style>
    <style:style style:name="T681" style:parent-style-name="Domyślnaczcionkaakapitu" style:family="text">
      <style:text-properties fo:background-color="#80FFFF" style:text-underline-type="single" style:text-underline-style="solid" style:text-underline-width="auto" style:text-underline-mode="continuous"/>
    </style:style>
    <style:style style:name="T682" style:parent-style-name="Domyślnaczcionkaakapitu" style:family="text">
      <style:text-properties style:text-underline-type="single" style:text-underline-style="solid" style:text-underline-width="auto" style:text-underline-mode="continuous"/>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T687" style:parent-style-name="Domyślnaczcionkaakapitu" style:family="text">
      <style:text-properties style:text-underline-type="single" style:text-underline-style="solid" style:text-underline-width="auto" style:text-underline-mode="continuous"/>
    </style:style>
    <style:style style:name="T688" style:parent-style-name="Domyślnaczcionkaakapitu" style:family="text">
      <style:text-properties fo:background-color="#80FFFF" style:text-underline-type="single" style:text-underline-style="solid" style:text-underline-width="auto" style:text-underline-mode="continuous"/>
    </style:style>
    <style:style style:name="T689" style:parent-style-name="Domyślnaczcionkaakapitu" style:family="text">
      <style:text-properties style:text-underline-type="single" style:text-underline-style="solid" style:text-underline-width="auto" style:text-underline-mode="continuous"/>
    </style:style>
    <style:style style:name="T690" style:parent-style-name="Domyślnaczcionkaakapitu" style:family="text">
      <style:text-properties fo:background-color="#80FFFF" style:text-underline-type="single" style:text-underline-style="solid" style:text-underline-width="auto" style:text-underline-mode="continuous"/>
    </style:style>
    <style:style style:name="T691" style:parent-style-name="Domyślnaczcionkaakapitu" style:family="text">
      <style:text-properties style:text-underline-type="single" style:text-underline-style="solid" style:text-underline-width="auto" style:text-underline-mode="continuous"/>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fo:background-color="#80FFFF" style:text-underline-type="single" style:text-underline-style="solid" style:text-underline-width="auto" style:text-underline-mode="continuous"/>
    </style:style>
    <style:style style:name="T702" style:parent-style-name="Domyślnaczcionkaakapitu" style:family="text">
      <style:text-properties style:text-underline-type="single" style:text-underline-style="solid" style:text-underline-width="auto" style:text-underline-mode="continuous"/>
    </style:style>
    <style:style style:name="T703" style:parent-style-name="Domyślnaczcionkaakapitu" style:family="text">
      <style:text-properties fo:background-color="#80FFFF" style:text-underline-type="single" style:text-underline-style="solid" style:text-underline-width="auto" style:text-underline-mode="continuous"/>
    </style:style>
    <style:style style:name="T704" style:parent-style-name="Domyślnaczcionkaakapitu" style:family="text">
      <style:text-properties style:text-underline-type="single" style:text-underline-style="solid" style:text-underline-width="auto" style:text-underline-mode="continuous"/>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T720" style:parent-style-name="Domyślnaczcionkaakapitu" style:family="text">
      <style:text-properties fo:background-color="#80FFFF" style:text-underline-type="single" style:text-underline-style="solid" style:text-underline-width="auto" style:text-underline-mode="continuous"/>
    </style:style>
    <style:style style:name="T721" style:parent-style-name="Domyślnaczcionkaakapitu" style:family="text">
      <style:text-properties style:text-underline-type="single" style:text-underline-style="solid" style:text-underline-width="auto" style:text-underline-mode="continuous"/>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T728" style:parent-style-name="Domyślnaczcionkaakapitu" style:family="text">
      <style:text-properties style:text-underline-type="single" style:text-underline-style="solid" style:text-underline-width="auto" style:text-underline-mode="continuous"/>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style:style>
    <style:style style:name="T732" style:parent-style-name="Domyślnaczcionkaakapitu" style:family="text">
      <style:text-properties fo:background-color="#80FFFF" style:text-underline-type="single" style:text-underline-style="solid" style:text-underline-width="auto" style:text-underline-mode="continuous"/>
    </style:style>
    <style:style style:name="T733" style:parent-style-name="Domyślnaczcionkaakapitu" style:family="text">
      <style:text-properties style:text-underline-type="single" style:text-underline-style="solid" style:text-underline-width="auto" style:text-underline-mode="continuous"/>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style:text-underline-type="single" style:text-underline-style="solid" style:text-underline-width="auto" style:text-underline-mode="continuous"/>
    </style:style>
    <style:style style:name="P736" style:parent-style-name="Normalny" style:family="paragraph">
      <style:paragraph-properties fo:text-align="justify" fo:line-height="150%" fo:text-indent="0.2479in"/>
    </style:style>
    <style:style style:name="P737" style:parent-style-name="Normalny" style:family="paragraph">
      <style:paragraph-properties fo:text-align="justify" fo:line-height="150%"/>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T740" style:parent-style-name="Domyślnaczcionkaakapitu" style:family="text">
      <style:text-properties style:text-underline-type="single" style:text-underline-style="solid" style:text-underline-width="auto" style:text-underline-mode="continuous"/>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fo:background-color="#80FFFF" style:text-underline-type="single" style:text-underline-style="solid" style:text-underline-width="auto" style:text-underline-mode="continuous"/>
    </style:style>
    <style:style style:name="T746" style:parent-style-name="Domyślnaczcionkaakapitu" style:family="text">
      <style:text-properties style:text-underline-type="single" style:text-underline-style="solid" style:text-underline-width="auto" style:text-underline-mode="continuous"/>
    </style:style>
    <style:style style:name="T747" style:parent-style-name="Domyślnaczcionkaakapitu" style:family="text">
      <style:text-properties fo:background-color="#80FFFF" style:text-underline-type="single" style:text-underline-style="solid" style:text-underline-width="auto" style:text-underline-mode="continuous"/>
    </style:style>
    <style:style style:name="T748" style:parent-style-name="Domyślnaczcionkaakapitu" style:family="text">
      <style:text-properties style:text-underline-type="single" style:text-underline-style="solid" style:text-underline-width="auto" style:text-underline-mode="continuous"/>
    </style:style>
    <style:style style:name="T749" style:parent-style-name="Domyślnaczcionkaakapitu" style:family="text">
      <style:text-properties fo:background-color="#80FFFF" style:text-underline-type="single" style:text-underline-style="solid" style:text-underline-width="auto" style:text-underline-mode="continuous"/>
    </style:style>
    <style:style style:name="T750" style:parent-style-name="Domyślnaczcionkaakapitu" style:family="text">
      <style:text-properties style:text-underline-type="single" style:text-underline-style="solid" style:text-underline-width="auto" style:text-underline-mode="continuous"/>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style:style>
    <style:style style:name="T757" style:parent-style-name="Domyślnaczcionkaakapitu" style:family="text">
      <style:text-properties style:text-underline-type="single" style:text-underline-style="solid" style:text-underline-width="auto" style:text-underline-mode="continuous"/>
    </style:style>
    <style:style style:name="T758" style:parent-style-name="Domyślnaczcionkaakapitu" style:family="text">
      <style:text-properties fo:background-color="#80FFFF" style:text-underline-type="single" style:text-underline-style="solid" style:text-underline-width="auto" style:text-underline-mode="continuous"/>
    </style:style>
    <style:style style:name="T759" style:parent-style-name="Domyślnaczcionkaakapitu" style:family="text">
      <style:text-properties style:text-underline-type="single" style:text-underline-style="solid" style:text-underline-width="auto" style:text-underline-mode="continuous"/>
    </style:style>
    <style:style style:name="P760" style:parent-style-name="Normalny" style:family="paragraph">
      <style:paragraph-properties fo:text-align="justify" fo:line-height="150%" fo:text-indent="0.2479in"/>
    </style:style>
    <style:style style:name="P761" style:parent-style-name="Normalny" style:family="paragraph">
      <style:paragraph-properties fo:text-align="justify" fo:line-height="150%"/>
    </style:style>
    <style:style style:name="T762" style:parent-style-name="Domyślnaczcionkaakapitu" style:family="text">
      <style:text-properties style:text-underline-type="single" style:text-underline-style="solid" style:text-underline-width="auto" style:text-underline-mode="continuous"/>
    </style:style>
    <style:style style:name="T763" style:parent-style-name="Domyślnaczcionkaakapitu" style:family="text">
      <style:text-properties fo:background-color="#80FFFF" style:text-underline-type="single" style:text-underline-style="solid" style:text-underline-width="auto" style:text-underline-mode="continuous"/>
    </style:style>
    <style:style style:name="T764" style:parent-style-name="Domyślnaczcionkaakapitu" style:family="text">
      <style:text-properties style:text-underline-type="single" style:text-underline-style="solid" style:text-underline-width="auto" style:text-underline-mode="continuous"/>
    </style:style>
    <style:style style:name="T765" style:parent-style-name="Domyślnaczcionkaakapitu" style:family="text">
      <style:text-properties fo:background-color="#80FFFF" style:text-underline-type="single" style:text-underline-style="solid" style:text-underline-width="auto" style:text-underline-mode="continuous"/>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T768" style:parent-style-name="Domyślnaczcionkaakapitu" style:family="text">
      <style:text-properties style:text-underline-type="single" style:text-underline-style="solid" style:text-underline-width="auto" style:text-underline-mode="continuous"/>
    </style:style>
    <style:style style:name="P769" style:parent-style-name="Normalny" style:family="paragraph">
      <style:paragraph-properties fo:text-align="justify" fo:line-height="150%" fo:text-indent="0.2479in"/>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style:style>
    <style:style style:name="T775" style:parent-style-name="Domyślnaczcionkaakapitu" style:family="text">
      <style:text-properties fo:background-color="#80FFFF" style:text-underline-type="single" style:text-underline-style="solid" style:text-underline-width="auto" style:text-underline-mode="continuous"/>
    </style:style>
    <style:style style:name="T776" style:parent-style-name="Domyślnaczcionkaakapitu" style:family="text">
      <style:text-properties style:text-underline-type="single" style:text-underline-style="solid" style:text-underline-width="auto" style:text-underline-mode="continuous"/>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T787" style:parent-style-name="Domyślnaczcionkaakapitu" style:family="text">
      <style:text-properties style:text-underline-type="single" style:text-underline-style="solid" style:text-underline-width="auto" style:text-underline-mode="continuous"/>
    </style:style>
    <style:style style:name="T788" style:parent-style-name="Domyślnaczcionkaakapitu" style:family="text">
      <style:text-properties fo:background-color="#80FFFF" style:text-underline-type="single" style:text-underline-style="solid" style:text-underline-width="auto" style:text-underline-mode="continuous"/>
    </style:style>
    <style:style style:name="T789" style:parent-style-name="Domyślnaczcionkaakapitu" style:family="text">
      <style:text-properties style:text-underline-type="single" style:text-underline-style="solid" style:text-underline-width="auto" style:text-underline-mode="continuous"/>
    </style:style>
    <style:style style:name="T790" style:parent-style-name="Domyślnaczcionkaakapitu" style:family="text">
      <style:text-properties fo:background-color="#80FFFF" style:text-underline-type="single" style:text-underline-style="solid" style:text-underline-width="auto" style:text-underline-mode="continuous"/>
    </style:style>
    <style:style style:name="T791" style:parent-style-name="Domyślnaczcionkaakapitu" style:family="text">
      <style:text-properties style:text-underline-type="single" style:text-underline-style="solid" style:text-underline-width="auto" style:text-underline-mode="continuous"/>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style:style>
    <style:style style:name="T805" style:parent-style-name="Domyślnaczcionkaakapitu" style:family="text">
      <style:text-properties fo:background-color="#80FFFF" style:text-underline-type="single" style:text-underline-style="solid" style:text-underline-width="auto" style:text-underline-mode="continuous"/>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text-underline-type="single" style:text-underline-style="solid" style:text-underline-width="auto" style:text-underline-mode="continuous"/>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T812" style:parent-style-name="Domyślnaczcionkaakapitu" style:family="text">
      <style:text-properties style:text-underline-type="single" style:text-underline-style="solid" style:text-underline-width="auto" style:text-underline-mode="continuous"/>
    </style:style>
    <style:style style:name="P813" style:parent-style-name="Normalny" style:family="paragraph">
      <style:paragraph-properties fo:text-align="justify" fo:line-height="150%" fo:text-indent="0.2479in"/>
    </style:style>
    <style:style style:name="P814" style:parent-style-name="Normalny" style:family="paragraph">
      <style:paragraph-properties fo:text-align="justify" fo:line-height="150%"/>
    </style:style>
    <style:style style:name="T815" style:parent-style-name="Domyślnaczcionkaakapitu" style:family="text">
      <style:text-properties style:text-underline-type="single" style:text-underline-style="solid" style:text-underline-width="auto" style:text-underline-mode="continuous"/>
    </style:style>
    <style:style style:name="T816" style:parent-style-name="Domyślnaczcionkaakapitu" style:family="text">
      <style:text-properties fo:background-color="#80FFFF" style:text-underline-type="single" style:text-underline-style="solid" style:text-underline-width="auto" style:text-underline-mode="continuou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text-underline-type="single" style:text-underline-style="solid" style:text-underline-width="auto" style:text-underline-mode="continuous"/>
    </style:style>
    <style:style style:name="T821" style:parent-style-name="Domyślnaczcionkaakapitu" style:family="text">
      <style:text-properties style:text-underline-type="single" style:text-underline-style="solid" style:text-underline-width="auto" style:text-underline-mode="continuous"/>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P829" style:parent-style-name="Normalny" style:family="paragraph">
      <style:paragraph-properties fo:text-align="justify" fo:line-height="150%"/>
    </style:style>
    <style:style style:name="T830" style:parent-style-name="Domyślnaczcionkaakapitu" style:family="text">
      <style:text-properties fo:background-color="#80FFFF"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T832" style:parent-style-name="Domyślnaczcionkaakapitu" style:family="text">
      <style:text-properties fo:background-color="#80FFFF" style:text-underline-type="single" style:text-underline-style="solid" style:text-underline-width="auto" style:text-underline-mode="continuous"/>
    </style:style>
    <style:style style:name="T833" style:parent-style-name="Domyślnaczcionkaakapitu" style:family="text">
      <style:text-properties style:text-underline-type="single" style:text-underline-style="solid" style:text-underline-width="auto" style:text-underline-mode="continuous"/>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style:style>
    <style:style style:name="T848" style:parent-style-name="Domyślnaczcionkaakapitu" style:family="text">
      <style:text-properties style:text-underline-type="single" style:text-underline-style="solid" style:text-underline-width="auto" style:text-underline-mode="continuous"/>
    </style:style>
    <style:style style:name="T849" style:parent-style-name="Domyślnaczcionkaakapitu" style:family="text">
      <style:text-properties fo:background-color="#80FFFF" style:text-underline-type="single" style:text-underline-style="solid" style:text-underline-width="auto" style:text-underline-mode="continuous"/>
    </style:style>
    <style:style style:name="T850" style:parent-style-name="Domyślnaczcionkaakapitu" style:family="text">
      <style:text-properties style:text-underline-type="single" style:text-underline-style="solid" style:text-underline-width="auto" style:text-underline-mode="continuous"/>
    </style:style>
    <style:style style:name="T851" style:parent-style-name="Domyślnaczcionkaakapitu" style:family="text">
      <style:text-properties fo:background-color="#80FFFF" style:text-underline-type="single" style:text-underline-style="solid" style:text-underline-width="auto" style:text-underline-mode="continuous"/>
    </style:style>
    <style:style style:name="T852" style:parent-style-name="Domyślnaczcionkaakapitu" style:family="text">
      <style:text-properties style:text-underline-type="single" style:text-underline-style="solid" style:text-underline-width="auto" style:text-underline-mode="continuous"/>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T854" style:parent-style-name="Domyślnaczcionkaakapitu" style:family="text">
      <style:text-properties style:text-underline-type="single" style:text-underline-style="solid" style:text-underline-width="auto" style:text-underline-mode="continuous"/>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fo:text-indent="0.2479in"/>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P861" style:parent-style-name="Normalny" style:family="paragraph">
      <style:paragraph-properties fo:text-align="justify" fo:line-height="150%" fo:text-indent="0.2479in"/>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T870" style:parent-style-name="Domyślnaczcionkaakapitu" style:family="text">
      <style:text-properties fo:background-color="#80FFFF" style:text-underline-type="single" style:text-underline-style="solid" style:text-underline-width="auto" style:text-underline-mode="continuous"/>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T873" style:parent-style-name="Domyślnaczcionkaakapitu" style:family="text">
      <style:text-properties style:text-underline-type="single" style:text-underline-style="solid" style:text-underline-width="auto" style:text-underline-mode="continuous"/>
    </style:style>
    <style:style style:name="P874" style:parent-style-name="Normalny" style:family="paragraph">
      <style:paragraph-properties fo:text-align="justify" fo:line-height="150%" fo:text-indent="0.2479in"/>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style:style>
    <style:style style:name="T879" style:parent-style-name="Domyślnaczcionkaakapitu" style:family="text">
      <style:text-properties style:text-underline-type="single" style:text-underline-style="solid" style:text-underline-width="auto" style:text-underline-mode="continuous"/>
    </style:style>
    <style:style style:name="T880" style:parent-style-name="Domyślnaczcionkaakapitu" style:family="text">
      <style:text-properties fo:background-color="#80FFFF" style:text-underline-type="single" style:text-underline-style="solid" style:text-underline-width="auto" style:text-underline-mode="continuous"/>
    </style:style>
    <style:style style:name="T881" style:parent-style-name="Domyślnaczcionkaakapitu" style:family="text">
      <style:text-properties style:text-underline-type="single" style:text-underline-style="solid" style:text-underline-width="auto" style:text-underline-mode="continuous"/>
    </style:style>
    <style:style style:name="T882" style:parent-style-name="Domyślnaczcionkaakapitu" style:family="text">
      <style:text-properties fo:background-color="#80FFFF" style:text-underline-type="single" style:text-underline-style="solid" style:text-underline-width="auto" style:text-underline-mode="continuous"/>
    </style:style>
    <style:style style:name="T883" style:parent-style-name="Domyślnaczcionkaakapitu" style:family="text">
      <style:text-properties style:text-underline-type="single" style:text-underline-style="solid" style:text-underline-width="auto" style:text-underline-mode="continuous"/>
    </style:style>
    <style:style style:name="T884" style:parent-style-name="Domyślnaczcionkaakapitu" style:family="text">
      <style:text-properties fo:background-color="#80FFFF" style:text-underline-type="single" style:text-underline-style="solid" style:text-underline-width="auto" style:text-underline-mode="continuous"/>
    </style:style>
    <style:style style:name="T885" style:parent-style-name="Domyślnaczcionkaakapitu" style:family="text">
      <style:text-properties style:text-underline-type="single" style:text-underline-style="solid" style:text-underline-width="auto" style:text-underline-mode="continuous"/>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style:style>
    <style:style style:name="T898" style:parent-style-name="Domyślnaczcionkaakapitu" style:family="text">
      <style:text-properties style:text-underline-type="single" style:text-underline-style="solid" style:text-underline-width="auto" style:text-underline-mode="continuous"/>
    </style:style>
    <style:style style:name="T899" style:parent-style-name="Domyślnaczcionkaakapitu" style:family="text">
      <style:text-properties fo:background-color="#80FFFF" style:text-underline-type="single" style:text-underline-style="solid" style:text-underline-width="auto" style:text-underline-mode="continuous"/>
    </style:style>
    <style:style style:name="T900" style:parent-style-name="Domyślnaczcionkaakapitu" style:family="text">
      <style:text-properties style:text-underline-type="single" style:text-underline-style="solid" style:text-underline-width="auto" style:text-underline-mode="continuous"/>
    </style:style>
    <style:style style:name="T901" style:parent-style-name="Domyślnaczcionkaakapitu" style:family="text">
      <style:text-properties fo:background-color="#80FFFF" style:text-underline-type="single" style:text-underline-style="solid" style:text-underline-width="auto" style:text-underline-mode="continuous"/>
    </style:style>
    <style:style style:name="T902" style:parent-style-name="Domyślnaczcionkaakapitu" style:family="text">
      <style:text-properties style:text-underline-type="single" style:text-underline-style="solid" style:text-underline-width="auto" style:text-underline-mode="continuous"/>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T919" style:parent-style-name="Domyślnaczcionkaakapitu" style:family="text">
      <style:text-properties style:text-underline-type="single" style:text-underline-style="solid" style:text-underline-width="auto" style:text-underline-mode="continuous"/>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style:style>
    <style:style style:name="T923" style:parent-style-name="Domyślnaczcionkaakapitu" style:family="text">
      <style:text-properties style:text-underline-type="single" style:text-underline-style="solid" style:text-underline-width="auto" style:text-underline-mode="continuous"/>
    </style:style>
    <style:style style:name="P924" style:parent-style-name="Normalny" style:family="paragraph">
      <style:paragraph-properties fo:text-align="justify" fo:line-height="150%" fo:text-indent="0.2479in"/>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fo:text-indent="0.2479in"/>
    </style:style>
    <style:style style:name="P933" style:parent-style-name="Normalny" style:family="paragraph">
      <style:paragraph-properties fo:text-align="justify" fo:line-height="150%"/>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P938" style:parent-style-name="Normalny" style:family="paragraph">
      <style:paragraph-properties fo:text-align="justify" fo:line-height="150%" fo:text-indent="0.2479in"/>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T947" style:parent-style-name="Domyślnaczcionkaakapitu" style:family="text">
      <style:text-properties fo:background-color="#80FFFF" style:text-underline-type="single" style:text-underline-style="solid" style:text-underline-width="auto" style:text-underline-mode="continuous"/>
    </style:style>
    <style:style style:name="T948" style:parent-style-name="Domyślnaczcionkaakapitu" style:family="text">
      <style:text-properties style:text-underline-type="single" style:text-underline-style="solid" style:text-underline-width="auto" style:text-underline-mode="continuous"/>
    </style:style>
    <style:style style:name="T949" style:parent-style-name="Domyślnaczcionkaakapitu" style:family="text">
      <style:text-properties fo:background-color="#80FFFF" style:text-underline-type="single" style:text-underline-style="solid" style:text-underline-width="auto" style:text-underline-mode="continuous"/>
    </style:style>
    <style:style style:name="T950" style:parent-style-name="Domyślnaczcionkaakapitu" style:family="text">
      <style:text-properties style:text-underline-type="single" style:text-underline-style="solid" style:text-underline-width="auto" style:text-underline-mode="continuous"/>
    </style:style>
    <style:style style:name="T951" style:parent-style-name="Domyślnaczcionkaakapitu" style:family="text">
      <style:text-properties fo:background-color="#80FFFF" style:text-underline-type="single" style:text-underline-style="solid" style:text-underline-width="auto" style:text-underline-mode="continuous"/>
    </style:style>
    <style:style style:name="T952" style:parent-style-name="Domyślnaczcionkaakapitu" style:family="text">
      <style:text-properties style:text-underline-type="single" style:text-underline-style="solid" style:text-underline-width="auto" style:text-underline-mode="continuous"/>
    </style:style>
    <style:style style:name="P953" style:parent-style-name="Normalny" style:family="paragraph">
      <style:paragraph-properties fo:text-align="justify" fo:line-height="150%" fo:text-indent="0.2479in"/>
    </style:style>
    <style:style style:name="P954" style:parent-style-name="Normalny" style:family="paragraph">
      <style:paragraph-properties fo:text-align="justify" fo:line-height="150%"/>
    </style:style>
    <style:style style:name="T955" style:parent-style-name="Domyślnaczcionkaakapitu" style:family="text">
      <style:text-properties style:text-underline-type="single" style:text-underline-style="solid" style:text-underline-width="auto" style:text-underline-mode="continuous"/>
    </style:style>
    <style:style style:name="T956" style:parent-style-name="Domyślnaczcionkaakapitu" style:family="text">
      <style:text-properties fo:background-color="#80FFFF" style:text-underline-type="single" style:text-underline-style="solid" style:text-underline-width="auto" style:text-underline-mode="continuous"/>
    </style:style>
    <style:style style:name="T957" style:parent-style-name="Domyślnaczcionkaakapitu" style:family="text">
      <style:text-properties style:text-underline-type="single" style:text-underline-style="solid" style:text-underline-width="auto" style:text-underline-mode="continuous"/>
    </style:style>
    <style:style style:name="P958" style:parent-style-name="Normalny" style:family="paragraph">
      <style:paragraph-properties fo:text-align="justify" fo:line-height="150%" fo:text-indent="0.2479in"/>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T965" style:parent-style-name="Domyślnaczcionkaakapitu" style:family="text">
      <style:text-properties fo:background-color="#80FFFF" style:text-underline-type="single" style:text-underline-style="solid" style:text-underline-width="auto" style:text-underline-mode="continuous"/>
    </style:style>
    <style:style style:name="T966" style:parent-style-name="Domyślnaczcionkaakapitu" style:family="text">
      <style:text-properties style:text-underline-type="single" style:text-underline-style="solid" style:text-underline-width="auto" style:text-underline-mode="continuous"/>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style:style>
    <style:style style:name="T970" style:parent-style-name="Domyślnaczcionkaakapitu" style:family="text">
      <style:text-properties style:text-underline-type="single" style:text-underline-style="solid" style:text-underline-width="auto" style:text-underline-mode="continuous"/>
    </style:style>
    <style:style style:name="T971" style:parent-style-name="Domyślnaczcionkaakapitu" style:family="text">
      <style:text-properties fo:background-color="#80FFFF" style:text-underline-type="single" style:text-underline-style="solid" style:text-underline-width="auto" style:text-underline-mode="continuous"/>
    </style:style>
    <style:style style:name="T972" style:parent-style-name="Domyślnaczcionkaakapitu" style:family="text">
      <style:text-properties style:text-underline-type="single" style:text-underline-style="solid" style:text-underline-width="auto" style:text-underline-mode="continuous"/>
    </style:style>
    <style:style style:name="T973" style:parent-style-name="Domyślnaczcionkaakapitu" style:family="text">
      <style:text-properties fo:background-color="#80FFFF" style:text-underline-type="single" style:text-underline-style="solid" style:text-underline-width="auto" style:text-underline-mode="continuous"/>
    </style:style>
    <style:style style:name="T974" style:parent-style-name="Domyślnaczcionkaakapitu" style:family="text">
      <style:text-properties style:text-underline-type="single" style:text-underline-style="solid" style:text-underline-width="auto" style:text-underline-mode="continuous"/>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479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style:style>
    <style:style style:name="T986" style:parent-style-name="Domyślnaczcionkaakapitu" style:family="text">
      <style:text-properties style:text-underline-type="single" style:text-underline-style="solid" style:text-underline-width="auto" style:text-underline-mode="continuous"/>
    </style:style>
    <style:style style:name="T987" style:parent-style-name="Domyślnaczcionkaakapitu" style:family="text">
      <style:text-properties fo:background-color="#80FFFF" style:text-underline-type="single" style:text-underline-style="solid" style:text-underline-width="auto" style:text-underline-mode="continuous"/>
    </style:style>
    <style:style style:name="T988" style:parent-style-name="Domyślnaczcionkaakapitu" style:family="text">
      <style:text-properties style:text-underline-type="single" style:text-underline-style="solid" style:text-underline-width="auto" style:text-underline-mode="continuous"/>
    </style:style>
    <style:style style:name="T989" style:parent-style-name="Domyślnaczcionkaakapitu" style:family="text">
      <style:text-properties fo:background-color="#80FFFF" style:text-underline-type="single" style:text-underline-style="solid" style:text-underline-width="auto" style:text-underline-mode="continuous"/>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fo:background-color="#80FFFF"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P993" style:parent-style-name="Normalny" style:family="paragraph">
      <style:paragraph-properties fo:text-align="justify" fo:line-height="150%" fo:text-indent="0.2479in"/>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style:style>
    <style:style style:name="T997" style:parent-style-name="Domyślnaczcionkaakapitu" style:family="text">
      <style:text-properties style:text-underline-type="single" style:text-underline-style="solid" style:text-underline-width="auto" style:text-underline-mode="continuous"/>
    </style:style>
    <style:style style:name="T998" style:parent-style-name="Domyślnaczcionkaakapitu" style:family="text">
      <style:text-properties fo:background-color="#80FFFF" style:text-underline-type="single" style:text-underline-style="solid" style:text-underline-width="auto" style:text-underline-mode="continuous"/>
    </style:style>
    <style:style style:name="T999" style:parent-style-name="Domyślnaczcionkaakapitu" style:family="text">
      <style:text-properties style:text-underline-type="single" style:text-underline-style="solid" style:text-underline-width="auto" style:text-underline-mode="continuous"/>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style:style>
    <style:style style:name="T1005" style:parent-style-name="Domyślnaczcionkaakapitu" style:family="text">
      <style:text-properties style:text-underline-type="single" style:text-underline-style="solid" style:text-underline-width="auto" style:text-underline-mode="continuous"/>
    </style:style>
    <style:style style:name="T1006" style:parent-style-name="Domyślnaczcionkaakapitu" style:family="text">
      <style:text-properties fo:background-color="#80FFFF" style:text-underline-type="single" style:text-underline-style="solid" style:text-underline-width="auto" style:text-underline-mode="continuous"/>
    </style:style>
    <style:style style:name="T1007" style:parent-style-name="Domyślnaczcionkaakapitu" style:family="text">
      <style:text-properties style:text-underline-type="single" style:text-underline-style="solid" style:text-underline-width="auto" style:text-underline-mode="continuous"/>
    </style:style>
    <style:style style:name="T1008" style:parent-style-name="Domyślnaczcionkaakapitu" style:family="text">
      <style:text-properties fo:background-color="#80FFFF" style:text-underline-type="single" style:text-underline-style="solid" style:text-underline-width="auto" style:text-underline-mode="continuous"/>
    </style:style>
    <style:style style:name="T1009" style:parent-style-name="Domyślnaczcionkaakapitu" style:family="text">
      <style:text-properties style:text-underline-type="single" style:text-underline-style="solid" style:text-underline-width="auto" style:text-underline-mode="continuous"/>
    </style:style>
    <style:style style:name="T1010" style:parent-style-name="Domyślnaczcionkaakapitu" style:family="text">
      <style:text-properties fo:background-color="#80FFFF" style:text-underline-type="single" style:text-underline-style="solid" style:text-underline-width="auto" style:text-underline-mode="continuous"/>
    </style:style>
    <style:style style:name="T1011" style:parent-style-name="Domyślnaczcionkaakapitu" style:family="text">
      <style:text-properties style:text-underline-type="single" style:text-underline-style="solid" style:text-underline-width="auto" style:text-underline-mode="continuous"/>
    </style:style>
    <style:style style:name="P1012" style:parent-style-name="Normalny" style:family="paragraph">
      <style:paragraph-properties fo:text-align="justify" fo:line-height="150%" fo:text-indent="0.2479in"/>
    </style:style>
    <style:style style:name="P1013" style:parent-style-name="Normalny" style:family="paragraph">
      <style:paragraph-properties fo:text-align="justify" fo:line-height="150%"/>
    </style:style>
    <style:style style:name="T1014" style:parent-style-name="Domyślnaczcionkaakapitu" style:family="text">
      <style:text-properties fo:background-color="#80FFFF" style:text-underline-type="single" style:text-underline-style="solid" style:text-underline-width="auto" style:text-underline-mode="continuous"/>
    </style:style>
    <style:style style:name="T1015" style:parent-style-name="Domyślnaczcionkaakapitu" style:family="text">
      <style:text-properties style:text-underline-type="single" style:text-underline-style="solid" style:text-underline-width="auto" style:text-underline-mode="continuous"/>
    </style:style>
    <style:style style:name="T1016" style:parent-style-name="Domyślnaczcionkaakapitu" style:family="text">
      <style:text-properties fo:background-color="#80FFFF" style:text-underline-type="single" style:text-underline-style="solid" style:text-underline-width="auto" style:text-underline-mode="continuous"/>
    </style:style>
    <style:style style:name="T1017" style:parent-style-name="Domyślnaczcionkaakapitu" style:family="text">
      <style:text-properties style:text-underline-type="single" style:text-underline-style="solid" style:text-underline-width="auto" style:text-underline-mode="continuous"/>
    </style:style>
    <style:style style:name="T1018" style:parent-style-name="Domyślnaczcionkaakapitu" style:family="text">
      <style:text-properties fo:background-color="#80FFFF" style:text-underline-type="single" style:text-underline-style="solid" style:text-underline-width="auto" style:text-underline-mode="continuous"/>
    </style:style>
    <style:style style:name="T1019" style:parent-style-name="Domyślnaczcionkaakapitu" style:family="text">
      <style:text-properties style:text-underline-type="single" style:text-underline-style="solid" style:text-underline-width="auto" style:text-underline-mode="continuous"/>
    </style:style>
    <style:style style:name="P1020" style:parent-style-name="Normalny" style:family="paragraph">
      <style:paragraph-properties fo:text-align="justify" fo:line-height="150%" fo:text-indent="0.2479in"/>
    </style:style>
    <style:style style:name="P1021" style:parent-style-name="Normalny" style:family="paragraph">
      <style:paragraph-properties fo:text-align="justify" fo:line-height="150%"/>
    </style:style>
    <style:style style:name="T1022" style:parent-style-name="Domyślnaczcionkaakapitu" style:family="text">
      <style:text-properties style:text-underline-type="single" style:text-underline-style="solid" style:text-underline-width="auto" style:text-underline-mode="continuous"/>
    </style:style>
    <style:style style:name="T1023" style:parent-style-name="Domyślnaczcionkaakapitu" style:family="text">
      <style:text-properties fo:background-color="#80FFFF" style:text-underline-type="single" style:text-underline-style="solid" style:text-underline-width="auto" style:text-underline-mode="continuous"/>
    </style:style>
    <style:style style:name="T1024" style:parent-style-name="Domyślnaczcionkaakapitu" style:family="text">
      <style:text-properties style:text-underline-type="single" style:text-underline-style="solid" style:text-underline-width="auto" style:text-underline-mode="continuous"/>
    </style:style>
    <style:style style:name="T1025" style:parent-style-name="Domyślnaczcionkaakapitu" style:family="text">
      <style:text-properties fo:background-color="#80FFFF" style:text-underline-type="single" style:text-underline-style="solid" style:text-underline-width="auto" style:text-underline-mode="continuous"/>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text-underline-type="single" style:text-underline-style="solid" style:text-underline-width="auto" style:text-underline-mode="continuous"/>
    </style:style>
    <style:style style:name="T1028" style:parent-style-name="Domyślnaczcionkaakapitu" style:family="text">
      <style:text-properties style:text-underline-type="single" style:text-underline-style="solid" style:text-underline-width="auto" style:text-underline-mode="continuous"/>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T1035" style:parent-style-name="Domyślnaczcionkaakapitu" style:family="text">
      <style:text-properties style:text-underline-type="single" style:text-underline-style="solid" style:text-underline-width="auto" style:text-underline-mode="continuous"/>
    </style:style>
    <style:style style:name="P1036" style:parent-style-name="Normalny" style:family="paragraph">
      <style:paragraph-properties fo:text-align="justify" fo:line-height="150%" fo:text-indent="0.2479in"/>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P1041" style:parent-style-name="Normalny" style:family="paragraph">
      <style:paragraph-properties fo:text-align="justify" fo:line-height="150%"/>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T1044" style:parent-style-name="Domyślnaczcionkaakapitu" style:family="text">
      <style:text-properties style:text-underline-type="single" style:text-underline-style="solid" style:text-underline-width="auto" style:text-underline-mode="continuous"/>
    </style:style>
    <style:style style:name="P1045" style:parent-style-name="Normalny" style:family="paragraph">
      <style:paragraph-properties fo:text-align="justify" fo:line-height="150%" fo:text-indent="0.2479in"/>
    </style:style>
    <style:style style:name="P1046" style:parent-style-name="Normalny" style:family="paragraph">
      <style:paragraph-properties fo:text-align="justify" fo:line-height="150%"/>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T1049" style:parent-style-name="Domyślnaczcionkaakapitu" style:family="text">
      <style:text-properties style:text-underline-type="single" style:text-underline-style="solid" style:text-underline-width="auto" style:text-underline-mode="continuous"/>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style:text-underline-type="single" style:text-underline-style="solid" style:text-underline-width="auto" style:text-underline-mode="continuous"/>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P1063" style:parent-style-name="Normalny" style:family="paragraph">
      <style:paragraph-properties fo:text-align="justify" fo:line-height="150%"/>
    </style:style>
    <style:style style:name="T1064" style:parent-style-name="Domyślnaczcionkaakapitu" style:family="text">
      <style:text-properties style:text-underline-type="single" style:text-underline-style="solid" style:text-underline-width="auto" style:text-underline-mode="continuous"/>
    </style:style>
    <style:style style:name="T1065" style:parent-style-name="Domyślnaczcionkaakapitu" style:family="text">
      <style:text-properties fo:background-color="#80FFFF" style:text-underline-type="single" style:text-underline-style="solid" style:text-underline-width="auto" style:text-underline-mode="continuous"/>
    </style:style>
    <style:style style:name="T1066" style:parent-style-name="Domyślnaczcionkaakapitu" style:family="text">
      <style:text-properties style:text-underline-type="single" style:text-underline-style="solid" style:text-underline-width="auto" style:text-underline-mode="continuous"/>
    </style:style>
    <style:style style:name="T1067" style:parent-style-name="Domyślnaczcionkaakapitu" style:family="text">
      <style:text-properties fo:background-color="#80FFFF" style:text-underline-type="single" style:text-underline-style="solid" style:text-underline-width="auto" style:text-underline-mode="continuous"/>
    </style:style>
    <style:style style:name="T1068" style:parent-style-name="Domyślnaczcionkaakapitu" style:family="text">
      <style:text-properties style:text-underline-type="single" style:text-underline-style="solid" style:text-underline-width="auto" style:text-underline-mode="continuous"/>
    </style:style>
    <style:style style:name="T1069" style:parent-style-name="Domyślnaczcionkaakapitu" style:family="text">
      <style:text-properties fo:background-color="#80FFFF" style:text-underline-type="single" style:text-underline-style="solid" style:text-underline-width="auto" style:text-underline-mode="continuous"/>
    </style:style>
    <style:style style:name="T1070" style:parent-style-name="Domyślnaczcionkaakapitu" style:family="text">
      <style:text-properties style:text-underline-type="single" style:text-underline-style="solid" style:text-underline-width="auto" style:text-underline-mode="continuous"/>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style:tab-stops>
          <style:tab-stop style:type="left" style:position="0.4416in"/>
        </style:tab-stops>
      </style:paragraph-properties>
    </style:style>
    <style:style style:name="T1075" style:parent-style-name="Domyślnaczcionkaakapitu" style:family="text">
      <style:text-properties fo:background-color="#80FFFF" style:text-underline-type="single" style:text-underline-style="solid" style:text-underline-width="auto" style:text-underline-mode="continuous"/>
    </style:style>
    <style:style style:name="T1076" style:parent-style-name="Domyślnaczcionkaakapitu" style:family="text">
      <style:text-properties style:text-underline-type="single" style:text-underline-style="solid" style:text-underline-width="auto" style:text-underline-mode="continuous"/>
    </style:style>
    <style:style style:name="T1077" style:parent-style-name="Domyślnaczcionkaakapitu" style:family="text">
      <style:text-properties fo:background-color="#80FFFF" style:text-underline-type="single" style:text-underline-style="solid" style:text-underline-width="auto" style:text-underline-mode="continuous"/>
    </style:style>
    <style:style style:name="T1078" style:parent-style-name="Domyślnaczcionkaakapitu" style:family="text">
      <style:text-properties style:text-underline-type="single" style:text-underline-style="solid" style:text-underline-width="auto" style:text-underline-mode="continuous"/>
    </style:style>
    <style:style style:name="P1079" style:parent-style-name="Normalny" style:family="paragraph">
      <style:paragraph-properties fo:text-align="justify" fo:line-height="150%" fo:text-indent="0.2479in">
        <style:tab-stops>
          <style:tab-stop style:type="left" style:position="0.4416in"/>
        </style:tab-stops>
      </style:paragraph-properties>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style:style>
    <style:style style:name="T1085" style:parent-style-name="Domyślnaczcionkaakapitu" style:family="text">
      <style:text-properties style:text-underline-type="single" style:text-underline-style="solid" style:text-underline-width="auto" style:text-underline-mode="continuous"/>
    </style:style>
    <style:style style:name="T1086" style:parent-style-name="Domyślnaczcionkaakapitu" style:family="text">
      <style:text-properties fo:background-color="#80FFFF" style:text-underline-type="single" style:text-underline-style="solid" style:text-underline-width="auto" style:text-underline-mode="continuous"/>
    </style:style>
    <style:style style:name="T1087" style:parent-style-name="Domyślnaczcionkaakapitu" style:family="text">
      <style:text-properties style:text-underline-type="single" style:text-underline-style="solid" style:text-underline-width="auto" style:text-underline-mode="continuous"/>
    </style:style>
    <style:style style:name="T1088" style:parent-style-name="Domyślnaczcionkaakapitu" style:family="text">
      <style:text-properties fo:background-color="#80FFFF" style:text-underline-type="single" style:text-underline-style="solid" style:text-underline-width="auto" style:text-underline-mode="continuous"/>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P1092" style:parent-style-name="Normalny" style:family="paragraph">
      <style:paragraph-properties fo:text-align="justify" fo:line-height="150%" fo:text-indent="0.2479in"/>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style:style>
    <style:style style:name="T1095" style:parent-style-name="Domyślnaczcionkaakapitu" style:family="text">
      <style:text-properties style:text-underline-type="single" style:text-underline-style="solid" style:text-underline-width="auto" style:text-underline-mode="continuous"/>
    </style:style>
    <style:style style:name="T1096" style:parent-style-name="Domyślnaczcionkaakapitu" style:family="text">
      <style:text-properties fo:background-color="#80FFFF" style:text-underline-type="single" style:text-underline-style="solid" style:text-underline-width="auto" style:text-underline-mode="continuous"/>
    </style:style>
    <style:style style:name="T1097" style:parent-style-name="Domyślnaczcionkaakapitu" style:family="text">
      <style:text-properties style:text-underline-type="single" style:text-underline-style="solid" style:text-underline-width="auto" style:text-underline-mode="continuous"/>
    </style:style>
    <style:style style:name="T1098" style:parent-style-name="Domyślnaczcionkaakapitu" style:family="text">
      <style:text-properties fo:background-color="#80FFFF" style:text-underline-type="single" style:text-underline-style="solid" style:text-underline-width="auto" style:text-underline-mode="continuous"/>
    </style:style>
    <style:style style:name="T1099" style:parent-style-name="Domyślnaczcionkaakapitu" style:family="text">
      <style:text-properties style:text-underline-type="single" style:text-underline-style="solid" style:text-underline-width="auto" style:text-underline-mode="continuous"/>
    </style:style>
    <style:style style:name="T1100" style:parent-style-name="Domyślnaczcionkaakapitu" style:family="text">
      <style:text-properties fo:background-color="#80FFFF" style:text-underline-type="single" style:text-underline-style="solid" style:text-underline-width="auto" style:text-underline-mode="continuous"/>
    </style:style>
    <style:style style:name="T1101" style:parent-style-name="Domyślnaczcionkaakapitu" style:family="text">
      <style:text-properties style:text-underline-type="single" style:text-underline-style="solid" style:text-underline-width="auto" style:text-underline-mode="continuous"/>
    </style:style>
    <style:style style:name="T1102" style:parent-style-name="Domyślnaczcionkaakapitu" style:family="text">
      <style:text-properties fo:background-color="#80FFFF" style:text-underline-type="single" style:text-underline-style="solid" style:text-underline-width="auto" style:text-underline-mode="continuous"/>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style:style>
    <style:style style:name="T1133" style:parent-style-name="Domyślnaczcionkaakapitu" style:family="text">
      <style:text-properties style:text-underline-type="single" style:text-underline-style="solid" style:text-underline-width="auto" style:text-underline-mode="continuous"/>
    </style:style>
    <style:style style:name="T1134" style:parent-style-name="Domyślnaczcionkaakapitu" style:family="text">
      <style:text-properties fo:background-color="#80FFFF" style:text-underline-type="single" style:text-underline-style="solid" style:text-underline-width="auto" style:text-underline-mode="continuous"/>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text-underline-type="single" style:text-underline-style="solid" style:text-underline-width="auto" style:text-underline-mode="continuous"/>
    </style:style>
    <style:style style:name="T1137" style:parent-style-name="Domyślnaczcionkaakapitu" style:family="text">
      <style:text-properties style:text-underline-type="single" style:text-underline-style="solid" style:text-underline-width="auto" style:text-underline-mode="continuous"/>
    </style:style>
    <style:style style:name="T1138" style:parent-style-name="Domyślnaczcionkaakapitu" style:family="text">
      <style:text-properties fo:background-color="#80FFFF" style:text-underline-type="single" style:text-underline-style="solid" style:text-underline-width="auto" style:text-underline-mode="continuous"/>
    </style:style>
    <style:style style:name="T1139" style:parent-style-name="Domyślnaczcionkaakapitu" style:family="text">
      <style:text-properties style:text-underline-type="single" style:text-underline-style="solid" style:text-underline-width="auto" style:text-underline-mode="continuous"/>
    </style:style>
    <style:style style:name="P1140" style:parent-style-name="Normalny" style:family="paragraph">
      <style:paragraph-properties fo:text-align="justify" fo:line-height="150%" fo:text-indent="0.2479in"/>
    </style:style>
    <style:style style:name="P1141" style:parent-style-name="Normalny" style:family="paragraph">
      <style:paragraph-properties fo:text-align="justify" fo:line-height="150%"/>
    </style:style>
    <style:style style:name="T1142" style:parent-style-name="Domyślnaczcionkaakapitu" style:family="text">
      <style:text-properties fo:background-color="#80FFFF" style:text-underline-type="single" style:text-underline-style="solid" style:text-underline-width="auto" style:text-underline-mode="continuous"/>
    </style:style>
    <style:style style:name="T1143" style:parent-style-name="Domyślnaczcionkaakapitu" style:family="text">
      <style:text-properties style:text-underline-type="single" style:text-underline-style="solid" style:text-underline-width="auto" style:text-underline-mode="continuous"/>
    </style:style>
    <style:style style:name="T1144" style:parent-style-name="Domyślnaczcionkaakapitu" style:family="text">
      <style:text-properties fo:background-color="#80FFFF" style:text-underline-type="single" style:text-underline-style="solid" style:text-underline-width="auto" style:text-underline-mode="continuous"/>
    </style:style>
    <style:style style:name="T1145" style:parent-style-name="Domyślnaczcionkaakapitu" style:family="text">
      <style:text-properties style:text-underline-type="single" style:text-underline-style="solid" style:text-underline-width="auto" style:text-underline-mode="continuous"/>
    </style:style>
    <style:style style:name="T1146" style:parent-style-name="Domyślnaczcionkaakapitu" style:family="text">
      <style:text-properties fo:background-color="#80FFFF" style:text-underline-type="single" style:text-underline-style="solid" style:text-underline-width="auto" style:text-underline-mode="continuous"/>
    </style:style>
    <style:style style:name="T1147" style:parent-style-name="Domyślnaczcionkaakapitu" style:family="text">
      <style:text-properties style:text-underline-type="single" style:text-underline-style="solid" style:text-underline-width="auto" style:text-underline-mode="continuous"/>
    </style:style>
    <style:style style:name="T1148" style:parent-style-name="Domyślnaczcionkaakapitu" style:family="text">
      <style:text-properties fo:background-color="#80FFFF" style:text-underline-type="single" style:text-underline-style="solid" style:text-underline-width="auto" style:text-underline-mode="continuous"/>
    </style:style>
    <style:style style:name="T1149" style:parent-style-name="Domyślnaczcionkaakapitu" style:family="text">
      <style:text-properties style:text-underline-type="single" style:text-underline-style="solid" style:text-underline-width="auto" style:text-underline-mode="continuous"/>
    </style:style>
    <style:style style:name="T1150" style:parent-style-name="Domyślnaczcionkaakapitu" style:family="text">
      <style:text-properties fo:background-color="#80FFFF" style:text-underline-type="single" style:text-underline-style="solid" style:text-underline-width="auto" style:text-underline-mode="continuous"/>
    </style:style>
    <style:style style:name="T1151" style:parent-style-name="Domyślnaczcionkaakapitu" style:family="text">
      <style:text-properties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Normalny" style:family="paragraph">
      <style:paragraph-properties fo:text-align="justify" fo:line-height="150%" fo:text-indent="0.2479in"/>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P1172" style:parent-style-name="Normalny" style:family="paragraph">
      <style:paragraph-properties fo:text-align="justify" fo:line-height="150%" fo:text-indent="0.2479in"/>
    </style:style>
    <style:style style:name="T1173" style:parent-style-name="Domyślnaczcionkaakapitu" style:family="text">
      <style:text-properties fo:background-color="#80FFFF"/>
    </style:style>
    <style:style style:name="P1174" style:parent-style-name="Normalny" style:family="paragraph">
      <style:paragraph-properties fo:text-align="justify" fo:line-height="150%"/>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text-underline-type="single" style:text-underline-style="solid" style:text-underline-width="auto" style:text-underline-mode="continuous"/>
    </style:style>
    <style:style style:name="T1179" style:parent-style-name="Domyślnaczcionkaakapitu" style:family="text">
      <style:text-properties style:text-underline-type="single" style:text-underline-style="solid" style:text-underline-width="auto" style:text-underline-mode="continuous"/>
    </style:style>
    <style:style style:name="T1180" style:parent-style-name="Domyślnaczcionkaakapitu" style:family="text">
      <style:text-properties fo:background-color="#80FFFF" style:text-underline-type="single" style:text-underline-style="solid" style:text-underline-width="auto" style:text-underline-mode="continuous"/>
    </style:style>
    <style:style style:name="T1181" style:parent-style-name="Domyślnaczcionkaakapitu" style:family="text">
      <style:text-properties style:text-underline-type="single" style:text-underline-style="solid" style:text-underline-width="auto" style:text-underline-mode="continuous"/>
    </style:style>
    <style:style style:name="P1182" style:parent-style-name="Normalny" style:family="paragraph">
      <style:paragraph-properties fo:text-align="justify" fo:line-height="150%" fo:text-indent="0.2479in"/>
    </style:style>
    <style:style style:name="P1183" style:parent-style-name="Normalny" style:family="paragraph">
      <style:paragraph-properties fo:text-align="justify" fo:line-height="150%"/>
    </style:style>
    <style:style style:name="T1184" style:parent-style-name="Domyślnaczcionkaakapitu" style:family="text">
      <style:text-properties style:text-underline-type="single" style:text-underline-style="solid" style:text-underline-width="auto" style:text-underline-mode="continuous"/>
    </style:style>
    <style:style style:name="T1185" style:parent-style-name="Domyślnaczcionkaakapitu" style:family="text">
      <style:text-properties fo:background-color="#80FFFF" style:text-underline-type="single" style:text-underline-style="solid" style:text-underline-width="auto" style:text-underline-mode="continuous"/>
    </style:style>
    <style:style style:name="T1186" style:parent-style-name="Domyślnaczcionkaakapitu" style:family="text">
      <style:text-properties style:text-underline-type="single" style:text-underline-style="solid" style:text-underline-width="auto" style:text-underline-mode="continuous"/>
    </style:style>
    <style:style style:name="T1187" style:parent-style-name="Domyślnaczcionkaakapitu" style:family="text">
      <style:text-properties fo:background-color="#80FFFF" style:text-underline-type="single" style:text-underline-style="solid" style:text-underline-width="auto" style:text-underline-mode="continuous"/>
    </style:style>
    <style:style style:name="T1188" style:parent-style-name="Domyślnaczcionkaakapitu" style:family="text">
      <style:text-properties style:text-underline-type="single" style:text-underline-style="solid" style:text-underline-width="auto" style:text-underline-mode="continuous"/>
    </style:style>
    <style:style style:name="T1189" style:parent-style-name="Domyślnaczcionkaakapitu" style:family="text">
      <style:text-properties fo:background-color="#80FFFF" style:text-underline-type="single" style:text-underline-style="solid" style:text-underline-width="auto" style:text-underline-mode="continuous"/>
    </style:style>
    <style:style style:name="T1190" style:parent-style-name="Domyślnaczcionkaakapitu" style:family="text">
      <style:text-properties style:text-underline-type="single" style:text-underline-style="solid" style:text-underline-width="auto" style:text-underline-mode="continuous"/>
    </style:style>
    <style:style style:name="T1191" style:parent-style-name="Domyślnaczcionkaakapitu" style:family="text">
      <style:text-properties fo:background-color="#80FFFF"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T1193" style:parent-style-name="Domyślnaczcionkaakapitu" style:family="text">
      <style:text-properties fo:background-color="#80FFFF" style:text-underline-type="single" style:text-underline-style="solid" style:text-underline-width="auto" style:text-underline-mode="continuous"/>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style:style>
    <style:style style:name="T1203" style:parent-style-name="Domyślnaczcionkaakapitu" style:family="text">
      <style:text-properties style:text-underline-type="single" style:text-underline-style="solid" style:text-underline-width="auto" style:text-underline-mode="continuous"/>
    </style:style>
    <style:style style:name="T1204" style:parent-style-name="Domyślnaczcionkaakapitu" style:family="text">
      <style:text-properties fo:background-color="#80FFFF" style:text-underline-type="single" style:text-underline-style="solid" style:text-underline-width="auto" style:text-underline-mode="continuous"/>
    </style:style>
    <style:style style:name="T1205" style:parent-style-name="Domyślnaczcionkaakapitu" style:family="text">
      <style:text-properties style:text-underline-type="single" style:text-underline-style="solid" style:text-underline-width="auto" style:text-underline-mode="continuous"/>
    </style:style>
    <style:style style:name="T1206" style:parent-style-name="Domyślnaczcionkaakapitu" style:family="text">
      <style:text-properties fo:background-color="#80FFFF" style:text-underline-type="single" style:text-underline-style="solid" style:text-underline-width="auto" style:text-underline-mode="continuous"/>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fo:background-color="#80FFFF" style:text-underline-type="single" style:text-underline-style="solid" style:text-underline-width="auto" style:text-underline-mode="continuous"/>
    </style:style>
    <style:style style:name="T1209" style:parent-style-name="Domyślnaczcionkaakapitu" style:family="text">
      <style:text-properties style:text-underline-type="single" style:text-underline-style="solid" style:text-underline-width="auto" style:text-underline-mode="continuous"/>
    </style:style>
    <style:style style:name="P1210" style:parent-style-name="Normalny" style:family="paragraph">
      <style:paragraph-properties fo:text-align="justify" fo:line-height="150%" fo:text-indent="0.2479in"/>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P1214" style:parent-style-name="Normalny" style:family="paragraph">
      <style:paragraph-properties fo:text-align="justify" fo:line-height="150%"/>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text-underline-type="single" style:text-underline-style="solid" style:text-underline-width="auto" style:text-underline-mode="continuous"/>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background-color="#80FFFF" style:text-underline-type="single" style:text-underline-style="solid" style:text-underline-width="auto" style:text-underline-mode="continuous"/>
    </style:style>
    <style:style style:name="T1219" style:parent-style-name="Domyślnaczcionkaakapitu" style:family="text">
      <style:text-properties style:text-underline-type="single" style:text-underline-style="solid" style:text-underline-width="auto" style:text-underline-mode="continuous"/>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fo:text-indent="0.2479in"/>
    </style:style>
    <style:style style:name="P1228" style:parent-style-name="Normalny" style:family="paragraph">
      <style:paragraph-properties fo:text-align="justify" fo:line-height="150%"/>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fo:background-color="#80FFFF" style:text-underline-type="single" style:text-underline-style="solid" style:text-underline-width="auto" style:text-underline-mode="continuous"/>
    </style:style>
    <style:style style:name="T1231" style:parent-style-name="Domyślnaczcionkaakapitu" style:family="text">
      <style:text-properties style:text-underline-type="single" style:text-underline-style="solid" style:text-underline-width="auto" style:text-underline-mode="continuous"/>
    </style:style>
    <style:style style:name="T1232" style:parent-style-name="Domyślnaczcionkaakapitu" style:family="text">
      <style:text-properties fo:background-color="#80FFFF" style:text-underline-type="single" style:text-underline-style="solid" style:text-underline-width="auto" style:text-underline-mode="continuous"/>
    </style:style>
    <style:style style:name="T1233" style:parent-style-name="Domyślnaczcionkaakapitu" style:family="text">
      <style:text-properties style:text-underline-type="single" style:text-underline-style="solid" style:text-underline-width="auto" style:text-underline-mode="continuous"/>
    </style:style>
    <style:style style:name="T1234" style:parent-style-name="Domyślnaczcionkaakapitu" style:family="text">
      <style:text-properties fo:background-color="#80FFFF" style:text-underline-type="single" style:text-underline-style="solid" style:text-underline-width="auto" style:text-underline-mode="continuous"/>
    </style:style>
    <style:style style:name="T1235" style:parent-style-name="Domyślnaczcionkaakapitu" style:family="text">
      <style:text-properties style:text-underline-type="single" style:text-underline-style="solid" style:text-underline-width="auto" style:text-underline-mode="continuous"/>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style:style>
    <style:style style:name="T1252" style:parent-style-name="Domyślnaczcionkaakapitu" style:family="text">
      <style:text-properties style:text-underline-type="single" style:text-underline-style="solid" style:text-underline-width="auto" style:text-underline-mode="continuous"/>
    </style:style>
    <style:style style:name="T1253" style:parent-style-name="Domyślnaczcionkaakapitu" style:family="text">
      <style:text-properties fo:background-color="#80FFFF" style:text-underline-type="single" style:text-underline-style="solid" style:text-underline-width="auto" style:text-underline-mode="continuous"/>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T1256" style:parent-style-name="Domyślnaczcionkaakapitu" style:family="text">
      <style:text-properties style:text-underline-type="single" style:text-underline-style="solid" style:text-underline-width="auto" style:text-underline-mode="continuous"/>
    </style:style>
    <style:style style:name="T1257" style:parent-style-name="Domyślnaczcionkaakapitu" style:family="text">
      <style:text-properties fo:background-color="#80FFFF" style:text-underline-type="single" style:text-underline-style="solid" style:text-underline-width="auto" style:text-underline-mode="continuous"/>
    </style:style>
    <style:style style:name="T1258" style:parent-style-name="Domyślnaczcionkaakapitu" style:family="text">
      <style:text-properties style:text-underline-type="single" style:text-underline-style="solid" style:text-underline-width="auto" style:text-underline-mode="continuous"/>
    </style:style>
    <style:style style:name="P1259" style:parent-style-name="Normalny" style:family="paragraph">
      <style:paragraph-properties fo:text-align="justify" fo:line-height="150%" fo:text-indent="0.2479in"/>
    </style:style>
    <style:style style:name="P1260" style:parent-style-name="Normalny" style:family="paragraph">
      <style:paragraph-properties fo:text-align="justify" fo:line-height="150%"/>
    </style:style>
    <style:style style:name="T1261" style:parent-style-name="Domyślnaczcionkaakapitu" style:family="text">
      <style:text-properties style:text-underline-type="single" style:text-underline-style="solid" style:text-underline-width="auto" style:text-underline-mode="continuous"/>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style:style>
    <style:style style:name="T1282" style:parent-style-name="Domyślnaczcionkaakapitu" style:family="text">
      <style:text-properties style:text-underline-type="single" style:text-underline-style="solid" style:text-underline-width="auto" style:text-underline-mode="continuous"/>
    </style:style>
    <style:style style:name="T1283" style:parent-style-name="Domyślnaczcionkaakapitu" style:family="text">
      <style:text-properties fo:background-color="#80FFFF" style:text-underline-type="single" style:text-underline-style="solid" style:text-underline-width="auto" style:text-underline-mode="continuous"/>
    </style:style>
    <style:style style:name="T1284" style:parent-style-name="Domyślnaczcionkaakapitu" style:family="text">
      <style:text-properties style:text-underline-type="single" style:text-underline-style="solid" style:text-underline-width="auto" style:text-underline-mode="continuous"/>
    </style:style>
    <style:style style:name="T1285" style:parent-style-name="Domyślnaczcionkaakapitu" style:family="text">
      <style:text-properties fo:background-color="#80FFFF" style:text-underline-type="single" style:text-underline-style="solid" style:text-underline-width="auto" style:text-underline-mode="continuous"/>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fo:background-color="#80FFFF" style:text-underline-type="single" style:text-underline-style="solid" style:text-underline-width="auto" style:text-underline-mode="continuous"/>
    </style:style>
    <style:style style:name="T1288" style:parent-style-name="Domyślnaczcionkaakapitu" style:family="text">
      <style:text-properties style:text-underline-type="single" style:text-underline-style="solid" style:text-underline-width="auto" style:text-underline-mode="continuous"/>
    </style:style>
    <style:style style:name="P1289" style:parent-style-name="Normalny" style:family="paragraph">
      <style:paragraph-properties fo:text-align="justify" fo:line-height="150%" fo:text-indent="0.2479in"/>
    </style:style>
    <style:style style:name="P1290" style:parent-style-name="Normalny" style:family="paragraph">
      <style:paragraph-properties fo:text-align="justify" fo:line-height="150%"/>
    </style:style>
    <style:style style:name="T1291" style:parent-style-name="Domyślnaczcionkaakapitu" style:family="text">
      <style:text-properties style:text-underline-type="single" style:text-underline-style="solid" style:text-underline-width="auto" style:text-underline-mode="continuous"/>
    </style:style>
    <style:style style:name="T1292" style:parent-style-name="Domyślnaczcionkaakapitu" style:family="text">
      <style:text-properties fo:background-color="#80FFFF" style:text-underline-type="single" style:text-underline-style="solid" style:text-underline-width="auto" style:text-underline-mode="continuous"/>
    </style:style>
    <style:style style:name="T1293" style:parent-style-name="Domyślnaczcionkaakapitu" style:family="text">
      <style:text-properties style:text-underline-type="single" style:text-underline-style="solid" style:text-underline-width="auto" style:text-underline-mode="continuous"/>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P1297" style:parent-style-name="Normalny" style:family="paragraph">
      <style:paragraph-properties fo:text-align="justify" fo:line-height="150%"/>
    </style:style>
    <style:style style:name="T1298" style:parent-style-name="Domyślnaczcionkaakapitu" style:family="text">
      <style:text-properties style:text-underline-type="single" style:text-underline-style="solid" style:text-underline-width="auto" style:text-underline-mode="continuous"/>
    </style:style>
    <style:style style:name="T1299" style:parent-style-name="Domyślnaczcionkaakapitu" style:family="text">
      <style:text-properties fo:background-color="#80FFFF" style:text-underline-type="single" style:text-underline-style="solid" style:text-underline-width="auto" style:text-underline-mode="continuous"/>
    </style:style>
    <style:style style:name="T1300" style:parent-style-name="Domyślnaczcionkaakapitu" style:family="text">
      <style:text-properties style:text-underline-type="single" style:text-underline-style="solid" style:text-underline-width="auto" style:text-underline-mode="continuous"/>
    </style:style>
    <style:style style:name="T1301" style:parent-style-name="Domyślnaczcionkaakapitu" style:family="text">
      <style:text-properties fo:background-color="#80FFFF" style:text-underline-type="single" style:text-underline-style="solid" style:text-underline-width="auto" style:text-underline-mode="continuous"/>
    </style:style>
    <style:style style:name="T1302" style:parent-style-name="Domyślnaczcionkaakapitu" style:family="text">
      <style:text-properties style:text-underline-type="single" style:text-underline-style="solid" style:text-underline-width="auto" style:text-underline-mode="continuous"/>
    </style:style>
    <style:style style:name="T1303" style:parent-style-name="Domyślnaczcionkaakapitu" style:family="text">
      <style:text-properties fo:background-color="#80FFFF" style:text-underline-type="single" style:text-underline-style="solid" style:text-underline-width="auto" style:text-underline-mode="continuous"/>
    </style:style>
    <style:style style:name="T1304" style:parent-style-name="Domyślnaczcionkaakapitu" style:family="text">
      <style:text-properties style:text-underline-type="single" style:text-underline-style="solid" style:text-underline-width="auto" style:text-underline-mode="continuous"/>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P1308" style:parent-style-name="Normalny" style:family="paragraph">
      <style:paragraph-properties fo:text-align="justify" fo:line-height="150%"/>
    </style:style>
    <style:style style:name="T1309" style:parent-style-name="Domyślnaczcionkaakapitu" style:family="text">
      <style:text-properties fo:background-color="#80FFFF" style:text-underline-type="single" style:text-underline-style="solid" style:text-underline-width="auto" style:text-underline-mode="continuous"/>
    </style:style>
    <style:style style:name="T1310" style:parent-style-name="Domyślnaczcionkaakapitu" style:family="text">
      <style:text-properties style:text-underline-type="single" style:text-underline-style="solid" style:text-underline-width="auto" style:text-underline-mode="continuous"/>
    </style:style>
    <style:style style:name="T1311" style:parent-style-name="Domyślnaczcionkaakapitu" style:family="text">
      <style:text-properties fo:background-color="#80FFFF" style:text-underline-type="single" style:text-underline-style="solid" style:text-underline-width="auto" style:text-underline-mode="continuous"/>
    </style:style>
    <style:style style:name="T1312" style:parent-style-name="Domyślnaczcionkaakapitu" style:family="text">
      <style:text-properties style:text-underline-type="single" style:text-underline-style="solid" style:text-underline-width="auto" style:text-underline-mode="continuous"/>
    </style:style>
    <style:style style:name="T1313" style:parent-style-name="Domyślnaczcionkaakapitu" style:family="text">
      <style:text-properties fo:background-color="#80FFFF" style:text-underline-type="single" style:text-underline-style="solid" style:text-underline-width="auto" style:text-underline-mode="continuous"/>
    </style:style>
    <style:style style:name="T1314" style:parent-style-name="Domyślnaczcionkaakapitu" style:family="text">
      <style:text-properties style:text-underline-type="single" style:text-underline-style="solid" style:text-underline-width="auto" style:text-underline-mode="continuous"/>
    </style:style>
    <style:style style:name="T1315" style:parent-style-name="Domyślnaczcionkaakapitu" style:family="text">
      <style:text-properties fo:background-color="#80FFFF"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style:style>
    <style:style style:name="T1321" style:parent-style-name="Domyślnaczcionkaakapitu" style:family="text">
      <style:text-properties style:text-underline-type="single" style:text-underline-style="solid" style:text-underline-width="auto" style:text-underline-mode="continuous"/>
    </style:style>
    <style:style style:name="T1322" style:parent-style-name="Domyślnaczcionkaakapitu" style:family="text">
      <style:text-properties fo:background-color="#80FFFF" style:text-underline-type="single" style:text-underline-style="solid" style:text-underline-width="auto" style:text-underline-mode="continuous"/>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text-underline-type="single" style:text-underline-style="solid" style:text-underline-width="auto" style:text-underline-mode="continuous"/>
    </style:style>
    <style:style style:name="T1325" style:parent-style-name="Domyślnaczcionkaakapitu" style:family="text">
      <style:text-properties style:text-underline-type="single" style:text-underline-style="solid" style:text-underline-width="auto" style:text-underline-mode="continuous"/>
    </style:style>
    <style:style style:name="T1326" style:parent-style-name="Domyślnaczcionkaakapitu" style:family="text">
      <style:text-properties fo:background-color="#80FFFF" style:text-underline-type="single" style:text-underline-style="solid" style:text-underline-width="auto" style:text-underline-mode="continuous"/>
    </style:style>
    <style:style style:name="T1327" style:parent-style-name="Domyślnaczcionkaakapitu" style:family="text">
      <style:text-properties style:text-underline-type="single" style:text-underline-style="solid" style:text-underline-width="auto" style:text-underline-mode="continuous"/>
    </style:style>
    <style:style style:name="P1328" style:parent-style-name="Normalny" style:family="paragraph">
      <style:paragraph-properties fo:text-align="justify" fo:line-height="150%" fo:text-indent="0.2479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P1332" style:parent-style-name="Normalny" style:family="paragraph">
      <style:paragraph-properties fo:text-align="justify" fo:line-height="150%" fo:text-indent="0.2479in"/>
    </style:style>
    <style:style style:name="P1333" style:parent-style-name="Normalny" style:family="paragraph">
      <style:paragraph-properties fo:text-align="justify" fo:line-height="150%"/>
    </style:style>
    <style:style style:name="T1334" style:parent-style-name="Domyślnaczcionkaakapitu" style:family="text">
      <style:text-properties style:text-underline-type="single" style:text-underline-style="solid" style:text-underline-width="auto" style:text-underline-mode="continuous"/>
    </style:style>
    <style:style style:name="P1335" style:parent-style-name="Normalny" style:family="paragraph">
      <style:paragraph-properties fo:text-align="justify" fo:line-height="150%" fo:text-indent="0.2479in"/>
    </style:style>
    <style:style style:name="P1336" style:parent-style-name="Normalny" style:family="paragraph">
      <style:paragraph-properties fo:text-align="justify" fo:line-height="150%" fo:text-indent="0.2479in"/>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P1362" style:parent-style-name="Normalny" style:family="paragraph">
      <style:paragraph-properties fo:text-align="justify" fo:line-height="150%" fo:text-indent="0.2479in"/>
    </style:style>
    <style:style style:name="P1363" style:parent-style-name="Normalny" style:family="paragraph">
      <style:paragraph-properties fo:text-align="justify" fo:line-height="150%"/>
    </style:style>
    <style:style style:name="T1364" style:parent-style-name="Domyślnaczcionkaakapitu" style:family="text">
      <style:text-properties style:text-underline-type="single" style:text-underline-style="solid" style:text-underline-width="auto" style:text-underline-mode="continuous"/>
    </style:style>
    <style:style style:name="T1365" style:parent-style-name="Domyślnaczcionkaakapitu" style:family="text">
      <style:text-properties fo:background-color="#80FFFF" style:text-underline-type="single" style:text-underline-style="solid" style:text-underline-width="auto" style:text-underline-mode="continuous"/>
    </style:style>
    <style:style style:name="T1366" style:parent-style-name="Domyślnaczcionkaakapitu" style:family="text">
      <style:text-properties style:text-underline-type="single" style:text-underline-style="solid" style:text-underline-width="auto" style:text-underline-mode="continuous"/>
    </style:style>
    <style:style style:name="T1367" style:parent-style-name="Domyślnaczcionkaakapitu" style:family="text">
      <style:text-properties fo:background-color="#80FFFF" style:text-underline-type="single" style:text-underline-style="solid" style:text-underline-width="auto" style:text-underline-mode="continuous"/>
    </style:style>
    <style:style style:name="T1368" style:parent-style-name="Domyślnaczcionkaakapitu" style:family="text">
      <style:text-properties style:text-underline-type="single" style:text-underline-style="solid" style:text-underline-width="auto" style:text-underline-mode="continuous"/>
    </style:style>
    <style:style style:name="T1369" style:parent-style-name="Domyślnaczcionkaakapitu" style:family="text">
      <style:text-properties fo:background-color="#80FFFF"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P1371" style:parent-style-name="Normalny" style:family="paragraph">
      <style:paragraph-properties fo:text-align="justify" fo:line-height="150%" fo:text-indent="0.2479in"/>
    </style:style>
    <style:style style:name="P1372" style:parent-style-name="Normalny" style:family="paragraph">
      <style:paragraph-properties fo:text-align="justify" fo:line-height="150%"/>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style:text-underline-type="single" style:text-underline-style="solid" style:text-underline-width="auto" style:text-underline-mode="continuous"/>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style:style>
    <style:style style:name="T1383" style:parent-style-name="Domyślnaczcionkaakapitu" style:family="text">
      <style:text-properties style:text-underline-type="single" style:text-underline-style="solid" style:text-underline-width="auto" style:text-underline-mode="continuous"/>
    </style:style>
    <style:style style:name="T1384" style:parent-style-name="Domyślnaczcionkaakapitu" style:family="text">
      <style:text-properties fo:background-color="#80FFFF" style:text-underline-type="single" style:text-underline-style="solid" style:text-underline-width="auto" style:text-underline-mode="continuous"/>
    </style:style>
    <style:style style:name="T1385" style:parent-style-name="Domyślnaczcionkaakapitu" style:family="text">
      <style:text-properties style:text-underline-type="single" style:text-underline-style="solid" style:text-underline-width="auto" style:text-underline-mode="continuous"/>
    </style:style>
    <style:style style:name="T1386" style:parent-style-name="Domyślnaczcionkaakapitu" style:family="text">
      <style:text-properties fo:background-color="#80FFFF" style:text-underline-type="single" style:text-underline-style="solid" style:text-underline-width="auto" style:text-underline-mode="continuous"/>
    </style:style>
    <style:style style:name="T1387" style:parent-style-name="Domyślnaczcionkaakapitu" style:family="text">
      <style:text-properties style:text-underline-type="single" style:text-underline-style="solid" style:text-underline-width="auto" style:text-underline-mode="continuous"/>
    </style:style>
    <style:style style:name="T1388" style:parent-style-name="Domyślnaczcionkaakapitu" style:family="text">
      <style:text-properties fo:background-color="#80FFFF" style:text-underline-type="single" style:text-underline-style="solid" style:text-underline-width="auto" style:text-underline-mode="continuous"/>
    </style:style>
    <style:style style:name="T1389" style:parent-style-name="Domyślnaczcionkaakapitu" style:family="text">
      <style:text-properties style:text-underline-type="single" style:text-underline-style="solid" style:text-underline-width="auto" style:text-underline-mode="continuous"/>
    </style:style>
    <style:style style:name="P1390" style:parent-style-name="Normalny" style:family="paragraph">
      <style:paragraph-properties fo:text-align="justify" fo:line-height="150%" fo:text-indent="0.2479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479in"/>
    </style:style>
    <style:style style:name="P1395" style:parent-style-name="Normalny" style:family="paragraph">
      <style:paragraph-properties fo:text-align="justify" fo:line-height="150%"/>
    </style:style>
    <style:style style:name="T1396" style:parent-style-name="Domyślnaczcionkaakapitu" style:family="text">
      <style:text-properties fo:background-color="#80FFFF" style:text-underline-type="single" style:text-underline-style="solid" style:text-underline-width="auto" style:text-underline-mode="continuous"/>
    </style:style>
    <style:style style:name="T1397" style:parent-style-name="Domyślnaczcionkaakapitu" style:family="text">
      <style:text-properties style:text-underline-type="single" style:text-underline-style="solid" style:text-underline-width="auto" style:text-underline-mode="continuous"/>
    </style:style>
    <style:style style:name="T1398" style:parent-style-name="Domyślnaczcionkaakapitu" style:family="text">
      <style:text-properties fo:background-color="#80FFFF" style:text-underline-type="single" style:text-underline-style="solid" style:text-underline-width="auto" style:text-underline-mode="continuous"/>
    </style:style>
    <style:style style:name="T1399" style:parent-style-name="Domyślnaczcionkaakapitu" style:family="text">
      <style:text-properties style:text-underline-type="single" style:text-underline-style="solid" style:text-underline-width="auto" style:text-underline-mode="continuous"/>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style:style>
    <style:style style:name="T1405" style:parent-style-name="Domyślnaczcionkaakapitu" style:family="text">
      <style:text-properties style:text-underline-type="single" style:text-underline-style="solid" style:text-underline-width="auto" style:text-underline-mode="continuous"/>
    </style:style>
    <style:style style:name="T1406" style:parent-style-name="Domyślnaczcionkaakapitu" style:family="text">
      <style:text-properties fo:background-color="#80FFFF" style:text-underline-type="single" style:text-underline-style="solid" style:text-underline-width="auto" style:text-underline-mode="continuous"/>
    </style:style>
    <style:style style:name="T1407" style:parent-style-name="Domyślnaczcionkaakapitu" style:family="text">
      <style:text-properties style:text-underline-type="single" style:text-underline-style="solid" style:text-underline-width="auto" style:text-underline-mode="continuous"/>
    </style:style>
    <style:style style:name="T1408" style:parent-style-name="Domyślnaczcionkaakapitu" style:family="text">
      <style:text-properties fo:background-color="#80FFFF" style:text-underline-type="single" style:text-underline-style="solid" style:text-underline-width="auto" style:text-underline-mode="continuous"/>
    </style:style>
    <style:style style:name="T1409" style:parent-style-name="Domyślnaczcionkaakapitu" style:family="text">
      <style:text-properties style:text-underline-type="single" style:text-underline-style="solid" style:text-underline-width="auto" style:text-underline-mode="continuous"/>
    </style:style>
    <style:style style:name="T1410" style:parent-style-name="Domyślnaczcionkaakapitu" style:family="text">
      <style:text-properties fo:background-color="#80FFFF" style:text-underline-type="single" style:text-underline-style="solid" style:text-underline-width="auto" style:text-underline-mode="continuous"/>
    </style:style>
    <style:style style:name="T1411" style:parent-style-name="Domyślnaczcionkaakapitu" style:family="text">
      <style:text-properties style:text-underline-type="single" style:text-underline-style="solid" style:text-underline-width="auto" style:text-underline-mode="continuous"/>
    </style:style>
    <style:style style:name="P1412" style:parent-style-name="Normalny" style:family="paragraph">
      <style:paragraph-properties fo:text-align="justify" fo:line-height="150%" fo:text-indent="0.2479in"/>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style:style>
    <style:style style:name="T1416" style:parent-style-name="Domyślnaczcionkaakapitu" style:family="text">
      <style:text-properties fo:background-color="#80FFFF" style:text-underline-type="single" style:text-underline-style="solid" style:text-underline-width="auto" style:text-underline-mode="continuous"/>
    </style:style>
    <style:style style:name="T1417" style:parent-style-name="Domyślnaczcionkaakapitu" style:family="text">
      <style:text-properties style:text-underline-type="single" style:text-underline-style="solid" style:text-underline-width="auto" style:text-underline-mode="continuous"/>
    </style:style>
    <style:style style:name="T1418" style:parent-style-name="Domyślnaczcionkaakapitu" style:family="text">
      <style:text-properties fo:background-color="#80FFFF" style:text-underline-type="single" style:text-underline-style="solid" style:text-underline-width="auto" style:text-underline-mode="continuous"/>
    </style:style>
    <style:style style:name="T1419" style:parent-style-name="Domyślnaczcionkaakapitu" style:family="text">
      <style:text-properties style:text-underline-type="single" style:text-underline-style="solid" style:text-underline-width="auto" style:text-underline-mode="continuous"/>
    </style:style>
    <style:style style:name="P1420" style:parent-style-name="Normalny" style:family="paragraph">
      <style:paragraph-properties fo:text-align="justify" fo:line-height="150%" fo:text-indent="0.2479in"/>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style:text-underline-type="single" style:text-underline-style="solid" style:text-underline-width="auto" style:text-underline-mode="continuous"/>
    </style:style>
    <style:style style:name="T1425" style:parent-style-name="Domyślnaczcionkaakapitu" style:family="text">
      <style:text-properties fo:background-color="#80FFFF" style:text-underline-type="single" style:text-underline-style="solid" style:text-underline-width="auto" style:text-underline-mode="continuous"/>
    </style:style>
    <style:style style:name="T1426" style:parent-style-name="Domyślnaczcionkaakapitu" style:family="text">
      <style:text-properties style:text-underline-type="single" style:text-underline-style="solid" style:text-underline-width="auto" style:text-underline-mode="continuous"/>
    </style:style>
    <style:style style:name="T1427" style:parent-style-name="Domyślnaczcionkaakapitu" style:family="text">
      <style:text-properties fo:background-color="#80FFFF" style:text-underline-type="single" style:text-underline-style="solid" style:text-underline-width="auto" style:text-underline-mode="continuous"/>
    </style:style>
    <style:style style:name="T1428" style:parent-style-name="Domyślnaczcionkaakapitu" style:family="text">
      <style:text-properties style:text-underline-type="single" style:text-underline-style="solid" style:text-underline-width="auto" style:text-underline-mode="continuous"/>
    </style:style>
    <style:style style:name="P1429" style:parent-style-name="Normalny" style:family="paragraph">
      <style:paragraph-properties fo:text-align="justify" fo:line-height="150%" fo:text-indent="0.2479in"/>
    </style:style>
    <style:style style:name="P1430" style:parent-style-name="Normalny" style:family="paragraph">
      <style:paragraph-properties fo:text-align="justify" fo:line-height="150%"/>
    </style:style>
    <style:style style:name="T1431" style:parent-style-name="Domyślnaczcionkaakapitu" style:family="text">
      <style:text-properties style:text-underline-type="single" style:text-underline-style="solid" style:text-underline-width="auto" style:text-underline-mode="continuous"/>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style:style>
    <style:style style:name="T1438" style:parent-style-name="Domyślnaczcionkaakapitu" style:family="text">
      <style:text-properties style:text-underline-type="single" style:text-underline-style="solid" style:text-underline-width="auto" style:text-underline-mode="continuous"/>
    </style:style>
    <style:style style:name="T1439" style:parent-style-name="Domyślnaczcionkaakapitu" style:family="text">
      <style:text-properties fo:background-color="#80FFFF" style:text-underline-type="single" style:text-underline-style="solid" style:text-underline-width="auto" style:text-underline-mode="continuous"/>
    </style:style>
    <style:style style:name="T1440" style:parent-style-name="Domyślnaczcionkaakapitu" style:family="text">
      <style:text-properties style:text-underline-type="single" style:text-underline-style="solid" style:text-underline-width="auto" style:text-underline-mode="continuous"/>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T1443" style:parent-style-name="Domyślnaczcionkaakapitu" style:family="text">
      <style:text-properties fo:background-color="#80FFFF" style:text-underline-type="single" style:text-underline-style="solid" style:text-underline-width="auto" style:text-underline-mode="continuous"/>
    </style:style>
    <style:style style:name="T1444" style:parent-style-name="Domyślnaczcionkaakapitu" style:family="text">
      <style:text-properties style:text-underline-type="single" style:text-underline-style="solid" style:text-underline-width="auto" style:text-underline-mode="continuous"/>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fo:text-indent="0.2479in"/>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style:style>
    <style:style style:name="T1450" style:parent-style-name="Domyślnaczcionkaakapitu" style:family="text">
      <style:text-properties fo:background-color="#80FFFF" style:text-underline-type="single" style:text-underline-style="solid" style:text-underline-width="auto" style:text-underline-mode="continuous"/>
    </style:style>
    <style:style style:name="T1451" style:parent-style-name="Domyślnaczcionkaakapitu" style:family="text">
      <style:text-properties style:text-underline-type="single" style:text-underline-style="solid" style:text-underline-width="auto" style:text-underline-mode="continuous"/>
    </style:style>
    <style:style style:name="T1452" style:parent-style-name="Domyślnaczcionkaakapitu" style:family="text">
      <style:text-properties fo:background-color="#80FFFF" style:text-underline-type="single" style:text-underline-style="solid" style:text-underline-width="auto" style:text-underline-mode="continuous"/>
    </style:style>
    <style:style style:name="T1453" style:parent-style-name="Domyślnaczcionkaakapitu" style:family="text">
      <style:text-properties style:text-underline-type="single" style:text-underline-style="solid" style:text-underline-width="auto" style:text-underline-mode="continuous"/>
    </style:style>
    <style:style style:name="T1454" style:parent-style-name="Domyślnaczcionkaakapitu" style:family="text">
      <style:text-properties fo:background-color="#80FFFF" style:text-underline-type="single" style:text-underline-style="solid" style:text-underline-width="auto" style:text-underline-mode="continuous"/>
    </style:style>
    <style:style style:name="T1455" style:parent-style-name="Domyślnaczcionkaakapitu" style:family="text">
      <style:text-properties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T1461" style:parent-style-name="Domyślnaczcionkaakapitu" style:family="text">
      <style:text-properties style:text-underline-type="single" style:text-underline-style="solid" style:text-underline-width="auto" style:text-underline-mode="continuous"/>
    </style:style>
    <style:style style:name="T1462" style:parent-style-name="Domyślnaczcionkaakapitu" style:family="text">
      <style:text-properties fo:background-color="#80FFFF" style:text-underline-type="single" style:text-underline-style="solid" style:text-underline-width="auto" style:text-underline-mode="continuous"/>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style:tab-stops>
          <style:tab-stop style:type="left" style:position="2.3493in"/>
        </style:tab-stops>
      </style:paragraph-properties>
    </style:style>
    <style:style style:name="T1471" style:parent-style-name="Domyślnaczcionkaakapitu" style:family="text">
      <style:text-properties style:text-underline-type="single" style:text-underline-style="solid" style:text-underline-width="auto" style:text-underline-mode="continuous"/>
    </style:style>
    <style:style style:name="T1472" style:parent-style-name="Domyślnaczcionkaakapitu" style:family="text">
      <style:text-properties fo:background-color="#80FFFF" style:text-underline-type="single" style:text-underline-style="solid" style:text-underline-width="auto" style:text-underline-mode="continuous"/>
    </style:style>
    <style:style style:name="T1473" style:parent-style-name="Domyślnaczcionkaakapitu" style:family="text">
      <style:text-properties style:text-underline-type="single" style:text-underline-style="solid" style:text-underline-width="auto" style:text-underline-mode="continuous"/>
    </style:style>
    <style:style style:name="P1474" style:parent-style-name="Normalny" style:family="paragraph">
      <style:paragraph-properties fo:text-align="justify" fo:line-height="150%" fo:text-indent="0.2479in">
        <style:tab-stops>
          <style:tab-stop style:type="left" style:position="2.3493in"/>
        </style:tab-stops>
      </style:paragraph-properties>
    </style:style>
    <style:style style:name="P1475" style:parent-style-name="Normalny" style:family="paragraph">
      <style:paragraph-properties fo:text-align="justify" fo:line-height="150%"/>
    </style:style>
    <style:style style:name="T1476" style:parent-style-name="Domyślnaczcionkaakapitu" style:family="text">
      <style:text-properties style:text-underline-type="single" style:text-underline-style="solid" style:text-underline-width="auto" style:text-underline-mode="continuous"/>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T1478" style:parent-style-name="Domyślnaczcionkaakapitu" style:family="text">
      <style:text-properties style:text-underline-type="single" style:text-underline-style="solid" style:text-underline-width="auto" style:text-underline-mode="continuous"/>
    </style:style>
    <style:style style:name="T1479" style:parent-style-name="Domyślnaczcionkaakapitu" style:family="text">
      <style:text-properties fo:background-color="#80FFFF" style:text-underline-type="single" style:text-underline-style="solid" style:text-underline-width="auto" style:text-underline-mode="continuous"/>
    </style:style>
    <style:style style:name="P1480" style:parent-style-name="Normalny" style:family="paragraph">
      <style:paragraph-properties fo:text-align="justify" fo:line-height="150%" fo:text-indent="0.2479in"/>
    </style:style>
    <style:style style:name="P1481" style:parent-style-name="Normalny" style:family="paragraph">
      <style:paragraph-properties fo:text-align="justify" fo:line-height="150%"/>
    </style:style>
    <style:style style:name="T1482" style:parent-style-name="Domyślnaczcionkaakapitu" style:family="text">
      <style:text-properties style:text-underline-type="single" style:text-underline-style="solid" style:text-underline-width="auto" style:text-underline-mode="continuous"/>
    </style:style>
    <style:style style:name="T1483" style:parent-style-name="Domyślnaczcionkaakapitu" style:family="text">
      <style:text-properties fo:background-color="#80FFFF" style:text-underline-type="single" style:text-underline-style="solid" style:text-underline-width="auto" style:text-underline-mode="continuous"/>
    </style:style>
    <style:style style:name="T1484" style:parent-style-name="Domyślnaczcionkaakapitu" style:family="text">
      <style:text-properties style:text-underline-type="single" style:text-underline-style="solid" style:text-underline-width="auto" style:text-underline-mode="continuous"/>
    </style:style>
    <style:style style:name="P1485" style:parent-style-name="Normalny" style:family="paragraph">
      <style:paragraph-properties fo:text-align="justify" fo:line-height="150%" fo:text-indent="0.2479in"/>
    </style:style>
    <style:style style:name="P1486" style:parent-style-name="Normalny" style:family="paragraph">
      <style:paragraph-properties fo:text-align="justify" fo:line-height="150%"/>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fo:background-color="#80FFFF" style:text-underline-type="single" style:text-underline-style="solid" style:text-underline-width="auto" style:text-underline-mode="continuous"/>
    </style:style>
    <style:style style:name="T1489" style:parent-style-name="Domyślnaczcionkaakapitu" style:family="text">
      <style:text-properties style:text-underline-type="single" style:text-underline-style="solid" style:text-underline-width="auto" style:text-underline-mode="continuous"/>
    </style:style>
    <style:style style:name="T1490" style:parent-style-name="Domyślnaczcionkaakapitu" style:family="text">
      <style:text-properties fo:background-color="#80FFFF" style:text-underline-type="single" style:text-underline-style="solid" style:text-underline-width="auto" style:text-underline-mode="continuous"/>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style:style>
    <style:style style:name="T1494" style:parent-style-name="Domyślnaczcionkaakapitu" style:family="text">
      <style:text-properties style:text-underline-type="single" style:text-underline-style="solid" style:text-underline-width="auto" style:text-underline-mode="continuous"/>
    </style:style>
    <style:style style:name="T1495" style:parent-style-name="Domyślnaczcionkaakapitu" style:family="text">
      <style:text-properties fo:background-color="#80FFFF" style:text-underline-type="single" style:text-underline-style="solid" style:text-underline-width="auto" style:text-underline-mode="continuous"/>
    </style:style>
    <style:style style:name="T1496" style:parent-style-name="Domyślnaczcionkaakapitu" style:family="text">
      <style:text-properties style:text-underline-type="single" style:text-underline-style="solid" style:text-underline-width="auto" style:text-underline-mode="continuous"/>
    </style:style>
    <style:style style:name="P1497" style:parent-style-name="Normalny" style:family="paragraph">
      <style:paragraph-properties fo:text-align="justify" fo:line-height="150%" fo:text-indent="0.2479in"/>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479in"/>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style:style>
    <style:style style:name="T1506" style:parent-style-name="Domyślnaczcionkaakapitu" style:family="text">
      <style:text-properties style:text-underline-type="single" style:text-underline-style="solid" style:text-underline-width="auto" style:text-underline-mode="continuous"/>
    </style:style>
    <style:style style:name="T1507" style:parent-style-name="Domyślnaczcionkaakapitu" style:family="text">
      <style:text-properties fo:background-color="#80FFFF" style:text-underline-type="single" style:text-underline-style="solid" style:text-underline-width="auto" style:text-underline-mode="continuous"/>
    </style:style>
    <style:style style:name="T1508" style:parent-style-name="Domyślnaczcionkaakapitu" style:family="text">
      <style:text-properties style:text-underline-type="single" style:text-underline-style="solid" style:text-underline-width="auto" style:text-underline-mode="continuous"/>
    </style:style>
    <style:style style:name="T1509" style:parent-style-name="Domyślnaczcionkaakapitu" style:family="text">
      <style:text-properties fo:background-color="#80FFFF" style:text-underline-type="single" style:text-underline-style="solid" style:text-underline-width="auto" style:text-underline-mode="continuous"/>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style:style>
    <style:style style:name="T1513" style:parent-style-name="Domyślnaczcionkaakapitu" style:family="text">
      <style:text-properties style:text-underline-type="single" style:text-underline-style="solid" style:text-underline-width="auto" style:text-underline-mode="continuous"/>
    </style:style>
    <style:style style:name="T1514" style:parent-style-name="Domyślnaczcionkaakapitu" style:family="text">
      <style:text-properties fo:background-color="#80FFFF"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fo:background-color="#80FFFF" style:text-underline-type="single" style:text-underline-style="solid" style:text-underline-width="auto" style:text-underline-mode="continuous"/>
    </style:style>
    <style:style style:name="T1517" style:parent-style-name="Domyślnaczcionkaakapitu" style:family="text">
      <style:text-properties style:text-underline-type="single" style:text-underline-style="solid" style:text-underline-width="auto" style:text-underline-mode="continuous"/>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style:style>
    <style:style style:name="T1529" style:parent-style-name="Domyślnaczcionkaakapitu" style:family="text">
      <style:text-properties style:text-underline-type="single" style:text-underline-style="solid" style:text-underline-width="auto" style:text-underline-mode="continuous"/>
    </style:style>
    <style:style style:name="T1530" style:parent-style-name="Domyślnaczcionkaakapitu" style:family="text">
      <style:text-properties fo:background-color="#80FFFF" style:text-underline-type="single" style:text-underline-style="solid" style:text-underline-width="auto" style:text-underline-mode="continuous"/>
    </style:style>
    <style:style style:name="T1531" style:parent-style-name="Domyślnaczcionkaakapitu" style:family="text">
      <style:text-properties style:text-underline-type="single" style:text-underline-style="solid" style:text-underline-width="auto" style:text-underline-mode="continuous"/>
    </style:style>
    <style:style style:name="T1532" style:parent-style-name="Domyślnaczcionkaakapitu" style:family="text">
      <style:text-properties fo:background-color="#80FFFF" style:text-underline-type="single" style:text-underline-style="solid" style:text-underline-width="auto" style:text-underline-mode="continuous"/>
    </style:style>
    <style:style style:name="P1533" style:parent-style-name="Normalny" style:family="paragraph">
      <style:paragraph-properties fo:text-align="justify" fo:line-height="150%" fo:text-indent="0.2479in"/>
    </style:style>
    <style:style style:name="P1534" style:parent-style-name="Normalny" style:family="paragraph">
      <style:paragraph-properties fo:text-align="justify" fo:line-height="150%"/>
    </style:style>
    <style:style style:name="T1535" style:parent-style-name="Domyślnaczcionkaakapitu" style:family="text">
      <style:text-properties style:text-underline-type="single" style:text-underline-style="solid" style:text-underline-width="auto" style:text-underline-mode="continuous"/>
    </style:style>
    <style:style style:name="T1536" style:parent-style-name="Domyślnaczcionkaakapitu" style:family="text">
      <style:text-properties fo:background-color="#80FFFF" style:text-underline-type="single" style:text-underline-style="solid" style:text-underline-width="auto" style:text-underline-mode="continuous"/>
    </style:style>
    <style:style style:name="T1537" style:parent-style-name="Domyślnaczcionkaakapitu" style:family="text">
      <style:text-properties style:text-underline-type="single" style:text-underline-style="solid" style:text-underline-width="auto" style:text-underline-mode="continuous"/>
    </style:style>
    <style:style style:name="T1538" style:parent-style-name="Domyślnaczcionkaakapitu" style:family="text">
      <style:text-properties fo:background-color="#80FFFF" style:text-underline-type="single" style:text-underline-style="solid" style:text-underline-width="auto" style:text-underline-mode="continuous"/>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P1542" style:parent-style-name="Normalny" style:family="paragraph">
      <style:paragraph-properties fo:text-align="justify" fo:line-height="150%" fo:text-indent="0.2479in"/>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style:text-underline-type="single" style:text-underline-style="solid" style:text-underline-width="auto" style:text-underline-mode="continuous"/>
    </style:style>
    <style:style style:name="T1548" style:parent-style-name="Domyślnaczcionkaakapitu" style:family="text">
      <style:text-properties fo:background-color="#80FFFF"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fo:background-color="#80FFFF" style:text-underline-type="single" style:text-underline-style="solid" style:text-underline-width="auto" style:text-underline-mode="continuous"/>
    </style:style>
    <style:style style:name="T1555" style:parent-style-name="Domyślnaczcionkaakapitu" style:family="text">
      <style:text-properties style:text-underline-type="single" style:text-underline-style="solid" style:text-underline-width="auto" style:text-underline-mode="continuous"/>
    </style:style>
    <style:style style:name="P1556" style:parent-style-name="Normalny" style:family="paragraph">
      <style:paragraph-properties fo:text-align="justify" fo:line-height="150%" fo:text-indent="0.2479in"/>
    </style:style>
    <style:style style:name="P1557" style:parent-style-name="Normalny" style:family="paragraph">
      <style:paragraph-properties fo:text-align="justify" fo:line-height="150%"/>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text-underline-type="single" style:text-underline-style="solid" style:text-underline-width="auto" style:text-underline-mode="continuous"/>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P1562" style:parent-style-name="Normalny" style:family="paragraph">
      <style:paragraph-properties fo:text-align="justify" fo:line-height="150%" fo:text-indent="0.2479in"/>
    </style:style>
    <style:style style:name="P1563" style:parent-style-name="Normalny" style:family="paragraph">
      <style:paragraph-properties fo:text-align="justify" fo:line-height="150%"/>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style:text-underline-type="single" style:text-underline-style="solid" style:text-underline-width="auto" style:text-underline-mode="continuous"/>
    </style:style>
    <style:style style:name="T1568" style:parent-style-name="Domyślnaczcionkaakapitu" style:family="text">
      <style:text-properties fo:background-color="#80FFFF" style:text-underline-type="single" style:text-underline-style="solid" style:text-underline-width="auto" style:text-underline-mode="continuous"/>
    </style:style>
    <style:style style:name="T1569" style:parent-style-name="Domyślnaczcionkaakapitu" style:family="text">
      <style:text-properties style:text-underline-type="single" style:text-underline-style="solid" style:text-underline-width="auto" style:text-underline-mode="continuous"/>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style:style>
    <style:style style:name="T1574" style:parent-style-name="Domyślnaczcionkaakapitu" style:family="text">
      <style:text-properties style:text-underline-type="single" style:text-underline-style="solid" style:text-underline-width="auto" style:text-underline-mode="continuous"/>
    </style:style>
    <style:style style:name="T1575" style:parent-style-name="Domyślnaczcionkaakapitu" style:family="text">
      <style:text-properties fo:background-color="#80FFFF" style:text-underline-type="single" style:text-underline-style="solid" style:text-underline-width="auto" style:text-underline-mode="continuous"/>
    </style:style>
    <style:style style:name="T1576" style:parent-style-name="Domyślnaczcionkaakapitu" style:family="text">
      <style:text-properties style:text-underline-type="single" style:text-underline-style="solid" style:text-underline-width="auto" style:text-underline-mode="continuous"/>
    </style:style>
    <style:style style:name="T1577" style:parent-style-name="Domyślnaczcionkaakapitu" style:family="text">
      <style:text-properties fo:background-color="#80FFFF"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T1590" style:parent-style-name="Domyślnaczcionkaakapitu" style:family="text">
      <style:text-properties fo:background-color="#80FFFF" style:text-underline-type="single" style:text-underline-style="solid" style:text-underline-width="auto" style:text-underline-mode="continuous"/>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style:style>
    <style:style style:name="T1595" style:parent-style-name="Domyślnaczcionkaakapitu" style:family="text">
      <style:text-properties style:text-underline-type="single" style:text-underline-style="solid" style:text-underline-width="auto" style:text-underline-mode="continuous"/>
    </style:style>
    <style:style style:name="P1596" style:parent-style-name="Normalny" style:family="paragraph">
      <style:paragraph-properties fo:text-align="justify" fo:line-height="150%" fo:text-indent="0.2479in"/>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style:style>
    <style:style style:name="T1599" style:parent-style-name="Domyślnaczcionkaakapitu" style:family="text">
      <style:text-properties style:text-underline-type="single" style:text-underline-style="solid" style:text-underline-width="auto" style:text-underline-mode="continuous"/>
    </style:style>
    <style:style style:name="T1600" style:parent-style-name="Domyślnaczcionkaakapitu" style:family="text">
      <style:text-properties fo:background-color="#80FFFF" style:text-underline-type="single" style:text-underline-style="solid" style:text-underline-width="auto" style:text-underline-mode="continuous"/>
    </style:style>
    <style:style style:name="T1601" style:parent-style-name="Domyślnaczcionkaakapitu" style:family="text">
      <style:text-properties style:text-underline-type="single" style:text-underline-style="solid" style:text-underline-width="auto" style:text-underline-mode="continuous"/>
    </style:style>
    <style:style style:name="T1602" style:parent-style-name="Domyślnaczcionkaakapitu" style:family="text">
      <style:text-properties fo:background-color="#80FFFF" style:text-underline-type="single" style:text-underline-style="solid" style:text-underline-width="auto" style:text-underline-mode="continuous"/>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style:text-underline-type="single" style:text-underline-style="solid" style:text-underline-width="auto" style:text-underline-mode="continuous"/>
    </style:style>
    <style:style style:name="T1612" style:parent-style-name="Domyślnaczcionkaakapitu" style:family="text">
      <style:text-properties fo:background-color="#80FFFF" style:text-underline-type="single" style:text-underline-style="solid" style:text-underline-width="auto" style:text-underline-mode="continuous"/>
    </style:style>
    <style:style style:name="T1613" style:parent-style-name="Domyślnaczcionkaakapitu" style:family="text">
      <style:text-properties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T1621" style:parent-style-name="Domyślnaczcionkaakapitu" style:family="text">
      <style:text-properties style:text-underline-type="single" style:text-underline-style="solid" style:text-underline-width="auto" style:text-underline-mode="continuous"/>
    </style:style>
    <style:style style:name="P1622" style:parent-style-name="Normalny" style:family="paragraph">
      <style:paragraph-properties fo:text-align="justify" fo:line-height="150%" fo:text-indent="0.2479in"/>
    </style:style>
    <style:style style:name="P1623" style:parent-style-name="Normalny" style:family="paragraph">
      <style:paragraph-properties fo:text-align="justify" fo:line-height="150%"/>
    </style:style>
    <style:style style:name="T1624" style:parent-style-name="Domyślnaczcionkaakapitu" style:family="text">
      <style:text-properties fo:background-color="#80FFFF" style:text-underline-type="single" style:text-underline-style="solid" style:text-underline-width="auto" style:text-underline-mode="continuous"/>
    </style:style>
    <style:style style:name="T1625" style:parent-style-name="Domyślnaczcionkaakapitu" style:family="text">
      <style:text-properties style:text-underline-type="single" style:text-underline-style="solid" style:text-underline-width="auto" style:text-underline-mode="continuous"/>
    </style:style>
    <style:style style:name="T1626" style:parent-style-name="Domyślnaczcionkaakapitu" style:family="text">
      <style:text-properties fo:background-color="#80FFFF" style:text-underline-type="single" style:text-underline-style="solid" style:text-underline-width="auto" style:text-underline-mode="continuous"/>
    </style:style>
    <style:style style:name="T1627" style:parent-style-name="Domyślnaczcionkaakapitu" style:family="text">
      <style:text-properties style:text-underline-type="single" style:text-underline-style="solid" style:text-underline-width="auto" style:text-underline-mode="continuous"/>
    </style:style>
    <style:style style:name="P1628" style:parent-style-name="Normalny" style:family="paragraph">
      <style:paragraph-properties fo:text-align="justify" fo:line-height="150%" fo:text-indent="0.2479in"/>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style:style>
    <style:style style:name="T1632" style:parent-style-name="Domyślnaczcionkaakapitu" style:family="text">
      <style:text-properties style:text-underline-type="single" style:text-underline-style="solid" style:text-underline-width="auto" style:text-underline-mode="continuous"/>
    </style:style>
    <style:style style:name="T1633" style:parent-style-name="Domyślnaczcionkaakapitu" style:family="text">
      <style:text-properties fo:background-color="#80FFFF" style:text-underline-type="single" style:text-underline-style="solid" style:text-underline-width="auto" style:text-underline-mode="continuous"/>
    </style:style>
    <style:style style:name="T1634" style:parent-style-name="Domyślnaczcionkaakapitu" style:family="text">
      <style:text-properties style:text-underline-type="single" style:text-underline-style="solid" style:text-underline-width="auto" style:text-underline-mode="continuous"/>
    </style:style>
    <style:style style:name="P1635" style:parent-style-name="Normalny" style:family="paragraph">
      <style:paragraph-properties fo:text-align="justify" fo:line-height="150%" fo:text-indent="0.2479in"/>
    </style:style>
    <style:style style:name="T1636" style:parent-style-name="Domyślnaczcionkaakapitu" style:family="text">
      <style:text-properties fo:background-color="#80FFFF"/>
    </style:style>
    <style:style style:name="P1637" style:parent-style-name="Normalny" style:family="paragraph">
      <style:paragraph-properties fo:text-align="justify" fo:line-height="150%"/>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style:text-underline-type="single" style:text-underline-style="solid" style:text-underline-width="auto" style:text-underline-mode="continuous"/>
    </style:style>
    <style:style style:name="T1640" style:parent-style-name="Domyślnaczcionkaakapitu" style:family="text">
      <style:text-properties fo:background-color="#80FFFF" style:text-underline-type="single" style:text-underline-style="solid" style:text-underline-width="auto" style:text-underline-mode="continuous"/>
    </style:style>
    <style:style style:name="T1641" style:parent-style-name="Domyślnaczcionkaakapitu" style:family="text">
      <style:text-properties style:text-underline-type="single" style:text-underline-style="solid" style:text-underline-width="auto" style:text-underline-mode="continuous"/>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style:style>
    <style:style style:name="T1645" style:parent-style-name="Domyślnaczcionkaakapitu" style:family="text">
      <style:text-properties style:text-underline-type="single" style:text-underline-style="solid" style:text-underline-width="auto" style:text-underline-mode="continuous"/>
    </style:style>
    <style:style style:name="T1646" style:parent-style-name="Domyślnaczcionkaakapitu" style:family="text">
      <style:text-properties fo:background-color="#80FFFF" style:text-underline-type="single" style:text-underline-style="solid" style:text-underline-width="auto" style:text-underline-mode="continuous"/>
    </style:style>
    <style:style style:name="T1647" style:parent-style-name="Domyślnaczcionkaakapitu" style:family="text">
      <style:text-properties style:text-underline-type="single" style:text-underline-style="solid" style:text-underline-width="auto" style:text-underline-mode="continuous"/>
    </style:style>
    <style:style style:name="P1648" style:parent-style-name="Normalny" style:family="paragraph">
      <style:paragraph-properties fo:text-align="justify" fo:line-height="150%" fo:text-indent="0.2479in"/>
    </style:style>
    <style:style style:name="P1649" style:parent-style-name="Normalny" style:family="paragraph">
      <style:paragraph-properties fo:text-align="justify" fo:line-height="150%"/>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style:style>
    <style:style style:name="T1660" style:parent-style-name="Domyślnaczcionkaakapitu" style:family="text">
      <style:text-properties fo:background-color="#80FFFF" style:text-underline-type="single" style:text-underline-style="solid" style:text-underline-width="auto" style:text-underline-mode="continuous"/>
    </style:style>
    <style:style style:name="T1661" style:parent-style-name="Domyślnaczcionkaakapitu" style:family="text">
      <style:text-properties style:text-underline-type="single" style:text-underline-style="solid" style:text-underline-width="auto" style:text-underline-mode="continuous"/>
    </style:style>
    <style:style style:name="T1662" style:parent-style-name="Domyślnaczcionkaakapitu" style:family="text">
      <style:text-properties fo:background-color="#80FFFF" style:text-underline-type="single" style:text-underline-style="solid" style:text-underline-width="auto" style:text-underline-mode="continuous"/>
    </style:style>
    <style:style style:name="T1663" style:parent-style-name="Domyślnaczcionkaakapitu" style:family="text">
      <style:text-properties style:text-underline-type="single" style:text-underline-style="solid" style:text-underline-width="auto" style:text-underline-mode="continuous"/>
    </style:style>
    <style:style style:name="T1664" style:parent-style-name="Domyślnaczcionkaakapitu" style:family="text">
      <style:text-properties fo:background-color="#80FFFF" style:text-underline-type="single" style:text-underline-style="solid" style:text-underline-width="auto" style:text-underline-mode="continuous"/>
    </style:style>
    <style:style style:name="T1665" style:parent-style-name="Domyślnaczcionkaakapitu" style:family="text">
      <style:text-properties style:text-underline-type="single" style:text-underline-style="solid" style:text-underline-width="auto" style:text-underline-mode="continuous"/>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style:style>
    <style:style style:name="T1673" style:parent-style-name="Domyślnaczcionkaakapitu" style:family="text">
      <style:text-properties fo:background-color="#80FFFF" style:text-underline-type="single" style:text-underline-style="solid" style:text-underline-width="auto" style:text-underline-mode="continuous"/>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fo:background-color="#80FFFF" style:text-underline-type="single" style:text-underline-style="solid" style:text-underline-width="auto" style:text-underline-mode="continuous"/>
    </style:style>
    <style:style style:name="T1676" style:parent-style-name="Domyślnaczcionkaakapitu" style:family="text">
      <style:text-properties style:text-underline-type="single" style:text-underline-style="solid" style:text-underline-width="auto" style:text-underline-mode="continuous"/>
    </style:style>
    <style:style style:name="P1677" style:parent-style-name="Normalny" style:family="paragraph">
      <style:paragraph-properties fo:text-align="justify" fo:line-height="150%" fo:text-indent="0.2479in"/>
    </style:style>
    <style:style style:name="P1678" style:parent-style-name="Normalny" style:family="paragraph">
      <style:paragraph-properties fo:text-align="justify" fo:line-height="150%"/>
    </style:style>
    <style:style style:name="T1679" style:parent-style-name="Domyślnaczcionkaakapitu" style:family="text">
      <style:text-properties style:text-underline-type="single" style:text-underline-style="solid" style:text-underline-width="auto" style:text-underline-mode="continuous"/>
    </style:style>
    <style:style style:name="P1680" style:parent-style-name="Normalny" style:family="paragraph">
      <style:paragraph-properties fo:text-align="justify" fo:line-height="150%" fo:text-indent="0.2479in"/>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T1688" style:parent-style-name="Domyślnaczcionkaakapitu" style:family="text">
      <style:text-properties style:text-underline-type="single" style:text-underline-style="solid" style:text-underline-width="auto" style:text-underline-mode="continuous"/>
    </style:style>
    <style:style style:name="P1689" style:parent-style-name="Normalny" style:family="paragraph">
      <style:paragraph-properties fo:text-align="justify" fo:line-height="150%" fo:text-indent="0.2479in"/>
    </style:style>
    <style:style style:name="P1690" style:parent-style-name="Normalny" style:family="paragraph">
      <style:paragraph-properties fo:text-align="justify" fo:line-height="150%">
        <style:tab-stops>
          <style:tab-stop style:type="left" style:position="2.7618in"/>
        </style:tab-stops>
      </style:paragraph-properties>
    </style:style>
    <style:style style:name="T1691" style:parent-style-name="Domyślnaczcionkaakapitu" style:family="text">
      <style:text-properties style:text-underline-type="single" style:text-underline-style="solid" style:text-underline-width="auto" style:text-underline-mode="continuous"/>
    </style:style>
    <style:style style:name="T1692" style:parent-style-name="Domyślnaczcionkaakapitu" style:family="text">
      <style:text-properties fo:background-color="#80FFFF" style:text-underline-type="single" style:text-underline-style="solid" style:text-underline-width="auto" style:text-underline-mode="continuous"/>
    </style:style>
    <style:style style:name="T1693" style:parent-style-name="Domyślnaczcionkaakapitu" style:family="text">
      <style:text-properties style:text-underline-type="single" style:text-underline-style="solid" style:text-underline-width="auto" style:text-underline-mode="continuous"/>
    </style:style>
    <style:style style:name="T1694" style:parent-style-name="Domyślnaczcionkaakapitu" style:family="text">
      <style:text-properties fo:background-color="#80FFFF"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479in">
        <style:tab-stops>
          <style:tab-stop style:type="left" style:position="2.7618in"/>
        </style:tab-stops>
      </style:paragraph-properties>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P1699" style:parent-style-name="Normalny" style:family="paragraph">
      <style:paragraph-properties fo:text-align="justify" fo:line-height="150%"/>
    </style:style>
    <style:style style:name="T1700" style:parent-style-name="Domyślnaczcionkaakapitu" style:family="text">
      <style:text-properties style:text-underline-type="single" style:text-underline-style="solid" style:text-underline-width="auto" style:text-underline-mode="continuous"/>
    </style:style>
    <style:style style:name="T1701" style:parent-style-name="Domyślnaczcionkaakapitu" style:family="text">
      <style:text-properties fo:background-color="#80FFFF" style:text-underline-type="single" style:text-underline-style="solid" style:text-underline-width="auto" style:text-underline-mode="continuous"/>
    </style:style>
    <style:style style:name="T1702" style:parent-style-name="Domyślnaczcionkaakapitu" style:family="text">
      <style:text-properties style:text-underline-type="single" style:text-underline-style="solid" style:text-underline-width="auto" style:text-underline-mode="continuous"/>
    </style:style>
    <style:style style:name="T1703" style:parent-style-name="Domyślnaczcionkaakapitu" style:family="text">
      <style:text-properties fo:background-color="#80FFFF" style:text-underline-type="single" style:text-underline-style="solid" style:text-underline-width="auto" style:text-underline-mode="continuous"/>
    </style:style>
    <style:style style:name="T1704" style:parent-style-name="Domyślnaczcionkaakapitu" style:family="text">
      <style:text-properties style:text-underline-type="single" style:text-underline-style="solid" style:text-underline-width="auto" style:text-underline-mode="continuous"/>
    </style:style>
    <style:style style:name="T1705" style:parent-style-name="Domyślnaczcionkaakapitu" style:family="text">
      <style:text-properties fo:background-color="#80FFFF" style:text-underline-type="single" style:text-underline-style="solid" style:text-underline-width="auto" style:text-underline-mode="continuous"/>
    </style:style>
    <style:style style:name="T1706" style:parent-style-name="Domyślnaczcionkaakapitu" style:family="text">
      <style:text-properties style:text-underline-type="single" style:text-underline-style="solid" style:text-underline-width="auto" style:text-underline-mode="continuous"/>
    </style:style>
    <style:style style:name="T1707" style:parent-style-name="Domyślnaczcionkaakapitu" style:family="text">
      <style:text-properties fo:background-color="#80FFFF" style:text-underline-type="single" style:text-underline-style="solid" style:text-underline-width="auto" style:text-underline-mode="continuous"/>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fo:background-color="#80FFFF" style:text-underline-type="single" style:text-underline-style="solid" style:text-underline-width="auto" style:text-underline-mode="continuous"/>
    </style:style>
    <style:style style:name="T1714" style:parent-style-name="Domyślnaczcionkaakapitu" style:family="text">
      <style:text-properties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479in"/>
    </style:style>
    <style:style style:name="P1716" style:parent-style-name="Normalny" style:family="paragraph">
      <style:paragraph-properties fo:text-align="justify" fo:line-height="150%"/>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fo:background-color="#80FFFF" style:text-underline-type="single" style:text-underline-style="solid" style:text-underline-width="auto" style:text-underline-mode="continuous"/>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text-underline-type="single" style:text-underline-style="solid" style:text-underline-width="auto" style:text-underline-mode="continuous"/>
    </style:style>
    <style:style style:name="P1721" style:parent-style-name="Normalny" style:family="paragraph">
      <style:paragraph-properties fo:text-align="justify" fo:line-height="150%" fo:text-indent="0.2479in"/>
    </style:style>
    <style:style style:name="P1722" style:parent-style-name="Normalny" style:family="paragraph">
      <style:paragraph-properties fo:text-align="justify" fo:line-height="150%"/>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T1725" style:parent-style-name="Domyślnaczcionkaakapitu" style:family="text">
      <style:text-properties fo:background-color="#80FFFF" style:text-underline-type="single" style:text-underline-style="solid" style:text-underline-width="auto" style:text-underline-mode="continuous"/>
    </style:style>
    <style:style style:name="T1726" style:parent-style-name="Domyślnaczcionkaakapitu" style:family="text">
      <style:text-properties style:text-underline-type="single" style:text-underline-style="solid" style:text-underline-width="auto" style:text-underline-mode="continuous"/>
    </style:style>
    <style:style style:name="P1727" style:parent-style-name="Normalny" style:family="paragraph">
      <style:paragraph-properties fo:text-align="justify" fo:line-height="150%" fo:text-indent="0.2479in"/>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style:text-underline-type="single" style:text-underline-style="solid" style:text-underline-width="auto" style:text-underline-mode="continuous"/>
    </style:style>
    <style:style style:name="T1745" style:parent-style-name="Domyślnaczcionkaakapitu" style:family="text">
      <style:text-properties fo:background-color="#80FFFF" style:text-underline-type="single" style:text-underline-style="solid" style:text-underline-width="auto" style:text-underline-mode="continuous"/>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style:style>
    <style:style style:name="T1751" style:parent-style-name="Domyślnaczcionkaakapitu" style:family="text">
      <style:text-properties style:text-underline-type="single" style:text-underline-style="solid" style:text-underline-width="auto" style:text-underline-mode="continuous"/>
    </style:style>
    <style:style style:name="T1752" style:parent-style-name="Domyślnaczcionkaakapitu" style:family="text">
      <style:text-properties fo:background-color="#80FFFF" style:text-underline-type="single" style:text-underline-style="solid" style:text-underline-width="auto" style:text-underline-mode="continuous"/>
    </style:style>
    <style:style style:name="T1753" style:parent-style-name="Domyślnaczcionkaakapitu" style:family="text">
      <style:text-properties style:text-underline-type="single" style:text-underline-style="solid" style:text-underline-width="auto" style:text-underline-mode="continuous"/>
    </style:style>
    <style:style style:name="T1754" style:parent-style-name="Domyślnaczcionkaakapitu" style:family="text">
      <style:text-properties fo:background-color="#80FFFF" style:text-underline-type="single" style:text-underline-style="solid" style:text-underline-width="auto" style:text-underline-mode="continuous"/>
    </style:style>
    <style:style style:name="T1755" style:parent-style-name="Domyślnaczcionkaakapitu" style:family="text">
      <style:text-properties style:text-underline-type="single" style:text-underline-style="solid" style:text-underline-width="auto" style:text-underline-mode="continuous"/>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style:style>
    <style:style style:name="T1760" style:parent-style-name="Domyślnaczcionkaakapitu" style:family="text">
      <style:text-properties fo:background-color="#80FFFF" style:text-underline-type="single" style:text-underline-style="solid" style:text-underline-width="auto" style:text-underline-mode="continuous"/>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text-underline-type="single" style:text-underline-style="solid" style:text-underline-width="auto" style:text-underline-mode="continuous"/>
    </style:style>
    <style:style style:name="T1763" style:parent-style-name="Domyślnaczcionkaakapitu" style:family="text">
      <style:text-properties style:text-underline-type="single" style:text-underline-style="solid" style:text-underline-width="auto" style:text-underline-mode="continuous"/>
    </style:style>
    <style:style style:name="P1764" style:parent-style-name="Normalny" style:family="paragraph">
      <style:paragraph-properties fo:text-align="justify" fo:line-height="150%" fo:text-indent="0.2479in"/>
    </style:style>
    <style:style style:name="P1765" style:parent-style-name="Normalny" style:family="paragraph">
      <style:paragraph-properties fo:text-align="justify" fo:line-height="150%"/>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T1768" style:parent-style-name="Domyślnaczcionkaakapitu" style:family="text">
      <style:text-properties style:text-underline-type="single" style:text-underline-style="solid" style:text-underline-width="auto" style:text-underline-mode="continuous"/>
    </style:style>
    <style:style style:name="T1769" style:parent-style-name="Domyślnaczcionkaakapitu" style:family="text">
      <style:text-properties fo:background-color="#80FFFF" style:text-underline-type="single" style:text-underline-style="solid" style:text-underline-width="auto" style:text-underline-mode="continuous"/>
    </style:style>
    <style:style style:name="T1770" style:parent-style-name="Domyślnaczcionkaakapitu" style:family="text">
      <style:text-properties style:text-underline-type="single" style:text-underline-style="solid" style:text-underline-width="auto" style:text-underline-mode="continuous"/>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style:style>
    <style:style style:name="T1777" style:parent-style-name="Domyślnaczcionkaakapitu" style:family="text">
      <style:text-properties fo:background-color="#80FFFF" style:text-underline-type="single" style:text-underline-style="solid" style:text-underline-width="auto" style:text-underline-mode="continuous"/>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style:style>
    <style:style style:name="T1786" style:parent-style-name="Domyślnaczcionkaakapitu" style:family="text">
      <style:text-properties fo:background-color="#80FFFF" style:text-underline-type="single" style:text-underline-style="solid" style:text-underline-width="auto" style:text-underline-mode="continuous"/>
    </style:style>
    <style:style style:name="T1787" style:parent-style-name="Domyślnaczcionkaakapitu" style:family="text">
      <style:text-properties style:text-underline-type="single" style:text-underline-style="solid" style:text-underline-width="auto" style:text-underline-mode="continuous"/>
    </style:style>
    <style:style style:name="T1788" style:parent-style-name="Domyślnaczcionkaakapitu" style:family="text">
      <style:text-properties fo:background-color="#80FFFF" style:text-underline-type="single" style:text-underline-style="solid" style:text-underline-width="auto" style:text-underline-mode="continuous"/>
    </style:style>
    <style:style style:name="T1789" style:parent-style-name="Domyślnaczcionkaakapitu" style:family="text">
      <style:text-properties style:text-underline-type="single" style:text-underline-style="solid" style:text-underline-width="auto" style:text-underline-mode="continuous"/>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P1795" style:parent-style-name="Normalny" style:family="paragraph">
      <style:paragraph-properties fo:text-align="justify" fo:line-height="150%"/>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T1798" style:parent-style-name="Domyślnaczcionkaakapitu" style:family="text">
      <style:text-properties style:text-underline-type="single" style:text-underline-style="solid" style:text-underline-width="auto" style:text-underline-mode="continuous"/>
    </style:style>
    <style:style style:name="T1799" style:parent-style-name="Domyślnaczcionkaakapitu" style:family="text">
      <style:text-properties fo:background-color="#80FFFF" style:text-underline-type="single" style:text-underline-style="solid" style:text-underline-width="auto" style:text-underline-mode="continuous"/>
    </style:style>
    <style:style style:name="T1800" style:parent-style-name="Domyślnaczcionkaakapitu" style:family="text">
      <style:text-properties style:text-underline-type="single" style:text-underline-style="solid" style:text-underline-width="auto" style:text-underline-mode="continuous"/>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style:style>
    <style:style style:name="T1804" style:parent-style-name="Domyślnaczcionkaakapitu" style:family="text">
      <style:text-properties style:text-underline-type="single" style:text-underline-style="solid" style:text-underline-width="auto" style:text-underline-mode="continuous"/>
    </style:style>
    <style:style style:name="T1805" style:parent-style-name="Domyślnaczcionkaakapitu" style:family="text">
      <style:text-properties fo:background-color="#80FFFF" style:text-underline-type="single" style:text-underline-style="solid" style:text-underline-width="auto" style:text-underline-mode="continuous"/>
    </style:style>
    <style:style style:name="T1806" style:parent-style-name="Domyślnaczcionkaakapitu" style:family="text">
      <style:text-properties style:text-underline-type="single" style:text-underline-style="solid" style:text-underline-width="auto" style:text-underline-mode="continuous"/>
    </style:style>
    <style:style style:name="P1807" style:parent-style-name="Normalny" style:family="paragraph">
      <style:paragraph-properties fo:text-align="justify" fo:line-height="150%" fo:text-indent="0.2479in"/>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style:text-underline-type="single" style:text-underline-style="solid" style:text-underline-width="auto" style:text-underline-mode="continuous"/>
    </style:style>
    <style:style style:name="T1813" style:parent-style-name="Domyślnaczcionkaakapitu" style:family="text">
      <style:text-properties fo:background-color="#80FFFF" style:text-underline-type="single" style:text-underline-style="solid" style:text-underline-width="auto" style:text-underline-mode="continuous"/>
    </style:style>
    <style:style style:name="T1814" style:parent-style-name="Domyślnaczcionkaakapitu" style:family="text">
      <style:text-properties style:text-underline-type="single" style:text-underline-style="solid" style:text-underline-width="auto" style:text-underline-mode="continuous"/>
    </style:style>
    <style:style style:name="P1815" style:parent-style-name="Normalny" style:family="paragraph">
      <style:paragraph-properties fo:text-align="justify" fo:line-height="150%" fo:text-indent="0.2479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P1823" style:parent-style-name="Normalny" style:family="paragraph">
      <style:paragraph-properties fo:text-align="justify" fo:line-height="150%" fo:text-indent="0.2479in"/>
    </style:style>
    <style:style style:name="P1824" style:parent-style-name="Normalny" style:family="paragraph">
      <style:paragraph-properties fo:text-align="justify" fo:line-height="150%" fo:text-indent="0.2479in"/>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style:style>
    <style:style style:name="T1827" style:parent-style-name="Domyślnaczcionkaakapitu" style:family="text">
      <style:text-properties style:text-underline-type="single" style:text-underline-style="solid" style:text-underline-width="auto" style:text-underline-mode="continuous"/>
    </style:style>
    <style:style style:name="T1828" style:parent-style-name="Domyślnaczcionkaakapitu" style:family="text">
      <style:text-properties fo:background-color="#80FFFF" style:text-underline-type="single" style:text-underline-style="solid" style:text-underline-width="auto" style:text-underline-mode="continuous"/>
    </style:style>
    <style:style style:name="T1829" style:parent-style-name="Domyślnaczcionkaakapitu" style:family="text">
      <style:text-properties style:text-underline-type="single" style:text-underline-style="solid" style:text-underline-width="auto" style:text-underline-mode="continuous"/>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P1835" style:parent-style-name="Normalny" style:family="paragraph">
      <style:paragraph-properties fo:text-align="justify" fo:line-height="150%" fo:text-indent="0.2479in"/>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P1849" style:parent-style-name="Normalny" style:family="paragraph">
      <style:paragraph-properties fo:text-align="justify" fo:line-height="150%"/>
    </style:style>
    <style:style style:name="T1850" style:parent-style-name="Domyślnaczcionkaakapitu" style:family="text">
      <style:text-properties fo:background-color="#80FFFF" style:text-underline-type="single" style:text-underline-style="solid" style:text-underline-width="auto" style:text-underline-mode="continuous"/>
    </style:style>
    <style:style style:name="T1851" style:parent-style-name="Domyślnaczcionkaakapitu" style:family="text">
      <style:text-properties style:text-underline-type="single" style:text-underline-style="solid" style:text-underline-width="auto" style:text-underline-mode="continuous"/>
    </style:style>
    <style:style style:name="T1852" style:parent-style-name="Domyślnaczcionkaakapitu" style:family="text">
      <style:text-properties fo:background-color="#80FFFF" style:text-underline-type="single" style:text-underline-style="solid" style:text-underline-width="auto" style:text-underline-mode="continuous"/>
    </style:style>
    <style:style style:name="T1853" style:parent-style-name="Domyślnaczcionkaakapitu" style:family="text">
      <style:text-properties style:text-underline-type="single" style:text-underline-style="solid" style:text-underline-width="auto" style:text-underline-mode="continuous"/>
    </style:style>
    <style:style style:name="T1854" style:parent-style-name="Domyślnaczcionkaakapitu" style:family="text">
      <style:text-properties fo:background-color="#80FFFF" style:text-underline-type="single" style:text-underline-style="solid" style:text-underline-width="auto" style:text-underline-mode="continuous"/>
    </style:style>
    <style:style style:name="T1855" style:parent-style-name="Domyślnaczcionkaakapitu" style:family="text">
      <style:text-properties style:text-underline-type="single" style:text-underline-style="solid" style:text-underline-width="auto" style:text-underline-mode="continuous"/>
    </style:style>
    <style:style style:name="T1856" style:parent-style-name="Domyślnaczcionkaakapitu" style:family="text">
      <style:text-properties fo:background-color="#80FFFF" style:text-underline-type="single" style:text-underline-style="solid" style:text-underline-width="auto" style:text-underline-mode="continuous"/>
    </style:style>
    <style:style style:name="T1857" style:parent-style-name="Domyślnaczcionkaakapitu" style:family="text">
      <style:text-properties style:text-underline-type="single" style:text-underline-style="solid" style:text-underline-width="auto" style:text-underline-mode="continuous"/>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style:style>
    <style:style style:name="T1869" style:parent-style-name="Domyślnaczcionkaakapitu" style:family="text">
      <style:text-properties style:text-underline-type="single" style:text-underline-style="solid" style:text-underline-width="auto" style:text-underline-mode="continuous"/>
    </style:style>
    <style:style style:name="T1870" style:parent-style-name="Domyślnaczcionkaakapitu" style:family="text">
      <style:text-properties fo:background-color="#80FFFF" style:text-underline-type="single" style:text-underline-style="solid" style:text-underline-width="auto" style:text-underline-mode="continuous"/>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T1873" style:parent-style-name="Domyślnaczcionkaakapitu" style:family="text">
      <style:text-properties style:text-underline-type="single" style:text-underline-style="solid" style:text-underline-width="auto" style:text-underline-mode="continuous"/>
    </style:style>
    <style:style style:name="T1874" style:parent-style-name="Domyślnaczcionkaakapitu" style:family="text">
      <style:text-properties fo:background-color="#80FFFF" style:text-underline-type="single" style:text-underline-style="solid" style:text-underline-width="auto" style:text-underline-mode="continuous"/>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text-underline-type="single" style:text-underline-style="solid" style:text-underline-width="auto" style:text-underline-mode="continuous"/>
    </style:style>
    <style:style style:name="T1877" style:parent-style-name="Domyślnaczcionkaakapitu" style:family="text">
      <style:text-properties style:text-underline-type="single" style:text-underline-style="solid" style:text-underline-width="auto" style:text-underline-mode="continuous"/>
    </style:style>
    <style:style style:name="T1878" style:parent-style-name="Domyślnaczcionkaakapitu" style:family="text">
      <style:text-properties fo:background-color="#80FFFF" style:text-underline-type="single" style:text-underline-style="solid" style:text-underline-width="auto" style:text-underline-mode="continuous"/>
    </style:style>
    <style:style style:name="P1879" style:parent-style-name="Normalny" style:family="paragraph">
      <style:paragraph-properties fo:text-align="justify" fo:line-height="150%" fo:text-indent="0.2479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style:style>
    <style:style style:name="T1883" style:parent-style-name="Domyślnaczcionkaakapitu" style:family="text">
      <style:text-properties style:text-underline-type="single" style:text-underline-style="solid" style:text-underline-width="auto" style:text-underline-mode="continuous"/>
    </style:style>
    <style:style style:name="T1884" style:parent-style-name="Domyślnaczcionkaakapitu" style:family="text">
      <style:text-properties fo:background-color="#80FFFF" style:text-underline-type="single" style:text-underline-style="solid" style:text-underline-width="auto" style:text-underline-mode="continuous"/>
    </style:style>
    <style:style style:name="T1885" style:parent-style-name="Domyślnaczcionkaakapitu" style:family="text">
      <style:text-properties style:text-underline-type="single" style:text-underline-style="solid" style:text-underline-width="auto" style:text-underline-mode="continuous"/>
    </style:style>
    <style:style style:name="P1886" style:parent-style-name="Normalny" style:family="paragraph">
      <style:paragraph-properties fo:text-align="justify" fo:line-height="150%" fo:text-indent="0.2479in"/>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style:style>
    <style:style style:name="T1891" style:parent-style-name="Domyślnaczcionkaakapitu" style:family="text">
      <style:text-properties fo:background-color="#80FFFF" style:text-underline-type="single" style:text-underline-style="solid" style:text-underline-width="auto" style:text-underline-mode="continuous"/>
    </style:style>
    <style:style style:name="T1892" style:parent-style-name="Domyślnaczcionkaakapitu" style:family="text">
      <style:text-properties style:text-underline-type="single" style:text-underline-style="solid" style:text-underline-width="auto" style:text-underline-mode="continuous"/>
    </style:style>
    <style:style style:name="T1893" style:parent-style-name="Domyślnaczcionkaakapitu" style:family="text">
      <style:text-properties fo:background-color="#80FFFF" style:text-underline-type="single" style:text-underline-style="solid" style:text-underline-width="auto" style:text-underline-mode="continuous"/>
    </style:style>
    <style:style style:name="T1894" style:parent-style-name="Domyślnaczcionkaakapitu" style:family="text">
      <style:text-properties style:text-underline-type="single" style:text-underline-style="solid" style:text-underline-width="auto" style:text-underline-mode="continuous"/>
    </style:style>
    <style:style style:name="T1895" style:parent-style-name="Domyślnaczcionkaakapitu" style:family="text">
      <style:text-properties fo:background-color="#80FFFF" style:text-underline-type="single" style:text-underline-style="solid" style:text-underline-width="auto" style:text-underline-mode="continuous"/>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text-underline-type="single" style:text-underline-style="solid" style:text-underline-width="auto" style:text-underline-mode="continuous"/>
    </style:style>
    <style:style style:name="T1898" style:parent-style-name="Domyślnaczcionkaakapitu" style:family="text">
      <style:text-properties style:text-underline-type="single" style:text-underline-style="solid" style:text-underline-width="auto" style:text-underline-mode="continuous"/>
    </style:style>
    <style:style style:name="P1899" style:parent-style-name="Normalny" style:family="paragraph">
      <style:paragraph-properties fo:text-align="justify" fo:line-height="150%" fo:text-indent="0.2479in"/>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style:style>
    <style:style style:name="T1902" style:parent-style-name="Domyślnaczcionkaakapitu" style:family="text">
      <style:text-properties style:text-underline-type="single" style:text-underline-style="solid" style:text-underline-width="auto" style:text-underline-mode="continuous"/>
    </style:style>
    <style:style style:name="T1903" style:parent-style-name="Domyślnaczcionkaakapitu" style:family="text">
      <style:text-properties fo:background-color="#80FFFF" style:text-underline-type="single" style:text-underline-style="solid" style:text-underline-width="auto" style:text-underline-mode="continuous"/>
    </style:style>
    <style:style style:name="T1904" style:parent-style-name="Domyślnaczcionkaakapitu" style:family="text">
      <style:text-properties style:text-underline-type="single" style:text-underline-style="solid" style:text-underline-width="auto" style:text-underline-mode="continuous"/>
    </style:style>
    <style:style style:name="P1905" style:parent-style-name="Normalny" style:family="paragraph">
      <style:paragraph-properties fo:text-align="justify" fo:line-height="150%" fo:text-indent="0.2479in"/>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style:style>
    <style:style style:name="T1908" style:parent-style-name="Domyślnaczcionkaakapitu" style:family="text">
      <style:text-properties fo:background-color="#80FFFF" style:text-underline-type="single" style:text-underline-style="solid" style:text-underline-width="auto" style:text-underline-mode="continuous"/>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T1911" style:parent-style-name="Domyślnaczcionkaakapitu" style:family="text">
      <style:text-properties style:text-underline-type="single" style:text-underline-style="solid" style:text-underline-width="auto" style:text-underline-mode="continuous"/>
    </style:style>
    <style:style style:name="T1912" style:parent-style-name="Domyślnaczcionkaakapitu" style:family="text">
      <style:text-properties fo:background-color="#80FFFF" style:text-underline-type="single" style:text-underline-style="solid" style:text-underline-width="auto" style:text-underline-mode="continuous"/>
    </style:style>
    <style:style style:name="T1913" style:parent-style-name="Domyślnaczcionkaakapitu" style:family="text">
      <style:text-properties style:text-underline-type="single" style:text-underline-style="solid" style:text-underline-width="auto" style:text-underline-mode="continuous"/>
    </style:style>
    <style:style style:name="T1914" style:parent-style-name="Domyślnaczcionkaakapitu" style:family="text">
      <style:text-properties fo:background-color="#80FFFF" style:text-underline-type="single" style:text-underline-style="solid" style:text-underline-width="auto" style:text-underline-mode="continuous"/>
    </style:style>
    <style:style style:name="T1915" style:parent-style-name="Domyślnaczcionkaakapitu" style:family="text">
      <style:text-properties style:text-underline-type="single" style:text-underline-style="solid" style:text-underline-width="auto" style:text-underline-mode="continuous"/>
    </style:style>
    <style:style style:name="P1916" style:parent-style-name="Normalny" style:family="paragraph">
      <style:paragraph-properties fo:text-align="justify" fo:line-height="150%" fo:text-indent="0.2479in"/>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style:style>
    <style:style style:name="T1922" style:parent-style-name="Domyślnaczcionkaakapitu" style:family="text">
      <style:text-properties fo:background-color="#80FFFF" style:text-underline-type="single" style:text-underline-style="solid" style:text-underline-width="auto" style:text-underline-mode="continuous"/>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T1926" style:parent-style-name="Domyślnaczcionkaakapitu" style:family="text">
      <style:text-properties fo:background-color="#80FFFF" style:text-underline-type="single" style:text-underline-style="solid" style:text-underline-width="auto" style:text-underline-mode="continuous"/>
    </style:style>
    <style:style style:name="T1927" style:parent-style-name="Domyślnaczcionkaakapitu" style:family="text">
      <style:text-properties style:text-underline-type="single" style:text-underline-style="solid" style:text-underline-width="auto" style:text-underline-mode="continuous"/>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style:style>
    <style:style style:name="T1932" style:parent-style-name="Domyślnaczcionkaakapitu" style:family="text">
      <style:text-properties fo:background-color="#80FFFF" style:text-underline-type="single" style:text-underline-style="solid" style:text-underline-width="auto" style:text-underline-mode="continuous"/>
    </style:style>
    <style:style style:name="T1933" style:parent-style-name="Domyślnaczcionkaakapitu" style:family="text">
      <style:text-properties style:text-underline-type="single" style:text-underline-style="solid" style:text-underline-width="auto" style:text-underline-mode="continuous"/>
    </style:style>
    <style:style style:name="T1934" style:parent-style-name="Domyślnaczcionkaakapitu" style:family="text">
      <style:text-properties fo:background-color="#80FFFF" style:text-underline-type="single" style:text-underline-style="solid" style:text-underline-width="auto" style:text-underline-mode="continuous"/>
    </style:style>
    <style:style style:name="T1935" style:parent-style-name="Domyślnaczcionkaakapitu" style:family="text">
      <style:text-properties style:text-underline-type="single" style:text-underline-style="solid" style:text-underline-width="auto" style:text-underline-mode="continuous"/>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T1937" style:parent-style-name="Domyślnaczcionkaakapitu" style:family="text">
      <style:text-properties style:text-underline-type="single" style:text-underline-style="solid" style:text-underline-width="auto" style:text-underline-mode="continuous"/>
    </style:style>
    <style:style style:name="T1938" style:parent-style-name="Domyślnaczcionkaakapitu" style:family="text">
      <style:text-properties fo:background-color="#80FFFF" style:text-underline-type="single" style:text-underline-style="solid" style:text-underline-width="auto" style:text-underline-mode="continuous"/>
    </style:style>
    <style:style style:name="T1939" style:parent-style-name="Domyślnaczcionkaakapitu" style:family="text">
      <style:text-properties style:text-underline-type="single" style:text-underline-style="solid" style:text-underline-width="auto" style:text-underline-mode="continuous"/>
    </style:style>
    <style:style style:name="P1940" style:parent-style-name="Normalny" style:family="paragraph">
      <style:paragraph-properties fo:text-align="justify" fo:line-height="150%" fo:text-indent="0.2479in"/>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fo:text-indent="0.2479in"/>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P1954" style:parent-style-name="Normalny" style:family="paragraph">
      <style:paragraph-properties fo:text-align="justify" fo:line-height="150%" fo:text-indent="0.2479in"/>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style:style>
    <style:style style:name="T1958" style:parent-style-name="Domyślnaczcionkaakapitu" style:family="text">
      <style:text-properties fo:background-color="#80FFFF" style:text-underline-type="single" style:text-underline-style="solid" style:text-underline-width="auto" style:text-underline-mode="continuous"/>
    </style:style>
    <style:style style:name="T1959" style:parent-style-name="Domyślnaczcionkaakapitu" style:family="text">
      <style:text-properties style:text-underline-type="single" style:text-underline-style="solid" style:text-underline-width="auto" style:text-underline-mode="continuous"/>
    </style:style>
    <style:style style:name="T1960" style:parent-style-name="Domyślnaczcionkaakapitu" style:family="text">
      <style:text-properties fo:background-color="#80FFFF" style:text-underline-type="single" style:text-underline-style="solid" style:text-underline-width="auto" style:text-underline-mode="continuous"/>
    </style:style>
    <style:style style:name="T1961" style:parent-style-name="Domyślnaczcionkaakapitu" style:family="text">
      <style:text-properties style:text-underline-type="single" style:text-underline-style="solid" style:text-underline-width="auto" style:text-underline-mode="continuous"/>
    </style:style>
    <style:style style:name="T1962" style:parent-style-name="Domyślnaczcionkaakapitu" style:family="text">
      <style:text-properties fo:background-color="#80FFFF" style:text-underline-type="single" style:text-underline-style="solid" style:text-underline-width="auto" style:text-underline-mode="continuous"/>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P1966" style:parent-style-name="Normalny" style:family="paragraph">
      <style:paragraph-properties fo:text-align="justify" fo:line-height="150%" fo:text-indent="0.2479in"/>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style:style>
    <style:style style:name="T1973" style:parent-style-name="Domyślnaczcionkaakapitu" style:family="text">
      <style:text-properties style:text-underline-type="single" style:text-underline-style="solid" style:text-underline-width="auto" style:text-underline-mode="continuous"/>
    </style:style>
    <style:style style:name="T1974" style:parent-style-name="Domyślnaczcionkaakapitu" style:family="text">
      <style:text-properties fo:background-color="#80FFFF" style:text-underline-type="single" style:text-underline-style="solid" style:text-underline-width="auto" style:text-underline-mode="continuous"/>
    </style:style>
    <style:style style:name="T1975" style:parent-style-name="Domyślnaczcionkaakapitu" style:family="text">
      <style:text-properties style:text-underline-type="single" style:text-underline-style="solid" style:text-underline-width="auto" style:text-underline-mode="continuous"/>
    </style:style>
    <style:style style:name="T1976" style:parent-style-name="Domyślnaczcionkaakapitu" style:family="text">
      <style:text-properties fo:background-color="#80FFFF" style:text-underline-type="single" style:text-underline-style="solid" style:text-underline-width="auto" style:text-underline-mode="continuous"/>
    </style:style>
    <style:style style:name="T1977" style:parent-style-name="Domyślnaczcionkaakapitu" style:family="text">
      <style:text-properties style:text-underline-type="single" style:text-underline-style="solid" style:text-underline-width="auto" style:text-underline-mode="continuous"/>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fo:text-indent="0.2479in"/>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P1999" style:parent-style-name="Normalny" style:family="paragraph">
      <style:paragraph-properties fo:text-align="justify" fo:line-height="150%"/>
    </style:style>
    <style:style style:name="T2000" style:parent-style-name="Domyślnaczcionkaakapitu" style:family="text">
      <style:text-properties fo:background-color="#80FFFF" style:text-underline-type="single" style:text-underline-style="solid" style:text-underline-width="auto" style:text-underline-mode="continuous"/>
    </style:style>
    <style:style style:name="T2001" style:parent-style-name="Domyślnaczcionkaakapitu" style:family="text">
      <style:text-properties style:text-underline-type="single" style:text-underline-style="solid" style:text-underline-width="auto" style:text-underline-mode="continuous"/>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T2003" style:parent-style-name="Domyślnaczcionkaakapitu" style:family="text">
      <style:text-properties style:text-underline-type="single" style:text-underline-style="solid" style:text-underline-width="auto" style:text-underline-mode="continuous"/>
    </style:style>
    <style:style style:name="T2004" style:parent-style-name="Domyślnaczcionkaakapitu" style:family="text">
      <style:text-properties fo:background-color="#80FFFF" style:text-underline-type="single" style:text-underline-style="solid" style:text-underline-width="auto" style:text-underline-mode="continuous"/>
    </style:style>
    <style:style style:name="T2005" style:parent-style-name="Domyślnaczcionkaakapitu" style:family="text">
      <style:text-properties style:text-underline-type="single" style:text-underline-style="solid" style:text-underline-width="auto" style:text-underline-mode="continuous"/>
    </style:style>
    <style:style style:name="T2006" style:parent-style-name="Domyślnaczcionkaakapitu" style:family="text">
      <style:text-properties fo:background-color="#80FFFF" style:text-underline-type="single" style:text-underline-style="solid" style:text-underline-width="auto" style:text-underline-mode="continuous"/>
    </style:style>
    <style:style style:name="T2007" style:parent-style-name="Domyślnaczcionkaakapitu" style:family="text">
      <style:text-properties style:text-underline-type="single" style:text-underline-style="solid" style:text-underline-width="auto" style:text-underline-mode="continuous"/>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P2021" style:parent-style-name="Normalny" style:family="paragraph">
      <style:paragraph-properties fo:text-align="justify" fo:line-height="150%"/>
    </style:style>
    <style:style style:name="T2022" style:parent-style-name="Domyślnaczcionkaakapitu" style:family="text">
      <style:text-properties fo:background-color="#80FFFF" style:text-underline-type="single" style:text-underline-style="solid" style:text-underline-width="auto" style:text-underline-mode="continuous"/>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text-underline-type="single" style:text-underline-style="solid" style:text-underline-width="auto" style:text-underline-mode="continuous"/>
    </style:style>
    <style:style style:name="T2027" style:parent-style-name="Domyślnaczcionkaakapitu" style:family="text">
      <style:text-properties style:text-underline-type="single" style:text-underline-style="solid" style:text-underline-width="auto" style:text-underline-mode="continuous"/>
    </style:style>
    <style:style style:name="T2028" style:parent-style-name="Domyślnaczcionkaakapitu" style:family="text">
      <style:text-properties fo:background-color="#80FFFF" style:text-underline-type="single" style:text-underline-style="solid" style:text-underline-width="auto" style:text-underline-mode="continuous"/>
    </style:style>
    <style:style style:name="T2029" style:parent-style-name="Domyślnaczcionkaakapitu" style:family="text">
      <style:text-properties style:text-underline-type="single" style:text-underline-style="solid" style:text-underline-width="auto" style:text-underline-mode="continuous"/>
    </style:style>
    <style:style style:name="P2030" style:parent-style-name="Normalny" style:family="paragraph">
      <style:paragraph-properties fo:text-align="justify" fo:line-height="150%" fo:text-indent="0.2479in"/>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479in"/>
    </style:style>
    <style:style style:name="P2033" style:parent-style-name="Normalny" style:family="paragraph">
      <style:paragraph-properties fo:text-align="justify" fo:line-height="150%"/>
    </style:style>
    <style:style style:name="T2034" style:parent-style-name="Domyślnaczcionkaakapitu" style:family="text">
      <style:text-properties style:text-underline-type="single" style:text-underline-style="solid" style:text-underline-width="auto" style:text-underline-mode="continuous"/>
    </style:style>
    <style:style style:name="T2035" style:parent-style-name="Domyślnaczcionkaakapitu" style:family="text">
      <style:text-properties fo:background-color="#80FFFF" style:text-underline-type="single" style:text-underline-style="solid" style:text-underline-width="auto" style:text-underline-mode="continuous"/>
    </style:style>
    <style:style style:name="T2036" style:parent-style-name="Domyślnaczcionkaakapitu" style:family="text">
      <style:text-properties style:text-underline-type="single" style:text-underline-style="solid" style:text-underline-width="auto" style:text-underline-mode="continuous"/>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T2040" style:parent-style-name="Domyślnaczcionkaakapitu" style:family="text">
      <style:text-properties fo:background-color="#80FFFF" style:text-underline-type="single" style:text-underline-style="solid" style:text-underline-width="auto" style:text-underline-mode="continuous"/>
    </style:style>
    <style:style style:name="T2041" style:parent-style-name="Domyślnaczcionkaakapitu" style:family="text">
      <style:text-properties style:text-underline-type="single" style:text-underline-style="solid" style:text-underline-width="auto" style:text-underline-mode="continuous"/>
    </style:style>
    <style:style style:name="T2042" style:parent-style-name="Domyślnaczcionkaakapitu" style:family="text">
      <style:text-properties fo:background-color="#80FFFF" style:text-underline-type="single" style:text-underline-style="solid" style:text-underline-width="auto" style:text-underline-mode="continuous"/>
    </style:style>
    <style:style style:name="T2043" style:parent-style-name="Domyślnaczcionkaakapitu" style:family="text">
      <style:text-properties style:text-underline-type="single" style:text-underline-style="solid" style:text-underline-width="auto" style:text-underline-mode="continuous"/>
    </style:style>
    <style:style style:name="T2044" style:parent-style-name="Domyślnaczcionkaakapitu" style:family="text">
      <style:text-properties fo:background-color="#80FFFF" style:text-underline-type="single" style:text-underline-style="solid" style:text-underline-width="auto" style:text-underline-mode="continuous"/>
    </style:style>
    <style:style style:name="T2045" style:parent-style-name="Domyślnaczcionkaakapitu" style:family="text">
      <style:text-properties style:text-underline-type="single" style:text-underline-style="solid" style:text-underline-width="auto" style:text-underline-mode="continuous"/>
    </style:style>
    <style:style style:name="P2046" style:parent-style-name="Normalny" style:family="paragraph">
      <style:paragraph-properties fo:text-align="justify" fo:line-height="150%" fo:text-indent="0.2479in"/>
    </style:style>
    <style:style style:name="P2047" style:parent-style-name="Normalny" style:family="paragraph">
      <style:paragraph-properties fo:text-align="justify" fo:line-height="150%"/>
    </style:style>
    <style:style style:name="T2048" style:parent-style-name="Domyślnaczcionkaakapitu" style:family="text">
      <style:text-properties style:text-underline-type="single" style:text-underline-style="solid" style:text-underline-width="auto" style:text-underline-mode="continuous"/>
    </style:style>
    <style:style style:name="T2049" style:parent-style-name="Domyślnaczcionkaakapitu" style:family="text">
      <style:text-properties fo:background-color="#80FFFF" style:text-underline-type="single" style:text-underline-style="solid" style:text-underline-width="auto" style:text-underline-mode="continuous"/>
    </style:style>
    <style:style style:name="T2050" style:parent-style-name="Domyślnaczcionkaakapitu" style:family="text">
      <style:text-properties style:text-underline-type="single" style:text-underline-style="solid" style:text-underline-width="auto" style:text-underline-mode="continuous"/>
    </style:style>
    <style:style style:name="P2051" style:parent-style-name="Normalny" style:family="paragraph">
      <style:paragraph-properties fo:text-align="justify" fo:line-height="150%" fo:text-indent="0.2479in"/>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style:tab-stops>
          <style:tab-stop style:type="left" style:position="2.9555in"/>
        </style:tab-stops>
      </style:paragraph-properties>
    </style:style>
    <style:style style:name="T2054" style:parent-style-name="Domyślnaczcionkaakapitu" style:family="text">
      <style:text-properties fo:background-color="#80FFFF" style:text-underline-type="single" style:text-underline-style="solid" style:text-underline-width="auto" style:text-underline-mode="continuous"/>
    </style:style>
    <style:style style:name="T2055" style:parent-style-name="Domyślnaczcionkaakapitu" style:family="text">
      <style:text-properties style:text-underline-type="single" style:text-underline-style="solid" style:text-underline-width="auto" style:text-underline-mode="continuous"/>
    </style:style>
    <style:style style:name="T2056" style:parent-style-name="Domyślnaczcionkaakapitu" style:family="text">
      <style:text-properties fo:background-color="#80FFFF" style:text-underline-type="single" style:text-underline-style="solid" style:text-underline-width="auto" style:text-underline-mode="continuous"/>
    </style:style>
    <style:style style:name="T2057" style:parent-style-name="Domyślnaczcionkaakapitu" style:family="text">
      <style:text-properties style:text-underline-type="single" style:text-underline-style="solid" style:text-underline-width="auto" style:text-underline-mode="continuous"/>
    </style:style>
    <style:style style:name="T2058" style:parent-style-name="Domyślnaczcionkaakapitu" style:family="text">
      <style:text-properties fo:background-color="#80FFFF" style:text-underline-type="single" style:text-underline-style="solid" style:text-underline-width="auto" style:text-underline-mode="continuous"/>
    </style:style>
    <style:style style:name="T2059" style:parent-style-name="Domyślnaczcionkaakapitu" style:family="text">
      <style:text-properties style:text-underline-type="single" style:text-underline-style="solid" style:text-underline-width="auto" style:text-underline-mode="continuous"/>
    </style:style>
    <style:style style:name="T2060" style:parent-style-name="Domyślnaczcionkaakapitu" style:family="text">
      <style:text-properties fo:background-color="#80FFFF" style:text-underline-type="single" style:text-underline-style="solid" style:text-underline-width="auto" style:text-underline-mode="continuous"/>
    </style:style>
    <style:style style:name="T2061" style:parent-style-name="Domyślnaczcionkaakapitu" style:family="text">
      <style:text-properties style:text-underline-type="single" style:text-underline-style="solid" style:text-underline-width="auto" style:text-underline-mode="continuous"/>
    </style:style>
    <style:style style:name="P2062" style:parent-style-name="Normalny" style:family="paragraph">
      <style:paragraph-properties fo:text-align="justify" fo:line-height="150%" fo:text-indent="0.2479in">
        <style:tab-stops>
          <style:tab-stop style:type="left" style:position="2.9555in"/>
        </style:tab-stops>
      </style:paragraph-properties>
    </style:style>
    <style:style style:name="P2063" style:parent-style-name="Normalny" style:family="paragraph">
      <style:paragraph-properties fo:text-align="justify" fo:line-height="150%"/>
    </style:style>
    <style:style style:name="T2064" style:parent-style-name="Domyślnaczcionkaakapitu" style:family="text">
      <style:text-properties fo:background-color="#80FFFF" style:text-underline-type="single" style:text-underline-style="solid" style:text-underline-width="auto" style:text-underline-mode="continuous"/>
    </style:style>
    <style:style style:name="T2065" style:parent-style-name="Domyślnaczcionkaakapitu" style:family="text">
      <style:text-properties style:text-underline-type="single" style:text-underline-style="solid" style:text-underline-width="auto" style:text-underline-mode="continuous"/>
    </style:style>
    <style:style style:name="T2066" style:parent-style-name="Domyślnaczcionkaakapitu" style:family="text">
      <style:text-properties fo:background-color="#80FFFF" style:text-underline-type="single" style:text-underline-style="solid" style:text-underline-width="auto" style:text-underline-mode="continuous"/>
    </style:style>
    <style:style style:name="T2067" style:parent-style-name="Domyślnaczcionkaakapitu" style:family="text">
      <style:text-properties style:text-underline-type="single" style:text-underline-style="solid" style:text-underline-width="auto" style:text-underline-mode="continuous"/>
    </style:style>
    <style:style style:name="P2068" style:parent-style-name="Normalny" style:family="paragraph">
      <style:paragraph-properties fo:text-align="justify" fo:line-height="150%" fo:text-indent="0.2479in"/>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text-underline-type="single" style:text-underline-style="solid" style:text-underline-width="auto" style:text-underline-mode="continuous"/>
    </style:style>
    <style:style style:name="T2076" style:parent-style-name="Domyślnaczcionkaakapitu" style:family="text">
      <style:text-properties style:text-underline-type="single" style:text-underline-style="solid" style:text-underline-width="auto" style:text-underline-mode="continuous"/>
    </style:style>
    <style:style style:name="P2077" style:parent-style-name="Normalny" style:family="paragraph">
      <style:paragraph-properties fo:text-align="justify" fo:line-height="150%" fo:text-indent="0.2479in"/>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fo:text-indent="0.2479in"/>
    </style:style>
    <style:style style:name="T2080" style:parent-style-name="Domyślnaczcionkaakapitu" style:family="text">
      <style:text-properties fo:background-color="#80FFFF"/>
    </style:style>
    <style:style style:name="P2081" style:parent-style-name="Normalny" style:family="paragraph">
      <style:paragraph-properties fo:text-align="justify" fo:line-height="150%"/>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text-underline-type="single" style:text-underline-style="solid" style:text-underline-width="auto" style:text-underline-mode="continuous"/>
    </style:style>
    <style:style style:name="T2084" style:parent-style-name="Domyślnaczcionkaakapitu" style:family="text">
      <style:text-properties style:text-underline-type="single" style:text-underline-style="solid" style:text-underline-width="auto" style:text-underline-mode="continuous"/>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style:style>
    <style:style style:name="T2088" style:parent-style-name="Domyślnaczcionkaakapitu" style:family="text">
      <style:text-properties fo:background-color="#80FFFF" style:text-underline-type="single" style:text-underline-style="solid" style:text-underline-width="auto" style:text-underline-mode="continuous"/>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T2091" style:parent-style-name="Domyślnaczcionkaakapitu" style:family="text">
      <style:text-properties style:text-underline-type="single" style:text-underline-style="solid" style:text-underline-width="auto" style:text-underline-mode="continuous"/>
    </style:style>
    <style:style style:name="T2092" style:parent-style-name="Domyślnaczcionkaakapitu" style:family="text">
      <style:text-properties fo:background-color="#80FFFF" style:text-underline-type="single" style:text-underline-style="solid" style:text-underline-width="auto" style:text-underline-mode="continuous"/>
    </style:style>
    <style:style style:name="T2093" style:parent-style-name="Domyślnaczcionkaakapitu" style:family="text">
      <style:text-properties style:text-underline-type="single" style:text-underline-style="solid" style:text-underline-width="auto" style:text-underline-mode="continuous"/>
    </style:style>
    <style:style style:name="T2094" style:parent-style-name="Domyślnaczcionkaakapitu" style:family="text">
      <style:text-properties fo:background-color="#80FFFF" style:text-underline-type="single" style:text-underline-style="solid" style:text-underline-width="auto" style:text-underline-mode="continuous"/>
    </style:style>
    <style:style style:name="T2095" style:parent-style-name="Domyślnaczcionkaakapitu" style:family="text">
      <style:text-properties style:text-underline-type="single" style:text-underline-style="solid" style:text-underline-width="auto" style:text-underline-mode="continuous"/>
    </style:style>
    <style:style style:name="P2096" style:parent-style-name="Normalny" style:family="paragraph">
      <style:paragraph-properties fo:text-align="justify" fo:line-height="150%" fo:text-indent="0.2479in"/>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T2099" style:parent-style-name="Domyślnaczcionkaakapitu" style:family="text">
      <style:text-properties fo:background-color="#80FFFF" style:text-underline-type="single" style:text-underline-style="solid" style:text-underline-width="auto" style:text-underline-mode="continuous"/>
    </style:style>
    <style:style style:name="T2100" style:parent-style-name="Domyślnaczcionkaakapitu" style:family="text">
      <style:text-properties style:text-underline-type="single" style:text-underline-style="solid" style:text-underline-width="auto" style:text-underline-mode="continuous"/>
    </style:style>
    <style:style style:name="T2101" style:parent-style-name="Domyślnaczcionkaakapitu" style:family="text">
      <style:text-properties fo:background-color="#80FFFF" style:text-underline-type="single" style:text-underline-style="solid" style:text-underline-width="auto" style:text-underline-mode="continuous"/>
    </style:style>
    <style:style style:name="T2102" style:parent-style-name="Domyślnaczcionkaakapitu" style:family="text">
      <style:text-properties style:text-underline-type="single" style:text-underline-style="solid" style:text-underline-width="auto" style:text-underline-mode="continuous"/>
    </style:style>
    <style:style style:name="P2103" style:parent-style-name="Normalny" style:family="paragraph">
      <style:paragraph-properties fo:text-align="justify" fo:line-height="150%" fo:text-indent="0.2479in"/>
    </style:style>
    <style:style style:name="P2104" style:parent-style-name="Normalny" style:family="paragraph">
      <style:paragraph-properties fo:text-align="justify" fo:line-height="150%"/>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T2108" style:parent-style-name="Domyślnaczcionkaakapitu" style:family="text">
      <style:text-properties style:text-underline-type="single" style:text-underline-style="solid" style:text-underline-width="auto" style:text-underline-mode="continuous"/>
    </style:style>
    <style:style style:name="T2109" style:parent-style-name="Domyślnaczcionkaakapitu" style:family="text">
      <style:text-properties fo:background-color="#80FFFF" style:text-underline-type="single" style:text-underline-style="solid" style:text-underline-width="auto" style:text-underline-mode="continuous"/>
    </style:style>
    <style:style style:name="T2110" style:parent-style-name="Domyślnaczcionkaakapitu" style:family="text">
      <style:text-properties style:text-underline-type="single" style:text-underline-style="solid" style:text-underline-width="auto" style:text-underline-mode="continuous"/>
    </style:style>
    <style:style style:name="T2111" style:parent-style-name="Domyślnaczcionkaakapitu" style:family="text">
      <style:text-properties fo:background-color="#80FFFF" style:text-underline-type="single" style:text-underline-style="solid" style:text-underline-width="auto" style:text-underline-mode="continuous"/>
    </style:style>
    <style:style style:name="T2112" style:parent-style-name="Domyślnaczcionkaakapitu" style:family="text">
      <style:text-properties style:text-underline-type="single" style:text-underline-style="solid" style:text-underline-width="auto" style:text-underline-mode="continuous"/>
    </style:style>
    <style:style style:name="P2113" style:parent-style-name="Normalny" style:family="paragraph">
      <style:paragraph-properties fo:text-align="justify" fo:line-height="150%" fo:text-indent="0.2479in"/>
    </style:style>
    <style:style style:name="P2114" style:parent-style-name="Normalny" style:family="paragraph">
      <style:paragraph-properties fo:text-align="justify" fo:line-height="150%" fo:text-indent="0.2479in"/>
    </style:style>
    <style:style style:name="P2115" style:parent-style-name="Normalny" style:family="paragraph">
      <style:paragraph-properties fo:text-align="justify" fo:line-height="150%"/>
    </style:style>
    <style:style style:name="T2116" style:parent-style-name="Domyślnaczcionkaakapitu" style:family="text">
      <style:text-properties style:text-underline-type="single" style:text-underline-style="solid" style:text-underline-width="auto" style:text-underline-mode="continuous"/>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T2118" style:parent-style-name="Domyślnaczcionkaakapitu" style:family="text">
      <style:text-properties style:text-underline-type="single" style:text-underline-style="solid" style:text-underline-width="auto" style:text-underline-mode="continuous"/>
    </style:style>
    <style:style style:name="P2119" style:parent-style-name="Normalny" style:family="paragraph">
      <style:paragraph-properties fo:text-align="justify" fo:line-height="150%" fo:text-indent="0.2479in"/>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style:style>
    <style:style style:name="T2125" style:parent-style-name="Domyślnaczcionkaakapitu" style:family="text">
      <style:text-properties fo:background-color="#80FFFF" style:text-underline-type="single" style:text-underline-style="solid" style:text-underline-width="auto" style:text-underline-mode="continuous"/>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text-underline-type="single" style:text-underline-style="solid" style:text-underline-width="auto" style:text-underline-mode="continuous"/>
    </style:style>
    <style:style style:name="T2128" style:parent-style-name="Domyślnaczcionkaakapitu" style:family="text">
      <style:text-properties style:text-underline-type="single" style:text-underline-style="solid" style:text-underline-width="auto" style:text-underline-mode="continuous"/>
    </style:style>
    <style:style style:name="T2129" style:parent-style-name="Domyślnaczcionkaakapitu" style:family="text">
      <style:text-properties fo:background-color="#80FFFF" style:text-underline-type="single" style:text-underline-style="solid" style:text-underline-width="auto" style:text-underline-mode="continuous"/>
    </style:style>
    <style:style style:name="T2130" style:parent-style-name="Domyślnaczcionkaakapitu" style:family="text">
      <style:text-properties style:text-underline-type="single" style:text-underline-style="solid" style:text-underline-width="auto" style:text-underline-mode="continuous"/>
    </style:style>
    <style:style style:name="T2131" style:parent-style-name="Domyślnaczcionkaakapitu" style:family="text">
      <style:text-properties fo:background-color="#80FFFF" style:text-underline-type="single" style:text-underline-style="solid" style:text-underline-width="auto" style:text-underline-mode="continuous"/>
    </style:style>
    <style:style style:name="T2132" style:parent-style-name="Domyślnaczcionkaakapitu" style:family="text">
      <style:text-properties style:text-underline-type="single" style:text-underline-style="solid" style:text-underline-width="auto" style:text-underline-mode="continuous"/>
    </style:style>
    <style:style style:name="P2133" style:parent-style-name="Normalny" style:family="paragraph">
      <style:paragraph-properties fo:text-align="justify" fo:line-height="150%" fo:text-indent="0.2479in"/>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P2140" style:parent-style-name="Normalny" style:family="paragraph">
      <style:paragraph-properties fo:text-align="justify" fo:line-height="150%" fo:text-indent="0.2479in"/>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style:style>
    <style:style style:name="T2150" style:parent-style-name="Domyślnaczcionkaakapitu" style:family="text">
      <style:text-properties fo:background-color="#80FFFF" style:text-underline-type="single" style:text-underline-style="solid" style:text-underline-width="auto" style:text-underline-mode="continuous"/>
    </style:style>
    <style:style style:name="T2151" style:parent-style-name="Domyślnaczcionkaakapitu" style:family="text">
      <style:text-properties style:text-underline-type="single" style:text-underline-style="solid" style:text-underline-width="auto" style:text-underline-mode="continuous"/>
    </style:style>
    <style:style style:name="T2152" style:parent-style-name="Domyślnaczcionkaakapitu" style:family="text">
      <style:text-properties fo:background-color="#80FFFF" style:text-underline-type="single" style:text-underline-style="solid" style:text-underline-width="auto" style:text-underline-mode="continuous"/>
    </style:style>
    <style:style style:name="T2153" style:parent-style-name="Domyślnaczcionkaakapitu" style:family="text">
      <style:text-properties style:text-underline-type="single" style:text-underline-style="solid" style:text-underline-width="auto" style:text-underline-mode="continuous"/>
    </style:style>
    <style:style style:name="P2154" style:parent-style-name="Normalny" style:family="paragraph">
      <style:paragraph-properties fo:text-align="justify" fo:line-height="150%" fo:text-indent="0.2479in"/>
    </style:style>
    <style:style style:name="P2155" style:parent-style-name="Normalny" style:family="paragraph">
      <style:paragraph-properties fo:text-align="justify" fo:line-height="150%"/>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text-underline-type="single" style:text-underline-style="solid" style:text-underline-width="auto" style:text-underline-mode="continuous"/>
    </style:style>
    <style:style style:name="T2163" style:parent-style-name="Domyślnaczcionkaakapitu" style:family="text">
      <style:text-properties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style:style>
    <style:style style:name="T2167" style:parent-style-name="Domyślnaczcionkaakapitu" style:family="text">
      <style:text-properties fo:background-color="#80FFFF" style:text-underline-type="single" style:text-underline-style="solid" style:text-underline-width="auto" style:text-underline-mode="continuous"/>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style:style>
    <style:style style:name="T2184" style:parent-style-name="Domyślnaczcionkaakapitu" style:family="text">
      <style:text-properties fo:background-color="#80FFFF" style:text-underline-type="single" style:text-underline-style="solid" style:text-underline-width="auto" style:text-underline-mode="continuous"/>
    </style:style>
    <style:style style:name="T2185" style:parent-style-name="Domyślnaczcionkaakapitu" style:family="text">
      <style:text-properties style:text-underline-type="single" style:text-underline-style="solid" style:text-underline-width="auto" style:text-underline-mode="continuous"/>
    </style:style>
    <style:style style:name="T2186" style:parent-style-name="Domyślnaczcionkaakapitu" style:family="text">
      <style:text-properties fo:background-color="#80FFFF" style:text-underline-type="single" style:text-underline-style="solid" style:text-underline-width="auto" style:text-underline-mode="continuous"/>
    </style:style>
    <style:style style:name="T2187" style:parent-style-name="Domyślnaczcionkaakapitu" style:family="text">
      <style:text-properties style:text-underline-type="single" style:text-underline-style="solid" style:text-underline-width="auto" style:text-underline-mode="continuous"/>
    </style:style>
    <style:style style:name="T2188" style:parent-style-name="Domyślnaczcionkaakapitu" style:family="text">
      <style:text-properties fo:background-color="#80FFFF" style:text-underline-type="single" style:text-underline-style="solid" style:text-underline-width="auto" style:text-underline-mode="continuous"/>
    </style:style>
    <style:style style:name="T2189" style:parent-style-name="Domyślnaczcionkaakapitu" style:family="text">
      <style:text-properties style:text-underline-type="single" style:text-underline-style="solid" style:text-underline-width="auto" style:text-underline-mode="continuous"/>
    </style:style>
    <style:style style:name="T2190" style:parent-style-name="Domyślnaczcionkaakapitu" style:family="text">
      <style:text-properties fo:background-color="#80FFFF" style:text-underline-type="single" style:text-underline-style="solid" style:text-underline-width="auto" style:text-underline-mode="continuous"/>
    </style:style>
    <style:style style:name="T2191" style:parent-style-name="Domyślnaczcionkaakapitu" style:family="text">
      <style:text-properties style:text-underline-type="single" style:text-underline-style="solid" style:text-underline-width="auto" style:text-underline-mode="continuous"/>
    </style:style>
    <style:style style:name="P2192" style:parent-style-name="Normalny" style:family="paragraph">
      <style:paragraph-properties fo:text-align="justify" fo:line-height="150%" fo:text-indent="0.2479in"/>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P2196" style:parent-style-name="Normalny" style:family="paragraph">
      <style:paragraph-properties fo:text-align="justify" fo:line-height="150%"/>
    </style:style>
    <style:style style:name="T2197" style:parent-style-name="Domyślnaczcionkaakapitu" style:family="text">
      <style:text-properties fo:background-color="#80FFFF" style:text-underline-type="single" style:text-underline-style="solid" style:text-underline-width="auto" style:text-underline-mode="continuous"/>
    </style:style>
    <style:style style:name="T2198" style:parent-style-name="Domyślnaczcionkaakapitu" style:family="text">
      <style:text-properties style:text-underline-type="single" style:text-underline-style="solid" style:text-underline-width="auto" style:text-underline-mode="continuous"/>
    </style:style>
    <style:style style:name="T2199" style:parent-style-name="Domyślnaczcionkaakapitu" style:family="text">
      <style:text-properties fo:background-color="#80FFFF" style:text-underline-type="single" style:text-underline-style="solid" style:text-underline-width="auto" style:text-underline-mode="continuous"/>
    </style:style>
    <style:style style:name="T2200" style:parent-style-name="Domyślnaczcionkaakapitu" style:family="text">
      <style:text-properties style:text-underline-type="single" style:text-underline-style="solid" style:text-underline-width="auto" style:text-underline-mode="continuous"/>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T2203" style:parent-style-name="Domyślnaczcionkaakapitu" style:family="text">
      <style:text-properties fo:background-color="#80FFFF" style:text-underline-type="single" style:text-underline-style="solid" style:text-underline-width="auto" style:text-underline-mode="continuous"/>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479in"/>
    </style:style>
    <style:style style:name="P2218" style:parent-style-name="Normalny" style:family="paragraph">
      <style:paragraph-properties fo:text-align="justify" fo:line-height="150%"/>
    </style:style>
    <style:style style:name="T2219" style:parent-style-name="Domyślnaczcionkaakapitu" style:family="text">
      <style:text-properties fo:background-color="#80FFFF" style:text-underline-type="single" style:text-underline-style="solid" style:text-underline-width="auto" style:text-underline-mode="continuous"/>
    </style:style>
    <style:style style:name="T2220" style:parent-style-name="Domyślnaczcionkaakapitu" style:family="text">
      <style:text-properties style:text-underline-type="single" style:text-underline-style="solid" style:text-underline-width="auto" style:text-underline-mode="continuous"/>
    </style:style>
    <style:style style:name="T2221" style:parent-style-name="Domyślnaczcionkaakapitu" style:family="text">
      <style:text-properties fo:background-color="#80FFFF" style:text-underline-type="single" style:text-underline-style="solid" style:text-underline-width="auto" style:text-underline-mode="continuous"/>
    </style:style>
    <style:style style:name="T2222" style:parent-style-name="Domyślnaczcionkaakapitu" style:family="text">
      <style:text-properties style:text-underline-type="single" style:text-underline-style="solid" style:text-underline-width="auto" style:text-underline-mode="continuous"/>
    </style:style>
    <style:style style:name="T2223" style:parent-style-name="Domyślnaczcionkaakapitu" style:family="text">
      <style:text-properties fo:background-color="#80FFFF" style:text-underline-type="single" style:text-underline-style="solid" style:text-underline-width="auto" style:text-underline-mode="continuous"/>
    </style:style>
    <style:style style:name="T2224" style:parent-style-name="Domyślnaczcionkaakapitu" style:family="text">
      <style:text-properties style:text-underline-type="single" style:text-underline-style="solid" style:text-underline-width="auto" style:text-underline-mode="continuous"/>
    </style:style>
    <style:style style:name="T2225" style:parent-style-name="Domyślnaczcionkaakapitu" style:family="text">
      <style:text-properties fo:background-color="#80FFFF" style:text-underline-type="single" style:text-underline-style="solid" style:text-underline-width="auto" style:text-underline-mode="continuous"/>
    </style:style>
    <style:style style:name="T2226" style:parent-style-name="Domyślnaczcionkaakapitu" style:family="text">
      <style:text-properties style:text-underline-type="single" style:text-underline-style="solid" style:text-underline-width="auto" style:text-underline-mode="continuous"/>
    </style:style>
    <style:style style:name="P2227" style:parent-style-name="Normalny" style:family="paragraph">
      <style:paragraph-properties fo:text-align="justify" fo:line-height="150%" fo:text-indent="0.2479in"/>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style:style>
    <style:style style:name="T2230" style:parent-style-name="Domyślnaczcionkaakapitu" style:family="text">
      <style:text-properties style:text-underline-type="single" style:text-underline-style="solid" style:text-underline-width="auto" style:text-underline-mode="continuous"/>
    </style:style>
    <style:style style:name="T2231" style:parent-style-name="Domyślnaczcionkaakapitu" style:family="text">
      <style:text-properties fo:background-color="#80FFFF" style:text-underline-type="single" style:text-underline-style="solid" style:text-underline-width="auto" style:text-underline-mode="continuous"/>
    </style:style>
    <style:style style:name="T2232" style:parent-style-name="Domyślnaczcionkaakapitu" style:family="text">
      <style:text-properties style:text-underline-type="single" style:text-underline-style="solid" style:text-underline-width="auto" style:text-underline-mode="continuous"/>
    </style:style>
    <style:style style:name="T2233" style:parent-style-name="Domyślnaczcionkaakapitu" style:family="text">
      <style:text-properties fo:background-color="#80FFFF" style:text-underline-type="single" style:text-underline-style="solid" style:text-underline-width="auto" style:text-underline-mode="continuous"/>
    </style:style>
    <style:style style:name="T2234" style:parent-style-name="Domyślnaczcionkaakapitu" style:family="text">
      <style:text-properties style:text-underline-type="single" style:text-underline-style="solid" style:text-underline-width="auto" style:text-underline-mode="continuous"/>
    </style:style>
    <style:style style:name="T2235" style:parent-style-name="Domyślnaczcionkaakapitu" style:family="text">
      <style:text-properties fo:background-color="#80FFFF" style:text-underline-type="single" style:text-underline-style="solid" style:text-underline-width="auto" style:text-underline-mode="continuous"/>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fo:background-color="#80FFFF" style:text-underline-type="single" style:text-underline-style="solid" style:text-underline-width="auto" style:text-underline-mode="continuous"/>
    </style:style>
    <style:style style:name="T2238" style:parent-style-name="Domyślnaczcionkaakapitu" style:family="text">
      <style:text-properties style:text-underline-type="single" style:text-underline-style="solid" style:text-underline-width="auto" style:text-underline-mode="continuous"/>
    </style:style>
    <style:style style:name="T2239" style:parent-style-name="Domyślnaczcionkaakapitu" style:family="text">
      <style:text-properties fo:background-color="#80FFFF" style:text-underline-type="single" style:text-underline-style="solid" style:text-underline-width="auto" style:text-underline-mode="continuous"/>
    </style:style>
    <style:style style:name="T2240" style:parent-style-name="Domyślnaczcionkaakapitu" style:family="text">
      <style:text-properties style:text-underline-type="single" style:text-underline-style="solid" style:text-underline-width="auto" style:text-underline-mode="continuous"/>
    </style:style>
    <style:style style:name="P2241" style:parent-style-name="Normalny" style:family="paragraph">
      <style:paragraph-properties fo:text-align="justify" fo:line-height="150%" fo:text-indent="0.2479in"/>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479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P2266" style:parent-style-name="Normalny" style:family="paragraph">
      <style:paragraph-properties fo:text-align="justify" fo:line-height="150%" fo:text-indent="0.2479in"/>
    </style:style>
    <style:style style:name="P2267" style:parent-style-name="Normalny" style:family="paragraph">
      <style:paragraph-properties fo:text-align="justify" fo:line-height="150%"/>
    </style:style>
    <style:style style:name="T2268" style:parent-style-name="Domyślnaczcionkaakapitu" style:family="text">
      <style:text-properties fo:background-color="#80FFFF" style:text-underline-type="single" style:text-underline-style="solid" style:text-underline-width="auto" style:text-underline-mode="continuous"/>
    </style:style>
    <style:style style:name="T2269" style:parent-style-name="Domyślnaczcionkaakapitu" style:family="text">
      <style:text-properties style:text-underline-type="single" style:text-underline-style="solid" style:text-underline-width="auto" style:text-underline-mode="continuous"/>
    </style:style>
    <style:style style:name="T2270" style:parent-style-name="Domyślnaczcionkaakapitu" style:family="text">
      <style:text-properties fo:background-color="#80FFFF" style:text-underline-type="single" style:text-underline-style="solid" style:text-underline-width="auto" style:text-underline-mode="continuous"/>
    </style:style>
    <style:style style:name="T2271" style:parent-style-name="Domyślnaczcionkaakapitu" style:family="text">
      <style:text-properties style:text-underline-type="single" style:text-underline-style="solid" style:text-underline-width="auto" style:text-underline-mode="continuous"/>
    </style:style>
    <style:style style:name="T2272" style:parent-style-name="Domyślnaczcionkaakapitu" style:family="text">
      <style:text-properties fo:background-color="#80FFFF" style:text-underline-type="single" style:text-underline-style="solid" style:text-underline-width="auto" style:text-underline-mode="continuous"/>
    </style:style>
    <style:style style:name="T2273" style:parent-style-name="Domyślnaczcionkaakapitu" style:family="text">
      <style:text-properties style:text-underline-type="single" style:text-underline-style="solid" style:text-underline-width="auto" style:text-underline-mode="continuous"/>
    </style:style>
    <style:style style:name="T2274" style:parent-style-name="Domyślnaczcionkaakapitu" style:family="text">
      <style:text-properties fo:background-color="#80FFFF" style:text-underline-type="single" style:text-underline-style="solid" style:text-underline-width="auto" style:text-underline-mode="continuous"/>
    </style:style>
    <style:style style:name="T2275" style:parent-style-name="Domyślnaczcionkaakapitu" style:family="text">
      <style:text-properties style:text-underline-type="single" style:text-underline-style="solid" style:text-underline-width="auto" style:text-underline-mode="continuous"/>
    </style:style>
    <style:style style:name="P2276" style:parent-style-name="Normalny" style:family="paragraph">
      <style:paragraph-properties fo:text-align="justify" fo:line-height="150%" fo:text-indent="0.2479in"/>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style:style>
    <style:style style:name="T2279" style:parent-style-name="Domyślnaczcionkaakapitu" style:family="text">
      <style:text-properties style:text-underline-type="single" style:text-underline-style="solid" style:text-underline-width="auto" style:text-underline-mode="continuous"/>
    </style:style>
    <style:style style:name="P2280" style:parent-style-name="Normalny" style:family="paragraph">
      <style:paragraph-properties fo:text-align="justify" fo:line-height="150%" fo:text-indent="0.2479in"/>
    </style:style>
    <style:style style:name="P2281" style:parent-style-name="Normalny" style:family="paragraph">
      <style:paragraph-properties fo:text-align="justify" fo:line-height="150%" fo:text-indent="0.2479in"/>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P2286" style:parent-style-name="Normalny" style:family="paragraph">
      <style:paragraph-properties fo:text-align="justify" fo:line-height="150%" fo:text-indent="0.2479in"/>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P2291" style:parent-style-name="Normalny" style:family="paragraph">
      <style:paragraph-properties fo:text-align="justify" fo:line-height="150%"/>
    </style:style>
    <style:style style:name="T2292" style:parent-style-name="Domyślnaczcionkaakapitu" style:family="text">
      <style:text-properties style:text-underline-type="single" style:text-underline-style="solid" style:text-underline-width="auto" style:text-underline-mode="continuous"/>
    </style:style>
    <style:style style:name="T2293" style:parent-style-name="Domyślnaczcionkaakapitu" style:family="text">
      <style:text-properties fo:background-color="#80FFFF" style:text-underline-type="single" style:text-underline-style="solid" style:text-underline-width="auto" style:text-underline-mode="continuous"/>
    </style:style>
    <style:style style:name="T2294" style:parent-style-name="Domyślnaczcionkaakapitu" style:family="text">
      <style:text-properties style:text-underline-type="single" style:text-underline-style="solid" style:text-underline-width="auto" style:text-underline-mode="continuous"/>
    </style:style>
    <style:style style:name="P2295" style:parent-style-name="Normalny" style:family="paragraph">
      <style:paragraph-properties fo:text-align="justify" fo:line-height="150%" fo:text-indent="0.2479in"/>
    </style:style>
    <style:style style:name="T2296" style:parent-style-name="Domyślnaczcionkaakapitu" style:family="text">
      <style:text-properties fo:background-color="#80FFFF"/>
    </style:style>
    <style:style style:name="P2297" style:parent-style-name="Normalny" style:family="paragraph">
      <style:paragraph-properties fo:text-align="justify" fo:line-height="150%">
        <style:tab-stops>
          <style:tab-stop style:type="left" style:leader-style="solid" style:leader-text="_" style:position="2.4597in"/>
        </style:tab-stops>
      </style:paragraph-properties>
    </style:style>
    <style:style style:name="T2298" style:parent-style-name="Domyślnaczcionkaakapitu" style:family="text">
      <style:text-properties style:text-underline-type="single" style:text-underline-style="solid" style:text-underline-width="auto" style:text-underline-mode="continuous"/>
    </style:style>
    <style:style style:name="P2299" style:parent-style-name="Normalny" style:family="paragraph">
      <style:paragraph-properties fo:text-align="justify" fo:line-height="150%" fo:text-indent="0.2479in">
        <style:tab-stops>
          <style:tab-stop style:type="left" style:leader-style="solid" style:leader-text="_" style:position="2.4597in"/>
        </style:tab-stops>
      </style:paragraph-properties>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T2307" style:parent-style-name="Domyślnaczcionkaakapitu" style:family="text">
      <style:text-properties style:text-underline-type="single" style:text-underline-style="solid" style:text-underline-width="auto" style:text-underline-mode="continuous"/>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fo:text-indent="0.2479in"/>
    </style:style>
    <style:style style:name="P2311" style:parent-style-name="Normalny" style:family="paragraph">
      <style:paragraph-properties fo:text-align="justify" fo:line-height="150%"/>
    </style:style>
    <style:style style:name="T2312" style:parent-style-name="Domyślnaczcionkaakapitu" style:family="text">
      <style:text-properties style:text-underline-type="single" style:text-underline-style="solid" style:text-underline-width="auto" style:text-underline-mode="continuous"/>
    </style:style>
    <style:style style:name="T2313" style:parent-style-name="Domyślnaczcionkaakapitu" style:family="text">
      <style:text-properties fo:background-color="#80FFFF" style:text-underline-type="single" style:text-underline-style="solid" style:text-underline-width="auto" style:text-underline-mode="continuous"/>
    </style:style>
    <style:style style:name="T2314" style:parent-style-name="Domyślnaczcionkaakapitu" style:family="text">
      <style:text-properties style:text-underline-type="single" style:text-underline-style="solid" style:text-underline-width="auto" style:text-underline-mode="continuous"/>
    </style:style>
    <style:style style:name="P2315" style:parent-style-name="Normalny" style:family="paragraph">
      <style:paragraph-properties fo:text-align="justify" fo:line-height="150%" fo:text-indent="0.2479in"/>
    </style:style>
    <style:style style:name="P2316" style:parent-style-name="Normalny" style:family="paragraph">
      <style:paragraph-properties fo:text-align="justify" fo:line-height="150%"/>
    </style:style>
    <style:style style:name="T2317" style:parent-style-name="Domyślnaczcionkaakapitu" style:family="text">
      <style:text-properties fo:background-color="#80FFFF" style:text-underline-type="single" style:text-underline-style="solid" style:text-underline-width="auto" style:text-underline-mode="continuous"/>
    </style:style>
    <style:style style:name="T2318" style:parent-style-name="Domyślnaczcionkaakapitu" style:family="text">
      <style:text-properties style:text-underline-type="single" style:text-underline-style="solid" style:text-underline-width="auto" style:text-underline-mode="continuous"/>
    </style:style>
    <style:style style:name="T2319" style:parent-style-name="Domyślnaczcionkaakapitu" style:family="text">
      <style:text-properties fo:background-color="#80FFFF" style:text-underline-type="single" style:text-underline-style="solid" style:text-underline-width="auto" style:text-underline-mode="continuous"/>
    </style:style>
    <style:style style:name="T2320" style:parent-style-name="Domyślnaczcionkaakapitu" style:family="text">
      <style:text-properties style:text-underline-type="single" style:text-underline-style="solid" style:text-underline-width="auto" style:text-underline-mode="continuous"/>
    </style:style>
    <style:style style:name="T2321" style:parent-style-name="Domyślnaczcionkaakapitu" style:family="text">
      <style:text-properties fo:background-color="#80FFFF" style:text-underline-type="single" style:text-underline-style="solid" style:text-underline-width="auto" style:text-underline-mode="continuous"/>
    </style:style>
    <style:style style:name="T2322" style:parent-style-name="Domyślnaczcionkaakapitu" style:family="text">
      <style:text-properties style:text-underline-type="single" style:text-underline-style="solid" style:text-underline-width="auto" style:text-underline-mode="continuous"/>
    </style:style>
    <style:style style:name="T2323" style:parent-style-name="Domyślnaczcionkaakapitu" style:family="text">
      <style:text-properties fo:background-color="#80FFFF" style:text-underline-type="single" style:text-underline-style="solid" style:text-underline-width="auto" style:text-underline-mode="continuous"/>
    </style:style>
    <style:style style:name="T2324" style:parent-style-name="Domyślnaczcionkaakapitu" style:family="text">
      <style:text-properties style:text-underline-type="single" style:text-underline-style="solid" style:text-underline-width="auto" style:text-underline-mode="continuous"/>
    </style:style>
    <style:style style:name="P2325" style:parent-style-name="Normalny" style:family="paragraph">
      <style:paragraph-properties fo:text-align="justify" fo:line-height="150%" fo:text-indent="0.2479in"/>
    </style:style>
    <style:style style:name="P2326" style:parent-style-name="Normalny" style:family="paragraph">
      <style:paragraph-properties fo:text-align="justify" fo:line-height="150%"/>
    </style:style>
    <style:style style:name="T2327" style:parent-style-name="Domyślnaczcionkaakapitu" style:family="text">
      <style:text-properties style:text-underline-type="single" style:text-underline-style="solid" style:text-underline-width="auto" style:text-underline-mode="continuous"/>
    </style:style>
    <style:style style:name="P2328" style:parent-style-name="Normalny" style:family="paragraph">
      <style:paragraph-properties fo:text-align="justify" fo:line-height="150%" fo:text-indent="0.2479in"/>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style:style>
    <style:style style:name="T2350" style:parent-style-name="Domyślnaczcionkaakapitu" style:family="text">
      <style:text-properties fo:background-color="#80FFFF" style:text-underline-type="single" style:text-underline-style="solid" style:text-underline-width="auto" style:text-underline-mode="continuous"/>
    </style:style>
    <style:style style:name="T2351" style:parent-style-name="Domyślnaczcionkaakapitu" style:family="text">
      <style:text-properties style:text-underline-type="single" style:text-underline-style="solid" style:text-underline-width="auto" style:text-underline-mode="continuous"/>
    </style:style>
    <style:style style:name="T2352" style:parent-style-name="Domyślnaczcionkaakapitu" style:family="text">
      <style:text-properties fo:background-color="#80FFFF" style:text-underline-type="single" style:text-underline-style="solid" style:text-underline-width="auto" style:text-underline-mode="continuous"/>
    </style:style>
    <style:style style:name="T2353" style:parent-style-name="Domyślnaczcionkaakapitu" style:family="text">
      <style:text-properties style:text-underline-type="single" style:text-underline-style="solid" style:text-underline-width="auto" style:text-underline-mode="continuous"/>
    </style:style>
    <style:style style:name="T2354" style:parent-style-name="Domyślnaczcionkaakapitu" style:family="text">
      <style:text-properties fo:background-color="#80FFFF" style:text-underline-type="single" style:text-underline-style="solid" style:text-underline-width="auto" style:text-underline-mode="continuous"/>
    </style:style>
    <style:style style:name="T2355" style:parent-style-name="Domyślnaczcionkaakapitu" style:family="text">
      <style:text-properties style:text-underline-type="single" style:text-underline-style="solid" style:text-underline-width="auto" style:text-underline-mode="continuous"/>
    </style:style>
    <style:style style:name="T2356" style:parent-style-name="Domyślnaczcionkaakapitu" style:family="text">
      <style:text-properties fo:background-color="#80FFFF" style:text-underline-type="single" style:text-underline-style="solid" style:text-underline-width="auto" style:text-underline-mode="continuous"/>
    </style:style>
    <style:style style:name="T2357" style:parent-style-name="Domyślnaczcionkaakapitu" style:family="text">
      <style:text-properties style:text-underline-type="single" style:text-underline-style="solid" style:text-underline-width="auto" style:text-underline-mode="continuous"/>
    </style:style>
    <style:style style:name="P2358" style:parent-style-name="Normalny" style:family="paragraph">
      <style:paragraph-properties fo:text-align="justify" fo:line-height="150%" fo:text-indent="0.2479in"/>
    </style:style>
    <style:style style:name="P2359" style:parent-style-name="Normalny" style:family="paragraph">
      <style:paragraph-properties fo:text-align="justify" fo:line-height="150%"/>
    </style:style>
    <style:style style:name="T2360" style:parent-style-name="Domyślnaczcionkaakapitu" style:family="text">
      <style:text-properties style:text-underline-type="single" style:text-underline-style="solid" style:text-underline-width="auto" style:text-underline-mode="continuous"/>
    </style:style>
    <style:style style:name="P2361" style:parent-style-name="Normalny" style:family="paragraph">
      <style:paragraph-properties fo:text-align="justify" fo:line-height="150%" fo:text-indent="0.2479in"/>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style:style>
    <style:style style:name="T2364" style:parent-style-name="Domyślnaczcionkaakapitu" style:family="text">
      <style:text-properties fo:background-color="#80FFFF" style:text-underline-type="single" style:text-underline-style="solid" style:text-underline-width="auto" style:text-underline-mode="continuous"/>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text-underline-type="single" style:text-underline-style="solid" style:text-underline-width="auto" style:text-underline-mode="continuous"/>
    </style:style>
    <style:style style:name="T2367" style:parent-style-name="Domyślnaczcionkaakapitu" style:family="text">
      <style:text-properties style:text-underline-type="single" style:text-underline-style="solid" style:text-underline-width="auto" style:text-underline-mode="continuous"/>
    </style:style>
    <style:style style:name="T2368" style:parent-style-name="Domyślnaczcionkaakapitu" style:family="text">
      <style:text-properties fo:background-color="#80FFFF" style:text-underline-type="single" style:text-underline-style="solid" style:text-underline-width="auto" style:text-underline-mode="continuous"/>
    </style:style>
    <style:style style:name="T2369" style:parent-style-name="Domyślnaczcionkaakapitu" style:family="text">
      <style:text-properties style:text-underline-type="single" style:text-underline-style="solid" style:text-underline-width="auto" style:text-underline-mode="continuous"/>
    </style:style>
    <style:style style:name="T2370" style:parent-style-name="Domyślnaczcionkaakapitu" style:family="text">
      <style:text-properties fo:background-color="#80FFFF" style:text-underline-type="single" style:text-underline-style="solid" style:text-underline-width="auto" style:text-underline-mode="continuous"/>
    </style:style>
    <style:style style:name="T2371" style:parent-style-name="Domyślnaczcionkaakapitu" style:family="text">
      <style:text-properties style:text-underline-type="single" style:text-underline-style="solid" style:text-underline-width="auto" style:text-underline-mode="continuous"/>
    </style:style>
    <style:style style:name="P2372" style:parent-style-name="Normalny" style:family="paragraph">
      <style:paragraph-properties fo:text-align="justify" fo:line-height="150%" fo:text-indent="0.2479in"/>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style:style>
    <style:style style:name="T2377" style:parent-style-name="Domyślnaczcionkaakapitu" style:family="text">
      <style:text-properties style:text-underline-type="single" style:text-underline-style="solid" style:text-underline-width="auto" style:text-underline-mode="continuous"/>
    </style:style>
    <style:style style:name="T2378" style:parent-style-name="Domyślnaczcionkaakapitu" style:family="text">
      <style:text-properties fo:background-color="#80FFFF" style:text-underline-type="single" style:text-underline-style="solid" style:text-underline-width="auto" style:text-underline-mode="continuous"/>
    </style:style>
    <style:style style:name="T2379" style:parent-style-name="Domyślnaczcionkaakapitu" style:family="text">
      <style:text-properties style:text-underline-type="single" style:text-underline-style="solid" style:text-underline-width="auto" style:text-underline-mode="continuous"/>
    </style:style>
    <style:style style:name="T2380" style:parent-style-name="Domyślnaczcionkaakapitu" style:family="text">
      <style:text-properties fo:background-color="#80FFFF" style:text-underline-type="single" style:text-underline-style="solid" style:text-underline-width="auto" style:text-underline-mode="continuous"/>
    </style:style>
    <style:style style:name="T2381" style:parent-style-name="Domyślnaczcionkaakapitu" style:family="text">
      <style:text-properties style:text-underline-type="single" style:text-underline-style="solid" style:text-underline-width="auto" style:text-underline-mode="continuous"/>
    </style:style>
    <style:style style:name="T2382" style:parent-style-name="Domyślnaczcionkaakapitu" style:family="text">
      <style:text-properties fo:background-color="#80FFFF" style:text-underline-type="single" style:text-underline-style="solid" style:text-underline-width="auto" style:text-underline-mode="continuous"/>
    </style:style>
    <style:style style:name="T2383" style:parent-style-name="Domyślnaczcionkaakapitu" style:family="text">
      <style:text-properties style:text-underline-type="single" style:text-underline-style="solid" style:text-underline-width="auto" style:text-underline-mode="continuous"/>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T2389" style:parent-style-name="Domyślnaczcionkaakapitu" style:family="text">
      <style:text-properties style:text-underline-type="single" style:text-underline-style="solid" style:text-underline-width="auto" style:text-underline-mode="continuous"/>
    </style:style>
    <style:style style:name="T2390" style:parent-style-name="Domyślnaczcionkaakapitu" style:family="text">
      <style:text-properties fo:background-color="#80FFFF" style:text-underline-type="single" style:text-underline-style="solid" style:text-underline-width="auto" style:text-underline-mode="continuous"/>
    </style:style>
    <style:style style:name="T2391" style:parent-style-name="Domyślnaczcionkaakapitu" style:family="text">
      <style:text-properties style:text-underline-type="single" style:text-underline-style="solid" style:text-underline-width="auto" style:text-underline-mode="continuous"/>
    </style:style>
    <style:style style:name="T2392" style:parent-style-name="Domyślnaczcionkaakapitu" style:family="text">
      <style:text-properties fo:background-color="#80FFFF" style:text-underline-type="single" style:text-underline-style="solid" style:text-underline-width="auto" style:text-underline-mode="continuous"/>
    </style:style>
    <style:style style:name="T2393" style:parent-style-name="Domyślnaczcionkaakapitu" style:family="text">
      <style:text-properties style:text-underline-type="single" style:text-underline-style="solid" style:text-underline-width="auto" style:text-underline-mode="continuous"/>
    </style:style>
    <style:style style:name="T2394" style:parent-style-name="Domyślnaczcionkaakapitu" style:family="text">
      <style:text-properties fo:background-color="#80FFFF" style:text-underline-type="single" style:text-underline-style="solid" style:text-underline-width="auto" style:text-underline-mode="continuous"/>
    </style:style>
    <style:style style:name="T2395" style:parent-style-name="Domyślnaczcionkaakapitu" style:family="text">
      <style:text-properties style:text-underline-type="single" style:text-underline-style="solid" style:text-underline-width="auto" style:text-underline-mode="continuous"/>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tab-stops>
          <style:tab-stop style:type="left" style:leader-style="solid" style:leader-text="_" style:position="1.1791in"/>
          <style:tab-stop style:type="left" style:leader-style="solid" style:leader-text="_" style:position="2.2097in"/>
        </style:tab-stops>
      </style:paragraph-properties>
    </style:style>
    <style:style style:name="T2399" style:parent-style-name="Domyślnaczcionkaakapitu" style:family="text">
      <style:text-properties fo:background-color="#80FFFF" style:text-underline-type="single" style:text-underline-style="solid" style:text-underline-width="auto" style:text-underline-mode="continuous"/>
    </style:style>
    <style:style style:name="T2400" style:parent-style-name="Domyślnaczcionkaakapitu" style:family="text">
      <style:text-properties style:text-underline-type="single" style:text-underline-style="solid" style:text-underline-width="auto" style:text-underline-mode="continuous"/>
    </style:style>
    <style:style style:name="T2401" style:parent-style-name="Domyślnaczcionkaakapitu" style:family="text">
      <style:text-properties fo:background-color="#80FFFF" style:text-underline-type="single" style:text-underline-style="solid" style:text-underline-width="auto" style:text-underline-mode="continuous"/>
    </style:style>
    <style:style style:name="T2402" style:parent-style-name="Domyślnaczcionkaakapitu" style:family="text">
      <style:text-properties style:text-underline-type="single" style:text-underline-style="solid" style:text-underline-width="auto" style:text-underline-mode="continuous"/>
    </style:style>
    <style:style style:name="T2403" style:parent-style-name="Domyślnaczcionkaakapitu" style:family="text">
      <style:text-properties fo:background-color="#80FFFF" style:text-underline-type="single" style:text-underline-style="solid" style:text-underline-width="auto" style:text-underline-mode="continuous"/>
    </style:style>
    <style:style style:name="P2404" style:parent-style-name="Normalny" style:family="paragraph">
      <style:paragraph-properties fo:text-align="justify" fo:line-height="150%" fo:text-indent="0.2479in">
        <style:tab-stops>
          <style:tab-stop style:type="left" style:leader-style="solid" style:leader-text="_" style:position="1.1791in"/>
          <style:tab-stop style:type="left" style:leader-style="solid" style:leader-text="_" style:position="2.2097in"/>
        </style:tab-stops>
      </style:paragraph-properties>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fo:text-indent="0.2479in"/>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style:style>
    <style:style style:name="T2409" style:parent-style-name="Domyślnaczcionkaakapitu" style:family="text">
      <style:text-properties fo:background-color="#80FFFF" style:text-underline-type="single" style:text-underline-style="solid" style:text-underline-width="auto" style:text-underline-mode="continuous"/>
    </style:style>
    <style:style style:name="T2410" style:parent-style-name="Domyślnaczcionkaakapitu" style:family="text">
      <style:text-properties style:text-underline-type="single" style:text-underline-style="solid" style:text-underline-width="auto" style:text-underline-mode="continuous"/>
    </style:style>
    <style:style style:name="T2411" style:parent-style-name="Domyślnaczcionkaakapitu" style:family="text">
      <style:text-properties fo:background-color="#80FFFF" style:text-underline-type="single" style:text-underline-style="solid" style:text-underline-width="auto" style:text-underline-mode="continuous"/>
    </style:style>
    <style:style style:name="T2412" style:parent-style-name="Domyślnaczcionkaakapitu" style:family="text">
      <style:text-properties style:text-underline-type="single" style:text-underline-style="solid" style:text-underline-width="auto" style:text-underline-mode="continuous"/>
    </style:style>
    <style:style style:name="T2413" style:parent-style-name="Domyślnaczcionkaakapitu" style:family="text">
      <style:text-properties fo:background-color="#80FFFF" style:text-underline-type="single" style:text-underline-style="solid" style:text-underline-width="auto" style:text-underline-mode="continuous"/>
    </style:style>
    <style:style style:name="T2414" style:parent-style-name="Domyślnaczcionkaakapitu" style:family="text">
      <style:text-properties style:text-underline-type="single" style:text-underline-style="solid" style:text-underline-width="auto" style:text-underline-mode="continuous"/>
    </style:style>
    <style:style style:name="T2415" style:parent-style-name="Domyślnaczcionkaakapitu" style:family="text">
      <style:text-properties fo:background-color="#80FFFF" style:text-underline-type="single" style:text-underline-style="solid" style:text-underline-width="auto" style:text-underline-mode="continuous"/>
    </style:style>
    <style:style style:name="T2416" style:parent-style-name="Domyślnaczcionkaakapitu" style:family="text">
      <style:text-properties style:text-underline-type="single" style:text-underline-style="solid" style:text-underline-width="auto" style:text-underline-mode="continuous"/>
    </style:style>
    <style:style style:name="P2417" style:parent-style-name="Normalny" style:family="paragraph">
      <style:paragraph-properties fo:text-align="justify" fo:line-height="150%" fo:text-indent="0.2479in"/>
    </style:style>
    <style:style style:name="P2418" style:parent-style-name="Normalny" style:family="paragraph">
      <style:paragraph-properties fo:text-align="justify" fo:line-height="150%"/>
    </style:style>
    <style:style style:name="T2419" style:parent-style-name="Domyślnaczcionkaakapitu" style:family="text">
      <style:text-properties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479in"/>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style:style>
    <style:style style:name="T2429" style:parent-style-name="Domyślnaczcionkaakapitu" style:family="text">
      <style:text-properties fo:background-color="#80FFFF" style:text-underline-type="single" style:text-underline-style="solid" style:text-underline-width="auto" style:text-underline-mode="continuous"/>
    </style:style>
    <style:style style:name="T2430" style:parent-style-name="Domyślnaczcionkaakapitu" style:family="text">
      <style:text-properties style:text-underline-type="single" style:text-underline-style="solid" style:text-underline-width="auto" style:text-underline-mode="continuous"/>
    </style:style>
    <style:style style:name="T2431" style:parent-style-name="Domyślnaczcionkaakapitu" style:family="text">
      <style:text-properties fo:background-color="#80FFFF" style:text-underline-type="single" style:text-underline-style="solid" style:text-underline-width="auto" style:text-underline-mode="continuous"/>
    </style:style>
    <style:style style:name="T2432" style:parent-style-name="Domyślnaczcionkaakapitu" style:family="text">
      <style:text-properties style:text-underline-type="single" style:text-underline-style="solid" style:text-underline-width="auto" style:text-underline-mode="continuous"/>
    </style:style>
    <style:style style:name="T2433" style:parent-style-name="Domyślnaczcionkaakapitu" style:family="text">
      <style:text-properties fo:background-color="#80FFFF" style:text-underline-type="single" style:text-underline-style="solid" style:text-underline-width="auto" style:text-underline-mode="continuous"/>
    </style:style>
    <style:style style:name="T2434" style:parent-style-name="Domyślnaczcionkaakapitu" style:family="text">
      <style:text-properties style:text-underline-type="single" style:text-underline-style="solid" style:text-underline-width="auto" style:text-underline-mode="continuous"/>
    </style:style>
    <style:style style:name="T2435" style:parent-style-name="Domyślnaczcionkaakapitu" style:family="text">
      <style:text-properties fo:background-color="#80FFFF" style:text-underline-type="single" style:text-underline-style="solid" style:text-underline-width="auto" style:text-underline-mode="continuous"/>
    </style:style>
    <style:style style:name="T2436" style:parent-style-name="Domyślnaczcionkaakapitu" style:family="text">
      <style:text-properties style:text-underline-type="single" style:text-underline-style="solid" style:text-underline-width="auto" style:text-underline-mode="continuous"/>
    </style:style>
    <style:style style:name="P2437" style:parent-style-name="Normalny" style:family="paragraph">
      <style:paragraph-properties fo:text-align="justify" fo:line-height="150%" fo:text-indent="0.2479in"/>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style:style>
    <style:style style:name="T2440" style:parent-style-name="Domyślnaczcionkaakapitu" style:family="text">
      <style:text-properties fo:background-color="#80FFFF" style:text-underline-type="single" style:text-underline-style="solid" style:text-underline-width="auto" style:text-underline-mode="continuous"/>
    </style:style>
    <style:style style:name="T2441" style:parent-style-name="Domyślnaczcionkaakapitu" style:family="text">
      <style:text-properties style:text-underline-type="single" style:text-underline-style="solid" style:text-underline-width="auto" style:text-underline-mode="continuous"/>
    </style:style>
    <style:style style:name="T2442" style:parent-style-name="Domyślnaczcionkaakapitu" style:family="text">
      <style:text-properties fo:background-color="#80FFFF" style:text-underline-type="single" style:text-underline-style="solid" style:text-underline-width="auto" style:text-underline-mode="continuous"/>
    </style:style>
    <style:style style:name="T2443" style:parent-style-name="Domyślnaczcionkaakapitu" style:family="text">
      <style:text-properties style:text-underline-type="single" style:text-underline-style="solid" style:text-underline-width="auto" style:text-underline-mode="continuous"/>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fo:text-indent="0.2479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P2467" style:parent-style-name="Normalny" style:family="paragraph">
      <style:paragraph-properties fo:text-align="justify" fo:line-height="150%" fo:text-indent="0.2479in"/>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style:style>
    <style:style style:name="T2474" style:parent-style-name="Domyślnaczcionkaakapitu" style:family="text">
      <style:text-properties fo:background-color="#80FFFF" style:text-underline-type="single" style:text-underline-style="solid" style:text-underline-width="auto" style:text-underline-mode="continuous"/>
    </style:style>
    <style:style style:name="T2475" style:parent-style-name="Domyślnaczcionkaakapitu" style:family="text">
      <style:text-properties style:text-underline-type="single" style:text-underline-style="solid" style:text-underline-width="auto" style:text-underline-mode="continuous"/>
    </style:style>
    <style:style style:name="T2476" style:parent-style-name="Domyślnaczcionkaakapitu" style:family="text">
      <style:text-properties fo:background-color="#80FFFF" style:text-underline-type="single" style:text-underline-style="solid" style:text-underline-width="auto" style:text-underline-mode="continuous"/>
    </style:style>
    <style:style style:name="T2477" style:parent-style-name="Domyślnaczcionkaakapitu" style:family="text">
      <style:text-properties style:text-underline-type="single" style:text-underline-style="solid" style:text-underline-width="auto" style:text-underline-mode="continuous"/>
    </style:style>
    <style:style style:name="T2478" style:parent-style-name="Domyślnaczcionkaakapitu" style:family="text">
      <style:text-properties fo:background-color="#80FFFF" style:text-underline-type="single" style:text-underline-style="solid" style:text-underline-width="auto" style:text-underline-mode="continuous"/>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text-underline-type="single" style:text-underline-style="solid" style:text-underline-width="auto" style:text-underline-mode="continuous"/>
    </style:style>
    <style:style style:name="T2481" style:parent-style-name="Domyślnaczcionkaakapitu" style:family="text">
      <style:text-properties style:text-underline-type="single" style:text-underline-style="solid" style:text-underline-width="auto" style:text-underline-mode="continuous"/>
    </style:style>
    <style:style style:name="P2482" style:parent-style-name="Normalny" style:family="paragraph">
      <style:paragraph-properties fo:text-align="justify" fo:line-height="150%" fo:text-indent="0.2479in"/>
    </style:style>
    <style:style style:name="P2483" style:parent-style-name="Normalny" style:family="paragraph">
      <style:paragraph-properties fo:text-align="justify" fo:line-height="150%"/>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text-underline-type="single" style:text-underline-style="solid" style:text-underline-width="auto" style:text-underline-mode="continuous"/>
    </style:style>
    <style:style style:name="T2486" style:parent-style-name="Domyślnaczcionkaakapitu" style:family="text">
      <style:text-properties style:text-underline-type="single" style:text-underline-style="solid" style:text-underline-width="auto" style:text-underline-mode="continuous"/>
    </style:style>
    <style:style style:name="T2487" style:parent-style-name="Domyślnaczcionkaakapitu" style:family="text">
      <style:text-properties fo:background-color="#80FFFF" style:text-underline-type="single" style:text-underline-style="solid" style:text-underline-width="auto" style:text-underline-mode="continuous"/>
    </style:style>
    <style:style style:name="P2488" style:parent-style-name="Normalny" style:family="paragraph">
      <style:paragraph-properties fo:text-align="justify" fo:line-height="150%" fo:text-indent="0.2479in"/>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fo:text-indent="0.2479in"/>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fo:text-indent="0.2479in"/>
    </style:style>
    <style:style style:name="P2507" style:parent-style-name="Normalny" style:family="paragraph">
      <style:paragraph-properties fo:text-align="justify" fo:line-height="150%"/>
    </style:style>
    <style:style style:name="T2508" style:parent-style-name="Domyślnaczcionkaakapitu" style:family="text">
      <style:text-properties fo:background-color="#80FFFF" style:text-underline-type="single" style:text-underline-style="solid" style:text-underline-width="auto" style:text-underline-mode="continuous"/>
    </style:style>
    <style:style style:name="T2509" style:parent-style-name="Domyślnaczcionkaakapitu" style:family="text">
      <style:text-properties style:text-underline-type="single" style:text-underline-style="solid" style:text-underline-width="auto" style:text-underline-mode="continuous"/>
    </style:style>
    <style:style style:name="T2510" style:parent-style-name="Domyślnaczcionkaakapitu" style:family="text">
      <style:text-properties fo:background-color="#80FFFF" style:text-underline-type="single" style:text-underline-style="solid" style:text-underline-width="auto" style:text-underline-mode="continuous"/>
    </style:style>
    <style:style style:name="T2511" style:parent-style-name="Domyślnaczcionkaakapitu" style:family="text">
      <style:text-properties style:text-underline-type="single" style:text-underline-style="solid" style:text-underline-width="auto" style:text-underline-mode="continuous"/>
    </style:style>
    <style:style style:name="T2512" style:parent-style-name="Domyślnaczcionkaakapitu" style:family="text">
      <style:text-properties fo:background-color="#80FFFF" style:text-underline-type="single" style:text-underline-style="solid" style:text-underline-width="auto" style:text-underline-mode="continuous"/>
    </style:style>
    <style:style style:name="T2513" style:parent-style-name="Domyślnaczcionkaakapitu" style:family="text">
      <style:text-properties style:text-underline-type="single" style:text-underline-style="solid" style:text-underline-width="auto" style:text-underline-mode="continuous"/>
    </style:style>
    <style:style style:name="T2514" style:parent-style-name="Domyślnaczcionkaakapitu" style:family="text">
      <style:text-properties fo:background-color="#80FFFF" style:text-underline-type="single" style:text-underline-style="solid" style:text-underline-width="auto" style:text-underline-mode="continuous"/>
    </style:style>
    <style:style style:name="T2515" style:parent-style-name="Domyślnaczcionkaakapitu" style:family="text">
      <style:text-properties style:text-underline-type="single" style:text-underline-style="solid" style:text-underline-width="auto" style:text-underline-mode="continuous"/>
    </style:style>
    <style:style style:name="P2516" style:parent-style-name="Normalny" style:family="paragraph">
      <style:paragraph-properties fo:text-align="justify" fo:line-height="150%" fo:text-indent="0.2479in"/>
    </style:style>
    <style:style style:name="P2517" style:parent-style-name="Normalny" style:family="paragraph">
      <style:paragraph-properties fo:text-align="justify" fo:line-height="150%"/>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style:text-underline-type="single" style:text-underline-style="solid" style:text-underline-width="auto" style:text-underline-mode="continuous"/>
    </style:style>
    <style:style style:name="T2520" style:parent-style-name="Domyślnaczcionkaakapitu" style:family="text">
      <style:text-properties fo:background-color="#80FFFF" style:text-underline-type="single" style:text-underline-style="solid" style:text-underline-width="auto" style:text-underline-mode="continuous"/>
    </style:style>
    <style:style style:name="T2521" style:parent-style-name="Domyślnaczcionkaakapitu" style:family="text">
      <style:text-properties style:text-underline-type="single" style:text-underline-style="solid" style:text-underline-width="auto" style:text-underline-mode="continuous"/>
    </style:style>
    <style:style style:name="T2522" style:parent-style-name="Domyślnaczcionkaakapitu" style:family="text">
      <style:text-properties fo:background-color="#80FFFF" style:text-underline-type="single" style:text-underline-style="solid" style:text-underline-width="auto" style:text-underline-mode="continuous"/>
    </style:style>
    <style:style style:name="T2523" style:parent-style-name="Domyślnaczcionkaakapitu" style:family="text">
      <style:text-properties style:text-underline-type="single" style:text-underline-style="solid" style:text-underline-width="auto" style:text-underline-mode="continuous"/>
    </style:style>
    <style:style style:name="T2524" style:parent-style-name="Domyślnaczcionkaakapitu" style:family="text">
      <style:text-properties fo:background-color="#80FFFF" style:text-underline-type="single" style:text-underline-style="solid" style:text-underline-width="auto" style:text-underline-mode="continuous"/>
    </style:style>
    <style:style style:name="P2525" style:parent-style-name="Normalny" style:family="paragraph">
      <style:paragraph-properties fo:text-align="justify" fo:line-height="150%" fo:text-indent="0.2479in"/>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P2530" style:parent-style-name="Normalny" style:family="paragraph">
      <style:paragraph-properties fo:text-align="justify" fo:line-height="150%" fo:text-indent="0.2479in"/>
    </style:style>
    <style:style style:name="P2531" style:parent-style-name="Normalny" style:family="paragraph">
      <style:paragraph-properties fo:text-align="justify" fo:line-height="150%" fo:text-indent="0.2479in"/>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P2536" style:parent-style-name="Normalny" style:family="paragraph">
      <style:paragraph-properties fo:text-align="justify" fo:line-height="150%" fo:text-indent="0.2479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P2541" style:parent-style-name="Normalny" style:family="paragraph">
      <style:paragraph-properties fo:text-align="justify" fo:line-height="150%"/>
    </style:style>
    <style:style style:name="T2542" style:parent-style-name="Domyślnaczcionkaakapitu" style:family="text">
      <style:text-properties fo:background-color="#80FFFF" style:text-underline-type="single" style:text-underline-style="solid" style:text-underline-width="auto" style:text-underline-mode="continuous"/>
    </style:style>
    <style:style style:name="T2543" style:parent-style-name="Domyślnaczcionkaakapitu" style:family="text">
      <style:text-properties style:text-underline-type="single" style:text-underline-style="solid" style:text-underline-width="auto" style:text-underline-mode="continuous"/>
    </style:style>
    <style:style style:name="T2544" style:parent-style-name="Domyślnaczcionkaakapitu" style:family="text">
      <style:text-properties fo:background-color="#80FFFF" style:text-underline-type="single" style:text-underline-style="solid" style:text-underline-width="auto" style:text-underline-mode="continuous"/>
    </style:style>
    <style:style style:name="T2545" style:parent-style-name="Domyślnaczcionkaakapitu" style:family="text">
      <style:text-properties style:text-underline-type="single" style:text-underline-style="solid" style:text-underline-width="auto" style:text-underline-mode="continuous"/>
    </style:style>
    <style:style style:name="T2546" style:parent-style-name="Domyślnaczcionkaakapitu" style:family="text">
      <style:text-properties fo:background-color="#80FFFF" style:text-underline-type="single" style:text-underline-style="solid" style:text-underline-width="auto" style:text-underline-mode="continuous"/>
    </style:style>
    <style:style style:name="T2547" style:parent-style-name="Domyślnaczcionkaakapitu" style:family="text">
      <style:text-properties style:text-underline-type="single" style:text-underline-style="solid" style:text-underline-width="auto" style:text-underline-mode="continuous"/>
    </style:style>
    <style:style style:name="T2548" style:parent-style-name="Domyślnaczcionkaakapitu" style:family="text">
      <style:text-properties fo:background-color="#80FFFF" style:text-underline-type="single" style:text-underline-style="solid" style:text-underline-width="auto" style:text-underline-mode="continuous"/>
    </style:style>
    <style:style style:name="T2549" style:parent-style-name="Domyślnaczcionkaakapitu" style:family="text">
      <style:text-properties style:text-underline-type="single" style:text-underline-style="solid" style:text-underline-width="auto" style:text-underline-mode="continuous"/>
    </style:style>
    <style:style style:name="P2550" style:parent-style-name="Normalny" style:family="paragraph">
      <style:paragraph-properties fo:text-align="justify" fo:line-height="150%" fo:text-indent="0.2479in"/>
    </style:style>
    <style:style style:name="P2551" style:parent-style-name="Normalny" style:family="paragraph">
      <style:paragraph-properties fo:text-align="justify" fo:line-height="150%"/>
    </style:style>
    <style:style style:name="T2552" style:parent-style-name="Domyślnaczcionkaakapitu" style:family="text">
      <style:text-properties style:text-underline-type="single" style:text-underline-style="solid" style:text-underline-width="auto" style:text-underline-mode="continuous"/>
    </style:style>
    <style:style style:name="P2553" style:parent-style-name="Normalny" style:family="paragraph">
      <style:paragraph-properties fo:text-align="justify" fo:line-height="150%" fo:text-indent="0.2479in"/>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style:style>
    <style:style style:name="T2556" style:parent-style-name="Domyślnaczcionkaakapitu" style:family="text">
      <style:text-properties fo:background-color="#80FFFF" style:text-underline-type="single" style:text-underline-style="solid" style:text-underline-width="auto" style:text-underline-mode="continuous"/>
    </style:style>
    <style:style style:name="T2557" style:parent-style-name="Domyślnaczcionkaakapitu" style:family="text">
      <style:text-properties style:text-underline-type="single" style:text-underline-style="solid" style:text-underline-width="auto" style:text-underline-mode="continuous"/>
    </style:style>
    <style:style style:name="T2558" style:parent-style-name="Domyślnaczcionkaakapitu" style:family="text">
      <style:text-properties fo:background-color="#80FFFF" style:text-underline-type="single" style:text-underline-style="solid" style:text-underline-width="auto" style:text-underline-mode="continuous"/>
    </style:style>
    <style:style style:name="T2559" style:parent-style-name="Domyślnaczcionkaakapitu" style:family="text">
      <style:text-properties style:text-underline-type="single" style:text-underline-style="solid" style:text-underline-width="auto" style:text-underline-mode="continuous"/>
    </style:style>
    <style:style style:name="T2560" style:parent-style-name="Domyślnaczcionkaakapitu" style:family="text">
      <style:text-properties fo:background-color="#80FFFF" style:text-underline-type="single" style:text-underline-style="solid" style:text-underline-width="auto" style:text-underline-mode="continuous"/>
    </style:style>
    <style:style style:name="T2561" style:parent-style-name="Domyślnaczcionkaakapitu" style:family="text">
      <style:text-properties style:text-underline-type="single" style:text-underline-style="solid" style:text-underline-width="auto" style:text-underline-mode="continuous"/>
    </style:style>
    <style:style style:name="T2562" style:parent-style-name="Domyślnaczcionkaakapitu" style:family="text">
      <style:text-properties fo:background-color="#80FFFF" style:text-underline-type="single" style:text-underline-style="solid" style:text-underline-width="auto" style:text-underline-mode="continuous"/>
    </style:style>
    <style:style style:name="T2563" style:parent-style-name="Domyślnaczcionkaakapitu" style:family="text">
      <style:text-properties style:text-underline-type="single" style:text-underline-style="solid" style:text-underline-width="auto" style:text-underline-mode="continuous"/>
    </style:style>
    <style:style style:name="P2564" style:parent-style-name="Normalny" style:family="paragraph">
      <style:paragraph-properties fo:text-align="justify" fo:line-height="150%" fo:text-indent="0.2479in"/>
    </style:style>
    <style:style style:name="P2565" style:parent-style-name="Normalny" style:family="paragraph">
      <style:paragraph-properties fo:text-align="justify" fo:line-height="150%"/>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text-underline-type="single" style:text-underline-style="solid" style:text-underline-width="auto" style:text-underline-mode="continuous"/>
    </style:style>
    <style:style style:name="T2568" style:parent-style-name="Domyślnaczcionkaakapitu" style:family="text">
      <style:text-properties style:text-underline-type="single" style:text-underline-style="solid" style:text-underline-width="auto" style:text-underline-mode="continuous"/>
    </style:style>
    <style:style style:name="T2569" style:parent-style-name="Domyślnaczcionkaakapitu" style:family="text">
      <style:text-properties fo:background-color="#80FFFF" style:text-underline-type="single" style:text-underline-style="solid" style:text-underline-width="auto" style:text-underline-mode="continuous"/>
    </style:style>
    <style:style style:name="T2570" style:parent-style-name="Domyślnaczcionkaakapitu" style:family="text">
      <style:text-properties style:text-underline-type="single" style:text-underline-style="solid" style:text-underline-width="auto" style:text-underline-mode="continuous"/>
    </style:style>
    <style:style style:name="T2571" style:parent-style-name="Domyślnaczcionkaakapitu" style:family="text">
      <style:text-properties fo:background-color="#80FFFF" style:text-underline-type="single" style:text-underline-style="solid" style:text-underline-width="auto" style:text-underline-mode="continuous"/>
    </style:style>
    <style:style style:name="T2572" style:parent-style-name="Domyślnaczcionkaakapitu" style:family="text">
      <style:text-properties style:text-underline-type="single" style:text-underline-style="solid" style:text-underline-width="auto" style:text-underline-mode="continuous"/>
    </style:style>
    <style:style style:name="P2573" style:parent-style-name="Normalny" style:family="paragraph">
      <style:paragraph-properties fo:text-align="justify" fo:line-height="150%" fo:text-indent="0.2479in"/>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479in"/>
    </style:style>
    <style:style style:name="P2584" style:parent-style-name="Normalny" style:family="paragraph">
      <style:paragraph-properties fo:text-align="justify" fo:line-height="150%"/>
    </style:style>
    <style:style style:name="T2585" style:parent-style-name="Domyślnaczcionkaakapitu" style:family="text">
      <style:text-properties fo:background-color="#80FFFF" style:text-underline-type="single" style:text-underline-style="solid" style:text-underline-width="auto" style:text-underline-mode="continuous"/>
    </style:style>
    <style:style style:name="T2586" style:parent-style-name="Domyślnaczcionkaakapitu" style:family="text">
      <style:text-properties style:text-underline-type="single" style:text-underline-style="solid" style:text-underline-width="auto" style:text-underline-mode="continuous"/>
    </style:style>
    <style:style style:name="T2587" style:parent-style-name="Domyślnaczcionkaakapitu" style:family="text">
      <style:text-properties fo:background-color="#80FFFF" style:text-underline-type="single" style:text-underline-style="solid" style:text-underline-width="auto" style:text-underline-mode="continuous"/>
    </style:style>
    <style:style style:name="T2588" style:parent-style-name="Domyślnaczcionkaakapitu" style:family="text">
      <style:text-properties style:text-underline-type="single" style:text-underline-style="solid" style:text-underline-width="auto" style:text-underline-mode="continuous"/>
    </style:style>
    <style:style style:name="T2589" style:parent-style-name="Domyślnaczcionkaakapitu" style:family="text">
      <style:text-properties fo:background-color="#80FFFF" style:text-underline-type="single" style:text-underline-style="solid" style:text-underline-width="auto" style:text-underline-mode="continuous"/>
    </style:style>
    <style:style style:name="T2590" style:parent-style-name="Domyślnaczcionkaakapitu" style:family="text">
      <style:text-properties style:text-underline-type="single" style:text-underline-style="solid" style:text-underline-width="auto" style:text-underline-mode="continuous"/>
    </style:style>
    <style:style style:name="T2591" style:parent-style-name="Domyślnaczcionkaakapitu" style:family="text">
      <style:text-properties fo:background-color="#80FFFF" style:text-underline-type="single" style:text-underline-style="solid" style:text-underline-width="auto" style:text-underline-mode="continuous"/>
    </style:style>
    <style:style style:name="T2592" style:parent-style-name="Domyślnaczcionkaakapitu" style:family="text">
      <style:text-properties style:text-underline-type="single" style:text-underline-style="solid" style:text-underline-width="auto" style:text-underline-mode="continuous"/>
    </style:style>
    <style:style style:name="P2593" style:parent-style-name="Normalny" style:family="paragraph">
      <style:paragraph-properties fo:text-align="justify" fo:line-height="150%" fo:text-indent="0.2479in"/>
    </style:style>
    <style:style style:name="P2594" style:parent-style-name="Normalny" style:family="paragraph">
      <style:paragraph-properties fo:text-align="justify" fo:line-height="150%">
        <style:tab-stops>
          <style:tab-stop style:type="left" style:position="2.3965in"/>
        </style:tab-stops>
      </style:paragraph-properties>
    </style:style>
    <style:style style:name="T2595" style:parent-style-name="Domyślnaczcionkaakapitu" style:family="text">
      <style:text-properties fo:background-color="#80FFFF" style:text-underline-type="single" style:text-underline-style="solid" style:text-underline-width="auto" style:text-underline-mode="continuous"/>
    </style:style>
    <style:style style:name="T2596" style:parent-style-name="Domyślnaczcionkaakapitu" style:family="text">
      <style:text-properties style:text-underline-type="single" style:text-underline-style="solid" style:text-underline-width="auto" style:text-underline-mode="continuous"/>
    </style:style>
    <style:style style:name="T2597" style:parent-style-name="Domyślnaczcionkaakapitu" style:family="text">
      <style:text-properties fo:background-color="#80FFFF" style:text-underline-type="single" style:text-underline-style="solid" style:text-underline-width="auto" style:text-underline-mode="continuous"/>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P2602" style:parent-style-name="Normalny" style:family="paragraph">
      <style:paragraph-properties fo:text-align="justify" fo:line-height="150%" fo:text-indent="0.2479in">
        <style:tab-stops>
          <style:tab-stop style:type="left" style:position="2.3965in"/>
        </style:tab-stops>
      </style:paragraph-properties>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style:style>
    <style:style style:name="T2608" style:parent-style-name="Domyślnaczcionkaakapitu" style:family="text">
      <style:text-properties fo:background-color="#80FFFF" style:text-underline-type="single" style:text-underline-style="solid" style:text-underline-width="auto" style:text-underline-mode="continuous"/>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text-underline-type="single" style:text-underline-style="solid" style:text-underline-width="auto" style:text-underline-mode="continuous"/>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text-underline-type="single" style:text-underline-style="solid" style:text-underline-width="auto" style:text-underline-mode="continuous"/>
    </style:style>
    <style:style style:name="T2615" style:parent-style-name="Domyślnaczcionkaakapitu" style:family="text">
      <style:text-properties style:text-underline-type="single" style:text-underline-style="solid" style:text-underline-width="auto" style:text-underline-mode="continuous"/>
    </style:style>
    <style:style style:name="P2616" style:parent-style-name="Normalny" style:family="paragraph">
      <style:paragraph-properties fo:text-align="justify" fo:line-height="150%" fo:text-indent="0.2479in"/>
    </style:style>
    <style:style style:name="P2617" style:parent-style-name="Normalny" style:family="paragraph">
      <style:paragraph-properties fo:text-align="justify" fo:line-height="150%"/>
    </style:style>
    <style:style style:name="T2618" style:parent-style-name="Domyślnaczcionkaakapitu" style:family="text">
      <style:text-properties style:text-underline-type="single" style:text-underline-style="solid" style:text-underline-width="auto" style:text-underline-mode="continuous"/>
    </style:style>
    <style:style style:name="T2619" style:parent-style-name="Domyślnaczcionkaakapitu" style:family="text">
      <style:text-properties fo:background-color="#80FFFF" style:text-underline-type="single" style:text-underline-style="solid" style:text-underline-width="auto" style:text-underline-mode="continuous"/>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P2623" style:parent-style-name="Normalny" style:family="paragraph">
      <style:paragraph-properties fo:text-align="justify" fo:line-height="150%" fo:text-indent="0.2479in"/>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style:style>
    <style:style style:name="T2627" style:parent-style-name="Domyślnaczcionkaakapitu" style:family="text">
      <style:text-properties fo:background-color="#80FFFF" style:text-underline-type="single" style:text-underline-style="solid" style:text-underline-width="auto" style:text-underline-mode="continuous"/>
    </style:style>
    <style:style style:name="T2628" style:parent-style-name="Domyślnaczcionkaakapitu" style:family="text">
      <style:text-properties style:text-underline-type="single" style:text-underline-style="solid" style:text-underline-width="auto" style:text-underline-mode="continuous"/>
    </style:style>
    <style:style style:name="T2629" style:parent-style-name="Domyślnaczcionkaakapitu" style:family="text">
      <style:text-properties fo:background-color="#80FFFF" style:text-underline-type="single" style:text-underline-style="solid" style:text-underline-width="auto" style:text-underline-mode="continuous"/>
    </style:style>
    <style:style style:name="T2630" style:parent-style-name="Domyślnaczcionkaakapitu" style:family="text">
      <style:text-properties style:text-underline-type="single" style:text-underline-style="solid" style:text-underline-width="auto" style:text-underline-mode="continuous"/>
    </style:style>
    <style:style style:name="T2631" style:parent-style-name="Domyślnaczcionkaakapitu" style:family="text">
      <style:text-properties fo:background-color="#80FFFF" style:text-underline-type="single" style:text-underline-style="solid" style:text-underline-width="auto" style:text-underline-mode="continuous"/>
    </style:style>
    <style:style style:name="T2632" style:parent-style-name="Domyślnaczcionkaakapitu" style:family="text">
      <style:text-properties style:text-underline-type="single" style:text-underline-style="solid" style:text-underline-width="auto" style:text-underline-mode="continuous"/>
    </style:style>
    <style:style style:name="T2633" style:parent-style-name="Domyślnaczcionkaakapitu" style:family="text">
      <style:text-properties fo:background-color="#80FFFF" style:text-underline-type="single" style:text-underline-style="solid" style:text-underline-width="auto" style:text-underline-mode="continuous"/>
    </style:style>
    <style:style style:name="T2634" style:parent-style-name="Domyślnaczcionkaakapitu" style:family="text">
      <style:text-properties style:text-underline-type="single" style:text-underline-style="solid" style:text-underline-width="auto" style:text-underline-mode="continuous"/>
    </style:style>
    <style:style style:name="P2635" style:parent-style-name="Normalny" style:family="paragraph">
      <style:paragraph-properties fo:text-align="justify" fo:line-height="150%" fo:text-indent="0.2479in"/>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style:style>
    <style:style style:name="T2638" style:parent-style-name="Domyślnaczcionkaakapitu" style:family="text">
      <style:text-properties style:text-underline-type="single" style:text-underline-style="solid" style:text-underline-width="auto" style:text-underline-mode="continuous"/>
    </style:style>
    <style:style style:name="T2639" style:parent-style-name="Domyślnaczcionkaakapitu" style:family="text">
      <style:text-properties fo:background-color="#80FFFF" style:text-underline-type="single" style:text-underline-style="solid" style:text-underline-width="auto" style:text-underline-mode="continuous"/>
    </style:style>
    <style:style style:name="P2640" style:parent-style-name="Normalny" style:family="paragraph">
      <style:paragraph-properties fo:text-align="justify" fo:line-height="150%" fo:text-indent="0.2479in"/>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style:style>
    <style:style style:name="T2646" style:parent-style-name="Domyślnaczcionkaakapitu" style:family="text">
      <style:text-properties fo:background-color="#80FFFF" style:text-underline-type="single" style:text-underline-style="solid" style:text-underline-width="auto" style:text-underline-mode="continuous"/>
    </style:style>
    <style:style style:name="T2647" style:parent-style-name="Domyślnaczcionkaakapitu" style:family="text">
      <style:text-properties style:text-underline-type="single" style:text-underline-style="solid" style:text-underline-width="auto" style:text-underline-mode="continuous"/>
    </style:style>
    <style:style style:name="T2648" style:parent-style-name="Domyślnaczcionkaakapitu" style:family="text">
      <style:text-properties fo:background-color="#80FFFF" style:text-underline-type="single" style:text-underline-style="solid" style:text-underline-width="auto" style:text-underline-mode="continuous"/>
    </style:style>
    <style:style style:name="T2649" style:parent-style-name="Domyślnaczcionkaakapitu" style:family="text">
      <style:text-properties style:text-underline-type="single" style:text-underline-style="solid" style:text-underline-width="auto" style:text-underline-mode="continuous"/>
    </style:style>
    <style:style style:name="T2650" style:parent-style-name="Domyślnaczcionkaakapitu" style:family="text">
      <style:text-properties fo:background-color="#80FFFF" style:text-underline-type="single" style:text-underline-style="solid" style:text-underline-width="auto" style:text-underline-mode="continuous"/>
    </style:style>
    <style:style style:name="T2651" style:parent-style-name="Domyślnaczcionkaakapitu" style:family="text">
      <style:text-properties style:text-underline-type="single" style:text-underline-style="solid" style:text-underline-width="auto" style:text-underline-mode="continuous"/>
    </style:style>
    <style:style style:name="T2652" style:parent-style-name="Domyślnaczcionkaakapitu" style:family="text">
      <style:text-properties fo:background-color="#80FFFF" style:text-underline-type="single" style:text-underline-style="solid" style:text-underline-width="auto" style:text-underline-mode="continuous"/>
    </style:style>
    <style:style style:name="T2653" style:parent-style-name="Domyślnaczcionkaakapitu" style:family="text">
      <style:text-properties style:text-underline-type="single" style:text-underline-style="solid" style:text-underline-width="auto" style:text-underline-mode="continuous"/>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style:style>
    <style:style style:name="T2657" style:parent-style-name="Domyślnaczcionkaakapitu" style:family="text">
      <style:text-properties style:text-underline-type="single" style:text-underline-style="solid" style:text-underline-width="auto" style:text-underline-mode="continuous"/>
    </style:style>
    <style:style style:name="T2658" style:parent-style-name="Domyślnaczcionkaakapitu" style:family="text">
      <style:text-properties fo:background-color="#80FFFF" style:text-underline-type="single" style:text-underline-style="solid" style:text-underline-width="auto" style:text-underline-mode="continuous"/>
    </style:style>
    <style:style style:name="P2659" style:parent-style-name="Normalny" style:family="paragraph">
      <style:paragraph-properties fo:text-align="justify" fo:line-height="150%" fo:text-indent="0.2479in"/>
    </style:style>
    <style:style style:name="P2660" style:parent-style-name="Normalny" style:family="paragraph">
      <style:paragraph-properties fo:text-align="justify" fo:line-height="150%"/>
    </style:style>
    <style:style style:name="T2661" style:parent-style-name="Domyślnaczcionkaakapitu" style:family="text">
      <style:text-properties fo:background-color="#80FFFF" style:text-underline-type="single" style:text-underline-style="solid" style:text-underline-width="auto" style:text-underline-mode="continuous"/>
    </style:style>
    <style:style style:name="T2662" style:parent-style-name="Domyślnaczcionkaakapitu" style:family="text">
      <style:text-properties style:text-underline-type="single" style:text-underline-style="solid" style:text-underline-width="auto" style:text-underline-mode="continuous"/>
    </style:style>
    <style:style style:name="T2663" style:parent-style-name="Domyślnaczcionkaakapitu" style:family="text">
      <style:text-properties fo:background-color="#80FFFF" style:text-underline-type="single" style:text-underline-style="solid" style:text-underline-width="auto" style:text-underline-mode="continuous"/>
    </style:style>
    <style:style style:name="T2664" style:parent-style-name="Domyślnaczcionkaakapitu" style:family="text">
      <style:text-properties style:text-underline-type="single" style:text-underline-style="solid" style:text-underline-width="auto" style:text-underline-mode="continuous"/>
    </style:style>
    <style:style style:name="T2665" style:parent-style-name="Domyślnaczcionkaakapitu" style:family="text">
      <style:text-properties fo:background-color="#80FFFF" style:text-underline-type="single" style:text-underline-style="solid" style:text-underline-width="auto" style:text-underline-mode="continuous"/>
    </style:style>
    <style:style style:name="T2666" style:parent-style-name="Domyślnaczcionkaakapitu" style:family="text">
      <style:text-properties style:text-underline-type="single" style:text-underline-style="solid" style:text-underline-width="auto" style:text-underline-mode="continuous"/>
    </style:style>
    <style:style style:name="T2667" style:parent-style-name="Domyślnaczcionkaakapitu" style:family="text">
      <style:text-properties fo:background-color="#80FFFF" style:text-underline-type="single" style:text-underline-style="solid" style:text-underline-width="auto" style:text-underline-mode="continuous"/>
    </style:style>
    <style:style style:name="T2668" style:parent-style-name="Domyślnaczcionkaakapitu" style:family="text">
      <style:text-properties style:text-underline-type="single" style:text-underline-style="solid" style:text-underline-width="auto" style:text-underline-mode="continuous"/>
    </style:style>
    <style:style style:name="P2669" style:parent-style-name="Normalny" style:family="paragraph">
      <style:paragraph-properties fo:text-align="justify" fo:line-height="150%" fo:text-indent="0.2479in"/>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style:style>
    <style:style style:name="T2673" style:parent-style-name="Domyślnaczcionkaakapitu" style:family="text">
      <style:text-properties fo:background-color="#80FFFF" style:text-underline-type="single" style:text-underline-style="solid" style:text-underline-width="auto" style:text-underline-mode="continuous"/>
    </style:style>
    <style:style style:name="T2674" style:parent-style-name="Domyślnaczcionkaakapitu" style:family="text">
      <style:text-properties style:text-underline-type="single" style:text-underline-style="solid" style:text-underline-width="auto" style:text-underline-mode="continuous"/>
    </style:style>
    <style:style style:name="T2675" style:parent-style-name="Domyślnaczcionkaakapitu" style:family="text">
      <style:text-properties fo:background-color="#80FFFF" style:text-underline-type="single" style:text-underline-style="solid" style:text-underline-width="auto" style:text-underline-mode="continuous"/>
    </style:style>
    <style:style style:name="T2676" style:parent-style-name="Domyślnaczcionkaakapitu" style:family="text">
      <style:text-properties style:text-underline-type="single" style:text-underline-style="solid" style:text-underline-width="auto" style:text-underline-mode="continuous"/>
    </style:style>
    <style:style style:name="T2677" style:parent-style-name="Domyślnaczcionkaakapitu" style:family="text">
      <style:text-properties fo:background-color="#80FFFF" style:text-underline-type="single" style:text-underline-style="solid" style:text-underline-width="auto" style:text-underline-mode="continuous"/>
    </style:style>
    <style:style style:name="T2678" style:parent-style-name="Domyślnaczcionkaakapitu" style:family="text">
      <style:text-properties style:text-underline-type="single" style:text-underline-style="solid" style:text-underline-width="auto" style:text-underline-mode="continuous"/>
    </style:style>
    <style:style style:name="T2679" style:parent-style-name="Domyślnaczcionkaakapitu" style:family="text">
      <style:text-properties fo:background-color="#80FFFF" style:text-underline-type="single" style:text-underline-style="solid" style:text-underline-width="auto" style:text-underline-mode="continuous"/>
    </style:style>
    <style:style style:name="P2680" style:parent-style-name="Normalny" style:family="paragraph">
      <style:paragraph-properties fo:text-align="justify" fo:line-height="150%" fo:text-indent="0.2479in"/>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style:style>
    <style:style style:name="T2684" style:parent-style-name="Domyślnaczcionkaakapitu" style:family="text">
      <style:text-properties fo:background-color="#80FFFF" style:text-underline-type="single" style:text-underline-style="solid" style:text-underline-width="auto" style:text-underline-mode="continuous"/>
    </style:style>
    <style:style style:name="T2685" style:parent-style-name="Domyślnaczcionkaakapitu" style:family="text">
      <style:text-properties style:text-underline-type="single" style:text-underline-style="solid" style:text-underline-width="auto" style:text-underline-mode="continuous"/>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style:text-underline-type="single" style:text-underline-style="solid" style:text-underline-width="auto" style:text-underline-mode="continuous"/>
    </style:style>
    <style:style style:name="T2690" style:parent-style-name="Domyślnaczcionkaakapitu" style:family="text">
      <style:text-properties fo:background-color="#80FFFF" style:text-underline-type="single" style:text-underline-style="solid" style:text-underline-width="auto" style:text-underline-mode="continuous"/>
    </style:style>
    <style:style style:name="T2691" style:parent-style-name="Domyślnaczcionkaakapitu" style:family="text">
      <style:text-properties style:text-underline-type="single" style:text-underline-style="solid" style:text-underline-width="auto" style:text-underline-mode="continuous"/>
    </style:style>
    <style:style style:name="P2692" style:parent-style-name="Normalny" style:family="paragraph">
      <style:paragraph-properties fo:text-align="justify" fo:line-height="150%" fo:text-indent="0.2479in"/>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style:style>
    <style:style style:name="T2695" style:parent-style-name="Domyślnaczcionkaakapitu" style:family="text">
      <style:text-properties fo:background-color="#80FFFF" style:text-underline-type="single" style:text-underline-style="solid" style:text-underline-width="auto" style:text-underline-mode="continuous"/>
    </style:style>
    <style:style style:name="T2696" style:parent-style-name="Domyślnaczcionkaakapitu" style:family="text">
      <style:text-properties style:text-underline-type="single" style:text-underline-style="solid" style:text-underline-width="auto" style:text-underline-mode="continuous"/>
    </style:style>
    <style:style style:name="T2697" style:parent-style-name="Domyślnaczcionkaakapitu" style:family="text">
      <style:text-properties fo:background-color="#80FFFF" style:text-underline-type="single" style:text-underline-style="solid" style:text-underline-width="auto" style:text-underline-mode="continuous"/>
    </style:style>
    <style:style style:name="T2698" style:parent-style-name="Domyślnaczcionkaakapitu" style:family="text">
      <style:text-properties style:text-underline-type="single" style:text-underline-style="solid" style:text-underline-width="auto" style:text-underline-mode="continuous"/>
    </style:style>
    <style:style style:name="T2699" style:parent-style-name="Domyślnaczcionkaakapitu" style:family="text">
      <style:text-properties fo:background-color="#80FFFF" style:text-underline-type="single" style:text-underline-style="solid" style:text-underline-width="auto" style:text-underline-mode="continuous"/>
    </style:style>
    <style:style style:name="T2700" style:parent-style-name="Domyślnaczcionkaakapitu" style:family="text">
      <style:text-properties style:text-underline-type="single" style:text-underline-style="solid" style:text-underline-width="auto" style:text-underline-mode="continuous"/>
    </style:style>
    <style:style style:name="T2701" style:parent-style-name="Domyślnaczcionkaakapitu" style:family="text">
      <style:text-properties fo:background-color="#80FFFF" style:text-underline-type="single" style:text-underline-style="solid" style:text-underline-width="auto" style:text-underline-mode="continuous"/>
    </style:style>
    <style:style style:name="T2702" style:parent-style-name="Domyślnaczcionkaakapitu" style:family="text">
      <style:text-properties style:text-underline-type="single" style:text-underline-style="solid" style:text-underline-width="auto" style:text-underline-mode="continuous"/>
    </style:style>
    <style:style style:name="P2703" style:parent-style-name="Normalny" style:family="paragraph">
      <style:paragraph-properties fo:text-align="justify" fo:line-height="150%" fo:text-indent="0.2479in"/>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style:text-position="sub 66.6%"/>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style:style>
    <style:style style:name="T2713" style:parent-style-name="Domyślnaczcionkaakapitu" style:family="text">
      <style:text-properties fo:background-color="#80FFFF" style:text-underline-type="single" style:text-underline-style="solid" style:text-underline-width="auto" style:text-underline-mode="continuous"/>
    </style:style>
    <style:style style:name="T2714" style:parent-style-name="Domyślnaczcionkaakapitu" style:family="text">
      <style:text-properties style:text-underline-type="single" style:text-underline-style="solid" style:text-underline-width="auto" style:text-underline-mode="continuous"/>
    </style:style>
    <style:style style:name="T2715" style:parent-style-name="Domyślnaczcionkaakapitu" style:family="text">
      <style:text-properties fo:background-color="#80FFFF" style:text-underline-type="single" style:text-underline-style="solid" style:text-underline-width="auto" style:text-underline-mode="continuous"/>
    </style:style>
    <style:style style:name="T2716" style:parent-style-name="Domyślnaczcionkaakapitu" style:family="text">
      <style:text-properties style:text-underline-type="single" style:text-underline-style="solid" style:text-underline-width="auto" style:text-underline-mode="continuous"/>
    </style:style>
    <style:style style:name="T2717" style:parent-style-name="Domyślnaczcionkaakapitu" style:family="text">
      <style:text-properties fo:background-color="#80FFFF" style:text-underline-type="single" style:text-underline-style="solid" style:text-underline-width="auto" style:text-underline-mode="continuous"/>
    </style:style>
    <style:style style:name="T2718" style:parent-style-name="Domyślnaczcionkaakapitu" style:family="text">
      <style:text-properties style:text-underline-type="single" style:text-underline-style="solid" style:text-underline-width="auto" style:text-underline-mode="continuous"/>
    </style:style>
    <style:style style:name="T2719" style:parent-style-name="Domyślnaczcionkaakapitu" style:family="text">
      <style:text-properties fo:background-color="#80FFFF" style:text-underline-type="single" style:text-underline-style="solid" style:text-underline-width="auto" style:text-underline-mode="continuous"/>
    </style:style>
    <style:style style:name="T2720" style:parent-style-name="Domyślnaczcionkaakapitu" style:family="text">
      <style:text-properties style:text-underline-type="single" style:text-underline-style="solid" style:text-underline-width="auto" style:text-underline-mode="continuous"/>
    </style:style>
    <style:style style:name="P2721" style:parent-style-name="Normalny" style:family="paragraph">
      <style:paragraph-properties fo:text-align="justify" fo:line-height="150%" fo:text-indent="0.2479in"/>
    </style:style>
    <style:style style:name="T2722" style:parent-style-name="Domyślnaczcionkaakapitu" style:family="text">
      <style:text-properties fo:background-color="#80FFFF"/>
    </style:style>
    <style:style style:name="P2723" style:parent-style-name="Normalny" style:family="paragraph">
      <style:paragraph-properties fo:text-align="justify" fo:line-height="150%"/>
    </style:style>
    <style:style style:name="T2724" style:parent-style-name="Domyślnaczcionkaakapitu" style:family="text">
      <style:text-properties fo:background-color="#80FFFF" style:text-underline-type="single" style:text-underline-style="solid" style:text-underline-width="auto" style:text-underline-mode="continuous"/>
    </style:style>
    <style:style style:name="T2725" style:parent-style-name="Domyślnaczcionkaakapitu" style:family="text">
      <style:text-properties style:text-underline-type="single" style:text-underline-style="solid" style:text-underline-width="auto" style:text-underline-mode="continuous"/>
    </style:style>
    <style:style style:name="T2726" style:parent-style-name="Domyślnaczcionkaakapitu" style:family="text">
      <style:text-properties fo:background-color="#80FFFF" style:text-underline-type="single" style:text-underline-style="solid" style:text-underline-width="auto" style:text-underline-mode="continuous"/>
    </style:style>
    <style:style style:name="T2727" style:parent-style-name="Domyślnaczcionkaakapitu" style:family="text">
      <style:text-properties style:text-underline-type="single" style:text-underline-style="solid" style:text-underline-width="auto" style:text-underline-mode="continuous"/>
    </style:style>
    <style:style style:name="P2728" style:parent-style-name="Normalny" style:family="paragraph">
      <style:paragraph-properties fo:text-align="justify" fo:line-height="150%" fo:text-indent="0.2479in"/>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P2734" style:parent-style-name="Normalny" style:family="paragraph">
      <style:paragraph-properties fo:text-align="justify" fo:line-height="150%"/>
    </style:style>
    <style:style style:name="T2735" style:parent-style-name="Domyślnaczcionkaakapitu" style:family="text">
      <style:text-properties fo:background-color="#80FFFF" style:text-underline-type="single" style:text-underline-style="solid" style:text-underline-width="auto" style:text-underline-mode="continuous"/>
    </style:style>
    <style:style style:name="T2736" style:parent-style-name="Domyślnaczcionkaakapitu" style:family="text">
      <style:text-properties style:text-underline-type="single" style:text-underline-style="solid" style:text-underline-width="auto" style:text-underline-mode="continuous"/>
    </style:style>
    <style:style style:name="T2737" style:parent-style-name="Domyślnaczcionkaakapitu" style:family="text">
      <style:text-properties fo:background-color="#80FFFF" style:text-underline-type="single" style:text-underline-style="solid" style:text-underline-width="auto" style:text-underline-mode="continuous"/>
    </style:style>
    <style:style style:name="T2738" style:parent-style-name="Domyślnaczcionkaakapitu" style:family="text">
      <style:text-properties style:text-underline-type="single" style:text-underline-style="solid" style:text-underline-width="auto" style:text-underline-mode="continuous"/>
    </style:style>
    <style:style style:name="T2739" style:parent-style-name="Domyślnaczcionkaakapitu" style:family="text">
      <style:text-properties fo:background-color="#80FFFF" style:text-underline-type="single" style:text-underline-style="solid" style:text-underline-width="auto" style:text-underline-mode="continuous"/>
    </style:style>
    <style:style style:name="T2740" style:parent-style-name="Domyślnaczcionkaakapitu" style:family="text">
      <style:text-properties style:text-underline-type="single" style:text-underline-style="solid" style:text-underline-width="auto" style:text-underline-mode="continuous"/>
    </style:style>
    <style:style style:name="T2741" style:parent-style-name="Domyślnaczcionkaakapitu" style:family="text">
      <style:text-properties fo:background-color="#80FFFF" style:text-underline-type="single" style:text-underline-style="solid" style:text-underline-width="auto" style:text-underline-mode="continuous"/>
    </style:style>
    <style:style style:name="T2742" style:parent-style-name="Domyślnaczcionkaakapitu" style:family="text">
      <style:text-properties style:text-underline-type="single" style:text-underline-style="solid" style:text-underline-width="auto" style:text-underline-mode="continuous"/>
    </style:style>
    <style:style style:name="P2743" style:parent-style-name="Normalny" style:family="paragraph">
      <style:paragraph-properties fo:text-align="justify" fo:line-height="150%" fo:text-indent="0.2479in"/>
    </style:style>
    <style:style style:name="P2744" style:parent-style-name="Normalny" style:family="paragraph">
      <style:paragraph-properties fo:text-align="justify" fo:line-height="150%" fo:text-indent="0.2479in"/>
    </style:style>
    <style:style style:name="P2745" style:parent-style-name="Normalny" style:family="paragraph">
      <style:paragraph-properties fo:text-align="justify" fo:line-height="150%" fo:text-indent="0.2479in"/>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P2748" style:parent-style-name="Normalny" style:family="paragraph">
      <style:paragraph-properties fo:text-align="justify" fo:line-height="150%"/>
    </style:style>
    <style:style style:name="T2749" style:parent-style-name="Domyślnaczcionkaakapitu" style:family="text">
      <style:text-properties fo:background-color="#80FFFF" style:text-underline-type="single" style:text-underline-style="solid" style:text-underline-width="auto" style:text-underline-mode="continuous"/>
    </style:style>
    <style:style style:name="T2750" style:parent-style-name="Domyślnaczcionkaakapitu" style:family="text">
      <style:text-properties style:text-underline-type="single" style:text-underline-style="solid" style:text-underline-width="auto" style:text-underline-mode="continuous"/>
    </style:style>
    <style:style style:name="T2751" style:parent-style-name="Domyślnaczcionkaakapitu" style:family="text">
      <style:text-properties fo:background-color="#80FFFF" style:text-underline-type="single" style:text-underline-style="solid" style:text-underline-width="auto" style:text-underline-mode="continuous"/>
    </style:style>
    <style:style style:name="T2752" style:parent-style-name="Domyślnaczcionkaakapitu" style:family="text">
      <style:text-properties style:text-underline-type="single" style:text-underline-style="solid" style:text-underline-width="auto" style:text-underline-mode="continuous"/>
    </style:style>
    <style:style style:name="T2753" style:parent-style-name="Domyślnaczcionkaakapitu" style:family="text">
      <style:text-properties fo:background-color="#80FFFF" style:text-underline-type="single" style:text-underline-style="solid" style:text-underline-width="auto" style:text-underline-mode="continuous"/>
    </style:style>
    <style:style style:name="P2754" style:parent-style-name="Normalny" style:family="paragraph">
      <style:paragraph-properties fo:text-align="justify" fo:line-height="150%" fo:text-indent="0.2479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style:style>
    <style:style style:name="T2770" style:parent-style-name="Domyślnaczcionkaakapitu" style:family="text">
      <style:text-properties fo:background-color="#80FFFF" style:text-underline-type="single" style:text-underline-style="solid" style:text-underline-width="auto" style:text-underline-mode="continuous"/>
    </style:style>
    <style:style style:name="T2771" style:parent-style-name="Domyślnaczcionkaakapitu" style:family="text">
      <style:text-properties style:text-underline-type="single" style:text-underline-style="solid" style:text-underline-width="auto" style:text-underline-mode="continuous"/>
    </style:style>
    <style:style style:name="T2772" style:parent-style-name="Domyślnaczcionkaakapitu" style:family="text">
      <style:text-properties fo:background-color="#80FFFF" style:text-underline-type="single" style:text-underline-style="solid" style:text-underline-width="auto" style:text-underline-mode="continuous"/>
    </style:style>
    <style:style style:name="T2773" style:parent-style-name="Domyślnaczcionkaakapitu" style:family="text">
      <style:text-properties style:text-underline-type="single" style:text-underline-style="solid" style:text-underline-width="auto" style:text-underline-mode="continuous"/>
    </style:style>
    <style:style style:name="T2774" style:parent-style-name="Domyślnaczcionkaakapitu" style:family="text">
      <style:text-properties fo:background-color="#80FFFF" style:text-underline-type="single" style:text-underline-style="solid" style:text-underline-width="auto" style:text-underline-mode="continuous"/>
    </style:style>
    <style:style style:name="T2775" style:parent-style-name="Domyślnaczcionkaakapitu" style:family="text">
      <style:text-properties style:text-underline-type="single" style:text-underline-style="solid" style:text-underline-width="auto" style:text-underline-mode="continuous"/>
    </style:style>
    <style:style style:name="T2776" style:parent-style-name="Domyślnaczcionkaakapitu" style:family="text">
      <style:text-properties fo:background-color="#80FFFF" style:text-underline-type="single" style:text-underline-style="solid" style:text-underline-width="auto" style:text-underline-mode="continuous"/>
    </style:style>
    <style:style style:name="T2777" style:parent-style-name="Domyślnaczcionkaakapitu" style:family="text">
      <style:text-properties style:text-underline-type="single" style:text-underline-style="solid" style:text-underline-width="auto" style:text-underline-mode="continuous"/>
    </style:style>
    <style:style style:name="P2778" style:parent-style-name="Normalny" style:family="paragraph">
      <style:paragraph-properties fo:text-align="justify" fo:line-height="150%" fo:text-indent="0.2479in"/>
    </style:style>
    <style:style style:name="T2779" style:parent-style-name="Domyślnaczcionkaakapitu" style:family="text">
      <style:text-properties fo:background-color="#80FFFF"/>
    </style:style>
    <style:style style:name="P2780" style:parent-style-name="Normalny" style:family="paragraph">
      <style:paragraph-properties fo:text-align="justify" fo:line-height="150%" fo:text-indent="0.2479in"/>
    </style:style>
    <style:style style:name="P2781" style:parent-style-name="Normalny" style:family="paragraph">
      <style:paragraph-properties fo:text-align="justify" fo:line-height="150%"/>
    </style:style>
    <style:style style:name="T2782" style:parent-style-name="Domyślnaczcionkaakapitu" style:family="text">
      <style:text-properties style:text-underline-type="single" style:text-underline-style="solid" style:text-underline-width="auto" style:text-underline-mode="continuous"/>
    </style:style>
    <style:style style:name="P2783" style:parent-style-name="Normalny" style:family="paragraph">
      <style:paragraph-properties fo:text-align="justify" fo:line-height="150%" fo:text-indent="0.2479in"/>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P2793" style:parent-style-name="Normalny" style:family="paragraph">
      <style:paragraph-properties fo:text-align="justify" fo:line-height="150%" fo:text-indent="0.2479in"/>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P2798" style:parent-style-name="Normalny" style:family="paragraph">
      <style:paragraph-properties fo:text-align="justify" fo:line-height="150%" fo:text-indent="0.2479in"/>
    </style:style>
    <style:style style:name="P2799" style:parent-style-name="Normalny" style:family="paragraph">
      <style:paragraph-properties fo:text-align="justify" fo:line-height="150%"/>
    </style:style>
    <style:style style:name="T2800" style:parent-style-name="Domyślnaczcionkaakapitu" style:family="text">
      <style:text-properties fo:background-color="#80FFFF" style:text-underline-type="single" style:text-underline-style="solid" style:text-underline-width="auto" style:text-underline-mode="continuous"/>
    </style:style>
    <style:style style:name="T2801" style:parent-style-name="Domyślnaczcionkaakapitu" style:family="text">
      <style:text-properties style:text-underline-type="single" style:text-underline-style="solid" style:text-underline-width="auto" style:text-underline-mode="continuous"/>
    </style:style>
    <style:style style:name="T2802" style:parent-style-name="Domyślnaczcionkaakapitu" style:family="text">
      <style:text-properties fo:background-color="#80FFFF" style:text-underline-type="single" style:text-underline-style="solid" style:text-underline-width="auto" style:text-underline-mode="continuous"/>
    </style:style>
    <style:style style:name="T2803" style:parent-style-name="Domyślnaczcionkaakapitu" style:family="text">
      <style:text-properties style:text-underline-type="single" style:text-underline-style="solid" style:text-underline-width="auto" style:text-underline-mode="continuous"/>
    </style:style>
    <style:style style:name="T2804" style:parent-style-name="Domyślnaczcionkaakapitu" style:family="text">
      <style:text-properties fo:background-color="#80FFFF" style:text-underline-type="single" style:text-underline-style="solid" style:text-underline-width="auto" style:text-underline-mode="continuous"/>
    </style:style>
    <style:style style:name="T2805" style:parent-style-name="Domyślnaczcionkaakapitu" style:family="text">
      <style:text-properties style:text-underline-type="single" style:text-underline-style="solid" style:text-underline-width="auto" style:text-underline-mode="continuous"/>
    </style:style>
    <style:style style:name="T2806" style:parent-style-name="Domyślnaczcionkaakapitu" style:family="text">
      <style:text-properties fo:background-color="#80FFFF" style:text-underline-type="single" style:text-underline-style="solid" style:text-underline-width="auto" style:text-underline-mode="continuous"/>
    </style:style>
    <style:style style:name="T2807" style:parent-style-name="Domyślnaczcionkaakapitu" style:family="text">
      <style:text-properties style:text-underline-type="single" style:text-underline-style="solid" style:text-underline-width="auto" style:text-underline-mode="continuous"/>
    </style:style>
    <style:style style:name="P2808" style:parent-style-name="Normalny" style:family="paragraph">
      <style:paragraph-properties fo:text-align="justify" fo:line-height="150%" fo:text-indent="0.2479in"/>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P2812" style:parent-style-name="Normalny" style:family="paragraph">
      <style:paragraph-properties fo:text-align="justify" fo:line-height="150%"/>
    </style:style>
    <style:style style:name="T2813" style:parent-style-name="Domyślnaczcionkaakapitu" style:family="text">
      <style:text-properties style:text-underline-type="single" style:text-underline-style="solid" style:text-underline-width="auto" style:text-underline-mode="continuous"/>
    </style:style>
    <style:style style:name="P2814" style:parent-style-name="Normalny" style:family="paragraph">
      <style:paragraph-properties fo:text-align="justify" fo:line-height="150%" fo:text-indent="0.2479in"/>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style:style>
    <style:style style:name="T2822" style:parent-style-name="Domyślnaczcionkaakapitu" style:family="text">
      <style:text-properties fo:background-color="#80FFFF" style:text-underline-type="single" style:text-underline-style="solid" style:text-underline-width="auto" style:text-underline-mode="continuous"/>
    </style:style>
    <style:style style:name="T2823" style:parent-style-name="Domyślnaczcionkaakapitu" style:family="text">
      <style:text-properties style:text-underline-type="single" style:text-underline-style="solid" style:text-underline-width="auto" style:text-underline-mode="continuous"/>
    </style:style>
    <style:style style:name="T2824" style:parent-style-name="Domyślnaczcionkaakapitu" style:family="text">
      <style:text-properties fo:background-color="#80FFFF" style:text-underline-type="single" style:text-underline-style="solid" style:text-underline-width="auto" style:text-underline-mode="continuous"/>
    </style:style>
    <style:style style:name="T2825" style:parent-style-name="Domyślnaczcionkaakapitu" style:family="text">
      <style:text-properties style:text-underline-type="single" style:text-underline-style="solid" style:text-underline-width="auto" style:text-underline-mode="continuous"/>
    </style:style>
    <style:style style:name="T2826" style:parent-style-name="Domyślnaczcionkaakapitu" style:family="text">
      <style:text-properties fo:background-color="#80FFFF" style:text-underline-type="single" style:text-underline-style="solid" style:text-underline-width="auto" style:text-underline-mode="continuous"/>
    </style:style>
    <style:style style:name="T2827" style:parent-style-name="Domyślnaczcionkaakapitu" style:family="text">
      <style:text-properties style:text-underline-type="single" style:text-underline-style="solid" style:text-underline-width="auto" style:text-underline-mode="continuous"/>
    </style:style>
    <style:style style:name="T2828" style:parent-style-name="Domyślnaczcionkaakapitu" style:family="text">
      <style:text-properties fo:background-color="#80FFFF" style:text-underline-type="single" style:text-underline-style="solid" style:text-underline-width="auto" style:text-underline-mode="continuous"/>
    </style:style>
    <style:style style:name="T2829" style:parent-style-name="Domyślnaczcionkaakapitu" style:family="text">
      <style:text-properties style:text-underline-type="single" style:text-underline-style="solid" style:text-underline-width="auto" style:text-underline-mode="continuous"/>
    </style:style>
    <style:style style:name="P2830" style:parent-style-name="Normalny" style:family="paragraph">
      <style:paragraph-properties fo:text-align="justify" fo:line-height="150%" fo:text-indent="0.2479in"/>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style:tab-stops>
          <style:tab-stop style:type="left" style:leader-style="solid" style:leader-text="_" style:position="1.1375in"/>
        </style:tab-stops>
      </style:paragraph-properties>
    </style:style>
    <style:style style:name="T2833" style:parent-style-name="Domyślnaczcionkaakapitu" style:family="text">
      <style:text-properties style:text-underline-type="single" style:text-underline-style="solid" style:text-underline-width="auto" style:text-underline-mode="continuous"/>
    </style:style>
    <style:style style:name="T2834" style:parent-style-name="Domyślnaczcionkaakapitu" style:family="text">
      <style:text-properties fo:background-color="#80FFFF" style:text-underline-type="single" style:text-underline-style="solid" style:text-underline-width="auto" style:text-underline-mode="continuous"/>
    </style:style>
    <style:style style:name="P2835" style:parent-style-name="Normalny" style:family="paragraph">
      <style:paragraph-properties fo:text-align="justify" fo:line-height="150%" fo:text-indent="0.2479in">
        <style:tab-stops>
          <style:tab-stop style:type="left" style:leader-style="solid" style:leader-text="_" style:position="1.1375in"/>
        </style:tab-stops>
      </style:paragraph-properties>
    </style:style>
    <style:style style:name="P2836" style:parent-style-name="Normalny" style:family="paragraph">
      <style:paragraph-properties fo:text-align="justify" fo:line-height="150%"/>
    </style:style>
    <style:style style:name="T2837" style:parent-style-name="Domyślnaczcionkaakapitu" style:family="text">
      <style:text-properties fo:background-color="#80FFFF" style:text-underline-type="single" style:text-underline-style="solid" style:text-underline-width="auto" style:text-underline-mode="continuous"/>
    </style:style>
    <style:style style:name="T2838" style:parent-style-name="Domyślnaczcionkaakapitu" style:family="text">
      <style:text-properties style:text-underline-type="single" style:text-underline-style="solid" style:text-underline-width="auto" style:text-underline-mode="continuous"/>
    </style:style>
    <style:style style:name="T2839" style:parent-style-name="Domyślnaczcionkaakapitu" style:family="text">
      <style:text-properties fo:background-color="#80FFFF" style:text-underline-type="single" style:text-underline-style="solid" style:text-underline-width="auto" style:text-underline-mode="continuous"/>
    </style:style>
    <style:style style:name="T2840" style:parent-style-name="Domyślnaczcionkaakapitu" style:family="text">
      <style:text-properties style:text-underline-type="single" style:text-underline-style="solid" style:text-underline-width="auto" style:text-underline-mode="continuous"/>
    </style:style>
    <style:style style:name="T2841" style:parent-style-name="Domyślnaczcionkaakapitu" style:family="text">
      <style:text-properties fo:background-color="#80FFFF" style:text-underline-type="single" style:text-underline-style="solid" style:text-underline-width="auto" style:text-underline-mode="continuous"/>
    </style:style>
    <style:style style:name="T2842" style:parent-style-name="Domyślnaczcionkaakapitu" style:family="text">
      <style:text-properties style:text-underline-type="single" style:text-underline-style="solid" style:text-underline-width="auto" style:text-underline-mode="continuous"/>
    </style:style>
    <style:style style:name="T2843" style:parent-style-name="Domyślnaczcionkaakapitu" style:family="text">
      <style:text-properties fo:background-color="#80FFFF" style:text-underline-type="single" style:text-underline-style="solid" style:text-underline-width="auto" style:text-underline-mode="continuous"/>
    </style:style>
    <style:style style:name="T2844" style:parent-style-name="Domyślnaczcionkaakapitu" style:family="text">
      <style:text-properties style:text-underline-type="single" style:text-underline-style="solid" style:text-underline-width="auto" style:text-underline-mode="continuous"/>
    </style:style>
    <style:style style:name="P2845" style:parent-style-name="Normalny" style:family="paragraph">
      <style:paragraph-properties fo:text-align="justify" fo:line-height="150%" fo:text-indent="0.2479in"/>
    </style:style>
    <style:style style:name="P2846" style:parent-style-name="Normalny" style:family="paragraph">
      <style:paragraph-properties fo:text-align="justify" fo:line-height="150%"/>
    </style:style>
    <style:style style:name="T2847" style:parent-style-name="Domyślnaczcionkaakapitu" style:family="text">
      <style:text-properties style:text-underline-type="single" style:text-underline-style="solid" style:text-underline-width="auto" style:text-underline-mode="continuous"/>
    </style:style>
    <style:style style:name="T2848" style:parent-style-name="Domyślnaczcionkaakapitu" style:family="text">
      <style:text-properties fo:background-color="#80FFFF" style:text-underline-type="single" style:text-underline-style="solid" style:text-underline-width="auto" style:text-underline-mode="continuous"/>
    </style:style>
    <style:style style:name="P2849" style:parent-style-name="Normalny" style:family="paragraph">
      <style:paragraph-properties fo:text-align="justify" fo:line-height="150%" fo:text-indent="0.2479in"/>
    </style:style>
    <style:style style:name="P2850" style:parent-style-name="Normalny" style:family="paragraph">
      <style:paragraph-properties fo:text-align="justify" fo:line-height="150%"/>
    </style:style>
    <style:style style:name="T2851" style:parent-style-name="Domyślnaczcionkaakapitu" style:family="text">
      <style:text-properties fo:background-color="#80FFFF" style:text-underline-type="single" style:text-underline-style="solid" style:text-underline-width="auto" style:text-underline-mode="continuous"/>
    </style:style>
    <style:style style:name="T2852" style:parent-style-name="Domyślnaczcionkaakapitu" style:family="text">
      <style:text-properties style:text-underline-type="single" style:text-underline-style="solid" style:text-underline-width="auto" style:text-underline-mode="continuous"/>
    </style:style>
    <style:style style:name="T2853" style:parent-style-name="Domyślnaczcionkaakapitu" style:family="text">
      <style:text-properties fo:background-color="#80FFFF" style:text-underline-type="single" style:text-underline-style="solid" style:text-underline-width="auto" style:text-underline-mode="continuous"/>
    </style:style>
    <style:style style:name="T2854" style:parent-style-name="Domyślnaczcionkaakapitu" style:family="text">
      <style:text-properties style:text-underline-type="single" style:text-underline-style="solid" style:text-underline-width="auto" style:text-underline-mode="continuous"/>
    </style:style>
    <style:style style:name="T2855" style:parent-style-name="Domyślnaczcionkaakapitu" style:family="text">
      <style:text-properties fo:background-color="#80FFFF" style:text-underline-type="single" style:text-underline-style="solid" style:text-underline-width="auto" style:text-underline-mode="continuous"/>
    </style:style>
    <style:style style:name="T2856" style:parent-style-name="Domyślnaczcionkaakapitu" style:family="text">
      <style:text-properties style:text-underline-type="single" style:text-underline-style="solid" style:text-underline-width="auto" style:text-underline-mode="continuous"/>
    </style:style>
    <style:style style:name="T2857" style:parent-style-name="Domyślnaczcionkaakapitu" style:family="text">
      <style:text-properties fo:background-color="#80FFFF" style:text-underline-type="single" style:text-underline-style="solid" style:text-underline-width="auto" style:text-underline-mode="continuous"/>
    </style:style>
    <style:style style:name="T2858" style:parent-style-name="Domyślnaczcionkaakapitu" style:family="text">
      <style:text-properties style:text-underline-type="single" style:text-underline-style="solid" style:text-underline-width="auto" style:text-underline-mode="continuous"/>
    </style:style>
    <style:style style:name="P2859" style:parent-style-name="Normalny" style:family="paragraph">
      <style:paragraph-properties fo:text-align="justify" fo:line-height="150%" fo:text-indent="0.2479in"/>
    </style:style>
    <style:style style:name="P2860" style:parent-style-name="Normalny" style:family="paragraph">
      <style:paragraph-properties fo:text-align="justify" fo:line-height="150%"/>
    </style:style>
    <style:style style:name="T2861" style:parent-style-name="Domyślnaczcionkaakapitu" style:family="text">
      <style:text-properties fo:background-color="#80FFFF" style:text-underline-type="single" style:text-underline-style="solid" style:text-underline-width="auto" style:text-underline-mode="continuous"/>
    </style:style>
    <style:style style:name="T2862" style:parent-style-name="Domyślnaczcionkaakapitu" style:family="text">
      <style:text-properties style:text-underline-type="single" style:text-underline-style="solid" style:text-underline-width="auto" style:text-underline-mode="continuous"/>
    </style:style>
    <style:style style:name="T2863" style:parent-style-name="Domyślnaczcionkaakapitu" style:family="text">
      <style:text-properties fo:background-color="#80FFFF" style:text-underline-type="single" style:text-underline-style="solid" style:text-underline-width="auto" style:text-underline-mode="continuous"/>
    </style:style>
    <style:style style:name="T2864" style:parent-style-name="Domyślnaczcionkaakapitu" style:family="text">
      <style:text-properties style:text-underline-type="single" style:text-underline-style="solid" style:text-underline-width="auto" style:text-underline-mode="continuous"/>
    </style:style>
    <style:style style:name="P2865" style:parent-style-name="Normalny" style:family="paragraph">
      <style:paragraph-properties fo:text-align="justify" fo:line-height="150%" fo:text-indent="0.2479in"/>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style:style>
    <style:style style:name="T2876" style:parent-style-name="Domyślnaczcionkaakapitu" style:family="text">
      <style:text-properties fo:background-color="#80FFFF" style:text-underline-type="single" style:text-underline-style="solid" style:text-underline-width="auto" style:text-underline-mode="continuous"/>
    </style:style>
    <style:style style:name="T2877" style:parent-style-name="Domyślnaczcionkaakapitu" style:family="text">
      <style:text-properties style:text-underline-type="single" style:text-underline-style="solid" style:text-underline-width="auto" style:text-underline-mode="continuous"/>
    </style:style>
    <style:style style:name="T2878" style:parent-style-name="Domyślnaczcionkaakapitu" style:family="text">
      <style:text-properties fo:background-color="#80FFFF" style:text-underline-type="single" style:text-underline-style="solid" style:text-underline-width="auto" style:text-underline-mode="continuous"/>
    </style:style>
    <style:style style:name="T2879" style:parent-style-name="Domyślnaczcionkaakapitu" style:family="text">
      <style:text-properties style:text-underline-type="single" style:text-underline-style="solid" style:text-underline-width="auto" style:text-underline-mode="continuous"/>
    </style:style>
    <style:style style:name="T2880" style:parent-style-name="Domyślnaczcionkaakapitu" style:family="text">
      <style:text-properties fo:background-color="#80FFFF" style:text-underline-type="single" style:text-underline-style="solid" style:text-underline-width="auto" style:text-underline-mode="continuous"/>
    </style:style>
    <style:style style:name="T2881" style:parent-style-name="Domyślnaczcionkaakapitu" style:family="text">
      <style:text-properties style:text-underline-type="single" style:text-underline-style="solid" style:text-underline-width="auto" style:text-underline-mode="continuous"/>
    </style:style>
    <style:style style:name="T2882" style:parent-style-name="Domyślnaczcionkaakapitu" style:family="text">
      <style:text-properties fo:background-color="#80FFFF" style:text-underline-type="single" style:text-underline-style="solid" style:text-underline-width="auto" style:text-underline-mode="continuous"/>
    </style:style>
    <style:style style:name="T2883" style:parent-style-name="Domyślnaczcionkaakapitu" style:family="text">
      <style:text-properties style:text-underline-type="single" style:text-underline-style="solid" style:text-underline-width="auto" style:text-underline-mode="continuous"/>
    </style:style>
    <style:style style:name="P2884" style:parent-style-name="Normalny" style:family="paragraph">
      <style:paragraph-properties fo:text-align="justify" fo:line-height="150%" fo:text-indent="0.2479in"/>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style:style>
    <style:style style:name="T2888" style:parent-style-name="Domyślnaczcionkaakapitu" style:family="text">
      <style:text-properties style:text-underline-type="single" style:text-underline-style="solid" style:text-underline-width="auto" style:text-underline-mode="continuous"/>
    </style:style>
    <style:style style:name="P2889" style:parent-style-name="Normalny" style:family="paragraph">
      <style:paragraph-properties fo:text-align="justify" fo:line-height="150%" fo:text-indent="0.2479in"/>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style:style>
    <style:style style:name="T2892" style:parent-style-name="Domyślnaczcionkaakapitu" style:family="text">
      <style:text-properties style:text-underline-type="single" style:text-underline-style="solid" style:text-underline-width="auto" style:text-underline-mode="continuous"/>
    </style:style>
    <style:style style:name="P2893" style:parent-style-name="Normalny" style:family="paragraph">
      <style:paragraph-properties fo:text-align="justify" fo:line-height="150%" fo:text-indent="0.2479in"/>
    </style:style>
    <style:style style:name="T2894" style:parent-style-name="Domyślnaczcionkaakapitu" style:family="text">
      <style:text-properties fo:background-color="#80FFFF"/>
    </style:style>
    <style:style style:name="P2895" style:parent-style-name="Normalny" style:family="paragraph">
      <style:paragraph-properties fo:text-align="justify" fo:line-height="150%"/>
    </style:style>
    <style:style style:name="T2896" style:parent-style-name="Domyślnaczcionkaakapitu" style:family="text">
      <style:text-properties fo:background-color="#80FFFF" style:text-underline-type="single" style:text-underline-style="solid" style:text-underline-width="auto" style:text-underline-mode="continuous"/>
    </style:style>
    <style:style style:name="T2897" style:parent-style-name="Domyślnaczcionkaakapitu" style:family="text">
      <style:text-properties style:text-underline-type="single" style:text-underline-style="solid" style:text-underline-width="auto" style:text-underline-mode="continuous"/>
    </style:style>
    <style:style style:name="T2898" style:parent-style-name="Domyślnaczcionkaakapitu" style:family="text">
      <style:text-properties fo:background-color="#80FFFF" style:text-underline-type="single" style:text-underline-style="solid" style:text-underline-width="auto" style:text-underline-mode="continuous"/>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style:text-underline-type="single" style:text-underline-style="solid" style:text-underline-width="auto" style:text-underline-mode="continuous"/>
    </style:style>
    <style:style style:name="T2902" style:parent-style-name="Domyślnaczcionkaakapitu" style:family="text">
      <style:text-properties fo:background-color="#80FFFF" style:text-underline-type="single" style:text-underline-style="solid" style:text-underline-width="auto" style:text-underline-mode="continuous"/>
    </style:style>
    <style:style style:name="T2903" style:parent-style-name="Domyślnaczcionkaakapitu" style:family="text">
      <style:text-properties style:text-underline-type="single" style:text-underline-style="solid" style:text-underline-width="auto" style:text-underline-mode="continuous"/>
    </style:style>
    <style:style style:name="P2904" style:parent-style-name="Normalny" style:family="paragraph">
      <style:paragraph-properties fo:text-align="justify" fo:line-height="150%" fo:text-indent="0.2479in"/>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P2910" style:parent-style-name="Normalny" style:family="paragraph">
      <style:paragraph-properties fo:text-align="justify" fo:line-height="150%"/>
    </style:style>
    <style:style style:name="T2911" style:parent-style-name="Domyślnaczcionkaakapitu" style:family="text">
      <style:text-properties style:text-underline-type="single" style:text-underline-style="solid" style:text-underline-width="auto" style:text-underline-mode="continuous"/>
    </style:style>
    <style:style style:name="T2912" style:parent-style-name="Domyślnaczcionkaakapitu" style:family="text">
      <style:text-properties fo:background-color="#80FFFF" style:text-underline-type="single" style:text-underline-style="solid" style:text-underline-width="auto" style:text-underline-mode="continuous"/>
    </style:style>
    <style:style style:name="T2913" style:parent-style-name="Domyślnaczcionkaakapitu" style:family="text">
      <style:text-properties style:text-underline-type="single" style:text-underline-style="solid" style:text-underline-width="auto" style:text-underline-mode="continuous"/>
    </style:style>
    <style:style style:name="T2914" style:parent-style-name="Domyślnaczcionkaakapitu" style:family="text">
      <style:text-properties fo:background-color="#80FFFF" style:text-underline-type="single" style:text-underline-style="solid" style:text-underline-width="auto" style:text-underline-mode="continuous"/>
    </style:style>
    <style:style style:name="T2915" style:parent-style-name="Domyślnaczcionkaakapitu" style:family="text">
      <style:text-properties style:text-underline-type="single" style:text-underline-style="solid" style:text-underline-width="auto" style:text-underline-mode="continuous"/>
    </style:style>
    <style:style style:name="T2916" style:parent-style-name="Domyślnaczcionkaakapitu" style:family="text">
      <style:text-properties fo:background-color="#80FFFF" style:text-underline-type="single" style:text-underline-style="solid" style:text-underline-width="auto" style:text-underline-mode="continuous"/>
    </style:style>
    <style:style style:name="T2917" style:parent-style-name="Domyślnaczcionkaakapitu" style:family="text">
      <style:text-properties style:text-underline-type="single" style:text-underline-style="solid" style:text-underline-width="auto" style:text-underline-mode="continuous"/>
    </style:style>
    <style:style style:name="P2918" style:parent-style-name="Normalny" style:family="paragraph">
      <style:paragraph-properties fo:text-align="justify" fo:line-height="150%" fo:text-indent="0.2479in"/>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P2922" style:parent-style-name="Normalny" style:family="paragraph">
      <style:paragraph-properties fo:text-align="justify" fo:line-height="150%"/>
    </style:style>
    <style:style style:name="T2923" style:parent-style-name="Domyślnaczcionkaakapitu" style:family="text">
      <style:text-properties fo:background-color="#80FFFF" style:text-underline-type="single" style:text-underline-style="solid" style:text-underline-width="auto" style:text-underline-mode="continuous"/>
    </style:style>
    <style:style style:name="T2924" style:parent-style-name="Domyślnaczcionkaakapitu" style:family="text">
      <style:text-properties style:text-underline-type="single" style:text-underline-style="solid" style:text-underline-width="auto" style:text-underline-mode="continuous"/>
    </style:style>
    <style:style style:name="T2925" style:parent-style-name="Domyślnaczcionkaakapitu" style:family="text">
      <style:text-properties fo:background-color="#80FFFF" style:text-underline-type="single" style:text-underline-style="solid" style:text-underline-width="auto" style:text-underline-mode="continuous"/>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style:text-underline-type="single" style:text-underline-style="solid" style:text-underline-width="auto" style:text-underline-mode="continuous"/>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T2930" style:parent-style-name="Domyślnaczcionkaakapitu" style:family="text">
      <style:text-properties style:text-underline-type="single" style:text-underline-style="solid" style:text-underline-width="auto" style:text-underline-mode="continuous"/>
    </style:style>
    <style:style style:name="P2931" style:parent-style-name="Normalny" style:family="paragraph">
      <style:paragraph-properties fo:text-align="justify" fo:line-height="150%" fo:text-indent="0.2479in"/>
    </style:style>
    <style:style style:name="T2932" style:parent-style-name="Domyślnaczcionkaakapitu" style:family="text">
      <style:text-properties fo:background-color="#80FFFF"/>
    </style:style>
    <style:style style:name="P2933" style:parent-style-name="Normalny" style:family="paragraph">
      <style:paragraph-properties fo:text-align="justify" fo:line-height="150%" fo:text-indent="0.2479in"/>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P2938" style:parent-style-name="Normalny" style:family="paragraph">
      <style:paragraph-properties fo:text-align="justify" fo:line-height="150%"/>
    </style:style>
    <style:style style:name="T2939" style:parent-style-name="Domyślnaczcionkaakapitu" style:family="text">
      <style:text-properties style:text-underline-type="single" style:text-underline-style="solid" style:text-underline-width="auto" style:text-underline-mode="continuous"/>
    </style:style>
    <style:style style:name="T2940" style:parent-style-name="Domyślnaczcionkaakapitu" style:family="text">
      <style:text-properties fo:background-color="#80FFFF" style:text-underline-type="single" style:text-underline-style="solid" style:text-underline-width="auto" style:text-underline-mode="continuous"/>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fo:background-color="#80FFFF" style:text-underline-type="single" style:text-underline-style="solid" style:text-underline-width="auto" style:text-underline-mode="continuous"/>
    </style:style>
    <style:style style:name="T2943" style:parent-style-name="Domyślnaczcionkaakapitu" style:family="text">
      <style:text-properties style:text-underline-type="single" style:text-underline-style="solid" style:text-underline-width="auto" style:text-underline-mode="continuous"/>
    </style:style>
    <style:style style:name="P2944" style:parent-style-name="Normalny" style:family="paragraph">
      <style:paragraph-properties fo:text-align="justify" fo:line-height="150%" fo:text-indent="0.2479in"/>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fo:text-indent="0.2479in"/>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style:style>
    <style:style style:name="T2970" style:parent-style-name="Domyślnaczcionkaakapitu" style:family="text">
      <style:text-properties fo:background-color="#80FFFF" style:text-underline-type="single" style:text-underline-style="solid" style:text-underline-width="auto" style:text-underline-mode="continuous"/>
    </style:style>
    <style:style style:name="T2971" style:parent-style-name="Domyślnaczcionkaakapitu" style:family="text">
      <style:text-properties style:text-underline-type="single" style:text-underline-style="solid" style:text-underline-width="auto" style:text-underline-mode="continuous"/>
    </style:style>
    <style:style style:name="T2972" style:parent-style-name="Domyślnaczcionkaakapitu" style:family="text">
      <style:text-properties fo:background-color="#80FFFF" style:text-underline-type="single" style:text-underline-style="solid" style:text-underline-width="auto" style:text-underline-mode="continuous"/>
    </style:style>
    <style:style style:name="T2973" style:parent-style-name="Domyślnaczcionkaakapitu" style:family="text">
      <style:text-properties style:text-underline-type="single" style:text-underline-style="solid" style:text-underline-width="auto" style:text-underline-mode="continuous"/>
    </style:style>
    <style:style style:name="T2974" style:parent-style-name="Domyślnaczcionkaakapitu" style:family="text">
      <style:text-properties fo:background-color="#80FFFF" style:text-underline-type="single" style:text-underline-style="solid" style:text-underline-width="auto" style:text-underline-mode="continuous"/>
    </style:style>
    <style:style style:name="T2975" style:parent-style-name="Domyślnaczcionkaakapitu" style:family="text">
      <style:text-properties style:text-underline-type="single" style:text-underline-style="solid" style:text-underline-width="auto" style:text-underline-mode="continuous"/>
    </style:style>
    <style:style style:name="T2976" style:parent-style-name="Domyślnaczcionkaakapitu" style:family="text">
      <style:text-properties fo:background-color="#80FFFF" style:text-underline-type="single" style:text-underline-style="solid" style:text-underline-width="auto" style:text-underline-mode="continuous"/>
    </style:style>
    <style:style style:name="T2977" style:parent-style-name="Domyślnaczcionkaakapitu" style:family="text">
      <style:text-properties style:text-underline-type="single" style:text-underline-style="solid" style:text-underline-width="auto" style:text-underline-mode="continuous"/>
    </style:style>
    <style:style style:name="P2978" style:parent-style-name="Normalny" style:family="paragraph">
      <style:paragraph-properties fo:text-align="justify" fo:line-height="150%" fo:text-indent="0.2479in"/>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style:style>
    <style:style style:name="T2983" style:parent-style-name="Domyślnaczcionkaakapitu" style:family="text">
      <style:text-properties style:text-underline-type="single" style:text-underline-style="solid" style:text-underline-width="auto" style:text-underline-mode="continuous"/>
    </style:style>
    <style:style style:name="P2984" style:parent-style-name="Normalny" style:family="paragraph">
      <style:paragraph-properties fo:text-align="justify" fo:line-height="150%" fo:text-indent="0.2479in"/>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P3001" style:parent-style-name="Normalny" style:family="paragraph">
      <style:paragraph-properties fo:text-align="justify" fo:line-height="150%" fo:text-indent="0.2479in"/>
    </style:style>
    <style:style style:name="P3002" style:parent-style-name="Normalny" style:family="paragraph">
      <style:paragraph-properties fo:text-align="justify" fo:line-height="150%"/>
    </style:style>
    <style:style style:name="T3003" style:parent-style-name="Domyślnaczcionkaakapitu" style:family="text">
      <style:text-properties fo:background-color="#80FFFF" style:text-underline-type="single" style:text-underline-style="solid" style:text-underline-width="auto" style:text-underline-mode="continuous"/>
    </style:style>
    <style:style style:name="T3004" style:parent-style-name="Domyślnaczcionkaakapitu" style:family="text">
      <style:text-properties style:text-underline-type="single" style:text-underline-style="solid" style:text-underline-width="auto" style:text-underline-mode="continuous"/>
    </style:style>
    <style:style style:name="T3005" style:parent-style-name="Domyślnaczcionkaakapitu" style:family="text">
      <style:text-properties fo:background-color="#80FFFF" style:text-underline-type="single" style:text-underline-style="solid" style:text-underline-width="auto" style:text-underline-mode="continuous"/>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text-underline-type="single" style:text-underline-style="solid" style:text-underline-width="auto" style:text-underline-mode="continuous"/>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T3010" style:parent-style-name="Domyślnaczcionkaakapitu" style:family="text">
      <style:text-properties style:text-underline-type="single" style:text-underline-style="solid" style:text-underline-width="auto" style:text-underline-mode="continuous"/>
    </style:style>
    <style:style style:name="P3011" style:parent-style-name="Normalny" style:family="paragraph">
      <style:paragraph-properties fo:text-align="justify" fo:line-height="150%" fo:text-indent="0.2479in"/>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P3017" style:parent-style-name="Normalny" style:family="paragraph">
      <style:paragraph-properties fo:text-align="justify" fo:line-height="150%" fo:text-indent="0.2479in"/>
    </style:style>
    <style:style style:name="T3018" style:parent-style-name="Domyślnaczcionkaakapitu" style:family="text">
      <style:text-properties fo:background-color="#80FFFF"/>
    </style:style>
    <style:style style:name="P3019" style:parent-style-name="Normalny" style:family="paragraph">
      <style:paragraph-properties fo:text-align="justify" fo:line-height="150%"/>
    </style:style>
    <style:style style:name="T3020" style:parent-style-name="Domyślnaczcionkaakapitu" style:family="text">
      <style:text-properties fo:background-color="#80FFFF" style:text-underline-type="single" style:text-underline-style="solid" style:text-underline-width="auto" style:text-underline-mode="continuous"/>
    </style:style>
    <style:style style:name="T3021" style:parent-style-name="Domyślnaczcionkaakapitu" style:family="text">
      <style:text-properties style:text-underline-type="single" style:text-underline-style="solid" style:text-underline-width="auto" style:text-underline-mode="continuous"/>
    </style:style>
    <style:style style:name="T3022" style:parent-style-name="Domyślnaczcionkaakapitu" style:family="text">
      <style:text-properties fo:background-color="#80FFFF" style:text-underline-type="single" style:text-underline-style="solid" style:text-underline-width="auto" style:text-underline-mode="continuous"/>
    </style:style>
    <style:style style:name="T3023" style:parent-style-name="Domyślnaczcionkaakapitu" style:family="text">
      <style:text-properties style:text-underline-type="single" style:text-underline-style="solid" style:text-underline-width="auto" style:text-underline-mode="continuous"/>
    </style:style>
    <style:style style:name="T3024" style:parent-style-name="Domyślnaczcionkaakapitu" style:family="text">
      <style:text-properties fo:background-color="#80FFFF" style:text-underline-type="single" style:text-underline-style="solid" style:text-underline-width="auto" style:text-underline-mode="continuous"/>
    </style:style>
    <style:style style:name="T3025" style:parent-style-name="Domyślnaczcionkaakapitu" style:family="text">
      <style:text-properties style:text-underline-type="single" style:text-underline-style="solid" style:text-underline-width="auto" style:text-underline-mode="continuous"/>
    </style:style>
    <style:style style:name="T3026" style:parent-style-name="Domyślnaczcionkaakapitu" style:family="text">
      <style:text-properties fo:background-color="#80FFFF" style:text-underline-type="single" style:text-underline-style="solid" style:text-underline-width="auto" style:text-underline-mode="continuous"/>
    </style:style>
    <style:style style:name="P3027" style:parent-style-name="Normalny" style:family="paragraph">
      <style:paragraph-properties fo:text-align="justify" fo:line-height="150%" fo:text-indent="0.2479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P3033" style:parent-style-name="Normalny" style:family="paragraph">
      <style:paragraph-properties fo:text-align="justify" fo:line-height="150%"/>
    </style:style>
    <style:style style:name="T3034" style:parent-style-name="Domyślnaczcionkaakapitu" style:family="text">
      <style:text-properties fo:background-color="#80FFFF" style:text-underline-type="single" style:text-underline-style="solid" style:text-underline-width="auto" style:text-underline-mode="continuous"/>
    </style:style>
    <style:style style:name="T3035" style:parent-style-name="Domyślnaczcionkaakapitu" style:family="text">
      <style:text-properties style:text-underline-type="single" style:text-underline-style="solid" style:text-underline-width="auto" style:text-underline-mode="continuous"/>
    </style:style>
    <style:style style:name="T3036" style:parent-style-name="Domyślnaczcionkaakapitu" style:family="text">
      <style:text-properties fo:background-color="#80FFFF" style:text-underline-type="single" style:text-underline-style="solid" style:text-underline-width="auto" style:text-underline-mode="continuous"/>
    </style:style>
    <style:style style:name="T3037" style:parent-style-name="Domyślnaczcionkaakapitu" style:family="text">
      <style:text-properties style:text-underline-type="single" style:text-underline-style="solid" style:text-underline-width="auto" style:text-underline-mode="continuous"/>
    </style:style>
    <style:style style:name="T3038" style:parent-style-name="Domyślnaczcionkaakapitu" style:family="text">
      <style:text-properties fo:background-color="#80FFFF" style:text-underline-type="single" style:text-underline-style="solid" style:text-underline-width="auto" style:text-underline-mode="continuous"/>
    </style:style>
    <style:style style:name="T3039" style:parent-style-name="Domyślnaczcionkaakapitu" style:family="text">
      <style:text-properties style:text-underline-type="single" style:text-underline-style="solid" style:text-underline-width="auto" style:text-underline-mode="continuous"/>
    </style:style>
    <style:style style:name="T3040" style:parent-style-name="Domyślnaczcionkaakapitu" style:family="text">
      <style:text-properties fo:background-color="#80FFFF" style:text-underline-type="single" style:text-underline-style="solid" style:text-underline-width="auto" style:text-underline-mode="continuous"/>
    </style:style>
    <style:style style:name="T3041" style:parent-style-name="Domyślnaczcionkaakapitu" style:family="text">
      <style:text-properties style:text-underline-type="single" style:text-underline-style="solid" style:text-underline-width="auto" style:text-underline-mode="continuous"/>
    </style:style>
    <style:style style:name="P3042" style:parent-style-name="Normalny" style:family="paragraph">
      <style:paragraph-properties fo:text-align="justify" fo:line-height="150%" fo:text-indent="0.2479in"/>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style:style>
    <style:style style:name="T3045" style:parent-style-name="Domyślnaczcionkaakapitu" style:family="text">
      <style:text-properties fo:background-color="#80FFFF" style:text-underline-type="single" style:text-underline-style="solid" style:text-underline-width="auto" style:text-underline-mode="continuous"/>
    </style:style>
    <style:style style:name="T3046" style:parent-style-name="Domyślnaczcionkaakapitu" style:family="text">
      <style:text-properties style:text-underline-type="single" style:text-underline-style="solid" style:text-underline-width="auto" style:text-underline-mode="continuous"/>
    </style:style>
    <style:style style:name="T3047" style:parent-style-name="Domyślnaczcionkaakapitu" style:family="text">
      <style:text-properties fo:background-color="#80FFFF" style:text-underline-type="single" style:text-underline-style="solid" style:text-underline-width="auto" style:text-underline-mode="continuous"/>
    </style:style>
    <style:style style:name="T3048" style:parent-style-name="Domyślnaczcionkaakapitu" style:family="text">
      <style:text-properties style:text-underline-type="single" style:text-underline-style="solid" style:text-underline-width="auto" style:text-underline-mode="continuous"/>
    </style:style>
    <style:style style:name="T3049" style:parent-style-name="Domyślnaczcionkaakapitu" style:family="text">
      <style:text-properties fo:background-color="#80FFFF" style:text-underline-type="single" style:text-underline-style="solid" style:text-underline-width="auto" style:text-underline-mode="continuous"/>
    </style:style>
    <style:style style:name="T3050" style:parent-style-name="Domyślnaczcionkaakapitu" style:family="text">
      <style:text-properties style:text-underline-type="single" style:text-underline-style="solid" style:text-underline-width="auto" style:text-underline-mode="continuous"/>
    </style:style>
    <style:style style:name="T3051" style:parent-style-name="Domyślnaczcionkaakapitu" style:family="text">
      <style:text-properties fo:background-color="#80FFFF" style:text-underline-type="single" style:text-underline-style="solid" style:text-underline-width="auto" style:text-underline-mode="continuous"/>
    </style:style>
    <style:style style:name="P3052" style:parent-style-name="Normalny" style:family="paragraph">
      <style:paragraph-properties fo:text-align="justify" fo:line-height="150%" fo:text-indent="0.2479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P3058" style:parent-style-name="Normalny" style:family="paragraph">
      <style:paragraph-properties fo:text-align="justify" fo:line-height="150%" fo:text-indent="0.2479in"/>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fo:text-indent="0.2479in"/>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P3070" style:parent-style-name="Normalny" style:family="paragraph">
      <style:paragraph-properties fo:text-align="justify" fo:line-height="150%" fo:text-indent="0.2479in"/>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P3073" style:parent-style-name="Normalny" style:family="paragraph">
      <style:paragraph-properties fo:text-align="justify" fo:line-height="150%"/>
    </style:style>
    <style:style style:name="T3074" style:parent-style-name="Domyślnaczcionkaakapitu" style:family="text">
      <style:text-properties fo:background-color="#80FFFF" style:text-underline-type="single" style:text-underline-style="solid" style:text-underline-width="auto" style:text-underline-mode="continuous"/>
    </style:style>
    <style:style style:name="T3075" style:parent-style-name="Domyślnaczcionkaakapitu" style:family="text">
      <style:text-properties style:text-underline-type="single" style:text-underline-style="solid" style:text-underline-width="auto" style:text-underline-mode="continuous"/>
    </style:style>
    <style:style style:name="T3076" style:parent-style-name="Domyślnaczcionkaakapitu" style:family="text">
      <style:text-properties fo:background-color="#80FFFF" style:text-underline-type="single" style:text-underline-style="solid" style:text-underline-width="auto" style:text-underline-mode="continuous"/>
    </style:style>
    <style:style style:name="T3077" style:parent-style-name="Domyślnaczcionkaakapitu" style:family="text">
      <style:text-properties style:text-underline-type="single" style:text-underline-style="solid" style:text-underline-width="auto" style:text-underline-mode="continuous"/>
    </style:style>
    <style:style style:name="T3078" style:parent-style-name="Domyślnaczcionkaakapitu" style:family="text">
      <style:text-properties fo:background-color="#80FFFF" style:text-underline-type="single" style:text-underline-style="solid" style:text-underline-width="auto" style:text-underline-mode="continuous"/>
    </style:style>
    <style:style style:name="T3079" style:parent-style-name="Domyślnaczcionkaakapitu" style:family="text">
      <style:text-properties style:text-underline-type="single" style:text-underline-style="solid" style:text-underline-width="auto" style:text-underline-mode="continuous"/>
    </style:style>
    <style:style style:name="T3080" style:parent-style-name="Domyślnaczcionkaakapitu" style:family="text">
      <style:text-properties fo:background-color="#80FFFF" style:text-underline-type="single" style:text-underline-style="solid" style:text-underline-width="auto" style:text-underline-mode="continuous"/>
    </style:style>
    <style:style style:name="T3081" style:parent-style-name="Domyślnaczcionkaakapitu" style:family="text">
      <style:text-properties style:text-underline-type="single" style:text-underline-style="solid" style:text-underline-width="auto" style:text-underline-mode="continuous"/>
    </style:style>
    <style:style style:name="P3082" style:parent-style-name="Normalny" style:family="paragraph">
      <style:paragraph-properties fo:text-align="justify" fo:line-height="150%" fo:text-indent="0.2479in"/>
    </style:style>
    <style:style style:name="T3083" style:parent-style-name="Domyślnaczcionkaakapitu" style:family="text">
      <style:text-properties fo:background-color="#80FFFF"/>
    </style:style>
    <style:style style:name="P3084" style:parent-style-name="Normalny" style:family="paragraph">
      <style:paragraph-properties fo:text-align="justify" fo:line-height="150%"/>
    </style:style>
    <style:style style:name="T3085" style:parent-style-name="Domyślnaczcionkaakapitu" style:family="text">
      <style:text-properties style:text-underline-type="single" style:text-underline-style="solid" style:text-underline-width="auto" style:text-underline-mode="continuous"/>
    </style:style>
    <style:style style:name="P3086" style:parent-style-name="Normalny" style:family="paragraph">
      <style:paragraph-properties fo:text-align="justify" fo:line-height="150%" fo:text-indent="0.2479in"/>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style:style>
    <style:style style:name="T3091" style:parent-style-name="Domyślnaczcionkaakapitu" style:family="text">
      <style:text-properties fo:background-color="#80FFFF" style:text-underline-type="single" style:text-underline-style="solid" style:text-underline-width="auto" style:text-underline-mode="continuous"/>
    </style:style>
    <style:style style:name="T3092" style:parent-style-name="Domyślnaczcionkaakapitu" style:family="text">
      <style:text-properties style:text-underline-type="single" style:text-underline-style="solid" style:text-underline-width="auto" style:text-underline-mode="continuous"/>
    </style:style>
    <style:style style:name="T3093" style:parent-style-name="Domyślnaczcionkaakapitu" style:family="text">
      <style:text-properties fo:background-color="#80FFFF" style:text-underline-type="single" style:text-underline-style="solid" style:text-underline-width="auto" style:text-underline-mode="continuous"/>
    </style:style>
    <style:style style:name="T3094" style:parent-style-name="Domyślnaczcionkaakapitu" style:family="text">
      <style:text-properties style:text-underline-type="single" style:text-underline-style="solid" style:text-underline-width="auto" style:text-underline-mode="continuous"/>
    </style:style>
    <style:style style:name="T3095" style:parent-style-name="Domyślnaczcionkaakapitu" style:family="text">
      <style:text-properties fo:background-color="#80FFFF" style:text-underline-type="single" style:text-underline-style="solid" style:text-underline-width="auto" style:text-underline-mode="continuous"/>
    </style:style>
    <style:style style:name="T3096" style:parent-style-name="Domyślnaczcionkaakapitu" style:family="text">
      <style:text-properties style:text-underline-type="single" style:text-underline-style="solid" style:text-underline-width="auto" style:text-underline-mode="continuous"/>
    </style:style>
    <style:style style:name="T3097" style:parent-style-name="Domyślnaczcionkaakapitu" style:family="text">
      <style:text-properties fo:background-color="#80FFFF" style:text-underline-type="single" style:text-underline-style="solid" style:text-underline-width="auto" style:text-underline-mode="continuous"/>
    </style:style>
    <style:style style:name="T3098" style:parent-style-name="Domyślnaczcionkaakapitu" style:family="text">
      <style:text-properties style:text-underline-type="single" style:text-underline-style="solid" style:text-underline-width="auto" style:text-underline-mode="continuous"/>
    </style:style>
    <style:style style:name="P3099" style:parent-style-name="Normalny" style:family="paragraph">
      <style:paragraph-properties fo:text-align="justify" fo:line-height="150%" fo:text-indent="0.2479in"/>
    </style:style>
    <style:style style:name="P3100" style:parent-style-name="Normalny" style:family="paragraph">
      <style:paragraph-properties fo:text-align="justify" fo:line-height="150%"/>
    </style:style>
    <style:style style:name="T3101" style:parent-style-name="Domyślnaczcionkaakapitu" style:family="text">
      <style:text-properties fo:background-color="#80FFFF" style:text-underline-type="single" style:text-underline-style="solid" style:text-underline-width="auto" style:text-underline-mode="continuous"/>
    </style:style>
    <style:style style:name="T3102" style:parent-style-name="Domyślnaczcionkaakapitu" style:family="text">
      <style:text-properties style:text-underline-type="single" style:text-underline-style="solid" style:text-underline-width="auto" style:text-underline-mode="continuous"/>
    </style:style>
    <style:style style:name="T3103" style:parent-style-name="Domyślnaczcionkaakapitu" style:family="text">
      <style:text-properties fo:background-color="#80FFFF" style:text-underline-type="single" style:text-underline-style="solid" style:text-underline-width="auto" style:text-underline-mode="continuous"/>
    </style:style>
    <style:style style:name="T3104" style:parent-style-name="Domyślnaczcionkaakapitu" style:family="text">
      <style:text-properties style:text-underline-type="single" style:text-underline-style="solid" style:text-underline-width="auto" style:text-underline-mode="continuous"/>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P3107" style:parent-style-name="Normalny" style:family="paragraph">
      <style:paragraph-properties fo:text-align="justify" fo:line-height="150%"/>
    </style:style>
    <style:style style:name="T3108" style:parent-style-name="Domyślnaczcionkaakapitu" style:family="text">
      <style:text-properties fo:background-color="#80FFFF" style:text-underline-type="single" style:text-underline-style="solid" style:text-underline-width="auto" style:text-underline-mode="continuous"/>
    </style:style>
    <style:style style:name="T3109" style:parent-style-name="Domyślnaczcionkaakapitu" style:family="text">
      <style:text-properties style:text-underline-type="single" style:text-underline-style="solid" style:text-underline-width="auto" style:text-underline-mode="continuous"/>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style:text-underline-type="single" style:text-underline-style="solid" style:text-underline-width="auto" style:text-underline-mode="continuous"/>
    </style:style>
    <style:style style:name="T3112" style:parent-style-name="Domyślnaczcionkaakapitu" style:family="text">
      <style:text-properties fo:background-color="#80FFFF" style:text-underline-type="single" style:text-underline-style="solid" style:text-underline-width="auto" style:text-underline-mode="continuous"/>
    </style:style>
    <style:style style:name="T3113" style:parent-style-name="Domyślnaczcionkaakapitu" style:family="text">
      <style:text-properties style:text-underline-type="single" style:text-underline-style="solid" style:text-underline-width="auto" style:text-underline-mode="continuous"/>
    </style:style>
    <style:style style:name="T3114" style:parent-style-name="Domyślnaczcionkaakapitu" style:family="text">
      <style:text-properties fo:background-color="#80FFFF" style:text-underline-type="single" style:text-underline-style="solid" style:text-underline-width="auto" style:text-underline-mode="continuous"/>
    </style:style>
    <style:style style:name="T3115" style:parent-style-name="Domyślnaczcionkaakapitu" style:family="text">
      <style:text-properties style:text-underline-type="single" style:text-underline-style="solid" style:text-underline-width="auto" style:text-underline-mode="continuous"/>
    </style:style>
    <style:style style:name="P3116" style:parent-style-name="Normalny" style:family="paragraph">
      <style:paragraph-properties fo:text-align="justify" fo:line-height="150%" fo:text-indent="0.2479in"/>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style:style>
    <style:style style:name="T3120" style:parent-style-name="Domyślnaczcionkaakapitu" style:family="text">
      <style:text-properties style:text-underline-type="single" style:text-underline-style="solid" style:text-underline-width="auto" style:text-underline-mode="continuous"/>
    </style:style>
    <style:style style:name="P3121" style:parent-style-name="Normalny" style:family="paragraph">
      <style:paragraph-properties fo:text-align="justify" fo:line-height="150%" fo:text-indent="0.2479in"/>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style:style>
    <style:style style:name="T3132" style:parent-style-name="Domyślnaczcionkaakapitu" style:family="text">
      <style:text-properties fo:background-color="#80FFFF" style:text-underline-type="single" style:text-underline-style="solid" style:text-underline-width="auto" style:text-underline-mode="continuous"/>
    </style:style>
    <style:style style:name="T3133" style:parent-style-name="Domyślnaczcionkaakapitu" style:family="text">
      <style:text-properties style:text-underline-type="single" style:text-underline-style="solid" style:text-underline-width="auto" style:text-underline-mode="continuous"/>
    </style:style>
    <style:style style:name="T3134" style:parent-style-name="Domyślnaczcionkaakapitu" style:family="text">
      <style:text-properties fo:background-color="#80FFFF" style:text-underline-type="single" style:text-underline-style="solid" style:text-underline-width="auto" style:text-underline-mode="continuous"/>
    </style:style>
    <style:style style:name="T3135" style:parent-style-name="Domyślnaczcionkaakapitu" style:family="text">
      <style:text-properties style:text-underline-type="single" style:text-underline-style="solid" style:text-underline-width="auto" style:text-underline-mode="continuous"/>
    </style:style>
    <style:style style:name="T3136" style:parent-style-name="Domyślnaczcionkaakapitu" style:family="text">
      <style:text-properties fo:background-color="#80FFFF" style:text-underline-type="single" style:text-underline-style="solid" style:text-underline-width="auto" style:text-underline-mode="continuous"/>
    </style:style>
    <style:style style:name="T3137" style:parent-style-name="Domyślnaczcionkaakapitu" style:family="text">
      <style:text-properties style:text-underline-type="single" style:text-underline-style="solid" style:text-underline-width="auto" style:text-underline-mode="continuous"/>
    </style:style>
    <style:style style:name="T3138" style:parent-style-name="Domyślnaczcionkaakapitu" style:family="text">
      <style:text-properties fo:background-color="#80FFFF" style:text-underline-type="single" style:text-underline-style="solid" style:text-underline-width="auto" style:text-underline-mode="continuous"/>
    </style:style>
    <style:style style:name="T3139" style:parent-style-name="Domyślnaczcionkaakapitu" style:family="text">
      <style:text-properties style:text-underline-type="single" style:text-underline-style="solid" style:text-underline-width="auto" style:text-underline-mode="continuous"/>
    </style:style>
    <style:style style:name="P3140" style:parent-style-name="Normalny" style:family="paragraph">
      <style:paragraph-properties fo:text-align="justify" fo:line-height="150%" fo:text-indent="0.2479in"/>
    </style:style>
    <style:style style:name="P3141" style:parent-style-name="Normalny" style:family="paragraph">
      <style:paragraph-properties fo:text-align="justify" fo:line-height="150%"/>
    </style:style>
    <style:style style:name="T3142" style:parent-style-name="Domyślnaczcionkaakapitu" style:family="text">
      <style:text-properties style:text-underline-type="single" style:text-underline-style="solid" style:text-underline-width="auto" style:text-underline-mode="continuous"/>
    </style:style>
    <style:style style:name="P3143" style:parent-style-name="Normalny" style:family="paragraph">
      <style:paragraph-properties fo:text-align="justify" fo:line-height="150%" fo:text-indent="0.2479in"/>
    </style:style>
    <style:style style:name="T3144" style:parent-style-name="Domyślnaczcionkaakapitu" style:family="text">
      <style:text-properties fo:background-color="#80FFFF"/>
    </style:style>
    <style:style style:name="P3145" style:parent-style-name="Normalny" style:family="paragraph">
      <style:paragraph-properties fo:text-align="justify" fo:line-height="150%"/>
    </style:style>
    <style:style style:name="T3146" style:parent-style-name="Domyślnaczcionkaakapitu" style:family="text">
      <style:text-properties fo:background-color="#80FFFF" style:text-underline-type="single" style:text-underline-style="solid" style:text-underline-width="auto" style:text-underline-mode="continuous"/>
    </style:style>
    <style:style style:name="T3147" style:parent-style-name="Domyślnaczcionkaakapitu" style:family="text">
      <style:text-properties style:text-underline-type="single" style:text-underline-style="solid" style:text-underline-width="auto" style:text-underline-mode="continuous"/>
    </style:style>
    <style:style style:name="T3148" style:parent-style-name="Domyślnaczcionkaakapitu" style:family="text">
      <style:text-properties fo:background-color="#80FFFF" style:text-underline-type="single" style:text-underline-style="solid" style:text-underline-width="auto" style:text-underline-mode="continuous"/>
    </style:style>
    <style:style style:name="T3149" style:parent-style-name="Domyślnaczcionkaakapitu" style:family="text">
      <style:text-properties style:text-underline-type="single" style:text-underline-style="solid" style:text-underline-width="auto" style:text-underline-mode="continuous"/>
    </style:style>
    <style:style style:name="T3150" style:parent-style-name="Domyślnaczcionkaakapitu" style:family="text">
      <style:text-properties fo:background-color="#80FFFF" style:text-underline-type="single" style:text-underline-style="solid" style:text-underline-width="auto" style:text-underline-mode="continuous"/>
    </style:style>
    <style:style style:name="T3151" style:parent-style-name="Domyślnaczcionkaakapitu" style:family="text">
      <style:text-properties style:text-underline-type="single" style:text-underline-style="solid" style:text-underline-width="auto" style:text-underline-mode="continuous"/>
    </style:style>
    <style:style style:name="T3152" style:parent-style-name="Domyślnaczcionkaakapitu" style:family="text">
      <style:text-properties fo:background-color="#80FFFF" style:text-underline-type="single" style:text-underline-style="solid" style:text-underline-width="auto" style:text-underline-mode="continuous"/>
    </style:style>
    <style:style style:name="T3153" style:parent-style-name="Domyślnaczcionkaakapitu" style:family="text">
      <style:text-properties style:text-underline-type="single" style:text-underline-style="solid" style:text-underline-width="auto" style:text-underline-mode="continuous"/>
    </style:style>
    <style:style style:name="P3154" style:parent-style-name="Normalny" style:family="paragraph">
      <style:paragraph-properties fo:text-align="justify" fo:line-height="150%" fo:text-indent="0.2479in"/>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style:style>
    <style:style style:name="T3157" style:parent-style-name="Domyślnaczcionkaakapitu" style:family="text">
      <style:text-properties style:text-underline-type="single" style:text-underline-style="solid" style:text-underline-width="auto" style:text-underline-mode="continuous"/>
    </style:style>
    <style:style style:name="P3158" style:parent-style-name="Normalny" style:family="paragraph">
      <style:paragraph-properties fo:text-align="justify" fo:line-height="150%" fo:text-indent="0.2479in"/>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P3162" style:parent-style-name="Normalny" style:family="paragraph">
      <style:paragraph-properties fo:text-align="justify" fo:line-height="150%"/>
    </style:style>
    <style:style style:name="T3163" style:parent-style-name="Domyślnaczcionkaakapitu" style:family="text">
      <style:text-properties fo:background-color="#80FFFF" style:text-underline-type="single" style:text-underline-style="solid" style:text-underline-width="auto" style:text-underline-mode="continuous"/>
    </style:style>
    <style:style style:name="T3164" style:parent-style-name="Domyślnaczcionkaakapitu" style:family="text">
      <style:text-properties style:text-underline-type="single" style:text-underline-style="solid" style:text-underline-width="auto" style:text-underline-mode="continuous"/>
    </style:style>
    <style:style style:name="T3165" style:parent-style-name="Domyślnaczcionkaakapitu" style:family="text">
      <style:text-properties fo:background-color="#80FFFF" style:text-underline-type="single" style:text-underline-style="solid" style:text-underline-width="auto" style:text-underline-mode="continuous"/>
    </style:style>
    <style:style style:name="T3166" style:parent-style-name="Domyślnaczcionkaakapitu" style:family="text">
      <style:text-properties style:text-underline-type="single" style:text-underline-style="solid" style:text-underline-width="auto" style:text-underline-mode="continuous"/>
    </style:style>
    <style:style style:name="T3167" style:parent-style-name="Domyślnaczcionkaakapitu" style:family="text">
      <style:text-properties fo:background-color="#80FFFF" style:text-underline-type="single" style:text-underline-style="solid" style:text-underline-width="auto" style:text-underline-mode="continuous"/>
    </style:style>
    <style:style style:name="T3168" style:parent-style-name="Domyślnaczcionkaakapitu" style:family="text">
      <style:text-properties style:text-underline-type="single" style:text-underline-style="solid" style:text-underline-width="auto" style:text-underline-mode="continuous"/>
    </style:style>
    <style:style style:name="T3169" style:parent-style-name="Domyślnaczcionkaakapitu" style:family="text">
      <style:text-properties fo:background-color="#80FFFF" style:text-underline-type="single" style:text-underline-style="solid" style:text-underline-width="auto" style:text-underline-mode="continuous"/>
    </style:style>
    <style:style style:name="T3170" style:parent-style-name="Domyślnaczcionkaakapitu" style:family="text">
      <style:text-properties style:text-underline-type="single" style:text-underline-style="solid" style:text-underline-width="auto" style:text-underline-mode="continuous"/>
    </style:style>
    <style:style style:name="P3171" style:parent-style-name="Normalny" style:family="paragraph">
      <style:paragraph-properties fo:text-align="justify" fo:line-height="150%" fo:text-indent="0.2479in"/>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style:style>
    <style:style style:name="T3175" style:parent-style-name="Domyślnaczcionkaakapitu" style:family="text">
      <style:text-properties style:text-underline-type="single" style:text-underline-style="solid" style:text-underline-width="auto" style:text-underline-mode="continuous"/>
    </style:style>
    <style:style style:name="P3176" style:parent-style-name="Normalny" style:family="paragraph">
      <style:paragraph-properties fo:text-align="justify" fo:line-height="150%" fo:text-indent="0.2479in"/>
    </style:style>
    <style:style style:name="T3177" style:parent-style-name="Domyślnaczcionkaakapitu" style:family="text">
      <style:text-properties fo:background-color="#80FFFF"/>
    </style:style>
    <style:style style:name="P3178" style:parent-style-name="Normalny" style:family="paragraph">
      <style:paragraph-properties fo:text-align="justify" fo:line-height="150%"/>
    </style:style>
    <style:style style:name="T3179" style:parent-style-name="Domyślnaczcionkaakapitu" style:family="text">
      <style:text-properties fo:background-color="#80FFFF" style:text-underline-type="single" style:text-underline-style="solid" style:text-underline-width="auto" style:text-underline-mode="continuous"/>
    </style:style>
    <style:style style:name="T3180" style:parent-style-name="Domyślnaczcionkaakapitu" style:family="text">
      <style:text-properties style:text-underline-type="single" style:text-underline-style="solid" style:text-underline-width="auto" style:text-underline-mode="continuous"/>
    </style:style>
    <style:style style:name="T3181" style:parent-style-name="Domyślnaczcionkaakapitu" style:family="text">
      <style:text-properties fo:background-color="#80FFFF" style:text-underline-type="single" style:text-underline-style="solid" style:text-underline-width="auto" style:text-underline-mode="continuous"/>
    </style:style>
    <style:style style:name="T3182" style:parent-style-name="Domyślnaczcionkaakapitu" style:family="text">
      <style:text-properties style:text-underline-type="single" style:text-underline-style="solid" style:text-underline-width="auto" style:text-underline-mode="continuous"/>
    </style:style>
    <style:style style:name="T3183" style:parent-style-name="Domyślnaczcionkaakapitu" style:family="text">
      <style:text-properties fo:background-color="#80FFFF" style:text-underline-type="single" style:text-underline-style="solid" style:text-underline-width="auto" style:text-underline-mode="continuous"/>
    </style:style>
    <style:style style:name="T3184" style:parent-style-name="Domyślnaczcionkaakapitu" style:family="text">
      <style:text-properties style:text-underline-type="single" style:text-underline-style="solid" style:text-underline-width="auto" style:text-underline-mode="continuous"/>
    </style:style>
    <style:style style:name="T3185" style:parent-style-name="Domyślnaczcionkaakapitu" style:family="text">
      <style:text-properties fo:background-color="#80FFFF" style:text-underline-type="single" style:text-underline-style="solid" style:text-underline-width="auto" style:text-underline-mode="continuous"/>
    </style:style>
    <style:style style:name="T3186" style:parent-style-name="Domyślnaczcionkaakapitu" style:family="text">
      <style:text-properties style:text-underline-type="single" style:text-underline-style="solid" style:text-underline-width="auto" style:text-underline-mode="continuous"/>
    </style:style>
    <style:style style:name="P3187" style:parent-style-name="Normalny" style:family="paragraph">
      <style:paragraph-properties fo:text-align="justify" fo:line-height="150%" fo:text-indent="0.2479in"/>
    </style:style>
    <style:style style:name="P3188" style:parent-style-name="Normalny" style:family="paragraph">
      <style:paragraph-properties fo:text-align="justify" fo:line-height="150%"/>
    </style:style>
    <style:style style:name="T3189" style:parent-style-name="Domyślnaczcionkaakapitu" style:family="text">
      <style:text-properties style:text-underline-type="single" style:text-underline-style="solid" style:text-underline-width="auto" style:text-underline-mode="continuous"/>
    </style:style>
    <style:style style:name="T3190" style:parent-style-name="Domyślnaczcionkaakapitu" style:family="text">
      <style:text-properties fo:background-color="#80FFFF" style:text-underline-type="single" style:text-underline-style="solid" style:text-underline-width="auto" style:text-underline-mode="continuous"/>
    </style:style>
    <style:style style:name="T3191" style:parent-style-name="Domyślnaczcionkaakapitu" style:family="text">
      <style:text-properties style:text-underline-type="single" style:text-underline-style="solid" style:text-underline-width="auto" style:text-underline-mode="continuous"/>
    </style:style>
    <style:style style:name="T3192" style:parent-style-name="Domyślnaczcionkaakapitu" style:family="text">
      <style:text-properties fo:background-color="#80FFFF" style:text-underline-type="single" style:text-underline-style="solid" style:text-underline-width="auto" style:text-underline-mode="continuous"/>
    </style:style>
    <style:style style:name="T3193" style:parent-style-name="Domyślnaczcionkaakapitu" style:family="text">
      <style:text-properties style:text-underline-type="single" style:text-underline-style="solid" style:text-underline-width="auto" style:text-underline-mode="continuous"/>
    </style:style>
    <style:style style:name="T3194" style:parent-style-name="Domyślnaczcionkaakapitu" style:family="text">
      <style:text-properties fo:background-color="#80FFFF" style:text-underline-type="single" style:text-underline-style="solid" style:text-underline-width="auto" style:text-underline-mode="continuous"/>
    </style:style>
    <style:style style:name="T3195" style:parent-style-name="Domyślnaczcionkaakapitu" style:family="text">
      <style:text-properties style:text-underline-type="single" style:text-underline-style="solid" style:text-underline-width="auto" style:text-underline-mode="continuous"/>
    </style:style>
    <style:style style:name="P3196" style:parent-style-name="Normalny" style:family="paragraph">
      <style:paragraph-properties fo:text-align="justify" fo:line-height="150%" fo:text-indent="0.2479in"/>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P3208" style:parent-style-name="Normalny" style:family="paragraph">
      <style:paragraph-properties fo:text-align="justify" fo:line-height="150%"/>
    </style:style>
    <style:style style:name="T3209" style:parent-style-name="Domyślnaczcionkaakapitu" style:family="text">
      <style:text-properties fo:background-color="#80FFFF" style:text-underline-type="single" style:text-underline-style="solid" style:text-underline-width="auto" style:text-underline-mode="continuous"/>
    </style:style>
    <style:style style:name="T3210" style:parent-style-name="Domyślnaczcionkaakapitu" style:family="text">
      <style:text-properties style:text-underline-type="single" style:text-underline-style="solid" style:text-underline-width="auto" style:text-underline-mode="continuous"/>
    </style:style>
    <style:style style:name="T3211" style:parent-style-name="Domyślnaczcionkaakapitu" style:family="text">
      <style:text-properties fo:background-color="#80FFFF" style:text-underline-type="single" style:text-underline-style="solid" style:text-underline-width="auto" style:text-underline-mode="continuous"/>
    </style:style>
    <style:style style:name="T3212" style:parent-style-name="Domyślnaczcionkaakapitu" style:family="text">
      <style:text-properties style:text-underline-type="single" style:text-underline-style="solid" style:text-underline-width="auto" style:text-underline-mode="continuous"/>
    </style:style>
    <style:style style:name="T3213" style:parent-style-name="Domyślnaczcionkaakapitu" style:family="text">
      <style:text-properties fo:background-color="#80FFFF" style:text-underline-type="single" style:text-underline-style="solid" style:text-underline-width="auto" style:text-underline-mode="continuous"/>
    </style:style>
    <style:style style:name="T3214" style:parent-style-name="Domyślnaczcionkaakapitu" style:family="text">
      <style:text-properties style:text-underline-type="single" style:text-underline-style="solid" style:text-underline-width="auto" style:text-underline-mode="continuous"/>
    </style:style>
    <style:style style:name="T3215" style:parent-style-name="Domyślnaczcionkaakapitu" style:family="text">
      <style:text-properties fo:background-color="#80FFFF" style:text-underline-type="single" style:text-underline-style="solid" style:text-underline-width="auto" style:text-underline-mode="continuous"/>
    </style:style>
    <style:style style:name="T3216" style:parent-style-name="Domyślnaczcionkaakapitu" style:family="text">
      <style:text-properties style:text-underline-type="single" style:text-underline-style="solid" style:text-underline-width="auto" style:text-underline-mode="continuous"/>
    </style:style>
    <style:style style:name="P3217" style:parent-style-name="Normalny" style:family="paragraph">
      <style:paragraph-properties fo:text-align="justify" fo:line-height="150%" fo:text-indent="0.2479in"/>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style:style>
    <style:style style:name="T3226" style:parent-style-name="Domyślnaczcionkaakapitu" style:family="text">
      <style:text-properties style:text-underline-type="single" style:text-underline-style="solid" style:text-underline-width="auto" style:text-underline-mode="continuous"/>
    </style:style>
    <style:style style:name="P3227" style:parent-style-name="Normalny" style:family="paragraph">
      <style:paragraph-properties fo:text-align="justify" fo:line-height="150%" fo:text-indent="0.2479in"/>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style:style>
    <style:style style:name="T3234" style:parent-style-name="Domyślnaczcionkaakapitu" style:family="text">
      <style:text-properties fo:background-color="#80FFFF" style:text-underline-type="single" style:text-underline-style="solid" style:text-underline-width="auto" style:text-underline-mode="continuous"/>
    </style:style>
    <style:style style:name="T3235" style:parent-style-name="Domyślnaczcionkaakapitu" style:family="text">
      <style:text-properties style:text-underline-type="single" style:text-underline-style="solid" style:text-underline-width="auto" style:text-underline-mode="continuous"/>
    </style:style>
    <style:style style:name="T3236" style:parent-style-name="Domyślnaczcionkaakapitu" style:family="text">
      <style:text-properties fo:background-color="#80FFFF" style:text-underline-type="single" style:text-underline-style="solid" style:text-underline-width="auto" style:text-underline-mode="continuous"/>
    </style:style>
    <style:style style:name="T3237" style:parent-style-name="Domyślnaczcionkaakapitu" style:family="text">
      <style:text-properties style:text-underline-type="single" style:text-underline-style="solid" style:text-underline-width="auto" style:text-underline-mode="continuous"/>
    </style:style>
    <style:style style:name="T3238" style:parent-style-name="Domyślnaczcionkaakapitu" style:family="text">
      <style:text-properties fo:background-color="#80FFFF" style:text-underline-type="single" style:text-underline-style="solid" style:text-underline-width="auto" style:text-underline-mode="continuous"/>
    </style:style>
    <style:style style:name="T3239" style:parent-style-name="Domyślnaczcionkaakapitu" style:family="text">
      <style:text-properties style:text-underline-type="single" style:text-underline-style="solid" style:text-underline-width="auto" style:text-underline-mode="continuous"/>
    </style:style>
    <style:style style:name="T3240" style:parent-style-name="Domyślnaczcionkaakapitu" style:family="text">
      <style:text-properties fo:background-color="#80FFFF" style:text-underline-type="single" style:text-underline-style="solid" style:text-underline-width="auto" style:text-underline-mode="continuous"/>
    </style:style>
    <style:style style:name="T3241" style:parent-style-name="Domyślnaczcionkaakapitu" style:family="text">
      <style:text-properties style:text-underline-type="single" style:text-underline-style="solid" style:text-underline-width="auto" style:text-underline-mode="continuous"/>
    </style:style>
    <style:style style:name="P3242" style:parent-style-name="Normalny" style:family="paragraph">
      <style:paragraph-properties fo:text-align="justify" fo:line-height="150%" fo:text-indent="0.2479in"/>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P3248" style:parent-style-name="Normalny" style:family="paragraph">
      <style:paragraph-properties fo:text-align="justify" fo:line-height="150%" fo:text-indent="0.2479in"/>
    </style:style>
    <style:style style:name="P3249" style:parent-style-name="Normalny" style:family="paragraph">
      <style:paragraph-properties fo:text-align="justify" fo:line-height="150%"/>
    </style:style>
    <style:style style:name="T3250" style:parent-style-name="Domyślnaczcionkaakapitu" style:family="text">
      <style:text-properties style:text-underline-type="single" style:text-underline-style="solid" style:text-underline-width="auto" style:text-underline-mode="continuous"/>
    </style:style>
    <style:style style:name="T3251" style:parent-style-name="Domyślnaczcionkaakapitu" style:family="text">
      <style:text-properties fo:background-color="#80FFFF" style:text-underline-type="single" style:text-underline-style="solid" style:text-underline-width="auto" style:text-underline-mode="continuous"/>
    </style:style>
    <style:style style:name="T3252" style:parent-style-name="Domyślnaczcionkaakapitu" style:family="text">
      <style:text-properties style:text-underline-type="single" style:text-underline-style="solid" style:text-underline-width="auto" style:text-underline-mode="continuous"/>
    </style:style>
    <style:style style:name="T3253" style:parent-style-name="Domyślnaczcionkaakapitu" style:family="text">
      <style:text-properties fo:background-color="#80FFFF" style:text-underline-type="single" style:text-underline-style="solid" style:text-underline-width="auto" style:text-underline-mode="continuous"/>
    </style:style>
    <style:style style:name="P3254" style:parent-style-name="Normalny" style:family="paragraph">
      <style:paragraph-properties fo:text-align="justify" fo:line-height="150%" fo:text-indent="0.2479in"/>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P3266" style:parent-style-name="Normalny" style:family="paragraph">
      <style:paragraph-properties fo:text-align="justify" fo:line-height="150%" fo:text-indent="0.2479in"/>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P3271" style:parent-style-name="Normalny" style:family="paragraph">
      <style:paragraph-properties fo:text-align="justify" fo:line-height="150%"/>
    </style:style>
    <style:style style:name="T3272" style:parent-style-name="Domyślnaczcionkaakapitu" style:family="text">
      <style:text-properties fo:background-color="#80FFFF" style:text-underline-type="single" style:text-underline-style="solid" style:text-underline-width="auto" style:text-underline-mode="continuous"/>
    </style:style>
    <style:style style:name="T3273" style:parent-style-name="Domyślnaczcionkaakapitu" style:family="text">
      <style:text-properties style:text-underline-type="single" style:text-underline-style="solid" style:text-underline-width="auto" style:text-underline-mode="continuous"/>
    </style:style>
    <style:style style:name="T3274" style:parent-style-name="Domyślnaczcionkaakapitu" style:family="text">
      <style:text-properties fo:background-color="#80FFFF" style:text-underline-type="single" style:text-underline-style="solid" style:text-underline-width="auto" style:text-underline-mode="continuous"/>
    </style:style>
    <style:style style:name="T3275" style:parent-style-name="Domyślnaczcionkaakapitu" style:family="text">
      <style:text-properties style:text-underline-type="single" style:text-underline-style="solid" style:text-underline-width="auto" style:text-underline-mode="continuous"/>
    </style:style>
    <style:style style:name="T3276" style:parent-style-name="Domyślnaczcionkaakapitu" style:family="text">
      <style:text-properties fo:background-color="#80FFFF" style:text-underline-type="single" style:text-underline-style="solid" style:text-underline-width="auto" style:text-underline-mode="continuous"/>
    </style:style>
    <style:style style:name="T3277" style:parent-style-name="Domyślnaczcionkaakapitu" style:family="text">
      <style:text-properties style:text-underline-type="single" style:text-underline-style="solid" style:text-underline-width="auto" style:text-underline-mode="continuous"/>
    </style:style>
    <style:style style:name="T3278" style:parent-style-name="Domyślnaczcionkaakapitu" style:family="text">
      <style:text-properties fo:background-color="#80FFFF" style:text-underline-type="single" style:text-underline-style="solid" style:text-underline-width="auto" style:text-underline-mode="continuous"/>
    </style:style>
    <style:style style:name="T3279" style:parent-style-name="Domyślnaczcionkaakapitu" style:family="text">
      <style:text-properties style:text-underline-type="single" style:text-underline-style="solid" style:text-underline-width="auto" style:text-underline-mode="continuous"/>
    </style:style>
    <style:style style:name="P3280" style:parent-style-name="Normalny" style:family="paragraph">
      <style:paragraph-properties fo:text-align="justify" fo:line-height="150%" fo:text-indent="0.2479in"/>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style:style>
    <style:style style:name="T3283" style:parent-style-name="Domyślnaczcionkaakapitu" style:family="text">
      <style:text-properties style:text-underline-type="single" style:text-underline-style="solid" style:text-underline-width="auto" style:text-underline-mode="continuous"/>
    </style:style>
    <style:style style:name="T3284" style:parent-style-name="Domyślnaczcionkaakapitu" style:family="text">
      <style:text-properties fo:background-color="#80FFFF" style:text-underline-type="single" style:text-underline-style="solid" style:text-underline-width="auto" style:text-underline-mode="continuous"/>
    </style:style>
    <style:style style:name="T3285" style:parent-style-name="Domyślnaczcionkaakapitu" style:family="text">
      <style:text-properties style:text-underline-type="single" style:text-underline-style="solid" style:text-underline-width="auto" style:text-underline-mode="continuous"/>
    </style:style>
    <style:style style:name="T3286" style:parent-style-name="Domyślnaczcionkaakapitu" style:family="text">
      <style:text-properties fo:background-color="#80FFFF" style:text-underline-type="single" style:text-underline-style="solid" style:text-underline-width="auto" style:text-underline-mode="continuous"/>
    </style:style>
    <style:style style:name="T3287" style:parent-style-name="Domyślnaczcionkaakapitu" style:family="text">
      <style:text-properties style:text-underline-type="single" style:text-underline-style="solid" style:text-underline-width="auto" style:text-underline-mode="continuous"/>
    </style:style>
    <style:style style:name="T3288" style:parent-style-name="Domyślnaczcionkaakapitu" style:family="text">
      <style:text-properties fo:background-color="#80FFFF" style:text-underline-type="single" style:text-underline-style="solid" style:text-underline-width="auto" style:text-underline-mode="continuous"/>
    </style:style>
    <style:style style:name="T3289" style:parent-style-name="Domyślnaczcionkaakapitu" style:family="text">
      <style:text-properties style:text-underline-type="single" style:text-underline-style="solid" style:text-underline-width="auto" style:text-underline-mode="continuous"/>
    </style:style>
    <style:style style:name="P3290" style:parent-style-name="Normalny" style:family="paragraph">
      <style:paragraph-properties fo:text-align="justify" fo:line-height="150%" fo:text-indent="0.2479in"/>
    </style:style>
    <style:style style:name="P3291" style:parent-style-name="Normalny" style:family="paragraph">
      <style:paragraph-properties fo:text-align="justify" fo:line-height="150%"/>
    </style:style>
    <style:style style:name="T3292" style:parent-style-name="Domyślnaczcionkaakapitu" style:family="text">
      <style:text-properties fo:background-color="#80FFFF" style:text-underline-type="single" style:text-underline-style="solid" style:text-underline-width="auto" style:text-underline-mode="continuous"/>
    </style:style>
    <style:style style:name="T3293" style:parent-style-name="Domyślnaczcionkaakapitu" style:family="text">
      <style:text-properties style:text-underline-type="single" style:text-underline-style="solid" style:text-underline-width="auto" style:text-underline-mode="continuous"/>
    </style:style>
    <style:style style:name="T3294" style:parent-style-name="Domyślnaczcionkaakapitu" style:family="text">
      <style:text-properties fo:background-color="#80FFFF" style:text-underline-type="single" style:text-underline-style="solid" style:text-underline-width="auto" style:text-underline-mode="continuous"/>
    </style:style>
    <style:style style:name="T3295" style:parent-style-name="Domyślnaczcionkaakapitu" style:family="text">
      <style:text-properties style:text-underline-type="single" style:text-underline-style="solid" style:text-underline-width="auto" style:text-underline-mode="continuous"/>
    </style:style>
    <style:style style:name="T3296" style:parent-style-name="Domyślnaczcionkaakapitu" style:family="text">
      <style:text-properties fo:background-color="#80FFFF" style:text-underline-type="single" style:text-underline-style="solid" style:text-underline-width="auto" style:text-underline-mode="continuous"/>
    </style:style>
    <style:style style:name="T3297" style:parent-style-name="Domyślnaczcionkaakapitu" style:family="text">
      <style:text-properties style:text-underline-type="single" style:text-underline-style="solid" style:text-underline-width="auto" style:text-underline-mode="continuous"/>
    </style:style>
    <style:style style:name="T3298" style:parent-style-name="Domyślnaczcionkaakapitu" style:family="text">
      <style:text-properties fo:background-color="#80FFFF" style:text-underline-type="single" style:text-underline-style="solid" style:text-underline-width="auto" style:text-underline-mode="continuous"/>
    </style:style>
    <style:style style:name="T3299" style:parent-style-name="Domyślnaczcionkaakapitu" style:family="text">
      <style:text-properties style:text-underline-type="single" style:text-underline-style="solid" style:text-underline-width="auto" style:text-underline-mode="continuous"/>
    </style:style>
    <style:style style:name="P3300" style:parent-style-name="Normalny" style:family="paragraph">
      <style:paragraph-properties fo:text-align="justify" fo:line-height="150%" fo:text-indent="0.2479in"/>
    </style:style>
    <style:style style:name="P3301" style:parent-style-name="Normalny" style:family="paragraph">
      <style:paragraph-properties fo:text-align="justify" fo:line-height="150%" fo:text-indent="0.2479in"/>
    </style:style>
    <style:style style:name="T3302" style:parent-style-name="Domyślnaczcionkaakapitu" style:family="text">
      <style:text-properties fo:background-color="#80FFFF"/>
    </style:style>
    <style:style style:name="P3303" style:parent-style-name="Normalny" style:family="paragraph">
      <style:paragraph-properties fo:text-align="justify" fo:line-height="150%"/>
    </style:style>
    <style:style style:name="T3304" style:parent-style-name="Domyślnaczcionkaakapitu" style:family="text">
      <style:text-properties fo:background-color="#80FFFF" style:text-underline-type="single" style:text-underline-style="solid" style:text-underline-width="auto" style:text-underline-mode="continuous"/>
    </style:style>
    <style:style style:name="T3305" style:parent-style-name="Domyślnaczcionkaakapitu" style:family="text">
      <style:text-properties style:text-underline-type="single" style:text-underline-style="solid" style:text-underline-width="auto" style:text-underline-mode="continuous"/>
    </style:style>
    <style:style style:name="T3306" style:parent-style-name="Domyślnaczcionkaakapitu" style:family="text">
      <style:text-properties fo:background-color="#80FFFF" style:text-underline-type="single" style:text-underline-style="solid" style:text-underline-width="auto" style:text-underline-mode="continuous"/>
    </style:style>
    <style:style style:name="T3307" style:parent-style-name="Domyślnaczcionkaakapitu" style:family="text">
      <style:text-properties style:text-underline-type="single" style:text-underline-style="solid" style:text-underline-width="auto" style:text-underline-mode="continuous"/>
    </style:style>
    <style:style style:name="T3308" style:parent-style-name="Domyślnaczcionkaakapitu" style:family="text">
      <style:text-properties fo:background-color="#80FFFF" style:text-underline-type="single" style:text-underline-style="solid" style:text-underline-width="auto" style:text-underline-mode="continuous"/>
    </style:style>
    <style:style style:name="T3309" style:parent-style-name="Domyślnaczcionkaakapitu" style:family="text">
      <style:text-properties style:text-underline-type="single" style:text-underline-style="solid" style:text-underline-width="auto" style:text-underline-mode="continuous"/>
    </style:style>
    <style:style style:name="T3310" style:parent-style-name="Domyślnaczcionkaakapitu" style:family="text">
      <style:text-properties fo:background-color="#80FFFF" style:text-underline-type="single" style:text-underline-style="solid" style:text-underline-width="auto" style:text-underline-mode="continuous"/>
    </style:style>
    <style:style style:name="P3311" style:parent-style-name="Normalny" style:family="paragraph">
      <style:paragraph-properties fo:text-align="justify" fo:line-height="150%" fo:text-indent="0.2479in"/>
    </style:style>
    <style:style style:name="T3312" style:parent-style-name="Domyślnaczcionkaakapitu" style:family="text">
      <style:text-properties fo:background-color="#80FFFF"/>
    </style:style>
    <style:style style:name="P3313" style:parent-style-name="Normalny" style:family="paragraph">
      <style:paragraph-properties fo:text-align="justify" fo:line-height="150%" fo:text-indent="0.2479in"/>
    </style:style>
    <style:style style:name="P3314" style:parent-style-name="Normalny" style:family="paragraph">
      <style:paragraph-properties fo:text-align="justify" fo:line-height="150%"/>
    </style:style>
    <style:style style:name="T3315" style:parent-style-name="Domyślnaczcionkaakapitu" style:family="text">
      <style:text-properties fo:background-color="#80FFFF" style:text-underline-type="single" style:text-underline-style="solid" style:text-underline-width="auto" style:text-underline-mode="continuous"/>
    </style:style>
    <style:style style:name="T3316" style:parent-style-name="Domyślnaczcionkaakapitu" style:family="text">
      <style:text-properties style:text-underline-type="single" style:text-underline-style="solid" style:text-underline-width="auto" style:text-underline-mode="continuous"/>
    </style:style>
    <style:style style:name="T3317" style:parent-style-name="Domyślnaczcionkaakapitu" style:family="text">
      <style:text-properties fo:background-color="#80FFFF" style:text-underline-type="single" style:text-underline-style="solid" style:text-underline-width="auto" style:text-underline-mode="continuous"/>
    </style:style>
    <style:style style:name="T3318" style:parent-style-name="Domyślnaczcionkaakapitu" style:family="text">
      <style:text-properties style:text-underline-type="single" style:text-underline-style="solid" style:text-underline-width="auto" style:text-underline-mode="continuous"/>
    </style:style>
    <style:style style:name="T3319" style:parent-style-name="Domyślnaczcionkaakapitu" style:family="text">
      <style:text-properties fo:background-color="#80FFFF" style:text-underline-type="single" style:text-underline-style="solid" style:text-underline-width="auto" style:text-underline-mode="continuous"/>
    </style:style>
    <style:style style:name="T3320" style:parent-style-name="Domyślnaczcionkaakapitu" style:family="text">
      <style:text-properties style:text-underline-type="single" style:text-underline-style="solid" style:text-underline-width="auto" style:text-underline-mode="continuous"/>
    </style:style>
    <style:style style:name="T3321" style:parent-style-name="Domyślnaczcionkaakapitu" style:family="text">
      <style:text-properties fo:background-color="#80FFFF" style:text-underline-type="single" style:text-underline-style="solid" style:text-underline-width="auto" style:text-underline-mode="continuous"/>
    </style:style>
    <style:style style:name="T3322" style:parent-style-name="Domyślnaczcionkaakapitu" style:family="text">
      <style:text-properties style:text-underline-type="single" style:text-underline-style="solid" style:text-underline-width="auto" style:text-underline-mode="continuous"/>
    </style:style>
    <style:style style:name="P3323" style:parent-style-name="Normalny" style:family="paragraph">
      <style:paragraph-properties fo:text-align="justify" fo:line-height="150%" fo:text-indent="0.2479in"/>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fo:text-indent="0.2479in"/>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P3328" style:parent-style-name="Normalny" style:family="paragraph">
      <style:paragraph-properties fo:text-align="justify" fo:line-height="150%"/>
    </style:style>
    <style:style style:name="T3329" style:parent-style-name="Domyślnaczcionkaakapitu" style:family="text">
      <style:text-properties style:text-underline-type="single" style:text-underline-style="solid" style:text-underline-width="auto" style:text-underline-mode="continuous"/>
    </style:style>
    <style:style style:name="T3330" style:parent-style-name="Domyślnaczcionkaakapitu" style:family="text">
      <style:text-properties fo:background-color="#80FFFF" style:text-underline-type="single" style:text-underline-style="solid" style:text-underline-width="auto" style:text-underline-mode="continuous"/>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fo:background-color="#80FFFF" style:text-underline-type="single" style:text-underline-style="solid" style:text-underline-width="auto" style:text-underline-mode="continuous"/>
    </style:style>
    <style:style style:name="T3333" style:parent-style-name="Domyślnaczcionkaakapitu" style:family="text">
      <style:text-properties style:text-underline-type="single" style:text-underline-style="solid" style:text-underline-width="auto" style:text-underline-mode="continuous"/>
    </style:style>
    <style:style style:name="T3334" style:parent-style-name="Domyślnaczcionkaakapitu" style:family="text">
      <style:text-properties fo:background-color="#80FFFF" style:text-underline-type="single" style:text-underline-style="solid" style:text-underline-width="auto" style:text-underline-mode="continuous"/>
    </style:style>
    <style:style style:name="T3335" style:parent-style-name="Domyślnaczcionkaakapitu" style:family="text">
      <style:text-properties style:text-underline-type="single" style:text-underline-style="solid" style:text-underline-width="auto" style:text-underline-mode="continuous"/>
    </style:style>
    <style:style style:name="P3336" style:parent-style-name="Normalny" style:family="paragraph">
      <style:paragraph-properties fo:text-align="justify" fo:line-height="150%" fo:text-indent="0.2479in"/>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P3342" style:parent-style-name="Normalny" style:family="paragraph">
      <style:paragraph-properties fo:text-align="justify" fo:line-height="150%"/>
    </style:style>
    <style:style style:name="T3343" style:parent-style-name="Domyślnaczcionkaakapitu" style:family="text">
      <style:text-properties fo:background-color="#80FFFF" style:text-underline-type="single" style:text-underline-style="solid" style:text-underline-width="auto" style:text-underline-mode="continuous"/>
    </style:style>
    <style:style style:name="T3344" style:parent-style-name="Domyślnaczcionkaakapitu" style:family="text">
      <style:text-properties style:text-underline-type="single" style:text-underline-style="solid" style:text-underline-width="auto" style:text-underline-mode="continuous"/>
    </style:style>
    <style:style style:name="T3345" style:parent-style-name="Domyślnaczcionkaakapitu" style:family="text">
      <style:text-properties fo:background-color="#80FFFF" style:text-underline-type="single" style:text-underline-style="solid" style:text-underline-width="auto" style:text-underline-mode="continuous"/>
    </style:style>
    <style:style style:name="T3346" style:parent-style-name="Domyślnaczcionkaakapitu" style:family="text">
      <style:text-properties style:text-underline-type="single" style:text-underline-style="solid" style:text-underline-width="auto" style:text-underline-mode="continuous"/>
    </style:style>
    <style:style style:name="P3347" style:parent-style-name="Normalny" style:family="paragraph">
      <style:paragraph-properties fo:text-align="justify" fo:line-height="150%" fo:text-indent="0.2479in"/>
    </style:style>
    <style:style style:name="P3348" style:parent-style-name="Normalny" style:family="paragraph">
      <style:paragraph-properties fo:text-align="justify" fo:line-height="150%"/>
    </style:style>
    <style:style style:name="T3349" style:parent-style-name="Domyślnaczcionkaakapitu" style:family="text">
      <style:text-properties fo:background-color="#80FFFF" style:text-underline-type="single" style:text-underline-style="solid" style:text-underline-width="auto" style:text-underline-mode="continuous"/>
    </style:style>
    <style:style style:name="T3350" style:parent-style-name="Domyślnaczcionkaakapitu" style:family="text">
      <style:text-properties style:text-underline-type="single" style:text-underline-style="solid" style:text-underline-width="auto" style:text-underline-mode="continuous"/>
    </style:style>
    <style:style style:name="T3351" style:parent-style-name="Domyślnaczcionkaakapitu" style:family="text">
      <style:text-properties fo:background-color="#80FFFF" style:text-underline-type="single" style:text-underline-style="solid" style:text-underline-width="auto" style:text-underline-mode="continuous"/>
    </style:style>
    <style:style style:name="T3352" style:parent-style-name="Domyślnaczcionkaakapitu" style:family="text">
      <style:text-properties style:text-underline-type="single" style:text-underline-style="solid" style:text-underline-width="auto" style:text-underline-mode="continuous"/>
    </style:style>
    <style:style style:name="T3353" style:parent-style-name="Domyślnaczcionkaakapitu" style:family="text">
      <style:text-properties fo:background-color="#80FFFF" style:text-underline-type="single" style:text-underline-style="solid" style:text-underline-width="auto" style:text-underline-mode="continuous"/>
    </style:style>
    <style:style style:name="T3354" style:parent-style-name="Domyślnaczcionkaakapitu" style:family="text">
      <style:text-properties style:text-underline-type="single" style:text-underline-style="solid" style:text-underline-width="auto" style:text-underline-mode="continuous"/>
    </style:style>
    <style:style style:name="T3355" style:parent-style-name="Domyślnaczcionkaakapitu" style:family="text">
      <style:text-properties fo:background-color="#80FFFF" style:text-underline-type="single" style:text-underline-style="solid" style:text-underline-width="auto" style:text-underline-mode="continuous"/>
    </style:style>
    <style:style style:name="T3356" style:parent-style-name="Domyślnaczcionkaakapitu" style:family="text">
      <style:text-properties style:text-underline-type="single" style:text-underline-style="solid" style:text-underline-width="auto" style:text-underline-mode="continuous"/>
    </style:style>
    <style:style style:name="P3357" style:parent-style-name="Normalny" style:family="paragraph">
      <style:paragraph-properties fo:text-align="justify" fo:line-height="150%" fo:text-indent="0.2479in"/>
    </style:style>
    <style:style style:name="T3358" style:parent-style-name="Domyślnaczcionkaakapitu" style:family="text">
      <style:text-properties fo:background-color="#80FFFF"/>
    </style:style>
    <style:style style:name="P3359" style:parent-style-name="Normalny" style:family="paragraph">
      <style:paragraph-properties fo:text-align="justify" fo:line-height="150%" fo:text-indent="0.2479in"/>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P3362" style:parent-style-name="Normalny" style:family="paragraph">
      <style:paragraph-properties fo:text-align="justify" fo:line-height="150%"/>
    </style:style>
    <style:style style:name="T3363" style:parent-style-name="Domyślnaczcionkaakapitu" style:family="text">
      <style:text-properties fo:background-color="#80FFFF" style:text-underline-type="single" style:text-underline-style="solid" style:text-underline-width="auto" style:text-underline-mode="continuous"/>
    </style:style>
    <style:style style:name="T3364" style:parent-style-name="Domyślnaczcionkaakapitu" style:family="text">
      <style:text-properties style:text-underline-type="single" style:text-underline-style="solid" style:text-underline-width="auto" style:text-underline-mode="continuous"/>
    </style:style>
    <style:style style:name="T3365" style:parent-style-name="Domyślnaczcionkaakapitu" style:family="text">
      <style:text-properties fo:background-color="#80FFFF" style:text-underline-type="single" style:text-underline-style="solid" style:text-underline-width="auto" style:text-underline-mode="continuous"/>
    </style:style>
    <style:style style:name="T3366" style:parent-style-name="Domyślnaczcionkaakapitu" style:family="text">
      <style:text-properties style:text-underline-type="single" style:text-underline-style="solid" style:text-underline-width="auto" style:text-underline-mode="continuous"/>
    </style:style>
    <style:style style:name="T3367" style:parent-style-name="Domyślnaczcionkaakapitu" style:family="text">
      <style:text-properties fo:background-color="#80FFFF" style:text-underline-type="single" style:text-underline-style="solid" style:text-underline-width="auto" style:text-underline-mode="continuous"/>
    </style:style>
    <style:style style:name="T3368" style:parent-style-name="Domyślnaczcionkaakapitu" style:family="text">
      <style:text-properties style:text-underline-type="single" style:text-underline-style="solid" style:text-underline-width="auto" style:text-underline-mode="continuous"/>
    </style:style>
    <style:style style:name="T3369" style:parent-style-name="Domyślnaczcionkaakapitu" style:family="text">
      <style:text-properties fo:background-color="#80FFFF" style:text-underline-type="single" style:text-underline-style="solid" style:text-underline-width="auto" style:text-underline-mode="continuous"/>
    </style:style>
    <style:style style:name="P3370" style:parent-style-name="Normalny" style:family="paragraph">
      <style:paragraph-properties fo:text-align="justify" fo:line-height="150%" fo:text-indent="0.2479in"/>
    </style:style>
    <style:style style:name="T3371" style:parent-style-name="Domyślnaczcionkaakapitu" style:family="text">
      <style:text-properties fo:background-color="#80FFFF"/>
    </style:style>
    <style:style style:name="P3372" style:parent-style-name="Normalny" style:family="paragraph">
      <style:paragraph-properties fo:text-align="justify" fo:line-height="150%" fo:text-indent="0.2479in"/>
    </style:style>
    <style:style style:name="P3373" style:parent-style-name="Normalny" style:family="paragraph">
      <style:paragraph-properties fo:text-align="justify" fo:line-height="150%" fo:text-indent="0.2479in"/>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style:style>
    <style:style style:name="T3376" style:parent-style-name="Domyślnaczcionkaakapitu" style:family="text">
      <style:text-properties fo:background-color="#80FFFF" style:text-underline-type="single" style:text-underline-style="solid" style:text-underline-width="auto" style:text-underline-mode="continuous"/>
    </style:style>
    <style:style style:name="T3377" style:parent-style-name="Domyślnaczcionkaakapitu" style:family="text">
      <style:text-properties style:text-underline-type="single" style:text-underline-style="solid" style:text-underline-width="auto" style:text-underline-mode="continuous"/>
    </style:style>
    <style:style style:name="T3378" style:parent-style-name="Domyślnaczcionkaakapitu" style:family="text">
      <style:text-properties fo:background-color="#80FFFF" style:text-underline-type="single" style:text-underline-style="solid" style:text-underline-width="auto" style:text-underline-mode="continuous"/>
    </style:style>
    <style:style style:name="T3379" style:parent-style-name="Domyślnaczcionkaakapitu" style:family="text">
      <style:text-properties style:text-underline-type="single" style:text-underline-style="solid" style:text-underline-width="auto" style:text-underline-mode="continuous"/>
    </style:style>
    <style:style style:name="T3380" style:parent-style-name="Domyślnaczcionkaakapitu" style:family="text">
      <style:text-properties fo:background-color="#80FFFF" style:text-underline-type="single" style:text-underline-style="solid" style:text-underline-width="auto" style:text-underline-mode="continuous"/>
    </style:style>
    <style:style style:name="T3381" style:parent-style-name="Domyślnaczcionkaakapitu" style:family="text">
      <style:text-properties style:text-underline-type="single" style:text-underline-style="solid" style:text-underline-width="auto" style:text-underline-mode="continuous"/>
    </style:style>
    <style:style style:name="T3382" style:parent-style-name="Domyślnaczcionkaakapitu" style:family="text">
      <style:text-properties fo:background-color="#80FFFF" style:text-underline-type="single" style:text-underline-style="solid" style:text-underline-width="auto" style:text-underline-mode="continuous"/>
    </style:style>
    <style:style style:name="T3383" style:parent-style-name="Domyślnaczcionkaakapitu" style:family="text">
      <style:text-properties style:text-underline-type="single" style:text-underline-style="solid" style:text-underline-width="auto" style:text-underline-mode="continuous"/>
    </style:style>
    <style:style style:name="P3384" style:parent-style-name="Normalny" style:family="paragraph">
      <style:paragraph-properties fo:text-align="justify" fo:line-height="150%" fo:text-indent="0.2479in"/>
    </style:style>
    <style:style style:name="P3385" style:parent-style-name="Normalny" style:family="paragraph">
      <style:paragraph-properties fo:text-align="justify" fo:line-height="150%"/>
    </style:style>
    <style:style style:name="T3386" style:parent-style-name="Domyślnaczcionkaakapitu" style:family="text">
      <style:text-properties fo:background-color="#80FFFF" style:text-underline-type="single" style:text-underline-style="solid" style:text-underline-width="auto" style:text-underline-mode="continuous"/>
    </style:style>
    <style:style style:name="T3387" style:parent-style-name="Domyślnaczcionkaakapitu" style:family="text">
      <style:text-properties style:text-underline-type="single" style:text-underline-style="solid" style:text-underline-width="auto" style:text-underline-mode="continuous"/>
    </style:style>
    <style:style style:name="T3388" style:parent-style-name="Domyślnaczcionkaakapitu" style:family="text">
      <style:text-properties fo:background-color="#80FFFF" style:text-underline-type="single" style:text-underline-style="solid" style:text-underline-width="auto" style:text-underline-mode="continuous"/>
    </style:style>
    <style:style style:name="T3389" style:parent-style-name="Domyślnaczcionkaakapitu" style:family="text">
      <style:text-properties style:text-underline-type="single" style:text-underline-style="solid" style:text-underline-width="auto" style:text-underline-mode="continuous"/>
    </style:style>
    <style:style style:name="T3390" style:parent-style-name="Domyślnaczcionkaakapitu" style:family="text">
      <style:text-properties fo:background-color="#80FFFF" style:text-underline-type="single" style:text-underline-style="solid" style:text-underline-width="auto" style:text-underline-mode="continuous"/>
    </style:style>
    <style:style style:name="P3391" style:parent-style-name="Normalny" style:family="paragraph">
      <style:paragraph-properties fo:text-align="justify" fo:line-height="150%" fo:text-indent="0.2479in"/>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P3401" style:parent-style-name="Normalny" style:family="paragraph">
      <style:paragraph-properties fo:text-align="justify" fo:line-height="150%" fo:text-indent="0.2479in"/>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P3408" style:parent-style-name="Normalny" style:family="paragraph">
      <style:paragraph-properties fo:text-align="justify" fo:line-height="150%"/>
    </style:style>
    <style:style style:name="T3409" style:parent-style-name="Domyślnaczcionkaakapitu" style:family="text">
      <style:text-properties fo:background-color="#80FFFF" style:text-underline-type="single" style:text-underline-style="solid" style:text-underline-width="auto" style:text-underline-mode="continuous"/>
    </style:style>
    <style:style style:name="T3410" style:parent-style-name="Domyślnaczcionkaakapitu" style:family="text">
      <style:text-properties style:text-underline-type="single" style:text-underline-style="solid" style:text-underline-width="auto" style:text-underline-mode="continuous"/>
    </style:style>
    <style:style style:name="T3411" style:parent-style-name="Domyślnaczcionkaakapitu" style:family="text">
      <style:text-properties fo:background-color="#80FFFF" style:text-underline-type="single" style:text-underline-style="solid" style:text-underline-width="auto" style:text-underline-mode="continuous"/>
    </style:style>
    <style:style style:name="T3412" style:parent-style-name="Domyślnaczcionkaakapitu" style:family="text">
      <style:text-properties style:text-underline-type="single" style:text-underline-style="solid" style:text-underline-width="auto" style:text-underline-mode="continuous"/>
    </style:style>
    <style:style style:name="T3413" style:parent-style-name="Domyślnaczcionkaakapitu" style:family="text">
      <style:text-properties fo:background-color="#80FFFF" style:text-underline-type="single" style:text-underline-style="solid" style:text-underline-width="auto" style:text-underline-mode="continuous"/>
    </style:style>
    <style:style style:name="T3414" style:parent-style-name="Domyślnaczcionkaakapitu" style:family="text">
      <style:text-properties style:text-underline-type="single" style:text-underline-style="solid" style:text-underline-width="auto" style:text-underline-mode="continuous"/>
    </style:style>
    <style:style style:name="T3415" style:parent-style-name="Domyślnaczcionkaakapitu" style:family="text">
      <style:text-properties fo:background-color="#80FFFF" style:text-underline-type="single" style:text-underline-style="solid" style:text-underline-width="auto" style:text-underline-mode="continuous"/>
    </style:style>
    <style:style style:name="T3416" style:parent-style-name="Domyślnaczcionkaakapitu" style:family="text">
      <style:text-properties style:text-underline-type="single" style:text-underline-style="solid" style:text-underline-width="auto" style:text-underline-mode="continuous"/>
    </style:style>
    <style:style style:name="P3417" style:parent-style-name="Normalny" style:family="paragraph">
      <style:paragraph-properties fo:text-align="justify" fo:line-height="150%" fo:text-indent="0.2479in"/>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P3420" style:parent-style-name="Normalny" style:family="paragraph">
      <style:paragraph-properties fo:text-align="justify" fo:line-height="150%"/>
    </style:style>
    <style:style style:name="T3421" style:parent-style-name="Domyślnaczcionkaakapitu" style:family="text">
      <style:text-properties fo:background-color="#80FFFF" style:text-underline-type="single" style:text-underline-style="solid" style:text-underline-width="auto" style:text-underline-mode="continuous"/>
    </style:style>
    <style:style style:name="T3422" style:parent-style-name="Domyślnaczcionkaakapitu" style:family="text">
      <style:text-properties style:text-underline-type="single" style:text-underline-style="solid" style:text-underline-width="auto" style:text-underline-mode="continuous"/>
    </style:style>
    <style:style style:name="T3423" style:parent-style-name="Domyślnaczcionkaakapitu" style:family="text">
      <style:text-properties fo:background-color="#80FFFF" style:text-underline-type="single" style:text-underline-style="solid" style:text-underline-width="auto" style:text-underline-mode="continuous"/>
    </style:style>
    <style:style style:name="T3424" style:parent-style-name="Domyślnaczcionkaakapitu" style:family="text">
      <style:text-properties style:text-underline-type="single" style:text-underline-style="solid" style:text-underline-width="auto" style:text-underline-mode="continuous"/>
    </style:style>
    <style:style style:name="P3425" style:parent-style-name="Normalny" style:family="paragraph">
      <style:paragraph-properties fo:text-align="justify" fo:line-height="150%" fo:text-indent="0.2479in"/>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P3429" style:parent-style-name="Normalny" style:family="paragraph">
      <style:paragraph-properties fo:text-align="justify" fo:line-height="150%"/>
    </style:style>
    <style:style style:name="T3430" style:parent-style-name="Domyślnaczcionkaakapitu" style:family="text">
      <style:text-properties fo:background-color="#80FFFF" style:text-underline-type="single" style:text-underline-style="solid" style:text-underline-width="auto" style:text-underline-mode="continuous"/>
    </style:style>
    <style:style style:name="T3431" style:parent-style-name="Domyślnaczcionkaakapitu" style:family="text">
      <style:text-properties style:text-underline-type="single" style:text-underline-style="solid" style:text-underline-width="auto" style:text-underline-mode="continuous"/>
    </style:style>
    <style:style style:name="T3432" style:parent-style-name="Domyślnaczcionkaakapitu" style:family="text">
      <style:text-properties fo:background-color="#80FFFF" style:text-underline-type="single" style:text-underline-style="solid" style:text-underline-width="auto" style:text-underline-mode="continuous"/>
    </style:style>
    <style:style style:name="T3433" style:parent-style-name="Domyślnaczcionkaakapitu" style:family="text">
      <style:text-properties style:text-underline-type="single" style:text-underline-style="solid" style:text-underline-width="auto" style:text-underline-mode="continuous"/>
    </style:style>
    <style:style style:name="T3434" style:parent-style-name="Domyślnaczcionkaakapitu" style:family="text">
      <style:text-properties fo:background-color="#80FFFF" style:text-underline-type="single" style:text-underline-style="solid" style:text-underline-width="auto" style:text-underline-mode="continuous"/>
    </style:style>
    <style:style style:name="T3435" style:parent-style-name="Domyślnaczcionkaakapitu" style:family="text">
      <style:text-properties style:text-underline-type="single" style:text-underline-style="solid" style:text-underline-width="auto" style:text-underline-mode="continuous"/>
    </style:style>
    <style:style style:name="T3436" style:parent-style-name="Domyślnaczcionkaakapitu" style:family="text">
      <style:text-properties fo:background-color="#80FFFF" style:text-underline-type="single" style:text-underline-style="solid" style:text-underline-width="auto" style:text-underline-mode="continuous"/>
    </style:style>
    <style:style style:name="T3437" style:parent-style-name="Domyślnaczcionkaakapitu" style:family="text">
      <style:text-properties style:text-underline-type="single" style:text-underline-style="solid" style:text-underline-width="auto" style:text-underline-mode="continuous"/>
    </style:style>
    <style:style style:name="P3438" style:parent-style-name="Normalny" style:family="paragraph">
      <style:paragraph-properties fo:text-align="justify" fo:line-height="150%" fo:text-indent="0.2479in"/>
    </style:style>
    <style:style style:name="P3439" style:parent-style-name="Normalny" style:family="paragraph">
      <style:paragraph-properties fo:text-align="justify" fo:line-height="150%" fo:text-indent="0.2479in"/>
    </style:style>
    <style:style style:name="T3440" style:parent-style-name="Domyślnaczcionkaakapitu" style:family="text">
      <style:text-properties fo:background-color="#80FFFF"/>
    </style:style>
    <style:style style:name="P3441" style:parent-style-name="Normalny" style:family="paragraph">
      <style:paragraph-properties fo:text-align="justify" fo:line-height="150%"/>
    </style:style>
    <style:style style:name="T3442" style:parent-style-name="Domyślnaczcionkaakapitu" style:family="text">
      <style:text-properties style:text-underline-type="single" style:text-underline-style="solid" style:text-underline-width="auto" style:text-underline-mode="continuous"/>
    </style:style>
    <style:style style:name="T3443" style:parent-style-name="Domyślnaczcionkaakapitu" style:family="text">
      <style:text-properties fo:background-color="#80FFFF" style:text-underline-type="single" style:text-underline-style="solid" style:text-underline-width="auto" style:text-underline-mode="continuous"/>
    </style:style>
    <style:style style:name="T3444" style:parent-style-name="Domyślnaczcionkaakapitu" style:family="text">
      <style:text-properties style:text-underline-type="single" style:text-underline-style="solid" style:text-underline-width="auto" style:text-underline-mode="continuous"/>
    </style:style>
    <style:style style:name="T3445" style:parent-style-name="Domyślnaczcionkaakapitu" style:family="text">
      <style:text-properties fo:background-color="#80FFFF" style:text-underline-type="single" style:text-underline-style="solid" style:text-underline-width="auto" style:text-underline-mode="continuous"/>
    </style:style>
    <style:style style:name="T3446" style:parent-style-name="Domyślnaczcionkaakapitu" style:family="text">
      <style:text-properties style:text-underline-type="single" style:text-underline-style="solid" style:text-underline-width="auto" style:text-underline-mode="continuous"/>
    </style:style>
    <style:style style:name="T3447" style:parent-style-name="Domyślnaczcionkaakapitu" style:family="text">
      <style:text-properties fo:background-color="#80FFFF" style:text-underline-type="single" style:text-underline-style="solid" style:text-underline-width="auto" style:text-underline-mode="continuous"/>
    </style:style>
    <style:style style:name="T3448" style:parent-style-name="Domyślnaczcionkaakapitu" style:family="text">
      <style:text-properties style:text-underline-type="single" style:text-underline-style="solid" style:text-underline-width="auto" style:text-underline-mode="continuous"/>
    </style:style>
    <style:style style:name="P3449" style:parent-style-name="Normalny" style:family="paragraph">
      <style:paragraph-properties fo:text-align="justify" fo:line-height="150%" fo:text-indent="0.2479in"/>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P3462" style:parent-style-name="Normalny" style:family="paragraph">
      <style:paragraph-properties fo:text-align="justify" fo:line-height="150%"/>
    </style:style>
    <style:style style:name="T3463" style:parent-style-name="Domyślnaczcionkaakapitu" style:family="text">
      <style:text-properties fo:background-color="#80FFFF" style:text-underline-type="single" style:text-underline-style="solid" style:text-underline-width="auto" style:text-underline-mode="continuous"/>
    </style:style>
    <style:style style:name="T3464" style:parent-style-name="Domyślnaczcionkaakapitu" style:family="text">
      <style:text-properties style:text-underline-type="single" style:text-underline-style="solid" style:text-underline-width="auto" style:text-underline-mode="continuous"/>
    </style:style>
    <style:style style:name="T3465" style:parent-style-name="Domyślnaczcionkaakapitu" style:family="text">
      <style:text-properties fo:background-color="#80FFFF" style:text-underline-type="single" style:text-underline-style="solid" style:text-underline-width="auto" style:text-underline-mode="continuous"/>
    </style:style>
    <style:style style:name="T3466" style:parent-style-name="Domyślnaczcionkaakapitu" style:family="text">
      <style:text-properties style:text-underline-type="single" style:text-underline-style="solid" style:text-underline-width="auto" style:text-underline-mode="continuous"/>
    </style:style>
    <style:style style:name="T3467" style:parent-style-name="Domyślnaczcionkaakapitu" style:family="text">
      <style:text-properties fo:background-color="#80FFFF" style:text-underline-type="single" style:text-underline-style="solid" style:text-underline-width="auto" style:text-underline-mode="continuous"/>
    </style:style>
    <style:style style:name="T3468" style:parent-style-name="Domyślnaczcionkaakapitu" style:family="text">
      <style:text-properties style:text-underline-type="single" style:text-underline-style="solid" style:text-underline-width="auto" style:text-underline-mode="continuous"/>
    </style:style>
    <style:style style:name="T3469" style:parent-style-name="Domyślnaczcionkaakapitu" style:family="text">
      <style:text-properties fo:background-color="#80FFFF" style:text-underline-type="single" style:text-underline-style="solid" style:text-underline-width="auto" style:text-underline-mode="continuous"/>
    </style:style>
    <style:style style:name="T3470" style:parent-style-name="Domyślnaczcionkaakapitu" style:family="text">
      <style:text-properties style:text-underline-type="single" style:text-underline-style="solid" style:text-underline-width="auto" style:text-underline-mode="continuous"/>
    </style:style>
    <style:style style:name="P3471" style:parent-style-name="Normalny" style:family="paragraph">
      <style:paragraph-properties fo:text-align="justify" fo:line-height="150%" fo:text-indent="0.2479in"/>
    </style:style>
    <style:style style:name="P3472" style:parent-style-name="Normalny" style:family="paragraph">
      <style:paragraph-properties fo:text-align="justify" fo:line-height="150%"/>
    </style:style>
    <style:style style:name="T3473" style:parent-style-name="Domyślnaczcionkaakapitu" style:family="text">
      <style:text-properties style:text-underline-type="single" style:text-underline-style="solid" style:text-underline-width="auto" style:text-underline-mode="continuous"/>
    </style:style>
    <style:style style:name="T3474" style:parent-style-name="Domyślnaczcionkaakapitu" style:family="text">
      <style:text-properties fo:background-color="#80FFFF" style:text-underline-type="single" style:text-underline-style="solid" style:text-underline-width="auto" style:text-underline-mode="continuous"/>
    </style:style>
    <style:style style:name="T3475" style:parent-style-name="Domyślnaczcionkaakapitu" style:family="text">
      <style:text-properties style:text-underline-type="single" style:text-underline-style="solid" style:text-underline-width="auto" style:text-underline-mode="continuous"/>
    </style:style>
    <style:style style:name="T3476" style:parent-style-name="Domyślnaczcionkaakapitu" style:family="text">
      <style:text-properties fo:background-color="#80FFFF" style:text-underline-type="single" style:text-underline-style="solid" style:text-underline-width="auto" style:text-underline-mode="continuous"/>
    </style:style>
    <style:style style:name="T3477" style:parent-style-name="Domyślnaczcionkaakapitu" style:family="text">
      <style:text-properties style:text-underline-type="single" style:text-underline-style="solid" style:text-underline-width="auto" style:text-underline-mode="continuous"/>
    </style:style>
    <style:style style:name="P3478" style:parent-style-name="Normalny" style:family="paragraph">
      <style:paragraph-properties fo:text-align="justify" fo:line-height="150%" fo:text-indent="0.2479in"/>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P3482" style:parent-style-name="Normalny" style:family="paragraph">
      <style:paragraph-properties fo:text-align="justify" fo:line-height="150%"/>
    </style:style>
    <style:style style:name="T3483" style:parent-style-name="Domyślnaczcionkaakapitu" style:family="text">
      <style:text-properties fo:background-color="#80FFFF" style:text-underline-type="single" style:text-underline-style="solid" style:text-underline-width="auto" style:text-underline-mode="continuous"/>
    </style:style>
    <style:style style:name="T3484" style:parent-style-name="Domyślnaczcionkaakapitu" style:family="text">
      <style:text-properties style:text-underline-type="single" style:text-underline-style="solid" style:text-underline-width="auto" style:text-underline-mode="continuous"/>
    </style:style>
    <style:style style:name="T3485" style:parent-style-name="Domyślnaczcionkaakapitu" style:family="text">
      <style:text-properties fo:background-color="#80FFFF" style:text-underline-type="single" style:text-underline-style="solid" style:text-underline-width="auto" style:text-underline-mode="continuous"/>
    </style:style>
    <style:style style:name="T3486" style:parent-style-name="Domyślnaczcionkaakapitu" style:family="text">
      <style:text-properties style:text-underline-type="single" style:text-underline-style="solid" style:text-underline-width="auto" style:text-underline-mode="continuous"/>
    </style:style>
    <style:style style:name="T3487" style:parent-style-name="Domyślnaczcionkaakapitu" style:family="text">
      <style:text-properties fo:background-color="#80FFFF" style:text-underline-type="single" style:text-underline-style="solid" style:text-underline-width="auto" style:text-underline-mode="continuous"/>
    </style:style>
    <style:style style:name="T3488" style:parent-style-name="Domyślnaczcionkaakapitu" style:family="text">
      <style:text-properties style:text-underline-type="single" style:text-underline-style="solid" style:text-underline-width="auto" style:text-underline-mode="continuous"/>
    </style:style>
    <style:style style:name="T3489" style:parent-style-name="Domyślnaczcionkaakapitu" style:family="text">
      <style:text-properties fo:background-color="#80FFFF" style:text-underline-type="single" style:text-underline-style="solid" style:text-underline-width="auto" style:text-underline-mode="continuous"/>
    </style:style>
    <style:style style:name="T3490" style:parent-style-name="Domyślnaczcionkaakapitu" style:family="text">
      <style:text-properties style:text-underline-type="single" style:text-underline-style="solid" style:text-underline-width="auto" style:text-underline-mode="continuous"/>
    </style:style>
    <style:style style:name="P3491" style:parent-style-name="Normalny" style:family="paragraph">
      <style:paragraph-properties fo:text-align="justify" fo:line-height="150%" fo:text-indent="0.2479in"/>
    </style:style>
    <style:style style:name="T3492" style:parent-style-name="Domyślnaczcionkaakapitu" style:family="text">
      <style:text-properties fo:background-color="#80FFFF"/>
    </style:style>
    <style:style style:name="P3493" style:parent-style-name="Normalny" style:family="paragraph">
      <style:paragraph-properties fo:text-align="justify" fo:line-height="150%"/>
    </style:style>
    <style:style style:name="T3494" style:parent-style-name="Domyślnaczcionkaakapitu" style:family="text">
      <style:text-properties fo:background-color="#80FFFF" style:text-underline-type="single" style:text-underline-style="solid" style:text-underline-width="auto" style:text-underline-mode="continuous"/>
    </style:style>
    <style:style style:name="T3495" style:parent-style-name="Domyślnaczcionkaakapitu" style:family="text">
      <style:text-properties style:text-underline-type="single" style:text-underline-style="solid" style:text-underline-width="auto" style:text-underline-mode="continuous"/>
    </style:style>
    <style:style style:name="T3496" style:parent-style-name="Domyślnaczcionkaakapitu" style:family="text">
      <style:text-properties fo:background-color="#80FFFF" style:text-underline-type="single" style:text-underline-style="solid" style:text-underline-width="auto" style:text-underline-mode="continuous"/>
    </style:style>
    <style:style style:name="T3497" style:parent-style-name="Domyślnaczcionkaakapitu" style:family="text">
      <style:text-properties style:text-underline-type="single" style:text-underline-style="solid" style:text-underline-width="auto" style:text-underline-mode="continuous"/>
    </style:style>
    <style:style style:name="T3498" style:parent-style-name="Domyślnaczcionkaakapitu" style:family="text">
      <style:text-properties fo:background-color="#80FFFF" style:text-underline-type="single" style:text-underline-style="solid" style:text-underline-width="auto" style:text-underline-mode="continuous"/>
    </style:style>
    <style:style style:name="T3499" style:parent-style-name="Domyślnaczcionkaakapitu" style:family="text">
      <style:text-properties style:text-underline-type="single" style:text-underline-style="solid" style:text-underline-width="auto" style:text-underline-mode="continuous"/>
    </style:style>
    <style:style style:name="T3500" style:parent-style-name="Domyślnaczcionkaakapitu" style:family="text">
      <style:text-properties fo:background-color="#80FFFF" style:text-underline-type="single" style:text-underline-style="solid" style:text-underline-width="auto" style:text-underline-mode="continuous"/>
    </style:style>
    <style:style style:name="P3501" style:parent-style-name="Normalny" style:family="paragraph">
      <style:paragraph-properties fo:text-align="justify" fo:line-height="150%" fo:text-indent="0.2479in"/>
    </style:style>
    <style:style style:name="T3502" style:parent-style-name="Domyślnaczcionkaakapitu" style:family="text">
      <style:text-properties fo:background-color="#80FFFF"/>
    </style:style>
    <style:style style:name="P3503" style:parent-style-name="Normalny" style:family="paragraph">
      <style:paragraph-properties fo:text-align="justify" fo:line-height="150%" fo:text-indent="0.2479in"/>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P3508" style:parent-style-name="Normalny" style:family="paragraph">
      <style:paragraph-properties fo:text-align="justify" fo:line-height="150%"/>
    </style:style>
    <style:style style:name="T3509" style:parent-style-name="Domyślnaczcionkaakapitu" style:family="text">
      <style:text-properties fo:background-color="#80FFFF" style:text-underline-type="single" style:text-underline-style="solid" style:text-underline-width="auto" style:text-underline-mode="continuous"/>
    </style:style>
    <style:style style:name="T3510" style:parent-style-name="Domyślnaczcionkaakapitu" style:family="text">
      <style:text-properties style:text-underline-type="single" style:text-underline-style="solid" style:text-underline-width="auto" style:text-underline-mode="continuous"/>
    </style:style>
    <style:style style:name="T3511" style:parent-style-name="Domyślnaczcionkaakapitu" style:family="text">
      <style:text-properties fo:background-color="#80FFFF" style:text-underline-type="single" style:text-underline-style="solid" style:text-underline-width="auto" style:text-underline-mode="continuous"/>
    </style:style>
    <style:style style:name="T3512" style:parent-style-name="Domyślnaczcionkaakapitu" style:family="text">
      <style:text-properties style:text-underline-type="single" style:text-underline-style="solid" style:text-underline-width="auto" style:text-underline-mode="continuous"/>
    </style:style>
    <style:style style:name="T3513" style:parent-style-name="Domyślnaczcionkaakapitu" style:family="text">
      <style:text-properties fo:background-color="#80FFFF" style:text-underline-type="single" style:text-underline-style="solid" style:text-underline-width="auto" style:text-underline-mode="continuous"/>
    </style:style>
    <style:style style:name="T3514" style:parent-style-name="Domyślnaczcionkaakapitu" style:family="text">
      <style:text-properties style:text-underline-type="single" style:text-underline-style="solid" style:text-underline-width="auto" style:text-underline-mode="continuous"/>
    </style:style>
    <style:style style:name="T3515" style:parent-style-name="Domyślnaczcionkaakapitu" style:family="text">
      <style:text-properties fo:background-color="#80FFFF" style:text-underline-type="single" style:text-underline-style="solid" style:text-underline-width="auto" style:text-underline-mode="continuous"/>
    </style:style>
    <style:style style:name="T3516" style:parent-style-name="Domyślnaczcionkaakapitu" style:family="text">
      <style:text-properties style:text-underline-type="single" style:text-underline-style="solid" style:text-underline-width="auto" style:text-underline-mode="continuous"/>
    </style:style>
    <style:style style:name="P3517" style:parent-style-name="Normalny" style:family="paragraph">
      <style:paragraph-properties fo:text-align="justify" fo:line-height="150%" fo:text-indent="0.2479in"/>
    </style:style>
    <style:style style:name="P3518" style:parent-style-name="Normalny" style:family="paragraph">
      <style:paragraph-properties fo:text-align="justify" fo:line-height="150%"/>
    </style:style>
    <style:style style:name="T3519" style:parent-style-name="Domyślnaczcionkaakapitu" style:family="text">
      <style:text-properties fo:background-color="#80FFFF" style:text-underline-type="single" style:text-underline-style="solid" style:text-underline-width="auto" style:text-underline-mode="continuous"/>
    </style:style>
    <style:style style:name="T3520" style:parent-style-name="Domyślnaczcionkaakapitu" style:family="text">
      <style:text-properties style:text-underline-type="single" style:text-underline-style="solid" style:text-underline-width="auto" style:text-underline-mode="continuous"/>
    </style:style>
    <style:style style:name="T3521" style:parent-style-name="Domyślnaczcionkaakapitu" style:family="text">
      <style:text-properties fo:background-color="#80FFFF" style:text-underline-type="single" style:text-underline-style="solid" style:text-underline-width="auto" style:text-underline-mode="continuous"/>
    </style:style>
    <style:style style:name="T3522" style:parent-style-name="Domyślnaczcionkaakapitu" style:family="text">
      <style:text-properties style:text-underline-type="single" style:text-underline-style="solid" style:text-underline-width="auto" style:text-underline-mode="continuous"/>
    </style:style>
    <style:style style:name="P3523" style:parent-style-name="Normalny" style:family="paragraph">
      <style:paragraph-properties fo:text-align="justify" fo:line-height="150%" fo:text-indent="0.2479in"/>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P3540" style:parent-style-name="Normalny" style:family="paragraph">
      <style:paragraph-properties fo:text-align="justify" fo:line-height="150%"/>
    </style:style>
    <style:style style:name="T3541" style:parent-style-name="Domyślnaczcionkaakapitu" style:family="text">
      <style:text-properties fo:background-color="#80FFFF" style:text-underline-type="single" style:text-underline-style="solid" style:text-underline-width="auto" style:text-underline-mode="continuous"/>
    </style:style>
    <style:style style:name="T3542" style:parent-style-name="Domyślnaczcionkaakapitu" style:family="text">
      <style:text-properties style:text-underline-type="single" style:text-underline-style="solid" style:text-underline-width="auto" style:text-underline-mode="continuous"/>
    </style:style>
    <style:style style:name="T3543" style:parent-style-name="Domyślnaczcionkaakapitu" style:family="text">
      <style:text-properties fo:background-color="#80FFFF" style:text-underline-type="single" style:text-underline-style="solid" style:text-underline-width="auto" style:text-underline-mode="continuous"/>
    </style:style>
    <style:style style:name="T3544" style:parent-style-name="Domyślnaczcionkaakapitu" style:family="text">
      <style:text-properties style:text-underline-type="single" style:text-underline-style="solid" style:text-underline-width="auto" style:text-underline-mode="continuous"/>
    </style:style>
    <style:style style:name="T3545" style:parent-style-name="Domyślnaczcionkaakapitu" style:family="text">
      <style:text-properties fo:background-color="#80FFFF" style:text-underline-type="single" style:text-underline-style="solid" style:text-underline-width="auto" style:text-underline-mode="continuous"/>
    </style:style>
    <style:style style:name="T3546" style:parent-style-name="Domyślnaczcionkaakapitu" style:family="text">
      <style:text-properties style:text-underline-type="single" style:text-underline-style="solid" style:text-underline-width="auto" style:text-underline-mode="continuous"/>
    </style:style>
    <style:style style:name="T3547" style:parent-style-name="Domyślnaczcionkaakapitu" style:family="text">
      <style:text-properties fo:background-color="#80FFFF" style:text-underline-type="single" style:text-underline-style="solid" style:text-underline-width="auto" style:text-underline-mode="continuous"/>
    </style:style>
    <style:style style:name="T3548" style:parent-style-name="Domyślnaczcionkaakapitu" style:family="text">
      <style:text-properties style:text-underline-type="single" style:text-underline-style="solid" style:text-underline-width="auto" style:text-underline-mode="continuous"/>
    </style:style>
    <style:style style:name="P3549" style:parent-style-name="Normalny" style:family="paragraph">
      <style:paragraph-properties fo:text-align="justify" fo:line-height="150%" fo:text-indent="0.2479in"/>
    </style:style>
    <style:style style:name="P3550" style:parent-style-name="Normalny" style:family="paragraph">
      <style:paragraph-properties fo:text-align="justify" fo:line-height="150%" fo:text-indent="0.2479in"/>
    </style:style>
    <style:style style:name="P3551" style:parent-style-name="Normalny" style:family="paragraph">
      <style:paragraph-properties fo:text-align="justify" fo:line-height="150%"/>
    </style:style>
    <style:style style:name="T3552" style:parent-style-name="Domyślnaczcionkaakapitu" style:family="text">
      <style:text-properties style:text-underline-type="single" style:text-underline-style="solid" style:text-underline-width="auto" style:text-underline-mode="continuous"/>
    </style:style>
    <style:style style:name="T3553" style:parent-style-name="Domyślnaczcionkaakapitu" style:family="text">
      <style:text-properties fo:background-color="#80FFFF" style:text-underline-type="single" style:text-underline-style="solid" style:text-underline-width="auto" style:text-underline-mode="continuous"/>
    </style:style>
    <style:style style:name="P3554" style:parent-style-name="Normalny" style:family="paragraph">
      <style:paragraph-properties fo:text-align="justify" fo:line-height="150%" fo:text-indent="0.2479in"/>
    </style:style>
    <style:style style:name="P3555" style:parent-style-name="Normalny" style:family="paragraph">
      <style:paragraph-properties fo:text-align="justify" fo:line-height="150%"/>
    </style:style>
    <style:style style:name="T3556" style:parent-style-name="Domyślnaczcionkaakapitu" style:family="text">
      <style:text-properties fo:background-color="#80FFFF" style:text-underline-type="single" style:text-underline-style="solid" style:text-underline-width="auto" style:text-underline-mode="continuous"/>
    </style:style>
    <style:style style:name="T3557" style:parent-style-name="Domyślnaczcionkaakapitu" style:family="text">
      <style:text-properties style:text-underline-type="single" style:text-underline-style="solid" style:text-underline-width="auto" style:text-underline-mode="continuous"/>
    </style:style>
    <style:style style:name="T3558" style:parent-style-name="Domyślnaczcionkaakapitu" style:family="text">
      <style:text-properties fo:background-color="#80FFFF" style:text-underline-type="single" style:text-underline-style="solid" style:text-underline-width="auto" style:text-underline-mode="continuous"/>
    </style:style>
    <style:style style:name="T3559" style:parent-style-name="Domyślnaczcionkaakapitu" style:family="text">
      <style:text-properties style:text-underline-type="single" style:text-underline-style="solid" style:text-underline-width="auto" style:text-underline-mode="continuous"/>
    </style:style>
    <style:style style:name="T3560" style:parent-style-name="Domyślnaczcionkaakapitu" style:family="text">
      <style:text-properties fo:background-color="#80FFFF" style:text-underline-type="single" style:text-underline-style="solid" style:text-underline-width="auto" style:text-underline-mode="continuous"/>
    </style:style>
    <style:style style:name="T3561" style:parent-style-name="Domyślnaczcionkaakapitu" style:family="text">
      <style:text-properties style:text-underline-type="single" style:text-underline-style="solid" style:text-underline-width="auto" style:text-underline-mode="continuous"/>
    </style:style>
    <style:style style:name="T3562" style:parent-style-name="Domyślnaczcionkaakapitu" style:family="text">
      <style:text-properties fo:background-color="#80FFFF" style:text-underline-type="single" style:text-underline-style="solid" style:text-underline-width="auto" style:text-underline-mode="continuous"/>
    </style:style>
    <style:style style:name="T3563" style:parent-style-name="Domyślnaczcionkaakapitu" style:family="text">
      <style:text-properties style:text-underline-type="single" style:text-underline-style="solid" style:text-underline-width="auto" style:text-underline-mode="continuous"/>
    </style:style>
    <style:style style:name="P3564" style:parent-style-name="Normalny" style:family="paragraph">
      <style:paragraph-properties fo:text-align="justify" fo:line-height="150%" fo:text-indent="0.2479in"/>
    </style:style>
    <style:style style:name="P3565" style:parent-style-name="Normalny" style:family="paragraph">
      <style:paragraph-properties fo:text-align="justify" fo:line-height="150%"/>
    </style:style>
    <style:style style:name="T3566" style:parent-style-name="Domyślnaczcionkaakapitu" style:family="text">
      <style:text-properties style:text-underline-type="single" style:text-underline-style="solid" style:text-underline-width="auto" style:text-underline-mode="continuous"/>
    </style:style>
    <style:style style:name="P3567" style:parent-style-name="Normalny" style:family="paragraph">
      <style:paragraph-properties fo:text-align="justify" fo:line-height="150%" fo:text-indent="0.2479in"/>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P3571" style:parent-style-name="Normalny" style:family="paragraph">
      <style:paragraph-properties fo:text-align="justify" fo:line-height="150%" fo:text-indent="0.2479in"/>
    </style:style>
    <style:style style:name="P3572" style:parent-style-name="Normalny" style:family="paragraph">
      <style:paragraph-properties fo:text-align="justify" fo:line-height="150%"/>
    </style:style>
    <style:style style:name="T3573" style:parent-style-name="Domyślnaczcionkaakapitu" style:family="text">
      <style:text-properties fo:background-color="#80FFFF" style:text-underline-type="single" style:text-underline-style="solid" style:text-underline-width="auto" style:text-underline-mode="continuous"/>
    </style:style>
    <style:style style:name="T3574" style:parent-style-name="Domyślnaczcionkaakapitu" style:family="text">
      <style:text-properties style:text-underline-type="single" style:text-underline-style="solid" style:text-underline-width="auto" style:text-underline-mode="continuous"/>
    </style:style>
    <style:style style:name="T3575" style:parent-style-name="Domyślnaczcionkaakapitu" style:family="text">
      <style:text-properties fo:background-color="#80FFFF" style:text-underline-type="single" style:text-underline-style="solid" style:text-underline-width="auto" style:text-underline-mode="continuous"/>
    </style:style>
    <style:style style:name="T3576" style:parent-style-name="Domyślnaczcionkaakapitu" style:family="text">
      <style:text-properties style:text-underline-type="single" style:text-underline-style="solid" style:text-underline-width="auto" style:text-underline-mode="continuous"/>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T3578" style:parent-style-name="Domyślnaczcionkaakapitu" style:family="text">
      <style:text-properties style:text-underline-type="single" style:text-underline-style="solid" style:text-underline-width="auto" style:text-underline-mode="continuous"/>
    </style:style>
    <style:style style:name="T3579" style:parent-style-name="Domyślnaczcionkaakapitu" style:family="text">
      <style:text-properties fo:background-color="#80FFFF" style:text-underline-type="single" style:text-underline-style="solid" style:text-underline-width="auto" style:text-underline-mode="continuous"/>
    </style:style>
    <style:style style:name="T3580" style:parent-style-name="Domyślnaczcionkaakapitu" style:family="text">
      <style:text-properties style:text-underline-type="single" style:text-underline-style="solid" style:text-underline-width="auto" style:text-underline-mode="continuous"/>
    </style:style>
    <style:style style:name="P3581" style:parent-style-name="Normalny" style:family="paragraph">
      <style:paragraph-properties fo:text-align="justify" fo:line-height="150%" fo:text-indent="0.2479in"/>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style:style>
    <style:style style:name="T3585" style:parent-style-name="Domyślnaczcionkaakapitu" style:family="text">
      <style:text-properties fo:background-color="#80FFFF" style:text-underline-type="single" style:text-underline-style="solid" style:text-underline-width="auto" style:text-underline-mode="continuous"/>
    </style:style>
    <style:style style:name="T3586" style:parent-style-name="Domyślnaczcionkaakapitu" style:family="text">
      <style:text-properties style:text-underline-type="single" style:text-underline-style="solid" style:text-underline-width="auto" style:text-underline-mode="continuous"/>
    </style:style>
    <style:style style:name="T3587" style:parent-style-name="Domyślnaczcionkaakapitu" style:family="text">
      <style:text-properties fo:background-color="#80FFFF" style:text-underline-type="single" style:text-underline-style="solid" style:text-underline-width="auto" style:text-underline-mode="continuous"/>
    </style:style>
    <style:style style:name="T3588" style:parent-style-name="Domyślnaczcionkaakapitu" style:family="text">
      <style:text-properties style:text-underline-type="single" style:text-underline-style="solid" style:text-underline-width="auto" style:text-underline-mode="continuous"/>
    </style:style>
    <style:style style:name="T3589" style:parent-style-name="Domyślnaczcionkaakapitu" style:family="text">
      <style:text-properties fo:background-color="#80FFFF" style:text-underline-type="single" style:text-underline-style="solid" style:text-underline-width="auto" style:text-underline-mode="continuous"/>
    </style:style>
    <style:style style:name="T3590" style:parent-style-name="Domyślnaczcionkaakapitu" style:family="text">
      <style:text-properties style:text-underline-type="single" style:text-underline-style="solid" style:text-underline-width="auto" style:text-underline-mode="continuous"/>
    </style:style>
    <style:style style:name="T3591" style:parent-style-name="Domyślnaczcionkaakapitu" style:family="text">
      <style:text-properties fo:background-color="#80FFFF" style:text-underline-type="single" style:text-underline-style="solid" style:text-underline-width="auto" style:text-underline-mode="continuous"/>
    </style:style>
    <style:style style:name="P3592" style:parent-style-name="Normalny" style:family="paragraph">
      <style:paragraph-properties fo:text-align="justify" fo:line-height="150%" fo:text-indent="0.2479in"/>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P3605" style:parent-style-name="Normalny" style:family="paragraph">
      <style:paragraph-properties fo:text-align="justify" fo:line-height="150%" fo:text-indent="0.2479in"/>
    </style:style>
    <style:style style:name="P3606" style:parent-style-name="Normalny" style:family="paragraph">
      <style:paragraph-properties fo:text-align="justify" fo:line-height="150%"/>
    </style:style>
    <style:style style:name="T3607" style:parent-style-name="Domyślnaczcionkaakapitu" style:family="text">
      <style:text-properties fo:background-color="#80FFFF" style:text-underline-type="single" style:text-underline-style="solid" style:text-underline-width="auto" style:text-underline-mode="continuous"/>
    </style:style>
    <style:style style:name="T3608" style:parent-style-name="Domyślnaczcionkaakapitu" style:family="text">
      <style:text-properties style:text-underline-type="single" style:text-underline-style="solid" style:text-underline-width="auto" style:text-underline-mode="continuous"/>
    </style:style>
    <style:style style:name="T3609" style:parent-style-name="Domyślnaczcionkaakapitu" style:family="text">
      <style:text-properties fo:background-color="#80FFFF" style:text-underline-type="single" style:text-underline-style="solid" style:text-underline-width="auto" style:text-underline-mode="continuous"/>
    </style:style>
    <style:style style:name="T3610" style:parent-style-name="Domyślnaczcionkaakapitu" style:family="text">
      <style:text-properties style:text-underline-type="single" style:text-underline-style="solid" style:text-underline-width="auto" style:text-underline-mode="continuous"/>
    </style:style>
    <style:style style:name="T3611" style:parent-style-name="Domyślnaczcionkaakapitu" style:family="text">
      <style:text-properties fo:background-color="#80FFFF" style:text-underline-type="single" style:text-underline-style="solid" style:text-underline-width="auto" style:text-underline-mode="continuous"/>
    </style:style>
    <style:style style:name="T3612" style:parent-style-name="Domyślnaczcionkaakapitu" style:family="text">
      <style:text-properties style:text-underline-type="single" style:text-underline-style="solid" style:text-underline-width="auto" style:text-underline-mode="continuous"/>
    </style:style>
    <style:style style:name="T3613" style:parent-style-name="Domyślnaczcionkaakapitu" style:family="text">
      <style:text-properties fo:background-color="#80FFFF" style:text-underline-type="single" style:text-underline-style="solid" style:text-underline-width="auto" style:text-underline-mode="continuous"/>
    </style:style>
    <style:style style:name="T3614" style:parent-style-name="Domyślnaczcionkaakapitu" style:family="text">
      <style:text-properties style:text-underline-type="single" style:text-underline-style="solid" style:text-underline-width="auto" style:text-underline-mode="continuous"/>
    </style:style>
    <style:style style:name="P3615" style:parent-style-name="Normalny" style:family="paragraph">
      <style:paragraph-properties fo:text-align="justify" fo:line-height="150%" fo:text-indent="0.2479in"/>
    </style:style>
    <style:style style:name="T3616" style:parent-style-name="Domyślnaczcionkaakapitu" style:family="text">
      <style:text-properties fo:background-color="#80FFFF"/>
    </style:style>
    <style:style style:name="P3617" style:parent-style-name="Normalny" style:family="paragraph">
      <style:paragraph-properties fo:text-align="justify" fo:line-height="150%"/>
    </style:style>
    <style:style style:name="T3618" style:parent-style-name="Domyślnaczcionkaakapitu" style:family="text">
      <style:text-properties style:text-underline-type="single" style:text-underline-style="solid" style:text-underline-width="auto" style:text-underline-mode="continuous"/>
    </style:style>
    <style:style style:name="T3619" style:parent-style-name="Domyślnaczcionkaakapitu" style:family="text">
      <style:text-properties fo:background-color="#80FFFF" style:text-underline-type="single" style:text-underline-style="solid" style:text-underline-width="auto" style:text-underline-mode="continuous"/>
    </style:style>
    <style:style style:name="T3620" style:parent-style-name="Domyślnaczcionkaakapitu" style:family="text">
      <style:text-properties style:text-underline-type="single" style:text-underline-style="solid" style:text-underline-width="auto" style:text-underline-mode="continuous"/>
    </style:style>
    <style:style style:name="T3621" style:parent-style-name="Domyślnaczcionkaakapitu" style:family="text">
      <style:text-properties fo:background-color="#80FFFF" style:text-underline-type="single" style:text-underline-style="solid" style:text-underline-width="auto" style:text-underline-mode="continuous"/>
    </style:style>
    <style:style style:name="P3622" style:parent-style-name="Normalny" style:family="paragraph">
      <style:paragraph-properties fo:text-align="justify" fo:line-height="150%" fo:text-indent="0.2479in"/>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P3626" style:parent-style-name="Normalny" style:family="paragraph">
      <style:paragraph-properties fo:text-align="justify" fo:line-height="150%" fo:text-indent="0.2479in"/>
    </style:style>
    <style:style style:name="P3627" style:parent-style-name="Normalny" style:family="paragraph">
      <style:paragraph-properties fo:text-align="justify" fo:line-height="150%"/>
    </style:style>
    <style:style style:name="T3628" style:parent-style-name="Domyślnaczcionkaakapitu" style:family="text">
      <style:text-properties style:text-underline-type="single" style:text-underline-style="solid" style:text-underline-width="auto" style:text-underline-mode="continuous"/>
    </style:style>
    <style:style style:name="P3629" style:parent-style-name="Normalny" style:family="paragraph">
      <style:paragraph-properties fo:text-align="justify" fo:line-height="150%" fo:text-indent="0.2479in"/>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P3634" style:parent-style-name="Normalny" style:family="paragraph">
      <style:paragraph-properties fo:text-align="justify" fo:line-height="150%"/>
    </style:style>
    <style:style style:name="T3635" style:parent-style-name="Domyślnaczcionkaakapitu" style:family="text">
      <style:text-properties fo:background-color="#80FFFF" style:text-underline-type="single" style:text-underline-style="solid" style:text-underline-width="auto" style:text-underline-mode="continuous"/>
    </style:style>
    <style:style style:name="T3636" style:parent-style-name="Domyślnaczcionkaakapitu" style:family="text">
      <style:text-properties style:text-underline-type="single" style:text-underline-style="solid" style:text-underline-width="auto" style:text-underline-mode="continuous"/>
    </style:style>
    <style:style style:name="T3637" style:parent-style-name="Domyślnaczcionkaakapitu" style:family="text">
      <style:text-properties fo:background-color="#80FFFF" style:text-underline-type="single" style:text-underline-style="solid" style:text-underline-width="auto" style:text-underline-mode="continuous"/>
    </style:style>
    <style:style style:name="T3638" style:parent-style-name="Domyślnaczcionkaakapitu" style:family="text">
      <style:text-properties style:text-underline-type="single" style:text-underline-style="solid" style:text-underline-width="auto" style:text-underline-mode="continuous"/>
    </style:style>
    <style:style style:name="T3639" style:parent-style-name="Domyślnaczcionkaakapitu" style:family="text">
      <style:text-properties fo:background-color="#80FFFF" style:text-underline-type="single" style:text-underline-style="solid" style:text-underline-width="auto" style:text-underline-mode="continuous"/>
    </style:style>
    <style:style style:name="T3640" style:parent-style-name="Domyślnaczcionkaakapitu" style:family="text">
      <style:text-properties style:text-underline-type="single" style:text-underline-style="solid" style:text-underline-width="auto" style:text-underline-mode="continuous"/>
    </style:style>
    <style:style style:name="T3641" style:parent-style-name="Domyślnaczcionkaakapitu" style:family="text">
      <style:text-properties fo:background-color="#80FFFF" style:text-underline-type="single" style:text-underline-style="solid" style:text-underline-width="auto" style:text-underline-mode="continuous"/>
    </style:style>
    <style:style style:name="T3642" style:parent-style-name="Domyślnaczcionkaakapitu" style:family="text">
      <style:text-properties style:text-underline-type="single" style:text-underline-style="solid" style:text-underline-width="auto" style:text-underline-mode="continuous"/>
    </style:style>
    <style:style style:name="P3643" style:parent-style-name="Normalny" style:family="paragraph">
      <style:paragraph-properties fo:text-align="justify" fo:line-height="150%" fo:text-indent="0.2479in"/>
    </style:style>
    <style:style style:name="T3644" style:parent-style-name="Domyślnaczcionkaakapitu" style:family="text">
      <style:text-properties fo:background-color="#80FFFF"/>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P3647" style:parent-style-name="Normalny" style:family="paragraph">
      <style:paragraph-properties fo:text-align="justify" fo:line-height="150%" fo:text-indent="0.2479in"/>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P3655" style:parent-style-name="Normalny" style:family="paragraph">
      <style:paragraph-properties fo:text-align="justify" fo:line-height="150%" fo:text-indent="0.2479in"/>
    </style:style>
    <style:style style:name="T3656" style:parent-style-name="Domyślnaczcionkaakapitu" style:family="text">
      <style:text-properties fo:background-color="#80FFFF"/>
    </style:style>
    <style:style style:name="P3657" style:parent-style-name="Normalny" style:family="paragraph">
      <style:paragraph-properties fo:text-align="justify" fo:line-height="150%"/>
    </style:style>
    <style:style style:name="T3658" style:parent-style-name="Domyślnaczcionkaakapitu" style:family="text">
      <style:text-properties fo:background-color="#80FFFF" style:text-underline-type="single" style:text-underline-style="solid" style:text-underline-width="auto" style:text-underline-mode="continuous"/>
    </style:style>
    <style:style style:name="T3659" style:parent-style-name="Domyślnaczcionkaakapitu" style:family="text">
      <style:text-properties style:text-underline-type="single" style:text-underline-style="solid" style:text-underline-width="auto" style:text-underline-mode="continuous"/>
    </style:style>
    <style:style style:name="T3660" style:parent-style-name="Domyślnaczcionkaakapitu" style:family="text">
      <style:text-properties fo:background-color="#80FFFF" style:text-underline-type="single" style:text-underline-style="solid" style:text-underline-width="auto" style:text-underline-mode="continuous"/>
    </style:style>
    <style:style style:name="T3661" style:parent-style-name="Domyślnaczcionkaakapitu" style:family="text">
      <style:text-properties style:text-underline-type="single" style:text-underline-style="solid" style:text-underline-width="auto" style:text-underline-mode="continuous"/>
    </style:style>
    <style:style style:name="P3662" style:parent-style-name="Normalny" style:family="paragraph">
      <style:paragraph-properties fo:text-align="justify" fo:line-height="150%" fo:text-indent="0.2479in"/>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style:style>
    <style:style style:name="T3672" style:parent-style-name="Domyślnaczcionkaakapitu" style:family="text">
      <style:text-properties fo:background-color="#80FFFF" style:text-underline-type="single" style:text-underline-style="solid" style:text-underline-width="auto" style:text-underline-mode="continuous"/>
    </style:style>
    <style:style style:name="T3673" style:parent-style-name="Domyślnaczcionkaakapitu" style:family="text">
      <style:text-properties style:text-underline-type="single" style:text-underline-style="solid" style:text-underline-width="auto" style:text-underline-mode="continuous"/>
    </style:style>
    <style:style style:name="T3674" style:parent-style-name="Domyślnaczcionkaakapitu" style:family="text">
      <style:text-properties fo:background-color="#80FFFF" style:text-underline-type="single" style:text-underline-style="solid" style:text-underline-width="auto" style:text-underline-mode="continuous"/>
    </style:style>
    <style:style style:name="T3675" style:parent-style-name="Domyślnaczcionkaakapitu" style:family="text">
      <style:text-properties style:text-underline-type="single" style:text-underline-style="solid" style:text-underline-width="auto" style:text-underline-mode="continuous"/>
    </style:style>
    <style:style style:name="T3676" style:parent-style-name="Domyślnaczcionkaakapitu" style:family="text">
      <style:text-properties fo:background-color="#80FFFF" style:text-underline-type="single" style:text-underline-style="solid" style:text-underline-width="auto" style:text-underline-mode="continuous"/>
    </style:style>
    <style:style style:name="T3677" style:parent-style-name="Domyślnaczcionkaakapitu" style:family="text">
      <style:text-properties style:text-underline-type="single" style:text-underline-style="solid" style:text-underline-width="auto" style:text-underline-mode="continuous"/>
    </style:style>
    <style:style style:name="P3678" style:parent-style-name="Normalny" style:family="paragraph">
      <style:paragraph-properties fo:text-align="justify" fo:line-height="150%" fo:text-indent="0.2479in"/>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P3693" style:parent-style-name="Normalny" style:family="paragraph">
      <style:paragraph-properties fo:text-align="justify" fo:line-height="150%"/>
    </style:style>
    <style:style style:name="T3694" style:parent-style-name="Domyślnaczcionkaakapitu" style:family="text">
      <style:text-properties fo:background-color="#80FFFF" style:text-underline-type="single" style:text-underline-style="solid" style:text-underline-width="auto" style:text-underline-mode="continuous"/>
    </style:style>
    <style:style style:name="T3695" style:parent-style-name="Domyślnaczcionkaakapitu" style:family="text">
      <style:text-properties style:text-underline-type="single" style:text-underline-style="solid" style:text-underline-width="auto" style:text-underline-mode="continuous"/>
    </style:style>
    <style:style style:name="T3696" style:parent-style-name="Domyślnaczcionkaakapitu" style:family="text">
      <style:text-properties fo:background-color="#80FFFF" style:text-underline-type="single" style:text-underline-style="solid" style:text-underline-width="auto" style:text-underline-mode="continuous"/>
    </style:style>
    <style:style style:name="T3697" style:parent-style-name="Domyślnaczcionkaakapitu" style:family="text">
      <style:text-properties style:text-underline-type="single" style:text-underline-style="solid" style:text-underline-width="auto" style:text-underline-mode="continuous"/>
    </style:style>
    <style:style style:name="P3698" style:parent-style-name="Normalny" style:family="paragraph">
      <style:paragraph-properties fo:text-align="justify" fo:line-height="150%" fo:text-indent="0.2479in"/>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P3702" style:parent-style-name="Normalny" style:family="paragraph">
      <style:paragraph-properties fo:text-align="justify" fo:line-height="150%"/>
    </style:style>
    <style:style style:name="T3703" style:parent-style-name="Domyślnaczcionkaakapitu" style:family="text">
      <style:text-properties fo:background-color="#80FFFF" style:text-underline-type="single" style:text-underline-style="solid" style:text-underline-width="auto" style:text-underline-mode="continuous"/>
    </style:style>
    <style:style style:name="T3704" style:parent-style-name="Domyślnaczcionkaakapitu" style:family="text">
      <style:text-properties style:text-underline-type="single" style:text-underline-style="solid" style:text-underline-width="auto" style:text-underline-mode="continuous"/>
    </style:style>
    <style:style style:name="T3705" style:parent-style-name="Domyślnaczcionkaakapitu" style:family="text">
      <style:text-properties fo:background-color="#80FFFF" style:text-underline-type="single" style:text-underline-style="solid" style:text-underline-width="auto" style:text-underline-mode="continuous"/>
    </style:style>
    <style:style style:name="T3706" style:parent-style-name="Domyślnaczcionkaakapitu" style:family="text">
      <style:text-properties style:text-underline-type="single" style:text-underline-style="solid" style:text-underline-width="auto" style:text-underline-mode="continuous"/>
    </style:style>
    <style:style style:name="T3707" style:parent-style-name="Domyślnaczcionkaakapitu" style:family="text">
      <style:text-properties fo:background-color="#80FFFF" style:text-underline-type="single" style:text-underline-style="solid" style:text-underline-width="auto" style:text-underline-mode="continuous"/>
    </style:style>
    <style:style style:name="T3708" style:parent-style-name="Domyślnaczcionkaakapitu" style:family="text">
      <style:text-properties style:text-underline-type="single" style:text-underline-style="solid" style:text-underline-width="auto" style:text-underline-mode="continuous"/>
    </style:style>
    <style:style style:name="T3709" style:parent-style-name="Domyślnaczcionkaakapitu" style:family="text">
      <style:text-properties fo:background-color="#80FFFF" style:text-underline-type="single" style:text-underline-style="solid" style:text-underline-width="auto" style:text-underline-mode="continuous"/>
    </style:style>
    <style:style style:name="T3710" style:parent-style-name="Domyślnaczcionkaakapitu" style:family="text">
      <style:text-properties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479in"/>
    </style:style>
    <style:style style:name="P3712" style:parent-style-name="Normalny" style:family="paragraph">
      <style:paragraph-properties fo:text-align="justify" fo:line-height="150%"/>
    </style:style>
    <style:style style:name="T3713" style:parent-style-name="Domyślnaczcionkaakapitu" style:family="text">
      <style:text-properties fo:background-color="#80FFFF" style:text-underline-type="single" style:text-underline-style="solid" style:text-underline-width="auto" style:text-underline-mode="continuous"/>
    </style:style>
    <style:style style:name="T3714" style:parent-style-name="Domyślnaczcionkaakapitu" style:family="text">
      <style:text-properties style:text-underline-type="single" style:text-underline-style="solid" style:text-underline-width="auto" style:text-underline-mode="continuous"/>
    </style:style>
    <style:style style:name="T3715" style:parent-style-name="Domyślnaczcionkaakapitu" style:family="text">
      <style:text-properties fo:background-color="#80FFFF" style:text-underline-type="single" style:text-underline-style="solid" style:text-underline-width="auto" style:text-underline-mode="continuous"/>
    </style:style>
    <style:style style:name="T3716" style:parent-style-name="Domyślnaczcionkaakapitu" style:family="text">
      <style:text-properties style:text-underline-type="single" style:text-underline-style="solid" style:text-underline-width="auto" style:text-underline-mode="continuous"/>
    </style:style>
    <style:style style:name="P3717" style:parent-style-name="Normalny" style:family="paragraph">
      <style:paragraph-properties fo:text-align="justify" fo:line-height="150%" fo:text-indent="0.2479in"/>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P3722" style:parent-style-name="Normalny" style:family="paragraph">
      <style:paragraph-properties fo:text-align="justify" fo:line-height="150%"/>
    </style:style>
    <style:style style:name="T3723" style:parent-style-name="Domyślnaczcionkaakapitu" style:family="text">
      <style:text-properties fo:background-color="#80FFFF" style:text-underline-type="single" style:text-underline-style="solid" style:text-underline-width="auto" style:text-underline-mode="continuous"/>
    </style:style>
    <style:style style:name="T3724" style:parent-style-name="Domyślnaczcionkaakapitu" style:family="text">
      <style:text-properties style:text-underline-type="single" style:text-underline-style="solid" style:text-underline-width="auto" style:text-underline-mode="continuous"/>
    </style:style>
    <style:style style:name="T3725" style:parent-style-name="Domyślnaczcionkaakapitu" style:family="text">
      <style:text-properties fo:background-color="#80FFFF" style:text-underline-type="single" style:text-underline-style="solid" style:text-underline-width="auto" style:text-underline-mode="continuous"/>
    </style:style>
    <style:style style:name="T3726" style:parent-style-name="Domyślnaczcionkaakapitu" style:family="text">
      <style:text-properties style:text-underline-type="single" style:text-underline-style="solid" style:text-underline-width="auto" style:text-underline-mode="continuous"/>
    </style:style>
    <style:style style:name="T3727" style:parent-style-name="Domyślnaczcionkaakapitu" style:family="text">
      <style:text-properties fo:background-color="#80FFFF" style:text-underline-type="single" style:text-underline-style="solid" style:text-underline-width="auto" style:text-underline-mode="continuous"/>
    </style:style>
    <style:style style:name="T3728" style:parent-style-name="Domyślnaczcionkaakapitu" style:family="text">
      <style:text-properties style:text-underline-type="single" style:text-underline-style="solid" style:text-underline-width="auto" style:text-underline-mode="continuous"/>
    </style:style>
    <style:style style:name="T3729" style:parent-style-name="Domyślnaczcionkaakapitu" style:family="text">
      <style:text-properties fo:background-color="#80FFFF" style:text-underline-type="single" style:text-underline-style="solid" style:text-underline-width="auto" style:text-underline-mode="continuous"/>
    </style:style>
    <style:style style:name="T3730" style:parent-style-name="Domyślnaczcionkaakapitu" style:family="text">
      <style:text-properties style:text-underline-type="single" style:text-underline-style="solid" style:text-underline-width="auto" style:text-underline-mode="continuous"/>
    </style:style>
    <style:style style:name="P3731" style:parent-style-name="Normalny" style:family="paragraph">
      <style:paragraph-properties fo:text-align="justify" fo:line-height="150%" fo:text-indent="0.2479in"/>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P3734" style:parent-style-name="Normalny" style:family="paragraph">
      <style:paragraph-properties fo:text-align="justify" fo:line-height="150%" fo:text-indent="0.2479in"/>
    </style:style>
    <style:style style:name="P3735" style:parent-style-name="Normalny" style:family="paragraph">
      <style:paragraph-properties fo:text-align="justify" fo:line-height="150%"/>
    </style:style>
    <style:style style:name="T3736" style:parent-style-name="Domyślnaczcionkaakapitu" style:family="text">
      <style:text-properties fo:background-color="#80FFFF" style:text-underline-type="single" style:text-underline-style="solid" style:text-underline-width="auto" style:text-underline-mode="continuous"/>
    </style:style>
    <style:style style:name="T3737" style:parent-style-name="Domyślnaczcionkaakapitu" style:family="text">
      <style:text-properties style:text-underline-type="single" style:text-underline-style="solid" style:text-underline-width="auto" style:text-underline-mode="continuous"/>
    </style:style>
    <style:style style:name="T3738" style:parent-style-name="Domyślnaczcionkaakapitu" style:family="text">
      <style:text-properties fo:background-color="#80FFFF" style:text-underline-type="single" style:text-underline-style="solid" style:text-underline-width="auto" style:text-underline-mode="continuous"/>
    </style:style>
    <style:style style:name="T3739" style:parent-style-name="Domyślnaczcionkaakapitu" style:family="text">
      <style:text-properties style:text-underline-type="single" style:text-underline-style="solid" style:text-underline-width="auto" style:text-underline-mode="continuous"/>
    </style:style>
    <style:style style:name="P3740" style:parent-style-name="Normalny" style:family="paragraph">
      <style:paragraph-properties fo:text-align="justify" fo:line-height="150%" fo:text-indent="0.2479in"/>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P3744" style:parent-style-name="Normalny" style:family="paragraph">
      <style:paragraph-properties fo:text-align="justify" fo:line-height="150%"/>
    </style:style>
    <style:style style:name="T3745" style:parent-style-name="Domyślnaczcionkaakapitu" style:family="text">
      <style:text-properties fo:background-color="#80FFFF" style:text-underline-type="single" style:text-underline-style="solid" style:text-underline-width="auto" style:text-underline-mode="continuous"/>
    </style:style>
    <style:style style:name="T3746" style:parent-style-name="Domyślnaczcionkaakapitu" style:family="text">
      <style:text-properties style:text-underline-type="single" style:text-underline-style="solid" style:text-underline-width="auto" style:text-underline-mode="continuous"/>
    </style:style>
    <style:style style:name="T3747" style:parent-style-name="Domyślnaczcionkaakapitu" style:family="text">
      <style:text-properties fo:background-color="#80FFFF" style:text-underline-type="single" style:text-underline-style="solid" style:text-underline-width="auto" style:text-underline-mode="continuous"/>
    </style:style>
    <style:style style:name="T3748" style:parent-style-name="Domyślnaczcionkaakapitu" style:family="text">
      <style:text-properties style:text-underline-type="single" style:text-underline-style="solid" style:text-underline-width="auto" style:text-underline-mode="continuous"/>
    </style:style>
    <style:style style:name="T3749" style:parent-style-name="Domyślnaczcionkaakapitu" style:family="text">
      <style:text-properties fo:background-color="#80FFFF" style:text-underline-type="single" style:text-underline-style="solid" style:text-underline-width="auto" style:text-underline-mode="continuous"/>
    </style:style>
    <style:style style:name="T3750" style:parent-style-name="Domyślnaczcionkaakapitu" style:family="text">
      <style:text-properties style:text-underline-type="single" style:text-underline-style="solid" style:text-underline-width="auto" style:text-underline-mode="continuous"/>
    </style:style>
    <style:style style:name="T3751" style:parent-style-name="Domyślnaczcionkaakapitu" style:family="text">
      <style:text-properties fo:background-color="#80FFFF" style:text-underline-type="single" style:text-underline-style="solid" style:text-underline-width="auto" style:text-underline-mode="continuous"/>
    </style:style>
    <style:style style:name="T3752" style:parent-style-name="Domyślnaczcionkaakapitu" style:family="text">
      <style:text-properties style:text-underline-type="single" style:text-underline-style="solid" style:text-underline-width="auto" style:text-underline-mode="continuous"/>
    </style:style>
    <style:style style:name="P3753" style:parent-style-name="Normalny" style:family="paragraph">
      <style:paragraph-properties fo:text-align="justify" fo:line-height="150%" fo:text-indent="0.2479in"/>
    </style:style>
    <style:style style:name="P3754" style:parent-style-name="Normalny" style:family="paragraph">
      <style:paragraph-properties fo:text-align="justify" fo:line-height="150%"/>
    </style:style>
    <style:style style:name="T3755" style:parent-style-name="Domyślnaczcionkaakapitu" style:family="text">
      <style:text-properties style:text-underline-type="single" style:text-underline-style="solid" style:text-underline-width="auto" style:text-underline-mode="continuous"/>
    </style:style>
    <style:style style:name="T3756" style:parent-style-name="Domyślnaczcionkaakapitu" style:family="text">
      <style:text-properties fo:background-color="#80FFFF" style:text-underline-type="single" style:text-underline-style="solid" style:text-underline-width="auto" style:text-underline-mode="continuous"/>
    </style:style>
    <style:style style:name="T3757" style:parent-style-name="Domyślnaczcionkaakapitu" style:family="text">
      <style:text-properties style:text-underline-type="single" style:text-underline-style="solid" style:text-underline-width="auto" style:text-underline-mode="continuous"/>
    </style:style>
    <style:style style:name="T3758" style:parent-style-name="Domyślnaczcionkaakapitu" style:family="text">
      <style:text-properties fo:background-color="#80FFFF" style:text-underline-type="single" style:text-underline-style="solid" style:text-underline-width="auto" style:text-underline-mode="continuous"/>
    </style:style>
    <style:style style:name="T3759" style:parent-style-name="Domyślnaczcionkaakapitu" style:family="text">
      <style:text-properties style:text-underline-type="single" style:text-underline-style="solid" style:text-underline-width="auto" style:text-underline-mode="continuous"/>
    </style:style>
    <style:style style:name="P3760" style:parent-style-name="Normalny" style:family="paragraph">
      <style:paragraph-properties fo:text-align="justify" fo:line-height="150%" fo:text-indent="0.2479in"/>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P3764" style:parent-style-name="Normalny" style:family="paragraph">
      <style:paragraph-properties fo:text-align="justify" fo:line-height="150%"/>
    </style:style>
    <style:style style:name="T3765" style:parent-style-name="Domyślnaczcionkaakapitu" style:family="text">
      <style:text-properties fo:background-color="#80FFFF" style:text-underline-type="single" style:text-underline-style="solid" style:text-underline-width="auto" style:text-underline-mode="continuous"/>
    </style:style>
    <style:style style:name="T3766" style:parent-style-name="Domyślnaczcionkaakapitu" style:family="text">
      <style:text-properties style:text-underline-type="single" style:text-underline-style="solid" style:text-underline-width="auto" style:text-underline-mode="continuous"/>
    </style:style>
    <style:style style:name="T3767" style:parent-style-name="Domyślnaczcionkaakapitu" style:family="text">
      <style:text-properties fo:background-color="#80FFFF" style:text-underline-type="single" style:text-underline-style="solid" style:text-underline-width="auto" style:text-underline-mode="continuous"/>
    </style:style>
    <style:style style:name="T3768" style:parent-style-name="Domyślnaczcionkaakapitu" style:family="text">
      <style:text-properties style:text-underline-type="single" style:text-underline-style="solid" style:text-underline-width="auto" style:text-underline-mode="continuous"/>
    </style:style>
    <style:style style:name="T3769" style:parent-style-name="Domyślnaczcionkaakapitu" style:family="text">
      <style:text-properties fo:background-color="#80FFFF" style:text-underline-type="single" style:text-underline-style="solid" style:text-underline-width="auto" style:text-underline-mode="continuous"/>
    </style:style>
    <style:style style:name="T3770" style:parent-style-name="Domyślnaczcionkaakapitu" style:family="text">
      <style:text-properties style:text-underline-type="single" style:text-underline-style="solid" style:text-underline-width="auto" style:text-underline-mode="continuous"/>
    </style:style>
    <style:style style:name="T3771" style:parent-style-name="Domyślnaczcionkaakapitu" style:family="text">
      <style:text-properties fo:background-color="#80FFFF" style:text-underline-type="single" style:text-underline-style="solid" style:text-underline-width="auto" style:text-underline-mode="continuous"/>
    </style:style>
    <style:style style:name="T3772" style:parent-style-name="Domyślnaczcionkaakapitu" style:family="text">
      <style:text-properties style:text-underline-type="single" style:text-underline-style="solid" style:text-underline-width="auto" style:text-underline-mode="continuous"/>
    </style:style>
    <style:style style:name="P3773" style:parent-style-name="Normalny" style:family="paragraph">
      <style:paragraph-properties fo:text-align="justify" fo:line-height="150%" fo:text-indent="0.2479in"/>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P3789" style:parent-style-name="Normalny" style:family="paragraph">
      <style:paragraph-properties fo:text-align="justify" fo:line-height="150%"/>
    </style:style>
    <style:style style:name="T3790" style:parent-style-name="Domyślnaczcionkaakapitu" style:family="text">
      <style:text-properties fo:background-color="#80FFFF" style:text-underline-type="single" style:text-underline-style="solid" style:text-underline-width="auto" style:text-underline-mode="continuous"/>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T3793" style:parent-style-name="Domyślnaczcionkaakapitu" style:family="text">
      <style:text-properties style:text-underline-type="single" style:text-underline-style="solid" style:text-underline-width="auto" style:text-underline-mode="continuous"/>
    </style:style>
    <style:style style:name="T3794" style:parent-style-name="Domyślnaczcionkaakapitu" style:family="text">
      <style:text-properties fo:background-color="#80FFFF" style:text-underline-type="single" style:text-underline-style="solid" style:text-underline-width="auto" style:text-underline-mode="continuous"/>
    </style:style>
    <style:style style:name="T3795" style:parent-style-name="Domyślnaczcionkaakapitu" style:family="text">
      <style:text-properties style:text-underline-type="single" style:text-underline-style="solid" style:text-underline-width="auto" style:text-underline-mode="continuous"/>
    </style:style>
    <style:style style:name="P3796" style:parent-style-name="Normalny" style:family="paragraph">
      <style:paragraph-properties fo:text-align="justify" fo:line-height="150%" fo:text-indent="0.2479in"/>
    </style:style>
    <style:style style:name="P3797" style:parent-style-name="Normalny" style:family="paragraph">
      <style:paragraph-properties fo:text-align="justify" fo:line-height="150%"/>
    </style:style>
    <style:style style:name="T3798" style:parent-style-name="Domyślnaczcionkaakapitu" style:family="text">
      <style:text-properties fo:background-color="#80FFFF" style:text-underline-type="single" style:text-underline-style="solid" style:text-underline-width="auto" style:text-underline-mode="continuous"/>
    </style:style>
    <style:style style:name="T3799" style:parent-style-name="Domyślnaczcionkaakapitu" style:family="text">
      <style:text-properties style:text-underline-type="single" style:text-underline-style="solid" style:text-underline-width="auto" style:text-underline-mode="continuous"/>
    </style:style>
    <style:style style:name="T3800" style:parent-style-name="Domyślnaczcionkaakapitu" style:family="text">
      <style:text-properties fo:background-color="#80FFFF" style:text-underline-type="single" style:text-underline-style="solid" style:text-underline-width="auto" style:text-underline-mode="continuous"/>
    </style:style>
    <style:style style:name="T3801" style:parent-style-name="Domyślnaczcionkaakapitu" style:family="text">
      <style:text-properties style:text-underline-type="single" style:text-underline-style="solid" style:text-underline-width="auto" style:text-underline-mode="continuous"/>
    </style:style>
    <style:style style:name="T3802" style:parent-style-name="Domyślnaczcionkaakapitu" style:family="text">
      <style:text-properties fo:background-color="#80FFFF" style:text-underline-type="single" style:text-underline-style="solid" style:text-underline-width="auto" style:text-underline-mode="continuous"/>
    </style:style>
    <style:style style:name="T3803" style:parent-style-name="Domyślnaczcionkaakapitu" style:family="text">
      <style:text-properties style:text-underline-type="single" style:text-underline-style="solid" style:text-underline-width="auto" style:text-underline-mode="continuous"/>
    </style:style>
    <style:style style:name="T3804" style:parent-style-name="Domyślnaczcionkaakapitu" style:family="text">
      <style:text-properties fo:background-color="#80FFFF" style:text-underline-type="single" style:text-underline-style="solid" style:text-underline-width="auto" style:text-underline-mode="continuous"/>
    </style:style>
    <style:style style:name="T3805" style:parent-style-name="Domyślnaczcionkaakapitu" style:family="text">
      <style:text-properties style:text-underline-type="single" style:text-underline-style="solid" style:text-underline-width="auto" style:text-underline-mode="continuous"/>
    </style:style>
    <style:style style:name="P3806" style:parent-style-name="Normalny" style:family="paragraph">
      <style:paragraph-properties fo:text-align="justify" fo:line-height="150%" fo:text-indent="0.2479in"/>
    </style:style>
    <style:style style:name="T3807" style:parent-style-name="Domyślnaczcionkaakapitu" style:family="text">
      <style:text-properties fo:background-color="#80FFFF"/>
    </style:style>
    <style:style style:name="T3808" style:parent-style-name="Domyślnaczcionkaakapitu" style:family="text">
      <style:text-properties fo:background-color="#80FFFF"/>
    </style:style>
    <style:style style:name="P3809" style:parent-style-name="Normalny" style:family="paragraph">
      <style:paragraph-properties fo:text-align="justify" fo:line-height="150%"/>
    </style:style>
    <style:style style:name="T3810" style:parent-style-name="Domyślnaczcionkaakapitu" style:family="text">
      <style:text-properties style:text-underline-type="single" style:text-underline-style="solid" style:text-underline-width="auto" style:text-underline-mode="continuous"/>
    </style:style>
    <style:style style:name="T3811" style:parent-style-name="Domyślnaczcionkaakapitu" style:family="text">
      <style:text-properties fo:background-color="#80FFFF" style:text-underline-type="single" style:text-underline-style="solid" style:text-underline-width="auto" style:text-underline-mode="continuous"/>
    </style:style>
    <style:style style:name="T3812" style:parent-style-name="Domyślnaczcionkaakapitu" style:family="text">
      <style:text-properties style:text-underline-type="single" style:text-underline-style="solid" style:text-underline-width="auto" style:text-underline-mode="continuous"/>
    </style:style>
    <style:style style:name="T3813" style:parent-style-name="Domyślnaczcionkaakapitu" style:family="text">
      <style:text-properties fo:background-color="#80FFFF" style:text-underline-type="single" style:text-underline-style="solid" style:text-underline-width="auto" style:text-underline-mode="continuous"/>
    </style:style>
    <style:style style:name="T3814" style:parent-style-name="Domyślnaczcionkaakapitu" style:family="text">
      <style:text-properties style:text-underline-type="single" style:text-underline-style="solid" style:text-underline-width="auto" style:text-underline-mode="continuous"/>
    </style:style>
    <style:style style:name="P3815" style:parent-style-name="Normalny" style:family="paragraph">
      <style:paragraph-properties fo:text-align="justify" fo:line-height="150%" fo:text-indent="0.2479in"/>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P3823" style:parent-style-name="Normalny" style:family="paragraph">
      <style:paragraph-properties fo:text-align="justify" fo:line-height="150%" fo:text-indent="0.2479in"/>
    </style:style>
    <style:style style:name="P3824" style:parent-style-name="Normalny" style:family="paragraph">
      <style:paragraph-properties fo:text-align="justify" fo:line-height="150%" fo:text-indent="0.2479in"/>
    </style:style>
    <style:style style:name="P3825" style:parent-style-name="Normalny" style:family="paragraph">
      <style:paragraph-properties fo:text-align="justify" fo:line-height="150%"/>
    </style:style>
    <style:style style:name="T3826" style:parent-style-name="Domyślnaczcionkaakapitu" style:family="text">
      <style:text-properties style:text-underline-type="single" style:text-underline-style="solid" style:text-underline-width="auto" style:text-underline-mode="continuous"/>
    </style:style>
    <style:style style:name="T3827" style:parent-style-name="Domyślnaczcionkaakapitu" style:family="text">
      <style:text-properties fo:background-color="#80FFFF" style:text-underline-type="single" style:text-underline-style="solid" style:text-underline-width="auto" style:text-underline-mode="continuous"/>
    </style:style>
    <style:style style:name="T3828" style:parent-style-name="Domyślnaczcionkaakapitu" style:family="text">
      <style:text-properties style:text-underline-type="single" style:text-underline-style="solid" style:text-underline-width="auto" style:text-underline-mode="continuous"/>
    </style:style>
    <style:style style:name="T3829" style:parent-style-name="Domyślnaczcionkaakapitu" style:family="text">
      <style:text-properties fo:background-color="#80FFFF" style:text-underline-type="single" style:text-underline-style="solid" style:text-underline-width="auto" style:text-underline-mode="continuous"/>
    </style:style>
    <style:style style:name="T3830" style:parent-style-name="Domyślnaczcionkaakapitu" style:family="text">
      <style:text-properties style:text-underline-type="single" style:text-underline-style="solid" style:text-underline-width="auto" style:text-underline-mode="continuous"/>
    </style:style>
    <style:style style:name="P3831" style:parent-style-name="Normalny" style:family="paragraph">
      <style:paragraph-properties fo:text-align="justify" fo:line-height="150%" fo:text-indent="0.2479in"/>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P3834" style:parent-style-name="Normalny" style:family="paragraph">
      <style:paragraph-properties fo:text-align="justify" fo:line-height="150%"/>
    </style:style>
    <style:style style:name="T3835" style:parent-style-name="Domyślnaczcionkaakapitu" style:family="text">
      <style:text-properties fo:background-color="#80FFFF" style:text-underline-type="single" style:text-underline-style="solid" style:text-underline-width="auto" style:text-underline-mode="continuous"/>
    </style:style>
    <style:style style:name="T3836" style:parent-style-name="Domyślnaczcionkaakapitu" style:family="text">
      <style:text-properties style:text-underline-type="single" style:text-underline-style="solid" style:text-underline-width="auto" style:text-underline-mode="continuous"/>
    </style:style>
    <style:style style:name="T3837" style:parent-style-name="Domyślnaczcionkaakapitu" style:family="text">
      <style:text-properties fo:background-color="#80FFFF" style:text-underline-type="single" style:text-underline-style="solid" style:text-underline-width="auto" style:text-underline-mode="continuous"/>
    </style:style>
    <style:style style:name="T3838" style:parent-style-name="Domyślnaczcionkaakapitu" style:family="text">
      <style:text-properties style:text-underline-type="single" style:text-underline-style="solid" style:text-underline-width="auto" style:text-underline-mode="continuous"/>
    </style:style>
    <style:style style:name="T3839" style:parent-style-name="Domyślnaczcionkaakapitu" style:family="text">
      <style:text-properties fo:background-color="#80FFFF" style:text-underline-type="single" style:text-underline-style="solid" style:text-underline-width="auto" style:text-underline-mode="continuous"/>
    </style:style>
    <style:style style:name="T3840" style:parent-style-name="Domyślnaczcionkaakapitu" style:family="text">
      <style:text-properties style:text-underline-type="single" style:text-underline-style="solid" style:text-underline-width="auto" style:text-underline-mode="continuous"/>
    </style:style>
    <style:style style:name="T3841" style:parent-style-name="Domyślnaczcionkaakapitu" style:family="text">
      <style:text-properties fo:background-color="#80FFFF" style:text-underline-type="single" style:text-underline-style="solid" style:text-underline-width="auto" style:text-underline-mode="continuous"/>
    </style:style>
    <style:style style:name="T3842" style:parent-style-name="Domyślnaczcionkaakapitu" style:family="text">
      <style:text-properties style:text-underline-type="single" style:text-underline-style="solid" style:text-underline-width="auto" style:text-underline-mode="continuous"/>
    </style:style>
    <style:style style:name="P3843" style:parent-style-name="Normalny" style:family="paragraph">
      <style:paragraph-properties fo:text-align="justify" fo:line-height="150%" fo:text-indent="0.2479in"/>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P3846" style:parent-style-name="Normalny" style:family="paragraph">
      <style:paragraph-properties fo:text-align="justify" fo:line-height="150%"/>
    </style:style>
    <style:style style:name="T3847" style:parent-style-name="Domyślnaczcionkaakapitu" style:family="text">
      <style:text-properties style:text-underline-type="single" style:text-underline-style="solid" style:text-underline-width="auto" style:text-underline-mode="continuous"/>
    </style:style>
    <style:style style:name="T3848" style:parent-style-name="Domyślnaczcionkaakapitu" style:family="text">
      <style:text-properties fo:background-color="#80FFFF" style:text-underline-type="single" style:text-underline-style="solid" style:text-underline-width="auto" style:text-underline-mode="continuous"/>
    </style:style>
    <style:style style:name="T3849" style:parent-style-name="Domyślnaczcionkaakapitu" style:family="text">
      <style:text-properties style:text-underline-type="single" style:text-underline-style="solid" style:text-underline-width="auto" style:text-underline-mode="continuous"/>
    </style:style>
    <style:style style:name="T3850" style:parent-style-name="Domyślnaczcionkaakapitu" style:family="text">
      <style:text-properties fo:background-color="#80FFFF" style:text-underline-type="single" style:text-underline-style="solid" style:text-underline-width="auto" style:text-underline-mode="continuous"/>
    </style:style>
    <style:style style:name="T3851" style:parent-style-name="Domyślnaczcionkaakapitu" style:family="text">
      <style:text-properties style:text-underline-type="single" style:text-underline-style="solid" style:text-underline-width="auto" style:text-underline-mode="continuous"/>
    </style:style>
    <style:style style:name="P3852" style:parent-style-name="Normalny" style:family="paragraph">
      <style:paragraph-properties fo:text-align="justify" fo:line-height="150%" fo:text-indent="0.2479in"/>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P3855" style:parent-style-name="Normalny" style:family="paragraph">
      <style:paragraph-properties fo:text-align="justify" fo:line-height="150%"/>
    </style:style>
    <style:style style:name="T3856" style:parent-style-name="Domyślnaczcionkaakapitu" style:family="text">
      <style:text-properties fo:background-color="#80FFFF" style:text-underline-type="single" style:text-underline-style="solid" style:text-underline-width="auto" style:text-underline-mode="continuous"/>
    </style:style>
    <style:style style:name="T3857" style:parent-style-name="Domyślnaczcionkaakapitu" style:family="text">
      <style:text-properties style:text-underline-type="single" style:text-underline-style="solid" style:text-underline-width="auto" style:text-underline-mode="continuous"/>
    </style:style>
    <style:style style:name="T3858" style:parent-style-name="Domyślnaczcionkaakapitu" style:family="text">
      <style:text-properties fo:background-color="#80FFFF" style:text-underline-type="single" style:text-underline-style="solid" style:text-underline-width="auto" style:text-underline-mode="continuous"/>
    </style:style>
    <style:style style:name="T3859" style:parent-style-name="Domyślnaczcionkaakapitu" style:family="text">
      <style:text-properties style:text-underline-type="single" style:text-underline-style="solid" style:text-underline-width="auto" style:text-underline-mode="continuous"/>
    </style:style>
    <style:style style:name="T3860" style:parent-style-name="Domyślnaczcionkaakapitu" style:family="text">
      <style:text-properties fo:background-color="#80FFFF" style:text-underline-type="single" style:text-underline-style="solid" style:text-underline-width="auto" style:text-underline-mode="continuous"/>
    </style:style>
    <style:style style:name="T3861" style:parent-style-name="Domyślnaczcionkaakapitu" style:family="text">
      <style:text-properties style:text-underline-type="single" style:text-underline-style="solid" style:text-underline-width="auto" style:text-underline-mode="continuous"/>
    </style:style>
    <style:style style:name="T3862" style:parent-style-name="Domyślnaczcionkaakapitu" style:family="text">
      <style:text-properties fo:background-color="#80FFFF" style:text-underline-type="single" style:text-underline-style="solid" style:text-underline-width="auto" style:text-underline-mode="continuous"/>
    </style:style>
    <style:style style:name="T3863" style:parent-style-name="Domyślnaczcionkaakapitu" style:family="text">
      <style:text-properties style:text-underline-type="single" style:text-underline-style="solid" style:text-underline-width="auto" style:text-underline-mode="continuous"/>
    </style:style>
    <style:style style:name="P3864" style:parent-style-name="Normalny" style:family="paragraph">
      <style:paragraph-properties fo:text-align="justify" fo:line-height="150%" fo:text-indent="0.2479in"/>
    </style:style>
    <style:style style:name="T3865" style:parent-style-name="Domyślnaczcionkaakapitu" style:family="text">
      <style:text-properties fo:background-color="#80FFFF"/>
    </style:style>
    <style:style style:name="P3866" style:parent-style-name="Normalny" style:family="paragraph">
      <style:paragraph-properties fo:text-align="justify" fo:line-height="150%"/>
    </style:style>
    <style:style style:name="T3867" style:parent-style-name="Domyślnaczcionkaakapitu" style:family="text">
      <style:text-properties fo:background-color="#80FFFF" style:text-underline-type="single" style:text-underline-style="solid" style:text-underline-width="auto" style:text-underline-mode="continuous"/>
    </style:style>
    <style:style style:name="T3868" style:parent-style-name="Domyślnaczcionkaakapitu" style:family="text">
      <style:text-properties style:text-underline-type="single" style:text-underline-style="solid" style:text-underline-width="auto" style:text-underline-mode="continuous"/>
    </style:style>
    <style:style style:name="T3869" style:parent-style-name="Domyślnaczcionkaakapitu" style:family="text">
      <style:text-properties fo:background-color="#80FFFF" style:text-underline-type="single" style:text-underline-style="solid" style:text-underline-width="auto" style:text-underline-mode="continuous"/>
    </style:style>
    <style:style style:name="T3870" style:parent-style-name="Domyślnaczcionkaakapitu" style:family="text">
      <style:text-properties style:text-underline-type="single" style:text-underline-style="solid" style:text-underline-width="auto" style:text-underline-mode="continuous"/>
    </style:style>
    <style:style style:name="T3871" style:parent-style-name="Domyślnaczcionkaakapitu" style:family="text">
      <style:text-properties fo:background-color="#80FFFF" style:text-underline-type="single" style:text-underline-style="solid" style:text-underline-width="auto" style:text-underline-mode="continuous"/>
    </style:style>
    <style:style style:name="T3872" style:parent-style-name="Domyślnaczcionkaakapitu" style:family="text">
      <style:text-properties style:text-underline-type="single" style:text-underline-style="solid" style:text-underline-width="auto" style:text-underline-mode="continuous"/>
    </style:style>
    <style:style style:name="P3873" style:parent-style-name="Normalny" style:family="paragraph">
      <style:paragraph-properties fo:text-align="justify" fo:line-height="150%" fo:text-indent="0.2479in"/>
    </style:style>
    <style:style style:name="T3874" style:parent-style-name="Domyślnaczcionkaakapitu" style:family="text">
      <style:text-properties fo:background-color="#80FFFF"/>
    </style:style>
    <style:style style:name="P3875" style:parent-style-name="Normalny" style:family="paragraph">
      <style:paragraph-properties fo:text-align="justify" fo:line-height="150%"/>
    </style:style>
    <style:style style:name="T3876" style:parent-style-name="Domyślnaczcionkaakapitu" style:family="text">
      <style:text-properties fo:background-color="#80FFFF" style:text-underline-type="single" style:text-underline-style="solid" style:text-underline-width="auto" style:text-underline-mode="continuous"/>
    </style:style>
    <style:style style:name="T3877" style:parent-style-name="Domyślnaczcionkaakapitu" style:family="text">
      <style:text-properties style:text-underline-type="single" style:text-underline-style="solid" style:text-underline-width="auto" style:text-underline-mode="continuous"/>
    </style:style>
    <style:style style:name="T3878" style:parent-style-name="Domyślnaczcionkaakapitu" style:family="text">
      <style:text-properties fo:background-color="#80FFFF" style:text-underline-type="single" style:text-underline-style="solid" style:text-underline-width="auto" style:text-underline-mode="continuous"/>
    </style:style>
    <style:style style:name="T3879" style:parent-style-name="Domyślnaczcionkaakapitu" style:family="text">
      <style:text-properties style:text-underline-type="single" style:text-underline-style="solid" style:text-underline-width="auto" style:text-underline-mode="continuous"/>
    </style:style>
    <style:style style:name="T3880" style:parent-style-name="Domyślnaczcionkaakapitu" style:family="text">
      <style:text-properties fo:background-color="#80FFFF" style:text-underline-type="single" style:text-underline-style="solid" style:text-underline-width="auto" style:text-underline-mode="continuous"/>
    </style:style>
    <style:style style:name="T3881" style:parent-style-name="Domyślnaczcionkaakapitu" style:family="text">
      <style:text-properties style:text-underline-type="single" style:text-underline-style="solid" style:text-underline-width="auto" style:text-underline-mode="continuous"/>
    </style:style>
    <style:style style:name="T3882" style:parent-style-name="Domyślnaczcionkaakapitu" style:family="text">
      <style:text-properties fo:background-color="#80FFFF" style:text-underline-type="single" style:text-underline-style="solid" style:text-underline-width="auto" style:text-underline-mode="continuous"/>
    </style:style>
    <style:style style:name="T3883" style:parent-style-name="Domyślnaczcionkaakapitu" style:family="text">
      <style:text-properties style:text-underline-type="single" style:text-underline-style="solid" style:text-underline-width="auto" style:text-underline-mode="continuous"/>
    </style:style>
    <style:style style:name="P3884" style:parent-style-name="Normalny" style:family="paragraph">
      <style:paragraph-properties fo:text-align="justify" fo:line-height="150%" fo:text-indent="0.2479in"/>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P3889" style:parent-style-name="Normalny" style:family="paragraph">
      <style:paragraph-properties fo:text-align="justify" fo:line-height="150%"/>
    </style:style>
    <style:style style:name="T3890" style:parent-style-name="Domyślnaczcionkaakapitu" style:family="text">
      <style:text-properties style:text-underline-type="single" style:text-underline-style="solid" style:text-underline-width="auto" style:text-underline-mode="continuous"/>
    </style:style>
    <style:style style:name="T3891" style:parent-style-name="Domyślnaczcionkaakapitu" style:family="text">
      <style:text-properties fo:background-color="#80FFFF" style:text-underline-type="single" style:text-underline-style="solid" style:text-underline-width="auto" style:text-underline-mode="continuous"/>
    </style:style>
    <style:style style:name="T3892" style:parent-style-name="Domyślnaczcionkaakapitu" style:family="text">
      <style:text-properties style:text-underline-type="single" style:text-underline-style="solid" style:text-underline-width="auto" style:text-underline-mode="continuous"/>
    </style:style>
    <style:style style:name="T3893" style:parent-style-name="Domyślnaczcionkaakapitu" style:family="text">
      <style:text-properties fo:background-color="#80FFFF" style:text-underline-type="single" style:text-underline-style="solid" style:text-underline-width="auto" style:text-underline-mode="continuous"/>
    </style:style>
    <style:style style:name="T3894" style:parent-style-name="Domyślnaczcionkaakapitu" style:family="text">
      <style:text-properties style:text-underline-type="single" style:text-underline-style="solid" style:text-underline-width="auto" style:text-underline-mode="continuous"/>
    </style:style>
    <style:style style:name="P3895" style:parent-style-name="Normalny" style:family="paragraph">
      <style:paragraph-properties fo:text-align="justify" fo:line-height="150%" fo:text-indent="0.2479in"/>
    </style:style>
    <style:style style:name="P3896" style:parent-style-name="Normalny" style:family="paragraph">
      <style:paragraph-properties fo:text-align="justify" fo:line-height="150%"/>
    </style:style>
    <style:style style:name="T3897" style:parent-style-name="Domyślnaczcionkaakapitu" style:family="text">
      <style:text-properties fo:background-color="#80FFFF" style:text-underline-type="single" style:text-underline-style="solid" style:text-underline-width="auto" style:text-underline-mode="continuous"/>
    </style:style>
    <style:style style:name="T3898" style:parent-style-name="Domyślnaczcionkaakapitu" style:family="text">
      <style:text-properties style:text-underline-type="single" style:text-underline-style="solid" style:text-underline-width="auto" style:text-underline-mode="continuous"/>
    </style:style>
    <style:style style:name="T3899" style:parent-style-name="Domyślnaczcionkaakapitu" style:family="text">
      <style:text-properties fo:background-color="#80FFFF" style:text-underline-type="single" style:text-underline-style="solid" style:text-underline-width="auto" style:text-underline-mode="continuous"/>
    </style:style>
    <style:style style:name="T3900" style:parent-style-name="Domyślnaczcionkaakapitu" style:family="text">
      <style:text-properties style:text-underline-type="single" style:text-underline-style="solid" style:text-underline-width="auto" style:text-underline-mode="continuous"/>
    </style:style>
    <style:style style:name="T3901" style:parent-style-name="Domyślnaczcionkaakapitu" style:family="text">
      <style:text-properties fo:background-color="#80FFFF" style:text-underline-type="single" style:text-underline-style="solid" style:text-underline-width="auto" style:text-underline-mode="continuous"/>
    </style:style>
    <style:style style:name="T3902" style:parent-style-name="Domyślnaczcionkaakapitu" style:family="text">
      <style:text-properties style:text-underline-type="single" style:text-underline-style="solid" style:text-underline-width="auto" style:text-underline-mode="continuous"/>
    </style:style>
    <style:style style:name="T3903" style:parent-style-name="Domyślnaczcionkaakapitu" style:family="text">
      <style:text-properties fo:background-color="#80FFFF" style:text-underline-type="single" style:text-underline-style="solid" style:text-underline-width="auto" style:text-underline-mode="continuous"/>
    </style:style>
    <style:style style:name="T3904" style:parent-style-name="Domyślnaczcionkaakapitu" style:family="text">
      <style:text-properties style:text-underline-type="single" style:text-underline-style="solid" style:text-underline-width="auto" style:text-underline-mode="continuous"/>
    </style:style>
    <style:style style:name="P3905" style:parent-style-name="Normalny" style:family="paragraph">
      <style:paragraph-properties fo:text-align="justify" fo:line-height="150%" fo:text-indent="0.2479in"/>
    </style:style>
    <style:style style:name="P3906" style:parent-style-name="Normalny" style:family="paragraph">
      <style:paragraph-properties fo:text-align="justify" fo:line-height="150%"/>
    </style:style>
    <style:style style:name="T3907" style:parent-style-name="Domyślnaczcionkaakapitu" style:family="text">
      <style:text-properties style:text-underline-type="single" style:text-underline-style="solid" style:text-underline-width="auto" style:text-underline-mode="continuous"/>
    </style:style>
    <style:style style:name="T3908" style:parent-style-name="Domyślnaczcionkaakapitu" style:family="text">
      <style:text-properties fo:background-color="#80FFFF" style:text-underline-type="single" style:text-underline-style="solid" style:text-underline-width="auto" style:text-underline-mode="continuous"/>
    </style:style>
    <style:style style:name="T3909" style:parent-style-name="Domyślnaczcionkaakapitu" style:family="text">
      <style:text-properties style:text-underline-type="single" style:text-underline-style="solid" style:text-underline-width="auto" style:text-underline-mode="continuous"/>
    </style:style>
    <style:style style:name="T3910" style:parent-style-name="Domyślnaczcionkaakapitu" style:family="text">
      <style:text-properties fo:background-color="#80FFFF" style:text-underline-type="single" style:text-underline-style="solid" style:text-underline-width="auto" style:text-underline-mode="continuous"/>
    </style:style>
    <style:style style:name="T3911" style:parent-style-name="Domyślnaczcionkaakapitu" style:family="text">
      <style:text-properties style:text-underline-type="single" style:text-underline-style="solid" style:text-underline-width="auto" style:text-underline-mode="continuous"/>
    </style:style>
    <style:style style:name="P3912" style:parent-style-name="Normalny" style:family="paragraph">
      <style:paragraph-properties fo:text-align="justify" fo:line-height="150%" fo:text-indent="0.2479in"/>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P3918" style:parent-style-name="Normalny" style:family="paragraph">
      <style:paragraph-properties fo:text-align="justify" fo:line-height="150%"/>
    </style:style>
    <style:style style:name="T3919" style:parent-style-name="Domyślnaczcionkaakapitu" style:family="text">
      <style:text-properties fo:background-color="#80FFFF" style:text-underline-type="single" style:text-underline-style="solid" style:text-underline-width="auto" style:text-underline-mode="continuous"/>
    </style:style>
    <style:style style:name="T3920" style:parent-style-name="Domyślnaczcionkaakapitu" style:family="text">
      <style:text-properties style:text-underline-type="single" style:text-underline-style="solid" style:text-underline-width="auto" style:text-underline-mode="continuous"/>
    </style:style>
    <style:style style:name="T3921" style:parent-style-name="Domyślnaczcionkaakapitu" style:family="text">
      <style:text-properties fo:background-color="#80FFFF" style:text-underline-type="single" style:text-underline-style="solid" style:text-underline-width="auto" style:text-underline-mode="continuous"/>
    </style:style>
    <style:style style:name="T3922" style:parent-style-name="Domyślnaczcionkaakapitu" style:family="text">
      <style:text-properties style:text-underline-type="single" style:text-underline-style="solid" style:text-underline-width="auto" style:text-underline-mode="continuous"/>
    </style:style>
    <style:style style:name="T3923" style:parent-style-name="Domyślnaczcionkaakapitu" style:family="text">
      <style:text-properties fo:background-color="#80FFFF" style:text-underline-type="single" style:text-underline-style="solid" style:text-underline-width="auto" style:text-underline-mode="continuous"/>
    </style:style>
    <style:style style:name="T3924" style:parent-style-name="Domyślnaczcionkaakapitu" style:family="text">
      <style:text-properties style:text-underline-type="single" style:text-underline-style="solid" style:text-underline-width="auto" style:text-underline-mode="continuous"/>
    </style:style>
    <style:style style:name="T3925" style:parent-style-name="Domyślnaczcionkaakapitu" style:family="text">
      <style:text-properties fo:background-color="#80FFFF" style:text-underline-type="single" style:text-underline-style="solid" style:text-underline-width="auto" style:text-underline-mode="continuous"/>
    </style:style>
    <style:style style:name="T3926" style:parent-style-name="Domyślnaczcionkaakapitu" style:family="text">
      <style:text-properties style:text-underline-type="single" style:text-underline-style="solid" style:text-underline-width="auto" style:text-underline-mode="continuous"/>
    </style:style>
    <style:style style:name="P3927" style:parent-style-name="Normalny" style:family="paragraph">
      <style:paragraph-properties fo:text-align="justify" fo:line-height="150%" fo:text-indent="0.2479in"/>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P3930" style:parent-style-name="Normalny" style:family="paragraph">
      <style:paragraph-properties fo:text-align="justify" fo:line-height="150%" fo:text-indent="0.2479in"/>
    </style:style>
    <style:style style:name="T3931" style:parent-style-name="Domyślnaczcionkaakapitu" style:family="text">
      <style:text-properties fo:background-color="#80FFFF"/>
    </style:style>
    <style:style style:name="P3932" style:parent-style-name="Normalny" style:family="paragraph">
      <style:paragraph-properties fo:text-align="justify" fo:line-height="150%"/>
    </style:style>
    <style:style style:name="T3933" style:parent-style-name="Domyślnaczcionkaakapitu" style:family="text">
      <style:text-properties style:text-underline-type="single" style:text-underline-style="solid" style:text-underline-width="auto" style:text-underline-mode="continuous"/>
    </style:style>
    <style:style style:name="T3934" style:parent-style-name="Domyślnaczcionkaakapitu" style:family="text">
      <style:text-properties fo:background-color="#80FFFF" style:text-underline-type="single" style:text-underline-style="solid" style:text-underline-width="auto" style:text-underline-mode="continuous"/>
    </style:style>
    <style:style style:name="T3935" style:parent-style-name="Domyślnaczcionkaakapitu" style:family="text">
      <style:text-properties style:text-underline-type="single" style:text-underline-style="solid" style:text-underline-width="auto" style:text-underline-mode="continuous"/>
    </style:style>
    <style:style style:name="P3936" style:parent-style-name="Normalny" style:family="paragraph">
      <style:paragraph-properties fo:text-align="justify" fo:line-height="150%" fo:text-indent="0.2479in"/>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P3941" style:parent-style-name="Normalny" style:family="paragraph">
      <style:paragraph-properties fo:text-align="justify" fo:line-height="150%"/>
    </style:style>
    <style:style style:name="T3942" style:parent-style-name="Domyślnaczcionkaakapitu" style:family="text">
      <style:text-properties fo:background-color="#80FFFF" style:text-underline-type="single" style:text-underline-style="solid" style:text-underline-width="auto" style:text-underline-mode="continuous"/>
    </style:style>
    <style:style style:name="T3943" style:parent-style-name="Domyślnaczcionkaakapitu" style:family="text">
      <style:text-properties style:text-underline-type="single" style:text-underline-style="solid" style:text-underline-width="auto" style:text-underline-mode="continuous"/>
    </style:style>
    <style:style style:name="T3944" style:parent-style-name="Domyślnaczcionkaakapitu" style:family="text">
      <style:text-properties fo:background-color="#80FFFF" style:text-underline-type="single" style:text-underline-style="solid" style:text-underline-width="auto" style:text-underline-mode="continuous"/>
    </style:style>
    <style:style style:name="T3945" style:parent-style-name="Domyślnaczcionkaakapitu" style:family="text">
      <style:text-properties style:text-underline-type="single" style:text-underline-style="solid" style:text-underline-width="auto" style:text-underline-mode="continuous"/>
    </style:style>
    <style:style style:name="T3946" style:parent-style-name="Domyślnaczcionkaakapitu" style:family="text">
      <style:text-properties fo:background-color="#80FFFF" style:text-underline-type="single" style:text-underline-style="solid" style:text-underline-width="auto" style:text-underline-mode="continuous"/>
    </style:style>
    <style:style style:name="T3947" style:parent-style-name="Domyślnaczcionkaakapitu" style:family="text">
      <style:text-properties style:text-underline-type="single" style:text-underline-style="solid" style:text-underline-width="auto" style:text-underline-mode="continuous"/>
    </style:style>
    <style:style style:name="T3948" style:parent-style-name="Domyślnaczcionkaakapitu" style:family="text">
      <style:text-properties fo:background-color="#80FFFF" style:text-underline-type="single" style:text-underline-style="solid" style:text-underline-width="auto" style:text-underline-mode="continuous"/>
    </style:style>
    <style:style style:name="T3949" style:parent-style-name="Domyślnaczcionkaakapitu" style:family="text">
      <style:text-properties style:text-underline-type="single" style:text-underline-style="solid" style:text-underline-width="auto" style:text-underline-mode="continuous"/>
    </style:style>
    <style:style style:name="P3950" style:parent-style-name="Normalny" style:family="paragraph">
      <style:paragraph-properties fo:text-align="justify" fo:line-height="150%" fo:text-indent="0.2479in"/>
    </style:style>
    <style:style style:name="P3951" style:parent-style-name="Normalny" style:family="paragraph">
      <style:paragraph-properties fo:text-align="justify" fo:line-height="150%"/>
    </style:style>
    <style:style style:name="T3952" style:parent-style-name="Domyślnaczcionkaakapitu" style:family="text">
      <style:text-properties style:text-underline-type="single" style:text-underline-style="solid" style:text-underline-width="auto" style:text-underline-mode="continuous"/>
    </style:style>
    <style:style style:name="T3953" style:parent-style-name="Domyślnaczcionkaakapitu" style:family="text">
      <style:text-properties fo:background-color="#80FFFF" style:text-underline-type="single" style:text-underline-style="solid" style:text-underline-width="auto" style:text-underline-mode="continuous"/>
    </style:style>
    <style:style style:name="P3954" style:parent-style-name="Normalny" style:family="paragraph">
      <style:paragraph-properties fo:text-align="justify" fo:line-height="150%" fo:text-indent="0.2479in"/>
    </style:style>
    <style:style style:name="P3955" style:parent-style-name="Normalny" style:family="paragraph">
      <style:paragraph-properties fo:text-align="justify" fo:line-height="150%">
        <style:tab-stops>
          <style:tab-stop style:type="left" style:leader-style="solid" style:leader-text="_" style:position="1.975in"/>
        </style:tab-stops>
      </style:paragraph-properties>
    </style:style>
    <style:style style:name="T3956" style:parent-style-name="Domyślnaczcionkaakapitu" style:family="text">
      <style:text-properties style:text-underline-type="single" style:text-underline-style="solid" style:text-underline-width="auto" style:text-underline-mode="continuous"/>
    </style:style>
    <style:style style:name="T3957" style:parent-style-name="Domyślnaczcionkaakapitu" style:family="text">
      <style:text-properties fo:background-color="#80FFFF" style:text-underline-type="single" style:text-underline-style="solid" style:text-underline-width="auto" style:text-underline-mode="continuous"/>
    </style:style>
    <style:style style:name="T3958" style:parent-style-name="Domyślnaczcionkaakapitu" style:family="text">
      <style:text-properties style:text-underline-type="single" style:text-underline-style="solid" style:text-underline-width="auto" style:text-underline-mode="continuous"/>
    </style:style>
    <style:style style:name="P3959" style:parent-style-name="Normalny" style:family="paragraph">
      <style:paragraph-properties fo:text-align="justify" fo:line-height="150%" fo:text-indent="0.2479in">
        <style:tab-stops>
          <style:tab-stop style:type="left" style:leader-style="solid" style:leader-text="_" style:position="1.975in"/>
        </style:tab-stops>
      </style:paragraph-properties>
    </style:style>
    <style:style style:name="P3960" style:parent-style-name="Normalny" style:family="paragraph">
      <style:paragraph-properties fo:text-align="justify" fo:line-height="150%"/>
    </style:style>
    <style:style style:name="T3961" style:parent-style-name="Domyślnaczcionkaakapitu" style:family="text">
      <style:text-properties fo:background-color="#80FFFF" style:text-underline-type="single" style:text-underline-style="solid" style:text-underline-width="auto" style:text-underline-mode="continuous"/>
    </style:style>
    <style:style style:name="T3962" style:parent-style-name="Domyślnaczcionkaakapitu" style:family="text">
      <style:text-properties style:text-underline-type="single" style:text-underline-style="solid" style:text-underline-width="auto" style:text-underline-mode="continuous"/>
    </style:style>
    <style:style style:name="T3963" style:parent-style-name="Domyślnaczcionkaakapitu" style:family="text">
      <style:text-properties fo:background-color="#80FFFF" style:text-underline-type="single" style:text-underline-style="solid" style:text-underline-width="auto" style:text-underline-mode="continuous"/>
    </style:style>
    <style:style style:name="T3964" style:parent-style-name="Domyślnaczcionkaakapitu" style:family="text">
      <style:text-properties style:text-underline-type="single" style:text-underline-style="solid" style:text-underline-width="auto" style:text-underline-mode="continuous"/>
    </style:style>
    <style:style style:name="T3965" style:parent-style-name="Domyślnaczcionkaakapitu" style:family="text">
      <style:text-properties fo:background-color="#80FFFF" style:text-underline-type="single" style:text-underline-style="solid" style:text-underline-width="auto" style:text-underline-mode="continuous"/>
    </style:style>
    <style:style style:name="T3966" style:parent-style-name="Domyślnaczcionkaakapitu" style:family="text">
      <style:text-properties style:text-underline-type="single" style:text-underline-style="solid" style:text-underline-width="auto" style:text-underline-mode="continuous"/>
    </style:style>
    <style:style style:name="T3967" style:parent-style-name="Domyślnaczcionkaakapitu" style:family="text">
      <style:text-properties fo:background-color="#80FFFF" style:text-underline-type="single" style:text-underline-style="solid" style:text-underline-width="auto" style:text-underline-mode="continuous"/>
    </style:style>
    <style:style style:name="T3968" style:parent-style-name="Domyślnaczcionkaakapitu" style:family="text">
      <style:text-properties style:text-underline-type="single" style:text-underline-style="solid" style:text-underline-width="auto" style:text-underline-mode="continuous"/>
    </style:style>
    <style:style style:name="P3969" style:parent-style-name="Normalny" style:family="paragraph">
      <style:paragraph-properties fo:text-align="justify" fo:line-height="150%" fo:text-indent="0.2479in"/>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P3972" style:parent-style-name="Normalny" style:family="paragraph">
      <style:paragraph-properties fo:text-align="justify" fo:line-height="150%" fo:text-indent="0.2479in"/>
    </style:style>
    <style:style style:name="P3973" style:parent-style-name="Normalny" style:family="paragraph">
      <style:paragraph-properties fo:text-align="justify" fo:line-height="150%" fo:text-indent="0.2479in"/>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P3976" style:parent-style-name="Normalny" style:family="paragraph">
      <style:paragraph-properties fo:text-align="justify" fo:line-height="150%"/>
    </style:style>
    <style:style style:name="T3977" style:parent-style-name="Domyślnaczcionkaakapitu" style:family="text">
      <style:text-properties fo:background-color="#80FFFF" style:text-underline-type="single" style:text-underline-style="solid" style:text-underline-width="auto" style:text-underline-mode="continuous"/>
    </style:style>
    <style:style style:name="T3978" style:parent-style-name="Domyślnaczcionkaakapitu" style:family="text">
      <style:text-properties style:text-underline-type="single" style:text-underline-style="solid" style:text-underline-width="auto" style:text-underline-mode="continuous"/>
    </style:style>
    <style:style style:name="T3979" style:parent-style-name="Domyślnaczcionkaakapitu" style:family="text">
      <style:text-properties fo:background-color="#80FFFF" style:text-underline-type="single" style:text-underline-style="solid" style:text-underline-width="auto" style:text-underline-mode="continuous"/>
    </style:style>
    <style:style style:name="T3980" style:parent-style-name="Domyślnaczcionkaakapitu" style:family="text">
      <style:text-properties style:text-underline-type="single" style:text-underline-style="solid" style:text-underline-width="auto" style:text-underline-mode="continuous"/>
    </style:style>
    <style:style style:name="P3981" style:parent-style-name="Normalny" style:family="paragraph">
      <style:paragraph-properties fo:text-align="justify" fo:line-height="150%" fo:text-indent="0.2479in"/>
    </style:style>
    <style:style style:name="T3982" style:parent-style-name="Domyślnaczcionkaakapitu" style:family="text">
      <style:text-properties fo:background-color="#80FFFF"/>
    </style:style>
    <style:style style:name="P3983" style:parent-style-name="Normalny" style:family="paragraph">
      <style:paragraph-properties fo:text-align="justify" fo:line-height="150%"/>
    </style:style>
    <style:style style:name="T3984" style:parent-style-name="Domyślnaczcionkaakapitu" style:family="text">
      <style:text-properties style:text-underline-type="single" style:text-underline-style="solid" style:text-underline-width="auto" style:text-underline-mode="continuous"/>
    </style:style>
    <style:style style:name="T3985" style:parent-style-name="Domyślnaczcionkaakapitu" style:family="text">
      <style:text-properties fo:background-color="#80FFFF" style:text-underline-type="single" style:text-underline-style="solid" style:text-underline-width="auto" style:text-underline-mode="continuous"/>
    </style:style>
    <style:style style:name="T3986" style:parent-style-name="Domyślnaczcionkaakapitu" style:family="text">
      <style:text-properties style:text-underline-type="single" style:text-underline-style="solid" style:text-underline-width="auto" style:text-underline-mode="continuous"/>
    </style:style>
    <style:style style:name="T3987" style:parent-style-name="Domyślnaczcionkaakapitu" style:family="text">
      <style:text-properties fo:background-color="#80FFFF" style:text-underline-type="single" style:text-underline-style="solid" style:text-underline-width="auto" style:text-underline-mode="continuous"/>
    </style:style>
    <style:style style:name="T3988" style:parent-style-name="Domyślnaczcionkaakapitu" style:family="text">
      <style:text-properties style:text-underline-type="single" style:text-underline-style="solid" style:text-underline-width="auto" style:text-underline-mode="continuous"/>
    </style:style>
    <style:style style:name="P3989" style:parent-style-name="Normalny" style:family="paragraph">
      <style:paragraph-properties fo:text-align="justify" fo:line-height="150%" fo:text-indent="0.2479in"/>
    </style:style>
    <style:style style:name="T3990" style:parent-style-name="Domyślnaczcionkaakapitu" style:family="text">
      <style:text-properties fo:background-color="#80FFFF"/>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P4005" style:parent-style-name="Normalny" style:family="paragraph">
      <style:paragraph-properties fo:text-align="justify" fo:line-height="150%" fo:text-indent="0.2479in"/>
    </style:style>
    <style:style style:name="P4006" style:parent-style-name="Normalny" style:family="paragraph">
      <style:paragraph-properties fo:text-align="justify" fo:line-height="150%"/>
    </style:style>
    <style:style style:name="T4007" style:parent-style-name="Domyślnaczcionkaakapitu" style:family="text">
      <style:text-properties fo:background-color="#80FFFF" style:text-underline-type="single" style:text-underline-style="solid" style:text-underline-width="auto" style:text-underline-mode="continuous"/>
    </style:style>
    <style:style style:name="T4008" style:parent-style-name="Domyślnaczcionkaakapitu" style:family="text">
      <style:text-properties style:text-underline-type="single" style:text-underline-style="solid" style:text-underline-width="auto" style:text-underline-mode="continuous"/>
    </style:style>
    <style:style style:name="T4009" style:parent-style-name="Domyślnaczcionkaakapitu" style:family="text">
      <style:text-properties fo:background-color="#80FFFF" style:text-underline-type="single" style:text-underline-style="solid" style:text-underline-width="auto" style:text-underline-mode="continuous"/>
    </style:style>
    <style:style style:name="T4010" style:parent-style-name="Domyślnaczcionkaakapitu" style:family="text">
      <style:text-properties style:text-underline-type="single" style:text-underline-style="solid" style:text-underline-width="auto" style:text-underline-mode="continuous"/>
    </style:style>
    <style:style style:name="T4011" style:parent-style-name="Domyślnaczcionkaakapitu" style:family="text">
      <style:text-properties fo:background-color="#80FFFF" style:text-underline-type="single" style:text-underline-style="solid" style:text-underline-width="auto" style:text-underline-mode="continuous"/>
    </style:style>
    <style:style style:name="T4012" style:parent-style-name="Domyślnaczcionkaakapitu" style:family="text">
      <style:text-properties style:text-underline-type="single" style:text-underline-style="solid" style:text-underline-width="auto" style:text-underline-mode="continuous"/>
    </style:style>
    <style:style style:name="T4013" style:parent-style-name="Domyślnaczcionkaakapitu" style:family="text">
      <style:text-properties fo:background-color="#80FFFF" style:text-underline-type="single" style:text-underline-style="solid" style:text-underline-width="auto" style:text-underline-mode="continuous"/>
    </style:style>
    <style:style style:name="T4014" style:parent-style-name="Domyślnaczcionkaakapitu" style:family="text">
      <style:text-properties style:text-underline-type="single" style:text-underline-style="solid" style:text-underline-width="auto" style:text-underline-mode="continuous"/>
    </style:style>
    <style:style style:name="P4015" style:parent-style-name="Normalny" style:family="paragraph">
      <style:paragraph-properties fo:text-align="justify" fo:line-height="150%" fo:text-indent="0.2479in"/>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P4021" style:parent-style-name="Normalny" style:family="paragraph">
      <style:paragraph-properties fo:text-align="justify" fo:line-height="150%" fo:text-indent="0.2479in"/>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P4028" style:parent-style-name="Normalny" style:family="paragraph">
      <style:paragraph-properties fo:text-align="justify" fo:line-height="150%"/>
    </style:style>
    <style:style style:name="T4029" style:parent-style-name="Domyślnaczcionkaakapitu" style:family="text">
      <style:text-properties fo:background-color="#80FFFF" style:text-underline-type="single" style:text-underline-style="solid" style:text-underline-width="auto" style:text-underline-mode="continuous"/>
    </style:style>
    <style:style style:name="T4030" style:parent-style-name="Domyślnaczcionkaakapitu" style:family="text">
      <style:text-properties style:text-underline-type="single" style:text-underline-style="solid" style:text-underline-width="auto" style:text-underline-mode="continuous"/>
    </style:style>
    <style:style style:name="T4031" style:parent-style-name="Domyślnaczcionkaakapitu" style:family="text">
      <style:text-properties fo:background-color="#80FFFF" style:text-underline-type="single" style:text-underline-style="solid" style:text-underline-width="auto" style:text-underline-mode="continuous"/>
    </style:style>
    <style:style style:name="T4032" style:parent-style-name="Domyślnaczcionkaakapitu" style:family="text">
      <style:text-properties style:text-underline-type="single" style:text-underline-style="solid" style:text-underline-width="auto" style:text-underline-mode="continuous"/>
    </style:style>
    <style:style style:name="P4033" style:parent-style-name="Normalny" style:family="paragraph">
      <style:paragraph-properties fo:text-align="justify" fo:line-height="150%" fo:text-indent="0.2479in"/>
    </style:style>
    <style:style style:name="P4034" style:parent-style-name="Normalny" style:family="paragraph">
      <style:paragraph-properties fo:text-align="justify" fo:line-height="150%" fo:text-indent="0.2479in"/>
    </style:style>
    <style:style style:name="T4035" style:parent-style-name="Domyślnaczcionkaakapitu" style:family="text">
      <style:text-properties fo:background-color="#80FFFF"/>
    </style:style>
    <style:style style:name="P4036" style:parent-style-name="Normalny" style:family="paragraph">
      <style:paragraph-properties fo:text-align="justify" fo:line-height="150%" fo:text-indent="0.2479in"/>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P4043" style:parent-style-name="Normalny" style:family="paragraph">
      <style:paragraph-properties fo:text-align="justify" fo:line-height="150%" fo:text-indent="0.2479in"/>
    </style:style>
    <style:style style:name="T4044" style:parent-style-name="Domyślnaczcionkaakapitu" style:family="text">
      <style:text-properties fo:background-color="#80FFFF"/>
    </style:style>
    <style:style style:name="T4045" style:parent-style-name="Domyślnaczcionkaakapitu" style:family="text">
      <style:text-properties fo:background-color="#80FFFF"/>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P4049" style:parent-style-name="Normalny" style:family="paragraph">
      <style:paragraph-properties fo:text-align="justify" fo:line-height="150%" fo:text-indent="0.2479in"/>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P4055" style:parent-style-name="Normalny" style:family="paragraph">
      <style:paragraph-properties fo:text-align="justify" fo:line-height="150%"/>
    </style:style>
    <style:style style:name="T4056" style:parent-style-name="Domyślnaczcionkaakapitu" style:family="text">
      <style:text-properties fo:background-color="#80FFFF" style:text-underline-type="single" style:text-underline-style="solid" style:text-underline-width="auto" style:text-underline-mode="continuous"/>
    </style:style>
    <style:style style:name="T4057" style:parent-style-name="Domyślnaczcionkaakapitu" style:family="text">
      <style:text-properties style:text-underline-type="single" style:text-underline-style="solid" style:text-underline-width="auto" style:text-underline-mode="continuous"/>
    </style:style>
    <style:style style:name="T4058" style:parent-style-name="Domyślnaczcionkaakapitu" style:family="text">
      <style:text-properties fo:background-color="#80FFFF" style:text-underline-type="single" style:text-underline-style="solid" style:text-underline-width="auto" style:text-underline-mode="continuous"/>
    </style:style>
    <style:style style:name="T4059" style:parent-style-name="Domyślnaczcionkaakapitu" style:family="text">
      <style:text-properties style:text-underline-type="single" style:text-underline-style="solid" style:text-underline-width="auto" style:text-underline-mode="continuous"/>
    </style:style>
    <style:style style:name="T4060" style:parent-style-name="Domyślnaczcionkaakapitu" style:family="text">
      <style:text-properties fo:background-color="#80FFFF" style:text-underline-type="single" style:text-underline-style="solid" style:text-underline-width="auto" style:text-underline-mode="continuous"/>
    </style:style>
    <style:style style:name="T4061" style:parent-style-name="Domyślnaczcionkaakapitu" style:family="text">
      <style:text-properties style:text-underline-type="single" style:text-underline-style="solid" style:text-underline-width="auto" style:text-underline-mode="continuous"/>
    </style:style>
    <style:style style:name="T4062" style:parent-style-name="Domyślnaczcionkaakapitu" style:family="text">
      <style:text-properties fo:background-color="#80FFFF" style:text-underline-type="single" style:text-underline-style="solid" style:text-underline-width="auto" style:text-underline-mode="continuous"/>
    </style:style>
    <style:style style:name="T4063" style:parent-style-name="Domyślnaczcionkaakapitu" style:family="text">
      <style:text-properties style:text-underline-type="single" style:text-underline-style="solid" style:text-underline-width="auto" style:text-underline-mode="continuous"/>
    </style:style>
    <style:style style:name="P4064" style:parent-style-name="Normalny" style:family="paragraph">
      <style:paragraph-properties fo:text-align="justify" fo:line-height="150%" fo:text-indent="0.2479in"/>
    </style:style>
    <style:style style:name="P4065" style:parent-style-name="Normalny" style:family="paragraph">
      <style:paragraph-properties fo:text-align="justify" fo:line-height="150%">
        <style:tab-stops>
          <style:tab-stop style:type="left" style:leader-style="solid" style:leader-text="_" style:position="1.5333in"/>
        </style:tab-stops>
      </style:paragraph-properties>
    </style:style>
    <style:style style:name="T4066" style:parent-style-name="Domyślnaczcionkaakapitu" style:family="text">
      <style:text-properties fo:background-color="#80FFFF" style:text-underline-type="single" style:text-underline-style="solid" style:text-underline-width="auto" style:text-underline-mode="continuous"/>
    </style:style>
    <style:style style:name="T4067" style:parent-style-name="Domyślnaczcionkaakapitu" style:family="text">
      <style:text-properties style:text-underline-type="single" style:text-underline-style="solid" style:text-underline-width="auto" style:text-underline-mode="continuous"/>
    </style:style>
    <style:style style:name="T4068" style:parent-style-name="Domyślnaczcionkaakapitu" style:family="text">
      <style:text-properties fo:background-color="#80FFFF" style:text-underline-type="single" style:text-underline-style="solid" style:text-underline-width="auto" style:text-underline-mode="continuous"/>
    </style:style>
    <style:style style:name="T4069" style:parent-style-name="Domyślnaczcionkaakapitu" style:family="text">
      <style:text-properties style:text-underline-type="single" style:text-underline-style="solid" style:text-underline-width="auto" style:text-underline-mode="continuous"/>
    </style:style>
    <style:style style:name="P4070" style:parent-style-name="Normalny" style:family="paragraph">
      <style:paragraph-properties fo:text-align="justify" fo:line-height="150%" fo:text-indent="0.2479in">
        <style:tab-stops>
          <style:tab-stop style:type="left" style:leader-style="solid" style:leader-text="_" style:position="1.5333in"/>
        </style:tab-stops>
      </style:paragraph-properties>
    </style:style>
    <style:style style:name="T4071" style:parent-style-name="Domyślnaczcionkaakapitu" style:family="text">
      <style:text-properties fo:background-color="#80FFFF"/>
    </style:style>
    <style:style style:name="P4072" style:parent-style-name="Normalny" style:family="paragraph">
      <style:paragraph-properties fo:text-align="justify" fo:line-height="150%" fo:text-indent="0.2479in"/>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P4076" style:parent-style-name="Normalny" style:family="paragraph">
      <style:paragraph-properties fo:text-align="justify" fo:line-height="150%" fo:text-indent="0.2479in"/>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P4085" style:parent-style-name="Normalny" style:family="paragraph">
      <style:paragraph-properties fo:text-align="justify" fo:line-height="150%"/>
    </style:style>
    <style:style style:name="T4086" style:parent-style-name="Domyślnaczcionkaakapitu" style:family="text">
      <style:text-properties style:text-underline-type="single" style:text-underline-style="solid" style:text-underline-width="auto" style:text-underline-mode="continuous"/>
    </style:style>
    <style:style style:name="P4087" style:parent-style-name="Normalny" style:family="paragraph">
      <style:paragraph-properties fo:text-align="justify" fo:line-height="150%" fo:text-indent="0.2479in"/>
    </style:style>
    <style:style style:name="T4088" style:parent-style-name="Domyślnaczcionkaakapitu" style:family="text">
      <style:text-properties fo:background-color="#80FFFF"/>
    </style:style>
    <style:style style:name="P4089" style:parent-style-name="Normalny" style:family="paragraph">
      <style:paragraph-properties fo:text-align="justify" fo:line-height="150%"/>
    </style:style>
    <style:style style:name="T4090" style:parent-style-name="Domyślnaczcionkaakapitu" style:family="text">
      <style:text-properties fo:background-color="#80FFFF" style:text-underline-type="single" style:text-underline-style="solid" style:text-underline-width="auto" style:text-underline-mode="continuous"/>
    </style:style>
    <style:style style:name="T4091" style:parent-style-name="Domyślnaczcionkaakapitu" style:family="text">
      <style:text-properties style:text-underline-type="single" style:text-underline-style="solid" style:text-underline-width="auto" style:text-underline-mode="continuous"/>
    </style:style>
    <style:style style:name="T4092" style:parent-style-name="Domyślnaczcionkaakapitu" style:family="text">
      <style:text-properties fo:background-color="#80FFFF" style:text-underline-type="single" style:text-underline-style="solid" style:text-underline-width="auto" style:text-underline-mode="continuous"/>
    </style:style>
    <style:style style:name="T4093" style:parent-style-name="Domyślnaczcionkaakapitu" style:family="text">
      <style:text-properties style:text-underline-type="single" style:text-underline-style="solid" style:text-underline-width="auto" style:text-underline-mode="continuous"/>
    </style:style>
    <style:style style:name="P4094" style:parent-style-name="Normalny" style:family="paragraph">
      <style:paragraph-properties fo:text-align="justify" fo:line-height="150%" fo:text-indent="0.2479in"/>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P4097" style:parent-style-name="Normalny" style:family="paragraph">
      <style:paragraph-properties fo:text-align="justify" fo:line-height="150%"/>
    </style:style>
    <style:style style:name="T4098" style:parent-style-name="Domyślnaczcionkaakapitu" style:family="text">
      <style:text-properties fo:background-color="#80FFFF" style:text-underline-type="single" style:text-underline-style="solid" style:text-underline-width="auto" style:text-underline-mode="continuous"/>
    </style:style>
    <style:style style:name="T4099" style:parent-style-name="Domyślnaczcionkaakapitu" style:family="text">
      <style:text-properties style:text-underline-type="single" style:text-underline-style="solid" style:text-underline-width="auto" style:text-underline-mode="continuous"/>
    </style:style>
    <style:style style:name="T4100" style:parent-style-name="Domyślnaczcionkaakapitu" style:family="text">
      <style:text-properties fo:background-color="#80FFFF" style:text-underline-type="single" style:text-underline-style="solid" style:text-underline-width="auto" style:text-underline-mode="continuous"/>
    </style:style>
    <style:style style:name="T4101" style:parent-style-name="Domyślnaczcionkaakapitu" style:family="text">
      <style:text-properties style:text-underline-type="single" style:text-underline-style="solid" style:text-underline-width="auto" style:text-underline-mode="continuous"/>
    </style:style>
    <style:style style:name="P4102" style:parent-style-name="Normalny" style:family="paragraph">
      <style:paragraph-properties fo:text-align="justify" fo:line-height="150%" fo:text-indent="0.2479in"/>
    </style:style>
    <style:style style:name="P4103" style:parent-style-name="Normalny" style:family="paragraph">
      <style:paragraph-properties fo:text-align="justify" fo:line-height="150%"/>
    </style:style>
    <style:style style:name="T4104" style:parent-style-name="Domyślnaczcionkaakapitu" style:family="text">
      <style:text-properties style:text-underline-type="single" style:text-underline-style="solid" style:text-underline-width="auto" style:text-underline-mode="continuous"/>
    </style:style>
    <style:style style:name="T4105" style:parent-style-name="Domyślnaczcionkaakapitu" style:family="text">
      <style:text-properties fo:background-color="#80FFFF" style:text-underline-type="single" style:text-underline-style="solid" style:text-underline-width="auto" style:text-underline-mode="continuous"/>
    </style:style>
    <style:style style:name="T4106" style:parent-style-name="Domyślnaczcionkaakapitu" style:family="text">
      <style:text-properties style:text-underline-type="single" style:text-underline-style="solid" style:text-underline-width="auto" style:text-underline-mode="continuous"/>
    </style:style>
    <style:style style:name="P4107" style:parent-style-name="Normalny" style:family="paragraph">
      <style:paragraph-properties fo:text-align="justify" fo:line-height="150%" fo:text-indent="0.2479in"/>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P4110" style:parent-style-name="Normalny" style:family="paragraph">
      <style:paragraph-properties fo:text-align="justify" fo:line-height="150%" fo:text-indent="0.2479in"/>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P4116" style:parent-style-name="Normalny" style:family="paragraph">
      <style:paragraph-properties fo:text-align="justify" fo:line-height="150%"/>
    </style:style>
    <style:style style:name="T4117" style:parent-style-name="Domyślnaczcionkaakapitu" style:family="text">
      <style:text-properties fo:background-color="#80FFFF" style:text-underline-type="single" style:text-underline-style="solid" style:text-underline-width="auto" style:text-underline-mode="continuous"/>
    </style:style>
    <style:style style:name="T4118" style:parent-style-name="Domyślnaczcionkaakapitu" style:family="text">
      <style:text-properties style:text-underline-type="single" style:text-underline-style="solid" style:text-underline-width="auto" style:text-underline-mode="continuous"/>
    </style:style>
    <style:style style:name="T4119" style:parent-style-name="Domyślnaczcionkaakapitu" style:family="text">
      <style:text-properties fo:background-color="#80FFFF" style:text-underline-type="single" style:text-underline-style="solid" style:text-underline-width="auto" style:text-underline-mode="continuous"/>
    </style:style>
    <style:style style:name="T4120" style:parent-style-name="Domyślnaczcionkaakapitu" style:family="text">
      <style:text-properties style:text-underline-type="single" style:text-underline-style="solid" style:text-underline-width="auto" style:text-underline-mode="continuous"/>
    </style:style>
    <style:style style:name="T4121" style:parent-style-name="Domyślnaczcionkaakapitu" style:family="text">
      <style:text-properties fo:background-color="#80FFFF" style:text-underline-type="single" style:text-underline-style="solid" style:text-underline-width="auto" style:text-underline-mode="continuous"/>
    </style:style>
    <style:style style:name="T4122" style:parent-style-name="Domyślnaczcionkaakapitu" style:family="text">
      <style:text-properties style:text-underline-type="single" style:text-underline-style="solid" style:text-underline-width="auto" style:text-underline-mode="continuous"/>
    </style:style>
    <style:style style:name="T4123" style:parent-style-name="Domyślnaczcionkaakapitu" style:family="text">
      <style:text-properties fo:background-color="#80FFFF" style:text-underline-type="single" style:text-underline-style="solid" style:text-underline-width="auto" style:text-underline-mode="continuous"/>
    </style:style>
    <style:style style:name="T4124" style:parent-style-name="Domyślnaczcionkaakapitu" style:family="text">
      <style:text-properties style:text-underline-type="single" style:text-underline-style="solid" style:text-underline-width="auto" style:text-underline-mode="continuous"/>
    </style:style>
    <style:style style:name="P4125" style:parent-style-name="Normalny" style:family="paragraph">
      <style:paragraph-properties fo:text-align="justify" fo:line-height="150%" fo:text-indent="0.2479in"/>
    </style:style>
    <style:style style:name="T4126" style:parent-style-name="Domyślnaczcionkaakapitu" style:family="text">
      <style:text-properties fo:background-color="#80FFFF"/>
    </style:style>
    <style:style style:name="P4127" style:parent-style-name="Normalny" style:family="paragraph">
      <style:paragraph-properties fo:text-align="justify" fo:line-height="150%"/>
    </style:style>
    <style:style style:name="T4128" style:parent-style-name="Domyślnaczcionkaakapitu" style:family="text">
      <style:text-properties fo:background-color="#80FFFF" style:text-underline-type="single" style:text-underline-style="solid" style:text-underline-width="auto" style:text-underline-mode="continuous"/>
    </style:style>
    <style:style style:name="T4129" style:parent-style-name="Domyślnaczcionkaakapitu" style:family="text">
      <style:text-properties style:text-underline-type="single" style:text-underline-style="solid" style:text-underline-width="auto" style:text-underline-mode="continuous"/>
    </style:style>
    <style:style style:name="T4130" style:parent-style-name="Domyślnaczcionkaakapitu" style:family="text">
      <style:text-properties fo:background-color="#80FFFF" style:text-underline-type="single" style:text-underline-style="solid" style:text-underline-width="auto" style:text-underline-mode="continuous"/>
    </style:style>
    <style:style style:name="T4131" style:parent-style-name="Domyślnaczcionkaakapitu" style:family="text">
      <style:text-properties style:text-underline-type="single" style:text-underline-style="solid" style:text-underline-width="auto" style:text-underline-mode="continuous"/>
    </style:style>
    <style:style style:name="P4132" style:parent-style-name="Normalny" style:family="paragraph">
      <style:paragraph-properties fo:text-align="justify" fo:line-height="150%" fo:text-indent="0.2479in"/>
    </style:style>
    <style:style style:name="P4133" style:parent-style-name="Normalny" style:family="paragraph">
      <style:paragraph-properties fo:text-align="justify" fo:line-height="150%" fo:text-indent="0.2479in"/>
    </style:style>
    <style:style style:name="P4134" style:parent-style-name="Normalny" style:family="paragraph">
      <style:paragraph-properties fo:text-align="justify" fo:line-height="150%" fo:text-indent="0.2479in"/>
    </style:style>
    <style:style style:name="T4135" style:parent-style-name="Domyślnaczcionkaakapitu" style:family="text">
      <style:text-properties fo:background-color="#80FFFF"/>
    </style:style>
    <style:style style:name="P4136" style:parent-style-name="Normalny" style:family="paragraph">
      <style:paragraph-properties fo:text-align="justify" fo:line-height="150%"/>
    </style:style>
    <style:style style:name="T4137" style:parent-style-name="Domyślnaczcionkaakapitu" style:family="text">
      <style:text-properties fo:background-color="#80FFFF" style:text-underline-type="single" style:text-underline-style="solid" style:text-underline-width="auto" style:text-underline-mode="continuous"/>
    </style:style>
    <style:style style:name="T4138" style:parent-style-name="Domyślnaczcionkaakapitu" style:family="text">
      <style:text-properties style:text-underline-type="single" style:text-underline-style="solid" style:text-underline-width="auto" style:text-underline-mode="continuous"/>
    </style:style>
    <style:style style:name="T4139" style:parent-style-name="Domyślnaczcionkaakapitu" style:family="text">
      <style:text-properties fo:background-color="#80FFFF" style:text-underline-type="single" style:text-underline-style="solid" style:text-underline-width="auto" style:text-underline-mode="continuous"/>
    </style:style>
    <style:style style:name="T4140" style:parent-style-name="Domyślnaczcionkaakapitu" style:family="text">
      <style:text-properties style:text-underline-type="single" style:text-underline-style="solid" style:text-underline-width="auto" style:text-underline-mode="continuous"/>
    </style:style>
    <style:style style:name="T4141" style:parent-style-name="Domyślnaczcionkaakapitu" style:family="text">
      <style:text-properties fo:background-color="#80FFFF" style:text-underline-type="single" style:text-underline-style="solid" style:text-underline-width="auto" style:text-underline-mode="continuous"/>
    </style:style>
    <style:style style:name="T4142" style:parent-style-name="Domyślnaczcionkaakapitu" style:family="text">
      <style:text-properties style:text-underline-type="single" style:text-underline-style="solid" style:text-underline-width="auto" style:text-underline-mode="continuous"/>
    </style:style>
    <style:style style:name="T4143" style:parent-style-name="Domyślnaczcionkaakapitu" style:family="text">
      <style:text-properties fo:background-color="#80FFFF" style:text-underline-type="single" style:text-underline-style="solid" style:text-underline-width="auto" style:text-underline-mode="continuous"/>
    </style:style>
    <style:style style:name="T4144" style:parent-style-name="Domyślnaczcionkaakapitu" style:family="text">
      <style:text-properties style:text-underline-type="single" style:text-underline-style="solid" style:text-underline-width="auto" style:text-underline-mode="continuous"/>
    </style:style>
    <style:style style:name="P4145" style:parent-style-name="Normalny" style:family="paragraph">
      <style:paragraph-properties fo:text-align="justify" fo:line-height="150%" fo:text-indent="0.2479in"/>
    </style:style>
    <style:style style:name="T4146" style:parent-style-name="Domyślnaczcionkaakapitu" style:family="text">
      <style:text-properties fo:background-color="#80FFFF"/>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P4149" style:parent-style-name="Normalny" style:family="paragraph">
      <style:paragraph-properties fo:text-align="justify" fo:line-height="150%" fo:text-indent="0.2479in"/>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P4152" style:parent-style-name="Normalny" style:family="paragraph">
      <style:paragraph-properties fo:text-align="justify" fo:line-height="150%"/>
    </style:style>
    <style:style style:name="T4153" style:parent-style-name="Domyślnaczcionkaakapitu" style:family="text">
      <style:text-properties fo:background-color="#80FFFF" style:text-underline-type="single" style:text-underline-style="solid" style:text-underline-width="auto" style:text-underline-mode="continuous"/>
    </style:style>
    <style:style style:name="T4154" style:parent-style-name="Domyślnaczcionkaakapitu" style:family="text">
      <style:text-properties style:text-underline-type="single" style:text-underline-style="solid" style:text-underline-width="auto" style:text-underline-mode="continuous"/>
    </style:style>
    <style:style style:name="T4155" style:parent-style-name="Domyślnaczcionkaakapitu" style:family="text">
      <style:text-properties fo:background-color="#80FFFF" style:text-underline-type="single" style:text-underline-style="solid" style:text-underline-width="auto" style:text-underline-mode="continuous"/>
    </style:style>
    <style:style style:name="T4156" style:parent-style-name="Domyślnaczcionkaakapitu" style:family="text">
      <style:text-properties style:text-underline-type="single" style:text-underline-style="solid" style:text-underline-width="auto" style:text-underline-mode="continuous"/>
    </style:style>
    <style:style style:name="P4157" style:parent-style-name="Normalny" style:family="paragraph">
      <style:paragraph-properties fo:text-align="justify" fo:line-height="150%" fo:text-indent="0.2479in"/>
    </style:style>
    <style:style style:name="T4158" style:parent-style-name="Domyślnaczcionkaakapitu" style:family="text">
      <style:text-properties fo:background-color="#80FFFF"/>
    </style:style>
    <style:style style:name="P4159" style:parent-style-name="Normalny" style:family="paragraph">
      <style:paragraph-properties fo:text-align="justify" fo:line-height="150%" fo:text-indent="0.2479in"/>
    </style:style>
    <style:style style:name="T4160" style:parent-style-name="Domyślnaczcionkaakapitu" style:family="text">
      <style:text-properties fo:background-color="#80FFFF"/>
    </style:style>
    <style:style style:name="T4161" style:parent-style-name="Domyślnaczcionkaakapitu" style:family="text">
      <style:text-properties fo:background-color="#80FFFF"/>
    </style:style>
    <style:style style:name="P4162" style:parent-style-name="Normalny" style:family="paragraph">
      <style:paragraph-properties fo:text-align="justify" fo:line-height="150%"/>
    </style:style>
    <style:style style:name="T4163" style:parent-style-name="Domyślnaczcionkaakapitu" style:family="text">
      <style:text-properties fo:background-color="#80FFFF" style:text-underline-type="single" style:text-underline-style="solid" style:text-underline-width="auto" style:text-underline-mode="continuous"/>
    </style:style>
    <style:style style:name="T4164" style:parent-style-name="Domyślnaczcionkaakapitu" style:family="text">
      <style:text-properties style:text-underline-type="single" style:text-underline-style="solid" style:text-underline-width="auto" style:text-underline-mode="continuous"/>
    </style:style>
    <style:style style:name="T4165" style:parent-style-name="Domyślnaczcionkaakapitu" style:family="text">
      <style:text-properties fo:background-color="#80FFFF" style:text-underline-type="single" style:text-underline-style="solid" style:text-underline-width="auto" style:text-underline-mode="continuous"/>
    </style:style>
    <style:style style:name="T4166" style:parent-style-name="Domyślnaczcionkaakapitu" style:family="text">
      <style:text-properties style:text-underline-type="single" style:text-underline-style="solid" style:text-underline-width="auto" style:text-underline-mode="continuous"/>
    </style:style>
    <style:style style:name="T4167" style:parent-style-name="Domyślnaczcionkaakapitu" style:family="text">
      <style:text-properties fo:background-color="#80FFFF" style:text-underline-type="single" style:text-underline-style="solid" style:text-underline-width="auto" style:text-underline-mode="continuous"/>
    </style:style>
    <style:style style:name="T4168" style:parent-style-name="Domyślnaczcionkaakapitu" style:family="text">
      <style:text-properties style:text-underline-type="single" style:text-underline-style="solid" style:text-underline-width="auto" style:text-underline-mode="continuous"/>
    </style:style>
    <style:style style:name="T4169" style:parent-style-name="Domyślnaczcionkaakapitu" style:family="text">
      <style:text-properties fo:background-color="#80FFFF" style:text-underline-type="single" style:text-underline-style="solid" style:text-underline-width="auto" style:text-underline-mode="continuous"/>
    </style:style>
    <style:style style:name="T4170" style:parent-style-name="Domyślnaczcionkaakapitu" style:family="text">
      <style:text-properties style:text-underline-type="single" style:text-underline-style="solid" style:text-underline-width="auto" style:text-underline-mode="continuous"/>
    </style:style>
    <style:style style:name="P4171" style:parent-style-name="Normalny" style:family="paragraph">
      <style:paragraph-properties fo:text-align="justify" fo:line-height="150%" fo:text-indent="0.2479in"/>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P4176" style:parent-style-name="Normalny" style:family="paragraph">
      <style:paragraph-properties fo:text-align="justify" fo:line-height="150%"/>
    </style:style>
    <style:style style:name="T4177" style:parent-style-name="Domyślnaczcionkaakapitu" style:family="text">
      <style:text-properties fo:background-color="#80FFFF" style:text-underline-type="single" style:text-underline-style="solid" style:text-underline-width="auto" style:text-underline-mode="continuous"/>
    </style:style>
    <style:style style:name="T4178" style:parent-style-name="Domyślnaczcionkaakapitu" style:family="text">
      <style:text-properties style:text-underline-type="single" style:text-underline-style="solid" style:text-underline-width="auto" style:text-underline-mode="continuous"/>
    </style:style>
    <style:style style:name="T4179" style:parent-style-name="Domyślnaczcionkaakapitu" style:family="text">
      <style:text-properties fo:background-color="#80FFFF" style:text-underline-type="single" style:text-underline-style="solid" style:text-underline-width="auto" style:text-underline-mode="continuous"/>
    </style:style>
    <style:style style:name="T4180" style:parent-style-name="Domyślnaczcionkaakapitu" style:family="text">
      <style:text-properties style:text-underline-type="single" style:text-underline-style="solid" style:text-underline-width="auto" style:text-underline-mode="continuous"/>
    </style:style>
    <style:style style:name="P4181" style:parent-style-name="Normalny" style:family="paragraph">
      <style:paragraph-properties fo:text-align="justify" fo:line-height="150%" fo:text-indent="0.2479in"/>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P4184" style:parent-style-name="Normalny" style:family="paragraph">
      <style:paragraph-properties fo:text-align="justify" fo:line-height="150%"/>
    </style:style>
    <style:style style:name="T4185" style:parent-style-name="Domyślnaczcionkaakapitu" style:family="text">
      <style:text-properties fo:background-color="#80FFFF" style:text-underline-type="single" style:text-underline-style="solid" style:text-underline-width="auto" style:text-underline-mode="continuous"/>
    </style:style>
    <style:style style:name="T4186" style:parent-style-name="Domyślnaczcionkaakapitu" style:family="text">
      <style:text-properties style:text-underline-type="single" style:text-underline-style="solid" style:text-underline-width="auto" style:text-underline-mode="continuous"/>
    </style:style>
    <style:style style:name="T4187" style:parent-style-name="Domyślnaczcionkaakapitu" style:family="text">
      <style:text-properties fo:background-color="#80FFFF" style:text-underline-type="single" style:text-underline-style="solid" style:text-underline-width="auto" style:text-underline-mode="continuous"/>
    </style:style>
    <style:style style:name="T4188" style:parent-style-name="Domyślnaczcionkaakapitu" style:family="text">
      <style:text-properties style:text-underline-type="single" style:text-underline-style="solid" style:text-underline-width="auto" style:text-underline-mode="continuous"/>
    </style:style>
    <style:style style:name="T4189" style:parent-style-name="Domyślnaczcionkaakapitu" style:family="text">
      <style:text-properties fo:background-color="#80FFFF" style:text-underline-type="single" style:text-underline-style="solid" style:text-underline-width="auto" style:text-underline-mode="continuous"/>
    </style:style>
    <style:style style:name="T4190" style:parent-style-name="Domyślnaczcionkaakapitu" style:family="text">
      <style:text-properties style:text-underline-type="single" style:text-underline-style="solid" style:text-underline-width="auto" style:text-underline-mode="continuous"/>
    </style:style>
    <style:style style:name="T4191" style:parent-style-name="Domyślnaczcionkaakapitu" style:family="text">
      <style:text-properties fo:background-color="#80FFFF" style:text-underline-type="single" style:text-underline-style="solid" style:text-underline-width="auto" style:text-underline-mode="continuous"/>
    </style:style>
    <style:style style:name="T4192" style:parent-style-name="Domyślnaczcionkaakapitu" style:family="text">
      <style:text-properties style:text-underline-type="single" style:text-underline-style="solid" style:text-underline-width="auto" style:text-underline-mode="continuous"/>
    </style:style>
    <style:style style:name="P4193" style:parent-style-name="Normalny" style:family="paragraph">
      <style:paragraph-properties fo:text-align="justify" fo:line-height="150%" fo:text-indent="0.2479in"/>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P4201" style:parent-style-name="Normalny" style:family="paragraph">
      <style:paragraph-properties fo:text-align="justify" fo:line-height="150%"/>
    </style:style>
    <style:style style:name="T4202" style:parent-style-name="Domyślnaczcionkaakapitu" style:family="text">
      <style:text-properties style:text-underline-type="single" style:text-underline-style="solid" style:text-underline-width="auto" style:text-underline-mode="continuous"/>
    </style:style>
    <style:style style:name="T4203" style:parent-style-name="Domyślnaczcionkaakapitu" style:family="text">
      <style:text-properties fo:background-color="#80FFFF" style:text-underline-type="single" style:text-underline-style="solid" style:text-underline-width="auto" style:text-underline-mode="continuous"/>
    </style:style>
    <style:style style:name="T4204" style:parent-style-name="Domyślnaczcionkaakapitu" style:family="text">
      <style:text-properties style:text-underline-type="single" style:text-underline-style="solid" style:text-underline-width="auto" style:text-underline-mode="continuous"/>
    </style:style>
    <style:style style:name="T4205" style:parent-style-name="Domyślnaczcionkaakapitu" style:family="text">
      <style:text-properties fo:background-color="#80FFFF" style:text-underline-type="single" style:text-underline-style="solid" style:text-underline-width="auto" style:text-underline-mode="continuous"/>
    </style:style>
    <style:style style:name="T4206" style:parent-style-name="Domyślnaczcionkaakapitu" style:family="text">
      <style:text-properties style:text-underline-type="single" style:text-underline-style="solid" style:text-underline-width="auto" style:text-underline-mode="continuous"/>
    </style:style>
    <style:style style:name="P4207" style:parent-style-name="Normalny" style:family="paragraph">
      <style:paragraph-properties fo:text-align="justify" fo:line-height="150%" fo:text-indent="0.2479in"/>
    </style:style>
    <style:style style:name="P4208" style:parent-style-name="Normalny" style:family="paragraph">
      <style:paragraph-properties fo:text-align="justify" fo:line-height="150%"/>
    </style:style>
    <style:style style:name="T4209" style:parent-style-name="Domyślnaczcionkaakapitu" style:family="text">
      <style:text-properties fo:background-color="#80FFFF" style:text-underline-type="single" style:text-underline-style="solid" style:text-underline-width="auto" style:text-underline-mode="continuous"/>
    </style:style>
    <style:style style:name="T4210" style:parent-style-name="Domyślnaczcionkaakapitu" style:family="text">
      <style:text-properties style:text-underline-type="single" style:text-underline-style="solid" style:text-underline-width="auto" style:text-underline-mode="continuous"/>
    </style:style>
    <style:style style:name="T4211" style:parent-style-name="Domyślnaczcionkaakapitu" style:family="text">
      <style:text-properties fo:background-color="#80FFFF" style:text-underline-type="single" style:text-underline-style="solid" style:text-underline-width="auto" style:text-underline-mode="continuous"/>
    </style:style>
    <style:style style:name="T4212" style:parent-style-name="Domyślnaczcionkaakapitu" style:family="text">
      <style:text-properties style:text-underline-type="single" style:text-underline-style="solid" style:text-underline-width="auto" style:text-underline-mode="continuous"/>
    </style:style>
    <style:style style:name="T4213" style:parent-style-name="Domyślnaczcionkaakapitu" style:family="text">
      <style:text-properties fo:background-color="#80FFFF" style:text-underline-type="single" style:text-underline-style="solid" style:text-underline-width="auto" style:text-underline-mode="continuous"/>
    </style:style>
    <style:style style:name="T4214" style:parent-style-name="Domyślnaczcionkaakapitu" style:family="text">
      <style:text-properties style:text-underline-type="single" style:text-underline-style="solid" style:text-underline-width="auto" style:text-underline-mode="continuous"/>
    </style:style>
    <style:style style:name="T4215" style:parent-style-name="Domyślnaczcionkaakapitu" style:family="text">
      <style:text-properties fo:background-color="#80FFFF" style:text-underline-type="single" style:text-underline-style="solid" style:text-underline-width="auto" style:text-underline-mode="continuous"/>
    </style:style>
    <style:style style:name="T4216" style:parent-style-name="Domyślnaczcionkaakapitu" style:family="text">
      <style:text-properties style:text-underline-type="single" style:text-underline-style="solid" style:text-underline-width="auto" style:text-underline-mode="continuous"/>
    </style:style>
    <style:style style:name="P4217" style:parent-style-name="Normalny" style:family="paragraph">
      <style:paragraph-properties fo:text-align="justify" fo:line-height="150%" fo:text-indent="0.2479in"/>
    </style:style>
    <style:style style:name="T4218" style:parent-style-name="Domyślnaczcionkaakapitu" style:family="text">
      <style:text-properties fo:background-color="#80FFFF"/>
    </style:style>
    <style:style style:name="T4219" style:parent-style-name="Domyślnaczcionkaakapitu" style:family="text">
      <style:text-properties fo:background-color="#80FFFF"/>
    </style:style>
    <style:style style:name="P4220" style:parent-style-name="Normalny" style:family="paragraph">
      <style:paragraph-properties fo:text-align="justify" fo:line-height="150%" fo:text-indent="0.2479in"/>
    </style:style>
    <style:style style:name="T4221" style:parent-style-name="Domyślnaczcionkaakapitu" style:family="text">
      <style:text-properties fo:background-color="#80FFFF"/>
    </style:style>
    <style:style style:name="P4222" style:parent-style-name="Normalny" style:family="paragraph">
      <style:paragraph-properties fo:text-align="justify" fo:line-height="150%" fo:text-indent="0.2479in"/>
    </style:style>
    <style:style style:name="T4223" style:parent-style-name="Domyślnaczcionkaakapitu" style:family="text">
      <style:text-properties fo:background-color="#80FFFF"/>
    </style:style>
    <style:style style:name="P4224" style:parent-style-name="Normalny" style:family="paragraph">
      <style:paragraph-properties fo:text-align="justify" fo:line-height="150%" fo:text-indent="0.2479in"/>
    </style:style>
    <style:style style:name="P4225" style:parent-style-name="Normalny" style:family="paragraph">
      <style:paragraph-properties fo:text-align="justify" fo:line-height="150%"/>
    </style:style>
    <style:style style:name="T4226" style:parent-style-name="Domyślnaczcionkaakapitu" style:family="text">
      <style:text-properties fo:background-color="#80FFFF" style:text-underline-type="single" style:text-underline-style="solid" style:text-underline-width="auto" style:text-underline-mode="continuous"/>
    </style:style>
    <style:style style:name="T4227" style:parent-style-name="Domyślnaczcionkaakapitu" style:family="text">
      <style:text-properties style:text-underline-type="single" style:text-underline-style="solid" style:text-underline-width="auto" style:text-underline-mode="continuous"/>
    </style:style>
    <style:style style:name="T4228" style:parent-style-name="Domyślnaczcionkaakapitu" style:family="text">
      <style:text-properties fo:background-color="#80FFFF" style:text-underline-type="single" style:text-underline-style="solid" style:text-underline-width="auto" style:text-underline-mode="continuous"/>
    </style:style>
    <style:style style:name="T4229" style:parent-style-name="Domyślnaczcionkaakapitu" style:family="text">
      <style:text-properties style:text-underline-type="single" style:text-underline-style="solid" style:text-underline-width="auto" style:text-underline-mode="continuous"/>
    </style:style>
    <style:style style:name="P4230" style:parent-style-name="Normalny" style:family="paragraph">
      <style:paragraph-properties fo:text-align="justify" fo:line-height="150%" fo:text-indent="0.2479in"/>
    </style:style>
    <style:style style:name="T4231" style:parent-style-name="Domyślnaczcionkaakapitu" style:family="text">
      <style:text-properties fo:background-color="#80FFFF"/>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P4243" style:parent-style-name="Normalny" style:family="paragraph">
      <style:paragraph-properties fo:text-align="justify" fo:line-height="150%" fo:text-indent="0.2479in"/>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P4246" style:parent-style-name="Normalny" style:family="paragraph">
      <style:paragraph-properties fo:text-align="justify" fo:line-height="150%"/>
    </style:style>
    <style:style style:name="T4247" style:parent-style-name="Domyślnaczcionkaakapitu" style:family="text">
      <style:text-properties fo:background-color="#80FFFF" style:text-underline-type="single" style:text-underline-style="solid" style:text-underline-width="auto" style:text-underline-mode="continuous"/>
    </style:style>
    <style:style style:name="T4248" style:parent-style-name="Domyślnaczcionkaakapitu" style:family="text">
      <style:text-properties style:text-underline-type="single" style:text-underline-style="solid" style:text-underline-width="auto" style:text-underline-mode="continuous"/>
    </style:style>
    <style:style style:name="T4249" style:parent-style-name="Domyślnaczcionkaakapitu" style:family="text">
      <style:text-properties fo:background-color="#80FFFF" style:text-underline-type="single" style:text-underline-style="solid" style:text-underline-width="auto" style:text-underline-mode="continuous"/>
    </style:style>
    <style:style style:name="T4250" style:parent-style-name="Domyślnaczcionkaakapitu" style:family="text">
      <style:text-properties style:text-underline-type="single" style:text-underline-style="solid" style:text-underline-width="auto" style:text-underline-mode="continuous"/>
    </style:style>
    <style:style style:name="T4251" style:parent-style-name="Domyślnaczcionkaakapitu" style:family="text">
      <style:text-properties fo:background-color="#80FFFF" style:text-underline-type="single" style:text-underline-style="solid" style:text-underline-width="auto" style:text-underline-mode="continuous"/>
    </style:style>
    <style:style style:name="T4252" style:parent-style-name="Domyślnaczcionkaakapitu" style:family="text">
      <style:text-properties style:text-underline-type="single" style:text-underline-style="solid" style:text-underline-width="auto" style:text-underline-mode="continuous"/>
    </style:style>
    <style:style style:name="T4253" style:parent-style-name="Domyślnaczcionkaakapitu" style:family="text">
      <style:text-properties fo:background-color="#80FFFF" style:text-underline-type="single" style:text-underline-style="solid" style:text-underline-width="auto" style:text-underline-mode="continuous"/>
    </style:style>
    <style:style style:name="T4254" style:parent-style-name="Domyślnaczcionkaakapitu" style:family="text">
      <style:text-properties style:text-underline-type="single" style:text-underline-style="solid" style:text-underline-width="auto" style:text-underline-mode="continuous"/>
    </style:style>
    <style:style style:name="P4255" style:parent-style-name="Normalny" style:family="paragraph">
      <style:paragraph-properties fo:text-align="justify" fo:line-height="150%" fo:text-indent="0.2479in"/>
    </style:style>
    <style:style style:name="T4256" style:parent-style-name="Domyślnaczcionkaakapitu" style:family="text">
      <style:text-properties fo:background-color="#80FFFF"/>
    </style:style>
    <style:style style:name="P4257" style:parent-style-name="Normalny" style:family="paragraph">
      <style:paragraph-properties fo:text-align="justify" fo:line-height="150%"/>
    </style:style>
    <style:style style:name="T4258" style:parent-style-name="Domyślnaczcionkaakapitu" style:family="text">
      <style:text-properties style:text-underline-type="single" style:text-underline-style="solid" style:text-underline-width="auto" style:text-underline-mode="continuous"/>
    </style:style>
    <style:style style:name="T4259" style:parent-style-name="Domyślnaczcionkaakapitu" style:family="text">
      <style:text-properties fo:background-color="#80FFFF" style:text-underline-type="single" style:text-underline-style="solid" style:text-underline-width="auto" style:text-underline-mode="continuous"/>
    </style:style>
    <style:style style:name="T4260" style:parent-style-name="Domyślnaczcionkaakapitu" style:family="text">
      <style:text-properties style:text-underline-type="single" style:text-underline-style="solid" style:text-underline-width="auto" style:text-underline-mode="continuous"/>
    </style:style>
    <style:style style:name="P4261" style:parent-style-name="Normalny" style:family="paragraph">
      <style:paragraph-properties fo:text-align="justify" fo:line-height="150%" fo:text-indent="0.2479in"/>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P4264" style:parent-style-name="Normalny" style:family="paragraph">
      <style:paragraph-properties fo:text-align="justify" fo:line-height="150%"/>
    </style:style>
    <style:style style:name="T4265" style:parent-style-name="Domyślnaczcionkaakapitu" style:family="text">
      <style:text-properties style:text-underline-type="single" style:text-underline-style="solid" style:text-underline-width="auto" style:text-underline-mode="continuous"/>
    </style:style>
    <style:style style:name="P4266" style:parent-style-name="Normalny" style:family="paragraph">
      <style:paragraph-properties fo:text-align="justify" fo:line-height="150%" fo:text-indent="0.2479in"/>
    </style:style>
    <style:style style:name="P4267" style:parent-style-name="Normalny" style:family="paragraph">
      <style:paragraph-properties fo:text-align="justify" fo:line-height="150%"/>
    </style:style>
    <style:style style:name="T4268" style:parent-style-name="Domyślnaczcionkaakapitu" style:family="text">
      <style:text-properties style:text-underline-type="single" style:text-underline-style="solid" style:text-underline-width="auto" style:text-underline-mode="continuous"/>
    </style:style>
    <style:style style:name="T4269" style:parent-style-name="Domyślnaczcionkaakapitu" style:family="text">
      <style:text-properties fo:background-color="#80FFFF" style:text-underline-type="single" style:text-underline-style="solid" style:text-underline-width="auto" style:text-underline-mode="continuous"/>
    </style:style>
    <style:style style:name="T4270" style:parent-style-name="Domyślnaczcionkaakapitu" style:family="text">
      <style:text-properties style:text-underline-type="single" style:text-underline-style="solid" style:text-underline-width="auto" style:text-underline-mode="continuous"/>
    </style:style>
    <style:style style:name="P4271" style:parent-style-name="Normalny" style:family="paragraph">
      <style:paragraph-properties fo:text-align="justify" fo:line-height="150%" fo:text-indent="0.2479in"/>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P4277" style:parent-style-name="Normalny" style:family="paragraph">
      <style:paragraph-properties fo:text-align="justify" fo:line-height="150%"/>
    </style:style>
    <style:style style:name="T4278" style:parent-style-name="Domyślnaczcionkaakapitu" style:family="text">
      <style:text-properties fo:background-color="#80FFFF" style:text-underline-type="single" style:text-underline-style="solid" style:text-underline-width="auto" style:text-underline-mode="continuous"/>
    </style:style>
    <style:style style:name="T4279" style:parent-style-name="Domyślnaczcionkaakapitu" style:family="text">
      <style:text-properties style:text-underline-type="single" style:text-underline-style="solid" style:text-underline-width="auto" style:text-underline-mode="continuous"/>
    </style:style>
    <style:style style:name="T4280" style:parent-style-name="Domyślnaczcionkaakapitu" style:family="text">
      <style:text-properties fo:background-color="#80FFFF" style:text-underline-type="single" style:text-underline-style="solid" style:text-underline-width="auto" style:text-underline-mode="continuous"/>
    </style:style>
    <style:style style:name="T4281" style:parent-style-name="Domyślnaczcionkaakapitu" style:family="text">
      <style:text-properties style:text-underline-type="single" style:text-underline-style="solid" style:text-underline-width="auto" style:text-underline-mode="continuous"/>
    </style:style>
    <style:style style:name="T4282" style:parent-style-name="Domyślnaczcionkaakapitu" style:family="text">
      <style:text-properties fo:background-color="#80FFFF" style:text-underline-type="single" style:text-underline-style="solid" style:text-underline-width="auto" style:text-underline-mode="continuous"/>
    </style:style>
    <style:style style:name="T4283" style:parent-style-name="Domyślnaczcionkaakapitu" style:family="text">
      <style:text-properties style:text-underline-type="single" style:text-underline-style="solid" style:text-underline-width="auto" style:text-underline-mode="continuous"/>
    </style:style>
    <style:style style:name="T4284" style:parent-style-name="Domyślnaczcionkaakapitu" style:family="text">
      <style:text-properties fo:background-color="#80FFFF" style:text-underline-type="single" style:text-underline-style="solid" style:text-underline-width="auto" style:text-underline-mode="continuous"/>
    </style:style>
    <style:style style:name="T4285" style:parent-style-name="Domyślnaczcionkaakapitu" style:family="text">
      <style:text-properties style:text-underline-type="single" style:text-underline-style="solid" style:text-underline-width="auto" style:text-underline-mode="continuous"/>
    </style:style>
    <style:style style:name="P4286" style:parent-style-name="Normalny" style:family="paragraph">
      <style:paragraph-properties fo:text-align="justify" fo:line-height="150%" fo:text-indent="0.2479in"/>
    </style:style>
    <style:style style:name="T4287" style:parent-style-name="Domyślnaczcionkaakapitu" style:family="text">
      <style:text-properties fo:background-color="#80FFFF"/>
    </style:style>
    <style:style style:name="T4288" style:parent-style-name="Domyślnaczcionkaakapitu" style:family="text">
      <style:text-properties fo:background-color="#80FFFF"/>
    </style:style>
    <style:style style:name="T4289" style:parent-style-name="Domyślnaczcionkaakapitu" style:family="text">
      <style:text-properties fo:background-color="#80FFFF"/>
    </style:style>
    <style:style style:name="P4290" style:parent-style-name="Normalny" style:family="paragraph">
      <style:paragraph-properties fo:text-align="justify" fo:line-height="150%"/>
    </style:style>
    <style:style style:name="T4291" style:parent-style-name="Domyślnaczcionkaakapitu" style:family="text">
      <style:text-properties style:text-underline-type="single" style:text-underline-style="solid" style:text-underline-width="auto" style:text-underline-mode="continuous"/>
    </style:style>
    <style:style style:name="T4292" style:parent-style-name="Domyślnaczcionkaakapitu" style:family="text">
      <style:text-properties fo:background-color="#80FFFF" style:text-underline-type="single" style:text-underline-style="solid" style:text-underline-width="auto" style:text-underline-mode="continuous"/>
    </style:style>
    <style:style style:name="T4293" style:parent-style-name="Domyślnaczcionkaakapitu" style:family="text">
      <style:text-properties style:text-underline-type="single" style:text-underline-style="solid" style:text-underline-width="auto" style:text-underline-mode="continuous"/>
    </style:style>
    <style:style style:name="T4294" style:parent-style-name="Domyślnaczcionkaakapitu" style:family="text">
      <style:text-properties fo:background-color="#80FFFF" style:text-underline-type="single" style:text-underline-style="solid" style:text-underline-width="auto" style:text-underline-mode="continuous"/>
    </style:style>
    <style:style style:name="T4295" style:parent-style-name="Domyślnaczcionkaakapitu" style:family="text">
      <style:text-properties style:text-underline-type="single" style:text-underline-style="solid" style:text-underline-width="auto" style:text-underline-mode="continuous"/>
    </style:style>
    <style:style style:name="T4296" style:parent-style-name="Domyślnaczcionkaakapitu" style:family="text">
      <style:text-properties fo:background-color="#80FFFF" style:text-underline-type="single" style:text-underline-style="solid" style:text-underline-width="auto" style:text-underline-mode="continuous"/>
    </style:style>
    <style:style style:name="T4297" style:parent-style-name="Domyślnaczcionkaakapitu" style:family="text">
      <style:text-properties style:text-underline-type="single" style:text-underline-style="solid" style:text-underline-width="auto" style:text-underline-mode="continuous"/>
    </style:style>
    <style:style style:name="P4298" style:parent-style-name="Normalny" style:family="paragraph">
      <style:paragraph-properties fo:text-align="justify" fo:line-height="150%" fo:text-indent="0.2479in"/>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P4301" style:parent-style-name="Normalny" style:family="paragraph">
      <style:paragraph-properties fo:text-align="justify" fo:line-height="150%"/>
    </style:style>
    <style:style style:name="T4302" style:parent-style-name="Domyślnaczcionkaakapitu" style:family="text">
      <style:text-properties style:text-underline-type="single" style:text-underline-style="solid" style:text-underline-width="auto" style:text-underline-mode="continuous"/>
    </style:style>
    <style:style style:name="T4303" style:parent-style-name="Domyślnaczcionkaakapitu" style:family="text">
      <style:text-properties fo:background-color="#80FFFF" style:text-underline-type="single" style:text-underline-style="solid" style:text-underline-width="auto" style:text-underline-mode="continuous"/>
    </style:style>
    <style:style style:name="T4304" style:parent-style-name="Domyślnaczcionkaakapitu" style:family="text">
      <style:text-properties style:text-underline-type="single" style:text-underline-style="solid" style:text-underline-width="auto" style:text-underline-mode="continuous"/>
    </style:style>
    <style:style style:name="P4305" style:parent-style-name="Normalny" style:family="paragraph">
      <style:paragraph-properties fo:text-align="justify" fo:line-height="150%" fo:text-indent="0.2479in"/>
    </style:style>
    <style:style style:name="T4306" style:parent-style-name="Domyślnaczcionkaakapitu" style:family="text">
      <style:text-properties fo:background-color="#80FFFF"/>
    </style:style>
    <style:style style:name="T4307" style:parent-style-name="Domyślnaczcionkaakapitu" style:family="text">
      <style:text-properties fo:background-color="#80FFFF"/>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P4311" style:parent-style-name="Normalny" style:family="paragraph">
      <style:paragraph-properties fo:text-align="justify" fo:line-height="150%"/>
    </style:style>
    <style:style style:name="T4312" style:parent-style-name="Domyślnaczcionkaakapitu" style:family="text">
      <style:text-properties fo:background-color="#80FFFF" style:text-underline-type="single" style:text-underline-style="solid" style:text-underline-width="auto" style:text-underline-mode="continuous"/>
    </style:style>
    <style:style style:name="T4313" style:parent-style-name="Domyślnaczcionkaakapitu" style:family="text">
      <style:text-properties style:text-underline-type="single" style:text-underline-style="solid" style:text-underline-width="auto" style:text-underline-mode="continuous"/>
    </style:style>
    <style:style style:name="T4314" style:parent-style-name="Domyślnaczcionkaakapitu" style:family="text">
      <style:text-properties fo:background-color="#80FFFF" style:text-underline-type="single" style:text-underline-style="solid" style:text-underline-width="auto" style:text-underline-mode="continuous"/>
    </style:style>
    <style:style style:name="T4315" style:parent-style-name="Domyślnaczcionkaakapitu" style:family="text">
      <style:text-properties style:text-underline-type="single" style:text-underline-style="solid" style:text-underline-width="auto" style:text-underline-mode="continuous"/>
    </style:style>
    <style:style style:name="T4316" style:parent-style-name="Domyślnaczcionkaakapitu" style:family="text">
      <style:text-properties fo:background-color="#80FFFF" style:text-underline-type="single" style:text-underline-style="solid" style:text-underline-width="auto" style:text-underline-mode="continuous"/>
    </style:style>
    <style:style style:name="T4317" style:parent-style-name="Domyślnaczcionkaakapitu" style:family="text">
      <style:text-properties style:text-underline-type="single" style:text-underline-style="solid" style:text-underline-width="auto" style:text-underline-mode="continuous"/>
    </style:style>
    <style:style style:name="T4318" style:parent-style-name="Domyślnaczcionkaakapitu" style:family="text">
      <style:text-properties fo:background-color="#80FFFF" style:text-underline-type="single" style:text-underline-style="solid" style:text-underline-width="auto" style:text-underline-mode="continuous"/>
    </style:style>
    <style:style style:name="T4319" style:parent-style-name="Domyślnaczcionkaakapitu" style:family="text">
      <style:text-properties style:text-underline-type="single" style:text-underline-style="solid" style:text-underline-width="auto" style:text-underline-mode="continuous"/>
    </style:style>
    <style:style style:name="P4320" style:parent-style-name="Normalny" style:family="paragraph">
      <style:paragraph-properties fo:text-align="justify" fo:line-height="150%" fo:text-indent="0.2479in"/>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P4323" style:parent-style-name="Normalny" style:family="paragraph">
      <style:paragraph-properties fo:text-align="justify" fo:line-height="150%" fo:text-indent="0.2479in"/>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T4327" style:parent-style-name="Domyślnaczcionkaakapitu" style:family="text">
      <style:text-properties fo:background-color="#80FFFF"/>
    </style:style>
    <style:style style:name="P4328" style:parent-style-name="Normalny" style:family="paragraph">
      <style:paragraph-properties fo:text-align="justify" fo:line-height="150%"/>
    </style:style>
    <style:style style:name="T4329" style:parent-style-name="Domyślnaczcionkaakapitu" style:family="text">
      <style:text-properties style:text-underline-type="single" style:text-underline-style="solid" style:text-underline-width="auto" style:text-underline-mode="continuous"/>
    </style:style>
    <style:style style:name="T4330" style:parent-style-name="Domyślnaczcionkaakapitu" style:family="text">
      <style:text-properties fo:background-color="#80FFFF" style:text-underline-type="single" style:text-underline-style="solid" style:text-underline-width="auto" style:text-underline-mode="continuous"/>
    </style:style>
    <style:style style:name="T4331" style:parent-style-name="Domyślnaczcionkaakapitu" style:family="text">
      <style:text-properties style:text-underline-type="single" style:text-underline-style="solid" style:text-underline-width="auto" style:text-underline-mode="continuous"/>
    </style:style>
    <style:style style:name="T4332" style:parent-style-name="Domyślnaczcionkaakapitu" style:family="text">
      <style:text-properties fo:background-color="#80FFFF" style:text-underline-type="single" style:text-underline-style="solid" style:text-underline-width="auto" style:text-underline-mode="continuous"/>
    </style:style>
    <style:style style:name="T4333" style:parent-style-name="Domyślnaczcionkaakapitu" style:family="text">
      <style:text-properties style:text-underline-type="single" style:text-underline-style="solid" style:text-underline-width="auto" style:text-underline-mode="continuous"/>
    </style:style>
    <style:style style:name="P4334" style:parent-style-name="Normalny" style:family="paragraph">
      <style:paragraph-properties fo:text-align="justify" fo:line-height="150%" fo:text-indent="0.2479in"/>
    </style:style>
    <style:style style:name="P4335" style:parent-style-name="Normalny" style:family="paragraph">
      <style:paragraph-properties fo:text-align="justify" fo:line-height="150%"/>
    </style:style>
    <style:style style:name="T4336" style:parent-style-name="Domyślnaczcionkaakapitu" style:family="text">
      <style:text-properties fo:background-color="#80FFFF" style:text-underline-type="single" style:text-underline-style="solid" style:text-underline-width="auto" style:text-underline-mode="continuous"/>
    </style:style>
    <style:style style:name="T4337" style:parent-style-name="Domyślnaczcionkaakapitu" style:family="text">
      <style:text-properties style:text-underline-type="single" style:text-underline-style="solid" style:text-underline-width="auto" style:text-underline-mode="continuous"/>
    </style:style>
    <style:style style:name="T4338" style:parent-style-name="Domyślnaczcionkaakapitu" style:family="text">
      <style:text-properties fo:background-color="#80FFFF" style:text-underline-type="single" style:text-underline-style="solid" style:text-underline-width="auto" style:text-underline-mode="continuous"/>
    </style:style>
    <style:style style:name="T4339" style:parent-style-name="Domyślnaczcionkaakapitu" style:family="text">
      <style:text-properties style:text-underline-type="single" style:text-underline-style="solid" style:text-underline-width="auto" style:text-underline-mode="continuous"/>
    </style:style>
    <style:style style:name="T4340" style:parent-style-name="Domyślnaczcionkaakapitu" style:family="text">
      <style:text-properties fo:background-color="#80FFFF" style:text-underline-type="single" style:text-underline-style="solid" style:text-underline-width="auto" style:text-underline-mode="continuous"/>
    </style:style>
    <style:style style:name="T4341" style:parent-style-name="Domyślnaczcionkaakapitu" style:family="text">
      <style:text-properties style:text-underline-type="single" style:text-underline-style="solid" style:text-underline-width="auto" style:text-underline-mode="continuous"/>
    </style:style>
    <style:style style:name="T4342" style:parent-style-name="Domyślnaczcionkaakapitu" style:family="text">
      <style:text-properties fo:background-color="#80FFFF" style:text-underline-type="single" style:text-underline-style="solid" style:text-underline-width="auto" style:text-underline-mode="continuous"/>
    </style:style>
    <style:style style:name="T4343" style:parent-style-name="Domyślnaczcionkaakapitu" style:family="text">
      <style:text-properties style:text-underline-type="single" style:text-underline-style="solid" style:text-underline-width="auto" style:text-underline-mode="continuous"/>
    </style:style>
    <style:style style:name="P4344" style:parent-style-name="Normalny" style:family="paragraph">
      <style:paragraph-properties fo:text-align="justify" fo:line-height="150%" fo:text-indent="0.2479in"/>
    </style:style>
    <style:style style:name="T4345" style:parent-style-name="Domyślnaczcionkaakapitu" style:family="text">
      <style:text-properties fo:background-color="#80FFFF"/>
    </style:style>
    <style:style style:name="P4346" style:parent-style-name="Normalny" style:family="paragraph">
      <style:paragraph-properties fo:text-align="justify" fo:line-height="150%" fo:text-indent="0.2479in"/>
    </style:style>
    <style:style style:name="P4347" style:parent-style-name="Normalny" style:family="paragraph">
      <style:paragraph-properties fo:text-align="justify" fo:line-height="150%"/>
    </style:style>
    <style:style style:name="T4348" style:parent-style-name="Domyślnaczcionkaakapitu" style:family="text">
      <style:text-properties fo:background-color="#80FFFF" style:text-underline-type="single" style:text-underline-style="solid" style:text-underline-width="auto" style:text-underline-mode="continuous"/>
    </style:style>
    <style:style style:name="T4349" style:parent-style-name="Domyślnaczcionkaakapitu" style:family="text">
      <style:text-properties style:text-underline-type="single" style:text-underline-style="solid" style:text-underline-width="auto" style:text-underline-mode="continuous"/>
    </style:style>
    <style:style style:name="T4350" style:parent-style-name="Domyślnaczcionkaakapitu" style:family="text">
      <style:text-properties fo:background-color="#80FFFF" style:text-underline-type="single" style:text-underline-style="solid" style:text-underline-width="auto" style:text-underline-mode="continuous"/>
    </style:style>
    <style:style style:name="T4351" style:parent-style-name="Domyślnaczcionkaakapitu" style:family="text">
      <style:text-properties style:text-underline-type="single" style:text-underline-style="solid" style:text-underline-width="auto" style:text-underline-mode="continuous"/>
    </style:style>
    <style:style style:name="T4352" style:parent-style-name="Domyślnaczcionkaakapitu" style:family="text">
      <style:text-properties fo:background-color="#80FFFF" style:text-underline-type="single" style:text-underline-style="solid" style:text-underline-width="auto" style:text-underline-mode="continuous"/>
    </style:style>
    <style:style style:name="T4353" style:parent-style-name="Domyślnaczcionkaakapitu" style:family="text">
      <style:text-properties style:text-underline-type="single" style:text-underline-style="solid" style:text-underline-width="auto" style:text-underline-mode="continuous"/>
    </style:style>
    <style:style style:name="T4354" style:parent-style-name="Domyślnaczcionkaakapitu" style:family="text">
      <style:text-properties fo:background-color="#80FFFF" style:text-underline-type="single" style:text-underline-style="solid" style:text-underline-width="auto" style:text-underline-mode="continuous"/>
    </style:style>
    <style:style style:name="T4355" style:parent-style-name="Domyślnaczcionkaakapitu" style:family="text">
      <style:text-properties style:text-underline-type="single" style:text-underline-style="solid" style:text-underline-width="auto" style:text-underline-mode="continuous"/>
    </style:style>
    <style:style style:name="T4356" style:parent-style-name="Domyślnaczcionkaakapitu" style:family="text">
      <style:text-properties fo:background-color="#80FFFF" style:text-underline-type="single" style:text-underline-style="solid" style:text-underline-width="auto" style:text-underline-mode="continuous"/>
    </style:style>
    <style:style style:name="T4357" style:parent-style-name="Domyślnaczcionkaakapitu" style:family="text">
      <style:text-properties style:text-underline-type="single" style:text-underline-style="solid" style:text-underline-width="auto" style:text-underline-mode="continuous"/>
    </style:style>
    <style:style style:name="P4358" style:parent-style-name="Normalny" style:family="paragraph">
      <style:paragraph-properties fo:text-align="justify" fo:line-height="150%" fo:text-indent="0.2479in"/>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P4364" style:parent-style-name="Normalny" style:family="paragraph">
      <style:paragraph-properties fo:text-align="justify" fo:line-height="150%"/>
    </style:style>
    <style:style style:name="T4365" style:parent-style-name="Domyślnaczcionkaakapitu" style:family="text">
      <style:text-properties fo:background-color="#80FFFF" style:text-underline-type="single" style:text-underline-style="solid" style:text-underline-width="auto" style:text-underline-mode="continuous"/>
    </style:style>
    <style:style style:name="T4366" style:parent-style-name="Domyślnaczcionkaakapitu" style:family="text">
      <style:text-properties style:text-underline-type="single" style:text-underline-style="solid" style:text-underline-width="auto" style:text-underline-mode="continuous"/>
    </style:style>
    <style:style style:name="T4367" style:parent-style-name="Domyślnaczcionkaakapitu" style:family="text">
      <style:text-properties fo:background-color="#80FFFF" style:text-underline-type="single" style:text-underline-style="solid" style:text-underline-width="auto" style:text-underline-mode="continuous"/>
    </style:style>
    <style:style style:name="T4368" style:parent-style-name="Domyślnaczcionkaakapitu" style:family="text">
      <style:text-properties style:text-underline-type="single" style:text-underline-style="solid" style:text-underline-width="auto" style:text-underline-mode="continuous"/>
    </style:style>
    <style:style style:name="T4369" style:parent-style-name="Domyślnaczcionkaakapitu" style:family="text">
      <style:text-properties fo:background-color="#80FFFF" style:text-underline-type="single" style:text-underline-style="solid" style:text-underline-width="auto" style:text-underline-mode="continuous"/>
    </style:style>
    <style:style style:name="T4370" style:parent-style-name="Domyślnaczcionkaakapitu" style:family="text">
      <style:text-properties style:text-underline-type="single" style:text-underline-style="solid" style:text-underline-width="auto" style:text-underline-mode="continuous"/>
    </style:style>
    <style:style style:name="T4371" style:parent-style-name="Domyślnaczcionkaakapitu" style:family="text">
      <style:text-properties fo:background-color="#80FFFF" style:text-underline-type="single" style:text-underline-style="solid" style:text-underline-width="auto" style:text-underline-mode="continuous"/>
    </style:style>
    <style:style style:name="T4372" style:parent-style-name="Domyślnaczcionkaakapitu" style:family="text">
      <style:text-properties style:text-underline-type="single" style:text-underline-style="solid" style:text-underline-width="auto" style:text-underline-mode="continuous"/>
    </style:style>
    <style:style style:name="P4373" style:parent-style-name="Normalny" style:family="paragraph">
      <style:paragraph-properties fo:text-align="justify" fo:line-height="150%" fo:text-indent="0.2479in"/>
    </style:style>
    <style:style style:name="T4374" style:parent-style-name="Domyślnaczcionkaakapitu" style:family="text">
      <style:text-properties fo:background-color="#80FFFF"/>
    </style:style>
    <style:style style:name="P4375" style:parent-style-name="Normalny" style:family="paragraph">
      <style:paragraph-properties fo:text-align="justify" fo:line-height="150%"/>
    </style:style>
    <style:style style:name="T4376" style:parent-style-name="Domyślnaczcionkaakapitu" style:family="text">
      <style:text-properties fo:background-color="#80FFFF" style:text-underline-type="single" style:text-underline-style="solid" style:text-underline-width="auto" style:text-underline-mode="continuous"/>
    </style:style>
    <style:style style:name="T4377" style:parent-style-name="Domyślnaczcionkaakapitu" style:family="text">
      <style:text-properties style:text-underline-type="single" style:text-underline-style="solid" style:text-underline-width="auto" style:text-underline-mode="continuous"/>
    </style:style>
    <style:style style:name="T4378" style:parent-style-name="Domyślnaczcionkaakapitu" style:family="text">
      <style:text-properties fo:background-color="#80FFFF" style:text-underline-type="single" style:text-underline-style="solid" style:text-underline-width="auto" style:text-underline-mode="continuous"/>
    </style:style>
    <style:style style:name="T4379" style:parent-style-name="Domyślnaczcionkaakapitu" style:family="text">
      <style:text-properties style:text-underline-type="single" style:text-underline-style="solid" style:text-underline-width="auto" style:text-underline-mode="continuous"/>
    </style:style>
    <style:style style:name="T4380" style:parent-style-name="Domyślnaczcionkaakapitu" style:family="text">
      <style:text-properties fo:background-color="#80FFFF" style:text-underline-type="single" style:text-underline-style="solid" style:text-underline-width="auto" style:text-underline-mode="continuous"/>
    </style:style>
    <style:style style:name="T4381" style:parent-style-name="Domyślnaczcionkaakapitu" style:family="text">
      <style:text-properties style:text-underline-type="single" style:text-underline-style="solid" style:text-underline-width="auto" style:text-underline-mode="continuous"/>
    </style:style>
    <style:style style:name="P4382" style:parent-style-name="Normalny" style:family="paragraph">
      <style:paragraph-properties fo:text-align="justify" fo:line-height="150%" fo:text-indent="0.2479in"/>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T4391" style:parent-style-name="Domyślnaczcionkaakapitu" style:family="text">
      <style:text-properties fo:background-color="#80FFFF"/>
    </style:style>
    <style:style style:name="P4392" style:parent-style-name="Normalny" style:family="paragraph">
      <style:paragraph-properties fo:text-align="justify" fo:line-height="150%"/>
    </style:style>
    <style:style style:name="T4393" style:parent-style-name="Domyślnaczcionkaakapitu" style:family="text">
      <style:text-properties fo:background-color="#80FFFF" style:text-underline-type="single" style:text-underline-style="solid" style:text-underline-width="auto" style:text-underline-mode="continuous"/>
    </style:style>
    <style:style style:name="T4394" style:parent-style-name="Domyślnaczcionkaakapitu" style:family="text">
      <style:text-properties style:text-underline-type="single" style:text-underline-style="solid" style:text-underline-width="auto" style:text-underline-mode="continuous"/>
    </style:style>
    <style:style style:name="T4395" style:parent-style-name="Domyślnaczcionkaakapitu" style:family="text">
      <style:text-properties fo:background-color="#80FFFF" style:text-underline-type="single" style:text-underline-style="solid" style:text-underline-width="auto" style:text-underline-mode="continuous"/>
    </style:style>
    <style:style style:name="T4396" style:parent-style-name="Domyślnaczcionkaakapitu" style:family="text">
      <style:text-properties style:text-underline-type="single" style:text-underline-style="solid" style:text-underline-width="auto" style:text-underline-mode="continuous"/>
    </style:style>
    <style:style style:name="T4397" style:parent-style-name="Domyślnaczcionkaakapitu" style:family="text">
      <style:text-properties fo:background-color="#80FFFF" style:text-underline-type="single" style:text-underline-style="solid" style:text-underline-width="auto" style:text-underline-mode="continuous"/>
    </style:style>
    <style:style style:name="T4398" style:parent-style-name="Domyślnaczcionkaakapitu" style:family="text">
      <style:text-properties style:text-underline-type="single" style:text-underline-style="solid" style:text-underline-width="auto" style:text-underline-mode="continuous"/>
    </style:style>
    <style:style style:name="T4399" style:parent-style-name="Domyślnaczcionkaakapitu" style:family="text">
      <style:text-properties fo:background-color="#80FFFF" style:text-underline-type="single" style:text-underline-style="solid" style:text-underline-width="auto" style:text-underline-mode="continuous"/>
    </style:style>
    <style:style style:name="T4400" style:parent-style-name="Domyślnaczcionkaakapitu" style:family="text">
      <style:text-properties style:text-underline-type="single" style:text-underline-style="solid" style:text-underline-width="auto" style:text-underline-mode="continuous"/>
    </style:style>
    <style:style style:name="P4401" style:parent-style-name="Normalny" style:family="paragraph">
      <style:paragraph-properties fo:text-align="justify" fo:line-height="150%" fo:text-indent="0.2479in"/>
    </style:style>
    <style:style style:name="P4402" style:parent-style-name="Normalny" style:family="paragraph">
      <style:paragraph-properties fo:text-align="justify" fo:line-height="150%"/>
    </style:style>
    <style:style style:name="T4403" style:parent-style-name="Domyślnaczcionkaakapitu" style:family="text">
      <style:text-properties fo:background-color="#80FFFF" style:text-underline-type="single" style:text-underline-style="solid" style:text-underline-width="auto" style:text-underline-mode="continuous"/>
    </style:style>
    <style:style style:name="T4404" style:parent-style-name="Domyślnaczcionkaakapitu" style:family="text">
      <style:text-properties style:text-underline-type="single" style:text-underline-style="solid" style:text-underline-width="auto" style:text-underline-mode="continuous"/>
    </style:style>
    <style:style style:name="T4405" style:parent-style-name="Domyślnaczcionkaakapitu" style:family="text">
      <style:text-properties fo:background-color="#80FFFF" style:text-underline-type="single" style:text-underline-style="solid" style:text-underline-width="auto" style:text-underline-mode="continuous"/>
    </style:style>
    <style:style style:name="T4406" style:parent-style-name="Domyślnaczcionkaakapitu" style:family="text">
      <style:text-properties style:text-underline-type="single" style:text-underline-style="solid" style:text-underline-width="auto" style:text-underline-mode="continuous"/>
    </style:style>
    <style:style style:name="T4407" style:parent-style-name="Domyślnaczcionkaakapitu" style:family="text">
      <style:text-properties fo:background-color="#80FFFF" style:text-underline-type="single" style:text-underline-style="solid" style:text-underline-width="auto" style:text-underline-mode="continuous"/>
    </style:style>
    <style:style style:name="T4408" style:parent-style-name="Domyślnaczcionkaakapitu" style:family="text">
      <style:text-properties style:text-underline-type="single" style:text-underline-style="solid" style:text-underline-width="auto" style:text-underline-mode="continuous"/>
    </style:style>
    <style:style style:name="P4409" style:parent-style-name="Normalny" style:family="paragraph">
      <style:paragraph-properties fo:text-align="justify" fo:line-height="150%" fo:text-indent="0.2479in"/>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T4412" style:parent-style-name="Domyślnaczcionkaakapitu" style:family="text">
      <style:text-properties fo:background-color="#80FFFF"/>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P4421" style:parent-style-name="Normalny" style:family="paragraph">
      <style:paragraph-properties fo:text-align="justify" fo:line-height="150%"/>
    </style:style>
    <style:style style:name="T4422" style:parent-style-name="Domyślnaczcionkaakapitu" style:family="text">
      <style:text-properties fo:background-color="#80FFFF" style:text-underline-type="single" style:text-underline-style="solid" style:text-underline-width="auto" style:text-underline-mode="continuous"/>
    </style:style>
    <style:style style:name="T4423" style:parent-style-name="Domyślnaczcionkaakapitu" style:family="text">
      <style:text-properties style:text-underline-type="single" style:text-underline-style="solid" style:text-underline-width="auto" style:text-underline-mode="continuous"/>
    </style:style>
    <style:style style:name="T4424" style:parent-style-name="Domyślnaczcionkaakapitu" style:family="text">
      <style:text-properties fo:background-color="#80FFFF" style:text-underline-type="single" style:text-underline-style="solid" style:text-underline-width="auto" style:text-underline-mode="continuous"/>
    </style:style>
    <style:style style:name="T4425" style:parent-style-name="Domyślnaczcionkaakapitu" style:family="text">
      <style:text-properties style:text-underline-type="single" style:text-underline-style="solid" style:text-underline-width="auto" style:text-underline-mode="continuous"/>
    </style:style>
    <style:style style:name="T4426" style:parent-style-name="Domyślnaczcionkaakapitu" style:family="text">
      <style:text-properties fo:background-color="#80FFFF" style:text-underline-type="single" style:text-underline-style="solid" style:text-underline-width="auto" style:text-underline-mode="continuous"/>
    </style:style>
    <style:style style:name="T4427" style:parent-style-name="Domyślnaczcionkaakapitu" style:family="text">
      <style:text-properties style:text-underline-type="single" style:text-underline-style="solid" style:text-underline-width="auto" style:text-underline-mode="continuous"/>
    </style:style>
    <style:style style:name="T4428" style:parent-style-name="Domyślnaczcionkaakapitu" style:family="text">
      <style:text-properties fo:background-color="#80FFFF" style:text-underline-type="single" style:text-underline-style="solid" style:text-underline-width="auto" style:text-underline-mode="continuous"/>
    </style:style>
    <style:style style:name="T4429" style:parent-style-name="Domyślnaczcionkaakapitu" style:family="text">
      <style:text-properties style:text-underline-type="single" style:text-underline-style="solid" style:text-underline-width="auto" style:text-underline-mode="continuous"/>
    </style:style>
    <style:style style:name="P4430" style:parent-style-name="Normalny" style:family="paragraph">
      <style:paragraph-properties fo:text-align="justify" fo:line-height="150%" fo:text-indent="0.2479in"/>
    </style:style>
    <style:style style:name="T4431" style:parent-style-name="Domyślnaczcionkaakapitu" style:family="text">
      <style:text-properties fo:background-color="#80FFFF"/>
    </style:style>
    <style:style style:name="P4432" style:parent-style-name="Normalny" style:family="paragraph">
      <style:paragraph-properties fo:text-align="justify" fo:line-height="150%"/>
    </style:style>
    <style:style style:name="T4433" style:parent-style-name="Domyślnaczcionkaakapitu" style:family="text">
      <style:text-properties style:text-underline-type="single" style:text-underline-style="solid" style:text-underline-width="auto" style:text-underline-mode="continuous"/>
    </style:style>
    <style:style style:name="T4434" style:parent-style-name="Domyślnaczcionkaakapitu" style:family="text">
      <style:text-properties fo:background-color="#80FFFF" style:text-underline-type="single" style:text-underline-style="solid" style:text-underline-width="auto" style:text-underline-mode="continuous"/>
    </style:style>
    <style:style style:name="T4435" style:parent-style-name="Domyślnaczcionkaakapitu" style:family="text">
      <style:text-properties style:text-underline-type="single" style:text-underline-style="solid" style:text-underline-width="auto" style:text-underline-mode="continuous"/>
    </style:style>
    <style:style style:name="T4436" style:parent-style-name="Domyślnaczcionkaakapitu" style:family="text">
      <style:text-properties fo:background-color="#80FFFF" style:text-underline-type="single" style:text-underline-style="solid" style:text-underline-width="auto" style:text-underline-mode="continuous"/>
    </style:style>
    <style:style style:name="T4437" style:parent-style-name="Domyślnaczcionkaakapitu" style:family="text">
      <style:text-properties style:text-underline-type="single" style:text-underline-style="solid" style:text-underline-width="auto" style:text-underline-mode="continuous"/>
    </style:style>
    <style:style style:name="P4438" style:parent-style-name="Normalny" style:family="paragraph">
      <style:paragraph-properties fo:text-align="justify" fo:line-height="150%" fo:text-indent="0.2479in"/>
    </style:style>
    <style:style style:name="T4439" style:parent-style-name="Domyślnaczcionkaakapitu" style:family="text">
      <style:text-properties fo:background-color="#80FFFF"/>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P4442" style:parent-style-name="Normalny" style:family="paragraph">
      <style:paragraph-properties fo:text-align="justify" fo:line-height="150%"/>
    </style:style>
    <style:style style:name="T4443" style:parent-style-name="Domyślnaczcionkaakapitu" style:family="text">
      <style:text-properties fo:background-color="#80FFFF" style:text-underline-type="single" style:text-underline-style="solid" style:text-underline-width="auto" style:text-underline-mode="continuous"/>
    </style:style>
    <style:style style:name="T4444" style:parent-style-name="Domyślnaczcionkaakapitu" style:family="text">
      <style:text-properties style:text-underline-type="single" style:text-underline-style="solid" style:text-underline-width="auto" style:text-underline-mode="continuous"/>
    </style:style>
    <style:style style:name="T4445" style:parent-style-name="Domyślnaczcionkaakapitu" style:family="text">
      <style:text-properties fo:background-color="#80FFFF" style:text-underline-type="single" style:text-underline-style="solid" style:text-underline-width="auto" style:text-underline-mode="continuous"/>
    </style:style>
    <style:style style:name="T4446" style:parent-style-name="Domyślnaczcionkaakapitu" style:family="text">
      <style:text-properties style:text-underline-type="single" style:text-underline-style="solid" style:text-underline-width="auto" style:text-underline-mode="continuous"/>
    </style:style>
    <style:style style:name="T4447" style:parent-style-name="Domyślnaczcionkaakapitu" style:family="text">
      <style:text-properties fo:background-color="#80FFFF" style:text-underline-type="single" style:text-underline-style="solid" style:text-underline-width="auto" style:text-underline-mode="continuous"/>
    </style:style>
    <style:style style:name="T4448" style:parent-style-name="Domyślnaczcionkaakapitu" style:family="text">
      <style:text-properties style:text-underline-type="single" style:text-underline-style="solid" style:text-underline-width="auto" style:text-underline-mode="continuous"/>
    </style:style>
    <style:style style:name="T4449" style:parent-style-name="Domyślnaczcionkaakapitu" style:family="text">
      <style:text-properties fo:background-color="#80FFFF" style:text-underline-type="single" style:text-underline-style="solid" style:text-underline-width="auto" style:text-underline-mode="continuous"/>
    </style:style>
    <style:style style:name="T4450" style:parent-style-name="Domyślnaczcionkaakapitu" style:family="text">
      <style:text-properties style:text-underline-type="single" style:text-underline-style="solid" style:text-underline-width="auto" style:text-underline-mode="continuous"/>
    </style:style>
    <style:style style:name="P4451" style:parent-style-name="Normalny" style:family="paragraph">
      <style:paragraph-properties fo:text-align="justify" fo:line-height="150%" fo:text-indent="0.2479in"/>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P4454" style:parent-style-name="Normalny" style:family="paragraph">
      <style:paragraph-properties fo:text-align="justify" fo:line-height="150%"/>
    </style:style>
    <style:style style:name="T4455" style:parent-style-name="Domyślnaczcionkaakapitu" style:family="text">
      <style:text-properties fo:background-color="#80FFFF" style:text-underline-type="single" style:text-underline-style="solid" style:text-underline-width="auto" style:text-underline-mode="continuous"/>
    </style:style>
    <style:style style:name="T4456" style:parent-style-name="Domyślnaczcionkaakapitu" style:family="text">
      <style:text-properties style:text-underline-type="single" style:text-underline-style="solid" style:text-underline-width="auto" style:text-underline-mode="continuous"/>
    </style:style>
    <style:style style:name="T4457" style:parent-style-name="Domyślnaczcionkaakapitu" style:family="text">
      <style:text-properties fo:background-color="#80FFFF" style:text-underline-type="single" style:text-underline-style="solid" style:text-underline-width="auto" style:text-underline-mode="continuous"/>
    </style:style>
    <style:style style:name="T4458" style:parent-style-name="Domyślnaczcionkaakapitu" style:family="text">
      <style:text-properties style:text-underline-type="single" style:text-underline-style="solid" style:text-underline-width="auto" style:text-underline-mode="continuous"/>
    </style:style>
    <style:style style:name="P4459" style:parent-style-name="Normalny" style:family="paragraph">
      <style:paragraph-properties fo:text-align="justify" fo:line-height="150%" fo:text-indent="0.2479in"/>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P4464" style:parent-style-name="Normalny" style:family="paragraph">
      <style:paragraph-properties fo:text-align="justify" fo:line-height="150%" fo:text-indent="0.2479in"/>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P4468" style:parent-style-name="Normalny" style:family="paragraph">
      <style:paragraph-properties fo:text-align="justify" fo:line-height="150%" fo:text-indent="0.2479in"/>
    </style:style>
    <style:style style:name="P4469" style:parent-style-name="Normalny" style:family="paragraph">
      <style:paragraph-properties fo:text-align="justify" fo:line-height="150%"/>
    </style:style>
    <style:style style:name="T4470" style:parent-style-name="Domyślnaczcionkaakapitu" style:family="text">
      <style:text-properties fo:background-color="#80FFFF" style:text-underline-type="single" style:text-underline-style="solid" style:text-underline-width="auto" style:text-underline-mode="continuous"/>
    </style:style>
    <style:style style:name="T4471" style:parent-style-name="Domyślnaczcionkaakapitu" style:family="text">
      <style:text-properties style:text-underline-type="single" style:text-underline-style="solid" style:text-underline-width="auto" style:text-underline-mode="continuous"/>
    </style:style>
    <style:style style:name="T4472" style:parent-style-name="Domyślnaczcionkaakapitu" style:family="text">
      <style:text-properties fo:background-color="#80FFFF" style:text-underline-type="single" style:text-underline-style="solid" style:text-underline-width="auto" style:text-underline-mode="continuous"/>
    </style:style>
    <style:style style:name="T4473" style:parent-style-name="Domyślnaczcionkaakapitu" style:family="text">
      <style:text-properties style:text-underline-type="single" style:text-underline-style="solid" style:text-underline-width="auto" style:text-underline-mode="continuous"/>
    </style:style>
    <style:style style:name="T4474" style:parent-style-name="Domyślnaczcionkaakapitu" style:family="text">
      <style:text-properties fo:background-color="#80FFFF" style:text-underline-type="single" style:text-underline-style="solid" style:text-underline-width="auto" style:text-underline-mode="continuous"/>
    </style:style>
    <style:style style:name="T4475" style:parent-style-name="Domyślnaczcionkaakapitu" style:family="text">
      <style:text-properties style:text-underline-type="single" style:text-underline-style="solid" style:text-underline-width="auto" style:text-underline-mode="continuous"/>
    </style:style>
    <style:style style:name="T4476" style:parent-style-name="Domyślnaczcionkaakapitu" style:family="text">
      <style:text-properties fo:background-color="#80FFFF" style:text-underline-type="single" style:text-underline-style="solid" style:text-underline-width="auto" style:text-underline-mode="continuous"/>
    </style:style>
    <style:style style:name="T4477" style:parent-style-name="Domyślnaczcionkaakapitu" style:family="text">
      <style:text-properties style:text-underline-type="single" style:text-underline-style="solid" style:text-underline-width="auto" style:text-underline-mode="continuous"/>
    </style:style>
    <style:style style:name="P4478" style:parent-style-name="Normalny" style:family="paragraph">
      <style:paragraph-properties fo:text-align="justify" fo:line-height="150%" fo:text-indent="0.2479in"/>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P4483" style:parent-style-name="Normalny" style:family="paragraph">
      <style:paragraph-properties fo:text-align="justify" fo:line-height="150%"/>
    </style:style>
    <style:style style:name="T4484" style:parent-style-name="Domyślnaczcionkaakapitu" style:family="text">
      <style:text-properties fo:background-color="#80FFFF" style:text-underline-type="single" style:text-underline-style="solid" style:text-underline-width="auto" style:text-underline-mode="continuous"/>
    </style:style>
    <style:style style:name="T4485" style:parent-style-name="Domyślnaczcionkaakapitu" style:family="text">
      <style:text-properties style:text-underline-type="single" style:text-underline-style="solid" style:text-underline-width="auto" style:text-underline-mode="continuous"/>
    </style:style>
    <style:style style:name="T4486" style:parent-style-name="Domyślnaczcionkaakapitu" style:family="text">
      <style:text-properties fo:background-color="#80FFFF" style:text-underline-type="single" style:text-underline-style="solid" style:text-underline-width="auto" style:text-underline-mode="continuous"/>
    </style:style>
    <style:style style:name="T4487" style:parent-style-name="Domyślnaczcionkaakapitu" style:family="text">
      <style:text-properties style:text-underline-type="single" style:text-underline-style="solid" style:text-underline-width="auto" style:text-underline-mode="continuous"/>
    </style:style>
    <style:style style:name="T4488" style:parent-style-name="Domyślnaczcionkaakapitu" style:family="text">
      <style:text-properties fo:background-color="#80FFFF" style:text-underline-type="single" style:text-underline-style="solid" style:text-underline-width="auto" style:text-underline-mode="continuous"/>
    </style:style>
    <style:style style:name="T4489" style:parent-style-name="Domyślnaczcionkaakapitu" style:family="text">
      <style:text-properties style:text-underline-type="single" style:text-underline-style="solid" style:text-underline-width="auto" style:text-underline-mode="continuous"/>
    </style:style>
    <style:style style:name="T4490" style:parent-style-name="Domyślnaczcionkaakapitu" style:family="text">
      <style:text-properties fo:background-color="#80FFFF" style:text-underline-type="single" style:text-underline-style="solid" style:text-underline-width="auto" style:text-underline-mode="continuous"/>
    </style:style>
    <style:style style:name="T4491" style:parent-style-name="Domyślnaczcionkaakapitu" style:family="text">
      <style:text-properties style:text-underline-type="single" style:text-underline-style="solid" style:text-underline-width="auto" style:text-underline-mode="continuous"/>
    </style:style>
    <style:style style:name="T4492" style:parent-style-name="Domyślnaczcionkaakapitu" style:family="text">
      <style:text-properties fo:background-color="#80FFFF" style:text-underline-type="single" style:text-underline-style="solid" style:text-underline-width="auto" style:text-underline-mode="continuous"/>
    </style:style>
    <style:style style:name="T4493" style:parent-style-name="Domyślnaczcionkaakapitu" style:family="text">
      <style:text-properties style:text-underline-type="single" style:text-underline-style="solid" style:text-underline-width="auto" style:text-underline-mode="continuous"/>
    </style:style>
    <style:style style:name="P4494" style:parent-style-name="Normalny" style:family="paragraph">
      <style:paragraph-properties fo:text-align="justify" fo:line-height="150%" fo:text-indent="0.2479in"/>
    </style:style>
    <style:style style:name="T4495" style:parent-style-name="Domyślnaczcionkaakapitu" style:family="text">
      <style:text-properties fo:background-color="#80FFFF"/>
    </style:style>
    <style:style style:name="T4496" style:parent-style-name="Domyślnaczcionkaakapitu" style:family="text">
      <style:text-properties fo:background-color="#80FFFF"/>
    </style:style>
    <style:style style:name="T4497" style:parent-style-name="Domyślnaczcionkaakapitu" style:family="text">
      <style:text-properties fo:background-color="#80FFFF"/>
    </style:style>
    <style:style style:name="T4498" style:parent-style-name="Domyślnaczcionkaakapitu" style:family="text">
      <style:text-properties fo:background-color="#80FFFF"/>
    </style:style>
    <style:style style:name="T4499" style:parent-style-name="Domyślnaczcionkaakapitu" style:family="text">
      <style:text-properties fo:background-color="#80FFFF"/>
    </style:style>
    <style:style style:name="P4500" style:parent-style-name="Normalny" style:family="paragraph">
      <style:paragraph-properties fo:text-align="justify" fo:line-height="150%"/>
    </style:style>
    <style:style style:name="T4501" style:parent-style-name="Domyślnaczcionkaakapitu" style:family="text">
      <style:text-properties fo:background-color="#80FFFF" style:text-underline-type="single" style:text-underline-style="solid" style:text-underline-width="auto" style:text-underline-mode="continuous"/>
    </style:style>
    <style:style style:name="T4502" style:parent-style-name="Domyślnaczcionkaakapitu" style:family="text">
      <style:text-properties style:text-underline-type="single" style:text-underline-style="solid" style:text-underline-width="auto" style:text-underline-mode="continuous"/>
    </style:style>
    <style:style style:name="T4503" style:parent-style-name="Domyślnaczcionkaakapitu" style:family="text">
      <style:text-properties fo:background-color="#80FFFF" style:text-underline-type="single" style:text-underline-style="solid" style:text-underline-width="auto" style:text-underline-mode="continuous"/>
    </style:style>
    <style:style style:name="T4504" style:parent-style-name="Domyślnaczcionkaakapitu" style:family="text">
      <style:text-properties style:text-underline-type="single" style:text-underline-style="solid" style:text-underline-width="auto" style:text-underline-mode="continuous"/>
    </style:style>
    <style:style style:name="T4505" style:parent-style-name="Domyślnaczcionkaakapitu" style:family="text">
      <style:text-properties fo:background-color="#80FFFF" style:text-underline-type="single" style:text-underline-style="solid" style:text-underline-width="auto" style:text-underline-mode="continuous"/>
    </style:style>
    <style:style style:name="T4506" style:parent-style-name="Domyślnaczcionkaakapitu" style:family="text">
      <style:text-properties style:text-underline-type="single" style:text-underline-style="solid" style:text-underline-width="auto" style:text-underline-mode="continuous"/>
    </style:style>
    <style:style style:name="T4507" style:parent-style-name="Domyślnaczcionkaakapitu" style:family="text">
      <style:text-properties fo:background-color="#80FFFF" style:text-underline-type="single" style:text-underline-style="solid" style:text-underline-width="auto" style:text-underline-mode="continuous"/>
    </style:style>
    <style:style style:name="T4508" style:parent-style-name="Domyślnaczcionkaakapitu" style:family="text">
      <style:text-properties style:text-underline-type="single" style:text-underline-style="solid" style:text-underline-width="auto" style:text-underline-mode="continuous"/>
    </style:style>
    <style:style style:name="P4509" style:parent-style-name="Normalny" style:family="paragraph">
      <style:paragraph-properties fo:text-align="justify" fo:line-height="150%" fo:text-indent="0.2479in"/>
    </style:style>
    <style:style style:name="T4510" style:parent-style-name="Domyślnaczcionkaakapitu" style:family="text">
      <style:text-properties fo:background-color="#80FFFF"/>
    </style:style>
    <style:style style:name="T4511" style:parent-style-name="Domyślnaczcionkaakapitu" style:family="text">
      <style:text-properties fo:background-color="#80FFFF"/>
    </style:style>
    <style:style style:name="P4512" style:parent-style-name="Normalny" style:family="paragraph">
      <style:paragraph-properties fo:text-align="justify" fo:line-height="150%"/>
    </style:style>
    <style:style style:name="T4513" style:parent-style-name="Domyślnaczcionkaakapitu" style:family="text">
      <style:text-properties fo:background-color="#80FFFF" style:text-underline-type="single" style:text-underline-style="solid" style:text-underline-width="auto" style:text-underline-mode="continuous"/>
    </style:style>
    <style:style style:name="T4514" style:parent-style-name="Domyślnaczcionkaakapitu" style:family="text">
      <style:text-properties style:text-underline-type="single" style:text-underline-style="solid" style:text-underline-width="auto" style:text-underline-mode="continuous"/>
    </style:style>
    <style:style style:name="T4515" style:parent-style-name="Domyślnaczcionkaakapitu" style:family="text">
      <style:text-properties fo:background-color="#80FFFF" style:text-underline-type="single" style:text-underline-style="solid" style:text-underline-width="auto" style:text-underline-mode="continuous"/>
    </style:style>
    <style:style style:name="T4516" style:parent-style-name="Domyślnaczcionkaakapitu" style:family="text">
      <style:text-properties style:text-underline-type="single" style:text-underline-style="solid" style:text-underline-width="auto" style:text-underline-mode="continuous"/>
    </style:style>
    <style:style style:name="P4517" style:parent-style-name="Normalny" style:family="paragraph">
      <style:paragraph-properties fo:text-align="justify" fo:line-height="150%" fo:text-indent="0.2479in"/>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P4521" style:parent-style-name="Normalny" style:family="paragraph">
      <style:paragraph-properties fo:text-align="justify" fo:line-height="150%"/>
    </style:style>
    <style:style style:name="T4522" style:parent-style-name="Domyślnaczcionkaakapitu" style:family="text">
      <style:text-properties fo:background-color="#80FFFF" style:text-underline-type="single" style:text-underline-style="solid" style:text-underline-width="auto" style:text-underline-mode="continuous"/>
    </style:style>
    <style:style style:name="T4523" style:parent-style-name="Domyślnaczcionkaakapitu" style:family="text">
      <style:text-properties style:text-underline-type="single" style:text-underline-style="solid" style:text-underline-width="auto" style:text-underline-mode="continuous"/>
    </style:style>
    <style:style style:name="T4524" style:parent-style-name="Domyślnaczcionkaakapitu" style:family="text">
      <style:text-properties fo:background-color="#80FFFF" style:text-underline-type="single" style:text-underline-style="solid" style:text-underline-width="auto" style:text-underline-mode="continuous"/>
    </style:style>
    <style:style style:name="T4525" style:parent-style-name="Domyślnaczcionkaakapitu" style:family="text">
      <style:text-properties style:text-underline-type="single" style:text-underline-style="solid" style:text-underline-width="auto" style:text-underline-mode="continuous"/>
    </style:style>
    <style:style style:name="T4526" style:parent-style-name="Domyślnaczcionkaakapitu" style:family="text">
      <style:text-properties fo:background-color="#80FFFF" style:text-underline-type="single" style:text-underline-style="solid" style:text-underline-width="auto" style:text-underline-mode="continuous"/>
    </style:style>
    <style:style style:name="T4527" style:parent-style-name="Domyślnaczcionkaakapitu" style:family="text">
      <style:text-properties style:text-underline-type="single" style:text-underline-style="solid" style:text-underline-width="auto" style:text-underline-mode="continuous"/>
    </style:style>
    <style:style style:name="T4528" style:parent-style-name="Domyślnaczcionkaakapitu" style:family="text">
      <style:text-properties fo:background-color="#80FFFF" style:text-underline-type="single" style:text-underline-style="solid" style:text-underline-width="auto" style:text-underline-mode="continuous"/>
    </style:style>
    <style:style style:name="T4529" style:parent-style-name="Domyślnaczcionkaakapitu" style:family="text">
      <style:text-properties style:text-underline-type="single" style:text-underline-style="solid" style:text-underline-width="auto" style:text-underline-mode="continuous"/>
    </style:style>
    <style:style style:name="P4530" style:parent-style-name="Normalny" style:family="paragraph">
      <style:paragraph-properties fo:text-align="justify" fo:line-height="150%" fo:text-indent="0.2479in"/>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P4533" style:parent-style-name="Normalny" style:family="paragraph">
      <style:paragraph-properties fo:text-align="justify" fo:line-height="150%" fo:text-indent="0.2479in"/>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T4537" style:parent-style-name="Domyślnaczcionkaakapitu" style:family="text">
      <style:text-properties fo:background-color="#80FFFF"/>
    </style:style>
    <style:style style:name="P4538" style:parent-style-name="Normalny" style:family="paragraph">
      <style:paragraph-properties fo:text-align="justify" fo:line-height="150%"/>
    </style:style>
    <style:style style:name="T4539" style:parent-style-name="Domyślnaczcionkaakapitu" style:family="text">
      <style:text-properties style:text-underline-type="single" style:text-underline-style="solid" style:text-underline-width="auto" style:text-underline-mode="continuous"/>
    </style:style>
    <style:style style:name="P4540" style:parent-style-name="Normalny" style:family="paragraph">
      <style:paragraph-properties fo:text-align="justify" fo:line-height="150%" fo:text-indent="0.2479in"/>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P4543" style:parent-style-name="Normalny" style:family="paragraph">
      <style:paragraph-properties fo:text-align="justify" fo:line-height="150%">
        <style:tab-stops>
          <style:tab-stop style:type="left" style:position="2.7194in"/>
        </style:tab-stops>
      </style:paragraph-properties>
    </style:style>
    <style:style style:name="T4544" style:parent-style-name="Domyślnaczcionkaakapitu" style:family="text">
      <style:text-properties fo:background-color="#80FFFF" style:text-underline-type="single" style:text-underline-style="solid" style:text-underline-width="auto" style:text-underline-mode="continuous"/>
    </style:style>
    <style:style style:name="T4545" style:parent-style-name="Domyślnaczcionkaakapitu" style:family="text">
      <style:text-properties style:text-underline-type="single" style:text-underline-style="solid" style:text-underline-width="auto" style:text-underline-mode="continuous"/>
    </style:style>
    <style:style style:name="T4546" style:parent-style-name="Domyślnaczcionkaakapitu" style:family="text">
      <style:text-properties fo:background-color="#80FFFF" style:text-underline-type="single" style:text-underline-style="solid" style:text-underline-width="auto" style:text-underline-mode="continuous"/>
    </style:style>
    <style:style style:name="T4547" style:parent-style-name="Domyślnaczcionkaakapitu" style:family="text">
      <style:text-properties style:text-underline-type="single" style:text-underline-style="solid" style:text-underline-width="auto" style:text-underline-mode="continuous"/>
    </style:style>
    <style:style style:name="T4548" style:parent-style-name="Domyślnaczcionkaakapitu" style:family="text">
      <style:text-properties fo:background-color="#80FFFF" style:text-underline-type="single" style:text-underline-style="solid" style:text-underline-width="auto" style:text-underline-mode="continuous"/>
    </style:style>
    <style:style style:name="T4549" style:parent-style-name="Domyślnaczcionkaakapitu" style:family="text">
      <style:text-properties style:text-underline-type="single" style:text-underline-style="solid" style:text-underline-width="auto" style:text-underline-mode="continuous"/>
    </style:style>
    <style:style style:name="T4550" style:parent-style-name="Domyślnaczcionkaakapitu" style:family="text">
      <style:text-properties fo:background-color="#80FFFF" style:text-underline-type="single" style:text-underline-style="solid" style:text-underline-width="auto" style:text-underline-mode="continuous"/>
    </style:style>
    <style:style style:name="T4551" style:parent-style-name="Domyślnaczcionkaakapitu" style:family="text">
      <style:text-properties style:text-underline-type="single" style:text-underline-style="solid" style:text-underline-width="auto" style:text-underline-mode="continuous"/>
    </style:style>
    <style:style style:name="P4552" style:parent-style-name="Normalny" style:family="paragraph">
      <style:paragraph-properties fo:text-align="justify" fo:line-height="150%" fo:text-indent="0.2479in">
        <style:tab-stops>
          <style:tab-stop style:type="left" style:position="2.7194in"/>
        </style:tab-stops>
      </style:paragraph-properties>
    </style:style>
    <style:style style:name="P4553" style:parent-style-name="Normalny" style:family="paragraph">
      <style:paragraph-properties fo:text-align="justify" fo:line-height="150%"/>
    </style:style>
    <style:style style:name="T4554" style:parent-style-name="Domyślnaczcionkaakapitu" style:family="text">
      <style:text-properties style:text-underline-type="single" style:text-underline-style="solid" style:text-underline-width="auto" style:text-underline-mode="continuous"/>
    </style:style>
    <style:style style:name="T4555" style:parent-style-name="Domyślnaczcionkaakapitu" style:family="text">
      <style:text-properties fo:background-color="#80FFFF" style:text-underline-type="single" style:text-underline-style="solid" style:text-underline-width="auto" style:text-underline-mode="continuous"/>
    </style:style>
    <style:style style:name="T4556" style:parent-style-name="Domyślnaczcionkaakapitu" style:family="text">
      <style:text-properties style:text-underline-type="single" style:text-underline-style="solid" style:text-underline-width="auto" style:text-underline-mode="continuous"/>
    </style:style>
    <style:style style:name="T4557" style:parent-style-name="Domyślnaczcionkaakapitu" style:family="text">
      <style:text-properties fo:background-color="#80FFFF" style:text-underline-type="single" style:text-underline-style="solid" style:text-underline-width="auto" style:text-underline-mode="continuous"/>
    </style:style>
    <style:style style:name="T4558" style:parent-style-name="Domyślnaczcionkaakapitu" style:family="text">
      <style:text-properties style:text-underline-type="single" style:text-underline-style="solid" style:text-underline-width="auto" style:text-underline-mode="continuous"/>
    </style:style>
    <style:style style:name="P4559" style:parent-style-name="Normalny" style:family="paragraph">
      <style:paragraph-properties fo:text-align="justify" fo:line-height="150%" fo:text-indent="0.2479in"/>
    </style:style>
    <style:style style:name="P4560" style:parent-style-name="Normalny" style:family="paragraph">
      <style:paragraph-properties fo:text-align="justify" fo:line-height="150%"/>
    </style:style>
    <style:style style:name="T4561" style:parent-style-name="Domyślnaczcionkaakapitu" style:family="text">
      <style:text-properties fo:background-color="#80FFFF" style:text-underline-type="single" style:text-underline-style="solid" style:text-underline-width="auto" style:text-underline-mode="continuous"/>
    </style:style>
    <style:style style:name="T4562" style:parent-style-name="Domyślnaczcionkaakapitu" style:family="text">
      <style:text-properties style:text-underline-type="single" style:text-underline-style="solid" style:text-underline-width="auto" style:text-underline-mode="continuous"/>
    </style:style>
    <style:style style:name="T4563" style:parent-style-name="Domyślnaczcionkaakapitu" style:family="text">
      <style:text-properties fo:background-color="#80FFFF" style:text-underline-type="single" style:text-underline-style="solid" style:text-underline-width="auto" style:text-underline-mode="continuous"/>
    </style:style>
    <style:style style:name="T4564" style:parent-style-name="Domyślnaczcionkaakapitu" style:family="text">
      <style:text-properties style:text-underline-type="single" style:text-underline-style="solid" style:text-underline-width="auto" style:text-underline-mode="continuous"/>
    </style:style>
    <style:style style:name="T4565" style:parent-style-name="Domyślnaczcionkaakapitu" style:family="text">
      <style:text-properties fo:background-color="#80FFFF" style:text-underline-type="single" style:text-underline-style="solid" style:text-underline-width="auto" style:text-underline-mode="continuous"/>
    </style:style>
    <style:style style:name="T4566" style:parent-style-name="Domyślnaczcionkaakapitu" style:family="text">
      <style:text-properties style:text-underline-type="single" style:text-underline-style="solid" style:text-underline-width="auto" style:text-underline-mode="continuous"/>
    </style:style>
    <style:style style:name="T4567" style:parent-style-name="Domyślnaczcionkaakapitu" style:family="text">
      <style:text-properties fo:background-color="#80FFFF" style:text-underline-type="single" style:text-underline-style="solid" style:text-underline-width="auto" style:text-underline-mode="continuous"/>
    </style:style>
    <style:style style:name="T4568" style:parent-style-name="Domyślnaczcionkaakapitu" style:family="text">
      <style:text-properties style:text-underline-type="single" style:text-underline-style="solid" style:text-underline-width="auto" style:text-underline-mode="continuous"/>
    </style:style>
    <style:style style:name="P4569" style:parent-style-name="Normalny" style:family="paragraph">
      <style:paragraph-properties fo:text-align="justify" fo:line-height="150%" fo:text-indent="0.2479in"/>
    </style:style>
    <style:style style:name="T4570" style:parent-style-name="Domyślnaczcionkaakapitu" style:family="text">
      <style:text-properties fo:background-color="#80FFFF"/>
    </style:style>
    <style:style style:name="P4571" style:parent-style-name="Normalny" style:family="paragraph">
      <style:paragraph-properties fo:text-align="justify" fo:line-height="150%"/>
    </style:style>
    <style:style style:name="T4572" style:parent-style-name="Domyślnaczcionkaakapitu" style:family="text">
      <style:text-properties style:text-underline-type="single" style:text-underline-style="solid" style:text-underline-width="auto" style:text-underline-mode="continuous"/>
    </style:style>
    <style:style style:name="T4573" style:parent-style-name="Domyślnaczcionkaakapitu" style:family="text">
      <style:text-properties fo:background-color="#80FFFF" style:text-underline-type="single" style:text-underline-style="solid" style:text-underline-width="auto" style:text-underline-mode="continuous"/>
    </style:style>
    <style:style style:name="T4574" style:parent-style-name="Domyślnaczcionkaakapitu" style:family="text">
      <style:text-properties style:text-underline-type="single" style:text-underline-style="solid" style:text-underline-width="auto" style:text-underline-mode="continuous"/>
    </style:style>
    <style:style style:name="T4575" style:parent-style-name="Domyślnaczcionkaakapitu" style:family="text">
      <style:text-properties fo:background-color="#80FFFF" style:text-underline-type="single" style:text-underline-style="solid" style:text-underline-width="auto" style:text-underline-mode="continuous"/>
    </style:style>
    <style:style style:name="T4576" style:parent-style-name="Domyślnaczcionkaakapitu" style:family="text">
      <style:text-properties style:text-underline-type="single" style:text-underline-style="solid" style:text-underline-width="auto" style:text-underline-mode="continuous"/>
    </style:style>
    <style:style style:name="P4577" style:parent-style-name="Normalny" style:family="paragraph">
      <style:paragraph-properties fo:text-align="justify" fo:line-height="150%" fo:text-indent="0.2479in"/>
    </style:style>
    <style:style style:name="P4578" style:parent-style-name="Normalny" style:family="paragraph">
      <style:paragraph-properties fo:text-align="justify" fo:line-height="150%"/>
    </style:style>
    <style:style style:name="T4579" style:parent-style-name="Domyślnaczcionkaakapitu" style:family="text">
      <style:text-properties fo:background-color="#80FFFF" style:text-underline-type="single" style:text-underline-style="solid" style:text-underline-width="auto" style:text-underline-mode="continuous"/>
    </style:style>
    <style:style style:name="T4580" style:parent-style-name="Domyślnaczcionkaakapitu" style:family="text">
      <style:text-properties style:text-underline-type="single" style:text-underline-style="solid" style:text-underline-width="auto" style:text-underline-mode="continuous"/>
    </style:style>
    <style:style style:name="T4581" style:parent-style-name="Domyślnaczcionkaakapitu" style:family="text">
      <style:text-properties fo:background-color="#80FFFF" style:text-underline-type="single" style:text-underline-style="solid" style:text-underline-width="auto" style:text-underline-mode="continuous"/>
    </style:style>
    <style:style style:name="T4582" style:parent-style-name="Domyślnaczcionkaakapitu" style:family="text">
      <style:text-properties style:text-underline-type="single" style:text-underline-style="solid" style:text-underline-width="auto" style:text-underline-mode="continuous"/>
    </style:style>
    <style:style style:name="T4583" style:parent-style-name="Domyślnaczcionkaakapitu" style:family="text">
      <style:text-properties fo:background-color="#80FFFF" style:text-underline-type="single" style:text-underline-style="solid" style:text-underline-width="auto" style:text-underline-mode="continuous"/>
    </style:style>
    <style:style style:name="T4584" style:parent-style-name="Domyślnaczcionkaakapitu" style:family="text">
      <style:text-properties style:text-underline-type="single" style:text-underline-style="solid" style:text-underline-width="auto" style:text-underline-mode="continuous"/>
    </style:style>
    <style:style style:name="T4585" style:parent-style-name="Domyślnaczcionkaakapitu" style:family="text">
      <style:text-properties fo:background-color="#80FFFF" style:text-underline-type="single" style:text-underline-style="solid" style:text-underline-width="auto" style:text-underline-mode="continuous"/>
    </style:style>
    <style:style style:name="T4586" style:parent-style-name="Domyślnaczcionkaakapitu" style:family="text">
      <style:text-properties style:text-underline-type="single" style:text-underline-style="solid" style:text-underline-width="auto" style:text-underline-mode="continuous"/>
    </style:style>
    <style:style style:name="P4587" style:parent-style-name="Normalny" style:family="paragraph">
      <style:paragraph-properties fo:text-align="justify" fo:line-height="150%" fo:text-indent="0.2479in"/>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P4592" style:parent-style-name="Normalny" style:family="paragraph">
      <style:paragraph-properties fo:text-align="justify" fo:line-height="150%"/>
    </style:style>
    <style:style style:name="T4593" style:parent-style-name="Domyślnaczcionkaakapitu" style:family="text">
      <style:text-properties style:text-underline-type="single" style:text-underline-style="solid" style:text-underline-width="auto" style:text-underline-mode="continuous"/>
    </style:style>
    <style:style style:name="T4594" style:parent-style-name="Domyślnaczcionkaakapitu" style:family="text">
      <style:text-properties fo:background-color="#80FFFF" style:text-underline-type="single" style:text-underline-style="solid" style:text-underline-width="auto" style:text-underline-mode="continuous"/>
    </style:style>
    <style:style style:name="T4595" style:parent-style-name="Domyślnaczcionkaakapitu" style:family="text">
      <style:text-properties style:text-underline-type="single" style:text-underline-style="solid" style:text-underline-width="auto" style:text-underline-mode="continuous"/>
    </style:style>
    <style:style style:name="T4596" style:parent-style-name="Domyślnaczcionkaakapitu" style:family="text">
      <style:text-properties fo:background-color="#80FFFF" style:text-underline-type="single" style:text-underline-style="solid" style:text-underline-width="auto" style:text-underline-mode="continuous"/>
    </style:style>
    <style:style style:name="T4597" style:parent-style-name="Domyślnaczcionkaakapitu" style:family="text">
      <style:text-properties style:text-underline-type="single" style:text-underline-style="solid" style:text-underline-width="auto" style:text-underline-mode="continuous"/>
    </style:style>
    <style:style style:name="P4598" style:parent-style-name="Normalny" style:family="paragraph">
      <style:paragraph-properties fo:text-align="justify" fo:line-height="150%" fo:text-indent="0.2479in"/>
    </style:style>
    <style:style style:name="T4599" style:parent-style-name="Domyślnaczcionkaakapitu" style:family="text">
      <style:text-properties fo:background-color="#80FFFF"/>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P4604" style:parent-style-name="Normalny" style:family="paragraph">
      <style:paragraph-properties fo:text-align="justify" fo:line-height="150%"/>
    </style:style>
    <style:style style:name="T4605" style:parent-style-name="Domyślnaczcionkaakapitu" style:family="text">
      <style:text-properties style:text-underline-type="single" style:text-underline-style="solid" style:text-underline-width="auto" style:text-underline-mode="continuous"/>
    </style:style>
    <style:style style:name="T4606" style:parent-style-name="Domyślnaczcionkaakapitu" style:family="text">
      <style:text-properties fo:background-color="#80FFFF" style:text-underline-type="single" style:text-underline-style="solid" style:text-underline-width="auto" style:text-underline-mode="continuous"/>
    </style:style>
    <style:style style:name="P4607" style:parent-style-name="Normalny" style:family="paragraph">
      <style:paragraph-properties fo:text-align="justify" fo:line-height="150%" fo:text-indent="0.2479in"/>
    </style:style>
    <style:style style:name="T4608" style:parent-style-name="Domyślnaczcionkaakapitu" style:family="text">
      <style:text-properties fo:background-color="#80FFFF"/>
    </style:style>
    <style:style style:name="T4609" style:parent-style-name="Domyślnaczcionkaakapitu" style:family="text">
      <style:text-properties fo:background-color="#80FFFF"/>
    </style:style>
    <style:style style:name="P4610" style:parent-style-name="Normalny" style:family="paragraph">
      <style:paragraph-properties fo:text-align="justify" fo:line-height="150%"/>
    </style:style>
    <style:style style:name="T4611" style:parent-style-name="Domyślnaczcionkaakapitu" style:family="text">
      <style:text-properties fo:background-color="#80FFFF" style:text-underline-type="single" style:text-underline-style="solid" style:text-underline-width="auto" style:text-underline-mode="continuous"/>
    </style:style>
    <style:style style:name="T4612" style:parent-style-name="Domyślnaczcionkaakapitu" style:family="text">
      <style:text-properties style:text-underline-type="single" style:text-underline-style="solid" style:text-underline-width="auto" style:text-underline-mode="continuous"/>
    </style:style>
    <style:style style:name="T4613" style:parent-style-name="Domyślnaczcionkaakapitu" style:family="text">
      <style:text-properties fo:background-color="#80FFFF" style:text-underline-type="single" style:text-underline-style="solid" style:text-underline-width="auto" style:text-underline-mode="continuous"/>
    </style:style>
    <style:style style:name="T4614" style:parent-style-name="Domyślnaczcionkaakapitu" style:family="text">
      <style:text-properties style:text-underline-type="single" style:text-underline-style="solid" style:text-underline-width="auto" style:text-underline-mode="continuous"/>
    </style:style>
    <style:style style:name="T4615" style:parent-style-name="Domyślnaczcionkaakapitu" style:family="text">
      <style:text-properties fo:background-color="#80FFFF" style:text-underline-type="single" style:text-underline-style="solid" style:text-underline-width="auto" style:text-underline-mode="continuous"/>
    </style:style>
    <style:style style:name="T4616" style:parent-style-name="Domyślnaczcionkaakapitu" style:family="text">
      <style:text-properties style:text-underline-type="single" style:text-underline-style="solid" style:text-underline-width="auto" style:text-underline-mode="continuous"/>
    </style:style>
    <style:style style:name="T4617" style:parent-style-name="Domyślnaczcionkaakapitu" style:family="text">
      <style:text-properties fo:background-color="#80FFFF" style:text-underline-type="single" style:text-underline-style="solid" style:text-underline-width="auto" style:text-underline-mode="continuous"/>
    </style:style>
    <style:style style:name="T4618" style:parent-style-name="Domyślnaczcionkaakapitu" style:family="text">
      <style:text-properties style:text-underline-type="single" style:text-underline-style="solid" style:text-underline-width="auto" style:text-underline-mode="continuous"/>
    </style:style>
    <style:style style:name="P4619" style:parent-style-name="Normalny" style:family="paragraph">
      <style:paragraph-properties fo:text-align="justify" fo:line-height="150%" fo:text-indent="0.2479in"/>
    </style:style>
    <style:style style:name="P4620" style:parent-style-name="Normalny" style:family="paragraph">
      <style:paragraph-properties fo:text-align="justify" fo:line-height="150%" fo:text-indent="0.2479in"/>
    </style:style>
    <style:style style:name="P4621" style:parent-style-name="Normalny" style:family="paragraph">
      <style:paragraph-properties fo:text-align="justify" fo:line-height="150%"/>
    </style:style>
    <style:style style:name="T4622" style:parent-style-name="Domyślnaczcionkaakapitu" style:family="text">
      <style:text-properties fo:background-color="#80FFFF" style:text-underline-type="single" style:text-underline-style="solid" style:text-underline-width="auto" style:text-underline-mode="continuous"/>
    </style:style>
    <style:style style:name="T4623" style:parent-style-name="Domyślnaczcionkaakapitu" style:family="text">
      <style:text-properties style:text-underline-type="single" style:text-underline-style="solid" style:text-underline-width="auto" style:text-underline-mode="continuous"/>
    </style:style>
    <style:style style:name="T4624" style:parent-style-name="Domyślnaczcionkaakapitu" style:family="text">
      <style:text-properties fo:background-color="#80FFFF" style:text-underline-type="single" style:text-underline-style="solid" style:text-underline-width="auto" style:text-underline-mode="continuous"/>
    </style:style>
    <style:style style:name="T4625" style:parent-style-name="Domyślnaczcionkaakapitu" style:family="text">
      <style:text-properties style:text-underline-type="single" style:text-underline-style="solid" style:text-underline-width="auto" style:text-underline-mode="continuous"/>
    </style:style>
    <style:style style:name="T4626" style:parent-style-name="Domyślnaczcionkaakapitu" style:family="text">
      <style:text-properties fo:background-color="#80FFFF" style:text-underline-type="single" style:text-underline-style="solid" style:text-underline-width="auto" style:text-underline-mode="continuous"/>
    </style:style>
    <style:style style:name="T4627" style:parent-style-name="Domyślnaczcionkaakapitu" style:family="text">
      <style:text-properties style:text-underline-type="single" style:text-underline-style="solid" style:text-underline-width="auto" style:text-underline-mode="continuous"/>
    </style:style>
    <style:style style:name="T4628" style:parent-style-name="Domyślnaczcionkaakapitu" style:family="text">
      <style:text-properties fo:background-color="#80FFFF" style:text-underline-type="single" style:text-underline-style="solid" style:text-underline-width="auto" style:text-underline-mode="continuous"/>
    </style:style>
    <style:style style:name="T4629" style:parent-style-name="Domyślnaczcionkaakapitu" style:family="text">
      <style:text-properties style:text-underline-type="single" style:text-underline-style="solid" style:text-underline-width="auto" style:text-underline-mode="continuous"/>
    </style:style>
    <style:style style:name="P4630" style:parent-style-name="Normalny" style:family="paragraph">
      <style:paragraph-properties fo:text-align="justify" fo:line-height="150%" fo:text-indent="0.2479in"/>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T4633" style:parent-style-name="Domyślnaczcionkaakapitu" style:family="text">
      <style:text-properties fo:background-color="#80FFFF"/>
    </style:style>
    <style:style style:name="T4634" style:parent-style-name="Domyślnaczcionkaakapitu" style:family="text">
      <style:text-properties fo:background-color="#80FFFF"/>
    </style:style>
    <style:style style:name="T4635" style:parent-style-name="Domyślnaczcionkaakapitu" style:family="text">
      <style:text-properties fo:background-color="#80FFFF"/>
    </style:style>
    <style:style style:name="T4636" style:parent-style-name="Domyślnaczcionkaakapitu" style:family="text">
      <style:text-properties fo:background-color="#80FFFF"/>
    </style:style>
    <style:style style:name="T4637" style:parent-style-name="Domyślnaczcionkaakapitu" style:family="text">
      <style:text-properties fo:background-color="#80FFFF"/>
    </style:style>
    <style:style style:name="T4638" style:parent-style-name="Domyślnaczcionkaakapitu" style:family="text">
      <style:text-properties fo:background-color="#80FFFF"/>
    </style:style>
    <style:style style:name="T4639" style:parent-style-name="Domyślnaczcionkaakapitu" style:family="text">
      <style:text-properties fo:background-color="#80FFFF"/>
    </style:style>
    <style:style style:name="T4640" style:parent-style-name="Domyślnaczcionkaakapitu" style:family="text">
      <style:text-properties fo:background-color="#80FFFF"/>
    </style:style>
    <style:style style:name="T4641" style:parent-style-name="Domyślnaczcionkaakapitu" style:family="text">
      <style:text-properties fo:background-color="#80FFFF"/>
    </style:style>
    <style:style style:name="T4642" style:parent-style-name="Domyślnaczcionkaakapitu" style:family="text">
      <style:text-properties fo:background-color="#80FFFF"/>
    </style:style>
    <style:style style:name="T4643" style:parent-style-name="Domyślnaczcionkaakapitu" style:family="text">
      <style:text-properties fo:background-color="#80FFFF"/>
    </style:style>
    <style:style style:name="T4644" style:parent-style-name="Domyślnaczcionkaakapitu" style:family="text">
      <style:text-properties fo:background-color="#80FFFF"/>
    </style:style>
    <style:style style:name="T4645" style:parent-style-name="Domyślnaczcionkaakapitu" style:family="text">
      <style:text-properties fo:background-color="#80FFFF"/>
    </style:style>
    <style:style style:name="T4646" style:parent-style-name="Domyślnaczcionkaakapitu" style:family="text">
      <style:text-properties fo:background-color="#80FFFF"/>
    </style:style>
    <style:style style:name="T4647" style:parent-style-name="Domyślnaczcionkaakapitu" style:family="text">
      <style:text-properties fo:background-color="#80FFFF"/>
    </style:style>
    <style:style style:name="T4648" style:parent-style-name="Domyślnaczcionkaakapitu" style:family="text">
      <style:text-properties fo:background-color="#80FFFF"/>
    </style:style>
    <style:style style:name="P4649" style:parent-style-name="Normalny" style:family="paragraph">
      <style:paragraph-properties fo:text-align="justify" fo:line-height="150%" fo:text-indent="0.2479in"/>
    </style:style>
    <style:style style:name="T4650" style:parent-style-name="Domyślnaczcionkaakapitu" style:family="text">
      <style:text-properties fo:background-color="#80FFFF"/>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T4659" style:parent-style-name="Domyślnaczcionkaakapitu" style:family="text">
      <style:text-properties fo:background-color="#80FFFF"/>
    </style:style>
    <style:style style:name="P4660" style:parent-style-name="Normalny" style:family="paragraph">
      <style:paragraph-properties fo:text-align="justify" fo:line-height="150%" fo:text-indent="0.2479in"/>
    </style:style>
    <style:style style:name="T4661" style:parent-style-name="Domyślnaczcionkaakapitu" style:family="text">
      <style:text-properties fo:background-color="#80FFFF"/>
    </style:style>
    <style:style style:name="T4662" style:parent-style-name="Domyślnaczcionkaakapitu" style:family="text">
      <style:text-properties fo:background-color="#80FFFF"/>
    </style:style>
    <style:style style:name="T4663" style:parent-style-name="Domyślnaczcionkaakapitu" style:family="text">
      <style:text-properties fo:background-color="#80FFFF"/>
    </style:style>
    <style:style style:name="T4664" style:parent-style-name="Domyślnaczcionkaakapitu" style:family="text">
      <style:text-properties fo:background-color="#80FFFF"/>
    </style:style>
    <style:style style:name="T4665" style:parent-style-name="Domyślnaczcionkaakapitu" style:family="text">
      <style:text-properties fo:background-color="#80FFFF"/>
    </style:style>
    <style:style style:name="T4666" style:parent-style-name="Domyślnaczcionkaakapitu" style:family="text">
      <style:text-properties fo:background-color="#80FFFF"/>
    </style:style>
    <style:style style:name="T4667" style:parent-style-name="Domyślnaczcionkaakapitu" style:family="text">
      <style:text-properties fo:background-color="#80FFFF"/>
    </style:style>
    <style:style style:name="T4668" style:parent-style-name="Domyślnaczcionkaakapitu" style:family="text">
      <style:text-properties fo:background-color="#80FFFF"/>
    </style:style>
    <style:style style:name="T4669" style:parent-style-name="Domyślnaczcionkaakapitu" style:family="text">
      <style:text-properties fo:background-color="#80FFFF"/>
    </style:style>
    <style:style style:name="T4670" style:parent-style-name="Domyślnaczcionkaakapitu" style:family="text">
      <style:text-properties fo:background-color="#80FFFF"/>
    </style:style>
    <style:style style:name="T4671" style:parent-style-name="Domyślnaczcionkaakapitu" style:family="text">
      <style:text-properties fo:background-color="#80FFFF"/>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P4674" style:parent-style-name="Normalny" style:family="paragraph">
      <style:paragraph-properties fo:text-align="justify" fo:line-height="150%" fo:text-indent="0.2479in"/>
    </style:style>
    <style:style style:name="P4675" style:parent-style-name="Normalny" style:family="paragraph">
      <style:paragraph-properties fo:text-align="justify" fo:line-height="150%"/>
    </style:style>
    <style:style style:name="T4676" style:parent-style-name="Domyślnaczcionkaakapitu" style:family="text">
      <style:text-properties fo:background-color="#80FFFF" style:text-underline-type="single" style:text-underline-style="solid" style:text-underline-width="auto" style:text-underline-mode="continuous"/>
    </style:style>
    <style:style style:name="T4677" style:parent-style-name="Domyślnaczcionkaakapitu" style:family="text">
      <style:text-properties style:text-underline-type="single" style:text-underline-style="solid" style:text-underline-width="auto" style:text-underline-mode="continuous"/>
    </style:style>
    <style:style style:name="T4678" style:parent-style-name="Domyślnaczcionkaakapitu" style:family="text">
      <style:text-properties fo:background-color="#80FFFF" style:text-underline-type="single" style:text-underline-style="solid" style:text-underline-width="auto" style:text-underline-mode="continuous"/>
    </style:style>
    <style:style style:name="T4679" style:parent-style-name="Domyślnaczcionkaakapitu" style:family="text">
      <style:text-properties style:text-underline-type="single" style:text-underline-style="solid" style:text-underline-width="auto" style:text-underline-mode="continuous"/>
    </style:style>
    <style:style style:name="T4680" style:parent-style-name="Domyślnaczcionkaakapitu" style:family="text">
      <style:text-properties fo:background-color="#80FFFF" style:text-underline-type="single" style:text-underline-style="solid" style:text-underline-width="auto" style:text-underline-mode="continuous"/>
    </style:style>
    <style:style style:name="T4681" style:parent-style-name="Domyślnaczcionkaakapitu" style:family="text">
      <style:text-properties style:text-underline-type="single" style:text-underline-style="solid" style:text-underline-width="auto" style:text-underline-mode="continuous"/>
    </style:style>
    <style:style style:name="T4682" style:parent-style-name="Domyślnaczcionkaakapitu" style:family="text">
      <style:text-properties fo:background-color="#80FFFF" style:text-underline-type="single" style:text-underline-style="solid" style:text-underline-width="auto" style:text-underline-mode="continuous"/>
    </style:style>
    <style:style style:name="T4683" style:parent-style-name="Domyślnaczcionkaakapitu" style:family="text">
      <style:text-properties style:text-underline-type="single" style:text-underline-style="solid" style:text-underline-width="auto" style:text-underline-mode="continuous"/>
    </style:style>
    <style:style style:name="P4684" style:parent-style-name="Normalny" style:family="paragraph">
      <style:paragraph-properties fo:text-align="justify" fo:line-height="150%" fo:text-indent="0.2479in"/>
    </style:style>
    <style:style style:name="T4685" style:parent-style-name="Domyślnaczcionkaakapitu" style:family="text">
      <style:text-properties fo:background-color="#80FFFF"/>
    </style:style>
    <style:style style:name="T4686" style:parent-style-name="Domyślnaczcionkaakapitu" style:family="text">
      <style:text-properties fo:background-color="#80FFFF"/>
    </style:style>
    <style:style style:name="T4687" style:parent-style-name="Domyślnaczcionkaakapitu" style:family="text">
      <style:text-properties fo:background-color="#80FFFF"/>
    </style:style>
    <style:style style:name="P4688" style:parent-style-name="Normalny" style:family="paragraph">
      <style:paragraph-properties fo:text-align="justify" fo:line-height="150%" fo:text-indent="0.2479in"/>
    </style:style>
    <style:style style:name="P4689" style:parent-style-name="Normalny" style:family="paragraph">
      <style:paragraph-properties fo:text-align="justify" fo:line-height="150%"/>
    </style:style>
    <style:style style:name="T4690" style:parent-style-name="Domyślnaczcionkaakapitu" style:family="text">
      <style:text-properties fo:background-color="#80FFFF" style:text-underline-type="single" style:text-underline-style="solid" style:text-underline-width="auto" style:text-underline-mode="continuous"/>
    </style:style>
    <style:style style:name="T4691" style:parent-style-name="Domyślnaczcionkaakapitu" style:family="text">
      <style:text-properties style:text-underline-type="single" style:text-underline-style="solid" style:text-underline-width="auto" style:text-underline-mode="continuous"/>
    </style:style>
    <style:style style:name="T4692" style:parent-style-name="Domyślnaczcionkaakapitu" style:family="text">
      <style:text-properties fo:background-color="#80FFFF" style:text-underline-type="single" style:text-underline-style="solid" style:text-underline-width="auto" style:text-underline-mode="continuous"/>
    </style:style>
    <style:style style:name="T4693" style:parent-style-name="Domyślnaczcionkaakapitu" style:family="text">
      <style:text-properties style:text-underline-type="single" style:text-underline-style="solid" style:text-underline-width="auto" style:text-underline-mode="continuous"/>
    </style:style>
    <style:style style:name="T4694" style:parent-style-name="Domyślnaczcionkaakapitu" style:family="text">
      <style:text-properties fo:background-color="#80FFFF" style:text-underline-type="single" style:text-underline-style="solid" style:text-underline-width="auto" style:text-underline-mode="continuous"/>
    </style:style>
    <style:style style:name="T4695" style:parent-style-name="Domyślnaczcionkaakapitu" style:family="text">
      <style:text-properties style:text-underline-type="single" style:text-underline-style="solid" style:text-underline-width="auto" style:text-underline-mode="continuous"/>
    </style:style>
    <style:style style:name="T4696" style:parent-style-name="Domyślnaczcionkaakapitu" style:family="text">
      <style:text-properties fo:background-color="#80FFFF" style:text-underline-type="single" style:text-underline-style="solid" style:text-underline-width="auto" style:text-underline-mode="continuous"/>
    </style:style>
    <style:style style:name="P4697" style:parent-style-name="Normalny" style:family="paragraph">
      <style:paragraph-properties fo:text-align="justify" fo:line-height="150%" fo:text-indent="0.2479in"/>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T4701" style:parent-style-name="Domyślnaczcionkaakapitu" style:family="text">
      <style:text-properties fo:background-color="#80FFFF"/>
    </style:style>
    <style:style style:name="T4702" style:parent-style-name="Domyślnaczcionkaakapitu" style:family="text">
      <style:text-properties fo:background-color="#80FFFF"/>
    </style:style>
    <style:style style:name="P4703" style:parent-style-name="Normalny" style:family="paragraph">
      <style:paragraph-properties fo:text-align="justify" fo:line-height="150%" fo:text-indent="0.2479in"/>
    </style:style>
    <style:style style:name="T4704" style:parent-style-name="Domyślnaczcionkaakapitu" style:family="text">
      <style:text-properties fo:background-color="#80FFFF"/>
    </style:style>
    <style:style style:name="P4705" style:parent-style-name="Normalny" style:family="paragraph">
      <style:paragraph-properties fo:text-align="justify" fo:line-height="150%"/>
    </style:style>
    <style:style style:name="T4706" style:parent-style-name="Domyślnaczcionkaakapitu" style:family="text">
      <style:text-properties fo:background-color="#80FFFF" style:text-underline-type="single" style:text-underline-style="solid" style:text-underline-width="auto" style:text-underline-mode="continuous"/>
    </style:style>
    <style:style style:name="T4707" style:parent-style-name="Domyślnaczcionkaakapitu" style:family="text">
      <style:text-properties style:text-underline-type="single" style:text-underline-style="solid" style:text-underline-width="auto" style:text-underline-mode="continuous"/>
    </style:style>
    <style:style style:name="T4708" style:parent-style-name="Domyślnaczcionkaakapitu" style:family="text">
      <style:text-properties fo:background-color="#80FFFF" style:text-underline-type="single" style:text-underline-style="solid" style:text-underline-width="auto" style:text-underline-mode="continuous"/>
    </style:style>
    <style:style style:name="T4709" style:parent-style-name="Domyślnaczcionkaakapitu" style:family="text">
      <style:text-properties style:text-underline-type="single" style:text-underline-style="solid" style:text-underline-width="auto" style:text-underline-mode="continuous"/>
    </style:style>
    <style:style style:name="T4710" style:parent-style-name="Domyślnaczcionkaakapitu" style:family="text">
      <style:text-properties fo:background-color="#80FFFF" style:text-underline-type="single" style:text-underline-style="solid" style:text-underline-width="auto" style:text-underline-mode="continuous"/>
    </style:style>
    <style:style style:name="T4711" style:parent-style-name="Domyślnaczcionkaakapitu" style:family="text">
      <style:text-properties style:text-underline-type="single" style:text-underline-style="solid" style:text-underline-width="auto" style:text-underline-mode="continuous"/>
    </style:style>
    <style:style style:name="T4712" style:parent-style-name="Domyślnaczcionkaakapitu" style:family="text">
      <style:text-properties fo:background-color="#80FFFF" style:text-underline-type="single" style:text-underline-style="solid" style:text-underline-width="auto" style:text-underline-mode="continuous"/>
    </style:style>
    <style:style style:name="T4713" style:parent-style-name="Domyślnaczcionkaakapitu" style:family="text">
      <style:text-properties style:text-underline-type="single" style:text-underline-style="solid" style:text-underline-width="auto" style:text-underline-mode="continuous"/>
    </style:style>
    <style:style style:name="P4714" style:parent-style-name="Normalny" style:family="paragraph">
      <style:paragraph-properties fo:text-align="justify" fo:line-height="150%" fo:text-indent="0.2479in"/>
    </style:style>
    <style:style style:name="T4715" style:parent-style-name="Domyślnaczcionkaakapitu" style:family="text">
      <style:text-properties fo:background-color="#80FFFF"/>
    </style:style>
    <style:style style:name="P4716" style:parent-style-name="Normalny" style:family="paragraph">
      <style:paragraph-properties fo:text-align="justify" fo:line-height="150%"/>
    </style:style>
    <style:style style:name="T4717" style:parent-style-name="Domyślnaczcionkaakapitu" style:family="text">
      <style:text-properties fo:background-color="#80FFFF" style:text-underline-type="single" style:text-underline-style="solid" style:text-underline-width="auto" style:text-underline-mode="continuous"/>
    </style:style>
    <style:style style:name="T4718" style:parent-style-name="Domyślnaczcionkaakapitu" style:family="text">
      <style:text-properties style:text-underline-type="single" style:text-underline-style="solid" style:text-underline-width="auto" style:text-underline-mode="continuous"/>
    </style:style>
    <style:style style:name="T4719" style:parent-style-name="Domyślnaczcionkaakapitu" style:family="text">
      <style:text-properties fo:background-color="#80FFFF" style:text-underline-type="single" style:text-underline-style="solid" style:text-underline-width="auto" style:text-underline-mode="continuous"/>
    </style:style>
    <style:style style:name="T4720" style:parent-style-name="Domyślnaczcionkaakapitu" style:family="text">
      <style:text-properties style:text-underline-type="single" style:text-underline-style="solid" style:text-underline-width="auto" style:text-underline-mode="continuous"/>
    </style:style>
    <style:style style:name="P4721" style:parent-style-name="Normalny" style:family="paragraph">
      <style:paragraph-properties fo:text-align="justify" fo:line-height="150%" fo:text-indent="0.2479in"/>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T4724" style:parent-style-name="Domyślnaczcionkaakapitu" style:family="text">
      <style:text-properties fo:background-color="#80FFFF"/>
    </style:style>
    <style:style style:name="T4725" style:parent-style-name="Domyślnaczcionkaakapitu" style:family="text">
      <style:text-properties fo:background-color="#80FFFF"/>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T4731" style:parent-style-name="Domyślnaczcionkaakapitu" style:family="text">
      <style:text-properties fo:background-color="#80FFFF"/>
    </style:style>
    <style:style style:name="T4732" style:parent-style-name="Domyślnaczcionkaakapitu" style:family="text">
      <style:text-properties fo:background-color="#80FFFF"/>
    </style:style>
    <style:style style:name="P4733" style:parent-style-name="Normalny" style:family="paragraph">
      <style:paragraph-properties fo:text-align="justify" fo:line-height="150%"/>
    </style:style>
    <style:style style:name="T4734" style:parent-style-name="Domyślnaczcionkaakapitu" style:family="text">
      <style:text-properties fo:background-color="#80FFFF" style:text-underline-type="single" style:text-underline-style="solid" style:text-underline-width="auto" style:text-underline-mode="continuous"/>
    </style:style>
    <style:style style:name="T4735" style:parent-style-name="Domyślnaczcionkaakapitu" style:family="text">
      <style:text-properties style:text-underline-type="single" style:text-underline-style="solid" style:text-underline-width="auto" style:text-underline-mode="continuous"/>
    </style:style>
    <style:style style:name="T4736" style:parent-style-name="Domyślnaczcionkaakapitu" style:family="text">
      <style:text-properties fo:background-color="#80FFFF" style:text-underline-type="single" style:text-underline-style="solid" style:text-underline-width="auto" style:text-underline-mode="continuous"/>
    </style:style>
    <style:style style:name="T4737" style:parent-style-name="Domyślnaczcionkaakapitu" style:family="text">
      <style:text-properties style:text-underline-type="single" style:text-underline-style="solid" style:text-underline-width="auto" style:text-underline-mode="continuous"/>
    </style:style>
    <style:style style:name="T4738" style:parent-style-name="Domyślnaczcionkaakapitu" style:family="text">
      <style:text-properties fo:background-color="#80FFFF" style:text-underline-type="single" style:text-underline-style="solid" style:text-underline-width="auto" style:text-underline-mode="continuous"/>
    </style:style>
    <style:style style:name="T4739" style:parent-style-name="Domyślnaczcionkaakapitu" style:family="text">
      <style:text-properties style:text-underline-type="single" style:text-underline-style="solid" style:text-underline-width="auto" style:text-underline-mode="continuous"/>
    </style:style>
    <style:style style:name="T4740" style:parent-style-name="Domyślnaczcionkaakapitu" style:family="text">
      <style:text-properties fo:background-color="#80FFFF" style:text-underline-type="single" style:text-underline-style="solid" style:text-underline-width="auto" style:text-underline-mode="continuous"/>
    </style:style>
    <style:style style:name="T4741" style:parent-style-name="Domyślnaczcionkaakapitu" style:family="text">
      <style:text-properties style:text-underline-type="single" style:text-underline-style="solid" style:text-underline-width="auto" style:text-underline-mode="continuous"/>
    </style:style>
    <style:style style:name="P4742" style:parent-style-name="Normalny" style:family="paragraph">
      <style:paragraph-properties fo:text-align="justify" fo:line-height="150%" fo:text-indent="0.2479in"/>
    </style:style>
    <style:style style:name="T4743" style:parent-style-name="Domyślnaczcionkaakapitu" style:family="text">
      <style:text-properties fo:background-color="#80FFFF"/>
    </style:style>
    <style:style style:name="T4744" style:parent-style-name="Domyślnaczcionkaakapitu" style:family="text">
      <style:text-properties fo:background-color="#80FFFF"/>
    </style:style>
    <style:style style:name="P4745" style:parent-style-name="Normalny" style:family="paragraph">
      <style:paragraph-properties fo:text-align="justify" fo:line-height="150%"/>
    </style:style>
    <style:style style:name="T4746" style:parent-style-name="Domyślnaczcionkaakapitu" style:family="text">
      <style:text-properties fo:background-color="#80FFFF" style:text-underline-type="single" style:text-underline-style="solid" style:text-underline-width="auto" style:text-underline-mode="continuous"/>
    </style:style>
    <style:style style:name="T4747" style:parent-style-name="Domyślnaczcionkaakapitu" style:family="text">
      <style:text-properties style:text-underline-type="single" style:text-underline-style="solid" style:text-underline-width="auto" style:text-underline-mode="continuous"/>
    </style:style>
    <style:style style:name="T4748" style:parent-style-name="Domyślnaczcionkaakapitu" style:family="text">
      <style:text-properties fo:background-color="#80FFFF" style:text-underline-type="single" style:text-underline-style="solid" style:text-underline-width="auto" style:text-underline-mode="continuous"/>
    </style:style>
    <style:style style:name="T4749" style:parent-style-name="Domyślnaczcionkaakapitu" style:family="text">
      <style:text-properties style:text-underline-type="single" style:text-underline-style="solid" style:text-underline-width="auto" style:text-underline-mode="continuous"/>
    </style:style>
    <style:style style:name="T4750" style:parent-style-name="Domyślnaczcionkaakapitu" style:family="text">
      <style:text-properties fo:background-color="#80FFFF" style:text-underline-type="single" style:text-underline-style="solid" style:text-underline-width="auto" style:text-underline-mode="continuous"/>
    </style:style>
    <style:style style:name="T4751" style:parent-style-name="Domyślnaczcionkaakapitu" style:family="text">
      <style:text-properties style:text-underline-type="single" style:text-underline-style="solid" style:text-underline-width="auto" style:text-underline-mode="continuous"/>
    </style:style>
    <style:style style:name="T4752" style:parent-style-name="Domyślnaczcionkaakapitu" style:family="text">
      <style:text-properties fo:background-color="#80FFFF" style:text-underline-type="single" style:text-underline-style="solid" style:text-underline-width="auto" style:text-underline-mode="continuous"/>
    </style:style>
    <style:style style:name="T4753" style:parent-style-name="Domyślnaczcionkaakapitu" style:family="text">
      <style:text-properties style:text-underline-type="single" style:text-underline-style="solid" style:text-underline-width="auto" style:text-underline-mode="continuous"/>
    </style:style>
    <style:style style:name="T4754" style:parent-style-name="Domyślnaczcionkaakapitu" style:family="text">
      <style:text-properties fo:background-color="#80FFFF" style:text-underline-type="single" style:text-underline-style="solid" style:text-underline-width="auto" style:text-underline-mode="continuous"/>
    </style:style>
    <style:style style:name="T4755" style:parent-style-name="Domyślnaczcionkaakapitu" style:family="text">
      <style:text-properties style:text-underline-type="single" style:text-underline-style="solid" style:text-underline-width="auto" style:text-underline-mode="continuous"/>
    </style:style>
    <style:style style:name="P4756" style:parent-style-name="Normalny" style:family="paragraph">
      <style:paragraph-properties fo:text-align="justify" fo:line-height="150%" fo:text-indent="0.2479in"/>
    </style:style>
    <style:style style:name="T4757" style:parent-style-name="Domyślnaczcionkaakapitu" style:family="text">
      <style:text-properties fo:background-color="#80FFFF"/>
    </style:style>
    <style:style style:name="P4758" style:parent-style-name="Normalny" style:family="paragraph">
      <style:paragraph-properties fo:text-align="justify" fo:line-height="150%"/>
    </style:style>
    <style:style style:name="T4759" style:parent-style-name="Domyślnaczcionkaakapitu" style:family="text">
      <style:text-properties style:text-underline-type="single" style:text-underline-style="solid" style:text-underline-width="auto" style:text-underline-mode="continuous"/>
    </style:style>
    <style:style style:name="T4760" style:parent-style-name="Domyślnaczcionkaakapitu" style:family="text">
      <style:text-properties fo:background-color="#80FFFF" style:text-underline-type="single" style:text-underline-style="solid" style:text-underline-width="auto" style:text-underline-mode="continuous"/>
    </style:style>
    <style:style style:name="T4761" style:parent-style-name="Domyślnaczcionkaakapitu" style:family="text">
      <style:text-properties style:text-underline-type="single" style:text-underline-style="solid" style:text-underline-width="auto" style:text-underline-mode="continuous"/>
    </style:style>
    <style:style style:name="T4762" style:parent-style-name="Domyślnaczcionkaakapitu" style:family="text">
      <style:text-properties fo:background-color="#80FFFF" style:text-underline-type="single" style:text-underline-style="solid" style:text-underline-width="auto" style:text-underline-mode="continuous"/>
    </style:style>
    <style:style style:name="T4763" style:parent-style-name="Domyślnaczcionkaakapitu" style:family="text">
      <style:text-properties style:text-underline-type="single" style:text-underline-style="solid" style:text-underline-width="auto" style:text-underline-mode="continuous"/>
    </style:style>
    <style:style style:name="T4764" style:parent-style-name="Domyślnaczcionkaakapitu" style:family="text">
      <style:text-properties fo:background-color="#80FFFF" style:text-underline-type="single" style:text-underline-style="solid" style:text-underline-width="auto" style:text-underline-mode="continuous"/>
    </style:style>
    <style:style style:name="T4765" style:parent-style-name="Domyślnaczcionkaakapitu" style:family="text">
      <style:text-properties style:text-underline-type="single" style:text-underline-style="solid" style:text-underline-width="auto" style:text-underline-mode="continuous"/>
    </style:style>
    <style:style style:name="T4766" style:parent-style-name="Domyślnaczcionkaakapitu" style:family="text">
      <style:text-properties fo:background-color="#80FFFF" style:text-underline-type="single" style:text-underline-style="solid" style:text-underline-width="auto" style:text-underline-mode="continuous"/>
    </style:style>
    <style:style style:name="T4767" style:parent-style-name="Domyślnaczcionkaakapitu" style:family="text">
      <style:text-properties style:text-underline-type="single" style:text-underline-style="solid" style:text-underline-width="auto" style:text-underline-mode="continuous"/>
    </style:style>
    <style:style style:name="P4768" style:parent-style-name="Normalny" style:family="paragraph">
      <style:paragraph-properties fo:text-align="justify" fo:line-height="150%" fo:text-indent="0.2479in"/>
    </style:style>
    <style:style style:name="T4769" style:parent-style-name="Domyślnaczcionkaakapitu" style:family="text">
      <style:text-properties fo:background-color="#80FFFF"/>
    </style:style>
    <style:style style:name="T4770" style:parent-style-name="Domyślnaczcionkaakapitu" style:family="text">
      <style:text-properties fo:background-color="#80FFFF"/>
    </style:style>
    <style:style style:name="T4771" style:parent-style-name="Domyślnaczcionkaakapitu" style:family="text">
      <style:text-properties fo:background-color="#80FFFF"/>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P4774" style:parent-style-name="Normalny" style:family="paragraph">
      <style:paragraph-properties fo:text-align="justify" fo:line-height="150%" fo:text-indent="0.2479in"/>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T4779" style:parent-style-name="Domyślnaczcionkaakapitu" style:family="text">
      <style:text-properties fo:background-color="#80FFFF"/>
    </style:style>
    <style:style style:name="P4780" style:parent-style-name="Normalny" style:family="paragraph">
      <style:paragraph-properties fo:text-align="justify" fo:line-height="150%" fo:text-indent="0.2479in"/>
    </style:style>
    <style:style style:name="T4781" style:parent-style-name="Domyślnaczcionkaakapitu" style:family="text">
      <style:text-properties fo:background-color="#80FFFF"/>
    </style:style>
    <style:style style:name="T4782" style:parent-style-name="Domyślnaczcionkaakapitu" style:family="text">
      <style:text-properties fo:background-color="#80FFFF"/>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P4787" style:parent-style-name="Normalny" style:family="paragraph">
      <style:paragraph-properties fo:text-align="justify" fo:line-height="150%" fo:text-indent="0.2479in"/>
    </style:style>
    <style:style style:name="P4788" style:parent-style-name="Normalny" style:family="paragraph">
      <style:paragraph-properties fo:text-align="justify" fo:line-height="150%"/>
    </style:style>
    <style:style style:name="T4789" style:parent-style-name="Domyślnaczcionkaakapitu" style:family="text">
      <style:text-properties fo:background-color="#80FFFF" style:text-underline-type="single" style:text-underline-style="solid" style:text-underline-width="auto" style:text-underline-mode="continuous"/>
    </style:style>
    <style:style style:name="T4790" style:parent-style-name="Domyślnaczcionkaakapitu" style:family="text">
      <style:text-properties style:text-underline-type="single" style:text-underline-style="solid" style:text-underline-width="auto" style:text-underline-mode="continuous"/>
    </style:style>
    <style:style style:name="T4791" style:parent-style-name="Domyślnaczcionkaakapitu" style:family="text">
      <style:text-properties fo:background-color="#80FFFF" style:text-underline-type="single" style:text-underline-style="solid" style:text-underline-width="auto" style:text-underline-mode="continuous"/>
    </style:style>
    <style:style style:name="T4792" style:parent-style-name="Domyślnaczcionkaakapitu" style:family="text">
      <style:text-properties style:text-underline-type="single" style:text-underline-style="solid" style:text-underline-width="auto" style:text-underline-mode="continuous"/>
    </style:style>
    <style:style style:name="T4793" style:parent-style-name="Domyślnaczcionkaakapitu" style:family="text">
      <style:text-properties fo:background-color="#80FFFF" style:text-underline-type="single" style:text-underline-style="solid" style:text-underline-width="auto" style:text-underline-mode="continuous"/>
    </style:style>
    <style:style style:name="T4794" style:parent-style-name="Domyślnaczcionkaakapitu" style:family="text">
      <style:text-properties style:text-underline-type="single" style:text-underline-style="solid" style:text-underline-width="auto" style:text-underline-mode="continuous"/>
    </style:style>
    <style:style style:name="T4795" style:parent-style-name="Domyślnaczcionkaakapitu" style:family="text">
      <style:text-properties fo:background-color="#80FFFF" style:text-underline-type="single" style:text-underline-style="solid" style:text-underline-width="auto" style:text-underline-mode="continuous"/>
    </style:style>
    <style:style style:name="T4796" style:parent-style-name="Domyślnaczcionkaakapitu" style:family="text">
      <style:text-properties style:text-underline-type="single" style:text-underline-style="solid" style:text-underline-width="auto" style:text-underline-mode="continuous"/>
    </style:style>
    <style:style style:name="P4797" style:parent-style-name="Normalny" style:family="paragraph">
      <style:paragraph-properties fo:text-align="justify" fo:line-height="150%" fo:text-indent="0.2479in"/>
    </style:style>
    <style:style style:name="P4798" style:parent-style-name="Normalny" style:family="paragraph">
      <style:paragraph-properties fo:text-align="justify" fo:line-height="150%"/>
    </style:style>
    <style:style style:name="T4799" style:parent-style-name="Domyślnaczcionkaakapitu" style:family="text">
      <style:text-properties style:text-underline-type="single" style:text-underline-style="solid" style:text-underline-width="auto" style:text-underline-mode="continuous"/>
    </style:style>
    <style:style style:name="T4800" style:parent-style-name="Domyślnaczcionkaakapitu" style:family="text">
      <style:text-properties fo:background-color="#80FFFF" style:text-underline-type="single" style:text-underline-style="solid" style:text-underline-width="auto" style:text-underline-mode="continuous"/>
    </style:style>
    <style:style style:name="T4801" style:parent-style-name="Domyślnaczcionkaakapitu" style:family="text">
      <style:text-properties style:text-underline-type="single" style:text-underline-style="solid" style:text-underline-width="auto" style:text-underline-mode="continuous"/>
    </style:style>
    <style:style style:name="T4802" style:parent-style-name="Domyślnaczcionkaakapitu" style:family="text">
      <style:text-properties fo:background-color="#80FFFF" style:text-underline-type="single" style:text-underline-style="solid" style:text-underline-width="auto" style:text-underline-mode="continuous"/>
    </style:style>
    <style:style style:name="T4803" style:parent-style-name="Domyślnaczcionkaakapitu" style:family="text">
      <style:text-properties style:text-underline-type="single" style:text-underline-style="solid" style:text-underline-width="auto" style:text-underline-mode="continuous"/>
    </style:style>
    <style:style style:name="P4804" style:parent-style-name="Normalny" style:family="paragraph">
      <style:paragraph-properties fo:text-align="justify" fo:line-height="150%" fo:text-indent="0.2479in"/>
    </style:style>
    <style:style style:name="T4805" style:parent-style-name="Domyślnaczcionkaakapitu" style:family="text">
      <style:text-properties fo:background-color="#80FFFF"/>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P4811" style:parent-style-name="Normalny" style:family="paragraph">
      <style:paragraph-properties fo:text-align="justify" fo:line-height="150%"/>
    </style:style>
    <style:style style:name="T4812" style:parent-style-name="Domyślnaczcionkaakapitu" style:family="text">
      <style:text-properties fo:background-color="#80FFFF" style:text-underline-type="single" style:text-underline-style="solid" style:text-underline-width="auto" style:text-underline-mode="continuous"/>
    </style:style>
    <style:style style:name="T4813" style:parent-style-name="Domyślnaczcionkaakapitu" style:family="text">
      <style:text-properties style:text-underline-type="single" style:text-underline-style="solid" style:text-underline-width="auto" style:text-underline-mode="continuous"/>
    </style:style>
    <style:style style:name="T4814" style:parent-style-name="Domyślnaczcionkaakapitu" style:family="text">
      <style:text-properties fo:background-color="#80FFFF" style:text-underline-type="single" style:text-underline-style="solid" style:text-underline-width="auto" style:text-underline-mode="continuous"/>
    </style:style>
    <style:style style:name="T4815" style:parent-style-name="Domyślnaczcionkaakapitu" style:family="text">
      <style:text-properties style:text-underline-type="single" style:text-underline-style="solid" style:text-underline-width="auto" style:text-underline-mode="continuous"/>
    </style:style>
    <style:style style:name="T4816" style:parent-style-name="Domyślnaczcionkaakapitu" style:family="text">
      <style:text-properties fo:background-color="#80FFFF" style:text-underline-type="single" style:text-underline-style="solid" style:text-underline-width="auto" style:text-underline-mode="continuous"/>
    </style:style>
    <style:style style:name="T4817" style:parent-style-name="Domyślnaczcionkaakapitu" style:family="text">
      <style:text-properties style:text-underline-type="single" style:text-underline-style="solid" style:text-underline-width="auto" style:text-underline-mode="continuous"/>
    </style:style>
    <style:style style:name="T4818" style:parent-style-name="Domyślnaczcionkaakapitu" style:family="text">
      <style:text-properties fo:background-color="#80FFFF" style:text-underline-type="single" style:text-underline-style="solid" style:text-underline-width="auto" style:text-underline-mode="continuous"/>
    </style:style>
    <style:style style:name="T4819" style:parent-style-name="Domyślnaczcionkaakapitu" style:family="text">
      <style:text-properties style:text-underline-type="single" style:text-underline-style="solid" style:text-underline-width="auto" style:text-underline-mode="continuous"/>
    </style:style>
    <style:style style:name="P4820" style:parent-style-name="Normalny" style:family="paragraph">
      <style:paragraph-properties fo:text-align="justify" fo:line-height="150%" fo:text-indent="0.2479in"/>
    </style:style>
    <style:style style:name="P4821" style:parent-style-name="Normalny" style:family="paragraph">
      <style:paragraph-properties fo:text-align="justify" fo:line-height="150%"/>
    </style:style>
    <style:style style:name="T4822" style:parent-style-name="Domyślnaczcionkaakapitu" style:family="text">
      <style:text-properties fo:background-color="#80FFFF" style:text-underline-type="single" style:text-underline-style="solid" style:text-underline-width="auto" style:text-underline-mode="continuous"/>
    </style:style>
    <style:style style:name="T4823" style:parent-style-name="Domyślnaczcionkaakapitu" style:family="text">
      <style:text-properties style:text-underline-type="single" style:text-underline-style="solid" style:text-underline-width="auto" style:text-underline-mode="continuous"/>
    </style:style>
    <style:style style:name="T4824" style:parent-style-name="Domyślnaczcionkaakapitu" style:family="text">
      <style:text-properties fo:background-color="#80FFFF" style:text-underline-type="single" style:text-underline-style="solid" style:text-underline-width="auto" style:text-underline-mode="continuous"/>
    </style:style>
    <style:style style:name="T4825" style:parent-style-name="Domyślnaczcionkaakapitu" style:family="text">
      <style:text-properties style:text-underline-type="single" style:text-underline-style="solid" style:text-underline-width="auto" style:text-underline-mode="continuous"/>
    </style:style>
    <style:style style:name="T4826" style:parent-style-name="Domyślnaczcionkaakapitu" style:family="text">
      <style:text-properties fo:background-color="#80FFFF" style:text-underline-type="single" style:text-underline-style="solid" style:text-underline-width="auto" style:text-underline-mode="continuous"/>
    </style:style>
    <style:style style:name="T4827" style:parent-style-name="Domyślnaczcionkaakapitu" style:family="text">
      <style:text-properties style:text-underline-type="single" style:text-underline-style="solid" style:text-underline-width="auto" style:text-underline-mode="continuous"/>
    </style:style>
    <style:style style:name="T4828" style:parent-style-name="Domyślnaczcionkaakapitu" style:family="text">
      <style:text-properties fo:background-color="#80FFFF" style:text-underline-type="single" style:text-underline-style="solid" style:text-underline-width="auto" style:text-underline-mode="continuous"/>
    </style:style>
    <style:style style:name="T4829" style:parent-style-name="Domyślnaczcionkaakapitu" style:family="text">
      <style:text-properties style:text-underline-type="single" style:text-underline-style="solid" style:text-underline-width="auto" style:text-underline-mode="continuous"/>
    </style:style>
    <style:style style:name="P4830" style:parent-style-name="Normalny" style:family="paragraph">
      <style:paragraph-properties fo:text-align="justify" fo:line-height="150%" fo:text-indent="0.2479in"/>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T4833" style:parent-style-name="Domyślnaczcionkaakapitu" style:family="text">
      <style:text-properties fo:background-color="#80FFFF"/>
    </style:style>
    <style:style style:name="T4834" style:parent-style-name="Domyślnaczcionkaakapitu" style:family="text">
      <style:text-properties fo:background-color="#80FFFF"/>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T4839" style:parent-style-name="Domyślnaczcionkaakapitu" style:family="text">
      <style:text-properties fo:background-color="#80FFFF"/>
    </style:style>
    <style:style style:name="P4840" style:parent-style-name="Normalny" style:family="paragraph">
      <style:paragraph-properties fo:text-align="justify" fo:line-height="150%"/>
    </style:style>
    <style:style style:name="T4841" style:parent-style-name="Domyślnaczcionkaakapitu" style:family="text">
      <style:text-properties fo:background-color="#80FFFF" style:text-underline-type="single" style:text-underline-style="solid" style:text-underline-width="auto" style:text-underline-mode="continuous"/>
    </style:style>
    <style:style style:name="T4842" style:parent-style-name="Domyślnaczcionkaakapitu" style:family="text">
      <style:text-properties style:text-underline-type="single" style:text-underline-style="solid" style:text-underline-width="auto" style:text-underline-mode="continuous"/>
    </style:style>
    <style:style style:name="T4843" style:parent-style-name="Domyślnaczcionkaakapitu" style:family="text">
      <style:text-properties fo:background-color="#80FFFF" style:text-underline-type="single" style:text-underline-style="solid" style:text-underline-width="auto" style:text-underline-mode="continuous"/>
    </style:style>
    <style:style style:name="T4844" style:parent-style-name="Domyślnaczcionkaakapitu" style:family="text">
      <style:text-properties style:text-underline-type="single" style:text-underline-style="solid" style:text-underline-width="auto" style:text-underline-mode="continuous"/>
    </style:style>
    <style:style style:name="T4845" style:parent-style-name="Domyślnaczcionkaakapitu" style:family="text">
      <style:text-properties fo:background-color="#80FFFF" style:text-underline-type="single" style:text-underline-style="solid" style:text-underline-width="auto" style:text-underline-mode="continuous"/>
    </style:style>
    <style:style style:name="T4846" style:parent-style-name="Domyślnaczcionkaakapitu" style:family="text">
      <style:text-properties style:text-underline-type="single" style:text-underline-style="solid" style:text-underline-width="auto" style:text-underline-mode="continuous"/>
    </style:style>
    <style:style style:name="T4847" style:parent-style-name="Domyślnaczcionkaakapitu" style:family="text">
      <style:text-properties fo:background-color="#80FFFF" style:text-underline-type="single" style:text-underline-style="solid" style:text-underline-width="auto" style:text-underline-mode="continuous"/>
    </style:style>
    <style:style style:name="T4848" style:parent-style-name="Domyślnaczcionkaakapitu" style:family="text">
      <style:text-properties style:text-underline-type="single" style:text-underline-style="solid" style:text-underline-width="auto" style:text-underline-mode="continuous"/>
    </style:style>
    <style:style style:name="P4849" style:parent-style-name="Normalny" style:family="paragraph">
      <style:paragraph-properties fo:text-align="justify" fo:line-height="150%" fo:text-indent="0.2479in"/>
    </style:style>
    <style:style style:name="P4850" style:parent-style-name="Normalny" style:family="paragraph">
      <style:paragraph-properties fo:text-align="justify" fo:line-height="150%"/>
    </style:style>
    <style:style style:name="T4851" style:parent-style-name="Domyślnaczcionkaakapitu" style:family="text">
      <style:text-properties fo:background-color="#80FFFF" style:text-underline-type="single" style:text-underline-style="solid" style:text-underline-width="auto" style:text-underline-mode="continuous"/>
    </style:style>
    <style:style style:name="T4852" style:parent-style-name="Domyślnaczcionkaakapitu" style:family="text">
      <style:text-properties style:text-underline-type="single" style:text-underline-style="solid" style:text-underline-width="auto" style:text-underline-mode="continuous"/>
    </style:style>
    <style:style style:name="T4853" style:parent-style-name="Domyślnaczcionkaakapitu" style:family="text">
      <style:text-properties fo:background-color="#80FFFF" style:text-underline-type="single" style:text-underline-style="solid" style:text-underline-width="auto" style:text-underline-mode="continuous"/>
    </style:style>
    <style:style style:name="T4854" style:parent-style-name="Domyślnaczcionkaakapitu" style:family="text">
      <style:text-properties style:text-underline-type="single" style:text-underline-style="solid" style:text-underline-width="auto" style:text-underline-mode="continuous"/>
    </style:style>
    <style:style style:name="T4855" style:parent-style-name="Domyślnaczcionkaakapitu" style:family="text">
      <style:text-properties fo:background-color="#80FFFF" style:text-underline-type="single" style:text-underline-style="solid" style:text-underline-width="auto" style:text-underline-mode="continuous"/>
    </style:style>
    <style:style style:name="T4856" style:parent-style-name="Domyślnaczcionkaakapitu" style:family="text">
      <style:text-properties style:text-underline-type="single" style:text-underline-style="solid" style:text-underline-width="auto" style:text-underline-mode="continuous"/>
    </style:style>
    <style:style style:name="P4857" style:parent-style-name="Normalny" style:family="paragraph">
      <style:paragraph-properties fo:text-align="justify" fo:line-height="150%" fo:text-indent="0.2479in"/>
    </style:style>
    <style:style style:name="T4858" style:parent-style-name="Domyślnaczcionkaakapitu" style:family="text">
      <style:text-properties fo:background-color="#80FFFF"/>
    </style:style>
    <style:style style:name="T4859" style:parent-style-name="Domyślnaczcionkaakapitu" style:family="text">
      <style:text-properties fo:background-color="#80FFFF"/>
    </style:style>
    <style:style style:name="T4860" style:parent-style-name="Domyślnaczcionkaakapitu" style:family="text">
      <style:text-properties fo:background-color="#80FFFF"/>
    </style:style>
    <style:style style:name="T4861" style:parent-style-name="Domyślnaczcionkaakapitu" style:family="text">
      <style:text-properties fo:background-color="#80FFFF"/>
    </style:style>
    <style:style style:name="T4862" style:parent-style-name="Domyślnaczcionkaakapitu" style:family="text">
      <style:text-properties fo:background-color="#80FFFF"/>
    </style:style>
    <style:style style:name="P4863" style:parent-style-name="Normalny" style:family="paragraph">
      <style:paragraph-properties fo:text-align="justify" fo:line-height="150%"/>
    </style:style>
    <style:style style:name="T4864" style:parent-style-name="Domyślnaczcionkaakapitu" style:family="text">
      <style:text-properties fo:background-color="#80FFFF" style:text-underline-type="single" style:text-underline-style="solid" style:text-underline-width="auto" style:text-underline-mode="continuous"/>
    </style:style>
    <style:style style:name="T4865" style:parent-style-name="Domyślnaczcionkaakapitu" style:family="text">
      <style:text-properties style:text-underline-type="single" style:text-underline-style="solid" style:text-underline-width="auto" style:text-underline-mode="continuous"/>
    </style:style>
    <style:style style:name="T4866" style:parent-style-name="Domyślnaczcionkaakapitu" style:family="text">
      <style:text-properties fo:background-color="#80FFFF" style:text-underline-type="single" style:text-underline-style="solid" style:text-underline-width="auto" style:text-underline-mode="continuous"/>
    </style:style>
    <style:style style:name="T4867" style:parent-style-name="Domyślnaczcionkaakapitu" style:family="text">
      <style:text-properties style:text-underline-type="single" style:text-underline-style="solid" style:text-underline-width="auto" style:text-underline-mode="continuous"/>
    </style:style>
    <style:style style:name="T4868" style:parent-style-name="Domyślnaczcionkaakapitu" style:family="text">
      <style:text-properties fo:background-color="#80FFFF" style:text-underline-type="single" style:text-underline-style="solid" style:text-underline-width="auto" style:text-underline-mode="continuous"/>
    </style:style>
    <style:style style:name="T4869" style:parent-style-name="Domyślnaczcionkaakapitu" style:family="text">
      <style:text-properties style:text-underline-type="single" style:text-underline-style="solid" style:text-underline-width="auto" style:text-underline-mode="continuous"/>
    </style:style>
    <style:style style:name="T4870" style:parent-style-name="Domyślnaczcionkaakapitu" style:family="text">
      <style:text-properties fo:background-color="#80FFFF" style:text-underline-type="single" style:text-underline-style="solid" style:text-underline-width="auto" style:text-underline-mode="continuous"/>
    </style:style>
    <style:style style:name="T4871" style:parent-style-name="Domyślnaczcionkaakapitu" style:family="text">
      <style:text-properties style:text-underline-type="single" style:text-underline-style="solid" style:text-underline-width="auto" style:text-underline-mode="continuous"/>
    </style:style>
    <style:style style:name="P4872" style:parent-style-name="Normalny" style:family="paragraph">
      <style:paragraph-properties fo:text-align="justify" fo:line-height="150%" fo:text-indent="0.2479in"/>
    </style:style>
    <style:style style:name="T4873" style:parent-style-name="Domyślnaczcionkaakapitu" style:family="text">
      <style:text-properties fo:background-color="#80FFFF"/>
    </style:style>
    <style:style style:name="P4874" style:parent-style-name="Normalny" style:family="paragraph">
      <style:paragraph-properties fo:text-align="justify" fo:line-height="150%" fo:text-indent="0.2479in"/>
    </style:style>
    <style:style style:name="T4875" style:parent-style-name="Domyślnaczcionkaakapitu" style:family="text">
      <style:text-properties fo:background-color="#80FFFF"/>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P4878" style:parent-style-name="Normalny" style:family="paragraph">
      <style:paragraph-properties fo:text-align="justify" fo:line-height="150%"/>
    </style:style>
    <style:style style:name="T4879" style:parent-style-name="Domyślnaczcionkaakapitu" style:family="text">
      <style:text-properties style:text-underline-type="single" style:text-underline-style="solid" style:text-underline-width="auto" style:text-underline-mode="continuous"/>
    </style:style>
    <style:style style:name="T4880" style:parent-style-name="Domyślnaczcionkaakapitu" style:family="text">
      <style:text-properties fo:background-color="#80FFFF" style:text-underline-type="single" style:text-underline-style="solid" style:text-underline-width="auto" style:text-underline-mode="continuous"/>
    </style:style>
    <style:style style:name="T4881" style:parent-style-name="Domyślnaczcionkaakapitu" style:family="text">
      <style:text-properties style:text-underline-type="single" style:text-underline-style="solid" style:text-underline-width="auto" style:text-underline-mode="continuous"/>
    </style:style>
    <style:style style:name="T4882" style:parent-style-name="Domyślnaczcionkaakapitu" style:family="text">
      <style:text-properties fo:background-color="#80FFFF" style:text-underline-type="single" style:text-underline-style="solid" style:text-underline-width="auto" style:text-underline-mode="continuous"/>
    </style:style>
    <style:style style:name="T4883" style:parent-style-name="Domyślnaczcionkaakapitu" style:family="text">
      <style:text-properties style:text-underline-type="single" style:text-underline-style="solid" style:text-underline-width="auto" style:text-underline-mode="continuous"/>
    </style:style>
    <style:style style:name="T4884" style:parent-style-name="Domyślnaczcionkaakapitu" style:family="text">
      <style:text-properties fo:background-color="#80FFFF" style:text-underline-type="single" style:text-underline-style="solid" style:text-underline-width="auto" style:text-underline-mode="continuous"/>
    </style:style>
    <style:style style:name="T4885" style:parent-style-name="Domyślnaczcionkaakapitu" style:family="text">
      <style:text-properties style:text-underline-type="single" style:text-underline-style="solid" style:text-underline-width="auto" style:text-underline-mode="continuous"/>
    </style:style>
    <style:style style:name="T4886" style:parent-style-name="Domyślnaczcionkaakapitu" style:family="text">
      <style:text-properties fo:background-color="#80FFFF" style:text-underline-type="single" style:text-underline-style="solid" style:text-underline-width="auto" style:text-underline-mode="continuous"/>
    </style:style>
    <style:style style:name="T4887" style:parent-style-name="Domyślnaczcionkaakapitu" style:family="text">
      <style:text-properties style:text-underline-type="single" style:text-underline-style="solid" style:text-underline-width="auto" style:text-underline-mode="continuous"/>
    </style:style>
    <style:style style:name="P4888" style:parent-style-name="Normalny" style:family="paragraph">
      <style:paragraph-properties fo:text-align="justify" fo:line-height="150%" fo:text-indent="0.2479in"/>
    </style:style>
    <style:style style:name="T4889" style:parent-style-name="Domyślnaczcionkaakapitu" style:family="text">
      <style:text-properties fo:background-color="#80FFFF"/>
    </style:style>
    <style:style style:name="T4890" style:parent-style-name="Domyślnaczcionkaakapitu" style:family="text">
      <style:text-properties fo:background-color="#80FFFF"/>
    </style:style>
    <style:style style:name="T4891" style:parent-style-name="Domyślnaczcionkaakapitu" style:family="text">
      <style:text-properties fo:background-color="#80FFFF"/>
    </style:style>
    <style:style style:name="T4892" style:parent-style-name="Domyślnaczcionkaakapitu" style:family="text">
      <style:text-properties fo:background-color="#80FFFF"/>
    </style:style>
    <style:style style:name="T4893" style:parent-style-name="Domyślnaczcionkaakapitu" style:family="text">
      <style:text-properties fo:background-color="#80FFFF"/>
    </style:style>
    <style:style style:name="T4894" style:parent-style-name="Domyślnaczcionkaakapitu" style:family="text">
      <style:text-properties fo:background-color="#80FFFF"/>
    </style:style>
    <style:style style:name="T4895" style:parent-style-name="Domyślnaczcionkaakapitu" style:family="text">
      <style:text-properties fo:background-color="#80FFFF"/>
    </style:style>
    <style:style style:name="P4896" style:parent-style-name="Normalny" style:family="paragraph">
      <style:paragraph-properties fo:text-align="justify" fo:line-height="150%"/>
    </style:style>
    <style:style style:name="T4897" style:parent-style-name="Domyślnaczcionkaakapitu" style:family="text">
      <style:text-properties fo:background-color="#80FFFF" style:text-underline-type="single" style:text-underline-style="solid" style:text-underline-width="auto" style:text-underline-mode="continuous"/>
    </style:style>
    <style:style style:name="T4898" style:parent-style-name="Domyślnaczcionkaakapitu" style:family="text">
      <style:text-properties style:text-underline-type="single" style:text-underline-style="solid" style:text-underline-width="auto" style:text-underline-mode="continuous"/>
    </style:style>
    <style:style style:name="T4899" style:parent-style-name="Domyślnaczcionkaakapitu" style:family="text">
      <style:text-properties fo:background-color="#80FFFF" style:text-underline-type="single" style:text-underline-style="solid" style:text-underline-width="auto" style:text-underline-mode="continuous"/>
    </style:style>
    <style:style style:name="T4900" style:parent-style-name="Domyślnaczcionkaakapitu" style:family="text">
      <style:text-properties style:text-underline-type="single" style:text-underline-style="solid" style:text-underline-width="auto" style:text-underline-mode="continuous"/>
    </style:style>
    <style:style style:name="T4901" style:parent-style-name="Domyślnaczcionkaakapitu" style:family="text">
      <style:text-properties fo:background-color="#80FFFF" style:text-underline-type="single" style:text-underline-style="solid" style:text-underline-width="auto" style:text-underline-mode="continuous"/>
    </style:style>
    <style:style style:name="T4902" style:parent-style-name="Domyślnaczcionkaakapitu" style:family="text">
      <style:text-properties style:text-underline-type="single" style:text-underline-style="solid" style:text-underline-width="auto" style:text-underline-mode="continuous"/>
    </style:style>
    <style:style style:name="T4903" style:parent-style-name="Domyślnaczcionkaakapitu" style:family="text">
      <style:text-properties fo:background-color="#80FFFF" style:text-underline-type="single" style:text-underline-style="solid" style:text-underline-width="auto" style:text-underline-mode="continuous"/>
    </style:style>
    <style:style style:name="T4904" style:parent-style-name="Domyślnaczcionkaakapitu" style:family="text">
      <style:text-properties style:text-underline-type="single" style:text-underline-style="solid" style:text-underline-width="auto" style:text-underline-mode="continuous"/>
    </style:style>
    <style:style style:name="P4905" style:parent-style-name="Normalny" style:family="paragraph">
      <style:paragraph-properties fo:text-align="justify" fo:line-height="150%" fo:text-indent="0.2479in"/>
    </style:style>
    <style:style style:name="T4906" style:parent-style-name="Domyślnaczcionkaakapitu" style:family="text">
      <style:text-properties fo:background-color="#80FFFF"/>
    </style:style>
    <style:style style:name="T4907" style:parent-style-name="Domyślnaczcionkaakapitu" style:family="text">
      <style:text-properties fo:background-color="#80FFFF"/>
    </style:style>
    <style:style style:name="P4908" style:parent-style-name="Normalny" style:family="paragraph">
      <style:paragraph-properties fo:text-align="justify" fo:line-height="150%" fo:text-indent="0.2479in"/>
    </style:style>
    <style:style style:name="P4909" style:parent-style-name="Normalny" style:family="paragraph">
      <style:paragraph-properties fo:text-align="justify" fo:line-height="150%"/>
    </style:style>
    <style:style style:name="T4910" style:parent-style-name="Domyślnaczcionkaakapitu" style:family="text">
      <style:text-properties style:text-underline-type="single" style:text-underline-style="solid" style:text-underline-width="auto" style:text-underline-mode="continuous"/>
    </style:style>
    <style:style style:name="T4911" style:parent-style-name="Domyślnaczcionkaakapitu" style:family="text">
      <style:text-properties fo:background-color="#80FFFF" style:text-underline-type="single" style:text-underline-style="solid" style:text-underline-width="auto" style:text-underline-mode="continuous"/>
    </style:style>
    <style:style style:name="T4912" style:parent-style-name="Domyślnaczcionkaakapitu" style:family="text">
      <style:text-properties style:text-underline-type="single" style:text-underline-style="solid" style:text-underline-width="auto" style:text-underline-mode="continuous"/>
    </style:style>
    <style:style style:name="T4913" style:parent-style-name="Domyślnaczcionkaakapitu" style:family="text">
      <style:text-properties fo:background-color="#80FFFF" style:text-underline-type="single" style:text-underline-style="solid" style:text-underline-width="auto" style:text-underline-mode="continuous"/>
    </style:style>
    <style:style style:name="T4914" style:parent-style-name="Domyślnaczcionkaakapitu" style:family="text">
      <style:text-properties style:text-underline-type="single" style:text-underline-style="solid" style:text-underline-width="auto" style:text-underline-mode="continuous"/>
    </style:style>
    <style:style style:name="T4915" style:parent-style-name="Domyślnaczcionkaakapitu" style:family="text">
      <style:text-properties fo:background-color="#80FFFF" style:text-underline-type="single" style:text-underline-style="solid" style:text-underline-width="auto" style:text-underline-mode="continuous"/>
    </style:style>
    <style:style style:name="T4916" style:parent-style-name="Domyślnaczcionkaakapitu" style:family="text">
      <style:text-properties style:text-underline-type="single" style:text-underline-style="solid" style:text-underline-width="auto" style:text-underline-mode="continuous"/>
    </style:style>
    <style:style style:name="P4917" style:parent-style-name="Normalny" style:family="paragraph">
      <style:paragraph-properties fo:text-align="justify" fo:line-height="150%" fo:text-indent="0.2479in"/>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T4920" style:parent-style-name="Domyślnaczcionkaakapitu" style:family="text">
      <style:text-properties fo:background-color="#80FFFF"/>
    </style:style>
    <style:style style:name="T4921" style:parent-style-name="Domyślnaczcionkaakapitu" style:family="text">
      <style:text-properties fo:background-color="#80FFFF"/>
    </style:style>
    <style:style style:name="P4922" style:parent-style-name="Normalny" style:family="paragraph">
      <style:paragraph-properties fo:text-align="justify" fo:line-height="150%"/>
    </style:style>
    <style:style style:name="T4923" style:parent-style-name="Domyślnaczcionkaakapitu" style:family="text">
      <style:text-properties fo:background-color="#80FFFF" style:text-underline-type="single" style:text-underline-style="solid" style:text-underline-width="auto" style:text-underline-mode="continuous"/>
    </style:style>
    <style:style style:name="T4924" style:parent-style-name="Domyślnaczcionkaakapitu" style:family="text">
      <style:text-properties style:text-underline-type="single" style:text-underline-style="solid" style:text-underline-width="auto" style:text-underline-mode="continuous"/>
    </style:style>
    <style:style style:name="T4925" style:parent-style-name="Domyślnaczcionkaakapitu" style:family="text">
      <style:text-properties fo:background-color="#80FFFF" style:text-underline-type="single" style:text-underline-style="solid" style:text-underline-width="auto" style:text-underline-mode="continuous"/>
    </style:style>
    <style:style style:name="T4926" style:parent-style-name="Domyślnaczcionkaakapitu" style:family="text">
      <style:text-properties style:text-underline-type="single" style:text-underline-style="solid" style:text-underline-width="auto" style:text-underline-mode="continuous"/>
    </style:style>
    <style:style style:name="T4927" style:parent-style-name="Domyślnaczcionkaakapitu" style:family="text">
      <style:text-properties fo:background-color="#80FFFF" style:text-underline-type="single" style:text-underline-style="solid" style:text-underline-width="auto" style:text-underline-mode="continuous"/>
    </style:style>
    <style:style style:name="T4928" style:parent-style-name="Domyślnaczcionkaakapitu" style:family="text">
      <style:text-properties style:text-underline-type="single" style:text-underline-style="solid" style:text-underline-width="auto" style:text-underline-mode="continuous"/>
    </style:style>
    <style:style style:name="T4929" style:parent-style-name="Domyślnaczcionkaakapitu" style:family="text">
      <style:text-properties fo:background-color="#80FFFF" style:text-underline-type="single" style:text-underline-style="solid" style:text-underline-width="auto" style:text-underline-mode="continuous"/>
    </style:style>
    <style:style style:name="T4930" style:parent-style-name="Domyślnaczcionkaakapitu" style:family="text">
      <style:text-properties style:text-underline-type="single" style:text-underline-style="solid" style:text-underline-width="auto" style:text-underline-mode="continuous"/>
    </style:style>
    <style:style style:name="P4931" style:parent-style-name="Normalny" style:family="paragraph">
      <style:paragraph-properties fo:text-align="justify" fo:line-height="150%" fo:text-indent="0.2479in"/>
    </style:style>
    <style:style style:name="P4932" style:parent-style-name="Normalny" style:family="paragraph">
      <style:paragraph-properties fo:text-align="justify" fo:line-height="150%"/>
    </style:style>
    <style:style style:name="T4933" style:parent-style-name="Domyślnaczcionkaakapitu" style:family="text">
      <style:text-properties fo:background-color="#80FFFF" style:text-underline-type="single" style:text-underline-style="solid" style:text-underline-width="auto" style:text-underline-mode="continuous"/>
    </style:style>
    <style:style style:name="T4934" style:parent-style-name="Domyślnaczcionkaakapitu" style:family="text">
      <style:text-properties style:text-underline-type="single" style:text-underline-style="solid" style:text-underline-width="auto" style:text-underline-mode="continuous"/>
    </style:style>
    <style:style style:name="T4935" style:parent-style-name="Domyślnaczcionkaakapitu" style:family="text">
      <style:text-properties fo:background-color="#80FFFF" style:text-underline-type="single" style:text-underline-style="solid" style:text-underline-width="auto" style:text-underline-mode="continuous"/>
    </style:style>
    <style:style style:name="T4936" style:parent-style-name="Domyślnaczcionkaakapitu" style:family="text">
      <style:text-properties style:text-underline-type="single" style:text-underline-style="solid" style:text-underline-width="auto" style:text-underline-mode="continuous"/>
    </style:style>
    <style:style style:name="T4937" style:parent-style-name="Domyślnaczcionkaakapitu" style:family="text">
      <style:text-properties fo:background-color="#80FFFF" style:text-underline-type="single" style:text-underline-style="solid" style:text-underline-width="auto" style:text-underline-mode="continuous"/>
    </style:style>
    <style:style style:name="T4938" style:parent-style-name="Domyślnaczcionkaakapitu" style:family="text">
      <style:text-properties style:text-underline-type="single" style:text-underline-style="solid" style:text-underline-width="auto" style:text-underline-mode="continuous"/>
    </style:style>
    <style:style style:name="P4939" style:parent-style-name="Normalny" style:family="paragraph">
      <style:paragraph-properties fo:text-align="justify" fo:line-height="150%" fo:text-indent="0.2479in"/>
    </style:style>
    <style:style style:name="T4940" style:parent-style-name="Domyślnaczcionkaakapitu" style:family="text">
      <style:text-properties fo:background-color="#80FFFF"/>
    </style:style>
    <style:style style:name="T4941" style:parent-style-name="Domyślnaczcionkaakapitu" style:family="text">
      <style:text-properties fo:background-color="#80FFFF"/>
    </style:style>
    <style:style style:name="T4942" style:parent-style-name="Domyślnaczcionkaakapitu" style:family="text">
      <style:text-properties fo:background-color="#80FFFF"/>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T4945" style:parent-style-name="Domyślnaczcionkaakapitu" style:family="text">
      <style:text-properties fo:background-color="#80FFFF"/>
    </style:style>
    <style:style style:name="T4946" style:parent-style-name="Domyślnaczcionkaakapitu" style:family="text">
      <style:text-properties fo:background-color="#80FFFF"/>
    </style:style>
    <style:style style:name="T4947" style:parent-style-name="Domyślnaczcionkaakapitu" style:family="text">
      <style:text-properties fo:background-color="#80FFFF"/>
    </style:style>
    <style:style style:name="T4948" style:parent-style-name="Domyślnaczcionkaakapitu" style:family="text">
      <style:text-properties fo:background-color="#80FFFF"/>
    </style:style>
    <style:style style:name="T4949" style:parent-style-name="Domyślnaczcionkaakapitu" style:family="text">
      <style:text-properties fo:background-color="#80FFFF"/>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T4952" style:parent-style-name="Domyślnaczcionkaakapitu" style:family="text">
      <style:text-properties fo:background-color="#80FFFF"/>
    </style:style>
    <style:style style:name="T4953" style:parent-style-name="Domyślnaczcionkaakapitu" style:family="text">
      <style:text-properties fo:background-color="#80FFFF"/>
    </style:style>
    <style:style style:name="T4954" style:parent-style-name="Domyślnaczcionkaakapitu" style:family="text">
      <style:text-properties fo:background-color="#80FFFF"/>
    </style:style>
    <style:style style:name="T4955" style:parent-style-name="Domyślnaczcionkaakapitu" style:family="text">
      <style:text-properties fo:background-color="#80FFFF"/>
    </style:style>
    <style:style style:name="T4956" style:parent-style-name="Domyślnaczcionkaakapitu" style:family="text">
      <style:text-properties fo:background-color="#80FFFF"/>
    </style:style>
    <style:style style:name="P4957" style:parent-style-name="Normalny" style:family="paragraph">
      <style:paragraph-properties fo:text-align="justify" fo:line-height="150%" fo:text-indent="0.2479in"/>
    </style:style>
    <style:style style:name="P4958" style:parent-style-name="Normalny" style:family="paragraph">
      <style:paragraph-properties fo:text-align="justify" fo:line-height="150%"/>
    </style:style>
    <style:style style:name="T4959" style:parent-style-name="Domyślnaczcionkaakapitu" style:family="text">
      <style:text-properties fo:background-color="#80FFFF" style:text-underline-type="single" style:text-underline-style="solid" style:text-underline-width="auto" style:text-underline-mode="continuous"/>
    </style:style>
    <style:style style:name="T4960" style:parent-style-name="Domyślnaczcionkaakapitu" style:family="text">
      <style:text-properties style:text-underline-type="single" style:text-underline-style="solid" style:text-underline-width="auto" style:text-underline-mode="continuous"/>
    </style:style>
    <style:style style:name="T4961" style:parent-style-name="Domyślnaczcionkaakapitu" style:family="text">
      <style:text-properties fo:background-color="#80FFFF" style:text-underline-type="single" style:text-underline-style="solid" style:text-underline-width="auto" style:text-underline-mode="continuous"/>
    </style:style>
    <style:style style:name="T4962" style:parent-style-name="Domyślnaczcionkaakapitu" style:family="text">
      <style:text-properties style:text-underline-type="single" style:text-underline-style="solid" style:text-underline-width="auto" style:text-underline-mode="continuous"/>
    </style:style>
    <style:style style:name="T4963" style:parent-style-name="Domyślnaczcionkaakapitu" style:family="text">
      <style:text-properties fo:background-color="#80FFFF" style:text-underline-type="single" style:text-underline-style="solid" style:text-underline-width="auto" style:text-underline-mode="continuous"/>
    </style:style>
    <style:style style:name="T4964" style:parent-style-name="Domyślnaczcionkaakapitu" style:family="text">
      <style:text-properties style:text-underline-type="single" style:text-underline-style="solid" style:text-underline-width="auto" style:text-underline-mode="continuous"/>
    </style:style>
    <style:style style:name="T4965" style:parent-style-name="Domyślnaczcionkaakapitu" style:family="text">
      <style:text-properties fo:background-color="#80FFFF" style:text-underline-type="single" style:text-underline-style="solid" style:text-underline-width="auto" style:text-underline-mode="continuous"/>
    </style:style>
    <style:style style:name="T4966" style:parent-style-name="Domyślnaczcionkaakapitu" style:family="text">
      <style:text-properties style:text-underline-type="single" style:text-underline-style="solid" style:text-underline-width="auto" style:text-underline-mode="continuous"/>
    </style:style>
    <style:style style:name="P4967" style:parent-style-name="Normalny" style:family="paragraph">
      <style:paragraph-properties fo:text-align="justify" fo:line-height="150%" fo:text-indent="0.2479in"/>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P4970" style:parent-style-name="Normalny" style:family="paragraph">
      <style:paragraph-properties fo:text-align="justify" fo:line-height="150%" fo:text-indent="0.2479in"/>
    </style:style>
    <style:style style:name="P4971" style:parent-style-name="Normalny" style:family="paragraph">
      <style:paragraph-properties fo:text-align="justify" fo:line-height="150%"/>
    </style:style>
    <style:style style:name="T4972" style:parent-style-name="Domyślnaczcionkaakapitu" style:family="text">
      <style:text-properties style:text-underline-type="single" style:text-underline-style="solid" style:text-underline-width="auto" style:text-underline-mode="continuous"/>
    </style:style>
    <style:style style:name="T4973" style:parent-style-name="Domyślnaczcionkaakapitu" style:family="text">
      <style:text-properties fo:background-color="#80FFFF" style:text-underline-type="single" style:text-underline-style="solid" style:text-underline-width="auto" style:text-underline-mode="continuous"/>
    </style:style>
    <style:style style:name="T4974" style:parent-style-name="Domyślnaczcionkaakapitu" style:family="text">
      <style:text-properties style:text-underline-type="single" style:text-underline-style="solid" style:text-underline-width="auto" style:text-underline-mode="continuous"/>
    </style:style>
    <style:style style:name="T4975" style:parent-style-name="Domyślnaczcionkaakapitu" style:family="text">
      <style:text-properties fo:background-color="#80FFFF" style:text-underline-type="single" style:text-underline-style="solid" style:text-underline-width="auto" style:text-underline-mode="continuous"/>
    </style:style>
    <style:style style:name="T4976" style:parent-style-name="Domyślnaczcionkaakapitu" style:family="text">
      <style:text-properties style:text-underline-type="single" style:text-underline-style="solid" style:text-underline-width="auto" style:text-underline-mode="continuous"/>
    </style:style>
    <style:style style:name="T4977" style:parent-style-name="Domyślnaczcionkaakapitu" style:family="text">
      <style:text-properties fo:background-color="#80FFFF" style:text-underline-type="single" style:text-underline-style="solid" style:text-underline-width="auto" style:text-underline-mode="continuous"/>
    </style:style>
    <style:style style:name="T4978" style:parent-style-name="Domyślnaczcionkaakapitu" style:family="text">
      <style:text-properties style:text-underline-type="single" style:text-underline-style="solid" style:text-underline-width="auto" style:text-underline-mode="continuous"/>
    </style:style>
    <style:style style:name="P4979" style:parent-style-name="Normalny" style:family="paragraph">
      <style:paragraph-properties fo:text-align="justify" fo:line-height="150%" fo:text-indent="0.2479in"/>
    </style:style>
    <style:style style:name="T4980" style:parent-style-name="Domyślnaczcionkaakapitu" style:family="text">
      <style:text-properties fo:background-color="#80FFFF"/>
    </style:style>
    <style:style style:name="T4981" style:parent-style-name="Domyślnaczcionkaakapitu" style:family="text">
      <style:text-properties fo:background-color="#80FFFF"/>
    </style:style>
    <style:style style:name="P4982" style:parent-style-name="Normalny" style:family="paragraph">
      <style:paragraph-properties fo:text-align="justify" fo:line-height="150%"/>
    </style:style>
    <style:style style:name="T4983" style:parent-style-name="Domyślnaczcionkaakapitu" style:family="text">
      <style:text-properties fo:background-color="#80FFFF" style:text-underline-type="single" style:text-underline-style="solid" style:text-underline-width="auto" style:text-underline-mode="continuous"/>
    </style:style>
    <style:style style:name="T4984" style:parent-style-name="Domyślnaczcionkaakapitu" style:family="text">
      <style:text-properties style:text-underline-type="single" style:text-underline-style="solid" style:text-underline-width="auto" style:text-underline-mode="continuous"/>
    </style:style>
    <style:style style:name="T4985" style:parent-style-name="Domyślnaczcionkaakapitu" style:family="text">
      <style:text-properties fo:background-color="#80FFFF" style:text-underline-type="single" style:text-underline-style="solid" style:text-underline-width="auto" style:text-underline-mode="continuous"/>
    </style:style>
    <style:style style:name="T4986" style:parent-style-name="Domyślnaczcionkaakapitu" style:family="text">
      <style:text-properties style:text-underline-type="single" style:text-underline-style="solid" style:text-underline-width="auto" style:text-underline-mode="continuous"/>
    </style:style>
    <style:style style:name="T4987" style:parent-style-name="Domyślnaczcionkaakapitu" style:family="text">
      <style:text-properties fo:background-color="#80FFFF" style:text-underline-type="single" style:text-underline-style="solid" style:text-underline-width="auto" style:text-underline-mode="continuous"/>
    </style:style>
    <style:style style:name="T4988" style:parent-style-name="Domyślnaczcionkaakapitu" style:family="text">
      <style:text-properties style:text-underline-type="single" style:text-underline-style="solid" style:text-underline-width="auto" style:text-underline-mode="continuous"/>
    </style:style>
    <style:style style:name="P4989" style:parent-style-name="Normalny" style:family="paragraph">
      <style:paragraph-properties fo:text-align="justify" fo:line-height="150%" fo:text-indent="0.2479in"/>
    </style:style>
    <style:style style:name="T4990" style:parent-style-name="Domyślnaczcionkaakapitu" style:family="text">
      <style:text-properties fo:background-color="#80FFFF"/>
    </style:style>
    <style:style style:name="T4991" style:parent-style-name="Domyślnaczcionkaakapitu" style:family="text">
      <style:text-properties fo:background-color="#80FFFF"/>
    </style:style>
    <style:style style:name="P4992" style:parent-style-name="Normalny" style:family="paragraph">
      <style:paragraph-properties fo:text-align="justify" fo:line-height="150%" fo:text-indent="0.2479in"/>
    </style:style>
    <style:style style:name="P4993" style:parent-style-name="Normalny" style:family="paragraph">
      <style:paragraph-properties fo:text-align="justify" fo:line-height="150%"/>
    </style:style>
    <style:style style:name="T4994" style:parent-style-name="Domyślnaczcionkaakapitu" style:family="text">
      <style:text-properties fo:background-color="#80FFFF" style:text-underline-type="single" style:text-underline-style="solid" style:text-underline-width="auto" style:text-underline-mode="continuous"/>
    </style:style>
    <style:style style:name="T4995" style:parent-style-name="Domyślnaczcionkaakapitu" style:family="text">
      <style:text-properties style:text-underline-type="single" style:text-underline-style="solid" style:text-underline-width="auto" style:text-underline-mode="continuous"/>
    </style:style>
    <style:style style:name="T4996" style:parent-style-name="Domyślnaczcionkaakapitu" style:family="text">
      <style:text-properties fo:background-color="#80FFFF" style:text-underline-type="single" style:text-underline-style="solid" style:text-underline-width="auto" style:text-underline-mode="continuous"/>
    </style:style>
    <style:style style:name="T4997" style:parent-style-name="Domyślnaczcionkaakapitu" style:family="text">
      <style:text-properties style:text-underline-type="single" style:text-underline-style="solid" style:text-underline-width="auto" style:text-underline-mode="continuous"/>
    </style:style>
    <style:style style:name="T4998" style:parent-style-name="Domyślnaczcionkaakapitu" style:family="text">
      <style:text-properties fo:background-color="#80FFFF" style:text-underline-type="single" style:text-underline-style="solid" style:text-underline-width="auto" style:text-underline-mode="continuous"/>
    </style:style>
    <style:style style:name="T4999" style:parent-style-name="Domyślnaczcionkaakapitu" style:family="text">
      <style:text-properties style:text-underline-type="single" style:text-underline-style="solid" style:text-underline-width="auto" style:text-underline-mode="continuous"/>
    </style:style>
    <style:style style:name="T5000" style:parent-style-name="Domyślnaczcionkaakapitu" style:family="text">
      <style:text-properties fo:background-color="#80FFFF" style:text-underline-type="single" style:text-underline-style="solid" style:text-underline-width="auto" style:text-underline-mode="continuous"/>
    </style:style>
    <style:style style:name="T5001" style:parent-style-name="Domyślnaczcionkaakapitu" style:family="text">
      <style:text-properties style:text-underline-type="single" style:text-underline-style="solid" style:text-underline-width="auto" style:text-underline-mode="continuous"/>
    </style:style>
    <style:style style:name="P5002" style:parent-style-name="Normalny" style:family="paragraph">
      <style:paragraph-properties fo:text-align="justify" fo:line-height="150%" fo:text-indent="0.2479in"/>
    </style:style>
    <style:style style:name="T5003" style:parent-style-name="Domyślnaczcionkaakapitu" style:family="text">
      <style:text-properties fo:background-color="#80FFFF"/>
    </style:style>
    <style:style style:name="T5004" style:parent-style-name="Domyślnaczcionkaakapitu" style:family="text">
      <style:text-properties fo:background-color="#80FFFF"/>
    </style:style>
    <style:style style:name="P5005" style:parent-style-name="Normalny" style:family="paragraph">
      <style:paragraph-properties fo:text-align="justify" fo:line-height="150%"/>
    </style:style>
    <style:style style:name="T5006" style:parent-style-name="Domyślnaczcionkaakapitu" style:family="text">
      <style:text-properties style:text-underline-type="single" style:text-underline-style="solid" style:text-underline-width="auto" style:text-underline-mode="continuous"/>
    </style:style>
    <style:style style:name="T5007" style:parent-style-name="Domyślnaczcionkaakapitu" style:family="text">
      <style:text-properties fo:background-color="#80FFFF" style:text-underline-type="single" style:text-underline-style="solid" style:text-underline-width="auto" style:text-underline-mode="continuous"/>
    </style:style>
    <style:style style:name="T5008" style:parent-style-name="Domyślnaczcionkaakapitu" style:family="text">
      <style:text-properties style:text-underline-type="single" style:text-underline-style="solid" style:text-underline-width="auto" style:text-underline-mode="continuous"/>
    </style:style>
    <style:style style:name="T5009" style:parent-style-name="Domyślnaczcionkaakapitu" style:family="text">
      <style:text-properties fo:background-color="#80FFFF" style:text-underline-type="single" style:text-underline-style="solid" style:text-underline-width="auto" style:text-underline-mode="continuous"/>
    </style:style>
    <style:style style:name="T5010" style:parent-style-name="Domyślnaczcionkaakapitu" style:family="text">
      <style:text-properties style:text-underline-type="single" style:text-underline-style="solid" style:text-underline-width="auto" style:text-underline-mode="continuous"/>
    </style:style>
    <style:style style:name="T5011" style:parent-style-name="Domyślnaczcionkaakapitu" style:family="text">
      <style:text-properties fo:background-color="#80FFFF" style:text-underline-type="single" style:text-underline-style="solid" style:text-underline-width="auto" style:text-underline-mode="continuous"/>
    </style:style>
    <style:style style:name="T5012" style:parent-style-name="Domyślnaczcionkaakapitu" style:family="text">
      <style:text-properties style:text-underline-type="single" style:text-underline-style="solid" style:text-underline-width="auto" style:text-underline-mode="continuous"/>
    </style:style>
    <style:style style:name="P5013" style:parent-style-name="Normalny" style:family="paragraph">
      <style:paragraph-properties fo:text-align="justify" fo:line-height="150%" fo:text-indent="0.2479in"/>
    </style:style>
    <style:style style:name="P5014" style:parent-style-name="Normalny" style:family="paragraph">
      <style:paragraph-properties fo:text-align="justify" fo:line-height="150%"/>
    </style:style>
    <style:style style:name="T5015" style:parent-style-name="Domyślnaczcionkaakapitu" style:family="text">
      <style:text-properties fo:background-color="#80FFFF" style:text-underline-type="single" style:text-underline-style="solid" style:text-underline-width="auto" style:text-underline-mode="continuous"/>
    </style:style>
    <style:style style:name="T5016" style:parent-style-name="Domyślnaczcionkaakapitu" style:family="text">
      <style:text-properties style:text-underline-type="single" style:text-underline-style="solid" style:text-underline-width="auto" style:text-underline-mode="continuous"/>
    </style:style>
    <style:style style:name="T5017" style:parent-style-name="Domyślnaczcionkaakapitu" style:family="text">
      <style:text-properties fo:background-color="#80FFFF" style:text-underline-type="single" style:text-underline-style="solid" style:text-underline-width="auto" style:text-underline-mode="continuous"/>
    </style:style>
    <style:style style:name="T5018" style:parent-style-name="Domyślnaczcionkaakapitu" style:family="text">
      <style:text-properties style:text-underline-type="single" style:text-underline-style="solid" style:text-underline-width="auto" style:text-underline-mode="continuous"/>
    </style:style>
    <style:style style:name="T5019" style:parent-style-name="Domyślnaczcionkaakapitu" style:family="text">
      <style:text-properties fo:background-color="#80FFFF" style:text-underline-type="single" style:text-underline-style="solid" style:text-underline-width="auto" style:text-underline-mode="continuous"/>
    </style:style>
    <style:style style:name="T5020" style:parent-style-name="Domyślnaczcionkaakapitu" style:family="text">
      <style:text-properties style:text-underline-type="single" style:text-underline-style="solid" style:text-underline-width="auto" style:text-underline-mode="continuous"/>
    </style:style>
    <style:style style:name="T5021" style:parent-style-name="Domyślnaczcionkaakapitu" style:family="text">
      <style:text-properties fo:background-color="#80FFFF" style:text-underline-type="single" style:text-underline-style="solid" style:text-underline-width="auto" style:text-underline-mode="continuous"/>
    </style:style>
    <style:style style:name="T5022" style:parent-style-name="Domyślnaczcionkaakapitu" style:family="text">
      <style:text-properties style:text-underline-type="single" style:text-underline-style="solid" style:text-underline-width="auto" style:text-underline-mode="continuous"/>
    </style:style>
    <style:style style:name="P5023" style:parent-style-name="Normalny" style:family="paragraph">
      <style:paragraph-properties fo:text-align="justify" fo:line-height="150%" fo:text-indent="0.2479in"/>
    </style:style>
    <style:style style:name="P5024" style:parent-style-name="Normalny" style:family="paragraph">
      <style:paragraph-properties fo:text-align="justify" fo:line-height="150%" fo:text-indent="0.2479in"/>
    </style:style>
    <style:style style:name="P5025" style:parent-style-name="Normalny" style:family="paragraph">
      <style:paragraph-properties fo:text-align="justify" fo:line-height="150%"/>
    </style:style>
    <style:style style:name="T5026" style:parent-style-name="Domyślnaczcionkaakapitu" style:family="text">
      <style:text-properties style:text-underline-type="single" style:text-underline-style="solid" style:text-underline-width="auto" style:text-underline-mode="continuous"/>
    </style:style>
    <style:style style:name="T5027" style:parent-style-name="Domyślnaczcionkaakapitu" style:family="text">
      <style:text-properties fo:background-color="#80FFFF" style:text-underline-type="single" style:text-underline-style="solid" style:text-underline-width="auto" style:text-underline-mode="continuous"/>
    </style:style>
    <style:style style:name="T5028" style:parent-style-name="Domyślnaczcionkaakapitu" style:family="text">
      <style:text-properties style:text-underline-type="single" style:text-underline-style="solid" style:text-underline-width="auto" style:text-underline-mode="continuous"/>
    </style:style>
    <style:style style:name="T5029" style:parent-style-name="Domyślnaczcionkaakapitu" style:family="text">
      <style:text-properties fo:background-color="#80FFFF" style:text-underline-type="single" style:text-underline-style="solid" style:text-underline-width="auto" style:text-underline-mode="continuous"/>
    </style:style>
    <style:style style:name="T5030" style:parent-style-name="Domyślnaczcionkaakapitu" style:family="text">
      <style:text-properties style:text-underline-type="single" style:text-underline-style="solid" style:text-underline-width="auto" style:text-underline-mode="continuous"/>
    </style:style>
    <style:style style:name="P5031" style:parent-style-name="Normalny" style:family="paragraph">
      <style:paragraph-properties fo:text-align="justify" fo:line-height="150%" fo:text-indent="0.2479in"/>
    </style:style>
    <style:style style:name="T5032" style:parent-style-name="Domyślnaczcionkaakapitu" style:family="text">
      <style:text-properties fo:background-color="#80FFFF"/>
    </style:style>
    <style:style style:name="T5033" style:parent-style-name="Domyślnaczcionkaakapitu" style:family="text">
      <style:text-properties fo:background-color="#80FFFF"/>
    </style:style>
    <style:style style:name="P5034" style:parent-style-name="Normalny" style:family="paragraph">
      <style:paragraph-properties fo:text-align="justify" fo:line-height="150%" fo:text-indent="0.2479in"/>
    </style:style>
    <style:style style:name="P5035" style:parent-style-name="Normalny" style:family="paragraph">
      <style:paragraph-properties fo:text-align="justify" fo:line-height="150%" fo:text-indent="0.2479in"/>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T5038" style:parent-style-name="Domyślnaczcionkaakapitu" style:family="text">
      <style:text-properties fo:background-color="#80FFFF"/>
    </style:style>
    <style:style style:name="T5039" style:parent-style-name="Domyślnaczcionkaakapitu" style:family="text">
      <style:text-properties fo:background-color="#80FFFF"/>
    </style:style>
    <style:style style:name="P5040" style:parent-style-name="Normalny" style:family="paragraph">
      <style:paragraph-properties fo:text-align="justify" fo:line-height="150%" fo:text-indent="0.2479in"/>
    </style:style>
    <style:style style:name="T5041" style:parent-style-name="Domyślnaczcionkaakapitu" style:family="text">
      <style:text-properties fo:background-color="#80FFFF"/>
    </style:style>
    <style:style style:name="T5042" style:parent-style-name="Domyślnaczcionkaakapitu" style:family="text">
      <style:text-properties fo:background-color="#80FFFF"/>
    </style:style>
    <style:style style:name="T5043" style:parent-style-name="Domyślnaczcionkaakapitu" style:family="text">
      <style:text-properties fo:background-color="#80FFFF"/>
    </style:style>
    <style:style style:name="P5044" style:parent-style-name="Normalny" style:family="paragraph">
      <style:paragraph-properties fo:text-align="justify" fo:line-height="150%"/>
    </style:style>
    <style:style style:name="T5045" style:parent-style-name="Domyślnaczcionkaakapitu" style:family="text">
      <style:text-properties fo:background-color="#80FFFF" style:text-underline-type="single" style:text-underline-style="solid" style:text-underline-width="auto" style:text-underline-mode="continuous"/>
    </style:style>
    <style:style style:name="T5046" style:parent-style-name="Domyślnaczcionkaakapitu" style:family="text">
      <style:text-properties style:text-underline-type="single" style:text-underline-style="solid" style:text-underline-width="auto" style:text-underline-mode="continuous"/>
    </style:style>
    <style:style style:name="T5047" style:parent-style-name="Domyślnaczcionkaakapitu" style:family="text">
      <style:text-properties fo:background-color="#80FFFF" style:text-underline-type="single" style:text-underline-style="solid" style:text-underline-width="auto" style:text-underline-mode="continuous"/>
    </style:style>
    <style:style style:name="T5048" style:parent-style-name="Domyślnaczcionkaakapitu" style:family="text">
      <style:text-properties style:text-underline-type="single" style:text-underline-style="solid" style:text-underline-width="auto" style:text-underline-mode="continuous"/>
    </style:style>
    <style:style style:name="T5049" style:parent-style-name="Domyślnaczcionkaakapitu" style:family="text">
      <style:text-properties fo:background-color="#80FFFF" style:text-underline-type="single" style:text-underline-style="solid" style:text-underline-width="auto" style:text-underline-mode="continuous"/>
    </style:style>
    <style:style style:name="T5050" style:parent-style-name="Domyślnaczcionkaakapitu" style:family="text">
      <style:text-properties style:text-underline-type="single" style:text-underline-style="solid" style:text-underline-width="auto" style:text-underline-mode="continuous"/>
    </style:style>
    <style:style style:name="T5051" style:parent-style-name="Domyślnaczcionkaakapitu" style:family="text">
      <style:text-properties fo:background-color="#80FFFF" style:text-underline-type="single" style:text-underline-style="solid" style:text-underline-width="auto" style:text-underline-mode="continuous"/>
    </style:style>
    <style:style style:name="T5052" style:parent-style-name="Domyślnaczcionkaakapitu" style:family="text">
      <style:text-properties style:text-underline-type="single" style:text-underline-style="solid" style:text-underline-width="auto" style:text-underline-mode="continuous"/>
    </style:style>
    <style:style style:name="P5053" style:parent-style-name="Normalny" style:family="paragraph">
      <style:paragraph-properties fo:text-align="justify" fo:line-height="150%" fo:text-indent="0.2479in"/>
    </style:style>
    <style:style style:name="T5054" style:parent-style-name="Domyślnaczcionkaakapitu" style:family="text">
      <style:text-properties fo:background-color="#80FFFF"/>
    </style:style>
    <style:style style:name="T5055" style:parent-style-name="Domyślnaczcionkaakapitu" style:family="text">
      <style:text-properties fo:background-color="#80FFFF"/>
    </style:style>
    <style:style style:name="P5056" style:parent-style-name="Normalny" style:family="paragraph">
      <style:paragraph-properties fo:text-align="justify" fo:line-height="150%" fo:text-indent="0.2479in"/>
    </style:style>
    <style:style style:name="T5057" style:parent-style-name="Domyślnaczcionkaakapitu" style:family="text">
      <style:text-properties fo:background-color="#80FFFF"/>
    </style:style>
    <style:style style:name="T5058" style:parent-style-name="Domyślnaczcionkaakapitu" style:family="text">
      <style:text-properties fo:background-color="#80FFFF"/>
    </style:style>
    <style:style style:name="T5059" style:parent-style-name="Domyślnaczcionkaakapitu" style:family="text">
      <style:text-properties fo:background-color="#80FFFF"/>
    </style:style>
    <style:style style:name="P5060" style:parent-style-name="Normalny" style:family="paragraph">
      <style:paragraph-properties fo:text-align="justify" fo:line-height="150%"/>
    </style:style>
    <style:style style:name="T5061" style:parent-style-name="Domyślnaczcionkaakapitu" style:family="text">
      <style:text-properties style:text-underline-type="single" style:text-underline-style="solid" style:text-underline-width="auto" style:text-underline-mode="continuous"/>
    </style:style>
    <style:style style:name="T5062" style:parent-style-name="Domyślnaczcionkaakapitu" style:family="text">
      <style:text-properties fo:background-color="#80FFFF" style:text-underline-type="single" style:text-underline-style="solid" style:text-underline-width="auto" style:text-underline-mode="continuous"/>
    </style:style>
    <style:style style:name="T5063" style:parent-style-name="Domyślnaczcionkaakapitu" style:family="text">
      <style:text-properties style:text-underline-type="single" style:text-underline-style="solid" style:text-underline-width="auto" style:text-underline-mode="continuous"/>
    </style:style>
    <style:style style:name="T5064" style:parent-style-name="Domyślnaczcionkaakapitu" style:family="text">
      <style:text-properties fo:background-color="#80FFFF" style:text-underline-type="single" style:text-underline-style="solid" style:text-underline-width="auto" style:text-underline-mode="continuous"/>
    </style:style>
    <style:style style:name="T5065" style:parent-style-name="Domyślnaczcionkaakapitu" style:family="text">
      <style:text-properties style:text-underline-type="single" style:text-underline-style="solid" style:text-underline-width="auto" style:text-underline-mode="continuous"/>
    </style:style>
    <style:style style:name="P5066" style:parent-style-name="Normalny" style:family="paragraph">
      <style:paragraph-properties fo:text-align="justify" fo:line-height="150%" fo:text-indent="0.2479in"/>
    </style:style>
    <style:style style:name="T5067" style:parent-style-name="Domyślnaczcionkaakapitu" style:family="text">
      <style:text-properties fo:background-color="#80FFFF"/>
    </style:style>
    <style:style style:name="T5068" style:parent-style-name="Domyślnaczcionkaakapitu" style:family="text">
      <style:text-properties fo:background-color="#80FFFF"/>
    </style:style>
    <style:style style:name="T5069" style:parent-style-name="Domyślnaczcionkaakapitu" style:family="text">
      <style:text-properties fo:background-color="#80FFFF"/>
    </style:style>
    <style:style style:name="T5070" style:parent-style-name="Domyślnaczcionkaakapitu" style:family="text">
      <style:text-properties fo:background-color="#80FFFF"/>
    </style:style>
    <style:style style:name="T5071" style:parent-style-name="Domyślnaczcionkaakapitu" style:family="text">
      <style:text-properties fo:background-color="#80FFFF"/>
    </style:style>
    <style:style style:name="T5072" style:parent-style-name="Domyślnaczcionkaakapitu" style:family="text">
      <style:text-properties fo:background-color="#80FFFF"/>
    </style:style>
    <style:style style:name="P5073" style:parent-style-name="Normalny" style:family="paragraph">
      <style:paragraph-properties fo:text-align="justify" fo:line-height="150%" fo:text-indent="0.2479in"/>
    </style:style>
    <style:style style:name="T5074" style:parent-style-name="Domyślnaczcionkaakapitu" style:family="text">
      <style:text-properties fo:background-color="#80FFFF"/>
    </style:style>
    <style:style style:name="T5075" style:parent-style-name="Domyślnaczcionkaakapitu" style:family="text">
      <style:text-properties fo:background-color="#80FFFF"/>
    </style:style>
    <style:style style:name="T5076" style:parent-style-name="Domyślnaczcionkaakapitu" style:family="text">
      <style:text-properties fo:background-color="#80FFFF"/>
    </style:style>
    <style:style style:name="T5077" style:parent-style-name="Domyślnaczcionkaakapitu" style:family="text">
      <style:text-properties fo:background-color="#80FFFF"/>
    </style:style>
    <style:style style:name="P5078" style:parent-style-name="Normalny" style:family="paragraph">
      <style:paragraph-properties fo:text-align="justify" fo:line-height="150%" fo:text-indent="0.2479in"/>
    </style:style>
    <style:style style:name="P5079" style:parent-style-name="Normalny" style:family="paragraph">
      <style:paragraph-properties fo:text-align="justify" fo:line-height="150%"/>
    </style:style>
    <style:style style:name="T5080" style:parent-style-name="Domyślnaczcionkaakapitu" style:family="text">
      <style:text-properties fo:background-color="#80FFFF" style:text-underline-type="single" style:text-underline-style="solid" style:text-underline-width="auto" style:text-underline-mode="continuous"/>
    </style:style>
    <style:style style:name="T5081" style:parent-style-name="Domyślnaczcionkaakapitu" style:family="text">
      <style:text-properties style:text-underline-type="single" style:text-underline-style="solid" style:text-underline-width="auto" style:text-underline-mode="continuous"/>
    </style:style>
    <style:style style:name="T5082" style:parent-style-name="Domyślnaczcionkaakapitu" style:family="text">
      <style:text-properties fo:background-color="#80FFFF" style:text-underline-type="single" style:text-underline-style="solid" style:text-underline-width="auto" style:text-underline-mode="continuous"/>
    </style:style>
    <style:style style:name="T5083" style:parent-style-name="Domyślnaczcionkaakapitu" style:family="text">
      <style:text-properties style:text-underline-type="single" style:text-underline-style="solid" style:text-underline-width="auto" style:text-underline-mode="continuous"/>
    </style:style>
    <style:style style:name="T5084" style:parent-style-name="Domyślnaczcionkaakapitu" style:family="text">
      <style:text-properties fo:background-color="#80FFFF" style:text-underline-type="single" style:text-underline-style="solid" style:text-underline-width="auto" style:text-underline-mode="continuous"/>
    </style:style>
    <style:style style:name="T5085" style:parent-style-name="Domyślnaczcionkaakapitu" style:family="text">
      <style:text-properties style:text-underline-type="single" style:text-underline-style="solid" style:text-underline-width="auto" style:text-underline-mode="continuous"/>
    </style:style>
    <style:style style:name="T5086" style:parent-style-name="Domyślnaczcionkaakapitu" style:family="text">
      <style:text-properties fo:background-color="#80FFFF" style:text-underline-type="single" style:text-underline-style="solid" style:text-underline-width="auto" style:text-underline-mode="continuous"/>
    </style:style>
    <style:style style:name="T5087" style:parent-style-name="Domyślnaczcionkaakapitu" style:family="text">
      <style:text-properties style:text-underline-type="single" style:text-underline-style="solid" style:text-underline-width="auto" style:text-underline-mode="continuous"/>
    </style:style>
    <style:style style:name="P5088" style:parent-style-name="Normalny" style:family="paragraph">
      <style:paragraph-properties fo:text-align="justify" fo:line-height="150%" fo:text-indent="0.2479in"/>
    </style:style>
    <style:style style:name="T5089" style:parent-style-name="Domyślnaczcionkaakapitu" style:family="text">
      <style:text-properties fo:background-color="#80FFFF"/>
    </style:style>
    <style:style style:name="T5090" style:parent-style-name="Domyślnaczcionkaakapitu" style:family="text">
      <style:text-properties fo:background-color="#80FFFF"/>
    </style:style>
    <style:style style:name="P5091" style:parent-style-name="Normalny" style:family="paragraph">
      <style:paragraph-properties fo:text-align="justify" fo:line-height="150%" fo:text-indent="0.2479in"/>
    </style:style>
    <style:style style:name="T5092" style:parent-style-name="Domyślnaczcionkaakapitu" style:family="text">
      <style:text-properties fo:background-color="#80FFFF"/>
    </style:style>
    <style:style style:name="P5093" style:parent-style-name="Normalny" style:family="paragraph">
      <style:paragraph-properties fo:text-align="justify" fo:line-height="150%"/>
    </style:style>
    <style:style style:name="T5094" style:parent-style-name="Domyślnaczcionkaakapitu" style:family="text">
      <style:text-properties fo:background-color="#80FFFF" style:text-underline-type="single" style:text-underline-style="solid" style:text-underline-width="auto" style:text-underline-mode="continuous"/>
    </style:style>
    <style:style style:name="T5095" style:parent-style-name="Domyślnaczcionkaakapitu" style:family="text">
      <style:text-properties style:text-underline-type="single" style:text-underline-style="solid" style:text-underline-width="auto" style:text-underline-mode="continuous"/>
    </style:style>
    <style:style style:name="T5096" style:parent-style-name="Domyślnaczcionkaakapitu" style:family="text">
      <style:text-properties fo:background-color="#80FFFF" style:text-underline-type="single" style:text-underline-style="solid" style:text-underline-width="auto" style:text-underline-mode="continuous"/>
    </style:style>
    <style:style style:name="T5097" style:parent-style-name="Domyślnaczcionkaakapitu" style:family="text">
      <style:text-properties style:text-underline-type="single" style:text-underline-style="solid" style:text-underline-width="auto" style:text-underline-mode="continuous"/>
    </style:style>
    <style:style style:name="T5098" style:parent-style-name="Domyślnaczcionkaakapitu" style:family="text">
      <style:text-properties fo:background-color="#80FFFF" style:text-underline-type="single" style:text-underline-style="solid" style:text-underline-width="auto" style:text-underline-mode="continuous"/>
    </style:style>
    <style:style style:name="T5099" style:parent-style-name="Domyślnaczcionkaakapitu" style:family="text">
      <style:text-properties style:text-underline-type="single" style:text-underline-style="solid" style:text-underline-width="auto" style:text-underline-mode="continuous"/>
    </style:style>
    <style:style style:name="P5100" style:parent-style-name="Normalny" style:family="paragraph">
      <style:paragraph-properties fo:text-align="justify" fo:line-height="150%" fo:text-indent="0.2479in"/>
    </style:style>
    <style:style style:name="T5101" style:parent-style-name="Domyślnaczcionkaakapitu" style:family="text">
      <style:text-properties fo:background-color="#80FFFF"/>
    </style:style>
    <style:style style:name="T5102" style:parent-style-name="Domyślnaczcionkaakapitu" style:family="text">
      <style:text-properties fo:background-color="#80FFFF"/>
    </style:style>
    <style:style style:name="T5103" style:parent-style-name="Domyślnaczcionkaakapitu" style:family="text">
      <style:text-properties fo:background-color="#80FFFF"/>
    </style:style>
    <style:style style:name="T5104" style:parent-style-name="Domyślnaczcionkaakapitu" style:family="text">
      <style:text-properties fo:background-color="#80FFFF"/>
    </style:style>
    <style:style style:name="T5105" style:parent-style-name="Domyślnaczcionkaakapitu" style:family="text">
      <style:text-properties fo:background-color="#80FFFF"/>
    </style:style>
    <style:style style:name="P5106" style:parent-style-name="Normalny" style:family="paragraph">
      <style:paragraph-properties fo:text-align="justify" fo:line-height="150%"/>
    </style:style>
    <style:style style:name="T5107" style:parent-style-name="Domyślnaczcionkaakapitu" style:family="text">
      <style:text-properties fo:background-color="#80FFFF" style:text-underline-type="single" style:text-underline-style="solid" style:text-underline-width="auto" style:text-underline-mode="continuous"/>
    </style:style>
    <style:style style:name="T5108" style:parent-style-name="Domyślnaczcionkaakapitu" style:family="text">
      <style:text-properties style:text-underline-type="single" style:text-underline-style="solid" style:text-underline-width="auto" style:text-underline-mode="continuous"/>
    </style:style>
    <style:style style:name="T5109" style:parent-style-name="Domyślnaczcionkaakapitu" style:family="text">
      <style:text-properties fo:background-color="#80FFFF" style:text-underline-type="single" style:text-underline-style="solid" style:text-underline-width="auto" style:text-underline-mode="continuous"/>
    </style:style>
    <style:style style:name="T5110" style:parent-style-name="Domyślnaczcionkaakapitu" style:family="text">
      <style:text-properties style:text-underline-type="single" style:text-underline-style="solid" style:text-underline-width="auto" style:text-underline-mode="continuous"/>
    </style:style>
    <style:style style:name="T5111" style:parent-style-name="Domyślnaczcionkaakapitu" style:family="text">
      <style:text-properties fo:background-color="#80FFFF" style:text-underline-type="single" style:text-underline-style="solid" style:text-underline-width="auto" style:text-underline-mode="continuous"/>
    </style:style>
    <style:style style:name="T5112" style:parent-style-name="Domyślnaczcionkaakapitu" style:family="text">
      <style:text-properties style:text-underline-type="single" style:text-underline-style="solid" style:text-underline-width="auto" style:text-underline-mode="continuous"/>
    </style:style>
    <style:style style:name="T5113" style:parent-style-name="Domyślnaczcionkaakapitu" style:family="text">
      <style:text-properties fo:background-color="#80FFFF" style:text-underline-type="single" style:text-underline-style="solid" style:text-underline-width="auto" style:text-underline-mode="continuous"/>
    </style:style>
    <style:style style:name="T5114" style:parent-style-name="Domyślnaczcionkaakapitu" style:family="text">
      <style:text-properties style:text-underline-type="single" style:text-underline-style="solid" style:text-underline-width="auto" style:text-underline-mode="continuous"/>
    </style:style>
    <style:style style:name="P5115" style:parent-style-name="Normalny" style:family="paragraph">
      <style:paragraph-properties fo:text-align="justify" fo:line-height="150%" fo:text-indent="0.2479in"/>
    </style:style>
    <style:style style:name="P5116" style:parent-style-name="Normalny" style:family="paragraph">
      <style:paragraph-properties fo:text-align="justify" fo:line-height="150%"/>
    </style:style>
    <style:style style:name="T5117" style:parent-style-name="Domyślnaczcionkaakapitu" style:family="text">
      <style:text-properties fo:background-color="#80FFFF" style:text-underline-type="single" style:text-underline-style="solid" style:text-underline-width="auto" style:text-underline-mode="continuous"/>
    </style:style>
    <style:style style:name="T5118" style:parent-style-name="Domyślnaczcionkaakapitu" style:family="text">
      <style:text-properties style:text-underline-type="single" style:text-underline-style="solid" style:text-underline-width="auto" style:text-underline-mode="continuous"/>
    </style:style>
    <style:style style:name="T5119" style:parent-style-name="Domyślnaczcionkaakapitu" style:family="text">
      <style:text-properties fo:background-color="#80FFFF" style:text-underline-type="single" style:text-underline-style="solid" style:text-underline-width="auto" style:text-underline-mode="continuous"/>
    </style:style>
    <style:style style:name="T5120" style:parent-style-name="Domyślnaczcionkaakapitu" style:family="text">
      <style:text-properties style:text-underline-type="single" style:text-underline-style="solid" style:text-underline-width="auto" style:text-underline-mode="continuous"/>
    </style:style>
    <style:style style:name="P5121" style:parent-style-name="Normalny" style:family="paragraph">
      <style:paragraph-properties fo:text-align="justify" fo:line-height="150%" fo:text-indent="0.2479in"/>
    </style:style>
    <style:style style:name="T5122" style:parent-style-name="Domyślnaczcionkaakapitu" style:family="text">
      <style:text-properties fo:background-color="#80FFFF"/>
    </style:style>
    <style:style style:name="T5123" style:parent-style-name="Domyślnaczcionkaakapitu" style:family="text">
      <style:text-properties fo:background-color="#80FFFF"/>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P5129" style:parent-style-name="Normalny" style:family="paragraph">
      <style:paragraph-properties fo:text-align="justify" fo:line-height="150%" fo:text-indent="0.2479in"/>
    </style:style>
    <style:style style:name="P5130" style:parent-style-name="Normalny" style:family="paragraph">
      <style:paragraph-properties fo:text-align="justify" fo:line-height="150%"/>
    </style:style>
    <style:style style:name="T5131" style:parent-style-name="Domyślnaczcionkaakapitu" style:family="text">
      <style:text-properties fo:background-color="#80FFFF" style:text-underline-type="single" style:text-underline-style="solid" style:text-underline-width="auto" style:text-underline-mode="continuous"/>
    </style:style>
    <style:style style:name="T5132" style:parent-style-name="Domyślnaczcionkaakapitu" style:family="text">
      <style:text-properties style:text-underline-type="single" style:text-underline-style="solid" style:text-underline-width="auto" style:text-underline-mode="continuous"/>
    </style:style>
    <style:style style:name="T5133" style:parent-style-name="Domyślnaczcionkaakapitu" style:family="text">
      <style:text-properties fo:background-color="#80FFFF" style:text-underline-type="single" style:text-underline-style="solid" style:text-underline-width="auto" style:text-underline-mode="continuous"/>
    </style:style>
    <style:style style:name="T5134" style:parent-style-name="Domyślnaczcionkaakapitu" style:family="text">
      <style:text-properties style:text-underline-type="single" style:text-underline-style="solid" style:text-underline-width="auto" style:text-underline-mode="continuous"/>
    </style:style>
    <style:style style:name="T5135" style:parent-style-name="Domyślnaczcionkaakapitu" style:family="text">
      <style:text-properties fo:background-color="#80FFFF" style:text-underline-type="single" style:text-underline-style="solid" style:text-underline-width="auto" style:text-underline-mode="continuous"/>
    </style:style>
    <style:style style:name="T5136" style:parent-style-name="Domyślnaczcionkaakapitu" style:family="text">
      <style:text-properties style:text-underline-type="single" style:text-underline-style="solid" style:text-underline-width="auto" style:text-underline-mode="continuous"/>
    </style:style>
    <style:style style:name="T5137" style:parent-style-name="Domyślnaczcionkaakapitu" style:family="text">
      <style:text-properties fo:background-color="#80FFFF" style:text-underline-type="single" style:text-underline-style="solid" style:text-underline-width="auto" style:text-underline-mode="continuous"/>
    </style:style>
    <style:style style:name="T5138" style:parent-style-name="Domyślnaczcionkaakapitu" style:family="text">
      <style:text-properties style:text-underline-type="single" style:text-underline-style="solid" style:text-underline-width="auto" style:text-underline-mode="continuous"/>
    </style:style>
    <style:style style:name="P5139" style:parent-style-name="Normalny" style:family="paragraph">
      <style:paragraph-properties fo:text-align="justify" fo:line-height="150%" fo:text-indent="0.2479in"/>
    </style:style>
    <style:style style:name="P5140" style:parent-style-name="Normalny" style:family="paragraph">
      <style:paragraph-properties fo:text-align="justify" fo:line-height="150%" fo:text-indent="0.2479in"/>
    </style:style>
    <style:style style:name="P5141" style:parent-style-name="Normalny" style:family="paragraph">
      <style:paragraph-properties fo:text-align="justify" fo:line-height="150%"/>
    </style:style>
    <style:style style:name="T5142" style:parent-style-name="Domyślnaczcionkaakapitu" style:family="text">
      <style:text-properties fo:background-color="#80FFFF" style:text-underline-type="single" style:text-underline-style="solid" style:text-underline-width="auto" style:text-underline-mode="continuous"/>
    </style:style>
    <style:style style:name="T5143" style:parent-style-name="Domyślnaczcionkaakapitu" style:family="text">
      <style:text-properties style:text-underline-type="single" style:text-underline-style="solid" style:text-underline-width="auto" style:text-underline-mode="continuous"/>
    </style:style>
    <style:style style:name="P5144" style:parent-style-name="Normalny" style:family="paragraph">
      <style:paragraph-properties fo:text-align="justify" fo:line-height="150%" fo:text-indent="0.2479in"/>
    </style:style>
    <style:style style:name="T5145" style:parent-style-name="Domyślnaczcionkaakapitu" style:family="text">
      <style:text-properties fo:background-color="#80FFFF"/>
    </style:style>
    <style:style style:name="P5146" style:parent-style-name="Normalny" style:family="paragraph">
      <style:paragraph-properties fo:text-align="justify" fo:line-height="150%"/>
    </style:style>
    <style:style style:name="T5147" style:parent-style-name="Domyślnaczcionkaakapitu" style:family="text">
      <style:text-properties fo:background-color="#80FFFF" style:text-underline-type="single" style:text-underline-style="solid" style:text-underline-width="auto" style:text-underline-mode="continuous"/>
    </style:style>
    <style:style style:name="T5148" style:parent-style-name="Domyślnaczcionkaakapitu" style:family="text">
      <style:text-properties style:text-underline-type="single" style:text-underline-style="solid" style:text-underline-width="auto" style:text-underline-mode="continuous"/>
    </style:style>
    <style:style style:name="T5149" style:parent-style-name="Domyślnaczcionkaakapitu" style:family="text">
      <style:text-properties fo:background-color="#80FFFF" style:text-underline-type="single" style:text-underline-style="solid" style:text-underline-width="auto" style:text-underline-mode="continuous"/>
    </style:style>
    <style:style style:name="T5150" style:parent-style-name="Domyślnaczcionkaakapitu" style:family="text">
      <style:text-properties style:text-underline-type="single" style:text-underline-style="solid" style:text-underline-width="auto" style:text-underline-mode="continuous"/>
    </style:style>
    <style:style style:name="T5151" style:parent-style-name="Domyślnaczcionkaakapitu" style:family="text">
      <style:text-properties fo:background-color="#80FFFF" style:text-underline-type="single" style:text-underline-style="solid" style:text-underline-width="auto" style:text-underline-mode="continuous"/>
    </style:style>
    <style:style style:name="T5152" style:parent-style-name="Domyślnaczcionkaakapitu" style:family="text">
      <style:text-properties style:text-underline-type="single" style:text-underline-style="solid" style:text-underline-width="auto" style:text-underline-mode="continuous"/>
    </style:style>
    <style:style style:name="T5153" style:parent-style-name="Domyślnaczcionkaakapitu" style:family="text">
      <style:text-properties fo:background-color="#80FFFF" style:text-underline-type="single" style:text-underline-style="solid" style:text-underline-width="auto" style:text-underline-mode="continuous"/>
    </style:style>
    <style:style style:name="T5154" style:parent-style-name="Domyślnaczcionkaakapitu" style:family="text">
      <style:text-properties style:text-underline-type="single" style:text-underline-style="solid" style:text-underline-width="auto" style:text-underline-mode="continuous"/>
    </style:style>
    <style:style style:name="P5155" style:parent-style-name="Normalny" style:family="paragraph">
      <style:paragraph-properties fo:text-align="justify" fo:line-height="150%" fo:text-indent="0.2479in"/>
    </style:style>
    <style:style style:name="T5156" style:parent-style-name="Domyślnaczcionkaakapitu" style:family="text">
      <style:text-properties fo:background-color="#80FFFF"/>
    </style:style>
    <style:style style:name="P5157" style:parent-style-name="Normalny" style:family="paragraph">
      <style:paragraph-properties fo:text-align="justify" fo:line-height="150%"/>
    </style:style>
    <style:style style:name="T5158" style:parent-style-name="Domyślnaczcionkaakapitu" style:family="text">
      <style:text-properties style:text-underline-type="single" style:text-underline-style="solid" style:text-underline-width="auto" style:text-underline-mode="continuous"/>
    </style:style>
    <style:style style:name="P5159" style:parent-style-name="Normalny" style:family="paragraph">
      <style:paragraph-properties fo:text-align="justify" fo:line-height="150%" fo:text-indent="0.2479in"/>
    </style:style>
    <style:style style:name="T5160" style:parent-style-name="Domyślnaczcionkaakapitu" style:family="text">
      <style:text-properties fo:background-color="#80FFFF"/>
    </style:style>
    <style:style style:name="P5161" style:parent-style-name="Normalny" style:family="paragraph">
      <style:paragraph-properties fo:text-align="justify" fo:line-height="150%" fo:text-indent="0.2479in"/>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P5165" style:parent-style-name="Normalny" style:family="paragraph">
      <style:paragraph-properties fo:text-align="justify" fo:line-height="150%"/>
    </style:style>
    <style:style style:name="T5166" style:parent-style-name="Domyślnaczcionkaakapitu" style:family="text">
      <style:text-properties fo:background-color="#80FFFF" style:text-underline-type="single" style:text-underline-style="solid" style:text-underline-width="auto" style:text-underline-mode="continuous"/>
    </style:style>
    <style:style style:name="T5167" style:parent-style-name="Domyślnaczcionkaakapitu" style:family="text">
      <style:text-properties style:text-underline-type="single" style:text-underline-style="solid" style:text-underline-width="auto" style:text-underline-mode="continuous"/>
    </style:style>
    <style:style style:name="T5168" style:parent-style-name="Domyślnaczcionkaakapitu" style:family="text">
      <style:text-properties fo:background-color="#80FFFF" style:text-underline-type="single" style:text-underline-style="solid" style:text-underline-width="auto" style:text-underline-mode="continuous"/>
    </style:style>
    <style:style style:name="T5169" style:parent-style-name="Domyślnaczcionkaakapitu" style:family="text">
      <style:text-properties style:text-underline-type="single" style:text-underline-style="solid" style:text-underline-width="auto" style:text-underline-mode="continuous"/>
    </style:style>
    <style:style style:name="T5170" style:parent-style-name="Domyślnaczcionkaakapitu" style:family="text">
      <style:text-properties fo:background-color="#80FFFF" style:text-underline-type="single" style:text-underline-style="solid" style:text-underline-width="auto" style:text-underline-mode="continuous"/>
    </style:style>
    <style:style style:name="T5171" style:parent-style-name="Domyślnaczcionkaakapitu" style:family="text">
      <style:text-properties style:text-underline-type="single" style:text-underline-style="solid" style:text-underline-width="auto" style:text-underline-mode="continuous"/>
    </style:style>
    <style:style style:name="T5172" style:parent-style-name="Domyślnaczcionkaakapitu" style:family="text">
      <style:text-properties fo:background-color="#80FFFF" style:text-underline-type="single" style:text-underline-style="solid" style:text-underline-width="auto" style:text-underline-mode="continuous"/>
    </style:style>
    <style:style style:name="T5173" style:parent-style-name="Domyślnaczcionkaakapitu" style:family="text">
      <style:text-properties style:text-underline-type="single" style:text-underline-style="solid" style:text-underline-width="auto" style:text-underline-mode="continuous"/>
    </style:style>
    <style:style style:name="P5174" style:parent-style-name="Normalny" style:family="paragraph">
      <style:paragraph-properties fo:text-align="justify" fo:line-height="150%" fo:text-indent="0.2479in"/>
    </style:style>
    <style:style style:name="T5175" style:parent-style-name="Domyślnaczcionkaakapitu" style:family="text">
      <style:text-properties fo:background-color="#80FFFF"/>
    </style:style>
    <style:style style:name="P5176" style:parent-style-name="Normalny" style:family="paragraph">
      <style:paragraph-properties fo:text-align="justify" fo:line-height="150%"/>
    </style:style>
    <style:style style:name="T5177" style:parent-style-name="Domyślnaczcionkaakapitu" style:family="text">
      <style:text-properties style:text-underline-type="single" style:text-underline-style="solid" style:text-underline-width="auto" style:text-underline-mode="continuous"/>
    </style:style>
    <style:style style:name="T5178" style:parent-style-name="Domyślnaczcionkaakapitu" style:family="text">
      <style:text-properties fo:background-color="#80FFFF" style:text-underline-type="single" style:text-underline-style="solid" style:text-underline-width="auto" style:text-underline-mode="continuous"/>
    </style:style>
    <style:style style:name="T5179" style:parent-style-name="Domyślnaczcionkaakapitu" style:family="text">
      <style:text-properties style:text-underline-type="single" style:text-underline-style="solid" style:text-underline-width="auto" style:text-underline-mode="continuous"/>
    </style:style>
    <style:style style:name="T5180" style:parent-style-name="Domyślnaczcionkaakapitu" style:family="text">
      <style:text-properties fo:background-color="#80FFFF" style:text-underline-type="single" style:text-underline-style="solid" style:text-underline-width="auto" style:text-underline-mode="continuous"/>
    </style:style>
    <style:style style:name="T5181" style:parent-style-name="Domyślnaczcionkaakapitu" style:family="text">
      <style:text-properties style:text-underline-type="single" style:text-underline-style="solid" style:text-underline-width="auto" style:text-underline-mode="continuous"/>
    </style:style>
    <style:style style:name="P5182" style:parent-style-name="Normalny" style:family="paragraph">
      <style:paragraph-properties fo:text-align="justify" fo:line-height="150%" fo:text-indent="0.2479in"/>
    </style:style>
    <style:style style:name="T5183" style:parent-style-name="Domyślnaczcionkaakapitu" style:family="text">
      <style:text-properties fo:background-color="#80FFFF"/>
    </style:style>
    <style:style style:name="T5184" style:parent-style-name="Domyślnaczcionkaakapitu" style:family="text">
      <style:text-properties fo:background-color="#80FFFF"/>
    </style:style>
    <style:style style:name="P5185" style:parent-style-name="Normalny" style:family="paragraph">
      <style:paragraph-properties fo:text-align="justify" fo:line-height="150%" fo:text-indent="0.2479in"/>
    </style:style>
    <style:style style:name="T5186" style:parent-style-name="Domyślnaczcionkaakapitu" style:family="text">
      <style:text-properties fo:background-color="#80FFFF"/>
    </style:style>
    <style:style style:name="T5187" style:parent-style-name="Domyślnaczcionkaakapitu" style:family="text">
      <style:text-properties fo:background-color="#80FFFF"/>
    </style:style>
    <style:style style:name="P5188" style:parent-style-name="Normalny" style:family="paragraph">
      <style:paragraph-properties fo:text-align="justify" fo:line-height="150%"/>
    </style:style>
    <style:style style:name="T5189" style:parent-style-name="Domyślnaczcionkaakapitu" style:family="text">
      <style:text-properties fo:background-color="#80FFFF" style:text-underline-type="single" style:text-underline-style="solid" style:text-underline-width="auto" style:text-underline-mode="continuous"/>
    </style:style>
    <style:style style:name="T5190" style:parent-style-name="Domyślnaczcionkaakapitu" style:family="text">
      <style:text-properties style:text-underline-type="single" style:text-underline-style="solid" style:text-underline-width="auto" style:text-underline-mode="continuous"/>
    </style:style>
    <style:style style:name="T5191" style:parent-style-name="Domyślnaczcionkaakapitu" style:family="text">
      <style:text-properties fo:background-color="#80FFFF" style:text-underline-type="single" style:text-underline-style="solid" style:text-underline-width="auto" style:text-underline-mode="continuous"/>
    </style:style>
    <style:style style:name="T5192" style:parent-style-name="Domyślnaczcionkaakapitu" style:family="text">
      <style:text-properties style:text-underline-type="single" style:text-underline-style="solid" style:text-underline-width="auto" style:text-underline-mode="continuous"/>
    </style:style>
    <style:style style:name="T5193" style:parent-style-name="Domyślnaczcionkaakapitu" style:family="text">
      <style:text-properties fo:background-color="#80FFFF" style:text-underline-type="single" style:text-underline-style="solid" style:text-underline-width="auto" style:text-underline-mode="continuous"/>
    </style:style>
    <style:style style:name="T5194" style:parent-style-name="Domyślnaczcionkaakapitu" style:family="text">
      <style:text-properties style:text-underline-type="single" style:text-underline-style="solid" style:text-underline-width="auto" style:text-underline-mode="continuous"/>
    </style:style>
    <style:style style:name="P5195" style:parent-style-name="Normalny" style:family="paragraph">
      <style:paragraph-properties fo:text-align="justify" fo:line-height="150%" fo:text-indent="0.2479in"/>
    </style:style>
    <style:style style:name="T5196" style:parent-style-name="Domyślnaczcionkaakapitu" style:family="text">
      <style:text-properties fo:background-color="#80FFFF"/>
    </style:style>
    <style:style style:name="P5197" style:parent-style-name="Normalny" style:family="paragraph">
      <style:paragraph-properties fo:text-align="justify" fo:line-height="150%"/>
    </style:style>
    <style:style style:name="T5198" style:parent-style-name="Domyślnaczcionkaakapitu" style:family="text">
      <style:text-properties fo:background-color="#80FFFF" style:text-underline-type="single" style:text-underline-style="solid" style:text-underline-width="auto" style:text-underline-mode="continuous"/>
    </style:style>
    <style:style style:name="T5199" style:parent-style-name="Domyślnaczcionkaakapitu" style:family="text">
      <style:text-properties style:text-underline-type="single" style:text-underline-style="solid" style:text-underline-width="auto" style:text-underline-mode="continuous"/>
    </style:style>
    <style:style style:name="T5200" style:parent-style-name="Domyślnaczcionkaakapitu" style:family="text">
      <style:text-properties fo:background-color="#80FFFF" style:text-underline-type="single" style:text-underline-style="solid" style:text-underline-width="auto" style:text-underline-mode="continuous"/>
    </style:style>
    <style:style style:name="T5201" style:parent-style-name="Domyślnaczcionkaakapitu" style:family="text">
      <style:text-properties style:text-underline-type="single" style:text-underline-style="solid" style:text-underline-width="auto" style:text-underline-mode="continuous"/>
    </style:style>
    <style:style style:name="T5202" style:parent-style-name="Domyślnaczcionkaakapitu" style:family="text">
      <style:text-properties fo:background-color="#80FFFF" style:text-underline-type="single" style:text-underline-style="solid" style:text-underline-width="auto" style:text-underline-mode="continuous"/>
    </style:style>
    <style:style style:name="T5203" style:parent-style-name="Domyślnaczcionkaakapitu" style:family="text">
      <style:text-properties style:text-underline-type="single" style:text-underline-style="solid" style:text-underline-width="auto" style:text-underline-mode="continuous"/>
    </style:style>
    <style:style style:name="T5204" style:parent-style-name="Domyślnaczcionkaakapitu" style:family="text">
      <style:text-properties fo:background-color="#80FFFF" style:text-underline-type="single" style:text-underline-style="solid" style:text-underline-width="auto" style:text-underline-mode="continuous"/>
    </style:style>
    <style:style style:name="T5205" style:parent-style-name="Domyślnaczcionkaakapitu" style:family="text">
      <style:text-properties style:text-underline-type="single" style:text-underline-style="solid" style:text-underline-width="auto" style:text-underline-mode="continuous"/>
    </style:style>
    <style:style style:name="P5206" style:parent-style-name="Normalny" style:family="paragraph">
      <style:paragraph-properties fo:text-align="justify" fo:line-height="150%" fo:text-indent="0.2479in"/>
    </style:style>
    <style:style style:name="T5207" style:parent-style-name="Domyślnaczcionkaakapitu" style:family="text">
      <style:text-properties fo:background-color="#80FFFF"/>
    </style:style>
    <style:style style:name="T5208" style:parent-style-name="Domyślnaczcionkaakapitu" style:family="text">
      <style:text-properties fo:background-color="#80FFFF"/>
    </style:style>
    <style:style style:name="T5209" style:parent-style-name="Domyślnaczcionkaakapitu" style:family="text">
      <style:text-properties fo:background-color="#80FFFF"/>
    </style:style>
    <style:style style:name="P5210" style:parent-style-name="Normalny" style:family="paragraph">
      <style:paragraph-properties fo:text-align="justify" fo:line-height="150%"/>
    </style:style>
    <style:style style:name="T5211" style:parent-style-name="Domyślnaczcionkaakapitu" style:family="text">
      <style:text-properties fo:background-color="#80FFFF" style:text-underline-type="single" style:text-underline-style="solid" style:text-underline-width="auto" style:text-underline-mode="continuous"/>
    </style:style>
    <style:style style:name="T5212" style:parent-style-name="Domyślnaczcionkaakapitu" style:family="text">
      <style:text-properties style:text-underline-type="single" style:text-underline-style="solid" style:text-underline-width="auto" style:text-underline-mode="continuous"/>
    </style:style>
    <style:style style:name="T5213" style:parent-style-name="Domyślnaczcionkaakapitu" style:family="text">
      <style:text-properties fo:background-color="#80FFFF" style:text-underline-type="single" style:text-underline-style="solid" style:text-underline-width="auto" style:text-underline-mode="continuous"/>
    </style:style>
    <style:style style:name="T5214" style:parent-style-name="Domyślnaczcionkaakapitu" style:family="text">
      <style:text-properties style:text-underline-type="single" style:text-underline-style="solid" style:text-underline-width="auto" style:text-underline-mode="continuous"/>
    </style:style>
    <style:style style:name="T5215" style:parent-style-name="Domyślnaczcionkaakapitu" style:family="text">
      <style:text-properties fo:background-color="#80FFFF" style:text-underline-type="single" style:text-underline-style="solid" style:text-underline-width="auto" style:text-underline-mode="continuous"/>
    </style:style>
    <style:style style:name="T5216" style:parent-style-name="Domyślnaczcionkaakapitu" style:family="text">
      <style:text-properties style:text-underline-type="single" style:text-underline-style="solid" style:text-underline-width="auto" style:text-underline-mode="continuous"/>
    </style:style>
    <style:style style:name="P5217" style:parent-style-name="Normalny" style:family="paragraph">
      <style:paragraph-properties fo:text-align="justify" fo:line-height="150%" fo:text-indent="0.2479in"/>
    </style:style>
    <style:style style:name="T5218" style:parent-style-name="Domyślnaczcionkaakapitu" style:family="text">
      <style:text-properties fo:background-color="#80FFFF"/>
    </style:style>
    <style:style style:name="T5219" style:parent-style-name="Domyślnaczcionkaakapitu" style:family="text">
      <style:text-properties fo:background-color="#80FFFF"/>
    </style:style>
    <style:style style:name="T5220" style:parent-style-name="Domyślnaczcionkaakapitu" style:family="text">
      <style:text-properties fo:background-color="#80FFFF"/>
    </style:style>
    <style:style style:name="T5221" style:parent-style-name="Domyślnaczcionkaakapitu" style:family="text">
      <style:text-properties fo:background-color="#80FFFF"/>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T5225" style:parent-style-name="Domyślnaczcionkaakapitu" style:family="text">
      <style:text-properties fo:background-color="#80FFFF"/>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T5228" style:parent-style-name="Domyślnaczcionkaakapitu" style:family="text">
      <style:text-properties fo:background-color="#80FFFF"/>
    </style:style>
    <style:style style:name="T5229" style:parent-style-name="Domyślnaczcionkaakapitu" style:family="text">
      <style:text-properties fo:background-color="#80FFFF"/>
    </style:style>
    <style:style style:name="T5230" style:parent-style-name="Domyślnaczcionkaakapitu" style:family="text">
      <style:text-properties fo:background-color="#80FFFF"/>
    </style:style>
    <style:style style:name="T5231" style:parent-style-name="Domyślnaczcionkaakapitu" style:family="text">
      <style:text-properties fo:background-color="#80FFFF"/>
    </style:style>
    <style:style style:name="T5232" style:parent-style-name="Domyślnaczcionkaakapitu" style:family="text">
      <style:text-properties fo:background-color="#80FFFF"/>
    </style:style>
    <style:style style:name="T5233" style:parent-style-name="Domyślnaczcionkaakapitu" style:family="text">
      <style:text-properties fo:background-color="#80FFFF"/>
    </style:style>
    <style:style style:name="T5234" style:parent-style-name="Domyślnaczcionkaakapitu" style:family="text">
      <style:text-properties fo:background-color="#80FFFF"/>
    </style:style>
    <style:style style:name="T5235" style:parent-style-name="Domyślnaczcionkaakapitu" style:family="text">
      <style:text-properties fo:background-color="#80FFFF"/>
    </style:style>
    <style:style style:name="T5236" style:parent-style-name="Domyślnaczcionkaakapitu" style:family="text">
      <style:text-properties fo:background-color="#80FFFF"/>
    </style:style>
    <style:style style:name="T5237" style:parent-style-name="Domyślnaczcionkaakapitu" style:family="text">
      <style:text-properties fo:background-color="#80FFFF"/>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T5240" style:parent-style-name="Domyślnaczcionkaakapitu" style:family="text">
      <style:text-properties fo:background-color="#80FFFF"/>
    </style:style>
    <style:style style:name="T5241" style:parent-style-name="Domyślnaczcionkaakapitu" style:family="text">
      <style:text-properties fo:background-color="#80FFFF"/>
    </style:style>
    <style:style style:name="T5242" style:parent-style-name="Domyślnaczcionkaakapitu" style:family="text">
      <style:text-properties fo:background-color="#80FFFF"/>
    </style:style>
    <style:style style:name="T5243" style:parent-style-name="Domyślnaczcionkaakapitu" style:family="text">
      <style:text-properties fo:background-color="#80FFFF"/>
    </style:style>
    <style:style style:name="T5244" style:parent-style-name="Domyślnaczcionkaakapitu" style:family="text">
      <style:text-properties fo:background-color="#80FFFF"/>
    </style:style>
    <style:style style:name="P5245" style:parent-style-name="Normalny" style:family="paragraph">
      <style:paragraph-properties fo:text-align="justify" fo:line-height="150%" fo:text-indent="0.2479in"/>
    </style:style>
    <style:style style:name="P5246" style:parent-style-name="Normalny" style:family="paragraph">
      <style:paragraph-properties fo:text-align="justify" fo:line-height="150%"/>
    </style:style>
    <style:style style:name="T5247" style:parent-style-name="Domyślnaczcionkaakapitu" style:family="text">
      <style:text-properties fo:background-color="#80FFFF" style:text-underline-type="single" style:text-underline-style="solid" style:text-underline-width="auto" style:text-underline-mode="continuous"/>
    </style:style>
    <style:style style:name="T5248" style:parent-style-name="Domyślnaczcionkaakapitu" style:family="text">
      <style:text-properties style:text-underline-type="single" style:text-underline-style="solid" style:text-underline-width="auto" style:text-underline-mode="continuous"/>
    </style:style>
    <style:style style:name="T5249" style:parent-style-name="Domyślnaczcionkaakapitu" style:family="text">
      <style:text-properties fo:background-color="#80FFFF" style:text-underline-type="single" style:text-underline-style="solid" style:text-underline-width="auto" style:text-underline-mode="continuous"/>
    </style:style>
    <style:style style:name="T5250" style:parent-style-name="Domyślnaczcionkaakapitu" style:family="text">
      <style:text-properties style:text-underline-type="single" style:text-underline-style="solid" style:text-underline-width="auto" style:text-underline-mode="continuous"/>
    </style:style>
    <style:style style:name="T5251" style:parent-style-name="Domyślnaczcionkaakapitu" style:family="text">
      <style:text-properties fo:background-color="#80FFFF" style:text-underline-type="single" style:text-underline-style="solid" style:text-underline-width="auto" style:text-underline-mode="continuous"/>
    </style:style>
    <style:style style:name="T5252" style:parent-style-name="Domyślnaczcionkaakapitu" style:family="text">
      <style:text-properties style:text-underline-type="single" style:text-underline-style="solid" style:text-underline-width="auto" style:text-underline-mode="continuous"/>
    </style:style>
    <style:style style:name="T5253" style:parent-style-name="Domyślnaczcionkaakapitu" style:family="text">
      <style:text-properties fo:background-color="#80FFFF" style:text-underline-type="single" style:text-underline-style="solid" style:text-underline-width="auto" style:text-underline-mode="continuous"/>
    </style:style>
    <style:style style:name="T5254" style:parent-style-name="Domyślnaczcionkaakapitu" style:family="text">
      <style:text-properties style:text-underline-type="single" style:text-underline-style="solid" style:text-underline-width="auto" style:text-underline-mode="continuous"/>
    </style:style>
    <style:style style:name="P5255" style:parent-style-name="Normalny" style:family="paragraph">
      <style:paragraph-properties fo:text-align="justify" fo:line-height="150%" fo:text-indent="0.2479in"/>
    </style:style>
    <style:style style:name="P5256" style:parent-style-name="Normalny" style:family="paragraph">
      <style:paragraph-properties fo:text-align="justify" fo:line-height="150%"/>
    </style:style>
    <style:style style:name="T5257" style:parent-style-name="Domyślnaczcionkaakapitu" style:family="text">
      <style:text-properties style:text-underline-type="single" style:text-underline-style="solid" style:text-underline-width="auto" style:text-underline-mode="continuous"/>
    </style:style>
    <style:style style:name="P5258" style:parent-style-name="Normalny" style:family="paragraph">
      <style:paragraph-properties fo:text-align="justify" fo:line-height="150%" fo:text-indent="0.2479in"/>
    </style:style>
    <style:style style:name="T5259" style:parent-style-name="Domyślnaczcionkaakapitu" style:family="text">
      <style:text-properties fo:background-color="#80FFFF"/>
    </style:style>
    <style:style style:name="T5260" style:parent-style-name="Domyślnaczcionkaakapitu" style:family="text">
      <style:text-properties fo:background-color="#80FFFF"/>
    </style:style>
    <style:style style:name="T5261" style:parent-style-name="Domyślnaczcionkaakapitu" style:family="text">
      <style:text-properties fo:background-color="#80FFFF"/>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T5265" style:parent-style-name="Domyślnaczcionkaakapitu" style:family="text">
      <style:text-properties fo:background-color="#80FFFF"/>
    </style:style>
    <style:style style:name="P5266" style:parent-style-name="Normalny" style:family="paragraph">
      <style:paragraph-properties fo:text-align="justify" fo:line-height="150%" fo:text-indent="0.2479in"/>
    </style:style>
    <style:style style:name="T5267" style:parent-style-name="Domyślnaczcionkaakapitu" style:family="text">
      <style:text-properties fo:background-color="#80FFFF"/>
    </style:style>
    <style:style style:name="T5268" style:parent-style-name="Domyślnaczcionkaakapitu" style:family="text">
      <style:text-properties fo:background-color="#80FFFF"/>
    </style:style>
    <style:style style:name="T5269" style:parent-style-name="Domyślnaczcionkaakapitu" style:family="text">
      <style:text-properties fo:background-color="#80FFFF"/>
    </style:style>
    <style:style style:name="T5270" style:parent-style-name="Domyślnaczcionkaakapitu" style:family="text">
      <style:text-properties fo:background-color="#80FFFF"/>
    </style:style>
    <style:style style:name="T5271" style:parent-style-name="Domyślnaczcionkaakapitu" style:family="text">
      <style:text-properties fo:background-color="#80FFFF"/>
    </style:style>
    <style:style style:name="T5272" style:parent-style-name="Domyślnaczcionkaakapitu" style:family="text">
      <style:text-properties fo:background-color="#80FFFF"/>
    </style:style>
    <style:style style:name="P5273" style:parent-style-name="Normalny" style:family="paragraph">
      <style:paragraph-properties fo:text-align="justify" fo:line-height="150%" fo:text-indent="0.2479in"/>
    </style:style>
    <style:style style:name="T5274" style:parent-style-name="Domyślnaczcionkaakapitu" style:family="text">
      <style:text-properties fo:background-color="#80FFFF"/>
    </style:style>
    <style:style style:name="T5275" style:parent-style-name="Domyślnaczcionkaakapitu" style:family="text">
      <style:text-properties fo:background-color="#80FFFF"/>
    </style:style>
    <style:style style:name="T5276" style:parent-style-name="Domyślnaczcionkaakapitu" style:family="text">
      <style:text-properties fo:background-color="#80FFFF"/>
    </style:style>
    <style:style style:name="T5277" style:parent-style-name="Domyślnaczcionkaakapitu" style:family="text">
      <style:text-properties fo:background-color="#80FFFF"/>
    </style:style>
    <style:style style:name="T5278" style:parent-style-name="Domyślnaczcionkaakapitu" style:family="text">
      <style:text-properties fo:background-color="#80FFFF"/>
    </style:style>
    <style:style style:name="T5279" style:parent-style-name="Domyślnaczcionkaakapitu" style:family="text">
      <style:text-properties fo:background-color="#80FFFF"/>
    </style:style>
    <style:style style:name="T5280" style:parent-style-name="Domyślnaczcionkaakapitu" style:family="text">
      <style:text-properties fo:background-color="#80FFFF"/>
    </style:style>
    <style:style style:name="T5281" style:parent-style-name="Domyślnaczcionkaakapitu" style:family="text">
      <style:text-properties fo:background-color="#80FFFF"/>
    </style:style>
    <style:style style:name="T5282" style:parent-style-name="Domyślnaczcionkaakapitu" style:family="text">
      <style:text-properties fo:background-color="#80FFFF"/>
    </style:style>
    <style:style style:name="T5283" style:parent-style-name="Domyślnaczcionkaakapitu" style:family="text">
      <style:text-properties fo:background-color="#80FFFF"/>
    </style:style>
    <style:style style:name="T5284" style:parent-style-name="Domyślnaczcionkaakapitu" style:family="text">
      <style:text-properties fo:background-color="#80FFFF"/>
    </style:style>
    <style:style style:name="T5285" style:parent-style-name="Domyślnaczcionkaakapitu" style:family="text">
      <style:text-properties fo:background-color="#80FFFF"/>
    </style:style>
    <style:style style:name="T5286" style:parent-style-name="Domyślnaczcionkaakapitu" style:family="text">
      <style:text-properties fo:background-color="#80FFFF"/>
    </style:style>
    <style:style style:name="T5287" style:parent-style-name="Domyślnaczcionkaakapitu" style:family="text">
      <style:text-properties fo:background-color="#80FFFF"/>
    </style:style>
    <style:style style:name="T5288" style:parent-style-name="Domyślnaczcionkaakapitu" style:family="text">
      <style:text-properties fo:background-color="#80FFFF"/>
    </style:style>
    <style:style style:name="T5289" style:parent-style-name="Domyślnaczcionkaakapitu" style:family="text">
      <style:text-properties fo:background-color="#80FFFF"/>
    </style:style>
    <style:style style:name="T5290" style:parent-style-name="Domyślnaczcionkaakapitu" style:family="text">
      <style:text-properties fo:background-color="#80FFFF"/>
    </style:style>
    <style:style style:name="P5291" style:parent-style-name="Normalny" style:family="paragraph">
      <style:paragraph-properties fo:text-align="justify" fo:line-height="150%" fo:text-indent="0.2479in"/>
    </style:style>
    <style:style style:name="T5292" style:parent-style-name="Domyślnaczcionkaakapitu" style:family="text">
      <style:text-properties fo:background-color="#80FFFF"/>
    </style:style>
    <style:style style:name="T5293" style:parent-style-name="Domyślnaczcionkaakapitu" style:family="text">
      <style:text-properties fo:background-color="#80FFFF"/>
    </style:style>
    <style:style style:name="P5294" style:parent-style-name="Normalny" style:family="paragraph">
      <style:paragraph-properties fo:text-align="justify" fo:line-height="150%"/>
    </style:style>
    <style:style style:name="T5295" style:parent-style-name="Domyślnaczcionkaakapitu" style:family="text">
      <style:text-properties fo:background-color="#80FFFF" style:text-underline-type="single" style:text-underline-style="solid" style:text-underline-width="auto" style:text-underline-mode="continuous"/>
    </style:style>
    <style:style style:name="T5296" style:parent-style-name="Domyślnaczcionkaakapitu" style:family="text">
      <style:text-properties style:text-underline-type="single" style:text-underline-style="solid" style:text-underline-width="auto" style:text-underline-mode="continuous"/>
    </style:style>
    <style:style style:name="T5297" style:parent-style-name="Domyślnaczcionkaakapitu" style:family="text">
      <style:text-properties fo:background-color="#80FFFF" style:text-underline-type="single" style:text-underline-style="solid" style:text-underline-width="auto" style:text-underline-mode="continuous"/>
    </style:style>
    <style:style style:name="T5298" style:parent-style-name="Domyślnaczcionkaakapitu" style:family="text">
      <style:text-properties style:text-underline-type="single" style:text-underline-style="solid" style:text-underline-width="auto" style:text-underline-mode="continuous"/>
    </style:style>
    <style:style style:name="T5299" style:parent-style-name="Domyślnaczcionkaakapitu" style:family="text">
      <style:text-properties fo:background-color="#80FFFF" style:text-underline-type="single" style:text-underline-style="solid" style:text-underline-width="auto" style:text-underline-mode="continuous"/>
    </style:style>
    <style:style style:name="T5300" style:parent-style-name="Domyślnaczcionkaakapitu" style:family="text">
      <style:text-properties style:text-underline-type="single" style:text-underline-style="solid" style:text-underline-width="auto" style:text-underline-mode="continuous"/>
    </style:style>
    <style:style style:name="T5301" style:parent-style-name="Domyślnaczcionkaakapitu" style:family="text">
      <style:text-properties fo:background-color="#80FFFF" style:text-underline-type="single" style:text-underline-style="solid" style:text-underline-width="auto" style:text-underline-mode="continuous"/>
    </style:style>
    <style:style style:name="T5302" style:parent-style-name="Domyślnaczcionkaakapitu" style:family="text">
      <style:text-properties style:text-underline-type="single" style:text-underline-style="solid" style:text-underline-width="auto" style:text-underline-mode="continuous"/>
    </style:style>
    <style:style style:name="P5303" style:parent-style-name="Normalny" style:family="paragraph">
      <style:paragraph-properties fo:text-align="justify" fo:line-height="150%" fo:text-indent="0.2479in"/>
    </style:style>
    <style:style style:name="P5304" style:parent-style-name="Normalny" style:family="paragraph">
      <style:paragraph-properties fo:text-align="justify" fo:line-height="150%"/>
    </style:style>
    <style:style style:name="T5305" style:parent-style-name="Domyślnaczcionkaakapitu" style:family="text">
      <style:text-properties style:text-underline-type="single" style:text-underline-style="solid" style:text-underline-width="auto" style:text-underline-mode="continuous"/>
    </style:style>
    <style:style style:name="T5306" style:parent-style-name="Domyślnaczcionkaakapitu" style:family="text">
      <style:text-properties fo:background-color="#80FFFF" style:text-underline-type="single" style:text-underline-style="solid" style:text-underline-width="auto" style:text-underline-mode="continuous"/>
    </style:style>
    <style:style style:name="T5307" style:parent-style-name="Domyślnaczcionkaakapitu" style:family="text">
      <style:text-properties style:text-underline-type="single" style:text-underline-style="solid" style:text-underline-width="auto" style:text-underline-mode="continuous"/>
    </style:style>
    <style:style style:name="T5308" style:parent-style-name="Domyślnaczcionkaakapitu" style:family="text">
      <style:text-properties fo:background-color="#80FFFF" style:text-underline-type="single" style:text-underline-style="solid" style:text-underline-width="auto" style:text-underline-mode="continuous"/>
    </style:style>
    <style:style style:name="T5309" style:parent-style-name="Domyślnaczcionkaakapitu" style:family="text">
      <style:text-properties style:text-underline-type="single" style:text-underline-style="solid" style:text-underline-width="auto" style:text-underline-mode="continuous"/>
    </style:style>
    <style:style style:name="P5310" style:parent-style-name="Normalny" style:family="paragraph">
      <style:paragraph-properties fo:text-align="justify" fo:line-height="150%" fo:text-indent="0.2479in"/>
    </style:style>
    <style:style style:name="T5311" style:parent-style-name="Domyślnaczcionkaakapitu" style:family="text">
      <style:text-properties fo:background-color="#80FFFF"/>
    </style:style>
    <style:style style:name="T5312" style:parent-style-name="Domyślnaczcionkaakapitu" style:family="text">
      <style:text-properties fo:background-color="#80FFFF"/>
    </style:style>
    <style:style style:name="T5313" style:parent-style-name="Domyślnaczcionkaakapitu" style:family="text">
      <style:text-properties fo:background-color="#80FFFF"/>
    </style:style>
    <style:style style:name="T5314" style:parent-style-name="Domyślnaczcionkaakapitu" style:family="text">
      <style:text-properties fo:background-color="#80FFFF"/>
    </style:style>
    <style:style style:name="T5315" style:parent-style-name="Domyślnaczcionkaakapitu" style:family="text">
      <style:text-properties fo:background-color="#80FFFF"/>
    </style:style>
    <style:style style:name="T5316" style:parent-style-name="Domyślnaczcionkaakapitu" style:family="text">
      <style:text-properties fo:background-color="#80FFFF"/>
    </style:style>
    <style:style style:name="P5317" style:parent-style-name="Normalny" style:family="paragraph">
      <style:paragraph-properties fo:text-align="justify" fo:line-height="150%" fo:text-indent="0.2479in"/>
    </style:style>
    <style:style style:name="T5318" style:parent-style-name="Domyślnaczcionkaakapitu" style:family="text">
      <style:text-properties fo:background-color="#80FFFF"/>
    </style:style>
    <style:style style:name="T5319" style:parent-style-name="Domyślnaczcionkaakapitu" style:family="text">
      <style:text-properties fo:background-color="#80FFFF"/>
    </style:style>
    <style:style style:name="T5320" style:parent-style-name="Domyślnaczcionkaakapitu" style:family="text">
      <style:text-properties fo:background-color="#80FFFF"/>
    </style:style>
    <style:style style:name="P5321" style:parent-style-name="Normalny" style:family="paragraph">
      <style:paragraph-properties fo:text-align="justify" fo:line-height="150%" fo:text-indent="0.2479in"/>
    </style:style>
    <style:style style:name="P5322" style:parent-style-name="Normalny" style:family="paragraph">
      <style:paragraph-properties fo:text-align="justify" fo:line-height="150%"/>
    </style:style>
    <style:style style:name="T5323" style:parent-style-name="Domyślnaczcionkaakapitu" style:family="text">
      <style:text-properties fo:background-color="#80FFFF" style:text-underline-type="single" style:text-underline-style="solid" style:text-underline-width="auto" style:text-underline-mode="continuous"/>
    </style:style>
    <style:style style:name="T5324" style:parent-style-name="Domyślnaczcionkaakapitu" style:family="text">
      <style:text-properties style:text-underline-type="single" style:text-underline-style="solid" style:text-underline-width="auto" style:text-underline-mode="continuous"/>
    </style:style>
    <style:style style:name="T5325" style:parent-style-name="Domyślnaczcionkaakapitu" style:family="text">
      <style:text-properties fo:background-color="#80FFFF" style:text-underline-type="single" style:text-underline-style="solid" style:text-underline-width="auto" style:text-underline-mode="continuous"/>
    </style:style>
    <style:style style:name="T5326" style:parent-style-name="Domyślnaczcionkaakapitu" style:family="text">
      <style:text-properties style:text-underline-type="single" style:text-underline-style="solid" style:text-underline-width="auto" style:text-underline-mode="continuous"/>
    </style:style>
    <style:style style:name="T5327" style:parent-style-name="Domyślnaczcionkaakapitu" style:family="text">
      <style:text-properties fo:background-color="#80FFFF" style:text-underline-type="single" style:text-underline-style="solid" style:text-underline-width="auto" style:text-underline-mode="continuous"/>
    </style:style>
    <style:style style:name="T5328" style:parent-style-name="Domyślnaczcionkaakapitu" style:family="text">
      <style:text-properties style:text-underline-type="single" style:text-underline-style="solid" style:text-underline-width="auto" style:text-underline-mode="continuous"/>
    </style:style>
    <style:style style:name="T5329" style:parent-style-name="Domyślnaczcionkaakapitu" style:family="text">
      <style:text-properties fo:background-color="#80FFFF" style:text-underline-type="single" style:text-underline-style="solid" style:text-underline-width="auto" style:text-underline-mode="continuous"/>
    </style:style>
    <style:style style:name="T5330" style:parent-style-name="Domyślnaczcionkaakapitu" style:family="text">
      <style:text-properties style:text-underline-type="single" style:text-underline-style="solid" style:text-underline-width="auto" style:text-underline-mode="continuous"/>
    </style:style>
    <style:style style:name="P5331" style:parent-style-name="Normalny" style:family="paragraph">
      <style:paragraph-properties fo:text-align="justify" fo:line-height="150%" fo:text-indent="0.2479in"/>
    </style:style>
    <style:style style:name="T5332" style:parent-style-name="Domyślnaczcionkaakapitu" style:family="text">
      <style:text-properties fo:background-color="#80FFFF"/>
    </style:style>
    <style:style style:name="P5333" style:parent-style-name="Normalny" style:family="paragraph">
      <style:paragraph-properties fo:text-align="justify" fo:line-height="150%"/>
    </style:style>
    <style:style style:name="T5334" style:parent-style-name="Domyślnaczcionkaakapitu" style:family="text">
      <style:text-properties fo:background-color="#80FFFF" style:text-underline-type="single" style:text-underline-style="solid" style:text-underline-width="auto" style:text-underline-mode="continuous"/>
    </style:style>
    <style:style style:name="T5335" style:parent-style-name="Domyślnaczcionkaakapitu" style:family="text">
      <style:text-properties style:text-underline-type="single" style:text-underline-style="solid" style:text-underline-width="auto" style:text-underline-mode="continuous"/>
    </style:style>
    <style:style style:name="T5336" style:parent-style-name="Domyślnaczcionkaakapitu" style:family="text">
      <style:text-properties fo:background-color="#80FFFF" style:text-underline-type="single" style:text-underline-style="solid" style:text-underline-width="auto" style:text-underline-mode="continuous"/>
    </style:style>
    <style:style style:name="T5337" style:parent-style-name="Domyślnaczcionkaakapitu" style:family="text">
      <style:text-properties style:text-underline-type="single" style:text-underline-style="solid" style:text-underline-width="auto" style:text-underline-mode="continuous"/>
    </style:style>
    <style:style style:name="T5338" style:parent-style-name="Domyślnaczcionkaakapitu" style:family="text">
      <style:text-properties fo:background-color="#80FFFF" style:text-underline-type="single" style:text-underline-style="solid" style:text-underline-width="auto" style:text-underline-mode="continuous"/>
    </style:style>
    <style:style style:name="T5339" style:parent-style-name="Domyślnaczcionkaakapitu" style:family="text">
      <style:text-properties style:text-underline-type="single" style:text-underline-style="solid" style:text-underline-width="auto" style:text-underline-mode="continuous"/>
    </style:style>
    <style:style style:name="P5340" style:parent-style-name="Normalny" style:family="paragraph">
      <style:paragraph-properties fo:text-align="justify" fo:line-height="150%" fo:text-indent="0.2479in"/>
    </style:style>
    <style:style style:name="T5341" style:parent-style-name="Domyślnaczcionkaakapitu" style:family="text">
      <style:text-properties fo:background-color="#80FFFF"/>
    </style:style>
    <style:style style:name="T5342" style:parent-style-name="Domyślnaczcionkaakapitu" style:family="text">
      <style:text-properties fo:background-color="#80FFFF"/>
    </style:style>
    <style:style style:name="T5343" style:parent-style-name="Domyślnaczcionkaakapitu" style:family="text">
      <style:text-properties fo:background-color="#80FFFF"/>
    </style:style>
    <style:style style:name="T5344" style:parent-style-name="Domyślnaczcionkaakapitu" style:family="text">
      <style:text-properties fo:background-color="#80FFFF"/>
    </style:style>
    <style:style style:name="T5345" style:parent-style-name="Domyślnaczcionkaakapitu" style:family="text">
      <style:text-properties fo:background-color="#80FFFF"/>
    </style:style>
    <style:style style:name="T5346" style:parent-style-name="Domyślnaczcionkaakapitu" style:family="text">
      <style:text-properties fo:background-color="#80FFFF"/>
    </style:style>
    <style:style style:name="P5347" style:parent-style-name="Normalny" style:family="paragraph">
      <style:paragraph-properties fo:text-align="justify" fo:line-height="150%" fo:text-indent="0.2479in"/>
    </style:style>
    <style:style style:name="T5348" style:parent-style-name="Domyślnaczcionkaakapitu" style:family="text">
      <style:text-properties fo:background-color="#80FFFF"/>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T5352" style:parent-style-name="Domyślnaczcionkaakapitu" style:family="text">
      <style:text-properties fo:background-color="#80FFFF"/>
    </style:style>
    <style:style style:name="T5353" style:parent-style-name="Domyślnaczcionkaakapitu" style:family="text">
      <style:text-properties fo:background-color="#80FFFF"/>
    </style:style>
    <style:style style:name="P5354" style:parent-style-name="Normalny" style:family="paragraph">
      <style:paragraph-properties fo:text-align="justify" fo:line-height="150%"/>
    </style:style>
    <style:style style:name="T5355" style:parent-style-name="Domyślnaczcionkaakapitu" style:family="text">
      <style:text-properties fo:background-color="#80FFFF" style:text-underline-type="single" style:text-underline-style="solid" style:text-underline-width="auto" style:text-underline-mode="continuous"/>
    </style:style>
    <style:style style:name="T5356" style:parent-style-name="Domyślnaczcionkaakapitu" style:family="text">
      <style:text-properties style:text-underline-type="single" style:text-underline-style="solid" style:text-underline-width="auto" style:text-underline-mode="continuous"/>
    </style:style>
    <style:style style:name="T5357" style:parent-style-name="Domyślnaczcionkaakapitu" style:family="text">
      <style:text-properties fo:background-color="#80FFFF" style:text-underline-type="single" style:text-underline-style="solid" style:text-underline-width="auto" style:text-underline-mode="continuous"/>
    </style:style>
    <style:style style:name="T5358" style:parent-style-name="Domyślnaczcionkaakapitu" style:family="text">
      <style:text-properties style:text-underline-type="single" style:text-underline-style="solid" style:text-underline-width="auto" style:text-underline-mode="continuous"/>
    </style:style>
    <style:style style:name="T5359" style:parent-style-name="Domyślnaczcionkaakapitu" style:family="text">
      <style:text-properties fo:background-color="#80FFFF" style:text-underline-type="single" style:text-underline-style="solid" style:text-underline-width="auto" style:text-underline-mode="continuous"/>
    </style:style>
    <style:style style:name="T5360" style:parent-style-name="Domyślnaczcionkaakapitu" style:family="text">
      <style:text-properties style:text-underline-type="single" style:text-underline-style="solid" style:text-underline-width="auto" style:text-underline-mode="continuous"/>
    </style:style>
    <style:style style:name="T5361" style:parent-style-name="Domyślnaczcionkaakapitu" style:family="text">
      <style:text-properties fo:background-color="#80FFFF" style:text-underline-type="single" style:text-underline-style="solid" style:text-underline-width="auto" style:text-underline-mode="continuous"/>
    </style:style>
    <style:style style:name="T5362" style:parent-style-name="Domyślnaczcionkaakapitu" style:family="text">
      <style:text-properties style:text-underline-type="single" style:text-underline-style="solid" style:text-underline-width="auto" style:text-underline-mode="continuous"/>
    </style:style>
    <style:style style:name="P5363" style:parent-style-name="Normalny" style:family="paragraph">
      <style:paragraph-properties fo:text-align="justify" fo:line-height="150%" fo:text-indent="0.2479in"/>
    </style:style>
    <style:style style:name="T5364" style:parent-style-name="Domyślnaczcionkaakapitu" style:family="text">
      <style:text-properties fo:background-color="#80FFFF"/>
    </style:style>
    <style:style style:name="P5365" style:parent-style-name="Normalny" style:family="paragraph">
      <style:paragraph-properties fo:text-align="justify" fo:line-height="150%" fo:text-indent="0.2479in"/>
    </style:style>
    <style:style style:name="P5366" style:parent-style-name="Normalny" style:family="paragraph">
      <style:paragraph-properties fo:text-align="justify" fo:line-height="150%"/>
    </style:style>
    <style:style style:name="T5367" style:parent-style-name="Domyślnaczcionkaakapitu" style:family="text">
      <style:text-properties style:text-underline-type="single" style:text-underline-style="solid" style:text-underline-width="auto" style:text-underline-mode="continuous"/>
    </style:style>
    <style:style style:name="T5368" style:parent-style-name="Domyślnaczcionkaakapitu" style:family="text">
      <style:text-properties fo:background-color="#80FFFF" style:text-underline-type="single" style:text-underline-style="solid" style:text-underline-width="auto" style:text-underline-mode="continuous"/>
    </style:style>
    <style:style style:name="T5369" style:parent-style-name="Domyślnaczcionkaakapitu" style:family="text">
      <style:text-properties style:text-underline-type="single" style:text-underline-style="solid" style:text-underline-width="auto" style:text-underline-mode="continuous"/>
    </style:style>
    <style:style style:name="T5370" style:parent-style-name="Domyślnaczcionkaakapitu" style:family="text">
      <style:text-properties fo:background-color="#80FFFF" style:text-underline-type="single" style:text-underline-style="solid" style:text-underline-width="auto" style:text-underline-mode="continuous"/>
    </style:style>
    <style:style style:name="T5371" style:parent-style-name="Domyślnaczcionkaakapitu" style:family="text">
      <style:text-properties style:text-underline-type="single" style:text-underline-style="solid" style:text-underline-width="auto" style:text-underline-mode="continuous"/>
    </style:style>
    <style:style style:name="P5372" style:parent-style-name="Normalny" style:family="paragraph">
      <style:paragraph-properties fo:text-align="justify" fo:line-height="150%" fo:text-indent="0.2479in"/>
    </style:style>
    <style:style style:name="T5373" style:parent-style-name="Domyślnaczcionkaakapitu" style:family="text">
      <style:text-properties fo:background-color="#80FFFF"/>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P5376" style:parent-style-name="Normalny" style:family="paragraph">
      <style:paragraph-properties fo:text-align="justify" fo:line-height="150%" fo:text-indent="0.2479in"/>
    </style:style>
    <style:style style:name="T5377" style:parent-style-name="Domyślnaczcionkaakapitu" style:family="text">
      <style:text-properties fo:background-color="#80FFFF"/>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P5380" style:parent-style-name="Normalny" style:family="paragraph">
      <style:paragraph-properties fo:text-align="justify" fo:line-height="150%"/>
    </style:style>
    <style:style style:name="T5381" style:parent-style-name="Domyślnaczcionkaakapitu" style:family="text">
      <style:text-properties fo:background-color="#80FFFF" style:text-underline-type="single" style:text-underline-style="solid" style:text-underline-width="auto" style:text-underline-mode="continuous"/>
    </style:style>
    <style:style style:name="T5382" style:parent-style-name="Domyślnaczcionkaakapitu" style:family="text">
      <style:text-properties style:text-underline-type="single" style:text-underline-style="solid" style:text-underline-width="auto" style:text-underline-mode="continuous"/>
    </style:style>
    <style:style style:name="T5383" style:parent-style-name="Domyślnaczcionkaakapitu" style:family="text">
      <style:text-properties fo:background-color="#80FFFF" style:text-underline-type="single" style:text-underline-style="solid" style:text-underline-width="auto" style:text-underline-mode="continuous"/>
    </style:style>
    <style:style style:name="T5384" style:parent-style-name="Domyślnaczcionkaakapitu" style:family="text">
      <style:text-properties style:text-underline-type="single" style:text-underline-style="solid" style:text-underline-width="auto" style:text-underline-mode="continuous"/>
    </style:style>
    <style:style style:name="T5385" style:parent-style-name="Domyślnaczcionkaakapitu" style:family="text">
      <style:text-properties fo:background-color="#80FFFF" style:text-underline-type="single" style:text-underline-style="solid" style:text-underline-width="auto" style:text-underline-mode="continuous"/>
    </style:style>
    <style:style style:name="T5386" style:parent-style-name="Domyślnaczcionkaakapitu" style:family="text">
      <style:text-properties style:text-underline-type="single" style:text-underline-style="solid" style:text-underline-width="auto" style:text-underline-mode="continuous"/>
    </style:style>
    <style:style style:name="T5387" style:parent-style-name="Domyślnaczcionkaakapitu" style:family="text">
      <style:text-properties fo:background-color="#80FFFF" style:text-underline-type="single" style:text-underline-style="solid" style:text-underline-width="auto" style:text-underline-mode="continuous"/>
    </style:style>
    <style:style style:name="T5388" style:parent-style-name="Domyślnaczcionkaakapitu" style:family="text">
      <style:text-properties style:text-underline-type="single" style:text-underline-style="solid" style:text-underline-width="auto" style:text-underline-mode="continuous"/>
    </style:style>
    <style:style style:name="P5389" style:parent-style-name="Normalny" style:family="paragraph">
      <style:paragraph-properties fo:text-align="justify" fo:line-height="150%" fo:text-indent="0.2479in"/>
    </style:style>
    <style:style style:name="T5390" style:parent-style-name="Domyślnaczcionkaakapitu" style:family="text">
      <style:text-properties fo:background-color="#80FFFF"/>
    </style:style>
    <style:style style:name="P5391" style:parent-style-name="Normalny" style:family="paragraph">
      <style:paragraph-properties fo:text-align="justify" fo:line-height="150%"/>
    </style:style>
    <style:style style:name="T5392" style:parent-style-name="Domyślnaczcionkaakapitu" style:family="text">
      <style:text-properties style:text-underline-type="single" style:text-underline-style="solid" style:text-underline-width="auto" style:text-underline-mode="continuous"/>
    </style:style>
    <style:style style:name="T5393" style:parent-style-name="Domyślnaczcionkaakapitu" style:family="text">
      <style:text-properties fo:background-color="#80FFFF" style:text-underline-type="single" style:text-underline-style="solid" style:text-underline-width="auto" style:text-underline-mode="continuous"/>
    </style:style>
    <style:style style:name="T5394" style:parent-style-name="Domyślnaczcionkaakapitu" style:family="text">
      <style:text-properties style:text-underline-type="single" style:text-underline-style="solid" style:text-underline-width="auto" style:text-underline-mode="continuous"/>
    </style:style>
    <style:style style:name="P5395" style:parent-style-name="Normalny" style:family="paragraph">
      <style:paragraph-properties fo:text-align="justify" fo:line-height="150%" fo:text-indent="0.2479in"/>
    </style:style>
    <style:style style:name="T5396" style:parent-style-name="Domyślnaczcionkaakapitu" style:family="text">
      <style:text-properties fo:background-color="#80FFFF"/>
    </style:style>
    <style:style style:name="T5397" style:parent-style-name="Domyślnaczcionkaakapitu" style:family="text">
      <style:text-properties fo:background-color="#80FFFF"/>
    </style:style>
    <style:style style:name="T5398" style:parent-style-name="Domyślnaczcionkaakapitu" style:family="text">
      <style:text-properties fo:background-color="#80FFFF"/>
    </style:style>
    <style:style style:name="T5399" style:parent-style-name="Domyślnaczcionkaakapitu" style:family="text">
      <style:text-properties fo:background-color="#80FFFF"/>
    </style:style>
    <style:style style:name="T5400" style:parent-style-name="Domyślnaczcionkaakapitu" style:family="text">
      <style:text-properties fo:background-color="#80FFFF"/>
    </style:style>
    <style:style style:name="T5401" style:parent-style-name="Domyślnaczcionkaakapitu" style:family="text">
      <style:text-properties fo:background-color="#80FFFF"/>
    </style:style>
    <style:style style:name="T5402" style:parent-style-name="Domyślnaczcionkaakapitu" style:family="text">
      <style:text-properties fo:background-color="#80FFFF"/>
    </style:style>
    <style:style style:name="T5403" style:parent-style-name="Domyślnaczcionkaakapitu" style:family="text">
      <style:text-properties fo:background-color="#80FFFF"/>
    </style:style>
    <style:style style:name="P5404" style:parent-style-name="Normalny" style:family="paragraph">
      <style:paragraph-properties fo:text-align="justify" fo:line-height="150%"/>
    </style:style>
    <style:style style:name="T5405" style:parent-style-name="Domyślnaczcionkaakapitu" style:family="text">
      <style:text-properties fo:background-color="#80FFFF" style:text-underline-type="single" style:text-underline-style="solid" style:text-underline-width="auto" style:text-underline-mode="continuous"/>
    </style:style>
    <style:style style:name="T5406" style:parent-style-name="Domyślnaczcionkaakapitu" style:family="text">
      <style:text-properties style:text-underline-type="single" style:text-underline-style="solid" style:text-underline-width="auto" style:text-underline-mode="continuous"/>
    </style:style>
    <style:style style:name="T5407" style:parent-style-name="Domyślnaczcionkaakapitu" style:family="text">
      <style:text-properties fo:background-color="#80FFFF" style:text-underline-type="single" style:text-underline-style="solid" style:text-underline-width="auto" style:text-underline-mode="continuous"/>
    </style:style>
    <style:style style:name="T5408" style:parent-style-name="Domyślnaczcionkaakapitu" style:family="text">
      <style:text-properties style:text-underline-type="single" style:text-underline-style="solid" style:text-underline-width="auto" style:text-underline-mode="continuous"/>
    </style:style>
    <style:style style:name="T5409" style:parent-style-name="Domyślnaczcionkaakapitu" style:family="text">
      <style:text-properties fo:background-color="#80FFFF" style:text-underline-type="single" style:text-underline-style="solid" style:text-underline-width="auto" style:text-underline-mode="continuous"/>
    </style:style>
    <style:style style:name="T5410" style:parent-style-name="Domyślnaczcionkaakapitu" style:family="text">
      <style:text-properties style:text-underline-type="single" style:text-underline-style="solid" style:text-underline-width="auto" style:text-underline-mode="continuous"/>
    </style:style>
    <style:style style:name="T5411" style:parent-style-name="Domyślnaczcionkaakapitu" style:family="text">
      <style:text-properties fo:background-color="#80FFFF" style:text-underline-type="single" style:text-underline-style="solid" style:text-underline-width="auto" style:text-underline-mode="continuous"/>
    </style:style>
    <style:style style:name="T5412" style:parent-style-name="Domyślnaczcionkaakapitu" style:family="text">
      <style:text-properties style:text-underline-type="single" style:text-underline-style="solid" style:text-underline-width="auto" style:text-underline-mode="continuous"/>
    </style:style>
    <style:style style:name="P5413" style:parent-style-name="Normalny" style:family="paragraph">
      <style:paragraph-properties fo:text-align="justify" fo:line-height="150%" fo:text-indent="0.2479in"/>
    </style:style>
    <style:style style:name="T5414" style:parent-style-name="Domyślnaczcionkaakapitu" style:family="text">
      <style:text-properties fo:background-color="#80FFFF"/>
    </style:style>
    <style:style style:name="T5415" style:parent-style-name="Domyślnaczcionkaakapitu" style:family="text">
      <style:text-properties fo:background-color="#80FFFF"/>
    </style:style>
    <style:style style:name="P5416" style:parent-style-name="Normalny" style:family="paragraph">
      <style:paragraph-properties fo:text-align="justify" fo:line-height="150%" fo:text-indent="0.2479in"/>
    </style:style>
    <style:style style:name="P5417" style:parent-style-name="Normalny" style:family="paragraph">
      <style:paragraph-properties fo:text-align="justify" fo:line-height="150%" fo:text-indent="0.2479in"/>
    </style:style>
    <style:style style:name="P5418" style:parent-style-name="Normalny" style:family="paragraph">
      <style:paragraph-properties fo:text-align="justify" fo:line-height="150%"/>
    </style:style>
    <style:style style:name="T5419" style:parent-style-name="Domyślnaczcionkaakapitu" style:family="text">
      <style:text-properties style:text-underline-type="single" style:text-underline-style="solid" style:text-underline-width="auto" style:text-underline-mode="continuous"/>
    </style:style>
    <style:style style:name="T5420" style:parent-style-name="Domyślnaczcionkaakapitu" style:family="text">
      <style:text-properties fo:background-color="#80FFFF" style:text-underline-type="single" style:text-underline-style="solid" style:text-underline-width="auto" style:text-underline-mode="continuous"/>
    </style:style>
    <style:style style:name="T5421" style:parent-style-name="Domyślnaczcionkaakapitu" style:family="text">
      <style:text-properties style:text-underline-type="single" style:text-underline-style="solid" style:text-underline-width="auto" style:text-underline-mode="continuous"/>
    </style:style>
    <style:style style:name="T5422" style:parent-style-name="Domyślnaczcionkaakapitu" style:family="text">
      <style:text-properties fo:background-color="#80FFFF" style:text-underline-type="single" style:text-underline-style="solid" style:text-underline-width="auto" style:text-underline-mode="continuous"/>
    </style:style>
    <style:style style:name="T5423" style:parent-style-name="Domyślnaczcionkaakapitu" style:family="text">
      <style:text-properties style:text-underline-type="single" style:text-underline-style="solid" style:text-underline-width="auto" style:text-underline-mode="continuous"/>
    </style:style>
    <style:style style:name="P5424" style:parent-style-name="Normalny" style:family="paragraph">
      <style:paragraph-properties fo:text-align="justify" fo:line-height="150%" fo:text-indent="0.2479in"/>
    </style:style>
    <style:style style:name="T5425" style:parent-style-name="Domyślnaczcionkaakapitu" style:family="text">
      <style:text-properties fo:background-color="#80FFFF"/>
    </style:style>
    <style:style style:name="T5426" style:parent-style-name="Domyślnaczcionkaakapitu" style:family="text">
      <style:text-properties fo:background-color="#80FFFF"/>
    </style:style>
    <style:style style:name="T5427" style:parent-style-name="Domyślnaczcionkaakapitu" style:family="text">
      <style:text-properties fo:background-color="#80FFFF"/>
    </style:style>
    <style:style style:name="T5428" style:parent-style-name="Domyślnaczcionkaakapitu" style:family="text">
      <style:text-properties fo:background-color="#80FFFF"/>
    </style:style>
    <style:style style:name="P5429" style:parent-style-name="Normalny" style:family="paragraph">
      <style:paragraph-properties fo:text-align="justify" fo:line-height="150%" fo:text-indent="0.2479in"/>
    </style:style>
    <style:style style:name="P5430" style:parent-style-name="Normalny" style:family="paragraph">
      <style:paragraph-properties fo:text-align="justify" fo:line-height="150%"/>
    </style:style>
    <style:style style:name="T5431" style:parent-style-name="Domyślnaczcionkaakapitu" style:family="text">
      <style:text-properties fo:background-color="#80FFFF" style:text-underline-type="single" style:text-underline-style="solid" style:text-underline-width="auto" style:text-underline-mode="continuous"/>
    </style:style>
    <style:style style:name="T5432" style:parent-style-name="Domyślnaczcionkaakapitu" style:family="text">
      <style:text-properties style:text-underline-type="single" style:text-underline-style="solid" style:text-underline-width="auto" style:text-underline-mode="continuous"/>
    </style:style>
    <style:style style:name="T5433" style:parent-style-name="Domyślnaczcionkaakapitu" style:family="text">
      <style:text-properties fo:background-color="#80FFFF" style:text-underline-type="single" style:text-underline-style="solid" style:text-underline-width="auto" style:text-underline-mode="continuous"/>
    </style:style>
    <style:style style:name="T5434" style:parent-style-name="Domyślnaczcionkaakapitu" style:family="text">
      <style:text-properties style:text-underline-type="single" style:text-underline-style="solid" style:text-underline-width="auto" style:text-underline-mode="continuous"/>
    </style:style>
    <style:style style:name="T5435" style:parent-style-name="Domyślnaczcionkaakapitu" style:family="text">
      <style:text-properties fo:background-color="#80FFFF" style:text-underline-type="single" style:text-underline-style="solid" style:text-underline-width="auto" style:text-underline-mode="continuous"/>
    </style:style>
    <style:style style:name="T5436" style:parent-style-name="Domyślnaczcionkaakapitu" style:family="text">
      <style:text-properties style:text-underline-type="single" style:text-underline-style="solid" style:text-underline-width="auto" style:text-underline-mode="continuous"/>
    </style:style>
    <style:style style:name="T5437" style:parent-style-name="Domyślnaczcionkaakapitu" style:family="text">
      <style:text-properties fo:background-color="#80FFFF" style:text-underline-type="single" style:text-underline-style="solid" style:text-underline-width="auto" style:text-underline-mode="continuous"/>
    </style:style>
    <style:style style:name="T5438" style:parent-style-name="Domyślnaczcionkaakapitu" style:family="text">
      <style:text-properties style:text-underline-type="single" style:text-underline-style="solid" style:text-underline-width="auto" style:text-underline-mode="continuous"/>
    </style:style>
    <style:style style:name="P5439" style:parent-style-name="Normalny" style:family="paragraph">
      <style:paragraph-properties fo:text-align="justify" fo:line-height="150%" fo:text-indent="0.2479in"/>
    </style:style>
    <style:style style:name="T5440" style:parent-style-name="Domyślnaczcionkaakapitu" style:family="text">
      <style:text-properties fo:background-color="#80FFFF"/>
    </style:style>
    <style:style style:name="P5441" style:parent-style-name="Normalny" style:family="paragraph">
      <style:paragraph-properties fo:text-align="justify" fo:line-height="150%"/>
    </style:style>
    <style:style style:name="T5442" style:parent-style-name="Domyślnaczcionkaakapitu" style:family="text">
      <style:text-properties style:text-underline-type="single" style:text-underline-style="solid" style:text-underline-width="auto" style:text-underline-mode="continuous"/>
    </style:style>
    <style:style style:name="T5443" style:parent-style-name="Domyślnaczcionkaakapitu" style:family="text">
      <style:text-properties fo:background-color="#80FFFF" style:text-underline-type="single" style:text-underline-style="solid" style:text-underline-width="auto" style:text-underline-mode="continuous"/>
    </style:style>
    <style:style style:name="T5444" style:parent-style-name="Domyślnaczcionkaakapitu" style:family="text">
      <style:text-properties style:text-underline-type="single" style:text-underline-style="solid" style:text-underline-width="auto" style:text-underline-mode="continuous"/>
    </style:style>
    <style:style style:name="T5445" style:parent-style-name="Domyślnaczcionkaakapitu" style:family="text">
      <style:text-properties fo:background-color="#80FFFF" style:text-underline-type="single" style:text-underline-style="solid" style:text-underline-width="auto" style:text-underline-mode="continuous"/>
    </style:style>
    <style:style style:name="T5446" style:parent-style-name="Domyślnaczcionkaakapitu" style:family="text">
      <style:text-properties style:text-underline-type="single" style:text-underline-style="solid" style:text-underline-width="auto" style:text-underline-mode="continuous"/>
    </style:style>
    <style:style style:name="P5447" style:parent-style-name="Normalny" style:family="paragraph">
      <style:paragraph-properties fo:text-align="justify" fo:line-height="150%" fo:text-indent="0.2479in"/>
    </style:style>
    <style:style style:name="T5448" style:parent-style-name="Domyślnaczcionkaakapitu" style:family="text">
      <style:text-properties fo:background-color="#80FFFF"/>
    </style:style>
    <style:style style:name="T5449" style:parent-style-name="Domyślnaczcionkaakapitu" style:family="text">
      <style:text-properties fo:background-color="#80FFFF"/>
    </style:style>
    <style:style style:name="P5450" style:parent-style-name="Normalny" style:family="paragraph">
      <style:paragraph-properties fo:text-align="justify" fo:line-height="150%"/>
    </style:style>
    <style:style style:name="T5451" style:parent-style-name="Domyślnaczcionkaakapitu" style:family="text">
      <style:text-properties fo:background-color="#80FFFF" style:text-underline-type="single" style:text-underline-style="solid" style:text-underline-width="auto" style:text-underline-mode="continuous"/>
    </style:style>
    <style:style style:name="T5452" style:parent-style-name="Domyślnaczcionkaakapitu" style:family="text">
      <style:text-properties style:text-underline-type="single" style:text-underline-style="solid" style:text-underline-width="auto" style:text-underline-mode="continuous"/>
    </style:style>
    <style:style style:name="T5453" style:parent-style-name="Domyślnaczcionkaakapitu" style:family="text">
      <style:text-properties fo:background-color="#80FFFF" style:text-underline-type="single" style:text-underline-style="solid" style:text-underline-width="auto" style:text-underline-mode="continuous"/>
    </style:style>
    <style:style style:name="T5454" style:parent-style-name="Domyślnaczcionkaakapitu" style:family="text">
      <style:text-properties style:text-underline-type="single" style:text-underline-style="solid" style:text-underline-width="auto" style:text-underline-mode="continuous"/>
    </style:style>
    <style:style style:name="T5455" style:parent-style-name="Domyślnaczcionkaakapitu" style:family="text">
      <style:text-properties fo:background-color="#80FFFF" style:text-underline-type="single" style:text-underline-style="solid" style:text-underline-width="auto" style:text-underline-mode="continuous"/>
    </style:style>
    <style:style style:name="T5456" style:parent-style-name="Domyślnaczcionkaakapitu" style:family="text">
      <style:text-properties style:text-underline-type="single" style:text-underline-style="solid" style:text-underline-width="auto" style:text-underline-mode="continuous"/>
    </style:style>
    <style:style style:name="T5457" style:parent-style-name="Domyślnaczcionkaakapitu" style:family="text">
      <style:text-properties fo:background-color="#80FFFF" style:text-underline-type="single" style:text-underline-style="solid" style:text-underline-width="auto" style:text-underline-mode="continuous"/>
    </style:style>
    <style:style style:name="T5458" style:parent-style-name="Domyślnaczcionkaakapitu" style:family="text">
      <style:text-properties style:text-underline-type="single" style:text-underline-style="solid" style:text-underline-width="auto" style:text-underline-mode="continuous"/>
    </style:style>
    <style:style style:name="P5459" style:parent-style-name="Normalny" style:family="paragraph">
      <style:paragraph-properties fo:text-align="justify" fo:line-height="150%" fo:text-indent="0.2479in"/>
    </style:style>
    <style:style style:name="T5460" style:parent-style-name="Domyślnaczcionkaakapitu" style:family="text">
      <style:text-properties fo:background-color="#80FFFF"/>
    </style:style>
    <style:style style:name="T5461" style:parent-style-name="Domyślnaczcionkaakapitu" style:family="text">
      <style:text-properties fo:background-color="#80FFFF"/>
    </style:style>
    <style:style style:name="T5462" style:parent-style-name="Domyślnaczcionkaakapitu" style:family="text">
      <style:text-properties fo:background-color="#80FFFF"/>
    </style:style>
    <style:style style:name="T5463" style:parent-style-name="Domyślnaczcionkaakapitu" style:family="text">
      <style:text-properties fo:background-color="#80FFFF"/>
    </style:style>
    <style:style style:name="P5464" style:parent-style-name="Normalny" style:family="paragraph">
      <style:paragraph-properties fo:text-align="justify" fo:line-height="150%"/>
    </style:style>
    <style:style style:name="T5465" style:parent-style-name="Domyślnaczcionkaakapitu" style:family="text">
      <style:text-properties style:text-underline-type="single" style:text-underline-style="solid" style:text-underline-width="auto" style:text-underline-mode="continuous"/>
    </style:style>
    <style:style style:name="T5466" style:parent-style-name="Domyślnaczcionkaakapitu" style:family="text">
      <style:text-properties fo:background-color="#80FFFF" style:text-underline-type="single" style:text-underline-style="solid" style:text-underline-width="auto" style:text-underline-mode="continuous"/>
    </style:style>
    <style:style style:name="T5467" style:parent-style-name="Domyślnaczcionkaakapitu" style:family="text">
      <style:text-properties style:text-underline-type="single" style:text-underline-style="solid" style:text-underline-width="auto" style:text-underline-mode="continuous"/>
    </style:style>
    <style:style style:name="T5468" style:parent-style-name="Domyślnaczcionkaakapitu" style:family="text">
      <style:text-properties fo:background-color="#80FFFF" style:text-underline-type="single" style:text-underline-style="solid" style:text-underline-width="auto" style:text-underline-mode="continuous"/>
    </style:style>
    <style:style style:name="T5469" style:parent-style-name="Domyślnaczcionkaakapitu" style:family="text">
      <style:text-properties style:text-underline-type="single" style:text-underline-style="solid" style:text-underline-width="auto" style:text-underline-mode="continuous"/>
    </style:style>
    <style:style style:name="P5470" style:parent-style-name="Normalny" style:family="paragraph">
      <style:paragraph-properties fo:text-align="justify" fo:line-height="150%" fo:text-indent="0.2479in"/>
    </style:style>
    <style:style style:name="P5471" style:parent-style-name="Normalny" style:family="paragraph">
      <style:paragraph-properties fo:text-align="justify" fo:line-height="150%"/>
    </style:style>
    <style:style style:name="T5472" style:parent-style-name="Domyślnaczcionkaakapitu" style:family="text">
      <style:text-properties fo:background-color="#80FFFF" style:text-underline-type="single" style:text-underline-style="solid" style:text-underline-width="auto" style:text-underline-mode="continuous"/>
    </style:style>
    <style:style style:name="T5473" style:parent-style-name="Domyślnaczcionkaakapitu" style:family="text">
      <style:text-properties style:text-underline-type="single" style:text-underline-style="solid" style:text-underline-width="auto" style:text-underline-mode="continuous"/>
    </style:style>
    <style:style style:name="T5474" style:parent-style-name="Domyślnaczcionkaakapitu" style:family="text">
      <style:text-properties fo:background-color="#80FFFF" style:text-underline-type="single" style:text-underline-style="solid" style:text-underline-width="auto" style:text-underline-mode="continuous"/>
    </style:style>
    <style:style style:name="T5475" style:parent-style-name="Domyślnaczcionkaakapitu" style:family="text">
      <style:text-properties style:text-underline-type="single" style:text-underline-style="solid" style:text-underline-width="auto" style:text-underline-mode="continuous"/>
    </style:style>
    <style:style style:name="T5476" style:parent-style-name="Domyślnaczcionkaakapitu" style:family="text">
      <style:text-properties fo:background-color="#80FFFF" style:text-underline-type="single" style:text-underline-style="solid" style:text-underline-width="auto" style:text-underline-mode="continuous"/>
    </style:style>
    <style:style style:name="T5477" style:parent-style-name="Domyślnaczcionkaakapitu" style:family="text">
      <style:text-properties style:text-underline-type="single" style:text-underline-style="solid" style:text-underline-width="auto" style:text-underline-mode="continuous"/>
    </style:style>
    <style:style style:name="T5478" style:parent-style-name="Domyślnaczcionkaakapitu" style:family="text">
      <style:text-properties fo:background-color="#80FFFF" style:text-underline-type="single" style:text-underline-style="solid" style:text-underline-width="auto" style:text-underline-mode="continuous"/>
    </style:style>
    <style:style style:name="T5479" style:parent-style-name="Domyślnaczcionkaakapitu" style:family="text">
      <style:text-properties style:text-underline-type="single" style:text-underline-style="solid" style:text-underline-width="auto" style:text-underline-mode="continuous"/>
    </style:style>
    <style:style style:name="P5480" style:parent-style-name="Normalny" style:family="paragraph">
      <style:paragraph-properties fo:text-align="justify" fo:line-height="150%" fo:text-indent="0.2479in"/>
    </style:style>
    <style:style style:name="P5481" style:parent-style-name="Normalny" style:family="paragraph">
      <style:paragraph-properties fo:text-align="justify" fo:line-height="150%"/>
    </style:style>
    <style:style style:name="T5482" style:parent-style-name="Domyślnaczcionkaakapitu" style:family="text">
      <style:text-properties style:text-underline-type="single" style:text-underline-style="solid" style:text-underline-width="auto" style:text-underline-mode="continuous"/>
    </style:style>
    <style:style style:name="T5483" style:parent-style-name="Domyślnaczcionkaakapitu" style:family="text">
      <style:text-properties fo:background-color="#80FFFF" style:text-underline-type="single" style:text-underline-style="solid" style:text-underline-width="auto" style:text-underline-mode="continuous"/>
    </style:style>
    <style:style style:name="P5484" style:parent-style-name="Normalny" style:family="paragraph">
      <style:paragraph-properties fo:text-align="justify" fo:line-height="150%" fo:text-indent="0.2479in"/>
    </style:style>
    <style:style style:name="P5485" style:parent-style-name="Normalny" style:family="paragraph">
      <style:paragraph-properties fo:text-align="justify" fo:line-height="150%"/>
    </style:style>
    <style:style style:name="T5486" style:parent-style-name="Domyślnaczcionkaakapitu" style:family="text">
      <style:text-properties fo:background-color="#80FFFF" style:text-underline-type="single" style:text-underline-style="solid" style:text-underline-width="auto" style:text-underline-mode="continuous"/>
    </style:style>
    <style:style style:name="T5487" style:parent-style-name="Domyślnaczcionkaakapitu" style:family="text">
      <style:text-properties style:text-underline-type="single" style:text-underline-style="solid" style:text-underline-width="auto" style:text-underline-mode="continuous"/>
    </style:style>
    <style:style style:name="T5488" style:parent-style-name="Domyślnaczcionkaakapitu" style:family="text">
      <style:text-properties fo:background-color="#80FFFF" style:text-underline-type="single" style:text-underline-style="solid" style:text-underline-width="auto" style:text-underline-mode="continuous"/>
    </style:style>
    <style:style style:name="T5489" style:parent-style-name="Domyślnaczcionkaakapitu" style:family="text">
      <style:text-properties style:text-underline-type="single" style:text-underline-style="solid" style:text-underline-width="auto" style:text-underline-mode="continuous"/>
    </style:style>
    <style:style style:name="T5490" style:parent-style-name="Domyślnaczcionkaakapitu" style:family="text">
      <style:text-properties fo:background-color="#80FFFF" style:text-underline-type="single" style:text-underline-style="solid" style:text-underline-width="auto" style:text-underline-mode="continuous"/>
    </style:style>
    <style:style style:name="T5491" style:parent-style-name="Domyślnaczcionkaakapitu" style:family="text">
      <style:text-properties style:text-underline-type="single" style:text-underline-style="solid" style:text-underline-width="auto" style:text-underline-mode="continuous"/>
    </style:style>
    <style:style style:name="T5492" style:parent-style-name="Domyślnaczcionkaakapitu" style:family="text">
      <style:text-properties fo:background-color="#80FFFF" style:text-underline-type="single" style:text-underline-style="solid" style:text-underline-width="auto" style:text-underline-mode="continuous"/>
    </style:style>
    <style:style style:name="T5493" style:parent-style-name="Domyślnaczcionkaakapitu" style:family="text">
      <style:text-properties style:text-underline-type="single" style:text-underline-style="solid" style:text-underline-width="auto" style:text-underline-mode="continuous"/>
    </style:style>
    <style:style style:name="P5494" style:parent-style-name="Normalny" style:family="paragraph">
      <style:paragraph-properties fo:text-align="justify" fo:line-height="150%" fo:text-indent="0.2479in"/>
    </style:style>
    <style:style style:name="P5495" style:parent-style-name="Normalny" style:family="paragraph">
      <style:paragraph-properties fo:text-align="justify" fo:line-height="150%"/>
    </style:style>
    <style:style style:name="T5496" style:parent-style-name="Domyślnaczcionkaakapitu" style:family="text">
      <style:text-properties style:text-underline-type="single" style:text-underline-style="solid" style:text-underline-width="auto" style:text-underline-mode="continuous"/>
    </style:style>
    <style:style style:name="T5497" style:parent-style-name="Domyślnaczcionkaakapitu" style:family="text">
      <style:text-properties fo:background-color="#80FFFF" style:text-underline-type="single" style:text-underline-style="solid" style:text-underline-width="auto" style:text-underline-mode="continuous"/>
    </style:style>
    <style:style style:name="T5498" style:parent-style-name="Domyślnaczcionkaakapitu" style:family="text">
      <style:text-properties style:text-underline-type="single" style:text-underline-style="solid" style:text-underline-width="auto" style:text-underline-mode="continuous"/>
    </style:style>
    <style:style style:name="P5499" style:parent-style-name="Normalny" style:family="paragraph">
      <style:paragraph-properties fo:text-align="justify" fo:line-height="150%" fo:text-indent="0.2479in"/>
    </style:style>
    <style:style style:name="P5500" style:parent-style-name="Normalny" style:family="paragraph">
      <style:paragraph-properties fo:text-align="justify" fo:line-height="150%"/>
    </style:style>
    <style:style style:name="T5501" style:parent-style-name="Domyślnaczcionkaakapitu" style:family="text">
      <style:text-properties style:text-underline-type="single" style:text-underline-style="solid" style:text-underline-width="auto" style:text-underline-mode="continuous"/>
    </style:style>
    <style:style style:name="T5502" style:parent-style-name="Domyślnaczcionkaakapitu" style:family="text">
      <style:text-properties fo:background-color="#80FFFF" style:text-underline-type="single" style:text-underline-style="solid" style:text-underline-width="auto" style:text-underline-mode="continuous"/>
    </style:style>
    <style:style style:name="P5503" style:parent-style-name="Normalny" style:family="paragraph">
      <style:paragraph-properties fo:text-align="justify" fo:line-height="150%" fo:text-indent="0.2479in"/>
    </style:style>
    <style:style style:name="P5504" style:parent-style-name="Normalny" style:family="paragraph">
      <style:paragraph-properties fo:text-align="justify" fo:line-height="150%" fo:text-indent="0.2479in"/>
    </style:style>
    <style:style style:name="P5505" style:parent-style-name="Normalny" style:family="paragraph">
      <style:paragraph-properties fo:text-align="justify" fo:line-height="150%"/>
    </style:style>
    <style:style style:name="T5506" style:parent-style-name="Domyślnaczcionkaakapitu" style:family="text">
      <style:text-properties fo:background-color="#80FFFF" style:text-underline-type="single" style:text-underline-style="solid" style:text-underline-width="auto" style:text-underline-mode="continuous"/>
    </style:style>
    <style:style style:name="T5507" style:parent-style-name="Domyślnaczcionkaakapitu" style:family="text">
      <style:text-properties style:text-underline-type="single" style:text-underline-style="solid" style:text-underline-width="auto" style:text-underline-mode="continuous"/>
    </style:style>
    <style:style style:name="T5508" style:parent-style-name="Domyślnaczcionkaakapitu" style:family="text">
      <style:text-properties fo:background-color="#80FFFF" style:text-underline-type="single" style:text-underline-style="solid" style:text-underline-width="auto" style:text-underline-mode="continuous"/>
    </style:style>
    <style:style style:name="T5509" style:parent-style-name="Domyślnaczcionkaakapitu" style:family="text">
      <style:text-properties style:text-underline-type="single" style:text-underline-style="solid" style:text-underline-width="auto" style:text-underline-mode="continuous"/>
    </style:style>
    <style:style style:name="P5510" style:parent-style-name="Normalny" style:family="paragraph">
      <style:paragraph-properties fo:text-align="justify" fo:line-height="150%" fo:text-indent="0.2479in"/>
    </style:style>
    <style:style style:name="T5511" style:parent-style-name="Domyślnaczcionkaakapitu" style:family="text">
      <style:text-properties fo:background-color="#80FFFF"/>
    </style:style>
    <style:style style:name="T5512" style:parent-style-name="Domyślnaczcionkaakapitu" style:family="text">
      <style:text-properties fo:background-color="#80FFFF"/>
    </style:style>
    <style:style style:name="T5513" style:parent-style-name="Domyślnaczcionkaakapitu" style:family="text">
      <style:text-properties fo:background-color="#80FFFF"/>
    </style:style>
    <style:style style:name="P5514" style:parent-style-name="Normalny" style:family="paragraph">
      <style:paragraph-properties fo:text-align="justify" fo:line-height="150%" fo:text-indent="0.2479in"/>
    </style:style>
    <style:style style:name="T5515" style:parent-style-name="Domyślnaczcionkaakapitu" style:family="text">
      <style:text-properties fo:background-color="#80FFFF"/>
    </style:style>
    <style:style style:name="T5516" style:parent-style-name="Domyślnaczcionkaakapitu" style:family="text">
      <style:text-properties fo:background-color="#80FFFF"/>
    </style:style>
    <style:style style:name="T5517" style:parent-style-name="Domyślnaczcionkaakapitu" style:family="text">
      <style:text-properties fo:background-color="#80FFFF"/>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T5520" style:parent-style-name="Domyślnaczcionkaakapitu" style:family="text">
      <style:text-properties fo:background-color="#80FFFF"/>
    </style:style>
    <style:style style:name="T5521" style:parent-style-name="Domyślnaczcionkaakapitu" style:family="text">
      <style:text-properties fo:background-color="#80FFFF"/>
    </style:style>
    <style:style style:name="T5522" style:parent-style-name="Domyślnaczcionkaakapitu" style:family="text">
      <style:text-properties fo:background-color="#80FFFF"/>
    </style:style>
    <style:style style:name="T5523" style:parent-style-name="Domyślnaczcionkaakapitu" style:family="text">
      <style:text-properties fo:background-color="#80FFFF"/>
    </style:style>
    <style:style style:name="T5524" style:parent-style-name="Domyślnaczcionkaakapitu" style:family="text">
      <style:text-properties fo:background-color="#80FFFF"/>
    </style:style>
    <style:style style:name="T5525" style:parent-style-name="Domyślnaczcionkaakapitu" style:family="text">
      <style:text-properties fo:background-color="#80FFFF"/>
    </style:style>
    <style:style style:name="T5526" style:parent-style-name="Domyślnaczcionkaakapitu" style:family="text">
      <style:text-properties fo:background-color="#80FFFF"/>
    </style:style>
    <style:style style:name="T5527" style:parent-style-name="Domyślnaczcionkaakapitu" style:family="text">
      <style:text-properties fo:background-color="#80FFFF"/>
    </style:style>
    <style:style style:name="P5528" style:parent-style-name="Normalny" style:family="paragraph">
      <style:paragraph-properties fo:text-align="justify" fo:line-height="150%"/>
    </style:style>
    <style:style style:name="T5529" style:parent-style-name="Domyślnaczcionkaakapitu" style:family="text">
      <style:text-properties fo:background-color="#80FFFF" style:text-underline-type="single" style:text-underline-style="solid" style:text-underline-width="auto" style:text-underline-mode="continuous"/>
    </style:style>
    <style:style style:name="T5530" style:parent-style-name="Domyślnaczcionkaakapitu" style:family="text">
      <style:text-properties style:text-underline-type="single" style:text-underline-style="solid" style:text-underline-width="auto" style:text-underline-mode="continuous"/>
    </style:style>
    <style:style style:name="T5531" style:parent-style-name="Domyślnaczcionkaakapitu" style:family="text">
      <style:text-properties fo:background-color="#80FFFF" style:text-underline-type="single" style:text-underline-style="solid" style:text-underline-width="auto" style:text-underline-mode="continuous"/>
    </style:style>
    <style:style style:name="T5532" style:parent-style-name="Domyślnaczcionkaakapitu" style:family="text">
      <style:text-properties style:text-underline-type="single" style:text-underline-style="solid" style:text-underline-width="auto" style:text-underline-mode="continuous"/>
    </style:style>
    <style:style style:name="T5533" style:parent-style-name="Domyślnaczcionkaakapitu" style:family="text">
      <style:text-properties fo:background-color="#80FFFF" style:text-underline-type="single" style:text-underline-style="solid" style:text-underline-width="auto" style:text-underline-mode="continuous"/>
    </style:style>
    <style:style style:name="T5534" style:parent-style-name="Domyślnaczcionkaakapitu" style:family="text">
      <style:text-properties style:text-underline-type="single" style:text-underline-style="solid" style:text-underline-width="auto" style:text-underline-mode="continuous"/>
    </style:style>
    <style:style style:name="T5535" style:parent-style-name="Domyślnaczcionkaakapitu" style:family="text">
      <style:text-properties fo:background-color="#80FFFF" style:text-underline-type="single" style:text-underline-style="solid" style:text-underline-width="auto" style:text-underline-mode="continuous"/>
    </style:style>
    <style:style style:name="T5536" style:parent-style-name="Domyślnaczcionkaakapitu" style:family="text">
      <style:text-properties style:text-underline-type="single" style:text-underline-style="solid" style:text-underline-width="auto" style:text-underline-mode="continuous"/>
    </style:style>
    <style:style style:name="P5537" style:parent-style-name="Normalny" style:family="paragraph">
      <style:paragraph-properties fo:text-align="justify" fo:line-height="150%" fo:text-indent="0.2479in"/>
    </style:style>
    <style:style style:name="P5538" style:parent-style-name="Normalny" style:family="paragraph">
      <style:paragraph-properties fo:text-align="justify" fo:line-height="150%"/>
    </style:style>
    <style:style style:name="T5539" style:parent-style-name="Domyślnaczcionkaakapitu" style:family="text">
      <style:text-properties fo:background-color="#80FFFF" style:text-underline-type="single" style:text-underline-style="solid" style:text-underline-width="auto" style:text-underline-mode="continuous"/>
    </style:style>
    <style:style style:name="T5540" style:parent-style-name="Domyślnaczcionkaakapitu" style:family="text">
      <style:text-properties style:text-underline-type="single" style:text-underline-style="solid" style:text-underline-width="auto" style:text-underline-mode="continuous"/>
    </style:style>
    <style:style style:name="T5541" style:parent-style-name="Domyślnaczcionkaakapitu" style:family="text">
      <style:text-properties fo:background-color="#80FFFF" style:text-underline-type="single" style:text-underline-style="solid" style:text-underline-width="auto" style:text-underline-mode="continuous"/>
    </style:style>
    <style:style style:name="T5542" style:parent-style-name="Domyślnaczcionkaakapitu" style:family="text">
      <style:text-properties style:text-underline-type="single" style:text-underline-style="solid" style:text-underline-width="auto" style:text-underline-mode="continuous"/>
    </style:style>
    <style:style style:name="T5543" style:parent-style-name="Domyślnaczcionkaakapitu" style:family="text">
      <style:text-properties fo:background-color="#80FFFF" style:text-underline-type="single" style:text-underline-style="solid" style:text-underline-width="auto" style:text-underline-mode="continuous"/>
    </style:style>
    <style:style style:name="T5544" style:parent-style-name="Domyślnaczcionkaakapitu" style:family="text">
      <style:text-properties style:text-underline-type="single" style:text-underline-style="solid" style:text-underline-width="auto" style:text-underline-mode="continuous"/>
    </style:style>
    <style:style style:name="T5545" style:parent-style-name="Domyślnaczcionkaakapitu" style:family="text">
      <style:text-properties fo:background-color="#80FFFF" style:text-underline-type="single" style:text-underline-style="solid" style:text-underline-width="auto" style:text-underline-mode="continuous"/>
    </style:style>
    <style:style style:name="P5546" style:parent-style-name="Normalny" style:family="paragraph">
      <style:paragraph-properties fo:text-align="justify" fo:line-height="150%" fo:text-indent="0.2479in"/>
    </style:style>
    <style:style style:name="T5547" style:parent-style-name="Domyślnaczcionkaakapitu" style:family="text">
      <style:text-properties fo:background-color="#80FFFF"/>
    </style:style>
    <style:style style:name="T5548" style:parent-style-name="Domyślnaczcionkaakapitu" style:family="text">
      <style:text-properties fo:background-color="#80FFFF"/>
    </style:style>
    <style:style style:name="T5549" style:parent-style-name="Domyślnaczcionkaakapitu" style:family="text">
      <style:text-properties fo:background-color="#80FFFF"/>
    </style:style>
    <style:style style:name="T5550" style:parent-style-name="Domyślnaczcionkaakapitu" style:family="text">
      <style:text-properties fo:background-color="#80FFFF"/>
    </style:style>
    <style:style style:name="P5551" style:parent-style-name="Normalny" style:family="paragraph">
      <style:paragraph-properties fo:text-align="justify" fo:line-height="150%">
        <style:tab-stops>
          <style:tab-stop style:type="left" style:leader-style="solid" style:leader-text="_" style:position="2.5534in"/>
        </style:tab-stops>
      </style:paragraph-properties>
    </style:style>
    <style:style style:name="T5552" style:parent-style-name="Domyślnaczcionkaakapitu" style:family="text">
      <style:text-properties fo:background-color="#80FFFF" style:text-underline-type="single" style:text-underline-style="solid" style:text-underline-width="auto" style:text-underline-mode="continuous"/>
    </style:style>
    <style:style style:name="T5553" style:parent-style-name="Domyślnaczcionkaakapitu" style:family="text">
      <style:text-properties style:text-underline-type="single" style:text-underline-style="solid" style:text-underline-width="auto" style:text-underline-mode="continuous"/>
    </style:style>
    <style:style style:name="T5554" style:parent-style-name="Domyślnaczcionkaakapitu" style:family="text">
      <style:text-properties fo:background-color="#80FFFF" style:text-underline-type="single" style:text-underline-style="solid" style:text-underline-width="auto" style:text-underline-mode="continuous"/>
    </style:style>
    <style:style style:name="T5555" style:parent-style-name="Domyślnaczcionkaakapitu" style:family="text">
      <style:text-properties style:text-underline-type="single" style:text-underline-style="solid" style:text-underline-width="auto" style:text-underline-mode="continuous"/>
    </style:style>
    <style:style style:name="T5556" style:parent-style-name="Domyślnaczcionkaakapitu" style:family="text">
      <style:text-properties fo:background-color="#80FFFF" style:text-underline-type="single" style:text-underline-style="solid" style:text-underline-width="auto" style:text-underline-mode="continuous"/>
    </style:style>
    <style:style style:name="T5557" style:parent-style-name="Domyślnaczcionkaakapitu" style:family="text">
      <style:text-properties style:text-underline-type="single" style:text-underline-style="solid" style:text-underline-width="auto" style:text-underline-mode="continuous"/>
    </style:style>
    <style:style style:name="T5558" style:parent-style-name="Domyślnaczcionkaakapitu" style:family="text">
      <style:text-properties fo:background-color="#80FFFF" style:text-underline-type="single" style:text-underline-style="solid" style:text-underline-width="auto" style:text-underline-mode="continuous"/>
    </style:style>
    <style:style style:name="T5559" style:parent-style-name="Domyślnaczcionkaakapitu" style:family="text">
      <style:text-properties style:text-underline-type="single" style:text-underline-style="solid" style:text-underline-width="auto" style:text-underline-mode="continuous"/>
    </style:style>
    <style:style style:name="P5560" style:parent-style-name="Normalny" style:family="paragraph">
      <style:paragraph-properties fo:text-align="justify" fo:line-height="150%" fo:text-indent="0.2479in">
        <style:tab-stops>
          <style:tab-stop style:type="left" style:leader-style="solid" style:leader-text="_" style:position="2.5534in"/>
        </style:tab-stops>
      </style:paragraph-properties>
    </style:style>
    <style:style style:name="P5561" style:parent-style-name="Normalny" style:family="paragraph">
      <style:paragraph-properties fo:text-align="justify" fo:line-height="150%"/>
    </style:style>
    <style:style style:name="T5562" style:parent-style-name="Domyślnaczcionkaakapitu" style:family="text">
      <style:text-properties style:text-underline-type="single" style:text-underline-style="solid" style:text-underline-width="auto" style:text-underline-mode="continuous"/>
    </style:style>
    <style:style style:name="T5563" style:parent-style-name="Domyślnaczcionkaakapitu" style:family="text">
      <style:text-properties fo:background-color="#80FFFF" style:text-underline-type="single" style:text-underline-style="solid" style:text-underline-width="auto" style:text-underline-mode="continuous"/>
    </style:style>
    <style:style style:name="T5564" style:parent-style-name="Domyślnaczcionkaakapitu" style:family="text">
      <style:text-properties style:text-underline-type="single" style:text-underline-style="solid" style:text-underline-width="auto" style:text-underline-mode="continuous"/>
    </style:style>
    <style:style style:name="T5565" style:parent-style-name="Domyślnaczcionkaakapitu" style:family="text">
      <style:text-properties fo:background-color="#80FFFF" style:text-underline-type="single" style:text-underline-style="solid" style:text-underline-width="auto" style:text-underline-mode="continuous"/>
    </style:style>
    <style:style style:name="T5566" style:parent-style-name="Domyślnaczcionkaakapitu" style:family="text">
      <style:text-properties style:text-underline-type="single" style:text-underline-style="solid" style:text-underline-width="auto" style:text-underline-mode="continuous"/>
    </style:style>
    <style:style style:name="P5567" style:parent-style-name="Normalny" style:family="paragraph">
      <style:paragraph-properties fo:text-align="justify" fo:line-height="150%" fo:text-indent="0.2479in"/>
    </style:style>
    <style:style style:name="T5568" style:parent-style-name="Domyślnaczcionkaakapitu" style:family="text">
      <style:text-properties fo:background-color="#80FFFF"/>
    </style:style>
    <style:style style:name="T5569" style:parent-style-name="Domyślnaczcionkaakapitu" style:family="text">
      <style:text-properties fo:background-color="#80FFFF"/>
    </style:style>
    <style:style style:name="P5570" style:parent-style-name="Normalny" style:family="paragraph">
      <style:paragraph-properties fo:text-align="justify" fo:line-height="150%"/>
    </style:style>
    <style:style style:name="T5571" style:parent-style-name="Domyślnaczcionkaakapitu" style:family="text">
      <style:text-properties fo:background-color="#80FFFF" style:text-underline-type="single" style:text-underline-style="solid" style:text-underline-width="auto" style:text-underline-mode="continuous"/>
    </style:style>
    <style:style style:name="T5572" style:parent-style-name="Domyślnaczcionkaakapitu" style:family="text">
      <style:text-properties style:text-underline-type="single" style:text-underline-style="solid" style:text-underline-width="auto" style:text-underline-mode="continuous"/>
    </style:style>
    <style:style style:name="T5573" style:parent-style-name="Domyślnaczcionkaakapitu" style:family="text">
      <style:text-properties fo:background-color="#80FFFF" style:text-underline-type="single" style:text-underline-style="solid" style:text-underline-width="auto" style:text-underline-mode="continuous"/>
    </style:style>
    <style:style style:name="T5574" style:parent-style-name="Domyślnaczcionkaakapitu" style:family="text">
      <style:text-properties style:text-underline-type="single" style:text-underline-style="solid" style:text-underline-width="auto" style:text-underline-mode="continuous"/>
    </style:style>
    <style:style style:name="T5575" style:parent-style-name="Domyślnaczcionkaakapitu" style:family="text">
      <style:text-properties fo:background-color="#80FFFF" style:text-underline-type="single" style:text-underline-style="solid" style:text-underline-width="auto" style:text-underline-mode="continuous"/>
    </style:style>
    <style:style style:name="T5576" style:parent-style-name="Domyślnaczcionkaakapitu" style:family="text">
      <style:text-properties style:text-underline-type="single" style:text-underline-style="solid" style:text-underline-width="auto" style:text-underline-mode="continuous"/>
    </style:style>
    <style:style style:name="T5577" style:parent-style-name="Domyślnaczcionkaakapitu" style:family="text">
      <style:text-properties fo:background-color="#80FFFF" style:text-underline-type="single" style:text-underline-style="solid" style:text-underline-width="auto" style:text-underline-mode="continuous"/>
    </style:style>
    <style:style style:name="P5578" style:parent-style-name="Normalny" style:family="paragraph">
      <style:paragraph-properties fo:text-align="justify" fo:line-height="150%" fo:text-indent="0.2479in"/>
    </style:style>
    <style:style style:name="T5579" style:parent-style-name="Domyślnaczcionkaakapitu" style:family="text">
      <style:text-properties fo:background-color="#80FFFF"/>
    </style:style>
    <style:style style:name="P5580" style:parent-style-name="Normalny" style:family="paragraph">
      <style:paragraph-properties fo:text-align="justify" fo:line-height="150%"/>
    </style:style>
    <style:style style:name="T5581" style:parent-style-name="Domyślnaczcionkaakapitu" style:family="text">
      <style:text-properties fo:background-color="#80FFFF" style:text-underline-type="single" style:text-underline-style="solid" style:text-underline-width="auto" style:text-underline-mode="continuous"/>
    </style:style>
    <style:style style:name="T5582" style:parent-style-name="Domyślnaczcionkaakapitu" style:family="text">
      <style:text-properties style:text-underline-type="single" style:text-underline-style="solid" style:text-underline-width="auto" style:text-underline-mode="continuous"/>
    </style:style>
    <style:style style:name="T5583" style:parent-style-name="Domyślnaczcionkaakapitu" style:family="text">
      <style:text-properties fo:background-color="#80FFFF" style:text-underline-type="single" style:text-underline-style="solid" style:text-underline-width="auto" style:text-underline-mode="continuous"/>
    </style:style>
    <style:style style:name="T5584" style:parent-style-name="Domyślnaczcionkaakapitu" style:family="text">
      <style:text-properties style:text-underline-type="single" style:text-underline-style="solid" style:text-underline-width="auto" style:text-underline-mode="continuous"/>
    </style:style>
    <style:style style:name="P5585" style:parent-style-name="Normalny" style:family="paragraph">
      <style:paragraph-properties fo:text-align="justify" fo:line-height="150%" fo:text-indent="0.2479in"/>
    </style:style>
    <style:style style:name="T5586" style:parent-style-name="Domyślnaczcionkaakapitu" style:family="text">
      <style:text-properties fo:background-color="#80FFFF"/>
    </style:style>
    <style:style style:name="P5587" style:parent-style-name="Normalny" style:family="paragraph">
      <style:paragraph-properties fo:text-align="justify" fo:line-height="150%"/>
    </style:style>
    <style:style style:name="T5588" style:parent-style-name="Domyślnaczcionkaakapitu" style:family="text">
      <style:text-properties style:text-underline-type="single" style:text-underline-style="solid" style:text-underline-width="auto" style:text-underline-mode="continuous"/>
    </style:style>
    <style:style style:name="T5589" style:parent-style-name="Domyślnaczcionkaakapitu" style:family="text">
      <style:text-properties fo:background-color="#80FFFF"/>
    </style:style>
    <style:style style:name="P5590" style:parent-style-name="Normalny" style:family="paragraph">
      <style:paragraph-properties fo:text-align="justify" fo:line-height="150%" fo:text-indent="0.2479in"/>
    </style:style>
    <style:style style:name="T5591" style:parent-style-name="Domyślnaczcionkaakapitu" style:family="text">
      <style:text-properties fo:background-color="#80FFFF"/>
    </style:style>
    <style:style style:name="T5592" style:parent-style-name="Domyślnaczcionkaakapitu" style:family="text">
      <style:text-properties fo:background-color="#80FFFF"/>
    </style:style>
    <style:style style:name="T5593" style:parent-style-name="Domyślnaczcionkaakapitu" style:family="text">
      <style:text-properties fo:background-color="#80FFFF"/>
    </style:style>
    <style:style style:name="T5594" style:parent-style-name="Domyślnaczcionkaakapitu" style:family="text">
      <style:text-properties fo:background-color="#80FFFF"/>
    </style:style>
    <style:style style:name="T5595" style:parent-style-name="Domyślnaczcionkaakapitu" style:family="text">
      <style:text-properties fo:background-color="#80FFFF"/>
    </style:style>
    <style:style style:name="T5596" style:parent-style-name="Domyślnaczcionkaakapitu" style:family="text">
      <style:text-properties fo:background-color="#80FFFF"/>
    </style:style>
    <style:style style:name="P5597" style:parent-style-name="Normalny" style:family="paragraph">
      <style:paragraph-properties fo:text-align="justify" fo:line-height="150%" fo:text-indent="0.2479in"/>
    </style:style>
    <style:style style:name="T5598" style:parent-style-name="Domyślnaczcionkaakapitu" style:family="text">
      <style:text-properties fo:background-color="#80FFFF"/>
    </style:style>
    <style:style style:name="T5599" style:parent-style-name="Domyślnaczcionkaakapitu" style:family="text">
      <style:text-properties fo:background-color="#80FFFF"/>
    </style:style>
    <style:style style:name="T5600" style:parent-style-name="Domyślnaczcionkaakapitu" style:family="text">
      <style:text-properties fo:background-color="#80FFFF"/>
    </style:style>
    <style:style style:name="P5601" style:parent-style-name="Normalny" style:family="paragraph">
      <style:paragraph-properties fo:text-align="justify" fo:line-height="150%"/>
    </style:style>
    <style:style style:name="T5602" style:parent-style-name="Domyślnaczcionkaakapitu" style:family="text">
      <style:text-properties fo:background-color="#80FFFF" style:text-underline-type="single" style:text-underline-style="solid" style:text-underline-width="auto" style:text-underline-mode="continuous"/>
    </style:style>
    <style:style style:name="T5603" style:parent-style-name="Domyślnaczcionkaakapitu" style:family="text">
      <style:text-properties style:text-underline-type="single" style:text-underline-style="solid" style:text-underline-width="auto" style:text-underline-mode="continuous"/>
    </style:style>
    <style:style style:name="T5604" style:parent-style-name="Domyślnaczcionkaakapitu" style:family="text">
      <style:text-properties fo:background-color="#80FFFF" style:text-underline-type="single" style:text-underline-style="solid" style:text-underline-width="auto" style:text-underline-mode="continuous"/>
    </style:style>
    <style:style style:name="T5605" style:parent-style-name="Domyślnaczcionkaakapitu" style:family="text">
      <style:text-properties style:text-underline-type="single" style:text-underline-style="solid" style:text-underline-width="auto" style:text-underline-mode="continuous"/>
    </style:style>
    <style:style style:name="T5606" style:parent-style-name="Domyślnaczcionkaakapitu" style:family="text">
      <style:text-properties fo:background-color="#80FFFF" style:text-underline-type="single" style:text-underline-style="solid" style:text-underline-width="auto" style:text-underline-mode="continuous"/>
    </style:style>
    <style:style style:name="T5607" style:parent-style-name="Domyślnaczcionkaakapitu" style:family="text">
      <style:text-properties style:text-underline-type="single" style:text-underline-style="solid" style:text-underline-width="auto" style:text-underline-mode="continuous"/>
    </style:style>
    <style:style style:name="T5608" style:parent-style-name="Domyślnaczcionkaakapitu" style:family="text">
      <style:text-properties fo:background-color="#80FFFF" style:text-underline-type="single" style:text-underline-style="solid" style:text-underline-width="auto" style:text-underline-mode="continuous"/>
    </style:style>
    <style:style style:name="T5609" style:parent-style-name="Domyślnaczcionkaakapitu" style:family="text">
      <style:text-properties style:text-underline-type="single" style:text-underline-style="solid" style:text-underline-width="auto" style:text-underline-mode="continuous"/>
    </style:style>
    <style:style style:name="P5610" style:parent-style-name="Normalny" style:family="paragraph">
      <style:paragraph-properties fo:text-align="justify" fo:line-height="150%" fo:text-indent="0.2479in"/>
    </style:style>
    <style:style style:name="T5611" style:parent-style-name="Domyślnaczcionkaakapitu" style:family="text">
      <style:text-properties fo:background-color="#80FFFF"/>
    </style:style>
    <style:style style:name="T5612" style:parent-style-name="Domyślnaczcionkaakapitu" style:family="text">
      <style:text-properties fo:background-color="#80FFFF"/>
    </style:style>
    <style:style style:name="T5613" style:parent-style-name="Domyślnaczcionkaakapitu" style:family="text">
      <style:text-properties fo:background-color="#80FFFF"/>
    </style:style>
    <style:style style:name="T5614" style:parent-style-name="Domyślnaczcionkaakapitu" style:family="text">
      <style:text-properties fo:background-color="#80FFFF"/>
    </style:style>
    <style:style style:name="T5615" style:parent-style-name="Domyślnaczcionkaakapitu" style:family="text">
      <style:text-properties fo:background-color="#80FFFF"/>
    </style:style>
    <style:style style:name="T5616" style:parent-style-name="Domyślnaczcionkaakapitu" style:family="text">
      <style:text-properties fo:background-color="#80FFFF"/>
    </style:style>
    <style:style style:name="T5617" style:parent-style-name="Domyślnaczcionkaakapitu" style:family="text">
      <style:text-properties fo:background-color="#80FFFF"/>
    </style:style>
    <style:style style:name="P5618" style:parent-style-name="Normalny" style:family="paragraph">
      <style:paragraph-properties fo:text-align="justify" fo:line-height="150%" fo:text-indent="0.2479in"/>
    </style:style>
    <style:style style:name="T5619" style:parent-style-name="Domyślnaczcionkaakapitu" style:family="text">
      <style:text-properties fo:background-color="#80FFFF"/>
    </style:style>
    <style:style style:name="P5620" style:parent-style-name="Normalny" style:family="paragraph">
      <style:paragraph-properties fo:text-align="justify" fo:line-height="150%"/>
    </style:style>
    <style:style style:name="T5621" style:parent-style-name="Domyślnaczcionkaakapitu" style:family="text">
      <style:text-properties fo:background-color="#80FFFF" style:text-underline-type="single" style:text-underline-style="solid" style:text-underline-width="auto" style:text-underline-mode="continuous"/>
    </style:style>
    <style:style style:name="T5622" style:parent-style-name="Domyślnaczcionkaakapitu" style:family="text">
      <style:text-properties style:text-underline-type="single" style:text-underline-style="solid" style:text-underline-width="auto" style:text-underline-mode="continuous"/>
    </style:style>
    <style:style style:name="T5623" style:parent-style-name="Domyślnaczcionkaakapitu" style:family="text">
      <style:text-properties fo:background-color="#80FFFF" style:text-underline-type="single" style:text-underline-style="solid" style:text-underline-width="auto" style:text-underline-mode="continuous"/>
    </style:style>
    <style:style style:name="T5624" style:parent-style-name="Domyślnaczcionkaakapitu" style:family="text">
      <style:text-properties style:text-underline-type="single" style:text-underline-style="solid" style:text-underline-width="auto" style:text-underline-mode="continuous"/>
    </style:style>
    <style:style style:name="T5625" style:parent-style-name="Domyślnaczcionkaakapitu" style:family="text">
      <style:text-properties fo:background-color="#80FFFF" style:text-underline-type="single" style:text-underline-style="solid" style:text-underline-width="auto" style:text-underline-mode="continuous"/>
    </style:style>
    <style:style style:name="T5626" style:parent-style-name="Domyślnaczcionkaakapitu" style:family="text">
      <style:text-properties style:text-underline-type="single" style:text-underline-style="solid" style:text-underline-width="auto" style:text-underline-mode="continuous"/>
    </style:style>
    <style:style style:name="T5627" style:parent-style-name="Domyślnaczcionkaakapitu" style:family="text">
      <style:text-properties fo:background-color="#80FFFF" style:text-underline-type="single" style:text-underline-style="solid" style:text-underline-width="auto" style:text-underline-mode="continuous"/>
    </style:style>
    <style:style style:name="T5628" style:parent-style-name="Domyślnaczcionkaakapitu" style:family="text">
      <style:text-properties style:text-underline-type="single" style:text-underline-style="solid" style:text-underline-width="auto" style:text-underline-mode="continuous"/>
    </style:style>
    <style:style style:name="P5629" style:parent-style-name="Normalny" style:family="paragraph">
      <style:paragraph-properties fo:text-align="justify" fo:line-height="150%" fo:text-indent="0.2479in"/>
    </style:style>
    <style:style style:name="T5630" style:parent-style-name="Domyślnaczcionkaakapitu" style:family="text">
      <style:text-properties fo:background-color="#80FFFF"/>
    </style:style>
    <style:style style:name="T5631" style:parent-style-name="Domyślnaczcionkaakapitu" style:family="text">
      <style:text-properties fo:background-color="#80FFFF"/>
    </style:style>
    <style:style style:name="T5632" style:parent-style-name="Domyślnaczcionkaakapitu" style:family="text">
      <style:text-properties fo:background-color="#80FFFF"/>
    </style:style>
    <style:style style:name="T5633" style:parent-style-name="Domyślnaczcionkaakapitu" style:family="text">
      <style:text-properties fo:background-color="#80FFFF"/>
    </style:style>
    <style:style style:name="T5634" style:parent-style-name="Domyślnaczcionkaakapitu" style:family="text">
      <style:text-properties fo:background-color="#80FFFF"/>
    </style:style>
    <style:style style:name="T5635" style:parent-style-name="Domyślnaczcionkaakapitu" style:family="text">
      <style:text-properties fo:background-color="#80FFFF"/>
    </style:style>
    <style:style style:name="P5636" style:parent-style-name="Normalny" style:family="paragraph">
      <style:paragraph-properties fo:text-align="justify" fo:line-height="150%"/>
    </style:style>
    <style:style style:name="T5637" style:parent-style-name="Domyślnaczcionkaakapitu" style:family="text">
      <style:text-properties fo:background-color="#80FFFF" style:text-underline-type="single" style:text-underline-style="solid" style:text-underline-width="auto" style:text-underline-mode="continuous"/>
    </style:style>
    <style:style style:name="T5638" style:parent-style-name="Domyślnaczcionkaakapitu" style:family="text">
      <style:text-properties style:text-underline-type="single" style:text-underline-style="solid" style:text-underline-width="auto" style:text-underline-mode="continuous"/>
    </style:style>
    <style:style style:name="T5639" style:parent-style-name="Domyślnaczcionkaakapitu" style:family="text">
      <style:text-properties fo:background-color="#80FFFF" style:text-underline-type="single" style:text-underline-style="solid" style:text-underline-width="auto" style:text-underline-mode="continuous"/>
    </style:style>
    <style:style style:name="T5640" style:parent-style-name="Domyślnaczcionkaakapitu" style:family="text">
      <style:text-properties style:text-underline-type="single" style:text-underline-style="solid" style:text-underline-width="auto" style:text-underline-mode="continuous"/>
    </style:style>
    <style:style style:name="T5641" style:parent-style-name="Domyślnaczcionkaakapitu" style:family="text">
      <style:text-properties fo:background-color="#80FFFF" style:text-underline-type="single" style:text-underline-style="solid" style:text-underline-width="auto" style:text-underline-mode="continuous"/>
    </style:style>
    <style:style style:name="T5642" style:parent-style-name="Domyślnaczcionkaakapitu" style:family="text">
      <style:text-properties style:text-underline-type="single" style:text-underline-style="solid" style:text-underline-width="auto" style:text-underline-mode="continuous"/>
    </style:style>
    <style:style style:name="T5643" style:parent-style-name="Domyślnaczcionkaakapitu" style:family="text">
      <style:text-properties fo:background-color="#80FFFF" style:text-underline-type="single" style:text-underline-style="solid" style:text-underline-width="auto" style:text-underline-mode="continuous"/>
    </style:style>
    <style:style style:name="T5644" style:parent-style-name="Domyślnaczcionkaakapitu" style:family="text">
      <style:text-properties style:text-underline-type="single" style:text-underline-style="solid" style:text-underline-width="auto" style:text-underline-mode="continuous"/>
    </style:style>
    <style:style style:name="P5645" style:parent-style-name="Normalny" style:family="paragraph">
      <style:paragraph-properties fo:text-align="justify" fo:line-height="150%" fo:text-indent="0.2479in"/>
    </style:style>
    <style:style style:name="T5646" style:parent-style-name="Domyślnaczcionkaakapitu" style:family="text">
      <style:text-properties fo:background-color="#80FFFF"/>
    </style:style>
    <style:style style:name="T5647" style:parent-style-name="Domyślnaczcionkaakapitu" style:family="text">
      <style:text-properties fo:background-color="#80FFFF"/>
    </style:style>
    <style:style style:name="P5648" style:parent-style-name="Normalny" style:family="paragraph">
      <style:paragraph-properties fo:text-align="justify" fo:line-height="150%"/>
    </style:style>
    <style:style style:name="T5649" style:parent-style-name="Domyślnaczcionkaakapitu" style:family="text">
      <style:text-properties fo:background-color="#80FFFF" style:text-underline-type="single" style:text-underline-style="solid" style:text-underline-width="auto" style:text-underline-mode="continuous"/>
    </style:style>
    <style:style style:name="T5650" style:parent-style-name="Domyślnaczcionkaakapitu" style:family="text">
      <style:text-properties style:text-underline-type="single" style:text-underline-style="solid" style:text-underline-width="auto" style:text-underline-mode="continuous"/>
    </style:style>
    <style:style style:name="T5651" style:parent-style-name="Domyślnaczcionkaakapitu" style:family="text">
      <style:text-properties fo:background-color="#80FFFF" style:text-underline-type="single" style:text-underline-style="solid" style:text-underline-width="auto" style:text-underline-mode="continuous"/>
    </style:style>
    <style:style style:name="T5652" style:parent-style-name="Domyślnaczcionkaakapitu" style:family="text">
      <style:text-properties style:text-underline-type="single" style:text-underline-style="solid" style:text-underline-width="auto" style:text-underline-mode="continuous"/>
    </style:style>
    <style:style style:name="T5653" style:parent-style-name="Domyślnaczcionkaakapitu" style:family="text">
      <style:text-properties fo:background-color="#80FFFF" style:text-underline-type="single" style:text-underline-style="solid" style:text-underline-width="auto" style:text-underline-mode="continuous"/>
    </style:style>
    <style:style style:name="T5654" style:parent-style-name="Domyślnaczcionkaakapitu" style:family="text">
      <style:text-properties style:text-underline-type="single" style:text-underline-style="solid" style:text-underline-width="auto" style:text-underline-mode="continuous"/>
    </style:style>
    <style:style style:name="P5655" style:parent-style-name="Normalny" style:family="paragraph">
      <style:paragraph-properties fo:text-align="justify" fo:line-height="150%" fo:text-indent="0.2479in"/>
    </style:style>
    <style:style style:name="T5656" style:parent-style-name="Domyślnaczcionkaakapitu" style:family="text">
      <style:text-properties fo:background-color="#80FFFF"/>
    </style:style>
    <style:style style:name="T5657" style:parent-style-name="Domyślnaczcionkaakapitu" style:family="text">
      <style:text-properties fo:background-color="#80FFFF"/>
    </style:style>
    <style:style style:name="P5658" style:parent-style-name="Normalny" style:family="paragraph">
      <style:paragraph-properties fo:text-align="justify" fo:line-height="150%"/>
    </style:style>
    <style:style style:name="T5659" style:parent-style-name="Domyślnaczcionkaakapitu" style:family="text">
      <style:text-properties fo:background-color="#80FFFF" style:text-underline-type="single" style:text-underline-style="solid" style:text-underline-width="auto" style:text-underline-mode="continuous"/>
    </style:style>
    <style:style style:name="T5660" style:parent-style-name="Domyślnaczcionkaakapitu" style:family="text">
      <style:text-properties style:text-underline-type="single" style:text-underline-style="solid" style:text-underline-width="auto" style:text-underline-mode="continuous"/>
    </style:style>
    <style:style style:name="T5661" style:parent-style-name="Domyślnaczcionkaakapitu" style:family="text">
      <style:text-properties fo:background-color="#80FFFF" style:text-underline-type="single" style:text-underline-style="solid" style:text-underline-width="auto" style:text-underline-mode="continuous"/>
    </style:style>
    <style:style style:name="T5662" style:parent-style-name="Domyślnaczcionkaakapitu" style:family="text">
      <style:text-properties style:text-underline-type="single" style:text-underline-style="solid" style:text-underline-width="auto" style:text-underline-mode="continuous"/>
    </style:style>
    <style:style style:name="T5663" style:parent-style-name="Domyślnaczcionkaakapitu" style:family="text">
      <style:text-properties fo:background-color="#80FFFF" style:text-underline-type="single" style:text-underline-style="solid" style:text-underline-width="auto" style:text-underline-mode="continuous"/>
    </style:style>
    <style:style style:name="T5664" style:parent-style-name="Domyślnaczcionkaakapitu" style:family="text">
      <style:text-properties style:text-underline-type="single" style:text-underline-style="solid" style:text-underline-width="auto" style:text-underline-mode="continuous"/>
    </style:style>
    <style:style style:name="T5665" style:parent-style-name="Domyślnaczcionkaakapitu" style:family="text">
      <style:text-properties fo:background-color="#80FFFF" style:text-underline-type="single" style:text-underline-style="solid" style:text-underline-width="auto" style:text-underline-mode="continuous"/>
    </style:style>
    <style:style style:name="T5666" style:parent-style-name="Domyślnaczcionkaakapitu" style:family="text">
      <style:text-properties style:text-underline-type="single" style:text-underline-style="solid" style:text-underline-width="auto" style:text-underline-mode="continuous"/>
    </style:style>
    <style:style style:name="P5667" style:parent-style-name="Normalny" style:family="paragraph">
      <style:paragraph-properties fo:text-align="justify" fo:line-height="150%" fo:text-indent="0.2479in"/>
    </style:style>
    <style:style style:name="T5668" style:parent-style-name="Domyślnaczcionkaakapitu" style:family="text">
      <style:text-properties fo:background-color="#80FFFF"/>
    </style:style>
    <style:style style:name="T5669" style:parent-style-name="Domyślnaczcionkaakapitu" style:family="text">
      <style:text-properties fo:background-color="#80FFFF"/>
    </style:style>
    <style:style style:name="T5670" style:parent-style-name="Domyślnaczcionkaakapitu" style:family="text">
      <style:text-properties fo:background-color="#80FFFF"/>
    </style:style>
    <style:style style:name="P5671" style:parent-style-name="Normalny" style:family="paragraph">
      <style:paragraph-properties fo:text-align="justify" fo:line-height="150%"/>
    </style:style>
    <style:style style:name="T5672" style:parent-style-name="Domyślnaczcionkaakapitu" style:family="text">
      <style:text-properties style:text-underline-type="single" style:text-underline-style="solid" style:text-underline-width="auto" style:text-underline-mode="continuous"/>
    </style:style>
    <style:style style:name="T5673" style:parent-style-name="Domyślnaczcionkaakapitu" style:family="text">
      <style:text-properties fo:background-color="#80FFFF" style:text-underline-type="single" style:text-underline-style="solid" style:text-underline-width="auto" style:text-underline-mode="continuous"/>
    </style:style>
    <style:style style:name="T5674" style:parent-style-name="Domyślnaczcionkaakapitu" style:family="text">
      <style:text-properties style:text-underline-type="single" style:text-underline-style="solid" style:text-underline-width="auto" style:text-underline-mode="continuous"/>
    </style:style>
    <style:style style:name="T5675" style:parent-style-name="Domyślnaczcionkaakapitu" style:family="text">
      <style:text-properties fo:background-color="#80FFFF" style:text-underline-type="single" style:text-underline-style="solid" style:text-underline-width="auto" style:text-underline-mode="continuous"/>
    </style:style>
    <style:style style:name="T5676" style:parent-style-name="Domyślnaczcionkaakapitu" style:family="text">
      <style:text-properties style:text-underline-type="single" style:text-underline-style="solid" style:text-underline-width="auto" style:text-underline-mode="continuous"/>
    </style:style>
    <style:style style:name="P5677" style:parent-style-name="Normalny" style:family="paragraph">
      <style:paragraph-properties fo:text-align="justify" fo:line-height="150%" fo:text-indent="0.2479in"/>
    </style:style>
    <style:style style:name="T5678" style:parent-style-name="Domyślnaczcionkaakapitu" style:family="text">
      <style:text-properties fo:background-color="#80FFFF"/>
    </style:style>
    <style:style style:name="T5679" style:parent-style-name="Domyślnaczcionkaakapitu" style:family="text">
      <style:text-properties fo:background-color="#80FFFF"/>
    </style:style>
    <style:style style:name="P5680" style:parent-style-name="Normalny" style:family="paragraph">
      <style:paragraph-properties fo:text-align="justify" fo:line-height="150%"/>
    </style:style>
    <style:style style:name="T5681" style:parent-style-name="Domyślnaczcionkaakapitu" style:family="text">
      <style:text-properties fo:background-color="#80FFFF" style:text-underline-type="single" style:text-underline-style="solid" style:text-underline-width="auto" style:text-underline-mode="continuous"/>
    </style:style>
    <style:style style:name="T5682" style:parent-style-name="Domyślnaczcionkaakapitu" style:family="text">
      <style:text-properties style:text-underline-type="single" style:text-underline-style="solid" style:text-underline-width="auto" style:text-underline-mode="continuous"/>
    </style:style>
    <style:style style:name="T5683" style:parent-style-name="Domyślnaczcionkaakapitu" style:family="text">
      <style:text-properties fo:background-color="#80FFFF" style:text-underline-type="single" style:text-underline-style="solid" style:text-underline-width="auto" style:text-underline-mode="continuous"/>
    </style:style>
    <style:style style:name="T5684" style:parent-style-name="Domyślnaczcionkaakapitu" style:family="text">
      <style:text-properties style:text-underline-type="single" style:text-underline-style="solid" style:text-underline-width="auto" style:text-underline-mode="continuous"/>
    </style:style>
    <style:style style:name="T5685" style:parent-style-name="Domyślnaczcionkaakapitu" style:family="text">
      <style:text-properties fo:background-color="#80FFFF" style:text-underline-type="single" style:text-underline-style="solid" style:text-underline-width="auto" style:text-underline-mode="continuous"/>
    </style:style>
    <style:style style:name="T5686" style:parent-style-name="Domyślnaczcionkaakapitu" style:family="text">
      <style:text-properties style:text-underline-type="single" style:text-underline-style="solid" style:text-underline-width="auto" style:text-underline-mode="continuous"/>
    </style:style>
    <style:style style:name="T5687" style:parent-style-name="Domyślnaczcionkaakapitu" style:family="text">
      <style:text-properties fo:background-color="#80FFFF" style:text-underline-type="single" style:text-underline-style="solid" style:text-underline-width="auto" style:text-underline-mode="continuous"/>
    </style:style>
    <style:style style:name="T5688" style:parent-style-name="Domyślnaczcionkaakapitu" style:family="text">
      <style:text-properties style:text-underline-type="single" style:text-underline-style="solid" style:text-underline-width="auto" style:text-underline-mode="continuous"/>
    </style:style>
    <style:style style:name="P5689" style:parent-style-name="Normalny" style:family="paragraph">
      <style:paragraph-properties fo:text-align="justify" fo:line-height="150%" fo:text-indent="0.2479in"/>
    </style:style>
    <style:style style:name="T5690" style:parent-style-name="Domyślnaczcionkaakapitu" style:family="text">
      <style:text-properties fo:background-color="#80FFFF"/>
    </style:style>
    <style:style style:name="T5691" style:parent-style-name="Domyślnaczcionkaakapitu" style:family="text">
      <style:text-properties fo:background-color="#80FFFF"/>
    </style:style>
    <style:style style:name="T5692" style:parent-style-name="Domyślnaczcionkaakapitu" style:family="text">
      <style:text-properties fo:background-color="#80FFFF"/>
    </style:style>
    <style:style style:name="T5693" style:parent-style-name="Domyślnaczcionkaakapitu" style:family="text">
      <style:text-properties fo:background-color="#80FFFF"/>
    </style:style>
    <style:style style:name="P5694" style:parent-style-name="Normalny" style:family="paragraph">
      <style:paragraph-properties fo:text-align="justify" fo:line-height="150%" fo:text-indent="0.2479in"/>
    </style:style>
    <style:style style:name="T5695" style:parent-style-name="Domyślnaczcionkaakapitu" style:family="text">
      <style:text-properties fo:background-color="#80FFFF"/>
    </style:style>
    <style:style style:name="T5696" style:parent-style-name="Domyślnaczcionkaakapitu" style:family="text">
      <style:text-properties fo:background-color="#80FFFF"/>
    </style:style>
    <style:style style:name="P5697" style:parent-style-name="Normalny" style:family="paragraph">
      <style:paragraph-properties fo:text-align="justify" fo:line-height="150%"/>
    </style:style>
    <style:style style:name="T5698" style:parent-style-name="Domyślnaczcionkaakapitu" style:family="text">
      <style:text-properties style:text-underline-type="single" style:text-underline-style="solid" style:text-underline-width="auto" style:text-underline-mode="continuous"/>
    </style:style>
    <style:style style:name="T5699" style:parent-style-name="Domyślnaczcionkaakapitu" style:family="text">
      <style:text-properties fo:background-color="#80FFFF" style:text-underline-type="single" style:text-underline-style="solid" style:text-underline-width="auto" style:text-underline-mode="continuous"/>
    </style:style>
    <style:style style:name="T5700" style:parent-style-name="Domyślnaczcionkaakapitu" style:family="text">
      <style:text-properties style:text-underline-type="single" style:text-underline-style="solid" style:text-underline-width="auto" style:text-underline-mode="continuous"/>
    </style:style>
    <style:style style:name="T5701" style:parent-style-name="Domyślnaczcionkaakapitu" style:family="text">
      <style:text-properties fo:background-color="#80FFFF" style:text-underline-type="single" style:text-underline-style="solid" style:text-underline-width="auto" style:text-underline-mode="continuous"/>
    </style:style>
    <style:style style:name="T5702" style:parent-style-name="Domyślnaczcionkaakapitu" style:family="text">
      <style:text-properties style:text-underline-type="single" style:text-underline-style="solid" style:text-underline-width="auto" style:text-underline-mode="continuous"/>
    </style:style>
    <style:style style:name="P5703" style:parent-style-name="Normalny" style:family="paragraph">
      <style:paragraph-properties fo:text-align="justify" fo:line-height="150%" fo:text-indent="0.2479in"/>
    </style:style>
    <style:style style:name="T5704" style:parent-style-name="Domyślnaczcionkaakapitu" style:family="text">
      <style:text-properties fo:background-color="#80FFFF"/>
    </style:style>
    <style:style style:name="P5705" style:parent-style-name="Normalny" style:family="paragraph">
      <style:paragraph-properties fo:text-align="justify" fo:line-height="150%"/>
    </style:style>
    <style:style style:name="T5706" style:parent-style-name="Domyślnaczcionkaakapitu" style:family="text">
      <style:text-properties fo:background-color="#80FFFF" style:text-underline-type="single" style:text-underline-style="solid" style:text-underline-width="auto" style:text-underline-mode="continuous"/>
    </style:style>
    <style:style style:name="T5707" style:parent-style-name="Domyślnaczcionkaakapitu" style:family="text">
      <style:text-properties style:text-underline-type="single" style:text-underline-style="solid" style:text-underline-width="auto" style:text-underline-mode="continuous"/>
    </style:style>
    <style:style style:name="T5708" style:parent-style-name="Domyślnaczcionkaakapitu" style:family="text">
      <style:text-properties fo:background-color="#80FFFF" style:text-underline-type="single" style:text-underline-style="solid" style:text-underline-width="auto" style:text-underline-mode="continuous"/>
    </style:style>
    <style:style style:name="T5709" style:parent-style-name="Domyślnaczcionkaakapitu" style:family="text">
      <style:text-properties style:text-underline-type="single" style:text-underline-style="solid" style:text-underline-width="auto" style:text-underline-mode="continuous"/>
    </style:style>
    <style:style style:name="T5710" style:parent-style-name="Domyślnaczcionkaakapitu" style:family="text">
      <style:text-properties fo:background-color="#80FFFF" style:text-underline-type="single" style:text-underline-style="solid" style:text-underline-width="auto" style:text-underline-mode="continuous"/>
    </style:style>
    <style:style style:name="T5711" style:parent-style-name="Domyślnaczcionkaakapitu" style:family="text">
      <style:text-properties style:text-underline-type="single" style:text-underline-style="solid" style:text-underline-width="auto" style:text-underline-mode="continuous"/>
    </style:style>
    <style:style style:name="T5712" style:parent-style-name="Domyślnaczcionkaakapitu" style:family="text">
      <style:text-properties fo:background-color="#80FFFF" style:text-underline-type="single" style:text-underline-style="solid" style:text-underline-width="auto" style:text-underline-mode="continuous"/>
    </style:style>
    <style:style style:name="T5713" style:parent-style-name="Domyślnaczcionkaakapitu" style:family="text">
      <style:text-properties style:text-underline-type="single" style:text-underline-style="solid" style:text-underline-width="auto" style:text-underline-mode="continuous"/>
    </style:style>
    <style:style style:name="P5714" style:parent-style-name="Normalny" style:family="paragraph">
      <style:paragraph-properties fo:text-align="justify" fo:line-height="150%" fo:text-indent="0.2479in"/>
    </style:style>
    <style:style style:name="P5715" style:parent-style-name="Normalny" style:family="paragraph">
      <style:paragraph-properties fo:text-align="justify" fo:line-height="150%" fo:text-indent="0.2479in"/>
    </style:style>
    <style:style style:name="T5716" style:parent-style-name="Domyślnaczcionkaakapitu" style:family="text">
      <style:text-properties fo:background-color="#80FFFF"/>
    </style:style>
    <style:style style:name="T5717" style:parent-style-name="Domyślnaczcionkaakapitu" style:family="text">
      <style:text-properties fo:background-color="#80FFFF"/>
    </style:style>
    <style:style style:name="T5718" style:parent-style-name="Domyślnaczcionkaakapitu" style:family="text">
      <style:text-properties fo:background-color="#80FFFF"/>
    </style:style>
    <style:style style:name="T5719" style:parent-style-name="Domyślnaczcionkaakapitu" style:family="text">
      <style:text-properties fo:background-color="#80FFFF"/>
    </style:style>
    <style:style style:name="T5720" style:parent-style-name="Domyślnaczcionkaakapitu" style:family="text">
      <style:text-properties fo:background-color="#80FFFF"/>
    </style:style>
    <style:style style:name="P5721" style:parent-style-name="Normalny" style:family="paragraph">
      <style:paragraph-properties fo:text-align="justify" fo:line-height="150%" fo:text-indent="0.2479in"/>
    </style:style>
    <style:style style:name="P5722" style:parent-style-name="Normalny" style:family="paragraph">
      <style:paragraph-properties fo:text-align="justify" fo:line-height="150%"/>
    </style:style>
    <style:style style:name="T5723" style:parent-style-name="Domyślnaczcionkaakapitu" style:family="text">
      <style:text-properties style:text-underline-type="single" style:text-underline-style="solid" style:text-underline-width="auto" style:text-underline-mode="continuous"/>
    </style:style>
    <style:style style:name="T5724" style:parent-style-name="Domyślnaczcionkaakapitu" style:family="text">
      <style:text-properties fo:background-color="#80FFFF" style:text-underline-type="single" style:text-underline-style="solid" style:text-underline-width="auto" style:text-underline-mode="continuous"/>
    </style:style>
    <style:style style:name="T5725" style:parent-style-name="Domyślnaczcionkaakapitu" style:family="text">
      <style:text-properties style:text-underline-type="single" style:text-underline-style="solid" style:text-underline-width="auto" style:text-underline-mode="continuous"/>
    </style:style>
    <style:style style:name="T5726" style:parent-style-name="Domyślnaczcionkaakapitu" style:family="text">
      <style:text-properties fo:background-color="#80FFFF" style:text-underline-type="single" style:text-underline-style="solid" style:text-underline-width="auto" style:text-underline-mode="continuous"/>
    </style:style>
    <style:style style:name="T5727" style:parent-style-name="Domyślnaczcionkaakapitu" style:family="text">
      <style:text-properties style:text-underline-type="single" style:text-underline-style="solid" style:text-underline-width="auto" style:text-underline-mode="continuous"/>
    </style:style>
    <style:style style:name="P5728" style:parent-style-name="Normalny" style:family="paragraph">
      <style:paragraph-properties fo:text-align="justify" fo:line-height="150%" fo:text-indent="0.2479in"/>
    </style:style>
    <style:style style:name="T5729" style:parent-style-name="Domyślnaczcionkaakapitu" style:family="text">
      <style:text-properties fo:background-color="#80FFFF"/>
    </style:style>
    <style:style style:name="P5730" style:parent-style-name="Normalny" style:family="paragraph">
      <style:paragraph-properties fo:text-align="justify" fo:line-height="150%"/>
    </style:style>
    <style:style style:name="T5731" style:parent-style-name="Domyślnaczcionkaakapitu" style:family="text">
      <style:text-properties fo:background-color="#80FFFF" style:text-underline-type="single" style:text-underline-style="solid" style:text-underline-width="auto" style:text-underline-mode="continuous"/>
    </style:style>
    <style:style style:name="T5732" style:parent-style-name="Domyślnaczcionkaakapitu" style:family="text">
      <style:text-properties style:text-underline-type="single" style:text-underline-style="solid" style:text-underline-width="auto" style:text-underline-mode="continuous"/>
    </style:style>
    <style:style style:name="T5733" style:parent-style-name="Domyślnaczcionkaakapitu" style:family="text">
      <style:text-properties fo:background-color="#80FFFF" style:text-underline-type="single" style:text-underline-style="solid" style:text-underline-width="auto" style:text-underline-mode="continuous"/>
    </style:style>
    <style:style style:name="T5734" style:parent-style-name="Domyślnaczcionkaakapitu" style:family="text">
      <style:text-properties style:text-underline-type="single" style:text-underline-style="solid" style:text-underline-width="auto" style:text-underline-mode="continuous"/>
    </style:style>
    <style:style style:name="T5735" style:parent-style-name="Domyślnaczcionkaakapitu" style:family="text">
      <style:text-properties fo:background-color="#80FFFF" style:text-underline-type="single" style:text-underline-style="solid" style:text-underline-width="auto" style:text-underline-mode="continuous"/>
    </style:style>
    <style:style style:name="T5736" style:parent-style-name="Domyślnaczcionkaakapitu" style:family="text">
      <style:text-properties style:text-underline-type="single" style:text-underline-style="solid" style:text-underline-width="auto" style:text-underline-mode="continuous"/>
    </style:style>
    <style:style style:name="T5737" style:parent-style-name="Domyślnaczcionkaakapitu" style:family="text">
      <style:text-properties fo:background-color="#80FFFF" style:text-underline-type="single" style:text-underline-style="solid" style:text-underline-width="auto" style:text-underline-mode="continuous"/>
    </style:style>
    <style:style style:name="T5738" style:parent-style-name="Domyślnaczcionkaakapitu" style:family="text">
      <style:text-properties style:text-underline-type="single" style:text-underline-style="solid" style:text-underline-width="auto" style:text-underline-mode="continuous"/>
    </style:style>
    <style:style style:name="P5739" style:parent-style-name="Normalny" style:family="paragraph">
      <style:paragraph-properties fo:text-align="justify" fo:line-height="150%" fo:text-indent="0.2479in"/>
    </style:style>
    <style:style style:name="P5740" style:parent-style-name="Normalny" style:family="paragraph">
      <style:paragraph-properties fo:text-align="justify" fo:line-height="150%"/>
    </style:style>
    <style:style style:name="T5741" style:parent-style-name="Domyślnaczcionkaakapitu" style:family="text">
      <style:text-properties style:text-underline-type="single" style:text-underline-style="solid" style:text-underline-width="auto" style:text-underline-mode="continuous"/>
    </style:style>
    <style:style style:name="T5742" style:parent-style-name="Domyślnaczcionkaakapitu" style:family="text">
      <style:text-properties fo:background-color="#80FFFF" style:text-underline-type="single" style:text-underline-style="solid" style:text-underline-width="auto" style:text-underline-mode="continuous"/>
    </style:style>
    <style:style style:name="T5743" style:parent-style-name="Domyślnaczcionkaakapitu" style:family="text">
      <style:text-properties style:text-underline-type="single" style:text-underline-style="solid" style:text-underline-width="auto" style:text-underline-mode="continuous"/>
    </style:style>
    <style:style style:name="T5744" style:parent-style-name="Domyślnaczcionkaakapitu" style:family="text">
      <style:text-properties fo:background-color="#80FFFF" style:text-underline-type="single" style:text-underline-style="solid" style:text-underline-width="auto" style:text-underline-mode="continuous"/>
    </style:style>
    <style:style style:name="T5745" style:parent-style-name="Domyślnaczcionkaakapitu" style:family="text">
      <style:text-properties style:text-underline-type="single" style:text-underline-style="solid" style:text-underline-width="auto" style:text-underline-mode="continuous"/>
    </style:style>
    <style:style style:name="P5746" style:parent-style-name="Normalny" style:family="paragraph">
      <style:paragraph-properties fo:text-align="justify" fo:line-height="150%" fo:text-indent="0.2479in"/>
    </style:style>
    <style:style style:name="T5747" style:parent-style-name="Domyślnaczcionkaakapitu" style:family="text">
      <style:text-properties fo:background-color="#80FFFF"/>
    </style:style>
    <style:style style:name="P5748" style:parent-style-name="Normalny" style:family="paragraph">
      <style:paragraph-properties fo:text-align="justify" fo:line-height="150%"/>
    </style:style>
    <style:style style:name="T5749" style:parent-style-name="Domyślnaczcionkaakapitu" style:family="text">
      <style:text-properties fo:background-color="#80FFFF" style:text-underline-type="single" style:text-underline-style="solid" style:text-underline-width="auto" style:text-underline-mode="continuous"/>
    </style:style>
    <style:style style:name="T5750" style:parent-style-name="Domyślnaczcionkaakapitu" style:family="text">
      <style:text-properties style:text-underline-type="single" style:text-underline-style="solid" style:text-underline-width="auto" style:text-underline-mode="continuous"/>
    </style:style>
    <style:style style:name="T5751" style:parent-style-name="Domyślnaczcionkaakapitu" style:family="text">
      <style:text-properties fo:background-color="#80FFFF" style:text-underline-type="single" style:text-underline-style="solid" style:text-underline-width="auto" style:text-underline-mode="continuous"/>
    </style:style>
    <style:style style:name="T5752" style:parent-style-name="Domyślnaczcionkaakapitu" style:family="text">
      <style:text-properties style:text-underline-type="single" style:text-underline-style="solid" style:text-underline-width="auto" style:text-underline-mode="continuous"/>
    </style:style>
    <style:style style:name="T5753" style:parent-style-name="Domyślnaczcionkaakapitu" style:family="text">
      <style:text-properties fo:background-color="#80FFFF" style:text-underline-type="single" style:text-underline-style="solid" style:text-underline-width="auto" style:text-underline-mode="continuous"/>
    </style:style>
    <style:style style:name="T5754" style:parent-style-name="Domyślnaczcionkaakapitu" style:family="text">
      <style:text-properties style:text-underline-type="single" style:text-underline-style="solid" style:text-underline-width="auto" style:text-underline-mode="continuous"/>
    </style:style>
    <style:style style:name="T5755" style:parent-style-name="Domyślnaczcionkaakapitu" style:family="text">
      <style:text-properties fo:background-color="#80FFFF" style:text-underline-type="single" style:text-underline-style="solid" style:text-underline-width="auto" style:text-underline-mode="continuous"/>
    </style:style>
    <style:style style:name="T5756" style:parent-style-name="Domyślnaczcionkaakapitu" style:family="text">
      <style:text-properties style:text-underline-type="single" style:text-underline-style="solid" style:text-underline-width="auto" style:text-underline-mode="continuous"/>
    </style:style>
    <style:style style:name="P5757" style:parent-style-name="Normalny" style:family="paragraph">
      <style:paragraph-properties fo:text-align="justify" fo:line-height="150%" fo:text-indent="0.2479in"/>
    </style:style>
    <style:style style:name="T5758" style:parent-style-name="Domyślnaczcionkaakapitu" style:family="text">
      <style:text-properties fo:background-color="#80FFFF"/>
    </style:style>
    <style:style style:name="T5759" style:parent-style-name="Domyślnaczcionkaakapitu" style:family="text">
      <style:text-properties fo:background-color="#80FFFF"/>
    </style:style>
    <style:style style:name="T5760" style:parent-style-name="Domyślnaczcionkaakapitu" style:family="text">
      <style:text-properties fo:background-color="#80FFFF"/>
    </style:style>
    <style:style style:name="T5761" style:parent-style-name="Domyślnaczcionkaakapitu" style:family="text">
      <style:text-properties fo:background-color="#80FFFF"/>
    </style:style>
    <style:style style:name="T5762" style:parent-style-name="Domyślnaczcionkaakapitu" style:family="text">
      <style:text-properties fo:background-color="#80FFFF"/>
    </style:style>
    <style:style style:name="T5763" style:parent-style-name="Domyślnaczcionkaakapitu" style:family="text">
      <style:text-properties fo:background-color="#80FFFF"/>
    </style:style>
    <style:style style:name="T5764" style:parent-style-name="Domyślnaczcionkaakapitu" style:family="text">
      <style:text-properties fo:background-color="#80FFFF"/>
    </style:style>
    <style:style style:name="P5765" style:parent-style-name="Normalny" style:family="paragraph">
      <style:paragraph-properties fo:text-align="justify" fo:line-height="150%"/>
    </style:style>
    <style:style style:name="P5766" style:parent-style-name="Normalny" style:family="paragraph">
      <style:paragraph-properties fo:text-align="justify" fo:line-height="150%"/>
    </style:style>
    <style:style style:name="P5767" style:parent-style-name="Normalny" style:family="paragraph">
      <style:paragraph-properties fo:text-align="justify" fo:line-height="150%"/>
    </style:style>
    <style:style style:name="P5768" style:parent-style-name="Normalny" style:family="paragraph">
      <style:paragraph-properties fo:text-align="justify" fo:line-height="150%"/>
    </style:style>
    <style:style style:name="P5769" style:parent-style-name="Normalny" style:family="paragraph">
      <style:paragraph-properties fo:text-align="justify" fo:line-height="150%"/>
    </style:style>
    <style:style style:name="P5770" style:parent-style-name="Normalny" style:family="paragraph">
      <style:paragraph-properties fo:text-align="justify" fo:line-height="150%"/>
    </style:style>
    <style:style style:name="T5771" style:parent-style-name="Domyślnaczcionkaakapitu" style:family="text">
      <style:text-properties style:text-underline-type="single" style:text-underline-style="solid" style:text-underline-width="auto" style:text-underline-mode="continuous"/>
    </style:style>
    <style:style style:name="T5772" style:parent-style-name="Domyślnaczcionkaakapitu" style:family="text">
      <style:text-properties fo:background-color="#80FFFF" style:text-underline-type="single" style:text-underline-style="solid" style:text-underline-width="auto" style:text-underline-mode="continuous"/>
    </style:style>
    <style:style style:name="T5773" style:parent-style-name="Domyślnaczcionkaakapitu" style:family="text">
      <style:text-properties style:text-underline-type="single" style:text-underline-style="solid" style:text-underline-width="auto" style:text-underline-mode="continuous"/>
    </style:style>
    <style:style style:name="T5774" style:parent-style-name="Domyślnaczcionkaakapitu" style:family="text">
      <style:text-properties fo:background-color="#80FFFF" style:text-underline-type="single" style:text-underline-style="solid" style:text-underline-width="auto" style:text-underline-mode="continuous"/>
    </style:style>
    <style:style style:name="T5775" style:parent-style-name="Domyślnaczcionkaakapitu" style:family="text">
      <style:text-properties style:text-underline-type="single" style:text-underline-style="solid" style:text-underline-width="auto" style:text-underline-mode="continuous"/>
    </style:style>
    <style:style style:name="P5776" style:parent-style-name="Normalny" style:family="paragraph">
      <style:paragraph-properties fo:text-align="justify" fo:line-height="150%" fo:text-indent="0.2479in"/>
    </style:style>
    <style:style style:name="T5777" style:parent-style-name="Domyślnaczcionkaakapitu" style:family="text">
      <style:text-properties fo:background-color="#80FFFF"/>
    </style:style>
    <style:style style:name="T5778" style:parent-style-name="Domyślnaczcionkaakapitu" style:family="text">
      <style:text-properties fo:background-color="#80FFFF"/>
    </style:style>
    <style:style style:name="T5779" style:parent-style-name="Domyślnaczcionkaakapitu" style:family="text">
      <style:text-properties fo:background-color="#80FFFF"/>
    </style:style>
    <style:style style:name="T5780" style:parent-style-name="Domyślnaczcionkaakapitu" style:family="text">
      <style:text-properties fo:background-color="#80FFFF"/>
    </style:style>
    <style:style style:name="P5781" style:parent-style-name="Normalny" style:family="paragraph">
      <style:paragraph-properties fo:text-align="justify" fo:line-height="150%" fo:text-indent="0.2479in"/>
    </style:style>
    <style:style style:name="P5782" style:parent-style-name="Normalny" style:family="paragraph">
      <style:paragraph-properties fo:text-align="justify" fo:line-height="150%" fo:text-indent="0.2479in"/>
    </style:style>
    <style:style style:name="T5783" style:parent-style-name="Domyślnaczcionkaakapitu" style:family="text">
      <style:text-properties fo:background-color="#80FFFF"/>
    </style:style>
    <style:style style:name="P5784" style:parent-style-name="Normalny" style:family="paragraph">
      <style:paragraph-properties fo:text-align="justify" fo:line-height="150%"/>
    </style:style>
    <style:style style:name="T5785" style:parent-style-name="Domyślnaczcionkaakapitu" style:family="text">
      <style:text-properties style:text-underline-type="single" style:text-underline-style="solid" style:text-underline-width="auto" style:text-underline-mode="continuous"/>
    </style:style>
    <style:style style:name="T5786" style:parent-style-name="Domyślnaczcionkaakapitu" style:family="text">
      <style:text-properties fo:background-color="#80FFFF" style:text-underline-type="single" style:text-underline-style="solid" style:text-underline-width="auto" style:text-underline-mode="continuous"/>
    </style:style>
    <style:style style:name="T5787" style:parent-style-name="Domyślnaczcionkaakapitu" style:family="text">
      <style:text-properties style:text-underline-type="single" style:text-underline-style="solid" style:text-underline-width="auto" style:text-underline-mode="continuous"/>
    </style:style>
    <style:style style:name="T5788" style:parent-style-name="Domyślnaczcionkaakapitu" style:family="text">
      <style:text-properties fo:background-color="#80FFFF" style:text-underline-type="single" style:text-underline-style="solid" style:text-underline-width="auto" style:text-underline-mode="continuous"/>
    </style:style>
    <style:style style:name="T5789" style:parent-style-name="Domyślnaczcionkaakapitu" style:family="text">
      <style:text-properties style:text-underline-type="single" style:text-underline-style="solid" style:text-underline-width="auto" style:text-underline-mode="continuous"/>
    </style:style>
    <style:style style:name="P5790" style:parent-style-name="Normalny" style:family="paragraph">
      <style:paragraph-properties fo:text-align="justify" fo:line-height="150%" fo:text-indent="0.2479in"/>
    </style:style>
    <style:style style:name="P5791" style:parent-style-name="Normalny" style:family="paragraph">
      <style:paragraph-properties fo:text-align="justify" fo:line-height="150%"/>
    </style:style>
    <style:style style:name="T5792" style:parent-style-name="Domyślnaczcionkaakapitu" style:family="text">
      <style:text-properties style:text-underline-type="single" style:text-underline-style="solid" style:text-underline-width="auto" style:text-underline-mode="continuous"/>
    </style:style>
    <style:style style:name="T5793" style:parent-style-name="Domyślnaczcionkaakapitu" style:family="text">
      <style:text-properties fo:background-color="#80FFFF" style:text-underline-type="single" style:text-underline-style="solid" style:text-underline-width="auto" style:text-underline-mode="continuous"/>
    </style:style>
    <style:style style:name="T5794" style:parent-style-name="Domyślnaczcionkaakapitu" style:family="text">
      <style:text-properties style:text-underline-type="single" style:text-underline-style="solid" style:text-underline-width="auto" style:text-underline-mode="continuous"/>
    </style:style>
    <style:style style:name="T5795" style:parent-style-name="Domyślnaczcionkaakapitu" style:family="text">
      <style:text-properties fo:background-color="#80FFFF" style:text-underline-type="single" style:text-underline-style="solid" style:text-underline-width="auto" style:text-underline-mode="continuous"/>
    </style:style>
    <style:style style:name="T5796" style:parent-style-name="Domyślnaczcionkaakapitu" style:family="text">
      <style:text-properties style:text-underline-type="single" style:text-underline-style="solid" style:text-underline-width="auto" style:text-underline-mode="continuous"/>
    </style:style>
    <style:style style:name="P5797" style:parent-style-name="Normalny" style:family="paragraph">
      <style:paragraph-properties fo:text-align="justify" fo:line-height="150%" fo:text-indent="0.2479in"/>
    </style:style>
    <style:style style:name="P5798" style:parent-style-name="Normalny" style:family="paragraph">
      <style:paragraph-properties fo:text-align="justify" fo:line-height="150%"/>
    </style:style>
    <style:style style:name="T5799" style:parent-style-name="Domyślnaczcionkaakapitu" style:family="text">
      <style:text-properties style:text-underline-type="single" style:text-underline-style="solid" style:text-underline-width="auto" style:text-underline-mode="continuous"/>
    </style:style>
    <style:style style:name="T5800" style:parent-style-name="Domyślnaczcionkaakapitu" style:family="text">
      <style:text-properties fo:background-color="#80FFFF" style:text-underline-type="single" style:text-underline-style="solid" style:text-underline-width="auto" style:text-underline-mode="continuous"/>
    </style:style>
    <style:style style:name="T5801" style:parent-style-name="Domyślnaczcionkaakapitu" style:family="text">
      <style:text-properties style:text-underline-type="single" style:text-underline-style="solid" style:text-underline-width="auto" style:text-underline-mode="continuous"/>
    </style:style>
    <style:style style:name="T5802" style:parent-style-name="Domyślnaczcionkaakapitu" style:family="text">
      <style:text-properties fo:background-color="#80FFFF" style:text-underline-type="single" style:text-underline-style="solid" style:text-underline-width="auto" style:text-underline-mode="continuous"/>
    </style:style>
    <style:style style:name="T5803" style:parent-style-name="Domyślnaczcionkaakapitu" style:family="text">
      <style:text-properties style:text-underline-type="single" style:text-underline-style="solid" style:text-underline-width="auto" style:text-underline-mode="continuous"/>
    </style:style>
    <style:style style:name="P5804" style:parent-style-name="Normalny" style:family="paragraph">
      <style:paragraph-properties fo:text-align="justify" fo:line-height="150%" fo:text-indent="0.2479in"/>
    </style:style>
    <style:style style:name="T5805" style:parent-style-name="Domyślnaczcionkaakapitu" style:family="text">
      <style:text-properties fo:background-color="#80FFFF"/>
    </style:style>
    <style:style style:name="T5806" style:parent-style-name="Domyślnaczcionkaakapitu" style:family="text">
      <style:text-properties fo:background-color="#80FFFF"/>
    </style:style>
    <style:style style:name="T5807" style:parent-style-name="Domyślnaczcionkaakapitu" style:family="text">
      <style:text-properties fo:background-color="#80FFFF"/>
    </style:style>
    <style:style style:name="T5808" style:parent-style-name="Domyślnaczcionkaakapitu" style:family="text">
      <style:text-properties fo:background-color="#80FFFF"/>
    </style:style>
    <style:style style:name="P5809" style:parent-style-name="Normalny" style:family="paragraph">
      <style:paragraph-properties fo:text-align="justify" fo:line-height="150%"/>
    </style:style>
    <style:style style:name="T5810" style:parent-style-name="Domyślnaczcionkaakapitu" style:family="text">
      <style:text-properties style:text-underline-type="single" style:text-underline-style="solid" style:text-underline-width="auto" style:text-underline-mode="continuous"/>
    </style:style>
    <style:style style:name="T5811" style:parent-style-name="Domyślnaczcionkaakapitu" style:family="text">
      <style:text-properties fo:background-color="#80FFFF" style:text-underline-type="single" style:text-underline-style="solid" style:text-underline-width="auto" style:text-underline-mode="continuous"/>
    </style:style>
    <style:style style:name="P5812" style:parent-style-name="Normalny" style:family="paragraph">
      <style:paragraph-properties fo:text-align="justify" fo:line-height="150%" fo:text-indent="0.2479in"/>
    </style:style>
    <style:style style:name="T5813" style:parent-style-name="Domyślnaczcionkaakapitu" style:family="text">
      <style:text-properties fo:background-color="#80FFFF"/>
    </style:style>
    <style:style style:name="P5814" style:parent-style-name="Normalny" style:family="paragraph">
      <style:paragraph-properties fo:text-align="justify" fo:line-height="150%"/>
    </style:style>
    <style:style style:name="T5815" style:parent-style-name="Domyślnaczcionkaakapitu" style:family="text">
      <style:text-properties style:text-underline-type="single" style:text-underline-style="solid" style:text-underline-width="auto" style:text-underline-mode="continuous"/>
    </style:style>
    <style:style style:name="T5816" style:parent-style-name="Domyślnaczcionkaakapitu" style:family="text">
      <style:text-properties fo:background-color="#80FFFF" style:text-underline-type="single" style:text-underline-style="solid" style:text-underline-width="auto" style:text-underline-mode="continuous"/>
    </style:style>
    <style:style style:name="T5817" style:parent-style-name="Domyślnaczcionkaakapitu" style:family="text">
      <style:text-properties style:text-underline-type="single" style:text-underline-style="solid" style:text-underline-width="auto" style:text-underline-mode="continuous"/>
    </style:style>
    <style:style style:name="T5818" style:parent-style-name="Domyślnaczcionkaakapitu" style:family="text">
      <style:text-properties fo:background-color="#80FFFF" style:text-underline-type="single" style:text-underline-style="solid" style:text-underline-width="auto" style:text-underline-mode="continuous"/>
    </style:style>
    <style:style style:name="T5819" style:parent-style-name="Domyślnaczcionkaakapitu" style:family="text">
      <style:text-properties style:text-underline-type="single" style:text-underline-style="solid" style:text-underline-width="auto" style:text-underline-mode="continuous"/>
    </style:style>
    <style:style style:name="P5820" style:parent-style-name="Normalny" style:family="paragraph">
      <style:paragraph-properties fo:text-align="justify" fo:line-height="150%" fo:text-indent="0.2479in"/>
    </style:style>
    <style:style style:name="P5821" style:parent-style-name="Normalny" style:family="paragraph">
      <style:paragraph-properties fo:text-align="justify" fo:line-height="150%"/>
    </style:style>
    <style:style style:name="T5822" style:parent-style-name="Domyślnaczcionkaakapitu" style:family="text">
      <style:text-properties style:text-underline-type="single" style:text-underline-style="solid" style:text-underline-width="auto" style:text-underline-mode="continuous"/>
    </style:style>
    <style:style style:name="T5823" style:parent-style-name="Domyślnaczcionkaakapitu" style:family="text">
      <style:text-properties fo:background-color="#80FFFF" style:text-underline-type="single" style:text-underline-style="solid" style:text-underline-width="auto" style:text-underline-mode="continuous"/>
    </style:style>
    <style:style style:name="P5824" style:parent-style-name="Normalny" style:family="paragraph">
      <style:paragraph-properties fo:text-align="justify" fo:line-height="150%" fo:text-indent="0.2479in"/>
    </style:style>
    <style:style style:name="P5825" style:parent-style-name="Normalny" style:family="paragraph">
      <style:paragraph-properties fo:text-align="justify" fo:line-height="150%"/>
    </style:style>
    <style:style style:name="T5826" style:parent-style-name="Domyślnaczcionkaakapitu" style:family="text">
      <style:text-properties style:text-underline-type="single" style:text-underline-style="solid" style:text-underline-width="auto" style:text-underline-mode="continuous"/>
    </style:style>
    <style:style style:name="T5827" style:parent-style-name="Domyślnaczcionkaakapitu" style:family="text">
      <style:text-properties fo:background-color="#80FFFF" style:text-underline-type="single" style:text-underline-style="solid" style:text-underline-width="auto" style:text-underline-mode="continuous"/>
    </style:style>
    <style:style style:name="T5828" style:parent-style-name="Domyślnaczcionkaakapitu" style:family="text">
      <style:text-properties style:text-underline-type="single" style:text-underline-style="solid" style:text-underline-width="auto" style:text-underline-mode="continuous"/>
    </style:style>
    <style:style style:name="T5829" style:parent-style-name="Domyślnaczcionkaakapitu" style:family="text">
      <style:text-properties fo:background-color="#80FFFF" style:text-underline-type="single" style:text-underline-style="solid" style:text-underline-width="auto" style:text-underline-mode="continuous"/>
    </style:style>
    <style:style style:name="T5830" style:parent-style-name="Domyślnaczcionkaakapitu" style:family="text">
      <style:text-properties style:text-underline-type="single" style:text-underline-style="solid" style:text-underline-width="auto" style:text-underline-mode="continuous"/>
    </style:style>
    <style:style style:name="P5831" style:parent-style-name="Normalny" style:family="paragraph">
      <style:paragraph-properties fo:text-align="justify" fo:line-height="150%" fo:text-indent="0.2479in"/>
    </style:style>
    <style:style style:name="P5832" style:parent-style-name="Normalny" style:family="paragraph">
      <style:paragraph-properties fo:text-align="justify" fo:line-height="150%"/>
    </style:style>
    <style:style style:name="T5833" style:parent-style-name="Domyślnaczcionkaakapitu" style:family="text">
      <style:text-properties fo:background-color="#80FFFF" style:text-underline-type="single" style:text-underline-style="solid" style:text-underline-width="auto" style:text-underline-mode="continuous"/>
    </style:style>
    <style:style style:name="T5834" style:parent-style-name="Domyślnaczcionkaakapitu" style:family="text">
      <style:text-properties style:text-underline-type="single" style:text-underline-style="solid" style:text-underline-width="auto" style:text-underline-mode="continuous"/>
    </style:style>
    <style:style style:name="T5835" style:parent-style-name="Domyślnaczcionkaakapitu" style:family="text">
      <style:text-properties fo:background-color="#80FFFF" style:text-underline-type="single" style:text-underline-style="solid" style:text-underline-width="auto" style:text-underline-mode="continuous"/>
    </style:style>
    <style:style style:name="T5836" style:parent-style-name="Domyślnaczcionkaakapitu" style:family="text">
      <style:text-properties style:text-underline-type="single" style:text-underline-style="solid" style:text-underline-width="auto" style:text-underline-mode="continuous"/>
    </style:style>
    <style:style style:name="T5837" style:parent-style-name="Domyślnaczcionkaakapitu" style:family="text">
      <style:text-properties fo:background-color="#80FFFF" style:text-underline-type="single" style:text-underline-style="solid" style:text-underline-width="auto" style:text-underline-mode="continuous"/>
    </style:style>
    <style:style style:name="T5838" style:parent-style-name="Domyślnaczcionkaakapitu" style:family="text">
      <style:text-properties style:text-underline-type="single" style:text-underline-style="solid" style:text-underline-width="auto" style:text-underline-mode="continuous"/>
    </style:style>
    <style:style style:name="P5839" style:parent-style-name="Normalny" style:family="paragraph">
      <style:paragraph-properties fo:text-align="justify" fo:line-height="150%" fo:text-indent="0.2479in"/>
    </style:style>
    <style:style style:name="P5840" style:parent-style-name="Normalny" style:family="paragraph">
      <style:paragraph-properties fo:text-align="justify" fo:line-height="150%"/>
    </style:style>
    <style:style style:name="T5841" style:parent-style-name="Domyślnaczcionkaakapitu" style:family="text">
      <style:text-properties style:text-underline-type="single" style:text-underline-style="solid" style:text-underline-width="auto" style:text-underline-mode="continuous"/>
    </style:style>
    <style:style style:name="T5842" style:parent-style-name="Domyślnaczcionkaakapitu" style:family="text">
      <style:text-properties fo:background-color="#80FFFF" style:text-underline-type="single" style:text-underline-style="solid" style:text-underline-width="auto" style:text-underline-mode="continuous"/>
    </style:style>
    <style:style style:name="T5843" style:parent-style-name="Domyślnaczcionkaakapitu" style:family="text">
      <style:text-properties style:text-underline-type="single" style:text-underline-style="solid" style:text-underline-width="auto" style:text-underline-mode="continuous"/>
    </style:style>
    <style:style style:name="T5844" style:parent-style-name="Domyślnaczcionkaakapitu" style:family="text">
      <style:text-properties fo:background-color="#80FFFF" style:text-underline-type="single" style:text-underline-style="solid" style:text-underline-width="auto" style:text-underline-mode="continuous"/>
    </style:style>
    <style:style style:name="T5845" style:parent-style-name="Domyślnaczcionkaakapitu" style:family="text">
      <style:text-properties style:text-underline-type="single" style:text-underline-style="solid" style:text-underline-width="auto" style:text-underline-mode="continuous"/>
    </style:style>
    <style:style style:name="P5846" style:parent-style-name="Normalny" style:family="paragraph">
      <style:paragraph-properties fo:text-align="justify" fo:line-height="150%" fo:text-indent="0.2479in"/>
    </style:style>
    <style:style style:name="P5847" style:parent-style-name="Normalny" style:family="paragraph">
      <style:paragraph-properties fo:text-align="justify" fo:line-height="150%"/>
    </style:style>
    <style:style style:name="T5848" style:parent-style-name="Domyślnaczcionkaakapitu" style:family="text">
      <style:text-properties fo:background-color="#80FFFF" style:text-underline-type="single" style:text-underline-style="solid" style:text-underline-width="auto" style:text-underline-mode="continuous"/>
    </style:style>
    <style:style style:name="T5849" style:parent-style-name="Domyślnaczcionkaakapitu" style:family="text">
      <style:text-properties style:text-underline-type="single" style:text-underline-style="solid" style:text-underline-width="auto" style:text-underline-mode="continuous"/>
    </style:style>
    <style:style style:name="T5850" style:parent-style-name="Domyślnaczcionkaakapitu" style:family="text">
      <style:text-properties fo:background-color="#80FFFF" style:text-underline-type="single" style:text-underline-style="solid" style:text-underline-width="auto" style:text-underline-mode="continuous"/>
    </style:style>
    <style:style style:name="T5851" style:parent-style-name="Domyślnaczcionkaakapitu" style:family="text">
      <style:text-properties style:text-underline-type="single" style:text-underline-style="solid" style:text-underline-width="auto" style:text-underline-mode="continuous"/>
    </style:style>
    <style:style style:name="T5852" style:parent-style-name="Domyślnaczcionkaakapitu" style:family="text">
      <style:text-properties fo:background-color="#80FFFF" style:text-underline-type="single" style:text-underline-style="solid" style:text-underline-width="auto" style:text-underline-mode="continuous"/>
    </style:style>
    <style:style style:name="T5853" style:parent-style-name="Domyślnaczcionkaakapitu" style:family="text">
      <style:text-properties style:text-underline-type="single" style:text-underline-style="solid" style:text-underline-width="auto" style:text-underline-mode="continuous"/>
    </style:style>
    <style:style style:name="P5854" style:parent-style-name="Normalny" style:family="paragraph">
      <style:paragraph-properties fo:text-align="justify" fo:line-height="150%" fo:text-indent="0.2479in"/>
    </style:style>
    <style:style style:name="T5855" style:parent-style-name="Domyślnaczcionkaakapitu" style:family="text">
      <style:text-properties fo:background-color="#80FFFF"/>
    </style:style>
    <style:style style:name="T5856" style:parent-style-name="Domyślnaczcionkaakapitu" style:family="text">
      <style:text-properties fo:background-color="#80FFFF"/>
    </style:style>
    <style:style style:name="T5857" style:parent-style-name="Domyślnaczcionkaakapitu" style:family="text">
      <style:text-properties fo:background-color="#80FFFF"/>
    </style:style>
    <style:style style:name="T5858" style:parent-style-name="Domyślnaczcionkaakapitu" style:family="text">
      <style:text-properties fo:background-color="#80FFFF"/>
    </style:style>
    <style:style style:name="T5859" style:parent-style-name="Domyślnaczcionkaakapitu" style:family="text">
      <style:text-properties fo:background-color="#80FFFF"/>
    </style:style>
    <style:style style:name="T5860" style:parent-style-name="Domyślnaczcionkaakapitu" style:family="text">
      <style:text-properties fo:background-color="#80FFFF"/>
    </style:style>
    <style:style style:name="T5861" style:parent-style-name="Domyślnaczcionkaakapitu" style:family="text">
      <style:text-properties fo:background-color="#80FFFF"/>
    </style:style>
    <style:style style:name="T5862" style:parent-style-name="Domyślnaczcionkaakapitu" style:family="text">
      <style:text-properties fo:background-color="#80FFFF"/>
    </style:style>
    <style:style style:name="P5863" style:parent-style-name="Normalny" style:family="paragraph">
      <style:paragraph-properties fo:text-align="justify" fo:line-height="150%" fo:text-indent="0.2479in"/>
    </style:style>
    <style:style style:name="T5864" style:parent-style-name="Domyślnaczcionkaakapitu" style:family="text">
      <style:text-properties fo:background-color="#80FFFF"/>
    </style:style>
    <style:style style:name="T5865" style:parent-style-name="Domyślnaczcionkaakapitu" style:family="text">
      <style:text-properties fo:background-color="#80FFFF"/>
    </style:style>
    <style:style style:name="P5866" style:parent-style-name="Normalny" style:family="paragraph">
      <style:paragraph-properties fo:text-align="justify" fo:line-height="150%" fo:text-indent="0.2479in"/>
    </style:style>
    <style:style style:name="T5867" style:parent-style-name="Domyślnaczcionkaakapitu" style:family="text">
      <style:text-properties fo:background-color="#80FFFF"/>
    </style:style>
    <style:style style:name="T5868" style:parent-style-name="Domyślnaczcionkaakapitu" style:family="text">
      <style:text-properties fo:background-color="#80FFFF"/>
    </style:style>
    <style:style style:name="T5869" style:parent-style-name="Domyślnaczcionkaakapitu" style:family="text">
      <style:text-properties fo:background-color="#80FFFF"/>
    </style:style>
    <style:style style:name="T5870" style:parent-style-name="Domyślnaczcionkaakapitu" style:family="text">
      <style:text-properties fo:background-color="#80FFFF"/>
    </style:style>
    <style:style style:name="T5871" style:parent-style-name="Domyślnaczcionkaakapitu" style:family="text">
      <style:text-properties fo:background-color="#80FFFF"/>
    </style:style>
    <style:style style:name="T5872" style:parent-style-name="Domyślnaczcionkaakapitu" style:family="text">
      <style:text-properties fo:background-color="#80FFFF"/>
    </style:style>
    <style:style style:name="T5873" style:parent-style-name="Domyślnaczcionkaakapitu" style:family="text">
      <style:text-properties fo:background-color="#80FFFF"/>
    </style:style>
    <style:style style:name="T5874" style:parent-style-name="Domyślnaczcionkaakapitu" style:family="text">
      <style:text-properties fo:background-color="#80FFFF"/>
    </style:style>
    <style:style style:name="T5875" style:parent-style-name="Domyślnaczcionkaakapitu" style:family="text">
      <style:text-properties fo:background-color="#80FFFF"/>
    </style:style>
    <style:style style:name="T5876" style:parent-style-name="Domyślnaczcionkaakapitu" style:family="text">
      <style:text-properties fo:background-color="#80FFFF"/>
    </style:style>
    <style:style style:name="T5877" style:parent-style-name="Domyślnaczcionkaakapitu" style:family="text">
      <style:text-properties fo:background-color="#80FFFF"/>
    </style:style>
    <style:style style:name="T5878" style:parent-style-name="Domyślnaczcionkaakapitu" style:family="text">
      <style:text-properties fo:background-color="#80FFFF"/>
    </style:style>
    <style:style style:name="P5879" style:parent-style-name="Normalny" style:family="paragraph">
      <style:paragraph-properties fo:text-align="justify" fo:line-height="150%" fo:text-indent="0.2479in"/>
    </style:style>
    <style:style style:name="T5880" style:parent-style-name="Domyślnaczcionkaakapitu" style:family="text">
      <style:text-properties fo:background-color="#80FFFF"/>
    </style:style>
    <style:style style:name="T5881" style:parent-style-name="Domyślnaczcionkaakapitu" style:family="text">
      <style:text-properties fo:background-color="#80FFFF"/>
    </style:style>
    <style:style style:name="T5882" style:parent-style-name="Domyślnaczcionkaakapitu" style:family="text">
      <style:text-properties fo:background-color="#80FFFF"/>
    </style:style>
    <style:style style:name="T5883" style:parent-style-name="Domyślnaczcionkaakapitu" style:family="text">
      <style:text-properties fo:background-color="#80FFFF"/>
    </style:style>
    <style:style style:name="T5884" style:parent-style-name="Domyślnaczcionkaakapitu" style:family="text">
      <style:text-properties fo:background-color="#80FFFF"/>
    </style:style>
    <style:style style:name="T5885" style:parent-style-name="Domyślnaczcionkaakapitu" style:family="text">
      <style:text-properties fo:background-color="#80FFFF"/>
    </style:style>
    <style:style style:name="P5886" style:parent-style-name="Normalny" style:family="paragraph">
      <style:paragraph-properties fo:text-align="justify" fo:line-height="150%" fo:text-indent="0.2479in"/>
    </style:style>
    <style:style style:name="T5887" style:parent-style-name="Domyślnaczcionkaakapitu" style:family="text">
      <style:text-properties fo:background-color="#80FFFF"/>
    </style:style>
    <style:style style:name="P5888" style:parent-style-name="Normalny" style:family="paragraph">
      <style:paragraph-properties fo:text-align="justify" fo:line-height="150%" fo:text-indent="0.2479in"/>
    </style:style>
    <style:style style:name="T5889" style:parent-style-name="Domyślnaczcionkaakapitu" style:family="text">
      <style:text-properties fo:background-color="#80FFFF"/>
    </style:style>
    <style:style style:name="T5890" style:parent-style-name="Domyślnaczcionkaakapitu" style:family="text">
      <style:text-properties fo:background-color="#80FFFF"/>
    </style:style>
    <style:style style:name="P5891" style:parent-style-name="Normalny" style:family="paragraph">
      <style:paragraph-properties fo:text-align="justify" fo:line-height="150%"/>
    </style:style>
    <style:style style:name="T5892" style:parent-style-name="Domyślnaczcionkaakapitu" style:family="text">
      <style:text-properties style:text-underline-type="single" style:text-underline-style="solid" style:text-underline-width="auto" style:text-underline-mode="continuous"/>
    </style:style>
    <style:style style:name="T5893" style:parent-style-name="Domyślnaczcionkaakapitu" style:family="text">
      <style:text-properties fo:background-color="#80FFFF" style:text-underline-type="single" style:text-underline-style="solid" style:text-underline-width="auto" style:text-underline-mode="continuous"/>
    </style:style>
    <style:style style:name="T5894" style:parent-style-name="Domyślnaczcionkaakapitu" style:family="text">
      <style:text-properties style:text-underline-type="single" style:text-underline-style="solid" style:text-underline-width="auto" style:text-underline-mode="continuous"/>
    </style:style>
    <style:style style:name="T5895" style:parent-style-name="Domyślnaczcionkaakapitu" style:family="text">
      <style:text-properties fo:background-color="#80FFFF" style:text-underline-type="single" style:text-underline-style="solid" style:text-underline-width="auto" style:text-underline-mode="continuous"/>
    </style:style>
    <style:style style:name="T5896" style:parent-style-name="Domyślnaczcionkaakapitu" style:family="text">
      <style:text-properties style:text-underline-type="single" style:text-underline-style="solid" style:text-underline-width="auto" style:text-underline-mode="continuous"/>
    </style:style>
    <style:style style:name="P5897" style:parent-style-name="Normalny" style:family="paragraph">
      <style:paragraph-properties fo:text-align="justify" fo:line-height="150%" fo:text-indent="0.2479in"/>
    </style:style>
    <style:style style:name="T5898" style:parent-style-name="Domyślnaczcionkaakapitu" style:family="text">
      <style:text-properties fo:background-color="#80FFFF"/>
    </style:style>
    <style:style style:name="T5899" style:parent-style-name="Domyślnaczcionkaakapitu" style:family="text">
      <style:text-properties fo:background-color="#80FFFF"/>
    </style:style>
    <style:style style:name="T5900" style:parent-style-name="Domyślnaczcionkaakapitu" style:family="text">
      <style:text-properties fo:background-color="#80FFFF"/>
    </style:style>
    <style:style style:name="T5901" style:parent-style-name="Domyślnaczcionkaakapitu" style:family="text">
      <style:text-properties fo:background-color="#80FFFF"/>
    </style:style>
    <style:style style:name="T5902" style:parent-style-name="Domyślnaczcionkaakapitu" style:family="text">
      <style:text-properties fo:background-color="#80FFFF"/>
    </style:style>
    <style:style style:name="T5903" style:parent-style-name="Domyślnaczcionkaakapitu" style:family="text">
      <style:text-properties fo:background-color="#80FFFF"/>
    </style:style>
    <style:style style:name="P5904" style:parent-style-name="Normalny" style:family="paragraph">
      <style:paragraph-properties fo:text-align="justify" fo:line-height="150%"/>
    </style:style>
    <style:style style:name="T5905" style:parent-style-name="Domyślnaczcionkaakapitu" style:family="text">
      <style:text-properties fo:background-color="#80FFFF" style:text-underline-type="single" style:text-underline-style="solid" style:text-underline-width="auto" style:text-underline-mode="continuous"/>
    </style:style>
    <style:style style:name="T5906" style:parent-style-name="Domyślnaczcionkaakapitu" style:family="text">
      <style:text-properties style:text-underline-type="single" style:text-underline-style="solid" style:text-underline-width="auto" style:text-underline-mode="continuous"/>
    </style:style>
    <style:style style:name="T5907" style:parent-style-name="Domyślnaczcionkaakapitu" style:family="text">
      <style:text-properties fo:background-color="#80FFFF" style:text-underline-type="single" style:text-underline-style="solid" style:text-underline-width="auto" style:text-underline-mode="continuous"/>
    </style:style>
    <style:style style:name="T5908" style:parent-style-name="Domyślnaczcionkaakapitu" style:family="text">
      <style:text-properties style:text-underline-type="single" style:text-underline-style="solid" style:text-underline-width="auto" style:text-underline-mode="continuous"/>
    </style:style>
    <style:style style:name="T5909" style:parent-style-name="Domyślnaczcionkaakapitu" style:family="text">
      <style:text-properties fo:background-color="#80FFFF" style:text-underline-type="single" style:text-underline-style="solid" style:text-underline-width="auto" style:text-underline-mode="continuous"/>
    </style:style>
    <style:style style:name="T5910" style:parent-style-name="Domyślnaczcionkaakapitu" style:family="text">
      <style:text-properties style:text-underline-type="single" style:text-underline-style="solid" style:text-underline-width="auto" style:text-underline-mode="continuous"/>
    </style:style>
    <style:style style:name="P5911" style:parent-style-name="Normalny" style:family="paragraph">
      <style:paragraph-properties fo:text-align="justify" fo:line-height="150%" fo:text-indent="0.2479in"/>
    </style:style>
    <style:style style:name="T5912" style:parent-style-name="Domyślnaczcionkaakapitu" style:family="text">
      <style:text-properties fo:background-color="#80FFFF"/>
    </style:style>
    <style:style style:name="T5913" style:parent-style-name="Domyślnaczcionkaakapitu" style:family="text">
      <style:text-properties fo:background-color="#80FFFF"/>
    </style:style>
    <style:style style:name="T5914" style:parent-style-name="Domyślnaczcionkaakapitu" style:family="text">
      <style:text-properties fo:background-color="#80FFFF"/>
    </style:style>
    <style:style style:name="T5915" style:parent-style-name="Domyślnaczcionkaakapitu" style:family="text">
      <style:text-properties fo:background-color="#80FFFF"/>
    </style:style>
    <style:style style:name="P5916" style:parent-style-name="Normalny" style:family="paragraph">
      <style:paragraph-properties fo:text-align="justify" fo:line-height="150%"/>
    </style:style>
    <style:style style:name="T5917" style:parent-style-name="Domyślnaczcionkaakapitu" style:family="text">
      <style:text-properties style:text-underline-type="single" style:text-underline-style="solid" style:text-underline-width="auto" style:text-underline-mode="continuous"/>
    </style:style>
    <style:style style:name="P5918" style:parent-style-name="Normalny" style:family="paragraph">
      <style:paragraph-properties fo:text-align="justify" fo:line-height="150%" fo:text-indent="0.2479in"/>
    </style:style>
    <style:style style:name="T5919" style:parent-style-name="Domyślnaczcionkaakapitu" style:family="text">
      <style:text-properties fo:background-color="#80FFFF"/>
    </style:style>
    <style:style style:name="P5920" style:parent-style-name="Normalny" style:family="paragraph">
      <style:paragraph-properties fo:text-align="justify" fo:line-height="150%"/>
    </style:style>
    <style:style style:name="T5921" style:parent-style-name="Domyślnaczcionkaakapitu" style:family="text">
      <style:text-properties fo:background-color="#80FFFF" style:text-underline-type="single" style:text-underline-style="solid" style:text-underline-width="auto" style:text-underline-mode="continuous"/>
    </style:style>
    <style:style style:name="T5922" style:parent-style-name="Domyślnaczcionkaakapitu" style:family="text">
      <style:text-properties style:text-underline-type="single" style:text-underline-style="solid" style:text-underline-width="auto" style:text-underline-mode="continuous"/>
    </style:style>
    <style:style style:name="T5923" style:parent-style-name="Domyślnaczcionkaakapitu" style:family="text">
      <style:text-properties fo:background-color="#80FFFF" style:text-underline-type="single" style:text-underline-style="solid" style:text-underline-width="auto" style:text-underline-mode="continuous"/>
    </style:style>
    <style:style style:name="T5924" style:parent-style-name="Domyślnaczcionkaakapitu" style:family="text">
      <style:text-properties style:text-underline-type="single" style:text-underline-style="solid" style:text-underline-width="auto" style:text-underline-mode="continuous"/>
    </style:style>
    <style:style style:name="T5925" style:parent-style-name="Domyślnaczcionkaakapitu" style:family="text">
      <style:text-properties fo:background-color="#80FFFF" style:text-underline-type="single" style:text-underline-style="solid" style:text-underline-width="auto" style:text-underline-mode="continuous"/>
    </style:style>
    <style:style style:name="T5926" style:parent-style-name="Domyślnaczcionkaakapitu" style:family="text">
      <style:text-properties style:text-underline-type="single" style:text-underline-style="solid" style:text-underline-width="auto" style:text-underline-mode="continuous"/>
    </style:style>
    <style:style style:name="P5927" style:parent-style-name="Normalny" style:family="paragraph">
      <style:paragraph-properties fo:text-align="justify" fo:line-height="150%" fo:text-indent="0.2479in"/>
    </style:style>
    <style:style style:name="T5928" style:parent-style-name="Domyślnaczcionkaakapitu" style:family="text">
      <style:text-properties fo:background-color="#80FFFF"/>
    </style:style>
    <style:style style:name="P5929" style:parent-style-name="Normalny" style:family="paragraph">
      <style:paragraph-properties fo:text-align="justify" fo:line-height="150%"/>
    </style:style>
    <style:style style:name="T5930" style:parent-style-name="Domyślnaczcionkaakapitu" style:family="text">
      <style:text-properties style:text-underline-type="single" style:text-underline-style="solid" style:text-underline-width="auto" style:text-underline-mode="continuous"/>
    </style:style>
    <style:style style:name="T5931" style:parent-style-name="Domyślnaczcionkaakapitu" style:family="text">
      <style:text-properties fo:background-color="#80FFFF" style:text-underline-type="single" style:text-underline-style="solid" style:text-underline-width="auto" style:text-underline-mode="continuous"/>
    </style:style>
    <style:style style:name="T5932" style:parent-style-name="Domyślnaczcionkaakapitu" style:family="text">
      <style:text-properties style:text-underline-type="single" style:text-underline-style="solid" style:text-underline-width="auto" style:text-underline-mode="continuous"/>
    </style:style>
    <style:style style:name="T5933" style:parent-style-name="Domyślnaczcionkaakapitu" style:family="text">
      <style:text-properties fo:background-color="#80FFFF" style:text-underline-type="single" style:text-underline-style="solid" style:text-underline-width="auto" style:text-underline-mode="continuous"/>
    </style:style>
    <style:style style:name="T5934" style:parent-style-name="Domyślnaczcionkaakapitu" style:family="text">
      <style:text-properties style:text-underline-type="single" style:text-underline-style="solid" style:text-underline-width="auto" style:text-underline-mode="continuous"/>
    </style:style>
    <style:style style:name="T5935" style:parent-style-name="Domyślnaczcionkaakapitu" style:family="text">
      <style:text-properties fo:background-color="#80FFFF" style:text-underline-type="single" style:text-underline-style="solid" style:text-underline-width="auto" style:text-underline-mode="continuous"/>
    </style:style>
    <style:style style:name="T5936" style:parent-style-name="Domyślnaczcionkaakapitu" style:family="text">
      <style:text-properties style:text-underline-type="single" style:text-underline-style="solid" style:text-underline-width="auto" style:text-underline-mode="continuous"/>
    </style:style>
    <style:style style:name="T5937" style:parent-style-name="Domyślnaczcionkaakapitu" style:family="text">
      <style:text-properties fo:background-color="#80FFFF" style:text-underline-type="single" style:text-underline-style="solid" style:text-underline-width="auto" style:text-underline-mode="continuous"/>
    </style:style>
    <style:style style:name="T5938" style:parent-style-name="Domyślnaczcionkaakapitu" style:family="text">
      <style:text-properties style:text-underline-type="single" style:text-underline-style="solid" style:text-underline-width="auto" style:text-underline-mode="continuous"/>
    </style:style>
    <style:style style:name="T5939" style:parent-style-name="Domyślnaczcionkaakapitu" style:family="text">
      <style:text-properties fo:background-color="#80FFFF" style:text-underline-type="single" style:text-underline-style="solid" style:text-underline-width="auto" style:text-underline-mode="continuous"/>
    </style:style>
    <style:style style:name="P5940" style:parent-style-name="Normalny" style:family="paragraph">
      <style:paragraph-properties fo:text-align="justify" fo:line-height="150%" fo:text-indent="0.2479in"/>
    </style:style>
    <style:style style:name="T5941" style:parent-style-name="Domyślnaczcionkaakapitu" style:family="text">
      <style:text-properties fo:background-color="#80FFFF"/>
    </style:style>
    <style:style style:name="P5942" style:parent-style-name="Normalny" style:family="paragraph">
      <style:paragraph-properties fo:text-align="justify" fo:line-height="150%"/>
    </style:style>
    <style:style style:name="T5943" style:parent-style-name="Domyślnaczcionkaakapitu" style:family="text">
      <style:text-properties style:text-underline-type="single" style:text-underline-style="solid" style:text-underline-width="auto" style:text-underline-mode="continuous"/>
    </style:style>
    <style:style style:name="T5944" style:parent-style-name="Domyślnaczcionkaakapitu" style:family="text">
      <style:text-properties style:text-underline-type="single" style:text-underline-style="solid" style:text-underline-width="auto" style:text-underline-mode="continuous"/>
    </style:style>
    <style:style style:name="T5945" style:parent-style-name="Domyślnaczcionkaakapitu" style:family="text">
      <style:text-properties style:text-underline-type="single" style:text-underline-style="solid" style:text-underline-width="auto" style:text-underline-mode="continuous"/>
    </style:style>
    <style:style style:name="T5946" style:parent-style-name="Domyślnaczcionkaakapitu" style:family="text">
      <style:text-properties style:text-underline-type="single" style:text-underline-style="solid" style:text-underline-width="auto" style:text-underline-mode="continuous"/>
    </style:style>
    <style:style style:name="T5947" style:parent-style-name="Domyślnaczcionkaakapitu" style:family="text">
      <style:text-properties style:text-underline-type="single" style:text-underline-style="solid" style:text-underline-width="auto" style:text-underline-mode="continuous"/>
    </style:style>
    <style:style style:name="P5948" style:parent-style-name="Normalny" style:family="paragraph">
      <style:paragraph-properties fo:text-align="justify" fo:line-height="150%" fo:text-indent="0.2479in"/>
    </style:style>
    <style:style style:name="P5949" style:parent-style-name="Normalny" style:family="paragraph">
      <style:paragraph-properties fo:text-align="justify" fo:line-height="150%"/>
    </style:style>
    <style:style style:name="T5950" style:parent-style-name="Domyślnaczcionkaakapitu" style:family="text">
      <style:text-properties style:text-underline-type="single" style:text-underline-style="solid" style:text-underline-width="auto" style:text-underline-mode="continuous"/>
    </style:style>
    <style:style style:name="T5951" style:parent-style-name="Domyślnaczcionkaakapitu" style:family="text">
      <style:text-properties fo:background-color="#80FFFF" style:text-underline-type="single" style:text-underline-style="solid" style:text-underline-width="auto" style:text-underline-mode="continuous"/>
    </style:style>
    <style:style style:name="T5952" style:parent-style-name="Domyślnaczcionkaakapitu" style:family="text">
      <style:text-properties style:text-underline-type="single" style:text-underline-style="solid" style:text-underline-width="auto" style:text-underline-mode="continuous"/>
    </style:style>
    <style:style style:name="T5953" style:parent-style-name="Domyślnaczcionkaakapitu" style:family="text">
      <style:text-properties fo:background-color="#80FFFF" style:text-underline-type="single" style:text-underline-style="solid" style:text-underline-width="auto" style:text-underline-mode="continuous"/>
    </style:style>
    <style:style style:name="T5954" style:parent-style-name="Domyślnaczcionkaakapitu" style:family="text">
      <style:text-properties style:text-underline-type="single" style:text-underline-style="solid" style:text-underline-width="auto" style:text-underline-mode="continuous"/>
    </style:style>
    <style:style style:name="T5955" style:parent-style-name="Domyślnaczcionkaakapitu" style:family="text">
      <style:text-properties fo:background-color="#80FFFF" style:text-underline-type="single" style:text-underline-style="solid" style:text-underline-width="auto" style:text-underline-mode="continuous"/>
    </style:style>
    <style:style style:name="T5956" style:parent-style-name="Domyślnaczcionkaakapitu" style:family="text">
      <style:text-properties style:text-underline-type="single" style:text-underline-style="solid" style:text-underline-width="auto" style:text-underline-mode="continuous"/>
    </style:style>
    <style:style style:name="T5957" style:parent-style-name="Domyślnaczcionkaakapitu" style:family="text">
      <style:text-properties style:text-underline-type="single" style:text-underline-style="solid" style:text-underline-width="auto" style:text-underline-mode="continuous"/>
    </style:style>
    <style:style style:name="T5958" style:parent-style-name="Domyślnaczcionkaakapitu" style:family="text">
      <style:text-properties style:text-underline-type="single" style:text-underline-style="solid" style:text-underline-width="auto" style:text-underline-mode="continuous"/>
    </style:style>
    <style:style style:name="T5959" style:parent-style-name="Domyślnaczcionkaakapitu" style:family="text">
      <style:text-properties fo:background-color="#80FFFF" style:text-underline-type="single" style:text-underline-style="solid" style:text-underline-width="auto" style:text-underline-mode="continuous"/>
    </style:style>
    <style:style style:name="P5960" style:parent-style-name="Normalny" style:family="paragraph">
      <style:paragraph-properties fo:text-align="justify" fo:line-height="150%" fo:text-indent="0.2479in"/>
    </style:style>
    <style:style style:name="T5961" style:parent-style-name="Domyślnaczcionkaakapitu" style:family="text">
      <style:text-properties fo:background-color="#80FFFF"/>
    </style:style>
    <style:style style:name="P5962" style:parent-style-name="Normalny" style:family="paragraph">
      <style:paragraph-properties fo:text-align="justify" fo:line-height="150%" fo:text-indent="0.2479in"/>
    </style:style>
    <style:style style:name="T5963" style:parent-style-name="Domyślnaczcionkaakapitu" style:family="text">
      <style:text-properties fo:background-color="#80FFFF"/>
    </style:style>
    <style:style style:name="T5964" style:parent-style-name="Domyślnaczcionkaakapitu" style:family="text">
      <style:text-properties fo:background-color="#80FFFF"/>
    </style:style>
    <style:style style:name="T5965" style:parent-style-name="Domyślnaczcionkaakapitu" style:family="text">
      <style:text-properties fo:background-color="#80FFFF"/>
    </style:style>
    <style:style style:name="T5966" style:parent-style-name="Domyślnaczcionkaakapitu" style:family="text">
      <style:text-properties fo:background-color="#80FFFF"/>
    </style:style>
    <style:style style:name="T5967" style:parent-style-name="Domyślnaczcionkaakapitu" style:family="text">
      <style:text-properties fo:background-color="#80FFFF"/>
    </style:style>
    <style:style style:name="T5968" style:parent-style-name="Domyślnaczcionkaakapitu" style:family="text">
      <style:text-properties fo:background-color="#80FFFF"/>
    </style:style>
    <style:style style:name="P5969" style:parent-style-name="Normalny" style:family="paragraph">
      <style:paragraph-properties fo:text-align="justify" fo:line-height="150%" fo:text-indent="0.2479in"/>
    </style:style>
    <style:style style:name="T5970" style:parent-style-name="Domyślnaczcionkaakapitu" style:family="text">
      <style:text-properties fo:background-color="#80FFFF"/>
    </style:style>
    <style:style style:name="P5971" style:parent-style-name="Normalny" style:family="paragraph">
      <style:paragraph-properties fo:text-align="justify" fo:line-height="150%" fo:text-indent="0.2479in"/>
    </style:style>
    <style:style style:name="P5972" style:parent-style-name="Normalny" style:family="paragraph">
      <style:paragraph-properties fo:text-align="justify" fo:line-height="150%"/>
    </style:style>
    <style:style style:name="T5973" style:parent-style-name="Domyślnaczcionkaakapitu" style:family="text">
      <style:text-properties style:text-underline-type="single" style:text-underline-style="solid" style:text-underline-width="auto" style:text-underline-mode="continuous"/>
    </style:style>
    <style:style style:name="T5974" style:parent-style-name="Domyślnaczcionkaakapitu" style:family="text">
      <style:text-properties fo:background-color="#80FFFF" style:text-underline-type="single" style:text-underline-style="solid" style:text-underline-width="auto" style:text-underline-mode="continuous"/>
    </style:style>
    <style:style style:name="T5975" style:parent-style-name="Domyślnaczcionkaakapitu" style:family="text">
      <style:text-properties style:text-underline-type="single" style:text-underline-style="solid" style:text-underline-width="auto" style:text-underline-mode="continuous"/>
    </style:style>
    <style:style style:name="T5976" style:parent-style-name="Domyślnaczcionkaakapitu" style:family="text">
      <style:text-properties fo:background-color="#80FFFF" style:text-underline-type="single" style:text-underline-style="solid" style:text-underline-width="auto" style:text-underline-mode="continuous"/>
    </style:style>
    <style:style style:name="T5977" style:parent-style-name="Domyślnaczcionkaakapitu" style:family="text">
      <style:text-properties style:text-underline-type="single" style:text-underline-style="solid" style:text-underline-width="auto" style:text-underline-mode="continuous"/>
    </style:style>
    <style:style style:name="P5978" style:parent-style-name="Normalny" style:family="paragraph">
      <style:paragraph-properties fo:text-align="justify" fo:line-height="150%" fo:text-indent="0.2479in"/>
    </style:style>
    <style:style style:name="P5979" style:parent-style-name="Normalny" style:family="paragraph">
      <style:paragraph-properties fo:text-align="justify" fo:line-height="150%"/>
    </style:style>
    <style:style style:name="T5980" style:parent-style-name="Domyślnaczcionkaakapitu" style:family="text">
      <style:text-properties fo:background-color="#80FFFF" style:text-underline-type="single" style:text-underline-style="solid" style:text-underline-width="auto" style:text-underline-mode="continuous"/>
    </style:style>
    <style:style style:name="T5981" style:parent-style-name="Domyślnaczcionkaakapitu" style:family="text">
      <style:text-properties style:text-underline-type="single" style:text-underline-style="solid" style:text-underline-width="auto" style:text-underline-mode="continuous"/>
    </style:style>
    <style:style style:name="T5982" style:parent-style-name="Domyślnaczcionkaakapitu" style:family="text">
      <style:text-properties fo:background-color="#80FFFF" style:text-underline-type="single" style:text-underline-style="solid" style:text-underline-width="auto" style:text-underline-mode="continuous"/>
    </style:style>
    <style:style style:name="T5983" style:parent-style-name="Domyślnaczcionkaakapitu" style:family="text">
      <style:text-properties style:text-underline-type="single" style:text-underline-style="solid" style:text-underline-width="auto" style:text-underline-mode="continuous"/>
    </style:style>
    <style:style style:name="T5984" style:parent-style-name="Domyślnaczcionkaakapitu" style:family="text">
      <style:text-properties fo:background-color="#80FFFF" style:text-underline-type="single" style:text-underline-style="solid" style:text-underline-width="auto" style:text-underline-mode="continuous"/>
    </style:style>
    <style:style style:name="T5985" style:parent-style-name="Domyślnaczcionkaakapitu" style:family="text">
      <style:text-properties style:text-underline-type="single" style:text-underline-style="solid" style:text-underline-width="auto" style:text-underline-mode="continuous"/>
    </style:style>
    <style:style style:name="P5986" style:parent-style-name="Normalny" style:family="paragraph">
      <style:paragraph-properties fo:text-align="justify" fo:line-height="150%" fo:text-indent="0.2479in"/>
    </style:style>
    <style:style style:name="T5987" style:parent-style-name="Domyślnaczcionkaakapitu" style:family="text">
      <style:text-properties fo:background-color="#80FFFF"/>
    </style:style>
    <style:style style:name="T5988" style:parent-style-name="Domyślnaczcionkaakapitu" style:family="text">
      <style:text-properties fo:background-color="#80FFFF"/>
    </style:style>
    <style:style style:name="T5989" style:parent-style-name="Domyślnaczcionkaakapitu" style:family="text">
      <style:text-properties fo:background-color="#80FFFF"/>
    </style:style>
    <style:style style:name="P5990" style:parent-style-name="Normalny" style:family="paragraph">
      <style:paragraph-properties fo:text-align="justify" fo:line-height="150%"/>
    </style:style>
    <style:style style:name="T5991" style:parent-style-name="Domyślnaczcionkaakapitu" style:family="text">
      <style:text-properties style:text-underline-type="single" style:text-underline-style="solid" style:text-underline-width="auto" style:text-underline-mode="continuous"/>
    </style:style>
    <style:style style:name="P5992" style:parent-style-name="Normalny" style:family="paragraph">
      <style:paragraph-properties fo:text-align="justify" fo:line-height="150%" fo:text-indent="0.2479in"/>
    </style:style>
    <style:style style:name="P5993" style:parent-style-name="Normalny" style:family="paragraph">
      <style:paragraph-properties fo:text-align="justify" fo:line-height="150%"/>
    </style:style>
    <style:style style:name="T5994" style:parent-style-name="Domyślnaczcionkaakapitu" style:family="text">
      <style:text-properties style:text-underline-type="single" style:text-underline-style="solid" style:text-underline-width="auto" style:text-underline-mode="continuous"/>
    </style:style>
    <style:style style:name="P5995" style:parent-style-name="Normalny" style:family="paragraph">
      <style:paragraph-properties fo:text-align="justify" fo:line-height="150%" fo:text-indent="0.2479in"/>
    </style:style>
    <style:style style:name="T5996" style:parent-style-name="Domyślnaczcionkaakapitu" style:family="text">
      <style:text-properties fo:background-color="#80FFFF"/>
    </style:style>
    <style:style style:name="P5997" style:parent-style-name="Normalny" style:family="paragraph">
      <style:paragraph-properties fo:text-align="justify" fo:line-height="150%"/>
    </style:style>
    <style:style style:name="T5998" style:parent-style-name="Domyślnaczcionkaakapitu" style:family="text">
      <style:text-properties style:text-underline-type="single" style:text-underline-style="solid" style:text-underline-width="auto" style:text-underline-mode="continuous"/>
    </style:style>
    <style:style style:name="T5999" style:parent-style-name="Domyślnaczcionkaakapitu" style:family="text">
      <style:text-properties fo:background-color="#80FFFF" style:text-underline-type="single" style:text-underline-style="solid" style:text-underline-width="auto" style:text-underline-mode="continuous"/>
    </style:style>
    <style:style style:name="T6000" style:parent-style-name="Domyślnaczcionkaakapitu" style:family="text">
      <style:text-properties style:text-underline-type="single" style:text-underline-style="solid" style:text-underline-width="auto" style:text-underline-mode="continuous"/>
    </style:style>
    <style:style style:name="T6001" style:parent-style-name="Domyślnaczcionkaakapitu" style:family="text">
      <style:text-properties fo:background-color="#80FFFF" style:text-underline-type="single" style:text-underline-style="solid" style:text-underline-width="auto" style:text-underline-mode="continuous"/>
    </style:style>
    <style:style style:name="T6002" style:parent-style-name="Domyślnaczcionkaakapitu" style:family="text">
      <style:text-properties style:text-underline-type="single" style:text-underline-style="solid" style:text-underline-width="auto" style:text-underline-mode="continuous"/>
    </style:style>
    <style:style style:name="P6003" style:parent-style-name="Normalny" style:family="paragraph">
      <style:paragraph-properties fo:text-align="justify" fo:line-height="150%" fo:text-indent="0.2479in"/>
    </style:style>
    <style:style style:name="P6004" style:parent-style-name="Normalny" style:family="paragraph">
      <style:paragraph-properties fo:text-align="justify" fo:line-height="150%"/>
    </style:style>
    <style:style style:name="T6005" style:parent-style-name="Domyślnaczcionkaakapitu" style:family="text">
      <style:text-properties style:text-underline-type="single" style:text-underline-style="solid" style:text-underline-width="auto" style:text-underline-mode="continuous"/>
    </style:style>
    <style:style style:name="P6006" style:parent-style-name="Normalny" style:family="paragraph">
      <style:paragraph-properties fo:text-align="justify" fo:line-height="150%" fo:text-indent="0.2479in"/>
    </style:style>
    <style:style style:name="T6007" style:parent-style-name="Domyślnaczcionkaakapitu" style:family="text">
      <style:text-properties fo:background-color="#80FFFF"/>
    </style:style>
    <style:style style:name="T6008" style:parent-style-name="Domyślnaczcionkaakapitu" style:family="text">
      <style:text-properties fo:background-color="#80FFFF"/>
    </style:style>
    <style:style style:name="P6009" style:parent-style-name="Normalny" style:family="paragraph">
      <style:paragraph-properties fo:text-align="justify" fo:line-height="150%"/>
    </style:style>
    <style:style style:name="T6010" style:parent-style-name="Domyślnaczcionkaakapitu" style:family="text">
      <style:text-properties style:text-underline-type="single" style:text-underline-style="solid" style:text-underline-width="auto" style:text-underline-mode="continuous"/>
    </style:style>
    <style:style style:name="P6011" style:parent-style-name="Normalny" style:family="paragraph">
      <style:paragraph-properties fo:text-align="justify" fo:line-height="150%" fo:text-indent="0.2479in"/>
    </style:style>
    <style:style style:name="P6012" style:parent-style-name="Normalny" style:family="paragraph">
      <style:paragraph-properties fo:text-align="justify" fo:line-height="150%"/>
    </style:style>
    <style:style style:name="T6013" style:parent-style-name="Domyślnaczcionkaakapitu" style:family="text">
      <style:text-properties style:text-underline-type="single" style:text-underline-style="solid" style:text-underline-width="auto" style:text-underline-mode="continuous"/>
    </style:style>
    <style:style style:name="P6014" style:parent-style-name="Normalny" style:family="paragraph">
      <style:paragraph-properties fo:text-align="justify" fo:line-height="150%" fo:text-indent="0.2479in"/>
    </style:style>
    <style:style style:name="P6015" style:parent-style-name="Normalny" style:family="paragraph">
      <style:paragraph-properties fo:text-align="justify" fo:line-height="150%">
        <style:tab-stops>
          <style:tab-stop style:type="left" style:position="1.4152in"/>
        </style:tab-stops>
      </style:paragraph-properties>
    </style:style>
    <style:style style:name="T6016" style:parent-style-name="Domyślnaczcionkaakapitu" style:family="text">
      <style:text-properties fo:background-color="#80FFFF" style:text-underline-type="single" style:text-underline-style="solid" style:text-underline-width="auto" style:text-underline-mode="continuous"/>
    </style:style>
    <style:style style:name="T6017" style:parent-style-name="Domyślnaczcionkaakapitu" style:family="text">
      <style:text-properties style:text-underline-type="single" style:text-underline-style="solid" style:text-underline-width="auto" style:text-underline-mode="continuous"/>
    </style:style>
    <style:style style:name="P6018" style:parent-style-name="Normalny" style:family="paragraph">
      <style:paragraph-properties fo:text-align="justify" fo:line-height="150%" fo:text-indent="0.2479in"/>
    </style:style>
    <style:style style:name="P6019" style:parent-style-name="Normalny" style:family="paragraph">
      <style:paragraph-properties fo:text-align="justify" fo:line-height="150%"/>
    </style:style>
    <style:style style:name="T6020" style:parent-style-name="Domyślnaczcionkaakapitu" style:family="text">
      <style:text-properties style:text-underline-type="single" style:text-underline-style="solid" style:text-underline-width="auto" style:text-underline-mode="continuous"/>
    </style:style>
    <style:style style:name="P6021" style:parent-style-name="Normalny" style:family="paragraph">
      <style:paragraph-properties fo:text-align="justify" fo:line-height="150%" fo:text-indent="0.2479in"/>
    </style:style>
    <style:style style:name="P6022" style:parent-style-name="Normalny" style:family="paragraph">
      <style:paragraph-properties fo:text-align="justify" fo:line-height="150%">
        <style:tab-stops>
          <style:tab-stop style:type="left" style:position="1.4152in"/>
        </style:tab-stops>
      </style:paragraph-properties>
    </style:style>
    <style:style style:name="T6023" style:parent-style-name="Domyślnaczcionkaakapitu" style:family="text">
      <style:text-properties fo:background-color="#80FFFF" style:text-underline-type="single" style:text-underline-style="solid" style:text-underline-width="auto" style:text-underline-mode="continuous"/>
    </style:style>
    <style:style style:name="T6024" style:parent-style-name="Domyślnaczcionkaakapitu" style:family="text">
      <style:text-properties style:text-underline-type="single" style:text-underline-style="solid" style:text-underline-width="auto" style:text-underline-mode="continuous"/>
    </style:style>
    <style:style style:name="P6025" style:parent-style-name="Normalny" style:family="paragraph">
      <style:paragraph-properties fo:text-align="justify" fo:line-height="150%" fo:text-indent="0.2479in">
        <style:tab-stops>
          <style:tab-stop style:type="left" style:position="1.4152in"/>
        </style:tab-stops>
      </style:paragraph-properties>
    </style:style>
    <style:style style:name="P6026" style:parent-style-name="Normalny" style:family="paragraph">
      <style:paragraph-properties fo:text-align="justify" fo:line-height="150%"/>
    </style:style>
    <style:style style:name="T6027" style:parent-style-name="Domyślnaczcionkaakapitu" style:family="text">
      <style:text-properties fo:background-color="#80FFFF" style:text-underline-type="single" style:text-underline-style="solid" style:text-underline-width="auto" style:text-underline-mode="continuous"/>
    </style:style>
    <style:style style:name="T6028" style:parent-style-name="Domyślnaczcionkaakapitu" style:family="text">
      <style:text-properties style:text-underline-type="single" style:text-underline-style="solid" style:text-underline-width="auto" style:text-underline-mode="continuous"/>
    </style:style>
    <style:style style:name="T6029" style:parent-style-name="Domyślnaczcionkaakapitu" style:family="text">
      <style:text-properties fo:background-color="#80FFFF" style:text-underline-type="single" style:text-underline-style="solid" style:text-underline-width="auto" style:text-underline-mode="continuous"/>
    </style:style>
    <style:style style:name="T6030" style:parent-style-name="Domyślnaczcionkaakapitu" style:family="text">
      <style:text-properties style:text-underline-type="single" style:text-underline-style="solid" style:text-underline-width="auto" style:text-underline-mode="continuous"/>
    </style:style>
    <style:style style:name="T6031" style:parent-style-name="Domyślnaczcionkaakapitu" style:family="text">
      <style:text-properties fo:background-color="#80FFFF" style:text-underline-type="single" style:text-underline-style="solid" style:text-underline-width="auto" style:text-underline-mode="continuous"/>
    </style:style>
    <style:style style:name="T6032" style:parent-style-name="Domyślnaczcionkaakapitu" style:family="text">
      <style:text-properties style:text-underline-type="single" style:text-underline-style="solid" style:text-underline-width="auto" style:text-underline-mode="continuous"/>
    </style:style>
    <style:style style:name="P6033" style:parent-style-name="Normalny" style:family="paragraph">
      <style:paragraph-properties fo:text-align="justify" fo:line-height="150%" fo:text-indent="0.2479in"/>
    </style:style>
    <style:style style:name="T6034" style:parent-style-name="Domyślnaczcionkaakapitu" style:family="text">
      <style:text-properties fo:background-color="#80FFFF"/>
    </style:style>
    <style:style style:name="T6035" style:parent-style-name="Domyślnaczcionkaakapitu" style:family="text">
      <style:text-properties fo:background-color="#80FFFF"/>
    </style:style>
    <style:style style:name="T6036" style:parent-style-name="Domyślnaczcionkaakapitu" style:family="text">
      <style:text-properties fo:background-color="#80FFFF"/>
    </style:style>
    <style:style style:name="T6037" style:parent-style-name="Domyślnaczcionkaakapitu" style:family="text">
      <style:text-properties fo:background-color="#80FFFF"/>
    </style:style>
    <style:style style:name="T6038" style:parent-style-name="Domyślnaczcionkaakapitu" style:family="text">
      <style:text-properties fo:background-color="#80FFFF"/>
    </style:style>
    <style:style style:name="T6039" style:parent-style-name="Domyślnaczcionkaakapitu" style:family="text">
      <style:text-properties fo:background-color="#80FFFF"/>
    </style:style>
    <style:style style:name="T6040" style:parent-style-name="Domyślnaczcionkaakapitu" style:family="text">
      <style:text-properties fo:background-color="#80FFFF"/>
    </style:style>
    <style:style style:name="T6041" style:parent-style-name="Domyślnaczcionkaakapitu" style:family="text">
      <style:text-properties fo:background-color="#80FFFF"/>
    </style:style>
    <style:style style:name="T6042" style:parent-style-name="Domyślnaczcionkaakapitu" style:family="text">
      <style:text-properties fo:background-color="#80FFFF"/>
    </style:style>
    <style:style style:name="T6043" style:parent-style-name="Domyślnaczcionkaakapitu" style:family="text">
      <style:text-properties fo:background-color="#80FFFF"/>
    </style:style>
    <style:style style:name="T6044" style:parent-style-name="Domyślnaczcionkaakapitu" style:family="text">
      <style:text-properties fo:background-color="#80FFFF"/>
    </style:style>
    <style:style style:name="T6045" style:parent-style-name="Domyślnaczcionkaakapitu" style:family="text">
      <style:text-properties fo:background-color="#80FFFF"/>
    </style:style>
    <style:style style:name="P6046" style:parent-style-name="Normalny" style:family="paragraph">
      <style:paragraph-properties fo:text-align="justify" fo:line-height="150%"/>
    </style:style>
    <style:style style:name="T6047" style:parent-style-name="Domyślnaczcionkaakapitu" style:family="text">
      <style:text-properties style:text-underline-type="single" style:text-underline-style="solid" style:text-underline-width="auto" style:text-underline-mode="continuous"/>
    </style:style>
    <style:style style:name="T6048" style:parent-style-name="Domyślnaczcionkaakapitu" style:family="text">
      <style:text-properties fo:background-color="#80FFFF" style:text-underline-type="single" style:text-underline-style="solid" style:text-underline-width="auto" style:text-underline-mode="continuous"/>
    </style:style>
    <style:style style:name="T6049" style:parent-style-name="Domyślnaczcionkaakapitu" style:family="text">
      <style:text-properties style:text-underline-type="single" style:text-underline-style="solid" style:text-underline-width="auto" style:text-underline-mode="continuous"/>
    </style:style>
    <style:style style:name="T6050" style:parent-style-name="Domyślnaczcionkaakapitu" style:family="text">
      <style:text-properties fo:background-color="#80FFFF" style:text-underline-type="single" style:text-underline-style="solid" style:text-underline-width="auto" style:text-underline-mode="continuous"/>
    </style:style>
    <style:style style:name="T6051" style:parent-style-name="Domyślnaczcionkaakapitu" style:family="text">
      <style:text-properties style:text-underline-type="single" style:text-underline-style="solid" style:text-underline-width="auto" style:text-underline-mode="continuous"/>
    </style:style>
    <style:style style:name="P6052" style:parent-style-name="Normalny" style:family="paragraph">
      <style:paragraph-properties fo:text-align="justify" fo:line-height="150%" fo:text-indent="0.2479in"/>
    </style:style>
    <style:style style:name="P6053" style:parent-style-name="Normalny" style:family="paragraph">
      <style:paragraph-properties fo:text-align="justify" fo:line-height="150%" fo:text-indent="0.2479in"/>
    </style:style>
    <style:style style:name="P6054" style:parent-style-name="Normalny" style:family="paragraph">
      <style:paragraph-properties fo:text-align="justify" fo:line-height="150%"/>
    </style:style>
    <style:style style:name="T6055" style:parent-style-name="Domyślnaczcionkaakapitu" style:family="text">
      <style:text-properties fo:background-color="#80FFFF" style:text-underline-type="single" style:text-underline-style="solid" style:text-underline-width="auto" style:text-underline-mode="continuous"/>
    </style:style>
    <style:style style:name="T6056" style:parent-style-name="Domyślnaczcionkaakapitu" style:family="text">
      <style:text-properties style:text-underline-type="single" style:text-underline-style="solid" style:text-underline-width="auto" style:text-underline-mode="continuous"/>
    </style:style>
    <style:style style:name="T6057" style:parent-style-name="Domyślnaczcionkaakapitu" style:family="text">
      <style:text-properties fo:background-color="#80FFFF" style:text-underline-type="single" style:text-underline-style="solid" style:text-underline-width="auto" style:text-underline-mode="continuous"/>
    </style:style>
    <style:style style:name="T6058" style:parent-style-name="Domyślnaczcionkaakapitu" style:family="text">
      <style:text-properties style:text-underline-type="single" style:text-underline-style="solid" style:text-underline-width="auto" style:text-underline-mode="continuous"/>
    </style:style>
    <style:style style:name="P6059" style:parent-style-name="Normalny" style:family="paragraph">
      <style:paragraph-properties fo:text-align="justify" fo:line-height="150%" fo:text-indent="0.2479in"/>
    </style:style>
    <style:style style:name="P6060" style:parent-style-name="Normalny" style:family="paragraph">
      <style:paragraph-properties fo:text-align="justify" fo:line-height="150%"/>
    </style:style>
    <style:style style:name="T6061" style:parent-style-name="Domyślnaczcionkaakapitu" style:family="text">
      <style:text-properties style:text-underline-type="single" style:text-underline-style="solid" style:text-underline-width="auto" style:text-underline-mode="continuous"/>
    </style:style>
    <style:style style:name="T6062" style:parent-style-name="Domyślnaczcionkaakapitu" style:family="text">
      <style:text-properties fo:background-color="#80FFFF" style:text-underline-type="single" style:text-underline-style="solid" style:text-underline-width="auto" style:text-underline-mode="continuous"/>
    </style:style>
    <style:style style:name="T6063" style:parent-style-name="Domyślnaczcionkaakapitu" style:family="text">
      <style:text-properties style:text-underline-type="single" style:text-underline-style="solid" style:text-underline-width="auto" style:text-underline-mode="continuous"/>
    </style:style>
    <style:style style:name="T6064" style:parent-style-name="Domyślnaczcionkaakapitu" style:family="text">
      <style:text-properties fo:background-color="#80FFFF" style:text-underline-type="single" style:text-underline-style="solid" style:text-underline-width="auto" style:text-underline-mode="continuous"/>
    </style:style>
    <style:style style:name="T6065" style:parent-style-name="Domyślnaczcionkaakapitu" style:family="text">
      <style:text-properties style:text-underline-type="single" style:text-underline-style="solid" style:text-underline-width="auto" style:text-underline-mode="continuous"/>
    </style:style>
    <style:style style:name="P6066" style:parent-style-name="Normalny" style:family="paragraph">
      <style:paragraph-properties fo:text-align="justify" fo:line-height="150%" fo:text-indent="0.2479in"/>
    </style:style>
    <style:style style:name="T6067" style:parent-style-name="Domyślnaczcionkaakapitu" style:family="text">
      <style:text-properties fo:background-color="#80FFFF"/>
    </style:style>
    <style:style style:name="T6068" style:parent-style-name="Domyślnaczcionkaakapitu" style:family="text">
      <style:text-properties fo:background-color="#80FFFF"/>
    </style:style>
    <style:style style:name="P6069" style:parent-style-name="Normalny" style:family="paragraph">
      <style:paragraph-properties fo:text-align="justify" fo:line-height="150%"/>
    </style:style>
    <style:style style:name="T6070" style:parent-style-name="Domyślnaczcionkaakapitu" style:family="text">
      <style:text-properties fo:background-color="#80FFFF" style:text-underline-type="single" style:text-underline-style="solid" style:text-underline-width="auto" style:text-underline-mode="continuous"/>
    </style:style>
    <style:style style:name="T6071" style:parent-style-name="Domyślnaczcionkaakapitu" style:family="text">
      <style:text-properties style:text-underline-type="single" style:text-underline-style="solid" style:text-underline-width="auto" style:text-underline-mode="continuous"/>
    </style:style>
    <style:style style:name="T6072" style:parent-style-name="Domyślnaczcionkaakapitu" style:family="text">
      <style:text-properties fo:background-color="#80FFFF" style:text-underline-type="single" style:text-underline-style="solid" style:text-underline-width="auto" style:text-underline-mode="continuous"/>
    </style:style>
    <style:style style:name="T6073" style:parent-style-name="Domyślnaczcionkaakapitu" style:family="text">
      <style:text-properties style:text-underline-type="single" style:text-underline-style="solid" style:text-underline-width="auto" style:text-underline-mode="continuous"/>
    </style:style>
    <style:style style:name="T6074" style:parent-style-name="Domyślnaczcionkaakapitu" style:family="text">
      <style:text-properties fo:background-color="#80FFFF" style:text-underline-type="single" style:text-underline-style="solid" style:text-underline-width="auto" style:text-underline-mode="continuous"/>
    </style:style>
    <style:style style:name="T6075" style:parent-style-name="Domyślnaczcionkaakapitu" style:family="text">
      <style:text-properties style:text-underline-type="single" style:text-underline-style="solid" style:text-underline-width="auto" style:text-underline-mode="continuous"/>
    </style:style>
    <style:style style:name="P6076" style:parent-style-name="Normalny" style:family="paragraph">
      <style:paragraph-properties fo:text-align="justify" fo:line-height="150%" fo:text-indent="0.2479in"/>
    </style:style>
    <style:style style:name="P6077" style:parent-style-name="Normalny" style:family="paragraph">
      <style:paragraph-properties fo:text-align="justify" fo:line-height="150%"/>
    </style:style>
    <style:style style:name="T6078" style:parent-style-name="Domyślnaczcionkaakapitu" style:family="text">
      <style:text-properties style:text-underline-type="single" style:text-underline-style="solid" style:text-underline-width="auto" style:text-underline-mode="continuous"/>
    </style:style>
    <style:style style:name="T6079" style:parent-style-name="Domyślnaczcionkaakapitu" style:family="text">
      <style:text-properties fo:background-color="#80FFFF" style:text-underline-type="single" style:text-underline-style="solid" style:text-underline-width="auto" style:text-underline-mode="continuous"/>
    </style:style>
    <style:style style:name="T6080" style:parent-style-name="Domyślnaczcionkaakapitu" style:family="text">
      <style:text-properties style:text-underline-type="single" style:text-underline-style="solid" style:text-underline-width="auto" style:text-underline-mode="continuous"/>
    </style:style>
    <style:style style:name="T6081" style:parent-style-name="Domyślnaczcionkaakapitu" style:family="text">
      <style:text-properties fo:background-color="#80FFFF" style:text-underline-type="single" style:text-underline-style="solid" style:text-underline-width="auto" style:text-underline-mode="continuous"/>
    </style:style>
    <style:style style:name="T6082" style:parent-style-name="Domyślnaczcionkaakapitu" style:family="text">
      <style:text-properties style:text-underline-type="single" style:text-underline-style="solid" style:text-underline-width="auto" style:text-underline-mode="continuous"/>
    </style:style>
    <style:style style:name="T6083" style:parent-style-name="Domyślnaczcionkaakapitu" style:family="text">
      <style:text-properties fo:background-color="#80FFFF" style:text-underline-type="single" style:text-underline-style="solid" style:text-underline-width="auto" style:text-underline-mode="continuous"/>
    </style:style>
    <style:style style:name="P6084" style:parent-style-name="Normalny" style:family="paragraph">
      <style:paragraph-properties fo:text-align="justify" fo:line-height="150%" fo:text-indent="0.2479in"/>
    </style:style>
    <style:style style:name="T6085" style:parent-style-name="Domyślnaczcionkaakapitu" style:family="text">
      <style:text-properties fo:background-color="#80FFFF"/>
    </style:style>
    <style:style style:name="P6086" style:parent-style-name="Normalny" style:family="paragraph">
      <style:paragraph-properties fo:text-align="justify" fo:line-height="150%"/>
    </style:style>
    <style:style style:name="T6087" style:parent-style-name="Domyślnaczcionkaakapitu" style:family="text">
      <style:text-properties style:text-underline-type="single" style:text-underline-style="solid" style:text-underline-width="auto" style:text-underline-mode="continuous"/>
    </style:style>
    <style:style style:name="T6088" style:parent-style-name="Domyślnaczcionkaakapitu" style:family="text">
      <style:text-properties fo:background-color="#80FFFF" style:text-underline-type="single" style:text-underline-style="solid" style:text-underline-width="auto" style:text-underline-mode="continuous"/>
    </style:style>
    <style:style style:name="T6089" style:parent-style-name="Domyślnaczcionkaakapitu" style:family="text">
      <style:text-properties style:text-underline-type="single" style:text-underline-style="solid" style:text-underline-width="auto" style:text-underline-mode="continuous"/>
    </style:style>
    <style:style style:name="T6090" style:parent-style-name="Domyślnaczcionkaakapitu" style:family="text">
      <style:text-properties fo:background-color="#80FFFF" style:text-underline-type="single" style:text-underline-style="solid" style:text-underline-width="auto" style:text-underline-mode="continuous"/>
    </style:style>
    <style:style style:name="T6091" style:parent-style-name="Domyślnaczcionkaakapitu" style:family="text">
      <style:text-properties style:text-underline-type="single" style:text-underline-style="solid" style:text-underline-width="auto" style:text-underline-mode="continuous"/>
    </style:style>
    <style:style style:name="T6092" style:parent-style-name="Domyślnaczcionkaakapitu" style:family="text">
      <style:text-properties fo:background-color="#80FFFF" style:text-underline-type="single" style:text-underline-style="solid" style:text-underline-width="auto" style:text-underline-mode="continuous"/>
    </style:style>
    <style:style style:name="P6093" style:parent-style-name="Normalny" style:family="paragraph">
      <style:paragraph-properties fo:text-align="justify" fo:line-height="150%" fo:text-indent="0.2479in"/>
    </style:style>
    <style:style style:name="T6094" style:parent-style-name="Domyślnaczcionkaakapitu" style:family="text">
      <style:text-properties fo:background-color="#80FFFF"/>
    </style:style>
    <style:style style:name="T6095" style:parent-style-name="Domyślnaczcionkaakapitu" style:family="text">
      <style:text-properties fo:background-color="#80FFFF"/>
    </style:style>
    <style:style style:name="P6096" style:parent-style-name="Normalny" style:family="paragraph">
      <style:paragraph-properties fo:text-align="justify" fo:line-height="150%"/>
    </style:style>
    <style:style style:name="T6097" style:parent-style-name="Domyślnaczcionkaakapitu" style:family="text">
      <style:text-properties fo:background-color="#80FFFF" style:text-underline-type="single" style:text-underline-style="solid" style:text-underline-width="auto" style:text-underline-mode="continuous"/>
    </style:style>
    <style:style style:name="T6098" style:parent-style-name="Domyślnaczcionkaakapitu" style:family="text">
      <style:text-properties style:text-underline-type="single" style:text-underline-style="solid" style:text-underline-width="auto" style:text-underline-mode="continuous"/>
    </style:style>
    <style:style style:name="T6099" style:parent-style-name="Domyślnaczcionkaakapitu" style:family="text">
      <style:text-properties fo:background-color="#80FFFF" style:text-underline-type="single" style:text-underline-style="solid" style:text-underline-width="auto" style:text-underline-mode="continuous"/>
    </style:style>
    <style:style style:name="T6100" style:parent-style-name="Domyślnaczcionkaakapitu" style:family="text">
      <style:text-properties style:text-underline-type="single" style:text-underline-style="solid" style:text-underline-width="auto" style:text-underline-mode="continuous"/>
    </style:style>
    <style:style style:name="T6101" style:parent-style-name="Domyślnaczcionkaakapitu" style:family="text">
      <style:text-properties fo:background-color="#80FFFF" style:text-underline-type="single" style:text-underline-style="solid" style:text-underline-width="auto" style:text-underline-mode="continuous"/>
    </style:style>
    <style:style style:name="T6102" style:parent-style-name="Domyślnaczcionkaakapitu" style:family="text">
      <style:text-properties style:text-underline-type="single" style:text-underline-style="solid" style:text-underline-width="auto" style:text-underline-mode="continuous"/>
    </style:style>
    <style:style style:name="P6103" style:parent-style-name="Normalny" style:family="paragraph">
      <style:paragraph-properties fo:text-align="justify" fo:line-height="150%" fo:text-indent="0.2479in"/>
    </style:style>
    <style:style style:name="T6104" style:parent-style-name="Domyślnaczcionkaakapitu" style:family="text">
      <style:text-properties fo:background-color="#80FFFF"/>
    </style:style>
    <style:style style:name="T6105" style:parent-style-name="Domyślnaczcionkaakapitu" style:family="text">
      <style:text-properties fo:background-color="#80FFFF"/>
    </style:style>
    <style:style style:name="T6106" style:parent-style-name="Domyślnaczcionkaakapitu" style:family="text">
      <style:text-properties fo:background-color="#80FFFF"/>
    </style:style>
    <style:style style:name="T6107" style:parent-style-name="Domyślnaczcionkaakapitu" style:family="text">
      <style:text-properties fo:background-color="#80FFFF"/>
    </style:style>
    <style:style style:name="T6108" style:parent-style-name="Domyślnaczcionkaakapitu" style:family="text">
      <style:text-properties fo:background-color="#80FFFF"/>
    </style:style>
    <style:style style:name="T6109" style:parent-style-name="Domyślnaczcionkaakapitu" style:family="text">
      <style:text-properties fo:background-color="#80FFFF"/>
    </style:style>
    <style:style style:name="T6110" style:parent-style-name="Domyślnaczcionkaakapitu" style:family="text">
      <style:text-properties fo:background-color="#80FFFF"/>
    </style:style>
    <style:style style:name="T6111" style:parent-style-name="Domyślnaczcionkaakapitu" style:family="text">
      <style:text-properties fo:background-color="#80FFFF"/>
    </style:style>
    <style:style style:name="P6112" style:parent-style-name="Normalny" style:family="paragraph">
      <style:paragraph-properties fo:text-align="justify" fo:line-height="150%"/>
    </style:style>
    <style:style style:name="T6113" style:parent-style-name="Domyślnaczcionkaakapitu" style:family="text">
      <style:text-properties style:text-underline-type="single" style:text-underline-style="solid" style:text-underline-width="auto" style:text-underline-mode="continuous"/>
    </style:style>
    <style:style style:name="T6114" style:parent-style-name="Domyślnaczcionkaakapitu" style:family="text">
      <style:text-properties fo:background-color="#80FFFF" style:text-underline-type="single" style:text-underline-style="solid" style:text-underline-width="auto" style:text-underline-mode="continuous"/>
    </style:style>
    <style:style style:name="T6115" style:parent-style-name="Domyślnaczcionkaakapitu" style:family="text">
      <style:text-properties style:text-underline-type="single" style:text-underline-style="solid" style:text-underline-width="auto" style:text-underline-mode="continuous"/>
    </style:style>
    <style:style style:name="T6116" style:parent-style-name="Domyślnaczcionkaakapitu" style:family="text">
      <style:text-properties fo:background-color="#80FFFF" style:text-underline-type="single" style:text-underline-style="solid" style:text-underline-width="auto" style:text-underline-mode="continuous"/>
    </style:style>
    <style:style style:name="T6117" style:parent-style-name="Domyślnaczcionkaakapitu" style:family="text">
      <style:text-properties style:text-underline-type="single" style:text-underline-style="solid" style:text-underline-width="auto" style:text-underline-mode="continuous"/>
    </style:style>
    <style:style style:name="P6118" style:parent-style-name="Normalny" style:family="paragraph">
      <style:paragraph-properties fo:text-align="justify" fo:line-height="150%" fo:text-indent="0.2479in"/>
    </style:style>
    <style:style style:name="T6119" style:parent-style-name="Domyślnaczcionkaakapitu" style:family="text">
      <style:text-properties fo:background-color="#80FFFF"/>
    </style:style>
    <style:style style:name="T6120" style:parent-style-name="Domyślnaczcionkaakapitu" style:family="text">
      <style:text-properties fo:background-color="#80FFFF"/>
    </style:style>
    <style:style style:name="T6121" style:parent-style-name="Domyślnaczcionkaakapitu" style:family="text">
      <style:text-properties fo:background-color="#80FFFF"/>
    </style:style>
    <style:style style:name="P6122" style:parent-style-name="Normalny" style:family="paragraph">
      <style:paragraph-properties fo:text-align="justify" fo:line-height="150%" fo:text-indent="0.2479in"/>
    </style:style>
    <style:style style:name="P6123" style:parent-style-name="Normalny" style:family="paragraph">
      <style:paragraph-properties fo:text-align="justify" fo:line-height="150%"/>
    </style:style>
    <style:style style:name="T6124" style:parent-style-name="Domyślnaczcionkaakapitu" style:family="text">
      <style:text-properties style:text-underline-type="single" style:text-underline-style="solid" style:text-underline-width="auto" style:text-underline-mode="continuous"/>
    </style:style>
    <style:style style:name="T6125" style:parent-style-name="Domyślnaczcionkaakapitu" style:family="text">
      <style:text-properties fo:background-color="#80FFFF" style:text-underline-type="single" style:text-underline-style="solid" style:text-underline-width="auto" style:text-underline-mode="continuous"/>
    </style:style>
    <style:style style:name="T6126" style:parent-style-name="Domyślnaczcionkaakapitu" style:family="text">
      <style:text-properties style:text-underline-type="single" style:text-underline-style="solid" style:text-underline-width="auto" style:text-underline-mode="continuous"/>
    </style:style>
    <style:style style:name="T6127" style:parent-style-name="Domyślnaczcionkaakapitu" style:family="text">
      <style:text-properties fo:background-color="#80FFFF" style:text-underline-type="single" style:text-underline-style="solid" style:text-underline-width="auto" style:text-underline-mode="continuous"/>
    </style:style>
    <style:style style:name="T6128" style:parent-style-name="Domyślnaczcionkaakapitu" style:family="text">
      <style:text-properties style:text-underline-type="single" style:text-underline-style="solid" style:text-underline-width="auto" style:text-underline-mode="continuous"/>
    </style:style>
    <style:style style:name="T6129" style:parent-style-name="Domyślnaczcionkaakapitu" style:family="text">
      <style:text-properties fo:background-color="#80FFFF" style:text-underline-type="single" style:text-underline-style="solid" style:text-underline-width="auto" style:text-underline-mode="continuous"/>
    </style:style>
    <style:style style:name="T6130" style:parent-style-name="Domyślnaczcionkaakapitu" style:family="text">
      <style:text-properties style:text-underline-type="single" style:text-underline-style="solid" style:text-underline-width="auto" style:text-underline-mode="continuous"/>
    </style:style>
    <style:style style:name="P6131" style:parent-style-name="Normalny" style:family="paragraph">
      <style:paragraph-properties fo:text-align="justify" fo:line-height="150%" fo:text-indent="0.2479in"/>
    </style:style>
    <style:style style:name="T6132" style:parent-style-name="Domyślnaczcionkaakapitu" style:family="text">
      <style:text-properties fo:background-color="#80FFFF"/>
    </style:style>
    <style:style style:name="T6133" style:parent-style-name="Domyślnaczcionkaakapitu" style:family="text">
      <style:text-properties fo:background-color="#80FFFF"/>
    </style:style>
    <style:style style:name="T6134" style:parent-style-name="Domyślnaczcionkaakapitu" style:family="text">
      <style:text-properties fo:background-color="#80FFFF"/>
    </style:style>
    <style:style style:name="T6135" style:parent-style-name="Domyślnaczcionkaakapitu" style:family="text">
      <style:text-properties fo:background-color="#80FFFF"/>
    </style:style>
    <style:style style:name="T6136" style:parent-style-name="Domyślnaczcionkaakapitu" style:family="text">
      <style:text-properties fo:background-color="#80FFFF"/>
    </style:style>
    <style:style style:name="P6137" style:parent-style-name="Normalny" style:family="paragraph">
      <style:paragraph-properties fo:text-align="justify" fo:line-height="150%" fo:text-indent="0.2479in"/>
    </style:style>
    <style:style style:name="T6138" style:parent-style-name="Domyślnaczcionkaakapitu" style:family="text">
      <style:text-properties fo:background-color="#80FFFF"/>
    </style:style>
    <style:style style:name="T6139" style:parent-style-name="Domyślnaczcionkaakapitu" style:family="text">
      <style:text-properties fo:background-color="#80FFFF"/>
    </style:style>
    <style:style style:name="T6140" style:parent-style-name="Domyślnaczcionkaakapitu" style:family="text">
      <style:text-properties fo:background-color="#80FFFF"/>
    </style:style>
    <style:style style:name="T6141" style:parent-style-name="Domyślnaczcionkaakapitu" style:family="text">
      <style:text-properties fo:background-color="#80FFFF"/>
    </style:style>
    <style:style style:name="P6142" style:parent-style-name="Normalny" style:family="paragraph">
      <style:paragraph-properties fo:text-align="justify" fo:line-height="150%"/>
    </style:style>
    <style:style style:name="T6143" style:parent-style-name="Domyślnaczcionkaakapitu" style:family="text">
      <style:text-properties style:text-underline-type="single" style:text-underline-style="solid" style:text-underline-width="auto" style:text-underline-mode="continuous"/>
    </style:style>
    <style:style style:name="T6144" style:parent-style-name="Domyślnaczcionkaakapitu" style:family="text">
      <style:text-properties fo:background-color="#80FFFF" style:text-underline-type="single" style:text-underline-style="solid" style:text-underline-width="auto" style:text-underline-mode="continuous"/>
    </style:style>
    <style:style style:name="T6145" style:parent-style-name="Domyślnaczcionkaakapitu" style:family="text">
      <style:text-properties style:text-underline-type="single" style:text-underline-style="solid" style:text-underline-width="auto" style:text-underline-mode="continuous"/>
    </style:style>
    <style:style style:name="T6146" style:parent-style-name="Domyślnaczcionkaakapitu" style:family="text">
      <style:text-properties fo:background-color="#80FFFF" style:text-underline-type="single" style:text-underline-style="solid" style:text-underline-width="auto" style:text-underline-mode="continuous"/>
    </style:style>
    <style:style style:name="T6147" style:parent-style-name="Domyślnaczcionkaakapitu" style:family="text">
      <style:text-properties style:text-underline-type="single" style:text-underline-style="solid" style:text-underline-width="auto" style:text-underline-mode="continuous"/>
    </style:style>
    <style:style style:name="P6148" style:parent-style-name="Normalny" style:family="paragraph">
      <style:paragraph-properties fo:text-align="justify" fo:line-height="150%" fo:text-indent="0.2479in"/>
    </style:style>
    <style:style style:name="T6149" style:parent-style-name="Domyślnaczcionkaakapitu" style:family="text">
      <style:text-properties fo:background-color="#80FFFF"/>
    </style:style>
    <style:style style:name="P6150" style:parent-style-name="Normalny" style:family="paragraph">
      <style:paragraph-properties fo:text-align="justify" fo:line-height="150%"/>
    </style:style>
    <style:style style:name="T6151" style:parent-style-name="Domyślnaczcionkaakapitu" style:family="text">
      <style:text-properties style:text-underline-type="single" style:text-underline-style="solid" style:text-underline-width="auto" style:text-underline-mode="continuous"/>
    </style:style>
    <style:style style:name="T6152" style:parent-style-name="Domyślnaczcionkaakapitu" style:family="text">
      <style:text-properties fo:background-color="#80FFFF" style:text-underline-type="single" style:text-underline-style="solid" style:text-underline-width="auto" style:text-underline-mode="continuous"/>
    </style:style>
    <style:style style:name="T6153" style:parent-style-name="Domyślnaczcionkaakapitu" style:family="text">
      <style:text-properties style:text-underline-type="single" style:text-underline-style="solid" style:text-underline-width="auto" style:text-underline-mode="continuous"/>
    </style:style>
    <style:style style:name="T6154" style:parent-style-name="Domyślnaczcionkaakapitu" style:family="text">
      <style:text-properties fo:background-color="#80FFFF" style:text-underline-type="single" style:text-underline-style="solid" style:text-underline-width="auto" style:text-underline-mode="continuous"/>
    </style:style>
    <style:style style:name="T6155" style:parent-style-name="Domyślnaczcionkaakapitu" style:family="text">
      <style:text-properties style:text-underline-type="single" style:text-underline-style="solid" style:text-underline-width="auto" style:text-underline-mode="continuous"/>
    </style:style>
    <style:style style:name="T6156" style:parent-style-name="Domyślnaczcionkaakapitu" style:family="text">
      <style:text-properties fo:background-color="#80FFFF" style:text-underline-type="single" style:text-underline-style="solid" style:text-underline-width="auto" style:text-underline-mode="continuous"/>
    </style:style>
    <style:style style:name="T6157" style:parent-style-name="Domyślnaczcionkaakapitu" style:family="text">
      <style:text-properties style:text-underline-type="single" style:text-underline-style="solid" style:text-underline-width="auto" style:text-underline-mode="continuous"/>
    </style:style>
    <style:style style:name="P6158" style:parent-style-name="Normalny" style:family="paragraph">
      <style:paragraph-properties fo:text-align="justify" fo:line-height="150%" fo:text-indent="0.2479in"/>
    </style:style>
    <style:style style:name="P6159" style:parent-style-name="Normalny" style:family="paragraph">
      <style:paragraph-properties fo:text-align="justify" fo:line-height="150%"/>
    </style:style>
    <style:style style:name="T6160" style:parent-style-name="Domyślnaczcionkaakapitu" style:family="text">
      <style:text-properties fo:background-color="#80FFFF" style:text-underline-type="single" style:text-underline-style="solid" style:text-underline-width="auto" style:text-underline-mode="continuous"/>
    </style:style>
    <style:style style:name="T6161" style:parent-style-name="Domyślnaczcionkaakapitu" style:family="text">
      <style:text-properties style:text-underline-type="single" style:text-underline-style="solid" style:text-underline-width="auto" style:text-underline-mode="continuous"/>
    </style:style>
    <style:style style:name="T6162" style:parent-style-name="Domyślnaczcionkaakapitu" style:family="text">
      <style:text-properties fo:background-color="#80FFFF" style:text-underline-type="single" style:text-underline-style="solid" style:text-underline-width="auto" style:text-underline-mode="continuous"/>
    </style:style>
    <style:style style:name="T6163" style:parent-style-name="Domyślnaczcionkaakapitu" style:family="text">
      <style:text-properties style:text-underline-type="single" style:text-underline-style="solid" style:text-underline-width="auto" style:text-underline-mode="continuous"/>
    </style:style>
    <style:style style:name="P6164" style:parent-style-name="Normalny" style:family="paragraph">
      <style:paragraph-properties fo:text-align="justify" fo:line-height="150%" fo:text-indent="0.2479in"/>
    </style:style>
    <style:style style:name="T6165" style:parent-style-name="Domyślnaczcionkaakapitu" style:family="text">
      <style:text-properties fo:background-color="#80FFFF"/>
    </style:style>
    <style:style style:name="T6166" style:parent-style-name="Domyślnaczcionkaakapitu" style:family="text">
      <style:text-properties fo:background-color="#80FFFF"/>
    </style:style>
    <style:style style:name="T6167" style:parent-style-name="Domyślnaczcionkaakapitu" style:family="text">
      <style:text-properties fo:background-color="#80FFFF"/>
    </style:style>
    <style:style style:name="T6168" style:parent-style-name="Domyślnaczcionkaakapitu" style:family="text">
      <style:text-properties fo:background-color="#80FFFF"/>
    </style:style>
    <style:style style:name="T6169" style:parent-style-name="Domyślnaczcionkaakapitu" style:family="text">
      <style:text-properties fo:background-color="#80FFFF"/>
    </style:style>
    <style:style style:name="P6170" style:parent-style-name="Normalny" style:family="paragraph">
      <style:paragraph-properties fo:text-align="justify" fo:line-height="150%"/>
    </style:style>
    <style:style style:name="T6171" style:parent-style-name="Domyślnaczcionkaakapitu" style:family="text">
      <style:text-properties style:text-underline-type="single" style:text-underline-style="solid" style:text-underline-width="auto" style:text-underline-mode="continuous"/>
    </style:style>
    <style:style style:name="P6172" style:parent-style-name="Normalny" style:family="paragraph">
      <style:paragraph-properties fo:text-align="justify" fo:line-height="150%" fo:text-indent="0.2479in"/>
    </style:style>
    <style:style style:name="P6173" style:parent-style-name="Normalny" style:family="paragraph">
      <style:paragraph-properties fo:text-align="justify" fo:line-height="150%"/>
    </style:style>
    <style:style style:name="T6174" style:parent-style-name="Domyślnaczcionkaakapitu" style:family="text">
      <style:text-properties fo:background-color="#80FFFF" style:text-underline-type="single" style:text-underline-style="solid" style:text-underline-width="auto" style:text-underline-mode="continuous"/>
    </style:style>
    <style:style style:name="T6175" style:parent-style-name="Domyślnaczcionkaakapitu" style:family="text">
      <style:text-properties style:text-underline-type="single" style:text-underline-style="solid" style:text-underline-width="auto" style:text-underline-mode="continuous"/>
    </style:style>
    <style:style style:name="T6176" style:parent-style-name="Domyślnaczcionkaakapitu" style:family="text">
      <style:text-properties fo:background-color="#80FFFF" style:text-underline-type="single" style:text-underline-style="solid" style:text-underline-width="auto" style:text-underline-mode="continuous"/>
    </style:style>
    <style:style style:name="T6177" style:parent-style-name="Domyślnaczcionkaakapitu" style:family="text">
      <style:text-properties style:text-underline-type="single" style:text-underline-style="solid" style:text-underline-width="auto" style:text-underline-mode="continuous"/>
    </style:style>
    <style:style style:name="P6178" style:parent-style-name="Normalny" style:family="paragraph">
      <style:paragraph-properties fo:text-align="justify" fo:line-height="150%" fo:text-indent="0.2479in"/>
    </style:style>
    <style:style style:name="T6179" style:parent-style-name="Domyślnaczcionkaakapitu" style:family="text">
      <style:text-properties fo:background-color="#80FFFF"/>
    </style:style>
    <style:style style:name="T6180" style:parent-style-name="Domyślnaczcionkaakapitu" style:family="text">
      <style:text-properties fo:background-color="#80FFFF"/>
    </style:style>
    <style:style style:name="P6181" style:parent-style-name="Normalny" style:family="paragraph">
      <style:paragraph-properties fo:text-align="justify" fo:line-height="150%"/>
    </style:style>
    <style:style style:name="T6182" style:parent-style-name="Domyślnaczcionkaakapitu" style:family="text">
      <style:text-properties fo:background-color="#80FFFF" style:text-underline-type="single" style:text-underline-style="solid" style:text-underline-width="auto" style:text-underline-mode="continuous"/>
    </style:style>
    <style:style style:name="T6183" style:parent-style-name="Domyślnaczcionkaakapitu" style:family="text">
      <style:text-properties style:text-underline-type="single" style:text-underline-style="solid" style:text-underline-width="auto" style:text-underline-mode="continuous"/>
    </style:style>
    <style:style style:name="T6184" style:parent-style-name="Domyślnaczcionkaakapitu" style:family="text">
      <style:text-properties fo:background-color="#80FFFF" style:text-underline-type="single" style:text-underline-style="solid" style:text-underline-width="auto" style:text-underline-mode="continuous"/>
    </style:style>
    <style:style style:name="T6185" style:parent-style-name="Domyślnaczcionkaakapitu" style:family="text">
      <style:text-properties style:text-underline-type="single" style:text-underline-style="solid" style:text-underline-width="auto" style:text-underline-mode="continuous"/>
    </style:style>
    <style:style style:name="T6186" style:parent-style-name="Domyślnaczcionkaakapitu" style:family="text">
      <style:text-properties fo:background-color="#80FFFF" style:text-underline-type="single" style:text-underline-style="solid" style:text-underline-width="auto" style:text-underline-mode="continuous"/>
    </style:style>
    <style:style style:name="T6187" style:parent-style-name="Domyślnaczcionkaakapitu" style:family="text">
      <style:text-properties style:text-underline-type="single" style:text-underline-style="solid" style:text-underline-width="auto" style:text-underline-mode="continuous"/>
    </style:style>
    <style:style style:name="T6188" style:parent-style-name="Domyślnaczcionkaakapitu" style:family="text">
      <style:text-properties fo:background-color="#80FFFF" style:text-underline-type="single" style:text-underline-style="solid" style:text-underline-width="auto" style:text-underline-mode="continuous"/>
    </style:style>
    <style:style style:name="T6189" style:parent-style-name="Domyślnaczcionkaakapitu" style:family="text">
      <style:text-properties style:text-underline-type="single" style:text-underline-style="solid" style:text-underline-width="auto" style:text-underline-mode="continuous"/>
    </style:style>
    <style:style style:name="P6190" style:parent-style-name="Normalny" style:family="paragraph">
      <style:paragraph-properties fo:text-align="justify" fo:line-height="150%" fo:text-indent="0.2479in"/>
    </style:style>
    <style:style style:name="T6191" style:parent-style-name="Domyślnaczcionkaakapitu" style:family="text">
      <style:text-properties fo:background-color="#80FFFF"/>
    </style:style>
    <style:style style:name="P6192" style:parent-style-name="Normalny" style:family="paragraph">
      <style:paragraph-properties fo:text-align="justify" fo:line-height="150%"/>
    </style:style>
    <style:style style:name="T6193" style:parent-style-name="Domyślnaczcionkaakapitu" style:family="text">
      <style:text-properties style:text-underline-type="single" style:text-underline-style="solid" style:text-underline-width="auto" style:text-underline-mode="continuous"/>
    </style:style>
    <style:style style:name="T6194" style:parent-style-name="Domyślnaczcionkaakapitu" style:family="text">
      <style:text-properties fo:background-color="#80FFFF" style:text-underline-type="single" style:text-underline-style="solid" style:text-underline-width="auto" style:text-underline-mode="continuous"/>
    </style:style>
    <style:style style:name="T6195" style:parent-style-name="Domyślnaczcionkaakapitu" style:family="text">
      <style:text-properties style:text-underline-type="single" style:text-underline-style="solid" style:text-underline-width="auto" style:text-underline-mode="continuous"/>
    </style:style>
    <style:style style:name="T6196" style:parent-style-name="Domyślnaczcionkaakapitu" style:family="text">
      <style:text-properties fo:background-color="#80FFFF" style:text-underline-type="single" style:text-underline-style="solid" style:text-underline-width="auto" style:text-underline-mode="continuous"/>
    </style:style>
    <style:style style:name="T6197" style:parent-style-name="Domyślnaczcionkaakapitu" style:family="text">
      <style:text-properties style:text-underline-type="single" style:text-underline-style="solid" style:text-underline-width="auto" style:text-underline-mode="continuous"/>
    </style:style>
    <style:style style:name="P6198" style:parent-style-name="Normalny" style:family="paragraph">
      <style:paragraph-properties fo:text-align="justify" fo:line-height="150%" fo:text-indent="0.2479in"/>
    </style:style>
    <style:style style:name="P6199" style:parent-style-name="Normalny" style:family="paragraph">
      <style:paragraph-properties fo:text-align="justify" fo:line-height="150%"/>
    </style:style>
    <style:style style:name="T6200" style:parent-style-name="Domyślnaczcionkaakapitu" style:family="text">
      <style:text-properties style:text-underline-type="single" style:text-underline-style="solid" style:text-underline-width="auto" style:text-underline-mode="continuous"/>
    </style:style>
    <style:style style:name="T6201" style:parent-style-name="Domyślnaczcionkaakapitu" style:family="text">
      <style:text-properties fo:background-color="#80FFFF" style:text-underline-type="single" style:text-underline-style="solid" style:text-underline-width="auto" style:text-underline-mode="continuous"/>
    </style:style>
    <style:style style:name="T6202" style:parent-style-name="Domyślnaczcionkaakapitu" style:family="text">
      <style:text-properties style:text-underline-type="single" style:text-underline-style="solid" style:text-underline-width="auto" style:text-underline-mode="continuous"/>
    </style:style>
    <style:style style:name="T6203" style:parent-style-name="Domyślnaczcionkaakapitu" style:family="text">
      <style:text-properties fo:background-color="#80FFFF" style:text-underline-type="single" style:text-underline-style="solid" style:text-underline-width="auto" style:text-underline-mode="continuous"/>
    </style:style>
    <style:style style:name="T6204" style:parent-style-name="Domyślnaczcionkaakapitu" style:family="text">
      <style:text-properties style:text-underline-type="single" style:text-underline-style="solid" style:text-underline-width="auto" style:text-underline-mode="continuous"/>
    </style:style>
    <style:style style:name="P6205" style:parent-style-name="Normalny" style:family="paragraph">
      <style:paragraph-properties fo:text-align="justify" fo:line-height="150%" fo:text-indent="0.2479in"/>
    </style:style>
    <style:style style:name="T6206" style:parent-style-name="Domyślnaczcionkaakapitu" style:family="text">
      <style:text-properties fo:background-color="#80FFFF"/>
    </style:style>
    <style:style style:name="P6207" style:parent-style-name="Normalny" style:family="paragraph">
      <style:paragraph-properties fo:text-align="justify" fo:line-height="150%"/>
    </style:style>
    <style:style style:name="T6208" style:parent-style-name="Domyślnaczcionkaakapitu" style:family="text">
      <style:text-properties fo:background-color="#80FFFF" style:text-underline-type="single" style:text-underline-style="solid" style:text-underline-width="auto" style:text-underline-mode="continuous"/>
    </style:style>
    <style:style style:name="T6209" style:parent-style-name="Domyślnaczcionkaakapitu" style:family="text">
      <style:text-properties style:text-underline-type="single" style:text-underline-style="solid" style:text-underline-width="auto" style:text-underline-mode="continuous"/>
    </style:style>
    <style:style style:name="T6210" style:parent-style-name="Domyślnaczcionkaakapitu" style:family="text">
      <style:text-properties fo:background-color="#80FFFF" style:text-underline-type="single" style:text-underline-style="solid" style:text-underline-width="auto" style:text-underline-mode="continuous"/>
    </style:style>
    <style:style style:name="T6211" style:parent-style-name="Domyślnaczcionkaakapitu" style:family="text">
      <style:text-properties style:text-underline-type="single" style:text-underline-style="solid" style:text-underline-width="auto" style:text-underline-mode="continuous"/>
    </style:style>
    <style:style style:name="T6212" style:parent-style-name="Domyślnaczcionkaakapitu" style:family="text">
      <style:text-properties fo:background-color="#80FFFF" style:text-underline-type="single" style:text-underline-style="solid" style:text-underline-width="auto" style:text-underline-mode="continuous"/>
    </style:style>
    <style:style style:name="T6213" style:parent-style-name="Domyślnaczcionkaakapitu" style:family="text">
      <style:text-properties style:text-underline-type="single" style:text-underline-style="solid" style:text-underline-width="auto" style:text-underline-mode="continuous"/>
    </style:style>
    <style:style style:name="T6214" style:parent-style-name="Domyślnaczcionkaakapitu" style:family="text">
      <style:text-properties fo:background-color="#80FFFF" style:text-underline-type="single" style:text-underline-style="solid" style:text-underline-width="auto" style:text-underline-mode="continuous"/>
    </style:style>
    <style:style style:name="T6215" style:parent-style-name="Domyślnaczcionkaakapitu" style:family="text">
      <style:text-properties style:text-underline-type="single" style:text-underline-style="solid" style:text-underline-width="auto" style:text-underline-mode="continuous"/>
    </style:style>
    <style:style style:name="P6216" style:parent-style-name="Normalny" style:family="paragraph">
      <style:paragraph-properties fo:text-align="justify" fo:line-height="150%" fo:text-indent="0.2479in"/>
    </style:style>
    <style:style style:name="T6217" style:parent-style-name="Domyślnaczcionkaakapitu" style:family="text">
      <style:text-properties fo:background-color="#80FFFF"/>
    </style:style>
    <style:style style:name="T6218" style:parent-style-name="Domyślnaczcionkaakapitu" style:family="text">
      <style:text-properties fo:background-color="#80FFFF"/>
    </style:style>
    <style:style style:name="T6219" style:parent-style-name="Domyślnaczcionkaakapitu" style:family="text">
      <style:text-properties fo:background-color="#80FFFF"/>
    </style:style>
    <style:style style:name="P6220" style:parent-style-name="Normalny" style:family="paragraph">
      <style:paragraph-properties fo:text-align="justify" fo:line-height="150%"/>
    </style:style>
    <style:style style:name="T6221" style:parent-style-name="Domyślnaczcionkaakapitu" style:family="text">
      <style:text-properties style:text-underline-type="single" style:text-underline-style="solid" style:text-underline-width="auto" style:text-underline-mode="continuous"/>
    </style:style>
    <style:style style:name="T6222" style:parent-style-name="Domyślnaczcionkaakapitu" style:family="text">
      <style:text-properties fo:background-color="#80FFFF" style:text-underline-type="single" style:text-underline-style="solid" style:text-underline-width="auto" style:text-underline-mode="continuous"/>
    </style:style>
    <style:style style:name="T6223" style:parent-style-name="Domyślnaczcionkaakapitu" style:family="text">
      <style:text-properties style:text-underline-type="single" style:text-underline-style="solid" style:text-underline-width="auto" style:text-underline-mode="continuous"/>
    </style:style>
    <style:style style:name="T6224" style:parent-style-name="Domyślnaczcionkaakapitu" style:family="text">
      <style:text-properties fo:background-color="#80FFFF" style:text-underline-type="single" style:text-underline-style="solid" style:text-underline-width="auto" style:text-underline-mode="continuous"/>
    </style:style>
    <style:style style:name="T6225" style:parent-style-name="Domyślnaczcionkaakapitu" style:family="text">
      <style:text-properties style:text-underline-type="single" style:text-underline-style="solid" style:text-underline-width="auto" style:text-underline-mode="continuous"/>
    </style:style>
    <style:style style:name="P6226" style:parent-style-name="Normalny" style:family="paragraph">
      <style:paragraph-properties fo:text-align="justify" fo:line-height="150%" fo:text-indent="0.2479in"/>
    </style:style>
    <style:style style:name="T6227" style:parent-style-name="Domyślnaczcionkaakapitu" style:family="text">
      <style:text-properties fo:background-color="#80FFFF"/>
    </style:style>
    <style:style style:name="P6228" style:parent-style-name="Normalny" style:family="paragraph">
      <style:paragraph-properties fo:text-align="justify" fo:line-height="150%"/>
    </style:style>
    <style:style style:name="T6229" style:parent-style-name="Domyślnaczcionkaakapitu" style:family="text">
      <style:text-properties fo:background-color="#80FFFF" style:text-underline-type="single" style:text-underline-style="solid" style:text-underline-width="auto" style:text-underline-mode="continuous"/>
    </style:style>
    <style:style style:name="T6230" style:parent-style-name="Domyślnaczcionkaakapitu" style:family="text">
      <style:text-properties style:text-underline-type="single" style:text-underline-style="solid" style:text-underline-width="auto" style:text-underline-mode="continuous"/>
    </style:style>
    <style:style style:name="T6231" style:parent-style-name="Domyślnaczcionkaakapitu" style:family="text">
      <style:text-properties fo:background-color="#80FFFF" style:text-underline-type="single" style:text-underline-style="solid" style:text-underline-width="auto" style:text-underline-mode="continuous"/>
    </style:style>
    <style:style style:name="T6232" style:parent-style-name="Domyślnaczcionkaakapitu" style:family="text">
      <style:text-properties style:text-underline-type="single" style:text-underline-style="solid" style:text-underline-width="auto" style:text-underline-mode="continuous"/>
    </style:style>
    <style:style style:name="T6233" style:parent-style-name="Domyślnaczcionkaakapitu" style:family="text">
      <style:text-properties fo:background-color="#80FFFF" style:text-underline-type="single" style:text-underline-style="solid" style:text-underline-width="auto" style:text-underline-mode="continuous"/>
    </style:style>
    <style:style style:name="T6234" style:parent-style-name="Domyślnaczcionkaakapitu" style:family="text">
      <style:text-properties style:text-underline-type="single" style:text-underline-style="solid" style:text-underline-width="auto" style:text-underline-mode="continuous"/>
    </style:style>
    <style:style style:name="T6235" style:parent-style-name="Domyślnaczcionkaakapitu" style:family="text">
      <style:text-properties fo:background-color="#80FFFF" style:text-underline-type="single" style:text-underline-style="solid" style:text-underline-width="auto" style:text-underline-mode="continuous"/>
    </style:style>
    <style:style style:name="T6236" style:parent-style-name="Domyślnaczcionkaakapitu" style:family="text">
      <style:text-properties style:text-underline-type="single" style:text-underline-style="solid" style:text-underline-width="auto" style:text-underline-mode="continuous"/>
    </style:style>
    <style:style style:name="P6237" style:parent-style-name="Normalny" style:family="paragraph">
      <style:paragraph-properties fo:text-align="justify" fo:line-height="150%" fo:text-indent="0.2479in"/>
    </style:style>
    <style:style style:name="P6238" style:parent-style-name="Normalny" style:family="paragraph">
      <style:paragraph-properties fo:text-align="justify" fo:line-height="150%">
        <style:tab-stops>
          <style:tab-stop style:type="left" style:position="2.4819in"/>
        </style:tab-stops>
      </style:paragraph-properties>
    </style:style>
    <style:style style:name="T6239" style:parent-style-name="Domyślnaczcionkaakapitu" style:family="text">
      <style:text-properties fo:background-color="#80FFFF" style:text-underline-type="single" style:text-underline-style="solid" style:text-underline-width="auto" style:text-underline-mode="continuous"/>
    </style:style>
    <style:style style:name="T6240" style:parent-style-name="Domyślnaczcionkaakapitu" style:family="text">
      <style:text-properties style:text-underline-type="single" style:text-underline-style="solid" style:text-underline-width="auto" style:text-underline-mode="continuous"/>
    </style:style>
    <style:style style:name="T6241" style:parent-style-name="Domyślnaczcionkaakapitu" style:family="text">
      <style:text-properties fo:background-color="#80FFFF" style:text-underline-type="single" style:text-underline-style="solid" style:text-underline-width="auto" style:text-underline-mode="continuous"/>
    </style:style>
    <style:style style:name="T6242" style:parent-style-name="Domyślnaczcionkaakapitu" style:family="text">
      <style:text-properties style:text-underline-type="single" style:text-underline-style="solid" style:text-underline-width="auto" style:text-underline-mode="continuous"/>
    </style:style>
    <style:style style:name="P6243" style:parent-style-name="Normalny" style:family="paragraph">
      <style:paragraph-properties fo:text-align="justify" fo:line-height="150%" fo:text-indent="0.2479in">
        <style:tab-stops>
          <style:tab-stop style:type="left" style:position="2.4819in"/>
        </style:tab-stops>
      </style:paragraph-properties>
    </style:style>
    <style:style style:name="T6244" style:parent-style-name="Domyślnaczcionkaakapitu" style:family="text">
      <style:text-properties fo:background-color="#80FFFF"/>
    </style:style>
    <style:style style:name="T6245" style:parent-style-name="Domyślnaczcionkaakapitu" style:family="text">
      <style:text-properties fo:background-color="#80FFFF"/>
    </style:style>
    <style:style style:name="T6246" style:parent-style-name="Domyślnaczcionkaakapitu" style:family="text">
      <style:text-properties fo:background-color="#80FFFF"/>
    </style:style>
    <style:style style:name="P6247" style:parent-style-name="Normalny" style:family="paragraph">
      <style:paragraph-properties fo:text-align="justify" fo:line-height="150%"/>
    </style:style>
    <style:style style:name="T6248" style:parent-style-name="Domyślnaczcionkaakapitu" style:family="text">
      <style:text-properties style:text-underline-type="single" style:text-underline-style="solid" style:text-underline-width="auto" style:text-underline-mode="continuous"/>
    </style:style>
    <style:style style:name="T6249" style:parent-style-name="Domyślnaczcionkaakapitu" style:family="text">
      <style:text-properties fo:background-color="#80FFFF" style:text-underline-type="single" style:text-underline-style="solid" style:text-underline-width="auto" style:text-underline-mode="continuous"/>
    </style:style>
    <style:style style:name="T6250" style:parent-style-name="Domyślnaczcionkaakapitu" style:family="text">
      <style:text-properties style:text-underline-type="single" style:text-underline-style="solid" style:text-underline-width="auto" style:text-underline-mode="continuous"/>
    </style:style>
    <style:style style:name="T6251" style:parent-style-name="Domyślnaczcionkaakapitu" style:family="text">
      <style:text-properties fo:background-color="#80FFFF" style:text-underline-type="single" style:text-underline-style="solid" style:text-underline-width="auto" style:text-underline-mode="continuous"/>
    </style:style>
    <style:style style:name="T6252" style:parent-style-name="Domyślnaczcionkaakapitu" style:family="text">
      <style:text-properties style:text-underline-type="single" style:text-underline-style="solid" style:text-underline-width="auto" style:text-underline-mode="continuous"/>
    </style:style>
    <style:style style:name="P6253" style:parent-style-name="Normalny" style:family="paragraph">
      <style:paragraph-properties fo:text-align="justify" fo:line-height="150%" fo:text-indent="0.2479in"/>
    </style:style>
    <style:style style:name="P6254" style:parent-style-name="Normalny" style:family="paragraph">
      <style:paragraph-properties fo:text-align="justify" fo:line-height="150%"/>
    </style:style>
    <style:style style:name="T6255" style:parent-style-name="Domyślnaczcionkaakapitu" style:family="text">
      <style:text-properties style:text-underline-type="single" style:text-underline-style="solid" style:text-underline-width="auto" style:text-underline-mode="continuous"/>
    </style:style>
    <style:style style:name="T6256" style:parent-style-name="Domyślnaczcionkaakapitu" style:family="text">
      <style:text-properties fo:background-color="#80FFFF" style:text-underline-type="single" style:text-underline-style="solid" style:text-underline-width="auto" style:text-underline-mode="continuous"/>
    </style:style>
    <style:style style:name="T6257" style:parent-style-name="Domyślnaczcionkaakapitu" style:family="text">
      <style:text-properties style:text-underline-type="single" style:text-underline-style="solid" style:text-underline-width="auto" style:text-underline-mode="continuous"/>
    </style:style>
    <style:style style:name="T6258" style:parent-style-name="Domyślnaczcionkaakapitu" style:family="text">
      <style:text-properties fo:background-color="#80FFFF" style:text-underline-type="single" style:text-underline-style="solid" style:text-underline-width="auto" style:text-underline-mode="continuous"/>
    </style:style>
    <style:style style:name="T6259" style:parent-style-name="Domyślnaczcionkaakapitu" style:family="text">
      <style:text-properties style:text-underline-type="single" style:text-underline-style="solid" style:text-underline-width="auto" style:text-underline-mode="continuous"/>
    </style:style>
    <style:style style:name="P6260" style:parent-style-name="Normalny" style:family="paragraph">
      <style:paragraph-properties fo:text-align="justify" fo:line-height="150%" fo:text-indent="0.2479in"/>
    </style:style>
    <style:style style:name="T6261" style:parent-style-name="Domyślnaczcionkaakapitu" style:family="text">
      <style:text-properties fo:background-color="#80FFFF"/>
    </style:style>
    <style:style style:name="T6262" style:parent-style-name="Domyślnaczcionkaakapitu" style:family="text">
      <style:text-properties fo:background-color="#80FFFF"/>
    </style:style>
    <style:style style:name="T6263" style:parent-style-name="Domyślnaczcionkaakapitu" style:family="text">
      <style:text-properties fo:background-color="#80FFFF"/>
    </style:style>
    <style:style style:name="T6264" style:parent-style-name="Domyślnaczcionkaakapitu" style:family="text">
      <style:text-properties fo:background-color="#80FFFF"/>
    </style:style>
    <style:style style:name="T6265" style:parent-style-name="Domyślnaczcionkaakapitu" style:family="text">
      <style:text-properties fo:background-color="#80FFFF"/>
    </style:style>
    <style:style style:name="P6266" style:parent-style-name="Normalny" style:family="paragraph">
      <style:paragraph-properties fo:text-align="justify" fo:line-height="150%"/>
    </style:style>
    <style:style style:name="T6267" style:parent-style-name="Domyślnaczcionkaakapitu" style:family="text">
      <style:text-properties style:text-underline-type="single" style:text-underline-style="solid" style:text-underline-width="auto" style:text-underline-mode="continuous"/>
    </style:style>
    <style:style style:name="T6268" style:parent-style-name="Domyślnaczcionkaakapitu" style:family="text">
      <style:text-properties fo:background-color="#80FFFF" style:text-underline-type="single" style:text-underline-style="solid" style:text-underline-width="auto" style:text-underline-mode="continuous"/>
    </style:style>
    <style:style style:name="T6269" style:parent-style-name="Domyślnaczcionkaakapitu" style:family="text">
      <style:text-properties style:text-underline-type="single" style:text-underline-style="solid" style:text-underline-width="auto" style:text-underline-mode="continuous"/>
    </style:style>
    <style:style style:name="T6270" style:parent-style-name="Domyślnaczcionkaakapitu" style:family="text">
      <style:text-properties fo:background-color="#80FFFF" style:text-underline-type="single" style:text-underline-style="solid" style:text-underline-width="auto" style:text-underline-mode="continuous"/>
    </style:style>
    <style:style style:name="T6271" style:parent-style-name="Domyślnaczcionkaakapitu" style:family="text">
      <style:text-properties style:text-underline-type="single" style:text-underline-style="solid" style:text-underline-width="auto" style:text-underline-mode="continuous"/>
    </style:style>
    <style:style style:name="P6272" style:parent-style-name="Normalny" style:family="paragraph">
      <style:paragraph-properties fo:text-align="justify" fo:line-height="150%" fo:text-indent="0.2479in"/>
    </style:style>
    <style:style style:name="T6273" style:parent-style-name="Domyślnaczcionkaakapitu" style:family="text">
      <style:text-properties fo:background-color="#80FFFF"/>
    </style:style>
    <style:style style:name="P6274" style:parent-style-name="Normalny" style:family="paragraph">
      <style:paragraph-properties fo:text-align="justify" fo:line-height="150%"/>
    </style:style>
    <style:style style:name="T6275" style:parent-style-name="Domyślnaczcionkaakapitu" style:family="text">
      <style:text-properties style:text-underline-type="single" style:text-underline-style="solid" style:text-underline-width="auto" style:text-underline-mode="continuous"/>
    </style:style>
    <style:style style:name="T6276" style:parent-style-name="Domyślnaczcionkaakapitu" style:family="text">
      <style:text-properties fo:background-color="#80FFFF" style:text-underline-type="single" style:text-underline-style="solid" style:text-underline-width="auto" style:text-underline-mode="continuous"/>
    </style:style>
    <style:style style:name="T6277" style:parent-style-name="Domyślnaczcionkaakapitu" style:family="text">
      <style:text-properties style:text-underline-type="single" style:text-underline-style="solid" style:text-underline-width="auto" style:text-underline-mode="continuous"/>
    </style:style>
    <style:style style:name="T6278" style:parent-style-name="Domyślnaczcionkaakapitu" style:family="text">
      <style:text-properties fo:background-color="#80FFFF" style:text-underline-type="single" style:text-underline-style="solid" style:text-underline-width="auto" style:text-underline-mode="continuous"/>
    </style:style>
    <style:style style:name="T6279" style:parent-style-name="Domyślnaczcionkaakapitu" style:family="text">
      <style:text-properties style:text-underline-type="single" style:text-underline-style="solid" style:text-underline-width="auto" style:text-underline-mode="continuous"/>
    </style:style>
    <style:style style:name="P6280" style:parent-style-name="Normalny" style:family="paragraph">
      <style:paragraph-properties fo:text-align="justify" fo:line-height="150%" fo:text-indent="0.2479in"/>
    </style:style>
    <style:style style:name="T6281" style:parent-style-name="Domyślnaczcionkaakapitu" style:family="text">
      <style:text-properties fo:background-color="#80FFFF"/>
    </style:style>
    <style:style style:name="P6282" style:parent-style-name="Normalny" style:family="paragraph">
      <style:paragraph-properties fo:text-align="justify" fo:line-height="150%" fo:text-indent="0.2479in"/>
    </style:style>
    <style:style style:name="T6283" style:parent-style-name="Domyślnaczcionkaakapitu" style:family="text">
      <style:text-properties fo:background-color="#80FFFF"/>
    </style:style>
    <style:style style:name="T6284" style:parent-style-name="Domyślnaczcionkaakapitu" style:family="text">
      <style:text-properties fo:background-color="#80FFFF"/>
    </style:style>
    <style:style style:name="T6285" style:parent-style-name="Domyślnaczcionkaakapitu" style:family="text">
      <style:text-properties fo:background-color="#80FFFF"/>
    </style:style>
    <style:style style:name="T6286" style:parent-style-name="Domyślnaczcionkaakapitu" style:family="text">
      <style:text-properties fo:background-color="#80FFFF"/>
    </style:style>
    <style:style style:name="P6287" style:parent-style-name="Normalny" style:family="paragraph">
      <style:paragraph-properties fo:text-align="justify" fo:line-height="150%"/>
    </style:style>
    <style:style style:name="T6288" style:parent-style-name="Domyślnaczcionkaakapitu" style:family="text">
      <style:text-properties style:text-underline-type="single" style:text-underline-style="solid" style:text-underline-width="auto" style:text-underline-mode="continuous"/>
    </style:style>
    <style:style style:name="T6289" style:parent-style-name="Domyślnaczcionkaakapitu" style:family="text">
      <style:text-properties fo:background-color="#80FFFF" style:text-underline-type="single" style:text-underline-style="solid" style:text-underline-width="auto" style:text-underline-mode="continuous"/>
    </style:style>
    <style:style style:name="T6290" style:parent-style-name="Domyślnaczcionkaakapitu" style:family="text">
      <style:text-properties style:text-underline-type="single" style:text-underline-style="solid" style:text-underline-width="auto" style:text-underline-mode="continuous"/>
    </style:style>
    <style:style style:name="T6291" style:parent-style-name="Domyślnaczcionkaakapitu" style:family="text">
      <style:text-properties fo:background-color="#80FFFF" style:text-underline-type="single" style:text-underline-style="solid" style:text-underline-width="auto" style:text-underline-mode="continuous"/>
    </style:style>
    <style:style style:name="T6292" style:parent-style-name="Domyślnaczcionkaakapitu" style:family="text">
      <style:text-properties style:text-underline-type="single" style:text-underline-style="solid" style:text-underline-width="auto" style:text-underline-mode="continuous"/>
    </style:style>
    <style:style style:name="P6293" style:parent-style-name="Normalny" style:family="paragraph">
      <style:paragraph-properties fo:text-align="justify" fo:line-height="150%" fo:text-indent="0.2479in"/>
    </style:style>
    <style:style style:name="P6294" style:parent-style-name="Normalny" style:family="paragraph">
      <style:paragraph-properties fo:text-align="justify" fo:line-height="150%"/>
    </style:style>
    <style:style style:name="T6295" style:parent-style-name="Domyślnaczcionkaakapitu" style:family="text">
      <style:text-properties style:text-underline-type="single" style:text-underline-style="solid" style:text-underline-width="auto" style:text-underline-mode="continuous"/>
    </style:style>
    <style:style style:name="T6296" style:parent-style-name="Domyślnaczcionkaakapitu" style:family="text">
      <style:text-properties fo:background-color="#80FFFF" style:text-underline-type="single" style:text-underline-style="solid" style:text-underline-width="auto" style:text-underline-mode="continuous"/>
    </style:style>
    <style:style style:name="T6297" style:parent-style-name="Domyślnaczcionkaakapitu" style:family="text">
      <style:text-properties style:text-underline-type="single" style:text-underline-style="solid" style:text-underline-width="auto" style:text-underline-mode="continuous"/>
    </style:style>
    <style:style style:name="T6298" style:parent-style-name="Domyślnaczcionkaakapitu" style:family="text">
      <style:text-properties fo:background-color="#80FFFF" style:text-underline-type="single" style:text-underline-style="solid" style:text-underline-width="auto" style:text-underline-mode="continuous"/>
    </style:style>
    <style:style style:name="T6299" style:parent-style-name="Domyślnaczcionkaakapitu" style:family="text">
      <style:text-properties style:text-underline-type="single" style:text-underline-style="solid" style:text-underline-width="auto" style:text-underline-mode="continuous"/>
    </style:style>
    <style:style style:name="P6300" style:parent-style-name="Normalny" style:family="paragraph">
      <style:paragraph-properties fo:text-align="justify" fo:line-height="150%" fo:text-indent="0.2479in"/>
    </style:style>
    <style:style style:name="T6301" style:parent-style-name="Domyślnaczcionkaakapitu" style:family="text">
      <style:text-properties fo:background-color="#80FFFF"/>
    </style:style>
    <style:style style:name="P6302" style:parent-style-name="Normalny" style:family="paragraph">
      <style:paragraph-properties fo:text-align="justify" fo:line-height="150%"/>
    </style:style>
    <style:style style:name="T6303" style:parent-style-name="Domyślnaczcionkaakapitu" style:family="text">
      <style:text-properties fo:background-color="#80FFFF" style:text-underline-type="single" style:text-underline-style="solid" style:text-underline-width="auto" style:text-underline-mode="continuous"/>
    </style:style>
    <style:style style:name="T6304" style:parent-style-name="Domyślnaczcionkaakapitu" style:family="text">
      <style:text-properties style:text-underline-type="single" style:text-underline-style="solid" style:text-underline-width="auto" style:text-underline-mode="continuous"/>
    </style:style>
    <style:style style:name="T6305" style:parent-style-name="Domyślnaczcionkaakapitu" style:family="text">
      <style:text-properties fo:background-color="#80FFFF" style:text-underline-type="single" style:text-underline-style="solid" style:text-underline-width="auto" style:text-underline-mode="continuous"/>
    </style:style>
    <style:style style:name="T6306" style:parent-style-name="Domyślnaczcionkaakapitu" style:family="text">
      <style:text-properties style:text-underline-type="single" style:text-underline-style="solid" style:text-underline-width="auto" style:text-underline-mode="continuous"/>
    </style:style>
    <style:style style:name="T6307" style:parent-style-name="Domyślnaczcionkaakapitu" style:family="text">
      <style:text-properties fo:background-color="#80FFFF" style:text-underline-type="single" style:text-underline-style="solid" style:text-underline-width="auto" style:text-underline-mode="continuous"/>
    </style:style>
    <style:style style:name="T6308" style:parent-style-name="Domyślnaczcionkaakapitu" style:family="text">
      <style:text-properties style:text-underline-type="single" style:text-underline-style="solid" style:text-underline-width="auto" style:text-underline-mode="continuous"/>
    </style:style>
    <style:style style:name="T6309" style:parent-style-name="Domyślnaczcionkaakapitu" style:family="text">
      <style:text-properties fo:background-color="#80FFFF" style:text-underline-type="single" style:text-underline-style="solid" style:text-underline-width="auto" style:text-underline-mode="continuous"/>
    </style:style>
    <style:style style:name="T6310" style:parent-style-name="Domyślnaczcionkaakapitu" style:family="text">
      <style:text-properties style:text-underline-type="single" style:text-underline-style="solid" style:text-underline-width="auto" style:text-underline-mode="continuous"/>
    </style:style>
    <style:style style:name="P6311" style:parent-style-name="Normalny" style:family="paragraph">
      <style:paragraph-properties fo:text-align="justify" fo:line-height="150%" fo:text-indent="0.2479in"/>
    </style:style>
    <style:style style:name="T6312" style:parent-style-name="Domyślnaczcionkaakapitu" style:family="text">
      <style:text-properties fo:background-color="#80FFFF"/>
    </style:style>
    <style:style style:name="T6313" style:parent-style-name="Domyślnaczcionkaakapitu" style:family="text">
      <style:text-properties fo:background-color="#80FFFF"/>
    </style:style>
    <style:style style:name="T6314" style:parent-style-name="Domyślnaczcionkaakapitu" style:family="text">
      <style:text-properties fo:background-color="#80FFFF"/>
    </style:style>
    <style:style style:name="T6315" style:parent-style-name="Domyślnaczcionkaakapitu" style:family="text">
      <style:text-properties fo:background-color="#80FFFF"/>
    </style:style>
    <style:style style:name="P6316" style:parent-style-name="Normalny" style:family="paragraph">
      <style:paragraph-properties fo:text-align="justify" fo:line-height="150%"/>
    </style:style>
    <style:style style:name="T6317" style:parent-style-name="Domyślnaczcionkaakapitu" style:family="text">
      <style:text-properties style:text-underline-type="single" style:text-underline-style="solid" style:text-underline-width="auto" style:text-underline-mode="continuous"/>
    </style:style>
    <style:style style:name="T6318" style:parent-style-name="Domyślnaczcionkaakapitu" style:family="text">
      <style:text-properties fo:background-color="#80FFFF" style:text-underline-type="single" style:text-underline-style="solid" style:text-underline-width="auto" style:text-underline-mode="continuous"/>
    </style:style>
    <style:style style:name="T6319" style:parent-style-name="Domyślnaczcionkaakapitu" style:family="text">
      <style:text-properties style:text-underline-type="single" style:text-underline-style="solid" style:text-underline-width="auto" style:text-underline-mode="continuous"/>
    </style:style>
    <style:style style:name="T6320" style:parent-style-name="Domyślnaczcionkaakapitu" style:family="text">
      <style:text-properties fo:background-color="#80FFFF" style:text-underline-type="single" style:text-underline-style="solid" style:text-underline-width="auto" style:text-underline-mode="continuous"/>
    </style:style>
    <style:style style:name="T6321" style:parent-style-name="Domyślnaczcionkaakapitu" style:family="text">
      <style:text-properties style:text-underline-type="single" style:text-underline-style="solid" style:text-underline-width="auto" style:text-underline-mode="continuous"/>
    </style:style>
    <style:style style:name="P6322" style:parent-style-name="Normalny" style:family="paragraph">
      <style:paragraph-properties fo:text-align="justify" fo:line-height="150%" fo:text-indent="0.2479in"/>
    </style:style>
    <style:style style:name="P6323" style:parent-style-name="Normalny" style:family="paragraph">
      <style:paragraph-properties fo:text-align="justify" fo:line-height="150%" fo:text-indent="0.2479in"/>
    </style:style>
    <style:style style:name="P6324" style:parent-style-name="Normalny" style:family="paragraph">
      <style:paragraph-properties fo:text-align="justify" fo:line-height="150%"/>
    </style:style>
    <style:style style:name="T6325" style:parent-style-name="Domyślnaczcionkaakapitu" style:family="text">
      <style:text-properties style:text-underline-type="single" style:text-underline-style="solid" style:text-underline-width="auto" style:text-underline-mode="continuous"/>
    </style:style>
    <style:style style:name="T6326" style:parent-style-name="Domyślnaczcionkaakapitu" style:family="text">
      <style:text-properties fo:background-color="#80FFFF" style:text-underline-type="single" style:text-underline-style="solid" style:text-underline-width="auto" style:text-underline-mode="continuous"/>
    </style:style>
    <style:style style:name="T6327" style:parent-style-name="Domyślnaczcionkaakapitu" style:family="text">
      <style:text-properties style:text-underline-type="single" style:text-underline-style="solid" style:text-underline-width="auto" style:text-underline-mode="continuous"/>
    </style:style>
    <style:style style:name="T6328" style:parent-style-name="Domyślnaczcionkaakapitu" style:family="text">
      <style:text-properties fo:background-color="#80FFFF" style:text-underline-type="single" style:text-underline-style="solid" style:text-underline-width="auto" style:text-underline-mode="continuous"/>
    </style:style>
    <style:style style:name="T6329" style:parent-style-name="Domyślnaczcionkaakapitu" style:family="text">
      <style:text-properties style:text-underline-type="single" style:text-underline-style="solid" style:text-underline-width="auto" style:text-underline-mode="continuous"/>
    </style:style>
    <style:style style:name="T6330" style:parent-style-name="Domyślnaczcionkaakapitu" style:family="text">
      <style:text-properties fo:background-color="#80FFFF" style:text-underline-type="single" style:text-underline-style="solid" style:text-underline-width="auto" style:text-underline-mode="continuous"/>
    </style:style>
    <style:style style:name="T6331" style:parent-style-name="Domyślnaczcionkaakapitu" style:family="text">
      <style:text-properties style:text-underline-type="single" style:text-underline-style="solid" style:text-underline-width="auto" style:text-underline-mode="continuous"/>
    </style:style>
    <style:style style:name="T6332" style:parent-style-name="Domyślnaczcionkaakapitu" style:family="text">
      <style:text-properties fo:background-color="#80FFFF" style:text-underline-type="single" style:text-underline-style="solid" style:text-underline-width="auto" style:text-underline-mode="continuous"/>
    </style:style>
    <style:style style:name="T6333" style:parent-style-name="Domyślnaczcionkaakapitu" style:family="text">
      <style:text-properties style:text-underline-type="single" style:text-underline-style="solid" style:text-underline-width="auto" style:text-underline-mode="continuous"/>
    </style:style>
    <style:style style:name="P6334" style:parent-style-name="Normalny" style:family="paragraph">
      <style:paragraph-properties fo:text-align="justify" fo:line-height="150%" fo:text-indent="0.2479in"/>
    </style:style>
    <style:style style:name="T6335" style:parent-style-name="Domyślnaczcionkaakapitu" style:family="text">
      <style:text-properties fo:background-color="#80FFFF"/>
    </style:style>
    <style:style style:name="T6336" style:parent-style-name="Domyślnaczcionkaakapitu" style:family="text">
      <style:text-properties fo:background-color="#80FFFF"/>
    </style:style>
    <style:style style:name="T6337" style:parent-style-name="Domyślnaczcionkaakapitu" style:family="text">
      <style:text-properties fo:background-color="#80FFFF"/>
    </style:style>
    <style:style style:name="T6338" style:parent-style-name="Domyślnaczcionkaakapitu" style:family="text">
      <style:text-properties fo:background-color="#80FFFF"/>
    </style:style>
    <style:style style:name="P6339" style:parent-style-name="Normalny" style:family="paragraph">
      <style:paragraph-properties fo:text-align="justify" fo:line-height="150%"/>
    </style:style>
    <style:style style:name="T6340" style:parent-style-name="Domyślnaczcionkaakapitu" style:family="text">
      <style:text-properties style:text-underline-type="single" style:text-underline-style="solid" style:text-underline-width="auto" style:text-underline-mode="continuous"/>
    </style:style>
    <style:style style:name="T6341" style:parent-style-name="Domyślnaczcionkaakapitu" style:family="text">
      <style:text-properties fo:background-color="#80FFFF" style:text-underline-type="single" style:text-underline-style="solid" style:text-underline-width="auto" style:text-underline-mode="continuous"/>
    </style:style>
    <style:style style:name="T6342" style:parent-style-name="Domyślnaczcionkaakapitu" style:family="text">
      <style:text-properties style:text-underline-type="single" style:text-underline-style="solid" style:text-underline-width="auto" style:text-underline-mode="continuous"/>
    </style:style>
    <style:style style:name="T6343" style:parent-style-name="Domyślnaczcionkaakapitu" style:family="text">
      <style:text-properties fo:background-color="#80FFFF" style:text-underline-type="single" style:text-underline-style="solid" style:text-underline-width="auto" style:text-underline-mode="continuous"/>
    </style:style>
    <style:style style:name="T6344" style:parent-style-name="Domyślnaczcionkaakapitu" style:family="text">
      <style:text-properties style:text-underline-type="single" style:text-underline-style="solid" style:text-underline-width="auto" style:text-underline-mode="continuous"/>
    </style:style>
    <style:style style:name="P6345" style:parent-style-name="Normalny" style:family="paragraph">
      <style:paragraph-properties fo:text-align="justify" fo:line-height="150%" fo:text-indent="0.2479in"/>
    </style:style>
    <style:style style:name="P6346" style:parent-style-name="Normalny" style:family="paragraph">
      <style:paragraph-properties fo:text-align="justify" fo:line-height="150%"/>
    </style:style>
    <style:style style:name="T6347" style:parent-style-name="Domyślnaczcionkaakapitu" style:family="text">
      <style:text-properties style:text-underline-type="single" style:text-underline-style="solid" style:text-underline-width="auto" style:text-underline-mode="continuous"/>
    </style:style>
    <style:style style:name="T6348" style:parent-style-name="Domyślnaczcionkaakapitu" style:family="text">
      <style:text-properties fo:background-color="#80FFFF" style:text-underline-type="single" style:text-underline-style="solid" style:text-underline-width="auto" style:text-underline-mode="continuous"/>
    </style:style>
    <style:style style:name="T6349" style:parent-style-name="Domyślnaczcionkaakapitu" style:family="text">
      <style:text-properties style:text-underline-type="single" style:text-underline-style="solid" style:text-underline-width="auto" style:text-underline-mode="continuous"/>
    </style:style>
    <style:style style:name="T6350" style:parent-style-name="Domyślnaczcionkaakapitu" style:family="text">
      <style:text-properties fo:background-color="#80FFFF" style:text-underline-type="single" style:text-underline-style="solid" style:text-underline-width="auto" style:text-underline-mode="continuous"/>
    </style:style>
    <style:style style:name="T6351" style:parent-style-name="Domyślnaczcionkaakapitu" style:family="text">
      <style:text-properties style:text-underline-type="single" style:text-underline-style="solid" style:text-underline-width="auto" style:text-underline-mode="continuous"/>
    </style:style>
    <style:style style:name="T6352" style:parent-style-name="Domyślnaczcionkaakapitu" style:family="text">
      <style:text-properties fo:background-color="#80FFFF" style:text-underline-type="single" style:text-underline-style="solid" style:text-underline-width="auto" style:text-underline-mode="continuous"/>
    </style:style>
    <style:style style:name="T6353" style:parent-style-name="Domyślnaczcionkaakapitu" style:family="text">
      <style:text-properties style:text-underline-type="single" style:text-underline-style="solid" style:text-underline-width="auto" style:text-underline-mode="continuous"/>
    </style:style>
    <style:style style:name="T6354" style:parent-style-name="Domyślnaczcionkaakapitu" style:family="text">
      <style:text-properties fo:background-color="#80FFFF" style:text-underline-type="single" style:text-underline-style="solid" style:text-underline-width="auto" style:text-underline-mode="continuous"/>
    </style:style>
    <style:style style:name="T6355" style:parent-style-name="Domyślnaczcionkaakapitu" style:family="text">
      <style:text-properties style:text-underline-type="single" style:text-underline-style="solid" style:text-underline-width="auto" style:text-underline-mode="continuous"/>
    </style:style>
    <style:style style:name="P6356" style:parent-style-name="Normalny" style:family="paragraph">
      <style:paragraph-properties fo:text-align="justify" fo:line-height="150%" fo:text-indent="0.2479in"/>
    </style:style>
    <style:style style:name="T6357" style:parent-style-name="Domyślnaczcionkaakapitu" style:family="text">
      <style:text-properties fo:background-color="#80FFFF"/>
    </style:style>
    <style:style style:name="T6358" style:parent-style-name="Domyślnaczcionkaakapitu" style:family="text">
      <style:text-properties fo:background-color="#80FFFF"/>
    </style:style>
    <style:style style:name="T6359" style:parent-style-name="Domyślnaczcionkaakapitu" style:family="text">
      <style:text-properties fo:background-color="#80FFFF"/>
    </style:style>
    <style:style style:name="T6360" style:parent-style-name="Domyślnaczcionkaakapitu" style:family="text">
      <style:text-properties fo:background-color="#80FFFF"/>
    </style:style>
    <style:style style:name="T6361" style:parent-style-name="Domyślnaczcionkaakapitu" style:family="text">
      <style:text-properties fo:background-color="#80FFFF"/>
    </style:style>
    <style:style style:name="T6362" style:parent-style-name="Domyślnaczcionkaakapitu" style:family="text">
      <style:text-properties fo:background-color="#80FFFF"/>
    </style:style>
    <style:style style:name="T6363" style:parent-style-name="Domyślnaczcionkaakapitu" style:family="text">
      <style:text-properties fo:background-color="#80FFFF"/>
    </style:style>
    <style:style style:name="T6364" style:parent-style-name="Domyślnaczcionkaakapitu" style:family="text">
      <style:text-properties fo:background-color="#80FFFF"/>
    </style:style>
    <style:style style:name="T6365" style:parent-style-name="Domyślnaczcionkaakapitu" style:family="text">
      <style:text-properties fo:background-color="#80FFFF"/>
    </style:style>
    <style:style style:name="T6366" style:parent-style-name="Domyślnaczcionkaakapitu" style:family="text">
      <style:text-properties fo:background-color="#80FFFF"/>
    </style:style>
    <style:style style:name="P6367" style:parent-style-name="Normalny" style:family="paragraph">
      <style:paragraph-properties fo:text-align="justify" fo:line-height="150%"/>
    </style:style>
    <style:style style:name="T6368" style:parent-style-name="Domyślnaczcionkaakapitu" style:family="text">
      <style:text-properties style:text-underline-type="single" style:text-underline-style="solid" style:text-underline-width="auto" style:text-underline-mode="continuous"/>
    </style:style>
    <style:style style:name="T6369" style:parent-style-name="Domyślnaczcionkaakapitu" style:family="text">
      <style:text-properties fo:background-color="#80FFFF" style:text-underline-type="single" style:text-underline-style="solid" style:text-underline-width="auto" style:text-underline-mode="continuous"/>
    </style:style>
    <style:style style:name="T6370" style:parent-style-name="Domyślnaczcionkaakapitu" style:family="text">
      <style:text-properties style:text-underline-type="single" style:text-underline-style="solid" style:text-underline-width="auto" style:text-underline-mode="continuous"/>
    </style:style>
    <style:style style:name="T6371" style:parent-style-name="Domyślnaczcionkaakapitu" style:family="text">
      <style:text-properties fo:background-color="#80FFFF" style:text-underline-type="single" style:text-underline-style="solid" style:text-underline-width="auto" style:text-underline-mode="continuous"/>
    </style:style>
    <style:style style:name="T6372" style:parent-style-name="Domyślnaczcionkaakapitu" style:family="text">
      <style:text-properties style:text-underline-type="single" style:text-underline-style="solid" style:text-underline-width="auto" style:text-underline-mode="continuous"/>
    </style:style>
    <style:style style:name="P6373" style:parent-style-name="Normalny" style:family="paragraph">
      <style:paragraph-properties fo:text-align="justify" fo:line-height="150%" fo:text-indent="0.2479in"/>
    </style:style>
    <style:style style:name="T6374" style:parent-style-name="Domyślnaczcionkaakapitu" style:family="text">
      <style:text-properties fo:background-color="#80FFFF"/>
    </style:style>
    <style:style style:name="T6375" style:parent-style-name="Domyślnaczcionkaakapitu" style:family="text">
      <style:text-properties fo:background-color="#80FFFF"/>
    </style:style>
    <style:style style:name="T6376" style:parent-style-name="Domyślnaczcionkaakapitu" style:family="text">
      <style:text-properties fo:background-color="#80FFFF"/>
    </style:style>
    <style:style style:name="P6377" style:parent-style-name="Normalny" style:family="paragraph">
      <style:paragraph-properties fo:text-align="justify" fo:line-height="150%"/>
    </style:style>
    <style:style style:name="T6378" style:parent-style-name="Domyślnaczcionkaakapitu" style:family="text">
      <style:text-properties style:text-underline-type="single" style:text-underline-style="solid" style:text-underline-width="auto" style:text-underline-mode="continuous"/>
    </style:style>
    <style:style style:name="T6379" style:parent-style-name="Domyślnaczcionkaakapitu" style:family="text">
      <style:text-properties fo:background-color="#80FFFF" style:text-underline-type="single" style:text-underline-style="solid" style:text-underline-width="auto" style:text-underline-mode="continuous"/>
    </style:style>
    <style:style style:name="T6380" style:parent-style-name="Domyślnaczcionkaakapitu" style:family="text">
      <style:text-properties style:text-underline-type="single" style:text-underline-style="solid" style:text-underline-width="auto" style:text-underline-mode="continuous"/>
    </style:style>
    <style:style style:name="T6381" style:parent-style-name="Domyślnaczcionkaakapitu" style:family="text">
      <style:text-properties fo:background-color="#80FFFF" style:text-underline-type="single" style:text-underline-style="solid" style:text-underline-width="auto" style:text-underline-mode="continuous"/>
    </style:style>
    <style:style style:name="T6382" style:parent-style-name="Domyślnaczcionkaakapitu" style:family="text">
      <style:text-properties style:text-underline-type="single" style:text-underline-style="solid" style:text-underline-width="auto" style:text-underline-mode="continuous"/>
    </style:style>
    <style:style style:name="P6383" style:parent-style-name="Normalny" style:family="paragraph">
      <style:paragraph-properties fo:text-align="justify" fo:line-height="150%" fo:text-indent="0.2479in"/>
    </style:style>
    <style:style style:name="P6384" style:parent-style-name="Normalny" style:family="paragraph">
      <style:paragraph-properties fo:text-align="justify" fo:line-height="150%"/>
    </style:style>
    <style:style style:name="T6385" style:parent-style-name="Domyślnaczcionkaakapitu" style:family="text">
      <style:text-properties fo:background-color="#80FFFF" style:text-underline-type="single" style:text-underline-style="solid" style:text-underline-width="auto" style:text-underline-mode="continuous"/>
    </style:style>
    <style:style style:name="T6386" style:parent-style-name="Domyślnaczcionkaakapitu" style:family="text">
      <style:text-properties style:text-underline-type="single" style:text-underline-style="solid" style:text-underline-width="auto" style:text-underline-mode="continuous"/>
    </style:style>
    <style:style style:name="T6387" style:parent-style-name="Domyślnaczcionkaakapitu" style:family="text">
      <style:text-properties fo:background-color="#80FFFF" style:text-underline-type="single" style:text-underline-style="solid" style:text-underline-width="auto" style:text-underline-mode="continuous"/>
    </style:style>
    <style:style style:name="T6388" style:parent-style-name="Domyślnaczcionkaakapitu" style:family="text">
      <style:text-properties style:text-underline-type="single" style:text-underline-style="solid" style:text-underline-width="auto" style:text-underline-mode="continuous"/>
    </style:style>
    <style:style style:name="T6389" style:parent-style-name="Domyślnaczcionkaakapitu" style:family="text">
      <style:text-properties fo:background-color="#80FFFF" style:text-underline-type="single" style:text-underline-style="solid" style:text-underline-width="auto" style:text-underline-mode="continuous"/>
    </style:style>
    <style:style style:name="T6390" style:parent-style-name="Domyślnaczcionkaakapitu" style:family="text">
      <style:text-properties style:text-underline-type="single" style:text-underline-style="solid" style:text-underline-width="auto" style:text-underline-mode="continuous"/>
    </style:style>
    <style:style style:name="T6391" style:parent-style-name="Domyślnaczcionkaakapitu" style:family="text">
      <style:text-properties fo:background-color="#80FFFF" style:text-underline-type="single" style:text-underline-style="solid" style:text-underline-width="auto" style:text-underline-mode="continuous"/>
    </style:style>
    <style:style style:name="T6392" style:parent-style-name="Domyślnaczcionkaakapitu" style:family="text">
      <style:text-properties style:text-underline-type="single" style:text-underline-style="solid" style:text-underline-width="auto" style:text-underline-mode="continuous"/>
    </style:style>
    <style:style style:name="P6393" style:parent-style-name="Normalny" style:family="paragraph">
      <style:paragraph-properties fo:text-align="justify" fo:line-height="150%" fo:text-indent="0.2479in"/>
    </style:style>
    <style:style style:name="T6394" style:parent-style-name="Domyślnaczcionkaakapitu" style:family="text">
      <style:text-properties fo:background-color="#80FFFF"/>
    </style:style>
    <style:style style:name="T6395" style:parent-style-name="Domyślnaczcionkaakapitu" style:family="text">
      <style:text-properties fo:background-color="#80FFFF"/>
    </style:style>
    <style:style style:name="T6396" style:parent-style-name="Domyślnaczcionkaakapitu" style:family="text">
      <style:text-properties fo:background-color="#80FFFF"/>
    </style:style>
    <style:style style:name="T6397" style:parent-style-name="Domyślnaczcionkaakapitu" style:family="text">
      <style:text-properties fo:background-color="#80FFFF"/>
    </style:style>
    <style:style style:name="P6398" style:parent-style-name="Normalny" style:family="paragraph">
      <style:paragraph-properties fo:text-align="justify" fo:line-height="150%"/>
    </style:style>
    <style:style style:name="T6399" style:parent-style-name="Domyślnaczcionkaakapitu" style:family="text">
      <style:text-properties style:text-underline-type="single" style:text-underline-style="solid" style:text-underline-width="auto" style:text-underline-mode="continuous"/>
    </style:style>
    <style:style style:name="T6400" style:parent-style-name="Domyślnaczcionkaakapitu" style:family="text">
      <style:text-properties fo:background-color="#80FFFF" style:text-underline-type="single" style:text-underline-style="solid" style:text-underline-width="auto" style:text-underline-mode="continuous"/>
    </style:style>
    <style:style style:name="T6401" style:parent-style-name="Domyślnaczcionkaakapitu" style:family="text">
      <style:text-properties style:text-underline-type="single" style:text-underline-style="solid" style:text-underline-width="auto" style:text-underline-mode="continuous"/>
    </style:style>
    <style:style style:name="T6402" style:parent-style-name="Domyślnaczcionkaakapitu" style:family="text">
      <style:text-properties fo:background-color="#80FFFF" style:text-underline-type="single" style:text-underline-style="solid" style:text-underline-width="auto" style:text-underline-mode="continuous"/>
    </style:style>
    <style:style style:name="T6403" style:parent-style-name="Domyślnaczcionkaakapitu" style:family="text">
      <style:text-properties style:text-underline-type="single" style:text-underline-style="solid" style:text-underline-width="auto" style:text-underline-mode="continuous"/>
    </style:style>
    <style:style style:name="P6404" style:parent-style-name="Normalny" style:family="paragraph">
      <style:paragraph-properties fo:text-align="justify" fo:line-height="150%" fo:text-indent="0.2479in"/>
    </style:style>
    <style:style style:name="P6405" style:parent-style-name="Normalny" style:family="paragraph">
      <style:paragraph-properties fo:text-align="justify" fo:line-height="150%" fo:text-indent="0.2479in"/>
    </style:style>
    <style:style style:name="P6406" style:parent-style-name="Normalny" style:family="paragraph">
      <style:paragraph-properties fo:text-align="justify" fo:line-height="150%"/>
    </style:style>
    <style:style style:name="T6407" style:parent-style-name="Domyślnaczcionkaakapitu" style:family="text">
      <style:text-properties style:text-underline-type="single" style:text-underline-style="solid" style:text-underline-width="auto" style:text-underline-mode="continuous"/>
    </style:style>
    <style:style style:name="T6408" style:parent-style-name="Domyślnaczcionkaakapitu" style:family="text">
      <style:text-properties fo:background-color="#80FFFF" style:text-underline-type="single" style:text-underline-style="solid" style:text-underline-width="auto" style:text-underline-mode="continuous"/>
    </style:style>
    <style:style style:name="T6409" style:parent-style-name="Domyślnaczcionkaakapitu" style:family="text">
      <style:text-properties style:text-underline-type="single" style:text-underline-style="solid" style:text-underline-width="auto" style:text-underline-mode="continuous"/>
    </style:style>
    <style:style style:name="T6410" style:parent-style-name="Domyślnaczcionkaakapitu" style:family="text">
      <style:text-properties fo:background-color="#80FFFF" style:text-underline-type="single" style:text-underline-style="solid" style:text-underline-width="auto" style:text-underline-mode="continuous"/>
    </style:style>
    <style:style style:name="T6411" style:parent-style-name="Domyślnaczcionkaakapitu" style:family="text">
      <style:text-properties style:text-underline-type="single" style:text-underline-style="solid" style:text-underline-width="auto" style:text-underline-mode="continuous"/>
    </style:style>
    <style:style style:name="P6412" style:parent-style-name="Normalny" style:family="paragraph">
      <style:paragraph-properties fo:text-align="justify" fo:line-height="150%" fo:text-indent="0.2479in"/>
    </style:style>
    <style:style style:name="T6413" style:parent-style-name="Domyślnaczcionkaakapitu" style:family="text">
      <style:text-properties fo:background-color="#80FFFF"/>
    </style:style>
    <style:style style:name="P6414" style:parent-style-name="Normalny" style:family="paragraph">
      <style:paragraph-properties fo:text-align="justify" fo:line-height="150%"/>
    </style:style>
    <style:style style:name="T6415" style:parent-style-name="Domyślnaczcionkaakapitu" style:family="text">
      <style:text-properties style:text-underline-type="single" style:text-underline-style="solid" style:text-underline-width="auto" style:text-underline-mode="continuous"/>
    </style:style>
    <style:style style:name="T6416" style:parent-style-name="Domyślnaczcionkaakapitu" style:family="text">
      <style:text-properties fo:background-color="#80FFFF" style:text-underline-type="single" style:text-underline-style="solid" style:text-underline-width="auto" style:text-underline-mode="continuous"/>
    </style:style>
    <style:style style:name="T6417" style:parent-style-name="Domyślnaczcionkaakapitu" style:family="text">
      <style:text-properties style:text-underline-type="single" style:text-underline-style="solid" style:text-underline-width="auto" style:text-underline-mode="continuous"/>
    </style:style>
    <style:style style:name="T6418" style:parent-style-name="Domyślnaczcionkaakapitu" style:family="text">
      <style:text-properties fo:background-color="#80FFFF" style:text-underline-type="single" style:text-underline-style="solid" style:text-underline-width="auto" style:text-underline-mode="continuous"/>
    </style:style>
    <style:style style:name="T6419" style:parent-style-name="Domyślnaczcionkaakapitu" style:family="text">
      <style:text-properties style:text-underline-type="single" style:text-underline-style="solid" style:text-underline-width="auto" style:text-underline-mode="continuous"/>
    </style:style>
    <style:style style:name="P6420" style:parent-style-name="Normalny" style:family="paragraph">
      <style:paragraph-properties fo:text-align="justify" fo:line-height="150%" fo:text-indent="0.2479in"/>
    </style:style>
    <style:style style:name="P6421" style:parent-style-name="Normalny" style:family="paragraph">
      <style:paragraph-properties fo:text-align="justify" fo:line-height="150%">
        <style:tab-stops>
          <style:tab-stop style:type="left" style:leader-style="solid" style:leader-text="_" style:position="1.243in"/>
        </style:tab-stops>
      </style:paragraph-properties>
    </style:style>
    <style:style style:name="T6422" style:parent-style-name="Domyślnaczcionkaakapitu" style:family="text">
      <style:text-properties style:text-underline-type="single" style:text-underline-style="solid" style:text-underline-width="auto" style:text-underline-mode="continuous"/>
    </style:style>
    <style:style style:name="T6423" style:parent-style-name="Domyślnaczcionkaakapitu" style:family="text">
      <style:text-properties fo:background-color="#80FFFF" style:text-underline-type="single" style:text-underline-style="solid" style:text-underline-width="auto" style:text-underline-mode="continuous"/>
    </style:style>
    <style:style style:name="T6424" style:parent-style-name="Domyślnaczcionkaakapitu" style:family="text">
      <style:text-properties style:text-underline-type="single" style:text-underline-style="solid" style:text-underline-width="auto" style:text-underline-mode="continuous"/>
    </style:style>
    <style:style style:name="T6425" style:parent-style-name="Domyślnaczcionkaakapitu" style:family="text">
      <style:text-properties fo:background-color="#80FFFF" style:text-underline-type="single" style:text-underline-style="solid" style:text-underline-width="auto" style:text-underline-mode="continuous"/>
    </style:style>
    <style:style style:name="T6426" style:parent-style-name="Domyślnaczcionkaakapitu" style:family="text">
      <style:text-properties style:text-underline-type="single" style:text-underline-style="solid" style:text-underline-width="auto" style:text-underline-mode="continuous"/>
    </style:style>
    <style:style style:name="P6427" style:parent-style-name="Normalny" style:family="paragraph">
      <style:paragraph-properties fo:text-align="justify" fo:line-height="150%" fo:text-indent="0.2479in">
        <style:tab-stops>
          <style:tab-stop style:type="left" style:leader-style="solid" style:leader-text="_" style:position="1.243in"/>
        </style:tab-stops>
      </style:paragraph-properties>
    </style:style>
    <style:style style:name="T6428" style:parent-style-name="Domyślnaczcionkaakapitu" style:family="text">
      <style:text-properties fo:background-color="#80FFFF"/>
    </style:style>
    <style:style style:name="T6429" style:parent-style-name="Domyślnaczcionkaakapitu" style:family="text">
      <style:text-properties fo:background-color="#80FFFF"/>
    </style:style>
    <style:style style:name="T6430" style:parent-style-name="Domyślnaczcionkaakapitu" style:family="text">
      <style:text-properties fo:background-color="#80FFFF"/>
    </style:style>
    <style:style style:name="T6431" style:parent-style-name="Domyślnaczcionkaakapitu" style:family="text">
      <style:text-properties fo:background-color="#80FFFF"/>
    </style:style>
    <style:style style:name="T6432" style:parent-style-name="Domyślnaczcionkaakapitu" style:family="text">
      <style:text-properties fo:background-color="#80FFFF"/>
    </style:style>
    <style:style style:name="P6433" style:parent-style-name="Normalny" style:family="paragraph">
      <style:paragraph-properties fo:text-align="justify" fo:line-height="150%"/>
    </style:style>
    <style:style style:name="T6434" style:parent-style-name="Domyślnaczcionkaakapitu" style:family="text">
      <style:text-properties style:text-underline-type="single" style:text-underline-style="solid" style:text-underline-width="auto" style:text-underline-mode="continuous"/>
    </style:style>
    <style:style style:name="T6435" style:parent-style-name="Domyślnaczcionkaakapitu" style:family="text">
      <style:text-properties fo:background-color="#80FFFF" style:text-underline-type="single" style:text-underline-style="solid" style:text-underline-width="auto" style:text-underline-mode="continuous"/>
    </style:style>
    <style:style style:name="T6436" style:parent-style-name="Domyślnaczcionkaakapitu" style:family="text">
      <style:text-properties style:text-underline-type="single" style:text-underline-style="solid" style:text-underline-width="auto" style:text-underline-mode="continuous"/>
    </style:style>
    <style:style style:name="T6437" style:parent-style-name="Domyślnaczcionkaakapitu" style:family="text">
      <style:text-properties fo:background-color="#80FFFF" style:text-underline-type="single" style:text-underline-style="solid" style:text-underline-width="auto" style:text-underline-mode="continuous"/>
    </style:style>
    <style:style style:name="T6438" style:parent-style-name="Domyślnaczcionkaakapitu" style:family="text">
      <style:text-properties style:text-underline-type="single" style:text-underline-style="solid" style:text-underline-width="auto" style:text-underline-mode="continuous"/>
    </style:style>
    <style:style style:name="P6439" style:parent-style-name="Normalny" style:family="paragraph">
      <style:paragraph-properties fo:text-align="justify" fo:line-height="150%" fo:text-indent="0.2479in"/>
    </style:style>
    <style:style style:name="T6440" style:parent-style-name="Domyślnaczcionkaakapitu" style:family="text">
      <style:text-properties fo:background-color="#80FFFF"/>
    </style:style>
    <style:style style:name="T6441" style:parent-style-name="Domyślnaczcionkaakapitu" style:family="text">
      <style:text-properties fo:background-color="#80FFFF"/>
    </style:style>
    <style:style style:name="P6442" style:parent-style-name="Normalny" style:family="paragraph">
      <style:paragraph-properties fo:text-align="justify" fo:line-height="150%" fo:text-indent="0.2479in"/>
    </style:style>
    <style:style style:name="T6443" style:parent-style-name="Domyślnaczcionkaakapitu" style:family="text">
      <style:text-properties fo:background-color="#80FFFF"/>
    </style:style>
    <style:style style:name="P6444" style:parent-style-name="Normalny" style:family="paragraph">
      <style:paragraph-properties fo:text-align="justify" fo:line-height="150%"/>
    </style:style>
    <style:style style:name="T6445" style:parent-style-name="Domyślnaczcionkaakapitu" style:family="text">
      <style:text-properties style:text-underline-type="single" style:text-underline-style="solid" style:text-underline-width="auto" style:text-underline-mode="continuous"/>
    </style:style>
    <style:style style:name="T6446" style:parent-style-name="Domyślnaczcionkaakapitu" style:family="text">
      <style:text-properties fo:background-color="#80FFFF" style:text-underline-type="single" style:text-underline-style="solid" style:text-underline-width="auto" style:text-underline-mode="continuous"/>
    </style:style>
    <style:style style:name="T6447" style:parent-style-name="Domyślnaczcionkaakapitu" style:family="text">
      <style:text-properties style:text-underline-type="single" style:text-underline-style="solid" style:text-underline-width="auto" style:text-underline-mode="continuous"/>
    </style:style>
    <style:style style:name="T6448" style:parent-style-name="Domyślnaczcionkaakapitu" style:family="text">
      <style:text-properties fo:background-color="#80FFFF" style:text-underline-type="single" style:text-underline-style="solid" style:text-underline-width="auto" style:text-underline-mode="continuous"/>
    </style:style>
    <style:style style:name="T6449" style:parent-style-name="Domyślnaczcionkaakapitu" style:family="text">
      <style:text-properties style:text-underline-type="single" style:text-underline-style="solid" style:text-underline-width="auto" style:text-underline-mode="continuous"/>
    </style:style>
    <style:style style:name="P6450" style:parent-style-name="Normalny" style:family="paragraph">
      <style:paragraph-properties fo:text-align="justify" fo:line-height="150%" fo:text-indent="0.2479in"/>
    </style:style>
    <style:style style:name="T6451" style:parent-style-name="Domyślnaczcionkaakapitu" style:family="text">
      <style:text-properties fo:background-color="#80FFFF"/>
    </style:style>
    <style:style style:name="T6452" style:parent-style-name="Domyślnaczcionkaakapitu" style:family="text">
      <style:text-properties fo:background-color="#80FFFF"/>
    </style:style>
    <style:style style:name="T6453" style:parent-style-name="Domyślnaczcionkaakapitu" style:family="text">
      <style:text-properties fo:background-color="#80FFFF"/>
    </style:style>
    <style:style style:name="T6454" style:parent-style-name="Domyślnaczcionkaakapitu" style:family="text">
      <style:text-properties fo:background-color="#80FFFF"/>
    </style:style>
    <style:style style:name="P6455" style:parent-style-name="Normalny" style:family="paragraph">
      <style:paragraph-properties fo:text-align="justify" fo:line-height="150%"/>
    </style:style>
    <style:style style:name="T6456" style:parent-style-name="Domyślnaczcionkaakapitu" style:family="text">
      <style:text-properties fo:background-color="#80FFFF" style:text-underline-type="single" style:text-underline-style="solid" style:text-underline-width="auto" style:text-underline-mode="continuous"/>
    </style:style>
    <style:style style:name="T6457" style:parent-style-name="Domyślnaczcionkaakapitu" style:family="text">
      <style:text-properties style:text-underline-type="single" style:text-underline-style="solid" style:text-underline-width="auto" style:text-underline-mode="continuous"/>
    </style:style>
    <style:style style:name="T6458" style:parent-style-name="Domyślnaczcionkaakapitu" style:family="text">
      <style:text-properties fo:background-color="#80FFFF" style:text-underline-type="single" style:text-underline-style="solid" style:text-underline-width="auto" style:text-underline-mode="continuous"/>
    </style:style>
    <style:style style:name="T6459" style:parent-style-name="Domyślnaczcionkaakapitu" style:family="text">
      <style:text-properties style:text-underline-type="single" style:text-underline-style="solid" style:text-underline-width="auto" style:text-underline-mode="continuous"/>
    </style:style>
    <style:style style:name="T6460" style:parent-style-name="Domyślnaczcionkaakapitu" style:family="text">
      <style:text-properties fo:background-color="#80FFFF" style:text-underline-type="single" style:text-underline-style="solid" style:text-underline-width="auto" style:text-underline-mode="continuous"/>
    </style:style>
    <style:style style:name="T6461" style:parent-style-name="Domyślnaczcionkaakapitu" style:family="text">
      <style:text-properties style:text-underline-type="single" style:text-underline-style="solid" style:text-underline-width="auto" style:text-underline-mode="continuous"/>
    </style:style>
    <style:style style:name="T6462" style:parent-style-name="Domyślnaczcionkaakapitu" style:family="text">
      <style:text-properties fo:background-color="#80FFFF" style:text-underline-type="single" style:text-underline-style="solid" style:text-underline-width="auto" style:text-underline-mode="continuous"/>
    </style:style>
    <style:style style:name="T6463" style:parent-style-name="Domyślnaczcionkaakapitu" style:family="text">
      <style:text-properties style:text-underline-type="single" style:text-underline-style="solid" style:text-underline-width="auto" style:text-underline-mode="continuous"/>
    </style:style>
    <style:style style:name="P6464" style:parent-style-name="Normalny" style:family="paragraph">
      <style:paragraph-properties fo:text-align="justify" fo:line-height="150%" fo:text-indent="0.2479in"/>
    </style:style>
    <style:style style:name="T6465" style:parent-style-name="Domyślnaczcionkaakapitu" style:family="text">
      <style:text-properties fo:background-color="#80FFFF"/>
    </style:style>
    <style:style style:name="P6466" style:parent-style-name="Normalny" style:family="paragraph">
      <style:paragraph-properties fo:text-align="justify" fo:line-height="150%"/>
    </style:style>
    <style:style style:name="T6467" style:parent-style-name="Domyślnaczcionkaakapitu" style:family="text">
      <style:text-properties style:text-underline-type="single" style:text-underline-style="solid" style:text-underline-width="auto" style:text-underline-mode="continuous"/>
    </style:style>
    <style:style style:name="T6468" style:parent-style-name="Domyślnaczcionkaakapitu" style:family="text">
      <style:text-properties fo:background-color="#80FFFF" style:text-underline-type="single" style:text-underline-style="solid" style:text-underline-width="auto" style:text-underline-mode="continuous"/>
    </style:style>
    <style:style style:name="T6469" style:parent-style-name="Domyślnaczcionkaakapitu" style:family="text">
      <style:text-properties style:text-underline-type="single" style:text-underline-style="solid" style:text-underline-width="auto" style:text-underline-mode="continuous"/>
    </style:style>
    <style:style style:name="T6470" style:parent-style-name="Domyślnaczcionkaakapitu" style:family="text">
      <style:text-properties fo:background-color="#80FFFF" style:text-underline-type="single" style:text-underline-style="solid" style:text-underline-width="auto" style:text-underline-mode="continuous"/>
    </style:style>
    <style:style style:name="T6471" style:parent-style-name="Domyślnaczcionkaakapitu" style:family="text">
      <style:text-properties style:text-underline-type="single" style:text-underline-style="solid" style:text-underline-width="auto" style:text-underline-mode="continuous"/>
    </style:style>
    <style:style style:name="P6472" style:parent-style-name="Normalny" style:family="paragraph">
      <style:paragraph-properties fo:text-align="justify" fo:line-height="150%" fo:text-indent="0.2479in"/>
    </style:style>
    <style:style style:name="P6473" style:parent-style-name="Normalny" style:family="paragraph">
      <style:paragraph-properties fo:text-align="justify" fo:line-height="150%"/>
    </style:style>
    <style:style style:name="T6474" style:parent-style-name="Domyślnaczcionkaakapitu" style:family="text">
      <style:text-properties style:text-underline-type="single" style:text-underline-style="solid" style:text-underline-width="auto" style:text-underline-mode="continuous"/>
    </style:style>
    <style:style style:name="T6475" style:parent-style-name="Domyślnaczcionkaakapitu" style:family="text">
      <style:text-properties fo:background-color="#80FFFF" style:text-underline-type="single" style:text-underline-style="solid" style:text-underline-width="auto" style:text-underline-mode="continuous"/>
    </style:style>
    <style:style style:name="T6476" style:parent-style-name="Domyślnaczcionkaakapitu" style:family="text">
      <style:text-properties style:text-underline-type="single" style:text-underline-style="solid" style:text-underline-width="auto" style:text-underline-mode="continuous"/>
    </style:style>
    <style:style style:name="T6477" style:parent-style-name="Domyślnaczcionkaakapitu" style:family="text">
      <style:text-properties fo:background-color="#80FFFF" style:text-underline-type="single" style:text-underline-style="solid" style:text-underline-width="auto" style:text-underline-mode="continuous"/>
    </style:style>
    <style:style style:name="P6478" style:parent-style-name="Normalny" style:family="paragraph">
      <style:paragraph-properties fo:text-align="justify" fo:line-height="150%" fo:text-indent="0.2479in"/>
    </style:style>
    <style:style style:name="P6479" style:parent-style-name="Normalny" style:family="paragraph">
      <style:paragraph-properties fo:text-align="justify" fo:line-height="150%"/>
    </style:style>
    <style:style style:name="T6480" style:parent-style-name="Domyślnaczcionkaakapitu" style:family="text">
      <style:text-properties style:text-underline-type="single" style:text-underline-style="solid" style:text-underline-width="auto" style:text-underline-mode="continuous"/>
    </style:style>
    <style:style style:name="T6481" style:parent-style-name="Domyślnaczcionkaakapitu" style:family="text">
      <style:text-properties fo:background-color="#80FFFF" style:text-underline-type="single" style:text-underline-style="solid" style:text-underline-width="auto" style:text-underline-mode="continuous"/>
    </style:style>
    <style:style style:name="T6482" style:parent-style-name="Domyślnaczcionkaakapitu" style:family="text">
      <style:text-properties style:text-underline-type="single" style:text-underline-style="solid" style:text-underline-width="auto" style:text-underline-mode="continuous"/>
    </style:style>
    <style:style style:name="T6483" style:parent-style-name="Domyślnaczcionkaakapitu" style:family="text">
      <style:text-properties fo:background-color="#80FFFF" style:text-underline-type="single" style:text-underline-style="solid" style:text-underline-width="auto" style:text-underline-mode="continuous"/>
    </style:style>
    <style:style style:name="T6484" style:parent-style-name="Domyślnaczcionkaakapitu" style:family="text">
      <style:text-properties style:text-underline-type="single" style:text-underline-style="solid" style:text-underline-width="auto" style:text-underline-mode="continuous"/>
    </style:style>
    <style:style style:name="P6485" style:parent-style-name="Normalny" style:family="paragraph">
      <style:paragraph-properties fo:text-align="justify" fo:line-height="150%" fo:text-indent="0.2479in"/>
    </style:style>
    <style:style style:name="T6486" style:parent-style-name="Domyślnaczcionkaakapitu" style:family="text">
      <style:text-properties fo:background-color="#80FFFF"/>
    </style:style>
    <style:style style:name="T6487" style:parent-style-name="Domyślnaczcionkaakapitu" style:family="text">
      <style:text-properties fo:background-color="#80FFFF"/>
    </style:style>
    <style:style style:name="P6488" style:parent-style-name="Normalny" style:family="paragraph">
      <style:paragraph-properties fo:text-align="justify" fo:line-height="150%"/>
    </style:style>
    <style:style style:name="T6489" style:parent-style-name="Domyślnaczcionkaakapitu" style:family="text">
      <style:text-properties fo:background-color="#80FFFF" style:text-underline-type="single" style:text-underline-style="solid" style:text-underline-width="auto" style:text-underline-mode="continuous"/>
    </style:style>
    <style:style style:name="T6490" style:parent-style-name="Domyślnaczcionkaakapitu" style:family="text">
      <style:text-properties style:text-underline-type="single" style:text-underline-style="solid" style:text-underline-width="auto" style:text-underline-mode="continuous"/>
    </style:style>
    <style:style style:name="T6491" style:parent-style-name="Domyślnaczcionkaakapitu" style:family="text">
      <style:text-properties fo:background-color="#80FFFF" style:text-underline-type="single" style:text-underline-style="solid" style:text-underline-width="auto" style:text-underline-mode="continuous"/>
    </style:style>
    <style:style style:name="T6492" style:parent-style-name="Domyślnaczcionkaakapitu" style:family="text">
      <style:text-properties style:text-underline-type="single" style:text-underline-style="solid" style:text-underline-width="auto" style:text-underline-mode="continuous"/>
    </style:style>
    <style:style style:name="P6493" style:parent-style-name="Normalny" style:family="paragraph">
      <style:paragraph-properties fo:text-align="justify" fo:line-height="150%" fo:text-indent="0.2479in"/>
    </style:style>
    <style:style style:name="T6494" style:parent-style-name="Domyślnaczcionkaakapitu" style:family="text">
      <style:text-properties fo:background-color="#80FFFF"/>
    </style:style>
    <style:style style:name="T6495" style:parent-style-name="Domyślnaczcionkaakapitu" style:family="text">
      <style:text-properties fo:background-color="#80FFFF"/>
    </style:style>
    <style:style style:name="T6496" style:parent-style-name="Domyślnaczcionkaakapitu" style:family="text">
      <style:text-properties fo:background-color="#80FFFF"/>
    </style:style>
    <style:style style:name="T6497" style:parent-style-name="Domyślnaczcionkaakapitu" style:family="text">
      <style:text-properties fo:background-color="#80FFFF"/>
    </style:style>
    <style:style style:name="T6498" style:parent-style-name="Domyślnaczcionkaakapitu" style:family="text">
      <style:text-properties fo:background-color="#80FFFF"/>
    </style:style>
    <style:style style:name="P6499" style:parent-style-name="Normalny" style:family="paragraph">
      <style:paragraph-properties fo:text-align="justify" fo:line-height="150%"/>
    </style:style>
    <style:style style:name="T6500" style:parent-style-name="Domyślnaczcionkaakapitu" style:family="text">
      <style:text-properties style:text-underline-type="single" style:text-underline-style="solid" style:text-underline-width="auto" style:text-underline-mode="continuous"/>
    </style:style>
    <style:style style:name="T6501" style:parent-style-name="Domyślnaczcionkaakapitu" style:family="text">
      <style:text-properties fo:background-color="#80FFFF" style:text-underline-type="single" style:text-underline-style="solid" style:text-underline-width="auto" style:text-underline-mode="continuous"/>
    </style:style>
    <style:style style:name="T6502" style:parent-style-name="Domyślnaczcionkaakapitu" style:family="text">
      <style:text-properties style:text-underline-type="single" style:text-underline-style="solid" style:text-underline-width="auto" style:text-underline-mode="continuous"/>
    </style:style>
    <style:style style:name="T6503" style:parent-style-name="Domyślnaczcionkaakapitu" style:family="text">
      <style:text-properties fo:background-color="#80FFFF" style:text-underline-type="single" style:text-underline-style="solid" style:text-underline-width="auto" style:text-underline-mode="continuous"/>
    </style:style>
    <style:style style:name="T6504" style:parent-style-name="Domyślnaczcionkaakapitu" style:family="text">
      <style:text-properties style:text-underline-type="single" style:text-underline-style="solid" style:text-underline-width="auto" style:text-underline-mode="continuous"/>
    </style:style>
    <style:style style:name="P6505" style:parent-style-name="Normalny" style:family="paragraph">
      <style:paragraph-properties fo:text-align="justify" fo:line-height="150%" fo:text-indent="0.2479in"/>
    </style:style>
    <style:style style:name="P6506" style:parent-style-name="Normalny" style:family="paragraph">
      <style:paragraph-properties fo:text-align="justify" fo:line-height="150%"/>
    </style:style>
    <style:style style:name="T6507" style:parent-style-name="Domyślnaczcionkaakapitu" style:family="text">
      <style:text-properties style:text-underline-type="single" style:text-underline-style="solid" style:text-underline-width="auto" style:text-underline-mode="continuous"/>
    </style:style>
    <style:style style:name="T6508" style:parent-style-name="Domyślnaczcionkaakapitu" style:family="text">
      <style:text-properties fo:background-color="#80FFFF" style:text-underline-type="single" style:text-underline-style="solid" style:text-underline-width="auto" style:text-underline-mode="continuous"/>
    </style:style>
    <style:style style:name="T6509" style:parent-style-name="Domyślnaczcionkaakapitu" style:family="text">
      <style:text-properties style:text-underline-type="single" style:text-underline-style="solid" style:text-underline-width="auto" style:text-underline-mode="continuous"/>
    </style:style>
    <style:style style:name="T6510" style:parent-style-name="Domyślnaczcionkaakapitu" style:family="text">
      <style:text-properties fo:background-color="#80FFFF" style:text-underline-type="single" style:text-underline-style="solid" style:text-underline-width="auto" style:text-underline-mode="continuous"/>
    </style:style>
    <style:style style:name="T6511" style:parent-style-name="Domyślnaczcionkaakapitu" style:family="text">
      <style:text-properties style:text-underline-type="single" style:text-underline-style="solid" style:text-underline-width="auto" style:text-underline-mode="continuous"/>
    </style:style>
    <style:style style:name="T6512" style:parent-style-name="Domyślnaczcionkaakapitu" style:family="text">
      <style:text-properties fo:background-color="#80FFFF" style:text-underline-type="single" style:text-underline-style="solid" style:text-underline-width="auto" style:text-underline-mode="continuous"/>
    </style:style>
    <style:style style:name="T6513" style:parent-style-name="Domyślnaczcionkaakapitu" style:family="text">
      <style:text-properties style:text-underline-type="single" style:text-underline-style="solid" style:text-underline-width="auto" style:text-underline-mode="continuous"/>
    </style:style>
    <style:style style:name="T6514" style:parent-style-name="Domyślnaczcionkaakapitu" style:family="text">
      <style:text-properties style:text-underline-type="single" style:text-underline-style="solid" style:text-underline-width="auto" style:text-underline-mode="continuous"/>
    </style:style>
    <style:style style:name="T6515" style:parent-style-name="Domyślnaczcionkaakapitu" style:family="text">
      <style:text-properties style:text-underline-type="single" style:text-underline-style="solid" style:text-underline-width="auto" style:text-underline-mode="continuous"/>
    </style:style>
    <style:style style:name="T6516" style:parent-style-name="Domyślnaczcionkaakapitu" style:family="text">
      <style:text-properties fo:background-color="#80FFFF" style:text-underline-type="single" style:text-underline-style="solid" style:text-underline-width="auto" style:text-underline-mode="continuous"/>
    </style:style>
    <style:style style:name="P6517" style:parent-style-name="Normalny" style:family="paragraph">
      <style:paragraph-properties fo:text-align="justify" fo:line-height="150%" fo:text-indent="0.2479in"/>
    </style:style>
    <style:style style:name="T6518" style:parent-style-name="Domyślnaczcionkaakapitu" style:family="text">
      <style:text-properties fo:background-color="#80FFFF"/>
    </style:style>
    <style:style style:name="P6519" style:parent-style-name="Normalny" style:family="paragraph">
      <style:paragraph-properties fo:text-align="justify" fo:line-height="150%"/>
    </style:style>
    <style:style style:name="T6520" style:parent-style-name="Domyślnaczcionkaakapitu" style:family="text">
      <style:text-properties fo:background-color="#80FFFF" style:text-underline-type="single" style:text-underline-style="solid" style:text-underline-width="auto" style:text-underline-mode="continuous"/>
    </style:style>
    <style:style style:name="T6521" style:parent-style-name="Domyślnaczcionkaakapitu" style:family="text">
      <style:text-properties style:text-underline-type="single" style:text-underline-style="solid" style:text-underline-width="auto" style:text-underline-mode="continuous"/>
    </style:style>
    <style:style style:name="T6522" style:parent-style-name="Domyślnaczcionkaakapitu" style:family="text">
      <style:text-properties fo:background-color="#80FFFF" style:text-underline-type="single" style:text-underline-style="solid" style:text-underline-width="auto" style:text-underline-mode="continuous"/>
    </style:style>
    <style:style style:name="T6523" style:parent-style-name="Domyślnaczcionkaakapitu" style:family="text">
      <style:text-properties style:text-underline-type="single" style:text-underline-style="solid" style:text-underline-width="auto" style:text-underline-mode="continuous"/>
    </style:style>
    <style:style style:name="P6524" style:parent-style-name="Normalny" style:family="paragraph">
      <style:paragraph-properties fo:text-align="justify" fo:line-height="150%" fo:text-indent="0.2479in"/>
    </style:style>
    <style:style style:name="T6525" style:parent-style-name="Domyślnaczcionkaakapitu" style:family="text">
      <style:text-properties fo:background-color="#80FFFF"/>
    </style:style>
    <style:style style:name="T6526" style:parent-style-name="Domyślnaczcionkaakapitu" style:family="text">
      <style:text-properties fo:background-color="#80FFFF"/>
    </style:style>
    <style:style style:name="P6527" style:parent-style-name="Normalny" style:family="paragraph">
      <style:paragraph-properties fo:text-align="justify" fo:line-height="150%"/>
    </style:style>
    <style:style style:name="T6528" style:parent-style-name="Domyślnaczcionkaakapitu" style:family="text">
      <style:text-properties fo:background-color="#80FFFF" style:text-underline-type="single" style:text-underline-style="solid" style:text-underline-width="auto" style:text-underline-mode="continuous"/>
    </style:style>
    <style:style style:name="T6529" style:parent-style-name="Domyślnaczcionkaakapitu" style:family="text">
      <style:text-properties style:text-underline-type="single" style:text-underline-style="solid" style:text-underline-width="auto" style:text-underline-mode="continuous"/>
    </style:style>
    <style:style style:name="T6530" style:parent-style-name="Domyślnaczcionkaakapitu" style:family="text">
      <style:text-properties fo:background-color="#80FFFF" style:text-underline-type="single" style:text-underline-style="solid" style:text-underline-width="auto" style:text-underline-mode="continuous"/>
    </style:style>
    <style:style style:name="T6531" style:parent-style-name="Domyślnaczcionkaakapitu" style:family="text">
      <style:text-properties style:text-underline-type="single" style:text-underline-style="solid" style:text-underline-width="auto" style:text-underline-mode="continuous"/>
    </style:style>
    <style:style style:name="T6532" style:parent-style-name="Domyślnaczcionkaakapitu" style:family="text">
      <style:text-properties fo:background-color="#80FFFF" style:text-underline-type="single" style:text-underline-style="solid" style:text-underline-width="auto" style:text-underline-mode="continuous"/>
    </style:style>
    <style:style style:name="T6533" style:parent-style-name="Domyślnaczcionkaakapitu" style:family="text">
      <style:text-properties style:text-underline-type="single" style:text-underline-style="solid" style:text-underline-width="auto" style:text-underline-mode="continuous"/>
    </style:style>
    <style:style style:name="P6534" style:parent-style-name="Normalny" style:family="paragraph">
      <style:paragraph-properties fo:text-align="justify" fo:line-height="150%" fo:text-indent="0.2479in"/>
    </style:style>
    <style:style style:name="T6535" style:parent-style-name="Domyślnaczcionkaakapitu" style:family="text">
      <style:text-properties fo:background-color="#80FFFF"/>
    </style:style>
    <style:style style:name="P6536" style:parent-style-name="Normalny" style:family="paragraph">
      <style:paragraph-properties fo:text-align="justify" fo:line-height="150%"/>
    </style:style>
    <style:style style:name="T6537" style:parent-style-name="Domyślnaczcionkaakapitu" style:family="text">
      <style:text-properties style:text-underline-type="single" style:text-underline-style="solid" style:text-underline-width="auto" style:text-underline-mode="continuous"/>
    </style:style>
    <style:style style:name="P6538" style:parent-style-name="Normalny" style:family="paragraph">
      <style:paragraph-properties fo:text-align="justify" fo:line-height="150%" fo:text-indent="0.2479in"/>
    </style:style>
    <style:style style:name="T6539" style:parent-style-name="Domyślnaczcionkaakapitu" style:family="text">
      <style:text-properties fo:background-color="#80FFFF"/>
    </style:style>
    <style:style style:name="T6540" style:parent-style-name="Domyślnaczcionkaakapitu" style:family="text">
      <style:text-properties fo:background-color="#80FFFF"/>
    </style:style>
    <style:style style:name="T6541" style:parent-style-name="Domyślnaczcionkaakapitu" style:family="text">
      <style:text-properties fo:background-color="#80FFFF"/>
    </style:style>
    <style:style style:name="T6542" style:parent-style-name="Domyślnaczcionkaakapitu" style:family="text">
      <style:text-properties fo:background-color="#80FFFF"/>
    </style:style>
    <style:style style:name="T6543" style:parent-style-name="Domyślnaczcionkaakapitu" style:family="text">
      <style:text-properties fo:background-color="#80FFFF"/>
    </style:style>
    <style:style style:name="P6544" style:parent-style-name="Normalny" style:family="paragraph">
      <style:paragraph-properties fo:text-align="justify" fo:line-height="150%"/>
    </style:style>
    <style:style style:name="T6545" style:parent-style-name="Domyślnaczcionkaakapitu" style:family="text">
      <style:text-properties fo:background-color="#80FFFF" style:text-underline-type="single" style:text-underline-style="solid" style:text-underline-width="auto" style:text-underline-mode="continuous"/>
    </style:style>
    <style:style style:name="T6546" style:parent-style-name="Domyślnaczcionkaakapitu" style:family="text">
      <style:text-properties style:text-underline-type="single" style:text-underline-style="solid" style:text-underline-width="auto" style:text-underline-mode="continuous"/>
    </style:style>
    <style:style style:name="T6547" style:parent-style-name="Domyślnaczcionkaakapitu" style:family="text">
      <style:text-properties fo:background-color="#80FFFF" style:text-underline-type="single" style:text-underline-style="solid" style:text-underline-width="auto" style:text-underline-mode="continuous"/>
    </style:style>
    <style:style style:name="T6548" style:parent-style-name="Domyślnaczcionkaakapitu" style:family="text">
      <style:text-properties style:text-underline-type="single" style:text-underline-style="solid" style:text-underline-width="auto" style:text-underline-mode="continuous"/>
    </style:style>
    <style:style style:name="P6549" style:parent-style-name="Normalny" style:family="paragraph">
      <style:paragraph-properties fo:text-align="justify" fo:line-height="150%" fo:text-indent="0.2479in"/>
    </style:style>
    <style:style style:name="T6550" style:parent-style-name="Domyślnaczcionkaakapitu" style:family="text">
      <style:text-properties fo:background-color="#80FFFF"/>
    </style:style>
    <style:style style:name="P6551" style:parent-style-name="Normalny" style:family="paragraph">
      <style:paragraph-properties fo:text-align="justify" fo:line-height="150%"/>
    </style:style>
    <style:style style:name="T6552" style:parent-style-name="Domyślnaczcionkaakapitu" style:family="text">
      <style:text-properties style:text-underline-type="single" style:text-underline-style="solid" style:text-underline-width="auto" style:text-underline-mode="continuous"/>
    </style:style>
    <style:style style:name="P6553" style:parent-style-name="Normalny" style:family="paragraph">
      <style:paragraph-properties fo:text-align="justify" fo:line-height="150%" fo:text-indent="0.2479in"/>
    </style:style>
    <style:style style:name="T6554" style:parent-style-name="Domyślnaczcionkaakapitu" style:family="text">
      <style:text-properties fo:background-color="#80FFFF"/>
    </style:style>
    <style:style style:name="T6555" style:parent-style-name="Domyślnaczcionkaakapitu" style:family="text">
      <style:text-properties fo:background-color="#80FFFF"/>
    </style:style>
    <style:style style:name="T6556" style:parent-style-name="Domyślnaczcionkaakapitu" style:family="text">
      <style:text-properties fo:background-color="#80FFFF"/>
    </style:style>
    <style:style style:name="T6557" style:parent-style-name="Domyślnaczcionkaakapitu" style:family="text">
      <style:text-properties fo:background-color="#80FFFF"/>
    </style:style>
    <style:style style:name="P6558" style:parent-style-name="Normalny" style:family="paragraph">
      <style:paragraph-properties fo:text-align="justify" fo:line-height="150%"/>
    </style:style>
    <style:style style:name="T6559" style:parent-style-name="Domyślnaczcionkaakapitu" style:family="text">
      <style:text-properties fo:background-color="#80FFFF" style:text-underline-type="single" style:text-underline-style="solid" style:text-underline-width="auto" style:text-underline-mode="continuous"/>
    </style:style>
    <style:style style:name="T6560" style:parent-style-name="Domyślnaczcionkaakapitu" style:family="text">
      <style:text-properties style:text-underline-type="single" style:text-underline-style="solid" style:text-underline-width="auto" style:text-underline-mode="continuous"/>
    </style:style>
    <style:style style:name="T6561" style:parent-style-name="Domyślnaczcionkaakapitu" style:family="text">
      <style:text-properties fo:background-color="#80FFFF" style:text-underline-type="single" style:text-underline-style="solid" style:text-underline-width="auto" style:text-underline-mode="continuous"/>
    </style:style>
    <style:style style:name="T6562" style:parent-style-name="Domyślnaczcionkaakapitu" style:family="text">
      <style:text-properties style:text-underline-type="single" style:text-underline-style="solid" style:text-underline-width="auto" style:text-underline-mode="continuous"/>
    </style:style>
    <style:style style:name="T6563" style:parent-style-name="Domyślnaczcionkaakapitu" style:family="text">
      <style:text-properties fo:background-color="#80FFFF" style:text-underline-type="single" style:text-underline-style="solid" style:text-underline-width="auto" style:text-underline-mode="continuous"/>
    </style:style>
    <style:style style:name="T6564" style:parent-style-name="Domyślnaczcionkaakapitu" style:family="text">
      <style:text-properties style:text-underline-type="single" style:text-underline-style="solid" style:text-underline-width="auto" style:text-underline-mode="continuous"/>
    </style:style>
    <style:style style:name="P6565" style:parent-style-name="Normalny" style:family="paragraph">
      <style:paragraph-properties fo:text-align="justify" fo:line-height="150%" fo:text-indent="0.2479in"/>
    </style:style>
    <style:style style:name="T6566" style:parent-style-name="Domyślnaczcionkaakapitu" style:family="text">
      <style:text-properties fo:background-color="#80FFFF"/>
    </style:style>
    <style:style style:name="P6567" style:parent-style-name="Normalny" style:family="paragraph">
      <style:paragraph-properties fo:text-align="justify" fo:line-height="150%"/>
    </style:style>
    <style:style style:name="T6568" style:parent-style-name="Domyślnaczcionkaakapitu" style:family="text">
      <style:text-properties style:text-underline-type="single" style:text-underline-style="solid" style:text-underline-width="auto" style:text-underline-mode="continuous"/>
    </style:style>
    <style:style style:name="T6569" style:parent-style-name="Domyślnaczcionkaakapitu" style:family="text">
      <style:text-properties fo:background-color="#80FFFF" style:text-underline-type="single" style:text-underline-style="solid" style:text-underline-width="auto" style:text-underline-mode="continuous"/>
    </style:style>
    <style:style style:name="T6570" style:parent-style-name="Domyślnaczcionkaakapitu" style:family="text">
      <style:text-properties style:text-underline-type="single" style:text-underline-style="solid" style:text-underline-width="auto" style:text-underline-mode="continuous"/>
    </style:style>
    <style:style style:name="T6571" style:parent-style-name="Domyślnaczcionkaakapitu" style:family="text">
      <style:text-properties fo:background-color="#80FFFF" style:text-underline-type="single" style:text-underline-style="solid" style:text-underline-width="auto" style:text-underline-mode="continuous"/>
    </style:style>
    <style:style style:name="T6572" style:parent-style-name="Domyślnaczcionkaakapitu" style:family="text">
      <style:text-properties style:text-underline-type="single" style:text-underline-style="solid" style:text-underline-width="auto" style:text-underline-mode="continuous"/>
    </style:style>
    <style:style style:name="P6573" style:parent-style-name="Normalny" style:family="paragraph">
      <style:paragraph-properties fo:text-align="justify" fo:line-height="150%" fo:text-indent="0.2479in"/>
    </style:style>
    <style:style style:name="T6574" style:parent-style-name="Domyślnaczcionkaakapitu" style:family="text">
      <style:text-properties fo:background-color="#80FFFF"/>
    </style:style>
    <style:style style:name="T6575" style:parent-style-name="Domyślnaczcionkaakapitu" style:family="text">
      <style:text-properties fo:background-color="#80FFFF"/>
    </style:style>
    <style:style style:name="T6576" style:parent-style-name="Domyślnaczcionkaakapitu" style:family="text">
      <style:text-properties fo:background-color="#80FFFF"/>
    </style:style>
    <style:style style:name="P6577" style:parent-style-name="Normalny" style:family="paragraph">
      <style:paragraph-properties fo:text-align="justify" fo:line-height="150%"/>
    </style:style>
    <style:style style:name="T6578" style:parent-style-name="Domyślnaczcionkaakapitu" style:family="text">
      <style:text-properties fo:background-color="#80FFFF" style:text-underline-type="single" style:text-underline-style="solid" style:text-underline-width="auto" style:text-underline-mode="continuous"/>
    </style:style>
    <style:style style:name="T6579" style:parent-style-name="Domyślnaczcionkaakapitu" style:family="text">
      <style:text-properties style:text-underline-type="single" style:text-underline-style="solid" style:text-underline-width="auto" style:text-underline-mode="continuous"/>
    </style:style>
    <style:style style:name="T6580" style:parent-style-name="Domyślnaczcionkaakapitu" style:family="text">
      <style:text-properties fo:background-color="#80FFFF" style:text-underline-type="single" style:text-underline-style="solid" style:text-underline-width="auto" style:text-underline-mode="continuous"/>
    </style:style>
    <style:style style:name="T6581" style:parent-style-name="Domyślnaczcionkaakapitu" style:family="text">
      <style:text-properties style:text-underline-type="single" style:text-underline-style="solid" style:text-underline-width="auto" style:text-underline-mode="continuous"/>
    </style:style>
    <style:style style:name="P6582" style:parent-style-name="Normalny" style:family="paragraph">
      <style:paragraph-properties fo:text-align="justify" fo:line-height="150%" fo:text-indent="0.2479in"/>
    </style:style>
    <style:style style:name="T6583" style:parent-style-name="Domyślnaczcionkaakapitu" style:family="text">
      <style:text-properties fo:background-color="#80FFFF"/>
    </style:style>
    <style:style style:name="T6584" style:parent-style-name="Domyślnaczcionkaakapitu" style:family="text">
      <style:text-properties fo:background-color="#80FFFF"/>
    </style:style>
    <style:style style:name="T6585" style:parent-style-name="Domyślnaczcionkaakapitu" style:family="text">
      <style:text-properties fo:background-color="#80FFFF"/>
    </style:style>
    <style:style style:name="T6586" style:parent-style-name="Domyślnaczcionkaakapitu" style:family="text">
      <style:text-properties fo:background-color="#80FFFF"/>
    </style:style>
    <style:style style:name="P6587" style:parent-style-name="Normalny" style:family="paragraph">
      <style:paragraph-properties fo:text-align="justify" fo:line-height="150%"/>
    </style:style>
    <style:style style:name="T6588" style:parent-style-name="Domyślnaczcionkaakapitu" style:family="text">
      <style:text-properties style:text-underline-type="single" style:text-underline-style="solid" style:text-underline-width="auto" style:text-underline-mode="continuous"/>
    </style:style>
    <style:style style:name="T6589" style:parent-style-name="Domyślnaczcionkaakapitu" style:family="text">
      <style:text-properties fo:background-color="#80FFFF" style:text-underline-type="single" style:text-underline-style="solid" style:text-underline-width="auto" style:text-underline-mode="continuous"/>
    </style:style>
    <style:style style:name="T6590" style:parent-style-name="Domyślnaczcionkaakapitu" style:family="text">
      <style:text-properties style:text-underline-type="single" style:text-underline-style="solid" style:text-underline-width="auto" style:text-underline-mode="continuous"/>
    </style:style>
    <style:style style:name="T6591" style:parent-style-name="Domyślnaczcionkaakapitu" style:family="text">
      <style:text-properties fo:background-color="#80FFFF" style:text-underline-type="single" style:text-underline-style="solid" style:text-underline-width="auto" style:text-underline-mode="continuous"/>
    </style:style>
    <style:style style:name="T6592" style:parent-style-name="Domyślnaczcionkaakapitu" style:family="text">
      <style:text-properties style:text-underline-type="single" style:text-underline-style="solid" style:text-underline-width="auto" style:text-underline-mode="continuous"/>
    </style:style>
    <style:style style:name="P6593" style:parent-style-name="Normalny" style:family="paragraph">
      <style:paragraph-properties fo:text-align="justify" fo:line-height="150%" fo:text-indent="0.2479in"/>
    </style:style>
    <style:style style:name="T6594" style:parent-style-name="Domyślnaczcionkaakapitu" style:family="text">
      <style:text-properties fo:background-color="#80FFFF"/>
    </style:style>
    <style:style style:name="T6595" style:parent-style-name="Domyślnaczcionkaakapitu" style:family="text">
      <style:text-properties fo:background-color="#80FFFF"/>
    </style:style>
    <style:style style:name="T6596" style:parent-style-name="Domyślnaczcionkaakapitu" style:family="text">
      <style:text-properties fo:background-color="#80FFFF"/>
    </style:style>
    <style:style style:name="T6597" style:parent-style-name="Domyślnaczcionkaakapitu" style:family="text">
      <style:text-properties fo:background-color="#80FFFF"/>
    </style:style>
    <style:style style:name="T6598" style:parent-style-name="Domyślnaczcionkaakapitu" style:family="text">
      <style:text-properties fo:background-color="#80FFFF"/>
    </style:style>
    <style:style style:name="T6599" style:parent-style-name="Domyślnaczcionkaakapitu" style:family="text">
      <style:text-properties fo:background-color="#80FFFF"/>
    </style:style>
    <style:style style:name="P6600" style:parent-style-name="Normalny" style:family="paragraph">
      <style:paragraph-properties fo:text-align="justify" fo:line-height="150%"/>
    </style:style>
    <style:style style:name="T6601" style:parent-style-name="Domyślnaczcionkaakapitu" style:family="text">
      <style:text-properties fo:background-color="#80FFFF" style:text-underline-type="single" style:text-underline-style="solid" style:text-underline-width="auto" style:text-underline-mode="continuous"/>
    </style:style>
    <style:style style:name="T6602" style:parent-style-name="Domyślnaczcionkaakapitu" style:family="text">
      <style:text-properties style:text-underline-type="single" style:text-underline-style="solid" style:text-underline-width="auto" style:text-underline-mode="continuous"/>
    </style:style>
    <style:style style:name="T6603" style:parent-style-name="Domyślnaczcionkaakapitu" style:family="text">
      <style:text-properties fo:background-color="#80FFFF" style:text-underline-type="single" style:text-underline-style="solid" style:text-underline-width="auto" style:text-underline-mode="continuous"/>
    </style:style>
    <style:style style:name="T6604" style:parent-style-name="Domyślnaczcionkaakapitu" style:family="text">
      <style:text-properties style:text-underline-type="single" style:text-underline-style="solid" style:text-underline-width="auto" style:text-underline-mode="continuous"/>
    </style:style>
    <style:style style:name="T6605" style:parent-style-name="Domyślnaczcionkaakapitu" style:family="text">
      <style:text-properties fo:background-color="#80FFFF" style:text-underline-type="single" style:text-underline-style="solid" style:text-underline-width="auto" style:text-underline-mode="continuous"/>
    </style:style>
    <style:style style:name="T6606" style:parent-style-name="Domyślnaczcionkaakapitu" style:family="text">
      <style:text-properties style:text-underline-type="single" style:text-underline-style="solid" style:text-underline-width="auto" style:text-underline-mode="continuous"/>
    </style:style>
    <style:style style:name="T6607" style:parent-style-name="Domyślnaczcionkaakapitu" style:family="text">
      <style:text-properties fo:background-color="#80FFFF" style:text-underline-type="single" style:text-underline-style="solid" style:text-underline-width="auto" style:text-underline-mode="continuous"/>
    </style:style>
    <style:style style:name="T6608" style:parent-style-name="Domyślnaczcionkaakapitu" style:family="text">
      <style:text-properties style:text-underline-type="single" style:text-underline-style="solid" style:text-underline-width="auto" style:text-underline-mode="continuous"/>
    </style:style>
    <style:style style:name="P6609" style:parent-style-name="Normalny" style:family="paragraph">
      <style:paragraph-properties fo:text-align="justify" fo:line-height="150%" fo:text-indent="0.2479in"/>
    </style:style>
    <style:style style:name="T6610" style:parent-style-name="Domyślnaczcionkaakapitu" style:family="text">
      <style:text-properties fo:background-color="#80FFFF"/>
    </style:style>
    <style:style style:name="T6611" style:parent-style-name="Domyślnaczcionkaakapitu" style:family="text">
      <style:text-properties fo:background-color="#80FFFF"/>
    </style:style>
    <style:style style:name="T6612" style:parent-style-name="Domyślnaczcionkaakapitu" style:family="text">
      <style:text-properties fo:background-color="#80FFFF"/>
    </style:style>
    <style:style style:name="T6613" style:parent-style-name="Domyślnaczcionkaakapitu" style:family="text">
      <style:text-properties fo:background-color="#80FFFF"/>
    </style:style>
    <style:style style:name="T6614" style:parent-style-name="Domyślnaczcionkaakapitu" style:family="text">
      <style:text-properties fo:background-color="#80FFFF"/>
    </style:style>
    <style:style style:name="P6615" style:parent-style-name="Normalny" style:family="paragraph">
      <style:paragraph-properties fo:text-align="justify" fo:line-height="150%" fo:text-indent="0.2479in"/>
    </style:style>
    <style:style style:name="T6616" style:parent-style-name="Domyślnaczcionkaakapitu" style:family="text">
      <style:text-properties fo:background-color="#80FFFF"/>
    </style:style>
    <style:style style:name="T6617" style:parent-style-name="Domyślnaczcionkaakapitu" style:family="text">
      <style:text-properties fo:background-color="#80FFFF"/>
    </style:style>
    <style:style style:name="T6618" style:parent-style-name="Domyślnaczcionkaakapitu" style:family="text">
      <style:text-properties fo:background-color="#80FFFF"/>
    </style:style>
    <style:style style:name="T6619" style:parent-style-name="Domyślnaczcionkaakapitu" style:family="text">
      <style:text-properties fo:background-color="#80FFFF"/>
    </style:style>
    <style:style style:name="P6620" style:parent-style-name="Normalny" style:family="paragraph">
      <style:paragraph-properties fo:text-align="justify" fo:line-height="150%"/>
    </style:style>
    <style:style style:name="T6621" style:parent-style-name="Domyślnaczcionkaakapitu" style:family="text">
      <style:text-properties style:text-underline-type="single" style:text-underline-style="solid" style:text-underline-width="auto" style:text-underline-mode="continuous"/>
    </style:style>
    <style:style style:name="T6622" style:parent-style-name="Domyślnaczcionkaakapitu" style:family="text">
      <style:text-properties fo:background-color="#80FFFF" style:text-underline-type="single" style:text-underline-style="solid" style:text-underline-width="auto" style:text-underline-mode="continuous"/>
    </style:style>
    <style:style style:name="T6623" style:parent-style-name="Domyślnaczcionkaakapitu" style:family="text">
      <style:text-properties style:text-underline-type="single" style:text-underline-style="solid" style:text-underline-width="auto" style:text-underline-mode="continuous"/>
    </style:style>
    <style:style style:name="T6624" style:parent-style-name="Domyślnaczcionkaakapitu" style:family="text">
      <style:text-properties fo:background-color="#80FFFF" style:text-underline-type="single" style:text-underline-style="solid" style:text-underline-width="auto" style:text-underline-mode="continuous"/>
    </style:style>
    <style:style style:name="T6625" style:parent-style-name="Domyślnaczcionkaakapitu" style:family="text">
      <style:text-properties style:text-underline-type="single" style:text-underline-style="solid" style:text-underline-width="auto" style:text-underline-mode="continuous"/>
    </style:style>
    <style:style style:name="P6626" style:parent-style-name="Normalny" style:family="paragraph">
      <style:paragraph-properties fo:text-align="justify" fo:line-height="150%" fo:text-indent="0.2479in"/>
    </style:style>
    <style:style style:name="T6627" style:parent-style-name="Domyślnaczcionkaakapitu" style:family="text">
      <style:text-properties fo:background-color="#80FFFF"/>
    </style:style>
    <style:style style:name="T6628" style:parent-style-name="Domyślnaczcionkaakapitu" style:family="text">
      <style:text-properties fo:background-color="#80FFFF"/>
    </style:style>
    <style:style style:name="P6629" style:parent-style-name="Normalny" style:family="paragraph">
      <style:paragraph-properties fo:text-align="justify" fo:line-height="150%"/>
    </style:style>
    <style:style style:name="T6630" style:parent-style-name="Domyślnaczcionkaakapitu" style:family="text">
      <style:text-properties style:text-underline-type="single" style:text-underline-style="solid" style:text-underline-width="auto" style:text-underline-mode="continuous"/>
    </style:style>
    <style:style style:name="P6631" style:parent-style-name="Normalny" style:family="paragraph">
      <style:paragraph-properties fo:text-align="justify" fo:line-height="150%" fo:text-indent="0.2479in"/>
    </style:style>
    <style:style style:name="T6632" style:parent-style-name="Domyślnaczcionkaakapitu" style:family="text">
      <style:text-properties fo:background-color="#80FFFF"/>
    </style:style>
    <style:style style:name="T6633" style:parent-style-name="Domyślnaczcionkaakapitu" style:family="text">
      <style:text-properties fo:background-color="#80FFFF"/>
    </style:style>
    <style:style style:name="T6634" style:parent-style-name="Domyślnaczcionkaakapitu" style:family="text">
      <style:text-properties fo:background-color="#80FFFF"/>
    </style:style>
    <style:style style:name="T6635" style:parent-style-name="Domyślnaczcionkaakapitu" style:family="text">
      <style:text-properties fo:background-color="#80FFFF"/>
    </style:style>
    <style:style style:name="T6636" style:parent-style-name="Domyślnaczcionkaakapitu" style:family="text">
      <style:text-properties fo:background-color="#80FFFF"/>
    </style:style>
    <style:style style:name="T6637" style:parent-style-name="Domyślnaczcionkaakapitu" style:family="text">
      <style:text-properties fo:background-color="#80FFFF"/>
    </style:style>
    <style:style style:name="T6638" style:parent-style-name="Domyślnaczcionkaakapitu" style:family="text">
      <style:text-properties fo:background-color="#80FFFF"/>
    </style:style>
    <style:style style:name="T6639" style:parent-style-name="Domyślnaczcionkaakapitu" style:family="text">
      <style:text-properties fo:background-color="#80FFFF"/>
    </style:style>
    <style:style style:name="T6640" style:parent-style-name="Domyślnaczcionkaakapitu" style:family="text">
      <style:text-properties fo:background-color="#80FFFF"/>
    </style:style>
    <style:style style:name="T6641" style:parent-style-name="Domyślnaczcionkaakapitu" style:family="text">
      <style:text-properties fo:background-color="#80FFFF"/>
    </style:style>
    <style:style style:name="P6642" style:parent-style-name="Normalny" style:family="paragraph">
      <style:paragraph-properties fo:text-align="justify" fo:line-height="150%"/>
    </style:style>
    <style:style style:name="T6643" style:parent-style-name="Domyślnaczcionkaakapitu" style:family="text">
      <style:text-properties style:text-underline-type="single" style:text-underline-style="solid" style:text-underline-width="auto" style:text-underline-mode="continuous"/>
    </style:style>
    <style:style style:name="T6644" style:parent-style-name="Domyślnaczcionkaakapitu" style:family="text">
      <style:text-properties fo:background-color="#80FFFF" style:text-underline-type="single" style:text-underline-style="solid" style:text-underline-width="auto" style:text-underline-mode="continuous"/>
    </style:style>
    <style:style style:name="T6645" style:parent-style-name="Domyślnaczcionkaakapitu" style:family="text">
      <style:text-properties style:text-underline-type="single" style:text-underline-style="solid" style:text-underline-width="auto" style:text-underline-mode="continuous"/>
    </style:style>
    <style:style style:name="T6646" style:parent-style-name="Domyślnaczcionkaakapitu" style:family="text">
      <style:text-properties fo:background-color="#80FFFF" style:text-underline-type="single" style:text-underline-style="solid" style:text-underline-width="auto" style:text-underline-mode="continuous"/>
    </style:style>
    <style:style style:name="T6647" style:parent-style-name="Domyślnaczcionkaakapitu" style:family="text">
      <style:text-properties style:text-underline-type="single" style:text-underline-style="solid" style:text-underline-width="auto" style:text-underline-mode="continuous"/>
    </style:style>
    <style:style style:name="P6648" style:parent-style-name="Normalny" style:family="paragraph">
      <style:paragraph-properties fo:text-align="justify" fo:line-height="150%" fo:text-indent="0.2479in"/>
    </style:style>
    <style:style style:name="P6649" style:parent-style-name="Normalny" style:family="paragraph">
      <style:paragraph-properties fo:text-align="justify" fo:line-height="150%" fo:text-indent="0.2479in"/>
    </style:style>
    <style:style style:name="T6650" style:parent-style-name="Domyślnaczcionkaakapitu" style:family="text">
      <style:text-properties fo:background-color="#80FFFF"/>
    </style:style>
    <style:style style:name="T6651" style:parent-style-name="Domyślnaczcionkaakapitu" style:family="text">
      <style:text-properties fo:background-color="#80FFFF"/>
    </style:style>
    <style:style style:name="T6652" style:parent-style-name="Domyślnaczcionkaakapitu" style:family="text">
      <style:text-properties fo:background-color="#80FFFF"/>
    </style:style>
    <style:style style:name="P6653" style:parent-style-name="Normalny" style:family="paragraph">
      <style:paragraph-properties fo:text-align="justify" fo:line-height="150%"/>
    </style:style>
    <style:style style:name="T6654" style:parent-style-name="Domyślnaczcionkaakapitu" style:family="text">
      <style:text-properties style:text-underline-type="single" style:text-underline-style="solid" style:text-underline-width="auto" style:text-underline-mode="continuous"/>
    </style:style>
    <style:style style:name="T6655" style:parent-style-name="Domyślnaczcionkaakapitu" style:family="text">
      <style:text-properties fo:background-color="#80FFFF" style:text-underline-type="single" style:text-underline-style="solid" style:text-underline-width="auto" style:text-underline-mode="continuous"/>
    </style:style>
    <style:style style:name="T6656" style:parent-style-name="Domyślnaczcionkaakapitu" style:family="text">
      <style:text-properties style:text-underline-type="single" style:text-underline-style="solid" style:text-underline-width="auto" style:text-underline-mode="continuous"/>
    </style:style>
    <style:style style:name="T6657" style:parent-style-name="Domyślnaczcionkaakapitu" style:family="text">
      <style:text-properties fo:background-color="#80FFFF" style:text-underline-type="single" style:text-underline-style="solid" style:text-underline-width="auto" style:text-underline-mode="continuous"/>
    </style:style>
    <style:style style:name="T6658" style:parent-style-name="Domyślnaczcionkaakapitu" style:family="text">
      <style:text-properties style:text-underline-type="single" style:text-underline-style="solid" style:text-underline-width="auto" style:text-underline-mode="continuous"/>
    </style:style>
    <style:style style:name="P6659" style:parent-style-name="Normalny" style:family="paragraph">
      <style:paragraph-properties fo:text-align="justify" fo:line-height="150%" fo:text-indent="0.2479in"/>
    </style:style>
    <style:style style:name="T6660" style:parent-style-name="Domyślnaczcionkaakapitu" style:family="text">
      <style:text-properties fo:background-color="#80FFFF"/>
    </style:style>
    <style:style style:name="T6661" style:parent-style-name="Domyślnaczcionkaakapitu" style:family="text">
      <style:text-properties fo:background-color="#80FFFF"/>
    </style:style>
    <style:style style:name="P6662" style:parent-style-name="Normalny" style:family="paragraph">
      <style:paragraph-properties fo:text-align="justify" fo:line-height="150%" fo:text-indent="0.2479in"/>
    </style:style>
    <style:style style:name="T6663" style:parent-style-name="Domyślnaczcionkaakapitu" style:family="text">
      <style:text-properties fo:background-color="#80FFFF"/>
    </style:style>
    <style:style style:name="T6664" style:parent-style-name="Domyślnaczcionkaakapitu" style:family="text">
      <style:text-properties fo:background-color="#80FFFF"/>
    </style:style>
    <style:style style:name="T6665" style:parent-style-name="Domyślnaczcionkaakapitu" style:family="text">
      <style:text-properties fo:background-color="#80FFFF"/>
    </style:style>
    <style:style style:name="T6666" style:parent-style-name="Domyślnaczcionkaakapitu" style:family="text">
      <style:text-properties fo:background-color="#80FFFF"/>
    </style:style>
    <style:style style:name="P6667" style:parent-style-name="Normalny" style:family="paragraph">
      <style:paragraph-properties fo:text-align="justify" fo:line-height="150%"/>
    </style:style>
    <style:style style:name="T6668" style:parent-style-name="Domyślnaczcionkaakapitu" style:family="text">
      <style:text-properties style:text-underline-type="single" style:text-underline-style="solid" style:text-underline-width="auto" style:text-underline-mode="continuous"/>
    </style:style>
    <style:style style:name="T6669" style:parent-style-name="Domyślnaczcionkaakapitu" style:family="text">
      <style:text-properties fo:background-color="#80FFFF" style:text-underline-type="single" style:text-underline-style="solid" style:text-underline-width="auto" style:text-underline-mode="continuous"/>
    </style:style>
    <style:style style:name="T6670" style:parent-style-name="Domyślnaczcionkaakapitu" style:family="text">
      <style:text-properties style:text-underline-type="single" style:text-underline-style="solid" style:text-underline-width="auto" style:text-underline-mode="continuous"/>
    </style:style>
    <style:style style:name="T6671" style:parent-style-name="Domyślnaczcionkaakapitu" style:family="text">
      <style:text-properties fo:background-color="#80FFFF" style:text-underline-type="single" style:text-underline-style="solid" style:text-underline-width="auto" style:text-underline-mode="continuous"/>
    </style:style>
    <style:style style:name="T6672" style:parent-style-name="Domyślnaczcionkaakapitu" style:family="text">
      <style:text-properties style:text-underline-type="single" style:text-underline-style="solid" style:text-underline-width="auto" style:text-underline-mode="continuous"/>
    </style:style>
    <style:style style:name="P6673" style:parent-style-name="Normalny" style:family="paragraph">
      <style:paragraph-properties fo:text-align="justify" fo:line-height="150%" fo:text-indent="0.2479in"/>
    </style:style>
    <style:style style:name="P6674" style:parent-style-name="Normalny" style:family="paragraph">
      <style:paragraph-properties fo:text-align="justify" fo:line-height="150%" fo:text-indent="0.2479in"/>
    </style:style>
    <style:style style:name="T6675" style:parent-style-name="Domyślnaczcionkaakapitu" style:family="text">
      <style:text-properties fo:background-color="#80FFFF"/>
    </style:style>
    <style:style style:name="T6676" style:parent-style-name="Domyślnaczcionkaakapitu" style:family="text">
      <style:text-properties fo:background-color="#80FFFF"/>
    </style:style>
    <style:style style:name="T6677" style:parent-style-name="Domyślnaczcionkaakapitu" style:family="text">
      <style:text-properties fo:background-color="#80FFFF"/>
    </style:style>
    <style:style style:name="T6678" style:parent-style-name="Domyślnaczcionkaakapitu" style:family="text">
      <style:text-properties fo:background-color="#80FFFF"/>
    </style:style>
    <style:style style:name="T6679" style:parent-style-name="Domyślnaczcionkaakapitu" style:family="text">
      <style:text-properties fo:background-color="#80FFFF"/>
    </style:style>
    <style:style style:name="T6680" style:parent-style-name="Domyślnaczcionkaakapitu" style:family="text">
      <style:text-properties style:text-position="sub 66.6%"/>
    </style:style>
    <style:style style:name="T6681" style:parent-style-name="Domyślnaczcionkaakapitu" style:family="text">
      <style:text-properties style:text-position="sub 66.6%"/>
    </style:style>
    <style:style style:name="T6682" style:parent-style-name="Domyślnaczcionkaakapitu" style:family="text">
      <style:text-properties fo:background-color="#80FFFF"/>
    </style:style>
    <style:style style:name="T6683" style:parent-style-name="Domyślnaczcionkaakapitu" style:family="text">
      <style:text-properties fo:background-color="#80FFFF"/>
    </style:style>
    <style:style style:name="T6684" style:parent-style-name="Domyślnaczcionkaakapitu" style:family="text">
      <style:text-properties fo:background-color="#80FFFF"/>
    </style:style>
    <style:style style:name="T6685" style:parent-style-name="Domyślnaczcionkaakapitu" style:family="text">
      <style:text-properties fo:background-color="#80FFFF"/>
    </style:style>
    <style:style style:name="P6686" style:parent-style-name="Normalny" style:family="paragraph">
      <style:paragraph-properties fo:text-align="justify" fo:line-height="150%" fo:text-indent="0.2479in">
        <style:tab-stops>
          <style:tab-stop style:type="left" style:position="0.7618in"/>
        </style:tab-stops>
      </style:paragraph-properties>
    </style:style>
    <style:style style:name="P6687" style:parent-style-name="Normalny" style:family="paragraph">
      <style:paragraph-properties fo:text-align="justify" fo:line-height="150%" fo:text-indent="0.2479in"/>
    </style:style>
    <style:style style:name="T6688" style:parent-style-name="Domyślnaczcionkaakapitu" style:family="text">
      <style:text-properties fo:background-color="#80FFFF"/>
    </style:style>
    <style:style style:name="P6689" style:parent-style-name="Normalny" style:family="paragraph">
      <style:paragraph-properties fo:text-align="justify" fo:line-height="150%" fo:text-indent="0.2479in"/>
    </style:style>
    <style:style style:name="T6690" style:parent-style-name="Domyślnaczcionkaakapitu" style:family="text">
      <style:text-properties fo:background-color="#80FFFF"/>
    </style:style>
    <style:style style:name="P6691" style:parent-style-name="Normalny" style:family="paragraph">
      <style:paragraph-properties fo:text-align="justify" fo:line-height="150%" fo:text-indent="0.2479in"/>
    </style:style>
    <style:style style:name="T6692" style:parent-style-name="Domyślnaczcionkaakapitu" style:family="text">
      <style:text-properties fo:background-color="#80FFFF"/>
    </style:style>
    <style:style style:name="T6693" style:parent-style-name="Domyślnaczcionkaakapitu" style:family="text">
      <style:text-properties fo:background-color="#80FFFF"/>
    </style:style>
    <style:style style:name="T6694" style:parent-style-name="Domyślnaczcionkaakapitu" style:family="text">
      <style:text-properties fo:background-color="#80FFFF"/>
    </style:style>
    <style:style style:name="P6695" style:parent-style-name="Normalny" style:family="paragraph">
      <style:paragraph-properties fo:text-align="justify" fo:line-height="150%" fo:text-indent="0.2479in"/>
    </style:style>
    <style:style style:name="P6696" style:parent-style-name="Normalny" style:family="paragraph">
      <style:paragraph-properties fo:text-align="justify" fo:line-height="150%"/>
    </style:style>
    <style:style style:name="T6697" style:parent-style-name="Domyślnaczcionkaakapitu" style:family="text">
      <style:text-properties fo:background-color="#80FFFF" style:text-underline-type="single" style:text-underline-style="solid" style:text-underline-width="auto" style:text-underline-mode="continuous"/>
    </style:style>
    <style:style style:name="T6698" style:parent-style-name="Domyślnaczcionkaakapitu" style:family="text">
      <style:text-properties style:text-underline-type="single" style:text-underline-style="solid" style:text-underline-width="auto" style:text-underline-mode="continuous"/>
    </style:style>
    <style:style style:name="T6699" style:parent-style-name="Domyślnaczcionkaakapitu" style:family="text">
      <style:text-properties fo:background-color="#80FFFF" style:text-underline-type="single" style:text-underline-style="solid" style:text-underline-width="auto" style:text-underline-mode="continuous"/>
    </style:style>
    <style:style style:name="T6700" style:parent-style-name="Domyślnaczcionkaakapitu" style:family="text">
      <style:text-properties style:text-underline-type="single" style:text-underline-style="solid" style:text-underline-width="auto" style:text-underline-mode="continuous"/>
    </style:style>
    <style:style style:name="T6701" style:parent-style-name="Domyślnaczcionkaakapitu" style:family="text">
      <style:text-properties fo:background-color="#80FFFF" style:text-underline-type="single" style:text-underline-style="solid" style:text-underline-width="auto" style:text-underline-mode="continuous"/>
    </style:style>
    <style:style style:name="T6702" style:parent-style-name="Domyślnaczcionkaakapitu" style:family="text">
      <style:text-properties style:text-underline-type="single" style:text-underline-style="solid" style:text-underline-width="auto" style:text-underline-mode="continuous"/>
    </style:style>
    <style:style style:name="T6703" style:parent-style-name="Domyślnaczcionkaakapitu" style:family="text">
      <style:text-properties fo:background-color="#80FFFF" style:text-underline-type="single" style:text-underline-style="solid" style:text-underline-width="auto" style:text-underline-mode="continuous"/>
    </style:style>
    <style:style style:name="T6704" style:parent-style-name="Domyślnaczcionkaakapitu" style:family="text">
      <style:text-properties style:text-underline-type="single" style:text-underline-style="solid" style:text-underline-width="auto" style:text-underline-mode="continuous"/>
    </style:style>
    <style:style style:name="P6705" style:parent-style-name="Normalny" style:family="paragraph">
      <style:paragraph-properties fo:text-align="justify" fo:line-height="150%" fo:text-indent="0.2479in"/>
    </style:style>
    <style:style style:name="P6706" style:parent-style-name="Normalny" style:family="paragraph">
      <style:paragraph-properties fo:text-align="justify" fo:line-height="150%"/>
    </style:style>
    <style:style style:name="T6707" style:parent-style-name="Domyślnaczcionkaakapitu" style:family="text">
      <style:text-properties fo:background-color="#80FFFF" style:text-underline-type="single" style:text-underline-style="solid" style:text-underline-width="auto" style:text-underline-mode="continuous"/>
    </style:style>
    <style:style style:name="T6708" style:parent-style-name="Domyślnaczcionkaakapitu" style:family="text">
      <style:text-properties style:text-underline-type="single" style:text-underline-style="solid" style:text-underline-width="auto" style:text-underline-mode="continuous"/>
    </style:style>
    <style:style style:name="T6709" style:parent-style-name="Domyślnaczcionkaakapitu" style:family="text">
      <style:text-properties fo:background-color="#80FFFF" style:text-underline-type="single" style:text-underline-style="solid" style:text-underline-width="auto" style:text-underline-mode="continuous"/>
    </style:style>
    <style:style style:name="T6710" style:parent-style-name="Domyślnaczcionkaakapitu" style:family="text">
      <style:text-properties style:text-underline-type="single" style:text-underline-style="solid" style:text-underline-width="auto" style:text-underline-mode="continuous"/>
    </style:style>
    <style:style style:name="P6711" style:parent-style-name="Normalny" style:family="paragraph">
      <style:paragraph-properties fo:text-align="justify" fo:line-height="150%" fo:text-indent="0.2479in"/>
    </style:style>
    <style:style style:name="T6712" style:parent-style-name="Domyślnaczcionkaakapitu" style:family="text">
      <style:text-properties fo:background-color="#80FFFF"/>
    </style:style>
    <style:style style:name="T6713" style:parent-style-name="Domyślnaczcionkaakapitu" style:family="text">
      <style:text-properties fo:background-color="#80FFFF"/>
    </style:style>
    <style:style style:name="T6714" style:parent-style-name="Domyślnaczcionkaakapitu" style:family="text">
      <style:text-properties fo:background-color="#80FFFF"/>
    </style:style>
    <style:style style:name="P6715" style:parent-style-name="Normalny" style:family="paragraph">
      <style:paragraph-properties fo:text-align="justify" fo:line-height="150%"/>
    </style:style>
    <style:style style:name="T6716" style:parent-style-name="Domyślnaczcionkaakapitu" style:family="text">
      <style:text-properties fo:background-color="#80FFFF" style:text-underline-type="single" style:text-underline-style="solid" style:text-underline-width="auto" style:text-underline-mode="continuous"/>
    </style:style>
    <style:style style:name="T6717" style:parent-style-name="Domyślnaczcionkaakapitu" style:family="text">
      <style:text-properties style:text-underline-type="single" style:text-underline-style="solid" style:text-underline-width="auto" style:text-underline-mode="continuous"/>
    </style:style>
    <style:style style:name="T6718" style:parent-style-name="Domyślnaczcionkaakapitu" style:family="text">
      <style:text-properties fo:background-color="#80FFFF" style:text-underline-type="single" style:text-underline-style="solid" style:text-underline-width="auto" style:text-underline-mode="continuous"/>
    </style:style>
    <style:style style:name="T6719" style:parent-style-name="Domyślnaczcionkaakapitu" style:family="text">
      <style:text-properties style:text-underline-type="single" style:text-underline-style="solid" style:text-underline-width="auto" style:text-underline-mode="continuous"/>
    </style:style>
    <style:style style:name="T6720" style:parent-style-name="Domyślnaczcionkaakapitu" style:family="text">
      <style:text-properties fo:background-color="#80FFFF" style:text-underline-type="single" style:text-underline-style="solid" style:text-underline-width="auto" style:text-underline-mode="continuous"/>
    </style:style>
    <style:style style:name="T6721" style:parent-style-name="Domyślnaczcionkaakapitu" style:family="text">
      <style:text-properties style:text-underline-type="single" style:text-underline-style="solid" style:text-underline-width="auto" style:text-underline-mode="continuous"/>
    </style:style>
    <style:style style:name="T6722" style:parent-style-name="Domyślnaczcionkaakapitu" style:family="text">
      <style:text-properties fo:background-color="#80FFFF" style:text-underline-type="single" style:text-underline-style="solid" style:text-underline-width="auto" style:text-underline-mode="continuous"/>
    </style:style>
    <style:style style:name="T6723" style:parent-style-name="Domyślnaczcionkaakapitu" style:family="text">
      <style:text-properties style:text-underline-type="single" style:text-underline-style="solid" style:text-underline-width="auto" style:text-underline-mode="continuous"/>
    </style:style>
    <style:style style:name="P6724" style:parent-style-name="Normalny" style:family="paragraph">
      <style:paragraph-properties fo:text-align="justify" fo:line-height="150%" fo:text-indent="0.2479in"/>
    </style:style>
    <style:style style:name="T6725" style:parent-style-name="Domyślnaczcionkaakapitu" style:family="text">
      <style:text-properties fo:background-color="#80FFFF"/>
    </style:style>
    <style:style style:name="T6726" style:parent-style-name="Domyślnaczcionkaakapitu" style:family="text">
      <style:text-properties fo:background-color="#80FFFF"/>
    </style:style>
    <style:style style:name="P6727" style:parent-style-name="Normalny" style:family="paragraph">
      <style:paragraph-properties fo:text-align="justify" fo:line-height="150%"/>
    </style:style>
    <style:style style:name="T6728" style:parent-style-name="Domyślnaczcionkaakapitu" style:family="text">
      <style:text-properties style:text-underline-type="single" style:text-underline-style="solid" style:text-underline-width="auto" style:text-underline-mode="continuous"/>
    </style:style>
    <style:style style:name="T6729" style:parent-style-name="Domyślnaczcionkaakapitu" style:family="text">
      <style:text-properties fo:background-color="#80FFFF" style:text-underline-type="single" style:text-underline-style="solid" style:text-underline-width="auto" style:text-underline-mode="continuous"/>
    </style:style>
    <style:style style:name="T6730" style:parent-style-name="Domyślnaczcionkaakapitu" style:family="text">
      <style:text-properties style:text-underline-type="single" style:text-underline-style="solid" style:text-underline-width="auto" style:text-underline-mode="continuous"/>
    </style:style>
    <style:style style:name="T6731" style:parent-style-name="Domyślnaczcionkaakapitu" style:family="text">
      <style:text-properties fo:background-color="#80FFFF" style:text-underline-type="single" style:text-underline-style="solid" style:text-underline-width="auto" style:text-underline-mode="continuous"/>
    </style:style>
    <style:style style:name="T6732" style:parent-style-name="Domyślnaczcionkaakapitu" style:family="text">
      <style:text-properties style:text-underline-type="single" style:text-underline-style="solid" style:text-underline-width="auto" style:text-underline-mode="continuous"/>
    </style:style>
    <style:style style:name="T6733" style:parent-style-name="Domyślnaczcionkaakapitu" style:family="text">
      <style:text-properties fo:background-color="#80FFFF" style:text-underline-type="single" style:text-underline-style="solid" style:text-underline-width="auto" style:text-underline-mode="continuous"/>
    </style:style>
    <style:style style:name="T6734" style:parent-style-name="Domyślnaczcionkaakapitu" style:family="text">
      <style:text-properties style:text-underline-type="single" style:text-underline-style="solid" style:text-underline-width="auto" style:text-underline-mode="continuous"/>
    </style:style>
    <style:style style:name="P6735" style:parent-style-name="Normalny" style:family="paragraph">
      <style:paragraph-properties fo:text-align="justify" fo:line-height="150%" fo:text-indent="0.2479in"/>
    </style:style>
    <style:style style:name="T6736" style:parent-style-name="Domyślnaczcionkaakapitu" style:family="text">
      <style:text-properties fo:background-color="#80FFFF"/>
    </style:style>
    <style:style style:name="P6737" style:parent-style-name="Normalny" style:family="paragraph">
      <style:paragraph-properties fo:text-align="justify" fo:line-height="150%"/>
    </style:style>
    <style:style style:name="T6738" style:parent-style-name="Domyślnaczcionkaakapitu" style:family="text">
      <style:text-properties fo:background-color="#80FFFF" style:text-underline-type="single" style:text-underline-style="solid" style:text-underline-width="auto" style:text-underline-mode="continuous"/>
    </style:style>
    <style:style style:name="T6739" style:parent-style-name="Domyślnaczcionkaakapitu" style:family="text">
      <style:text-properties style:text-underline-type="single" style:text-underline-style="solid" style:text-underline-width="auto" style:text-underline-mode="continuous"/>
    </style:style>
    <style:style style:name="T6740" style:parent-style-name="Domyślnaczcionkaakapitu" style:family="text">
      <style:text-properties fo:background-color="#80FFFF" style:text-underline-type="single" style:text-underline-style="solid" style:text-underline-width="auto" style:text-underline-mode="continuous"/>
    </style:style>
    <style:style style:name="T6741" style:parent-style-name="Domyślnaczcionkaakapitu" style:family="text">
      <style:text-properties style:text-underline-type="single" style:text-underline-style="solid" style:text-underline-width="auto" style:text-underline-mode="continuous"/>
    </style:style>
    <style:style style:name="T6742" style:parent-style-name="Domyślnaczcionkaakapitu" style:family="text">
      <style:text-properties fo:background-color="#80FFFF" style:text-underline-type="single" style:text-underline-style="solid" style:text-underline-width="auto" style:text-underline-mode="continuous"/>
    </style:style>
    <style:style style:name="T6743" style:parent-style-name="Domyślnaczcionkaakapitu" style:family="text">
      <style:text-properties style:text-underline-type="single" style:text-underline-style="solid" style:text-underline-width="auto" style:text-underline-mode="continuous"/>
    </style:style>
    <style:style style:name="T6744" style:parent-style-name="Domyślnaczcionkaakapitu" style:family="text">
      <style:text-properties fo:background-color="#80FFFF" style:text-underline-type="single" style:text-underline-style="solid" style:text-underline-width="auto" style:text-underline-mode="continuous"/>
    </style:style>
    <style:style style:name="T6745" style:parent-style-name="Domyślnaczcionkaakapitu" style:family="text">
      <style:text-properties style:text-underline-type="single" style:text-underline-style="solid" style:text-underline-width="auto" style:text-underline-mode="continuous"/>
    </style:style>
    <style:style style:name="P6746" style:parent-style-name="Normalny" style:family="paragraph">
      <style:paragraph-properties fo:text-align="justify" fo:line-height="150%" fo:text-indent="0.2479in"/>
    </style:style>
    <style:style style:name="P6747" style:parent-style-name="Normalny" style:family="paragraph">
      <style:paragraph-properties fo:text-align="justify" fo:line-height="150%"/>
    </style:style>
    <style:style style:name="T6748" style:parent-style-name="Domyślnaczcionkaakapitu" style:family="text">
      <style:text-properties style:text-underline-type="single" style:text-underline-style="solid" style:text-underline-width="auto" style:text-underline-mode="continuous"/>
    </style:style>
    <style:style style:name="T6749" style:parent-style-name="Domyślnaczcionkaakapitu" style:family="text">
      <style:text-properties fo:background-color="#80FFFF" style:text-underline-type="single" style:text-underline-style="solid" style:text-underline-width="auto" style:text-underline-mode="continuous"/>
    </style:style>
    <style:style style:name="T6750" style:parent-style-name="Domyślnaczcionkaakapitu" style:family="text">
      <style:text-properties style:text-underline-type="single" style:text-underline-style="solid" style:text-underline-width="auto" style:text-underline-mode="continuous"/>
    </style:style>
    <style:style style:name="T6751" style:parent-style-name="Domyślnaczcionkaakapitu" style:family="text">
      <style:text-properties fo:background-color="#80FFFF" style:text-underline-type="single" style:text-underline-style="solid" style:text-underline-width="auto" style:text-underline-mode="continuous"/>
    </style:style>
    <style:style style:name="T6752" style:parent-style-name="Domyślnaczcionkaakapitu" style:family="text">
      <style:text-properties style:text-underline-type="single" style:text-underline-style="solid" style:text-underline-width="auto" style:text-underline-mode="continuous"/>
    </style:style>
    <style:style style:name="T6753" style:parent-style-name="Domyślnaczcionkaakapitu" style:family="text">
      <style:text-properties fo:background-color="#80FFFF" style:text-underline-type="single" style:text-underline-style="solid" style:text-underline-width="auto" style:text-underline-mode="continuous"/>
    </style:style>
    <style:style style:name="T6754" style:parent-style-name="Domyślnaczcionkaakapitu" style:family="text">
      <style:text-properties style:text-underline-type="single" style:text-underline-style="solid" style:text-underline-width="auto" style:text-underline-mode="continuous"/>
    </style:style>
    <style:style style:name="P6755" style:parent-style-name="Normalny" style:family="paragraph">
      <style:paragraph-properties fo:text-align="justify" fo:line-height="150%" fo:text-indent="0.2479in"/>
    </style:style>
    <style:style style:name="T6756" style:parent-style-name="Domyślnaczcionkaakapitu" style:family="text">
      <style:text-properties fo:background-color="#80FFFF"/>
    </style:style>
    <style:style style:name="T6757" style:parent-style-name="Domyślnaczcionkaakapitu" style:family="text">
      <style:text-properties fo:background-color="#80FFFF"/>
    </style:style>
    <style:style style:name="T6758" style:parent-style-name="Domyślnaczcionkaakapitu" style:family="text">
      <style:text-properties style:text-position="sub 66.6%"/>
    </style:style>
    <style:style style:name="T6759" style:parent-style-name="Domyślnaczcionkaakapitu" style:family="text">
      <style:text-properties fo:background-color="#80FFFF"/>
    </style:style>
    <style:style style:name="T6760" style:parent-style-name="Domyślnaczcionkaakapitu" style:family="text">
      <style:text-properties style:text-position="sub 66.6%"/>
    </style:style>
    <style:style style:name="T6761" style:parent-style-name="Domyślnaczcionkaakapitu" style:family="text">
      <style:text-properties fo:background-color="#80FFFF"/>
    </style:style>
    <style:style style:name="T6762" style:parent-style-name="Domyślnaczcionkaakapitu" style:family="text">
      <style:text-properties fo:background-color="#80FFFF"/>
    </style:style>
    <style:style style:name="P6763" style:parent-style-name="Normalny" style:family="paragraph">
      <style:paragraph-properties fo:text-align="justify" fo:line-height="150%"/>
    </style:style>
    <style:style style:name="T6764" style:parent-style-name="Domyślnaczcionkaakapitu" style:family="text">
      <style:text-properties fo:background-color="#80FFFF" style:text-underline-type="single" style:text-underline-style="solid" style:text-underline-width="auto" style:text-underline-mode="continuous"/>
    </style:style>
    <style:style style:name="T6765" style:parent-style-name="Domyślnaczcionkaakapitu" style:family="text">
      <style:text-properties style:text-underline-type="single" style:text-underline-style="solid" style:text-underline-width="auto" style:text-underline-mode="continuous"/>
    </style:style>
    <style:style style:name="T6766" style:parent-style-name="Domyślnaczcionkaakapitu" style:family="text">
      <style:text-properties fo:background-color="#80FFFF" style:text-underline-type="single" style:text-underline-style="solid" style:text-underline-width="auto" style:text-underline-mode="continuous"/>
    </style:style>
    <style:style style:name="T6767" style:parent-style-name="Domyślnaczcionkaakapitu" style:family="text">
      <style:text-properties style:text-underline-type="single" style:text-underline-style="solid" style:text-underline-width="auto" style:text-underline-mode="continuous"/>
    </style:style>
    <style:style style:name="T6768" style:parent-style-name="Domyślnaczcionkaakapitu" style:family="text">
      <style:text-properties fo:background-color="#80FFFF" style:text-underline-type="single" style:text-underline-style="solid" style:text-underline-width="auto" style:text-underline-mode="continuous"/>
    </style:style>
    <style:style style:name="T6769" style:parent-style-name="Domyślnaczcionkaakapitu" style:family="text">
      <style:text-properties style:text-underline-type="single" style:text-underline-style="solid" style:text-underline-width="auto" style:text-underline-mode="continuous"/>
    </style:style>
    <style:style style:name="T6770" style:parent-style-name="Domyślnaczcionkaakapitu" style:family="text">
      <style:text-properties fo:background-color="#80FFFF" style:text-underline-type="single" style:text-underline-style="solid" style:text-underline-width="auto" style:text-underline-mode="continuous"/>
    </style:style>
    <style:style style:name="T6771" style:parent-style-name="Domyślnaczcionkaakapitu" style:family="text">
      <style:text-properties style:text-underline-type="single" style:text-underline-style="solid" style:text-underline-width="auto" style:text-underline-mode="continuous"/>
    </style:style>
    <style:style style:name="P6772" style:parent-style-name="Normalny" style:family="paragraph">
      <style:paragraph-properties fo:text-align="justify" fo:line-height="150%" fo:text-indent="0.2479in"/>
    </style:style>
    <style:style style:name="T6773" style:parent-style-name="Domyślnaczcionkaakapitu" style:family="text">
      <style:text-properties fo:background-color="#80FFFF"/>
    </style:style>
    <style:style style:name="P6774" style:parent-style-name="Normalny" style:family="paragraph">
      <style:paragraph-properties fo:text-align="justify" fo:line-height="150%"/>
    </style:style>
    <style:style style:name="T6775" style:parent-style-name="Domyślnaczcionkaakapitu" style:family="text">
      <style:text-properties style:text-underline-type="single" style:text-underline-style="solid" style:text-underline-width="auto" style:text-underline-mode="continuous"/>
    </style:style>
    <style:style style:name="T6776" style:parent-style-name="Domyślnaczcionkaakapitu" style:family="text">
      <style:text-properties fo:background-color="#80FFFF" style:text-underline-type="single" style:text-underline-style="solid" style:text-underline-width="auto" style:text-underline-mode="continuous"/>
    </style:style>
    <style:style style:name="T6777" style:parent-style-name="Domyślnaczcionkaakapitu" style:family="text">
      <style:text-properties style:text-underline-type="single" style:text-underline-style="solid" style:text-underline-width="auto" style:text-underline-mode="continuous"/>
    </style:style>
    <style:style style:name="T6778" style:parent-style-name="Domyślnaczcionkaakapitu" style:family="text">
      <style:text-properties fo:background-color="#80FFFF" style:text-underline-type="single" style:text-underline-style="solid" style:text-underline-width="auto" style:text-underline-mode="continuous"/>
    </style:style>
    <style:style style:name="T6779" style:parent-style-name="Domyślnaczcionkaakapitu" style:family="text">
      <style:text-properties style:text-underline-type="single" style:text-underline-style="solid" style:text-underline-width="auto" style:text-underline-mode="continuous"/>
    </style:style>
    <style:style style:name="T6780" style:parent-style-name="Domyślnaczcionkaakapitu" style:family="text">
      <style:text-properties fo:background-color="#80FFFF" style:text-underline-type="single" style:text-underline-style="solid" style:text-underline-width="auto" style:text-underline-mode="continuous"/>
    </style:style>
    <style:style style:name="T6781" style:parent-style-name="Domyślnaczcionkaakapitu" style:family="text">
      <style:text-properties style:text-underline-type="single" style:text-underline-style="solid" style:text-underline-width="auto" style:text-underline-mode="continuous"/>
    </style:style>
    <style:style style:name="P6782" style:parent-style-name="Normalny" style:family="paragraph">
      <style:paragraph-properties fo:text-align="justify" fo:line-height="150%" fo:text-indent="0.2479in"/>
    </style:style>
    <style:style style:name="T6783" style:parent-style-name="Domyślnaczcionkaakapitu" style:family="text">
      <style:text-properties fo:background-color="#80FFFF"/>
    </style:style>
    <style:style style:name="P6784" style:parent-style-name="Normalny" style:family="paragraph">
      <style:paragraph-properties fo:text-align="justify" fo:line-height="150%"/>
    </style:style>
    <style:style style:name="T6785" style:parent-style-name="Domyślnaczcionkaakapitu" style:family="text">
      <style:text-properties fo:background-color="#80FFFF" style:text-underline-type="single" style:text-underline-style="solid" style:text-underline-width="auto" style:text-underline-mode="continuous"/>
    </style:style>
    <style:style style:name="T6786" style:parent-style-name="Domyślnaczcionkaakapitu" style:family="text">
      <style:text-properties style:text-underline-type="single" style:text-underline-style="solid" style:text-underline-width="auto" style:text-underline-mode="continuous"/>
    </style:style>
    <style:style style:name="T6787" style:parent-style-name="Domyślnaczcionkaakapitu" style:family="text">
      <style:text-properties fo:background-color="#80FFFF" style:text-underline-type="single" style:text-underline-style="solid" style:text-underline-width="auto" style:text-underline-mode="continuous"/>
    </style:style>
    <style:style style:name="T6788" style:parent-style-name="Domyślnaczcionkaakapitu" style:family="text">
      <style:text-properties style:text-underline-type="single" style:text-underline-style="solid" style:text-underline-width="auto" style:text-underline-mode="continuous"/>
    </style:style>
    <style:style style:name="T6789" style:parent-style-name="Domyślnaczcionkaakapitu" style:family="text">
      <style:text-properties fo:background-color="#80FFFF" style:text-underline-type="single" style:text-underline-style="solid" style:text-underline-width="auto" style:text-underline-mode="continuous"/>
    </style:style>
    <style:style style:name="T6790" style:parent-style-name="Domyślnaczcionkaakapitu" style:family="text">
      <style:text-properties style:text-underline-type="single" style:text-underline-style="solid" style:text-underline-width="auto" style:text-underline-mode="continuous"/>
    </style:style>
    <style:style style:name="T6791" style:parent-style-name="Domyślnaczcionkaakapitu" style:family="text">
      <style:text-properties fo:background-color="#80FFFF" style:text-underline-type="single" style:text-underline-style="solid" style:text-underline-width="auto" style:text-underline-mode="continuous"/>
    </style:style>
    <style:style style:name="T6792" style:parent-style-name="Domyślnaczcionkaakapitu" style:family="text">
      <style:text-properties style:text-underline-type="single" style:text-underline-style="solid" style:text-underline-width="auto" style:text-underline-mode="continuous"/>
    </style:style>
    <style:style style:name="P6793" style:parent-style-name="Normalny" style:family="paragraph">
      <style:paragraph-properties fo:text-align="justify" fo:line-height="150%" fo:text-indent="0.2479in"/>
    </style:style>
    <style:style style:name="T6794" style:parent-style-name="Domyślnaczcionkaakapitu" style:family="text">
      <style:text-properties fo:background-color="#80FFFF"/>
    </style:style>
    <style:style style:name="T6795" style:parent-style-name="Domyślnaczcionkaakapitu" style:family="text">
      <style:text-properties fo:background-color="#80FFFF"/>
    </style:style>
    <style:style style:name="T6796" style:parent-style-name="Domyślnaczcionkaakapitu" style:family="text">
      <style:text-properties fo:background-color="#80FFFF"/>
    </style:style>
    <style:style style:name="T6797" style:parent-style-name="Domyślnaczcionkaakapitu" style:family="text">
      <style:text-properties fo:background-color="#80FFFF"/>
    </style:style>
    <style:style style:name="T6798" style:parent-style-name="Domyślnaczcionkaakapitu" style:family="text">
      <style:text-properties fo:background-color="#80FFFF"/>
    </style:style>
    <style:style style:name="T6799" style:parent-style-name="Domyślnaczcionkaakapitu" style:family="text">
      <style:text-properties fo:background-color="#80FFFF"/>
    </style:style>
    <style:style style:name="T6800" style:parent-style-name="Domyślnaczcionkaakapitu" style:family="text">
      <style:text-properties fo:background-color="#80FFFF"/>
    </style:style>
    <style:style style:name="T6801" style:parent-style-name="Domyślnaczcionkaakapitu" style:family="text">
      <style:text-properties fo:background-color="#80FFFF"/>
    </style:style>
    <style:style style:name="T6802" style:parent-style-name="Domyślnaczcionkaakapitu" style:family="text">
      <style:text-properties fo:background-color="#80FFFF"/>
    </style:style>
    <style:style style:name="P6803" style:parent-style-name="Normalny" style:family="paragraph">
      <style:paragraph-properties fo:text-align="justify" fo:line-height="150%" fo:text-indent="0.2479in"/>
    </style:style>
    <style:style style:name="T6804" style:parent-style-name="Domyślnaczcionkaakapitu" style:family="text">
      <style:text-properties fo:background-color="#80FFFF"/>
    </style:style>
    <style:style style:name="P6805" style:parent-style-name="Normalny" style:family="paragraph">
      <style:paragraph-properties fo:text-align="justify" fo:line-height="150%" fo:text-indent="0.2479in"/>
    </style:style>
    <style:style style:name="T6806" style:parent-style-name="Domyślnaczcionkaakapitu" style:family="text">
      <style:text-properties fo:background-color="#80FFFF"/>
    </style:style>
    <style:style style:name="T6807" style:parent-style-name="Domyślnaczcionkaakapitu" style:family="text">
      <style:text-properties fo:background-color="#80FFFF"/>
    </style:style>
    <style:style style:name="T6808" style:parent-style-name="Domyślnaczcionkaakapitu" style:family="text">
      <style:text-properties fo:background-color="#80FFFF"/>
    </style:style>
    <style:style style:name="T6809" style:parent-style-name="Domyślnaczcionkaakapitu" style:family="text">
      <style:text-properties fo:background-color="#80FFFF"/>
    </style:style>
    <style:style style:name="P6810" style:parent-style-name="Normalny" style:family="paragraph">
      <style:paragraph-properties fo:text-align="justify" fo:line-height="150%" fo:text-indent="0.2479in"/>
    </style:style>
    <style:style style:name="T6811" style:parent-style-name="Domyślnaczcionkaakapitu" style:family="text">
      <style:text-properties fo:background-color="#80FFFF"/>
    </style:style>
    <style:style style:name="T6812" style:parent-style-name="Domyślnaczcionkaakapitu" style:family="text">
      <style:text-properties fo:background-color="#80FFFF"/>
    </style:style>
    <style:style style:name="T6813" style:parent-style-name="Domyślnaczcionkaakapitu" style:family="text">
      <style:text-properties fo:background-color="#80FFFF"/>
    </style:style>
    <style:style style:name="T6814" style:parent-style-name="Domyślnaczcionkaakapitu" style:family="text">
      <style:text-properties fo:background-color="#80FFFF"/>
    </style:style>
    <style:style style:name="T6815" style:parent-style-name="Domyślnaczcionkaakapitu" style:family="text">
      <style:text-properties fo:background-color="#80FFFF"/>
    </style:style>
    <style:style style:name="T6816" style:parent-style-name="Domyślnaczcionkaakapitu" style:family="text">
      <style:text-properties fo:background-color="#80FFFF"/>
    </style:style>
    <style:style style:name="P6817" style:parent-style-name="Normalny" style:family="paragraph">
      <style:paragraph-properties fo:text-align="justify" fo:line-height="150%"/>
    </style:style>
    <style:style style:name="T6818" style:parent-style-name="Domyślnaczcionkaakapitu" style:family="text">
      <style:text-properties style:text-underline-type="single" style:text-underline-style="solid" style:text-underline-width="auto" style:text-underline-mode="continuous"/>
    </style:style>
    <style:style style:name="T6819" style:parent-style-name="Domyślnaczcionkaakapitu" style:family="text">
      <style:text-properties fo:background-color="#80FFFF" style:text-underline-type="single" style:text-underline-style="solid" style:text-underline-width="auto" style:text-underline-mode="continuous"/>
    </style:style>
    <style:style style:name="T6820" style:parent-style-name="Domyślnaczcionkaakapitu" style:family="text">
      <style:text-properties style:text-underline-type="single" style:text-underline-style="solid" style:text-underline-width="auto" style:text-underline-mode="continuous"/>
    </style:style>
    <style:style style:name="T6821" style:parent-style-name="Domyślnaczcionkaakapitu" style:family="text">
      <style:text-properties fo:background-color="#80FFFF" style:text-underline-type="single" style:text-underline-style="solid" style:text-underline-width="auto" style:text-underline-mode="continuous"/>
    </style:style>
    <style:style style:name="T6822" style:parent-style-name="Domyślnaczcionkaakapitu" style:family="text">
      <style:text-properties style:text-underline-type="single" style:text-underline-style="solid" style:text-underline-width="auto" style:text-underline-mode="continuous"/>
    </style:style>
    <style:style style:name="T6823" style:parent-style-name="Domyślnaczcionkaakapitu" style:family="text">
      <style:text-properties fo:background-color="#80FFFF" style:text-underline-type="single" style:text-underline-style="solid" style:text-underline-width="auto" style:text-underline-mode="continuous"/>
    </style:style>
    <style:style style:name="T6824" style:parent-style-name="Domyślnaczcionkaakapitu" style:family="text">
      <style:text-properties style:text-underline-type="single" style:text-underline-style="solid" style:text-underline-width="auto" style:text-underline-mode="continuous"/>
    </style:style>
    <style:style style:name="P6825" style:parent-style-name="Normalny" style:family="paragraph">
      <style:paragraph-properties fo:text-align="justify" fo:line-height="150%" fo:text-indent="0.2479in"/>
    </style:style>
    <style:style style:name="T6826" style:parent-style-name="Domyślnaczcionkaakapitu" style:family="text">
      <style:text-properties fo:background-color="#80FFFF"/>
    </style:style>
    <style:style style:name="T6827" style:parent-style-name="Domyślnaczcionkaakapitu" style:family="text">
      <style:text-properties fo:background-color="#80FFFF"/>
    </style:style>
    <style:style style:name="T6828" style:parent-style-name="Domyślnaczcionkaakapitu" style:family="text">
      <style:text-properties fo:background-color="#80FFFF"/>
    </style:style>
    <style:style style:name="T6829" style:parent-style-name="Domyślnaczcionkaakapitu" style:family="text">
      <style:text-properties fo:background-color="#80FFFF"/>
    </style:style>
    <style:style style:name="P6830" style:parent-style-name="Normalny" style:family="paragraph">
      <style:paragraph-properties fo:text-align="justify" fo:line-height="150%"/>
    </style:style>
    <style:style style:name="T6831" style:parent-style-name="Domyślnaczcionkaakapitu" style:family="text">
      <style:text-properties fo:background-color="#80FFFF" style:text-underline-type="single" style:text-underline-style="solid" style:text-underline-width="auto" style:text-underline-mode="continuous"/>
    </style:style>
    <style:style style:name="T6832" style:parent-style-name="Domyślnaczcionkaakapitu" style:family="text">
      <style:text-properties style:text-underline-type="single" style:text-underline-style="solid" style:text-underline-width="auto" style:text-underline-mode="continuous"/>
    </style:style>
    <style:style style:name="T6833" style:parent-style-name="Domyślnaczcionkaakapitu" style:family="text">
      <style:text-properties fo:background-color="#80FFFF" style:text-underline-type="single" style:text-underline-style="solid" style:text-underline-width="auto" style:text-underline-mode="continuous"/>
    </style:style>
    <style:style style:name="T6834" style:parent-style-name="Domyślnaczcionkaakapitu" style:family="text">
      <style:text-properties style:text-underline-type="single" style:text-underline-style="solid" style:text-underline-width="auto" style:text-underline-mode="continuous"/>
    </style:style>
    <style:style style:name="P6835" style:parent-style-name="Normalny" style:family="paragraph">
      <style:paragraph-properties fo:text-align="justify" fo:line-height="150%" fo:text-indent="0.2479in"/>
    </style:style>
    <style:style style:name="P6836" style:parent-style-name="Normalny" style:family="paragraph">
      <style:paragraph-properties fo:text-align="justify" fo:line-height="150%"/>
    </style:style>
    <style:style style:name="T6837" style:parent-style-name="Domyślnaczcionkaakapitu" style:family="text">
      <style:text-properties style:text-underline-type="single" style:text-underline-style="solid" style:text-underline-width="auto" style:text-underline-mode="continuous"/>
    </style:style>
    <style:style style:name="T6838" style:parent-style-name="Domyślnaczcionkaakapitu" style:family="text">
      <style:text-properties fo:background-color="#80FFFF" style:text-underline-type="single" style:text-underline-style="solid" style:text-underline-width="auto" style:text-underline-mode="continuous"/>
    </style:style>
    <style:style style:name="T6839" style:parent-style-name="Domyślnaczcionkaakapitu" style:family="text">
      <style:text-properties style:text-underline-type="single" style:text-underline-style="solid" style:text-underline-width="auto" style:text-underline-mode="continuous"/>
    </style:style>
    <style:style style:name="T6840" style:parent-style-name="Domyślnaczcionkaakapitu" style:family="text">
      <style:text-properties fo:background-color="#80FFFF" style:text-underline-type="single" style:text-underline-style="solid" style:text-underline-width="auto" style:text-underline-mode="continuous"/>
    </style:style>
    <style:style style:name="T6841" style:parent-style-name="Domyślnaczcionkaakapitu" style:family="text">
      <style:text-properties style:text-underline-type="single" style:text-underline-style="solid" style:text-underline-width="auto" style:text-underline-mode="continuous"/>
    </style:style>
    <style:style style:name="T6842" style:parent-style-name="Domyślnaczcionkaakapitu" style:family="text">
      <style:text-properties fo:background-color="#80FFFF" style:text-underline-type="single" style:text-underline-style="solid" style:text-underline-width="auto" style:text-underline-mode="continuous"/>
    </style:style>
    <style:style style:name="T6843" style:parent-style-name="Domyślnaczcionkaakapitu" style:family="text">
      <style:text-properties style:text-underline-type="single" style:text-underline-style="solid" style:text-underline-width="auto" style:text-underline-mode="continuous"/>
    </style:style>
    <style:style style:name="P6844" style:parent-style-name="Normalny" style:family="paragraph">
      <style:paragraph-properties fo:text-align="justify" fo:line-height="150%" fo:text-indent="0.2479in"/>
    </style:style>
    <style:style style:name="T6845" style:parent-style-name="Domyślnaczcionkaakapitu" style:family="text">
      <style:text-properties fo:background-color="#80FFFF"/>
    </style:style>
    <style:style style:name="P6846" style:parent-style-name="Normalny" style:family="paragraph">
      <style:paragraph-properties fo:text-align="justify" fo:line-height="150%"/>
    </style:style>
    <style:style style:name="T6847" style:parent-style-name="Domyślnaczcionkaakapitu" style:family="text">
      <style:text-properties fo:background-color="#80FFFF" style:text-underline-type="single" style:text-underline-style="solid" style:text-underline-width="auto" style:text-underline-mode="continuous"/>
    </style:style>
    <style:style style:name="T6848" style:parent-style-name="Domyślnaczcionkaakapitu" style:family="text">
      <style:text-properties style:text-underline-type="single" style:text-underline-style="solid" style:text-underline-width="auto" style:text-underline-mode="continuous"/>
    </style:style>
    <style:style style:name="T6849" style:parent-style-name="Domyślnaczcionkaakapitu" style:family="text">
      <style:text-properties fo:background-color="#80FFFF" style:text-underline-type="single" style:text-underline-style="solid" style:text-underline-width="auto" style:text-underline-mode="continuous"/>
    </style:style>
    <style:style style:name="T6850" style:parent-style-name="Domyślnaczcionkaakapitu" style:family="text">
      <style:text-properties style:text-underline-type="single" style:text-underline-style="solid" style:text-underline-width="auto" style:text-underline-mode="continuous"/>
    </style:style>
    <style:style style:name="P6851" style:parent-style-name="Normalny" style:family="paragraph">
      <style:paragraph-properties fo:text-align="justify" fo:line-height="150%" fo:text-indent="0.2479in"/>
    </style:style>
    <style:style style:name="T6852" style:parent-style-name="Domyślnaczcionkaakapitu" style:family="text">
      <style:text-properties fo:background-color="#80FFFF"/>
    </style:style>
    <style:style style:name="P6853" style:parent-style-name="Normalny" style:family="paragraph">
      <style:paragraph-properties fo:text-align="justify" fo:line-height="150%"/>
    </style:style>
    <style:style style:name="T6854" style:parent-style-name="Domyślnaczcionkaakapitu" style:family="text">
      <style:text-properties style:text-underline-type="single" style:text-underline-style="solid" style:text-underline-width="auto" style:text-underline-mode="continuous"/>
    </style:style>
    <style:style style:name="T6855" style:parent-style-name="Domyślnaczcionkaakapitu" style:family="text">
      <style:text-properties fo:background-color="#80FFFF" style:text-underline-type="single" style:text-underline-style="solid" style:text-underline-width="auto" style:text-underline-mode="continuous"/>
    </style:style>
    <style:style style:name="T6856" style:parent-style-name="Domyślnaczcionkaakapitu" style:family="text">
      <style:text-properties style:text-underline-type="single" style:text-underline-style="solid" style:text-underline-width="auto" style:text-underline-mode="continuous"/>
    </style:style>
    <style:style style:name="T6857" style:parent-style-name="Domyślnaczcionkaakapitu" style:family="text">
      <style:text-properties fo:background-color="#80FFFF" style:text-underline-type="single" style:text-underline-style="solid" style:text-underline-width="auto" style:text-underline-mode="continuous"/>
    </style:style>
    <style:style style:name="T6858" style:parent-style-name="Domyślnaczcionkaakapitu" style:family="text">
      <style:text-properties style:text-underline-type="single" style:text-underline-style="solid" style:text-underline-width="auto" style:text-underline-mode="continuous"/>
    </style:style>
    <style:style style:name="T6859" style:parent-style-name="Domyślnaczcionkaakapitu" style:family="text">
      <style:text-properties fo:background-color="#80FFFF" style:text-underline-type="single" style:text-underline-style="solid" style:text-underline-width="auto" style:text-underline-mode="continuous"/>
    </style:style>
    <style:style style:name="T6860" style:parent-style-name="Domyślnaczcionkaakapitu" style:family="text">
      <style:text-properties style:text-underline-type="single" style:text-underline-style="solid" style:text-underline-width="auto" style:text-underline-mode="continuous"/>
    </style:style>
    <style:style style:name="P6861" style:parent-style-name="Normalny" style:family="paragraph">
      <style:paragraph-properties fo:text-align="justify" fo:line-height="150%" fo:text-indent="0.2479in"/>
    </style:style>
    <style:style style:name="T6862" style:parent-style-name="Domyślnaczcionkaakapitu" style:family="text">
      <style:text-properties fo:background-color="#80FFFF"/>
    </style:style>
    <style:style style:name="T6863" style:parent-style-name="Domyślnaczcionkaakapitu" style:family="text">
      <style:text-properties fo:background-color="#80FFFF"/>
    </style:style>
    <style:style style:name="T6864" style:parent-style-name="Domyślnaczcionkaakapitu" style:family="text">
      <style:text-properties fo:background-color="#80FFFF"/>
    </style:style>
    <style:style style:name="T6865" style:parent-style-name="Domyślnaczcionkaakapitu" style:family="text">
      <style:text-properties fo:background-color="#80FFFF"/>
    </style:style>
    <style:style style:name="P6866" style:parent-style-name="Normalny" style:family="paragraph">
      <style:paragraph-properties fo:text-align="justify" fo:line-height="150%" fo:text-indent="0.2479in"/>
    </style:style>
    <style:style style:name="T6867" style:parent-style-name="Domyślnaczcionkaakapitu" style:family="text">
      <style:text-properties fo:background-color="#80FFFF"/>
    </style:style>
    <style:style style:name="T6868" style:parent-style-name="Domyślnaczcionkaakapitu" style:family="text">
      <style:text-properties fo:background-color="#80FFFF"/>
    </style:style>
    <style:style style:name="P6869" style:parent-style-name="Normalny" style:family="paragraph">
      <style:paragraph-properties fo:text-align="justify" fo:line-height="150%" fo:text-indent="0.2479in"/>
    </style:style>
    <style:style style:name="T6870" style:parent-style-name="Domyślnaczcionkaakapitu" style:family="text">
      <style:text-properties fo:background-color="#80FFFF"/>
    </style:style>
    <style:style style:name="T6871" style:parent-style-name="Domyślnaczcionkaakapitu" style:family="text">
      <style:text-properties fo:background-color="#80FFFF"/>
    </style:style>
    <style:style style:name="T6872" style:parent-style-name="Domyślnaczcionkaakapitu" style:family="text">
      <style:text-properties fo:background-color="#80FFFF"/>
    </style:style>
    <style:style style:name="T6873" style:parent-style-name="Domyślnaczcionkaakapitu" style:family="text">
      <style:text-properties fo:background-color="#80FFFF"/>
    </style:style>
    <style:style style:name="P6874" style:parent-style-name="Normalny" style:family="paragraph">
      <style:paragraph-properties fo:text-align="justify" fo:line-height="150%" fo:text-indent="0.2479in"/>
    </style:style>
    <style:style style:name="T6875" style:parent-style-name="Domyślnaczcionkaakapitu" style:family="text">
      <style:text-properties fo:background-color="#80FFFF"/>
    </style:style>
    <style:style style:name="T6876" style:parent-style-name="Domyślnaczcionkaakapitu" style:family="text">
      <style:text-properties fo:background-color="#80FFFF"/>
    </style:style>
    <style:style style:name="P6877" style:parent-style-name="Normalny" style:family="paragraph">
      <style:paragraph-properties fo:text-align="justify" fo:line-height="150%" fo:text-indent="0.2479in"/>
    </style:style>
    <style:style style:name="T6878" style:parent-style-name="Domyślnaczcionkaakapitu" style:family="text">
      <style:text-properties fo:background-color="#80FFFF"/>
    </style:style>
    <style:style style:name="T6879" style:parent-style-name="Domyślnaczcionkaakapitu" style:family="text">
      <style:text-properties fo:background-color="#80FFFF"/>
    </style:style>
    <style:style style:name="T6880" style:parent-style-name="Domyślnaczcionkaakapitu" style:family="text">
      <style:text-properties fo:background-color="#80FFFF"/>
    </style:style>
    <style:style style:name="T6881" style:parent-style-name="Domyślnaczcionkaakapitu" style:family="text">
      <style:text-properties fo:background-color="#80FFFF"/>
    </style:style>
    <style:style style:name="T6882" style:parent-style-name="Domyślnaczcionkaakapitu" style:family="text">
      <style:text-properties fo:background-color="#80FFFF"/>
    </style:style>
    <style:style style:name="T6883" style:parent-style-name="Domyślnaczcionkaakapitu" style:family="text">
      <style:text-properties fo:background-color="#80FFFF"/>
    </style:style>
    <style:style style:name="T6884" style:parent-style-name="Domyślnaczcionkaakapitu" style:family="text">
      <style:text-properties fo:background-color="#80FFFF"/>
    </style:style>
    <style:style style:name="T6885" style:parent-style-name="Domyślnaczcionkaakapitu" style:family="text">
      <style:text-properties fo:background-color="#80FFFF"/>
    </style:style>
    <style:style style:name="P6886" style:parent-style-name="Normalny" style:family="paragraph">
      <style:paragraph-properties fo:text-align="justify" fo:line-height="150%" fo:text-indent="0.2479in"/>
    </style:style>
    <style:style style:name="T6887" style:parent-style-name="Domyślnaczcionkaakapitu" style:family="text">
      <style:text-properties fo:background-color="#80FFFF"/>
    </style:style>
    <style:style style:name="T6888" style:parent-style-name="Domyślnaczcionkaakapitu" style:family="text">
      <style:text-properties fo:background-color="#80FFFF"/>
    </style:style>
    <style:style style:name="T6889" style:parent-style-name="Domyślnaczcionkaakapitu" style:family="text">
      <style:text-properties fo:background-color="#80FFFF"/>
    </style:style>
    <style:style style:name="P6890" style:parent-style-name="Normalny" style:family="paragraph">
      <style:paragraph-properties fo:text-align="justify" fo:line-height="150%" fo:text-indent="0.2479in"/>
    </style:style>
    <style:style style:name="T6891" style:parent-style-name="Domyślnaczcionkaakapitu" style:family="text">
      <style:text-properties fo:background-color="#80FFFF"/>
    </style:style>
    <style:style style:name="T6892" style:parent-style-name="Domyślnaczcionkaakapitu" style:family="text">
      <style:text-properties fo:background-color="#80FFFF"/>
    </style:style>
    <style:style style:name="T6893" style:parent-style-name="Domyślnaczcionkaakapitu" style:family="text">
      <style:text-properties fo:background-color="#80FFFF"/>
    </style:style>
    <style:style style:name="T6894" style:parent-style-name="Domyślnaczcionkaakapitu" style:family="text">
      <style:text-properties fo:background-color="#80FFFF"/>
    </style:style>
    <style:style style:name="P6895" style:parent-style-name="Normalny" style:family="paragraph">
      <style:paragraph-properties fo:text-align="justify" fo:line-height="150%" fo:text-indent="0.2479in"/>
    </style:style>
    <style:style style:name="P6896" style:parent-style-name="Normalny" style:family="paragraph">
      <style:paragraph-properties fo:text-align="justify" fo:line-height="150%"/>
    </style:style>
    <style:style style:name="T6897" style:parent-style-name="Domyślnaczcionkaakapitu" style:family="text">
      <style:text-properties style:text-underline-type="single" style:text-underline-style="solid" style:text-underline-width="auto" style:text-underline-mode="continuous"/>
    </style:style>
    <style:style style:name="T6898" style:parent-style-name="Domyślnaczcionkaakapitu" style:family="text">
      <style:text-properties fo:background-color="#80FFFF" style:text-underline-type="single" style:text-underline-style="solid" style:text-underline-width="auto" style:text-underline-mode="continuous"/>
    </style:style>
    <style:style style:name="T6899" style:parent-style-name="Domyślnaczcionkaakapitu" style:family="text">
      <style:text-properties style:text-underline-type="single" style:text-underline-style="solid" style:text-underline-width="auto" style:text-underline-mode="continuous"/>
    </style:style>
    <style:style style:name="T6900" style:parent-style-name="Domyślnaczcionkaakapitu" style:family="text">
      <style:text-properties fo:background-color="#80FFFF" style:text-underline-type="single" style:text-underline-style="solid" style:text-underline-width="auto" style:text-underline-mode="continuous"/>
    </style:style>
    <style:style style:name="T6901" style:parent-style-name="Domyślnaczcionkaakapitu" style:family="text">
      <style:text-properties style:text-underline-type="single" style:text-underline-style="solid" style:text-underline-width="auto" style:text-underline-mode="continuous"/>
    </style:style>
    <style:style style:name="T6902" style:parent-style-name="Domyślnaczcionkaakapitu" style:family="text">
      <style:text-properties fo:background-color="#80FFFF" style:text-underline-type="single" style:text-underline-style="solid" style:text-underline-width="auto" style:text-underline-mode="continuous"/>
    </style:style>
    <style:style style:name="T6903" style:parent-style-name="Domyślnaczcionkaakapitu" style:family="text">
      <style:text-properties style:text-underline-type="single" style:text-underline-style="solid" style:text-underline-width="auto" style:text-underline-mode="continuous"/>
    </style:style>
    <style:style style:name="P6904" style:parent-style-name="Normalny" style:family="paragraph">
      <style:paragraph-properties fo:text-align="justify" fo:line-height="150%" fo:text-indent="0.2479in"/>
    </style:style>
    <style:style style:name="T6905" style:parent-style-name="Domyślnaczcionkaakapitu" style:family="text">
      <style:text-properties fo:background-color="#80FFFF"/>
    </style:style>
    <style:style style:name="T6906" style:parent-style-name="Domyślnaczcionkaakapitu" style:family="text">
      <style:text-properties fo:background-color="#80FFFF"/>
    </style:style>
    <style:style style:name="T6907" style:parent-style-name="Domyślnaczcionkaakapitu" style:family="text">
      <style:text-properties fo:background-color="#80FFFF"/>
    </style:style>
    <style:style style:name="T6908" style:parent-style-name="Domyślnaczcionkaakapitu" style:family="text">
      <style:text-properties fo:background-color="#80FFFF"/>
    </style:style>
    <style:style style:name="T6909" style:parent-style-name="Domyślnaczcionkaakapitu" style:family="text">
      <style:text-properties style:text-position="sub 66.6%"/>
    </style:style>
    <style:style style:name="T6910" style:parent-style-name="Domyślnaczcionkaakapitu" style:family="text">
      <style:text-properties style:text-position="sub 66.6%"/>
    </style:style>
    <style:style style:name="T6911" style:parent-style-name="Domyślnaczcionkaakapitu" style:family="text">
      <style:text-properties fo:background-color="#80FFFF"/>
    </style:style>
    <style:style style:name="T6912" style:parent-style-name="Domyślnaczcionkaakapitu" style:family="text">
      <style:text-properties fo:background-color="#80FFFF"/>
    </style:style>
    <style:style style:name="T6913" style:parent-style-name="Domyślnaczcionkaakapitu" style:family="text">
      <style:text-properties fo:background-color="#80FFFF"/>
    </style:style>
    <style:style style:name="T6914" style:parent-style-name="Domyślnaczcionkaakapitu" style:family="text">
      <style:text-properties fo:background-color="#80FFFF"/>
    </style:style>
    <style:style style:name="T6915" style:parent-style-name="Domyślnaczcionkaakapitu" style:family="text">
      <style:text-properties fo:background-color="#80FFFF"/>
    </style:style>
    <style:style style:name="T6916" style:parent-style-name="Domyślnaczcionkaakapitu" style:family="text">
      <style:text-properties fo:background-color="#80FFFF"/>
    </style:style>
    <style:style style:name="P6917" style:parent-style-name="Normalny" style:family="paragraph">
      <style:paragraph-properties fo:text-align="justify" fo:line-height="150%" fo:text-indent="0.2479in"/>
    </style:style>
    <style:style style:name="T6918" style:parent-style-name="Domyślnaczcionkaakapitu" style:family="text">
      <style:text-properties fo:background-color="#80FFFF"/>
    </style:style>
    <style:style style:name="T6919" style:parent-style-name="Domyślnaczcionkaakapitu" style:family="text">
      <style:text-properties fo:background-color="#80FFFF"/>
    </style:style>
    <style:style style:name="P6920" style:parent-style-name="Normalny" style:family="paragraph">
      <style:paragraph-properties fo:text-align="justify" fo:line-height="150%"/>
    </style:style>
    <style:style style:name="T6921" style:parent-style-name="Domyślnaczcionkaakapitu" style:family="text">
      <style:text-properties fo:background-color="#80FFFF" style:text-underline-type="single" style:text-underline-style="solid" style:text-underline-width="auto" style:text-underline-mode="continuous"/>
    </style:style>
    <style:style style:name="T6922" style:parent-style-name="Domyślnaczcionkaakapitu" style:family="text">
      <style:text-properties style:text-underline-type="single" style:text-underline-style="solid" style:text-underline-width="auto" style:text-underline-mode="continuous"/>
    </style:style>
    <style:style style:name="T6923" style:parent-style-name="Domyślnaczcionkaakapitu" style:family="text">
      <style:text-properties fo:background-color="#80FFFF" style:text-underline-type="single" style:text-underline-style="solid" style:text-underline-width="auto" style:text-underline-mode="continuous"/>
    </style:style>
    <style:style style:name="T6924" style:parent-style-name="Domyślnaczcionkaakapitu" style:family="text">
      <style:text-properties style:text-underline-type="single" style:text-underline-style="solid" style:text-underline-width="auto" style:text-underline-mode="continuous"/>
    </style:style>
    <style:style style:name="T6925" style:parent-style-name="Domyślnaczcionkaakapitu" style:family="text">
      <style:text-properties fo:background-color="#80FFFF" style:text-underline-type="single" style:text-underline-style="solid" style:text-underline-width="auto" style:text-underline-mode="continuous"/>
    </style:style>
    <style:style style:name="T6926" style:parent-style-name="Domyślnaczcionkaakapitu" style:family="text">
      <style:text-properties style:text-underline-type="single" style:text-underline-style="solid" style:text-underline-width="auto" style:text-underline-mode="continuous"/>
    </style:style>
    <style:style style:name="T6927" style:parent-style-name="Domyślnaczcionkaakapitu" style:family="text">
      <style:text-properties fo:background-color="#80FFFF" style:text-underline-type="single" style:text-underline-style="solid" style:text-underline-width="auto" style:text-underline-mode="continuous"/>
    </style:style>
    <style:style style:name="T6928" style:parent-style-name="Domyślnaczcionkaakapitu" style:family="text">
      <style:text-properties style:text-underline-type="single" style:text-underline-style="solid" style:text-underline-width="auto" style:text-underline-mode="continuous"/>
    </style:style>
    <style:style style:name="P6929" style:parent-style-name="Normalny" style:family="paragraph">
      <style:paragraph-properties fo:text-align="justify" fo:line-height="150%" fo:text-indent="0.2479in"/>
    </style:style>
    <style:style style:name="T6930" style:parent-style-name="Domyślnaczcionkaakapitu" style:family="text">
      <style:text-properties fo:background-color="#80FFFF"/>
    </style:style>
    <style:style style:name="P6931" style:parent-style-name="Normalny" style:family="paragraph">
      <style:paragraph-properties fo:text-align="justify" fo:line-height="150%"/>
    </style:style>
    <style:style style:name="T6932" style:parent-style-name="Domyślnaczcionkaakapitu" style:family="text">
      <style:text-properties style:text-underline-type="single" style:text-underline-style="solid" style:text-underline-width="auto" style:text-underline-mode="continuous"/>
    </style:style>
    <style:style style:name="T6933" style:parent-style-name="Domyślnaczcionkaakapitu" style:family="text">
      <style:text-properties fo:background-color="#80FFFF" style:text-underline-type="single" style:text-underline-style="solid" style:text-underline-width="auto" style:text-underline-mode="continuous"/>
    </style:style>
    <style:style style:name="T6934" style:parent-style-name="Domyślnaczcionkaakapitu" style:family="text">
      <style:text-properties style:text-underline-type="single" style:text-underline-style="solid" style:text-underline-width="auto" style:text-underline-mode="continuous"/>
    </style:style>
    <style:style style:name="T6935" style:parent-style-name="Domyślnaczcionkaakapitu" style:family="text">
      <style:text-properties fo:background-color="#80FFFF" style:text-underline-type="single" style:text-underline-style="solid" style:text-underline-width="auto" style:text-underline-mode="continuous"/>
    </style:style>
    <style:style style:name="T6936" style:parent-style-name="Domyślnaczcionkaakapitu" style:family="text">
      <style:text-properties style:text-underline-type="single" style:text-underline-style="solid" style:text-underline-width="auto" style:text-underline-mode="continuous"/>
    </style:style>
    <style:style style:name="T6937" style:parent-style-name="Domyślnaczcionkaakapitu" style:family="text">
      <style:text-properties fo:background-color="#80FFFF" style:text-underline-type="single" style:text-underline-style="solid" style:text-underline-width="auto" style:text-underline-mode="continuous"/>
    </style:style>
    <style:style style:name="T6938" style:parent-style-name="Domyślnaczcionkaakapitu" style:family="text">
      <style:text-properties style:text-underline-type="single" style:text-underline-style="solid" style:text-underline-width="auto" style:text-underline-mode="continuous"/>
    </style:style>
    <style:style style:name="P6939" style:parent-style-name="Normalny" style:family="paragraph">
      <style:paragraph-properties fo:text-align="justify" fo:line-height="150%" fo:text-indent="0.2479in"/>
    </style:style>
    <style:style style:name="P6940" style:parent-style-name="Normalny" style:family="paragraph">
      <style:paragraph-properties fo:text-align="justify" fo:line-height="150%"/>
    </style:style>
    <style:style style:name="T6941" style:parent-style-name="Domyślnaczcionkaakapitu" style:family="text">
      <style:text-properties fo:background-color="#80FFFF" style:text-underline-type="single" style:text-underline-style="solid" style:text-underline-width="auto" style:text-underline-mode="continuous"/>
    </style:style>
    <style:style style:name="T6942" style:parent-style-name="Domyślnaczcionkaakapitu" style:family="text">
      <style:text-properties style:text-underline-type="single" style:text-underline-style="solid" style:text-underline-width="auto" style:text-underline-mode="continuous"/>
    </style:style>
    <style:style style:name="T6943" style:parent-style-name="Domyślnaczcionkaakapitu" style:family="text">
      <style:text-properties fo:background-color="#80FFFF" style:text-underline-type="single" style:text-underline-style="solid" style:text-underline-width="auto" style:text-underline-mode="continuous"/>
    </style:style>
    <style:style style:name="T6944" style:parent-style-name="Domyślnaczcionkaakapitu" style:family="text">
      <style:text-properties style:text-underline-type="single" style:text-underline-style="solid" style:text-underline-width="auto" style:text-underline-mode="continuous"/>
    </style:style>
    <style:style style:name="T6945" style:parent-style-name="Domyślnaczcionkaakapitu" style:family="text">
      <style:text-properties fo:background-color="#80FFFF" style:text-underline-type="single" style:text-underline-style="solid" style:text-underline-width="auto" style:text-underline-mode="continuous"/>
    </style:style>
    <style:style style:name="T6946" style:parent-style-name="Domyślnaczcionkaakapitu" style:family="text">
      <style:text-properties style:text-underline-type="single" style:text-underline-style="solid" style:text-underline-width="auto" style:text-underline-mode="continuous"/>
    </style:style>
    <style:style style:name="T6947" style:parent-style-name="Domyślnaczcionkaakapitu" style:family="text">
      <style:text-properties fo:background-color="#80FFFF" style:text-underline-type="single" style:text-underline-style="solid" style:text-underline-width="auto" style:text-underline-mode="continuous"/>
    </style:style>
    <style:style style:name="T6948" style:parent-style-name="Domyślnaczcionkaakapitu" style:family="text">
      <style:text-properties style:text-underline-type="single" style:text-underline-style="solid" style:text-underline-width="auto" style:text-underline-mode="continuous"/>
    </style:style>
    <style:style style:name="P6949" style:parent-style-name="Normalny" style:family="paragraph">
      <style:paragraph-properties fo:text-align="justify" fo:line-height="150%" fo:text-indent="0.2479in"/>
    </style:style>
    <style:style style:name="T6950" style:parent-style-name="Domyślnaczcionkaakapitu" style:family="text">
      <style:text-properties fo:background-color="#80FFFF"/>
    </style:style>
    <style:style style:name="T6951" style:parent-style-name="Domyślnaczcionkaakapitu" style:family="text">
      <style:text-properties fo:background-color="#80FFFF"/>
    </style:style>
    <style:style style:name="T6952" style:parent-style-name="Domyślnaczcionkaakapitu" style:family="text">
      <style:text-properties fo:background-color="#80FFFF"/>
    </style:style>
    <style:style style:name="T6953" style:parent-style-name="Domyślnaczcionkaakapitu" style:family="text">
      <style:text-properties fo:background-color="#80FFFF"/>
    </style:style>
    <style:style style:name="T6954" style:parent-style-name="Domyślnaczcionkaakapitu" style:family="text">
      <style:text-properties fo:background-color="#80FFFF"/>
    </style:style>
    <style:style style:name="T6955" style:parent-style-name="Domyślnaczcionkaakapitu" style:family="text">
      <style:text-properties fo:background-color="#80FFFF"/>
    </style:style>
    <style:style style:name="T6956" style:parent-style-name="Domyślnaczcionkaakapitu" style:family="text">
      <style:text-properties fo:background-color="#80FFFF"/>
    </style:style>
    <style:style style:name="T6957" style:parent-style-name="Domyślnaczcionkaakapitu" style:family="text">
      <style:text-properties fo:background-color="#80FFFF"/>
    </style:style>
    <style:style style:name="T6958" style:parent-style-name="Domyślnaczcionkaakapitu" style:family="text">
      <style:text-properties fo:background-color="#80FFFF"/>
    </style:style>
    <style:style style:name="T6959" style:parent-style-name="Domyślnaczcionkaakapitu" style:family="text">
      <style:text-properties fo:background-color="#80FFFF"/>
    </style:style>
    <style:style style:name="T6960" style:parent-style-name="Domyślnaczcionkaakapitu" style:family="text">
      <style:text-properties fo:background-color="#80FFFF"/>
    </style:style>
    <style:style style:name="P6961" style:parent-style-name="Normalny" style:family="paragraph">
      <style:paragraph-properties fo:text-align="justify" fo:line-height="150%"/>
    </style:style>
    <style:style style:name="T6962" style:parent-style-name="Domyślnaczcionkaakapitu" style:family="text">
      <style:text-properties fo:background-color="#80FFFF" style:text-underline-type="single" style:text-underline-style="solid" style:text-underline-width="auto" style:text-underline-mode="continuous"/>
    </style:style>
    <style:style style:name="T6963" style:parent-style-name="Domyślnaczcionkaakapitu" style:family="text">
      <style:text-properties style:text-underline-type="single" style:text-underline-style="solid" style:text-underline-width="auto" style:text-underline-mode="continuous"/>
    </style:style>
    <style:style style:name="T6964" style:parent-style-name="Domyślnaczcionkaakapitu" style:family="text">
      <style:text-properties fo:background-color="#80FFFF" style:text-underline-type="single" style:text-underline-style="solid" style:text-underline-width="auto" style:text-underline-mode="continuous"/>
    </style:style>
    <style:style style:name="T6965" style:parent-style-name="Domyślnaczcionkaakapitu" style:family="text">
      <style:text-properties style:text-underline-type="single" style:text-underline-style="solid" style:text-underline-width="auto" style:text-underline-mode="continuous"/>
    </style:style>
    <style:style style:name="P6966" style:parent-style-name="Normalny" style:family="paragraph">
      <style:paragraph-properties fo:text-align="justify" fo:line-height="150%" fo:text-indent="0.2479in"/>
    </style:style>
    <style:style style:name="T6967" style:parent-style-name="Domyślnaczcionkaakapitu" style:family="text">
      <style:text-properties fo:background-color="#80FFFF"/>
    </style:style>
    <style:style style:name="P6968" style:parent-style-name="Normalny" style:family="paragraph">
      <style:paragraph-properties fo:text-align="justify" fo:line-height="150%"/>
    </style:style>
    <style:style style:name="T6969" style:parent-style-name="Domyślnaczcionkaakapitu" style:family="text">
      <style:text-properties style:text-underline-type="single" style:text-underline-style="solid" style:text-underline-width="auto" style:text-underline-mode="continuous"/>
    </style:style>
    <style:style style:name="T6970" style:parent-style-name="Domyślnaczcionkaakapitu" style:family="text">
      <style:text-properties fo:background-color="#80FFFF" style:text-underline-type="single" style:text-underline-style="solid" style:text-underline-width="auto" style:text-underline-mode="continuous"/>
    </style:style>
    <style:style style:name="T6971" style:parent-style-name="Domyślnaczcionkaakapitu" style:family="text">
      <style:text-properties style:text-underline-type="single" style:text-underline-style="solid" style:text-underline-width="auto" style:text-underline-mode="continuous"/>
    </style:style>
    <style:style style:name="T6972" style:parent-style-name="Domyślnaczcionkaakapitu" style:family="text">
      <style:text-properties fo:background-color="#80FFFF" style:text-underline-type="single" style:text-underline-style="solid" style:text-underline-width="auto" style:text-underline-mode="continuous"/>
    </style:style>
    <style:style style:name="T6973" style:parent-style-name="Domyślnaczcionkaakapitu" style:family="text">
      <style:text-properties style:text-underline-type="single" style:text-underline-style="solid" style:text-underline-width="auto" style:text-underline-mode="continuous"/>
    </style:style>
    <style:style style:name="T6974" style:parent-style-name="Domyślnaczcionkaakapitu" style:family="text">
      <style:text-properties fo:background-color="#80FFFF" style:text-underline-type="single" style:text-underline-style="solid" style:text-underline-width="auto" style:text-underline-mode="continuous"/>
    </style:style>
    <style:style style:name="T6975" style:parent-style-name="Domyślnaczcionkaakapitu" style:family="text">
      <style:text-properties style:text-underline-type="single" style:text-underline-style="solid" style:text-underline-width="auto" style:text-underline-mode="continuous"/>
    </style:style>
    <style:style style:name="P6976" style:parent-style-name="Normalny" style:family="paragraph">
      <style:paragraph-properties fo:text-align="justify" fo:line-height="150%" fo:text-indent="0.2479in"/>
    </style:style>
    <style:style style:name="T6977" style:parent-style-name="Domyślnaczcionkaakapitu" style:family="text">
      <style:text-properties fo:background-color="#80FFFF"/>
    </style:style>
    <style:style style:name="P6978" style:parent-style-name="Normalny" style:family="paragraph">
      <style:paragraph-properties fo:text-align="justify" fo:line-height="150%"/>
    </style:style>
    <style:style style:name="T6979" style:parent-style-name="Domyślnaczcionkaakapitu" style:family="text">
      <style:text-properties fo:background-color="#80FFFF" style:text-underline-type="single" style:text-underline-style="solid" style:text-underline-width="auto" style:text-underline-mode="continuous"/>
    </style:style>
    <style:style style:name="T6980" style:parent-style-name="Domyślnaczcionkaakapitu" style:family="text">
      <style:text-properties style:text-underline-type="single" style:text-underline-style="solid" style:text-underline-width="auto" style:text-underline-mode="continuous"/>
    </style:style>
    <style:style style:name="T6981" style:parent-style-name="Domyślnaczcionkaakapitu" style:family="text">
      <style:text-properties fo:background-color="#80FFFF" style:text-underline-type="single" style:text-underline-style="solid" style:text-underline-width="auto" style:text-underline-mode="continuous"/>
    </style:style>
    <style:style style:name="T6982" style:parent-style-name="Domyślnaczcionkaakapitu" style:family="text">
      <style:text-properties style:text-underline-type="single" style:text-underline-style="solid" style:text-underline-width="auto" style:text-underline-mode="continuous"/>
    </style:style>
    <style:style style:name="P6983" style:parent-style-name="Normalny" style:family="paragraph">
      <style:paragraph-properties fo:text-align="justify" fo:line-height="150%" fo:text-indent="0.2479in"/>
    </style:style>
    <style:style style:name="T6984" style:parent-style-name="Domyślnaczcionkaakapitu" style:family="text">
      <style:text-properties fo:background-color="#80FFFF"/>
    </style:style>
    <style:style style:name="T6985" style:parent-style-name="Domyślnaczcionkaakapitu" style:family="text">
      <style:text-properties fo:background-color="#80FFFF"/>
    </style:style>
    <style:style style:name="T6986" style:parent-style-name="Domyślnaczcionkaakapitu" style:family="text">
      <style:text-properties fo:background-color="#80FFFF"/>
    </style:style>
    <style:style style:name="T6987" style:parent-style-name="Domyślnaczcionkaakapitu" style:family="text">
      <style:text-properties fo:background-color="#80FFFF"/>
    </style:style>
    <style:style style:name="T6988" style:parent-style-name="Domyślnaczcionkaakapitu" style:family="text">
      <style:text-properties fo:background-color="#80FFFF"/>
    </style:style>
    <style:style style:name="T6989" style:parent-style-name="Domyślnaczcionkaakapitu" style:family="text">
      <style:text-properties fo:background-color="#80FFFF"/>
    </style:style>
    <style:style style:name="P6990" style:parent-style-name="Normalny" style:family="paragraph">
      <style:paragraph-properties fo:text-align="justify" fo:line-height="150%"/>
    </style:style>
    <style:style style:name="T6991" style:parent-style-name="Domyślnaczcionkaakapitu" style:family="text">
      <style:text-properties style:text-underline-type="single" style:text-underline-style="solid" style:text-underline-width="auto" style:text-underline-mode="continuous"/>
    </style:style>
    <style:style style:name="T6992" style:parent-style-name="Domyślnaczcionkaakapitu" style:family="text">
      <style:text-properties fo:background-color="#80FFFF" style:text-underline-type="single" style:text-underline-style="solid" style:text-underline-width="auto" style:text-underline-mode="continuous"/>
    </style:style>
    <style:style style:name="T6993" style:parent-style-name="Domyślnaczcionkaakapitu" style:family="text">
      <style:text-properties style:text-underline-type="single" style:text-underline-style="solid" style:text-underline-width="auto" style:text-underline-mode="continuous"/>
    </style:style>
    <style:style style:name="T6994" style:parent-style-name="Domyślnaczcionkaakapitu" style:family="text">
      <style:text-properties fo:background-color="#80FFFF" style:text-underline-type="single" style:text-underline-style="solid" style:text-underline-width="auto" style:text-underline-mode="continuous"/>
    </style:style>
    <style:style style:name="T6995" style:parent-style-name="Domyślnaczcionkaakapitu" style:family="text">
      <style:text-properties style:text-underline-type="single" style:text-underline-style="solid" style:text-underline-width="auto" style:text-underline-mode="continuous"/>
    </style:style>
    <style:style style:name="T6996" style:parent-style-name="Domyślnaczcionkaakapitu" style:family="text">
      <style:text-properties fo:background-color="#80FFFF" style:text-underline-type="single" style:text-underline-style="solid" style:text-underline-width="auto" style:text-underline-mode="continuous"/>
    </style:style>
    <style:style style:name="P6997" style:parent-style-name="Normalny" style:family="paragraph">
      <style:paragraph-properties fo:text-align="justify" fo:line-height="150%" fo:text-indent="0.2479in"/>
    </style:style>
    <style:style style:name="P6998" style:parent-style-name="Normalny" style:family="paragraph">
      <style:paragraph-properties fo:text-align="justify" fo:line-height="150%"/>
    </style:style>
    <style:style style:name="T6999" style:parent-style-name="Domyślnaczcionkaakapitu" style:family="text">
      <style:text-properties fo:background-color="#80FFFF" style:text-underline-type="single" style:text-underline-style="solid" style:text-underline-width="auto" style:text-underline-mode="continuous"/>
    </style:style>
    <style:style style:name="T7000" style:parent-style-name="Domyślnaczcionkaakapitu" style:family="text">
      <style:text-properties style:text-underline-type="single" style:text-underline-style="solid" style:text-underline-width="auto" style:text-underline-mode="continuous"/>
    </style:style>
    <style:style style:name="T7001" style:parent-style-name="Domyślnaczcionkaakapitu" style:family="text">
      <style:text-properties fo:background-color="#80FFFF" style:text-underline-type="single" style:text-underline-style="solid" style:text-underline-width="auto" style:text-underline-mode="continuous"/>
    </style:style>
    <style:style style:name="T7002" style:parent-style-name="Domyślnaczcionkaakapitu" style:family="text">
      <style:text-properties style:text-underline-type="single" style:text-underline-style="solid" style:text-underline-width="auto" style:text-underline-mode="continuous"/>
    </style:style>
    <style:style style:name="P7003" style:parent-style-name="Normalny" style:family="paragraph">
      <style:paragraph-properties fo:text-align="justify" fo:line-height="150%" fo:text-indent="0.2479in"/>
    </style:style>
    <style:style style:name="T7004" style:parent-style-name="Domyślnaczcionkaakapitu" style:family="text">
      <style:text-properties fo:background-color="#80FFFF"/>
    </style:style>
    <style:style style:name="T7005" style:parent-style-name="Domyślnaczcionkaakapitu" style:family="text">
      <style:text-properties fo:background-color="#80FFFF"/>
    </style:style>
    <style:style style:name="T7006" style:parent-style-name="Domyślnaczcionkaakapitu" style:family="text">
      <style:text-properties fo:background-color="#80FFFF"/>
    </style:style>
    <style:style style:name="T7007" style:parent-style-name="Domyślnaczcionkaakapitu" style:family="text">
      <style:text-properties fo:background-color="#80FFFF"/>
    </style:style>
    <style:style style:name="T7008" style:parent-style-name="Domyślnaczcionkaakapitu" style:family="text">
      <style:text-properties fo:background-color="#80FFFF"/>
    </style:style>
    <style:style style:name="T7009" style:parent-style-name="Domyślnaczcionkaakapitu" style:family="text">
      <style:text-properties fo:background-color="#80FFFF"/>
    </style:style>
    <style:style style:name="T7010" style:parent-style-name="Domyślnaczcionkaakapitu" style:family="text">
      <style:text-properties fo:background-color="#80FFFF"/>
    </style:style>
    <style:style style:name="T7011" style:parent-style-name="Domyślnaczcionkaakapitu" style:family="text">
      <style:text-properties fo:background-color="#80FFFF"/>
    </style:style>
    <style:style style:name="T7012" style:parent-style-name="Domyślnaczcionkaakapitu" style:family="text">
      <style:text-properties fo:background-color="#80FFFF"/>
    </style:style>
    <style:style style:name="T7013" style:parent-style-name="Domyślnaczcionkaakapitu" style:family="text">
      <style:text-properties fo:background-color="#80FFFF"/>
    </style:style>
    <style:style style:name="T7014" style:parent-style-name="Domyślnaczcionkaakapitu" style:family="text">
      <style:text-properties fo:background-color="#80FFFF"/>
    </style:style>
    <style:style style:name="P7015" style:parent-style-name="Normalny" style:family="paragraph">
      <style:paragraph-properties fo:text-align="justify" fo:line-height="150%" fo:text-indent="0.2479in"/>
    </style:style>
    <style:style style:name="T7016" style:parent-style-name="Domyślnaczcionkaakapitu" style:family="text">
      <style:text-properties fo:background-color="#80FFFF"/>
    </style:style>
    <style:style style:name="T7017" style:parent-style-name="Domyślnaczcionkaakapitu" style:family="text">
      <style:text-properties fo:background-color="#80FFFF"/>
    </style:style>
    <style:style style:name="P7018" style:parent-style-name="Normalny" style:family="paragraph">
      <style:paragraph-properties fo:text-align="justify" fo:line-height="150%"/>
    </style:style>
    <style:style style:name="T7019" style:parent-style-name="Domyślnaczcionkaakapitu" style:family="text">
      <style:text-properties style:text-underline-type="single" style:text-underline-style="solid" style:text-underline-width="auto" style:text-underline-mode="continuous"/>
    </style:style>
    <style:style style:name="T7020" style:parent-style-name="Domyślnaczcionkaakapitu" style:family="text">
      <style:text-properties fo:background-color="#80FFFF" style:text-underline-type="single" style:text-underline-style="solid" style:text-underline-width="auto" style:text-underline-mode="continuous"/>
    </style:style>
    <style:style style:name="T7021" style:parent-style-name="Domyślnaczcionkaakapitu" style:family="text">
      <style:text-properties style:text-underline-type="single" style:text-underline-style="solid" style:text-underline-width="auto" style:text-underline-mode="continuous"/>
    </style:style>
    <style:style style:name="T7022" style:parent-style-name="Domyślnaczcionkaakapitu" style:family="text">
      <style:text-properties fo:background-color="#80FFFF" style:text-underline-type="single" style:text-underline-style="solid" style:text-underline-width="auto" style:text-underline-mode="continuous"/>
    </style:style>
    <style:style style:name="T7023" style:parent-style-name="Domyślnaczcionkaakapitu" style:family="text">
      <style:text-properties style:text-underline-type="single" style:text-underline-style="solid" style:text-underline-width="auto" style:text-underline-mode="continuous"/>
    </style:style>
    <style:style style:name="T7024" style:parent-style-name="Domyślnaczcionkaakapitu" style:family="text">
      <style:text-properties fo:background-color="#80FFFF" style:text-underline-type="single" style:text-underline-style="solid" style:text-underline-width="auto" style:text-underline-mode="continuous"/>
    </style:style>
    <style:style style:name="T7025" style:parent-style-name="Domyślnaczcionkaakapitu" style:family="text">
      <style:text-properties style:text-underline-type="single" style:text-underline-style="solid" style:text-underline-width="auto" style:text-underline-mode="continuous"/>
    </style:style>
    <style:style style:name="P7026" style:parent-style-name="Normalny" style:family="paragraph">
      <style:paragraph-properties fo:text-align="justify" fo:line-height="150%" fo:text-indent="0.2479in"/>
    </style:style>
    <style:style style:name="T7027" style:parent-style-name="Domyślnaczcionkaakapitu" style:family="text">
      <style:text-properties fo:background-color="#80FFFF"/>
    </style:style>
    <style:style style:name="P7028" style:parent-style-name="Normalny" style:family="paragraph">
      <style:paragraph-properties fo:text-align="justify" fo:line-height="150%"/>
    </style:style>
    <style:style style:name="T7029" style:parent-style-name="Domyślnaczcionkaakapitu" style:family="text">
      <style:text-properties style:text-underline-type="single" style:text-underline-style="solid" style:text-underline-width="auto" style:text-underline-mode="continuous"/>
    </style:style>
    <style:style style:name="P7030" style:parent-style-name="Normalny" style:family="paragraph">
      <style:paragraph-properties fo:text-align="justify" fo:line-height="150%" fo:text-indent="0.2479in"/>
    </style:style>
    <style:style style:name="T7031" style:parent-style-name="Domyślnaczcionkaakapitu" style:family="text">
      <style:text-properties fo:background-color="#80FFFF"/>
    </style:style>
    <style:style style:name="T7032" style:parent-style-name="Domyślnaczcionkaakapitu" style:family="text">
      <style:text-properties fo:background-color="#80FFFF"/>
    </style:style>
    <style:style style:name="T7033" style:parent-style-name="Domyślnaczcionkaakapitu" style:family="text">
      <style:text-properties fo:background-color="#80FFFF"/>
    </style:style>
    <style:style style:name="T7034" style:parent-style-name="Domyślnaczcionkaakapitu" style:family="text">
      <style:text-properties fo:background-color="#80FFFF"/>
    </style:style>
    <style:style style:name="T7035" style:parent-style-name="Domyślnaczcionkaakapitu" style:family="text">
      <style:text-properties fo:background-color="#80FFFF"/>
    </style:style>
    <style:style style:name="T7036" style:parent-style-name="Domyślnaczcionkaakapitu" style:family="text">
      <style:text-properties fo:background-color="#80FFFF"/>
    </style:style>
    <style:style style:name="T7037" style:parent-style-name="Domyślnaczcionkaakapitu" style:family="text">
      <style:text-properties fo:background-color="#80FFFF"/>
    </style:style>
    <style:style style:name="T7038" style:parent-style-name="Domyślnaczcionkaakapitu" style:family="text">
      <style:text-properties fo:background-color="#80FFFF"/>
    </style:style>
    <style:style style:name="T7039" style:parent-style-name="Domyślnaczcionkaakapitu" style:family="text">
      <style:text-properties fo:background-color="#80FFFF"/>
    </style:style>
    <style:style style:name="T7040" style:parent-style-name="Domyślnaczcionkaakapitu" style:family="text">
      <style:text-properties fo:background-color="#80FFFF"/>
    </style:style>
    <style:style style:name="P7041" style:parent-style-name="Normalny" style:family="paragraph">
      <style:paragraph-properties fo:text-align="justify" fo:line-height="150%" fo:text-indent="0.2479in">
        <style:tab-stops>
          <style:tab-stop style:type="left" style:position="1.368in"/>
        </style:tab-stops>
      </style:paragraph-properties>
    </style:style>
    <style:style style:name="T7042" style:parent-style-name="Domyślnaczcionkaakapitu" style:family="text">
      <style:text-properties fo:background-color="#80FFFF"/>
    </style:style>
    <style:style style:name="T7043" style:parent-style-name="Domyślnaczcionkaakapitu" style:family="text">
      <style:text-properties fo:background-color="#80FFFF"/>
    </style:style>
    <style:style style:name="T7044" style:parent-style-name="Domyślnaczcionkaakapitu" style:family="text">
      <style:text-properties fo:background-color="#80FFFF"/>
    </style:style>
    <style:style style:name="T7045" style:parent-style-name="Domyślnaczcionkaakapitu" style:family="text">
      <style:text-properties fo:background-color="#80FFFF"/>
    </style:style>
    <style:style style:name="T7046" style:parent-style-name="Domyślnaczcionkaakapitu" style:family="text">
      <style:text-properties fo:background-color="#80FFFF"/>
    </style:style>
    <style:style style:name="T7047" style:parent-style-name="Domyślnaczcionkaakapitu" style:family="text">
      <style:text-properties fo:background-color="#80FFFF"/>
    </style:style>
    <style:style style:name="T7048" style:parent-style-name="Domyślnaczcionkaakapitu" style:family="text">
      <style:text-properties fo:background-color="#80FFFF"/>
    </style:style>
    <style:style style:name="T7049" style:parent-style-name="Domyślnaczcionkaakapitu" style:family="text">
      <style:text-properties fo:background-color="#80FFFF"/>
    </style:style>
    <style:style style:name="P7050" style:parent-style-name="Normalny" style:family="paragraph">
      <style:paragraph-properties fo:text-align="justify" fo:line-height="150%" fo:text-indent="0.2479in"/>
    </style:style>
    <style:style style:name="T7051" style:parent-style-name="Domyślnaczcionkaakapitu" style:family="text">
      <style:text-properties fo:background-color="#80FFFF"/>
    </style:style>
    <style:style style:name="P7052" style:parent-style-name="Normalny" style:family="paragraph">
      <style:paragraph-properties fo:text-align="justify" fo:line-height="150%" fo:text-indent="0.2479in"/>
    </style:style>
    <style:style style:name="P7053" style:parent-style-name="Normalny" style:family="paragraph">
      <style:paragraph-properties fo:text-align="justify" fo:line-height="150%"/>
    </style:style>
    <style:style style:name="T7054" style:parent-style-name="Domyślnaczcionkaakapitu" style:family="text">
      <style:text-properties style:text-underline-type="single" style:text-underline-style="solid" style:text-underline-width="auto" style:text-underline-mode="continuous"/>
    </style:style>
    <style:style style:name="T7055" style:parent-style-name="Domyślnaczcionkaakapitu" style:family="text">
      <style:text-properties fo:background-color="#80FFFF" style:text-underline-type="single" style:text-underline-style="solid" style:text-underline-width="auto" style:text-underline-mode="continuous"/>
    </style:style>
    <style:style style:name="T7056" style:parent-style-name="Domyślnaczcionkaakapitu" style:family="text">
      <style:text-properties style:text-underline-type="single" style:text-underline-style="solid" style:text-underline-width="auto" style:text-underline-mode="continuous"/>
    </style:style>
    <style:style style:name="T7057" style:parent-style-name="Domyślnaczcionkaakapitu" style:family="text">
      <style:text-properties fo:background-color="#80FFFF" style:text-underline-type="single" style:text-underline-style="solid" style:text-underline-width="auto" style:text-underline-mode="continuous"/>
    </style:style>
    <style:style style:name="T7058" style:parent-style-name="Domyślnaczcionkaakapitu" style:family="text">
      <style:text-properties style:text-underline-type="single" style:text-underline-style="solid" style:text-underline-width="auto" style:text-underline-mode="continuous"/>
    </style:style>
    <style:style style:name="T7059" style:parent-style-name="Domyślnaczcionkaakapitu" style:family="text">
      <style:text-properties fo:background-color="#80FFFF" style:text-underline-type="single" style:text-underline-style="solid" style:text-underline-width="auto" style:text-underline-mode="continuous"/>
    </style:style>
    <style:style style:name="T7060" style:parent-style-name="Domyślnaczcionkaakapitu" style:family="text">
      <style:text-properties style:text-underline-type="single" style:text-underline-style="solid" style:text-underline-width="auto" style:text-underline-mode="continuous"/>
    </style:style>
    <style:style style:name="P7061" style:parent-style-name="Normalny" style:family="paragraph">
      <style:paragraph-properties fo:text-align="justify" fo:line-height="150%" fo:text-indent="0.2479in"/>
    </style:style>
    <style:style style:name="T7062" style:parent-style-name="Domyślnaczcionkaakapitu" style:family="text">
      <style:text-properties fo:background-color="#80FFFF"/>
    </style:style>
    <style:style style:name="T7063" style:parent-style-name="Domyślnaczcionkaakapitu" style:family="text">
      <style:text-properties fo:background-color="#80FFFF"/>
    </style:style>
    <style:style style:name="T7064" style:parent-style-name="Domyślnaczcionkaakapitu" style:family="text">
      <style:text-properties fo:background-color="#80FFFF"/>
    </style:style>
    <style:style style:name="T7065" style:parent-style-name="Domyślnaczcionkaakapitu" style:family="text">
      <style:text-properties fo:background-color="#80FFFF"/>
    </style:style>
    <style:style style:name="T7066" style:parent-style-name="Domyślnaczcionkaakapitu" style:family="text">
      <style:text-properties fo:background-color="#80FFFF"/>
    </style:style>
    <style:style style:name="T7067" style:parent-style-name="Domyślnaczcionkaakapitu" style:family="text">
      <style:text-properties fo:background-color="#80FFFF"/>
    </style:style>
    <style:style style:name="T7068" style:parent-style-name="Domyślnaczcionkaakapitu" style:family="text">
      <style:text-properties fo:background-color="#80FFFF"/>
    </style:style>
    <style:style style:name="P7069" style:parent-style-name="Normalny" style:family="paragraph">
      <style:paragraph-properties fo:text-align="justify" fo:line-height="150%" fo:text-indent="0.2479in"/>
    </style:style>
    <style:style style:name="T7070" style:parent-style-name="Domyślnaczcionkaakapitu" style:family="text">
      <style:text-properties fo:background-color="#80FFFF"/>
    </style:style>
    <style:style style:name="P7071" style:parent-style-name="Normalny" style:family="paragraph">
      <style:paragraph-properties fo:text-align="justify" fo:line-height="150%"/>
    </style:style>
    <style:style style:name="T7072" style:parent-style-name="Domyślnaczcionkaakapitu" style:family="text">
      <style:text-properties fo:background-color="#80FFFF" style:text-underline-type="single" style:text-underline-style="solid" style:text-underline-width="auto" style:text-underline-mode="continuous"/>
    </style:style>
    <style:style style:name="T7073" style:parent-style-name="Domyślnaczcionkaakapitu" style:family="text">
      <style:text-properties style:text-underline-type="single" style:text-underline-style="solid" style:text-underline-width="auto" style:text-underline-mode="continuous"/>
    </style:style>
    <style:style style:name="T7074" style:parent-style-name="Domyślnaczcionkaakapitu" style:family="text">
      <style:text-properties fo:background-color="#80FFFF" style:text-underline-type="single" style:text-underline-style="solid" style:text-underline-width="auto" style:text-underline-mode="continuous"/>
    </style:style>
    <style:style style:name="T7075" style:parent-style-name="Domyślnaczcionkaakapitu" style:family="text">
      <style:text-properties style:text-underline-type="single" style:text-underline-style="solid" style:text-underline-width="auto" style:text-underline-mode="continuous"/>
    </style:style>
    <style:style style:name="T7076" style:parent-style-name="Domyślnaczcionkaakapitu" style:family="text">
      <style:text-properties fo:background-color="#80FFFF" style:text-underline-type="single" style:text-underline-style="solid" style:text-underline-width="auto" style:text-underline-mode="continuous"/>
    </style:style>
    <style:style style:name="T7077" style:parent-style-name="Domyślnaczcionkaakapitu" style:family="text">
      <style:text-properties style:text-underline-type="single" style:text-underline-style="solid" style:text-underline-width="auto" style:text-underline-mode="continuous"/>
    </style:style>
    <style:style style:name="P7078" style:parent-style-name="Normalny" style:family="paragraph">
      <style:paragraph-properties fo:text-align="justify" fo:line-height="150%" fo:text-indent="0.2479in"/>
    </style:style>
    <style:style style:name="T7079" style:parent-style-name="Domyślnaczcionkaakapitu" style:family="text">
      <style:text-properties fo:background-color="#80FFFF"/>
    </style:style>
    <style:style style:name="T7080" style:parent-style-name="Domyślnaczcionkaakapitu" style:family="text">
      <style:text-properties fo:background-color="#80FFFF"/>
    </style:style>
    <style:style style:name="T7081" style:parent-style-name="Domyślnaczcionkaakapitu" style:family="text">
      <style:text-properties fo:background-color="#80FFFF"/>
    </style:style>
    <style:style style:name="T7082" style:parent-style-name="Domyślnaczcionkaakapitu" style:family="text">
      <style:text-properties fo:background-color="#80FFFF"/>
    </style:style>
    <style:style style:name="T7083" style:parent-style-name="Domyślnaczcionkaakapitu" style:family="text">
      <style:text-properties fo:background-color="#80FFFF"/>
    </style:style>
    <style:style style:name="T7084" style:parent-style-name="Domyślnaczcionkaakapitu" style:family="text">
      <style:text-properties fo:background-color="#80FFFF"/>
    </style:style>
    <style:style style:name="T7085" style:parent-style-name="Domyślnaczcionkaakapitu" style:family="text">
      <style:text-properties fo:background-color="#80FFFF"/>
    </style:style>
    <style:style style:name="P7086" style:parent-style-name="Normalny" style:family="paragraph">
      <style:paragraph-properties fo:text-align="justify" fo:line-height="150%" fo:text-indent="0.2479in"/>
    </style:style>
    <style:style style:name="P7087" style:parent-style-name="Normalny" style:family="paragraph">
      <style:paragraph-properties fo:text-align="justify" fo:line-height="150%"/>
    </style:style>
    <style:style style:name="T7088" style:parent-style-name="Domyślnaczcionkaakapitu" style:family="text">
      <style:text-properties style:text-underline-type="single" style:text-underline-style="solid" style:text-underline-width="auto" style:text-underline-mode="continuous"/>
    </style:style>
    <style:style style:name="T7089" style:parent-style-name="Domyślnaczcionkaakapitu" style:family="text">
      <style:text-properties fo:background-color="#80FFFF" style:text-underline-type="single" style:text-underline-style="solid" style:text-underline-width="auto" style:text-underline-mode="continuous"/>
    </style:style>
    <style:style style:name="T7090" style:parent-style-name="Domyślnaczcionkaakapitu" style:family="text">
      <style:text-properties style:text-underline-type="single" style:text-underline-style="solid" style:text-underline-width="auto" style:text-underline-mode="continuous"/>
    </style:style>
    <style:style style:name="T7091" style:parent-style-name="Domyślnaczcionkaakapitu" style:family="text">
      <style:text-properties fo:background-color="#80FFFF" style:text-underline-type="single" style:text-underline-style="solid" style:text-underline-width="auto" style:text-underline-mode="continuous"/>
    </style:style>
    <style:style style:name="T7092" style:parent-style-name="Domyślnaczcionkaakapitu" style:family="text">
      <style:text-properties style:text-underline-type="single" style:text-underline-style="solid" style:text-underline-width="auto" style:text-underline-mode="continuous"/>
    </style:style>
    <style:style style:name="T7093" style:parent-style-name="Domyślnaczcionkaakapitu" style:family="text">
      <style:text-properties fo:background-color="#80FFFF" style:text-underline-type="single" style:text-underline-style="solid" style:text-underline-width="auto" style:text-underline-mode="continuous"/>
    </style:style>
    <style:style style:name="P7094" style:parent-style-name="Normalny" style:family="paragraph">
      <style:paragraph-properties fo:text-align="justify" fo:line-height="150%" fo:text-indent="0.2479in"/>
    </style:style>
    <style:style style:name="T7095" style:parent-style-name="Domyślnaczcionkaakapitu" style:family="text">
      <style:text-properties fo:background-color="#80FFFF"/>
    </style:style>
    <style:style style:name="P7096" style:parent-style-name="Normalny" style:family="paragraph">
      <style:paragraph-properties fo:text-align="justify" fo:line-height="150%"/>
    </style:style>
    <style:style style:name="T7097" style:parent-style-name="Domyślnaczcionkaakapitu" style:family="text">
      <style:text-properties fo:background-color="#80FFFF" style:text-underline-type="single" style:text-underline-style="solid" style:text-underline-width="auto" style:text-underline-mode="continuous"/>
    </style:style>
    <style:style style:name="T7098" style:parent-style-name="Domyślnaczcionkaakapitu" style:family="text">
      <style:text-properties style:text-underline-type="single" style:text-underline-style="solid" style:text-underline-width="auto" style:text-underline-mode="continuous"/>
    </style:style>
    <style:style style:name="T7099" style:parent-style-name="Domyślnaczcionkaakapitu" style:family="text">
      <style:text-properties fo:background-color="#80FFFF" style:text-underline-type="single" style:text-underline-style="solid" style:text-underline-width="auto" style:text-underline-mode="continuous"/>
    </style:style>
    <style:style style:name="T7100" style:parent-style-name="Domyślnaczcionkaakapitu" style:family="text">
      <style:text-properties style:text-underline-type="single" style:text-underline-style="solid" style:text-underline-width="auto" style:text-underline-mode="continuous"/>
    </style:style>
    <style:style style:name="T7101" style:parent-style-name="Domyślnaczcionkaakapitu" style:family="text">
      <style:text-properties fo:background-color="#80FFFF" style:text-underline-type="single" style:text-underline-style="solid" style:text-underline-width="auto" style:text-underline-mode="continuous"/>
    </style:style>
    <style:style style:name="T7102" style:parent-style-name="Domyślnaczcionkaakapitu" style:family="text">
      <style:text-properties style:text-underline-type="single" style:text-underline-style="solid" style:text-underline-width="auto" style:text-underline-mode="continuous"/>
    </style:style>
    <style:style style:name="P7103" style:parent-style-name="Normalny" style:family="paragraph">
      <style:paragraph-properties fo:text-align="justify" fo:line-height="150%" fo:text-indent="0.2479in"/>
    </style:style>
    <style:style style:name="T7104" style:parent-style-name="Domyślnaczcionkaakapitu" style:family="text">
      <style:text-properties fo:background-color="#80FFFF"/>
    </style:style>
    <style:style style:name="T7105" style:parent-style-name="Domyślnaczcionkaakapitu" style:family="text">
      <style:text-properties fo:background-color="#80FFFF"/>
    </style:style>
    <style:style style:name="T7106" style:parent-style-name="Domyślnaczcionkaakapitu" style:family="text">
      <style:text-properties fo:background-color="#80FFFF"/>
    </style:style>
    <style:style style:name="T7107" style:parent-style-name="Domyślnaczcionkaakapitu" style:family="text">
      <style:text-properties fo:background-color="#80FFFF"/>
    </style:style>
    <style:style style:name="T7108" style:parent-style-name="Domyślnaczcionkaakapitu" style:family="text">
      <style:text-properties fo:background-color="#80FFFF"/>
    </style:style>
    <style:style style:name="T7109" style:parent-style-name="Domyślnaczcionkaakapitu" style:family="text">
      <style:text-properties fo:background-color="#80FFFF"/>
    </style:style>
    <style:style style:name="P7110" style:parent-style-name="Normalny" style:family="paragraph">
      <style:paragraph-properties fo:text-align="justify" fo:line-height="150%" fo:text-indent="0.2479in"/>
    </style:style>
    <style:style style:name="T7111" style:parent-style-name="Domyślnaczcionkaakapitu" style:family="text">
      <style:text-properties fo:background-color="#80FFFF"/>
    </style:style>
    <style:style style:name="P7112" style:parent-style-name="Normalny" style:family="paragraph">
      <style:paragraph-properties fo:text-align="justify" fo:line-height="150%"/>
    </style:style>
    <style:style style:name="T7113" style:parent-style-name="Domyślnaczcionkaakapitu" style:family="text">
      <style:text-properties fo:background-color="#80FFFF" style:text-underline-type="single" style:text-underline-style="solid" style:text-underline-width="auto" style:text-underline-mode="continuous"/>
    </style:style>
    <style:style style:name="T7114" style:parent-style-name="Domyślnaczcionkaakapitu" style:family="text">
      <style:text-properties style:text-underline-type="single" style:text-underline-style="solid" style:text-underline-width="auto" style:text-underline-mode="continuous"/>
    </style:style>
    <style:style style:name="T7115" style:parent-style-name="Domyślnaczcionkaakapitu" style:family="text">
      <style:text-properties fo:background-color="#80FFFF" style:text-underline-type="single" style:text-underline-style="solid" style:text-underline-width="auto" style:text-underline-mode="continuous"/>
    </style:style>
    <style:style style:name="T7116" style:parent-style-name="Domyślnaczcionkaakapitu" style:family="text">
      <style:text-properties style:text-underline-type="single" style:text-underline-style="solid" style:text-underline-width="auto" style:text-underline-mode="continuous"/>
    </style:style>
    <style:style style:name="T7117" style:parent-style-name="Domyślnaczcionkaakapitu" style:family="text">
      <style:text-properties fo:background-color="#80FFFF" style:text-underline-type="single" style:text-underline-style="solid" style:text-underline-width="auto" style:text-underline-mode="continuous"/>
    </style:style>
    <style:style style:name="T7118" style:parent-style-name="Domyślnaczcionkaakapitu" style:family="text">
      <style:text-properties style:text-underline-type="single" style:text-underline-style="solid" style:text-underline-width="auto" style:text-underline-mode="continuous"/>
    </style:style>
    <style:style style:name="P7119" style:parent-style-name="Normalny" style:family="paragraph">
      <style:paragraph-properties fo:text-align="justify" fo:line-height="150%" fo:text-indent="0.2479in"/>
    </style:style>
    <style:style style:name="P7120" style:parent-style-name="Normalny" style:family="paragraph">
      <style:paragraph-properties fo:text-align="justify" fo:line-height="150%"/>
    </style:style>
    <style:style style:name="T7121" style:parent-style-name="Domyślnaczcionkaakapitu" style:family="text">
      <style:text-properties style:text-underline-type="single" style:text-underline-style="solid" style:text-underline-width="auto" style:text-underline-mode="continuous"/>
    </style:style>
    <style:style style:name="P7122" style:parent-style-name="Normalny" style:family="paragraph">
      <style:paragraph-properties fo:text-align="justify" fo:line-height="150%" fo:text-indent="0.2479in"/>
    </style:style>
    <style:style style:name="T7123" style:parent-style-name="Domyślnaczcionkaakapitu" style:family="text">
      <style:text-properties fo:background-color="#80FFFF"/>
    </style:style>
    <style:style style:name="P7124" style:parent-style-name="Normalny" style:family="paragraph">
      <style:paragraph-properties fo:text-align="justify" fo:line-height="150%"/>
    </style:style>
    <style:style style:name="T7125" style:parent-style-name="Domyślnaczcionkaakapitu" style:family="text">
      <style:text-properties style:text-underline-type="single" style:text-underline-style="solid" style:text-underline-width="auto" style:text-underline-mode="continuous"/>
    </style:style>
    <style:style style:name="T7126" style:parent-style-name="Domyślnaczcionkaakapitu" style:family="text">
      <style:text-properties fo:background-color="#80FFFF" style:text-underline-type="single" style:text-underline-style="solid" style:text-underline-width="auto" style:text-underline-mode="continuous"/>
    </style:style>
    <style:style style:name="T7127" style:parent-style-name="Domyślnaczcionkaakapitu" style:family="text">
      <style:text-properties style:text-underline-type="single" style:text-underline-style="solid" style:text-underline-width="auto" style:text-underline-mode="continuous"/>
    </style:style>
    <style:style style:name="T7128" style:parent-style-name="Domyślnaczcionkaakapitu" style:family="text">
      <style:text-properties fo:background-color="#80FFFF" style:text-underline-type="single" style:text-underline-style="solid" style:text-underline-width="auto" style:text-underline-mode="continuous"/>
    </style:style>
    <style:style style:name="T7129" style:parent-style-name="Domyślnaczcionkaakapitu" style:family="text">
      <style:text-properties style:text-underline-type="single" style:text-underline-style="solid" style:text-underline-width="auto" style:text-underline-mode="continuous"/>
    </style:style>
    <style:style style:name="T7130" style:parent-style-name="Domyślnaczcionkaakapitu" style:family="text">
      <style:text-properties fo:background-color="#80FFFF" style:text-underline-type="single" style:text-underline-style="solid" style:text-underline-width="auto" style:text-underline-mode="continuous"/>
    </style:style>
    <style:style style:name="T7131" style:parent-style-name="Domyślnaczcionkaakapitu" style:family="text">
      <style:text-properties style:text-underline-type="single" style:text-underline-style="solid" style:text-underline-width="auto" style:text-underline-mode="continuous"/>
    </style:style>
    <style:style style:name="P7132" style:parent-style-name="Normalny" style:family="paragraph">
      <style:paragraph-properties fo:text-align="justify" fo:line-height="150%" fo:text-indent="0.2479in"/>
    </style:style>
    <style:style style:name="T7133" style:parent-style-name="Domyślnaczcionkaakapitu" style:family="text">
      <style:text-properties fo:background-color="#80FFFF"/>
    </style:style>
    <style:style style:name="T7134" style:parent-style-name="Domyślnaczcionkaakapitu" style:family="text">
      <style:text-properties fo:background-color="#80FFFF"/>
    </style:style>
    <style:style style:name="T7135" style:parent-style-name="Domyślnaczcionkaakapitu" style:family="text">
      <style:text-properties fo:background-color="#80FFFF"/>
    </style:style>
    <style:style style:name="T7136" style:parent-style-name="Domyślnaczcionkaakapitu" style:family="text">
      <style:text-properties fo:background-color="#80FFFF"/>
    </style:style>
    <style:style style:name="T7137" style:parent-style-name="Domyślnaczcionkaakapitu" style:family="text">
      <style:text-properties fo:background-color="#80FFFF"/>
    </style:style>
    <style:style style:name="P7138" style:parent-style-name="Normalny" style:family="paragraph">
      <style:paragraph-properties fo:text-align="justify" fo:line-height="150%" fo:text-indent="0.2479in"/>
    </style:style>
    <style:style style:name="T7139" style:parent-style-name="Domyślnaczcionkaakapitu" style:family="text">
      <style:text-properties fo:background-color="#80FFFF"/>
    </style:style>
    <style:style style:name="P7140" style:parent-style-name="Normalny" style:family="paragraph">
      <style:paragraph-properties fo:text-align="justify" fo:line-height="150%"/>
    </style:style>
    <style:style style:name="T7141" style:parent-style-name="Domyślnaczcionkaakapitu" style:family="text">
      <style:text-properties style:text-underline-type="single" style:text-underline-style="solid" style:text-underline-width="auto" style:text-underline-mode="continuous"/>
    </style:style>
    <style:style style:name="P7142" style:parent-style-name="Normalny" style:family="paragraph">
      <style:paragraph-properties fo:text-align="justify" fo:line-height="150%" fo:text-indent="0.2479in"/>
    </style:style>
    <style:style style:name="T7143" style:parent-style-name="Domyślnaczcionkaakapitu" style:family="text">
      <style:text-properties fo:background-color="#80FFFF"/>
    </style:style>
    <style:style style:name="T7144" style:parent-style-name="Domyślnaczcionkaakapitu" style:family="text">
      <style:text-properties fo:background-color="#80FFFF"/>
    </style:style>
    <style:style style:name="P7145" style:parent-style-name="Normalny" style:family="paragraph">
      <style:paragraph-properties fo:text-align="justify" fo:line-height="150%" fo:text-indent="0.2479in"/>
    </style:style>
    <style:style style:name="T7146" style:parent-style-name="Domyślnaczcionkaakapitu" style:family="text">
      <style:text-properties fo:background-color="#80FFFF"/>
    </style:style>
    <style:style style:name="P7147" style:parent-style-name="Normalny" style:family="paragraph">
      <style:paragraph-properties fo:text-align="justify" fo:line-height="150%" fo:text-indent="0.2479in"/>
    </style:style>
    <style:style style:name="P7148" style:parent-style-name="Normalny" style:family="paragraph">
      <style:paragraph-properties fo:text-align="justify" fo:line-height="150%"/>
    </style:style>
    <style:style style:name="T7149" style:parent-style-name="Domyślnaczcionkaakapitu" style:family="text">
      <style:text-properties style:text-underline-type="single" style:text-underline-style="solid" style:text-underline-width="auto" style:text-underline-mode="continuous"/>
    </style:style>
    <style:style style:name="T7150" style:parent-style-name="Domyślnaczcionkaakapitu" style:family="text">
      <style:text-properties fo:background-color="#80FFFF" style:text-underline-type="single" style:text-underline-style="solid" style:text-underline-width="auto" style:text-underline-mode="continuous"/>
    </style:style>
    <style:style style:name="T7151" style:parent-style-name="Domyślnaczcionkaakapitu" style:family="text">
      <style:text-properties style:text-underline-type="single" style:text-underline-style="solid" style:text-underline-width="auto" style:text-underline-mode="continuous"/>
    </style:style>
    <style:style style:name="T7152" style:parent-style-name="Domyślnaczcionkaakapitu" style:family="text">
      <style:text-properties fo:background-color="#80FFFF" style:text-underline-type="single" style:text-underline-style="solid" style:text-underline-width="auto" style:text-underline-mode="continuous"/>
    </style:style>
    <style:style style:name="T7153" style:parent-style-name="Domyślnaczcionkaakapitu" style:family="text">
      <style:text-properties style:text-underline-type="single" style:text-underline-style="solid" style:text-underline-width="auto" style:text-underline-mode="continuous"/>
    </style:style>
    <style:style style:name="T7154" style:parent-style-name="Domyślnaczcionkaakapitu" style:family="text">
      <style:text-properties fo:background-color="#80FFFF" style:text-underline-type="single" style:text-underline-style="solid" style:text-underline-width="auto" style:text-underline-mode="continuous"/>
    </style:style>
    <style:style style:name="T7155" style:parent-style-name="Domyślnaczcionkaakapitu" style:family="text">
      <style:text-properties style:text-underline-type="single" style:text-underline-style="solid" style:text-underline-width="auto" style:text-underline-mode="continuous"/>
    </style:style>
    <style:style style:name="P7156" style:parent-style-name="Normalny" style:family="paragraph">
      <style:paragraph-properties fo:text-align="justify" fo:line-height="150%" fo:text-indent="0.2479in"/>
    </style:style>
    <style:style style:name="T7157" style:parent-style-name="Domyślnaczcionkaakapitu" style:family="text">
      <style:text-properties fo:background-color="#80FFFF"/>
    </style:style>
    <style:style style:name="P7158" style:parent-style-name="Normalny" style:family="paragraph">
      <style:paragraph-properties fo:text-align="justify" fo:line-height="150%"/>
    </style:style>
    <style:style style:name="T7159" style:parent-style-name="Domyślnaczcionkaakapitu" style:family="text">
      <style:text-properties style:text-underline-type="single" style:text-underline-style="solid" style:text-underline-width="auto" style:text-underline-mode="continuous"/>
    </style:style>
    <style:style style:name="T7160" style:parent-style-name="Domyślnaczcionkaakapitu" style:family="text">
      <style:text-properties fo:background-color="#80FFFF" style:text-underline-type="single" style:text-underline-style="solid" style:text-underline-width="auto" style:text-underline-mode="continuous"/>
    </style:style>
    <style:style style:name="T7161" style:parent-style-name="Domyślnaczcionkaakapitu" style:family="text">
      <style:text-properties style:text-underline-type="single" style:text-underline-style="solid" style:text-underline-width="auto" style:text-underline-mode="continuous"/>
    </style:style>
    <style:style style:name="T7162" style:parent-style-name="Domyślnaczcionkaakapitu" style:family="text">
      <style:text-properties fo:background-color="#80FFFF" style:text-underline-type="single" style:text-underline-style="solid" style:text-underline-width="auto" style:text-underline-mode="continuous"/>
    </style:style>
    <style:style style:name="T7163" style:parent-style-name="Domyślnaczcionkaakapitu" style:family="text">
      <style:text-properties style:text-underline-type="single" style:text-underline-style="solid" style:text-underline-width="auto" style:text-underline-mode="continuous"/>
    </style:style>
    <style:style style:name="P7164" style:parent-style-name="Normalny" style:family="paragraph">
      <style:paragraph-properties fo:text-align="justify" fo:line-height="150%" fo:text-indent="0.2479in"/>
    </style:style>
    <style:style style:name="T7165" style:parent-style-name="Domyślnaczcionkaakapitu" style:family="text">
      <style:text-properties fo:background-color="#80FFFF"/>
    </style:style>
    <style:style style:name="T7166" style:parent-style-name="Domyślnaczcionkaakapitu" style:family="text">
      <style:text-properties fo:background-color="#80FFFF"/>
    </style:style>
    <style:style style:name="T7167" style:parent-style-name="Domyślnaczcionkaakapitu" style:family="text">
      <style:text-properties fo:background-color="#80FFFF"/>
    </style:style>
    <style:style style:name="T7168" style:parent-style-name="Domyślnaczcionkaakapitu" style:family="text">
      <style:text-properties fo:background-color="#80FFFF"/>
    </style:style>
    <style:style style:name="T7169" style:parent-style-name="Domyślnaczcionkaakapitu" style:family="text">
      <style:text-properties fo:background-color="#80FFFF"/>
    </style:style>
    <style:style style:name="P7170" style:parent-style-name="Normalny" style:family="paragraph">
      <style:paragraph-properties fo:text-align="justify" fo:line-height="150%" fo:text-indent="0.2479in"/>
    </style:style>
    <style:style style:name="T7171" style:parent-style-name="Domyślnaczcionkaakapitu" style:family="text">
      <style:text-properties fo:background-color="#80FFFF"/>
    </style:style>
    <style:style style:name="T7172" style:parent-style-name="Domyślnaczcionkaakapitu" style:family="text">
      <style:text-properties fo:background-color="#80FFFF"/>
    </style:style>
    <style:style style:name="T7173" style:parent-style-name="Domyślnaczcionkaakapitu" style:family="text">
      <style:text-properties fo:background-color="#80FFFF"/>
    </style:style>
    <style:style style:name="T7174" style:parent-style-name="Domyślnaczcionkaakapitu" style:family="text">
      <style:text-properties fo:background-color="#80FFFF"/>
    </style:style>
    <style:style style:name="T7175" style:parent-style-name="Domyślnaczcionkaakapitu" style:family="text">
      <style:text-properties fo:background-color="#80FFFF"/>
    </style:style>
    <style:style style:name="T7176" style:parent-style-name="Domyślnaczcionkaakapitu" style:family="text">
      <style:text-properties fo:background-color="#80FFFF"/>
    </style:style>
    <style:style style:name="T7177" style:parent-style-name="Domyślnaczcionkaakapitu" style:family="text">
      <style:text-properties fo:background-color="#80FFFF"/>
    </style:style>
    <style:style style:name="P7178" style:parent-style-name="Normalny" style:family="paragraph">
      <style:paragraph-properties fo:text-align="justify" fo:line-height="150%" fo:text-indent="0.2479in"/>
    </style:style>
    <style:style style:name="T7179" style:parent-style-name="Domyślnaczcionkaakapitu" style:family="text">
      <style:text-properties fo:background-color="#80FFFF"/>
    </style:style>
    <style:style style:name="P7180" style:parent-style-name="Normalny" style:family="paragraph">
      <style:paragraph-properties fo:text-align="justify" fo:line-height="150%" fo:text-indent="0.2479in"/>
    </style:style>
    <style:style style:name="P7181" style:parent-style-name="Normalny" style:family="paragraph">
      <style:paragraph-properties fo:text-align="justify" fo:line-height="150%" fo:text-indent="0.2479in"/>
    </style:style>
    <style:style style:name="T7182" style:parent-style-name="Domyślnaczcionkaakapitu" style:family="text">
      <style:text-properties fo:background-color="#80FFFF"/>
    </style:style>
    <style:style style:name="T7183" style:parent-style-name="Domyślnaczcionkaakapitu" style:family="text">
      <style:text-properties fo:background-color="#80FFFF"/>
    </style:style>
    <style:style style:name="T7184" style:parent-style-name="Domyślnaczcionkaakapitu" style:family="text">
      <style:text-properties fo:background-color="#80FFFF"/>
    </style:style>
    <style:style style:name="T7185" style:parent-style-name="Domyślnaczcionkaakapitu" style:family="text">
      <style:text-properties fo:background-color="#80FFFF"/>
    </style:style>
    <style:style style:name="T7186" style:parent-style-name="Domyślnaczcionkaakapitu" style:family="text">
      <style:text-properties fo:background-color="#80FFFF"/>
    </style:style>
    <style:style style:name="T7187" style:parent-style-name="Domyślnaczcionkaakapitu" style:family="text">
      <style:text-properties fo:background-color="#80FFFF"/>
    </style:style>
    <style:style style:name="T7188" style:parent-style-name="Domyślnaczcionkaakapitu" style:family="text">
      <style:text-properties fo:background-color="#80FFFF"/>
    </style:style>
    <style:style style:name="P7189" style:parent-style-name="Normalny" style:family="paragraph">
      <style:paragraph-properties fo:text-align="justify" fo:line-height="150%" fo:text-indent="0.2479in"/>
    </style:style>
    <style:style style:name="T7190" style:parent-style-name="Domyślnaczcionkaakapitu" style:family="text">
      <style:text-properties fo:background-color="#80FFFF"/>
    </style:style>
    <style:style style:name="T7191" style:parent-style-name="Domyślnaczcionkaakapitu" style:family="text">
      <style:text-properties fo:background-color="#80FFFF"/>
    </style:style>
    <style:style style:name="T7192" style:parent-style-name="Domyślnaczcionkaakapitu" style:family="text">
      <style:text-properties fo:background-color="#80FFFF"/>
    </style:style>
    <style:style style:name="T7193" style:parent-style-name="Domyślnaczcionkaakapitu" style:family="text">
      <style:text-properties fo:background-color="#80FFFF"/>
    </style:style>
    <style:style style:name="T7194" style:parent-style-name="Domyślnaczcionkaakapitu" style:family="text">
      <style:text-properties fo:background-color="#80FFFF"/>
    </style:style>
    <style:style style:name="T7195" style:parent-style-name="Domyślnaczcionkaakapitu" style:family="text">
      <style:text-properties fo:background-color="#80FFFF"/>
    </style:style>
    <style:style style:name="T7196" style:parent-style-name="Domyślnaczcionkaakapitu" style:family="text">
      <style:text-properties fo:background-color="#80FFFF"/>
    </style:style>
    <style:style style:name="T7197" style:parent-style-name="Domyślnaczcionkaakapitu" style:family="text">
      <style:text-properties fo:background-color="#80FFFF"/>
    </style:style>
    <style:style style:name="T7198" style:parent-style-name="Domyślnaczcionkaakapitu" style:family="text">
      <style:text-properties fo:background-color="#80FFFF"/>
    </style:style>
    <style:style style:name="P7199" style:parent-style-name="Normalny" style:family="paragraph">
      <style:paragraph-properties fo:text-align="justify" fo:line-height="150%" fo:text-indent="0.2479in"/>
    </style:style>
    <style:style style:name="P7200" style:parent-style-name="Normalny" style:family="paragraph">
      <style:paragraph-properties fo:text-align="justify" fo:line-height="150%"/>
    </style:style>
    <style:style style:name="T7201" style:parent-style-name="Domyślnaczcionkaakapitu" style:family="text">
      <style:text-properties style:text-underline-type="single" style:text-underline-style="solid" style:text-underline-width="auto" style:text-underline-mode="continuous"/>
    </style:style>
    <style:style style:name="T7202" style:parent-style-name="Domyślnaczcionkaakapitu" style:family="text">
      <style:text-properties fo:background-color="#80FFFF" style:text-underline-type="single" style:text-underline-style="solid" style:text-underline-width="auto" style:text-underline-mode="continuous"/>
    </style:style>
    <style:style style:name="T7203" style:parent-style-name="Domyślnaczcionkaakapitu" style:family="text">
      <style:text-properties style:text-underline-type="single" style:text-underline-style="solid" style:text-underline-width="auto" style:text-underline-mode="continuous"/>
    </style:style>
    <style:style style:name="T7204" style:parent-style-name="Domyślnaczcionkaakapitu" style:family="text">
      <style:text-properties fo:background-color="#80FFFF" style:text-underline-type="single" style:text-underline-style="solid" style:text-underline-width="auto" style:text-underline-mode="continuous"/>
    </style:style>
    <style:style style:name="T7205" style:parent-style-name="Domyślnaczcionkaakapitu" style:family="text">
      <style:text-properties style:text-underline-type="single" style:text-underline-style="solid" style:text-underline-width="auto" style:text-underline-mode="continuous"/>
    </style:style>
    <style:style style:name="T7206" style:parent-style-name="Domyślnaczcionkaakapitu" style:family="text">
      <style:text-properties fo:background-color="#80FFFF" style:text-underline-type="single" style:text-underline-style="solid" style:text-underline-width="auto" style:text-underline-mode="continuous"/>
    </style:style>
    <style:style style:name="T7207" style:parent-style-name="Domyślnaczcionkaakapitu" style:family="text">
      <style:text-properties style:text-underline-type="single" style:text-underline-style="solid" style:text-underline-width="auto" style:text-underline-mode="continuous"/>
    </style:style>
    <style:style style:name="P7208" style:parent-style-name="Normalny" style:family="paragraph">
      <style:paragraph-properties fo:text-align="justify" fo:line-height="150%" fo:text-indent="0.2479in"/>
    </style:style>
    <style:style style:name="T7209" style:parent-style-name="Domyślnaczcionkaakapitu" style:family="text">
      <style:text-properties fo:background-color="#80FFFF"/>
    </style:style>
    <style:style style:name="T7210" style:parent-style-name="Domyślnaczcionkaakapitu" style:family="text">
      <style:text-properties fo:background-color="#80FFFF"/>
    </style:style>
    <style:style style:name="P7211" style:parent-style-name="Normalny" style:family="paragraph">
      <style:paragraph-properties fo:text-align="justify" fo:line-height="150%" fo:text-indent="0.2479in"/>
    </style:style>
    <style:style style:name="P7212" style:parent-style-name="Normalny" style:family="paragraph">
      <style:paragraph-properties fo:text-align="justify" fo:line-height="150%">
        <style:tab-stops>
          <style:tab-stop style:type="left" style:leader-style="solid" style:leader-text="_" style:position="1.0333in"/>
        </style:tab-stops>
      </style:paragraph-properties>
    </style:style>
    <style:style style:name="T7213" style:parent-style-name="Domyślnaczcionkaakapitu" style:family="text">
      <style:text-properties style:text-underline-type="single" style:text-underline-style="solid" style:text-underline-width="auto" style:text-underline-mode="continuous"/>
    </style:style>
    <style:style style:name="P7214" style:parent-style-name="Normalny" style:family="paragraph">
      <style:paragraph-properties fo:text-align="justify" fo:line-height="150%" fo:text-indent="0.2479in">
        <style:tab-stops>
          <style:tab-stop style:type="left" style:leader-style="solid" style:leader-text="_" style:position="1.0333in"/>
        </style:tab-stops>
      </style:paragraph-properties>
    </style:style>
    <style:style style:name="T7215" style:parent-style-name="Domyślnaczcionkaakapitu" style:family="text">
      <style:text-properties fo:background-color="#80FFFF"/>
    </style:style>
    <style:style style:name="T7216" style:parent-style-name="Domyślnaczcionkaakapitu" style:family="text">
      <style:text-properties fo:background-color="#80FFFF"/>
    </style:style>
    <style:style style:name="T7217" style:parent-style-name="Domyślnaczcionkaakapitu" style:family="text">
      <style:text-properties fo:background-color="#80FFFF"/>
    </style:style>
    <style:style style:name="T7218" style:parent-style-name="Domyślnaczcionkaakapitu" style:family="text">
      <style:text-properties fo:background-color="#80FFFF"/>
    </style:style>
    <style:style style:name="T7219" style:parent-style-name="Domyślnaczcionkaakapitu" style:family="text">
      <style:text-properties fo:background-color="#80FFFF"/>
    </style:style>
    <style:style style:name="T7220" style:parent-style-name="Domyślnaczcionkaakapitu" style:family="text">
      <style:text-properties fo:background-color="#80FFFF"/>
    </style:style>
    <style:style style:name="P7221" style:parent-style-name="Normalny" style:family="paragraph">
      <style:paragraph-properties fo:text-align="justify" fo:line-height="150%" fo:text-indent="0.2479in"/>
    </style:style>
    <style:style style:name="P7222" style:parent-style-name="Normalny" style:family="paragraph">
      <style:paragraph-properties fo:text-align="justify" fo:line-height="150%"/>
    </style:style>
    <style:style style:name="T7223" style:parent-style-name="Domyślnaczcionkaakapitu" style:family="text">
      <style:text-properties style:text-underline-type="single" style:text-underline-style="solid" style:text-underline-width="auto" style:text-underline-mode="continuous"/>
    </style:style>
    <style:style style:name="T7224" style:parent-style-name="Domyślnaczcionkaakapitu" style:family="text">
      <style:text-properties fo:background-color="#80FFFF" style:text-underline-type="single" style:text-underline-style="solid" style:text-underline-width="auto" style:text-underline-mode="continuous"/>
    </style:style>
    <style:style style:name="T7225" style:parent-style-name="Domyślnaczcionkaakapitu" style:family="text">
      <style:text-properties style:text-underline-type="single" style:text-underline-style="solid" style:text-underline-width="auto" style:text-underline-mode="continuous"/>
    </style:style>
    <style:style style:name="T7226" style:parent-style-name="Domyślnaczcionkaakapitu" style:family="text">
      <style:text-properties fo:background-color="#80FFFF" style:text-underline-type="single" style:text-underline-style="solid" style:text-underline-width="auto" style:text-underline-mode="continuous"/>
    </style:style>
    <style:style style:name="T7227" style:parent-style-name="Domyślnaczcionkaakapitu" style:family="text">
      <style:text-properties style:text-underline-type="single" style:text-underline-style="solid" style:text-underline-width="auto" style:text-underline-mode="continuous"/>
    </style:style>
    <style:style style:name="T7228" style:parent-style-name="Domyślnaczcionkaakapitu" style:family="text">
      <style:text-properties fo:background-color="#80FFFF" style:text-underline-type="single" style:text-underline-style="solid" style:text-underline-width="auto" style:text-underline-mode="continuous"/>
    </style:style>
    <style:style style:name="T7229" style:parent-style-name="Domyślnaczcionkaakapitu" style:family="text">
      <style:text-properties style:text-underline-type="single" style:text-underline-style="solid" style:text-underline-width="auto" style:text-underline-mode="continuous"/>
    </style:style>
    <style:style style:name="P7230" style:parent-style-name="Normalny" style:family="paragraph">
      <style:paragraph-properties fo:text-align="justify" fo:line-height="150%" fo:text-indent="0.2479in"/>
    </style:style>
    <style:style style:name="P7231" style:parent-style-name="Normalny" style:family="paragraph">
      <style:paragraph-properties fo:text-align="justify" fo:line-height="150%"/>
    </style:style>
    <style:style style:name="T7232" style:parent-style-name="Domyślnaczcionkaakapitu" style:family="text">
      <style:text-properties style:text-underline-type="single" style:text-underline-style="solid" style:text-underline-width="auto" style:text-underline-mode="continuous"/>
    </style:style>
    <style:style style:name="T7233" style:parent-style-name="Domyślnaczcionkaakapitu" style:family="text">
      <style:text-properties fo:background-color="#80FFFF" style:text-underline-type="single" style:text-underline-style="solid" style:text-underline-width="auto" style:text-underline-mode="continuous"/>
    </style:style>
    <style:style style:name="T7234" style:parent-style-name="Domyślnaczcionkaakapitu" style:family="text">
      <style:text-properties style:text-underline-type="single" style:text-underline-style="solid" style:text-underline-width="auto" style:text-underline-mode="continuous"/>
    </style:style>
    <style:style style:name="P7235" style:parent-style-name="Normalny" style:family="paragraph">
      <style:paragraph-properties fo:text-align="justify" fo:line-height="150%" fo:text-indent="0.2479in"/>
    </style:style>
    <style:style style:name="T7236" style:parent-style-name="Domyślnaczcionkaakapitu" style:family="text">
      <style:text-properties fo:background-color="#80FFFF"/>
    </style:style>
    <style:style style:name="T7237" style:parent-style-name="Domyślnaczcionkaakapitu" style:family="text">
      <style:text-properties fo:background-color="#80FFFF"/>
    </style:style>
    <style:style style:name="T7238" style:parent-style-name="Domyślnaczcionkaakapitu" style:family="text">
      <style:text-properties fo:background-color="#80FFFF"/>
    </style:style>
    <style:style style:name="T7239" style:parent-style-name="Domyślnaczcionkaakapitu" style:family="text">
      <style:text-properties fo:background-color="#80FFFF"/>
    </style:style>
    <style:style style:name="P7240" style:parent-style-name="Normalny" style:family="paragraph">
      <style:paragraph-properties fo:text-align="justify" fo:line-height="150%" fo:text-indent="0.2479in"/>
    </style:style>
    <style:style style:name="P7241" style:parent-style-name="Normalny" style:family="paragraph">
      <style:paragraph-properties fo:text-align="justify" fo:line-height="150%"/>
    </style:style>
    <style:style style:name="T7242" style:parent-style-name="Domyślnaczcionkaakapitu" style:family="text">
      <style:text-properties style:text-underline-type="single" style:text-underline-style="solid" style:text-underline-width="auto" style:text-underline-mode="continuous"/>
    </style:style>
    <style:style style:name="T7243" style:parent-style-name="Domyślnaczcionkaakapitu" style:family="text">
      <style:text-properties fo:background-color="#80FFFF" style:text-underline-type="single" style:text-underline-style="solid" style:text-underline-width="auto" style:text-underline-mode="continuous"/>
    </style:style>
    <style:style style:name="T7244" style:parent-style-name="Domyślnaczcionkaakapitu" style:family="text">
      <style:text-properties style:text-underline-type="single" style:text-underline-style="solid" style:text-underline-width="auto" style:text-underline-mode="continuous"/>
    </style:style>
    <style:style style:name="T7245" style:parent-style-name="Domyślnaczcionkaakapitu" style:family="text">
      <style:text-properties fo:background-color="#80FFFF" style:text-underline-type="single" style:text-underline-style="solid" style:text-underline-width="auto" style:text-underline-mode="continuous"/>
    </style:style>
    <style:style style:name="T7246" style:parent-style-name="Domyślnaczcionkaakapitu" style:family="text">
      <style:text-properties style:text-underline-type="single" style:text-underline-style="solid" style:text-underline-width="auto" style:text-underline-mode="continuous"/>
    </style:style>
    <style:style style:name="T7247" style:parent-style-name="Domyślnaczcionkaakapitu" style:family="text">
      <style:text-properties fo:background-color="#80FFFF" style:text-underline-type="single" style:text-underline-style="solid" style:text-underline-width="auto" style:text-underline-mode="continuous"/>
    </style:style>
    <style:style style:name="T7248" style:parent-style-name="Domyślnaczcionkaakapitu" style:family="text">
      <style:text-properties style:text-underline-type="single" style:text-underline-style="solid" style:text-underline-width="auto" style:text-underline-mode="continuous"/>
    </style:style>
    <style:style style:name="P7249" style:parent-style-name="Normalny" style:family="paragraph">
      <style:paragraph-properties fo:text-align="justify" fo:line-height="150%" fo:text-indent="0.2479in"/>
    </style:style>
    <style:style style:name="P7250" style:parent-style-name="Normalny" style:family="paragraph">
      <style:paragraph-properties fo:text-align="justify" fo:line-height="150%"/>
    </style:style>
    <style:style style:name="T7251" style:parent-style-name="Domyślnaczcionkaakapitu" style:family="text">
      <style:text-properties fo:background-color="#80FFFF" style:text-underline-type="single" style:text-underline-style="solid" style:text-underline-width="auto" style:text-underline-mode="continuous"/>
    </style:style>
    <style:style style:name="T7252" style:parent-style-name="Domyślnaczcionkaakapitu" style:family="text">
      <style:text-properties style:text-underline-type="single" style:text-underline-style="solid" style:text-underline-width="auto" style:text-underline-mode="continuous"/>
    </style:style>
    <style:style style:name="T7253" style:parent-style-name="Domyślnaczcionkaakapitu" style:family="text">
      <style:text-properties fo:background-color="#80FFFF" style:text-underline-type="single" style:text-underline-style="solid" style:text-underline-width="auto" style:text-underline-mode="continuous"/>
    </style:style>
    <style:style style:name="T7254" style:parent-style-name="Domyślnaczcionkaakapitu" style:family="text">
      <style:text-properties style:text-underline-type="single" style:text-underline-style="solid" style:text-underline-width="auto" style:text-underline-mode="continuous"/>
    </style:style>
    <style:style style:name="T7255" style:parent-style-name="Domyślnaczcionkaakapitu" style:family="text">
      <style:text-properties fo:background-color="#80FFFF" style:text-underline-type="single" style:text-underline-style="solid" style:text-underline-width="auto" style:text-underline-mode="continuous"/>
    </style:style>
    <style:style style:name="T7256" style:parent-style-name="Domyślnaczcionkaakapitu" style:family="text">
      <style:text-properties style:text-underline-type="single" style:text-underline-style="solid" style:text-underline-width="auto" style:text-underline-mode="continuous"/>
    </style:style>
    <style:style style:name="T7257" style:parent-style-name="Domyślnaczcionkaakapitu" style:family="text">
      <style:text-properties fo:background-color="#80FFFF" style:text-underline-type="single" style:text-underline-style="solid" style:text-underline-width="auto" style:text-underline-mode="continuous"/>
    </style:style>
    <style:style style:name="T7258" style:parent-style-name="Domyślnaczcionkaakapitu" style:family="text">
      <style:text-properties style:text-underline-type="single" style:text-underline-style="solid" style:text-underline-width="auto" style:text-underline-mode="continuous"/>
    </style:style>
    <style:style style:name="T7259" style:parent-style-name="Domyślnaczcionkaakapitu" style:family="text">
      <style:text-properties fo:background-color="#80FFFF" style:text-underline-type="single" style:text-underline-style="solid" style:text-underline-width="auto" style:text-underline-mode="continuous"/>
    </style:style>
    <style:style style:name="T7260" style:parent-style-name="Domyślnaczcionkaakapitu" style:family="text">
      <style:text-properties style:text-underline-type="single" style:text-underline-style="solid" style:text-underline-width="auto" style:text-underline-mode="continuous"/>
    </style:style>
    <style:style style:name="P7261" style:parent-style-name="Normalny" style:family="paragraph">
      <style:paragraph-properties fo:text-align="justify" fo:line-height="150%" fo:text-indent="0.2479in"/>
    </style:style>
    <style:style style:name="T7262" style:parent-style-name="Domyślnaczcionkaakapitu" style:family="text">
      <style:text-properties fo:background-color="#80FFFF"/>
    </style:style>
    <style:style style:name="T7263" style:parent-style-name="Domyślnaczcionkaakapitu" style:family="text">
      <style:text-properties fo:background-color="#80FFFF"/>
    </style:style>
    <style:style style:name="T7264" style:parent-style-name="Domyślnaczcionkaakapitu" style:family="text">
      <style:text-properties fo:background-color="#80FFFF"/>
    </style:style>
    <style:style style:name="T7265" style:parent-style-name="Domyślnaczcionkaakapitu" style:family="text">
      <style:text-properties fo:background-color="#80FFFF"/>
    </style:style>
    <style:style style:name="T7266" style:parent-style-name="Domyślnaczcionkaakapitu" style:family="text">
      <style:text-properties fo:background-color="#80FFFF"/>
    </style:style>
    <style:style style:name="P7267" style:parent-style-name="Normalny" style:family="paragraph">
      <style:paragraph-properties fo:text-align="justify" fo:line-height="150%"/>
    </style:style>
    <style:style style:name="T7268" style:parent-style-name="Domyślnaczcionkaakapitu" style:family="text">
      <style:text-properties style:text-underline-type="single" style:text-underline-style="solid" style:text-underline-width="auto" style:text-underline-mode="continuous"/>
    </style:style>
    <style:style style:name="T7269" style:parent-style-name="Domyślnaczcionkaakapitu" style:family="text">
      <style:text-properties fo:background-color="#80FFFF" style:text-underline-type="single" style:text-underline-style="solid" style:text-underline-width="auto" style:text-underline-mode="continuous"/>
    </style:style>
    <style:style style:name="T7270" style:parent-style-name="Domyślnaczcionkaakapitu" style:family="text">
      <style:text-properties style:text-underline-type="single" style:text-underline-style="solid" style:text-underline-width="auto" style:text-underline-mode="continuous"/>
    </style:style>
    <style:style style:name="T7271" style:parent-style-name="Domyślnaczcionkaakapitu" style:family="text">
      <style:text-properties fo:background-color="#80FFFF" style:text-underline-type="single" style:text-underline-style="solid" style:text-underline-width="auto" style:text-underline-mode="continuous"/>
    </style:style>
    <style:style style:name="T7272" style:parent-style-name="Domyślnaczcionkaakapitu" style:family="text">
      <style:text-properties style:text-underline-type="single" style:text-underline-style="solid" style:text-underline-width="auto" style:text-underline-mode="continuous"/>
    </style:style>
    <style:style style:name="T7273" style:parent-style-name="Domyślnaczcionkaakapitu" style:family="text">
      <style:text-properties fo:background-color="#80FFFF" style:text-underline-type="single" style:text-underline-style="solid" style:text-underline-width="auto" style:text-underline-mode="continuous"/>
    </style:style>
    <style:style style:name="T7274" style:parent-style-name="Domyślnaczcionkaakapitu" style:family="text">
      <style:text-properties style:text-underline-type="single" style:text-underline-style="solid" style:text-underline-width="auto" style:text-underline-mode="continuous"/>
    </style:style>
    <style:style style:name="P7275" style:parent-style-name="Normalny" style:family="paragraph">
      <style:paragraph-properties fo:text-align="justify" fo:line-height="150%" fo:text-indent="0.2479in"/>
    </style:style>
    <style:style style:name="T7276" style:parent-style-name="Domyślnaczcionkaakapitu" style:family="text">
      <style:text-properties fo:background-color="#80FFFF"/>
    </style:style>
    <style:style style:name="P7277" style:parent-style-name="Normalny" style:family="paragraph">
      <style:paragraph-properties fo:text-align="justify" fo:line-height="150%">
        <style:tab-stops>
          <style:tab-stop style:type="left" style:position="1.1951in"/>
        </style:tab-stops>
      </style:paragraph-properties>
    </style:style>
    <style:style style:name="T7278" style:parent-style-name="Domyślnaczcionkaakapitu" style:family="text">
      <style:text-properties style:text-underline-type="single" style:text-underline-style="solid" style:text-underline-width="auto" style:text-underline-mode="continuous"/>
    </style:style>
    <style:style style:name="T7279" style:parent-style-name="Domyślnaczcionkaakapitu" style:family="text">
      <style:text-properties fo:background-color="#80FFFF" style:text-underline-type="single" style:text-underline-style="solid" style:text-underline-width="auto" style:text-underline-mode="continuous"/>
    </style:style>
    <style:style style:name="T7280" style:parent-style-name="Domyślnaczcionkaakapitu" style:family="text">
      <style:text-properties style:text-underline-type="single" style:text-underline-style="solid" style:text-underline-width="auto" style:text-underline-mode="continuous"/>
    </style:style>
    <style:style style:name="T7281" style:parent-style-name="Domyślnaczcionkaakapitu" style:family="text">
      <style:text-properties fo:background-color="#80FFFF" style:text-underline-type="single" style:text-underline-style="solid" style:text-underline-width="auto" style:text-underline-mode="continuous"/>
    </style:style>
    <style:style style:name="T7282" style:parent-style-name="Domyślnaczcionkaakapitu" style:family="text">
      <style:text-properties style:text-underline-type="single" style:text-underline-style="solid" style:text-underline-width="auto" style:text-underline-mode="continuous"/>
    </style:style>
    <style:style style:name="T7283" style:parent-style-name="Domyślnaczcionkaakapitu" style:family="text">
      <style:text-properties fo:background-color="#80FFFF" style:text-underline-type="single" style:text-underline-style="solid" style:text-underline-width="auto" style:text-underline-mode="continuous"/>
    </style:style>
    <style:style style:name="T7284" style:parent-style-name="Domyślnaczcionkaakapitu" style:family="text">
      <style:text-properties style:text-underline-type="single" style:text-underline-style="solid" style:text-underline-width="auto" style:text-underline-mode="continuous"/>
    </style:style>
    <style:style style:name="P7285" style:parent-style-name="Normalny" style:family="paragraph">
      <style:paragraph-properties fo:text-align="justify" fo:line-height="150%" fo:text-indent="0.2479in">
        <style:tab-stops>
          <style:tab-stop style:type="left" style:position="1.1951in"/>
        </style:tab-stops>
      </style:paragraph-properties>
    </style:style>
    <style:style style:name="T7286" style:parent-style-name="Domyślnaczcionkaakapitu" style:family="text">
      <style:text-properties fo:background-color="#80FFFF"/>
    </style:style>
    <style:style style:name="T7287" style:parent-style-name="Domyślnaczcionkaakapitu" style:family="text">
      <style:text-properties fo:background-color="#80FFFF"/>
    </style:style>
    <style:style style:name="T7288" style:parent-style-name="Domyślnaczcionkaakapitu" style:family="text">
      <style:text-properties fo:background-color="#80FFFF"/>
    </style:style>
    <style:style style:name="T7289" style:parent-style-name="Domyślnaczcionkaakapitu" style:family="text">
      <style:text-properties fo:background-color="#80FFFF"/>
    </style:style>
    <style:style style:name="P7290" style:parent-style-name="Normalny" style:family="paragraph">
      <style:paragraph-properties fo:text-align="justify" fo:line-height="150%"/>
    </style:style>
    <style:style style:name="T7291" style:parent-style-name="Domyślnaczcionkaakapitu" style:family="text">
      <style:text-properties style:text-underline-type="single" style:text-underline-style="solid" style:text-underline-width="auto" style:text-underline-mode="continuous"/>
    </style:style>
    <style:style style:name="T7292" style:parent-style-name="Domyślnaczcionkaakapitu" style:family="text">
      <style:text-properties fo:background-color="#80FFFF" style:text-underline-type="single" style:text-underline-style="solid" style:text-underline-width="auto" style:text-underline-mode="continuous"/>
    </style:style>
    <style:style style:name="T7293" style:parent-style-name="Domyślnaczcionkaakapitu" style:family="text">
      <style:text-properties style:text-underline-type="single" style:text-underline-style="solid" style:text-underline-width="auto" style:text-underline-mode="continuous"/>
    </style:style>
    <style:style style:name="T7294" style:parent-style-name="Domyślnaczcionkaakapitu" style:family="text">
      <style:text-properties fo:background-color="#80FFFF" style:text-underline-type="single" style:text-underline-style="solid" style:text-underline-width="auto" style:text-underline-mode="continuous"/>
    </style:style>
    <style:style style:name="T7295" style:parent-style-name="Domyślnaczcionkaakapitu" style:family="text">
      <style:text-properties style:text-underline-type="single" style:text-underline-style="solid" style:text-underline-width="auto" style:text-underline-mode="continuous"/>
    </style:style>
    <style:style style:name="T7296" style:parent-style-name="Domyślnaczcionkaakapitu" style:family="text">
      <style:text-properties fo:background-color="#80FFFF" style:text-underline-type="single" style:text-underline-style="solid" style:text-underline-width="auto" style:text-underline-mode="continuous"/>
    </style:style>
    <style:style style:name="T7297" style:parent-style-name="Domyślnaczcionkaakapitu" style:family="text">
      <style:text-properties style:text-underline-type="single" style:text-underline-style="solid" style:text-underline-width="auto" style:text-underline-mode="continuous"/>
    </style:style>
    <style:style style:name="P7298" style:parent-style-name="Normalny" style:family="paragraph">
      <style:paragraph-properties fo:text-align="justify" fo:line-height="150%" fo:text-indent="0.2479in"/>
    </style:style>
    <style:style style:name="P7299" style:parent-style-name="Normalny" style:family="paragraph">
      <style:paragraph-properties fo:text-align="justify" fo:line-height="150%"/>
    </style:style>
    <style:style style:name="T7300" style:parent-style-name="Domyślnaczcionkaakapitu" style:family="text">
      <style:text-properties fo:background-color="#80FFFF" style:text-underline-type="single" style:text-underline-style="solid" style:text-underline-width="auto" style:text-underline-mode="continuous"/>
    </style:style>
    <style:style style:name="T7301" style:parent-style-name="Domyślnaczcionkaakapitu" style:family="text">
      <style:text-properties style:text-underline-type="single" style:text-underline-style="solid" style:text-underline-width="auto" style:text-underline-mode="continuous"/>
    </style:style>
    <style:style style:name="T7302" style:parent-style-name="Domyślnaczcionkaakapitu" style:family="text">
      <style:text-properties fo:background-color="#80FFFF" style:text-underline-type="single" style:text-underline-style="solid" style:text-underline-width="auto" style:text-underline-mode="continuous"/>
    </style:style>
    <style:style style:name="T7303" style:parent-style-name="Domyślnaczcionkaakapitu" style:family="text">
      <style:text-properties style:text-underline-type="single" style:text-underline-style="solid" style:text-underline-width="auto" style:text-underline-mode="continuous"/>
    </style:style>
    <style:style style:name="P7304" style:parent-style-name="Normalny" style:family="paragraph">
      <style:paragraph-properties fo:text-align="justify" fo:line-height="150%" fo:text-indent="0.2479in"/>
    </style:style>
    <style:style style:name="T7305" style:parent-style-name="Domyślnaczcionkaakapitu" style:family="text">
      <style:text-properties fo:background-color="#80FFFF"/>
    </style:style>
    <style:style style:name="T7306" style:parent-style-name="Domyślnaczcionkaakapitu" style:family="text">
      <style:text-properties fo:background-color="#80FFFF"/>
    </style:style>
    <style:style style:name="T7307" style:parent-style-name="Domyślnaczcionkaakapitu" style:family="text">
      <style:text-properties fo:background-color="#80FFFF"/>
    </style:style>
    <style:style style:name="T7308" style:parent-style-name="Domyślnaczcionkaakapitu" style:family="text">
      <style:text-properties fo:background-color="#80FFFF"/>
    </style:style>
    <style:style style:name="T7309" style:parent-style-name="Domyślnaczcionkaakapitu" style:family="text">
      <style:text-properties style:text-position="sub 66.6%"/>
    </style:style>
    <style:style style:name="T7310" style:parent-style-name="Domyślnaczcionkaakapitu" style:family="text">
      <style:text-properties fo:background-color="#80FFFF"/>
    </style:style>
    <style:style style:name="T7311" style:parent-style-name="Domyślnaczcionkaakapitu" style:family="text">
      <style:text-properties style:text-position="sub 66.6%"/>
    </style:style>
    <style:style style:name="T7312" style:parent-style-name="Domyślnaczcionkaakapitu" style:family="text">
      <style:text-properties fo:background-color="#80FFFF"/>
    </style:style>
    <style:style style:name="T7313" style:parent-style-name="Domyślnaczcionkaakapitu" style:family="text">
      <style:text-properties style:text-position="sub 66.6%"/>
    </style:style>
    <style:style style:name="T7314" style:parent-style-name="Domyślnaczcionkaakapitu" style:family="text">
      <style:text-properties fo:background-color="#80FFFF"/>
    </style:style>
    <style:style style:name="T7315" style:parent-style-name="Domyślnaczcionkaakapitu" style:family="text">
      <style:text-properties style:text-position="sub 66.6%"/>
    </style:style>
    <style:style style:name="T7316" style:parent-style-name="Domyślnaczcionkaakapitu" style:family="text">
      <style:text-properties fo:background-color="#80FFFF"/>
    </style:style>
    <style:style style:name="T7317" style:parent-style-name="Domyślnaczcionkaakapitu" style:family="text">
      <style:text-properties fo:background-color="#80FFFF"/>
    </style:style>
    <style:style style:name="T7318" style:parent-style-name="Domyślnaczcionkaakapitu" style:family="text">
      <style:text-properties fo:background-color="#80FFFF"/>
    </style:style>
    <style:style style:name="T7319" style:parent-style-name="Domyślnaczcionkaakapitu" style:family="text">
      <style:text-properties fo:background-color="#80FFFF"/>
    </style:style>
    <style:style style:name="T7320" style:parent-style-name="Domyślnaczcionkaakapitu" style:family="text">
      <style:text-properties fo:background-color="#80FFFF"/>
    </style:style>
    <style:style style:name="T7321" style:parent-style-name="Domyślnaczcionkaakapitu" style:family="text">
      <style:text-properties fo:background-color="#80FFFF"/>
    </style:style>
    <style:style style:name="T7322" style:parent-style-name="Domyślnaczcionkaakapitu" style:family="text">
      <style:text-properties fo:background-color="#80FFFF"/>
    </style:style>
    <style:style style:name="T7323" style:parent-style-name="Domyślnaczcionkaakapitu" style:family="text">
      <style:text-properties fo:background-color="#80FFFF"/>
    </style:style>
    <style:style style:name="T7324" style:parent-style-name="Domyślnaczcionkaakapitu" style:family="text">
      <style:text-properties fo:background-color="#80FFFF"/>
    </style:style>
    <style:style style:name="P7325" style:parent-style-name="Normalny" style:family="paragraph">
      <style:paragraph-properties fo:text-align="justify" fo:line-height="150%"/>
    </style:style>
    <style:style style:name="T7326" style:parent-style-name="Domyślnaczcionkaakapitu" style:family="text">
      <style:text-properties style:text-underline-type="single" style:text-underline-style="solid" style:text-underline-width="auto" style:text-underline-mode="continuous"/>
    </style:style>
    <style:style style:name="T7327" style:parent-style-name="Domyślnaczcionkaakapitu" style:family="text">
      <style:text-properties fo:background-color="#80FFFF" style:text-underline-type="single" style:text-underline-style="solid" style:text-underline-width="auto" style:text-underline-mode="continuous"/>
    </style:style>
    <style:style style:name="T7328" style:parent-style-name="Domyślnaczcionkaakapitu" style:family="text">
      <style:text-properties style:text-underline-type="single" style:text-underline-style="solid" style:text-underline-width="auto" style:text-underline-mode="continuous"/>
    </style:style>
    <style:style style:name="T7329" style:parent-style-name="Domyślnaczcionkaakapitu" style:family="text">
      <style:text-properties fo:background-color="#80FFFF" style:text-underline-type="single" style:text-underline-style="solid" style:text-underline-width="auto" style:text-underline-mode="continuous"/>
    </style:style>
    <style:style style:name="T7330" style:parent-style-name="Domyślnaczcionkaakapitu" style:family="text">
      <style:text-properties style:text-underline-type="single" style:text-underline-style="solid" style:text-underline-width="auto" style:text-underline-mode="continuous"/>
    </style:style>
    <style:style style:name="T7331" style:parent-style-name="Domyślnaczcionkaakapitu" style:family="text">
      <style:text-properties fo:background-color="#80FFFF" style:text-underline-type="single" style:text-underline-style="solid" style:text-underline-width="auto" style:text-underline-mode="continuous"/>
    </style:style>
    <style:style style:name="P7332" style:parent-style-name="Normalny" style:family="paragraph">
      <style:paragraph-properties fo:text-align="justify" fo:line-height="150%" fo:text-indent="0.2479in"/>
    </style:style>
    <style:style style:name="T7333" style:parent-style-name="Domyślnaczcionkaakapitu" style:family="text">
      <style:text-properties fo:background-color="#80FFFF"/>
    </style:style>
    <style:style style:name="P7334" style:parent-style-name="Normalny" style:family="paragraph">
      <style:paragraph-properties fo:text-align="justify" fo:line-height="150%"/>
    </style:style>
    <style:style style:name="T7335" style:parent-style-name="Domyślnaczcionkaakapitu" style:family="text">
      <style:text-properties style:text-underline-type="single" style:text-underline-style="solid" style:text-underline-width="auto" style:text-underline-mode="continuous"/>
    </style:style>
    <style:style style:name="T7336" style:parent-style-name="Domyślnaczcionkaakapitu" style:family="text">
      <style:text-properties fo:background-color="#80FFFF" style:text-underline-type="single" style:text-underline-style="solid" style:text-underline-width="auto" style:text-underline-mode="continuous"/>
    </style:style>
    <style:style style:name="T7337" style:parent-style-name="Domyślnaczcionkaakapitu" style:family="text">
      <style:text-properties style:text-underline-type="single" style:text-underline-style="solid" style:text-underline-width="auto" style:text-underline-mode="continuous"/>
    </style:style>
    <style:style style:name="T7338" style:parent-style-name="Domyślnaczcionkaakapitu" style:family="text">
      <style:text-properties fo:background-color="#80FFFF" style:text-underline-type="single" style:text-underline-style="solid" style:text-underline-width="auto" style:text-underline-mode="continuous"/>
    </style:style>
    <style:style style:name="T7339" style:parent-style-name="Domyślnaczcionkaakapitu" style:family="text">
      <style:text-properties style:text-underline-type="single" style:text-underline-style="solid" style:text-underline-width="auto" style:text-underline-mode="continuous"/>
    </style:style>
    <style:style style:name="T7340" style:parent-style-name="Domyślnaczcionkaakapitu" style:family="text">
      <style:text-properties fo:background-color="#80FFFF" style:text-underline-type="single" style:text-underline-style="solid" style:text-underline-width="auto" style:text-underline-mode="continuous"/>
    </style:style>
    <style:style style:name="T7341" style:parent-style-name="Domyślnaczcionkaakapitu" style:family="text">
      <style:text-properties style:text-underline-type="single" style:text-underline-style="solid" style:text-underline-width="auto" style:text-underline-mode="continuous"/>
    </style:style>
    <style:style style:name="P7342" style:parent-style-name="Normalny" style:family="paragraph">
      <style:paragraph-properties fo:text-align="justify" fo:line-height="150%" fo:text-indent="0.2479in"/>
    </style:style>
    <style:style style:name="T7343" style:parent-style-name="Domyślnaczcionkaakapitu" style:family="text">
      <style:text-properties fo:background-color="#80FFFF"/>
    </style:style>
    <style:style style:name="T7344" style:parent-style-name="Domyślnaczcionkaakapitu" style:family="text">
      <style:text-properties fo:background-color="#80FFFF"/>
    </style:style>
    <style:style style:name="T7345" style:parent-style-name="Domyślnaczcionkaakapitu" style:family="text">
      <style:text-properties fo:background-color="#80FFFF"/>
    </style:style>
    <style:style style:name="P7346" style:parent-style-name="Normalny" style:family="paragraph">
      <style:paragraph-properties fo:text-align="justify" fo:line-height="150%"/>
    </style:style>
    <style:style style:name="T7347" style:parent-style-name="Domyślnaczcionkaakapitu" style:family="text">
      <style:text-properties style:text-underline-type="single" style:text-underline-style="solid" style:text-underline-width="auto" style:text-underline-mode="continuous"/>
    </style:style>
    <style:style style:name="T7348" style:parent-style-name="Domyślnaczcionkaakapitu" style:family="text">
      <style:text-properties fo:background-color="#80FFFF" style:text-underline-type="single" style:text-underline-style="solid" style:text-underline-width="auto" style:text-underline-mode="continuous"/>
    </style:style>
    <style:style style:name="T7349" style:parent-style-name="Domyślnaczcionkaakapitu" style:family="text">
      <style:text-properties style:text-underline-type="single" style:text-underline-style="solid" style:text-underline-width="auto" style:text-underline-mode="continuous"/>
    </style:style>
    <style:style style:name="T7350" style:parent-style-name="Domyślnaczcionkaakapitu" style:family="text">
      <style:text-properties fo:background-color="#80FFFF" style:text-underline-type="single" style:text-underline-style="solid" style:text-underline-width="auto" style:text-underline-mode="continuous"/>
    </style:style>
    <style:style style:name="T7351" style:parent-style-name="Domyślnaczcionkaakapitu" style:family="text">
      <style:text-properties style:text-underline-type="single" style:text-underline-style="solid" style:text-underline-width="auto" style:text-underline-mode="continuous"/>
    </style:style>
    <style:style style:name="T7352" style:parent-style-name="Domyślnaczcionkaakapitu" style:family="text">
      <style:text-properties fo:background-color="#80FFFF" style:text-underline-type="single" style:text-underline-style="solid" style:text-underline-width="auto" style:text-underline-mode="continuous"/>
    </style:style>
    <style:style style:name="P7353" style:parent-style-name="Normalny" style:family="paragraph">
      <style:paragraph-properties fo:text-align="justify" fo:line-height="150%" fo:text-indent="0.2479in"/>
    </style:style>
    <style:style style:name="T7354" style:parent-style-name="Domyślnaczcionkaakapitu" style:family="text">
      <style:text-properties fo:background-color="#80FFFF"/>
    </style:style>
    <style:style style:name="T7355" style:parent-style-name="Domyślnaczcionkaakapitu" style:family="text">
      <style:text-properties fo:background-color="#80FFFF"/>
    </style:style>
    <style:style style:name="T7356" style:parent-style-name="Domyślnaczcionkaakapitu" style:family="text">
      <style:text-properties fo:background-color="#80FFFF"/>
    </style:style>
    <style:style style:name="T7357" style:parent-style-name="Domyślnaczcionkaakapitu" style:family="text">
      <style:text-properties fo:background-color="#80FFFF"/>
    </style:style>
    <style:style style:name="T7358" style:parent-style-name="Domyślnaczcionkaakapitu" style:family="text">
      <style:text-properties fo:background-color="#80FFFF"/>
    </style:style>
    <style:style style:name="T7359" style:parent-style-name="Domyślnaczcionkaakapitu" style:family="text">
      <style:text-properties fo:background-color="#80FFFF"/>
    </style:style>
    <style:style style:name="T7360" style:parent-style-name="Domyślnaczcionkaakapitu" style:family="text">
      <style:text-properties fo:background-color="#80FFFF"/>
    </style:style>
    <style:style style:name="T7361" style:parent-style-name="Domyślnaczcionkaakapitu" style:family="text">
      <style:text-properties fo:background-color="#80FFFF"/>
    </style:style>
    <style:style style:name="T7362" style:parent-style-name="Domyślnaczcionkaakapitu" style:family="text">
      <style:text-properties fo:background-color="#80FFFF"/>
    </style:style>
    <style:style style:name="T7363" style:parent-style-name="Domyślnaczcionkaakapitu" style:family="text">
      <style:text-properties fo:background-color="#80FFFF"/>
    </style:style>
    <style:style style:name="P7364" style:parent-style-name="Normalny" style:family="paragraph">
      <style:paragraph-properties fo:text-align="justify" fo:line-height="150%"/>
    </style:style>
    <style:style style:name="T7365" style:parent-style-name="Domyślnaczcionkaakapitu" style:family="text">
      <style:text-properties style:text-underline-type="single" style:text-underline-style="solid" style:text-underline-width="auto" style:text-underline-mode="continuous"/>
    </style:style>
    <style:style style:name="T7366" style:parent-style-name="Domyślnaczcionkaakapitu" style:family="text">
      <style:text-properties fo:background-color="#80FFFF" style:text-underline-type="single" style:text-underline-style="solid" style:text-underline-width="auto" style:text-underline-mode="continuous"/>
    </style:style>
    <style:style style:name="T7367" style:parent-style-name="Domyślnaczcionkaakapitu" style:family="text">
      <style:text-properties style:text-underline-type="single" style:text-underline-style="solid" style:text-underline-width="auto" style:text-underline-mode="continuous"/>
    </style:style>
    <style:style style:name="T7368" style:parent-style-name="Domyślnaczcionkaakapitu" style:family="text">
      <style:text-properties fo:background-color="#80FFFF" style:text-underline-type="single" style:text-underline-style="solid" style:text-underline-width="auto" style:text-underline-mode="continuous"/>
    </style:style>
    <style:style style:name="T7369" style:parent-style-name="Domyślnaczcionkaakapitu" style:family="text">
      <style:text-properties style:text-underline-type="single" style:text-underline-style="solid" style:text-underline-width="auto" style:text-underline-mode="continuous"/>
    </style:style>
    <style:style style:name="T7370" style:parent-style-name="Domyślnaczcionkaakapitu" style:family="text">
      <style:text-properties fo:background-color="#80FFFF" style:text-underline-type="single" style:text-underline-style="solid" style:text-underline-width="auto" style:text-underline-mode="continuous"/>
    </style:style>
    <style:style style:name="T7371" style:parent-style-name="Domyślnaczcionkaakapitu" style:family="text">
      <style:text-properties style:text-underline-type="single" style:text-underline-style="solid" style:text-underline-width="auto" style:text-underline-mode="continuous"/>
    </style:style>
    <style:style style:name="P7372" style:parent-style-name="Normalny" style:family="paragraph">
      <style:paragraph-properties fo:text-align="justify" fo:line-height="150%" fo:text-indent="0.2479in"/>
    </style:style>
    <style:style style:name="P7373" style:parent-style-name="Normalny" style:family="paragraph">
      <style:paragraph-properties fo:text-align="justify" fo:line-height="150%"/>
    </style:style>
    <style:style style:name="T7374" style:parent-style-name="Domyślnaczcionkaakapitu" style:family="text">
      <style:text-properties style:text-underline-type="single" style:text-underline-style="solid" style:text-underline-width="auto" style:text-underline-mode="continuous"/>
    </style:style>
    <style:style style:name="T7375" style:parent-style-name="Domyślnaczcionkaakapitu" style:family="text">
      <style:text-properties fo:background-color="#80FFFF" style:text-underline-type="single" style:text-underline-style="solid" style:text-underline-width="auto" style:text-underline-mode="continuous"/>
    </style:style>
    <style:style style:name="T7376" style:parent-style-name="Domyślnaczcionkaakapitu" style:family="text">
      <style:text-properties style:text-underline-type="single" style:text-underline-style="solid" style:text-underline-width="auto" style:text-underline-mode="continuous"/>
    </style:style>
    <style:style style:name="T7377" style:parent-style-name="Domyślnaczcionkaakapitu" style:family="text">
      <style:text-properties fo:background-color="#80FFFF" style:text-underline-type="single" style:text-underline-style="solid" style:text-underline-width="auto" style:text-underline-mode="continuous"/>
    </style:style>
    <style:style style:name="T7378" style:parent-style-name="Domyślnaczcionkaakapitu" style:family="text">
      <style:text-properties style:text-underline-type="single" style:text-underline-style="solid" style:text-underline-width="auto" style:text-underline-mode="continuous"/>
    </style:style>
    <style:style style:name="T7379" style:parent-style-name="Domyślnaczcionkaakapitu" style:family="text">
      <style:text-properties fo:background-color="#80FFFF" style:text-underline-type="single" style:text-underline-style="solid" style:text-underline-width="auto" style:text-underline-mode="continuous"/>
    </style:style>
    <style:style style:name="P7380" style:parent-style-name="Normalny" style:family="paragraph">
      <style:paragraph-properties fo:text-align="justify" fo:line-height="150%" fo:text-indent="0.2479in"/>
    </style:style>
    <style:style style:name="T7381" style:parent-style-name="Domyślnaczcionkaakapitu" style:family="text">
      <style:text-properties fo:background-color="#80FFFF"/>
    </style:style>
    <style:style style:name="P7382" style:parent-style-name="Normalny" style:family="paragraph">
      <style:paragraph-properties fo:text-align="justify" fo:line-height="150%" fo:text-indent="0.2479in"/>
    </style:style>
    <style:style style:name="T7383" style:parent-style-name="Domyślnaczcionkaakapitu" style:family="text">
      <style:text-properties fo:background-color="#80FFFF"/>
    </style:style>
    <style:style style:name="P7384" style:parent-style-name="Normalny" style:family="paragraph">
      <style:paragraph-properties fo:text-align="justify" fo:line-height="150%" fo:text-indent="0.2479in"/>
    </style:style>
    <style:style style:name="T7385" style:parent-style-name="Domyślnaczcionkaakapitu" style:family="text">
      <style:text-properties fo:background-color="#80FFFF"/>
    </style:style>
    <style:style style:name="T7386" style:parent-style-name="Domyślnaczcionkaakapitu" style:family="text">
      <style:text-properties fo:background-color="#80FFFF"/>
    </style:style>
    <style:style style:name="T7387" style:parent-style-name="Domyślnaczcionkaakapitu" style:family="text">
      <style:text-properties fo:background-color="#80FFFF"/>
    </style:style>
    <style:style style:name="T7388" style:parent-style-name="Domyślnaczcionkaakapitu" style:family="text">
      <style:text-properties fo:background-color="#80FFFF"/>
    </style:style>
    <style:style style:name="P7389" style:parent-style-name="Normalny" style:family="paragraph">
      <style:paragraph-properties fo:text-align="justify" fo:line-height="150%" fo:text-indent="0.2479in"/>
    </style:style>
    <style:style style:name="T7390" style:parent-style-name="Domyślnaczcionkaakapitu" style:family="text">
      <style:text-properties fo:background-color="#80FFFF"/>
    </style:style>
    <style:style style:name="T7391" style:parent-style-name="Domyślnaczcionkaakapitu" style:family="text">
      <style:text-properties fo:background-color="#80FFFF"/>
    </style:style>
    <style:style style:name="T7392" style:parent-style-name="Domyślnaczcionkaakapitu" style:family="text">
      <style:text-properties fo:background-color="#80FFFF"/>
    </style:style>
    <style:style style:name="T7393" style:parent-style-name="Domyślnaczcionkaakapitu" style:family="text">
      <style:text-properties fo:background-color="#80FFFF"/>
    </style:style>
    <style:style style:name="T7394" style:parent-style-name="Domyślnaczcionkaakapitu" style:family="text">
      <style:text-properties fo:background-color="#80FFFF"/>
    </style:style>
    <style:style style:name="T7395" style:parent-style-name="Domyślnaczcionkaakapitu" style:family="text">
      <style:text-properties fo:background-color="#80FFFF"/>
    </style:style>
    <style:style style:name="T7396" style:parent-style-name="Domyślnaczcionkaakapitu" style:family="text">
      <style:text-properties fo:background-color="#80FFFF"/>
    </style:style>
    <style:style style:name="T7397" style:parent-style-name="Domyślnaczcionkaakapitu" style:family="text">
      <style:text-properties fo:background-color="#80FFFF"/>
    </style:style>
    <style:style style:name="T7398" style:parent-style-name="Domyślnaczcionkaakapitu" style:family="text">
      <style:text-properties fo:background-color="#80FFFF"/>
    </style:style>
    <style:style style:name="T7399" style:parent-style-name="Domyślnaczcionkaakapitu" style:family="text">
      <style:text-properties fo:background-color="#80FFFF"/>
    </style:style>
    <style:style style:name="T7400" style:parent-style-name="Domyślnaczcionkaakapitu" style:family="text">
      <style:text-properties fo:background-color="#80FFFF"/>
    </style:style>
    <style:style style:name="T7401" style:parent-style-name="Domyślnaczcionkaakapitu" style:family="text">
      <style:text-properties fo:background-color="#80FFFF"/>
    </style:style>
    <style:style style:name="P7402" style:parent-style-name="Normalny" style:family="paragraph">
      <style:paragraph-properties fo:text-align="justify" fo:line-height="150%" fo:text-indent="0.2479in"/>
    </style:style>
    <style:style style:name="T7403" style:parent-style-name="Domyślnaczcionkaakapitu" style:family="text">
      <style:text-properties fo:background-color="#80FFFF"/>
    </style:style>
    <style:style style:name="T7404" style:parent-style-name="Domyślnaczcionkaakapitu" style:family="text">
      <style:text-properties fo:background-color="#80FFFF"/>
    </style:style>
    <style:style style:name="T7405" style:parent-style-name="Domyślnaczcionkaakapitu" style:family="text">
      <style:text-properties fo:background-color="#80FFFF"/>
    </style:style>
    <style:style style:name="T7406" style:parent-style-name="Domyślnaczcionkaakapitu" style:family="text">
      <style:text-properties fo:background-color="#80FFFF"/>
    </style:style>
    <style:style style:name="T7407" style:parent-style-name="Domyślnaczcionkaakapitu" style:family="text">
      <style:text-properties fo:background-color="#80FFFF"/>
    </style:style>
    <style:style style:name="P7408" style:parent-style-name="Normalny" style:family="paragraph">
      <style:paragraph-properties fo:text-align="justify" fo:line-height="150%" fo:text-indent="0.2479in"/>
    </style:style>
    <style:style style:name="T7409" style:parent-style-name="Domyślnaczcionkaakapitu" style:family="text">
      <style:text-properties fo:background-color="#80FFFF"/>
    </style:style>
    <style:style style:name="T7410" style:parent-style-name="Domyślnaczcionkaakapitu" style:family="text">
      <style:text-properties fo:background-color="#80FFFF"/>
    </style:style>
    <style:style style:name="P7411" style:parent-style-name="Normalny" style:family="paragraph">
      <style:paragraph-properties fo:text-align="justify" fo:line-height="150%" fo:text-indent="0.2479in"/>
    </style:style>
    <style:style style:name="T7412" style:parent-style-name="Domyślnaczcionkaakapitu" style:family="text">
      <style:text-properties fo:background-color="#80FFFF"/>
    </style:style>
    <style:style style:name="T7413" style:parent-style-name="Domyślnaczcionkaakapitu" style:family="text">
      <style:text-properties fo:background-color="#80FFFF"/>
    </style:style>
    <style:style style:name="P7414" style:parent-style-name="Normalny" style:family="paragraph">
      <style:paragraph-properties fo:text-align="justify" fo:line-height="150%" fo:text-indent="0.2479in"/>
    </style:style>
    <style:style style:name="T7415" style:parent-style-name="Domyślnaczcionkaakapitu" style:family="text">
      <style:text-properties fo:background-color="#80FFFF"/>
    </style:style>
    <style:style style:name="T7416" style:parent-style-name="Domyślnaczcionkaakapitu" style:family="text">
      <style:text-properties fo:background-color="#80FFFF"/>
    </style:style>
    <style:style style:name="T7417" style:parent-style-name="Domyślnaczcionkaakapitu" style:family="text">
      <style:text-properties fo:background-color="#80FFFF"/>
    </style:style>
    <style:style style:name="T7418" style:parent-style-name="Domyślnaczcionkaakapitu" style:family="text">
      <style:text-properties fo:background-color="#80FFFF"/>
    </style:style>
    <style:style style:name="T7419" style:parent-style-name="Domyślnaczcionkaakapitu" style:family="text">
      <style:text-properties fo:background-color="#80FFFF"/>
    </style:style>
    <style:style style:name="T7420" style:parent-style-name="Domyślnaczcionkaakapitu" style:family="text">
      <style:text-properties fo:background-color="#80FFFF"/>
    </style:style>
    <style:style style:name="T7421" style:parent-style-name="Domyślnaczcionkaakapitu" style:family="text">
      <style:text-properties fo:background-color="#80FFFF"/>
    </style:style>
    <style:style style:name="T7422" style:parent-style-name="Domyślnaczcionkaakapitu" style:family="text">
      <style:text-properties fo:background-color="#80FFFF"/>
    </style:style>
    <style:style style:name="P7423" style:parent-style-name="Normalny" style:family="paragraph">
      <style:paragraph-properties fo:text-align="justify" fo:line-height="150%" fo:text-indent="0.2479in"/>
    </style:style>
    <style:style style:name="P7424" style:parent-style-name="Normalny" style:family="paragraph">
      <style:paragraph-properties fo:text-align="justify" fo:line-height="150%"/>
    </style:style>
    <style:style style:name="T7425" style:parent-style-name="Domyślnaczcionkaakapitu" style:family="text">
      <style:text-properties style:text-underline-type="single" style:text-underline-style="solid" style:text-underline-width="auto" style:text-underline-mode="continuous"/>
    </style:style>
    <style:style style:name="T7426" style:parent-style-name="Domyślnaczcionkaakapitu" style:family="text">
      <style:text-properties fo:background-color="#80FFFF" style:text-underline-type="single" style:text-underline-style="solid" style:text-underline-width="auto" style:text-underline-mode="continuous"/>
    </style:style>
    <style:style style:name="T7427" style:parent-style-name="Domyślnaczcionkaakapitu" style:family="text">
      <style:text-properties style:text-underline-type="single" style:text-underline-style="solid" style:text-underline-width="auto" style:text-underline-mode="continuous"/>
    </style:style>
    <style:style style:name="T7428" style:parent-style-name="Domyślnaczcionkaakapitu" style:family="text">
      <style:text-properties fo:background-color="#80FFFF" style:text-underline-type="single" style:text-underline-style="solid" style:text-underline-width="auto" style:text-underline-mode="continuous"/>
    </style:style>
    <style:style style:name="T7429" style:parent-style-name="Domyślnaczcionkaakapitu" style:family="text">
      <style:text-properties style:text-underline-type="single" style:text-underline-style="solid" style:text-underline-width="auto" style:text-underline-mode="continuous"/>
    </style:style>
    <style:style style:name="T7430" style:parent-style-name="Domyślnaczcionkaakapitu" style:family="text">
      <style:text-properties fo:background-color="#80FFFF" style:text-underline-type="single" style:text-underline-style="solid" style:text-underline-width="auto" style:text-underline-mode="continuous"/>
    </style:style>
    <style:style style:name="T7431" style:parent-style-name="Domyślnaczcionkaakapitu" style:family="text">
      <style:text-properties style:text-underline-type="single" style:text-underline-style="solid" style:text-underline-width="auto" style:text-underline-mode="continuous"/>
    </style:style>
    <style:style style:name="P7432" style:parent-style-name="Normalny" style:family="paragraph">
      <style:paragraph-properties fo:text-align="justify" fo:line-height="150%" fo:text-indent="0.2479in"/>
    </style:style>
    <style:style style:name="T7433" style:parent-style-name="Domyślnaczcionkaakapitu" style:family="text">
      <style:text-properties fo:background-color="#80FFFF"/>
    </style:style>
    <style:style style:name="T7434" style:parent-style-name="Domyślnaczcionkaakapitu" style:family="text">
      <style:text-properties fo:background-color="#80FFFF"/>
    </style:style>
    <style:style style:name="P7435" style:parent-style-name="Normalny" style:family="paragraph">
      <style:paragraph-properties fo:text-align="justify" fo:line-height="150%" fo:text-indent="0.2479in"/>
    </style:style>
    <style:style style:name="P7436" style:parent-style-name="Normalny" style:family="paragraph">
      <style:paragraph-properties fo:text-align="justify" fo:line-height="150%"/>
    </style:style>
    <style:style style:name="T7437" style:parent-style-name="Domyślnaczcionkaakapitu" style:family="text">
      <style:text-properties style:text-underline-type="single" style:text-underline-style="solid" style:text-underline-width="auto" style:text-underline-mode="continuous"/>
    </style:style>
    <style:style style:name="T7438" style:parent-style-name="Domyślnaczcionkaakapitu" style:family="text">
      <style:text-properties fo:background-color="#80FFFF" style:text-underline-type="single" style:text-underline-style="solid" style:text-underline-width="auto" style:text-underline-mode="continuous"/>
    </style:style>
    <style:style style:name="T7439" style:parent-style-name="Domyślnaczcionkaakapitu" style:family="text">
      <style:text-properties style:text-underline-type="single" style:text-underline-style="solid" style:text-underline-width="auto" style:text-underline-mode="continuous"/>
    </style:style>
    <style:style style:name="T7440" style:parent-style-name="Domyślnaczcionkaakapitu" style:family="text">
      <style:text-properties fo:background-color="#80FFFF" style:text-underline-type="single" style:text-underline-style="solid" style:text-underline-width="auto" style:text-underline-mode="continuous"/>
    </style:style>
    <style:style style:name="T7441" style:parent-style-name="Domyślnaczcionkaakapitu" style:family="text">
      <style:text-properties style:text-underline-type="single" style:text-underline-style="solid" style:text-underline-width="auto" style:text-underline-mode="continuous"/>
    </style:style>
    <style:style style:name="T7442" style:parent-style-name="Domyślnaczcionkaakapitu" style:family="text">
      <style:text-properties fo:background-color="#80FFFF" style:text-underline-type="single" style:text-underline-style="solid" style:text-underline-width="auto" style:text-underline-mode="continuous"/>
    </style:style>
    <style:style style:name="T7443" style:parent-style-name="Domyślnaczcionkaakapitu" style:family="text">
      <style:text-properties style:text-underline-type="single" style:text-underline-style="solid" style:text-underline-width="auto" style:text-underline-mode="continuous"/>
    </style:style>
    <style:style style:name="P7444" style:parent-style-name="Normalny" style:family="paragraph">
      <style:paragraph-properties fo:text-align="justify" fo:line-height="150%" fo:text-indent="0.2479in"/>
    </style:style>
    <style:style style:name="P7445" style:parent-style-name="Normalny" style:family="paragraph">
      <style:paragraph-properties fo:text-align="justify" fo:line-height="150%"/>
    </style:style>
    <style:style style:name="T7446" style:parent-style-name="Domyślnaczcionkaakapitu" style:family="text">
      <style:text-properties fo:background-color="#80FFFF" style:text-underline-type="single" style:text-underline-style="solid" style:text-underline-width="auto" style:text-underline-mode="continuous"/>
    </style:style>
    <style:style style:name="T7447" style:parent-style-name="Domyślnaczcionkaakapitu" style:family="text">
      <style:text-properties style:text-underline-type="single" style:text-underline-style="solid" style:text-underline-width="auto" style:text-underline-mode="continuous"/>
    </style:style>
    <style:style style:name="T7448" style:parent-style-name="Domyślnaczcionkaakapitu" style:family="text">
      <style:text-properties fo:background-color="#80FFFF" style:text-underline-type="single" style:text-underline-style="solid" style:text-underline-width="auto" style:text-underline-mode="continuous"/>
    </style:style>
    <style:style style:name="T7449" style:parent-style-name="Domyślnaczcionkaakapitu" style:family="text">
      <style:text-properties style:text-underline-type="single" style:text-underline-style="solid" style:text-underline-width="auto" style:text-underline-mode="continuous"/>
    </style:style>
    <style:style style:name="T7450" style:parent-style-name="Domyślnaczcionkaakapitu" style:family="text">
      <style:text-properties fo:background-color="#80FFFF" style:text-underline-type="single" style:text-underline-style="solid" style:text-underline-width="auto" style:text-underline-mode="continuous"/>
    </style:style>
    <style:style style:name="T7451" style:parent-style-name="Domyślnaczcionkaakapitu" style:family="text">
      <style:text-properties style:text-underline-type="single" style:text-underline-style="solid" style:text-underline-width="auto" style:text-underline-mode="continuous"/>
    </style:style>
    <style:style style:name="T7452" style:parent-style-name="Domyślnaczcionkaakapitu" style:family="text">
      <style:text-properties fo:background-color="#80FFFF" style:text-underline-type="single" style:text-underline-style="solid" style:text-underline-width="auto" style:text-underline-mode="continuous"/>
    </style:style>
    <style:style style:name="T7453" style:parent-style-name="Domyślnaczcionkaakapitu" style:family="text">
      <style:text-properties style:text-underline-type="single" style:text-underline-style="solid" style:text-underline-width="auto" style:text-underline-mode="continuous"/>
    </style:style>
    <style:style style:name="P7454" style:parent-style-name="Normalny" style:family="paragraph">
      <style:paragraph-properties fo:text-align="justify" fo:line-height="150%" fo:text-indent="0.2479in"/>
    </style:style>
    <style:style style:name="T7455" style:parent-style-name="Domyślnaczcionkaakapitu" style:family="text">
      <style:text-properties fo:background-color="#80FFFF"/>
    </style:style>
    <style:style style:name="T7456" style:parent-style-name="Domyślnaczcionkaakapitu" style:family="text">
      <style:text-properties fo:background-color="#80FFFF"/>
    </style:style>
    <style:style style:name="P7457" style:parent-style-name="Normalny" style:family="paragraph">
      <style:paragraph-properties fo:text-align="justify" fo:line-height="150%"/>
    </style:style>
    <style:style style:name="T7458" style:parent-style-name="Domyślnaczcionkaakapitu" style:family="text">
      <style:text-properties style:text-underline-type="single" style:text-underline-style="solid" style:text-underline-width="auto" style:text-underline-mode="continuous"/>
    </style:style>
    <style:style style:name="T7459" style:parent-style-name="Domyślnaczcionkaakapitu" style:family="text">
      <style:text-properties fo:background-color="#80FFFF" style:text-underline-type="single" style:text-underline-style="solid" style:text-underline-width="auto" style:text-underline-mode="continuous"/>
    </style:style>
    <style:style style:name="T7460" style:parent-style-name="Domyślnaczcionkaakapitu" style:family="text">
      <style:text-properties style:text-underline-type="single" style:text-underline-style="solid" style:text-underline-width="auto" style:text-underline-mode="continuous"/>
    </style:style>
    <style:style style:name="T7461" style:parent-style-name="Domyślnaczcionkaakapitu" style:family="text">
      <style:text-properties fo:background-color="#80FFFF" style:text-underline-type="single" style:text-underline-style="solid" style:text-underline-width="auto" style:text-underline-mode="continuous"/>
    </style:style>
    <style:style style:name="T7462" style:parent-style-name="Domyślnaczcionkaakapitu" style:family="text">
      <style:text-properties style:text-underline-type="single" style:text-underline-style="solid" style:text-underline-width="auto" style:text-underline-mode="continuous"/>
    </style:style>
    <style:style style:name="T7463" style:parent-style-name="Domyślnaczcionkaakapitu" style:family="text">
      <style:text-properties fo:background-color="#80FFFF" style:text-underline-type="single" style:text-underline-style="solid" style:text-underline-width="auto" style:text-underline-mode="continuous"/>
    </style:style>
    <style:style style:name="T7464" style:parent-style-name="Domyślnaczcionkaakapitu" style:family="text">
      <style:text-properties style:text-underline-type="single" style:text-underline-style="solid" style:text-underline-width="auto" style:text-underline-mode="continuous"/>
    </style:style>
    <style:style style:name="P7465" style:parent-style-name="Normalny" style:family="paragraph">
      <style:paragraph-properties fo:text-align="justify" fo:line-height="150%" fo:text-indent="0.2479in"/>
    </style:style>
    <style:style style:name="P7466" style:parent-style-name="Normalny" style:family="paragraph">
      <style:paragraph-properties fo:text-align="justify" fo:line-height="150%"/>
    </style:style>
    <style:style style:name="T7467" style:parent-style-name="Domyślnaczcionkaakapitu" style:family="text">
      <style:text-properties style:text-underline-type="single" style:text-underline-style="solid" style:text-underline-width="auto" style:text-underline-mode="continuous"/>
    </style:style>
    <style:style style:name="T7468" style:parent-style-name="Domyślnaczcionkaakapitu" style:family="text">
      <style:text-properties fo:background-color="#80FFFF" style:text-underline-type="single" style:text-underline-style="solid" style:text-underline-width="auto" style:text-underline-mode="continuous"/>
    </style:style>
    <style:style style:name="T7469" style:parent-style-name="Domyślnaczcionkaakapitu" style:family="text">
      <style:text-properties style:text-underline-type="single" style:text-underline-style="solid" style:text-underline-width="auto" style:text-underline-mode="continuous"/>
    </style:style>
    <style:style style:name="T7470" style:parent-style-name="Domyślnaczcionkaakapitu" style:family="text">
      <style:text-properties fo:background-color="#80FFFF" style:text-underline-type="single" style:text-underline-style="solid" style:text-underline-width="auto" style:text-underline-mode="continuous"/>
    </style:style>
    <style:style style:name="T7471" style:parent-style-name="Domyślnaczcionkaakapitu" style:family="text">
      <style:text-properties style:text-underline-type="single" style:text-underline-style="solid" style:text-underline-width="auto" style:text-underline-mode="continuous"/>
    </style:style>
    <style:style style:name="P7472" style:parent-style-name="Normalny" style:family="paragraph">
      <style:paragraph-properties fo:text-align="justify" fo:line-height="150%" fo:text-indent="0.2479in"/>
    </style:style>
    <style:style style:name="P7473" style:parent-style-name="Normalny" style:family="paragraph">
      <style:paragraph-properties fo:text-align="justify" fo:line-height="150%" fo:text-indent="0.2479in"/>
    </style:style>
    <style:style style:name="T7474" style:parent-style-name="Domyślnaczcionkaakapitu" style:family="text">
      <style:text-properties fo:background-color="#80FFFF"/>
    </style:style>
    <style:style style:name="T7475" style:parent-style-name="Domyślnaczcionkaakapitu" style:family="text">
      <style:text-properties style:text-position="sub 66.6%" fo:background-color="#80FFFF"/>
    </style:style>
    <style:style style:name="T7476" style:parent-style-name="Domyślnaczcionkaakapitu" style:family="text">
      <style:text-properties fo:background-color="#80FFFF"/>
    </style:style>
    <style:style style:name="T7477" style:parent-style-name="Domyślnaczcionkaakapitu" style:family="text">
      <style:text-properties style:text-position="sub 66.6%"/>
    </style:style>
    <style:style style:name="T7478" style:parent-style-name="Domyślnaczcionkaakapitu" style:family="text">
      <style:text-properties fo:background-color="#80FFFF"/>
    </style:style>
    <style:style style:name="P7479" style:parent-style-name="Normalny" style:family="paragraph">
      <style:paragraph-properties fo:text-align="justify" fo:line-height="150%" fo:text-indent="0.2479in"/>
    </style:style>
    <style:style style:name="T7480" style:parent-style-name="Domyślnaczcionkaakapitu" style:family="text">
      <style:text-properties fo:background-color="#80FFFF"/>
    </style:style>
    <style:style style:name="P7481" style:parent-style-name="Normalny" style:family="paragraph">
      <style:paragraph-properties fo:text-align="justify" fo:line-height="150%" fo:text-indent="0.2479in"/>
    </style:style>
    <style:style style:name="P7482" style:parent-style-name="Normalny" style:family="paragraph">
      <style:paragraph-properties fo:text-align="justify" fo:line-height="150%"/>
    </style:style>
    <style:style style:name="T7483" style:parent-style-name="Domyślnaczcionkaakapitu" style:family="text">
      <style:text-properties style:text-underline-type="single" style:text-underline-style="solid" style:text-underline-width="auto" style:text-underline-mode="continuous"/>
    </style:style>
    <style:style style:name="T7484" style:parent-style-name="Domyślnaczcionkaakapitu" style:family="text">
      <style:text-properties fo:background-color="#80FFFF" style:text-underline-type="single" style:text-underline-style="solid" style:text-underline-width="auto" style:text-underline-mode="continuous"/>
    </style:style>
    <style:style style:name="T7485" style:parent-style-name="Domyślnaczcionkaakapitu" style:family="text">
      <style:text-properties style:text-underline-type="single" style:text-underline-style="solid" style:text-underline-width="auto" style:text-underline-mode="continuous"/>
    </style:style>
    <style:style style:name="T7486" style:parent-style-name="Domyślnaczcionkaakapitu" style:family="text">
      <style:text-properties fo:background-color="#80FFFF" style:text-underline-type="single" style:text-underline-style="solid" style:text-underline-width="auto" style:text-underline-mode="continuous"/>
    </style:style>
    <style:style style:name="T7487" style:parent-style-name="Domyślnaczcionkaakapitu" style:family="text">
      <style:text-properties style:text-underline-type="single" style:text-underline-style="solid" style:text-underline-width="auto" style:text-underline-mode="continuous"/>
    </style:style>
    <style:style style:name="T7488" style:parent-style-name="Domyślnaczcionkaakapitu" style:family="text">
      <style:text-properties fo:background-color="#80FFFF" style:text-underline-type="single" style:text-underline-style="solid" style:text-underline-width="auto" style:text-underline-mode="continuous"/>
    </style:style>
    <style:style style:name="T7489" style:parent-style-name="Domyślnaczcionkaakapitu" style:family="text">
      <style:text-properties style:text-underline-type="single" style:text-underline-style="solid" style:text-underline-width="auto" style:text-underline-mode="continuous"/>
    </style:style>
    <style:style style:name="P7490" style:parent-style-name="Normalny" style:family="paragraph">
      <style:paragraph-properties fo:text-align="justify" fo:line-height="150%" fo:text-indent="0.2479in"/>
    </style:style>
    <style:style style:name="T7491" style:parent-style-name="Domyślnaczcionkaakapitu" style:family="text">
      <style:text-properties fo:background-color="#80FFFF"/>
    </style:style>
    <style:style style:name="P7492" style:parent-style-name="Normalny" style:family="paragraph">
      <style:paragraph-properties fo:text-align="justify" fo:line-height="150%"/>
    </style:style>
    <style:style style:name="T7493" style:parent-style-name="Domyślnaczcionkaakapitu" style:family="text">
      <style:text-properties style:text-underline-type="single" style:text-underline-style="solid" style:text-underline-width="auto" style:text-underline-mode="continuous"/>
    </style:style>
    <style:style style:name="T7494" style:parent-style-name="Domyślnaczcionkaakapitu" style:family="text">
      <style:text-properties fo:background-color="#80FFFF" style:text-underline-type="single" style:text-underline-style="solid" style:text-underline-width="auto" style:text-underline-mode="continuous"/>
    </style:style>
    <style:style style:name="T7495" style:parent-style-name="Domyślnaczcionkaakapitu" style:family="text">
      <style:text-properties style:text-underline-type="single" style:text-underline-style="solid" style:text-underline-width="auto" style:text-underline-mode="continuous"/>
    </style:style>
    <style:style style:name="T7496" style:parent-style-name="Domyślnaczcionkaakapitu" style:family="text">
      <style:text-properties fo:background-color="#80FFFF" style:text-underline-type="single" style:text-underline-style="solid" style:text-underline-width="auto" style:text-underline-mode="continuous"/>
    </style:style>
    <style:style style:name="T7497" style:parent-style-name="Domyślnaczcionkaakapitu" style:family="text">
      <style:text-properties style:text-underline-type="single" style:text-underline-style="solid" style:text-underline-width="auto" style:text-underline-mode="continuous"/>
    </style:style>
    <style:style style:name="P7498" style:parent-style-name="Normalny" style:family="paragraph">
      <style:paragraph-properties fo:text-align="justify" fo:line-height="150%" fo:text-indent="0.2479in"/>
    </style:style>
    <style:style style:name="T7499" style:parent-style-name="Domyślnaczcionkaakapitu" style:family="text">
      <style:text-properties fo:background-color="#80FFFF"/>
    </style:style>
    <style:style style:name="T7500" style:parent-style-name="Domyślnaczcionkaakapitu" style:family="text">
      <style:text-properties fo:background-color="#80FFFF"/>
    </style:style>
    <style:style style:name="T7501" style:parent-style-name="Domyślnaczcionkaakapitu" style:family="text">
      <style:text-properties fo:background-color="#80FFFF"/>
    </style:style>
    <style:style style:name="T7502" style:parent-style-name="Domyślnaczcionkaakapitu" style:family="text">
      <style:text-properties fo:background-color="#80FFFF"/>
    </style:style>
    <style:style style:name="P7503" style:parent-style-name="Normalny" style:family="paragraph">
      <style:paragraph-properties fo:text-align="justify" fo:line-height="150%" fo:text-indent="0.2479in"/>
    </style:style>
    <style:style style:name="P7504" style:parent-style-name="Normalny" style:family="paragraph">
      <style:paragraph-properties fo:text-align="justify" fo:line-height="150%" fo:text-indent="0.2479in"/>
    </style:style>
    <style:style style:name="T7505" style:parent-style-name="Domyślnaczcionkaakapitu" style:family="text">
      <style:text-properties fo:background-color="#80FFFF"/>
    </style:style>
    <style:style style:name="T7506" style:parent-style-name="Domyślnaczcionkaakapitu" style:family="text">
      <style:text-properties fo:background-color="#80FFFF"/>
    </style:style>
    <style:style style:name="T7507" style:parent-style-name="Domyślnaczcionkaakapitu" style:family="text">
      <style:text-properties fo:background-color="#80FFFF"/>
    </style:style>
    <style:style style:name="P7508" style:parent-style-name="Normalny" style:family="paragraph">
      <style:paragraph-properties fo:text-align="justify" fo:line-height="150%" fo:text-indent="0.2479in"/>
    </style:style>
    <style:style style:name="T7509" style:parent-style-name="Domyślnaczcionkaakapitu" style:family="text">
      <style:text-properties fo:background-color="#80FFFF"/>
    </style:style>
    <style:style style:name="T7510" style:parent-style-name="Domyślnaczcionkaakapitu" style:family="text">
      <style:text-properties fo:background-color="#80FFFF"/>
    </style:style>
    <style:style style:name="P7511" style:parent-style-name="Normalny" style:family="paragraph">
      <style:paragraph-properties fo:text-align="justify" fo:line-height="150%"/>
    </style:style>
    <style:style style:name="T7512" style:parent-style-name="Domyślnaczcionkaakapitu" style:family="text">
      <style:text-properties style:text-underline-type="single" style:text-underline-style="solid" style:text-underline-width="auto" style:text-underline-mode="continuous"/>
    </style:style>
    <style:style style:name="T7513" style:parent-style-name="Domyślnaczcionkaakapitu" style:family="text">
      <style:text-properties fo:background-color="#80FFFF" style:text-underline-type="single" style:text-underline-style="solid" style:text-underline-width="auto" style:text-underline-mode="continuous"/>
    </style:style>
    <style:style style:name="T7514" style:parent-style-name="Domyślnaczcionkaakapitu" style:family="text">
      <style:text-properties style:text-underline-type="single" style:text-underline-style="solid" style:text-underline-width="auto" style:text-underline-mode="continuous"/>
    </style:style>
    <style:style style:name="T7515" style:parent-style-name="Domyślnaczcionkaakapitu" style:family="text">
      <style:text-properties fo:background-color="#80FFFF" style:text-underline-type="single" style:text-underline-style="solid" style:text-underline-width="auto" style:text-underline-mode="continuous"/>
    </style:style>
    <style:style style:name="T7516" style:parent-style-name="Domyślnaczcionkaakapitu" style:family="text">
      <style:text-properties style:text-underline-type="single" style:text-underline-style="solid" style:text-underline-width="auto" style:text-underline-mode="continuous"/>
    </style:style>
    <style:style style:name="T7517" style:parent-style-name="Domyślnaczcionkaakapitu" style:family="text">
      <style:text-properties fo:background-color="#80FFFF" style:text-underline-type="single" style:text-underline-style="solid" style:text-underline-width="auto" style:text-underline-mode="continuous"/>
    </style:style>
    <style:style style:name="T7518" style:parent-style-name="Domyślnaczcionkaakapitu" style:family="text">
      <style:text-properties style:text-underline-type="single" style:text-underline-style="solid" style:text-underline-width="auto" style:text-underline-mode="continuous"/>
    </style:style>
    <style:style style:name="P7519" style:parent-style-name="Normalny" style:family="paragraph">
      <style:paragraph-properties fo:text-align="justify" fo:line-height="150%" fo:text-indent="0.2479in"/>
    </style:style>
    <style:style style:name="P7520" style:parent-style-name="Normalny" style:family="paragraph">
      <style:paragraph-properties fo:text-align="justify" fo:line-height="150%"/>
    </style:style>
    <style:style style:name="T7521" style:parent-style-name="Domyślnaczcionkaakapitu" style:family="text">
      <style:text-properties style:text-underline-type="single" style:text-underline-style="solid" style:text-underline-width="auto" style:text-underline-mode="continuous"/>
    </style:style>
    <style:style style:name="P7522" style:parent-style-name="Normalny" style:family="paragraph">
      <style:paragraph-properties fo:text-align="justify" fo:line-height="150%" fo:text-indent="0.2479in"/>
    </style:style>
    <style:style style:name="T7523" style:parent-style-name="Domyślnaczcionkaakapitu" style:family="text">
      <style:text-properties fo:background-color="#80FFFF"/>
    </style:style>
    <style:style style:name="T7524" style:parent-style-name="Domyślnaczcionkaakapitu" style:family="text">
      <style:text-properties fo:background-color="#80FFFF"/>
    </style:style>
    <style:style style:name="T7525" style:parent-style-name="Domyślnaczcionkaakapitu" style:family="text">
      <style:text-properties fo:background-color="#80FFFF"/>
    </style:style>
    <style:style style:name="T7526" style:parent-style-name="Domyślnaczcionkaakapitu" style:family="text">
      <style:text-properties fo:background-color="#80FFFF"/>
    </style:style>
    <style:style style:name="T7527" style:parent-style-name="Domyślnaczcionkaakapitu" style:family="text">
      <style:text-properties fo:background-color="#80FFFF"/>
    </style:style>
    <style:style style:name="T7528" style:parent-style-name="Domyślnaczcionkaakapitu" style:family="text">
      <style:text-properties fo:background-color="#80FFFF"/>
    </style:style>
    <style:style style:name="T7529" style:parent-style-name="Domyślnaczcionkaakapitu" style:family="text">
      <style:text-properties fo:background-color="#80FFFF"/>
    </style:style>
    <style:style style:name="P7530" style:parent-style-name="Normalny" style:family="paragraph">
      <style:paragraph-properties fo:text-align="justify" fo:line-height="150%"/>
    </style:style>
    <style:style style:name="T7531" style:parent-style-name="Domyślnaczcionkaakapitu" style:family="text">
      <style:text-properties style:text-underline-type="single" style:text-underline-style="solid" style:text-underline-width="auto" style:text-underline-mode="continuous"/>
    </style:style>
    <style:style style:name="T7532" style:parent-style-name="Domyślnaczcionkaakapitu" style:family="text">
      <style:text-properties fo:background-color="#80FFFF" style:text-underline-type="single" style:text-underline-style="solid" style:text-underline-width="auto" style:text-underline-mode="continuous"/>
    </style:style>
    <style:style style:name="T7533" style:parent-style-name="Domyślnaczcionkaakapitu" style:family="text">
      <style:text-properties style:text-underline-type="single" style:text-underline-style="solid" style:text-underline-width="auto" style:text-underline-mode="continuous"/>
    </style:style>
    <style:style style:name="T7534" style:parent-style-name="Domyślnaczcionkaakapitu" style:family="text">
      <style:text-properties fo:background-color="#80FFFF" style:text-underline-type="single" style:text-underline-style="solid" style:text-underline-width="auto" style:text-underline-mode="continuous"/>
    </style:style>
    <style:style style:name="T7535" style:parent-style-name="Domyślnaczcionkaakapitu" style:family="text">
      <style:text-properties style:text-underline-type="single" style:text-underline-style="solid" style:text-underline-width="auto" style:text-underline-mode="continuous"/>
    </style:style>
    <style:style style:name="T7536" style:parent-style-name="Domyślnaczcionkaakapitu" style:family="text">
      <style:text-properties fo:background-color="#80FFFF" style:text-underline-type="single" style:text-underline-style="solid" style:text-underline-width="auto" style:text-underline-mode="continuous"/>
    </style:style>
    <style:style style:name="T7537" style:parent-style-name="Domyślnaczcionkaakapitu" style:family="text">
      <style:text-properties style:text-underline-type="single" style:text-underline-style="solid" style:text-underline-width="auto" style:text-underline-mode="continuous"/>
    </style:style>
    <style:style style:name="P7538" style:parent-style-name="Normalny" style:family="paragraph">
      <style:paragraph-properties fo:text-align="justify" fo:line-height="150%" fo:text-indent="0.2479in"/>
    </style:style>
    <style:style style:name="T7539" style:parent-style-name="Domyślnaczcionkaakapitu" style:family="text">
      <style:text-properties fo:background-color="#80FFFF"/>
    </style:style>
    <style:style style:name="T7540" style:parent-style-name="Domyślnaczcionkaakapitu" style:family="text">
      <style:text-properties fo:background-color="#80FFFF"/>
    </style:style>
    <style:style style:name="P7541" style:parent-style-name="Normalny" style:family="paragraph">
      <style:paragraph-properties fo:text-align="justify" fo:line-height="150%" fo:text-indent="0.2479in"/>
    </style:style>
    <style:style style:name="T7542" style:parent-style-name="Domyślnaczcionkaakapitu" style:family="text">
      <style:text-properties fo:background-color="#80FFFF"/>
    </style:style>
    <style:style style:name="P7543" style:parent-style-name="Normalny" style:family="paragraph">
      <style:paragraph-properties fo:text-align="justify" fo:line-height="150%"/>
    </style:style>
    <style:style style:name="T7544" style:parent-style-name="Domyślnaczcionkaakapitu" style:family="text">
      <style:text-properties style:text-underline-type="single" style:text-underline-style="solid" style:text-underline-width="auto" style:text-underline-mode="continuous"/>
    </style:style>
    <style:style style:name="T7545" style:parent-style-name="Domyślnaczcionkaakapitu" style:family="text">
      <style:text-properties fo:background-color="#80FFFF" style:text-underline-type="single" style:text-underline-style="solid" style:text-underline-width="auto" style:text-underline-mode="continuous"/>
    </style:style>
    <style:style style:name="T7546" style:parent-style-name="Domyślnaczcionkaakapitu" style:family="text">
      <style:text-properties style:text-underline-type="single" style:text-underline-style="solid" style:text-underline-width="auto" style:text-underline-mode="continuous"/>
    </style:style>
    <style:style style:name="T7547" style:parent-style-name="Domyślnaczcionkaakapitu" style:family="text">
      <style:text-properties fo:background-color="#80FFFF" style:text-underline-type="single" style:text-underline-style="solid" style:text-underline-width="auto" style:text-underline-mode="continuous"/>
    </style:style>
    <style:style style:name="T7548" style:parent-style-name="Domyślnaczcionkaakapitu" style:family="text">
      <style:text-properties style:text-underline-type="single" style:text-underline-style="solid" style:text-underline-width="auto" style:text-underline-mode="continuous"/>
    </style:style>
    <style:style style:name="T7549" style:parent-style-name="Domyślnaczcionkaakapitu" style:family="text">
      <style:text-properties fo:background-color="#80FFFF" style:text-underline-type="single" style:text-underline-style="solid" style:text-underline-width="auto" style:text-underline-mode="continuous"/>
    </style:style>
    <style:style style:name="P7550" style:parent-style-name="Normalny" style:family="paragraph">
      <style:paragraph-properties fo:text-align="justify" fo:line-height="150%" fo:text-indent="0.2479in"/>
    </style:style>
    <style:style style:name="P7551" style:parent-style-name="Normalny" style:family="paragraph">
      <style:paragraph-properties fo:text-align="justify" fo:line-height="150%"/>
    </style:style>
    <style:style style:name="T7552" style:parent-style-name="Domyślnaczcionkaakapitu" style:family="text">
      <style:text-properties style:text-underline-type="single" style:text-underline-style="solid" style:text-underline-width="auto" style:text-underline-mode="continuous"/>
    </style:style>
    <style:style style:name="T7553" style:parent-style-name="Domyślnaczcionkaakapitu" style:family="text">
      <style:text-properties fo:background-color="#80FFFF" style:text-underline-type="single" style:text-underline-style="solid" style:text-underline-width="auto" style:text-underline-mode="continuous"/>
    </style:style>
    <style:style style:name="T7554" style:parent-style-name="Domyślnaczcionkaakapitu" style:family="text">
      <style:text-properties style:text-underline-type="single" style:text-underline-style="solid" style:text-underline-width="auto" style:text-underline-mode="continuous"/>
    </style:style>
    <style:style style:name="T7555" style:parent-style-name="Domyślnaczcionkaakapitu" style:family="text">
      <style:text-properties fo:background-color="#80FFFF" style:text-underline-type="single" style:text-underline-style="solid" style:text-underline-width="auto" style:text-underline-mode="continuous"/>
    </style:style>
    <style:style style:name="T7556" style:parent-style-name="Domyślnaczcionkaakapitu" style:family="text">
      <style:text-properties style:text-underline-type="single" style:text-underline-style="solid" style:text-underline-width="auto" style:text-underline-mode="continuous"/>
    </style:style>
    <style:style style:name="P7557" style:parent-style-name="Normalny" style:family="paragraph">
      <style:paragraph-properties fo:text-align="justify" fo:line-height="150%" fo:text-indent="0.2479in"/>
    </style:style>
    <style:style style:name="P7558" style:parent-style-name="Normalny" style:family="paragraph">
      <style:paragraph-properties fo:text-align="justify" fo:line-height="150%"/>
    </style:style>
    <style:style style:name="T7559" style:parent-style-name="Domyślnaczcionkaakapitu" style:family="text">
      <style:text-properties style:text-underline-type="single" style:text-underline-style="solid" style:text-underline-width="auto" style:text-underline-mode="continuous"/>
    </style:style>
    <style:style style:name="T7560" style:parent-style-name="Domyślnaczcionkaakapitu" style:family="text">
      <style:text-properties fo:background-color="#80FFFF" style:text-underline-type="single" style:text-underline-style="solid" style:text-underline-width="auto" style:text-underline-mode="continuous"/>
    </style:style>
    <style:style style:name="T7561" style:parent-style-name="Domyślnaczcionkaakapitu" style:family="text">
      <style:text-properties style:text-underline-type="single" style:text-underline-style="solid" style:text-underline-width="auto" style:text-underline-mode="continuous"/>
    </style:style>
    <style:style style:name="T7562" style:parent-style-name="Domyślnaczcionkaakapitu" style:family="text">
      <style:text-properties fo:background-color="#80FFFF" style:text-underline-type="single" style:text-underline-style="solid" style:text-underline-width="auto" style:text-underline-mode="continuous"/>
    </style:style>
    <style:style style:name="T7563" style:parent-style-name="Domyślnaczcionkaakapitu" style:family="text">
      <style:text-properties style:text-underline-type="single" style:text-underline-style="solid" style:text-underline-width="auto" style:text-underline-mode="continuous"/>
    </style:style>
    <style:style style:name="T7564" style:parent-style-name="Domyślnaczcionkaakapitu" style:family="text">
      <style:text-properties fo:background-color="#80FFFF" style:text-underline-type="single" style:text-underline-style="solid" style:text-underline-width="auto" style:text-underline-mode="continuous"/>
    </style:style>
    <style:style style:name="T7565" style:parent-style-name="Domyślnaczcionkaakapitu" style:family="text">
      <style:text-properties style:text-underline-type="single" style:text-underline-style="solid" style:text-underline-width="auto" style:text-underline-mode="continuous"/>
    </style:style>
    <style:style style:name="P7566" style:parent-style-name="Normalny" style:family="paragraph">
      <style:paragraph-properties fo:text-align="justify" fo:line-height="150%" fo:text-indent="0.2479in"/>
    </style:style>
    <style:style style:name="T7567" style:parent-style-name="Domyślnaczcionkaakapitu" style:family="text">
      <style:text-properties fo:background-color="#80FFFF"/>
    </style:style>
    <style:style style:name="T7568" style:parent-style-name="Domyślnaczcionkaakapitu" style:family="text">
      <style:text-properties fo:background-color="#80FFFF"/>
    </style:style>
    <style:style style:name="P7569" style:parent-style-name="Normalny" style:family="paragraph">
      <style:paragraph-properties fo:text-align="justify" fo:line-height="150%"/>
    </style:style>
    <style:style style:name="T7570" style:parent-style-name="Domyślnaczcionkaakapitu" style:family="text">
      <style:text-properties fo:background-color="#80FFFF" style:text-underline-type="single" style:text-underline-style="solid" style:text-underline-width="auto" style:text-underline-mode="continuous"/>
    </style:style>
    <style:style style:name="T7571" style:parent-style-name="Domyślnaczcionkaakapitu" style:family="text">
      <style:text-properties style:text-underline-type="single" style:text-underline-style="solid" style:text-underline-width="auto" style:text-underline-mode="continuous"/>
    </style:style>
    <style:style style:name="T7572" style:parent-style-name="Domyślnaczcionkaakapitu" style:family="text">
      <style:text-properties fo:background-color="#80FFFF" style:text-underline-type="single" style:text-underline-style="solid" style:text-underline-width="auto" style:text-underline-mode="continuous"/>
    </style:style>
    <style:style style:name="T7573" style:parent-style-name="Domyślnaczcionkaakapitu" style:family="text">
      <style:text-properties style:text-underline-type="single" style:text-underline-style="solid" style:text-underline-width="auto" style:text-underline-mode="continuous"/>
    </style:style>
    <style:style style:name="T7574" style:parent-style-name="Domyślnaczcionkaakapitu" style:family="text">
      <style:text-properties fo:background-color="#80FFFF" style:text-underline-type="single" style:text-underline-style="solid" style:text-underline-width="auto" style:text-underline-mode="continuous"/>
    </style:style>
    <style:style style:name="T7575" style:parent-style-name="Domyślnaczcionkaakapitu" style:family="text">
      <style:text-properties style:text-underline-type="single" style:text-underline-style="solid" style:text-underline-width="auto" style:text-underline-mode="continuous"/>
    </style:style>
    <style:style style:name="T7576" style:parent-style-name="Domyślnaczcionkaakapitu" style:family="text">
      <style:text-properties fo:background-color="#80FFFF" style:text-underline-type="single" style:text-underline-style="solid" style:text-underline-width="auto" style:text-underline-mode="continuous"/>
    </style:style>
    <style:style style:name="T7577" style:parent-style-name="Domyślnaczcionkaakapitu" style:family="text">
      <style:text-properties style:text-underline-type="single" style:text-underline-style="solid" style:text-underline-width="auto" style:text-underline-mode="continuous"/>
    </style:style>
    <style:style style:name="P7578" style:parent-style-name="Normalny" style:family="paragraph">
      <style:paragraph-properties fo:text-align="justify" fo:line-height="150%" fo:text-indent="0.2479in"/>
    </style:style>
    <style:style style:name="P7579" style:parent-style-name="Normalny" style:family="paragraph">
      <style:paragraph-properties fo:text-align="justify" fo:line-height="150%" fo:text-indent="0.2479in"/>
    </style:style>
    <style:style style:name="T7580" style:parent-style-name="Domyślnaczcionkaakapitu" style:family="text">
      <style:text-properties fo:background-color="#80FFFF"/>
    </style:style>
    <style:style style:name="P7581" style:parent-style-name="Normalny" style:family="paragraph">
      <style:paragraph-properties fo:text-align="justify" fo:line-height="150%" fo:text-indent="0.2479in"/>
    </style:style>
    <style:style style:name="T7582" style:parent-style-name="Domyślnaczcionkaakapitu" style:family="text">
      <style:text-properties fo:background-color="#80FFFF"/>
    </style:style>
    <style:style style:name="T7583" style:parent-style-name="Domyślnaczcionkaakapitu" style:family="text">
      <style:text-properties fo:background-color="#80FFFF"/>
    </style:style>
    <style:style style:name="T7584" style:parent-style-name="Domyślnaczcionkaakapitu" style:family="text">
      <style:text-properties fo:background-color="#80FFFF"/>
    </style:style>
    <style:style style:name="T7585" style:parent-style-name="Domyślnaczcionkaakapitu" style:family="text">
      <style:text-properties fo:background-color="#80FFFF"/>
    </style:style>
    <style:style style:name="P7586" style:parent-style-name="Normalny" style:family="paragraph">
      <style:paragraph-properties fo:text-align="justify" fo:line-height="150%"/>
    </style:style>
    <style:style style:name="T7587" style:parent-style-name="Domyślnaczcionkaakapitu" style:family="text">
      <style:text-properties style:text-underline-type="single" style:text-underline-style="solid" style:text-underline-width="auto" style:text-underline-mode="continuous"/>
    </style:style>
    <style:style style:name="T7588" style:parent-style-name="Domyślnaczcionkaakapitu" style:family="text">
      <style:text-properties fo:background-color="#80FFFF" style:text-underline-type="single" style:text-underline-style="solid" style:text-underline-width="auto" style:text-underline-mode="continuous"/>
    </style:style>
    <style:style style:name="T7589" style:parent-style-name="Domyślnaczcionkaakapitu" style:family="text">
      <style:text-properties style:text-underline-type="single" style:text-underline-style="solid" style:text-underline-width="auto" style:text-underline-mode="continuous"/>
    </style:style>
    <style:style style:name="T7590" style:parent-style-name="Domyślnaczcionkaakapitu" style:family="text">
      <style:text-properties fo:background-color="#80FFFF" style:text-underline-type="single" style:text-underline-style="solid" style:text-underline-width="auto" style:text-underline-mode="continuous"/>
    </style:style>
    <style:style style:name="T7591" style:parent-style-name="Domyślnaczcionkaakapitu" style:family="text">
      <style:text-properties style:text-underline-type="single" style:text-underline-style="solid" style:text-underline-width="auto" style:text-underline-mode="continuous"/>
    </style:style>
    <style:style style:name="T7592" style:parent-style-name="Domyślnaczcionkaakapitu" style:family="text">
      <style:text-properties fo:background-color="#80FFFF" style:text-underline-type="single" style:text-underline-style="solid" style:text-underline-width="auto" style:text-underline-mode="continuous"/>
    </style:style>
    <style:style style:name="T7593" style:parent-style-name="Domyślnaczcionkaakapitu" style:family="text">
      <style:text-properties style:text-underline-type="single" style:text-underline-style="solid" style:text-underline-width="auto" style:text-underline-mode="continuous"/>
    </style:style>
    <style:style style:name="P7594" style:parent-style-name="Normalny" style:family="paragraph">
      <style:paragraph-properties fo:text-align="justify" fo:line-height="150%" fo:text-indent="0.2479in"/>
    </style:style>
    <style:style style:name="T7595" style:parent-style-name="Domyślnaczcionkaakapitu" style:family="text">
      <style:text-properties style:text-position="sub 66.6%"/>
    </style:style>
    <style:style style:name="T7596" style:parent-style-name="Domyślnaczcionkaakapitu" style:family="text">
      <style:text-properties fo:background-color="#80FFFF"/>
    </style:style>
    <style:style style:name="T7597" style:parent-style-name="Domyślnaczcionkaakapitu" style:family="text">
      <style:text-properties style:text-position="sub 66.6%"/>
    </style:style>
    <style:style style:name="T7598" style:parent-style-name="Domyślnaczcionkaakapitu" style:family="text">
      <style:text-properties fo:background-color="#80FFFF"/>
    </style:style>
    <style:style style:name="T7599" style:parent-style-name="Domyślnaczcionkaakapitu" style:family="text">
      <style:text-properties fo:background-color="#80FFFF"/>
    </style:style>
    <style:style style:name="P7600" style:parent-style-name="Normalny" style:family="paragraph">
      <style:paragraph-properties fo:text-align="justify" fo:line-height="150%"/>
    </style:style>
    <style:style style:name="T7601" style:parent-style-name="Domyślnaczcionkaakapitu" style:family="text">
      <style:text-properties fo:background-color="#80FFFF" style:text-underline-type="single" style:text-underline-style="solid" style:text-underline-width="auto" style:text-underline-mode="continuous"/>
    </style:style>
    <style:style style:name="T7602" style:parent-style-name="Domyślnaczcionkaakapitu" style:family="text">
      <style:text-properties style:text-underline-type="single" style:text-underline-style="solid" style:text-underline-width="auto" style:text-underline-mode="continuous"/>
    </style:style>
    <style:style style:name="T7603" style:parent-style-name="Domyślnaczcionkaakapitu" style:family="text">
      <style:text-properties fo:background-color="#80FFFF" style:text-underline-type="single" style:text-underline-style="solid" style:text-underline-width="auto" style:text-underline-mode="continuous"/>
    </style:style>
    <style:style style:name="T7604" style:parent-style-name="Domyślnaczcionkaakapitu" style:family="text">
      <style:text-properties style:text-underline-type="single" style:text-underline-style="solid" style:text-underline-width="auto" style:text-underline-mode="continuous"/>
    </style:style>
    <style:style style:name="T7605" style:parent-style-name="Domyślnaczcionkaakapitu" style:family="text">
      <style:text-properties fo:background-color="#80FFFF" style:text-underline-type="single" style:text-underline-style="solid" style:text-underline-width="auto" style:text-underline-mode="continuous"/>
    </style:style>
    <style:style style:name="T7606" style:parent-style-name="Domyślnaczcionkaakapitu" style:family="text">
      <style:text-properties style:text-underline-type="single" style:text-underline-style="solid" style:text-underline-width="auto" style:text-underline-mode="continuous"/>
    </style:style>
    <style:style style:name="T7607" style:parent-style-name="Domyślnaczcionkaakapitu" style:family="text">
      <style:text-properties fo:background-color="#80FFFF" style:text-underline-type="single" style:text-underline-style="solid" style:text-underline-width="auto" style:text-underline-mode="continuous"/>
    </style:style>
    <style:style style:name="T7608" style:parent-style-name="Domyślnaczcionkaakapitu" style:family="text">
      <style:text-properties style:text-underline-type="single" style:text-underline-style="solid" style:text-underline-width="auto" style:text-underline-mode="continuous"/>
    </style:style>
    <style:style style:name="P7609" style:parent-style-name="Normalny" style:family="paragraph">
      <style:paragraph-properties fo:text-align="justify" fo:line-height="150%" fo:text-indent="0.2479in"/>
    </style:style>
    <style:style style:name="P7610" style:parent-style-name="Normalny" style:family="paragraph">
      <style:paragraph-properties fo:text-align="justify" fo:line-height="150%"/>
    </style:style>
    <style:style style:name="T7611" style:parent-style-name="Domyślnaczcionkaakapitu" style:family="text">
      <style:text-properties style:text-underline-type="single" style:text-underline-style="solid" style:text-underline-width="auto" style:text-underline-mode="continuous"/>
    </style:style>
    <style:style style:name="T7612" style:parent-style-name="Domyślnaczcionkaakapitu" style:family="text">
      <style:text-properties fo:background-color="#80FFFF" style:text-underline-type="single" style:text-underline-style="solid" style:text-underline-width="auto" style:text-underline-mode="continuous"/>
    </style:style>
    <style:style style:name="T7613" style:parent-style-name="Domyślnaczcionkaakapitu" style:family="text">
      <style:text-properties style:text-underline-type="single" style:text-underline-style="solid" style:text-underline-width="auto" style:text-underline-mode="continuous"/>
    </style:style>
    <style:style style:name="T7614" style:parent-style-name="Domyślnaczcionkaakapitu" style:family="text">
      <style:text-properties fo:background-color="#80FFFF" style:text-underline-type="single" style:text-underline-style="solid" style:text-underline-width="auto" style:text-underline-mode="continuous"/>
    </style:style>
    <style:style style:name="T7615" style:parent-style-name="Domyślnaczcionkaakapitu" style:family="text">
      <style:text-properties style:text-underline-type="single" style:text-underline-style="solid" style:text-underline-width="auto" style:text-underline-mode="continuous"/>
    </style:style>
    <style:style style:name="T7616" style:parent-style-name="Domyślnaczcionkaakapitu" style:family="text">
      <style:text-properties fo:background-color="#80FFFF" style:text-underline-type="single" style:text-underline-style="solid" style:text-underline-width="auto" style:text-underline-mode="continuous"/>
    </style:style>
    <style:style style:name="T7617" style:parent-style-name="Domyślnaczcionkaakapitu" style:family="text">
      <style:text-properties style:text-underline-type="single" style:text-underline-style="solid" style:text-underline-width="auto" style:text-underline-mode="continuous"/>
    </style:style>
    <style:style style:name="P7618" style:parent-style-name="Normalny" style:family="paragraph">
      <style:paragraph-properties fo:text-align="justify" fo:line-height="150%" fo:text-indent="0.2479in"/>
    </style:style>
    <style:style style:name="T7619" style:parent-style-name="Domyślnaczcionkaakapitu" style:family="text">
      <style:text-properties fo:background-color="#80FFFF"/>
    </style:style>
    <style:style style:name="P7620" style:parent-style-name="Normalny" style:family="paragraph">
      <style:paragraph-properties fo:text-align="justify" fo:line-height="150%"/>
    </style:style>
    <style:style style:name="T7621" style:parent-style-name="Domyślnaczcionkaakapitu" style:family="text">
      <style:text-properties style:text-underline-type="single" style:text-underline-style="solid" style:text-underline-width="auto" style:text-underline-mode="continuous"/>
    </style:style>
    <style:style style:name="T7622" style:parent-style-name="Domyślnaczcionkaakapitu" style:family="text">
      <style:text-properties fo:background-color="#80FFFF" style:text-underline-type="single" style:text-underline-style="solid" style:text-underline-width="auto" style:text-underline-mode="continuous"/>
    </style:style>
    <style:style style:name="T7623" style:parent-style-name="Domyślnaczcionkaakapitu" style:family="text">
      <style:text-properties style:text-underline-type="single" style:text-underline-style="solid" style:text-underline-width="auto" style:text-underline-mode="continuous"/>
    </style:style>
    <style:style style:name="T7624" style:parent-style-name="Domyślnaczcionkaakapitu" style:family="text">
      <style:text-properties fo:background-color="#80FFFF" style:text-underline-type="single" style:text-underline-style="solid" style:text-underline-width="auto" style:text-underline-mode="continuous"/>
    </style:style>
    <style:style style:name="T7625" style:parent-style-name="Domyślnaczcionkaakapitu" style:family="text">
      <style:text-properties style:text-underline-type="single" style:text-underline-style="solid" style:text-underline-width="auto" style:text-underline-mode="continuous"/>
    </style:style>
    <style:style style:name="T7626" style:parent-style-name="Domyślnaczcionkaakapitu" style:family="text">
      <style:text-properties fo:background-color="#80FFFF" style:text-underline-type="single" style:text-underline-style="solid" style:text-underline-width="auto" style:text-underline-mode="continuous"/>
    </style:style>
    <style:style style:name="P7627" style:parent-style-name="Normalny" style:family="paragraph">
      <style:paragraph-properties fo:text-align="justify" fo:line-height="150%" fo:text-indent="0.2479in"/>
    </style:style>
    <style:style style:name="P7628" style:parent-style-name="Normalny" style:family="paragraph">
      <style:paragraph-properties fo:text-align="justify" fo:line-height="150%"/>
    </style:style>
    <style:style style:name="T7629" style:parent-style-name="Domyślnaczcionkaakapitu" style:family="text">
      <style:text-properties fo:background-color="#80FFFF" style:text-underline-type="single" style:text-underline-style="solid" style:text-underline-width="auto" style:text-underline-mode="continuous"/>
    </style:style>
    <style:style style:name="T7630" style:parent-style-name="Domyślnaczcionkaakapitu" style:family="text">
      <style:text-properties style:text-underline-type="single" style:text-underline-style="solid" style:text-underline-width="auto" style:text-underline-mode="continuous"/>
    </style:style>
    <style:style style:name="T7631" style:parent-style-name="Domyślnaczcionkaakapitu" style:family="text">
      <style:text-properties fo:background-color="#80FFFF" style:text-underline-type="single" style:text-underline-style="solid" style:text-underline-width="auto" style:text-underline-mode="continuous"/>
    </style:style>
    <style:style style:name="T7632" style:parent-style-name="Domyślnaczcionkaakapitu" style:family="text">
      <style:text-properties style:text-underline-type="single" style:text-underline-style="solid" style:text-underline-width="auto" style:text-underline-mode="continuous"/>
    </style:style>
    <style:style style:name="T7633" style:parent-style-name="Domyślnaczcionkaakapitu" style:family="text">
      <style:text-properties fo:background-color="#80FFFF" style:text-underline-type="single" style:text-underline-style="solid" style:text-underline-width="auto" style:text-underline-mode="continuous"/>
    </style:style>
    <style:style style:name="T7634" style:parent-style-name="Domyślnaczcionkaakapitu" style:family="text">
      <style:text-properties style:text-underline-type="single" style:text-underline-style="solid" style:text-underline-width="auto" style:text-underline-mode="continuous"/>
    </style:style>
    <style:style style:name="T7635" style:parent-style-name="Domyślnaczcionkaakapitu" style:family="text">
      <style:text-properties fo:background-color="#80FFFF" style:text-underline-type="single" style:text-underline-style="solid" style:text-underline-width="auto" style:text-underline-mode="continuous"/>
    </style:style>
    <style:style style:name="T7636" style:parent-style-name="Domyślnaczcionkaakapitu" style:family="text">
      <style:text-properties style:text-underline-type="single" style:text-underline-style="solid" style:text-underline-width="auto" style:text-underline-mode="continuous"/>
    </style:style>
    <style:style style:name="P7637" style:parent-style-name="Normalny" style:family="paragraph">
      <style:paragraph-properties fo:text-align="justify" fo:line-height="150%" fo:text-indent="0.2479in"/>
    </style:style>
    <style:style style:name="T7638" style:parent-style-name="Domyślnaczcionkaakapitu" style:family="text">
      <style:text-properties fo:background-color="#80FFFF"/>
    </style:style>
    <style:style style:name="P7639" style:parent-style-name="Normalny" style:family="paragraph">
      <style:paragraph-properties fo:text-align="justify" fo:line-height="150%"/>
    </style:style>
    <style:style style:name="T7640" style:parent-style-name="Domyślnaczcionkaakapitu" style:family="text">
      <style:text-properties style:text-underline-type="single" style:text-underline-style="solid" style:text-underline-width="auto" style:text-underline-mode="continuous"/>
    </style:style>
    <style:style style:name="T7641" style:parent-style-name="Domyślnaczcionkaakapitu" style:family="text">
      <style:text-properties fo:background-color="#80FFFF" style:text-underline-type="single" style:text-underline-style="solid" style:text-underline-width="auto" style:text-underline-mode="continuous"/>
    </style:style>
    <style:style style:name="T7642" style:parent-style-name="Domyślnaczcionkaakapitu" style:family="text">
      <style:text-properties style:text-underline-type="single" style:text-underline-style="solid" style:text-underline-width="auto" style:text-underline-mode="continuous"/>
    </style:style>
    <style:style style:name="T7643" style:parent-style-name="Domyślnaczcionkaakapitu" style:family="text">
      <style:text-properties fo:background-color="#80FFFF" style:text-underline-type="single" style:text-underline-style="solid" style:text-underline-width="auto" style:text-underline-mode="continuous"/>
    </style:style>
    <style:style style:name="T7644" style:parent-style-name="Domyślnaczcionkaakapitu" style:family="text">
      <style:text-properties style:text-underline-type="single" style:text-underline-style="solid" style:text-underline-width="auto" style:text-underline-mode="continuous"/>
    </style:style>
    <style:style style:name="T7645" style:parent-style-name="Domyślnaczcionkaakapitu" style:family="text">
      <style:text-properties fo:background-color="#80FFFF" style:text-underline-type="single" style:text-underline-style="solid" style:text-underline-width="auto" style:text-underline-mode="continuous"/>
    </style:style>
    <style:style style:name="P7646" style:parent-style-name="Normalny" style:family="paragraph">
      <style:paragraph-properties fo:text-align="justify" fo:line-height="150%" fo:text-indent="0.2479in"/>
    </style:style>
    <style:style style:name="T7647" style:parent-style-name="Domyślnaczcionkaakapitu" style:family="text">
      <style:text-properties fo:background-color="#80FFFF"/>
    </style:style>
    <style:style style:name="T7648" style:parent-style-name="Domyślnaczcionkaakapitu" style:family="text">
      <style:text-properties fo:background-color="#80FFFF"/>
    </style:style>
    <style:style style:name="T7649" style:parent-style-name="Domyślnaczcionkaakapitu" style:family="text">
      <style:text-properties fo:background-color="#80FFFF"/>
    </style:style>
    <style:style style:name="P7650" style:parent-style-name="Normalny" style:family="paragraph">
      <style:paragraph-properties fo:text-align="justify" fo:line-height="150%"/>
    </style:style>
    <style:style style:name="T7651" style:parent-style-name="Domyślnaczcionkaakapitu" style:family="text">
      <style:text-properties style:text-underline-type="single" style:text-underline-style="solid" style:text-underline-width="auto" style:text-underline-mode="continuous"/>
    </style:style>
    <style:style style:name="P7652" style:parent-style-name="Normalny" style:family="paragraph">
      <style:paragraph-properties fo:text-align="justify" fo:line-height="150%" fo:text-indent="0.2479in"/>
    </style:style>
    <style:style style:name="T7653" style:parent-style-name="Domyślnaczcionkaakapitu" style:family="text">
      <style:text-properties fo:background-color="#80FFFF"/>
    </style:style>
    <style:style style:name="T7654" style:parent-style-name="Domyślnaczcionkaakapitu" style:family="text">
      <style:text-properties fo:background-color="#80FFFF"/>
    </style:style>
    <style:style style:name="P7655" style:parent-style-name="Normalny" style:family="paragraph">
      <style:paragraph-properties fo:text-align="justify" fo:line-height="150%"/>
    </style:style>
    <style:style style:name="T7656" style:parent-style-name="Domyślnaczcionkaakapitu" style:family="text">
      <style:text-properties fo:background-color="#80FFFF" style:text-underline-type="single" style:text-underline-style="solid" style:text-underline-width="auto" style:text-underline-mode="continuous"/>
    </style:style>
    <style:style style:name="T7657" style:parent-style-name="Domyślnaczcionkaakapitu" style:family="text">
      <style:text-properties style:text-underline-type="single" style:text-underline-style="solid" style:text-underline-width="auto" style:text-underline-mode="continuous"/>
    </style:style>
    <style:style style:name="T7658" style:parent-style-name="Domyślnaczcionkaakapitu" style:family="text">
      <style:text-properties fo:background-color="#80FFFF" style:text-underline-type="single" style:text-underline-style="solid" style:text-underline-width="auto" style:text-underline-mode="continuous"/>
    </style:style>
    <style:style style:name="T7659" style:parent-style-name="Domyślnaczcionkaakapitu" style:family="text">
      <style:text-properties style:text-underline-type="single" style:text-underline-style="solid" style:text-underline-width="auto" style:text-underline-mode="continuous"/>
    </style:style>
    <style:style style:name="T7660" style:parent-style-name="Domyślnaczcionkaakapitu" style:family="text">
      <style:text-properties fo:background-color="#80FFFF" style:text-underline-type="single" style:text-underline-style="solid" style:text-underline-width="auto" style:text-underline-mode="continuous"/>
    </style:style>
    <style:style style:name="T7661" style:parent-style-name="Domyślnaczcionkaakapitu" style:family="text">
      <style:text-properties style:text-underline-type="single" style:text-underline-style="solid" style:text-underline-width="auto" style:text-underline-mode="continuous"/>
    </style:style>
    <style:style style:name="T7662" style:parent-style-name="Domyślnaczcionkaakapitu" style:family="text">
      <style:text-properties fo:background-color="#80FFFF" style:text-underline-type="single" style:text-underline-style="solid" style:text-underline-width="auto" style:text-underline-mode="continuous"/>
    </style:style>
    <style:style style:name="T7663" style:parent-style-name="Domyślnaczcionkaakapitu" style:family="text">
      <style:text-properties style:text-underline-type="single" style:text-underline-style="solid" style:text-underline-width="auto" style:text-underline-mode="continuous"/>
    </style:style>
    <style:style style:name="P7664" style:parent-style-name="Normalny" style:family="paragraph">
      <style:paragraph-properties fo:text-align="justify" fo:line-height="150%" fo:text-indent="0.2479in"/>
    </style:style>
    <style:style style:name="T7665" style:parent-style-name="Domyślnaczcionkaakapitu" style:family="text">
      <style:text-properties fo:background-color="#80FFFF"/>
    </style:style>
    <style:style style:name="P7666" style:parent-style-name="Normalny" style:family="paragraph">
      <style:paragraph-properties fo:text-align="justify" fo:line-height="150%"/>
    </style:style>
    <style:style style:name="T7667" style:parent-style-name="Domyślnaczcionkaakapitu" style:family="text">
      <style:text-properties style:text-underline-type="single" style:text-underline-style="solid" style:text-underline-width="auto" style:text-underline-mode="continuous"/>
    </style:style>
    <style:style style:name="T7668" style:parent-style-name="Domyślnaczcionkaakapitu" style:family="text">
      <style:text-properties fo:background-color="#80FFFF" style:text-underline-type="single" style:text-underline-style="solid" style:text-underline-width="auto" style:text-underline-mode="continuous"/>
    </style:style>
    <style:style style:name="T7669" style:parent-style-name="Domyślnaczcionkaakapitu" style:family="text">
      <style:text-properties style:text-underline-type="single" style:text-underline-style="solid" style:text-underline-width="auto" style:text-underline-mode="continuous"/>
    </style:style>
    <style:style style:name="T7670" style:parent-style-name="Domyślnaczcionkaakapitu" style:family="text">
      <style:text-properties fo:background-color="#80FFFF" style:text-underline-type="single" style:text-underline-style="solid" style:text-underline-width="auto" style:text-underline-mode="continuous"/>
    </style:style>
    <style:style style:name="T7671" style:parent-style-name="Domyślnaczcionkaakapitu" style:family="text">
      <style:text-properties style:text-underline-type="single" style:text-underline-style="solid" style:text-underline-width="auto" style:text-underline-mode="continuous"/>
    </style:style>
    <style:style style:name="T7672" style:parent-style-name="Domyślnaczcionkaakapitu" style:family="text">
      <style:text-properties fo:background-color="#80FFFF" style:text-underline-type="single" style:text-underline-style="solid" style:text-underline-width="auto" style:text-underline-mode="continuous"/>
    </style:style>
    <style:style style:name="P7673" style:parent-style-name="Normalny" style:family="paragraph">
      <style:paragraph-properties fo:text-align="justify" fo:line-height="150%" fo:text-indent="0.2479in"/>
    </style:style>
    <style:style style:name="T7674" style:parent-style-name="Domyślnaczcionkaakapitu" style:family="text">
      <style:text-properties fo:background-color="#80FFFF"/>
    </style:style>
    <style:style style:name="P7675" style:parent-style-name="Normalny" style:family="paragraph">
      <style:paragraph-properties fo:text-align="justify" fo:line-height="150%"/>
    </style:style>
    <style:style style:name="T7676" style:parent-style-name="Domyślnaczcionkaakapitu" style:family="text">
      <style:text-properties style:text-underline-type="single" style:text-underline-style="solid" style:text-underline-width="auto" style:text-underline-mode="continuous"/>
    </style:style>
    <style:style style:name="P7677" style:parent-style-name="Normalny" style:family="paragraph">
      <style:paragraph-properties fo:text-align="justify" fo:line-height="150%" fo:text-indent="0.2479in"/>
    </style:style>
    <style:style style:name="P7678" style:parent-style-name="Normalny" style:family="paragraph">
      <style:paragraph-properties fo:text-align="justify" fo:line-height="150%"/>
    </style:style>
    <style:style style:name="T7679" style:parent-style-name="Domyślnaczcionkaakapitu" style:family="text">
      <style:text-properties style:text-underline-type="single" style:text-underline-style="solid" style:text-underline-width="auto" style:text-underline-mode="continuous"/>
    </style:style>
    <style:style style:name="T7680" style:parent-style-name="Domyślnaczcionkaakapitu" style:family="text">
      <style:text-properties fo:background-color="#80FFFF" style:text-underline-type="single" style:text-underline-style="solid" style:text-underline-width="auto" style:text-underline-mode="continuous"/>
    </style:style>
    <style:style style:name="T7681" style:parent-style-name="Domyślnaczcionkaakapitu" style:family="text">
      <style:text-properties style:text-underline-type="single" style:text-underline-style="solid" style:text-underline-width="auto" style:text-underline-mode="continuous"/>
    </style:style>
    <style:style style:name="T7682" style:parent-style-name="Domyślnaczcionkaakapitu" style:family="text">
      <style:text-properties fo:background-color="#80FFFF" style:text-underline-type="single" style:text-underline-style="solid" style:text-underline-width="auto" style:text-underline-mode="continuous"/>
    </style:style>
    <style:style style:name="T7683" style:parent-style-name="Domyślnaczcionkaakapitu" style:family="text">
      <style:text-properties style:text-underline-type="single" style:text-underline-style="solid" style:text-underline-width="auto" style:text-underline-mode="continuous"/>
    </style:style>
    <style:style style:name="T7684" style:parent-style-name="Domyślnaczcionkaakapitu" style:family="text">
      <style:text-properties fo:background-color="#80FFFF" style:text-underline-type="single" style:text-underline-style="solid" style:text-underline-width="auto" style:text-underline-mode="continuous"/>
    </style:style>
    <style:style style:name="P7685" style:parent-style-name="Normalny" style:family="paragraph">
      <style:paragraph-properties fo:text-align="justify" fo:line-height="150%" fo:text-indent="0.2479in"/>
    </style:style>
    <style:style style:name="P7686" style:parent-style-name="Normalny" style:family="paragraph">
      <style:paragraph-properties fo:text-align="justify" fo:line-height="150%"/>
    </style:style>
    <style:style style:name="T7687" style:parent-style-name="Domyślnaczcionkaakapitu" style:family="text">
      <style:text-properties fo:background-color="#80FFFF" style:text-underline-type="single" style:text-underline-style="solid" style:text-underline-width="auto" style:text-underline-mode="continuous"/>
    </style:style>
    <style:style style:name="T7688" style:parent-style-name="Domyślnaczcionkaakapitu" style:family="text">
      <style:text-properties style:text-underline-type="single" style:text-underline-style="solid" style:text-underline-width="auto" style:text-underline-mode="continuous"/>
    </style:style>
    <style:style style:name="T7689" style:parent-style-name="Domyślnaczcionkaakapitu" style:family="text">
      <style:text-properties fo:background-color="#80FFFF" style:text-underline-type="single" style:text-underline-style="solid" style:text-underline-width="auto" style:text-underline-mode="continuous"/>
    </style:style>
    <style:style style:name="T7690" style:parent-style-name="Domyślnaczcionkaakapitu" style:family="text">
      <style:text-properties style:text-underline-type="single" style:text-underline-style="solid" style:text-underline-width="auto" style:text-underline-mode="continuous"/>
    </style:style>
    <style:style style:name="P7691" style:parent-style-name="Normalny" style:family="paragraph">
      <style:paragraph-properties fo:text-align="justify" fo:line-height="150%" fo:text-indent="0.2479in"/>
    </style:style>
    <style:style style:name="P7692" style:parent-style-name="Normalny" style:family="paragraph">
      <style:paragraph-properties fo:text-align="justify" fo:line-height="150%"/>
    </style:style>
    <style:style style:name="T7693" style:parent-style-name="Domyślnaczcionkaakapitu" style:family="text">
      <style:text-properties fo:background-color="#80FFFF" style:text-underline-type="single" style:text-underline-style="solid" style:text-underline-width="auto" style:text-underline-mode="continuous"/>
    </style:style>
    <style:style style:name="T7694" style:parent-style-name="Domyślnaczcionkaakapitu" style:family="text">
      <style:text-properties style:text-underline-type="single" style:text-underline-style="solid" style:text-underline-width="auto" style:text-underline-mode="continuous"/>
    </style:style>
    <style:style style:name="T7695" style:parent-style-name="Domyślnaczcionkaakapitu" style:family="text">
      <style:text-properties fo:background-color="#80FFFF" style:text-underline-type="single" style:text-underline-style="solid" style:text-underline-width="auto" style:text-underline-mode="continuous"/>
    </style:style>
    <style:style style:name="T7696" style:parent-style-name="Domyślnaczcionkaakapitu" style:family="text">
      <style:text-properties style:text-underline-type="single" style:text-underline-style="solid" style:text-underline-width="auto" style:text-underline-mode="continuous"/>
    </style:style>
    <style:style style:name="T7697" style:parent-style-name="Domyślnaczcionkaakapitu" style:family="text">
      <style:text-properties fo:background-color="#80FFFF" style:text-underline-type="single" style:text-underline-style="solid" style:text-underline-width="auto" style:text-underline-mode="continuous"/>
    </style:style>
    <style:style style:name="T7698" style:parent-style-name="Domyślnaczcionkaakapitu" style:family="text">
      <style:text-properties style:text-underline-type="single" style:text-underline-style="solid" style:text-underline-width="auto" style:text-underline-mode="continuous"/>
    </style:style>
    <style:style style:name="T7699" style:parent-style-name="Domyślnaczcionkaakapitu" style:family="text">
      <style:text-properties fo:background-color="#80FFFF" style:text-underline-type="single" style:text-underline-style="solid" style:text-underline-width="auto" style:text-underline-mode="continuous"/>
    </style:style>
    <style:style style:name="T7700" style:parent-style-name="Domyślnaczcionkaakapitu" style:family="text">
      <style:text-properties style:text-underline-type="single" style:text-underline-style="solid" style:text-underline-width="auto" style:text-underline-mode="continuous"/>
    </style:style>
    <style:style style:name="P7701" style:parent-style-name="Normalny" style:family="paragraph">
      <style:paragraph-properties fo:text-align="justify" fo:line-height="150%" fo:text-indent="0.2479in"/>
    </style:style>
    <style:style style:name="P7702" style:parent-style-name="Normalny" style:family="paragraph">
      <style:paragraph-properties fo:text-align="justify" fo:line-height="150%"/>
    </style:style>
    <style:style style:name="T7703" style:parent-style-name="Domyślnaczcionkaakapitu" style:family="text">
      <style:text-properties style:text-underline-type="single" style:text-underline-style="solid" style:text-underline-width="auto" style:text-underline-mode="continuous"/>
    </style:style>
    <style:style style:name="T7704" style:parent-style-name="Domyślnaczcionkaakapitu" style:family="text">
      <style:text-properties fo:background-color="#80FFFF" style:text-underline-type="single" style:text-underline-style="solid" style:text-underline-width="auto" style:text-underline-mode="continuous"/>
    </style:style>
    <style:style style:name="T7705" style:parent-style-name="Domyślnaczcionkaakapitu" style:family="text">
      <style:text-properties style:text-underline-type="single" style:text-underline-style="solid" style:text-underline-width="auto" style:text-underline-mode="continuous"/>
    </style:style>
    <style:style style:name="T7706" style:parent-style-name="Domyślnaczcionkaakapitu" style:family="text">
      <style:text-properties fo:background-color="#80FFFF" style:text-underline-type="single" style:text-underline-style="solid" style:text-underline-width="auto" style:text-underline-mode="continuous"/>
    </style:style>
    <style:style style:name="T7707" style:parent-style-name="Domyślnaczcionkaakapitu" style:family="text">
      <style:text-properties style:text-underline-type="single" style:text-underline-style="solid" style:text-underline-width="auto" style:text-underline-mode="continuous"/>
    </style:style>
    <style:style style:name="T7708" style:parent-style-name="Domyślnaczcionkaakapitu" style:family="text">
      <style:text-properties fo:background-color="#80FFFF" style:text-underline-type="single" style:text-underline-style="solid" style:text-underline-width="auto" style:text-underline-mode="continuous"/>
    </style:style>
    <style:style style:name="P7709" style:parent-style-name="Normalny" style:family="paragraph">
      <style:paragraph-properties fo:text-align="justify" fo:line-height="150%" fo:text-indent="0.2479in"/>
    </style:style>
    <style:style style:name="P7710" style:parent-style-name="Normalny" style:family="paragraph">
      <style:paragraph-properties fo:text-align="justify" fo:line-height="150%"/>
    </style:style>
    <style:style style:name="T7711" style:parent-style-name="Domyślnaczcionkaakapitu" style:family="text">
      <style:text-properties fo:background-color="#80FFFF" style:text-underline-type="single" style:text-underline-style="solid" style:text-underline-width="auto" style:text-underline-mode="continuous"/>
    </style:style>
    <style:style style:name="T7712" style:parent-style-name="Domyślnaczcionkaakapitu" style:family="text">
      <style:text-properties style:text-underline-type="single" style:text-underline-style="solid" style:text-underline-width="auto" style:text-underline-mode="continuous"/>
    </style:style>
    <style:style style:name="T7713" style:parent-style-name="Domyślnaczcionkaakapitu" style:family="text">
      <style:text-properties fo:background-color="#80FFFF" style:text-underline-type="single" style:text-underline-style="solid" style:text-underline-width="auto" style:text-underline-mode="continuous"/>
    </style:style>
    <style:style style:name="T7714" style:parent-style-name="Domyślnaczcionkaakapitu" style:family="text">
      <style:text-properties style:text-underline-type="single" style:text-underline-style="solid" style:text-underline-width="auto" style:text-underline-mode="continuous"/>
    </style:style>
    <style:style style:name="T7715" style:parent-style-name="Domyślnaczcionkaakapitu" style:family="text">
      <style:text-properties fo:background-color="#80FFFF" style:text-underline-type="single" style:text-underline-style="solid" style:text-underline-width="auto" style:text-underline-mode="continuous"/>
    </style:style>
    <style:style style:name="T7716" style:parent-style-name="Domyślnaczcionkaakapitu" style:family="text">
      <style:text-properties style:text-underline-type="single" style:text-underline-style="solid" style:text-underline-width="auto" style:text-underline-mode="continuous"/>
    </style:style>
    <style:style style:name="T7717" style:parent-style-name="Domyślnaczcionkaakapitu" style:family="text">
      <style:text-properties fo:background-color="#80FFFF" style:text-underline-type="single" style:text-underline-style="solid" style:text-underline-width="auto" style:text-underline-mode="continuous"/>
    </style:style>
    <style:style style:name="T7718" style:parent-style-name="Domyślnaczcionkaakapitu" style:family="text">
      <style:text-properties style:text-underline-type="single" style:text-underline-style="solid" style:text-underline-width="auto" style:text-underline-mode="continuous"/>
    </style:style>
    <style:style style:name="P7719" style:parent-style-name="Normalny" style:family="paragraph">
      <style:paragraph-properties fo:text-align="justify" fo:line-height="150%" fo:text-indent="0.2479in"/>
    </style:style>
    <style:style style:name="P7720" style:parent-style-name="Normalny" style:family="paragraph">
      <style:paragraph-properties fo:text-align="justify" fo:line-height="150%"/>
    </style:style>
    <style:style style:name="T7721" style:parent-style-name="Domyślnaczcionkaakapitu" style:family="text">
      <style:text-properties style:text-underline-type="single" style:text-underline-style="solid" style:text-underline-width="auto" style:text-underline-mode="continuous"/>
    </style:style>
    <style:style style:name="T7722" style:parent-style-name="Domyślnaczcionkaakapitu" style:family="text">
      <style:text-properties fo:background-color="#80FFFF" style:text-underline-type="single" style:text-underline-style="solid" style:text-underline-width="auto" style:text-underline-mode="continuous"/>
    </style:style>
    <style:style style:name="T7723" style:parent-style-name="Domyślnaczcionkaakapitu" style:family="text">
      <style:text-properties style:text-underline-type="single" style:text-underline-style="solid" style:text-underline-width="auto" style:text-underline-mode="continuous"/>
    </style:style>
    <style:style style:name="T7724" style:parent-style-name="Domyślnaczcionkaakapitu" style:family="text">
      <style:text-properties fo:background-color="#80FFFF" style:text-underline-type="single" style:text-underline-style="solid" style:text-underline-width="auto" style:text-underline-mode="continuous"/>
    </style:style>
    <style:style style:name="T7725" style:parent-style-name="Domyślnaczcionkaakapitu" style:family="text">
      <style:text-properties style:text-underline-type="single" style:text-underline-style="solid" style:text-underline-width="auto" style:text-underline-mode="continuous"/>
    </style:style>
    <style:style style:name="T7726" style:parent-style-name="Domyślnaczcionkaakapitu" style:family="text">
      <style:text-properties fo:background-color="#80FFFF" style:text-underline-type="single" style:text-underline-style="solid" style:text-underline-width="auto" style:text-underline-mode="continuous"/>
    </style:style>
    <style:style style:name="P7727" style:parent-style-name="Normalny" style:family="paragraph">
      <style:paragraph-properties fo:text-align="justify" fo:line-height="150%" fo:text-indent="0.2479in"/>
    </style:style>
    <style:style style:name="T7728" style:parent-style-name="Domyślnaczcionkaakapitu" style:family="text">
      <style:text-properties fo:background-color="#80FFFF"/>
    </style:style>
    <style:style style:name="P7729" style:parent-style-name="Normalny" style:family="paragraph">
      <style:paragraph-properties fo:text-align="justify" fo:line-height="150%"/>
    </style:style>
    <style:style style:name="T7730" style:parent-style-name="Domyślnaczcionkaakapitu" style:family="text">
      <style:text-properties style:text-underline-type="single" style:text-underline-style="solid" style:text-underline-width="auto" style:text-underline-mode="continuous"/>
    </style:style>
    <style:style style:name="T7731" style:parent-style-name="Domyślnaczcionkaakapitu" style:family="text">
      <style:text-properties fo:background-color="#80FFFF" style:text-underline-type="single" style:text-underline-style="solid" style:text-underline-width="auto" style:text-underline-mode="continuous"/>
    </style:style>
    <style:style style:name="T7732" style:parent-style-name="Domyślnaczcionkaakapitu" style:family="text">
      <style:text-properties style:text-underline-type="single" style:text-underline-style="solid" style:text-underline-width="auto" style:text-underline-mode="continuous"/>
    </style:style>
    <style:style style:name="T7733" style:parent-style-name="Domyślnaczcionkaakapitu" style:family="text">
      <style:text-properties fo:background-color="#80FFFF" style:text-underline-type="single" style:text-underline-style="solid" style:text-underline-width="auto" style:text-underline-mode="continuous"/>
    </style:style>
    <style:style style:name="T7734" style:parent-style-name="Domyślnaczcionkaakapitu" style:family="text">
      <style:text-properties style:text-underline-type="single" style:text-underline-style="solid" style:text-underline-width="auto" style:text-underline-mode="continuous"/>
    </style:style>
    <style:style style:name="T7735" style:parent-style-name="Domyślnaczcionkaakapitu" style:family="text">
      <style:text-properties fo:background-color="#80FFFF" style:text-underline-type="single" style:text-underline-style="solid" style:text-underline-width="auto" style:text-underline-mode="continuous"/>
    </style:style>
    <style:style style:name="T7736" style:parent-style-name="Domyślnaczcionkaakapitu" style:family="text">
      <style:text-properties style:text-underline-type="single" style:text-underline-style="solid" style:text-underline-width="auto" style:text-underline-mode="continuous"/>
    </style:style>
    <style:style style:name="P7737" style:parent-style-name="Normalny" style:family="paragraph">
      <style:paragraph-properties fo:text-align="justify" fo:line-height="150%" fo:text-indent="0.2479in"/>
    </style:style>
    <style:style style:name="T7738" style:parent-style-name="Domyślnaczcionkaakapitu" style:family="text">
      <style:text-properties fo:background-color="#80FFFF"/>
    </style:style>
    <style:style style:name="P7739" style:parent-style-name="Normalny" style:family="paragraph">
      <style:paragraph-properties fo:text-align="justify" fo:line-height="150%" fo:text-indent="0.2479in"/>
    </style:style>
    <style:style style:name="T7740" style:parent-style-name="Domyślnaczcionkaakapitu" style:family="text">
      <style:text-properties fo:background-color="#80FFFF"/>
    </style:style>
    <style:style style:name="P7741" style:parent-style-name="Normalny" style:family="paragraph">
      <style:paragraph-properties fo:text-align="justify" fo:line-height="150%" fo:text-indent="0.2479in"/>
    </style:style>
    <style:style style:name="P7742" style:parent-style-name="Normalny" style:family="paragraph">
      <style:paragraph-properties fo:text-align="justify" fo:line-height="150%"/>
    </style:style>
    <style:style style:name="T7743" style:parent-style-name="Domyślnaczcionkaakapitu" style:family="text">
      <style:text-properties fo:background-color="#80FFFF" style:text-underline-type="single" style:text-underline-style="solid" style:text-underline-width="auto" style:text-underline-mode="continuous"/>
    </style:style>
    <style:style style:name="T7744" style:parent-style-name="Domyślnaczcionkaakapitu" style:family="text">
      <style:text-properties style:text-underline-type="single" style:text-underline-style="solid" style:text-underline-width="auto" style:text-underline-mode="continuous"/>
    </style:style>
    <style:style style:name="T7745" style:parent-style-name="Domyślnaczcionkaakapitu" style:family="text">
      <style:text-properties fo:background-color="#80FFFF" style:text-underline-type="single" style:text-underline-style="solid" style:text-underline-width="auto" style:text-underline-mode="continuous"/>
    </style:style>
    <style:style style:name="T7746" style:parent-style-name="Domyślnaczcionkaakapitu" style:family="text">
      <style:text-properties style:text-underline-type="single" style:text-underline-style="solid" style:text-underline-width="auto" style:text-underline-mode="continuous"/>
    </style:style>
    <style:style style:name="T7747" style:parent-style-name="Domyślnaczcionkaakapitu" style:family="text">
      <style:text-properties fo:background-color="#80FFFF" style:text-underline-type="single" style:text-underline-style="solid" style:text-underline-width="auto" style:text-underline-mode="continuous"/>
    </style:style>
    <style:style style:name="T7748" style:parent-style-name="Domyślnaczcionkaakapitu" style:family="text">
      <style:text-properties style:text-underline-type="single" style:text-underline-style="solid" style:text-underline-width="auto" style:text-underline-mode="continuous"/>
    </style:style>
    <style:style style:name="T7749" style:parent-style-name="Domyślnaczcionkaakapitu" style:family="text">
      <style:text-properties fo:background-color="#80FFFF" style:text-underline-type="single" style:text-underline-style="solid" style:text-underline-width="auto" style:text-underline-mode="continuous"/>
    </style:style>
    <style:style style:name="T7750" style:parent-style-name="Domyślnaczcionkaakapitu" style:family="text">
      <style:text-properties style:text-underline-type="single" style:text-underline-style="solid" style:text-underline-width="auto" style:text-underline-mode="continuous"/>
    </style:style>
    <style:style style:name="P7751" style:parent-style-name="Normalny" style:family="paragraph">
      <style:paragraph-properties fo:text-align="justify" fo:line-height="150%" fo:text-indent="0.2479in"/>
    </style:style>
    <style:style style:name="T7752" style:parent-style-name="Domyślnaczcionkaakapitu" style:family="text">
      <style:text-properties fo:background-color="#80FFFF"/>
    </style:style>
    <style:style style:name="P7753" style:parent-style-name="Normalny" style:family="paragraph">
      <style:paragraph-properties fo:text-align="justify" fo:line-height="150%"/>
    </style:style>
    <style:style style:name="T7754" style:parent-style-name="Domyślnaczcionkaakapitu" style:family="text">
      <style:text-properties style:text-underline-type="single" style:text-underline-style="solid" style:text-underline-width="auto" style:text-underline-mode="continuous"/>
    </style:style>
    <style:style style:name="T7755" style:parent-style-name="Domyślnaczcionkaakapitu" style:family="text">
      <style:text-properties fo:background-color="#80FFFF" style:text-underline-type="single" style:text-underline-style="solid" style:text-underline-width="auto" style:text-underline-mode="continuous"/>
    </style:style>
    <style:style style:name="T7756" style:parent-style-name="Domyślnaczcionkaakapitu" style:family="text">
      <style:text-properties style:text-underline-type="single" style:text-underline-style="solid" style:text-underline-width="auto" style:text-underline-mode="continuous"/>
    </style:style>
    <style:style style:name="T7757" style:parent-style-name="Domyślnaczcionkaakapitu" style:family="text">
      <style:text-properties fo:background-color="#80FFFF" style:text-underline-type="single" style:text-underline-style="solid" style:text-underline-width="auto" style:text-underline-mode="continuous"/>
    </style:style>
    <style:style style:name="T7758" style:parent-style-name="Domyślnaczcionkaakapitu" style:family="text">
      <style:text-properties style:text-underline-type="single" style:text-underline-style="solid" style:text-underline-width="auto" style:text-underline-mode="continuous"/>
    </style:style>
    <style:style style:name="T7759" style:parent-style-name="Domyślnaczcionkaakapitu" style:family="text">
      <style:text-properties fo:background-color="#80FFFF" style:text-underline-type="single" style:text-underline-style="solid" style:text-underline-width="auto" style:text-underline-mode="continuous"/>
    </style:style>
    <style:style style:name="T7760" style:parent-style-name="Domyślnaczcionkaakapitu" style:family="text">
      <style:text-properties style:text-underline-type="single" style:text-underline-style="solid" style:text-underline-width="auto" style:text-underline-mode="continuous"/>
    </style:style>
    <style:style style:name="P7761" style:parent-style-name="Normalny" style:family="paragraph">
      <style:paragraph-properties fo:text-align="justify" fo:line-height="150%" fo:text-indent="0.2479in"/>
    </style:style>
    <style:style style:name="P7762" style:parent-style-name="Normalny" style:family="paragraph">
      <style:paragraph-properties fo:text-align="justify" fo:line-height="150%"/>
    </style:style>
    <style:style style:name="T7763" style:parent-style-name="Domyślnaczcionkaakapitu" style:family="text">
      <style:text-properties style:text-underline-type="single" style:text-underline-style="solid" style:text-underline-width="auto" style:text-underline-mode="continuous"/>
    </style:style>
    <style:style style:name="T7764" style:parent-style-name="Domyślnaczcionkaakapitu" style:family="text">
      <style:text-properties fo:background-color="#80FFFF" style:text-underline-type="single" style:text-underline-style="solid" style:text-underline-width="auto" style:text-underline-mode="continuous"/>
    </style:style>
    <style:style style:name="T7765" style:parent-style-name="Domyślnaczcionkaakapitu" style:family="text">
      <style:text-properties style:text-underline-type="single" style:text-underline-style="solid" style:text-underline-width="auto" style:text-underline-mode="continuous"/>
    </style:style>
    <style:style style:name="T7766" style:parent-style-name="Domyślnaczcionkaakapitu" style:family="text">
      <style:text-properties fo:background-color="#80FFFF" style:text-underline-type="single" style:text-underline-style="solid" style:text-underline-width="auto" style:text-underline-mode="continuous"/>
    </style:style>
    <style:style style:name="T7767" style:parent-style-name="Domyślnaczcionkaakapitu" style:family="text">
      <style:text-properties style:text-underline-type="single" style:text-underline-style="solid" style:text-underline-width="auto" style:text-underline-mode="continuous"/>
    </style:style>
    <style:style style:name="P7768" style:parent-style-name="Normalny" style:family="paragraph">
      <style:paragraph-properties fo:text-align="justify" fo:line-height="150%" fo:text-indent="0.2479in"/>
    </style:style>
    <style:style style:name="P7769" style:parent-style-name="Normalny" style:family="paragraph">
      <style:paragraph-properties fo:text-align="justify" fo:line-height="150%"/>
    </style:style>
    <style:style style:name="T7770" style:parent-style-name="Domyślnaczcionkaakapitu" style:family="text">
      <style:text-properties fo:background-color="#80FFFF" style:text-underline-type="single" style:text-underline-style="solid" style:text-underline-width="auto" style:text-underline-mode="continuous"/>
    </style:style>
    <style:style style:name="T7771" style:parent-style-name="Domyślnaczcionkaakapitu" style:family="text">
      <style:text-properties style:text-underline-type="single" style:text-underline-style="solid" style:text-underline-width="auto" style:text-underline-mode="continuous"/>
    </style:style>
    <style:style style:name="T7772" style:parent-style-name="Domyślnaczcionkaakapitu" style:family="text">
      <style:text-properties fo:background-color="#80FFFF" style:text-underline-type="single" style:text-underline-style="solid" style:text-underline-width="auto" style:text-underline-mode="continuous"/>
    </style:style>
    <style:style style:name="T7773" style:parent-style-name="Domyślnaczcionkaakapitu" style:family="text">
      <style:text-properties style:text-underline-type="single" style:text-underline-style="solid" style:text-underline-width="auto" style:text-underline-mode="continuous"/>
    </style:style>
    <style:style style:name="T7774" style:parent-style-name="Domyślnaczcionkaakapitu" style:family="text">
      <style:text-properties fo:background-color="#80FFFF" style:text-underline-type="single" style:text-underline-style="solid" style:text-underline-width="auto" style:text-underline-mode="continuous"/>
    </style:style>
    <style:style style:name="T7775" style:parent-style-name="Domyślnaczcionkaakapitu" style:family="text">
      <style:text-properties style:text-underline-type="single" style:text-underline-style="solid" style:text-underline-width="auto" style:text-underline-mode="continuous"/>
    </style:style>
    <style:style style:name="T7776" style:parent-style-name="Domyślnaczcionkaakapitu" style:family="text">
      <style:text-properties fo:background-color="#80FFFF" style:text-underline-type="single" style:text-underline-style="solid" style:text-underline-width="auto" style:text-underline-mode="continuous"/>
    </style:style>
    <style:style style:name="T7777" style:parent-style-name="Domyślnaczcionkaakapitu" style:family="text">
      <style:text-properties style:text-underline-type="single" style:text-underline-style="solid" style:text-underline-width="auto" style:text-underline-mode="continuous"/>
    </style:style>
    <style:style style:name="P7778" style:parent-style-name="Normalny" style:family="paragraph">
      <style:paragraph-properties fo:text-align="justify" fo:line-height="150%" fo:text-indent="0.2479in"/>
    </style:style>
    <style:style style:name="P7779" style:parent-style-name="Normalny" style:family="paragraph">
      <style:paragraph-properties fo:text-align="justify" fo:line-height="150%"/>
    </style:style>
    <style:style style:name="T7780" style:parent-style-name="Domyślnaczcionkaakapitu" style:family="text">
      <style:text-properties style:text-underline-type="single" style:text-underline-style="solid" style:text-underline-width="auto" style:text-underline-mode="continuous"/>
    </style:style>
    <style:style style:name="T7781" style:parent-style-name="Domyślnaczcionkaakapitu" style:family="text">
      <style:text-properties fo:background-color="#80FFFF" style:text-underline-type="single" style:text-underline-style="solid" style:text-underline-width="auto" style:text-underline-mode="continuous"/>
    </style:style>
    <style:style style:name="T7782" style:parent-style-name="Domyślnaczcionkaakapitu" style:family="text">
      <style:text-properties style:text-underline-type="single" style:text-underline-style="solid" style:text-underline-width="auto" style:text-underline-mode="continuous"/>
    </style:style>
    <style:style style:name="T7783" style:parent-style-name="Domyślnaczcionkaakapitu" style:family="text">
      <style:text-properties fo:background-color="#80FFFF" style:text-underline-type="single" style:text-underline-style="solid" style:text-underline-width="auto" style:text-underline-mode="continuous"/>
    </style:style>
    <style:style style:name="T7784" style:parent-style-name="Domyślnaczcionkaakapitu" style:family="text">
      <style:text-properties style:text-underline-type="single" style:text-underline-style="solid" style:text-underline-width="auto" style:text-underline-mode="continuous"/>
    </style:style>
    <style:style style:name="T7785" style:parent-style-name="Domyślnaczcionkaakapitu" style:family="text">
      <style:text-properties fo:background-color="#80FFFF" style:text-underline-type="single" style:text-underline-style="solid" style:text-underline-width="auto" style:text-underline-mode="continuous"/>
    </style:style>
    <style:style style:name="T7786" style:parent-style-name="Domyślnaczcionkaakapitu" style:family="text">
      <style:text-properties style:text-underline-type="single" style:text-underline-style="solid" style:text-underline-width="auto" style:text-underline-mode="continuous"/>
    </style:style>
    <style:style style:name="P7787" style:parent-style-name="Normalny" style:family="paragraph">
      <style:paragraph-properties fo:text-align="justify" fo:line-height="150%" fo:text-indent="0.2479in"/>
    </style:style>
    <style:style style:name="T7788" style:parent-style-name="Domyślnaczcionkaakapitu" style:family="text">
      <style:text-properties fo:background-color="#80FFFF"/>
    </style:style>
    <style:style style:name="P7789" style:parent-style-name="Normalny" style:family="paragraph">
      <style:paragraph-properties fo:text-align="justify" fo:line-height="150%"/>
    </style:style>
    <style:style style:name="T7790" style:parent-style-name="Domyślnaczcionkaakapitu" style:family="text">
      <style:text-properties fo:background-color="#80FFFF" style:text-underline-type="single" style:text-underline-style="solid" style:text-underline-width="auto" style:text-underline-mode="continuous"/>
    </style:style>
    <style:style style:name="T7791" style:parent-style-name="Domyślnaczcionkaakapitu" style:family="text">
      <style:text-properties style:text-underline-type="single" style:text-underline-style="solid" style:text-underline-width="auto" style:text-underline-mode="continuous"/>
    </style:style>
    <style:style style:name="T7792" style:parent-style-name="Domyślnaczcionkaakapitu" style:family="text">
      <style:text-properties fo:background-color="#80FFFF" style:text-underline-type="single" style:text-underline-style="solid" style:text-underline-width="auto" style:text-underline-mode="continuous"/>
    </style:style>
    <style:style style:name="T7793" style:parent-style-name="Domyślnaczcionkaakapitu" style:family="text">
      <style:text-properties style:text-underline-type="single" style:text-underline-style="solid" style:text-underline-width="auto" style:text-underline-mode="continuous"/>
    </style:style>
    <style:style style:name="T7794" style:parent-style-name="Domyślnaczcionkaakapitu" style:family="text">
      <style:text-properties fo:background-color="#80FFFF" style:text-underline-type="single" style:text-underline-style="solid" style:text-underline-width="auto" style:text-underline-mode="continuous"/>
    </style:style>
    <style:style style:name="T7795" style:parent-style-name="Domyślnaczcionkaakapitu" style:family="text">
      <style:text-properties style:text-underline-type="single" style:text-underline-style="solid" style:text-underline-width="auto" style:text-underline-mode="continuous"/>
    </style:style>
    <style:style style:name="T7796" style:parent-style-name="Domyślnaczcionkaakapitu" style:family="text">
      <style:text-properties fo:background-color="#80FFFF" style:text-underline-type="single" style:text-underline-style="solid" style:text-underline-width="auto" style:text-underline-mode="continuous"/>
    </style:style>
    <style:style style:name="T7797" style:parent-style-name="Domyślnaczcionkaakapitu" style:family="text">
      <style:text-properties style:text-underline-type="single" style:text-underline-style="solid" style:text-underline-width="auto" style:text-underline-mode="continuous"/>
    </style:style>
    <style:style style:name="P7798" style:parent-style-name="Normalny" style:family="paragraph">
      <style:paragraph-properties fo:text-align="justify" fo:line-height="150%" fo:text-indent="0.2479in"/>
    </style:style>
    <style:style style:name="P7799" style:parent-style-name="Normalny" style:family="paragraph">
      <style:paragraph-properties fo:text-align="justify" fo:line-height="150%"/>
    </style:style>
    <style:style style:name="T7800" style:parent-style-name="Domyślnaczcionkaakapitu" style:family="text">
      <style:text-properties style:text-underline-type="single" style:text-underline-style="solid" style:text-underline-width="auto" style:text-underline-mode="continuous"/>
    </style:style>
    <style:style style:name="T7801" style:parent-style-name="Domyślnaczcionkaakapitu" style:family="text">
      <style:text-properties fo:background-color="#80FFFF" style:text-underline-type="single" style:text-underline-style="solid" style:text-underline-width="auto" style:text-underline-mode="continuous"/>
    </style:style>
    <style:style style:name="T7802" style:parent-style-name="Domyślnaczcionkaakapitu" style:family="text">
      <style:text-properties style:text-underline-type="single" style:text-underline-style="solid" style:text-underline-width="auto" style:text-underline-mode="continuous"/>
    </style:style>
    <style:style style:name="T7803" style:parent-style-name="Domyślnaczcionkaakapitu" style:family="text">
      <style:text-properties fo:background-color="#80FFFF" style:text-underline-type="single" style:text-underline-style="solid" style:text-underline-width="auto" style:text-underline-mode="continuous"/>
    </style:style>
    <style:style style:name="T7804" style:parent-style-name="Domyślnaczcionkaakapitu" style:family="text">
      <style:text-properties style:text-underline-type="single" style:text-underline-style="solid" style:text-underline-width="auto" style:text-underline-mode="continuous"/>
    </style:style>
    <style:style style:name="T7805" style:parent-style-name="Domyślnaczcionkaakapitu" style:family="text">
      <style:text-properties fo:background-color="#80FFFF" style:text-underline-type="single" style:text-underline-style="solid" style:text-underline-width="auto" style:text-underline-mode="continuous"/>
    </style:style>
    <style:style style:name="T7806" style:parent-style-name="Domyślnaczcionkaakapitu" style:family="text">
      <style:text-properties style:text-underline-type="single" style:text-underline-style="solid" style:text-underline-width="auto" style:text-underline-mode="continuous"/>
    </style:style>
    <style:style style:name="P7807" style:parent-style-name="Normalny" style:family="paragraph">
      <style:paragraph-properties fo:text-align="justify" fo:line-height="150%" fo:text-indent="0.2479in"/>
    </style:style>
    <style:style style:name="P7808" style:parent-style-name="Normalny" style:family="paragraph">
      <style:paragraph-properties fo:text-align="justify" fo:line-height="150%"/>
    </style:style>
    <style:style style:name="T7809" style:parent-style-name="Domyślnaczcionkaakapitu" style:family="text">
      <style:text-properties style:text-underline-type="single" style:text-underline-style="solid" style:text-underline-width="auto" style:text-underline-mode="continuous"/>
    </style:style>
    <style:style style:name="T7810" style:parent-style-name="Domyślnaczcionkaakapitu" style:family="text">
      <style:text-properties fo:background-color="#80FFFF" style:text-underline-type="single" style:text-underline-style="solid" style:text-underline-width="auto" style:text-underline-mode="continuous"/>
    </style:style>
    <style:style style:name="T7811" style:parent-style-name="Domyślnaczcionkaakapitu" style:family="text">
      <style:text-properties style:text-underline-type="single" style:text-underline-style="solid" style:text-underline-width="auto" style:text-underline-mode="continuous"/>
    </style:style>
    <style:style style:name="T7812" style:parent-style-name="Domyślnaczcionkaakapitu" style:family="text">
      <style:text-properties fo:background-color="#80FFFF" style:text-underline-type="single" style:text-underline-style="solid" style:text-underline-width="auto" style:text-underline-mode="continuous"/>
    </style:style>
    <style:style style:name="T7813" style:parent-style-name="Domyślnaczcionkaakapitu" style:family="text">
      <style:text-properties style:text-underline-type="single" style:text-underline-style="solid" style:text-underline-width="auto" style:text-underline-mode="continuous"/>
    </style:style>
    <style:style style:name="T7814" style:parent-style-name="Domyślnaczcionkaakapitu" style:family="text">
      <style:text-properties fo:background-color="#80FFFF" style:text-underline-type="single" style:text-underline-style="solid" style:text-underline-width="auto" style:text-underline-mode="continuous"/>
    </style:style>
    <style:style style:name="T7815" style:parent-style-name="Domyślnaczcionkaakapitu" style:family="text">
      <style:text-properties style:text-underline-type="single" style:text-underline-style="solid" style:text-underline-width="auto" style:text-underline-mode="continuous"/>
    </style:style>
    <style:style style:name="P7816" style:parent-style-name="Normalny" style:family="paragraph">
      <style:paragraph-properties fo:text-align="justify" fo:line-height="150%" fo:text-indent="0.2479in"/>
    </style:style>
    <style:style style:name="P7817" style:parent-style-name="Normalny" style:family="paragraph">
      <style:paragraph-properties fo:text-align="justify" fo:line-height="150%"/>
    </style:style>
    <style:style style:name="T7818" style:parent-style-name="Domyślnaczcionkaakapitu" style:family="text">
      <style:text-properties style:text-underline-type="single" style:text-underline-style="solid" style:text-underline-width="auto" style:text-underline-mode="continuous"/>
    </style:style>
    <style:style style:name="T7819" style:parent-style-name="Domyślnaczcionkaakapitu" style:family="text">
      <style:text-properties fo:background-color="#80FFFF" style:text-underline-type="single" style:text-underline-style="solid" style:text-underline-width="auto" style:text-underline-mode="continuous"/>
    </style:style>
    <style:style style:name="T7820" style:parent-style-name="Domyślnaczcionkaakapitu" style:family="text">
      <style:text-properties style:text-underline-type="single" style:text-underline-style="solid" style:text-underline-width="auto" style:text-underline-mode="continuous"/>
    </style:style>
    <style:style style:name="T7821" style:parent-style-name="Domyślnaczcionkaakapitu" style:family="text">
      <style:text-properties fo:background-color="#80FFFF" style:text-underline-type="single" style:text-underline-style="solid" style:text-underline-width="auto" style:text-underline-mode="continuous"/>
    </style:style>
    <style:style style:name="T7822" style:parent-style-name="Domyślnaczcionkaakapitu" style:family="text">
      <style:text-properties style:text-underline-type="single" style:text-underline-style="solid" style:text-underline-width="auto" style:text-underline-mode="continuous"/>
    </style:style>
    <style:style style:name="T7823" style:parent-style-name="Domyślnaczcionkaakapitu" style:family="text">
      <style:text-properties fo:background-color="#80FFFF" style:text-underline-type="single" style:text-underline-style="solid" style:text-underline-width="auto" style:text-underline-mode="continuous"/>
    </style:style>
    <style:style style:name="P7824" style:parent-style-name="Normalny" style:family="paragraph">
      <style:paragraph-properties fo:text-align="justify" fo:line-height="150%" fo:text-indent="0.2479in"/>
    </style:style>
    <style:style style:name="T7825" style:parent-style-name="Domyślnaczcionkaakapitu" style:family="text">
      <style:text-properties fo:background-color="#80FFFF"/>
    </style:style>
    <style:style style:name="P7826" style:parent-style-name="Normalny" style:family="paragraph">
      <style:paragraph-properties fo:text-align="justify" fo:line-height="150%" fo:text-indent="0.2479in"/>
    </style:style>
    <style:style style:name="T7827" style:parent-style-name="Domyślnaczcionkaakapitu" style:family="text">
      <style:text-properties fo:background-color="#80FFFF"/>
    </style:style>
    <style:style style:name="T7828" style:parent-style-name="Domyślnaczcionkaakapitu" style:family="text">
      <style:text-properties fo:background-color="#80FFFF"/>
    </style:style>
    <style:style style:name="T7829" style:parent-style-name="Domyślnaczcionkaakapitu" style:family="text">
      <style:text-properties fo:background-color="#80FFFF"/>
    </style:style>
    <style:style style:name="T7830" style:parent-style-name="Domyślnaczcionkaakapitu" style:family="text">
      <style:text-properties fo:background-color="#80FFFF"/>
    </style:style>
    <style:style style:name="T7831" style:parent-style-name="Domyślnaczcionkaakapitu" style:family="text">
      <style:text-properties fo:background-color="#80FFFF"/>
    </style:style>
    <style:style style:name="T7832" style:parent-style-name="Domyślnaczcionkaakapitu" style:family="text">
      <style:text-properties fo:background-color="#80FFFF"/>
    </style:style>
    <style:style style:name="T7833" style:parent-style-name="Domyślnaczcionkaakapitu" style:family="text">
      <style:text-properties fo:background-color="#80FFFF"/>
    </style:style>
    <style:style style:name="P7834" style:parent-style-name="Normalny" style:family="paragraph">
      <style:paragraph-properties fo:text-align="justify" fo:line-height="150%"/>
    </style:style>
    <style:style style:name="T7835" style:parent-style-name="Domyślnaczcionkaakapitu" style:family="text">
      <style:text-properties style:text-underline-type="single" style:text-underline-style="solid" style:text-underline-width="auto" style:text-underline-mode="continuous"/>
    </style:style>
    <style:style style:name="T7836" style:parent-style-name="Domyślnaczcionkaakapitu" style:family="text">
      <style:text-properties fo:background-color="#80FFFF" style:text-underline-type="single" style:text-underline-style="solid" style:text-underline-width="auto" style:text-underline-mode="continuous"/>
    </style:style>
    <style:style style:name="T7837" style:parent-style-name="Domyślnaczcionkaakapitu" style:family="text">
      <style:text-properties style:text-underline-type="single" style:text-underline-style="solid" style:text-underline-width="auto" style:text-underline-mode="continuous"/>
    </style:style>
    <style:style style:name="T7838" style:parent-style-name="Domyślnaczcionkaakapitu" style:family="text">
      <style:text-properties fo:background-color="#80FFFF" style:text-underline-type="single" style:text-underline-style="solid" style:text-underline-width="auto" style:text-underline-mode="continuous"/>
    </style:style>
    <style:style style:name="T7839" style:parent-style-name="Domyślnaczcionkaakapitu" style:family="text">
      <style:text-properties style:text-underline-type="single" style:text-underline-style="solid" style:text-underline-width="auto" style:text-underline-mode="continuous"/>
    </style:style>
    <style:style style:name="T7840" style:parent-style-name="Domyślnaczcionkaakapitu" style:family="text">
      <style:text-properties fo:background-color="#80FFFF" style:text-underline-type="single" style:text-underline-style="solid" style:text-underline-width="auto" style:text-underline-mode="continuous"/>
    </style:style>
    <style:style style:name="T7841" style:parent-style-name="Domyślnaczcionkaakapitu" style:family="text">
      <style:text-properties style:text-underline-type="single" style:text-underline-style="solid" style:text-underline-width="auto" style:text-underline-mode="continuous"/>
    </style:style>
    <style:style style:name="P7842" style:parent-style-name="Normalny" style:family="paragraph">
      <style:paragraph-properties fo:text-align="justify" fo:line-height="150%" fo:text-indent="0.2479in"/>
    </style:style>
    <style:style style:name="T7843" style:parent-style-name="Domyślnaczcionkaakapitu" style:family="text">
      <style:text-properties fo:background-color="#80FFFF"/>
    </style:style>
    <style:style style:name="T7844" style:parent-style-name="Domyślnaczcionkaakapitu" style:family="text">
      <style:text-properties fo:background-color="#80FFFF"/>
    </style:style>
    <style:style style:name="P7845" style:parent-style-name="Normalny" style:family="paragraph">
      <style:paragraph-properties fo:text-align="justify" fo:line-height="150%"/>
    </style:style>
    <style:style style:name="T7846" style:parent-style-name="Domyślnaczcionkaakapitu" style:family="text">
      <style:text-properties style:text-underline-type="single" style:text-underline-style="solid" style:text-underline-width="auto" style:text-underline-mode="continuous"/>
    </style:style>
    <style:style style:name="T7847" style:parent-style-name="Domyślnaczcionkaakapitu" style:family="text">
      <style:text-properties fo:background-color="#80FFFF" style:text-underline-type="single" style:text-underline-style="solid" style:text-underline-width="auto" style:text-underline-mode="continuous"/>
    </style:style>
    <style:style style:name="T7848" style:parent-style-name="Domyślnaczcionkaakapitu" style:family="text">
      <style:text-properties style:text-underline-type="single" style:text-underline-style="solid" style:text-underline-width="auto" style:text-underline-mode="continuous"/>
    </style:style>
    <style:style style:name="T7849" style:parent-style-name="Domyślnaczcionkaakapitu" style:family="text">
      <style:text-properties fo:background-color="#80FFFF" style:text-underline-type="single" style:text-underline-style="solid" style:text-underline-width="auto" style:text-underline-mode="continuous"/>
    </style:style>
    <style:style style:name="T7850" style:parent-style-name="Domyślnaczcionkaakapitu" style:family="text">
      <style:text-properties style:text-underline-type="single" style:text-underline-style="solid" style:text-underline-width="auto" style:text-underline-mode="continuous"/>
    </style:style>
    <style:style style:name="T7851" style:parent-style-name="Domyślnaczcionkaakapitu" style:family="text">
      <style:text-properties fo:background-color="#80FFFF" style:text-underline-type="single" style:text-underline-style="solid" style:text-underline-width="auto" style:text-underline-mode="continuous"/>
    </style:style>
    <style:style style:name="P7852" style:parent-style-name="Normalny" style:family="paragraph">
      <style:paragraph-properties fo:text-align="justify" fo:line-height="150%" fo:text-indent="0.2479in"/>
    </style:style>
    <style:style style:name="P7853" style:parent-style-name="Normalny" style:family="paragraph">
      <style:paragraph-properties fo:text-align="justify" fo:line-height="150%"/>
    </style:style>
    <style:style style:name="T7854" style:parent-style-name="Domyślnaczcionkaakapitu" style:family="text">
      <style:text-properties style:text-underline-type="single" style:text-underline-style="solid" style:text-underline-width="auto" style:text-underline-mode="continuous"/>
    </style:style>
    <style:style style:name="T7855" style:parent-style-name="Domyślnaczcionkaakapitu" style:family="text">
      <style:text-properties fo:background-color="#80FFFF" style:text-underline-type="single" style:text-underline-style="solid" style:text-underline-width="auto" style:text-underline-mode="continuous"/>
    </style:style>
    <style:style style:name="T7856" style:parent-style-name="Domyślnaczcionkaakapitu" style:family="text">
      <style:text-properties style:text-underline-type="single" style:text-underline-style="solid" style:text-underline-width="auto" style:text-underline-mode="continuous"/>
    </style:style>
    <style:style style:name="T7857" style:parent-style-name="Domyślnaczcionkaakapitu" style:family="text">
      <style:text-properties fo:background-color="#80FFFF" style:text-underline-type="single" style:text-underline-style="solid" style:text-underline-width="auto" style:text-underline-mode="continuous"/>
    </style:style>
    <style:style style:name="T7858" style:parent-style-name="Domyślnaczcionkaakapitu" style:family="text">
      <style:text-properties style:text-underline-type="single" style:text-underline-style="solid" style:text-underline-width="auto" style:text-underline-mode="continuous"/>
    </style:style>
    <style:style style:name="T7859" style:parent-style-name="Domyślnaczcionkaakapitu" style:family="text">
      <style:text-properties fo:background-color="#80FFFF" style:text-underline-type="single" style:text-underline-style="solid" style:text-underline-width="auto" style:text-underline-mode="continuous"/>
    </style:style>
    <style:style style:name="P7860" style:parent-style-name="Normalny" style:family="paragraph">
      <style:paragraph-properties fo:text-align="justify" fo:line-height="150%" fo:text-indent="0.2479in"/>
    </style:style>
    <style:style style:name="T7861" style:parent-style-name="Domyślnaczcionkaakapitu" style:family="text">
      <style:text-properties fo:background-color="#80FFFF"/>
    </style:style>
    <style:style style:name="P7862" style:parent-style-name="Normalny" style:family="paragraph">
      <style:paragraph-properties fo:text-align="justify" fo:line-height="150%"/>
    </style:style>
    <style:style style:name="T7863" style:parent-style-name="Domyślnaczcionkaakapitu" style:family="text">
      <style:text-properties style:text-underline-type="single" style:text-underline-style="solid" style:text-underline-width="auto" style:text-underline-mode="continuous"/>
    </style:style>
    <style:style style:name="T7864" style:parent-style-name="Domyślnaczcionkaakapitu" style:family="text">
      <style:text-properties fo:background-color="#80FFFF" style:text-underline-type="single" style:text-underline-style="solid" style:text-underline-width="auto" style:text-underline-mode="continuous"/>
    </style:style>
    <style:style style:name="T7865" style:parent-style-name="Domyślnaczcionkaakapitu" style:family="text">
      <style:text-properties style:text-underline-type="single" style:text-underline-style="solid" style:text-underline-width="auto" style:text-underline-mode="continuous"/>
    </style:style>
    <style:style style:name="T7866" style:parent-style-name="Domyślnaczcionkaakapitu" style:family="text">
      <style:text-properties fo:background-color="#80FFFF" style:text-underline-type="single" style:text-underline-style="solid" style:text-underline-width="auto" style:text-underline-mode="continuous"/>
    </style:style>
    <style:style style:name="T7867" style:parent-style-name="Domyślnaczcionkaakapitu" style:family="text">
      <style:text-properties style:text-underline-type="single" style:text-underline-style="solid" style:text-underline-width="auto" style:text-underline-mode="continuous"/>
    </style:style>
    <style:style style:name="T7868" style:parent-style-name="Domyślnaczcionkaakapitu" style:family="text">
      <style:text-properties fo:background-color="#80FFFF" style:text-underline-type="single" style:text-underline-style="solid" style:text-underline-width="auto" style:text-underline-mode="continuous"/>
    </style:style>
    <style:style style:name="P7869" style:parent-style-name="Normalny" style:family="paragraph">
      <style:paragraph-properties fo:text-align="justify" fo:line-height="150%" fo:text-indent="0.2479in"/>
    </style:style>
    <style:style style:name="P7870" style:parent-style-name="Normalny" style:family="paragraph">
      <style:paragraph-properties fo:text-align="justify" fo:line-height="150%"/>
    </style:style>
    <style:style style:name="T7871" style:parent-style-name="Domyślnaczcionkaakapitu" style:family="text">
      <style:text-properties style:text-underline-type="single" style:text-underline-style="solid" style:text-underline-width="auto" style:text-underline-mode="continuous"/>
    </style:style>
    <style:style style:name="T7872" style:parent-style-name="Domyślnaczcionkaakapitu" style:family="text">
      <style:text-properties fo:background-color="#80FFFF" style:text-underline-type="single" style:text-underline-style="solid" style:text-underline-width="auto" style:text-underline-mode="continuous"/>
    </style:style>
    <style:style style:name="T7873" style:parent-style-name="Domyślnaczcionkaakapitu" style:family="text">
      <style:text-properties style:text-underline-type="single" style:text-underline-style="solid" style:text-underline-width="auto" style:text-underline-mode="continuous"/>
    </style:style>
    <style:style style:name="T7874" style:parent-style-name="Domyślnaczcionkaakapitu" style:family="text">
      <style:text-properties fo:background-color="#80FFFF" style:text-underline-type="single" style:text-underline-style="solid" style:text-underline-width="auto" style:text-underline-mode="continuous"/>
    </style:style>
    <style:style style:name="T7875" style:parent-style-name="Domyślnaczcionkaakapitu" style:family="text">
      <style:text-properties style:text-underline-type="single" style:text-underline-style="solid" style:text-underline-width="auto" style:text-underline-mode="continuous"/>
    </style:style>
    <style:style style:name="T7876" style:parent-style-name="Domyślnaczcionkaakapitu" style:family="text">
      <style:text-properties fo:background-color="#80FFFF" style:text-underline-type="single" style:text-underline-style="solid" style:text-underline-width="auto" style:text-underline-mode="continuous"/>
    </style:style>
    <style:style style:name="T7877" style:parent-style-name="Domyślnaczcionkaakapitu" style:family="text">
      <style:text-properties style:text-underline-type="single" style:text-underline-style="solid" style:text-underline-width="auto" style:text-underline-mode="continuous"/>
    </style:style>
    <style:style style:name="P7878" style:parent-style-name="Normalny" style:family="paragraph">
      <style:paragraph-properties fo:text-align="justify" fo:line-height="150%" fo:text-indent="0.2479in"/>
    </style:style>
    <style:style style:name="P7879" style:parent-style-name="Normalny" style:family="paragraph">
      <style:paragraph-properties fo:text-align="justify" fo:line-height="150%"/>
    </style:style>
    <style:style style:name="T7880" style:parent-style-name="Domyślnaczcionkaakapitu" style:family="text">
      <style:text-properties style:text-underline-type="single" style:text-underline-style="solid" style:text-underline-width="auto" style:text-underline-mode="continuous"/>
    </style:style>
    <style:style style:name="T7881" style:parent-style-name="Domyślnaczcionkaakapitu" style:family="text">
      <style:text-properties fo:background-color="#80FFFF" style:text-underline-type="single" style:text-underline-style="solid" style:text-underline-width="auto" style:text-underline-mode="continuous"/>
    </style:style>
    <style:style style:name="T7882" style:parent-style-name="Domyślnaczcionkaakapitu" style:family="text">
      <style:text-properties style:text-underline-type="single" style:text-underline-style="solid" style:text-underline-width="auto" style:text-underline-mode="continuous"/>
    </style:style>
    <style:style style:name="T7883" style:parent-style-name="Domyślnaczcionkaakapitu" style:family="text">
      <style:text-properties fo:background-color="#80FFFF" style:text-underline-type="single" style:text-underline-style="solid" style:text-underline-width="auto" style:text-underline-mode="continuous"/>
    </style:style>
    <style:style style:name="T7884" style:parent-style-name="Domyślnaczcionkaakapitu" style:family="text">
      <style:text-properties style:text-underline-type="single" style:text-underline-style="solid" style:text-underline-width="auto" style:text-underline-mode="continuous"/>
    </style:style>
    <style:style style:name="T7885" style:parent-style-name="Domyślnaczcionkaakapitu" style:family="text">
      <style:text-properties fo:background-color="#80FFFF" style:text-underline-type="single" style:text-underline-style="solid" style:text-underline-width="auto" style:text-underline-mode="continuous"/>
    </style:style>
    <style:style style:name="P7886" style:parent-style-name="Normalny" style:family="paragraph">
      <style:paragraph-properties fo:text-align="justify" fo:line-height="150%" fo:text-indent="0.2479in"/>
    </style:style>
    <style:style style:name="T7887" style:parent-style-name="Domyślnaczcionkaakapitu" style:family="text">
      <style:text-properties fo:background-color="#80FFFF"/>
    </style:style>
    <style:style style:name="P7888" style:parent-style-name="Normalny" style:family="paragraph">
      <style:paragraph-properties fo:text-align="justify" fo:line-height="150%" fo:text-indent="0.2479in"/>
    </style:style>
    <style:style style:name="T7889" style:parent-style-name="Domyślnaczcionkaakapitu" style:family="text">
      <style:text-properties fo:background-color="#80FFFF"/>
    </style:style>
    <style:style style:name="P7890" style:parent-style-name="Normalny" style:family="paragraph">
      <style:paragraph-properties fo:text-align="justify" fo:line-height="150%" fo:text-indent="0.2479in"/>
    </style:style>
    <style:style style:name="P7891" style:parent-style-name="Normalny" style:family="paragraph">
      <style:paragraph-properties fo:text-align="justify" fo:line-height="150%"/>
    </style:style>
    <style:style style:name="T7892" style:parent-style-name="Domyślnaczcionkaakapitu" style:family="text">
      <style:text-properties style:text-underline-type="single" style:text-underline-style="solid" style:text-underline-width="auto" style:text-underline-mode="continuous"/>
    </style:style>
    <style:style style:name="T7893" style:parent-style-name="Domyślnaczcionkaakapitu" style:family="text">
      <style:text-properties fo:background-color="#80FFFF" style:text-underline-type="single" style:text-underline-style="solid" style:text-underline-width="auto" style:text-underline-mode="continuous"/>
    </style:style>
    <style:style style:name="T7894" style:parent-style-name="Domyślnaczcionkaakapitu" style:family="text">
      <style:text-properties style:text-underline-type="single" style:text-underline-style="solid" style:text-underline-width="auto" style:text-underline-mode="continuous"/>
    </style:style>
    <style:style style:name="T7895" style:parent-style-name="Domyślnaczcionkaakapitu" style:family="text">
      <style:text-properties fo:background-color="#80FFFF" style:text-underline-type="single" style:text-underline-style="solid" style:text-underline-width="auto" style:text-underline-mode="continuous"/>
    </style:style>
    <style:style style:name="T7896" style:parent-style-name="Domyślnaczcionkaakapitu" style:family="text">
      <style:text-properties style:text-underline-type="single" style:text-underline-style="solid" style:text-underline-width="auto" style:text-underline-mode="continuous"/>
    </style:style>
    <style:style style:name="T7897" style:parent-style-name="Domyślnaczcionkaakapitu" style:family="text">
      <style:text-properties fo:background-color="#80FFFF" style:text-underline-type="single" style:text-underline-style="solid" style:text-underline-width="auto" style:text-underline-mode="continuous"/>
    </style:style>
    <style:style style:name="P7898" style:parent-style-name="Normalny" style:family="paragraph">
      <style:paragraph-properties fo:text-align="justify" fo:line-height="150%" fo:text-indent="0.2479in"/>
    </style:style>
    <style:style style:name="P7899" style:parent-style-name="Normalny" style:family="paragraph">
      <style:paragraph-properties fo:text-align="justify" fo:line-height="150%"/>
    </style:style>
    <style:style style:name="T7900" style:parent-style-name="Domyślnaczcionkaakapitu" style:family="text">
      <style:text-properties style:text-underline-type="single" style:text-underline-style="solid" style:text-underline-width="auto" style:text-underline-mode="continuous"/>
    </style:style>
    <style:style style:name="T7901" style:parent-style-name="Domyślnaczcionkaakapitu" style:family="text">
      <style:text-properties fo:background-color="#80FFFF" style:text-underline-type="single" style:text-underline-style="solid" style:text-underline-width="auto" style:text-underline-mode="continuous"/>
    </style:style>
    <style:style style:name="T7902" style:parent-style-name="Domyślnaczcionkaakapitu" style:family="text">
      <style:text-properties style:text-underline-type="single" style:text-underline-style="solid" style:text-underline-width="auto" style:text-underline-mode="continuous"/>
    </style:style>
    <style:style style:name="T7903" style:parent-style-name="Domyślnaczcionkaakapitu" style:family="text">
      <style:text-properties fo:background-color="#80FFFF" style:text-underline-type="single" style:text-underline-style="solid" style:text-underline-width="auto" style:text-underline-mode="continuous"/>
    </style:style>
    <style:style style:name="T7904" style:parent-style-name="Domyślnaczcionkaakapitu" style:family="text">
      <style:text-properties style:text-underline-type="single" style:text-underline-style="solid" style:text-underline-width="auto" style:text-underline-mode="continuous"/>
    </style:style>
    <style:style style:name="T7905" style:parent-style-name="Domyślnaczcionkaakapitu" style:family="text">
      <style:text-properties fo:background-color="#80FFFF" style:text-underline-type="single" style:text-underline-style="solid" style:text-underline-width="auto" style:text-underline-mode="continuous"/>
    </style:style>
    <style:style style:name="T7906" style:parent-style-name="Domyślnaczcionkaakapitu" style:family="text">
      <style:text-properties style:text-underline-type="single" style:text-underline-style="solid" style:text-underline-width="auto" style:text-underline-mode="continuous"/>
    </style:style>
    <style:style style:name="P7907" style:parent-style-name="Normalny" style:family="paragraph">
      <style:paragraph-properties fo:text-align="justify" fo:line-height="150%" fo:text-indent="0.2479in"/>
    </style:style>
    <style:style style:name="T7908" style:parent-style-name="Domyślnaczcionkaakapitu" style:family="text">
      <style:text-properties fo:background-color="#80FFFF"/>
    </style:style>
    <style:style style:name="T7909" style:parent-style-name="Domyślnaczcionkaakapitu" style:family="text">
      <style:text-properties fo:background-color="#80FFFF"/>
    </style:style>
    <style:style style:name="P7910" style:parent-style-name="Normalny" style:family="paragraph">
      <style:paragraph-properties fo:text-align="justify" fo:line-height="150%" fo:text-indent="0.2479in"/>
    </style:style>
    <style:style style:name="P7911" style:parent-style-name="Normalny" style:family="paragraph">
      <style:paragraph-properties fo:text-align="justify" fo:line-height="150%"/>
    </style:style>
    <style:style style:name="T7912" style:parent-style-name="Domyślnaczcionkaakapitu" style:family="text">
      <style:text-properties fo:background-color="#80FFFF" style:text-underline-type="single" style:text-underline-style="solid" style:text-underline-width="auto" style:text-underline-mode="continuous"/>
    </style:style>
    <style:style style:name="T7913" style:parent-style-name="Domyślnaczcionkaakapitu" style:family="text">
      <style:text-properties style:text-underline-type="single" style:text-underline-style="solid" style:text-underline-width="auto" style:text-underline-mode="continuous"/>
    </style:style>
    <style:style style:name="T7914" style:parent-style-name="Domyślnaczcionkaakapitu" style:family="text">
      <style:text-properties fo:background-color="#80FFFF" style:text-underline-type="single" style:text-underline-style="solid" style:text-underline-width="auto" style:text-underline-mode="continuous"/>
    </style:style>
    <style:style style:name="T7915" style:parent-style-name="Domyślnaczcionkaakapitu" style:family="text">
      <style:text-properties style:text-underline-type="single" style:text-underline-style="solid" style:text-underline-width="auto" style:text-underline-mode="continuous"/>
    </style:style>
    <style:style style:name="T7916" style:parent-style-name="Domyślnaczcionkaakapitu" style:family="text">
      <style:text-properties fo:background-color="#80FFFF" style:text-underline-type="single" style:text-underline-style="solid" style:text-underline-width="auto" style:text-underline-mode="continuous"/>
    </style:style>
    <style:style style:name="T7917" style:parent-style-name="Domyślnaczcionkaakapitu" style:family="text">
      <style:text-properties style:text-underline-type="single" style:text-underline-style="solid" style:text-underline-width="auto" style:text-underline-mode="continuous"/>
    </style:style>
    <style:style style:name="T7918" style:parent-style-name="Domyślnaczcionkaakapitu" style:family="text">
      <style:text-properties fo:background-color="#80FFFF" style:text-underline-type="single" style:text-underline-style="solid" style:text-underline-width="auto" style:text-underline-mode="continuous"/>
    </style:style>
    <style:style style:name="P7919" style:parent-style-name="Normalny" style:family="paragraph">
      <style:paragraph-properties fo:text-align="justify" fo:line-height="150%" fo:text-indent="0.2479in"/>
    </style:style>
    <style:style style:name="T7920" style:parent-style-name="Domyślnaczcionkaakapitu" style:family="text">
      <style:text-properties fo:background-color="#80FFFF"/>
    </style:style>
    <style:style style:name="P7921" style:parent-style-name="Normalny" style:family="paragraph">
      <style:paragraph-properties fo:text-align="justify" fo:line-height="150%" fo:text-indent="0.2479in"/>
    </style:style>
    <style:style style:name="T7922" style:parent-style-name="Domyślnaczcionkaakapitu" style:family="text">
      <style:text-properties fo:background-color="#80FFFF"/>
    </style:style>
    <style:style style:name="P7923" style:parent-style-name="Normalny" style:family="paragraph">
      <style:paragraph-properties fo:text-align="justify" fo:line-height="150%" fo:text-indent="0.2479in"/>
    </style:style>
    <style:style style:name="T7924" style:parent-style-name="Domyślnaczcionkaakapitu" style:family="text">
      <style:text-properties fo:background-color="#80FFFF"/>
    </style:style>
    <style:style style:name="T7925" style:parent-style-name="Domyślnaczcionkaakapitu" style:family="text">
      <style:text-properties fo:background-color="#80FFFF"/>
    </style:style>
    <style:style style:name="T7926" style:parent-style-name="Domyślnaczcionkaakapitu" style:family="text">
      <style:text-properties fo:background-color="#80FFFF"/>
    </style:style>
    <style:style style:name="P7927" style:parent-style-name="Normalny" style:family="paragraph">
      <style:paragraph-properties fo:text-align="justify" fo:line-height="150%" fo:text-indent="0.2479in"/>
    </style:style>
    <style:style style:name="T7928" style:parent-style-name="Domyślnaczcionkaakapitu" style:family="text">
      <style:text-properties fo:background-color="#80FFFF"/>
    </style:style>
    <style:style style:name="T7929" style:parent-style-name="Domyślnaczcionkaakapitu" style:family="text">
      <style:text-properties fo:background-color="#80FFFF"/>
    </style:style>
    <style:style style:name="T7930" style:parent-style-name="Domyślnaczcionkaakapitu" style:family="text">
      <style:text-properties fo:background-color="#80FFFF"/>
    </style:style>
    <style:style style:name="T7931" style:parent-style-name="Domyślnaczcionkaakapitu" style:family="text">
      <style:text-properties fo:background-color="#80FFFF"/>
    </style:style>
    <style:style style:name="T7932" style:parent-style-name="Domyślnaczcionkaakapitu" style:family="text">
      <style:text-properties fo:background-color="#80FFFF"/>
    </style:style>
    <style:style style:name="T7933" style:parent-style-name="Domyślnaczcionkaakapitu" style:family="text">
      <style:text-properties fo:background-color="#80FFFF"/>
    </style:style>
    <style:style style:name="T7934" style:parent-style-name="Domyślnaczcionkaakapitu" style:family="text">
      <style:text-properties fo:background-color="#80FFFF"/>
    </style:style>
    <style:style style:name="T7935" style:parent-style-name="Domyślnaczcionkaakapitu" style:family="text">
      <style:text-properties fo:background-color="#80FFFF"/>
    </style:style>
    <style:style style:name="T7936" style:parent-style-name="Domyślnaczcionkaakapitu" style:family="text">
      <style:text-properties fo:background-color="#80FFFF"/>
    </style:style>
    <style:style style:name="P7937" style:parent-style-name="Normalny" style:family="paragraph">
      <style:paragraph-properties fo:text-align="justify" fo:line-height="150%" fo:text-indent="0.2479in"/>
    </style:style>
    <style:style style:name="T7938" style:parent-style-name="Domyślnaczcionkaakapitu" style:family="text">
      <style:text-properties fo:background-color="#80FFFF"/>
    </style:style>
    <style:style style:name="P7939" style:parent-style-name="Normalny" style:family="paragraph">
      <style:paragraph-properties fo:text-align="justify" fo:line-height="150%" fo:text-indent="0.2479in"/>
    </style:style>
    <style:style style:name="P7940" style:parent-style-name="Normalny" style:family="paragraph">
      <style:paragraph-properties fo:text-align="justify" fo:line-height="150%"/>
    </style:style>
    <style:style style:name="T7941" style:parent-style-name="Domyślnaczcionkaakapitu" style:family="text">
      <style:text-properties style:text-underline-type="single" style:text-underline-style="solid" style:text-underline-width="auto" style:text-underline-mode="continuous"/>
    </style:style>
    <style:style style:name="T7942" style:parent-style-name="Domyślnaczcionkaakapitu" style:family="text">
      <style:text-properties fo:background-color="#80FFFF" style:text-underline-type="single" style:text-underline-style="solid" style:text-underline-width="auto" style:text-underline-mode="continuous"/>
    </style:style>
    <style:style style:name="T7943" style:parent-style-name="Domyślnaczcionkaakapitu" style:family="text">
      <style:text-properties style:text-underline-type="single" style:text-underline-style="solid" style:text-underline-width="auto" style:text-underline-mode="continuous"/>
    </style:style>
    <style:style style:name="T7944" style:parent-style-name="Domyślnaczcionkaakapitu" style:family="text">
      <style:text-properties fo:background-color="#80FFFF" style:text-underline-type="single" style:text-underline-style="solid" style:text-underline-width="auto" style:text-underline-mode="continuous"/>
    </style:style>
    <style:style style:name="T7945" style:parent-style-name="Domyślnaczcionkaakapitu" style:family="text">
      <style:text-properties style:text-underline-type="single" style:text-underline-style="solid" style:text-underline-width="auto" style:text-underline-mode="continuous"/>
    </style:style>
    <style:style style:name="T7946" style:parent-style-name="Domyślnaczcionkaakapitu" style:family="text">
      <style:text-properties fo:background-color="#80FFFF" style:text-underline-type="single" style:text-underline-style="solid" style:text-underline-width="auto" style:text-underline-mode="continuous"/>
    </style:style>
    <style:style style:name="T7947" style:parent-style-name="Domyślnaczcionkaakapitu" style:family="text">
      <style:text-properties style:text-underline-type="single" style:text-underline-style="solid" style:text-underline-width="auto" style:text-underline-mode="continuous"/>
    </style:style>
    <style:style style:name="P7948" style:parent-style-name="Normalny" style:family="paragraph">
      <style:paragraph-properties fo:text-align="justify" fo:line-height="150%" fo:text-indent="0.2479in"/>
    </style:style>
    <style:style style:name="T7949" style:parent-style-name="Domyślnaczcionkaakapitu" style:family="text">
      <style:text-properties fo:background-color="#80FFFF"/>
    </style:style>
    <style:style style:name="P7950" style:parent-style-name="Normalny" style:family="paragraph">
      <style:paragraph-properties fo:text-align="justify" fo:line-height="150%"/>
    </style:style>
    <style:style style:name="T7951" style:parent-style-name="Domyślnaczcionkaakapitu" style:family="text">
      <style:text-properties style:text-underline-type="single" style:text-underline-style="solid" style:text-underline-width="auto" style:text-underline-mode="continuous"/>
    </style:style>
    <style:style style:name="P7952" style:parent-style-name="Normalny" style:family="paragraph">
      <style:paragraph-properties fo:text-align="justify" fo:line-height="150%" fo:text-indent="0.2479in"/>
    </style:style>
    <style:style style:name="T7953" style:parent-style-name="Domyślnaczcionkaakapitu" style:family="text">
      <style:text-properties fo:background-color="#80FFFF"/>
    </style:style>
    <style:style style:name="P7954" style:parent-style-name="Normalny" style:family="paragraph">
      <style:paragraph-properties fo:text-align="justify" fo:line-height="150%" fo:text-indent="0.2479in"/>
    </style:style>
    <style:style style:name="P7955" style:parent-style-name="Normalny" style:family="paragraph">
      <style:paragraph-properties fo:text-align="justify" fo:line-height="150%"/>
    </style:style>
    <style:style style:name="T7956" style:parent-style-name="Domyślnaczcionkaakapitu" style:family="text">
      <style:text-properties style:text-underline-type="single" style:text-underline-style="solid" style:text-underline-width="auto" style:text-underline-mode="continuous"/>
    </style:style>
    <style:style style:name="T7957" style:parent-style-name="Domyślnaczcionkaakapitu" style:family="text">
      <style:text-properties fo:background-color="#80FFFF" style:text-underline-type="single" style:text-underline-style="solid" style:text-underline-width="auto" style:text-underline-mode="continuous"/>
    </style:style>
    <style:style style:name="T7958" style:parent-style-name="Domyślnaczcionkaakapitu" style:family="text">
      <style:text-properties style:text-underline-type="single" style:text-underline-style="solid" style:text-underline-width="auto" style:text-underline-mode="continuous"/>
    </style:style>
    <style:style style:name="T7959" style:parent-style-name="Domyślnaczcionkaakapitu" style:family="text">
      <style:text-properties fo:background-color="#80FFFF" style:text-underline-type="single" style:text-underline-style="solid" style:text-underline-width="auto" style:text-underline-mode="continuous"/>
    </style:style>
    <style:style style:name="T7960" style:parent-style-name="Domyślnaczcionkaakapitu" style:family="text">
      <style:text-properties style:text-underline-type="single" style:text-underline-style="solid" style:text-underline-width="auto" style:text-underline-mode="continuous"/>
    </style:style>
    <style:style style:name="T7961" style:parent-style-name="Domyślnaczcionkaakapitu" style:family="text">
      <style:text-properties fo:background-color="#80FFFF" style:text-underline-type="single" style:text-underline-style="solid" style:text-underline-width="auto" style:text-underline-mode="continuous"/>
    </style:style>
    <style:style style:name="T7962" style:parent-style-name="Domyślnaczcionkaakapitu" style:family="text">
      <style:text-properties style:text-underline-type="single" style:text-underline-style="solid" style:text-underline-width="auto" style:text-underline-mode="continuous"/>
    </style:style>
    <style:style style:name="P7963" style:parent-style-name="Normalny" style:family="paragraph">
      <style:paragraph-properties fo:text-align="justify" fo:line-height="150%" fo:text-indent="0.2479in"/>
    </style:style>
    <style:style style:name="T7964" style:parent-style-name="Domyślnaczcionkaakapitu" style:family="text">
      <style:text-properties fo:background-color="#80FFFF"/>
    </style:style>
    <style:style style:name="T7965" style:parent-style-name="Domyślnaczcionkaakapitu" style:family="text">
      <style:text-properties fo:background-color="#80FFFF"/>
    </style:style>
    <style:style style:name="T7966" style:parent-style-name="Domyślnaczcionkaakapitu" style:family="text">
      <style:text-properties fo:background-color="#80FFFF"/>
    </style:style>
    <style:style style:name="T7967" style:parent-style-name="Domyślnaczcionkaakapitu" style:family="text">
      <style:text-properties fo:background-color="#80FFFF"/>
    </style:style>
    <style:style style:name="T7968" style:parent-style-name="Domyślnaczcionkaakapitu" style:family="text">
      <style:text-properties fo:background-color="#80FFFF"/>
    </style:style>
    <style:style style:name="P7969" style:parent-style-name="Normalny" style:family="paragraph">
      <style:paragraph-properties fo:text-align="justify" fo:line-height="150%" fo:text-indent="0.2479in"/>
    </style:style>
    <style:style style:name="T7970" style:parent-style-name="Domyślnaczcionkaakapitu" style:family="text">
      <style:text-properties fo:background-color="#80FFFF"/>
    </style:style>
    <style:style style:name="T7971" style:parent-style-name="Domyślnaczcionkaakapitu" style:family="text">
      <style:text-properties fo:background-color="#80FFFF"/>
    </style:style>
    <style:style style:name="T7972" style:parent-style-name="Domyślnaczcionkaakapitu" style:family="text">
      <style:text-properties fo:background-color="#80FFFF"/>
    </style:style>
    <style:style style:name="T7973" style:parent-style-name="Domyślnaczcionkaakapitu" style:family="text">
      <style:text-properties fo:background-color="#80FFFF"/>
    </style:style>
    <style:style style:name="T7974" style:parent-style-name="Domyślnaczcionkaakapitu" style:family="text">
      <style:text-properties fo:background-color="#80FFFF"/>
    </style:style>
    <style:style style:name="T7975" style:parent-style-name="Domyślnaczcionkaakapitu" style:family="text">
      <style:text-properties fo:background-color="#80FFFF"/>
    </style:style>
    <style:style style:name="T7976" style:parent-style-name="Domyślnaczcionkaakapitu" style:family="text">
      <style:text-properties fo:background-color="#80FFFF"/>
    </style:style>
    <style:style style:name="T7977" style:parent-style-name="Domyślnaczcionkaakapitu" style:family="text">
      <style:text-properties fo:background-color="#80FFFF"/>
    </style:style>
    <style:style style:name="T7978" style:parent-style-name="Domyślnaczcionkaakapitu" style:family="text">
      <style:text-properties fo:background-color="#80FFFF"/>
    </style:style>
    <style:style style:name="T7979" style:parent-style-name="Domyślnaczcionkaakapitu" style:family="text">
      <style:text-properties fo:background-color="#80FFFF"/>
    </style:style>
    <style:style style:name="P7980" style:parent-style-name="Normalny" style:family="paragraph">
      <style:paragraph-properties fo:text-align="justify" fo:line-height="150%" fo:text-indent="0.2479in"/>
    </style:style>
    <style:style style:name="P7981" style:parent-style-name="Normalny" style:family="paragraph">
      <style:paragraph-properties fo:text-align="justify" fo:line-height="150%" fo:text-indent="0.2479in"/>
    </style:style>
    <style:style style:name="T7982" style:parent-style-name="Domyślnaczcionkaakapitu" style:family="text">
      <style:text-properties fo:background-color="#80FFFF"/>
    </style:style>
    <style:style style:name="P7983" style:parent-style-name="Normalny" style:family="paragraph">
      <style:paragraph-properties fo:text-align="justify" fo:line-height="150%"/>
    </style:style>
    <style:style style:name="T7984" style:parent-style-name="Domyślnaczcionkaakapitu" style:family="text">
      <style:text-properties style:text-underline-type="single" style:text-underline-style="solid" style:text-underline-width="auto" style:text-underline-mode="continuous"/>
    </style:style>
    <style:style style:name="T7985" style:parent-style-name="Domyślnaczcionkaakapitu" style:family="text">
      <style:text-properties fo:background-color="#80FFFF" style:text-underline-type="single" style:text-underline-style="solid" style:text-underline-width="auto" style:text-underline-mode="continuous"/>
    </style:style>
    <style:style style:name="T7986" style:parent-style-name="Domyślnaczcionkaakapitu" style:family="text">
      <style:text-properties style:text-underline-type="single" style:text-underline-style="solid" style:text-underline-width="auto" style:text-underline-mode="continuous"/>
    </style:style>
    <style:style style:name="T7987" style:parent-style-name="Domyślnaczcionkaakapitu" style:family="text">
      <style:text-properties fo:background-color="#80FFFF" style:text-underline-type="single" style:text-underline-style="solid" style:text-underline-width="auto" style:text-underline-mode="continuous"/>
    </style:style>
    <style:style style:name="T7988" style:parent-style-name="Domyślnaczcionkaakapitu" style:family="text">
      <style:text-properties style:text-underline-type="single" style:text-underline-style="solid" style:text-underline-width="auto" style:text-underline-mode="continuous"/>
    </style:style>
    <style:style style:name="T7989" style:parent-style-name="Domyślnaczcionkaakapitu" style:family="text">
      <style:text-properties fo:background-color="#80FFFF" style:text-underline-type="single" style:text-underline-style="solid" style:text-underline-width="auto" style:text-underline-mode="continuous"/>
    </style:style>
    <style:style style:name="P7990" style:parent-style-name="Normalny" style:family="paragraph">
      <style:paragraph-properties fo:text-align="justify" fo:line-height="150%" fo:text-indent="0.2479in"/>
    </style:style>
    <style:style style:name="P7991" style:parent-style-name="Normalny" style:family="paragraph">
      <style:paragraph-properties fo:text-align="justify" fo:line-height="150%"/>
    </style:style>
    <style:style style:name="T7992" style:parent-style-name="Domyślnaczcionkaakapitu" style:family="text">
      <style:text-properties style:text-underline-type="single" style:text-underline-style="solid" style:text-underline-width="auto" style:text-underline-mode="continuous"/>
    </style:style>
    <style:style style:name="T7993" style:parent-style-name="Domyślnaczcionkaakapitu" style:family="text">
      <style:text-properties fo:background-color="#80FFFF" style:text-underline-type="single" style:text-underline-style="solid" style:text-underline-width="auto" style:text-underline-mode="continuous"/>
    </style:style>
    <style:style style:name="T7994" style:parent-style-name="Domyślnaczcionkaakapitu" style:family="text">
      <style:text-properties style:text-underline-type="single" style:text-underline-style="solid" style:text-underline-width="auto" style:text-underline-mode="continuous"/>
    </style:style>
    <style:style style:name="T7995" style:parent-style-name="Domyślnaczcionkaakapitu" style:family="text">
      <style:text-properties fo:background-color="#80FFFF" style:text-underline-type="single" style:text-underline-style="solid" style:text-underline-width="auto" style:text-underline-mode="continuous"/>
    </style:style>
    <style:style style:name="T7996" style:parent-style-name="Domyślnaczcionkaakapitu" style:family="text">
      <style:text-properties style:text-underline-type="single" style:text-underline-style="solid" style:text-underline-width="auto" style:text-underline-mode="continuous"/>
    </style:style>
    <style:style style:name="T7997" style:parent-style-name="Domyślnaczcionkaakapitu" style:family="text">
      <style:text-properties fo:background-color="#80FFFF" style:text-underline-type="single" style:text-underline-style="solid" style:text-underline-width="auto" style:text-underline-mode="continuous"/>
    </style:style>
    <style:style style:name="T7998" style:parent-style-name="Domyślnaczcionkaakapitu" style:family="text">
      <style:text-properties style:text-underline-type="single" style:text-underline-style="solid" style:text-underline-width="auto" style:text-underline-mode="continuous"/>
    </style:style>
    <style:style style:name="P7999" style:parent-style-name="Normalny" style:family="paragraph">
      <style:paragraph-properties fo:text-align="justify" fo:line-height="150%" fo:text-indent="0.2479in"/>
    </style:style>
    <style:style style:name="T8000" style:parent-style-name="Domyślnaczcionkaakapitu" style:family="text">
      <style:text-properties fo:background-color="#80FFFF"/>
    </style:style>
    <style:style style:name="P8001" style:parent-style-name="Normalny" style:family="paragraph">
      <style:paragraph-properties fo:text-align="justify" fo:line-height="150%" fo:text-indent="0.2479in"/>
    </style:style>
    <style:style style:name="T8002" style:parent-style-name="Domyślnaczcionkaakapitu" style:family="text">
      <style:text-properties fo:background-color="#80FFFF"/>
    </style:style>
    <style:style style:name="T8003" style:parent-style-name="Domyślnaczcionkaakapitu" style:family="text">
      <style:text-properties fo:background-color="#80FFFF"/>
    </style:style>
    <style:style style:name="T8004" style:parent-style-name="Domyślnaczcionkaakapitu" style:family="text">
      <style:text-properties fo:background-color="#80FFFF"/>
    </style:style>
    <style:style style:name="P8005" style:parent-style-name="Normalny" style:family="paragraph">
      <style:paragraph-properties fo:text-align="justify" fo:line-height="150%" fo:text-indent="0.2479in"/>
    </style:style>
    <style:style style:name="T8006" style:parent-style-name="Domyślnaczcionkaakapitu" style:family="text">
      <style:text-properties fo:background-color="#80FFFF"/>
    </style:style>
    <style:style style:name="T8007" style:parent-style-name="Domyślnaczcionkaakapitu" style:family="text">
      <style:text-properties fo:background-color="#80FFFF"/>
    </style:style>
    <style:style style:name="T8008" style:parent-style-name="Domyślnaczcionkaakapitu" style:family="text">
      <style:text-properties fo:background-color="#80FFFF"/>
    </style:style>
    <style:style style:name="T8009" style:parent-style-name="Domyślnaczcionkaakapitu" style:family="text">
      <style:text-properties fo:background-color="#80FFFF"/>
    </style:style>
    <style:style style:name="T8010" style:parent-style-name="Domyślnaczcionkaakapitu" style:family="text">
      <style:text-properties fo:background-color="#80FFFF"/>
    </style:style>
    <style:style style:name="T8011" style:parent-style-name="Domyślnaczcionkaakapitu" style:family="text">
      <style:text-properties fo:background-color="#80FFFF"/>
    </style:style>
    <style:style style:name="P8012" style:parent-style-name="Normalny" style:family="paragraph">
      <style:paragraph-properties fo:text-align="justify" fo:line-height="150%" fo:text-indent="0.2479in"/>
    </style:style>
    <style:style style:name="T8013" style:parent-style-name="Domyślnaczcionkaakapitu" style:family="text">
      <style:text-properties fo:background-color="#80FFFF"/>
    </style:style>
    <style:style style:name="T8014" style:parent-style-name="Domyślnaczcionkaakapitu" style:family="text">
      <style:text-properties fo:background-color="#80FFFF"/>
    </style:style>
    <style:style style:name="T8015" style:parent-style-name="Domyślnaczcionkaakapitu" style:family="text">
      <style:text-properties fo:background-color="#80FFFF"/>
    </style:style>
    <style:style style:name="T8016" style:parent-style-name="Domyślnaczcionkaakapitu" style:family="text">
      <style:text-properties fo:background-color="#80FFFF"/>
    </style:style>
    <style:style style:name="T8017" style:parent-style-name="Domyślnaczcionkaakapitu" style:family="text">
      <style:text-properties fo:background-color="#80FFFF"/>
    </style:style>
    <style:style style:name="P8018" style:parent-style-name="Normalny" style:family="paragraph">
      <style:paragraph-properties fo:text-align="justify" fo:line-height="150%"/>
    </style:style>
    <style:style style:name="T8019" style:parent-style-name="Domyślnaczcionkaakapitu" style:family="text">
      <style:text-properties style:text-underline-type="single" style:text-underline-style="solid" style:text-underline-width="auto" style:text-underline-mode="continuous"/>
    </style:style>
    <style:style style:name="T8020" style:parent-style-name="Domyślnaczcionkaakapitu" style:family="text">
      <style:text-properties fo:background-color="#80FFFF" style:text-underline-type="single" style:text-underline-style="solid" style:text-underline-width="auto" style:text-underline-mode="continuous"/>
    </style:style>
    <style:style style:name="T8021" style:parent-style-name="Domyślnaczcionkaakapitu" style:family="text">
      <style:text-properties style:text-underline-type="single" style:text-underline-style="solid" style:text-underline-width="auto" style:text-underline-mode="continuous"/>
    </style:style>
    <style:style style:name="T8022" style:parent-style-name="Domyślnaczcionkaakapitu" style:family="text">
      <style:text-properties fo:background-color="#80FFFF" style:text-underline-type="single" style:text-underline-style="solid" style:text-underline-width="auto" style:text-underline-mode="continuous"/>
    </style:style>
    <style:style style:name="T8023" style:parent-style-name="Domyślnaczcionkaakapitu" style:family="text">
      <style:text-properties style:text-underline-type="single" style:text-underline-style="solid" style:text-underline-width="auto" style:text-underline-mode="continuous"/>
    </style:style>
    <style:style style:name="P8024" style:parent-style-name="Normalny" style:family="paragraph">
      <style:paragraph-properties fo:text-align="justify" fo:line-height="150%" fo:text-indent="0.2479in"/>
    </style:style>
    <style:style style:name="T8025" style:parent-style-name="Domyślnaczcionkaakapitu" style:family="text">
      <style:text-properties fo:background-color="#80FFFF"/>
    </style:style>
    <style:style style:name="T8026" style:parent-style-name="Domyślnaczcionkaakapitu" style:family="text">
      <style:text-properties fo:background-color="#80FFFF"/>
    </style:style>
    <style:style style:name="T8027" style:parent-style-name="Domyślnaczcionkaakapitu" style:family="text">
      <style:text-properties fo:background-color="#80FFFF"/>
    </style:style>
    <style:style style:name="T8028" style:parent-style-name="Domyślnaczcionkaakapitu" style:family="text">
      <style:text-properties fo:background-color="#80FFFF"/>
    </style:style>
    <style:style style:name="T8029" style:parent-style-name="Domyślnaczcionkaakapitu" style:family="text">
      <style:text-properties fo:background-color="#80FFFF"/>
    </style:style>
    <style:style style:name="T8030" style:parent-style-name="Domyślnaczcionkaakapitu" style:family="text">
      <style:text-properties fo:background-color="#80FFFF"/>
    </style:style>
    <style:style style:name="T8031" style:parent-style-name="Domyślnaczcionkaakapitu" style:family="text">
      <style:text-properties fo:background-color="#80FFFF"/>
    </style:style>
    <style:style style:name="T8032" style:parent-style-name="Domyślnaczcionkaakapitu" style:family="text">
      <style:text-properties fo:background-color="#80FFFF"/>
    </style:style>
    <style:style style:name="T8033" style:parent-style-name="Domyślnaczcionkaakapitu" style:family="text">
      <style:text-properties fo:background-color="#80FFFF"/>
    </style:style>
    <style:style style:name="T8034" style:parent-style-name="Domyślnaczcionkaakapitu" style:family="text">
      <style:text-properties fo:background-color="#80FFFF"/>
    </style:style>
    <style:style style:name="T8035" style:parent-style-name="Domyślnaczcionkaakapitu" style:family="text">
      <style:text-properties fo:background-color="#80FFFF"/>
    </style:style>
    <style:style style:name="P8036" style:parent-style-name="Normalny" style:family="paragraph">
      <style:paragraph-properties fo:text-align="justify" fo:line-height="150%" fo:text-indent="0.2479in"/>
    </style:style>
    <style:style style:name="P8037" style:parent-style-name="Normalny" style:family="paragraph">
      <style:paragraph-properties fo:text-align="justify" fo:line-height="150%"/>
    </style:style>
    <style:style style:name="T8038" style:parent-style-name="Domyślnaczcionkaakapitu" style:family="text">
      <style:text-properties style:text-underline-type="single" style:text-underline-style="solid" style:text-underline-width="auto" style:text-underline-mode="continuous"/>
    </style:style>
    <style:style style:name="T8039" style:parent-style-name="Domyślnaczcionkaakapitu" style:family="text">
      <style:text-properties fo:background-color="#80FFFF" style:text-underline-type="single" style:text-underline-style="solid" style:text-underline-width="auto" style:text-underline-mode="continuous"/>
    </style:style>
    <style:style style:name="T8040" style:parent-style-name="Domyślnaczcionkaakapitu" style:family="text">
      <style:text-properties style:text-underline-type="single" style:text-underline-style="solid" style:text-underline-width="auto" style:text-underline-mode="continuous"/>
    </style:style>
    <style:style style:name="T8041" style:parent-style-name="Domyślnaczcionkaakapitu" style:family="text">
      <style:text-properties fo:background-color="#80FFFF" style:text-underline-type="single" style:text-underline-style="solid" style:text-underline-width="auto" style:text-underline-mode="continuous"/>
    </style:style>
    <style:style style:name="T8042" style:parent-style-name="Domyślnaczcionkaakapitu" style:family="text">
      <style:text-properties style:text-underline-type="single" style:text-underline-style="solid" style:text-underline-width="auto" style:text-underline-mode="continuous"/>
    </style:style>
    <style:style style:name="T8043" style:parent-style-name="Domyślnaczcionkaakapitu" style:family="text">
      <style:text-properties fo:background-color="#80FFFF" style:text-underline-type="single" style:text-underline-style="solid" style:text-underline-width="auto" style:text-underline-mode="continuous"/>
    </style:style>
    <style:style style:name="T8044" style:parent-style-name="Domyślnaczcionkaakapitu" style:family="text">
      <style:text-properties style:text-underline-type="single" style:text-underline-style="solid" style:text-underline-width="auto" style:text-underline-mode="continuous"/>
    </style:style>
    <style:style style:name="P8045" style:parent-style-name="Normalny" style:family="paragraph">
      <style:paragraph-properties fo:text-align="justify" fo:line-height="150%" fo:text-indent="0.2479in"/>
    </style:style>
    <style:style style:name="T8046" style:parent-style-name="Domyślnaczcionkaakapitu" style:family="text">
      <style:text-properties fo:background-color="#80FFFF"/>
    </style:style>
    <style:style style:name="T8047" style:parent-style-name="Domyślnaczcionkaakapitu" style:family="text">
      <style:text-properties fo:background-color="#80FFFF"/>
    </style:style>
    <style:style style:name="P8048" style:parent-style-name="Normalny" style:family="paragraph">
      <style:paragraph-properties fo:text-align="justify" fo:line-height="150%" fo:text-indent="0.2479in"/>
    </style:style>
    <style:style style:name="T8049" style:parent-style-name="Domyślnaczcionkaakapitu" style:family="text">
      <style:text-properties fo:background-color="#80FFFF"/>
    </style:style>
    <style:style style:name="T8050" style:parent-style-name="Domyślnaczcionkaakapitu" style:family="text">
      <style:text-properties fo:background-color="#80FFFF"/>
    </style:style>
    <style:style style:name="T8051" style:parent-style-name="Domyślnaczcionkaakapitu" style:family="text">
      <style:text-properties fo:background-color="#80FFFF"/>
    </style:style>
    <style:style style:name="P8052" style:parent-style-name="Normalny" style:family="paragraph">
      <style:paragraph-properties fo:text-align="justify" fo:line-height="150%" fo:text-indent="0.2479in"/>
    </style:style>
    <style:style style:name="P8053" style:parent-style-name="Normalny" style:family="paragraph">
      <style:paragraph-properties fo:text-align="justify" fo:line-height="150%"/>
    </style:style>
    <style:style style:name="T8054" style:parent-style-name="Domyślnaczcionkaakapitu" style:family="text">
      <style:text-properties fo:background-color="#80FFFF" style:text-underline-type="single" style:text-underline-style="solid" style:text-underline-width="auto" style:text-underline-mode="continuous"/>
    </style:style>
    <style:style style:name="T8055" style:parent-style-name="Domyślnaczcionkaakapitu" style:family="text">
      <style:text-properties style:text-underline-type="single" style:text-underline-style="solid" style:text-underline-width="auto" style:text-underline-mode="continuous"/>
    </style:style>
    <style:style style:name="T8056" style:parent-style-name="Domyślnaczcionkaakapitu" style:family="text">
      <style:text-properties fo:background-color="#80FFFF" style:text-underline-type="single" style:text-underline-style="solid" style:text-underline-width="auto" style:text-underline-mode="continuous"/>
    </style:style>
    <style:style style:name="T8057" style:parent-style-name="Domyślnaczcionkaakapitu" style:family="text">
      <style:text-properties style:text-underline-type="single" style:text-underline-style="solid" style:text-underline-width="auto" style:text-underline-mode="continuous"/>
    </style:style>
    <style:style style:name="T8058" style:parent-style-name="Domyślnaczcionkaakapitu" style:family="text">
      <style:text-properties fo:background-color="#80FFFF" style:text-underline-type="single" style:text-underline-style="solid" style:text-underline-width="auto" style:text-underline-mode="continuous"/>
    </style:style>
    <style:style style:name="T8059" style:parent-style-name="Domyślnaczcionkaakapitu" style:family="text">
      <style:text-properties style:text-underline-type="single" style:text-underline-style="solid" style:text-underline-width="auto" style:text-underline-mode="continuous"/>
    </style:style>
    <style:style style:name="T8060" style:parent-style-name="Domyślnaczcionkaakapitu" style:family="text">
      <style:text-properties fo:background-color="#80FFFF" style:text-underline-type="single" style:text-underline-style="solid" style:text-underline-width="auto" style:text-underline-mode="continuous"/>
    </style:style>
    <style:style style:name="T8061" style:parent-style-name="Domyślnaczcionkaakapitu" style:family="text">
      <style:text-properties style:text-underline-type="single" style:text-underline-style="solid" style:text-underline-width="auto" style:text-underline-mode="continuous"/>
    </style:style>
    <style:style style:name="P8062" style:parent-style-name="Normalny" style:family="paragraph">
      <style:paragraph-properties fo:text-align="justify" fo:line-height="150%" fo:text-indent="0.2479in"/>
    </style:style>
    <style:style style:name="T8063" style:parent-style-name="Domyślnaczcionkaakapitu" style:family="text">
      <style:text-properties fo:background-color="#80FFFF"/>
    </style:style>
    <style:style style:name="T8064" style:parent-style-name="Domyślnaczcionkaakapitu" style:family="text">
      <style:text-properties fo:background-color="#80FFFF"/>
    </style:style>
    <style:style style:name="P8065" style:parent-style-name="Normalny" style:family="paragraph">
      <style:paragraph-properties fo:text-align="justify" fo:line-height="150%" fo:text-indent="0.2479in"/>
    </style:style>
    <style:style style:name="T8066" style:parent-style-name="Domyślnaczcionkaakapitu" style:family="text">
      <style:text-properties fo:background-color="#80FFFF"/>
    </style:style>
    <style:style style:name="T8067" style:parent-style-name="Domyślnaczcionkaakapitu" style:family="text">
      <style:text-properties fo:background-color="#80FFFF"/>
    </style:style>
    <style:style style:name="T8068" style:parent-style-name="Domyślnaczcionkaakapitu" style:family="text">
      <style:text-properties fo:background-color="#80FFFF"/>
    </style:style>
    <style:style style:name="T8069" style:parent-style-name="Domyślnaczcionkaakapitu" style:family="text">
      <style:text-properties fo:background-color="#80FFFF"/>
    </style:style>
    <style:style style:name="T8070" style:parent-style-name="Domyślnaczcionkaakapitu" style:family="text">
      <style:text-properties fo:background-color="#80FFFF"/>
    </style:style>
    <style:style style:name="T8071" style:parent-style-name="Domyślnaczcionkaakapitu" style:family="text">
      <style:text-properties fo:background-color="#80FFFF"/>
    </style:style>
    <style:style style:name="T8072" style:parent-style-name="Domyślnaczcionkaakapitu" style:family="text">
      <style:text-properties fo:background-color="#80FFFF"/>
    </style:style>
    <style:style style:name="T8073" style:parent-style-name="Domyślnaczcionkaakapitu" style:family="text">
      <style:text-properties fo:background-color="#80FFFF"/>
    </style:style>
    <style:style style:name="T8074" style:parent-style-name="Domyślnaczcionkaakapitu" style:family="text">
      <style:text-properties fo:background-color="#80FFFF"/>
    </style:style>
    <style:style style:name="T8075" style:parent-style-name="Domyślnaczcionkaakapitu" style:family="text">
      <style:text-properties fo:background-color="#80FFFF"/>
    </style:style>
    <style:style style:name="T8076" style:parent-style-name="Domyślnaczcionkaakapitu" style:family="text">
      <style:text-properties fo:background-color="#80FFFF"/>
    </style:style>
    <style:style style:name="T8077" style:parent-style-name="Domyślnaczcionkaakapitu" style:family="text">
      <style:text-properties fo:background-color="#80FFFF"/>
    </style:style>
    <style:style style:name="P8078" style:parent-style-name="Normalny" style:family="paragraph">
      <style:paragraph-properties fo:text-align="justify" fo:line-height="150%" fo:text-indent="0.2479in"/>
    </style:style>
    <style:style style:name="T8079" style:parent-style-name="Domyślnaczcionkaakapitu" style:family="text">
      <style:text-properties fo:background-color="#80FFFF"/>
    </style:style>
    <style:style style:name="T8080" style:parent-style-name="Domyślnaczcionkaakapitu" style:family="text">
      <style:text-properties fo:background-color="#80FFFF"/>
    </style:style>
    <style:style style:name="T8081" style:parent-style-name="Domyślnaczcionkaakapitu" style:family="text">
      <style:text-properties fo:background-color="#80FFFF"/>
    </style:style>
    <style:style style:name="P8082" style:parent-style-name="Normalny" style:family="paragraph">
      <style:paragraph-properties fo:text-align="justify" fo:line-height="150%"/>
    </style:style>
    <style:style style:name="T8083" style:parent-style-name="Domyślnaczcionkaakapitu" style:family="text">
      <style:text-properties style:text-underline-type="single" style:text-underline-style="solid" style:text-underline-width="auto" style:text-underline-mode="continuous"/>
    </style:style>
    <style:style style:name="T8084" style:parent-style-name="Domyślnaczcionkaakapitu" style:family="text">
      <style:text-properties fo:background-color="#80FFFF" style:text-underline-type="single" style:text-underline-style="solid" style:text-underline-width="auto" style:text-underline-mode="continuous"/>
    </style:style>
    <style:style style:name="T8085" style:parent-style-name="Domyślnaczcionkaakapitu" style:family="text">
      <style:text-properties style:text-underline-type="single" style:text-underline-style="solid" style:text-underline-width="auto" style:text-underline-mode="continuous"/>
    </style:style>
    <style:style style:name="T8086" style:parent-style-name="Domyślnaczcionkaakapitu" style:family="text">
      <style:text-properties fo:background-color="#80FFFF" style:text-underline-type="single" style:text-underline-style="solid" style:text-underline-width="auto" style:text-underline-mode="continuous"/>
    </style:style>
    <style:style style:name="T8087" style:parent-style-name="Domyślnaczcionkaakapitu" style:family="text">
      <style:text-properties style:text-underline-type="single" style:text-underline-style="solid" style:text-underline-width="auto" style:text-underline-mode="continuous"/>
    </style:style>
    <style:style style:name="T8088" style:parent-style-name="Domyślnaczcionkaakapitu" style:family="text">
      <style:text-properties fo:background-color="#80FFFF" style:text-underline-type="single" style:text-underline-style="solid" style:text-underline-width="auto" style:text-underline-mode="continuous"/>
    </style:style>
    <style:style style:name="T8089" style:parent-style-name="Domyślnaczcionkaakapitu" style:family="text">
      <style:text-properties style:text-underline-type="single" style:text-underline-style="solid" style:text-underline-width="auto" style:text-underline-mode="continuous"/>
    </style:style>
    <style:style style:name="P8090" style:parent-style-name="Normalny" style:family="paragraph">
      <style:paragraph-properties fo:text-align="justify" fo:line-height="150%" fo:text-indent="0.2479in"/>
    </style:style>
    <style:style style:name="T8091" style:parent-style-name="Domyślnaczcionkaakapitu" style:family="text">
      <style:text-properties fo:background-color="#80FFFF"/>
    </style:style>
    <style:style style:name="T8092" style:parent-style-name="Domyślnaczcionkaakapitu" style:family="text">
      <style:text-properties fo:background-color="#80FFFF"/>
    </style:style>
    <style:style style:name="T8093" style:parent-style-name="Domyślnaczcionkaakapitu" style:family="text">
      <style:text-properties fo:background-color="#80FFFF"/>
    </style:style>
    <style:style style:name="P8094" style:parent-style-name="Normalny" style:family="paragraph">
      <style:paragraph-properties fo:text-align="justify" fo:line-height="150%" fo:text-indent="0.2479in"/>
    </style:style>
    <style:style style:name="P8095" style:parent-style-name="Normalny" style:family="paragraph">
      <style:paragraph-properties fo:text-align="justify" fo:line-height="150%"/>
    </style:style>
    <style:style style:name="T8096" style:parent-style-name="Domyślnaczcionkaakapitu" style:family="text">
      <style:text-properties style:text-underline-type="single" style:text-underline-style="solid" style:text-underline-width="auto" style:text-underline-mode="continuous"/>
    </style:style>
    <style:style style:name="P8097" style:parent-style-name="Normalny" style:family="paragraph">
      <style:paragraph-properties fo:text-align="justify" fo:line-height="150%" fo:text-indent="0.2479in"/>
    </style:style>
    <style:style style:name="P8098" style:parent-style-name="Normalny" style:family="paragraph">
      <style:paragraph-properties fo:text-align="justify" fo:line-height="150%"/>
    </style:style>
    <style:style style:name="T8099" style:parent-style-name="Domyślnaczcionkaakapitu" style:family="text">
      <style:text-properties style:text-underline-type="single" style:text-underline-style="solid" style:text-underline-width="auto" style:text-underline-mode="continuous"/>
    </style:style>
    <style:style style:name="T8100" style:parent-style-name="Domyślnaczcionkaakapitu" style:family="text">
      <style:text-properties fo:background-color="#80FFFF" style:text-underline-type="single" style:text-underline-style="solid" style:text-underline-width="auto" style:text-underline-mode="continuous"/>
    </style:style>
    <style:style style:name="T8101" style:parent-style-name="Domyślnaczcionkaakapitu" style:family="text">
      <style:text-properties style:text-underline-type="single" style:text-underline-style="solid" style:text-underline-width="auto" style:text-underline-mode="continuous"/>
    </style:style>
    <style:style style:name="T8102" style:parent-style-name="Domyślnaczcionkaakapitu" style:family="text">
      <style:text-properties fo:background-color="#80FFFF" style:text-underline-type="single" style:text-underline-style="solid" style:text-underline-width="auto" style:text-underline-mode="continuous"/>
    </style:style>
    <style:style style:name="T8103" style:parent-style-name="Domyślnaczcionkaakapitu" style:family="text">
      <style:text-properties style:text-underline-type="single" style:text-underline-style="solid" style:text-underline-width="auto" style:text-underline-mode="continuous"/>
    </style:style>
    <style:style style:name="T8104" style:parent-style-name="Domyślnaczcionkaakapitu" style:family="text">
      <style:text-properties fo:background-color="#80FFFF" style:text-underline-type="single" style:text-underline-style="solid" style:text-underline-width="auto" style:text-underline-mode="continuous"/>
    </style:style>
    <style:style style:name="T8105" style:parent-style-name="Domyślnaczcionkaakapitu" style:family="text">
      <style:text-properties style:text-underline-type="single" style:text-underline-style="solid" style:text-underline-width="auto" style:text-underline-mode="continuous"/>
    </style:style>
    <style:style style:name="P8106" style:parent-style-name="Normalny" style:family="paragraph">
      <style:paragraph-properties fo:text-align="justify" fo:line-height="150%" fo:text-indent="0.2479in"/>
    </style:style>
    <style:style style:name="P8107" style:parent-style-name="Normalny" style:family="paragraph">
      <style:paragraph-properties fo:text-align="justify" fo:line-height="150%"/>
    </style:style>
    <style:style style:name="T8108" style:parent-style-name="Domyślnaczcionkaakapitu" style:family="text">
      <style:text-properties style:text-underline-type="single" style:text-underline-style="solid" style:text-underline-width="auto" style:text-underline-mode="continuous"/>
    </style:style>
    <style:style style:name="T8109" style:parent-style-name="Domyślnaczcionkaakapitu" style:family="text">
      <style:text-properties fo:background-color="#80FFFF"/>
    </style:style>
    <style:style style:name="T8110" style:parent-style-name="Domyślnaczcionkaakapitu" style:family="text">
      <style:text-properties fo:background-color="#80FFFF"/>
    </style:style>
    <style:style style:name="P8111" style:parent-style-name="Normalny" style:family="paragraph">
      <style:paragraph-properties fo:text-align="justify" fo:line-height="150%" fo:text-indent="0.2479in"/>
    </style:style>
    <style:style style:name="P8112" style:parent-style-name="Normalny" style:family="paragraph">
      <style:paragraph-properties fo:text-align="justify" fo:line-height="150%" fo:text-indent="0.2479in"/>
    </style:style>
    <style:style style:name="T8113" style:parent-style-name="Domyślnaczcionkaakapitu" style:family="text">
      <style:text-properties fo:background-color="#80FFFF"/>
    </style:style>
    <style:style style:name="T8114" style:parent-style-name="Domyślnaczcionkaakapitu" style:family="text">
      <style:text-properties fo:background-color="#80FFFF"/>
    </style:style>
    <style:style style:name="T8115" style:parent-style-name="Domyślnaczcionkaakapitu" style:family="text">
      <style:text-properties fo:background-color="#80FFFF"/>
    </style:style>
    <style:style style:name="T8116" style:parent-style-name="Domyślnaczcionkaakapitu" style:family="text">
      <style:text-properties fo:background-color="#80FFFF"/>
    </style:style>
    <style:style style:name="T8117" style:parent-style-name="Domyślnaczcionkaakapitu" style:family="text">
      <style:text-properties fo:background-color="#80FFFF"/>
    </style:style>
    <style:style style:name="P8118" style:parent-style-name="Normalny" style:family="paragraph">
      <style:paragraph-properties fo:text-align="justify" fo:line-height="150%" fo:text-indent="0.2479in"/>
    </style:style>
    <style:style style:name="T8119" style:parent-style-name="Domyślnaczcionkaakapitu" style:family="text">
      <style:text-properties fo:background-color="#80FFFF"/>
    </style:style>
    <style:style style:name="T8120" style:parent-style-name="Domyślnaczcionkaakapitu" style:family="text">
      <style:text-properties fo:background-color="#80FFFF"/>
    </style:style>
    <style:style style:name="T8121" style:parent-style-name="Domyślnaczcionkaakapitu" style:family="text">
      <style:text-properties fo:background-color="#80FFFF"/>
    </style:style>
    <style:style style:name="T8122" style:parent-style-name="Domyślnaczcionkaakapitu" style:family="text">
      <style:text-properties fo:background-color="#80FFFF"/>
    </style:style>
    <style:style style:name="T8123" style:parent-style-name="Domyślnaczcionkaakapitu" style:family="text">
      <style:text-properties fo:background-color="#80FFFF"/>
    </style:style>
    <style:style style:name="T8124" style:parent-style-name="Domyślnaczcionkaakapitu" style:family="text">
      <style:text-properties fo:background-color="#80FFFF"/>
    </style:style>
    <style:style style:name="T8125" style:parent-style-name="Domyślnaczcionkaakapitu" style:family="text">
      <style:text-properties fo:background-color="#80FFFF"/>
    </style:style>
    <style:style style:name="T8126" style:parent-style-name="Domyślnaczcionkaakapitu" style:family="text">
      <style:text-properties fo:background-color="#80FFFF"/>
    </style:style>
    <style:style style:name="T8127" style:parent-style-name="Domyślnaczcionkaakapitu" style:family="text">
      <style:text-properties fo:background-color="#80FFFF"/>
    </style:style>
    <style:style style:name="T8128" style:parent-style-name="Domyślnaczcionkaakapitu" style:family="text">
      <style:text-properties fo:background-color="#80FFFF"/>
    </style:style>
    <style:style style:name="T8129" style:parent-style-name="Domyślnaczcionkaakapitu" style:family="text">
      <style:text-properties fo:background-color="#80FFFF"/>
    </style:style>
    <style:style style:name="T8130" style:parent-style-name="Domyślnaczcionkaakapitu" style:family="text">
      <style:text-properties fo:background-color="#80FFFF"/>
    </style:style>
    <style:style style:name="T8131" style:parent-style-name="Domyślnaczcionkaakapitu" style:family="text">
      <style:text-properties fo:background-color="#80FFFF"/>
    </style:style>
    <style:style style:name="T8132" style:parent-style-name="Domyślnaczcionkaakapitu" style:family="text">
      <style:text-properties fo:background-color="#80FFFF"/>
    </style:style>
    <style:style style:name="T8133" style:parent-style-name="Domyślnaczcionkaakapitu" style:family="text">
      <style:text-properties fo:background-color="#80FFFF"/>
    </style:style>
    <style:style style:name="T8134" style:parent-style-name="Domyślnaczcionkaakapitu" style:family="text">
      <style:text-properties fo:background-color="#80FFFF"/>
    </style:style>
    <style:style style:name="T8135" style:parent-style-name="Domyślnaczcionkaakapitu" style:family="text">
      <style:text-properties fo:background-color="#80FFFF"/>
    </style:style>
    <style:style style:name="T8136" style:parent-style-name="Domyślnaczcionkaakapitu" style:family="text">
      <style:text-properties fo:background-color="#80FFFF"/>
    </style:style>
    <style:style style:name="T8137" style:parent-style-name="Domyślnaczcionkaakapitu" style:family="text">
      <style:text-properties fo:background-color="#80FFFF"/>
    </style:style>
    <style:style style:name="T8138" style:parent-style-name="Domyślnaczcionkaakapitu" style:family="text">
      <style:text-properties fo:background-color="#80FFFF"/>
    </style:style>
    <style:style style:name="T8139" style:parent-style-name="Domyślnaczcionkaakapitu" style:family="text">
      <style:text-properties fo:background-color="#80FFFF"/>
    </style:style>
    <style:style style:name="T8140" style:parent-style-name="Domyślnaczcionkaakapitu" style:family="text">
      <style:text-properties fo:background-color="#80FFFF"/>
    </style:style>
    <style:style style:name="T8141" style:parent-style-name="Domyślnaczcionkaakapitu" style:family="text">
      <style:text-properties fo:background-color="#80FFFF"/>
    </style:style>
    <style:style style:name="T8142" style:parent-style-name="Domyślnaczcionkaakapitu" style:family="text">
      <style:text-properties fo:background-color="#80FFFF"/>
    </style:style>
    <style:style style:name="T8143" style:parent-style-name="Domyślnaczcionkaakapitu" style:family="text">
      <style:text-properties fo:background-color="#80FFFF"/>
    </style:style>
    <style:style style:name="T8144" style:parent-style-name="Domyślnaczcionkaakapitu" style:family="text">
      <style:text-properties fo:background-color="#80FFFF"/>
    </style:style>
    <style:style style:name="T8145" style:parent-style-name="Domyślnaczcionkaakapitu" style:family="text">
      <style:text-properties fo:background-color="#80FFFF"/>
    </style:style>
    <style:style style:name="P8146" style:parent-style-name="Normalny" style:family="paragraph">
      <style:paragraph-properties fo:text-align="justify" fo:line-height="150%" fo:text-indent="0.2479in"/>
    </style:style>
    <style:style style:name="T8147" style:parent-style-name="Domyślnaczcionkaakapitu" style:family="text">
      <style:text-properties fo:background-color="#80FFFF"/>
    </style:style>
    <style:style style:name="T8148" style:parent-style-name="Domyślnaczcionkaakapitu" style:family="text">
      <style:text-properties fo:background-color="#80FFFF"/>
    </style:style>
    <style:style style:name="T8149" style:parent-style-name="Domyślnaczcionkaakapitu" style:family="text">
      <style:text-properties fo:background-color="#80FFFF"/>
    </style:style>
    <style:style style:name="T8150" style:parent-style-name="Domyślnaczcionkaakapitu" style:family="text">
      <style:text-properties fo:background-color="#80FFFF"/>
    </style:style>
    <style:style style:name="T8151" style:parent-style-name="Domyślnaczcionkaakapitu" style:family="text">
      <style:text-properties fo:background-color="#80FFFF"/>
    </style:style>
    <style:style style:name="T8152" style:parent-style-name="Domyślnaczcionkaakapitu" style:family="text">
      <style:text-properties fo:background-color="#80FFFF"/>
    </style:style>
    <style:style style:name="T8153" style:parent-style-name="Domyślnaczcionkaakapitu" style:family="text">
      <style:text-properties fo:background-color="#80FFFF"/>
    </style:style>
    <style:style style:name="T8154" style:parent-style-name="Domyślnaczcionkaakapitu" style:family="text">
      <style:text-properties fo:background-color="#80FFFF"/>
    </style:style>
    <style:style style:name="T8155" style:parent-style-name="Domyślnaczcionkaakapitu" style:family="text">
      <style:text-properties fo:background-color="#80FFFF"/>
    </style:style>
    <style:style style:name="T8156" style:parent-style-name="Domyślnaczcionkaakapitu" style:family="text">
      <style:text-properties fo:background-color="#80FFFF"/>
    </style:style>
    <style:style style:name="T8157" style:parent-style-name="Domyślnaczcionkaakapitu" style:family="text">
      <style:text-properties fo:background-color="#80FFFF"/>
    </style:style>
    <style:style style:name="T8158" style:parent-style-name="Domyślnaczcionkaakapitu" style:family="text">
      <style:text-properties fo:background-color="#80FFFF"/>
    </style:style>
    <style:style style:name="T8159" style:parent-style-name="Domyślnaczcionkaakapitu" style:family="text">
      <style:text-properties fo:background-color="#80FFFF"/>
    </style:style>
    <style:style style:name="T8160" style:parent-style-name="Domyślnaczcionkaakapitu" style:family="text">
      <style:text-properties fo:background-color="#80FFFF"/>
    </style:style>
    <style:style style:name="T8161" style:parent-style-name="Domyślnaczcionkaakapitu" style:family="text">
      <style:text-properties fo:background-color="#80FFFF"/>
    </style:style>
    <style:style style:name="P8162" style:parent-style-name="Normalny" style:family="paragraph">
      <style:paragraph-properties fo:text-align="justify" fo:line-height="150%" fo:text-indent="0.2479in"/>
    </style:style>
    <style:style style:name="T8163" style:parent-style-name="Domyślnaczcionkaakapitu" style:family="text">
      <style:text-properties fo:background-color="#80FFFF"/>
    </style:style>
    <style:style style:name="T8164" style:parent-style-name="Domyślnaczcionkaakapitu" style:family="text">
      <style:text-properties fo:background-color="#80FFFF"/>
    </style:style>
    <style:style style:name="P8165" style:parent-style-name="Normalny" style:family="paragraph">
      <style:paragraph-properties fo:text-align="justify" fo:line-height="150%"/>
    </style:style>
    <style:style style:name="T8166" style:parent-style-name="Domyślnaczcionkaakapitu" style:family="text">
      <style:text-properties fo:background-color="#80FFFF" style:text-underline-type="single" style:text-underline-style="solid" style:text-underline-width="auto" style:text-underline-mode="continuous"/>
    </style:style>
    <style:style style:name="T8167" style:parent-style-name="Domyślnaczcionkaakapitu" style:family="text">
      <style:text-properties style:text-underline-type="single" style:text-underline-style="solid" style:text-underline-width="auto" style:text-underline-mode="continuous"/>
    </style:style>
    <style:style style:name="T8168" style:parent-style-name="Domyślnaczcionkaakapitu" style:family="text">
      <style:text-properties fo:background-color="#80FFFF" style:text-underline-type="single" style:text-underline-style="solid" style:text-underline-width="auto" style:text-underline-mode="continuous"/>
    </style:style>
    <style:style style:name="T8169" style:parent-style-name="Domyślnaczcionkaakapitu" style:family="text">
      <style:text-properties style:text-underline-type="single" style:text-underline-style="solid" style:text-underline-width="auto" style:text-underline-mode="continuous"/>
    </style:style>
    <style:style style:name="T8170" style:parent-style-name="Domyślnaczcionkaakapitu" style:family="text">
      <style:text-properties fo:background-color="#80FFFF" style:text-underline-type="single" style:text-underline-style="solid" style:text-underline-width="auto" style:text-underline-mode="continuous"/>
    </style:style>
    <style:style style:name="T8171" style:parent-style-name="Domyślnaczcionkaakapitu" style:family="text">
      <style:text-properties style:text-underline-type="single" style:text-underline-style="solid" style:text-underline-width="auto" style:text-underline-mode="continuous"/>
    </style:style>
    <style:style style:name="T8172" style:parent-style-name="Domyślnaczcionkaakapitu" style:family="text">
      <style:text-properties fo:background-color="#80FFFF" style:text-underline-type="single" style:text-underline-style="solid" style:text-underline-width="auto" style:text-underline-mode="continuous"/>
    </style:style>
    <style:style style:name="T8173" style:parent-style-name="Domyślnaczcionkaakapitu" style:family="text">
      <style:text-properties style:text-underline-type="single" style:text-underline-style="solid" style:text-underline-width="auto" style:text-underline-mode="continuous"/>
    </style:style>
    <style:style style:name="P8174" style:parent-style-name="Normalny" style:family="paragraph">
      <style:paragraph-properties fo:text-align="justify" fo:line-height="150%" fo:text-indent="0.2479in"/>
    </style:style>
    <style:style style:name="T8175" style:parent-style-name="Domyślnaczcionkaakapitu" style:family="text">
      <style:text-properties fo:background-color="#80FFFF"/>
    </style:style>
    <style:style style:name="P8176" style:parent-style-name="Normalny" style:family="paragraph">
      <style:paragraph-properties fo:text-align="justify" fo:line-height="150%"/>
    </style:style>
    <style:style style:name="T8177" style:parent-style-name="Domyślnaczcionkaakapitu" style:family="text">
      <style:text-properties style:text-underline-type="single" style:text-underline-style="solid" style:text-underline-width="auto" style:text-underline-mode="continuous"/>
    </style:style>
    <style:style style:name="T8178" style:parent-style-name="Domyślnaczcionkaakapitu" style:family="text">
      <style:text-properties fo:background-color="#80FFFF" style:text-underline-type="single" style:text-underline-style="solid" style:text-underline-width="auto" style:text-underline-mode="continuous"/>
    </style:style>
    <style:style style:name="T8179" style:parent-style-name="Domyślnaczcionkaakapitu" style:family="text">
      <style:text-properties style:text-underline-type="single" style:text-underline-style="solid" style:text-underline-width="auto" style:text-underline-mode="continuous"/>
    </style:style>
    <style:style style:name="T8180" style:parent-style-name="Domyślnaczcionkaakapitu" style:family="text">
      <style:text-properties fo:background-color="#80FFFF" style:text-underline-type="single" style:text-underline-style="solid" style:text-underline-width="auto" style:text-underline-mode="continuous"/>
    </style:style>
    <style:style style:name="T8181" style:parent-style-name="Domyślnaczcionkaakapitu" style:family="text">
      <style:text-properties style:text-underline-type="single" style:text-underline-style="solid" style:text-underline-width="auto" style:text-underline-mode="continuous"/>
    </style:style>
    <style:style style:name="T8182" style:parent-style-name="Domyślnaczcionkaakapitu" style:family="text">
      <style:text-properties fo:background-color="#80FFFF" style:text-underline-type="single" style:text-underline-style="solid" style:text-underline-width="auto" style:text-underline-mode="continuous"/>
    </style:style>
    <style:style style:name="T8183" style:parent-style-name="Domyślnaczcionkaakapitu" style:family="text">
      <style:text-properties style:text-underline-type="single" style:text-underline-style="solid" style:text-underline-width="auto" style:text-underline-mode="continuous"/>
    </style:style>
    <style:style style:name="P8184" style:parent-style-name="Normalny" style:family="paragraph">
      <style:paragraph-properties fo:text-align="justify" fo:line-height="150%" fo:text-indent="0.2479in"/>
    </style:style>
    <style:style style:name="T8185" style:parent-style-name="Domyślnaczcionkaakapitu" style:family="text">
      <style:text-properties fo:background-color="#80FFFF"/>
    </style:style>
    <style:style style:name="P8186" style:parent-style-name="Normalny" style:family="paragraph">
      <style:paragraph-properties fo:text-align="justify" fo:line-height="150%" fo:text-indent="0.2479in"/>
    </style:style>
    <style:style style:name="T8187" style:parent-style-name="Domyślnaczcionkaakapitu" style:family="text">
      <style:text-properties fo:background-color="#80FFFF"/>
    </style:style>
    <style:style style:name="T8188" style:parent-style-name="Domyślnaczcionkaakapitu" style:family="text">
      <style:text-properties fo:background-color="#80FFFF"/>
    </style:style>
    <style:style style:name="T8189" style:parent-style-name="Domyślnaczcionkaakapitu" style:family="text">
      <style:text-properties fo:background-color="#80FFFF"/>
    </style:style>
    <style:style style:name="T8190" style:parent-style-name="Domyślnaczcionkaakapitu" style:family="text">
      <style:text-properties fo:background-color="#80FFFF"/>
    </style:style>
    <style:style style:name="P8191" style:parent-style-name="Normalny" style:family="paragraph">
      <style:paragraph-properties fo:text-align="justify" fo:line-height="150%"/>
    </style:style>
    <style:style style:name="T8192" style:parent-style-name="Domyślnaczcionkaakapitu" style:family="text">
      <style:text-properties style:text-underline-type="single" style:text-underline-style="solid" style:text-underline-width="auto" style:text-underline-mode="continuous"/>
    </style:style>
    <style:style style:name="T8193" style:parent-style-name="Domyślnaczcionkaakapitu" style:family="text">
      <style:text-properties fo:background-color="#80FFFF" style:text-underline-type="single" style:text-underline-style="solid" style:text-underline-width="auto" style:text-underline-mode="continuous"/>
    </style:style>
    <style:style style:name="T8194" style:parent-style-name="Domyślnaczcionkaakapitu" style:family="text">
      <style:text-properties style:text-underline-type="single" style:text-underline-style="solid" style:text-underline-width="auto" style:text-underline-mode="continuous"/>
    </style:style>
    <style:style style:name="T8195" style:parent-style-name="Domyślnaczcionkaakapitu" style:family="text">
      <style:text-properties fo:background-color="#80FFFF" style:text-underline-type="single" style:text-underline-style="solid" style:text-underline-width="auto" style:text-underline-mode="continuous"/>
    </style:style>
    <style:style style:name="T8196" style:parent-style-name="Domyślnaczcionkaakapitu" style:family="text">
      <style:text-properties style:text-underline-type="single" style:text-underline-style="solid" style:text-underline-width="auto" style:text-underline-mode="continuous"/>
    </style:style>
    <style:style style:name="P8197" style:parent-style-name="Normalny" style:family="paragraph">
      <style:paragraph-properties fo:text-align="justify" fo:line-height="150%" fo:text-indent="0.2479in"/>
    </style:style>
    <style:style style:name="T8198" style:parent-style-name="Domyślnaczcionkaakapitu" style:family="text">
      <style:text-properties fo:background-color="#80FFFF"/>
    </style:style>
    <style:style style:name="T8199" style:parent-style-name="Domyślnaczcionkaakapitu" style:family="text">
      <style:text-properties fo:background-color="#80FFFF"/>
    </style:style>
    <style:style style:name="P8200" style:parent-style-name="Normalny" style:family="paragraph">
      <style:paragraph-properties fo:text-align="justify" fo:line-height="150%" fo:text-indent="0.2479in"/>
    </style:style>
    <style:style style:name="T8201" style:parent-style-name="Domyślnaczcionkaakapitu" style:family="text">
      <style:text-properties fo:background-color="#80FFFF"/>
    </style:style>
    <style:style style:name="T8202" style:parent-style-name="Domyślnaczcionkaakapitu" style:family="text">
      <style:text-properties fo:background-color="#80FFFF"/>
    </style:style>
    <style:style style:name="T8203" style:parent-style-name="Domyślnaczcionkaakapitu" style:family="text">
      <style:text-properties fo:background-color="#80FFFF"/>
    </style:style>
    <style:style style:name="T8204" style:parent-style-name="Domyślnaczcionkaakapitu" style:family="text">
      <style:text-properties fo:background-color="#80FFFF"/>
    </style:style>
    <style:style style:name="T8205" style:parent-style-name="Domyślnaczcionkaakapitu" style:family="text">
      <style:text-properties fo:background-color="#80FFFF"/>
    </style:style>
    <style:style style:name="T8206" style:parent-style-name="Domyślnaczcionkaakapitu" style:family="text">
      <style:text-properties fo:background-color="#80FFFF"/>
    </style:style>
    <style:style style:name="T8207" style:parent-style-name="Domyślnaczcionkaakapitu" style:family="text">
      <style:text-properties fo:background-color="#80FFFF"/>
    </style:style>
    <style:style style:name="T8208" style:parent-style-name="Domyślnaczcionkaakapitu" style:family="text">
      <style:text-properties fo:background-color="#80FFFF"/>
    </style:style>
    <style:style style:name="T8209" style:parent-style-name="Domyślnaczcionkaakapitu" style:family="text">
      <style:text-properties fo:background-color="#80FFFF"/>
    </style:style>
    <style:style style:name="T8210" style:parent-style-name="Domyślnaczcionkaakapitu" style:family="text">
      <style:text-properties fo:background-color="#80FFFF"/>
    </style:style>
    <style:style style:name="P8211" style:parent-style-name="Normalny" style:family="paragraph">
      <style:paragraph-properties fo:text-align="justify" fo:line-height="150%" fo:text-indent="0.2479in"/>
    </style:style>
    <style:style style:name="T8212" style:parent-style-name="Domyślnaczcionkaakapitu" style:family="text">
      <style:text-properties fo:background-color="#80FFFF"/>
    </style:style>
    <style:style style:name="T8213" style:parent-style-name="Domyślnaczcionkaakapitu" style:family="text">
      <style:text-properties fo:background-color="#80FFFF"/>
    </style:style>
    <style:style style:name="T8214" style:parent-style-name="Domyślnaczcionkaakapitu" style:family="text">
      <style:text-properties fo:background-color="#80FFFF"/>
    </style:style>
    <style:style style:name="T8215" style:parent-style-name="Domyślnaczcionkaakapitu" style:family="text">
      <style:text-properties fo:background-color="#80FFFF"/>
    </style:style>
    <style:style style:name="T8216" style:parent-style-name="Domyślnaczcionkaakapitu" style:family="text">
      <style:text-properties fo:background-color="#80FFFF"/>
    </style:style>
    <style:style style:name="P8217" style:parent-style-name="Normalny" style:family="paragraph">
      <style:paragraph-properties fo:text-align="justify" fo:line-height="150%" fo:text-indent="0.2479in"/>
    </style:style>
    <style:style style:name="P8218" style:parent-style-name="Normalny" style:family="paragraph">
      <style:paragraph-properties fo:text-align="justify" fo:line-height="150%"/>
    </style:style>
    <style:style style:name="T8219" style:parent-style-name="Domyślnaczcionkaakapitu" style:family="text">
      <style:text-properties style:text-underline-type="single" style:text-underline-style="solid" style:text-underline-width="auto" style:text-underline-mode="continuous"/>
    </style:style>
    <style:style style:name="T8220" style:parent-style-name="Domyślnaczcionkaakapitu" style:family="text">
      <style:text-properties fo:background-color="#80FFFF" style:text-underline-type="single" style:text-underline-style="solid" style:text-underline-width="auto" style:text-underline-mode="continuous"/>
    </style:style>
    <style:style style:name="T8221" style:parent-style-name="Domyślnaczcionkaakapitu" style:family="text">
      <style:text-properties style:text-underline-type="single" style:text-underline-style="solid" style:text-underline-width="auto" style:text-underline-mode="continuous"/>
    </style:style>
    <style:style style:name="T8222" style:parent-style-name="Domyślnaczcionkaakapitu" style:family="text">
      <style:text-properties fo:background-color="#80FFFF" style:text-underline-type="single" style:text-underline-style="solid" style:text-underline-width="auto" style:text-underline-mode="continuous"/>
    </style:style>
    <style:style style:name="T8223" style:parent-style-name="Domyślnaczcionkaakapitu" style:family="text">
      <style:text-properties style:text-underline-type="single" style:text-underline-style="solid" style:text-underline-width="auto" style:text-underline-mode="continuous"/>
    </style:style>
    <style:style style:name="T8224" style:parent-style-name="Domyślnaczcionkaakapitu" style:family="text">
      <style:text-properties fo:background-color="#80FFFF" style:text-underline-type="single" style:text-underline-style="solid" style:text-underline-width="auto" style:text-underline-mode="continuous"/>
    </style:style>
    <style:style style:name="T8225" style:parent-style-name="Domyślnaczcionkaakapitu" style:family="text">
      <style:text-properties style:text-underline-type="single" style:text-underline-style="solid" style:text-underline-width="auto" style:text-underline-mode="continuous"/>
    </style:style>
    <style:style style:name="P8226" style:parent-style-name="Normalny" style:family="paragraph">
      <style:paragraph-properties fo:text-align="justify" fo:line-height="150%" fo:text-indent="0.2479in"/>
    </style:style>
    <style:style style:name="T8227" style:parent-style-name="Domyślnaczcionkaakapitu" style:family="text">
      <style:text-properties fo:background-color="#80FFFF"/>
    </style:style>
    <style:style style:name="T8228" style:parent-style-name="Domyślnaczcionkaakapitu" style:family="text">
      <style:text-properties fo:background-color="#80FFFF"/>
    </style:style>
    <style:style style:name="T8229" style:parent-style-name="Domyślnaczcionkaakapitu" style:family="text">
      <style:text-properties fo:background-color="#80FFFF"/>
    </style:style>
    <style:style style:name="T8230" style:parent-style-name="Domyślnaczcionkaakapitu" style:family="text">
      <style:text-properties fo:background-color="#80FFFF"/>
    </style:style>
    <style:style style:name="T8231" style:parent-style-name="Domyślnaczcionkaakapitu" style:family="text">
      <style:text-properties fo:background-color="#80FFFF"/>
    </style:style>
    <style:style style:name="T8232" style:parent-style-name="Domyślnaczcionkaakapitu" style:family="text">
      <style:text-properties fo:background-color="#80FFFF"/>
    </style:style>
    <style:style style:name="T8233" style:parent-style-name="Domyślnaczcionkaakapitu" style:family="text">
      <style:text-properties fo:background-color="#80FFFF"/>
    </style:style>
    <style:style style:name="T8234" style:parent-style-name="Domyślnaczcionkaakapitu" style:family="text">
      <style:text-properties fo:background-color="#80FFFF"/>
    </style:style>
    <style:style style:name="T8235" style:parent-style-name="Domyślnaczcionkaakapitu" style:family="text">
      <style:text-properties fo:background-color="#80FFFF"/>
    </style:style>
    <style:style style:name="P8236" style:parent-style-name="Normalny" style:family="paragraph">
      <style:paragraph-properties fo:text-align="justify" fo:line-height="150%" fo:text-indent="0.2479in"/>
    </style:style>
    <style:style style:name="T8237" style:parent-style-name="Domyślnaczcionkaakapitu" style:family="text">
      <style:text-properties fo:background-color="#80FFFF"/>
    </style:style>
    <style:style style:name="P8238" style:parent-style-name="Normalny" style:family="paragraph">
      <style:paragraph-properties fo:text-align="justify" fo:line-height="150%" fo:text-indent="0.2479in"/>
    </style:style>
    <style:style style:name="T8239" style:parent-style-name="Domyślnaczcionkaakapitu" style:family="text">
      <style:text-properties fo:background-color="#80FFFF"/>
    </style:style>
    <style:style style:name="P8240" style:parent-style-name="Normalny" style:family="paragraph">
      <style:paragraph-properties fo:text-align="justify" fo:line-height="150%"/>
    </style:style>
    <style:style style:name="T8241" style:parent-style-name="Domyślnaczcionkaakapitu" style:family="text">
      <style:text-properties style:text-underline-type="single" style:text-underline-style="solid" style:text-underline-width="auto" style:text-underline-mode="continuous"/>
    </style:style>
    <style:style style:name="T8242" style:parent-style-name="Domyślnaczcionkaakapitu" style:family="text">
      <style:text-properties fo:background-color="#80FFFF" style:text-underline-type="single" style:text-underline-style="solid" style:text-underline-width="auto" style:text-underline-mode="continuous"/>
    </style:style>
    <style:style style:name="T8243" style:parent-style-name="Domyślnaczcionkaakapitu" style:family="text">
      <style:text-properties style:text-underline-type="single" style:text-underline-style="solid" style:text-underline-width="auto" style:text-underline-mode="continuous"/>
    </style:style>
    <style:style style:name="T8244" style:parent-style-name="Domyślnaczcionkaakapitu" style:family="text">
      <style:text-properties fo:background-color="#80FFFF" style:text-underline-type="single" style:text-underline-style="solid" style:text-underline-width="auto" style:text-underline-mode="continuous"/>
    </style:style>
    <style:style style:name="T8245" style:parent-style-name="Domyślnaczcionkaakapitu" style:family="text">
      <style:text-properties style:text-underline-type="single" style:text-underline-style="solid" style:text-underline-width="auto" style:text-underline-mode="continuous"/>
    </style:style>
    <style:style style:name="T8246" style:parent-style-name="Domyślnaczcionkaakapitu" style:family="text">
      <style:text-properties fo:background-color="#80FFFF" style:text-underline-type="single" style:text-underline-style="solid" style:text-underline-width="auto" style:text-underline-mode="continuous"/>
    </style:style>
    <style:style style:name="T8247" style:parent-style-name="Domyślnaczcionkaakapitu" style:family="text">
      <style:text-properties style:text-underline-type="single" style:text-underline-style="solid" style:text-underline-width="auto" style:text-underline-mode="continuous"/>
    </style:style>
    <style:style style:name="T8248" style:parent-style-name="Domyślnaczcionkaakapitu" style:family="text">
      <style:text-properties fo:background-color="#80FFFF" style:text-underline-type="single" style:text-underline-style="solid" style:text-underline-width="auto" style:text-underline-mode="continuous"/>
    </style:style>
    <style:style style:name="P8249" style:parent-style-name="Normalny" style:family="paragraph">
      <style:paragraph-properties fo:text-align="justify" fo:line-height="150%" fo:text-indent="0.2479in"/>
    </style:style>
    <style:style style:name="T8250" style:parent-style-name="Domyślnaczcionkaakapitu" style:family="text">
      <style:text-properties fo:background-color="#80FFFF"/>
    </style:style>
    <style:style style:name="T8251" style:parent-style-name="Domyślnaczcionkaakapitu" style:family="text">
      <style:text-properties fo:background-color="#80FFFF"/>
    </style:style>
    <style:style style:name="T8252" style:parent-style-name="Domyślnaczcionkaakapitu" style:family="text">
      <style:text-properties fo:background-color="#80FFFF"/>
    </style:style>
    <style:style style:name="T8253" style:parent-style-name="Domyślnaczcionkaakapitu" style:family="text">
      <style:text-properties fo:background-color="#80FFFF"/>
    </style:style>
    <style:style style:name="T8254" style:parent-style-name="Domyślnaczcionkaakapitu" style:family="text">
      <style:text-properties fo:background-color="#80FFFF"/>
    </style:style>
    <style:style style:name="T8255" style:parent-style-name="Domyślnaczcionkaakapitu" style:family="text">
      <style:text-properties fo:background-color="#80FFFF"/>
    </style:style>
    <style:style style:name="T8256" style:parent-style-name="Domyślnaczcionkaakapitu" style:family="text">
      <style:text-properties fo:background-color="#80FFFF"/>
    </style:style>
    <style:style style:name="T8257" style:parent-style-name="Domyślnaczcionkaakapitu" style:family="text">
      <style:text-properties fo:background-color="#80FFFF"/>
    </style:style>
    <style:style style:name="P8258" style:parent-style-name="Normalny" style:family="paragraph">
      <style:paragraph-properties fo:text-align="justify" fo:line-height="150%" fo:text-indent="0.2479in"/>
    </style:style>
    <style:style style:name="P8259" style:parent-style-name="Normalny" style:family="paragraph">
      <style:paragraph-properties fo:text-align="justify" fo:line-height="150%"/>
    </style:style>
    <style:style style:name="T8260" style:parent-style-name="Domyślnaczcionkaakapitu" style:family="text">
      <style:text-properties fo:background-color="#80FFFF" style:text-underline-type="single" style:text-underline-style="solid" style:text-underline-width="auto" style:text-underline-mode="continuous"/>
    </style:style>
    <style:style style:name="T8261" style:parent-style-name="Domyślnaczcionkaakapitu" style:family="text">
      <style:text-properties style:text-underline-type="single" style:text-underline-style="solid" style:text-underline-width="auto" style:text-underline-mode="continuous"/>
    </style:style>
    <style:style style:name="P8262" style:parent-style-name="Normalny" style:family="paragraph">
      <style:paragraph-properties fo:text-align="justify" fo:line-height="150%" fo:text-indent="0.2479in"/>
    </style:style>
    <style:style style:name="P8263" style:parent-style-name="Normalny" style:family="paragraph">
      <style:paragraph-properties fo:text-align="justify" fo:line-height="150%"/>
    </style:style>
    <style:style style:name="T8264" style:parent-style-name="Domyślnaczcionkaakapitu" style:family="text">
      <style:text-properties style:text-underline-type="single" style:text-underline-style="solid" style:text-underline-width="auto" style:text-underline-mode="continuous"/>
    </style:style>
    <style:style style:name="T8265" style:parent-style-name="Domyślnaczcionkaakapitu" style:family="text">
      <style:text-properties fo:background-color="#80FFFF" style:text-underline-type="single" style:text-underline-style="solid" style:text-underline-width="auto" style:text-underline-mode="continuous"/>
    </style:style>
    <style:style style:name="T8266" style:parent-style-name="Domyślnaczcionkaakapitu" style:family="text">
      <style:text-properties style:text-underline-type="single" style:text-underline-style="solid" style:text-underline-width="auto" style:text-underline-mode="continuous"/>
    </style:style>
    <style:style style:name="P8267" style:parent-style-name="Normalny" style:family="paragraph">
      <style:paragraph-properties fo:text-align="justify" fo:line-height="150%" fo:text-indent="0.2479in"/>
    </style:style>
    <style:style style:name="T8268" style:parent-style-name="Domyślnaczcionkaakapitu" style:family="text">
      <style:text-properties fo:background-color="#80FFFF"/>
    </style:style>
    <style:style style:name="T8269" style:parent-style-name="Domyślnaczcionkaakapitu" style:family="text">
      <style:text-properties fo:background-color="#80FFFF"/>
    </style:style>
    <style:style style:name="P8270" style:parent-style-name="Normalny" style:family="paragraph">
      <style:paragraph-properties fo:text-align="justify" fo:line-height="150%"/>
    </style:style>
    <style:style style:name="T8271" style:parent-style-name="Domyślnaczcionkaakapitu" style:family="text">
      <style:text-properties style:text-underline-type="single" style:text-underline-style="solid" style:text-underline-width="auto" style:text-underline-mode="continuous"/>
    </style:style>
    <style:style style:name="P8272" style:parent-style-name="Normalny" style:family="paragraph">
      <style:paragraph-properties fo:text-align="justify" fo:line-height="150%" fo:text-indent="0.2479in"/>
    </style:style>
    <style:style style:name="T8273" style:parent-style-name="Domyślnaczcionkaakapitu" style:family="text">
      <style:text-properties fo:background-color="#80FFFF"/>
    </style:style>
    <style:style style:name="P8274" style:parent-style-name="Normalny" style:family="paragraph">
      <style:paragraph-properties fo:text-align="justify" fo:line-height="150%"/>
    </style:style>
    <style:style style:name="T8275" style:parent-style-name="Domyślnaczcionkaakapitu" style:family="text">
      <style:text-properties style:text-underline-type="single" style:text-underline-style="solid" style:text-underline-width="auto" style:text-underline-mode="continuous"/>
    </style:style>
    <style:style style:name="P8276" style:parent-style-name="Normalny" style:family="paragraph">
      <style:paragraph-properties fo:text-align="justify" fo:line-height="150%" fo:text-indent="0.2479in"/>
    </style:style>
    <style:style style:name="T8277" style:parent-style-name="Domyślnaczcionkaakapitu" style:family="text">
      <style:text-properties fo:background-color="#80FFFF"/>
    </style:style>
    <style:style style:name="T8278" style:parent-style-name="Domyślnaczcionkaakapitu" style:family="text">
      <style:text-properties fo:background-color="#80FFFF"/>
    </style:style>
    <style:style style:name="P8279" style:parent-style-name="Normalny" style:family="paragraph">
      <style:paragraph-properties fo:text-align="justify" fo:line-height="150%" fo:text-indent="0.2479in"/>
    </style:style>
    <style:style style:name="T8280" style:parent-style-name="Domyślnaczcionkaakapitu" style:family="text">
      <style:text-properties fo:background-color="#80FFFF"/>
    </style:style>
    <style:style style:name="T8281" style:parent-style-name="Domyślnaczcionkaakapitu" style:family="text">
      <style:text-properties fo:background-color="#80FFFF"/>
    </style:style>
    <style:style style:name="T8282" style:parent-style-name="Domyślnaczcionkaakapitu" style:family="text">
      <style:text-properties fo:background-color="#80FFFF"/>
    </style:style>
    <style:style style:name="T8283" style:parent-style-name="Domyślnaczcionkaakapitu" style:family="text">
      <style:text-properties fo:background-color="#80FFFF"/>
    </style:style>
    <style:style style:name="T8284" style:parent-style-name="Domyślnaczcionkaakapitu" style:family="text">
      <style:text-properties fo:background-color="#80FFFF"/>
    </style:style>
    <style:style style:name="T8285" style:parent-style-name="Domyślnaczcionkaakapitu" style:family="text">
      <style:text-properties fo:background-color="#80FFFF"/>
    </style:style>
    <style:style style:name="T8286" style:parent-style-name="Domyślnaczcionkaakapitu" style:family="text">
      <style:text-properties fo:background-color="#80FFFF"/>
    </style:style>
    <style:style style:name="T8287" style:parent-style-name="Domyślnaczcionkaakapitu" style:family="text">
      <style:text-properties fo:background-color="#80FFFF"/>
    </style:style>
    <style:style style:name="P8288" style:parent-style-name="Normalny" style:family="paragraph">
      <style:paragraph-properties fo:text-align="justify" fo:line-height="150%" fo:text-indent="0.2479in"/>
    </style:style>
    <style:style style:name="T8289" style:parent-style-name="Domyślnaczcionkaakapitu" style:family="text">
      <style:text-properties fo:background-color="#80FFFF"/>
    </style:style>
    <style:style style:name="P8290" style:parent-style-name="Normalny" style:family="paragraph">
      <style:paragraph-properties fo:text-align="justify" fo:line-height="150%"/>
    </style:style>
    <style:style style:name="T8291" style:parent-style-name="Domyślnaczcionkaakapitu" style:family="text">
      <style:text-properties style:text-underline-type="single" style:text-underline-style="solid" style:text-underline-width="auto" style:text-underline-mode="continuous"/>
    </style:style>
    <style:style style:name="T8292" style:parent-style-name="Domyślnaczcionkaakapitu" style:family="text">
      <style:text-properties fo:background-color="#80FFFF" style:text-underline-type="single" style:text-underline-style="solid" style:text-underline-width="auto" style:text-underline-mode="continuous"/>
    </style:style>
    <style:style style:name="T8293" style:parent-style-name="Domyślnaczcionkaakapitu" style:family="text">
      <style:text-properties style:text-underline-type="single" style:text-underline-style="solid" style:text-underline-width="auto" style:text-underline-mode="continuous"/>
    </style:style>
    <style:style style:name="T8294" style:parent-style-name="Domyślnaczcionkaakapitu" style:family="text">
      <style:text-properties fo:background-color="#80FFFF" style:text-underline-type="single" style:text-underline-style="solid" style:text-underline-width="auto" style:text-underline-mode="continuous"/>
    </style:style>
    <style:style style:name="T8295" style:parent-style-name="Domyślnaczcionkaakapitu" style:family="text">
      <style:text-properties style:text-underline-type="single" style:text-underline-style="solid" style:text-underline-width="auto" style:text-underline-mode="continuous"/>
    </style:style>
    <style:style style:name="T8296" style:parent-style-name="Domyślnaczcionkaakapitu" style:family="text">
      <style:text-properties fo:background-color="#80FFFF" style:text-underline-type="single" style:text-underline-style="solid" style:text-underline-width="auto" style:text-underline-mode="continuous"/>
    </style:style>
    <style:style style:name="T8297" style:parent-style-name="Domyślnaczcionkaakapitu" style:family="text">
      <style:text-properties style:text-underline-type="single" style:text-underline-style="solid" style:text-underline-width="auto" style:text-underline-mode="continuous"/>
    </style:style>
    <style:style style:name="P8298" style:parent-style-name="Normalny" style:family="paragraph">
      <style:paragraph-properties fo:text-align="justify" fo:line-height="150%" fo:text-indent="0.2479in"/>
    </style:style>
    <style:style style:name="P8299" style:parent-style-name="Normalny" style:family="paragraph">
      <style:paragraph-properties fo:text-align="justify" fo:line-height="150%"/>
    </style:style>
    <style:style style:name="T8300" style:parent-style-name="Domyślnaczcionkaakapitu" style:family="text">
      <style:text-properties style:text-underline-type="single" style:text-underline-style="solid" style:text-underline-width="auto" style:text-underline-mode="continuous"/>
    </style:style>
    <style:style style:name="P8301" style:parent-style-name="Normalny" style:family="paragraph">
      <style:paragraph-properties fo:text-align="justify" fo:line-height="150%" fo:text-indent="0.2479in"/>
    </style:style>
    <style:style style:name="P8302" style:parent-style-name="Normalny" style:family="paragraph">
      <style:paragraph-properties fo:text-align="justify" fo:line-height="150%"/>
    </style:style>
    <style:style style:name="T8303" style:parent-style-name="Domyślnaczcionkaakapitu" style:family="text">
      <style:text-properties style:text-underline-type="single" style:text-underline-style="solid" style:text-underline-width="auto" style:text-underline-mode="continuous"/>
    </style:style>
    <style:style style:name="T8304" style:parent-style-name="Domyślnaczcionkaakapitu" style:family="text">
      <style:text-properties fo:background-color="#80FFFF" style:text-underline-type="single" style:text-underline-style="solid" style:text-underline-width="auto" style:text-underline-mode="continuous"/>
    </style:style>
    <style:style style:name="T8305" style:parent-style-name="Domyślnaczcionkaakapitu" style:family="text">
      <style:text-properties style:text-underline-type="single" style:text-underline-style="solid" style:text-underline-width="auto" style:text-underline-mode="continuous"/>
    </style:style>
    <style:style style:name="T8306" style:parent-style-name="Domyślnaczcionkaakapitu" style:family="text">
      <style:text-properties fo:background-color="#80FFFF" style:text-underline-type="single" style:text-underline-style="solid" style:text-underline-width="auto" style:text-underline-mode="continuous"/>
    </style:style>
    <style:style style:name="T8307" style:parent-style-name="Domyślnaczcionkaakapitu" style:family="text">
      <style:text-properties style:text-underline-type="single" style:text-underline-style="solid" style:text-underline-width="auto" style:text-underline-mode="continuous"/>
    </style:style>
    <style:style style:name="T8308" style:parent-style-name="Domyślnaczcionkaakapitu" style:family="text">
      <style:text-properties fo:background-color="#80FFFF" style:text-underline-type="single" style:text-underline-style="solid" style:text-underline-width="auto" style:text-underline-mode="continuous"/>
    </style:style>
    <style:style style:name="T8309" style:parent-style-name="Domyślnaczcionkaakapitu" style:family="text">
      <style:text-properties style:text-underline-type="single" style:text-underline-style="solid" style:text-underline-width="auto" style:text-underline-mode="continuous"/>
    </style:style>
    <style:style style:name="P8310" style:parent-style-name="Normalny" style:family="paragraph">
      <style:paragraph-properties fo:text-align="justify" fo:line-height="150%" fo:text-indent="0.2479in"/>
    </style:style>
    <style:style style:name="T8311" style:parent-style-name="Domyślnaczcionkaakapitu" style:family="text">
      <style:text-properties fo:background-color="#80FFFF"/>
    </style:style>
    <style:style style:name="P8312" style:parent-style-name="Normalny" style:family="paragraph">
      <style:paragraph-properties fo:text-align="justify" fo:line-height="150%"/>
    </style:style>
    <style:style style:name="T8313" style:parent-style-name="Domyślnaczcionkaakapitu" style:family="text">
      <style:text-properties style:text-underline-type="single" style:text-underline-style="solid" style:text-underline-width="auto" style:text-underline-mode="continuous"/>
    </style:style>
    <style:style style:name="T8314" style:parent-style-name="Domyślnaczcionkaakapitu" style:family="text">
      <style:text-properties fo:background-color="#80FFFF" style:text-underline-type="single" style:text-underline-style="solid" style:text-underline-width="auto" style:text-underline-mode="continuous"/>
    </style:style>
    <style:style style:name="T8315" style:parent-style-name="Domyślnaczcionkaakapitu" style:family="text">
      <style:text-properties style:text-underline-type="single" style:text-underline-style="solid" style:text-underline-width="auto" style:text-underline-mode="continuous"/>
    </style:style>
    <style:style style:name="P8316" style:parent-style-name="Normalny" style:family="paragraph">
      <style:paragraph-properties fo:text-align="justify" fo:line-height="150%" fo:text-indent="0.2479in"/>
    </style:style>
    <style:style style:name="T8317" style:parent-style-name="Domyślnaczcionkaakapitu" style:family="text">
      <style:text-properties fo:background-color="#80FFFF"/>
    </style:style>
    <style:style style:name="T8318" style:parent-style-name="Domyślnaczcionkaakapitu" style:family="text">
      <style:text-properties fo:background-color="#80FFFF"/>
    </style:style>
    <style:style style:name="T8319" style:parent-style-name="Domyślnaczcionkaakapitu" style:family="text">
      <style:text-properties fo:background-color="#80FFFF"/>
    </style:style>
    <style:style style:name="T8320" style:parent-style-name="Domyślnaczcionkaakapitu" style:family="text">
      <style:text-properties fo:background-color="#80FFFF"/>
    </style:style>
    <style:style style:name="T8321" style:parent-style-name="Domyślnaczcionkaakapitu" style:family="text">
      <style:text-properties fo:background-color="#80FFFF"/>
    </style:style>
    <style:style style:name="T8322" style:parent-style-name="Domyślnaczcionkaakapitu" style:family="text">
      <style:text-properties fo:background-color="#80FFFF"/>
    </style:style>
    <style:style style:name="T8323" style:parent-style-name="Domyślnaczcionkaakapitu" style:family="text">
      <style:text-properties fo:background-color="#80FFFF"/>
    </style:style>
    <style:style style:name="T8324" style:parent-style-name="Domyślnaczcionkaakapitu" style:family="text">
      <style:text-properties fo:background-color="#80FFFF"/>
    </style:style>
    <style:style style:name="T8325" style:parent-style-name="Domyślnaczcionkaakapitu" style:family="text">
      <style:text-properties fo:background-color="#80FFFF"/>
    </style:style>
    <style:style style:name="T8326" style:parent-style-name="Domyślnaczcionkaakapitu" style:family="text">
      <style:text-properties fo:background-color="#80FFFF"/>
    </style:style>
    <style:style style:name="T8327" style:parent-style-name="Domyślnaczcionkaakapitu" style:family="text">
      <style:text-properties fo:background-color="#80FFFF"/>
    </style:style>
    <style:style style:name="T8328" style:parent-style-name="Domyślnaczcionkaakapitu" style:family="text">
      <style:text-properties fo:background-color="#80FFFF"/>
    </style:style>
    <style:style style:name="T8329" style:parent-style-name="Domyślnaczcionkaakapitu" style:family="text">
      <style:text-properties fo:background-color="#80FFFF"/>
    </style:style>
    <style:style style:name="T8330" style:parent-style-name="Domyślnaczcionkaakapitu" style:family="text">
      <style:text-properties fo:background-color="#80FFFF"/>
    </style:style>
    <style:style style:name="T8331" style:parent-style-name="Domyślnaczcionkaakapitu" style:family="text">
      <style:text-properties fo:background-color="#80FFFF"/>
    </style:style>
    <style:style style:name="P8332" style:parent-style-name="Normalny" style:family="paragraph">
      <style:paragraph-properties fo:text-align="justify" fo:line-height="150%"/>
    </style:style>
    <style:style style:name="T8333" style:parent-style-name="Domyślnaczcionkaakapitu" style:family="text">
      <style:text-properties style:text-underline-type="single" style:text-underline-style="solid" style:text-underline-width="auto" style:text-underline-mode="continuous"/>
    </style:style>
    <style:style style:name="T8334" style:parent-style-name="Domyślnaczcionkaakapitu" style:family="text">
      <style:text-properties fo:background-color="#80FFFF" style:text-underline-type="single" style:text-underline-style="solid" style:text-underline-width="auto" style:text-underline-mode="continuous"/>
    </style:style>
    <style:style style:name="T8335" style:parent-style-name="Domyślnaczcionkaakapitu" style:family="text">
      <style:text-properties style:text-underline-type="single" style:text-underline-style="solid" style:text-underline-width="auto" style:text-underline-mode="continuous"/>
    </style:style>
    <style:style style:name="T8336" style:parent-style-name="Domyślnaczcionkaakapitu" style:family="text">
      <style:text-properties fo:background-color="#80FFFF" style:text-underline-type="single" style:text-underline-style="solid" style:text-underline-width="auto" style:text-underline-mode="continuous"/>
    </style:style>
    <style:style style:name="T8337" style:parent-style-name="Domyślnaczcionkaakapitu" style:family="text">
      <style:text-properties style:text-underline-type="single" style:text-underline-style="solid" style:text-underline-width="auto" style:text-underline-mode="continuous"/>
    </style:style>
    <style:style style:name="T8338" style:parent-style-name="Domyślnaczcionkaakapitu" style:family="text">
      <style:text-properties fo:background-color="#80FFFF" style:text-underline-type="single" style:text-underline-style="solid" style:text-underline-width="auto" style:text-underline-mode="continuous"/>
    </style:style>
    <style:style style:name="T8339" style:parent-style-name="Domyślnaczcionkaakapitu" style:family="text">
      <style:text-properties style:text-underline-type="single" style:text-underline-style="solid" style:text-underline-width="auto" style:text-underline-mode="continuous"/>
    </style:style>
    <style:style style:name="P8340" style:parent-style-name="Normalny" style:family="paragraph">
      <style:paragraph-properties fo:text-align="justify" fo:line-height="150%" fo:text-indent="0.2479in"/>
    </style:style>
    <style:style style:name="T8341" style:parent-style-name="Domyślnaczcionkaakapitu" style:family="text">
      <style:text-properties fo:background-color="#80FFFF"/>
    </style:style>
    <style:style style:name="T8342" style:parent-style-name="Domyślnaczcionkaakapitu" style:family="text">
      <style:text-properties fo:background-color="#80FFFF"/>
    </style:style>
    <style:style style:name="T8343" style:parent-style-name="Domyślnaczcionkaakapitu" style:family="text">
      <style:text-properties fo:background-color="#80FFFF"/>
    </style:style>
    <style:style style:name="T8344" style:parent-style-name="Domyślnaczcionkaakapitu" style:family="text">
      <style:text-properties fo:background-color="#80FFFF"/>
    </style:style>
    <style:style style:name="T8345" style:parent-style-name="Domyślnaczcionkaakapitu" style:family="text">
      <style:text-properties fo:background-color="#80FFFF"/>
    </style:style>
    <style:style style:name="T8346" style:parent-style-name="Domyślnaczcionkaakapitu" style:family="text">
      <style:text-properties fo:background-color="#80FFFF"/>
    </style:style>
    <style:style style:name="T8347" style:parent-style-name="Domyślnaczcionkaakapitu" style:family="text">
      <style:text-properties fo:background-color="#80FFFF"/>
    </style:style>
    <style:style style:name="T8348" style:parent-style-name="Domyślnaczcionkaakapitu" style:family="text">
      <style:text-properties fo:background-color="#80FFFF"/>
    </style:style>
    <style:style style:name="P8349" style:parent-style-name="Normalny" style:family="paragraph">
      <style:paragraph-properties fo:text-align="justify" fo:line-height="150%"/>
    </style:style>
    <style:style style:name="T8350" style:parent-style-name="Domyślnaczcionkaakapitu" style:family="text">
      <style:text-properties fo:background-color="#80FFFF" style:text-underline-type="single" style:text-underline-style="solid" style:text-underline-width="auto" style:text-underline-mode="continuous"/>
    </style:style>
    <style:style style:name="T8351" style:parent-style-name="Domyślnaczcionkaakapitu" style:family="text">
      <style:text-properties style:text-underline-type="single" style:text-underline-style="solid" style:text-underline-width="auto" style:text-underline-mode="continuous"/>
    </style:style>
    <style:style style:name="T8352" style:parent-style-name="Domyślnaczcionkaakapitu" style:family="text">
      <style:text-properties fo:background-color="#80FFFF" style:text-underline-type="single" style:text-underline-style="solid" style:text-underline-width="auto" style:text-underline-mode="continuous"/>
    </style:style>
    <style:style style:name="T8353" style:parent-style-name="Domyślnaczcionkaakapitu" style:family="text">
      <style:text-properties style:text-underline-type="single" style:text-underline-style="solid" style:text-underline-width="auto" style:text-underline-mode="continuous"/>
    </style:style>
    <style:style style:name="P8354" style:parent-style-name="Normalny" style:family="paragraph">
      <style:paragraph-properties fo:text-align="justify" fo:line-height="150%" fo:text-indent="0.2479in"/>
    </style:style>
    <style:style style:name="T8355" style:parent-style-name="Domyślnaczcionkaakapitu" style:family="text">
      <style:text-properties fo:background-color="#80FFFF"/>
    </style:style>
    <style:style style:name="P8356" style:parent-style-name="Normalny" style:family="paragraph">
      <style:paragraph-properties fo:text-align="justify" fo:line-height="150%" fo:text-indent="0.2479in"/>
    </style:style>
    <style:style style:name="T8357" style:parent-style-name="Domyślnaczcionkaakapitu" style:family="text">
      <style:text-properties fo:background-color="#80FFFF"/>
    </style:style>
    <style:style style:name="T8358" style:parent-style-name="Domyślnaczcionkaakapitu" style:family="text">
      <style:text-properties fo:background-color="#80FFFF"/>
    </style:style>
    <style:style style:name="P8359" style:parent-style-name="Normalny" style:family="paragraph">
      <style:paragraph-properties fo:text-align="justify" fo:line-height="150%" fo:text-indent="0.2479in"/>
    </style:style>
    <style:style style:name="P8360" style:parent-style-name="Normalny" style:family="paragraph">
      <style:paragraph-properties fo:text-align="justify" fo:line-height="150%"/>
    </style:style>
    <style:style style:name="T8361" style:parent-style-name="Domyślnaczcionkaakapitu" style:family="text">
      <style:text-properties style:text-underline-type="single" style:text-underline-style="solid" style:text-underline-width="auto" style:text-underline-mode="continuous"/>
    </style:style>
    <style:style style:name="T8362" style:parent-style-name="Domyślnaczcionkaakapitu" style:family="text">
      <style:text-properties fo:background-color="#80FFFF" style:text-underline-type="single" style:text-underline-style="solid" style:text-underline-width="auto" style:text-underline-mode="continuous"/>
    </style:style>
    <style:style style:name="T8363" style:parent-style-name="Domyślnaczcionkaakapitu" style:family="text">
      <style:text-properties style:text-underline-type="single" style:text-underline-style="solid" style:text-underline-width="auto" style:text-underline-mode="continuous"/>
    </style:style>
    <style:style style:name="T8364" style:parent-style-name="Domyślnaczcionkaakapitu" style:family="text">
      <style:text-properties fo:background-color="#80FFFF" style:text-underline-type="single" style:text-underline-style="solid" style:text-underline-width="auto" style:text-underline-mode="continuous"/>
    </style:style>
    <style:style style:name="T8365" style:parent-style-name="Domyślnaczcionkaakapitu" style:family="text">
      <style:text-properties style:text-underline-type="single" style:text-underline-style="solid" style:text-underline-width="auto" style:text-underline-mode="continuous"/>
    </style:style>
    <style:style style:name="T8366" style:parent-style-name="Domyślnaczcionkaakapitu" style:family="text">
      <style:text-properties fo:background-color="#80FFFF" style:text-underline-type="single" style:text-underline-style="solid" style:text-underline-width="auto" style:text-underline-mode="continuous"/>
    </style:style>
    <style:style style:name="T8367" style:parent-style-name="Domyślnaczcionkaakapitu" style:family="text">
      <style:text-properties style:text-underline-type="single" style:text-underline-style="solid" style:text-underline-width="auto" style:text-underline-mode="continuous"/>
    </style:style>
    <style:style style:name="P8368" style:parent-style-name="Normalny" style:family="paragraph">
      <style:paragraph-properties fo:text-align="justify" fo:line-height="150%" fo:text-indent="0.2479in"/>
    </style:style>
    <style:style style:name="T8369" style:parent-style-name="Domyślnaczcionkaakapitu" style:family="text">
      <style:text-properties fo:background-color="#80FFFF"/>
    </style:style>
    <style:style style:name="P8370" style:parent-style-name="Normalny" style:family="paragraph">
      <style:paragraph-properties fo:text-align="justify" fo:line-height="150%"/>
    </style:style>
    <style:style style:name="T8371" style:parent-style-name="Domyślnaczcionkaakapitu" style:family="text">
      <style:text-properties fo:background-color="#80FFFF" style:text-underline-type="single" style:text-underline-style="solid" style:text-underline-width="auto" style:text-underline-mode="continuous"/>
    </style:style>
    <style:style style:name="T8372" style:parent-style-name="Domyślnaczcionkaakapitu" style:family="text">
      <style:text-properties style:text-underline-type="single" style:text-underline-style="solid" style:text-underline-width="auto" style:text-underline-mode="continuous"/>
    </style:style>
    <style:style style:name="T8373" style:parent-style-name="Domyślnaczcionkaakapitu" style:family="text">
      <style:text-properties fo:background-color="#80FFFF" style:text-underline-type="single" style:text-underline-style="solid" style:text-underline-width="auto" style:text-underline-mode="continuous"/>
    </style:style>
    <style:style style:name="T8374" style:parent-style-name="Domyślnaczcionkaakapitu" style:family="text">
      <style:text-properties style:text-underline-type="single" style:text-underline-style="solid" style:text-underline-width="auto" style:text-underline-mode="continuous"/>
    </style:style>
    <style:style style:name="P8375" style:parent-style-name="Normalny" style:family="paragraph">
      <style:paragraph-properties fo:text-align="justify" fo:line-height="150%" fo:text-indent="0.2479in"/>
    </style:style>
    <style:style style:name="T8376" style:parent-style-name="Domyślnaczcionkaakapitu" style:family="text">
      <style:text-properties fo:background-color="#80FFFF"/>
    </style:style>
    <style:style style:name="T8377" style:parent-style-name="Domyślnaczcionkaakapitu" style:family="text">
      <style:text-properties fo:background-color="#80FFFF"/>
    </style:style>
    <style:style style:name="T8378" style:parent-style-name="Domyślnaczcionkaakapitu" style:family="text">
      <style:text-properties fo:background-color="#80FFFF"/>
    </style:style>
    <style:style style:name="T8379" style:parent-style-name="Domyślnaczcionkaakapitu" style:family="text">
      <style:text-properties fo:background-color="#80FFFF"/>
    </style:style>
    <style:style style:name="P8380" style:parent-style-name="Normalny" style:family="paragraph">
      <style:paragraph-properties fo:text-align="justify" fo:line-height="150%" fo:text-indent="0.2479in"/>
    </style:style>
    <style:style style:name="T8381" style:parent-style-name="Domyślnaczcionkaakapitu" style:family="text">
      <style:text-properties fo:background-color="#80FFFF"/>
    </style:style>
    <style:style style:name="T8382" style:parent-style-name="Domyślnaczcionkaakapitu" style:family="text">
      <style:text-properties fo:background-color="#80FFFF"/>
    </style:style>
    <style:style style:name="T8383" style:parent-style-name="Domyślnaczcionkaakapitu" style:family="text">
      <style:text-properties fo:background-color="#80FFFF"/>
    </style:style>
    <style:style style:name="T8384" style:parent-style-name="Domyślnaczcionkaakapitu" style:family="text">
      <style:text-properties fo:background-color="#80FFFF"/>
    </style:style>
    <style:style style:name="T8385" style:parent-style-name="Domyślnaczcionkaakapitu" style:family="text">
      <style:text-properties fo:background-color="#80FFFF"/>
    </style:style>
    <style:style style:name="T8386" style:parent-style-name="Domyślnaczcionkaakapitu" style:family="text">
      <style:text-properties fo:background-color="#80FFFF"/>
    </style:style>
    <style:style style:name="P8387" style:parent-style-name="Normalny" style:family="paragraph">
      <style:paragraph-properties fo:text-align="justify" fo:line-height="150%"/>
    </style:style>
    <style:style style:name="T8388" style:parent-style-name="Domyślnaczcionkaakapitu" style:family="text">
      <style:text-properties style:text-underline-type="single" style:text-underline-style="solid" style:text-underline-width="auto" style:text-underline-mode="continuous"/>
    </style:style>
    <style:style style:name="T8389" style:parent-style-name="Domyślnaczcionkaakapitu" style:family="text">
      <style:text-properties fo:background-color="#80FFFF" style:text-underline-type="single" style:text-underline-style="solid" style:text-underline-width="auto" style:text-underline-mode="continuous"/>
    </style:style>
    <style:style style:name="T8390" style:parent-style-name="Domyślnaczcionkaakapitu" style:family="text">
      <style:text-properties style:text-underline-type="single" style:text-underline-style="solid" style:text-underline-width="auto" style:text-underline-mode="continuous"/>
    </style:style>
    <style:style style:name="T8391" style:parent-style-name="Domyślnaczcionkaakapitu" style:family="text">
      <style:text-properties fo:background-color="#80FFFF" style:text-underline-type="single" style:text-underline-style="solid" style:text-underline-width="auto" style:text-underline-mode="continuous"/>
    </style:style>
    <style:style style:name="T8392" style:parent-style-name="Domyślnaczcionkaakapitu" style:family="text">
      <style:text-properties style:text-underline-type="single" style:text-underline-style="solid" style:text-underline-width="auto" style:text-underline-mode="continuous"/>
    </style:style>
    <style:style style:name="T8393" style:parent-style-name="Domyślnaczcionkaakapitu" style:family="text">
      <style:text-properties fo:background-color="#80FFFF" style:text-underline-type="single" style:text-underline-style="solid" style:text-underline-width="auto" style:text-underline-mode="continuous"/>
    </style:style>
    <style:style style:name="T8394" style:parent-style-name="Domyślnaczcionkaakapitu" style:family="text">
      <style:text-properties style:text-underline-type="single" style:text-underline-style="solid" style:text-underline-width="auto" style:text-underline-mode="continuous"/>
    </style:style>
    <style:style style:name="P8395" style:parent-style-name="Normalny" style:family="paragraph">
      <style:paragraph-properties fo:text-align="justify" fo:line-height="150%" fo:text-indent="0.2479in"/>
    </style:style>
    <style:style style:name="T8396" style:parent-style-name="Domyślnaczcionkaakapitu" style:family="text">
      <style:text-properties fo:background-color="#80FFFF"/>
    </style:style>
    <style:style style:name="T8397" style:parent-style-name="Domyślnaczcionkaakapitu" style:family="text">
      <style:text-properties fo:background-color="#80FFFF"/>
    </style:style>
    <style:style style:name="T8398" style:parent-style-name="Domyślnaczcionkaakapitu" style:family="text">
      <style:text-properties fo:background-color="#80FFFF"/>
    </style:style>
    <style:style style:name="P8399" style:parent-style-name="Normalny" style:family="paragraph">
      <style:paragraph-properties fo:text-align="justify" fo:line-height="150%"/>
    </style:style>
    <style:style style:name="T8400" style:parent-style-name="Domyślnaczcionkaakapitu" style:family="text">
      <style:text-properties style:text-underline-type="single" style:text-underline-style="solid" style:text-underline-width="auto" style:text-underline-mode="continuous"/>
    </style:style>
    <style:style style:name="T8401" style:parent-style-name="Domyślnaczcionkaakapitu" style:family="text">
      <style:text-properties fo:background-color="#80FFFF" style:text-underline-type="single" style:text-underline-style="solid" style:text-underline-width="auto" style:text-underline-mode="continuous"/>
    </style:style>
    <style:style style:name="T8402" style:parent-style-name="Domyślnaczcionkaakapitu" style:family="text">
      <style:text-properties style:text-underline-type="single" style:text-underline-style="solid" style:text-underline-width="auto" style:text-underline-mode="continuous"/>
    </style:style>
    <style:style style:name="T8403" style:parent-style-name="Domyślnaczcionkaakapitu" style:family="text">
      <style:text-properties fo:background-color="#80FFFF" style:text-underline-type="single" style:text-underline-style="solid" style:text-underline-width="auto" style:text-underline-mode="continuous"/>
    </style:style>
    <style:style style:name="T8404" style:parent-style-name="Domyślnaczcionkaakapitu" style:family="text">
      <style:text-properties style:text-underline-type="single" style:text-underline-style="solid" style:text-underline-width="auto" style:text-underline-mode="continuous"/>
    </style:style>
    <style:style style:name="T8405" style:parent-style-name="Domyślnaczcionkaakapitu" style:family="text">
      <style:text-properties fo:background-color="#80FFFF" style:text-underline-type="single" style:text-underline-style="solid" style:text-underline-width="auto" style:text-underline-mode="continuous"/>
    </style:style>
    <style:style style:name="T8406" style:parent-style-name="Domyślnaczcionkaakapitu" style:family="text">
      <style:text-properties style:text-underline-type="single" style:text-underline-style="solid" style:text-underline-width="auto" style:text-underline-mode="continuous"/>
    </style:style>
    <style:style style:name="P8407" style:parent-style-name="Normalny" style:family="paragraph">
      <style:paragraph-properties fo:text-align="justify" fo:line-height="150%" fo:text-indent="0.2479in"/>
    </style:style>
    <style:style style:name="P8408" style:parent-style-name="Normalny" style:family="paragraph">
      <style:paragraph-properties fo:text-align="justify" fo:line-height="150%"/>
    </style:style>
    <style:style style:name="T8409" style:parent-style-name="Domyślnaczcionkaakapitu" style:family="text">
      <style:text-properties style:text-underline-type="single" style:text-underline-style="solid" style:text-underline-width="auto" style:text-underline-mode="continuous"/>
    </style:style>
    <style:style style:name="T8410" style:parent-style-name="Domyślnaczcionkaakapitu" style:family="text">
      <style:text-properties fo:background-color="#80FFFF" style:text-underline-type="single" style:text-underline-style="solid" style:text-underline-width="auto" style:text-underline-mode="continuous"/>
    </style:style>
    <style:style style:name="T8411" style:parent-style-name="Domyślnaczcionkaakapitu" style:family="text">
      <style:text-properties style:text-underline-type="single" style:text-underline-style="solid" style:text-underline-width="auto" style:text-underline-mode="continuous"/>
    </style:style>
    <style:style style:name="T8412" style:parent-style-name="Domyślnaczcionkaakapitu" style:family="text">
      <style:text-properties fo:background-color="#80FFFF" style:text-underline-type="single" style:text-underline-style="solid" style:text-underline-width="auto" style:text-underline-mode="continuous"/>
    </style:style>
    <style:style style:name="T8413" style:parent-style-name="Domyślnaczcionkaakapitu" style:family="text">
      <style:text-properties style:text-underline-type="single" style:text-underline-style="solid" style:text-underline-width="auto" style:text-underline-mode="continuous"/>
    </style:style>
    <style:style style:name="T8414" style:parent-style-name="Domyślnaczcionkaakapitu" style:family="text">
      <style:text-properties fo:background-color="#80FFFF" style:text-underline-type="single" style:text-underline-style="solid" style:text-underline-width="auto" style:text-underline-mode="continuous"/>
    </style:style>
    <style:style style:name="T8415" style:parent-style-name="Domyślnaczcionkaakapitu" style:family="text">
      <style:text-properties style:text-underline-type="single" style:text-underline-style="solid" style:text-underline-width="auto" style:text-underline-mode="continuous"/>
    </style:style>
    <style:style style:name="P8416" style:parent-style-name="Normalny" style:family="paragraph">
      <style:paragraph-properties fo:text-align="justify" fo:line-height="150%" fo:text-indent="0.2479in"/>
    </style:style>
    <style:style style:name="P8417" style:parent-style-name="Normalny" style:family="paragraph">
      <style:paragraph-properties fo:text-align="justify" fo:line-height="150%"/>
    </style:style>
    <style:style style:name="T8418" style:parent-style-name="Domyślnaczcionkaakapitu" style:family="text">
      <style:text-properties style:text-underline-type="single" style:text-underline-style="solid" style:text-underline-width="auto" style:text-underline-mode="continuous"/>
    </style:style>
    <style:style style:name="T8419" style:parent-style-name="Domyślnaczcionkaakapitu" style:family="text">
      <style:text-properties fo:background-color="#80FFFF" style:text-underline-type="single" style:text-underline-style="solid" style:text-underline-width="auto" style:text-underline-mode="continuous"/>
    </style:style>
    <style:style style:name="T8420" style:parent-style-name="Domyślnaczcionkaakapitu" style:family="text">
      <style:text-properties style:text-underline-type="single" style:text-underline-style="solid" style:text-underline-width="auto" style:text-underline-mode="continuous"/>
    </style:style>
    <style:style style:name="T8421" style:parent-style-name="Domyślnaczcionkaakapitu" style:family="text">
      <style:text-properties fo:background-color="#80FFFF" style:text-underline-type="single" style:text-underline-style="solid" style:text-underline-width="auto" style:text-underline-mode="continuous"/>
    </style:style>
    <style:style style:name="T8422" style:parent-style-name="Domyślnaczcionkaakapitu" style:family="text">
      <style:text-properties style:text-underline-type="single" style:text-underline-style="solid" style:text-underline-width="auto" style:text-underline-mode="continuous"/>
    </style:style>
    <style:style style:name="T8423" style:parent-style-name="Domyślnaczcionkaakapitu" style:family="text">
      <style:text-properties fo:background-color="#80FFFF" style:text-underline-type="single" style:text-underline-style="solid" style:text-underline-width="auto" style:text-underline-mode="continuous"/>
    </style:style>
    <style:style style:name="T8424" style:parent-style-name="Domyślnaczcionkaakapitu" style:family="text">
      <style:text-properties style:text-underline-type="single" style:text-underline-style="solid" style:text-underline-width="auto" style:text-underline-mode="continuous"/>
    </style:style>
    <style:style style:name="P8425" style:parent-style-name="Normalny" style:family="paragraph">
      <style:paragraph-properties fo:text-align="justify" fo:line-height="150%" fo:text-indent="0.2479in"/>
    </style:style>
    <style:style style:name="T8426" style:parent-style-name="Domyślnaczcionkaakapitu" style:family="text">
      <style:text-properties fo:background-color="#80FFFF"/>
    </style:style>
    <style:style style:name="P8427" style:parent-style-name="Normalny" style:family="paragraph">
      <style:paragraph-properties fo:text-align="justify" fo:line-height="150%"/>
    </style:style>
    <style:style style:name="T8428" style:parent-style-name="Domyślnaczcionkaakapitu" style:family="text">
      <style:text-properties style:text-underline-type="single" style:text-underline-style="solid" style:text-underline-width="auto" style:text-underline-mode="continuous"/>
    </style:style>
    <style:style style:name="T8429" style:parent-style-name="Domyślnaczcionkaakapitu" style:family="text">
      <style:text-properties fo:background-color="#80FFFF" style:text-underline-type="single" style:text-underline-style="solid" style:text-underline-width="auto" style:text-underline-mode="continuous"/>
    </style:style>
    <style:style style:name="T8430" style:parent-style-name="Domyślnaczcionkaakapitu" style:family="text">
      <style:text-properties style:text-underline-type="single" style:text-underline-style="solid" style:text-underline-width="auto" style:text-underline-mode="continuous"/>
    </style:style>
    <style:style style:name="T8431" style:parent-style-name="Domyślnaczcionkaakapitu" style:family="text">
      <style:text-properties fo:background-color="#80FFFF" style:text-underline-type="single" style:text-underline-style="solid" style:text-underline-width="auto" style:text-underline-mode="continuous"/>
    </style:style>
    <style:style style:name="T8432" style:parent-style-name="Domyślnaczcionkaakapitu" style:family="text">
      <style:text-properties style:text-underline-type="single" style:text-underline-style="solid" style:text-underline-width="auto" style:text-underline-mode="continuous"/>
    </style:style>
    <style:style style:name="T8433" style:parent-style-name="Domyślnaczcionkaakapitu" style:family="text">
      <style:text-properties fo:background-color="#80FFFF" style:text-underline-type="single" style:text-underline-style="solid" style:text-underline-width="auto" style:text-underline-mode="continuous"/>
    </style:style>
    <style:style style:name="T8434" style:parent-style-name="Domyślnaczcionkaakapitu" style:family="text">
      <style:text-properties style:text-underline-type="single" style:text-underline-style="solid" style:text-underline-width="auto" style:text-underline-mode="continuous"/>
    </style:style>
    <style:style style:name="P8435" style:parent-style-name="Normalny" style:family="paragraph">
      <style:paragraph-properties fo:text-align="justify" fo:line-height="150%" fo:text-indent="0.2479in"/>
    </style:style>
    <style:style style:name="P8436" style:parent-style-name="Normalny" style:family="paragraph">
      <style:paragraph-properties fo:text-align="justify" fo:line-height="150%"/>
    </style:style>
    <style:style style:name="T8437" style:parent-style-name="Domyślnaczcionkaakapitu" style:family="text">
      <style:text-properties fo:background-color="#80FFFF" style:text-underline-type="single" style:text-underline-style="solid" style:text-underline-width="auto" style:text-underline-mode="continuous"/>
    </style:style>
    <style:style style:name="T8438" style:parent-style-name="Domyślnaczcionkaakapitu" style:family="text">
      <style:text-properties style:text-underline-type="single" style:text-underline-style="solid" style:text-underline-width="auto" style:text-underline-mode="continuous"/>
    </style:style>
    <style:style style:name="T8439" style:parent-style-name="Domyślnaczcionkaakapitu" style:family="text">
      <style:text-properties fo:background-color="#80FFFF" style:text-underline-type="single" style:text-underline-style="solid" style:text-underline-width="auto" style:text-underline-mode="continuous"/>
    </style:style>
    <style:style style:name="T8440" style:parent-style-name="Domyślnaczcionkaakapitu" style:family="text">
      <style:text-properties style:text-underline-type="single" style:text-underline-style="solid" style:text-underline-width="auto" style:text-underline-mode="continuous"/>
    </style:style>
    <style:style style:name="P8441" style:parent-style-name="Normalny" style:family="paragraph">
      <style:paragraph-properties fo:text-align="justify" fo:line-height="150%" fo:text-indent="0.2479in"/>
    </style:style>
    <style:style style:name="T8442" style:parent-style-name="Domyślnaczcionkaakapitu" style:family="text">
      <style:text-properties fo:background-color="#80FFFF"/>
    </style:style>
    <style:style style:name="T8443" style:parent-style-name="Domyślnaczcionkaakapitu" style:family="text">
      <style:text-properties fo:background-color="#80FFFF"/>
    </style:style>
    <style:style style:name="T8444" style:parent-style-name="Domyślnaczcionkaakapitu" style:family="text">
      <style:text-properties fo:background-color="#80FFFF"/>
    </style:style>
    <style:style style:name="P8445" style:parent-style-name="Normalny" style:family="paragraph">
      <style:paragraph-properties fo:text-align="justify" fo:line-height="150%"/>
    </style:style>
    <style:style style:name="T8446" style:parent-style-name="Domyślnaczcionkaakapitu" style:family="text">
      <style:text-properties style:text-underline-type="single" style:text-underline-style="solid" style:text-underline-width="auto" style:text-underline-mode="continuous"/>
    </style:style>
    <style:style style:name="T8447" style:parent-style-name="Domyślnaczcionkaakapitu" style:family="text">
      <style:text-properties fo:background-color="#80FFFF" style:text-underline-type="single" style:text-underline-style="solid" style:text-underline-width="auto" style:text-underline-mode="continuous"/>
    </style:style>
    <style:style style:name="T8448" style:parent-style-name="Domyślnaczcionkaakapitu" style:family="text">
      <style:text-properties style:text-underline-type="single" style:text-underline-style="solid" style:text-underline-width="auto" style:text-underline-mode="continuous"/>
    </style:style>
    <style:style style:name="T8449" style:parent-style-name="Domyślnaczcionkaakapitu" style:family="text">
      <style:text-properties fo:background-color="#80FFFF" style:text-underline-type="single" style:text-underline-style="solid" style:text-underline-width="auto" style:text-underline-mode="continuous"/>
    </style:style>
    <style:style style:name="T8450" style:parent-style-name="Domyślnaczcionkaakapitu" style:family="text">
      <style:text-properties style:text-underline-type="single" style:text-underline-style="solid" style:text-underline-width="auto" style:text-underline-mode="continuous"/>
    </style:style>
    <style:style style:name="T8451" style:parent-style-name="Domyślnaczcionkaakapitu" style:family="text">
      <style:text-properties fo:background-color="#80FFFF" style:text-underline-type="single" style:text-underline-style="solid" style:text-underline-width="auto" style:text-underline-mode="continuous"/>
    </style:style>
    <style:style style:name="T8452" style:parent-style-name="Domyślnaczcionkaakapitu" style:family="text">
      <style:text-properties style:text-underline-type="single" style:text-underline-style="solid" style:text-underline-width="auto" style:text-underline-mode="continuous"/>
    </style:style>
    <style:style style:name="P8453" style:parent-style-name="Normalny" style:family="paragraph">
      <style:paragraph-properties fo:text-align="justify" fo:line-height="150%" fo:text-indent="0.2479in"/>
    </style:style>
    <style:style style:name="T8454" style:parent-style-name="Domyślnaczcionkaakapitu" style:family="text">
      <style:text-properties fo:background-color="#80FFFF"/>
    </style:style>
    <style:style style:name="P8455" style:parent-style-name="Normalny" style:family="paragraph">
      <style:paragraph-properties fo:text-align="justify" fo:line-height="150%"/>
    </style:style>
    <style:style style:name="T8456" style:parent-style-name="Domyślnaczcionkaakapitu" style:family="text">
      <style:text-properties fo:background-color="#80FFFF" style:text-underline-type="single" style:text-underline-style="solid" style:text-underline-width="auto" style:text-underline-mode="continuous"/>
    </style:style>
    <style:style style:name="T8457" style:parent-style-name="Domyślnaczcionkaakapitu" style:family="text">
      <style:text-properties style:text-underline-type="single" style:text-underline-style="solid" style:text-underline-width="auto" style:text-underline-mode="continuous"/>
    </style:style>
    <style:style style:name="T8458" style:parent-style-name="Domyślnaczcionkaakapitu" style:family="text">
      <style:text-properties fo:background-color="#80FFFF" style:text-underline-type="single" style:text-underline-style="solid" style:text-underline-width="auto" style:text-underline-mode="continuous"/>
    </style:style>
    <style:style style:name="T8459" style:parent-style-name="Domyślnaczcionkaakapitu" style:family="text">
      <style:text-properties style:text-underline-type="single" style:text-underline-style="solid" style:text-underline-width="auto" style:text-underline-mode="continuous"/>
    </style:style>
    <style:style style:name="T8460" style:parent-style-name="Domyślnaczcionkaakapitu" style:family="text">
      <style:text-properties fo:background-color="#80FFFF" style:text-underline-type="single" style:text-underline-style="solid" style:text-underline-width="auto" style:text-underline-mode="continuous"/>
    </style:style>
    <style:style style:name="T8461" style:parent-style-name="Domyślnaczcionkaakapitu" style:family="text">
      <style:text-properties style:text-underline-type="single" style:text-underline-style="solid" style:text-underline-width="auto" style:text-underline-mode="continuous"/>
    </style:style>
    <style:style style:name="P8462" style:parent-style-name="Normalny" style:family="paragraph">
      <style:paragraph-properties fo:text-align="justify" fo:line-height="150%" fo:text-indent="0.2479in"/>
    </style:style>
    <style:style style:name="T8463" style:parent-style-name="Domyślnaczcionkaakapitu" style:family="text">
      <style:text-properties fo:background-color="#80FFFF"/>
    </style:style>
    <style:style style:name="T8464" style:parent-style-name="Domyślnaczcionkaakapitu" style:family="text">
      <style:text-properties fo:background-color="#80FFFF"/>
    </style:style>
    <style:style style:name="T8465" style:parent-style-name="Domyślnaczcionkaakapitu" style:family="text">
      <style:text-properties fo:background-color="#80FFFF"/>
    </style:style>
    <style:style style:name="T8466" style:parent-style-name="Domyślnaczcionkaakapitu" style:family="text">
      <style:text-properties fo:background-color="#80FFFF"/>
    </style:style>
    <style:style style:name="T8467" style:parent-style-name="Domyślnaczcionkaakapitu" style:family="text">
      <style:text-properties fo:background-color="#80FFFF"/>
    </style:style>
    <style:style style:name="T8468" style:parent-style-name="Domyślnaczcionkaakapitu" style:family="text">
      <style:text-properties fo:background-color="#80FFFF"/>
    </style:style>
    <style:style style:name="T8469" style:parent-style-name="Domyślnaczcionkaakapitu" style:family="text">
      <style:text-properties fo:background-color="#80FFFF"/>
    </style:style>
    <style:style style:name="T8470" style:parent-style-name="Domyślnaczcionkaakapitu" style:family="text">
      <style:text-properties fo:background-color="#80FFFF"/>
    </style:style>
    <style:style style:name="T8471" style:parent-style-name="Domyślnaczcionkaakapitu" style:family="text">
      <style:text-properties fo:background-color="#80FFFF"/>
    </style:style>
    <style:style style:name="P8472" style:parent-style-name="Normalny" style:family="paragraph">
      <style:paragraph-properties fo:text-align="justify" fo:line-height="150%" fo:text-indent="0.2479in"/>
    </style:style>
    <style:style style:name="T8473" style:parent-style-name="Domyślnaczcionkaakapitu" style:family="text">
      <style:text-properties fo:background-color="#80FFFF"/>
    </style:style>
    <style:style style:name="T8474" style:parent-style-name="Domyślnaczcionkaakapitu" style:family="text">
      <style:text-properties fo:background-color="#80FFFF"/>
    </style:style>
    <style:style style:name="T8475" style:parent-style-name="Domyślnaczcionkaakapitu" style:family="text">
      <style:text-properties fo:background-color="#80FFFF"/>
    </style:style>
    <style:style style:name="T8476" style:parent-style-name="Domyślnaczcionkaakapitu" style:family="text">
      <style:text-properties fo:background-color="#80FFFF"/>
    </style:style>
    <style:style style:name="T8477" style:parent-style-name="Domyślnaczcionkaakapitu" style:family="text">
      <style:text-properties fo:background-color="#80FFFF"/>
    </style:style>
    <style:style style:name="P8478" style:parent-style-name="Normalny" style:family="paragraph">
      <style:paragraph-properties fo:text-align="justify" fo:line-height="150%"/>
    </style:style>
    <style:style style:name="T8479" style:parent-style-name="Domyślnaczcionkaakapitu" style:family="text">
      <style:text-properties style:text-underline-type="single" style:text-underline-style="solid" style:text-underline-width="auto" style:text-underline-mode="continuous"/>
    </style:style>
    <style:style style:name="T8480" style:parent-style-name="Domyślnaczcionkaakapitu" style:family="text">
      <style:text-properties fo:background-color="#80FFFF" style:text-underline-type="single" style:text-underline-style="solid" style:text-underline-width="auto" style:text-underline-mode="continuous"/>
    </style:style>
    <style:style style:name="T8481" style:parent-style-name="Domyślnaczcionkaakapitu" style:family="text">
      <style:text-properties style:text-underline-type="single" style:text-underline-style="solid" style:text-underline-width="auto" style:text-underline-mode="continuous"/>
    </style:style>
    <style:style style:name="T8482" style:parent-style-name="Domyślnaczcionkaakapitu" style:family="text">
      <style:text-properties fo:background-color="#80FFFF" style:text-underline-type="single" style:text-underline-style="solid" style:text-underline-width="auto" style:text-underline-mode="continuous"/>
    </style:style>
    <style:style style:name="T8483" style:parent-style-name="Domyślnaczcionkaakapitu" style:family="text">
      <style:text-properties style:text-underline-type="single" style:text-underline-style="solid" style:text-underline-width="auto" style:text-underline-mode="continuous"/>
    </style:style>
    <style:style style:name="T8484" style:parent-style-name="Domyślnaczcionkaakapitu" style:family="text">
      <style:text-properties fo:background-color="#80FFFF" style:text-underline-type="single" style:text-underline-style="solid" style:text-underline-width="auto" style:text-underline-mode="continuous"/>
    </style:style>
    <style:style style:name="T8485" style:parent-style-name="Domyślnaczcionkaakapitu" style:family="text">
      <style:text-properties style:text-underline-type="single" style:text-underline-style="solid" style:text-underline-width="auto" style:text-underline-mode="continuous"/>
    </style:style>
    <style:style style:name="P8486" style:parent-style-name="Normalny" style:family="paragraph">
      <style:paragraph-properties fo:text-align="justify" fo:line-height="150%" fo:text-indent="0.2479in"/>
    </style:style>
    <style:style style:name="T8487" style:parent-style-name="Domyślnaczcionkaakapitu" style:family="text">
      <style:text-properties fo:background-color="#80FFFF"/>
    </style:style>
    <style:style style:name="T8488" style:parent-style-name="Domyślnaczcionkaakapitu" style:family="text">
      <style:text-properties fo:background-color="#80FFFF"/>
    </style:style>
    <style:style style:name="T8489" style:parent-style-name="Domyślnaczcionkaakapitu" style:family="text">
      <style:text-properties fo:background-color="#80FFFF"/>
    </style:style>
    <style:style style:name="T8490" style:parent-style-name="Domyślnaczcionkaakapitu" style:family="text">
      <style:text-properties fo:background-color="#80FFFF"/>
    </style:style>
    <style:style style:name="T8491" style:parent-style-name="Domyślnaczcionkaakapitu" style:family="text">
      <style:text-properties fo:background-color="#80FFFF"/>
    </style:style>
    <style:style style:name="P8492" style:parent-style-name="Normalny" style:family="paragraph">
      <style:paragraph-properties fo:text-align="justify" fo:line-height="150%" fo:text-indent="0.2479in"/>
    </style:style>
    <style:style style:name="P8493" style:parent-style-name="Normalny" style:family="paragraph">
      <style:paragraph-properties fo:text-align="justify" fo:line-height="150%"/>
    </style:style>
    <style:style style:name="T8494" style:parent-style-name="Domyślnaczcionkaakapitu" style:family="text">
      <style:text-properties fo:background-color="#80FFFF" style:text-underline-type="single" style:text-underline-style="solid" style:text-underline-width="auto" style:text-underline-mode="continuous"/>
    </style:style>
    <style:style style:name="T8495" style:parent-style-name="Domyślnaczcionkaakapitu" style:family="text">
      <style:text-properties style:text-underline-type="single" style:text-underline-style="solid" style:text-underline-width="auto" style:text-underline-mode="continuous"/>
    </style:style>
    <style:style style:name="T8496" style:parent-style-name="Domyślnaczcionkaakapitu" style:family="text">
      <style:text-properties fo:background-color="#80FFFF" style:text-underline-type="single" style:text-underline-style="solid" style:text-underline-width="auto" style:text-underline-mode="continuous"/>
    </style:style>
    <style:style style:name="T8497" style:parent-style-name="Domyślnaczcionkaakapitu" style:family="text">
      <style:text-properties style:text-underline-type="single" style:text-underline-style="solid" style:text-underline-width="auto" style:text-underline-mode="continuous"/>
    </style:style>
    <style:style style:name="T8498" style:parent-style-name="Domyślnaczcionkaakapitu" style:family="text">
      <style:text-properties fo:background-color="#80FFFF" style:text-underline-type="single" style:text-underline-style="solid" style:text-underline-width="auto" style:text-underline-mode="continuous"/>
    </style:style>
    <style:style style:name="T8499" style:parent-style-name="Domyślnaczcionkaakapitu" style:family="text">
      <style:text-properties style:text-underline-type="single" style:text-underline-style="solid" style:text-underline-width="auto" style:text-underline-mode="continuous"/>
    </style:style>
    <style:style style:name="P8500" style:parent-style-name="Normalny" style:family="paragraph">
      <style:paragraph-properties fo:text-align="justify" fo:line-height="150%" fo:text-indent="0.2479in"/>
    </style:style>
    <style:style style:name="T8501" style:parent-style-name="Domyślnaczcionkaakapitu" style:family="text">
      <style:text-properties fo:background-color="#80FFFF"/>
    </style:style>
    <style:style style:name="T8502" style:parent-style-name="Domyślnaczcionkaakapitu" style:family="text">
      <style:text-properties fo:background-color="#80FFFF"/>
    </style:style>
    <style:style style:name="T8503" style:parent-style-name="Domyślnaczcionkaakapitu" style:family="text">
      <style:text-properties fo:background-color="#80FFFF"/>
    </style:style>
    <style:style style:name="T8504" style:parent-style-name="Domyślnaczcionkaakapitu" style:family="text">
      <style:text-properties fo:background-color="#80FFFF"/>
    </style:style>
    <style:style style:name="T8505" style:parent-style-name="Domyślnaczcionkaakapitu" style:family="text">
      <style:text-properties fo:background-color="#80FFFF"/>
    </style:style>
    <style:style style:name="T8506" style:parent-style-name="Domyślnaczcionkaakapitu" style:family="text">
      <style:text-properties fo:background-color="#80FFFF"/>
    </style:style>
    <style:style style:name="T8507" style:parent-style-name="Domyślnaczcionkaakapitu" style:family="text">
      <style:text-properties fo:background-color="#80FFFF"/>
    </style:style>
    <style:style style:name="T8508" style:parent-style-name="Domyślnaczcionkaakapitu" style:family="text">
      <style:text-properties fo:background-color="#80FFFF"/>
    </style:style>
    <style:style style:name="T8509" style:parent-style-name="Domyślnaczcionkaakapitu" style:family="text">
      <style:text-properties fo:background-color="#80FFFF"/>
    </style:style>
    <style:style style:name="T8510" style:parent-style-name="Domyślnaczcionkaakapitu" style:family="text">
      <style:text-properties fo:background-color="#80FFFF"/>
    </style:style>
    <style:style style:name="T8511" style:parent-style-name="Domyślnaczcionkaakapitu" style:family="text">
      <style:text-properties fo:background-color="#80FFFF"/>
    </style:style>
    <style:style style:name="T8512" style:parent-style-name="Domyślnaczcionkaakapitu" style:family="text">
      <style:text-properties fo:background-color="#80FFFF"/>
    </style:style>
    <style:style style:name="T8513" style:parent-style-name="Domyślnaczcionkaakapitu" style:family="text">
      <style:text-properties fo:background-color="#80FFFF"/>
    </style:style>
    <style:style style:name="T8514" style:parent-style-name="Domyślnaczcionkaakapitu" style:family="text">
      <style:text-properties fo:background-color="#80FFFF"/>
    </style:style>
    <style:style style:name="T8515" style:parent-style-name="Domyślnaczcionkaakapitu" style:family="text">
      <style:text-properties fo:background-color="#80FFFF"/>
    </style:style>
    <style:style style:name="T8516" style:parent-style-name="Domyślnaczcionkaakapitu" style:family="text">
      <style:text-properties fo:background-color="#80FFFF"/>
    </style:style>
    <style:style style:name="T8517" style:parent-style-name="Domyślnaczcionkaakapitu" style:family="text">
      <style:text-properties fo:background-color="#80FFFF"/>
    </style:style>
    <style:style style:name="P8518" style:parent-style-name="Normalny" style:family="paragraph">
      <style:paragraph-properties fo:text-align="justify" fo:line-height="150%" fo:text-indent="0.2479in"/>
    </style:style>
    <style:style style:name="T8519" style:parent-style-name="Domyślnaczcionkaakapitu" style:family="text">
      <style:text-properties fo:background-color="#80FFFF"/>
    </style:style>
    <style:style style:name="P8520" style:parent-style-name="Normalny" style:family="paragraph">
      <style:paragraph-properties fo:text-align="justify" fo:line-height="150%" fo:text-indent="0.2479in"/>
    </style:style>
    <style:style style:name="P8521" style:parent-style-name="Normalny" style:family="paragraph">
      <style:paragraph-properties fo:text-align="justify" fo:line-height="150%"/>
    </style:style>
    <style:style style:name="T8522" style:parent-style-name="Domyślnaczcionkaakapitu" style:family="text">
      <style:text-properties style:text-underline-type="single" style:text-underline-style="solid" style:text-underline-width="auto" style:text-underline-mode="continuous"/>
    </style:style>
    <style:style style:name="T8523" style:parent-style-name="Domyślnaczcionkaakapitu" style:family="text">
      <style:text-properties fo:background-color="#80FFFF" style:text-underline-type="single" style:text-underline-style="solid" style:text-underline-width="auto" style:text-underline-mode="continuous"/>
    </style:style>
    <style:style style:name="T8524" style:parent-style-name="Domyślnaczcionkaakapitu" style:family="text">
      <style:text-properties style:text-underline-type="single" style:text-underline-style="solid" style:text-underline-width="auto" style:text-underline-mode="continuous"/>
    </style:style>
    <style:style style:name="T8525" style:parent-style-name="Domyślnaczcionkaakapitu" style:family="text">
      <style:text-properties fo:background-color="#80FFFF" style:text-underline-type="single" style:text-underline-style="solid" style:text-underline-width="auto" style:text-underline-mode="continuous"/>
    </style:style>
    <style:style style:name="T8526" style:parent-style-name="Domyślnaczcionkaakapitu" style:family="text">
      <style:text-properties style:text-underline-type="single" style:text-underline-style="solid" style:text-underline-width="auto" style:text-underline-mode="continuous"/>
    </style:style>
    <style:style style:name="T8527" style:parent-style-name="Domyślnaczcionkaakapitu" style:family="text">
      <style:text-properties fo:background-color="#80FFFF" style:text-underline-type="single" style:text-underline-style="solid" style:text-underline-width="auto" style:text-underline-mode="continuous"/>
    </style:style>
    <style:style style:name="T8528" style:parent-style-name="Domyślnaczcionkaakapitu" style:family="text">
      <style:text-properties style:text-underline-type="single" style:text-underline-style="solid" style:text-underline-width="auto" style:text-underline-mode="continuous"/>
    </style:style>
    <style:style style:name="P8529" style:parent-style-name="Normalny" style:family="paragraph">
      <style:paragraph-properties fo:text-align="justify" fo:line-height="150%" fo:text-indent="0.2479in"/>
    </style:style>
    <style:style style:name="P8530" style:parent-style-name="Normalny" style:family="paragraph">
      <style:paragraph-properties fo:text-align="justify" fo:line-height="150%"/>
    </style:style>
    <style:style style:name="T8531" style:parent-style-name="Domyślnaczcionkaakapitu" style:family="text">
      <style:text-properties style:text-underline-type="single" style:text-underline-style="solid" style:text-underline-width="auto" style:text-underline-mode="continuous"/>
    </style:style>
    <style:style style:name="T8532" style:parent-style-name="Domyślnaczcionkaakapitu" style:family="text">
      <style:text-properties fo:background-color="#80FFFF" style:text-underline-type="single" style:text-underline-style="solid" style:text-underline-width="auto" style:text-underline-mode="continuous"/>
    </style:style>
    <style:style style:name="T8533" style:parent-style-name="Domyślnaczcionkaakapitu" style:family="text">
      <style:text-properties style:text-underline-type="single" style:text-underline-style="solid" style:text-underline-width="auto" style:text-underline-mode="continuous"/>
    </style:style>
    <style:style style:name="T8534" style:parent-style-name="Domyślnaczcionkaakapitu" style:family="text">
      <style:text-properties fo:background-color="#80FFFF" style:text-underline-type="single" style:text-underline-style="solid" style:text-underline-width="auto" style:text-underline-mode="continuous"/>
    </style:style>
    <style:style style:name="T8535" style:parent-style-name="Domyślnaczcionkaakapitu" style:family="text">
      <style:text-properties style:text-underline-type="single" style:text-underline-style="solid" style:text-underline-width="auto" style:text-underline-mode="continuous"/>
    </style:style>
    <style:style style:name="P8536" style:parent-style-name="Normalny" style:family="paragraph">
      <style:paragraph-properties fo:text-align="justify" fo:line-height="150%" fo:text-indent="0.2479in"/>
    </style:style>
    <style:style style:name="T8537" style:parent-style-name="Domyślnaczcionkaakapitu" style:family="text">
      <style:text-properties fo:background-color="#80FFFF"/>
    </style:style>
    <style:style style:name="T8538" style:parent-style-name="Domyślnaczcionkaakapitu" style:family="text">
      <style:text-properties fo:background-color="#80FFFF"/>
    </style:style>
    <style:style style:name="T8539" style:parent-style-name="Domyślnaczcionkaakapitu" style:family="text">
      <style:text-properties fo:background-color="#80FFFF"/>
    </style:style>
    <style:style style:name="T8540" style:parent-style-name="Domyślnaczcionkaakapitu" style:family="text">
      <style:text-properties fo:background-color="#80FFFF"/>
    </style:style>
    <style:style style:name="T8541" style:parent-style-name="Domyślnaczcionkaakapitu" style:family="text">
      <style:text-properties fo:background-color="#80FFFF"/>
    </style:style>
    <style:style style:name="T8542" style:parent-style-name="Domyślnaczcionkaakapitu" style:family="text">
      <style:text-properties fo:background-color="#80FFFF"/>
    </style:style>
    <style:style style:name="P8543" style:parent-style-name="Normalny" style:family="paragraph">
      <style:paragraph-properties fo:text-align="justify" fo:line-height="150%"/>
    </style:style>
    <style:style style:name="T8544" style:parent-style-name="Domyślnaczcionkaakapitu" style:family="text">
      <style:text-properties style:text-underline-type="single" style:text-underline-style="solid" style:text-underline-width="auto" style:text-underline-mode="continuous"/>
    </style:style>
    <style:style style:name="T8545" style:parent-style-name="Domyślnaczcionkaakapitu" style:family="text">
      <style:text-properties fo:background-color="#80FFFF" style:text-underline-type="single" style:text-underline-style="solid" style:text-underline-width="auto" style:text-underline-mode="continuous"/>
    </style:style>
    <style:style style:name="T8546" style:parent-style-name="Domyślnaczcionkaakapitu" style:family="text">
      <style:text-properties style:text-underline-type="single" style:text-underline-style="solid" style:text-underline-width="auto" style:text-underline-mode="continuous"/>
    </style:style>
    <style:style style:name="T8547" style:parent-style-name="Domyślnaczcionkaakapitu" style:family="text">
      <style:text-properties fo:background-color="#80FFFF" style:text-underline-type="single" style:text-underline-style="solid" style:text-underline-width="auto" style:text-underline-mode="continuous"/>
    </style:style>
    <style:style style:name="T8548" style:parent-style-name="Domyślnaczcionkaakapitu" style:family="text">
      <style:text-properties style:text-underline-type="single" style:text-underline-style="solid" style:text-underline-width="auto" style:text-underline-mode="continuous"/>
    </style:style>
    <style:style style:name="T8549" style:parent-style-name="Domyślnaczcionkaakapitu" style:family="text">
      <style:text-properties fo:background-color="#80FFFF" style:text-underline-type="single" style:text-underline-style="solid" style:text-underline-width="auto" style:text-underline-mode="continuous"/>
    </style:style>
    <style:style style:name="T8550" style:parent-style-name="Domyślnaczcionkaakapitu" style:family="text">
      <style:text-properties style:text-underline-type="single" style:text-underline-style="solid" style:text-underline-width="auto" style:text-underline-mode="continuous"/>
    </style:style>
    <style:style style:name="P8551" style:parent-style-name="Normalny" style:family="paragraph">
      <style:paragraph-properties fo:text-align="justify" fo:line-height="150%" fo:text-indent="0.2479in"/>
    </style:style>
    <style:style style:name="P8552" style:parent-style-name="Normalny" style:family="paragraph">
      <style:paragraph-properties fo:text-align="justify" fo:line-height="150%"/>
    </style:style>
    <style:style style:name="T8553" style:parent-style-name="Domyślnaczcionkaakapitu" style:family="text">
      <style:text-properties style:text-underline-type="single" style:text-underline-style="solid" style:text-underline-width="auto" style:text-underline-mode="continuous"/>
    </style:style>
    <style:style style:name="T8554" style:parent-style-name="Domyślnaczcionkaakapitu" style:family="text">
      <style:text-properties fo:background-color="#80FFFF" style:text-underline-type="single" style:text-underline-style="solid" style:text-underline-width="auto" style:text-underline-mode="continuous"/>
    </style:style>
    <style:style style:name="T8555" style:parent-style-name="Domyślnaczcionkaakapitu" style:family="text">
      <style:text-properties style:text-underline-type="single" style:text-underline-style="solid" style:text-underline-width="auto" style:text-underline-mode="continuous"/>
    </style:style>
    <style:style style:name="T8556" style:parent-style-name="Domyślnaczcionkaakapitu" style:family="text">
      <style:text-properties fo:background-color="#80FFFF" style:text-underline-type="single" style:text-underline-style="solid" style:text-underline-width="auto" style:text-underline-mode="continuous"/>
    </style:style>
    <style:style style:name="T8557" style:parent-style-name="Domyślnaczcionkaakapitu" style:family="text">
      <style:text-properties style:text-underline-type="single" style:text-underline-style="solid" style:text-underline-width="auto" style:text-underline-mode="continuous"/>
    </style:style>
    <style:style style:name="P8558" style:parent-style-name="Normalny" style:family="paragraph">
      <style:paragraph-properties fo:text-align="justify" fo:line-height="150%" fo:text-indent="0.2479in"/>
    </style:style>
    <style:style style:name="T8559" style:parent-style-name="Domyślnaczcionkaakapitu" style:family="text">
      <style:text-properties fo:background-color="#80FFFF"/>
    </style:style>
    <style:style style:name="T8560" style:parent-style-name="Domyślnaczcionkaakapitu" style:family="text">
      <style:text-properties fo:background-color="#80FFFF"/>
    </style:style>
    <style:style style:name="P8561" style:parent-style-name="Normalny" style:family="paragraph">
      <style:paragraph-properties fo:text-align="justify" fo:line-height="150%"/>
    </style:style>
    <style:style style:name="T8562" style:parent-style-name="Domyślnaczcionkaakapitu" style:family="text">
      <style:text-properties style:text-underline-type="single" style:text-underline-style="solid" style:text-underline-width="auto" style:text-underline-mode="continuous"/>
    </style:style>
    <style:style style:name="T8563" style:parent-style-name="Domyślnaczcionkaakapitu" style:family="text">
      <style:text-properties fo:background-color="#80FFFF" style:text-underline-type="single" style:text-underline-style="solid" style:text-underline-width="auto" style:text-underline-mode="continuous"/>
    </style:style>
    <style:style style:name="T8564" style:parent-style-name="Domyślnaczcionkaakapitu" style:family="text">
      <style:text-properties style:text-underline-type="single" style:text-underline-style="solid" style:text-underline-width="auto" style:text-underline-mode="continuous"/>
    </style:style>
    <style:style style:name="T8565" style:parent-style-name="Domyślnaczcionkaakapitu" style:family="text">
      <style:text-properties fo:background-color="#80FFFF" style:text-underline-type="single" style:text-underline-style="solid" style:text-underline-width="auto" style:text-underline-mode="continuous"/>
    </style:style>
    <style:style style:name="T8566" style:parent-style-name="Domyślnaczcionkaakapitu" style:family="text">
      <style:text-properties style:text-underline-type="single" style:text-underline-style="solid" style:text-underline-width="auto" style:text-underline-mode="continuous"/>
    </style:style>
    <style:style style:name="T8567" style:parent-style-name="Domyślnaczcionkaakapitu" style:family="text">
      <style:text-properties fo:background-color="#80FFFF" style:text-underline-type="single" style:text-underline-style="solid" style:text-underline-width="auto" style:text-underline-mode="continuous"/>
    </style:style>
    <style:style style:name="T8568" style:parent-style-name="Domyślnaczcionkaakapitu" style:family="text">
      <style:text-properties style:text-underline-type="single" style:text-underline-style="solid" style:text-underline-width="auto" style:text-underline-mode="continuous"/>
    </style:style>
    <style:style style:name="P8569" style:parent-style-name="Normalny" style:family="paragraph">
      <style:paragraph-properties fo:text-align="justify" fo:line-height="150%" fo:text-indent="0.2479in"/>
    </style:style>
    <style:style style:name="P8570" style:parent-style-name="Normalny" style:family="paragraph">
      <style:paragraph-properties fo:text-align="justify" fo:line-height="150%"/>
    </style:style>
    <style:style style:name="T8571" style:parent-style-name="Domyślnaczcionkaakapitu" style:family="text">
      <style:text-properties style:text-underline-type="single" style:text-underline-style="solid" style:text-underline-width="auto" style:text-underline-mode="continuous"/>
    </style:style>
    <style:style style:name="T8572" style:parent-style-name="Domyślnaczcionkaakapitu" style:family="text">
      <style:text-properties fo:background-color="#80FFFF" style:text-underline-type="single" style:text-underline-style="solid" style:text-underline-width="auto" style:text-underline-mode="continuous"/>
    </style:style>
    <style:style style:name="T8573" style:parent-style-name="Domyślnaczcionkaakapitu" style:family="text">
      <style:text-properties style:text-underline-type="single" style:text-underline-style="solid" style:text-underline-width="auto" style:text-underline-mode="continuous"/>
    </style:style>
    <style:style style:name="T8574" style:parent-style-name="Domyślnaczcionkaakapitu" style:family="text">
      <style:text-properties fo:background-color="#80FFFF" style:text-underline-type="single" style:text-underline-style="solid" style:text-underline-width="auto" style:text-underline-mode="continuous"/>
    </style:style>
    <style:style style:name="T8575" style:parent-style-name="Domyślnaczcionkaakapitu" style:family="text">
      <style:text-properties style:text-underline-type="single" style:text-underline-style="solid" style:text-underline-width="auto" style:text-underline-mode="continuous"/>
    </style:style>
    <style:style style:name="P8576" style:parent-style-name="Normalny" style:family="paragraph">
      <style:paragraph-properties fo:text-align="justify" fo:line-height="150%" fo:text-indent="0.2479in"/>
    </style:style>
    <style:style style:name="P8577" style:parent-style-name="Normalny" style:family="paragraph">
      <style:paragraph-properties fo:text-align="justify" fo:line-height="150%"/>
    </style:style>
    <style:style style:name="T8578" style:parent-style-name="Domyślnaczcionkaakapitu" style:family="text">
      <style:text-properties style:text-underline-type="single" style:text-underline-style="solid" style:text-underline-width="auto" style:text-underline-mode="continuous"/>
    </style:style>
    <style:style style:name="T8579" style:parent-style-name="Domyślnaczcionkaakapitu" style:family="text">
      <style:text-properties fo:background-color="#80FFFF" style:text-underline-type="single" style:text-underline-style="solid" style:text-underline-width="auto" style:text-underline-mode="continuous"/>
    </style:style>
    <style:style style:name="T8580" style:parent-style-name="Domyślnaczcionkaakapitu" style:family="text">
      <style:text-properties style:text-underline-type="single" style:text-underline-style="solid" style:text-underline-width="auto" style:text-underline-mode="continuous"/>
    </style:style>
    <style:style style:name="T8581" style:parent-style-name="Domyślnaczcionkaakapitu" style:family="text">
      <style:text-properties fo:background-color="#80FFFF" style:text-underline-type="single" style:text-underline-style="solid" style:text-underline-width="auto" style:text-underline-mode="continuous"/>
    </style:style>
    <style:style style:name="T8582" style:parent-style-name="Domyślnaczcionkaakapitu" style:family="text">
      <style:text-properties style:text-underline-type="single" style:text-underline-style="solid" style:text-underline-width="auto" style:text-underline-mode="continuous"/>
    </style:style>
    <style:style style:name="T8583" style:parent-style-name="Domyślnaczcionkaakapitu" style:family="text">
      <style:text-properties fo:background-color="#80FFFF" style:text-underline-type="single" style:text-underline-style="solid" style:text-underline-width="auto" style:text-underline-mode="continuous"/>
    </style:style>
    <style:style style:name="P8584" style:parent-style-name="Normalny" style:family="paragraph">
      <style:paragraph-properties fo:text-align="justify" fo:line-height="150%" fo:text-indent="0.2479in"/>
    </style:style>
    <style:style style:name="P8585" style:parent-style-name="Normalny" style:family="paragraph">
      <style:paragraph-properties fo:text-align="justify" fo:line-height="150%"/>
    </style:style>
    <style:style style:name="T8586" style:parent-style-name="Domyślnaczcionkaakapitu" style:family="text">
      <style:text-properties fo:background-color="#80FFFF" style:text-underline-type="single" style:text-underline-style="solid" style:text-underline-width="auto" style:text-underline-mode="continuous"/>
    </style:style>
    <style:style style:name="T8587" style:parent-style-name="Domyślnaczcionkaakapitu" style:family="text">
      <style:text-properties style:text-underline-type="single" style:text-underline-style="solid" style:text-underline-width="auto" style:text-underline-mode="continuous"/>
    </style:style>
    <style:style style:name="T8588" style:parent-style-name="Domyślnaczcionkaakapitu" style:family="text">
      <style:text-properties fo:background-color="#80FFFF" style:text-underline-type="single" style:text-underline-style="solid" style:text-underline-width="auto" style:text-underline-mode="continuous"/>
    </style:style>
    <style:style style:name="T8589" style:parent-style-name="Domyślnaczcionkaakapitu" style:family="text">
      <style:text-properties style:text-underline-type="single" style:text-underline-style="solid" style:text-underline-width="auto" style:text-underline-mode="continuous"/>
    </style:style>
    <style:style style:name="P8590" style:parent-style-name="Normalny" style:family="paragraph">
      <style:paragraph-properties fo:text-align="justify" fo:line-height="150%" fo:text-indent="0.2479in"/>
    </style:style>
    <style:style style:name="P8591" style:parent-style-name="Normalny" style:family="paragraph">
      <style:paragraph-properties fo:text-align="justify" fo:line-height="150%"/>
    </style:style>
    <style:style style:name="T8592" style:parent-style-name="Domyślnaczcionkaakapitu" style:family="text">
      <style:text-properties style:text-underline-type="single" style:text-underline-style="solid" style:text-underline-width="auto" style:text-underline-mode="continuous"/>
    </style:style>
    <style:style style:name="T8593" style:parent-style-name="Domyślnaczcionkaakapitu" style:family="text">
      <style:text-properties fo:background-color="#80FFFF" style:text-underline-type="single" style:text-underline-style="solid" style:text-underline-width="auto" style:text-underline-mode="continuous"/>
    </style:style>
    <style:style style:name="T8594" style:parent-style-name="Domyślnaczcionkaakapitu" style:family="text">
      <style:text-properties style:text-underline-type="single" style:text-underline-style="solid" style:text-underline-width="auto" style:text-underline-mode="continuous"/>
    </style:style>
    <style:style style:name="T8595" style:parent-style-name="Domyślnaczcionkaakapitu" style:family="text">
      <style:text-properties fo:background-color="#80FFFF" style:text-underline-type="single" style:text-underline-style="solid" style:text-underline-width="auto" style:text-underline-mode="continuous"/>
    </style:style>
    <style:style style:name="T8596" style:parent-style-name="Domyślnaczcionkaakapitu" style:family="text">
      <style:text-properties style:text-underline-type="single" style:text-underline-style="solid" style:text-underline-width="auto" style:text-underline-mode="continuous"/>
    </style:style>
    <style:style style:name="P8597" style:parent-style-name="Normalny" style:family="paragraph">
      <style:paragraph-properties fo:text-align="justify" fo:line-height="150%" fo:text-indent="0.2479in"/>
    </style:style>
    <style:style style:name="T8598" style:parent-style-name="Domyślnaczcionkaakapitu" style:family="text">
      <style:text-properties fo:background-color="#80FFFF"/>
    </style:style>
    <style:style style:name="T8599" style:parent-style-name="Domyślnaczcionkaakapitu" style:family="text">
      <style:text-properties fo:background-color="#80FFFF"/>
    </style:style>
    <style:style style:name="T8600" style:parent-style-name="Domyślnaczcionkaakapitu" style:family="text">
      <style:text-properties fo:background-color="#80FFFF"/>
    </style:style>
    <style:style style:name="T8601" style:parent-style-name="Domyślnaczcionkaakapitu" style:family="text">
      <style:text-properties fo:background-color="#80FFFF"/>
    </style:style>
    <style:style style:name="T8602" style:parent-style-name="Domyślnaczcionkaakapitu" style:family="text">
      <style:text-properties fo:background-color="#80FFFF"/>
    </style:style>
    <style:style style:name="P8603" style:parent-style-name="Normalny" style:family="paragraph">
      <style:paragraph-properties fo:text-align="justify" fo:line-height="150%"/>
    </style:style>
    <style:style style:name="T8604" style:parent-style-name="Domyślnaczcionkaakapitu" style:family="text">
      <style:text-properties style:text-underline-type="single" style:text-underline-style="solid" style:text-underline-width="auto" style:text-underline-mode="continuous"/>
    </style:style>
    <style:style style:name="T8605" style:parent-style-name="Domyślnaczcionkaakapitu" style:family="text">
      <style:text-properties fo:background-color="#80FFFF" style:text-underline-type="single" style:text-underline-style="solid" style:text-underline-width="auto" style:text-underline-mode="continuous"/>
    </style:style>
    <style:style style:name="T8606" style:parent-style-name="Domyślnaczcionkaakapitu" style:family="text">
      <style:text-properties style:text-underline-type="single" style:text-underline-style="solid" style:text-underline-width="auto" style:text-underline-mode="continuous"/>
    </style:style>
    <style:style style:name="T8607" style:parent-style-name="Domyślnaczcionkaakapitu" style:family="text">
      <style:text-properties fo:background-color="#80FFFF" style:text-underline-type="single" style:text-underline-style="solid" style:text-underline-width="auto" style:text-underline-mode="continuous"/>
    </style:style>
    <style:style style:name="T8608" style:parent-style-name="Domyślnaczcionkaakapitu" style:family="text">
      <style:text-properties style:text-underline-type="single" style:text-underline-style="solid" style:text-underline-width="auto" style:text-underline-mode="continuous"/>
    </style:style>
    <style:style style:name="T8609" style:parent-style-name="Domyślnaczcionkaakapitu" style:family="text">
      <style:text-properties fo:background-color="#80FFFF" style:text-underline-type="single" style:text-underline-style="solid" style:text-underline-width="auto" style:text-underline-mode="continuous"/>
    </style:style>
    <style:style style:name="T8610" style:parent-style-name="Domyślnaczcionkaakapitu" style:family="text">
      <style:text-properties style:text-underline-type="single" style:text-underline-style="solid" style:text-underline-width="auto" style:text-underline-mode="continuous"/>
    </style:style>
    <style:style style:name="P8611" style:parent-style-name="Normalny" style:family="paragraph">
      <style:paragraph-properties fo:text-align="justify" fo:line-height="150%" fo:text-indent="0.2479in"/>
    </style:style>
    <style:style style:name="T8612" style:parent-style-name="Domyślnaczcionkaakapitu" style:family="text">
      <style:text-properties fo:background-color="#80FFFF"/>
    </style:style>
    <style:style style:name="T8613" style:parent-style-name="Domyślnaczcionkaakapitu" style:family="text">
      <style:text-properties fo:background-color="#80FFFF"/>
    </style:style>
    <style:style style:name="P8614" style:parent-style-name="Normalny" style:family="paragraph">
      <style:paragraph-properties fo:text-align="justify" fo:line-height="150%"/>
    </style:style>
    <style:style style:name="T8615" style:parent-style-name="Domyślnaczcionkaakapitu" style:family="text">
      <style:text-properties style:text-underline-type="single" style:text-underline-style="solid" style:text-underline-width="auto" style:text-underline-mode="continuous"/>
    </style:style>
    <style:style style:name="T8616" style:parent-style-name="Domyślnaczcionkaakapitu" style:family="text">
      <style:text-properties fo:background-color="#80FFFF" style:text-underline-type="single" style:text-underline-style="solid" style:text-underline-width="auto" style:text-underline-mode="continuous"/>
    </style:style>
    <style:style style:name="T8617" style:parent-style-name="Domyślnaczcionkaakapitu" style:family="text">
      <style:text-properties style:text-underline-type="single" style:text-underline-style="solid" style:text-underline-width="auto" style:text-underline-mode="continuous"/>
    </style:style>
    <style:style style:name="T8618" style:parent-style-name="Domyślnaczcionkaakapitu" style:family="text">
      <style:text-properties fo:background-color="#80FFFF" style:text-underline-type="single" style:text-underline-style="solid" style:text-underline-width="auto" style:text-underline-mode="continuous"/>
    </style:style>
    <style:style style:name="T8619" style:parent-style-name="Domyślnaczcionkaakapitu" style:family="text">
      <style:text-properties style:text-underline-type="single" style:text-underline-style="solid" style:text-underline-width="auto" style:text-underline-mode="continuous"/>
    </style:style>
    <style:style style:name="P8620" style:parent-style-name="Normalny" style:family="paragraph">
      <style:paragraph-properties fo:text-align="justify" fo:line-height="150%" fo:text-indent="0.2479in"/>
    </style:style>
    <style:style style:name="T8621" style:parent-style-name="Domyślnaczcionkaakapitu" style:family="text">
      <style:text-properties fo:background-color="#80FFFF"/>
    </style:style>
    <style:style style:name="T8622" style:parent-style-name="Domyślnaczcionkaakapitu" style:family="text">
      <style:text-properties fo:background-color="#80FFFF"/>
    </style:style>
    <style:style style:name="T8623" style:parent-style-name="Domyślnaczcionkaakapitu" style:family="text">
      <style:text-properties fo:background-color="#80FFFF"/>
    </style:style>
    <style:style style:name="T8624" style:parent-style-name="Domyślnaczcionkaakapitu" style:family="text">
      <style:text-properties fo:background-color="#80FFFF"/>
    </style:style>
    <style:style style:name="T8625" style:parent-style-name="Domyślnaczcionkaakapitu" style:family="text">
      <style:text-properties fo:background-color="#80FFFF"/>
    </style:style>
    <style:style style:name="T8626" style:parent-style-name="Domyślnaczcionkaakapitu" style:family="text">
      <style:text-properties fo:background-color="#80FFFF"/>
    </style:style>
    <style:style style:name="T8627" style:parent-style-name="Domyślnaczcionkaakapitu" style:family="text">
      <style:text-properties fo:background-color="#80FFFF"/>
    </style:style>
    <style:style style:name="T8628" style:parent-style-name="Domyślnaczcionkaakapitu" style:family="text">
      <style:text-properties fo:background-color="#80FFFF"/>
    </style:style>
    <style:style style:name="T8629" style:parent-style-name="Domyślnaczcionkaakapitu" style:family="text">
      <style:text-properties fo:background-color="#80FFFF"/>
    </style:style>
    <style:style style:name="T8630" style:parent-style-name="Domyślnaczcionkaakapitu" style:family="text">
      <style:text-properties fo:background-color="#80FFFF"/>
    </style:style>
    <style:style style:name="T8631" style:parent-style-name="Domyślnaczcionkaakapitu" style:family="text">
      <style:text-properties fo:background-color="#80FFFF"/>
    </style:style>
    <style:style style:name="P8632" style:parent-style-name="Normalny" style:family="paragraph">
      <style:paragraph-properties fo:text-align="justify" fo:line-height="150%"/>
    </style:style>
    <style:style style:name="T8633" style:parent-style-name="Domyślnaczcionkaakapitu" style:family="text">
      <style:text-properties style:text-underline-type="single" style:text-underline-style="solid" style:text-underline-width="auto" style:text-underline-mode="continuous"/>
    </style:style>
    <style:style style:name="T8634" style:parent-style-name="Domyślnaczcionkaakapitu" style:family="text">
      <style:text-properties fo:background-color="#80FFFF" style:text-underline-type="single" style:text-underline-style="solid" style:text-underline-width="auto" style:text-underline-mode="continuous"/>
    </style:style>
    <style:style style:name="T8635" style:parent-style-name="Domyślnaczcionkaakapitu" style:family="text">
      <style:text-properties style:text-underline-type="single" style:text-underline-style="solid" style:text-underline-width="auto" style:text-underline-mode="continuous"/>
    </style:style>
    <style:style style:name="T8636" style:parent-style-name="Domyślnaczcionkaakapitu" style:family="text">
      <style:text-properties fo:background-color="#80FFFF" style:text-underline-type="single" style:text-underline-style="solid" style:text-underline-width="auto" style:text-underline-mode="continuous"/>
    </style:style>
    <style:style style:name="T8637" style:parent-style-name="Domyślnaczcionkaakapitu" style:family="text">
      <style:text-properties style:text-underline-type="single" style:text-underline-style="solid" style:text-underline-width="auto" style:text-underline-mode="continuous"/>
    </style:style>
    <style:style style:name="T8638" style:parent-style-name="Domyślnaczcionkaakapitu" style:family="text">
      <style:text-properties fo:background-color="#80FFFF" style:text-underline-type="single" style:text-underline-style="solid" style:text-underline-width="auto" style:text-underline-mode="continuous"/>
    </style:style>
    <style:style style:name="T8639" style:parent-style-name="Domyślnaczcionkaakapitu" style:family="text">
      <style:text-properties style:text-underline-type="single" style:text-underline-style="solid" style:text-underline-width="auto" style:text-underline-mode="continuous"/>
    </style:style>
    <style:style style:name="P8640" style:parent-style-name="Normalny" style:family="paragraph">
      <style:paragraph-properties fo:text-align="justify" fo:line-height="150%" fo:text-indent="0.2479in"/>
    </style:style>
    <style:style style:name="P8641" style:parent-style-name="Normalny" style:family="paragraph">
      <style:paragraph-properties fo:text-align="justify" fo:line-height="150%" fo:text-indent="0.2479in"/>
    </style:style>
    <style:style style:name="P8642" style:parent-style-name="Normalny" style:family="paragraph">
      <style:paragraph-properties fo:text-align="justify" fo:line-height="150%"/>
    </style:style>
    <style:style style:name="T8643" style:parent-style-name="Domyślnaczcionkaakapitu" style:family="text">
      <style:text-properties style:text-underline-type="single" style:text-underline-style="solid" style:text-underline-width="auto" style:text-underline-mode="continuous"/>
    </style:style>
    <style:style style:name="P8644" style:parent-style-name="Normalny" style:family="paragraph">
      <style:paragraph-properties fo:text-align="justify" fo:line-height="150%" fo:text-indent="0.2479in"/>
    </style:style>
    <style:style style:name="T8645" style:parent-style-name="Domyślnaczcionkaakapitu" style:family="text">
      <style:text-properties fo:background-color="#80FFFF"/>
    </style:style>
    <style:style style:name="T8646" style:parent-style-name="Domyślnaczcionkaakapitu" style:family="text">
      <style:text-properties fo:background-color="#80FFFF"/>
    </style:style>
    <style:style style:name="T8647" style:parent-style-name="Domyślnaczcionkaakapitu" style:family="text">
      <style:text-properties fo:background-color="#80FFFF"/>
    </style:style>
    <style:style style:name="T8648" style:parent-style-name="Domyślnaczcionkaakapitu" style:family="text">
      <style:text-properties fo:background-color="#80FFFF"/>
    </style:style>
    <style:style style:name="T8649" style:parent-style-name="Domyślnaczcionkaakapitu" style:family="text">
      <style:text-properties fo:background-color="#80FFFF"/>
    </style:style>
    <style:style style:name="T8650" style:parent-style-name="Domyślnaczcionkaakapitu" style:family="text">
      <style:text-properties fo:background-color="#80FFFF"/>
    </style:style>
    <style:style style:name="T8651" style:parent-style-name="Domyślnaczcionkaakapitu" style:family="text">
      <style:text-properties fo:background-color="#80FFFF"/>
    </style:style>
    <style:style style:name="T8652" style:parent-style-name="Domyślnaczcionkaakapitu" style:family="text">
      <style:text-properties fo:background-color="#80FFFF"/>
    </style:style>
    <style:style style:name="P8653" style:parent-style-name="Normalny" style:family="paragraph">
      <style:paragraph-properties fo:text-align="justify" fo:line-height="150%" fo:text-indent="0.2479in"/>
    </style:style>
    <style:style style:name="T8654" style:parent-style-name="Domyślnaczcionkaakapitu" style:family="text">
      <style:text-properties fo:background-color="#80FFFF"/>
    </style:style>
    <style:style style:name="T8655" style:parent-style-name="Domyślnaczcionkaakapitu" style:family="text">
      <style:text-properties fo:background-color="#80FFFF"/>
    </style:style>
    <style:style style:name="T8656" style:parent-style-name="Domyślnaczcionkaakapitu" style:family="text">
      <style:text-properties fo:background-color="#80FFFF"/>
    </style:style>
    <style:style style:name="T8657" style:parent-style-name="Domyślnaczcionkaakapitu" style:family="text">
      <style:text-properties fo:background-color="#80FFFF"/>
    </style:style>
    <style:style style:name="T8658" style:parent-style-name="Domyślnaczcionkaakapitu" style:family="text">
      <style:text-properties fo:background-color="#80FFFF"/>
    </style:style>
    <style:style style:name="T8659" style:parent-style-name="Domyślnaczcionkaakapitu" style:family="text">
      <style:text-properties fo:background-color="#80FFFF"/>
    </style:style>
    <style:style style:name="T8660" style:parent-style-name="Domyślnaczcionkaakapitu" style:family="text">
      <style:text-properties fo:background-color="#80FFFF"/>
    </style:style>
    <style:style style:name="P8661" style:parent-style-name="Normalny" style:family="paragraph">
      <style:paragraph-properties fo:text-align="justify" fo:line-height="150%"/>
    </style:style>
    <style:style style:name="T8662" style:parent-style-name="Domyślnaczcionkaakapitu" style:family="text">
      <style:text-properties style:text-underline-type="single" style:text-underline-style="solid" style:text-underline-width="auto" style:text-underline-mode="continuous"/>
    </style:style>
    <style:style style:name="T8663" style:parent-style-name="Domyślnaczcionkaakapitu" style:family="text">
      <style:text-properties fo:background-color="#80FFFF" style:text-underline-type="single" style:text-underline-style="solid" style:text-underline-width="auto" style:text-underline-mode="continuous"/>
    </style:style>
    <style:style style:name="T8664" style:parent-style-name="Domyślnaczcionkaakapitu" style:family="text">
      <style:text-properties style:text-underline-type="single" style:text-underline-style="solid" style:text-underline-width="auto" style:text-underline-mode="continuous"/>
    </style:style>
    <style:style style:name="T8665" style:parent-style-name="Domyślnaczcionkaakapitu" style:family="text">
      <style:text-properties fo:background-color="#80FFFF" style:text-underline-type="single" style:text-underline-style="solid" style:text-underline-width="auto" style:text-underline-mode="continuous"/>
    </style:style>
    <style:style style:name="T8666" style:parent-style-name="Domyślnaczcionkaakapitu" style:family="text">
      <style:text-properties style:text-underline-type="single" style:text-underline-style="solid" style:text-underline-width="auto" style:text-underline-mode="continuous"/>
    </style:style>
    <style:style style:name="T8667" style:parent-style-name="Domyślnaczcionkaakapitu" style:family="text">
      <style:text-properties fo:background-color="#80FFFF" style:text-underline-type="single" style:text-underline-style="solid" style:text-underline-width="auto" style:text-underline-mode="continuous"/>
    </style:style>
    <style:style style:name="T8668" style:parent-style-name="Domyślnaczcionkaakapitu" style:family="text">
      <style:text-properties style:text-underline-type="single" style:text-underline-style="solid" style:text-underline-width="auto" style:text-underline-mode="continuous"/>
    </style:style>
    <style:style style:name="P8669" style:parent-style-name="Normalny" style:family="paragraph">
      <style:paragraph-properties fo:text-align="justify" fo:line-height="150%" fo:text-indent="0.2479in"/>
    </style:style>
    <style:style style:name="T8670" style:parent-style-name="Domyślnaczcionkaakapitu" style:family="text">
      <style:text-properties fo:background-color="#80FFFF"/>
    </style:style>
    <style:style style:name="P8671" style:parent-style-name="Normalny" style:family="paragraph">
      <style:paragraph-properties fo:text-align="justify" fo:line-height="150%" fo:text-indent="0.2479in"/>
    </style:style>
    <style:style style:name="P8672" style:parent-style-name="Normalny" style:family="paragraph">
      <style:paragraph-properties fo:text-align="justify" fo:line-height="150%"/>
    </style:style>
    <style:style style:name="T8673" style:parent-style-name="Domyślnaczcionkaakapitu" style:family="text">
      <style:text-properties style:text-underline-type="single" style:text-underline-style="solid" style:text-underline-width="auto" style:text-underline-mode="continuous"/>
    </style:style>
    <style:style style:name="T8674" style:parent-style-name="Domyślnaczcionkaakapitu" style:family="text">
      <style:text-properties fo:background-color="#80FFFF" style:text-underline-type="single" style:text-underline-style="solid" style:text-underline-width="auto" style:text-underline-mode="continuous"/>
    </style:style>
    <style:style style:name="T8675" style:parent-style-name="Domyślnaczcionkaakapitu" style:family="text">
      <style:text-properties style:text-underline-type="single" style:text-underline-style="solid" style:text-underline-width="auto" style:text-underline-mode="continuous"/>
    </style:style>
    <style:style style:name="T8676" style:parent-style-name="Domyślnaczcionkaakapitu" style:family="text">
      <style:text-properties fo:background-color="#80FFFF" style:text-underline-type="single" style:text-underline-style="solid" style:text-underline-width="auto" style:text-underline-mode="continuous"/>
    </style:style>
    <style:style style:name="T8677" style:parent-style-name="Domyślnaczcionkaakapitu" style:family="text">
      <style:text-properties style:text-underline-type="single" style:text-underline-style="solid" style:text-underline-width="auto" style:text-underline-mode="continuous"/>
    </style:style>
    <style:style style:name="P8678" style:parent-style-name="Normalny" style:family="paragraph">
      <style:paragraph-properties fo:text-align="justify" fo:line-height="150%" fo:text-indent="0.2479in"/>
    </style:style>
    <style:style style:name="T8679" style:parent-style-name="Domyślnaczcionkaakapitu" style:family="text">
      <style:text-properties fo:background-color="#80FFFF"/>
    </style:style>
    <style:style style:name="T8680" style:parent-style-name="Domyślnaczcionkaakapitu" style:family="text">
      <style:text-properties fo:background-color="#80FFFF"/>
    </style:style>
    <style:style style:name="T8681" style:parent-style-name="Domyślnaczcionkaakapitu" style:family="text">
      <style:text-properties fo:background-color="#80FFFF"/>
    </style:style>
    <style:style style:name="T8682" style:parent-style-name="Domyślnaczcionkaakapitu" style:family="text">
      <style:text-properties fo:background-color="#80FFFF"/>
    </style:style>
    <style:style style:name="T8683" style:parent-style-name="Domyślnaczcionkaakapitu" style:family="text">
      <style:text-properties fo:background-color="#80FFFF"/>
    </style:style>
    <style:style style:name="P8684" style:parent-style-name="Normalny" style:family="paragraph">
      <style:paragraph-properties fo:text-align="justify" fo:line-height="150%" fo:text-indent="0.2479in"/>
    </style:style>
    <style:style style:name="T8685" style:parent-style-name="Domyślnaczcionkaakapitu" style:family="text">
      <style:text-properties fo:background-color="#80FFFF"/>
    </style:style>
    <style:style style:name="T8686" style:parent-style-name="Domyślnaczcionkaakapitu" style:family="text">
      <style:text-properties fo:background-color="#80FFFF"/>
    </style:style>
    <style:style style:name="T8687" style:parent-style-name="Domyślnaczcionkaakapitu" style:family="text">
      <style:text-properties fo:background-color="#80FFFF"/>
    </style:style>
    <style:style style:name="T8688" style:parent-style-name="Domyślnaczcionkaakapitu" style:family="text">
      <style:text-properties fo:background-color="#80FFFF"/>
    </style:style>
    <style:style style:name="T8689" style:parent-style-name="Domyślnaczcionkaakapitu" style:family="text">
      <style:text-properties fo:background-color="#80FFFF"/>
    </style:style>
    <style:style style:name="P8690" style:parent-style-name="Normalny" style:family="paragraph">
      <style:paragraph-properties fo:text-align="justify" fo:line-height="150%" fo:text-indent="0.2479in"/>
    </style:style>
    <style:style style:name="T8691" style:parent-style-name="Domyślnaczcionkaakapitu" style:family="text">
      <style:text-properties fo:background-color="#80FFFF"/>
    </style:style>
    <style:style style:name="T8692" style:parent-style-name="Domyślnaczcionkaakapitu" style:family="text">
      <style:text-properties fo:background-color="#80FFFF"/>
    </style:style>
    <style:style style:name="T8693" style:parent-style-name="Domyślnaczcionkaakapitu" style:family="text">
      <style:text-properties fo:background-color="#80FFFF"/>
    </style:style>
    <style:style style:name="T8694" style:parent-style-name="Domyślnaczcionkaakapitu" style:family="text">
      <style:text-properties fo:background-color="#80FFFF"/>
    </style:style>
    <style:style style:name="P8695" style:parent-style-name="Normalny" style:family="paragraph">
      <style:paragraph-properties fo:text-align="justify" fo:line-height="150%"/>
    </style:style>
    <style:style style:name="T8696" style:parent-style-name="Domyślnaczcionkaakapitu" style:family="text">
      <style:text-properties style:text-underline-type="single" style:text-underline-style="solid" style:text-underline-width="auto" style:text-underline-mode="continuous"/>
    </style:style>
    <style:style style:name="T8697" style:parent-style-name="Domyślnaczcionkaakapitu" style:family="text">
      <style:text-properties fo:background-color="#80FFFF" style:text-underline-type="single" style:text-underline-style="solid" style:text-underline-width="auto" style:text-underline-mode="continuous"/>
    </style:style>
    <style:style style:name="T8698" style:parent-style-name="Domyślnaczcionkaakapitu" style:family="text">
      <style:text-properties style:text-underline-type="single" style:text-underline-style="solid" style:text-underline-width="auto" style:text-underline-mode="continuous"/>
    </style:style>
    <style:style style:name="T8699" style:parent-style-name="Domyślnaczcionkaakapitu" style:family="text">
      <style:text-properties fo:background-color="#80FFFF" style:text-underline-type="single" style:text-underline-style="solid" style:text-underline-width="auto" style:text-underline-mode="continuous"/>
    </style:style>
    <style:style style:name="T8700" style:parent-style-name="Domyślnaczcionkaakapitu" style:family="text">
      <style:text-properties style:text-underline-type="single" style:text-underline-style="solid" style:text-underline-width="auto" style:text-underline-mode="continuous"/>
    </style:style>
    <style:style style:name="T8701" style:parent-style-name="Domyślnaczcionkaakapitu" style:family="text">
      <style:text-properties fo:background-color="#80FFFF" style:text-underline-type="single" style:text-underline-style="solid" style:text-underline-width="auto" style:text-underline-mode="continuous"/>
    </style:style>
    <style:style style:name="P8702" style:parent-style-name="Normalny" style:family="paragraph">
      <style:paragraph-properties fo:text-align="justify" fo:line-height="150%" fo:text-indent="0.2479in"/>
    </style:style>
    <style:style style:name="T8703" style:parent-style-name="Domyślnaczcionkaakapitu" style:family="text">
      <style:text-properties fo:background-color="#80FFFF"/>
    </style:style>
    <style:style style:name="T8704" style:parent-style-name="Domyślnaczcionkaakapitu" style:family="text">
      <style:text-properties fo:background-color="#80FFFF"/>
    </style:style>
    <style:style style:name="P8705" style:parent-style-name="Normalny" style:family="paragraph">
      <style:paragraph-properties fo:text-align="justify" fo:line-height="150%"/>
    </style:style>
    <style:style style:name="T8706" style:parent-style-name="Domyślnaczcionkaakapitu" style:family="text">
      <style:text-properties style:text-underline-type="single" style:text-underline-style="solid" style:text-underline-width="auto" style:text-underline-mode="continuous"/>
    </style:style>
    <style:style style:name="T8707" style:parent-style-name="Domyślnaczcionkaakapitu" style:family="text">
      <style:text-properties fo:background-color="#80FFFF" style:text-underline-type="single" style:text-underline-style="solid" style:text-underline-width="auto" style:text-underline-mode="continuous"/>
    </style:style>
    <style:style style:name="T8708" style:parent-style-name="Domyślnaczcionkaakapitu" style:family="text">
      <style:text-properties style:text-underline-type="single" style:text-underline-style="solid" style:text-underline-width="auto" style:text-underline-mode="continuous"/>
    </style:style>
    <style:style style:name="T8709" style:parent-style-name="Domyślnaczcionkaakapitu" style:family="text">
      <style:text-properties fo:background-color="#80FFFF" style:text-underline-type="single" style:text-underline-style="solid" style:text-underline-width="auto" style:text-underline-mode="continuous"/>
    </style:style>
    <style:style style:name="T8710" style:parent-style-name="Domyślnaczcionkaakapitu" style:family="text">
      <style:text-properties style:text-underline-type="single" style:text-underline-style="solid" style:text-underline-width="auto" style:text-underline-mode="continuous"/>
    </style:style>
    <style:style style:name="P8711" style:parent-style-name="Normalny" style:family="paragraph">
      <style:paragraph-properties fo:text-align="justify" fo:line-height="150%" fo:text-indent="0.2479in"/>
    </style:style>
    <style:style style:name="T8712" style:parent-style-name="Domyślnaczcionkaakapitu" style:family="text">
      <style:text-properties fo:background-color="#80FFFF"/>
    </style:style>
    <style:style style:name="T8713" style:parent-style-name="Domyślnaczcionkaakapitu" style:family="text">
      <style:text-properties fo:background-color="#80FFFF"/>
    </style:style>
    <style:style style:name="T8714" style:parent-style-name="Domyślnaczcionkaakapitu" style:family="text">
      <style:text-properties fo:background-color="#80FFFF"/>
    </style:style>
    <style:style style:name="T8715" style:parent-style-name="Domyślnaczcionkaakapitu" style:family="text">
      <style:text-properties fo:background-color="#80FFFF"/>
    </style:style>
    <style:style style:name="T8716" style:parent-style-name="Domyślnaczcionkaakapitu" style:family="text">
      <style:text-properties fo:background-color="#80FFFF"/>
    </style:style>
    <style:style style:name="T8717" style:parent-style-name="Domyślnaczcionkaakapitu" style:family="text">
      <style:text-properties fo:background-color="#80FFFF"/>
    </style:style>
    <style:style style:name="T8718" style:parent-style-name="Domyślnaczcionkaakapitu" style:family="text">
      <style:text-properties fo:background-color="#80FFFF"/>
    </style:style>
    <style:style style:name="P8719" style:parent-style-name="Normalny" style:family="paragraph">
      <style:paragraph-properties fo:text-align="justify" fo:line-height="150%" fo:text-indent="0.2479in"/>
    </style:style>
    <style:style style:name="P8720" style:parent-style-name="Normalny" style:family="paragraph">
      <style:paragraph-properties fo:text-align="justify" fo:line-height="150%" fo:text-indent="0.2479in"/>
    </style:style>
    <style:style style:name="T8721" style:parent-style-name="Domyślnaczcionkaakapitu" style:family="text">
      <style:text-properties fo:background-color="#80FFFF"/>
    </style:style>
    <style:style style:name="P8722" style:parent-style-name="Normalny" style:family="paragraph">
      <style:paragraph-properties fo:text-align="justify" fo:line-height="150%" fo:text-indent="0.2479in"/>
    </style:style>
    <style:style style:name="T8723" style:parent-style-name="Domyślnaczcionkaakapitu" style:family="text">
      <style:text-properties fo:background-color="#80FFFF"/>
    </style:style>
    <style:style style:name="P8724" style:parent-style-name="Normalny" style:family="paragraph">
      <style:paragraph-properties fo:text-align="justify" fo:line-height="150%" fo:text-indent="0.2479in"/>
    </style:style>
    <style:style style:name="T8725" style:parent-style-name="Domyślnaczcionkaakapitu" style:family="text">
      <style:text-properties fo:background-color="#80FFFF"/>
    </style:style>
    <style:style style:name="T8726" style:parent-style-name="Domyślnaczcionkaakapitu" style:family="text">
      <style:text-properties fo:background-color="#80FFFF"/>
    </style:style>
    <style:style style:name="T8727" style:parent-style-name="Domyślnaczcionkaakapitu" style:family="text">
      <style:text-properties fo:background-color="#80FFFF"/>
    </style:style>
    <style:style style:name="P8728" style:parent-style-name="Normalny" style:family="paragraph">
      <style:paragraph-properties fo:text-align="justify" fo:line-height="150%" fo:text-indent="0.2479in">
        <style:tab-stops>
          <style:tab-stop style:type="left" style:position="1.0381in"/>
        </style:tab-stops>
      </style:paragraph-properties>
    </style:style>
    <style:style style:name="P8729" style:parent-style-name="Normalny" style:family="paragraph">
      <style:paragraph-properties fo:text-align="justify" fo:line-height="150%" fo:text-indent="0.2479in">
        <style:tab-stops>
          <style:tab-stop style:type="left" style:position="0.7277in"/>
        </style:tab-stops>
      </style:paragraph-properties>
    </style:style>
    <style:style style:name="P8730" style:parent-style-name="Normalny" style:family="paragraph">
      <style:paragraph-properties fo:text-align="justify" fo:line-height="150%" fo:text-indent="0.2479in">
        <style:tab-stops>
          <style:tab-stop style:type="left" style:position="0.725in"/>
        </style:tab-stops>
      </style:paragraph-properties>
    </style:style>
    <style:style style:name="T8731" style:parent-style-name="Domyślnaczcionkaakapitu" style:family="text">
      <style:text-properties fo:background-color="#80FFFF"/>
    </style:style>
    <style:style style:name="T8732" style:parent-style-name="Domyślnaczcionkaakapitu" style:family="text">
      <style:text-properties fo:background-color="#80FFFF"/>
    </style:style>
    <style:style style:name="T8733" style:parent-style-name="Domyślnaczcionkaakapitu" style:family="text">
      <style:text-properties fo:background-color="#80FFFF"/>
    </style:style>
    <style:style style:name="T8734" style:parent-style-name="Domyślnaczcionkaakapitu" style:family="text">
      <style:text-properties fo:background-color="#80FFFF"/>
    </style:style>
    <style:style style:name="T8735" style:parent-style-name="Domyślnaczcionkaakapitu" style:family="text">
      <style:text-properties fo:background-color="#80FFFF"/>
    </style:style>
    <style:style style:name="P8736" style:parent-style-name="Normalny" style:family="paragraph">
      <style:paragraph-properties fo:text-align="justify" fo:line-height="150%" fo:text-indent="0.2479in"/>
    </style:style>
    <style:style style:name="T8737" style:parent-style-name="Domyślnaczcionkaakapitu" style:family="text">
      <style:text-properties fo:background-color="#80FFFF"/>
    </style:style>
    <style:style style:name="T8738" style:parent-style-name="Domyślnaczcionkaakapitu" style:family="text">
      <style:text-properties fo:background-color="#80FFFF"/>
    </style:style>
    <style:style style:name="T8739" style:parent-style-name="Domyślnaczcionkaakapitu" style:family="text">
      <style:text-properties fo:background-color="#80FFFF"/>
    </style:style>
    <style:style style:name="T8740" style:parent-style-name="Domyślnaczcionkaakapitu" style:family="text">
      <style:text-properties fo:background-color="#80FFFF"/>
    </style:style>
    <style:style style:name="T8741" style:parent-style-name="Domyślnaczcionkaakapitu" style:family="text">
      <style:text-properties fo:background-color="#80FFFF"/>
    </style:style>
    <style:style style:name="T8742" style:parent-style-name="Domyślnaczcionkaakapitu" style:family="text">
      <style:text-properties fo:background-color="#80FFFF"/>
    </style:style>
    <style:style style:name="P8743" style:parent-style-name="Normalny" style:family="paragraph">
      <style:paragraph-properties fo:text-align="justify" fo:line-height="150%" fo:text-indent="0.2479in"/>
    </style:style>
    <style:style style:name="P8744" style:parent-style-name="Normalny" style:family="paragraph">
      <style:paragraph-properties fo:text-align="justify" fo:line-height="150%" fo:text-indent="0.2479in"/>
    </style:style>
    <style:style style:name="P8745" style:parent-style-name="Normalny" style:family="paragraph">
      <style:paragraph-properties fo:text-align="justify" fo:line-height="150%"/>
    </style:style>
    <style:style style:name="T8746" style:parent-style-name="Domyślnaczcionkaakapitu" style:family="text">
      <style:text-properties style:text-underline-type="single" style:text-underline-style="solid" style:text-underline-width="auto" style:text-underline-mode="continuous"/>
    </style:style>
    <style:style style:name="T8747" style:parent-style-name="Domyślnaczcionkaakapitu" style:family="text">
      <style:text-properties fo:background-color="#80FFFF" style:text-underline-type="single" style:text-underline-style="solid" style:text-underline-width="auto" style:text-underline-mode="continuous"/>
    </style:style>
    <style:style style:name="T8748" style:parent-style-name="Domyślnaczcionkaakapitu" style:family="text">
      <style:text-properties style:text-underline-type="single" style:text-underline-style="solid" style:text-underline-width="auto" style:text-underline-mode="continuous"/>
    </style:style>
    <style:style style:name="T8749" style:parent-style-name="Domyślnaczcionkaakapitu" style:family="text">
      <style:text-properties fo:background-color="#80FFFF" style:text-underline-type="single" style:text-underline-style="solid" style:text-underline-width="auto" style:text-underline-mode="continuous"/>
    </style:style>
    <style:style style:name="T8750" style:parent-style-name="Domyślnaczcionkaakapitu" style:family="text">
      <style:text-properties style:text-underline-type="single" style:text-underline-style="solid" style:text-underline-width="auto" style:text-underline-mode="continuous"/>
    </style:style>
    <style:style style:name="T8751" style:parent-style-name="Domyślnaczcionkaakapitu" style:family="text">
      <style:text-properties fo:background-color="#80FFFF" style:text-underline-type="single" style:text-underline-style="solid" style:text-underline-width="auto" style:text-underline-mode="continuous"/>
    </style:style>
    <style:style style:name="T8752" style:parent-style-name="Domyślnaczcionkaakapitu" style:family="text">
      <style:text-properties style:text-underline-type="single" style:text-underline-style="solid" style:text-underline-width="auto" style:text-underline-mode="continuous"/>
    </style:style>
    <style:style style:name="P8753" style:parent-style-name="Normalny" style:family="paragraph">
      <style:paragraph-properties fo:text-align="justify" fo:line-height="150%" fo:text-indent="0.2479in"/>
    </style:style>
    <style:style style:name="T8754" style:parent-style-name="Domyślnaczcionkaakapitu" style:family="text">
      <style:text-properties fo:background-color="#80FFFF"/>
    </style:style>
    <style:style style:name="T8755" style:parent-style-name="Domyślnaczcionkaakapitu" style:family="text">
      <style:text-properties fo:background-color="#80FFFF"/>
    </style:style>
    <style:style style:name="T8756" style:parent-style-name="Domyślnaczcionkaakapitu" style:family="text">
      <style:text-properties fo:background-color="#80FFFF"/>
    </style:style>
    <style:style style:name="P8757" style:parent-style-name="Normalny" style:family="paragraph">
      <style:paragraph-properties fo:text-align="justify" fo:line-height="150%"/>
    </style:style>
    <style:style style:name="T8758" style:parent-style-name="Domyślnaczcionkaakapitu" style:family="text">
      <style:text-properties style:text-underline-type="single" style:text-underline-style="solid" style:text-underline-width="auto" style:text-underline-mode="continuous"/>
    </style:style>
    <style:style style:name="T8759" style:parent-style-name="Domyślnaczcionkaakapitu" style:family="text">
      <style:text-properties fo:background-color="#80FFFF" style:text-underline-type="single" style:text-underline-style="solid" style:text-underline-width="auto" style:text-underline-mode="continuous"/>
    </style:style>
    <style:style style:name="T8760" style:parent-style-name="Domyślnaczcionkaakapitu" style:family="text">
      <style:text-properties style:text-underline-type="single" style:text-underline-style="solid" style:text-underline-width="auto" style:text-underline-mode="continuous"/>
    </style:style>
    <style:style style:name="T8761" style:parent-style-name="Domyślnaczcionkaakapitu" style:family="text">
      <style:text-properties fo:background-color="#80FFFF" style:text-underline-type="single" style:text-underline-style="solid" style:text-underline-width="auto" style:text-underline-mode="continuous"/>
    </style:style>
    <style:style style:name="T8762" style:parent-style-name="Domyślnaczcionkaakapitu" style:family="text">
      <style:text-properties style:text-underline-type="single" style:text-underline-style="solid" style:text-underline-width="auto" style:text-underline-mode="continuous"/>
    </style:style>
    <style:style style:name="P8763" style:parent-style-name="Normalny" style:family="paragraph">
      <style:paragraph-properties fo:text-align="justify" fo:line-height="150%" fo:text-indent="0.2479in"/>
    </style:style>
    <style:style style:name="T8764" style:parent-style-name="Domyślnaczcionkaakapitu" style:family="text">
      <style:text-properties fo:background-color="#80FFFF"/>
    </style:style>
    <style:style style:name="T8765" style:parent-style-name="Domyślnaczcionkaakapitu" style:family="text">
      <style:text-properties fo:background-color="#80FFFF"/>
    </style:style>
    <style:style style:name="T8766" style:parent-style-name="Domyślnaczcionkaakapitu" style:family="text">
      <style:text-properties fo:background-color="#80FFFF"/>
    </style:style>
    <style:style style:name="T8767" style:parent-style-name="Domyślnaczcionkaakapitu" style:family="text">
      <style:text-properties fo:background-color="#80FFFF"/>
    </style:style>
    <style:style style:name="P8768" style:parent-style-name="Normalny" style:family="paragraph">
      <style:paragraph-properties fo:text-align="justify" fo:line-height="150%" fo:text-indent="0.2479in"/>
    </style:style>
    <style:style style:name="T8769" style:parent-style-name="Domyślnaczcionkaakapitu" style:family="text">
      <style:text-properties fo:background-color="#80FFFF"/>
    </style:style>
    <style:style style:name="T8770" style:parent-style-name="Domyślnaczcionkaakapitu" style:family="text">
      <style:text-properties fo:background-color="#80FFFF"/>
    </style:style>
    <style:style style:name="P8771" style:parent-style-name="Normalny" style:family="paragraph">
      <style:paragraph-properties fo:text-align="justify" fo:line-height="150%" fo:text-indent="0.2479in"/>
    </style:style>
    <style:style style:name="T8772" style:parent-style-name="Domyślnaczcionkaakapitu" style:family="text">
      <style:text-properties fo:background-color="#80FFFF"/>
    </style:style>
    <style:style style:name="T8773" style:parent-style-name="Domyślnaczcionkaakapitu" style:family="text">
      <style:text-properties fo:background-color="#80FFFF"/>
    </style:style>
    <style:style style:name="T8774" style:parent-style-name="Domyślnaczcionkaakapitu" style:family="text">
      <style:text-properties fo:background-color="#80FFFF"/>
    </style:style>
    <style:style style:name="T8775" style:parent-style-name="Domyślnaczcionkaakapitu" style:family="text">
      <style:text-properties fo:background-color="#80FFFF"/>
    </style:style>
    <style:style style:name="P8776" style:parent-style-name="Normalny" style:family="paragraph">
      <style:paragraph-properties fo:text-align="justify" fo:line-height="150%" fo:text-indent="0.2479in"/>
    </style:style>
    <style:style style:name="P8777" style:parent-style-name="Normalny" style:family="paragraph">
      <style:paragraph-properties fo:text-align="justify" fo:line-height="150%"/>
    </style:style>
    <style:style style:name="T8778" style:parent-style-name="Domyślnaczcionkaakapitu" style:family="text">
      <style:text-properties style:text-underline-type="single" style:text-underline-style="solid" style:text-underline-width="auto" style:text-underline-mode="continuous"/>
    </style:style>
    <style:style style:name="T8779" style:parent-style-name="Domyślnaczcionkaakapitu" style:family="text">
      <style:text-properties fo:background-color="#80FFFF" style:text-underline-type="single" style:text-underline-style="solid" style:text-underline-width="auto" style:text-underline-mode="continuous"/>
    </style:style>
    <style:style style:name="T8780" style:parent-style-name="Domyślnaczcionkaakapitu" style:family="text">
      <style:text-properties style:text-underline-type="single" style:text-underline-style="solid" style:text-underline-width="auto" style:text-underline-mode="continuous"/>
    </style:style>
    <style:style style:name="T8781" style:parent-style-name="Domyślnaczcionkaakapitu" style:family="text">
      <style:text-properties fo:background-color="#80FFFF" style:text-underline-type="single" style:text-underline-style="solid" style:text-underline-width="auto" style:text-underline-mode="continuous"/>
    </style:style>
    <style:style style:name="T8782" style:parent-style-name="Domyślnaczcionkaakapitu" style:family="text">
      <style:text-properties style:text-underline-type="single" style:text-underline-style="solid" style:text-underline-width="auto" style:text-underline-mode="continuous"/>
    </style:style>
    <style:style style:name="T8783" style:parent-style-name="Domyślnaczcionkaakapitu" style:family="text">
      <style:text-properties fo:background-color="#80FFFF" style:text-underline-type="single" style:text-underline-style="solid" style:text-underline-width="auto" style:text-underline-mode="continuous"/>
    </style:style>
    <style:style style:name="T8784" style:parent-style-name="Domyślnaczcionkaakapitu" style:family="text">
      <style:text-properties style:text-underline-type="single" style:text-underline-style="solid" style:text-underline-width="auto" style:text-underline-mode="continuous"/>
    </style:style>
    <style:style style:name="P8785" style:parent-style-name="Normalny" style:family="paragraph">
      <style:paragraph-properties fo:text-align="justify" fo:line-height="150%" fo:text-indent="0.2479in"/>
    </style:style>
    <style:style style:name="T8786" style:parent-style-name="Domyślnaczcionkaakapitu" style:family="text">
      <style:text-properties fo:background-color="#80FFFF"/>
    </style:style>
    <style:style style:name="T8787" style:parent-style-name="Domyślnaczcionkaakapitu" style:family="text">
      <style:text-properties fo:background-color="#80FFFF"/>
    </style:style>
    <style:style style:name="T8788" style:parent-style-name="Domyślnaczcionkaakapitu" style:family="text">
      <style:text-properties fo:background-color="#80FFFF"/>
    </style:style>
    <style:style style:name="T8789" style:parent-style-name="Domyślnaczcionkaakapitu" style:family="text">
      <style:text-properties fo:background-color="#80FFFF"/>
    </style:style>
    <style:style style:name="P8790" style:parent-style-name="Normalny" style:family="paragraph">
      <style:paragraph-properties fo:text-align="justify" fo:line-height="150%">
        <style:tab-stops>
          <style:tab-stop style:type="left" style:position="2.1104in"/>
        </style:tab-stops>
      </style:paragraph-properties>
    </style:style>
    <style:style style:name="T8791" style:parent-style-name="Domyślnaczcionkaakapitu" style:family="text">
      <style:text-properties style:text-underline-type="single" style:text-underline-style="solid" style:text-underline-width="auto" style:text-underline-mode="continuous"/>
    </style:style>
    <style:style style:name="T8792" style:parent-style-name="Domyślnaczcionkaakapitu" style:family="text">
      <style:text-properties fo:background-color="#80FFFF" style:text-underline-type="single" style:text-underline-style="solid" style:text-underline-width="auto" style:text-underline-mode="continuous"/>
    </style:style>
    <style:style style:name="T8793" style:parent-style-name="Domyślnaczcionkaakapitu" style:family="text">
      <style:text-properties style:text-underline-type="single" style:text-underline-style="solid" style:text-underline-width="auto" style:text-underline-mode="continuous"/>
    </style:style>
    <style:style style:name="T8794" style:parent-style-name="Domyślnaczcionkaakapitu" style:family="text">
      <style:text-properties fo:background-color="#80FFFF" style:text-underline-type="single" style:text-underline-style="solid" style:text-underline-width="auto" style:text-underline-mode="continuous"/>
    </style:style>
    <style:style style:name="T8795" style:parent-style-name="Domyślnaczcionkaakapitu" style:family="text">
      <style:text-properties style:text-underline-type="single" style:text-underline-style="solid" style:text-underline-width="auto" style:text-underline-mode="continuous"/>
    </style:style>
    <style:style style:name="T8796" style:parent-style-name="Domyślnaczcionkaakapitu" style:family="text">
      <style:text-properties fo:background-color="#80FFFF" style:text-underline-type="single" style:text-underline-style="solid" style:text-underline-width="auto" style:text-underline-mode="continuous"/>
    </style:style>
    <style:style style:name="T8797" style:parent-style-name="Domyślnaczcionkaakapitu" style:family="text">
      <style:text-properties style:text-underline-type="single" style:text-underline-style="solid" style:text-underline-width="auto" style:text-underline-mode="continuous"/>
    </style:style>
    <style:style style:name="P8798" style:parent-style-name="Normalny" style:family="paragraph">
      <style:paragraph-properties fo:text-align="justify" fo:line-height="150%" fo:text-indent="0.2479in">
        <style:tab-stops>
          <style:tab-stop style:type="left" style:position="2.1104in"/>
        </style:tab-stops>
      </style:paragraph-properties>
    </style:style>
    <style:style style:name="P8799" style:parent-style-name="Normalny" style:family="paragraph">
      <style:paragraph-properties fo:text-align="justify" fo:line-height="150%"/>
    </style:style>
    <style:style style:name="T8800" style:parent-style-name="Domyślnaczcionkaakapitu" style:family="text">
      <style:text-properties style:text-underline-type="single" style:text-underline-style="solid" style:text-underline-width="auto" style:text-underline-mode="continuous"/>
    </style:style>
    <style:style style:name="P8801" style:parent-style-name="Normalny" style:family="paragraph">
      <style:paragraph-properties fo:text-align="justify" fo:line-height="150%" fo:text-indent="0.2479in"/>
    </style:style>
    <style:style style:name="T8802" style:parent-style-name="Domyślnaczcionkaakapitu" style:family="text">
      <style:text-properties fo:background-color="#80FFFF"/>
    </style:style>
    <style:style style:name="P8803" style:parent-style-name="Normalny" style:family="paragraph">
      <style:paragraph-properties fo:text-align="justify" fo:line-height="150%"/>
    </style:style>
    <style:style style:name="T8804" style:parent-style-name="Domyślnaczcionkaakapitu" style:family="text">
      <style:text-properties style:text-underline-type="single" style:text-underline-style="solid" style:text-underline-width="auto" style:text-underline-mode="continuous"/>
    </style:style>
    <style:style style:name="T8805" style:parent-style-name="Domyślnaczcionkaakapitu" style:family="text">
      <style:text-properties fo:background-color="#80FFFF" style:text-underline-type="single" style:text-underline-style="solid" style:text-underline-width="auto" style:text-underline-mode="continuous"/>
    </style:style>
    <style:style style:name="T8806" style:parent-style-name="Domyślnaczcionkaakapitu" style:family="text">
      <style:text-properties style:text-underline-type="single" style:text-underline-style="solid" style:text-underline-width="auto" style:text-underline-mode="continuous"/>
    </style:style>
    <style:style style:name="T8807" style:parent-style-name="Domyślnaczcionkaakapitu" style:family="text">
      <style:text-properties fo:background-color="#80FFFF" style:text-underline-type="single" style:text-underline-style="solid" style:text-underline-width="auto" style:text-underline-mode="continuous"/>
    </style:style>
    <style:style style:name="T8808" style:parent-style-name="Domyślnaczcionkaakapitu" style:family="text">
      <style:text-properties style:text-underline-type="single" style:text-underline-style="solid" style:text-underline-width="auto" style:text-underline-mode="continuous"/>
    </style:style>
    <style:style style:name="P8809" style:parent-style-name="Normalny" style:family="paragraph">
      <style:paragraph-properties fo:text-align="justify" fo:line-height="150%" fo:text-indent="0.2479in"/>
    </style:style>
    <style:style style:name="T8810" style:parent-style-name="Domyślnaczcionkaakapitu" style:family="text">
      <style:text-properties fo:background-color="#80FFFF"/>
    </style:style>
    <style:style style:name="T8811" style:parent-style-name="Domyślnaczcionkaakapitu" style:family="text">
      <style:text-properties fo:background-color="#80FFFF"/>
    </style:style>
    <style:style style:name="T8812" style:parent-style-name="Domyślnaczcionkaakapitu" style:family="text">
      <style:text-properties fo:background-color="#80FFFF"/>
    </style:style>
    <style:style style:name="T8813" style:parent-style-name="Domyślnaczcionkaakapitu" style:family="text">
      <style:text-properties fo:background-color="#80FFFF"/>
    </style:style>
    <style:style style:name="T8814" style:parent-style-name="Domyślnaczcionkaakapitu" style:family="text">
      <style:text-properties fo:background-color="#80FFFF"/>
    </style:style>
    <style:style style:name="T8815" style:parent-style-name="Domyślnaczcionkaakapitu" style:family="text">
      <style:text-properties fo:background-color="#80FFFF"/>
    </style:style>
    <style:style style:name="T8816" style:parent-style-name="Domyślnaczcionkaakapitu" style:family="text">
      <style:text-properties fo:background-color="#80FFFF"/>
    </style:style>
    <style:style style:name="T8817" style:parent-style-name="Domyślnaczcionkaakapitu" style:family="text">
      <style:text-properties fo:background-color="#80FFFF"/>
    </style:style>
    <style:style style:name="T8818" style:parent-style-name="Domyślnaczcionkaakapitu" style:family="text">
      <style:text-properties fo:background-color="#80FFFF"/>
    </style:style>
    <style:style style:name="T8819" style:parent-style-name="Domyślnaczcionkaakapitu" style:family="text">
      <style:text-properties fo:background-color="#80FFFF"/>
    </style:style>
    <style:style style:name="T8820" style:parent-style-name="Domyślnaczcionkaakapitu" style:family="text">
      <style:text-properties fo:background-color="#80FFFF"/>
    </style:style>
    <style:style style:name="T8821" style:parent-style-name="Domyślnaczcionkaakapitu" style:family="text">
      <style:text-properties fo:background-color="#80FFFF"/>
    </style:style>
    <style:style style:name="T8822" style:parent-style-name="Domyślnaczcionkaakapitu" style:family="text">
      <style:text-properties fo:background-color="#80FFFF"/>
    </style:style>
    <style:style style:name="T8823" style:parent-style-name="Domyślnaczcionkaakapitu" style:family="text">
      <style:text-properties fo:background-color="#80FFFF"/>
    </style:style>
    <style:style style:name="T8824" style:parent-style-name="Domyślnaczcionkaakapitu" style:family="text">
      <style:text-properties fo:background-color="#80FFFF"/>
    </style:style>
    <style:style style:name="T8825" style:parent-style-name="Domyślnaczcionkaakapitu" style:family="text">
      <style:text-properties fo:background-color="#80FFFF"/>
    </style:style>
    <style:style style:name="T8826" style:parent-style-name="Domyślnaczcionkaakapitu" style:family="text">
      <style:text-properties fo:background-color="#80FFFF"/>
    </style:style>
    <style:style style:name="T8827" style:parent-style-name="Domyślnaczcionkaakapitu" style:family="text">
      <style:text-properties fo:background-color="#80FFFF"/>
    </style:style>
    <style:style style:name="T8828" style:parent-style-name="Domyślnaczcionkaakapitu" style:family="text">
      <style:text-properties fo:background-color="#80FFFF"/>
    </style:style>
    <style:style style:name="T8829" style:parent-style-name="Domyślnaczcionkaakapitu" style:family="text">
      <style:text-properties fo:background-color="#80FFFF"/>
    </style:style>
    <style:style style:name="T8830" style:parent-style-name="Domyślnaczcionkaakapitu" style:family="text">
      <style:text-properties fo:background-color="#80FFFF"/>
    </style:style>
    <style:style style:name="T8831" style:parent-style-name="Domyślnaczcionkaakapitu" style:family="text">
      <style:text-properties fo:background-color="#80FFFF"/>
    </style:style>
    <style:style style:name="T8832" style:parent-style-name="Domyślnaczcionkaakapitu" style:family="text">
      <style:text-properties fo:background-color="#80FFFF"/>
    </style:style>
    <style:style style:name="T8833" style:parent-style-name="Domyślnaczcionkaakapitu" style:family="text">
      <style:text-properties fo:background-color="#80FFFF"/>
    </style:style>
    <style:style style:name="T8834" style:parent-style-name="Domyślnaczcionkaakapitu" style:family="text">
      <style:text-properties fo:background-color="#80FFFF"/>
    </style:style>
    <style:style style:name="T8835" style:parent-style-name="Domyślnaczcionkaakapitu" style:family="text">
      <style:text-properties fo:background-color="#80FFFF"/>
    </style:style>
    <style:style style:name="T8836" style:parent-style-name="Domyślnaczcionkaakapitu" style:family="text">
      <style:text-properties fo:background-color="#80FFFF"/>
    </style:style>
    <style:style style:name="T8837" style:parent-style-name="Domyślnaczcionkaakapitu" style:family="text">
      <style:text-properties fo:background-color="#80FFFF"/>
    </style:style>
    <style:style style:name="T8838" style:parent-style-name="Domyślnaczcionkaakapitu" style:family="text">
      <style:text-properties fo:background-color="#80FFFF"/>
    </style:style>
    <style:style style:name="T8839" style:parent-style-name="Domyślnaczcionkaakapitu" style:family="text">
      <style:text-properties fo:background-color="#80FFFF"/>
    </style:style>
    <style:style style:name="T8840" style:parent-style-name="Domyślnaczcionkaakapitu" style:family="text">
      <style:text-properties fo:background-color="#80FFFF"/>
    </style:style>
    <style:style style:name="T8841" style:parent-style-name="Domyślnaczcionkaakapitu" style:family="text">
      <style:text-properties fo:background-color="#80FFFF"/>
    </style:style>
    <style:style style:name="T8842" style:parent-style-name="Domyślnaczcionkaakapitu" style:family="text">
      <style:text-properties fo:background-color="#80FFFF"/>
    </style:style>
    <style:style style:name="P8843" style:parent-style-name="Normalny" style:family="paragraph">
      <style:paragraph-properties fo:text-align="justify" fo:line-height="150%" fo:text-indent="0.2479in"/>
    </style:style>
    <style:style style:name="T8844" style:parent-style-name="Domyślnaczcionkaakapitu" style:family="text">
      <style:text-properties fo:background-color="#80FFFF"/>
    </style:style>
    <style:style style:name="T8845" style:parent-style-name="Domyślnaczcionkaakapitu" style:family="text">
      <style:text-properties fo:background-color="#80FFFF"/>
    </style:style>
    <style:style style:name="T8846" style:parent-style-name="Domyślnaczcionkaakapitu" style:family="text">
      <style:text-properties fo:background-color="#80FFFF"/>
    </style:style>
    <style:style style:name="T8847" style:parent-style-name="Domyślnaczcionkaakapitu" style:family="text">
      <style:text-properties fo:background-color="#80FFFF"/>
    </style:style>
    <style:style style:name="T8848" style:parent-style-name="Domyślnaczcionkaakapitu" style:family="text">
      <style:text-properties fo:background-color="#80FFFF"/>
    </style:style>
    <style:style style:name="T8849" style:parent-style-name="Domyślnaczcionkaakapitu" style:family="text">
      <style:text-properties fo:background-color="#80FFFF"/>
    </style:style>
    <style:style style:name="T8850" style:parent-style-name="Domyślnaczcionkaakapitu" style:family="text">
      <style:text-properties fo:background-color="#80FFFF"/>
    </style:style>
    <style:style style:name="T8851" style:parent-style-name="Domyślnaczcionkaakapitu" style:family="text">
      <style:text-properties fo:background-color="#80FFFF"/>
    </style:style>
    <style:style style:name="T8852" style:parent-style-name="Domyślnaczcionkaakapitu" style:family="text">
      <style:text-properties fo:background-color="#80FFFF"/>
    </style:style>
    <style:style style:name="T8853" style:parent-style-name="Domyślnaczcionkaakapitu" style:family="text">
      <style:text-properties fo:background-color="#80FFFF"/>
    </style:style>
    <style:style style:name="T8854" style:parent-style-name="Domyślnaczcionkaakapitu" style:family="text">
      <style:text-properties fo:background-color="#80FFFF"/>
    </style:style>
    <style:style style:name="T8855" style:parent-style-name="Domyślnaczcionkaakapitu" style:family="text">
      <style:text-properties fo:background-color="#80FFFF"/>
    </style:style>
    <style:style style:name="T8856" style:parent-style-name="Domyślnaczcionkaakapitu" style:family="text">
      <style:text-properties fo:background-color="#80FFFF"/>
    </style:style>
    <style:style style:name="P8857" style:parent-style-name="Normalny" style:family="paragraph">
      <style:paragraph-properties fo:text-align="justify" fo:line-height="150%"/>
    </style:style>
    <style:style style:name="T8858" style:parent-style-name="Domyślnaczcionkaakapitu" style:family="text">
      <style:text-properties style:text-underline-type="single" style:text-underline-style="solid" style:text-underline-width="auto" style:text-underline-mode="continuous"/>
    </style:style>
    <style:style style:name="T8859" style:parent-style-name="Domyślnaczcionkaakapitu" style:family="text">
      <style:text-properties fo:background-color="#80FFFF" style:text-underline-type="single" style:text-underline-style="solid" style:text-underline-width="auto" style:text-underline-mode="continuous"/>
    </style:style>
    <style:style style:name="T8860" style:parent-style-name="Domyślnaczcionkaakapitu" style:family="text">
      <style:text-properties style:text-underline-type="single" style:text-underline-style="solid" style:text-underline-width="auto" style:text-underline-mode="continuous"/>
    </style:style>
    <style:style style:name="T8861" style:parent-style-name="Domyślnaczcionkaakapitu" style:family="text">
      <style:text-properties fo:background-color="#80FFFF" style:text-underline-type="single" style:text-underline-style="solid" style:text-underline-width="auto" style:text-underline-mode="continuous"/>
    </style:style>
    <style:style style:name="T8862" style:parent-style-name="Domyślnaczcionkaakapitu" style:family="text">
      <style:text-properties style:text-underline-type="single" style:text-underline-style="solid" style:text-underline-width="auto" style:text-underline-mode="continuous"/>
    </style:style>
    <style:style style:name="T8863" style:parent-style-name="Domyślnaczcionkaakapitu" style:family="text">
      <style:text-properties fo:background-color="#80FFFF" style:text-underline-type="single" style:text-underline-style="solid" style:text-underline-width="auto" style:text-underline-mode="continuous"/>
    </style:style>
    <style:style style:name="T8864" style:parent-style-name="Domyślnaczcionkaakapitu" style:family="text">
      <style:text-properties style:text-underline-type="single" style:text-underline-style="solid" style:text-underline-width="auto" style:text-underline-mode="continuous"/>
    </style:style>
    <style:style style:name="P8865" style:parent-style-name="Normalny" style:family="paragraph">
      <style:paragraph-properties fo:text-align="justify" fo:line-height="150%" fo:text-indent="0.2479in"/>
    </style:style>
    <style:style style:name="T8866" style:parent-style-name="Domyślnaczcionkaakapitu" style:family="text">
      <style:text-properties fo:background-color="#80FFFF"/>
    </style:style>
    <style:style style:name="T8867" style:parent-style-name="Domyślnaczcionkaakapitu" style:family="text">
      <style:text-properties fo:background-color="#80FFFF"/>
    </style:style>
    <style:style style:name="T8868" style:parent-style-name="Domyślnaczcionkaakapitu" style:family="text">
      <style:text-properties fo:background-color="#80FFFF"/>
    </style:style>
    <style:style style:name="P8869" style:parent-style-name="Normalny" style:family="paragraph">
      <style:paragraph-properties fo:text-align="justify" fo:line-height="150%"/>
    </style:style>
    <style:style style:name="T8870" style:parent-style-name="Domyślnaczcionkaakapitu" style:family="text">
      <style:text-properties style:text-underline-type="single" style:text-underline-style="solid" style:text-underline-width="auto" style:text-underline-mode="continuous"/>
    </style:style>
    <style:style style:name="T8871" style:parent-style-name="Domyślnaczcionkaakapitu" style:family="text">
      <style:text-properties fo:background-color="#80FFFF" style:text-underline-type="single" style:text-underline-style="solid" style:text-underline-width="auto" style:text-underline-mode="continuous"/>
    </style:style>
    <style:style style:name="T8872" style:parent-style-name="Domyślnaczcionkaakapitu" style:family="text">
      <style:text-properties style:text-underline-type="single" style:text-underline-style="solid" style:text-underline-width="auto" style:text-underline-mode="continuous"/>
    </style:style>
    <style:style style:name="T8873" style:parent-style-name="Domyślnaczcionkaakapitu" style:family="text">
      <style:text-properties fo:background-color="#80FFFF" style:text-underline-type="single" style:text-underline-style="solid" style:text-underline-width="auto" style:text-underline-mode="continuous"/>
    </style:style>
    <style:style style:name="T8874" style:parent-style-name="Domyślnaczcionkaakapitu" style:family="text">
      <style:text-properties style:text-underline-type="single" style:text-underline-style="solid" style:text-underline-width="auto" style:text-underline-mode="continuous"/>
    </style:style>
    <style:style style:name="T8875" style:parent-style-name="Domyślnaczcionkaakapitu" style:family="text">
      <style:text-properties fo:background-color="#80FFFF" style:text-underline-type="single" style:text-underline-style="solid" style:text-underline-width="auto" style:text-underline-mode="continuous"/>
    </style:style>
    <style:style style:name="T8876" style:parent-style-name="Domyślnaczcionkaakapitu" style:family="text">
      <style:text-properties style:text-underline-type="single" style:text-underline-style="solid" style:text-underline-width="auto" style:text-underline-mode="continuous"/>
    </style:style>
    <style:style style:name="P8877" style:parent-style-name="Normalny" style:family="paragraph">
      <style:paragraph-properties fo:text-align="justify" fo:line-height="150%" fo:text-indent="0.2479in"/>
    </style:style>
    <style:style style:name="T8878" style:parent-style-name="Domyślnaczcionkaakapitu" style:family="text">
      <style:text-properties fo:background-color="#80FFFF"/>
    </style:style>
    <style:style style:name="T8879" style:parent-style-name="Domyślnaczcionkaakapitu" style:family="text">
      <style:text-properties fo:background-color="#80FFFF"/>
    </style:style>
    <style:style style:name="T8880" style:parent-style-name="Domyślnaczcionkaakapitu" style:family="text">
      <style:text-properties fo:background-color="#80FFFF"/>
    </style:style>
    <style:style style:name="P8881" style:parent-style-name="Normalny" style:family="paragraph">
      <style:paragraph-properties fo:text-align="justify" fo:line-height="150%"/>
    </style:style>
    <style:style style:name="T8882" style:parent-style-name="Domyślnaczcionkaakapitu" style:family="text">
      <style:text-properties style:text-underline-type="single" style:text-underline-style="solid" style:text-underline-width="auto" style:text-underline-mode="continuous"/>
    </style:style>
    <style:style style:name="T8883" style:parent-style-name="Domyślnaczcionkaakapitu" style:family="text">
      <style:text-properties fo:background-color="#80FFFF" style:text-underline-type="single" style:text-underline-style="solid" style:text-underline-width="auto" style:text-underline-mode="continuous"/>
    </style:style>
    <style:style style:name="T8884" style:parent-style-name="Domyślnaczcionkaakapitu" style:family="text">
      <style:text-properties style:text-underline-type="single" style:text-underline-style="solid" style:text-underline-width="auto" style:text-underline-mode="continuous"/>
    </style:style>
    <style:style style:name="P8885" style:parent-style-name="Normalny" style:family="paragraph">
      <style:paragraph-properties fo:text-align="justify" fo:line-height="150%" fo:text-indent="0.2479in"/>
    </style:style>
    <style:style style:name="T8886" style:parent-style-name="Domyślnaczcionkaakapitu" style:family="text">
      <style:text-properties fo:background-color="#80FFFF"/>
    </style:style>
    <style:style style:name="T8887" style:parent-style-name="Domyślnaczcionkaakapitu" style:family="text">
      <style:text-properties fo:background-color="#80FFFF"/>
    </style:style>
    <style:style style:name="T8888" style:parent-style-name="Domyślnaczcionkaakapitu" style:family="text">
      <style:text-properties fo:background-color="#80FFFF"/>
    </style:style>
    <style:style style:name="T8889" style:parent-style-name="Domyślnaczcionkaakapitu" style:family="text">
      <style:text-properties fo:background-color="#80FFFF"/>
    </style:style>
    <style:style style:name="T8890" style:parent-style-name="Domyślnaczcionkaakapitu" style:family="text">
      <style:text-properties fo:background-color="#80FFFF"/>
    </style:style>
    <style:style style:name="T8891" style:parent-style-name="Domyślnaczcionkaakapitu" style:family="text">
      <style:text-properties fo:background-color="#80FFFF"/>
    </style:style>
    <style:style style:name="P8892" style:parent-style-name="Normalny" style:family="paragraph">
      <style:paragraph-properties fo:text-align="justify" fo:line-height="150%"/>
    </style:style>
    <style:style style:name="T8893" style:parent-style-name="Domyślnaczcionkaakapitu" style:family="text">
      <style:text-properties style:text-underline-type="single" style:text-underline-style="solid" style:text-underline-width="auto" style:text-underline-mode="continuous"/>
    </style:style>
    <style:style style:name="T8894" style:parent-style-name="Domyślnaczcionkaakapitu" style:family="text">
      <style:text-properties fo:background-color="#80FFFF" style:text-underline-type="single" style:text-underline-style="solid" style:text-underline-width="auto" style:text-underline-mode="continuous"/>
    </style:style>
    <style:style style:name="T8895" style:parent-style-name="Domyślnaczcionkaakapitu" style:family="text">
      <style:text-properties style:text-underline-type="single" style:text-underline-style="solid" style:text-underline-width="auto" style:text-underline-mode="continuous"/>
    </style:style>
    <style:style style:name="T8896" style:parent-style-name="Domyślnaczcionkaakapitu" style:family="text">
      <style:text-properties fo:background-color="#80FFFF" style:text-underline-type="single" style:text-underline-style="solid" style:text-underline-width="auto" style:text-underline-mode="continuous"/>
    </style:style>
    <style:style style:name="T8897" style:parent-style-name="Domyślnaczcionkaakapitu" style:family="text">
      <style:text-properties style:text-underline-type="single" style:text-underline-style="solid" style:text-underline-width="auto" style:text-underline-mode="continuous"/>
    </style:style>
    <style:style style:name="T8898" style:parent-style-name="Domyślnaczcionkaakapitu" style:family="text">
      <style:text-properties fo:background-color="#80FFFF" style:text-underline-type="single" style:text-underline-style="solid" style:text-underline-width="auto" style:text-underline-mode="continuous"/>
    </style:style>
    <style:style style:name="T8899" style:parent-style-name="Domyślnaczcionkaakapitu" style:family="text">
      <style:text-properties style:text-underline-type="single" style:text-underline-style="solid" style:text-underline-width="auto" style:text-underline-mode="continuous"/>
    </style:style>
    <style:style style:name="P8900" style:parent-style-name="Normalny" style:family="paragraph">
      <style:paragraph-properties fo:text-align="justify" fo:line-height="150%" fo:text-indent="0.2479in"/>
    </style:style>
    <style:style style:name="P8901" style:parent-style-name="Normalny" style:family="paragraph">
      <style:paragraph-properties fo:text-align="justify" fo:line-height="150%"/>
    </style:style>
    <style:style style:name="T8902" style:parent-style-name="Domyślnaczcionkaakapitu" style:family="text">
      <style:text-properties fo:background-color="#80FFFF" style:text-underline-type="single" style:text-underline-style="solid" style:text-underline-width="auto" style:text-underline-mode="continuous"/>
    </style:style>
    <style:style style:name="T8903" style:parent-style-name="Domyślnaczcionkaakapitu" style:family="text">
      <style:text-properties style:text-underline-type="single" style:text-underline-style="solid" style:text-underline-width="auto" style:text-underline-mode="continuous"/>
    </style:style>
    <style:style style:name="T8904" style:parent-style-name="Domyślnaczcionkaakapitu" style:family="text">
      <style:text-properties fo:background-color="#80FFFF" style:text-underline-type="single" style:text-underline-style="solid" style:text-underline-width="auto" style:text-underline-mode="continuous"/>
    </style:style>
    <style:style style:name="T8905" style:parent-style-name="Domyślnaczcionkaakapitu" style:family="text">
      <style:text-properties style:text-underline-type="single" style:text-underline-style="solid" style:text-underline-width="auto" style:text-underline-mode="continuous"/>
    </style:style>
    <style:style style:name="P8906" style:parent-style-name="Normalny" style:family="paragraph">
      <style:paragraph-properties fo:text-align="justify" fo:line-height="150%" fo:text-indent="0.2479in"/>
    </style:style>
    <style:style style:name="T8907" style:parent-style-name="Domyślnaczcionkaakapitu" style:family="text">
      <style:text-properties fo:background-color="#80FFFF"/>
    </style:style>
    <style:style style:name="P8908" style:parent-style-name="Normalny" style:family="paragraph">
      <style:paragraph-properties fo:text-align="justify" fo:line-height="150%"/>
    </style:style>
    <style:style style:name="T8909" style:parent-style-name="Domyślnaczcionkaakapitu" style:family="text">
      <style:text-properties style:text-underline-type="single" style:text-underline-style="solid" style:text-underline-width="auto" style:text-underline-mode="continuous"/>
    </style:style>
    <style:style style:name="T8910" style:parent-style-name="Domyślnaczcionkaakapitu" style:family="text">
      <style:text-properties fo:background-color="#80FFFF" style:text-underline-type="single" style:text-underline-style="solid" style:text-underline-width="auto" style:text-underline-mode="continuous"/>
    </style:style>
    <style:style style:name="T8911" style:parent-style-name="Domyślnaczcionkaakapitu" style:family="text">
      <style:text-properties style:text-underline-type="single" style:text-underline-style="solid" style:text-underline-width="auto" style:text-underline-mode="continuous"/>
    </style:style>
    <style:style style:name="T8912" style:parent-style-name="Domyślnaczcionkaakapitu" style:family="text">
      <style:text-properties fo:background-color="#80FFFF" style:text-underline-type="single" style:text-underline-style="solid" style:text-underline-width="auto" style:text-underline-mode="continuous"/>
    </style:style>
    <style:style style:name="T8913" style:parent-style-name="Domyślnaczcionkaakapitu" style:family="text">
      <style:text-properties style:text-underline-type="single" style:text-underline-style="solid" style:text-underline-width="auto" style:text-underline-mode="continuous"/>
    </style:style>
    <style:style style:name="T8914" style:parent-style-name="Domyślnaczcionkaakapitu" style:family="text">
      <style:text-properties fo:background-color="#80FFFF" style:text-underline-type="single" style:text-underline-style="solid" style:text-underline-width="auto" style:text-underline-mode="continuous"/>
    </style:style>
    <style:style style:name="T8915" style:parent-style-name="Domyślnaczcionkaakapitu" style:family="text">
      <style:text-properties style:text-underline-type="single" style:text-underline-style="solid" style:text-underline-width="auto" style:text-underline-mode="continuous"/>
    </style:style>
    <style:style style:name="P8916" style:parent-style-name="Normalny" style:family="paragraph">
      <style:paragraph-properties fo:text-align="justify" fo:line-height="150%" fo:text-indent="0.2479in"/>
    </style:style>
    <style:style style:name="P8917" style:parent-style-name="Normalny" style:family="paragraph">
      <style:paragraph-properties fo:text-align="justify" fo:line-height="150%"/>
    </style:style>
    <style:style style:name="T8918" style:parent-style-name="Domyślnaczcionkaakapitu" style:family="text">
      <style:text-properties fo:background-color="#80FFFF" style:text-underline-type="single" style:text-underline-style="solid" style:text-underline-width="auto" style:text-underline-mode="continuous"/>
    </style:style>
    <style:style style:name="T8919" style:parent-style-name="Domyślnaczcionkaakapitu" style:family="text">
      <style:text-properties style:text-underline-type="single" style:text-underline-style="solid" style:text-underline-width="auto" style:text-underline-mode="continuous"/>
    </style:style>
    <style:style style:name="T8920" style:parent-style-name="Domyślnaczcionkaakapitu" style:family="text">
      <style:text-properties fo:background-color="#80FFFF" style:text-underline-type="single" style:text-underline-style="solid" style:text-underline-width="auto" style:text-underline-mode="continuous"/>
    </style:style>
    <style:style style:name="T8921" style:parent-style-name="Domyślnaczcionkaakapitu" style:family="text">
      <style:text-properties style:text-underline-type="single" style:text-underline-style="solid" style:text-underline-width="auto" style:text-underline-mode="continuous"/>
    </style:style>
    <style:style style:name="P8922" style:parent-style-name="Normalny" style:family="paragraph">
      <style:paragraph-properties fo:text-align="justify" fo:line-height="150%" fo:text-indent="0.2479in"/>
    </style:style>
    <style:style style:name="T8923" style:parent-style-name="Domyślnaczcionkaakapitu" style:family="text">
      <style:text-properties fo:background-color="#80FFFF"/>
    </style:style>
    <style:style style:name="P8924" style:parent-style-name="Normalny" style:family="paragraph">
      <style:paragraph-properties fo:text-align="justify" fo:line-height="150%"/>
    </style:style>
    <style:style style:name="T8925" style:parent-style-name="Domyślnaczcionkaakapitu" style:family="text">
      <style:text-properties style:text-underline-type="single" style:text-underline-style="solid" style:text-underline-width="auto" style:text-underline-mode="continuous"/>
    </style:style>
    <style:style style:name="T8926" style:parent-style-name="Domyślnaczcionkaakapitu" style:family="text">
      <style:text-properties fo:background-color="#80FFFF" style:text-underline-type="single" style:text-underline-style="solid" style:text-underline-width="auto" style:text-underline-mode="continuous"/>
    </style:style>
    <style:style style:name="T8927" style:parent-style-name="Domyślnaczcionkaakapitu" style:family="text">
      <style:text-properties style:text-underline-type="single" style:text-underline-style="solid" style:text-underline-width="auto" style:text-underline-mode="continuous"/>
    </style:style>
    <style:style style:name="T8928" style:parent-style-name="Domyślnaczcionkaakapitu" style:family="text">
      <style:text-properties fo:background-color="#80FFFF" style:text-underline-type="single" style:text-underline-style="solid" style:text-underline-width="auto" style:text-underline-mode="continuous"/>
    </style:style>
    <style:style style:name="T8929" style:parent-style-name="Domyślnaczcionkaakapitu" style:family="text">
      <style:text-properties style:text-underline-type="single" style:text-underline-style="solid" style:text-underline-width="auto" style:text-underline-mode="continuous"/>
    </style:style>
    <style:style style:name="T8930" style:parent-style-name="Domyślnaczcionkaakapitu" style:family="text">
      <style:text-properties fo:background-color="#80FFFF" style:text-underline-type="single" style:text-underline-style="solid" style:text-underline-width="auto" style:text-underline-mode="continuous"/>
    </style:style>
    <style:style style:name="T8931" style:parent-style-name="Domyślnaczcionkaakapitu" style:family="text">
      <style:text-properties style:text-underline-type="single" style:text-underline-style="solid" style:text-underline-width="auto" style:text-underline-mode="continuous"/>
    </style:style>
    <style:style style:name="P8932" style:parent-style-name="Normalny" style:family="paragraph">
      <style:paragraph-properties fo:text-align="justify" fo:line-height="150%" fo:text-indent="0.2479in"/>
    </style:style>
    <style:style style:name="T8933" style:parent-style-name="Domyślnaczcionkaakapitu" style:family="text">
      <style:text-properties fo:background-color="#80FFFF"/>
    </style:style>
    <style:style style:name="T8934" style:parent-style-name="Domyślnaczcionkaakapitu" style:family="text">
      <style:text-properties fo:background-color="#80FFFF"/>
    </style:style>
    <style:style style:name="P8935" style:parent-style-name="Normalny" style:family="paragraph">
      <style:paragraph-properties fo:text-align="justify" fo:line-height="150%" fo:text-indent="0.2479in"/>
    </style:style>
    <style:style style:name="T8936" style:parent-style-name="Domyślnaczcionkaakapitu" style:family="text">
      <style:text-properties fo:background-color="#80FFFF"/>
    </style:style>
    <style:style style:name="T8937" style:parent-style-name="Domyślnaczcionkaakapitu" style:family="text">
      <style:text-properties fo:background-color="#80FFFF"/>
    </style:style>
    <style:style style:name="P8938" style:parent-style-name="Normalny" style:family="paragraph">
      <style:paragraph-properties fo:text-align="justify" fo:line-height="150%"/>
    </style:style>
    <style:style style:name="T8939" style:parent-style-name="Domyślnaczcionkaakapitu" style:family="text">
      <style:text-properties fo:background-color="#80FFFF" style:text-underline-type="single" style:text-underline-style="solid" style:text-underline-width="auto" style:text-underline-mode="continuous"/>
    </style:style>
    <style:style style:name="T8940" style:parent-style-name="Domyślnaczcionkaakapitu" style:family="text">
      <style:text-properties style:text-underline-type="single" style:text-underline-style="solid" style:text-underline-width="auto" style:text-underline-mode="continuous"/>
    </style:style>
    <style:style style:name="P8941" style:parent-style-name="Normalny" style:family="paragraph">
      <style:paragraph-properties fo:text-align="justify" fo:line-height="150%" fo:text-indent="0.2479in"/>
    </style:style>
    <style:style style:name="T8942" style:parent-style-name="Domyślnaczcionkaakapitu" style:family="text">
      <style:text-properties fo:background-color="#80FFFF"/>
    </style:style>
    <style:style style:name="T8943" style:parent-style-name="Domyślnaczcionkaakapitu" style:family="text">
      <style:text-properties fo:background-color="#80FFFF"/>
    </style:style>
    <style:style style:name="T8944" style:parent-style-name="Domyślnaczcionkaakapitu" style:family="text">
      <style:text-properties fo:background-color="#80FFFF"/>
    </style:style>
    <style:style style:name="T8945" style:parent-style-name="Domyślnaczcionkaakapitu" style:family="text">
      <style:text-properties fo:background-color="#80FFFF"/>
    </style:style>
    <style:style style:name="T8946" style:parent-style-name="Domyślnaczcionkaakapitu" style:family="text">
      <style:text-properties fo:background-color="#80FFFF"/>
    </style:style>
    <style:style style:name="T8947" style:parent-style-name="Domyślnaczcionkaakapitu" style:family="text">
      <style:text-properties fo:background-color="#80FFFF"/>
    </style:style>
    <style:style style:name="P8948" style:parent-style-name="Normalny" style:family="paragraph">
      <style:paragraph-properties fo:text-align="justify" fo:line-height="150%"/>
    </style:style>
    <style:style style:name="T8949" style:parent-style-name="Domyślnaczcionkaakapitu" style:family="text">
      <style:text-properties style:text-underline-type="single" style:text-underline-style="solid" style:text-underline-width="auto" style:text-underline-mode="continuous"/>
    </style:style>
    <style:style style:name="T8950" style:parent-style-name="Domyślnaczcionkaakapitu" style:family="text">
      <style:text-properties fo:background-color="#80FFFF" style:text-underline-type="single" style:text-underline-style="solid" style:text-underline-width="auto" style:text-underline-mode="continuous"/>
    </style:style>
    <style:style style:name="T8951" style:parent-style-name="Domyślnaczcionkaakapitu" style:family="text">
      <style:text-properties style:text-underline-type="single" style:text-underline-style="solid" style:text-underline-width="auto" style:text-underline-mode="continuous"/>
    </style:style>
    <style:style style:name="T8952" style:parent-style-name="Domyślnaczcionkaakapitu" style:family="text">
      <style:text-properties fo:background-color="#80FFFF" style:text-underline-type="single" style:text-underline-style="solid" style:text-underline-width="auto" style:text-underline-mode="continuous"/>
    </style:style>
    <style:style style:name="T8953" style:parent-style-name="Domyślnaczcionkaakapitu" style:family="text">
      <style:text-properties style:text-underline-type="single" style:text-underline-style="solid" style:text-underline-width="auto" style:text-underline-mode="continuous"/>
    </style:style>
    <style:style style:name="T8954" style:parent-style-name="Domyślnaczcionkaakapitu" style:family="text">
      <style:text-properties fo:background-color="#80FFFF" style:text-underline-type="single" style:text-underline-style="solid" style:text-underline-width="auto" style:text-underline-mode="continuous"/>
    </style:style>
    <style:style style:name="T8955" style:parent-style-name="Domyślnaczcionkaakapitu" style:family="text">
      <style:text-properties style:text-underline-type="single" style:text-underline-style="solid" style:text-underline-width="auto" style:text-underline-mode="continuous"/>
    </style:style>
    <style:style style:name="P8956" style:parent-style-name="Normalny" style:family="paragraph">
      <style:paragraph-properties fo:text-align="justify" fo:line-height="150%" fo:text-indent="0.2479in"/>
    </style:style>
    <style:style style:name="T8957" style:parent-style-name="Domyślnaczcionkaakapitu" style:family="text">
      <style:text-properties fo:background-color="#80FFFF"/>
    </style:style>
    <style:style style:name="T8958" style:parent-style-name="Domyślnaczcionkaakapitu" style:family="text">
      <style:text-properties fo:background-color="#80FFFF"/>
    </style:style>
    <style:style style:name="T8959" style:parent-style-name="Domyślnaczcionkaakapitu" style:family="text">
      <style:text-properties fo:background-color="#80FFFF"/>
    </style:style>
    <style:style style:name="T8960" style:parent-style-name="Domyślnaczcionkaakapitu" style:family="text">
      <style:text-properties fo:background-color="#80FFFF"/>
    </style:style>
    <style:style style:name="P8961" style:parent-style-name="Normalny" style:family="paragraph">
      <style:paragraph-properties fo:text-align="justify" fo:line-height="150%"/>
    </style:style>
    <style:style style:name="T8962" style:parent-style-name="Domyślnaczcionkaakapitu" style:family="text">
      <style:text-properties style:text-underline-type="single" style:text-underline-style="solid" style:text-underline-width="auto" style:text-underline-mode="continuous"/>
    </style:style>
    <style:style style:name="T8963" style:parent-style-name="Domyślnaczcionkaakapitu" style:family="text">
      <style:text-properties fo:background-color="#80FFFF" style:text-underline-type="single" style:text-underline-style="solid" style:text-underline-width="auto" style:text-underline-mode="continuous"/>
    </style:style>
    <style:style style:name="T8964" style:parent-style-name="Domyślnaczcionkaakapitu" style:family="text">
      <style:text-properties style:text-underline-type="single" style:text-underline-style="solid" style:text-underline-width="auto" style:text-underline-mode="continuous"/>
    </style:style>
    <style:style style:name="T8965" style:parent-style-name="Domyślnaczcionkaakapitu" style:family="text">
      <style:text-properties fo:background-color="#80FFFF" style:text-underline-type="single" style:text-underline-style="solid" style:text-underline-width="auto" style:text-underline-mode="continuous"/>
    </style:style>
    <style:style style:name="T8966" style:parent-style-name="Domyślnaczcionkaakapitu" style:family="text">
      <style:text-properties style:text-underline-type="single" style:text-underline-style="solid" style:text-underline-width="auto" style:text-underline-mode="continuous"/>
    </style:style>
    <style:style style:name="T8967" style:parent-style-name="Domyślnaczcionkaakapitu" style:family="text">
      <style:text-properties fo:background-color="#80FFFF" style:text-underline-type="single" style:text-underline-style="solid" style:text-underline-width="auto" style:text-underline-mode="continuous"/>
    </style:style>
    <style:style style:name="P8968" style:parent-style-name="Normalny" style:family="paragraph">
      <style:paragraph-properties fo:text-align="justify" fo:line-height="150%" fo:text-indent="0.2479in"/>
    </style:style>
    <style:style style:name="T8969" style:parent-style-name="Domyślnaczcionkaakapitu" style:family="text">
      <style:text-properties fo:background-color="#80FFFF"/>
    </style:style>
    <style:style style:name="P8970" style:parent-style-name="Normalny" style:family="paragraph">
      <style:paragraph-properties fo:text-align="justify" fo:line-height="150%"/>
    </style:style>
    <style:style style:name="T8971" style:parent-style-name="Domyślnaczcionkaakapitu" style:family="text">
      <style:text-properties style:text-underline-type="single" style:text-underline-style="solid" style:text-underline-width="auto" style:text-underline-mode="continuous"/>
    </style:style>
    <style:style style:name="T8972" style:parent-style-name="Domyślnaczcionkaakapitu" style:family="text">
      <style:text-properties fo:background-color="#80FFFF" style:text-underline-type="single" style:text-underline-style="solid" style:text-underline-width="auto" style:text-underline-mode="continuous"/>
    </style:style>
    <style:style style:name="T8973" style:parent-style-name="Domyślnaczcionkaakapitu" style:family="text">
      <style:text-properties style:text-underline-type="single" style:text-underline-style="solid" style:text-underline-width="auto" style:text-underline-mode="continuous"/>
    </style:style>
    <style:style style:name="T8974" style:parent-style-name="Domyślnaczcionkaakapitu" style:family="text">
      <style:text-properties fo:background-color="#80FFFF" style:text-underline-type="single" style:text-underline-style="solid" style:text-underline-width="auto" style:text-underline-mode="continuous"/>
    </style:style>
    <style:style style:name="T8975" style:parent-style-name="Domyślnaczcionkaakapitu" style:family="text">
      <style:text-properties style:text-underline-type="single" style:text-underline-style="solid" style:text-underline-width="auto" style:text-underline-mode="continuous"/>
    </style:style>
    <style:style style:name="T8976" style:parent-style-name="Domyślnaczcionkaakapitu" style:family="text">
      <style:text-properties fo:background-color="#80FFFF" style:text-underline-type="single" style:text-underline-style="solid" style:text-underline-width="auto" style:text-underline-mode="continuous"/>
    </style:style>
    <style:style style:name="T8977" style:parent-style-name="Domyślnaczcionkaakapitu" style:family="text">
      <style:text-properties style:text-underline-type="single" style:text-underline-style="solid" style:text-underline-width="auto" style:text-underline-mode="continuous"/>
    </style:style>
    <style:style style:name="P8978" style:parent-style-name="Normalny" style:family="paragraph">
      <style:paragraph-properties fo:text-align="justify" fo:line-height="150%" fo:text-indent="0.2479in"/>
    </style:style>
    <style:style style:name="T8979" style:parent-style-name="Domyślnaczcionkaakapitu" style:family="text">
      <style:text-properties fo:background-color="#80FFFF"/>
    </style:style>
    <style:style style:name="T8980" style:parent-style-name="Domyślnaczcionkaakapitu" style:family="text">
      <style:text-properties fo:background-color="#80FFFF"/>
    </style:style>
    <style:style style:name="P8981" style:parent-style-name="Normalny" style:family="paragraph">
      <style:paragraph-properties fo:text-align="justify" fo:line-height="150%"/>
    </style:style>
    <style:style style:name="T8982" style:parent-style-name="Domyślnaczcionkaakapitu" style:family="text">
      <style:text-properties style:text-underline-type="single" style:text-underline-style="solid" style:text-underline-width="auto" style:text-underline-mode="continuous"/>
    </style:style>
    <style:style style:name="T8983" style:parent-style-name="Domyślnaczcionkaakapitu" style:family="text">
      <style:text-properties fo:background-color="#80FFFF" style:text-underline-type="single" style:text-underline-style="solid" style:text-underline-width="auto" style:text-underline-mode="continuous"/>
    </style:style>
    <style:style style:name="T8984" style:parent-style-name="Domyślnaczcionkaakapitu" style:family="text">
      <style:text-properties style:text-underline-type="single" style:text-underline-style="solid" style:text-underline-width="auto" style:text-underline-mode="continuous"/>
    </style:style>
    <style:style style:name="T8985" style:parent-style-name="Domyślnaczcionkaakapitu" style:family="text">
      <style:text-properties fo:background-color="#80FFFF" style:text-underline-type="single" style:text-underline-style="solid" style:text-underline-width="auto" style:text-underline-mode="continuous"/>
    </style:style>
    <style:style style:name="T8986" style:parent-style-name="Domyślnaczcionkaakapitu" style:family="text">
      <style:text-properties style:text-underline-type="single" style:text-underline-style="solid" style:text-underline-width="auto" style:text-underline-mode="continuous"/>
    </style:style>
    <style:style style:name="T8987" style:parent-style-name="Domyślnaczcionkaakapitu" style:family="text">
      <style:text-properties fo:background-color="#80FFFF" style:text-underline-type="single" style:text-underline-style="solid" style:text-underline-width="auto" style:text-underline-mode="continuous"/>
    </style:style>
    <style:style style:name="P8988" style:parent-style-name="Normalny" style:family="paragraph">
      <style:paragraph-properties fo:text-align="justify" fo:line-height="150%" fo:text-indent="0.2479in"/>
    </style:style>
    <style:style style:name="T8989" style:parent-style-name="Domyślnaczcionkaakapitu" style:family="text">
      <style:text-properties fo:background-color="#80FFFF"/>
    </style:style>
    <style:style style:name="T8990" style:parent-style-name="Domyślnaczcionkaakapitu" style:family="text">
      <style:text-properties fo:background-color="#80FFFF"/>
    </style:style>
    <style:style style:name="P8991" style:parent-style-name="Normalny" style:family="paragraph">
      <style:paragraph-properties fo:text-align="justify" fo:line-height="150%"/>
    </style:style>
    <style:style style:name="T8992" style:parent-style-name="Domyślnaczcionkaakapitu" style:family="text">
      <style:text-properties style:text-underline-type="single" style:text-underline-style="solid" style:text-underline-width="auto" style:text-underline-mode="continuous"/>
    </style:style>
    <style:style style:name="T8993" style:parent-style-name="Domyślnaczcionkaakapitu" style:family="text">
      <style:text-properties fo:background-color="#80FFFF" style:text-underline-type="single" style:text-underline-style="solid" style:text-underline-width="auto" style:text-underline-mode="continuous"/>
    </style:style>
    <style:style style:name="T8994" style:parent-style-name="Domyślnaczcionkaakapitu" style:family="text">
      <style:text-properties style:text-underline-type="single" style:text-underline-style="solid" style:text-underline-width="auto" style:text-underline-mode="continuous"/>
    </style:style>
    <style:style style:name="T8995" style:parent-style-name="Domyślnaczcionkaakapitu" style:family="text">
      <style:text-properties fo:background-color="#80FFFF" style:text-underline-type="single" style:text-underline-style="solid" style:text-underline-width="auto" style:text-underline-mode="continuous"/>
    </style:style>
    <style:style style:name="T8996" style:parent-style-name="Domyślnaczcionkaakapitu" style:family="text">
      <style:text-properties style:text-underline-type="single" style:text-underline-style="solid" style:text-underline-width="auto" style:text-underline-mode="continuous"/>
    </style:style>
    <style:style style:name="T8997" style:parent-style-name="Domyślnaczcionkaakapitu" style:family="text">
      <style:text-properties fo:background-color="#80FFFF" style:text-underline-type="single" style:text-underline-style="solid" style:text-underline-width="auto" style:text-underline-mode="continuous"/>
    </style:style>
    <style:style style:name="T8998" style:parent-style-name="Domyślnaczcionkaakapitu" style:family="text">
      <style:text-properties style:text-underline-type="single" style:text-underline-style="solid" style:text-underline-width="auto" style:text-underline-mode="continuous"/>
    </style:style>
    <style:style style:name="P8999" style:parent-style-name="Normalny" style:family="paragraph">
      <style:paragraph-properties fo:text-align="justify" fo:line-height="150%" fo:text-indent="0.2479in"/>
    </style:style>
    <style:style style:name="T9000" style:parent-style-name="Domyślnaczcionkaakapitu" style:family="text">
      <style:text-properties fo:background-color="#80FFFF"/>
    </style:style>
    <style:style style:name="T9001" style:parent-style-name="Domyślnaczcionkaakapitu" style:family="text">
      <style:text-properties fo:background-color="#80FFFF"/>
    </style:style>
    <style:style style:name="T9002" style:parent-style-name="Domyślnaczcionkaakapitu" style:family="text">
      <style:text-properties fo:background-color="#80FFFF"/>
    </style:style>
    <style:style style:name="P9003" style:parent-style-name="Normalny" style:family="paragraph">
      <style:paragraph-properties fo:text-align="justify" fo:line-height="150%"/>
    </style:style>
    <style:style style:name="T9004" style:parent-style-name="Domyślnaczcionkaakapitu" style:family="text">
      <style:text-properties style:text-underline-type="single" style:text-underline-style="solid" style:text-underline-width="auto" style:text-underline-mode="continuous"/>
    </style:style>
    <style:style style:name="T9005" style:parent-style-name="Domyślnaczcionkaakapitu" style:family="text">
      <style:text-properties fo:background-color="#80FFFF" style:text-underline-type="single" style:text-underline-style="solid" style:text-underline-width="auto" style:text-underline-mode="continuous"/>
    </style:style>
    <style:style style:name="T9006" style:parent-style-name="Domyślnaczcionkaakapitu" style:family="text">
      <style:text-properties style:text-underline-type="single" style:text-underline-style="solid" style:text-underline-width="auto" style:text-underline-mode="continuous"/>
    </style:style>
    <style:style style:name="T9007" style:parent-style-name="Domyślnaczcionkaakapitu" style:family="text">
      <style:text-properties fo:background-color="#80FFFF" style:text-underline-type="single" style:text-underline-style="solid" style:text-underline-width="auto" style:text-underline-mode="continuous"/>
    </style:style>
    <style:style style:name="T9008" style:parent-style-name="Domyślnaczcionkaakapitu" style:family="text">
      <style:text-properties style:text-underline-type="single" style:text-underline-style="solid" style:text-underline-width="auto" style:text-underline-mode="continuous"/>
    </style:style>
    <style:style style:name="P9009" style:parent-style-name="Normalny" style:family="paragraph">
      <style:paragraph-properties fo:text-align="justify" fo:line-height="150%" fo:text-indent="0.2479in"/>
    </style:style>
    <style:style style:name="T9010" style:parent-style-name="Domyślnaczcionkaakapitu" style:family="text">
      <style:text-properties fo:background-color="#80FFFF"/>
    </style:style>
    <style:style style:name="T9011" style:parent-style-name="Domyślnaczcionkaakapitu" style:family="text">
      <style:text-properties fo:background-color="#80FFFF"/>
    </style:style>
    <style:style style:name="T9012" style:parent-style-name="Domyślnaczcionkaakapitu" style:family="text">
      <style:text-properties fo:background-color="#80FFFF"/>
    </style:style>
    <style:style style:name="T9013" style:parent-style-name="Domyślnaczcionkaakapitu" style:family="text">
      <style:text-properties fo:background-color="#80FFFF"/>
    </style:style>
    <style:style style:name="T9014" style:parent-style-name="Domyślnaczcionkaakapitu" style:family="text">
      <style:text-properties fo:background-color="#80FFFF"/>
    </style:style>
    <style:style style:name="P9015" style:parent-style-name="Normalny" style:family="paragraph">
      <style:paragraph-properties fo:text-align="justify" fo:line-height="150%"/>
    </style:style>
    <style:style style:name="T9016" style:parent-style-name="Domyślnaczcionkaakapitu" style:family="text">
      <style:text-properties style:text-underline-type="single" style:text-underline-style="solid" style:text-underline-width="auto" style:text-underline-mode="continuous"/>
    </style:style>
    <style:style style:name="T9017" style:parent-style-name="Domyślnaczcionkaakapitu" style:family="text">
      <style:text-properties fo:background-color="#80FFFF" style:text-underline-type="single" style:text-underline-style="solid" style:text-underline-width="auto" style:text-underline-mode="continuous"/>
    </style:style>
    <style:style style:name="T9018" style:parent-style-name="Domyślnaczcionkaakapitu" style:family="text">
      <style:text-properties style:text-underline-type="single" style:text-underline-style="solid" style:text-underline-width="auto" style:text-underline-mode="continuous"/>
    </style:style>
    <style:style style:name="T9019" style:parent-style-name="Domyślnaczcionkaakapitu" style:family="text">
      <style:text-properties fo:background-color="#80FFFF" style:text-underline-type="single" style:text-underline-style="solid" style:text-underline-width="auto" style:text-underline-mode="continuous"/>
    </style:style>
    <style:style style:name="T9020" style:parent-style-name="Domyślnaczcionkaakapitu" style:family="text">
      <style:text-properties style:text-underline-type="single" style:text-underline-style="solid" style:text-underline-width="auto" style:text-underline-mode="continuous"/>
    </style:style>
    <style:style style:name="T9021" style:parent-style-name="Domyślnaczcionkaakapitu" style:family="text">
      <style:text-properties fo:background-color="#80FFFF" style:text-underline-type="single" style:text-underline-style="solid" style:text-underline-width="auto" style:text-underline-mode="continuous"/>
    </style:style>
    <style:style style:name="P9022" style:parent-style-name="Normalny" style:family="paragraph">
      <style:paragraph-properties fo:text-align="justify" fo:line-height="150%" fo:text-indent="0.2479in"/>
    </style:style>
    <style:style style:name="T9023" style:parent-style-name="Domyślnaczcionkaakapitu" style:family="text">
      <style:text-properties fo:background-color="#80FFFF"/>
    </style:style>
    <style:style style:name="T9024" style:parent-style-name="Domyślnaczcionkaakapitu" style:family="text">
      <style:text-properties fo:background-color="#80FFFF"/>
    </style:style>
    <style:style style:name="P9025" style:parent-style-name="Normalny" style:family="paragraph">
      <style:paragraph-properties fo:text-align="justify" fo:line-height="150%"/>
    </style:style>
    <style:style style:name="T9026" style:parent-style-name="Domyślnaczcionkaakapitu" style:family="text">
      <style:text-properties style:text-underline-type="single" style:text-underline-style="solid" style:text-underline-width="auto" style:text-underline-mode="continuous"/>
    </style:style>
    <style:style style:name="T9027" style:parent-style-name="Domyślnaczcionkaakapitu" style:family="text">
      <style:text-properties fo:background-color="#80FFFF" style:text-underline-type="single" style:text-underline-style="solid" style:text-underline-width="auto" style:text-underline-mode="continuous"/>
    </style:style>
    <style:style style:name="T9028" style:parent-style-name="Domyślnaczcionkaakapitu" style:family="text">
      <style:text-properties style:text-underline-type="single" style:text-underline-style="solid" style:text-underline-width="auto" style:text-underline-mode="continuous"/>
    </style:style>
    <style:style style:name="T9029" style:parent-style-name="Domyślnaczcionkaakapitu" style:family="text">
      <style:text-properties fo:background-color="#80FFFF" style:text-underline-type="single" style:text-underline-style="solid" style:text-underline-width="auto" style:text-underline-mode="continuous"/>
    </style:style>
    <style:style style:name="T9030" style:parent-style-name="Domyślnaczcionkaakapitu" style:family="text">
      <style:text-properties style:text-underline-type="single" style:text-underline-style="solid" style:text-underline-width="auto" style:text-underline-mode="continuous"/>
    </style:style>
    <style:style style:name="P9031" style:parent-style-name="Normalny" style:family="paragraph">
      <style:paragraph-properties fo:text-align="justify" fo:line-height="150%" fo:text-indent="0.2479in"/>
    </style:style>
    <style:style style:name="T9032" style:parent-style-name="Domyślnaczcionkaakapitu" style:family="text">
      <style:text-properties fo:background-color="#80FFFF"/>
    </style:style>
    <style:style style:name="T9033" style:parent-style-name="Domyślnaczcionkaakapitu" style:family="text">
      <style:text-properties fo:background-color="#80FFFF"/>
    </style:style>
    <style:style style:name="P9034" style:parent-style-name="Normalny" style:family="paragraph">
      <style:paragraph-properties fo:text-align="justify" fo:line-height="150%"/>
    </style:style>
    <style:style style:name="T9035" style:parent-style-name="Domyślnaczcionkaakapitu" style:family="text">
      <style:text-properties style:text-underline-type="single" style:text-underline-style="solid" style:text-underline-width="auto" style:text-underline-mode="continuous"/>
    </style:style>
    <style:style style:name="T9036" style:parent-style-name="Domyślnaczcionkaakapitu" style:family="text">
      <style:text-properties fo:background-color="#80FFFF" style:text-underline-type="single" style:text-underline-style="solid" style:text-underline-width="auto" style:text-underline-mode="continuous"/>
    </style:style>
    <style:style style:name="T9037" style:parent-style-name="Domyślnaczcionkaakapitu" style:family="text">
      <style:text-properties style:text-underline-type="single" style:text-underline-style="solid" style:text-underline-width="auto" style:text-underline-mode="continuous"/>
    </style:style>
    <style:style style:name="T9038" style:parent-style-name="Domyślnaczcionkaakapitu" style:family="text">
      <style:text-properties fo:background-color="#80FFFF" style:text-underline-type="single" style:text-underline-style="solid" style:text-underline-width="auto" style:text-underline-mode="continuous"/>
    </style:style>
    <style:style style:name="T9039" style:parent-style-name="Domyślnaczcionkaakapitu" style:family="text">
      <style:text-properties style:text-underline-type="single" style:text-underline-style="solid" style:text-underline-width="auto" style:text-underline-mode="continuous"/>
    </style:style>
    <style:style style:name="T9040" style:parent-style-name="Domyślnaczcionkaakapitu" style:family="text">
      <style:text-properties fo:background-color="#80FFFF" style:text-underline-type="single" style:text-underline-style="solid" style:text-underline-width="auto" style:text-underline-mode="continuous"/>
    </style:style>
    <style:style style:name="T9041" style:parent-style-name="Domyślnaczcionkaakapitu" style:family="text">
      <style:text-properties style:text-underline-type="single" style:text-underline-style="solid" style:text-underline-width="auto" style:text-underline-mode="continuous"/>
    </style:style>
    <style:style style:name="P9042" style:parent-style-name="Normalny" style:family="paragraph">
      <style:paragraph-properties fo:text-align="justify" fo:line-height="150%" fo:text-indent="0.2479in"/>
    </style:style>
    <style:style style:name="T9043" style:parent-style-name="Domyślnaczcionkaakapitu" style:family="text">
      <style:text-properties fo:background-color="#80FFFF"/>
    </style:style>
    <style:style style:name="T9044" style:parent-style-name="Domyślnaczcionkaakapitu" style:family="text">
      <style:text-properties fo:background-color="#80FFFF"/>
    </style:style>
    <style:style style:name="T9045" style:parent-style-name="Domyślnaczcionkaakapitu" style:family="text">
      <style:text-properties fo:background-color="#80FFFF"/>
    </style:style>
    <style:style style:name="P9046" style:parent-style-name="Normalny" style:family="paragraph">
      <style:paragraph-properties fo:text-align="justify" fo:line-height="150%" fo:text-indent="0.2479in"/>
    </style:style>
    <style:style style:name="T9047" style:parent-style-name="Domyślnaczcionkaakapitu" style:family="text">
      <style:text-properties fo:background-color="#80FFFF"/>
    </style:style>
    <style:style style:name="P9048" style:parent-style-name="Normalny" style:family="paragraph">
      <style:paragraph-properties fo:text-align="justify" fo:line-height="150%"/>
    </style:style>
    <style:style style:name="T9049" style:parent-style-name="Domyślnaczcionkaakapitu" style:family="text">
      <style:text-properties style:text-underline-type="single" style:text-underline-style="solid" style:text-underline-width="auto" style:text-underline-mode="continuous"/>
    </style:style>
    <style:style style:name="T9050" style:parent-style-name="Domyślnaczcionkaakapitu" style:family="text">
      <style:text-properties fo:background-color="#80FFFF" style:text-underline-type="single" style:text-underline-style="solid" style:text-underline-width="auto" style:text-underline-mode="continuous"/>
    </style:style>
    <style:style style:name="T9051" style:parent-style-name="Domyślnaczcionkaakapitu" style:family="text">
      <style:text-properties style:text-underline-type="single" style:text-underline-style="solid" style:text-underline-width="auto" style:text-underline-mode="continuous"/>
    </style:style>
    <style:style style:name="T9052" style:parent-style-name="Domyślnaczcionkaakapitu" style:family="text">
      <style:text-properties fo:background-color="#80FFFF" style:text-underline-type="single" style:text-underline-style="solid" style:text-underline-width="auto" style:text-underline-mode="continuous"/>
    </style:style>
    <style:style style:name="T9053" style:parent-style-name="Domyślnaczcionkaakapitu" style:family="text">
      <style:text-properties style:text-underline-type="single" style:text-underline-style="solid" style:text-underline-width="auto" style:text-underline-mode="continuous"/>
    </style:style>
    <style:style style:name="P9054" style:parent-style-name="Normalny" style:family="paragraph">
      <style:paragraph-properties fo:text-align="justify" fo:line-height="150%" fo:text-indent="0.2479in"/>
    </style:style>
    <style:style style:name="T9055" style:parent-style-name="Domyślnaczcionkaakapitu" style:family="text">
      <style:text-properties fo:background-color="#80FFFF"/>
    </style:style>
    <style:style style:name="T9056" style:parent-style-name="Domyślnaczcionkaakapitu" style:family="text">
      <style:text-properties fo:background-color="#80FFFF"/>
    </style:style>
    <style:style style:name="P9057" style:parent-style-name="Normalny" style:family="paragraph">
      <style:paragraph-properties fo:text-align="justify" fo:line-height="150%"/>
    </style:style>
    <style:style style:name="T9058" style:parent-style-name="Domyślnaczcionkaakapitu" style:family="text">
      <style:text-properties style:text-underline-type="single" style:text-underline-style="solid" style:text-underline-width="auto" style:text-underline-mode="continuous"/>
    </style:style>
    <style:style style:name="T9059" style:parent-style-name="Domyślnaczcionkaakapitu" style:family="text">
      <style:text-properties fo:background-color="#80FFFF" style:text-underline-type="single" style:text-underline-style="solid" style:text-underline-width="auto" style:text-underline-mode="continuous"/>
    </style:style>
    <style:style style:name="T9060" style:parent-style-name="Domyślnaczcionkaakapitu" style:family="text">
      <style:text-properties style:text-underline-type="single" style:text-underline-style="solid" style:text-underline-width="auto" style:text-underline-mode="continuous"/>
    </style:style>
    <style:style style:name="T9061" style:parent-style-name="Domyślnaczcionkaakapitu" style:family="text">
      <style:text-properties fo:background-color="#80FFFF" style:text-underline-type="single" style:text-underline-style="solid" style:text-underline-width="auto" style:text-underline-mode="continuous"/>
    </style:style>
    <style:style style:name="T9062" style:parent-style-name="Domyślnaczcionkaakapitu" style:family="text">
      <style:text-properties style:text-underline-type="single" style:text-underline-style="solid" style:text-underline-width="auto" style:text-underline-mode="continuous"/>
    </style:style>
    <style:style style:name="T9063" style:parent-style-name="Domyślnaczcionkaakapitu" style:family="text">
      <style:text-properties fo:background-color="#80FFFF" style:text-underline-type="single" style:text-underline-style="solid" style:text-underline-width="auto" style:text-underline-mode="continuous"/>
    </style:style>
    <style:style style:name="T9064" style:parent-style-name="Domyślnaczcionkaakapitu" style:family="text">
      <style:text-properties style:text-underline-type="single" style:text-underline-style="solid" style:text-underline-width="auto" style:text-underline-mode="continuous"/>
    </style:style>
    <style:style style:name="P9065" style:parent-style-name="Normalny" style:family="paragraph">
      <style:paragraph-properties fo:text-align="justify" fo:line-height="150%" fo:text-indent="0.2479in"/>
    </style:style>
    <style:style style:name="T9066" style:parent-style-name="Domyślnaczcionkaakapitu" style:family="text">
      <style:text-properties fo:background-color="#80FFFF"/>
    </style:style>
    <style:style style:name="P9067" style:parent-style-name="Normalny" style:family="paragraph">
      <style:paragraph-properties fo:text-align="justify" fo:line-height="150%"/>
    </style:style>
    <style:style style:name="T9068" style:parent-style-name="Domyślnaczcionkaakapitu" style:family="text">
      <style:text-properties fo:background-color="#80FFFF" style:text-underline-type="single" style:text-underline-style="solid" style:text-underline-width="auto" style:text-underline-mode="continuous"/>
    </style:style>
    <style:style style:name="T9069" style:parent-style-name="Domyślnaczcionkaakapitu" style:family="text">
      <style:text-properties style:text-underline-type="single" style:text-underline-style="solid" style:text-underline-width="auto" style:text-underline-mode="continuous"/>
    </style:style>
    <style:style style:name="T9070" style:parent-style-name="Domyślnaczcionkaakapitu" style:family="text">
      <style:text-properties fo:background-color="#80FFFF" style:text-underline-type="single" style:text-underline-style="solid" style:text-underline-width="auto" style:text-underline-mode="continuous"/>
    </style:style>
    <style:style style:name="T9071" style:parent-style-name="Domyślnaczcionkaakapitu" style:family="text">
      <style:text-properties style:text-underline-type="single" style:text-underline-style="solid" style:text-underline-width="auto" style:text-underline-mode="continuous"/>
    </style:style>
    <style:style style:name="P9072" style:parent-style-name="Normalny" style:family="paragraph">
      <style:paragraph-properties fo:text-align="justify" fo:line-height="150%" fo:text-indent="0.2479in"/>
    </style:style>
    <style:style style:name="T9073" style:parent-style-name="Domyślnaczcionkaakapitu" style:family="text">
      <style:text-properties fo:background-color="#80FFFF"/>
    </style:style>
    <style:style style:name="P9074" style:parent-style-name="Normalny" style:family="paragraph">
      <style:paragraph-properties fo:text-align="justify" fo:line-height="150%"/>
    </style:style>
    <style:style style:name="T9075" style:parent-style-name="Domyślnaczcionkaakapitu" style:family="text">
      <style:text-properties style:text-underline-type="single" style:text-underline-style="solid" style:text-underline-width="auto" style:text-underline-mode="continuous"/>
    </style:style>
    <style:style style:name="T9076" style:parent-style-name="Domyślnaczcionkaakapitu" style:family="text">
      <style:text-properties fo:background-color="#80FFFF" style:text-underline-type="single" style:text-underline-style="solid" style:text-underline-width="auto" style:text-underline-mode="continuous"/>
    </style:style>
    <style:style style:name="T9077" style:parent-style-name="Domyślnaczcionkaakapitu" style:family="text">
      <style:text-properties style:text-underline-type="single" style:text-underline-style="solid" style:text-underline-width="auto" style:text-underline-mode="continuous"/>
    </style:style>
    <style:style style:name="T9078" style:parent-style-name="Domyślnaczcionkaakapitu" style:family="text">
      <style:text-properties fo:background-color="#80FFFF" style:text-underline-type="single" style:text-underline-style="solid" style:text-underline-width="auto" style:text-underline-mode="continuous"/>
    </style:style>
    <style:style style:name="T9079" style:parent-style-name="Domyślnaczcionkaakapitu" style:family="text">
      <style:text-properties style:text-underline-type="single" style:text-underline-style="solid" style:text-underline-width="auto" style:text-underline-mode="continuous"/>
    </style:style>
    <style:style style:name="T9080" style:parent-style-name="Domyślnaczcionkaakapitu" style:family="text">
      <style:text-properties fo:background-color="#80FFFF" style:text-underline-type="single" style:text-underline-style="solid" style:text-underline-width="auto" style:text-underline-mode="continuous"/>
    </style:style>
    <style:style style:name="T9081" style:parent-style-name="Domyślnaczcionkaakapitu" style:family="text">
      <style:text-properties style:text-underline-type="single" style:text-underline-style="solid" style:text-underline-width="auto" style:text-underline-mode="continuous"/>
    </style:style>
    <style:style style:name="P9082" style:parent-style-name="Normalny" style:family="paragraph">
      <style:paragraph-properties fo:text-align="justify" fo:line-height="150%" fo:text-indent="0.2479in"/>
    </style:style>
    <style:style style:name="P9083" style:parent-style-name="Normalny" style:family="paragraph">
      <style:paragraph-properties fo:text-align="justify" fo:line-height="150%"/>
    </style:style>
    <style:style style:name="T9084" style:parent-style-name="Domyślnaczcionkaakapitu" style:family="text">
      <style:text-properties fo:background-color="#80FFFF" style:text-underline-type="single" style:text-underline-style="solid" style:text-underline-width="auto" style:text-underline-mode="continuous"/>
    </style:style>
    <style:style style:name="T9085" style:parent-style-name="Domyślnaczcionkaakapitu" style:family="text">
      <style:text-properties style:text-underline-type="single" style:text-underline-style="solid" style:text-underline-width="auto" style:text-underline-mode="continuous"/>
    </style:style>
    <style:style style:name="T9086" style:parent-style-name="Domyślnaczcionkaakapitu" style:family="text">
      <style:text-properties fo:background-color="#80FFFF" style:text-underline-type="single" style:text-underline-style="solid" style:text-underline-width="auto" style:text-underline-mode="continuous"/>
    </style:style>
    <style:style style:name="T9087" style:parent-style-name="Domyślnaczcionkaakapitu" style:family="text">
      <style:text-properties style:text-underline-type="single" style:text-underline-style="solid" style:text-underline-width="auto" style:text-underline-mode="continuous"/>
    </style:style>
    <style:style style:name="P9088" style:parent-style-name="Normalny" style:family="paragraph">
      <style:paragraph-properties fo:text-align="justify" fo:line-height="150%" fo:text-indent="0.2479in"/>
    </style:style>
    <style:style style:name="T9089" style:parent-style-name="Domyślnaczcionkaakapitu" style:family="text">
      <style:text-properties fo:background-color="#80FFFF"/>
    </style:style>
    <style:style style:name="T9090" style:parent-style-name="Domyślnaczcionkaakapitu" style:family="text">
      <style:text-properties fo:background-color="#80FFFF"/>
    </style:style>
    <style:style style:name="P9091" style:parent-style-name="Normalny" style:family="paragraph">
      <style:paragraph-properties fo:text-align="justify" fo:line-height="150%"/>
    </style:style>
    <style:style style:name="T9092" style:parent-style-name="Domyślnaczcionkaakapitu" style:family="text">
      <style:text-properties style:text-underline-type="single" style:text-underline-style="solid" style:text-underline-width="auto" style:text-underline-mode="continuous"/>
    </style:style>
    <style:style style:name="T9093" style:parent-style-name="Domyślnaczcionkaakapitu" style:family="text">
      <style:text-properties fo:background-color="#80FFFF" style:text-underline-type="single" style:text-underline-style="solid" style:text-underline-width="auto" style:text-underline-mode="continuous"/>
    </style:style>
    <style:style style:name="T9094" style:parent-style-name="Domyślnaczcionkaakapitu" style:family="text">
      <style:text-properties style:text-underline-type="single" style:text-underline-style="solid" style:text-underline-width="auto" style:text-underline-mode="continuous"/>
    </style:style>
    <style:style style:name="T9095" style:parent-style-name="Domyślnaczcionkaakapitu" style:family="text">
      <style:text-properties fo:background-color="#80FFFF" style:text-underline-type="single" style:text-underline-style="solid" style:text-underline-width="auto" style:text-underline-mode="continuous"/>
    </style:style>
    <style:style style:name="T9096" style:parent-style-name="Domyślnaczcionkaakapitu" style:family="text">
      <style:text-properties style:text-underline-type="single" style:text-underline-style="solid" style:text-underline-width="auto" style:text-underline-mode="continuous"/>
    </style:style>
    <style:style style:name="T9097" style:parent-style-name="Domyślnaczcionkaakapitu" style:family="text">
      <style:text-properties fo:background-color="#80FFFF" style:text-underline-type="single" style:text-underline-style="solid" style:text-underline-width="auto" style:text-underline-mode="continuous"/>
    </style:style>
    <style:style style:name="T9098" style:parent-style-name="Domyślnaczcionkaakapitu" style:family="text">
      <style:text-properties style:text-underline-type="single" style:text-underline-style="solid" style:text-underline-width="auto" style:text-underline-mode="continuous"/>
    </style:style>
    <style:style style:name="P9099" style:parent-style-name="Normalny" style:family="paragraph">
      <style:paragraph-properties fo:text-align="justify" fo:line-height="150%" fo:text-indent="0.2479in"/>
    </style:style>
    <style:style style:name="T9100" style:parent-style-name="Domyślnaczcionkaakapitu" style:family="text">
      <style:text-properties fo:background-color="#80FFFF"/>
    </style:style>
    <style:style style:name="T9101" style:parent-style-name="Domyślnaczcionkaakapitu" style:family="text">
      <style:text-properties fo:background-color="#80FFFF"/>
    </style:style>
    <style:style style:name="T9102" style:parent-style-name="Domyślnaczcionkaakapitu" style:family="text">
      <style:text-properties fo:background-color="#80FFFF"/>
    </style:style>
    <style:style style:name="T9103" style:parent-style-name="Domyślnaczcionkaakapitu" style:family="text">
      <style:text-properties fo:background-color="#80FFFF"/>
    </style:style>
    <style:style style:name="P9104" style:parent-style-name="Normalny" style:family="paragraph">
      <style:paragraph-properties fo:text-align="justify" fo:line-height="150%"/>
    </style:style>
    <style:style style:name="T9105" style:parent-style-name="Domyślnaczcionkaakapitu" style:family="text">
      <style:text-properties fo:background-color="#80FFFF" style:text-underline-type="single" style:text-underline-style="solid" style:text-underline-width="auto" style:text-underline-mode="continuous"/>
    </style:style>
    <style:style style:name="P9106" style:parent-style-name="Normalny" style:family="paragraph">
      <style:paragraph-properties fo:text-align="justify" fo:line-height="150%" fo:text-indent="0.2479in"/>
    </style:style>
    <style:style style:name="T9107" style:parent-style-name="Domyślnaczcionkaakapitu" style:family="text">
      <style:text-properties fo:background-color="#80FFFF"/>
    </style:style>
    <style:style style:name="T9108" style:parent-style-name="Domyślnaczcionkaakapitu" style:family="text">
      <style:text-properties fo:background-color="#80FFFF"/>
    </style:style>
    <style:style style:name="T9109" style:parent-style-name="Domyślnaczcionkaakapitu" style:family="text">
      <style:text-properties fo:background-color="#80FFFF"/>
    </style:style>
    <style:style style:name="T9110" style:parent-style-name="Domyślnaczcionkaakapitu" style:family="text">
      <style:text-properties fo:background-color="#80FFFF"/>
    </style:style>
    <style:style style:name="P9111" style:parent-style-name="Normalny" style:family="paragraph">
      <style:paragraph-properties fo:text-align="justify" fo:line-height="150%"/>
    </style:style>
    <style:style style:name="T9112" style:parent-style-name="Domyślnaczcionkaakapitu" style:family="text">
      <style:text-properties fo:background-color="#80FFFF" style:text-underline-type="single" style:text-underline-style="solid" style:text-underline-width="auto" style:text-underline-mode="continuous"/>
    </style:style>
    <style:style style:name="T9113" style:parent-style-name="Domyślnaczcionkaakapitu" style:family="text">
      <style:text-properties style:text-underline-type="single" style:text-underline-style="solid" style:text-underline-width="auto" style:text-underline-mode="continuous"/>
    </style:style>
    <style:style style:name="T9114" style:parent-style-name="Domyślnaczcionkaakapitu" style:family="text">
      <style:text-properties fo:background-color="#80FFFF" style:text-underline-type="single" style:text-underline-style="solid" style:text-underline-width="auto" style:text-underline-mode="continuous"/>
    </style:style>
    <style:style style:name="T9115" style:parent-style-name="Domyślnaczcionkaakapitu" style:family="text">
      <style:text-properties style:text-underline-type="single" style:text-underline-style="solid" style:text-underline-width="auto" style:text-underline-mode="continuous"/>
    </style:style>
    <style:style style:name="T9116" style:parent-style-name="Domyślnaczcionkaakapitu" style:family="text">
      <style:text-properties fo:background-color="#80FFFF" style:text-underline-type="single" style:text-underline-style="solid" style:text-underline-width="auto" style:text-underline-mode="continuous"/>
    </style:style>
    <style:style style:name="T9117" style:parent-style-name="Domyślnaczcionkaakapitu" style:family="text">
      <style:text-properties style:text-underline-type="single" style:text-underline-style="solid" style:text-underline-width="auto" style:text-underline-mode="continuous"/>
    </style:style>
    <style:style style:name="T9118" style:parent-style-name="Domyślnaczcionkaakapitu" style:family="text">
      <style:text-properties fo:background-color="#80FFFF" style:text-underline-type="single" style:text-underline-style="solid" style:text-underline-width="auto" style:text-underline-mode="continuous"/>
    </style:style>
    <style:style style:name="T9119" style:parent-style-name="Domyślnaczcionkaakapitu" style:family="text">
      <style:text-properties style:text-underline-type="single" style:text-underline-style="solid" style:text-underline-width="auto" style:text-underline-mode="continuous"/>
    </style:style>
    <style:style style:name="P9120" style:parent-style-name="Normalny" style:family="paragraph">
      <style:paragraph-properties fo:text-align="justify" fo:line-height="150%" fo:text-indent="0.2479in"/>
    </style:style>
    <style:style style:name="P9121" style:parent-style-name="Normalny" style:family="paragraph">
      <style:paragraph-properties fo:text-align="justify" fo:line-height="150%"/>
    </style:style>
    <style:style style:name="T9122" style:parent-style-name="Domyślnaczcionkaakapitu" style:family="text">
      <style:text-properties style:text-underline-type="single" style:text-underline-style="solid" style:text-underline-width="auto" style:text-underline-mode="continuous"/>
    </style:style>
    <style:style style:name="T9123" style:parent-style-name="Domyślnaczcionkaakapitu" style:family="text">
      <style:text-properties fo:background-color="#80FFFF" style:text-underline-type="single" style:text-underline-style="solid" style:text-underline-width="auto" style:text-underline-mode="continuous"/>
    </style:style>
    <style:style style:name="T9124" style:parent-style-name="Domyślnaczcionkaakapitu" style:family="text">
      <style:text-properties style:text-underline-type="single" style:text-underline-style="solid" style:text-underline-width="auto" style:text-underline-mode="continuous"/>
    </style:style>
    <style:style style:name="T9125" style:parent-style-name="Domyślnaczcionkaakapitu" style:family="text">
      <style:text-properties fo:background-color="#80FFFF" style:text-underline-type="single" style:text-underline-style="solid" style:text-underline-width="auto" style:text-underline-mode="continuous"/>
    </style:style>
    <style:style style:name="T9126" style:parent-style-name="Domyślnaczcionkaakapitu" style:family="text">
      <style:text-properties style:text-underline-type="single" style:text-underline-style="solid" style:text-underline-width="auto" style:text-underline-mode="continuous"/>
    </style:style>
    <style:style style:name="T9127" style:parent-style-name="Domyślnaczcionkaakapitu" style:family="text">
      <style:text-properties fo:background-color="#80FFFF" style:text-underline-type="single" style:text-underline-style="solid" style:text-underline-width="auto" style:text-underline-mode="continuous"/>
    </style:style>
    <style:style style:name="T9128" style:parent-style-name="Domyślnaczcionkaakapitu" style:family="text">
      <style:text-properties style:text-underline-type="single" style:text-underline-style="solid" style:text-underline-width="auto" style:text-underline-mode="continuous"/>
    </style:style>
    <style:style style:name="P9129" style:parent-style-name="Normalny" style:family="paragraph">
      <style:paragraph-properties fo:text-align="justify" fo:line-height="150%" fo:text-indent="0.2479in"/>
    </style:style>
    <style:style style:name="T9130" style:parent-style-name="Domyślnaczcionkaakapitu" style:family="text">
      <style:text-properties fo:background-color="#80FFFF"/>
    </style:style>
    <style:style style:name="T9131" style:parent-style-name="Domyślnaczcionkaakapitu" style:family="text">
      <style:text-properties fo:background-color="#80FFFF"/>
    </style:style>
    <style:style style:name="T9132" style:parent-style-name="Domyślnaczcionkaakapitu" style:family="text">
      <style:text-properties fo:background-color="#80FFFF"/>
    </style:style>
    <style:style style:name="T9133" style:parent-style-name="Domyślnaczcionkaakapitu" style:family="text">
      <style:text-properties fo:background-color="#80FFFF"/>
    </style:style>
    <style:style style:name="T9134" style:parent-style-name="Domyślnaczcionkaakapitu" style:family="text">
      <style:text-properties fo:background-color="#80FFFF"/>
    </style:style>
    <style:style style:name="T9135" style:parent-style-name="Domyślnaczcionkaakapitu" style:family="text">
      <style:text-properties fo:background-color="#80FFFF"/>
    </style:style>
    <style:style style:name="P9136" style:parent-style-name="Normalny" style:family="paragraph">
      <style:paragraph-properties fo:text-align="justify" fo:line-height="150%"/>
    </style:style>
    <style:style style:name="T9137" style:parent-style-name="Domyślnaczcionkaakapitu" style:family="text">
      <style:text-properties fo:background-color="#80FFFF" style:text-underline-type="single" style:text-underline-style="solid" style:text-underline-width="auto" style:text-underline-mode="continuous"/>
    </style:style>
    <style:style style:name="P9138" style:parent-style-name="Normalny" style:family="paragraph">
      <style:paragraph-properties fo:text-align="justify" fo:line-height="150%" fo:text-indent="0.2479in"/>
    </style:style>
    <style:style style:name="T9139" style:parent-style-name="Domyślnaczcionkaakapitu" style:family="text">
      <style:text-properties fo:background-color="#80FFFF"/>
    </style:style>
    <style:style style:name="T9140" style:parent-style-name="Domyślnaczcionkaakapitu" style:family="text">
      <style:text-properties fo:background-color="#80FFFF"/>
    </style:style>
    <style:style style:name="T9141" style:parent-style-name="Domyślnaczcionkaakapitu" style:family="text">
      <style:text-properties fo:background-color="#80FFFF"/>
    </style:style>
    <style:style style:name="P9142" style:parent-style-name="Normalny" style:family="paragraph">
      <style:paragraph-properties fo:text-align="justify" fo:line-height="150%"/>
    </style:style>
    <style:style style:name="T9143" style:parent-style-name="Domyślnaczcionkaakapitu" style:family="text">
      <style:text-properties fo:background-color="#80FFFF" style:text-underline-type="single" style:text-underline-style="solid" style:text-underline-width="auto" style:text-underline-mode="continuous"/>
    </style:style>
    <style:style style:name="T9144" style:parent-style-name="Domyślnaczcionkaakapitu" style:family="text">
      <style:text-properties style:text-underline-type="single" style:text-underline-style="solid" style:text-underline-width="auto" style:text-underline-mode="continuous"/>
    </style:style>
    <style:style style:name="T9145" style:parent-style-name="Domyślnaczcionkaakapitu" style:family="text">
      <style:text-properties fo:background-color="#80FFFF" style:text-underline-type="single" style:text-underline-style="solid" style:text-underline-width="auto" style:text-underline-mode="continuous"/>
    </style:style>
    <style:style style:name="T9146" style:parent-style-name="Domyślnaczcionkaakapitu" style:family="text">
      <style:text-properties style:text-underline-type="single" style:text-underline-style="solid" style:text-underline-width="auto" style:text-underline-mode="continuous"/>
    </style:style>
    <style:style style:name="T9147" style:parent-style-name="Domyślnaczcionkaakapitu" style:family="text">
      <style:text-properties fo:background-color="#80FFFF" style:text-underline-type="single" style:text-underline-style="solid" style:text-underline-width="auto" style:text-underline-mode="continuous"/>
    </style:style>
    <style:style style:name="T9148" style:parent-style-name="Domyślnaczcionkaakapitu" style:family="text">
      <style:text-properties style:text-underline-type="single" style:text-underline-style="solid" style:text-underline-width="auto" style:text-underline-mode="continuous"/>
    </style:style>
    <style:style style:name="T9149" style:parent-style-name="Domyślnaczcionkaakapitu" style:family="text">
      <style:text-properties fo:background-color="#80FFFF" style:text-underline-type="single" style:text-underline-style="solid" style:text-underline-width="auto" style:text-underline-mode="continuous"/>
    </style:style>
    <style:style style:name="T9150" style:parent-style-name="Domyślnaczcionkaakapitu" style:family="text">
      <style:text-properties style:text-underline-type="single" style:text-underline-style="solid" style:text-underline-width="auto" style:text-underline-mode="continuous"/>
    </style:style>
    <style:style style:name="P9151" style:parent-style-name="Normalny" style:family="paragraph">
      <style:paragraph-properties fo:text-align="justify" fo:line-height="150%" fo:text-indent="0.2479in"/>
    </style:style>
    <style:style style:name="T9152" style:parent-style-name="Domyślnaczcionkaakapitu" style:family="text">
      <style:text-properties fo:background-color="#80FFFF"/>
    </style:style>
    <style:style style:name="T9153" style:parent-style-name="Domyślnaczcionkaakapitu" style:family="text">
      <style:text-properties fo:background-color="#80FFFF"/>
    </style:style>
    <style:style style:name="T9154" style:parent-style-name="Domyślnaczcionkaakapitu" style:family="text">
      <style:text-properties fo:background-color="#80FFFF"/>
    </style:style>
    <style:style style:name="P9155" style:parent-style-name="Normalny" style:family="paragraph">
      <style:paragraph-properties fo:text-align="justify" fo:line-height="150%"/>
    </style:style>
    <style:style style:name="T9156" style:parent-style-name="Domyślnaczcionkaakapitu" style:family="text">
      <style:text-properties style:text-underline-type="single" style:text-underline-style="solid" style:text-underline-width="auto" style:text-underline-mode="continuous"/>
    </style:style>
    <style:style style:name="T9157" style:parent-style-name="Domyślnaczcionkaakapitu" style:family="text">
      <style:text-properties fo:background-color="#80FFFF" style:text-underline-type="single" style:text-underline-style="solid" style:text-underline-width="auto" style:text-underline-mode="continuous"/>
    </style:style>
    <style:style style:name="T9158" style:parent-style-name="Domyślnaczcionkaakapitu" style:family="text">
      <style:text-properties style:text-underline-type="single" style:text-underline-style="solid" style:text-underline-width="auto" style:text-underline-mode="continuous"/>
    </style:style>
    <style:style style:name="T9159" style:parent-style-name="Domyślnaczcionkaakapitu" style:family="text">
      <style:text-properties fo:background-color="#80FFFF" style:text-underline-type="single" style:text-underline-style="solid" style:text-underline-width="auto" style:text-underline-mode="continuous"/>
    </style:style>
    <style:style style:name="T9160" style:parent-style-name="Domyślnaczcionkaakapitu" style:family="text">
      <style:text-properties style:text-underline-type="single" style:text-underline-style="solid" style:text-underline-width="auto" style:text-underline-mode="continuous"/>
    </style:style>
    <style:style style:name="T9161" style:parent-style-name="Domyślnaczcionkaakapitu" style:family="text">
      <style:text-properties fo:background-color="#80FFFF" style:text-underline-type="single" style:text-underline-style="solid" style:text-underline-width="auto" style:text-underline-mode="continuous"/>
    </style:style>
    <style:style style:name="T9162" style:parent-style-name="Domyślnaczcionkaakapitu" style:family="text">
      <style:text-properties style:text-underline-type="single" style:text-underline-style="solid" style:text-underline-width="auto" style:text-underline-mode="continuous"/>
    </style:style>
    <style:style style:name="P9163" style:parent-style-name="Normalny" style:family="paragraph">
      <style:paragraph-properties fo:text-align="justify" fo:line-height="150%" fo:text-indent="0.2479in"/>
    </style:style>
    <style:style style:name="T9164" style:parent-style-name="Domyślnaczcionkaakapitu" style:family="text">
      <style:text-properties fo:background-color="#80FFFF"/>
    </style:style>
    <style:style style:name="T9165" style:parent-style-name="Domyślnaczcionkaakapitu" style:family="text">
      <style:text-properties fo:background-color="#80FFFF"/>
    </style:style>
    <style:style style:name="T9166" style:parent-style-name="Domyślnaczcionkaakapitu" style:family="text">
      <style:text-properties fo:background-color="#80FFFF"/>
    </style:style>
    <style:style style:name="T9167" style:parent-style-name="Domyślnaczcionkaakapitu" style:family="text">
      <style:text-properties fo:background-color="#80FFFF"/>
    </style:style>
    <style:style style:name="T9168" style:parent-style-name="Domyślnaczcionkaakapitu" style:family="text">
      <style:text-properties fo:background-color="#80FFFF"/>
    </style:style>
    <style:style style:name="P9169" style:parent-style-name="Normalny" style:family="paragraph">
      <style:paragraph-properties fo:text-align="justify" fo:line-height="150%" fo:text-indent="0.2479in"/>
    </style:style>
    <style:style style:name="P9170" style:parent-style-name="Normalny" style:family="paragraph">
      <style:paragraph-properties fo:text-align="justify" fo:line-height="150%"/>
    </style:style>
    <style:style style:name="T9171" style:parent-style-name="Domyślnaczcionkaakapitu" style:family="text">
      <style:text-properties style:text-underline-type="single" style:text-underline-style="solid" style:text-underline-width="auto" style:text-underline-mode="continuous"/>
    </style:style>
    <style:style style:name="T9172" style:parent-style-name="Domyślnaczcionkaakapitu" style:family="text">
      <style:text-properties fo:background-color="#80FFFF" style:text-underline-type="single" style:text-underline-style="solid" style:text-underline-width="auto" style:text-underline-mode="continuous"/>
    </style:style>
    <style:style style:name="T9173" style:parent-style-name="Domyślnaczcionkaakapitu" style:family="text">
      <style:text-properties style:text-underline-type="single" style:text-underline-style="solid" style:text-underline-width="auto" style:text-underline-mode="continuous"/>
    </style:style>
    <style:style style:name="P9174" style:parent-style-name="Normalny" style:family="paragraph">
      <style:paragraph-properties fo:text-align="justify" fo:line-height="150%" fo:text-indent="0.2479in"/>
    </style:style>
    <style:style style:name="T9175" style:parent-style-name="Domyślnaczcionkaakapitu" style:family="text">
      <style:text-properties fo:background-color="#80FFFF"/>
    </style:style>
    <style:style style:name="T9176" style:parent-style-name="Domyślnaczcionkaakapitu" style:family="text">
      <style:text-properties fo:background-color="#80FFFF"/>
    </style:style>
    <style:style style:name="T9177" style:parent-style-name="Domyślnaczcionkaakapitu" style:family="text">
      <style:text-properties fo:background-color="#80FFFF"/>
    </style:style>
    <style:style style:name="T9178" style:parent-style-name="Domyślnaczcionkaakapitu" style:family="text">
      <style:text-properties fo:background-color="#80FFFF"/>
    </style:style>
    <style:style style:name="T9179" style:parent-style-name="Domyślnaczcionkaakapitu" style:family="text">
      <style:text-properties fo:background-color="#80FFFF"/>
    </style:style>
    <style:style style:name="P9180" style:parent-style-name="Normalny" style:family="paragraph">
      <style:paragraph-properties fo:text-align="justify" fo:line-height="150%"/>
    </style:style>
    <style:style style:name="T9181" style:parent-style-name="Domyślnaczcionkaakapitu" style:family="text">
      <style:text-properties style:text-underline-type="single" style:text-underline-style="solid" style:text-underline-width="auto" style:text-underline-mode="continuous"/>
    </style:style>
    <style:style style:name="T9182" style:parent-style-name="Domyślnaczcionkaakapitu" style:family="text">
      <style:text-properties fo:background-color="#80FFFF" style:text-underline-type="single" style:text-underline-style="solid" style:text-underline-width="auto" style:text-underline-mode="continuous"/>
    </style:style>
    <style:style style:name="T9183" style:parent-style-name="Domyślnaczcionkaakapitu" style:family="text">
      <style:text-properties style:text-underline-type="single" style:text-underline-style="solid" style:text-underline-width="auto" style:text-underline-mode="continuous"/>
    </style:style>
    <style:style style:name="T9184" style:parent-style-name="Domyślnaczcionkaakapitu" style:family="text">
      <style:text-properties fo:background-color="#80FFFF" style:text-underline-type="single" style:text-underline-style="solid" style:text-underline-width="auto" style:text-underline-mode="continuous"/>
    </style:style>
    <style:style style:name="T9185" style:parent-style-name="Domyślnaczcionkaakapitu" style:family="text">
      <style:text-properties style:text-underline-type="single" style:text-underline-style="solid" style:text-underline-width="auto" style:text-underline-mode="continuous"/>
    </style:style>
    <style:style style:name="T9186" style:parent-style-name="Domyślnaczcionkaakapitu" style:family="text">
      <style:text-properties fo:background-color="#80FFFF" style:text-underline-type="single" style:text-underline-style="solid" style:text-underline-width="auto" style:text-underline-mode="continuous"/>
    </style:style>
    <style:style style:name="T9187" style:parent-style-name="Domyślnaczcionkaakapitu" style:family="text">
      <style:text-properties style:text-underline-type="single" style:text-underline-style="solid" style:text-underline-width="auto" style:text-underline-mode="continuous"/>
    </style:style>
    <style:style style:name="P9188" style:parent-style-name="Normalny" style:family="paragraph">
      <style:paragraph-properties fo:text-align="justify" fo:line-height="150%" fo:text-indent="0.2479in"/>
    </style:style>
    <style:style style:name="P9189" style:parent-style-name="Normalny" style:family="paragraph">
      <style:paragraph-properties fo:text-align="justify" fo:line-height="150%"/>
    </style:style>
    <style:style style:name="T9190" style:parent-style-name="Domyślnaczcionkaakapitu" style:family="text">
      <style:text-properties fo:background-color="#80FFFF" style:text-underline-type="single" style:text-underline-style="solid" style:text-underline-width="auto" style:text-underline-mode="continuous"/>
    </style:style>
    <style:style style:name="P9191" style:parent-style-name="Normalny" style:family="paragraph">
      <style:paragraph-properties fo:text-align="justify" fo:line-height="150%" fo:text-indent="0.2479in"/>
    </style:style>
    <style:style style:name="P9192" style:parent-style-name="Normalny" style:family="paragraph">
      <style:paragraph-properties fo:text-align="justify" fo:line-height="150%"/>
    </style:style>
    <style:style style:name="T9193" style:parent-style-name="Domyślnaczcionkaakapitu" style:family="text">
      <style:text-properties style:text-underline-type="single" style:text-underline-style="solid" style:text-underline-width="auto" style:text-underline-mode="continuous"/>
    </style:style>
    <style:style style:name="T9194" style:parent-style-name="Domyślnaczcionkaakapitu" style:family="text">
      <style:text-properties fo:background-color="#80FFFF" style:text-underline-type="single" style:text-underline-style="solid" style:text-underline-width="auto" style:text-underline-mode="continuous"/>
    </style:style>
    <style:style style:name="T9195" style:parent-style-name="Domyślnaczcionkaakapitu" style:family="text">
      <style:text-properties style:text-underline-type="single" style:text-underline-style="solid" style:text-underline-width="auto" style:text-underline-mode="continuous"/>
    </style:style>
    <style:style style:name="T9196" style:parent-style-name="Domyślnaczcionkaakapitu" style:family="text">
      <style:text-properties fo:background-color="#80FFFF" style:text-underline-type="single" style:text-underline-style="solid" style:text-underline-width="auto" style:text-underline-mode="continuous"/>
    </style:style>
    <style:style style:name="T9197" style:parent-style-name="Domyślnaczcionkaakapitu" style:family="text">
      <style:text-properties style:text-underline-type="single" style:text-underline-style="solid" style:text-underline-width="auto" style:text-underline-mode="continuous"/>
    </style:style>
    <style:style style:name="T9198" style:parent-style-name="Domyślnaczcionkaakapitu" style:family="text">
      <style:text-properties fo:background-color="#80FFFF" style:text-underline-type="single" style:text-underline-style="solid" style:text-underline-width="auto" style:text-underline-mode="continuous"/>
    </style:style>
    <style:style style:name="T9199" style:parent-style-name="Domyślnaczcionkaakapitu" style:family="text">
      <style:text-properties style:text-underline-type="single" style:text-underline-style="solid" style:text-underline-width="auto" style:text-underline-mode="continuous"/>
    </style:style>
    <style:style style:name="P9200" style:parent-style-name="Normalny" style:family="paragraph">
      <style:paragraph-properties fo:text-align="justify" fo:line-height="150%" fo:text-indent="0.2479in"/>
    </style:style>
    <style:style style:name="T9201" style:parent-style-name="Domyślnaczcionkaakapitu" style:family="text">
      <style:text-properties fo:background-color="#80FFFF"/>
    </style:style>
    <style:style style:name="T9202" style:parent-style-name="Domyślnaczcionkaakapitu" style:family="text">
      <style:text-properties fo:background-color="#80FFFF"/>
    </style:style>
    <style:style style:name="T9203" style:parent-style-name="Domyślnaczcionkaakapitu" style:family="text">
      <style:text-properties fo:background-color="#80FFFF"/>
    </style:style>
    <style:style style:name="T9204" style:parent-style-name="Domyślnaczcionkaakapitu" style:family="text">
      <style:text-properties fo:background-color="#80FFFF"/>
    </style:style>
    <style:style style:name="T9205" style:parent-style-name="Domyślnaczcionkaakapitu" style:family="text">
      <style:text-properties fo:background-color="#80FFFF"/>
    </style:style>
    <style:style style:name="T9206" style:parent-style-name="Domyślnaczcionkaakapitu" style:family="text">
      <style:text-properties fo:background-color="#80FFFF"/>
    </style:style>
    <style:style style:name="P9207" style:parent-style-name="Normalny" style:family="paragraph">
      <style:paragraph-properties fo:text-align="justify" fo:line-height="150%" fo:text-indent="0.2479in"/>
    </style:style>
    <style:style style:name="P9208" style:parent-style-name="Normalny" style:family="paragraph">
      <style:paragraph-properties fo:text-align="justify" fo:line-height="150%"/>
    </style:style>
    <style:style style:name="T9209" style:parent-style-name="Domyślnaczcionkaakapitu" style:family="text">
      <style:text-properties fo:background-color="#80FFFF" style:text-underline-type="single" style:text-underline-style="solid" style:text-underline-width="auto" style:text-underline-mode="continuous"/>
    </style:style>
    <style:style style:name="T9210" style:parent-style-name="Domyślnaczcionkaakapitu" style:family="text">
      <style:text-properties style:text-underline-type="single" style:text-underline-style="solid" style:text-underline-width="auto" style:text-underline-mode="continuous"/>
    </style:style>
    <style:style style:name="T9211" style:parent-style-name="Domyślnaczcionkaakapitu" style:family="text">
      <style:text-properties fo:background-color="#80FFFF" style:text-underline-type="single" style:text-underline-style="solid" style:text-underline-width="auto" style:text-underline-mode="continuous"/>
    </style:style>
    <style:style style:name="T9212" style:parent-style-name="Domyślnaczcionkaakapitu" style:family="text">
      <style:text-properties style:text-underline-type="single" style:text-underline-style="solid" style:text-underline-width="auto" style:text-underline-mode="continuous"/>
    </style:style>
    <style:style style:name="T9213" style:parent-style-name="Domyślnaczcionkaakapitu" style:family="text">
      <style:text-properties fo:background-color="#80FFFF" style:text-underline-type="single" style:text-underline-style="solid" style:text-underline-width="auto" style:text-underline-mode="continuous"/>
    </style:style>
    <style:style style:name="T9214" style:parent-style-name="Domyślnaczcionkaakapitu" style:family="text">
      <style:text-properties style:text-underline-type="single" style:text-underline-style="solid" style:text-underline-width="auto" style:text-underline-mode="continuous"/>
    </style:style>
    <style:style style:name="T9215" style:parent-style-name="Domyślnaczcionkaakapitu" style:family="text">
      <style:text-properties fo:background-color="#80FFFF" style:text-underline-type="single" style:text-underline-style="solid" style:text-underline-width="auto" style:text-underline-mode="continuous"/>
    </style:style>
    <style:style style:name="T9216" style:parent-style-name="Domyślnaczcionkaakapitu" style:family="text">
      <style:text-properties style:text-underline-type="single" style:text-underline-style="solid" style:text-underline-width="auto" style:text-underline-mode="continuous"/>
    </style:style>
    <style:style style:name="P9217" style:parent-style-name="Normalny" style:family="paragraph">
      <style:paragraph-properties fo:text-align="justify" fo:line-height="150%" fo:text-indent="0.2479in"/>
    </style:style>
    <style:style style:name="T9218" style:parent-style-name="Domyślnaczcionkaakapitu" style:family="text">
      <style:text-properties fo:background-color="#80FFFF"/>
    </style:style>
    <style:style style:name="T9219" style:parent-style-name="Domyślnaczcionkaakapitu" style:family="text">
      <style:text-properties fo:background-color="#80FFFF"/>
    </style:style>
    <style:style style:name="T9220" style:parent-style-name="Domyślnaczcionkaakapitu" style:family="text">
      <style:text-properties fo:background-color="#80FFFF"/>
    </style:style>
    <style:style style:name="T9221" style:parent-style-name="Domyślnaczcionkaakapitu" style:family="text">
      <style:text-properties fo:background-color="#80FFFF"/>
    </style:style>
    <style:style style:name="T9222" style:parent-style-name="Domyślnaczcionkaakapitu" style:family="text">
      <style:text-properties fo:background-color="#80FFFF"/>
    </style:style>
    <style:style style:name="T9223" style:parent-style-name="Domyślnaczcionkaakapitu" style:family="text">
      <style:text-properties fo:background-color="#80FFFF"/>
    </style:style>
    <style:style style:name="T9224" style:parent-style-name="Domyślnaczcionkaakapitu" style:family="text">
      <style:text-properties fo:background-color="#80FFFF"/>
    </style:style>
    <style:style style:name="P9225" style:parent-style-name="Normalny" style:family="paragraph">
      <style:paragraph-properties fo:text-align="justify" fo:line-height="150%" fo:text-indent="0.2479in"/>
    </style:style>
    <style:style style:name="T9226" style:parent-style-name="Domyślnaczcionkaakapitu" style:family="text">
      <style:text-properties fo:background-color="#80FFFF"/>
    </style:style>
    <style:style style:name="T9227" style:parent-style-name="Domyślnaczcionkaakapitu" style:family="text">
      <style:text-properties fo:background-color="#80FFFF"/>
    </style:style>
    <style:style style:name="T9228" style:parent-style-name="Domyślnaczcionkaakapitu" style:family="text">
      <style:text-properties fo:background-color="#80FFFF"/>
    </style:style>
    <style:style style:name="T9229" style:parent-style-name="Domyślnaczcionkaakapitu" style:family="text">
      <style:text-properties fo:background-color="#80FFFF"/>
    </style:style>
    <style:style style:name="T9230" style:parent-style-name="Domyślnaczcionkaakapitu" style:family="text">
      <style:text-properties fo:background-color="#80FFFF"/>
    </style:style>
    <style:style style:name="T9231" style:parent-style-name="Domyślnaczcionkaakapitu" style:family="text">
      <style:text-properties fo:background-color="#80FFFF"/>
    </style:style>
    <style:style style:name="T9232" style:parent-style-name="Domyślnaczcionkaakapitu" style:family="text">
      <style:text-properties fo:background-color="#80FFFF"/>
    </style:style>
    <style:style style:name="T9233" style:parent-style-name="Domyślnaczcionkaakapitu" style:family="text">
      <style:text-properties fo:background-color="#80FFFF"/>
    </style:style>
    <style:style style:name="T9234" style:parent-style-name="Domyślnaczcionkaakapitu" style:family="text">
      <style:text-properties fo:background-color="#80FFFF"/>
    </style:style>
    <style:style style:name="T9235" style:parent-style-name="Domyślnaczcionkaakapitu" style:family="text">
      <style:text-properties fo:background-color="#80FFFF"/>
    </style:style>
    <style:style style:name="T9236" style:parent-style-name="Domyślnaczcionkaakapitu" style:family="text">
      <style:text-properties fo:background-color="#80FFFF"/>
    </style:style>
    <style:style style:name="T9237" style:parent-style-name="Domyślnaczcionkaakapitu" style:family="text">
      <style:text-properties fo:background-color="#80FFFF"/>
    </style:style>
    <style:style style:name="T9238" style:parent-style-name="Domyślnaczcionkaakapitu" style:family="text">
      <style:text-properties fo:background-color="#80FFFF"/>
    </style:style>
    <style:style style:name="T9239" style:parent-style-name="Domyślnaczcionkaakapitu" style:family="text">
      <style:text-properties fo:background-color="#80FFFF"/>
    </style:style>
    <style:style style:name="P9240" style:parent-style-name="Normalny" style:family="paragraph">
      <style:paragraph-properties fo:text-align="justify" fo:line-height="150%"/>
    </style:style>
    <style:style style:name="T9241" style:parent-style-name="Domyślnaczcionkaakapitu" style:family="text">
      <style:text-properties style:text-underline-type="single" style:text-underline-style="solid" style:text-underline-width="auto" style:text-underline-mode="continuous"/>
    </style:style>
    <style:style style:name="T9242" style:parent-style-name="Domyślnaczcionkaakapitu" style:family="text">
      <style:text-properties fo:background-color="#80FFFF" style:text-underline-type="single" style:text-underline-style="solid" style:text-underline-width="auto" style:text-underline-mode="continuous"/>
    </style:style>
    <style:style style:name="T9243" style:parent-style-name="Domyślnaczcionkaakapitu" style:family="text">
      <style:text-properties style:text-underline-type="single" style:text-underline-style="solid" style:text-underline-width="auto" style:text-underline-mode="continuous"/>
    </style:style>
    <style:style style:name="T9244" style:parent-style-name="Domyślnaczcionkaakapitu" style:family="text">
      <style:text-properties fo:background-color="#80FFFF" style:text-underline-type="single" style:text-underline-style="solid" style:text-underline-width="auto" style:text-underline-mode="continuous"/>
    </style:style>
    <style:style style:name="T9245" style:parent-style-name="Domyślnaczcionkaakapitu" style:family="text">
      <style:text-properties style:text-underline-type="single" style:text-underline-style="solid" style:text-underline-width="auto" style:text-underline-mode="continuous"/>
    </style:style>
    <style:style style:name="T9246" style:parent-style-name="Domyślnaczcionkaakapitu" style:family="text">
      <style:text-properties fo:background-color="#80FFFF" style:text-underline-type="single" style:text-underline-style="solid" style:text-underline-width="auto" style:text-underline-mode="continuous"/>
    </style:style>
    <style:style style:name="T9247" style:parent-style-name="Domyślnaczcionkaakapitu" style:family="text">
      <style:text-properties style:text-underline-type="single" style:text-underline-style="solid" style:text-underline-width="auto" style:text-underline-mode="continuous"/>
    </style:style>
    <style:style style:name="P9248" style:parent-style-name="Normalny" style:family="paragraph">
      <style:paragraph-properties fo:text-align="justify" fo:line-height="150%" fo:text-indent="0.2479in"/>
    </style:style>
    <style:style style:name="P9249" style:parent-style-name="Normalny" style:family="paragraph">
      <style:paragraph-properties fo:text-align="justify" fo:line-height="150%"/>
    </style:style>
    <style:style style:name="T9250" style:parent-style-name="Domyślnaczcionkaakapitu" style:family="text">
      <style:text-properties fo:background-color="#80FFFF" style:text-underline-type="single" style:text-underline-style="solid" style:text-underline-width="auto" style:text-underline-mode="continuous"/>
    </style:style>
    <style:style style:name="P9251" style:parent-style-name="Normalny" style:family="paragraph">
      <style:paragraph-properties fo:text-align="justify" fo:line-height="150%" fo:text-indent="0.2479in"/>
    </style:style>
    <style:style style:name="P9252" style:parent-style-name="Normalny" style:family="paragraph">
      <style:paragraph-properties fo:text-align="justify" fo:line-height="150%"/>
    </style:style>
    <style:style style:name="T9253" style:parent-style-name="Domyślnaczcionkaakapitu" style:family="text">
      <style:text-properties style:text-underline-type="single" style:text-underline-style="solid" style:text-underline-width="auto" style:text-underline-mode="continuous"/>
    </style:style>
    <style:style style:name="T9254" style:parent-style-name="Domyślnaczcionkaakapitu" style:family="text">
      <style:text-properties fo:background-color="#80FFFF" style:text-underline-type="single" style:text-underline-style="solid" style:text-underline-width="auto" style:text-underline-mode="continuous"/>
    </style:style>
    <style:style style:name="T9255" style:parent-style-name="Domyślnaczcionkaakapitu" style:family="text">
      <style:text-properties style:text-underline-type="single" style:text-underline-style="solid" style:text-underline-width="auto" style:text-underline-mode="continuous"/>
    </style:style>
    <style:style style:name="T9256" style:parent-style-name="Domyślnaczcionkaakapitu" style:family="text">
      <style:text-properties fo:background-color="#80FFFF" style:text-underline-type="single" style:text-underline-style="solid" style:text-underline-width="auto" style:text-underline-mode="continuous"/>
    </style:style>
    <style:style style:name="T9257" style:parent-style-name="Domyślnaczcionkaakapitu" style:family="text">
      <style:text-properties style:text-underline-type="single" style:text-underline-style="solid" style:text-underline-width="auto" style:text-underline-mode="continuous"/>
    </style:style>
    <style:style style:name="T9258" style:parent-style-name="Domyślnaczcionkaakapitu" style:family="text">
      <style:text-properties fo:background-color="#80FFFF" style:text-underline-type="single" style:text-underline-style="solid" style:text-underline-width="auto" style:text-underline-mode="continuous"/>
    </style:style>
    <style:style style:name="T9259" style:parent-style-name="Domyślnaczcionkaakapitu" style:family="text">
      <style:text-properties style:text-underline-type="single" style:text-underline-style="solid" style:text-underline-width="auto" style:text-underline-mode="continuous"/>
    </style:style>
    <style:style style:name="P9260" style:parent-style-name="Normalny" style:family="paragraph">
      <style:paragraph-properties fo:text-align="justify" fo:line-height="150%" fo:text-indent="0.2479in"/>
    </style:style>
    <style:style style:name="T9261" style:parent-style-name="Domyślnaczcionkaakapitu" style:family="text">
      <style:text-properties fo:background-color="#80FFFF"/>
    </style:style>
    <style:style style:name="P9262" style:parent-style-name="Normalny" style:family="paragraph">
      <style:paragraph-properties fo:text-align="justify" fo:line-height="150%" fo:text-indent="0.2479in"/>
    </style:style>
    <style:style style:name="T9263" style:parent-style-name="Domyślnaczcionkaakapitu" style:family="text">
      <style:text-properties fo:background-color="#80FFFF"/>
    </style:style>
    <style:style style:name="T9264" style:parent-style-name="Domyślnaczcionkaakapitu" style:family="text">
      <style:text-properties fo:background-color="#80FFFF"/>
    </style:style>
    <style:style style:name="T9265" style:parent-style-name="Domyślnaczcionkaakapitu" style:family="text">
      <style:text-properties fo:background-color="#80FFFF"/>
    </style:style>
    <style:style style:name="T9266" style:parent-style-name="Domyślnaczcionkaakapitu" style:family="text">
      <style:text-properties fo:background-color="#80FFFF"/>
    </style:style>
    <style:style style:name="T9267" style:parent-style-name="Domyślnaczcionkaakapitu" style:family="text">
      <style:text-properties fo:background-color="#80FFFF"/>
    </style:style>
    <style:style style:name="T9268" style:parent-style-name="Domyślnaczcionkaakapitu" style:family="text">
      <style:text-properties fo:background-color="#80FFFF"/>
    </style:style>
    <style:style style:name="T9269" style:parent-style-name="Domyślnaczcionkaakapitu" style:family="text">
      <style:text-properties fo:background-color="#80FFFF"/>
    </style:style>
    <style:style style:name="T9270" style:parent-style-name="Domyślnaczcionkaakapitu" style:family="text">
      <style:text-properties fo:background-color="#80FFFF"/>
    </style:style>
    <style:style style:name="P9271" style:parent-style-name="Normalny" style:family="paragraph">
      <style:paragraph-properties fo:text-align="justify" fo:line-height="150%"/>
    </style:style>
    <style:style style:name="T9272" style:parent-style-name="Domyślnaczcionkaakapitu" style:family="text">
      <style:text-properties style:text-underline-type="single" style:text-underline-style="solid" style:text-underline-width="auto" style:text-underline-mode="continuous"/>
    </style:style>
    <style:style style:name="T9273" style:parent-style-name="Domyślnaczcionkaakapitu" style:family="text">
      <style:text-properties fo:background-color="#80FFFF" style:text-underline-type="single" style:text-underline-style="solid" style:text-underline-width="auto" style:text-underline-mode="continuous"/>
    </style:style>
    <style:style style:name="T9274" style:parent-style-name="Domyślnaczcionkaakapitu" style:family="text">
      <style:text-properties style:text-underline-type="single" style:text-underline-style="solid" style:text-underline-width="auto" style:text-underline-mode="continuous"/>
    </style:style>
    <style:style style:name="T9275" style:parent-style-name="Domyślnaczcionkaakapitu" style:family="text">
      <style:text-properties fo:background-color="#80FFFF" style:text-underline-type="single" style:text-underline-style="solid" style:text-underline-width="auto" style:text-underline-mode="continuous"/>
    </style:style>
    <style:style style:name="T9276" style:parent-style-name="Domyślnaczcionkaakapitu" style:family="text">
      <style:text-properties style:text-underline-type="single" style:text-underline-style="solid" style:text-underline-width="auto" style:text-underline-mode="continuous"/>
    </style:style>
    <style:style style:name="T9277" style:parent-style-name="Domyślnaczcionkaakapitu" style:family="text">
      <style:text-properties fo:background-color="#80FFFF" style:text-underline-type="single" style:text-underline-style="solid" style:text-underline-width="auto" style:text-underline-mode="continuous"/>
    </style:style>
    <style:style style:name="P9278" style:parent-style-name="Normalny" style:family="paragraph">
      <style:paragraph-properties fo:text-align="justify" fo:line-height="150%" fo:text-indent="0.2479in"/>
    </style:style>
    <style:style style:name="T9279" style:parent-style-name="Domyślnaczcionkaakapitu" style:family="text">
      <style:text-properties fo:background-color="#80FFFF"/>
    </style:style>
    <style:style style:name="P9280" style:parent-style-name="Normalny" style:family="paragraph">
      <style:paragraph-properties fo:text-align="justify" fo:line-height="150%"/>
    </style:style>
    <style:style style:name="T9281" style:parent-style-name="Domyślnaczcionkaakapitu" style:family="text">
      <style:text-properties style:text-underline-type="single" style:text-underline-style="solid" style:text-underline-width="auto" style:text-underline-mode="continuous"/>
    </style:style>
    <style:style style:name="T9282" style:parent-style-name="Domyślnaczcionkaakapitu" style:family="text">
      <style:text-properties fo:background-color="#80FFFF" style:text-underline-type="single" style:text-underline-style="solid" style:text-underline-width="auto" style:text-underline-mode="continuous"/>
    </style:style>
    <style:style style:name="T9283" style:parent-style-name="Domyślnaczcionkaakapitu" style:family="text">
      <style:text-properties style:text-underline-type="single" style:text-underline-style="solid" style:text-underline-width="auto" style:text-underline-mode="continuous"/>
    </style:style>
    <style:style style:name="T9284" style:parent-style-name="Domyślnaczcionkaakapitu" style:family="text">
      <style:text-properties fo:background-color="#80FFFF" style:text-underline-type="single" style:text-underline-style="solid" style:text-underline-width="auto" style:text-underline-mode="continuous"/>
    </style:style>
    <style:style style:name="T9285" style:parent-style-name="Domyślnaczcionkaakapitu" style:family="text">
      <style:text-properties style:text-underline-type="single" style:text-underline-style="solid" style:text-underline-width="auto" style:text-underline-mode="continuous"/>
    </style:style>
    <style:style style:name="T9286" style:parent-style-name="Domyślnaczcionkaakapitu" style:family="text">
      <style:text-properties fo:background-color="#80FFFF" style:text-underline-type="single" style:text-underline-style="solid" style:text-underline-width="auto" style:text-underline-mode="continuous"/>
    </style:style>
    <style:style style:name="P9287" style:parent-style-name="Normalny" style:family="paragraph">
      <style:paragraph-properties fo:text-align="justify" fo:line-height="150%" fo:text-indent="0.2479in"/>
    </style:style>
    <style:style style:name="T9288" style:parent-style-name="Domyślnaczcionkaakapitu" style:family="text">
      <style:text-properties fo:background-color="#80FFFF"/>
    </style:style>
    <style:style style:name="T9289" style:parent-style-name="Domyślnaczcionkaakapitu" style:family="text">
      <style:text-properties fo:background-color="#80FFFF"/>
    </style:style>
    <style:style style:name="T9290" style:parent-style-name="Domyślnaczcionkaakapitu" style:family="text">
      <style:text-properties fo:background-color="#80FFFF"/>
    </style:style>
    <style:style style:name="T9291" style:parent-style-name="Domyślnaczcionkaakapitu" style:family="text">
      <style:text-properties fo:background-color="#80FFFF"/>
    </style:style>
    <style:style style:name="T9292" style:parent-style-name="Domyślnaczcionkaakapitu" style:family="text">
      <style:text-properties fo:background-color="#80FFFF"/>
    </style:style>
    <style:style style:name="P9293" style:parent-style-name="Normalny" style:family="paragraph">
      <style:paragraph-properties fo:text-align="justify" fo:line-height="150%"/>
    </style:style>
    <style:style style:name="T9294" style:parent-style-name="Domyślnaczcionkaakapitu" style:family="text">
      <style:text-properties fo:background-color="#80FFFF" style:text-underline-type="single" style:text-underline-style="solid" style:text-underline-width="auto" style:text-underline-mode="continuous"/>
    </style:style>
    <style:style style:name="T9295" style:parent-style-name="Domyślnaczcionkaakapitu" style:family="text">
      <style:text-properties style:text-underline-type="single" style:text-underline-style="solid" style:text-underline-width="auto" style:text-underline-mode="continuous"/>
    </style:style>
    <style:style style:name="T9296" style:parent-style-name="Domyślnaczcionkaakapitu" style:family="text">
      <style:text-properties fo:background-color="#80FFFF" style:text-underline-type="single" style:text-underline-style="solid" style:text-underline-width="auto" style:text-underline-mode="continuous"/>
    </style:style>
    <style:style style:name="T9297" style:parent-style-name="Domyślnaczcionkaakapitu" style:family="text">
      <style:text-properties style:text-underline-type="single" style:text-underline-style="solid" style:text-underline-width="auto" style:text-underline-mode="continuous"/>
    </style:style>
    <style:style style:name="T9298" style:parent-style-name="Domyślnaczcionkaakapitu" style:family="text">
      <style:text-properties fo:background-color="#80FFFF" style:text-underline-type="single" style:text-underline-style="solid" style:text-underline-width="auto" style:text-underline-mode="continuous"/>
    </style:style>
    <style:style style:name="T9299" style:parent-style-name="Domyślnaczcionkaakapitu" style:family="text">
      <style:text-properties style:text-underline-type="single" style:text-underline-style="solid" style:text-underline-width="auto" style:text-underline-mode="continuous"/>
    </style:style>
    <style:style style:name="T9300" style:parent-style-name="Domyślnaczcionkaakapitu" style:family="text">
      <style:text-properties fo:background-color="#80FFFF" style:text-underline-type="single" style:text-underline-style="solid" style:text-underline-width="auto" style:text-underline-mode="continuous"/>
    </style:style>
    <style:style style:name="T9301" style:parent-style-name="Domyślnaczcionkaakapitu" style:family="text">
      <style:text-properties style:text-underline-type="single" style:text-underline-style="solid" style:text-underline-width="auto" style:text-underline-mode="continuous"/>
    </style:style>
    <style:style style:name="P9302" style:parent-style-name="Normalny" style:family="paragraph">
      <style:paragraph-properties fo:text-align="justify" fo:line-height="150%" fo:text-indent="0.2479in"/>
    </style:style>
    <style:style style:name="T9303" style:parent-style-name="Domyślnaczcionkaakapitu" style:family="text">
      <style:text-properties fo:background-color="#80FFFF"/>
    </style:style>
    <style:style style:name="T9304" style:parent-style-name="Domyślnaczcionkaakapitu" style:family="text">
      <style:text-properties fo:background-color="#80FFFF"/>
    </style:style>
    <style:style style:name="T9305" style:parent-style-name="Domyślnaczcionkaakapitu" style:family="text">
      <style:text-properties fo:background-color="#80FFFF"/>
    </style:style>
    <style:style style:name="P9306" style:parent-style-name="Normalny" style:family="paragraph">
      <style:paragraph-properties fo:text-align="justify" fo:line-height="150%"/>
    </style:style>
    <style:style style:name="T9307" style:parent-style-name="Domyślnaczcionkaakapitu" style:family="text">
      <style:text-properties style:text-underline-type="single" style:text-underline-style="solid" style:text-underline-width="auto" style:text-underline-mode="continuous"/>
    </style:style>
    <style:style style:name="P9308" style:parent-style-name="Normalny" style:family="paragraph">
      <style:paragraph-properties fo:text-align="justify" fo:line-height="150%" fo:text-indent="0.2479in"/>
    </style:style>
    <style:style style:name="T9309" style:parent-style-name="Domyślnaczcionkaakapitu" style:family="text">
      <style:text-properties fo:background-color="#80FFFF"/>
    </style:style>
    <style:style style:name="P9310" style:parent-style-name="Normalny" style:family="paragraph">
      <style:paragraph-properties fo:text-align="justify" fo:line-height="150%"/>
    </style:style>
    <style:style style:name="T9311" style:parent-style-name="Domyślnaczcionkaakapitu" style:family="text">
      <style:text-properties style:text-underline-type="single" style:text-underline-style="solid" style:text-underline-width="auto" style:text-underline-mode="continuous"/>
    </style:style>
    <style:style style:name="P9312" style:parent-style-name="Normalny" style:family="paragraph">
      <style:paragraph-properties fo:text-align="justify" fo:line-height="150%" fo:text-indent="0.2479in"/>
    </style:style>
    <style:style style:name="T9313" style:parent-style-name="Domyślnaczcionkaakapitu" style:family="text">
      <style:text-properties fo:background-color="#80FFFF"/>
    </style:style>
    <style:style style:name="T9314" style:parent-style-name="Domyślnaczcionkaakapitu" style:family="text">
      <style:text-properties fo:background-color="#80FFFF"/>
    </style:style>
    <style:style style:name="P9315" style:parent-style-name="Normalny" style:family="paragraph">
      <style:paragraph-properties fo:text-align="justify" fo:line-height="150%"/>
    </style:style>
    <style:style style:name="T9316" style:parent-style-name="Domyślnaczcionkaakapitu" style:family="text">
      <style:text-properties style:text-underline-type="single" style:text-underline-style="solid" style:text-underline-width="auto" style:text-underline-mode="continuous"/>
    </style:style>
    <style:style style:name="P9317" style:parent-style-name="Normalny" style:family="paragraph">
      <style:paragraph-properties fo:text-align="justify" fo:line-height="150%" fo:text-indent="0.2479in"/>
    </style:style>
    <style:style style:name="P9318" style:parent-style-name="Normalny" style:family="paragraph">
      <style:paragraph-properties fo:text-align="justify" fo:line-height="150%"/>
    </style:style>
    <style:style style:name="T9319" style:parent-style-name="Domyślnaczcionkaakapitu" style:family="text">
      <style:text-properties fo:background-color="#80FFFF" style:text-underline-type="single" style:text-underline-style="solid" style:text-underline-width="auto" style:text-underline-mode="continuous"/>
    </style:style>
    <style:style style:name="T9320" style:parent-style-name="Domyślnaczcionkaakapitu" style:family="text">
      <style:text-properties style:text-underline-type="single" style:text-underline-style="solid" style:text-underline-width="auto" style:text-underline-mode="continuous"/>
    </style:style>
    <style:style style:name="T9321" style:parent-style-name="Domyślnaczcionkaakapitu" style:family="text">
      <style:text-properties fo:background-color="#80FFFF" style:text-underline-type="single" style:text-underline-style="solid" style:text-underline-width="auto" style:text-underline-mode="continuous"/>
    </style:style>
    <style:style style:name="T9322" style:parent-style-name="Domyślnaczcionkaakapitu" style:family="text">
      <style:text-properties style:text-underline-type="single" style:text-underline-style="solid" style:text-underline-width="auto" style:text-underline-mode="continuous"/>
    </style:style>
    <style:style style:name="T9323" style:parent-style-name="Domyślnaczcionkaakapitu" style:family="text">
      <style:text-properties fo:background-color="#80FFFF" style:text-underline-type="single" style:text-underline-style="solid" style:text-underline-width="auto" style:text-underline-mode="continuous"/>
    </style:style>
    <style:style style:name="T9324" style:parent-style-name="Domyślnaczcionkaakapitu" style:family="text">
      <style:text-properties style:text-underline-type="single" style:text-underline-style="solid" style:text-underline-width="auto" style:text-underline-mode="continuous"/>
    </style:style>
    <style:style style:name="P9325" style:parent-style-name="Normalny" style:family="paragraph">
      <style:paragraph-properties fo:text-align="justify" fo:line-height="150%" fo:text-indent="0.2479in"/>
    </style:style>
    <style:style style:name="P9326" style:parent-style-name="Normalny" style:family="paragraph">
      <style:paragraph-properties fo:text-align="justify" fo:line-height="150%"/>
    </style:style>
    <style:style style:name="T9327" style:parent-style-name="Domyślnaczcionkaakapitu" style:family="text">
      <style:text-properties style:text-underline-type="single" style:text-underline-style="solid" style:text-underline-width="auto" style:text-underline-mode="continuous"/>
    </style:style>
    <style:style style:name="T9328" style:parent-style-name="Domyślnaczcionkaakapitu" style:family="text">
      <style:text-properties fo:background-color="#80FFFF" style:text-underline-type="single" style:text-underline-style="solid" style:text-underline-width="auto" style:text-underline-mode="continuous"/>
    </style:style>
    <style:style style:name="T9329" style:parent-style-name="Domyślnaczcionkaakapitu" style:family="text">
      <style:text-properties style:text-underline-type="single" style:text-underline-style="solid" style:text-underline-width="auto" style:text-underline-mode="continuous"/>
    </style:style>
    <style:style style:name="T9330" style:parent-style-name="Domyślnaczcionkaakapitu" style:family="text">
      <style:text-properties fo:background-color="#80FFFF" style:text-underline-type="single" style:text-underline-style="solid" style:text-underline-width="auto" style:text-underline-mode="continuous"/>
    </style:style>
    <style:style style:name="T9331" style:parent-style-name="Domyślnaczcionkaakapitu" style:family="text">
      <style:text-properties style:text-underline-type="single" style:text-underline-style="solid" style:text-underline-width="auto" style:text-underline-mode="continuous"/>
    </style:style>
    <style:style style:name="T9332" style:parent-style-name="Domyślnaczcionkaakapitu" style:family="text">
      <style:text-properties fo:background-color="#80FFFF" style:text-underline-type="single" style:text-underline-style="solid" style:text-underline-width="auto" style:text-underline-mode="continuous"/>
    </style:style>
    <style:style style:name="T9333" style:parent-style-name="Domyślnaczcionkaakapitu" style:family="text">
      <style:text-properties style:text-underline-type="single" style:text-underline-style="solid" style:text-underline-width="auto" style:text-underline-mode="continuous"/>
    </style:style>
    <style:style style:name="P9334" style:parent-style-name="Normalny" style:family="paragraph">
      <style:paragraph-properties fo:text-align="justify" fo:line-height="150%" fo:text-indent="0.2479in"/>
    </style:style>
    <style:style style:name="T9335" style:parent-style-name="Domyślnaczcionkaakapitu" style:family="text">
      <style:text-properties fo:background-color="#80FFFF"/>
    </style:style>
    <style:style style:name="T9336" style:parent-style-name="Domyślnaczcionkaakapitu" style:family="text">
      <style:text-properties fo:background-color="#80FFFF"/>
    </style:style>
    <style:style style:name="P9337" style:parent-style-name="Normalny" style:family="paragraph">
      <style:paragraph-properties fo:text-align="justify" fo:line-height="150%"/>
    </style:style>
    <style:style style:name="T9338" style:parent-style-name="Domyślnaczcionkaakapitu" style:family="text">
      <style:text-properties fo:background-color="#80FFFF" style:text-underline-type="single" style:text-underline-style="solid" style:text-underline-width="auto" style:text-underline-mode="continuous"/>
    </style:style>
    <style:style style:name="T9339" style:parent-style-name="Domyślnaczcionkaakapitu" style:family="text">
      <style:text-properties style:text-underline-type="single" style:text-underline-style="solid" style:text-underline-width="auto" style:text-underline-mode="continuous"/>
    </style:style>
    <style:style style:name="T9340" style:parent-style-name="Domyślnaczcionkaakapitu" style:family="text">
      <style:text-properties fo:background-color="#80FFFF" style:text-underline-type="single" style:text-underline-style="solid" style:text-underline-width="auto" style:text-underline-mode="continuous"/>
    </style:style>
    <style:style style:name="T9341" style:parent-style-name="Domyślnaczcionkaakapitu" style:family="text">
      <style:text-properties style:text-underline-type="single" style:text-underline-style="solid" style:text-underline-width="auto" style:text-underline-mode="continuous"/>
    </style:style>
    <style:style style:name="T9342" style:parent-style-name="Domyślnaczcionkaakapitu" style:family="text">
      <style:text-properties fo:background-color="#80FFFF" style:text-underline-type="single" style:text-underline-style="solid" style:text-underline-width="auto" style:text-underline-mode="continuous"/>
    </style:style>
    <style:style style:name="T9343" style:parent-style-name="Domyślnaczcionkaakapitu" style:family="text">
      <style:text-properties style:text-underline-type="single" style:text-underline-style="solid" style:text-underline-width="auto" style:text-underline-mode="continuous"/>
    </style:style>
    <style:style style:name="T9344" style:parent-style-name="Domyślnaczcionkaakapitu" style:family="text">
      <style:text-properties fo:background-color="#80FFFF" style:text-underline-type="single" style:text-underline-style="solid" style:text-underline-width="auto" style:text-underline-mode="continuous"/>
    </style:style>
    <style:style style:name="T9345" style:parent-style-name="Domyślnaczcionkaakapitu" style:family="text">
      <style:text-properties style:text-underline-type="single" style:text-underline-style="solid" style:text-underline-width="auto" style:text-underline-mode="continuous"/>
    </style:style>
    <style:style style:name="P9346" style:parent-style-name="Normalny" style:family="paragraph">
      <style:paragraph-properties fo:text-align="justify" fo:line-height="150%" fo:text-indent="0.2479in"/>
    </style:style>
    <style:style style:name="T9347" style:parent-style-name="Domyślnaczcionkaakapitu" style:family="text">
      <style:text-properties fo:background-color="#80FFFF"/>
    </style:style>
    <style:style style:name="T9348" style:parent-style-name="Domyślnaczcionkaakapitu" style:family="text">
      <style:text-properties fo:background-color="#80FFFF"/>
    </style:style>
    <style:style style:name="T9349" style:parent-style-name="Domyślnaczcionkaakapitu" style:family="text">
      <style:text-properties fo:background-color="#80FFFF"/>
    </style:style>
    <style:style style:name="P9350" style:parent-style-name="Normalny" style:family="paragraph">
      <style:paragraph-properties fo:text-align="justify" fo:line-height="150%"/>
    </style:style>
    <style:style style:name="T9351" style:parent-style-name="Domyślnaczcionkaakapitu" style:family="text">
      <style:text-properties fo:background-color="#80FFFF" style:text-underline-type="single" style:text-underline-style="solid" style:text-underline-width="auto" style:text-underline-mode="continuous"/>
    </style:style>
    <style:style style:name="T9352" style:parent-style-name="Domyślnaczcionkaakapitu" style:family="text">
      <style:text-properties style:text-underline-type="single" style:text-underline-style="solid" style:text-underline-width="auto" style:text-underline-mode="continuous"/>
    </style:style>
    <style:style style:name="P9353" style:parent-style-name="Normalny" style:family="paragraph">
      <style:paragraph-properties fo:text-align="justify" fo:line-height="150%" fo:text-indent="0.2479in"/>
    </style:style>
    <style:style style:name="T9354" style:parent-style-name="Domyślnaczcionkaakapitu" style:family="text">
      <style:text-properties fo:background-color="#80FFFF"/>
    </style:style>
    <style:style style:name="P9355" style:parent-style-name="Normalny" style:family="paragraph">
      <style:paragraph-properties fo:text-align="justify" fo:line-height="150%"/>
    </style:style>
    <style:style style:name="T9356" style:parent-style-name="Domyślnaczcionkaakapitu" style:family="text">
      <style:text-properties fo:background-color="#80FFFF" style:text-underline-type="single" style:text-underline-style="solid" style:text-underline-width="auto" style:text-underline-mode="continuous"/>
    </style:style>
    <style:style style:name="T9357" style:parent-style-name="Domyślnaczcionkaakapitu" style:family="text">
      <style:text-properties style:text-underline-type="single" style:text-underline-style="solid" style:text-underline-width="auto" style:text-underline-mode="continuous"/>
    </style:style>
    <style:style style:name="T9358" style:parent-style-name="Domyślnaczcionkaakapitu" style:family="text">
      <style:text-properties fo:background-color="#80FFFF" style:text-underline-type="single" style:text-underline-style="solid" style:text-underline-width="auto" style:text-underline-mode="continuous"/>
    </style:style>
    <style:style style:name="T9359" style:parent-style-name="Domyślnaczcionkaakapitu" style:family="text">
      <style:text-properties style:text-underline-type="single" style:text-underline-style="solid" style:text-underline-width="auto" style:text-underline-mode="continuous"/>
    </style:style>
    <style:style style:name="T9360" style:parent-style-name="Domyślnaczcionkaakapitu" style:family="text">
      <style:text-properties fo:background-color="#80FFFF" style:text-underline-type="single" style:text-underline-style="solid" style:text-underline-width="auto" style:text-underline-mode="continuous"/>
    </style:style>
    <style:style style:name="T9361" style:parent-style-name="Domyślnaczcionkaakapitu" style:family="text">
      <style:text-properties style:text-underline-type="single" style:text-underline-style="solid" style:text-underline-width="auto" style:text-underline-mode="continuous"/>
    </style:style>
    <style:style style:name="T9362" style:parent-style-name="Domyślnaczcionkaakapitu" style:family="text">
      <style:text-properties fo:background-color="#80FFFF" style:text-underline-type="single" style:text-underline-style="solid" style:text-underline-width="auto" style:text-underline-mode="continuous"/>
    </style:style>
    <style:style style:name="T9363" style:parent-style-name="Domyślnaczcionkaakapitu" style:family="text">
      <style:text-properties style:text-underline-type="single" style:text-underline-style="solid" style:text-underline-width="auto" style:text-underline-mode="continuous"/>
    </style:style>
    <style:style style:name="P9364" style:parent-style-name="Normalny" style:family="paragraph">
      <style:paragraph-properties fo:text-align="justify" fo:line-height="150%" fo:text-indent="0.2479in"/>
    </style:style>
    <style:style style:name="P9365" style:parent-style-name="Normalny" style:family="paragraph">
      <style:paragraph-properties fo:text-align="justify" fo:line-height="150%"/>
    </style:style>
    <style:style style:name="T9366" style:parent-style-name="Domyślnaczcionkaakapitu" style:family="text">
      <style:text-properties style:text-underline-type="single" style:text-underline-style="solid" style:text-underline-width="auto" style:text-underline-mode="continuous"/>
    </style:style>
    <style:style style:name="T9367" style:parent-style-name="Domyślnaczcionkaakapitu" style:family="text">
      <style:text-properties fo:background-color="#80FFFF" style:text-underline-type="single" style:text-underline-style="solid" style:text-underline-width="auto" style:text-underline-mode="continuous"/>
    </style:style>
    <style:style style:name="T9368" style:parent-style-name="Domyślnaczcionkaakapitu" style:family="text">
      <style:text-properties style:text-underline-type="single" style:text-underline-style="solid" style:text-underline-width="auto" style:text-underline-mode="continuous"/>
    </style:style>
    <style:style style:name="P9369" style:parent-style-name="Normalny" style:family="paragraph">
      <style:paragraph-properties fo:text-align="justify" fo:line-height="150%" fo:text-indent="0.2479in"/>
    </style:style>
    <style:style style:name="T9370" style:parent-style-name="Domyślnaczcionkaakapitu" style:family="text">
      <style:text-properties fo:background-color="#80FFFF"/>
    </style:style>
    <style:style style:name="T9371" style:parent-style-name="Domyślnaczcionkaakapitu" style:family="text">
      <style:text-properties fo:background-color="#80FFFF"/>
    </style:style>
    <style:style style:name="T9372" style:parent-style-name="Domyślnaczcionkaakapitu" style:family="text">
      <style:text-properties fo:background-color="#80FFFF"/>
    </style:style>
    <style:style style:name="T9373" style:parent-style-name="Domyślnaczcionkaakapitu" style:family="text">
      <style:text-properties fo:background-color="#80FFFF"/>
    </style:style>
    <style:style style:name="P9374" style:parent-style-name="Normalny" style:family="paragraph">
      <style:paragraph-properties fo:text-align="justify" fo:line-height="150%"/>
    </style:style>
    <style:style style:name="T9375" style:parent-style-name="Domyślnaczcionkaakapitu" style:family="text">
      <style:text-properties fo:background-color="#80FFFF" style:text-underline-type="single" style:text-underline-style="solid" style:text-underline-width="auto" style:text-underline-mode="continuous"/>
    </style:style>
    <style:style style:name="T9376" style:parent-style-name="Domyślnaczcionkaakapitu" style:family="text">
      <style:text-properties style:text-underline-type="single" style:text-underline-style="solid" style:text-underline-width="auto" style:text-underline-mode="continuous"/>
    </style:style>
    <style:style style:name="T9377" style:parent-style-name="Domyślnaczcionkaakapitu" style:family="text">
      <style:text-properties fo:background-color="#80FFFF" style:text-underline-type="single" style:text-underline-style="solid" style:text-underline-width="auto" style:text-underline-mode="continuous"/>
    </style:style>
    <style:style style:name="T9378" style:parent-style-name="Domyślnaczcionkaakapitu" style:family="text">
      <style:text-properties style:text-underline-type="single" style:text-underline-style="solid" style:text-underline-width="auto" style:text-underline-mode="continuous"/>
    </style:style>
    <style:style style:name="T9379" style:parent-style-name="Domyślnaczcionkaakapitu" style:family="text">
      <style:text-properties fo:background-color="#80FFFF" style:text-underline-type="single" style:text-underline-style="solid" style:text-underline-width="auto" style:text-underline-mode="continuous"/>
    </style:style>
    <style:style style:name="T9380" style:parent-style-name="Domyślnaczcionkaakapitu" style:family="text">
      <style:text-properties style:text-underline-type="single" style:text-underline-style="solid" style:text-underline-width="auto" style:text-underline-mode="continuous"/>
    </style:style>
    <style:style style:name="T9381" style:parent-style-name="Domyślnaczcionkaakapitu" style:family="text">
      <style:text-properties fo:background-color="#80FFFF" style:text-underline-type="single" style:text-underline-style="solid" style:text-underline-width="auto" style:text-underline-mode="continuous"/>
    </style:style>
    <style:style style:name="T9382" style:parent-style-name="Domyślnaczcionkaakapitu" style:family="text">
      <style:text-properties style:text-underline-type="single" style:text-underline-style="solid" style:text-underline-width="auto" style:text-underline-mode="continuous"/>
    </style:style>
    <style:style style:name="P9383" style:parent-style-name="Normalny" style:family="paragraph">
      <style:paragraph-properties fo:text-align="justify" fo:line-height="150%" fo:text-indent="0.2479in"/>
    </style:style>
    <style:style style:name="T9384" style:parent-style-name="Domyślnaczcionkaakapitu" style:family="text">
      <style:text-properties fo:background-color="#80FFFF"/>
    </style:style>
    <style:style style:name="T9385" style:parent-style-name="Domyślnaczcionkaakapitu" style:family="text">
      <style:text-properties fo:background-color="#80FFFF"/>
    </style:style>
    <style:style style:name="T9386" style:parent-style-name="Domyślnaczcionkaakapitu" style:family="text">
      <style:text-properties fo:background-color="#80FFFF"/>
    </style:style>
    <style:style style:name="T9387" style:parent-style-name="Domyślnaczcionkaakapitu" style:family="text">
      <style:text-properties fo:background-color="#80FFFF"/>
    </style:style>
    <style:style style:name="T9388" style:parent-style-name="Domyślnaczcionkaakapitu" style:family="text">
      <style:text-properties fo:background-color="#80FFFF"/>
    </style:style>
    <style:style style:name="P9389" style:parent-style-name="Normalny" style:family="paragraph">
      <style:paragraph-properties fo:text-align="justify" fo:line-height="150%"/>
    </style:style>
    <style:style style:name="T9390" style:parent-style-name="Domyślnaczcionkaakapitu" style:family="text">
      <style:text-properties style:text-underline-type="single" style:text-underline-style="solid" style:text-underline-width="auto" style:text-underline-mode="continuous"/>
    </style:style>
    <style:style style:name="P9391" style:parent-style-name="Normalny" style:family="paragraph">
      <style:paragraph-properties fo:text-align="justify" fo:line-height="150%" fo:text-indent="0.2479in"/>
    </style:style>
    <style:style style:name="T9392" style:parent-style-name="Domyślnaczcionkaakapitu" style:family="text">
      <style:text-properties fo:background-color="#80FFFF"/>
    </style:style>
    <style:style style:name="P9393" style:parent-style-name="Normalny" style:family="paragraph">
      <style:paragraph-properties fo:text-align="justify" fo:line-height="150%" fo:text-indent="0.2479in"/>
    </style:style>
    <style:style style:name="P9394" style:parent-style-name="Normalny" style:family="paragraph">
      <style:paragraph-properties fo:text-align="justify" fo:line-height="150%" fo:text-indent="0.2479in"/>
    </style:style>
    <style:style style:name="P9395" style:parent-style-name="Normalny" style:family="paragraph">
      <style:paragraph-properties fo:text-align="justify" fo:line-height="150%"/>
    </style:style>
    <style:style style:name="T9396" style:parent-style-name="Domyślnaczcionkaakapitu" style:family="text">
      <style:text-properties fo:background-color="#80FFFF" style:text-underline-type="single" style:text-underline-style="solid" style:text-underline-width="auto" style:text-underline-mode="continuous"/>
    </style:style>
    <style:style style:name="T9397" style:parent-style-name="Domyślnaczcionkaakapitu" style:family="text">
      <style:text-properties style:text-underline-type="single" style:text-underline-style="solid" style:text-underline-width="auto" style:text-underline-mode="continuous"/>
    </style:style>
    <style:style style:name="T9398" style:parent-style-name="Domyślnaczcionkaakapitu" style:family="text">
      <style:text-properties fo:background-color="#80FFFF" style:text-underline-type="single" style:text-underline-style="solid" style:text-underline-width="auto" style:text-underline-mode="continuous"/>
    </style:style>
    <style:style style:name="T9399" style:parent-style-name="Domyślnaczcionkaakapitu" style:family="text">
      <style:text-properties style:text-underline-type="single" style:text-underline-style="solid" style:text-underline-width="auto" style:text-underline-mode="continuous"/>
    </style:style>
    <style:style style:name="T9400" style:parent-style-name="Domyślnaczcionkaakapitu" style:family="text">
      <style:text-properties fo:background-color="#80FFFF" style:text-underline-type="single" style:text-underline-style="solid" style:text-underline-width="auto" style:text-underline-mode="continuous"/>
    </style:style>
    <style:style style:name="T9401" style:parent-style-name="Domyślnaczcionkaakapitu" style:family="text">
      <style:text-properties style:text-underline-type="single" style:text-underline-style="solid" style:text-underline-width="auto" style:text-underline-mode="continuous"/>
    </style:style>
    <style:style style:name="T9402" style:parent-style-name="Domyślnaczcionkaakapitu" style:family="text">
      <style:text-properties fo:background-color="#80FFFF" style:text-underline-type="single" style:text-underline-style="solid" style:text-underline-width="auto" style:text-underline-mode="continuous"/>
    </style:style>
    <style:style style:name="T9403" style:parent-style-name="Domyślnaczcionkaakapitu" style:family="text">
      <style:text-properties style:text-underline-type="single" style:text-underline-style="solid" style:text-underline-width="auto" style:text-underline-mode="continuous"/>
    </style:style>
    <style:style style:name="P9404" style:parent-style-name="Normalny" style:family="paragraph">
      <style:paragraph-properties fo:text-align="justify" fo:line-height="150%" fo:text-indent="0.2479in"/>
    </style:style>
    <style:style style:name="T9405" style:parent-style-name="Domyślnaczcionkaakapitu" style:family="text">
      <style:text-properties fo:background-color="#80FFFF"/>
    </style:style>
    <style:style style:name="T9406" style:parent-style-name="Domyślnaczcionkaakapitu" style:family="text">
      <style:text-properties fo:background-color="#80FFFF"/>
    </style:style>
    <style:style style:name="P9407" style:parent-style-name="Normalny" style:family="paragraph">
      <style:paragraph-properties fo:text-align="justify" fo:line-height="150%"/>
    </style:style>
    <style:style style:name="T9408" style:parent-style-name="Domyślnaczcionkaakapitu" style:family="text">
      <style:text-properties style:text-underline-type="single" style:text-underline-style="solid" style:text-underline-width="auto" style:text-underline-mode="continuous"/>
    </style:style>
    <style:style style:name="T9409" style:parent-style-name="Domyślnaczcionkaakapitu" style:family="text">
      <style:text-properties fo:background-color="#80FFFF" style:text-underline-type="single" style:text-underline-style="solid" style:text-underline-width="auto" style:text-underline-mode="continuous"/>
    </style:style>
    <style:style style:name="T9410" style:parent-style-name="Domyślnaczcionkaakapitu" style:family="text">
      <style:text-properties style:text-underline-type="single" style:text-underline-style="solid" style:text-underline-width="auto" style:text-underline-mode="continuous"/>
    </style:style>
    <style:style style:name="P9411" style:parent-style-name="Normalny" style:family="paragraph">
      <style:paragraph-properties fo:text-align="justify" fo:line-height="150%" fo:text-indent="0.2479in"/>
    </style:style>
    <style:style style:name="T9412" style:parent-style-name="Domyślnaczcionkaakapitu" style:family="text">
      <style:text-properties fo:background-color="#80FFFF"/>
    </style:style>
    <style:style style:name="T9413" style:parent-style-name="Domyślnaczcionkaakapitu" style:family="text">
      <style:text-properties fo:background-color="#80FFFF"/>
    </style:style>
    <style:style style:name="T9414" style:parent-style-name="Domyślnaczcionkaakapitu" style:family="text">
      <style:text-properties fo:background-color="#80FFFF"/>
    </style:style>
    <style:style style:name="T9415" style:parent-style-name="Domyślnaczcionkaakapitu" style:family="text">
      <style:text-properties fo:background-color="#80FFFF"/>
    </style:style>
    <style:style style:name="T9416" style:parent-style-name="Domyślnaczcionkaakapitu" style:family="text">
      <style:text-properties fo:background-color="#80FFFF"/>
    </style:style>
    <style:style style:name="T9417" style:parent-style-name="Domyślnaczcionkaakapitu" style:family="text">
      <style:text-properties fo:background-color="#80FFFF"/>
    </style:style>
    <style:style style:name="T9418" style:parent-style-name="Domyślnaczcionkaakapitu" style:family="text">
      <style:text-properties fo:background-color="#80FFFF"/>
    </style:style>
    <style:style style:name="T9419" style:parent-style-name="Domyślnaczcionkaakapitu" style:family="text">
      <style:text-properties fo:background-color="#80FFFF"/>
    </style:style>
    <style:style style:name="T9420" style:parent-style-name="Domyślnaczcionkaakapitu" style:family="text">
      <style:text-properties fo:background-color="#80FFFF"/>
    </style:style>
    <style:style style:name="T9421" style:parent-style-name="Domyślnaczcionkaakapitu" style:family="text">
      <style:text-properties fo:background-color="#80FFFF"/>
    </style:style>
    <style:style style:name="T9422" style:parent-style-name="Domyślnaczcionkaakapitu" style:family="text">
      <style:text-properties fo:background-color="#80FFFF"/>
    </style:style>
    <style:style style:name="T9423" style:parent-style-name="Domyślnaczcionkaakapitu" style:family="text">
      <style:text-properties fo:background-color="#80FFFF"/>
    </style:style>
    <style:style style:name="T9424" style:parent-style-name="Domyślnaczcionkaakapitu" style:family="text">
      <style:text-properties fo:background-color="#80FFFF"/>
    </style:style>
    <style:style style:name="T9425" style:parent-style-name="Domyślnaczcionkaakapitu" style:family="text">
      <style:text-properties fo:background-color="#80FFFF"/>
    </style:style>
    <style:style style:name="T9426" style:parent-style-name="Domyślnaczcionkaakapitu" style:family="text">
      <style:text-properties fo:background-color="#80FFFF"/>
    </style:style>
    <style:style style:name="P9427" style:parent-style-name="Normalny" style:family="paragraph">
      <style:paragraph-properties fo:text-align="justify" fo:line-height="150%"/>
    </style:style>
    <style:style style:name="T9428" style:parent-style-name="Domyślnaczcionkaakapitu" style:family="text">
      <style:text-properties fo:background-color="#80FFFF" style:text-underline-type="single" style:text-underline-style="solid" style:text-underline-width="auto" style:text-underline-mode="continuous"/>
    </style:style>
    <style:style style:name="T9429" style:parent-style-name="Domyślnaczcionkaakapitu" style:family="text">
      <style:text-properties style:text-underline-type="single" style:text-underline-style="solid" style:text-underline-width="auto" style:text-underline-mode="continuous"/>
    </style:style>
    <style:style style:name="T9430" style:parent-style-name="Domyślnaczcionkaakapitu" style:family="text">
      <style:text-properties fo:background-color="#80FFFF" style:text-underline-type="single" style:text-underline-style="solid" style:text-underline-width="auto" style:text-underline-mode="continuous"/>
    </style:style>
    <style:style style:name="T9431" style:parent-style-name="Domyślnaczcionkaakapitu" style:family="text">
      <style:text-properties style:text-underline-type="single" style:text-underline-style="solid" style:text-underline-width="auto" style:text-underline-mode="continuous"/>
    </style:style>
    <style:style style:name="T9432" style:parent-style-name="Domyślnaczcionkaakapitu" style:family="text">
      <style:text-properties fo:background-color="#80FFFF" style:text-underline-type="single" style:text-underline-style="solid" style:text-underline-width="auto" style:text-underline-mode="continuous"/>
    </style:style>
    <style:style style:name="T9433" style:parent-style-name="Domyślnaczcionkaakapitu" style:family="text">
      <style:text-properties style:text-underline-type="single" style:text-underline-style="solid" style:text-underline-width="auto" style:text-underline-mode="continuous"/>
    </style:style>
    <style:style style:name="T9434" style:parent-style-name="Domyślnaczcionkaakapitu" style:family="text">
      <style:text-properties fo:background-color="#80FFFF" style:text-underline-type="single" style:text-underline-style="solid" style:text-underline-width="auto" style:text-underline-mode="continuous"/>
    </style:style>
    <style:style style:name="T9435" style:parent-style-name="Domyślnaczcionkaakapitu" style:family="text">
      <style:text-properties style:text-underline-type="single" style:text-underline-style="solid" style:text-underline-width="auto" style:text-underline-mode="continuous"/>
    </style:style>
    <style:style style:name="P9436" style:parent-style-name="Normalny" style:family="paragraph">
      <style:paragraph-properties fo:text-align="justify" fo:line-height="150%" fo:text-indent="0.2479in"/>
    </style:style>
    <style:style style:name="T9437" style:parent-style-name="Domyślnaczcionkaakapitu" style:family="text">
      <style:text-properties fo:background-color="#80FFFF"/>
    </style:style>
    <style:style style:name="P9438" style:parent-style-name="Normalny" style:family="paragraph">
      <style:paragraph-properties fo:text-align="justify" fo:line-height="150%"/>
    </style:style>
    <style:style style:name="T9439" style:parent-style-name="Domyślnaczcionkaakapitu" style:family="text">
      <style:text-properties style:text-underline-type="single" style:text-underline-style="solid" style:text-underline-width="auto" style:text-underline-mode="continuous"/>
    </style:style>
    <style:style style:name="T9440" style:parent-style-name="Domyślnaczcionkaakapitu" style:family="text">
      <style:text-properties fo:background-color="#80FFFF" style:text-underline-type="single" style:text-underline-style="solid" style:text-underline-width="auto" style:text-underline-mode="continuous"/>
    </style:style>
    <style:style style:name="T9441" style:parent-style-name="Domyślnaczcionkaakapitu" style:family="text">
      <style:text-properties style:text-underline-type="single" style:text-underline-style="solid" style:text-underline-width="auto" style:text-underline-mode="continuous"/>
    </style:style>
    <style:style style:name="T9442" style:parent-style-name="Domyślnaczcionkaakapitu" style:family="text">
      <style:text-properties fo:background-color="#80FFFF" style:text-underline-type="single" style:text-underline-style="solid" style:text-underline-width="auto" style:text-underline-mode="continuous"/>
    </style:style>
    <style:style style:name="T9443" style:parent-style-name="Domyślnaczcionkaakapitu" style:family="text">
      <style:text-properties style:text-underline-type="single" style:text-underline-style="solid" style:text-underline-width="auto" style:text-underline-mode="continuous"/>
    </style:style>
    <style:style style:name="T9444" style:parent-style-name="Domyślnaczcionkaakapitu" style:family="text">
      <style:text-properties fo:background-color="#80FFFF" style:text-underline-type="single" style:text-underline-style="solid" style:text-underline-width="auto" style:text-underline-mode="continuous"/>
    </style:style>
    <style:style style:name="T9445" style:parent-style-name="Domyślnaczcionkaakapitu" style:family="text">
      <style:text-properties style:text-underline-type="single" style:text-underline-style="solid" style:text-underline-width="auto" style:text-underline-mode="continuous"/>
    </style:style>
    <style:style style:name="P9446" style:parent-style-name="Normalny" style:family="paragraph">
      <style:paragraph-properties fo:text-align="justify" fo:line-height="150%" fo:text-indent="0.2479in"/>
    </style:style>
    <style:style style:name="T9447" style:parent-style-name="Domyślnaczcionkaakapitu" style:family="text">
      <style:text-properties fo:background-color="#80FFFF"/>
    </style:style>
    <style:style style:name="T9448" style:parent-style-name="Domyślnaczcionkaakapitu" style:family="text">
      <style:text-properties fo:background-color="#80FFFF"/>
    </style:style>
    <style:style style:name="T9449" style:parent-style-name="Domyślnaczcionkaakapitu" style:family="text">
      <style:text-properties fo:background-color="#80FFFF"/>
    </style:style>
    <style:style style:name="T9450" style:parent-style-name="Domyślnaczcionkaakapitu" style:family="text">
      <style:text-properties fo:background-color="#80FFFF"/>
    </style:style>
    <style:style style:name="P9451" style:parent-style-name="Normalny" style:family="paragraph">
      <style:paragraph-properties fo:text-align="justify" fo:line-height="150%" fo:text-indent="0.2479in"/>
    </style:style>
    <style:style style:name="T9452" style:parent-style-name="Domyślnaczcionkaakapitu" style:family="text">
      <style:text-properties fo:background-color="#80FFFF"/>
    </style:style>
    <style:style style:name="T9453" style:parent-style-name="Domyślnaczcionkaakapitu" style:family="text">
      <style:text-properties fo:background-color="#80FFFF"/>
    </style:style>
    <style:style style:name="T9454" style:parent-style-name="Domyślnaczcionkaakapitu" style:family="text">
      <style:text-properties fo:background-color="#80FFFF"/>
    </style:style>
    <style:style style:name="P9455" style:parent-style-name="Normalny" style:family="paragraph">
      <style:paragraph-properties fo:text-align="justify" fo:line-height="150%"/>
    </style:style>
    <style:style style:name="T9456" style:parent-style-name="Domyślnaczcionkaakapitu" style:family="text">
      <style:text-properties fo:background-color="#80FFFF" style:text-underline-type="single" style:text-underline-style="solid" style:text-underline-width="auto" style:text-underline-mode="continuous"/>
    </style:style>
    <style:style style:name="T9457" style:parent-style-name="Domyślnaczcionkaakapitu" style:family="text">
      <style:text-properties style:text-underline-type="single" style:text-underline-style="solid" style:text-underline-width="auto" style:text-underline-mode="continuous"/>
    </style:style>
    <style:style style:name="T9458" style:parent-style-name="Domyślnaczcionkaakapitu" style:family="text">
      <style:text-properties fo:background-color="#80FFFF" style:text-underline-type="single" style:text-underline-style="solid" style:text-underline-width="auto" style:text-underline-mode="continuous"/>
    </style:style>
    <style:style style:name="T9459" style:parent-style-name="Domyślnaczcionkaakapitu" style:family="text">
      <style:text-properties style:text-underline-type="single" style:text-underline-style="solid" style:text-underline-width="auto" style:text-underline-mode="continuous"/>
    </style:style>
    <style:style style:name="T9460" style:parent-style-name="Domyślnaczcionkaakapitu" style:family="text">
      <style:text-properties fo:background-color="#80FFFF" style:text-underline-type="single" style:text-underline-style="solid" style:text-underline-width="auto" style:text-underline-mode="continuous"/>
    </style:style>
    <style:style style:name="T9461" style:parent-style-name="Domyślnaczcionkaakapitu" style:family="text">
      <style:text-properties style:text-underline-type="single" style:text-underline-style="solid" style:text-underline-width="auto" style:text-underline-mode="continuous"/>
    </style:style>
    <style:style style:name="T9462" style:parent-style-name="Domyślnaczcionkaakapitu" style:family="text">
      <style:text-properties fo:background-color="#80FFFF" style:text-underline-type="single" style:text-underline-style="solid" style:text-underline-width="auto" style:text-underline-mode="continuous"/>
    </style:style>
    <style:style style:name="T9463" style:parent-style-name="Domyślnaczcionkaakapitu" style:family="text">
      <style:text-properties style:text-underline-type="single" style:text-underline-style="solid" style:text-underline-width="auto" style:text-underline-mode="continuous"/>
    </style:style>
    <style:style style:name="P9464" style:parent-style-name="Normalny" style:family="paragraph">
      <style:paragraph-properties fo:text-align="justify" fo:line-height="150%" fo:text-indent="0.2479in"/>
    </style:style>
    <style:style style:name="T9465" style:parent-style-name="Domyślnaczcionkaakapitu" style:family="text">
      <style:text-properties fo:background-color="#80FFFF"/>
    </style:style>
    <style:style style:name="P9466" style:parent-style-name="Normalny" style:family="paragraph">
      <style:paragraph-properties fo:text-align="justify" fo:line-height="150%"/>
    </style:style>
    <style:style style:name="T9467" style:parent-style-name="Domyślnaczcionkaakapitu" style:family="text">
      <style:text-properties style:text-underline-type="single" style:text-underline-style="solid" style:text-underline-width="auto" style:text-underline-mode="continuous"/>
    </style:style>
    <style:style style:name="T9468" style:parent-style-name="Domyślnaczcionkaakapitu" style:family="text">
      <style:text-properties fo:background-color="#80FFFF" style:text-underline-type="single" style:text-underline-style="solid" style:text-underline-width="auto" style:text-underline-mode="continuous"/>
    </style:style>
    <style:style style:name="T9469" style:parent-style-name="Domyślnaczcionkaakapitu" style:family="text">
      <style:text-properties style:text-underline-type="single" style:text-underline-style="solid" style:text-underline-width="auto" style:text-underline-mode="continuous"/>
    </style:style>
    <style:style style:name="T9470" style:parent-style-name="Domyślnaczcionkaakapitu" style:family="text">
      <style:text-properties fo:background-color="#80FFFF" style:text-underline-type="single" style:text-underline-style="solid" style:text-underline-width="auto" style:text-underline-mode="continuous"/>
    </style:style>
    <style:style style:name="T9471" style:parent-style-name="Domyślnaczcionkaakapitu" style:family="text">
      <style:text-properties style:text-underline-type="single" style:text-underline-style="solid" style:text-underline-width="auto" style:text-underline-mode="continuous"/>
    </style:style>
    <style:style style:name="T9472" style:parent-style-name="Domyślnaczcionkaakapitu" style:family="text">
      <style:text-properties fo:background-color="#80FFFF" style:text-underline-type="single" style:text-underline-style="solid" style:text-underline-width="auto" style:text-underline-mode="continuous"/>
    </style:style>
    <style:style style:name="T9473" style:parent-style-name="Domyślnaczcionkaakapitu" style:family="text">
      <style:text-properties style:text-underline-type="single" style:text-underline-style="solid" style:text-underline-width="auto" style:text-underline-mode="continuous"/>
    </style:style>
    <style:style style:name="P9474" style:parent-style-name="Normalny" style:family="paragraph">
      <style:paragraph-properties fo:text-align="justify" fo:line-height="150%" fo:text-indent="0.2479in"/>
    </style:style>
    <style:style style:name="T9475" style:parent-style-name="Domyślnaczcionkaakapitu" style:family="text">
      <style:text-properties fo:background-color="#80FFFF"/>
    </style:style>
    <style:style style:name="T9476" style:parent-style-name="Domyślnaczcionkaakapitu" style:family="text">
      <style:text-properties fo:background-color="#80FFFF"/>
    </style:style>
    <style:style style:name="T9477" style:parent-style-name="Domyślnaczcionkaakapitu" style:family="text">
      <style:text-properties fo:background-color="#80FFFF"/>
    </style:style>
    <style:style style:name="P9478" style:parent-style-name="Normalny" style:family="paragraph">
      <style:paragraph-properties fo:text-align="justify" fo:line-height="150%"/>
    </style:style>
    <style:style style:name="T9479" style:parent-style-name="Domyślnaczcionkaakapitu" style:family="text">
      <style:text-properties fo:background-color="#80FFFF" style:text-underline-type="single" style:text-underline-style="solid" style:text-underline-width="auto" style:text-underline-mode="continuous"/>
    </style:style>
    <style:style style:name="T9480" style:parent-style-name="Domyślnaczcionkaakapitu" style:family="text">
      <style:text-properties style:text-underline-type="single" style:text-underline-style="solid" style:text-underline-width="auto" style:text-underline-mode="continuous"/>
    </style:style>
    <style:style style:name="T9481" style:parent-style-name="Domyślnaczcionkaakapitu" style:family="text">
      <style:text-properties fo:background-color="#80FFFF" style:text-underline-type="single" style:text-underline-style="solid" style:text-underline-width="auto" style:text-underline-mode="continuous"/>
    </style:style>
    <style:style style:name="T9482" style:parent-style-name="Domyślnaczcionkaakapitu" style:family="text">
      <style:text-properties style:text-underline-type="single" style:text-underline-style="solid" style:text-underline-width="auto" style:text-underline-mode="continuous"/>
    </style:style>
    <style:style style:name="T9483" style:parent-style-name="Domyślnaczcionkaakapitu" style:family="text">
      <style:text-properties fo:background-color="#80FFFF" style:text-underline-type="single" style:text-underline-style="solid" style:text-underline-width="auto" style:text-underline-mode="continuous"/>
    </style:style>
    <style:style style:name="T9484" style:parent-style-name="Domyślnaczcionkaakapitu" style:family="text">
      <style:text-properties style:text-underline-type="single" style:text-underline-style="solid" style:text-underline-width="auto" style:text-underline-mode="continuous"/>
    </style:style>
    <style:style style:name="T9485" style:parent-style-name="Domyślnaczcionkaakapitu" style:family="text">
      <style:text-properties fo:background-color="#80FFFF" style:text-underline-type="single" style:text-underline-style="solid" style:text-underline-width="auto" style:text-underline-mode="continuous"/>
    </style:style>
    <style:style style:name="T9486" style:parent-style-name="Domyślnaczcionkaakapitu" style:family="text">
      <style:text-properties style:text-underline-type="single" style:text-underline-style="solid" style:text-underline-width="auto" style:text-underline-mode="continuous"/>
    </style:style>
    <style:style style:name="P9487" style:parent-style-name="Normalny" style:family="paragraph">
      <style:paragraph-properties fo:text-align="justify" fo:line-height="150%" fo:text-indent="0.2479in"/>
    </style:style>
    <style:style style:name="T9488" style:parent-style-name="Domyślnaczcionkaakapitu" style:family="text">
      <style:text-properties fo:background-color="#80FFFF"/>
    </style:style>
    <style:style style:name="T9489" style:parent-style-name="Domyślnaczcionkaakapitu" style:family="text">
      <style:text-properties fo:background-color="#80FFFF"/>
    </style:style>
    <style:style style:name="P9490" style:parent-style-name="Normalny" style:family="paragraph">
      <style:paragraph-properties fo:text-align="justify" fo:line-height="150%"/>
    </style:style>
    <style:style style:name="T9491" style:parent-style-name="Domyślnaczcionkaakapitu" style:family="text">
      <style:text-properties style:text-underline-type="single" style:text-underline-style="solid" style:text-underline-width="auto" style:text-underline-mode="continuous"/>
    </style:style>
    <style:style style:name="T9492" style:parent-style-name="Domyślnaczcionkaakapitu" style:family="text">
      <style:text-properties fo:background-color="#80FFFF" style:text-underline-type="single" style:text-underline-style="solid" style:text-underline-width="auto" style:text-underline-mode="continuous"/>
    </style:style>
    <style:style style:name="T9493" style:parent-style-name="Domyślnaczcionkaakapitu" style:family="text">
      <style:text-properties style:text-underline-type="single" style:text-underline-style="solid" style:text-underline-width="auto" style:text-underline-mode="continuous"/>
    </style:style>
    <style:style style:name="T9494" style:parent-style-name="Domyślnaczcionkaakapitu" style:family="text">
      <style:text-properties fo:background-color="#80FFFF" style:text-underline-type="single" style:text-underline-style="solid" style:text-underline-width="auto" style:text-underline-mode="continuous"/>
    </style:style>
    <style:style style:name="T9495" style:parent-style-name="Domyślnaczcionkaakapitu" style:family="text">
      <style:text-properties style:text-underline-type="single" style:text-underline-style="solid" style:text-underline-width="auto" style:text-underline-mode="continuous"/>
    </style:style>
    <style:style style:name="T9496" style:parent-style-name="Domyślnaczcionkaakapitu" style:family="text">
      <style:text-properties fo:background-color="#80FFFF" style:text-underline-type="single" style:text-underline-style="solid" style:text-underline-width="auto" style:text-underline-mode="continuous"/>
    </style:style>
    <style:style style:name="T9497" style:parent-style-name="Domyślnaczcionkaakapitu" style:family="text">
      <style:text-properties style:text-underline-type="single" style:text-underline-style="solid" style:text-underline-width="auto" style:text-underline-mode="continuous"/>
    </style:style>
    <style:style style:name="P9498" style:parent-style-name="Normalny" style:family="paragraph">
      <style:paragraph-properties fo:text-align="justify" fo:line-height="150%" fo:text-indent="0.2479in"/>
    </style:style>
    <style:style style:name="T9499" style:parent-style-name="Domyślnaczcionkaakapitu" style:family="text">
      <style:text-properties fo:background-color="#80FFFF"/>
    </style:style>
    <style:style style:name="P9500" style:parent-style-name="Normalny" style:family="paragraph">
      <style:paragraph-properties fo:text-align="justify" fo:line-height="150%"/>
    </style:style>
    <style:style style:name="T9501" style:parent-style-name="Domyślnaczcionkaakapitu" style:family="text">
      <style:text-properties fo:background-color="#80FFFF" style:text-underline-type="single" style:text-underline-style="solid" style:text-underline-width="auto" style:text-underline-mode="continuous"/>
    </style:style>
    <style:style style:name="T9502" style:parent-style-name="Domyślnaczcionkaakapitu" style:family="text">
      <style:text-properties style:text-underline-type="single" style:text-underline-style="solid" style:text-underline-width="auto" style:text-underline-mode="continuous"/>
    </style:style>
    <style:style style:name="T9503" style:parent-style-name="Domyślnaczcionkaakapitu" style:family="text">
      <style:text-properties fo:background-color="#80FFFF" style:text-underline-type="single" style:text-underline-style="solid" style:text-underline-width="auto" style:text-underline-mode="continuous"/>
    </style:style>
    <style:style style:name="T9504" style:parent-style-name="Domyślnaczcionkaakapitu" style:family="text">
      <style:text-properties style:text-underline-type="single" style:text-underline-style="solid" style:text-underline-width="auto" style:text-underline-mode="continuous"/>
    </style:style>
    <style:style style:name="T9505" style:parent-style-name="Domyślnaczcionkaakapitu" style:family="text">
      <style:text-properties fo:background-color="#80FFFF" style:text-underline-type="single" style:text-underline-style="solid" style:text-underline-width="auto" style:text-underline-mode="continuous"/>
    </style:style>
    <style:style style:name="T9506" style:parent-style-name="Domyślnaczcionkaakapitu" style:family="text">
      <style:text-properties style:text-underline-type="single" style:text-underline-style="solid" style:text-underline-width="auto" style:text-underline-mode="continuous"/>
    </style:style>
    <style:style style:name="T9507" style:parent-style-name="Domyślnaczcionkaakapitu" style:family="text">
      <style:text-properties fo:background-color="#80FFFF" style:text-underline-type="single" style:text-underline-style="solid" style:text-underline-width="auto" style:text-underline-mode="continuous"/>
    </style:style>
    <style:style style:name="T9508" style:parent-style-name="Domyślnaczcionkaakapitu" style:family="text">
      <style:text-properties style:text-underline-type="single" style:text-underline-style="solid" style:text-underline-width="auto" style:text-underline-mode="continuous"/>
    </style:style>
    <style:style style:name="P9509" style:parent-style-name="Normalny" style:family="paragraph">
      <style:paragraph-properties fo:text-align="justify" fo:line-height="150%" fo:text-indent="0.2479in"/>
    </style:style>
    <style:style style:name="P9510" style:parent-style-name="Normalny" style:family="paragraph">
      <style:paragraph-properties fo:text-align="justify" fo:line-height="150%"/>
    </style:style>
    <style:style style:name="T9511" style:parent-style-name="Domyślnaczcionkaakapitu" style:family="text">
      <style:text-properties style:text-underline-type="single" style:text-underline-style="solid" style:text-underline-width="auto" style:text-underline-mode="continuous"/>
    </style:style>
    <style:style style:name="T9512" style:parent-style-name="Domyślnaczcionkaakapitu" style:family="text">
      <style:text-properties fo:background-color="#80FFFF" style:text-underline-type="single" style:text-underline-style="solid" style:text-underline-width="auto" style:text-underline-mode="continuous"/>
    </style:style>
    <style:style style:name="T9513" style:parent-style-name="Domyślnaczcionkaakapitu" style:family="text">
      <style:text-properties style:text-underline-type="single" style:text-underline-style="solid" style:text-underline-width="auto" style:text-underline-mode="continuous"/>
    </style:style>
    <style:style style:name="T9514" style:parent-style-name="Domyślnaczcionkaakapitu" style:family="text">
      <style:text-properties fo:background-color="#80FFFF" style:text-underline-type="single" style:text-underline-style="solid" style:text-underline-width="auto" style:text-underline-mode="continuous"/>
    </style:style>
    <style:style style:name="T9515" style:parent-style-name="Domyślnaczcionkaakapitu" style:family="text">
      <style:text-properties style:text-underline-type="single" style:text-underline-style="solid" style:text-underline-width="auto" style:text-underline-mode="continuous"/>
    </style:style>
    <style:style style:name="T9516" style:parent-style-name="Domyślnaczcionkaakapitu" style:family="text">
      <style:text-properties fo:background-color="#80FFFF" style:text-underline-type="single" style:text-underline-style="solid" style:text-underline-width="auto" style:text-underline-mode="continuous"/>
    </style:style>
    <style:style style:name="P9517" style:parent-style-name="Normalny" style:family="paragraph">
      <style:paragraph-properties fo:text-align="justify" fo:line-height="150%" fo:text-indent="0.2479in"/>
    </style:style>
    <style:style style:name="P9518" style:parent-style-name="Normalny" style:family="paragraph">
      <style:paragraph-properties fo:text-align="justify" fo:line-height="150%"/>
    </style:style>
    <style:style style:name="T9519" style:parent-style-name="Domyślnaczcionkaakapitu" style:family="text">
      <style:text-properties style:text-underline-type="single" style:text-underline-style="solid" style:text-underline-width="auto" style:text-underline-mode="continuous"/>
    </style:style>
    <style:style style:name="T9520" style:parent-style-name="Domyślnaczcionkaakapitu" style:family="text">
      <style:text-properties fo:background-color="#80FFFF" style:text-underline-type="single" style:text-underline-style="solid" style:text-underline-width="auto" style:text-underline-mode="continuous"/>
    </style:style>
    <style:style style:name="T9521" style:parent-style-name="Domyślnaczcionkaakapitu" style:family="text">
      <style:text-properties style:text-underline-type="single" style:text-underline-style="solid" style:text-underline-width="auto" style:text-underline-mode="continuous"/>
    </style:style>
    <style:style style:name="T9522" style:parent-style-name="Domyślnaczcionkaakapitu" style:family="text">
      <style:text-properties fo:background-color="#80FFFF" style:text-underline-type="single" style:text-underline-style="solid" style:text-underline-width="auto" style:text-underline-mode="continuous"/>
    </style:style>
    <style:style style:name="T9523" style:parent-style-name="Domyślnaczcionkaakapitu" style:family="text">
      <style:text-properties style:text-underline-type="single" style:text-underline-style="solid" style:text-underline-width="auto" style:text-underline-mode="continuous"/>
    </style:style>
    <style:style style:name="T9524" style:parent-style-name="Domyślnaczcionkaakapitu" style:family="text">
      <style:text-properties fo:background-color="#80FFFF" style:text-underline-type="single" style:text-underline-style="solid" style:text-underline-width="auto" style:text-underline-mode="continuous"/>
    </style:style>
    <style:style style:name="T9525" style:parent-style-name="Domyślnaczcionkaakapitu" style:family="text">
      <style:text-properties style:text-underline-type="single" style:text-underline-style="solid" style:text-underline-width="auto" style:text-underline-mode="continuous"/>
    </style:style>
    <style:style style:name="P9526" style:parent-style-name="Normalny" style:family="paragraph">
      <style:paragraph-properties fo:text-align="justify" fo:line-height="150%" fo:text-indent="0.2479in"/>
    </style:style>
    <style:style style:name="T9527" style:parent-style-name="Domyślnaczcionkaakapitu" style:family="text">
      <style:text-properties fo:background-color="#80FFFF"/>
    </style:style>
    <style:style style:name="P9528" style:parent-style-name="Normalny" style:family="paragraph">
      <style:paragraph-properties fo:text-align="justify" fo:line-height="150%"/>
    </style:style>
    <style:style style:name="T9529" style:parent-style-name="Domyślnaczcionkaakapitu" style:family="text">
      <style:text-properties style:text-underline-type="single" style:text-underline-style="solid" style:text-underline-width="auto" style:text-underline-mode="continuous"/>
    </style:style>
    <style:style style:name="T9530" style:parent-style-name="Domyślnaczcionkaakapitu" style:family="text">
      <style:text-properties fo:background-color="#80FFFF" style:text-underline-type="single" style:text-underline-style="solid" style:text-underline-width="auto" style:text-underline-mode="continuous"/>
    </style:style>
    <style:style style:name="T9531" style:parent-style-name="Domyślnaczcionkaakapitu" style:family="text">
      <style:text-properties style:text-underline-type="single" style:text-underline-style="solid" style:text-underline-width="auto" style:text-underline-mode="continuous"/>
    </style:style>
    <style:style style:name="P9532" style:parent-style-name="Normalny" style:family="paragraph">
      <style:paragraph-properties fo:text-align="justify" fo:line-height="150%" fo:text-indent="0.2479in"/>
    </style:style>
    <style:style style:name="T9533" style:parent-style-name="Domyślnaczcionkaakapitu" style:family="text">
      <style:text-properties fo:background-color="#80FFFF"/>
    </style:style>
    <style:style style:name="T9534" style:parent-style-name="Domyślnaczcionkaakapitu" style:family="text">
      <style:text-properties fo:background-color="#80FFFF"/>
    </style:style>
    <style:style style:name="T9535" style:parent-style-name="Domyślnaczcionkaakapitu" style:family="text">
      <style:text-properties fo:background-color="#80FFFF"/>
    </style:style>
    <style:style style:name="T9536" style:parent-style-name="Domyślnaczcionkaakapitu" style:family="text">
      <style:text-properties fo:background-color="#80FFFF"/>
    </style:style>
    <style:style style:name="P9537" style:parent-style-name="Normalny" style:family="paragraph">
      <style:paragraph-properties fo:text-align="justify" fo:line-height="150%" fo:text-indent="0.2479in"/>
    </style:style>
    <style:style style:name="T9538" style:parent-style-name="Domyślnaczcionkaakapitu" style:family="text">
      <style:text-properties fo:background-color="#80FFFF"/>
    </style:style>
    <style:style style:name="T9539" style:parent-style-name="Domyślnaczcionkaakapitu" style:family="text">
      <style:text-properties fo:background-color="#80FFFF"/>
    </style:style>
    <style:style style:name="T9540" style:parent-style-name="Domyślnaczcionkaakapitu" style:family="text">
      <style:text-properties fo:background-color="#80FFFF"/>
    </style:style>
    <style:style style:name="T9541" style:parent-style-name="Domyślnaczcionkaakapitu" style:family="text">
      <style:text-properties fo:background-color="#80FFFF"/>
    </style:style>
    <style:style style:name="T9542" style:parent-style-name="Domyślnaczcionkaakapitu" style:family="text">
      <style:text-properties fo:background-color="#80FFFF"/>
    </style:style>
    <style:style style:name="T9543" style:parent-style-name="Domyślnaczcionkaakapitu" style:family="text">
      <style:text-properties fo:background-color="#80FFFF"/>
    </style:style>
    <style:style style:name="P9544" style:parent-style-name="Normalny" style:family="paragraph">
      <style:paragraph-properties fo:text-align="justify" fo:line-height="150%" fo:text-indent="0.2479in"/>
    </style:style>
    <style:style style:name="T9545" style:parent-style-name="Domyślnaczcionkaakapitu" style:family="text">
      <style:text-properties fo:background-color="#80FFFF"/>
    </style:style>
    <style:style style:name="T9546" style:parent-style-name="Domyślnaczcionkaakapitu" style:family="text">
      <style:text-properties fo:background-color="#80FFFF"/>
    </style:style>
    <style:style style:name="T9547" style:parent-style-name="Domyślnaczcionkaakapitu" style:family="text">
      <style:text-properties fo:background-color="#80FFFF"/>
    </style:style>
    <style:style style:name="T9548" style:parent-style-name="Domyślnaczcionkaakapitu" style:family="text">
      <style:text-properties fo:background-color="#80FFFF"/>
    </style:style>
    <style:style style:name="T9549" style:parent-style-name="Domyślnaczcionkaakapitu" style:family="text">
      <style:text-properties fo:background-color="#80FFFF"/>
    </style:style>
    <style:style style:name="T9550" style:parent-style-name="Domyślnaczcionkaakapitu" style:family="text">
      <style:text-properties fo:background-color="#80FFFF"/>
    </style:style>
    <style:style style:name="T9551" style:parent-style-name="Domyślnaczcionkaakapitu" style:family="text">
      <style:text-properties fo:background-color="#80FFFF"/>
    </style:style>
    <style:style style:name="P9552" style:parent-style-name="Normalny" style:family="paragraph">
      <style:paragraph-properties fo:text-align="justify" fo:line-height="150%" fo:text-indent="0.2479in"/>
    </style:style>
    <style:style style:name="T9553" style:parent-style-name="Domyślnaczcionkaakapitu" style:family="text">
      <style:text-properties fo:background-color="#80FFFF"/>
    </style:style>
    <style:style style:name="P9554" style:parent-style-name="Normalny" style:family="paragraph">
      <style:paragraph-properties fo:text-align="justify" fo:line-height="150%"/>
    </style:style>
    <style:style style:name="T9555" style:parent-style-name="Domyślnaczcionkaakapitu" style:family="text">
      <style:text-properties fo:background-color="#80FFFF" style:text-underline-type="single" style:text-underline-style="solid" style:text-underline-width="auto" style:text-underline-mode="continuous"/>
    </style:style>
    <style:style style:name="T9556" style:parent-style-name="Domyślnaczcionkaakapitu" style:family="text">
      <style:text-properties style:text-underline-type="single" style:text-underline-style="solid" style:text-underline-width="auto" style:text-underline-mode="continuous"/>
    </style:style>
    <style:style style:name="T9557" style:parent-style-name="Domyślnaczcionkaakapitu" style:family="text">
      <style:text-properties fo:background-color="#80FFFF" style:text-underline-type="single" style:text-underline-style="solid" style:text-underline-width="auto" style:text-underline-mode="continuous"/>
    </style:style>
    <style:style style:name="T9558" style:parent-style-name="Domyślnaczcionkaakapitu" style:family="text">
      <style:text-properties style:text-underline-type="single" style:text-underline-style="solid" style:text-underline-width="auto" style:text-underline-mode="continuous"/>
    </style:style>
    <style:style style:name="T9559" style:parent-style-name="Domyślnaczcionkaakapitu" style:family="text">
      <style:text-properties fo:background-color="#80FFFF" style:text-underline-type="single" style:text-underline-style="solid" style:text-underline-width="auto" style:text-underline-mode="continuous"/>
    </style:style>
    <style:style style:name="T9560" style:parent-style-name="Domyślnaczcionkaakapitu" style:family="text">
      <style:text-properties style:text-underline-type="single" style:text-underline-style="solid" style:text-underline-width="auto" style:text-underline-mode="continuous"/>
    </style:style>
    <style:style style:name="T9561" style:parent-style-name="Domyślnaczcionkaakapitu" style:family="text">
      <style:text-properties fo:background-color="#80FFFF" style:text-underline-type="single" style:text-underline-style="solid" style:text-underline-width="auto" style:text-underline-mode="continuous"/>
    </style:style>
    <style:style style:name="T9562" style:parent-style-name="Domyślnaczcionkaakapitu" style:family="text">
      <style:text-properties style:text-underline-type="single" style:text-underline-style="solid" style:text-underline-width="auto" style:text-underline-mode="continuous"/>
    </style:style>
    <style:style style:name="P9563" style:parent-style-name="Normalny" style:family="paragraph">
      <style:paragraph-properties fo:text-align="justify" fo:line-height="150%" fo:text-indent="0.2479in"/>
    </style:style>
    <style:style style:name="T9564" style:parent-style-name="Domyślnaczcionkaakapitu" style:family="text">
      <style:text-properties fo:background-color="#80FFFF"/>
    </style:style>
    <style:style style:name="T9565" style:parent-style-name="Domyślnaczcionkaakapitu" style:family="text">
      <style:text-properties fo:background-color="#80FFFF"/>
    </style:style>
    <style:style style:name="T9566" style:parent-style-name="Domyślnaczcionkaakapitu" style:family="text">
      <style:text-properties fo:background-color="#80FFFF"/>
    </style:style>
    <style:style style:name="T9567" style:parent-style-name="Domyślnaczcionkaakapitu" style:family="text">
      <style:text-properties fo:background-color="#80FFFF"/>
    </style:style>
    <style:style style:name="T9568" style:parent-style-name="Domyślnaczcionkaakapitu" style:family="text">
      <style:text-properties fo:background-color="#80FFFF"/>
    </style:style>
    <style:style style:name="T9569" style:parent-style-name="Domyślnaczcionkaakapitu" style:family="text">
      <style:text-properties fo:background-color="#80FFFF"/>
    </style:style>
    <style:style style:name="P9570" style:parent-style-name="Normalny" style:family="paragraph">
      <style:paragraph-properties fo:text-align="justify" fo:line-height="150%" fo:text-indent="0.2479in"/>
    </style:style>
    <style:style style:name="T9571" style:parent-style-name="Domyślnaczcionkaakapitu" style:family="text">
      <style:text-properties fo:background-color="#80FFFF"/>
    </style:style>
    <style:style style:name="P9572" style:parent-style-name="Normalny" style:family="paragraph">
      <style:paragraph-properties fo:text-align="justify" fo:line-height="150%"/>
    </style:style>
    <style:style style:name="T9573" style:parent-style-name="Domyślnaczcionkaakapitu" style:family="text">
      <style:text-properties fo:background-color="#80FFFF" style:text-underline-type="single" style:text-underline-style="solid" style:text-underline-width="auto" style:text-underline-mode="continuous"/>
    </style:style>
    <style:style style:name="T9574" style:parent-style-name="Domyślnaczcionkaakapitu" style:family="text">
      <style:text-properties style:text-underline-type="single" style:text-underline-style="solid" style:text-underline-width="auto" style:text-underline-mode="continuous"/>
    </style:style>
    <style:style style:name="T9575" style:parent-style-name="Domyślnaczcionkaakapitu" style:family="text">
      <style:text-properties fo:background-color="#80FFFF" style:text-underline-type="single" style:text-underline-style="solid" style:text-underline-width="auto" style:text-underline-mode="continuous"/>
    </style:style>
    <style:style style:name="T9576" style:parent-style-name="Domyślnaczcionkaakapitu" style:family="text">
      <style:text-properties style:text-underline-type="single" style:text-underline-style="solid" style:text-underline-width="auto" style:text-underline-mode="continuous"/>
    </style:style>
    <style:style style:name="T9577" style:parent-style-name="Domyślnaczcionkaakapitu" style:family="text">
      <style:text-properties fo:background-color="#80FFFF" style:text-underline-type="single" style:text-underline-style="solid" style:text-underline-width="auto" style:text-underline-mode="continuous"/>
    </style:style>
    <style:style style:name="T9578" style:parent-style-name="Domyślnaczcionkaakapitu" style:family="text">
      <style:text-properties style:text-underline-type="single" style:text-underline-style="solid" style:text-underline-width="auto" style:text-underline-mode="continuous"/>
    </style:style>
    <style:style style:name="T9579" style:parent-style-name="Domyślnaczcionkaakapitu" style:family="text">
      <style:text-properties fo:background-color="#80FFFF" style:text-underline-type="single" style:text-underline-style="solid" style:text-underline-width="auto" style:text-underline-mode="continuous"/>
    </style:style>
    <style:style style:name="T9580" style:parent-style-name="Domyślnaczcionkaakapitu" style:family="text">
      <style:text-properties style:text-underline-type="single" style:text-underline-style="solid" style:text-underline-width="auto" style:text-underline-mode="continuous"/>
    </style:style>
    <style:style style:name="T9581" style:parent-style-name="Domyślnaczcionkaakapitu" style:family="text">
      <style:text-properties fo:background-color="#80FFFF" style:text-underline-type="single" style:text-underline-style="solid" style:text-underline-width="auto" style:text-underline-mode="continuous"/>
    </style:style>
    <style:style style:name="T9582" style:parent-style-name="Domyślnaczcionkaakapitu" style:family="text">
      <style:text-properties style:text-underline-type="single" style:text-underline-style="solid" style:text-underline-width="auto" style:text-underline-mode="continuous"/>
    </style:style>
    <style:style style:name="T9583" style:parent-style-name="Domyślnaczcionkaakapitu" style:family="text">
      <style:text-properties fo:background-color="#80FFFF" style:text-underline-type="single" style:text-underline-style="solid" style:text-underline-width="auto" style:text-underline-mode="continuous"/>
    </style:style>
    <style:style style:name="T9584" style:parent-style-name="Domyślnaczcionkaakapitu" style:family="text">
      <style:text-properties style:text-underline-type="single" style:text-underline-style="solid" style:text-underline-width="auto" style:text-underline-mode="continuous"/>
    </style:style>
    <style:style style:name="T9585" style:parent-style-name="Domyślnaczcionkaakapitu" style:family="text">
      <style:text-properties fo:background-color="#80FFFF" style:text-underline-type="single" style:text-underline-style="solid" style:text-underline-width="auto" style:text-underline-mode="continuous"/>
    </style:style>
    <style:style style:name="P9586" style:parent-style-name="Normalny" style:family="paragraph">
      <style:paragraph-properties fo:text-align="justify" fo:line-height="150%" fo:text-indent="0.2479in"/>
    </style:style>
    <style:style style:name="T9587" style:parent-style-name="Domyślnaczcionkaakapitu" style:family="text">
      <style:text-properties fo:background-color="#80FFFF"/>
    </style:style>
    <style:style style:name="T9588" style:parent-style-name="Domyślnaczcionkaakapitu" style:family="text">
      <style:text-properties fo:background-color="#80FFFF"/>
    </style:style>
    <style:style style:name="P9589" style:parent-style-name="Normalny" style:family="paragraph">
      <style:paragraph-properties fo:text-align="justify" fo:line-height="150%"/>
    </style:style>
    <style:style style:name="T9590" style:parent-style-name="Domyślnaczcionkaakapitu" style:family="text">
      <style:text-properties fo:background-color="#80FFFF" style:text-underline-type="single" style:text-underline-style="solid" style:text-underline-width="auto" style:text-underline-mode="continuous"/>
    </style:style>
    <style:style style:name="T9591" style:parent-style-name="Domyślnaczcionkaakapitu" style:family="text">
      <style:text-properties style:text-underline-type="single" style:text-underline-style="solid" style:text-underline-width="auto" style:text-underline-mode="continuous"/>
    </style:style>
    <style:style style:name="T9592" style:parent-style-name="Domyślnaczcionkaakapitu" style:family="text">
      <style:text-properties fo:background-color="#80FFFF" style:text-underline-type="single" style:text-underline-style="solid" style:text-underline-width="auto" style:text-underline-mode="continuous"/>
    </style:style>
    <style:style style:name="T9593" style:parent-style-name="Domyślnaczcionkaakapitu" style:family="text">
      <style:text-properties style:text-underline-type="single" style:text-underline-style="solid" style:text-underline-width="auto" style:text-underline-mode="continuous"/>
    </style:style>
    <style:style style:name="T9594" style:parent-style-name="Domyślnaczcionkaakapitu" style:family="text">
      <style:text-properties fo:background-color="#80FFFF" style:text-underline-type="single" style:text-underline-style="solid" style:text-underline-width="auto" style:text-underline-mode="continuous"/>
    </style:style>
    <style:style style:name="T9595" style:parent-style-name="Domyślnaczcionkaakapitu" style:family="text">
      <style:text-properties style:text-underline-type="single" style:text-underline-style="solid" style:text-underline-width="auto" style:text-underline-mode="continuous"/>
    </style:style>
    <style:style style:name="T9596" style:parent-style-name="Domyślnaczcionkaakapitu" style:family="text">
      <style:text-properties fo:background-color="#80FFFF" style:text-underline-type="single" style:text-underline-style="solid" style:text-underline-width="auto" style:text-underline-mode="continuous"/>
    </style:style>
    <style:style style:name="T9597" style:parent-style-name="Domyślnaczcionkaakapitu" style:family="text">
      <style:text-properties style:text-underline-type="single" style:text-underline-style="solid" style:text-underline-width="auto" style:text-underline-mode="continuous"/>
    </style:style>
    <style:style style:name="P9598" style:parent-style-name="Normalny" style:family="paragraph">
      <style:paragraph-properties fo:text-align="justify" fo:line-height="150%" fo:text-indent="0.2479in"/>
    </style:style>
    <style:style style:name="T9599" style:parent-style-name="Domyślnaczcionkaakapitu" style:family="text">
      <style:text-properties fo:background-color="#80FFFF"/>
    </style:style>
    <style:style style:name="T9600" style:parent-style-name="Domyślnaczcionkaakapitu" style:family="text">
      <style:text-properties fo:background-color="#80FFFF"/>
    </style:style>
    <style:style style:name="T9601" style:parent-style-name="Domyślnaczcionkaakapitu" style:family="text">
      <style:text-properties fo:background-color="#80FFFF"/>
    </style:style>
    <style:style style:name="T9602" style:parent-style-name="Domyślnaczcionkaakapitu" style:family="text">
      <style:text-properties fo:background-color="#80FFFF"/>
    </style:style>
    <style:style style:name="P9603" style:parent-style-name="Normalny" style:family="paragraph">
      <style:paragraph-properties fo:text-align="justify" fo:line-height="150%"/>
    </style:style>
    <style:style style:name="T9604" style:parent-style-name="Domyślnaczcionkaakapitu" style:family="text">
      <style:text-properties style:text-underline-type="single" style:text-underline-style="solid" style:text-underline-width="auto" style:text-underline-mode="continuous"/>
    </style:style>
    <style:style style:name="P9605" style:parent-style-name="Normalny" style:family="paragraph">
      <style:paragraph-properties fo:text-align="justify" fo:line-height="150%" fo:text-indent="0.2479in"/>
    </style:style>
    <style:style style:name="T9606" style:parent-style-name="Domyślnaczcionkaakapitu" style:family="text">
      <style:text-properties fo:background-color="#80FFFF"/>
    </style:style>
    <style:style style:name="T9607" style:parent-style-name="Domyślnaczcionkaakapitu" style:family="text">
      <style:text-properties fo:background-color="#80FFFF"/>
    </style:style>
    <style:style style:name="T9608" style:parent-style-name="Domyślnaczcionkaakapitu" style:family="text">
      <style:text-properties fo:background-color="#80FFFF"/>
    </style:style>
    <style:style style:name="T9609" style:parent-style-name="Domyślnaczcionkaakapitu" style:family="text">
      <style:text-properties fo:background-color="#80FFFF"/>
    </style:style>
    <style:style style:name="P9610" style:parent-style-name="Normalny" style:family="paragraph">
      <style:paragraph-properties fo:text-align="justify" fo:line-height="150%" fo:text-indent="0.2479in"/>
    </style:style>
    <style:style style:name="T9611" style:parent-style-name="Domyślnaczcionkaakapitu" style:family="text">
      <style:text-properties fo:background-color="#80FFFF"/>
    </style:style>
    <style:style style:name="T9612" style:parent-style-name="Domyślnaczcionkaakapitu" style:family="text">
      <style:text-properties fo:background-color="#80FFFF"/>
    </style:style>
    <style:style style:name="T9613" style:parent-style-name="Domyślnaczcionkaakapitu" style:family="text">
      <style:text-properties fo:background-color="#80FFFF"/>
    </style:style>
    <style:style style:name="T9614" style:parent-style-name="Domyślnaczcionkaakapitu" style:family="text">
      <style:text-properties fo:background-color="#80FFFF"/>
    </style:style>
    <style:style style:name="T9615" style:parent-style-name="Domyślnaczcionkaakapitu" style:family="text">
      <style:text-properties fo:background-color="#80FFFF"/>
    </style:style>
    <style:style style:name="T9616" style:parent-style-name="Domyślnaczcionkaakapitu" style:family="text">
      <style:text-properties fo:background-color="#80FFFF"/>
    </style:style>
    <style:style style:name="T9617" style:parent-style-name="Domyślnaczcionkaakapitu" style:family="text">
      <style:text-properties fo:background-color="#80FFFF"/>
    </style:style>
    <style:style style:name="T9618" style:parent-style-name="Domyślnaczcionkaakapitu" style:family="text">
      <style:text-properties fo:background-color="#80FFFF"/>
    </style:style>
    <style:style style:name="P9619" style:parent-style-name="Normalny" style:family="paragraph">
      <style:paragraph-properties fo:text-align="justify" fo:line-height="150%"/>
    </style:style>
    <style:style style:name="T9620" style:parent-style-name="Domyślnaczcionkaakapitu" style:family="text">
      <style:text-properties style:text-underline-type="single" style:text-underline-style="solid" style:text-underline-width="auto" style:text-underline-mode="continuous"/>
    </style:style>
    <style:style style:name="T9621" style:parent-style-name="Domyślnaczcionkaakapitu" style:family="text">
      <style:text-properties fo:background-color="#80FFFF" style:text-underline-type="single" style:text-underline-style="solid" style:text-underline-width="auto" style:text-underline-mode="continuous"/>
    </style:style>
    <style:style style:name="T9622" style:parent-style-name="Domyślnaczcionkaakapitu" style:family="text">
      <style:text-properties style:text-underline-type="single" style:text-underline-style="solid" style:text-underline-width="auto" style:text-underline-mode="continuous"/>
    </style:style>
    <style:style style:name="T9623" style:parent-style-name="Domyślnaczcionkaakapitu" style:family="text">
      <style:text-properties fo:background-color="#80FFFF" style:text-underline-type="single" style:text-underline-style="solid" style:text-underline-width="auto" style:text-underline-mode="continuous"/>
    </style:style>
    <style:style style:name="T9624" style:parent-style-name="Domyślnaczcionkaakapitu" style:family="text">
      <style:text-properties style:text-underline-type="single" style:text-underline-style="solid" style:text-underline-width="auto" style:text-underline-mode="continuous"/>
    </style:style>
    <style:style style:name="T9625" style:parent-style-name="Domyślnaczcionkaakapitu" style:family="text">
      <style:text-properties fo:background-color="#80FFFF" style:text-underline-type="single" style:text-underline-style="solid" style:text-underline-width="auto" style:text-underline-mode="continuous"/>
    </style:style>
    <style:style style:name="T9626" style:parent-style-name="Domyślnaczcionkaakapitu" style:family="text">
      <style:text-properties style:text-underline-type="single" style:text-underline-style="solid" style:text-underline-width="auto" style:text-underline-mode="continuous"/>
    </style:style>
    <style:style style:name="P9627" style:parent-style-name="Normalny" style:family="paragraph">
      <style:paragraph-properties fo:text-align="justify" fo:line-height="150%" fo:text-indent="0.2479in"/>
    </style:style>
    <style:style style:name="T9628" style:parent-style-name="Domyślnaczcionkaakapitu" style:family="text">
      <style:text-properties fo:background-color="#80FFFF"/>
    </style:style>
    <style:style style:name="T9629" style:parent-style-name="Domyślnaczcionkaakapitu" style:family="text">
      <style:text-properties fo:background-color="#80FFFF"/>
    </style:style>
    <style:style style:name="P9630" style:parent-style-name="Normalny" style:family="paragraph">
      <style:paragraph-properties fo:text-align="justify" fo:line-height="150%"/>
    </style:style>
    <style:style style:name="T9631" style:parent-style-name="Domyślnaczcionkaakapitu" style:family="text">
      <style:text-properties style:text-underline-type="single" style:text-underline-style="solid" style:text-underline-width="auto" style:text-underline-mode="continuous"/>
    </style:style>
    <style:style style:name="T9632" style:parent-style-name="Domyślnaczcionkaakapitu" style:family="text">
      <style:text-properties fo:background-color="#80FFFF" style:text-underline-type="single" style:text-underline-style="solid" style:text-underline-width="auto" style:text-underline-mode="continuous"/>
    </style:style>
    <style:style style:name="T9633" style:parent-style-name="Domyślnaczcionkaakapitu" style:family="text">
      <style:text-properties style:text-underline-type="single" style:text-underline-style="solid" style:text-underline-width="auto" style:text-underline-mode="continuous"/>
    </style:style>
    <style:style style:name="T9634" style:parent-style-name="Domyślnaczcionkaakapitu" style:family="text">
      <style:text-properties fo:background-color="#80FFFF" style:text-underline-type="single" style:text-underline-style="solid" style:text-underline-width="auto" style:text-underline-mode="continuous"/>
    </style:style>
    <style:style style:name="T9635" style:parent-style-name="Domyślnaczcionkaakapitu" style:family="text">
      <style:text-properties style:text-underline-type="single" style:text-underline-style="solid" style:text-underline-width="auto" style:text-underline-mode="continuous"/>
    </style:style>
    <style:style style:name="P9636" style:parent-style-name="Normalny" style:family="paragraph">
      <style:paragraph-properties fo:text-align="justify" fo:line-height="150%" fo:text-indent="0.2479in"/>
    </style:style>
    <style:style style:name="T9637" style:parent-style-name="Domyślnaczcionkaakapitu" style:family="text">
      <style:text-properties fo:background-color="#80FFFF"/>
    </style:style>
    <style:style style:name="T9638" style:parent-style-name="Domyślnaczcionkaakapitu" style:family="text">
      <style:text-properties fo:background-color="#80FFFF"/>
    </style:style>
    <style:style style:name="T9639" style:parent-style-name="Domyślnaczcionkaakapitu" style:family="text">
      <style:text-properties fo:background-color="#80FFFF"/>
    </style:style>
    <style:style style:name="P9640" style:parent-style-name="Normalny" style:family="paragraph">
      <style:paragraph-properties fo:text-align="justify" fo:line-height="150%" fo:text-indent="0.2479in"/>
    </style:style>
    <style:style style:name="T9641" style:parent-style-name="Domyślnaczcionkaakapitu" style:family="text">
      <style:text-properties fo:background-color="#80FFFF"/>
    </style:style>
    <style:style style:name="T9642" style:parent-style-name="Domyślnaczcionkaakapitu" style:family="text">
      <style:text-properties fo:background-color="#80FFFF"/>
    </style:style>
    <style:style style:name="P9643" style:parent-style-name="Normalny" style:family="paragraph">
      <style:paragraph-properties fo:text-align="justify" fo:line-height="150%"/>
    </style:style>
    <style:style style:name="T9644" style:parent-style-name="Domyślnaczcionkaakapitu" style:family="text">
      <style:text-properties style:text-underline-type="single" style:text-underline-style="solid" style:text-underline-width="auto" style:text-underline-mode="continuous"/>
    </style:style>
    <style:style style:name="P9645" style:parent-style-name="Normalny" style:family="paragraph">
      <style:paragraph-properties fo:text-align="justify" fo:line-height="150%" fo:text-indent="0.2479in"/>
    </style:style>
    <style:style style:name="T9646" style:parent-style-name="Domyślnaczcionkaakapitu" style:family="text">
      <style:text-properties fo:background-color="#80FFFF"/>
    </style:style>
    <style:style style:name="T9647" style:parent-style-name="Domyślnaczcionkaakapitu" style:family="text">
      <style:text-properties fo:background-color="#80FFFF"/>
    </style:style>
    <style:style style:name="P9648" style:parent-style-name="Normalny" style:family="paragraph">
      <style:paragraph-properties fo:text-align="justify" fo:line-height="150%"/>
    </style:style>
    <style:style style:name="T9649" style:parent-style-name="Domyślnaczcionkaakapitu" style:family="text">
      <style:text-properties style:text-underline-type="single" style:text-underline-style="solid" style:text-underline-width="auto" style:text-underline-mode="continuous"/>
    </style:style>
    <style:style style:name="T9650" style:parent-style-name="Domyślnaczcionkaakapitu" style:family="text">
      <style:text-properties fo:background-color="#80FFFF" style:text-underline-type="single" style:text-underline-style="solid" style:text-underline-width="auto" style:text-underline-mode="continuous"/>
    </style:style>
    <style:style style:name="T9651" style:parent-style-name="Domyślnaczcionkaakapitu" style:family="text">
      <style:text-properties style:text-underline-type="single" style:text-underline-style="solid" style:text-underline-width="auto" style:text-underline-mode="continuous"/>
    </style:style>
    <style:style style:name="T9652" style:parent-style-name="Domyślnaczcionkaakapitu" style:family="text">
      <style:text-properties fo:background-color="#80FFFF" style:text-underline-type="single" style:text-underline-style="solid" style:text-underline-width="auto" style:text-underline-mode="continuous"/>
    </style:style>
    <style:style style:name="T9653" style:parent-style-name="Domyślnaczcionkaakapitu" style:family="text">
      <style:text-properties style:text-underline-type="single" style:text-underline-style="solid" style:text-underline-width="auto" style:text-underline-mode="continuous"/>
    </style:style>
    <style:style style:name="T9654" style:parent-style-name="Domyślnaczcionkaakapitu" style:family="text">
      <style:text-properties fo:background-color="#80FFFF" style:text-underline-type="single" style:text-underline-style="solid" style:text-underline-width="auto" style:text-underline-mode="continuous"/>
    </style:style>
    <style:style style:name="T9655" style:parent-style-name="Domyślnaczcionkaakapitu" style:family="text">
      <style:text-properties style:text-underline-type="single" style:text-underline-style="solid" style:text-underline-width="auto" style:text-underline-mode="continuous"/>
    </style:style>
    <style:style style:name="P9656" style:parent-style-name="Normalny" style:family="paragraph">
      <style:paragraph-properties fo:text-align="justify" fo:line-height="150%" fo:text-indent="0.2479in"/>
    </style:style>
    <style:style style:name="T9657" style:parent-style-name="Domyślnaczcionkaakapitu" style:family="text">
      <style:text-properties fo:background-color="#80FFFF"/>
    </style:style>
    <style:style style:name="P9658" style:parent-style-name="Normalny" style:family="paragraph">
      <style:paragraph-properties fo:text-align="justify" fo:line-height="150%"/>
    </style:style>
    <style:style style:name="T9659" style:parent-style-name="Domyślnaczcionkaakapitu" style:family="text">
      <style:text-properties style:text-underline-type="single" style:text-underline-style="solid" style:text-underline-width="auto" style:text-underline-mode="continuous"/>
    </style:style>
    <style:style style:name="T9660" style:parent-style-name="Domyślnaczcionkaakapitu" style:family="text">
      <style:text-properties fo:background-color="#80FFFF" style:text-underline-type="single" style:text-underline-style="solid" style:text-underline-width="auto" style:text-underline-mode="continuous"/>
    </style:style>
    <style:style style:name="T9661" style:parent-style-name="Domyślnaczcionkaakapitu" style:family="text">
      <style:text-properties style:text-underline-type="single" style:text-underline-style="solid" style:text-underline-width="auto" style:text-underline-mode="continuous"/>
    </style:style>
    <style:style style:name="T9662" style:parent-style-name="Domyślnaczcionkaakapitu" style:family="text">
      <style:text-properties fo:background-color="#80FFFF" style:text-underline-type="single" style:text-underline-style="solid" style:text-underline-width="auto" style:text-underline-mode="continuous"/>
    </style:style>
    <style:style style:name="T9663" style:parent-style-name="Domyślnaczcionkaakapitu" style:family="text">
      <style:text-properties style:text-underline-type="single" style:text-underline-style="solid" style:text-underline-width="auto" style:text-underline-mode="continuous"/>
    </style:style>
    <style:style style:name="T9664" style:parent-style-name="Domyślnaczcionkaakapitu" style:family="text">
      <style:text-properties fo:background-color="#80FFFF" style:text-underline-type="single" style:text-underline-style="solid" style:text-underline-width="auto" style:text-underline-mode="continuous"/>
    </style:style>
    <style:style style:name="P9665" style:parent-style-name="Normalny" style:family="paragraph">
      <style:paragraph-properties fo:text-align="justify" fo:line-height="150%" fo:text-indent="0.2479in"/>
    </style:style>
    <style:style style:name="T9666" style:parent-style-name="Domyślnaczcionkaakapitu" style:family="text">
      <style:text-properties fo:background-color="#80FFFF"/>
    </style:style>
    <style:style style:name="T9667" style:parent-style-name="Domyślnaczcionkaakapitu" style:family="text">
      <style:text-properties fo:background-color="#80FFFF"/>
    </style:style>
    <style:style style:name="P9668" style:parent-style-name="Normalny" style:family="paragraph">
      <style:paragraph-properties fo:text-align="justify" fo:line-height="150%"/>
    </style:style>
    <style:style style:name="T9669" style:parent-style-name="Domyślnaczcionkaakapitu" style:family="text">
      <style:text-properties style:text-underline-type="single" style:text-underline-style="solid" style:text-underline-width="auto" style:text-underline-mode="continuous"/>
    </style:style>
    <style:style style:name="T9670" style:parent-style-name="Domyślnaczcionkaakapitu" style:family="text">
      <style:text-properties fo:background-color="#80FFFF" style:text-underline-type="single" style:text-underline-style="solid" style:text-underline-width="auto" style:text-underline-mode="continuous"/>
    </style:style>
    <style:style style:name="T9671" style:parent-style-name="Domyślnaczcionkaakapitu" style:family="text">
      <style:text-properties style:text-underline-type="single" style:text-underline-style="solid" style:text-underline-width="auto" style:text-underline-mode="continuous"/>
    </style:style>
    <style:style style:name="T9672" style:parent-style-name="Domyślnaczcionkaakapitu" style:family="text">
      <style:text-properties fo:background-color="#80FFFF" style:text-underline-type="single" style:text-underline-style="solid" style:text-underline-width="auto" style:text-underline-mode="continuous"/>
    </style:style>
    <style:style style:name="T9673" style:parent-style-name="Domyślnaczcionkaakapitu" style:family="text">
      <style:text-properties style:text-underline-type="single" style:text-underline-style="solid" style:text-underline-width="auto" style:text-underline-mode="continuous"/>
    </style:style>
    <style:style style:name="T9674" style:parent-style-name="Domyślnaczcionkaakapitu" style:family="text">
      <style:text-properties fo:background-color="#80FFFF" style:text-underline-type="single" style:text-underline-style="solid" style:text-underline-width="auto" style:text-underline-mode="continuous"/>
    </style:style>
    <style:style style:name="T9675" style:parent-style-name="Domyślnaczcionkaakapitu" style:family="text">
      <style:text-properties style:text-underline-type="single" style:text-underline-style="solid" style:text-underline-width="auto" style:text-underline-mode="continuous"/>
    </style:style>
    <style:style style:name="P9676" style:parent-style-name="Normalny" style:family="paragraph">
      <style:paragraph-properties fo:text-align="justify" fo:line-height="150%" fo:text-indent="0.2479in"/>
    </style:style>
    <style:style style:name="T9677" style:parent-style-name="Domyślnaczcionkaakapitu" style:family="text">
      <style:text-properties fo:background-color="#80FFFF"/>
    </style:style>
    <style:style style:name="P9678" style:parent-style-name="Normalny" style:family="paragraph">
      <style:paragraph-properties fo:text-align="justify" fo:line-height="150%"/>
    </style:style>
    <style:style style:name="T9679" style:parent-style-name="Domyślnaczcionkaakapitu" style:family="text">
      <style:text-properties style:text-underline-type="single" style:text-underline-style="solid" style:text-underline-width="auto" style:text-underline-mode="continuous"/>
    </style:style>
    <style:style style:name="P9680" style:parent-style-name="Normalny" style:family="paragraph">
      <style:paragraph-properties fo:text-align="justify" fo:line-height="150%" fo:text-indent="0.2479in"/>
    </style:style>
    <style:style style:name="T9681" style:parent-style-name="Domyślnaczcionkaakapitu" style:family="text">
      <style:text-properties fo:background-color="#80FFFF"/>
    </style:style>
    <style:style style:name="T9682" style:parent-style-name="Domyślnaczcionkaakapitu" style:family="text">
      <style:text-properties fo:background-color="#80FFFF"/>
    </style:style>
    <style:style style:name="P9683" style:parent-style-name="Normalny" style:family="paragraph">
      <style:paragraph-properties fo:text-align="justify" fo:line-height="150%"/>
    </style:style>
    <style:style style:name="T9684" style:parent-style-name="Domyślnaczcionkaakapitu" style:family="text">
      <style:text-properties style:text-underline-type="single" style:text-underline-style="solid" style:text-underline-width="auto" style:text-underline-mode="continuous"/>
    </style:style>
    <style:style style:name="T9685" style:parent-style-name="Domyślnaczcionkaakapitu" style:family="text">
      <style:text-properties fo:background-color="#80FFFF" style:text-underline-type="single" style:text-underline-style="solid" style:text-underline-width="auto" style:text-underline-mode="continuous"/>
    </style:style>
    <style:style style:name="T9686" style:parent-style-name="Domyślnaczcionkaakapitu" style:family="text">
      <style:text-properties style:text-underline-type="single" style:text-underline-style="solid" style:text-underline-width="auto" style:text-underline-mode="continuous"/>
    </style:style>
    <style:style style:name="T9687" style:parent-style-name="Domyślnaczcionkaakapitu" style:family="text">
      <style:text-properties fo:background-color="#80FFFF" style:text-underline-type="single" style:text-underline-style="solid" style:text-underline-width="auto" style:text-underline-mode="continuous"/>
    </style:style>
    <style:style style:name="T9688" style:parent-style-name="Domyślnaczcionkaakapitu" style:family="text">
      <style:text-properties style:text-underline-type="single" style:text-underline-style="solid" style:text-underline-width="auto" style:text-underline-mode="continuous"/>
    </style:style>
    <style:style style:name="T9689" style:parent-style-name="Domyślnaczcionkaakapitu" style:family="text">
      <style:text-properties fo:background-color="#80FFFF" style:text-underline-type="single" style:text-underline-style="solid" style:text-underline-width="auto" style:text-underline-mode="continuous"/>
    </style:style>
    <style:style style:name="T9690" style:parent-style-name="Domyślnaczcionkaakapitu" style:family="text">
      <style:text-properties style:text-underline-type="single" style:text-underline-style="solid" style:text-underline-width="auto" style:text-underline-mode="continuous"/>
    </style:style>
    <style:style style:name="P9691" style:parent-style-name="Normalny" style:family="paragraph">
      <style:paragraph-properties fo:text-align="justify" fo:line-height="150%" fo:text-indent="0.2479in"/>
    </style:style>
    <style:style style:name="T9692" style:parent-style-name="Domyślnaczcionkaakapitu" style:family="text">
      <style:text-properties fo:background-color="#80FFFF"/>
    </style:style>
    <style:style style:name="P9693" style:parent-style-name="Normalny" style:family="paragraph">
      <style:paragraph-properties fo:text-align="justify" fo:line-height="150%"/>
    </style:style>
    <style:style style:name="T9694" style:parent-style-name="Domyślnaczcionkaakapitu" style:family="text">
      <style:text-properties fo:background-color="#80FFFF" style:text-underline-type="single" style:text-underline-style="solid" style:text-underline-width="auto" style:text-underline-mode="continuous"/>
    </style:style>
    <style:style style:name="T9695" style:parent-style-name="Domyślnaczcionkaakapitu" style:family="text">
      <style:text-properties style:text-underline-type="single" style:text-underline-style="solid" style:text-underline-width="auto" style:text-underline-mode="continuous"/>
    </style:style>
    <style:style style:name="T9696" style:parent-style-name="Domyślnaczcionkaakapitu" style:family="text">
      <style:text-properties fo:background-color="#80FFFF" style:text-underline-type="single" style:text-underline-style="solid" style:text-underline-width="auto" style:text-underline-mode="continuous"/>
    </style:style>
    <style:style style:name="T9697" style:parent-style-name="Domyślnaczcionkaakapitu" style:family="text">
      <style:text-properties style:text-underline-type="single" style:text-underline-style="solid" style:text-underline-width="auto" style:text-underline-mode="continuous"/>
    </style:style>
    <style:style style:name="T9698" style:parent-style-name="Domyślnaczcionkaakapitu" style:family="text">
      <style:text-properties fo:background-color="#80FFFF" style:text-underline-type="single" style:text-underline-style="solid" style:text-underline-width="auto" style:text-underline-mode="continuous"/>
    </style:style>
    <style:style style:name="T9699" style:parent-style-name="Domyślnaczcionkaakapitu" style:family="text">
      <style:text-properties style:text-underline-type="single" style:text-underline-style="solid" style:text-underline-width="auto" style:text-underline-mode="continuous"/>
    </style:style>
    <style:style style:name="P9700" style:parent-style-name="Normalny" style:family="paragraph">
      <style:paragraph-properties fo:text-align="justify" fo:line-height="150%" fo:text-indent="0.2479in"/>
    </style:style>
    <style:style style:name="T9701" style:parent-style-name="Domyślnaczcionkaakapitu" style:family="text">
      <style:text-properties fo:background-color="#80FFFF"/>
    </style:style>
    <style:style style:name="T9702" style:parent-style-name="Domyślnaczcionkaakapitu" style:family="text">
      <style:text-properties fo:background-color="#80FFFF"/>
    </style:style>
    <style:style style:name="T9703" style:parent-style-name="Domyślnaczcionkaakapitu" style:family="text">
      <style:text-properties fo:background-color="#80FFFF"/>
    </style:style>
    <style:style style:name="P9704" style:parent-style-name="Normalny" style:family="paragraph">
      <style:paragraph-properties fo:text-align="justify" fo:line-height="150%"/>
    </style:style>
    <style:style style:name="T9705" style:parent-style-name="Domyślnaczcionkaakapitu" style:family="text">
      <style:text-properties style:text-underline-type="single" style:text-underline-style="solid" style:text-underline-width="auto" style:text-underline-mode="continuous"/>
    </style:style>
    <style:style style:name="T9706" style:parent-style-name="Domyślnaczcionkaakapitu" style:family="text">
      <style:text-properties fo:background-color="#80FFFF" style:text-underline-type="single" style:text-underline-style="solid" style:text-underline-width="auto" style:text-underline-mode="continuous"/>
    </style:style>
    <style:style style:name="P9707" style:parent-style-name="Normalny" style:family="paragraph">
      <style:paragraph-properties fo:text-align="justify" fo:line-height="150%" fo:text-indent="0.2479in"/>
    </style:style>
    <style:style style:name="P9708" style:parent-style-name="Normalny" style:family="paragraph">
      <style:paragraph-properties fo:text-align="justify" fo:line-height="150%"/>
    </style:style>
    <style:style style:name="T9709" style:parent-style-name="Domyślnaczcionkaakapitu" style:family="text">
      <style:text-properties fo:background-color="#80FFFF" style:text-underline-type="single" style:text-underline-style="solid" style:text-underline-width="auto" style:text-underline-mode="continuous"/>
    </style:style>
    <style:style style:name="T9710" style:parent-style-name="Domyślnaczcionkaakapitu" style:family="text">
      <style:text-properties style:text-underline-type="single" style:text-underline-style="solid" style:text-underline-width="auto" style:text-underline-mode="continuous"/>
    </style:style>
    <style:style style:name="T9711" style:parent-style-name="Domyślnaczcionkaakapitu" style:family="text">
      <style:text-properties fo:background-color="#80FFFF" style:text-underline-type="single" style:text-underline-style="solid" style:text-underline-width="auto" style:text-underline-mode="continuous"/>
    </style:style>
    <style:style style:name="T9712" style:parent-style-name="Domyślnaczcionkaakapitu" style:family="text">
      <style:text-properties style:text-underline-type="single" style:text-underline-style="solid" style:text-underline-width="auto" style:text-underline-mode="continuous"/>
    </style:style>
    <style:style style:name="T9713" style:parent-style-name="Domyślnaczcionkaakapitu" style:family="text">
      <style:text-properties fo:background-color="#80FFFF" style:text-underline-type="single" style:text-underline-style="solid" style:text-underline-width="auto" style:text-underline-mode="continuous"/>
    </style:style>
    <style:style style:name="T9714" style:parent-style-name="Domyślnaczcionkaakapitu" style:family="text">
      <style:text-properties style:text-underline-type="single" style:text-underline-style="solid" style:text-underline-width="auto" style:text-underline-mode="continuous"/>
    </style:style>
    <style:style style:name="P9715" style:parent-style-name="Normalny" style:family="paragraph">
      <style:paragraph-properties fo:text-align="justify" fo:line-height="150%" fo:text-indent="0.2479in"/>
    </style:style>
    <style:style style:name="P9716" style:parent-style-name="Normalny" style:family="paragraph">
      <style:paragraph-properties fo:text-align="justify" fo:line-height="150%"/>
    </style:style>
    <style:style style:name="T9717" style:parent-style-name="Domyślnaczcionkaakapitu" style:family="text">
      <style:text-properties style:text-underline-type="single" style:text-underline-style="solid" style:text-underline-width="auto" style:text-underline-mode="continuous"/>
    </style:style>
    <style:style style:name="T9718" style:parent-style-name="Domyślnaczcionkaakapitu" style:family="text">
      <style:text-properties fo:background-color="#80FFFF" style:text-underline-type="single" style:text-underline-style="solid" style:text-underline-width="auto" style:text-underline-mode="continuous"/>
    </style:style>
    <style:style style:name="T9719" style:parent-style-name="Domyślnaczcionkaakapitu" style:family="text">
      <style:text-properties style:text-underline-type="single" style:text-underline-style="solid" style:text-underline-width="auto" style:text-underline-mode="continuous"/>
    </style:style>
    <style:style style:name="T9720" style:parent-style-name="Domyślnaczcionkaakapitu" style:family="text">
      <style:text-properties fo:background-color="#80FFFF" style:text-underline-type="single" style:text-underline-style="solid" style:text-underline-width="auto" style:text-underline-mode="continuous"/>
    </style:style>
    <style:style style:name="T9721" style:parent-style-name="Domyślnaczcionkaakapitu" style:family="text">
      <style:text-properties style:text-underline-type="single" style:text-underline-style="solid" style:text-underline-width="auto" style:text-underline-mode="continuous"/>
    </style:style>
    <style:style style:name="T9722" style:parent-style-name="Domyślnaczcionkaakapitu" style:family="text">
      <style:text-properties fo:background-color="#80FFFF" style:text-underline-type="single" style:text-underline-style="solid" style:text-underline-width="auto" style:text-underline-mode="continuous"/>
    </style:style>
    <style:style style:name="T9723" style:parent-style-name="Domyślnaczcionkaakapitu" style:family="text">
      <style:text-properties style:text-underline-type="single" style:text-underline-style="solid" style:text-underline-width="auto" style:text-underline-mode="continuous"/>
    </style:style>
    <style:style style:name="P9724" style:parent-style-name="Normalny" style:family="paragraph">
      <style:paragraph-properties fo:text-align="justify" fo:line-height="150%" fo:text-indent="0.2479in"/>
    </style:style>
    <style:style style:name="T9725" style:parent-style-name="Domyślnaczcionkaakapitu" style:family="text">
      <style:text-properties fo:background-color="#80FFFF"/>
    </style:style>
    <style:style style:name="T9726" style:parent-style-name="Domyślnaczcionkaakapitu" style:family="text">
      <style:text-properties fo:background-color="#80FFFF"/>
    </style:style>
    <style:style style:name="T9727" style:parent-style-name="Domyślnaczcionkaakapitu" style:family="text">
      <style:text-properties fo:background-color="#80FFFF"/>
    </style:style>
    <style:style style:name="T9728" style:parent-style-name="Domyślnaczcionkaakapitu" style:family="text">
      <style:text-properties fo:background-color="#80FFFF"/>
    </style:style>
    <style:style style:name="T9729" style:parent-style-name="Domyślnaczcionkaakapitu" style:family="text">
      <style:text-properties fo:background-color="#80FFFF"/>
    </style:style>
    <style:style style:name="T9730" style:parent-style-name="Domyślnaczcionkaakapitu" style:family="text">
      <style:text-properties fo:background-color="#80FFFF"/>
    </style:style>
    <style:style style:name="T9731" style:parent-style-name="Domyślnaczcionkaakapitu" style:family="text">
      <style:text-properties fo:background-color="#80FFFF"/>
    </style:style>
    <style:style style:name="P9732" style:parent-style-name="Normalny" style:family="paragraph">
      <style:paragraph-properties fo:text-align="justify" fo:line-height="150%" fo:text-indent="0.2479in"/>
    </style:style>
    <style:style style:name="T9733" style:parent-style-name="Domyślnaczcionkaakapitu" style:family="text">
      <style:text-properties fo:background-color="#80FFFF"/>
    </style:style>
    <style:style style:name="T9734" style:parent-style-name="Domyślnaczcionkaakapitu" style:family="text">
      <style:text-properties fo:background-color="#80FFFF"/>
    </style:style>
    <style:style style:name="T9735" style:parent-style-name="Domyślnaczcionkaakapitu" style:family="text">
      <style:text-properties fo:background-color="#80FFFF"/>
    </style:style>
    <style:style style:name="T9736" style:parent-style-name="Domyślnaczcionkaakapitu" style:family="text">
      <style:text-properties fo:background-color="#80FFFF"/>
    </style:style>
    <style:style style:name="T9737" style:parent-style-name="Domyślnaczcionkaakapitu" style:family="text">
      <style:text-properties fo:background-color="#80FFFF"/>
    </style:style>
    <style:style style:name="P9738" style:parent-style-name="Normalny" style:family="paragraph">
      <style:paragraph-properties fo:text-align="justify" fo:line-height="150%" fo:text-indent="0.2479in"/>
    </style:style>
    <style:style style:name="T9739" style:parent-style-name="Domyślnaczcionkaakapitu" style:family="text">
      <style:text-properties fo:background-color="#80FFFF"/>
    </style:style>
    <style:style style:name="T9740" style:parent-style-name="Domyślnaczcionkaakapitu" style:family="text">
      <style:text-properties fo:background-color="#80FFFF"/>
    </style:style>
    <style:style style:name="T9741" style:parent-style-name="Domyślnaczcionkaakapitu" style:family="text">
      <style:text-properties fo:background-color="#80FFFF"/>
    </style:style>
    <style:style style:name="T9742" style:parent-style-name="Domyślnaczcionkaakapitu" style:family="text">
      <style:text-properties fo:background-color="#80FFFF"/>
    </style:style>
    <style:style style:name="T9743" style:parent-style-name="Domyślnaczcionkaakapitu" style:family="text">
      <style:text-properties fo:background-color="#80FFFF"/>
    </style:style>
    <style:style style:name="P9744"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Ekologii</text:p>
      <text:p text:style-name="P3">TYTUŁ= STENOGRAM z siódmego posiedzenia Podzespołu do spraw Ekologii</text:p>
      <text:p text:style-name="P4">DATA= 9 marca 1989 r.</text:p>
      <text:p text:style-name="P5">SYGNATURA= 9540/6</text:p>
      <text:p text:style-name="P6">INW=<text:s/>46079</text:p>
      <text:p text:style-name="P7">TEKST=<text:s/></text:p>
      <text:p text:style-name="P8">Stenogram<text:s/><text:span text:style-name="T9">z</text:span><text:s/>obrad Podzespołu do<text:s/><text:span text:style-name="T10">s</text:span>praw Ekologii<text:s/><text:span text:style-name="T11">„</text:span>okrągłego stołu”<text:s/>odbytego dnia 9 marca 19<text:span text:style-name="T12">89</text:span><text:s/>r<text:span text:style-name="T13">.</text:span><text:s/>(VII pos.<text:span text:style-name="T14">)</text:span>.</text:p>
      <text:p text:style-name="P15">/Obradom<text:s/><text:span text:style-name="T16">przewodnicz</text:span><text:span text:style-name="T17">yl</text:span><text:span text:style-name="T18">i</text:span>: ob. ob.<text:s/><text:span text:style-name="T19">Jerzy Kołodziejski</text:span><text:s/>i<text:s/><text:span text:style-name="T20">Stefan Kozłowski</text:span>/.</text:p>
      <text:p text:style-name="P21"><text:span text:style-name="T22">Jerzy Kołodziejski</text:span>:</text:p>
      <text:p text:style-name="P23">Witam serdeczn<text:span text:style-name="T24">ie</text:span><text:s/>państwa. Sądzę, że będ<text:span text:style-name="T25">zi</text:span>emy się starali w ciągu tych dwóch<text:s/><text:span text:style-name="T26">d</text:span>ni zakończyć nasze posiedzenia protokołem stanow<text:span text:style-name="T27">is</text:span>ka. Proponuję, żeby dzi<text:span text:style-name="T28">si</text:span>aj zacząć w kolejności d<text:span text:style-name="T29">y</text:span>skusję nad punktami zgłoszonymi do<text:s/>„stolika”, ale poczynając od końca. Jest to propozycja uzgodniona z profesorem Kozłowski<text:span text:style-name="T30">m</text:span>, w<text:span text:style-name="T31">i</text:span>ceprze<text:span text:style-name="T32">w</text:span>o<text:span text:style-name="T33">d</text:span>n<text:span text:style-name="T34">icz</text:span>ąc<text:span text:style-name="T35">y</text:span>m posiedzenia. Propozycja ta wynika z tego, że pierwsza część pakietu propozycji była już wielokrotnie dyskutowana. Natomiast punkty końcowe są dość świeże i wobec tego trzeba by od nich zacz<text:span text:style-name="T36">ąć</text:span>, jakoby może od n<text:span text:style-name="T37">aj</text:span>trudni<text:span text:style-name="T38">ej</text:span>szych. W ten sposób zejdziemy się w okolicach punktu 12, nad którym przerwaliśmy dyskusję podczas ostatniego posiedzenia. Czy państwo przyjmujecie taką propozycję prowadzenia obrad? Jeśli tak, to proponuję zacząć nasze posiedzenie od punktu 28. Bardzo proszę, do punktu 28.</text:p>
      <text:p text:style-name="P39">Przepraszam państwa, jeszcze pan Bokszczanin z OPZZ chce zgłosić ośw<text:span text:style-name="T40">ia</text:span>dczenie<text:span text:style-name="T41">.</text:span><text:s/>Proszę bardzo.</text:p>
      <text:h text:style-name="P42" text:outline-level="4"><text:span text:style-name="T43">Gustaw Bokszczanin - OPZZ</text:span>:<text:bookmark-start text:name="bookmark0"/><text:bookmark-end text:name="bookmark0"/></text:h>
      <text:p text:style-name="P44">Zostałem upoważniony przez kierownictwo OPZZ do odczytania oświadczenia.</text:p>
      <text:p text:style-name="P45">Do Marszałka Sejmu Polskiej Rzeczypospol<text:span text:style-name="T46">itej</text:span><text:s/>Ludowej w dniu 2<text:span text:style-name="T47">5</text:span><text:s/>lutego skierowany zastał rządowy projekt ustawy o zmianie ustawy o ochronie i ks<text:span text:style-name="T48">zt</text:span>ałtowaniu środowiska i ustawy prawo wodne. Pragniemy oświadczyć, że projekt<text:s/>ustawy o wyżej wymienionej nazwie nie został p<text:span text:style-name="T49">rz</text:span>edstawiony Og<text:span text:style-name="T50">ól</text:span>nopolskiemu Porozumieniu Związków Zawodowych, co uniemożliwiło przygotowanie opinii i uczestniczen<text:span text:style-name="T51">ia</text:span><text:s/>w konferencji uzgadniając<text:span text:style-name="T52">ej</text:span><text:s/>w okresie prac legislac<text:span text:style-name="T53">yj</text:span>nych.</text:p>
      <text:p text:style-name="P54">W związku z tym OPZZ postuluje, aby Komisja Sejmowa Ochrony Środowiska i Zasobów Naturalnych oraz Spraw Ustawodawczych zechciała przyjąć i rozpatrzyć opinię do projektu ustawy na najbliższym swoim posiedzeniu oraz umożliwić innym ewentualnie organiza<text:span text:style-name="T55">cj</text:span>om społecznym proekologi<text:span text:style-name="T56">cz</text:span>nym ucz<text:span text:style-name="T57">ynie</text:span>n<text:span text:style-name="T58">ia</text:span><text:s/>tego samego.</text:p>
      <text:p text:style-name="P59">Przedstawi<text:span text:style-name="T60">aj</text:span>ąc ten postulat przedstawi<text:span text:style-name="T61">ciel</text:span>e<text:s/><text:span text:style-name="T62">O</text:span>PZZ pragną wskazać na uchwałę i stanow<text:span text:style-name="T63">is</text:span>ko Komitetu Wykonawczego OPZZ z 22 lutego 89 roku. Jednocześnie wyjaśnia się, że OPZZ otrzymał do zaopiniowania jedynie pierwszą wersję projektu o zmianie ustawy o ochronie i ks<text:span text:style-name="T64">zt</text:span>ałtowania środowiska dla której przekazał opinię do Ministerstwa Ochrony Środowiska i Zasobów Naturalnych w dniu 28 marca 88 roku.</text:p>
      <text:p text:style-name="P65">Pragniemy tutaj podkreślić, że będziemy żądać, zgodnie z ustawą o związkach zawodowych miesięcznego prawa do wydania opinii do nowego projektu ustawy.</text:p>
      <text:soft-page-break/>
      <text:p text:style-name="P66">Chciałbym powiedzieć, że na najbliższym posiedzeniu Sejmu z naszej strony będzie zgłoszona interpelacja w sprawie realizacji wniosków z posiedzenia Komisji Ochrony Środowiska<text:s/><text:span text:style-name="T67">R</text:span>ady Państwa z dnia 29 kwietnia 88 roku, a dotycząca sprawa zwożenia do naszego kraju odpadów z innych krajów Europy i nie tylko.</text:p>
      <text:p text:style-name="P68">Dziękuję bardzo.</text:p>
      <text:p text:style-name="P69"><text:span text:style-name="T70">Jerzy Kołodziejski</text:span>:</text:p>
      <text:p text:style-name="P71">Dziękuję bardzo. Ja rozumiem, że jest to ośw<text:span text:style-name="T72">ia</text:span>dczenie. Nie będziemy dyskutować tego oświadczenia tylko pan chciał w imieniu OPZZ zawiadomić na<text:span text:style-name="T73">s</text:span><text:s/>o<text:s/><text:span text:style-name="T74">tym</text:span><text:s/>stanowisku.</text:p>
      <text:p text:style-name="P75"><text:span text:style-name="T76">Wa</text:span><text:span text:style-name="T77">cł</text:span><text:span text:style-name="T78">a</text:span><text:span text:style-name="T79">w<text:s/></text:span><text:span text:style-name="T80">Ku</text:span><text:span text:style-name="T81">lczyński</text:span>:</text:p>
      <text:p text:style-name="P82">Ż<text:span text:style-name="T83">eby</text:span><text:s/>przekazali do Sejmu, nie do nas.</text:p>
      <text:p text:style-name="P84"><text:span text:style-name="T85">Jerzy Kołodziejski</text:span>:</text:p>
      <text:p text:style-name="P86">Jest to adresowane do Sejmu, tak?</text:p>
      <text:p text:style-name="P87"><text:span text:style-name="T88">Gustaw Bokszczanin</text:span><text:span text:style-name="T89">:</text:span></text:p>
      <text:p text:style-name="P90">Tak.</text:p>
      <text:p text:style-name="P91"><text:span text:style-name="T92">Jerzy Kołodziejski</text:span>:</text:p>
      <text:p text:style-name="P93">Rozumie<text:span text:style-name="T94">m.</text:span></text:p>
      <text:p text:style-name="P95">Dziękuję bardzo. Wracamy do punktu 28. Proszę bardzo, kto z państwa chciałby w sprawie tego punktu?</text:p>
      <text:p text:style-name="P96"><text:span text:style-name="T97">Stefan Kozło</text:span><text:span text:style-name="T98">ws</text:span><text:span text:style-name="T99">ki</text:span>:</text:p>
      <text:p text:style-name="P100">Nie ma zakończenia treści tego punktu. Jest dwukropek, należy.</text:p>
      <text:p text:style-name="P101"><text:span text:style-name="T102">Jerzy Kwiatkowski</text:span>:</text:p>
      <text:p text:style-name="P103">Czy można, panie profesorze?</text:p>
      <text:p text:style-name="P104"><text:span text:style-name="T105">Jerzy Kołodziejski</text:span>:</text:p>
      <text:p text:style-name="P106">Bardzo proszę. Pan Jerzy Kwi<text:span text:style-name="T107">at</text:span>kowsk<text:span text:style-name="T108">i</text:span>.</text:p>
      <text:p text:style-name="P109"><text:span text:style-name="T110">Je</text:span><text:span text:style-name="T111">rzy Kwiatkowski</text:span>:</text:p>
      <text:p text:style-name="P112">Jest to punkt, kt<text:span text:style-name="T113">ó</text:span>ry został zaproponowany przez pana profesora Judę i pierwsza część, która jest do ostatniego zdania, właściwie jest w takim brzmieniu, jak profesor zaproponował. Natomiast dalsza część, ktoś chyba z OPZZ-tu redagował tą dalszą część, czy nie? Bo to o<text:span text:style-name="T114">st</text:span>atnie zdanie jest tutaj właściwie w ogóle n<text:span text:style-name="T115">ie</text:span>potrzebne.</text:p>
      <text:p text:style-name="P116"><text:span text:style-name="T117">Jerzy Kołodziejski</text:span>:</text:p>
      <text:p text:style-name="P118">Kto<text:s/><text:span text:style-name="T119">się</text:span><text:s/>przyznaje do redakcji ostatniego zdania? Moim zdaniem można by zakończyć na tych czterech tire. Proszę bardzo.</text:p>
      <text:p text:style-name="P120"><text:span text:style-name="T121">Ra</text:span><text:span text:style-name="T122">d</text:span><text:span text:style-name="T123">osław<text:s/></text:span><text:span text:style-name="T124">Ga</text:span><text:span text:style-name="T125">w</text:span><text:span text:style-name="T126">li</text:span><text:span text:style-name="T127">k</text:span>:</text:p>
      <text:p text:style-name="P128">Uważam również, że to ostatnie zdanie powinniśmy skreślić z uwagi na to, że proponowana przez nas formuła ulg podatkowych, jak również tworzenie zasad preferenc<text:span text:style-name="T129">yj</text:span>nych dla zakładów objętych tak zwanym wykazem zakładów będących na liście pr<text:span text:style-name="T130">ze</text:span>widzianych do moderniza<text:span text:style-name="T131">cj</text:span>i, rekonstruk<text:span text:style-name="T132">cj</text:span>i tych zakładów, gdzie ta pilność jest największa, natomiast do każdego zakładu trzeba się odnosić indywidualnie i w innym trybie. I dlatego tutaj takich ogólnych zapisów wprowadzić nie można, natomiast globalnie do całej naszej gospodarki i do wszystkich zakładów jest to w zapisie poprawne, albowiem mogą one być sprzeczne z<text:s/><text:soft-page-break/>obow<text:span text:style-name="T133">i</text:span>ązującym ustawodawstwem i zamierzeniami proponowanymi na innych zespołach problemowych.</text:p>
      <text:p text:style-name="P134">Dz<text:span text:style-name="T135">ię</text:span>kuję.</text:p>
      <text:p text:style-name="P136"><text:span text:style-name="T137">Jerzy Kołodziejski</text:span>:</text:p>
      <text:p text:style-name="P138">Dziękuję.<text:s/>Czy ktoś z państwa chciałby do tego punktu jeszcze? Jeśli ni<text:span text:style-name="T139">e</text:span>, to proponuję go przyjąć. On był dyskutowany. Pan jeszcze, tak? Bardzo proszę zgłaszać się szybko.</text:p>
      <text:p text:style-name="P140"><text:span text:style-name="T141">Fe</text:span><text:span text:style-name="T142">l</text:span><text:span text:style-name="T143">i</text:span><text:span text:style-name="T144">k</text:span><text:span text:style-name="T145">s<text:s/></text:span><text:span text:style-name="T146">Le</text:span><text:span text:style-name="T147">s</text:span><text:span text:style-name="T148">ław</text:span><text:span text:style-name="T149"><text:s/></text:span><text:span text:style-name="T150">W</text:span><text:span text:style-name="T151">ę</text:span><text:span text:style-name="T152">g</text:span><text:span text:style-name="T153">r</text:span><text:span text:style-name="T154">zy</text:span><text:span text:style-name="T155">n</text:span><text:s/><text:span text:style-name="T156">-</text:span><text:s/>OPZZ:</text:p>
      <text:p text:style-name="P157">Ja chciałem tylko wyrazić wątpliwość, jak treść tego zapisu ma się do samod<text:span text:style-name="T158">zi</text:span>elności p<text:span text:style-name="T159">rz</text:span>edsięb<text:span text:style-name="T160">io</text:span>rstw? Skoro tutaj są pewne zapisy kategorycznie<text:s/><text:span text:style-name="T161">st</text:span>wierdz<text:span text:style-name="T162">aj</text:span>ące, należy zrobić to, tamto i jeszcze coś. Czy tutaj nie wykraczamy zbyt daleko? Jest to na gorąco moja refleksja. Czy te sprawy nie powinny wynikać z systemów ekonomi<text:span text:style-name="T163">cz</text:span>nych przedsiębiorstw?</text:p>
      <text:p text:style-name="P164"><text:span text:style-name="T165">Jerzy Kołodziejski</text:span>:</text:p>
      <text:p text:style-name="P166"><text:span text:style-name="T167">M</text:span>oim zdaniem na całym świecie państwo, nawet w najbardziej zgniłym kapitalizmie, państwo ma prawo nakładać pewne rygory postępowania, wynikające z celów ogólnonarodowych. Wszystkiego nie załatwiają mechaniz<text:span text:style-name="T168">m</text:span>y ekonomiczne. Środowisko przyrodnicze jest jednym z takich cech działania praktycznego człowieka, gdzie nie można liczyć tylko na mechanizmy ekonomiczne. Trzeba wzmóc<text:s/>te mechanizmy, wymuszającymi działa<text:span text:style-name="T169">n</text:span>i<text:span text:style-name="T170">a</text:span>mi państw<text:span text:style-name="T171">a</text:span>, które stoi na straży pewnych interesów ogólnospołecznych. Tak bym tą sprawą in<text:span text:style-name="T172">te</text:span>rp<text:span text:style-name="T173">ret</text:span>ował. Zresztą mówi się w trybie warunkowym, w trybie, powinno, prawda, należy itd.</text:p>
      <text:p text:style-name="P174">Proponuję zostawi<text:span text:style-name="T175">ć</text:span><text:s/>to prawnikom i pana uwagę odnieść do precyzowania tego już w trybie działania rządu. w tej chwili, jako zalecenie naszego<text:s/>„stolika”, jako postulat<text:s/>„stolika”, przyjąć ten tekst określony.</text:p>
      <text:p text:style-name="P176">Pr<text:span text:style-name="T177">os</text:span>zę bardzo.</text:p>
      <text:p text:style-name="P178"><text:span text:style-name="T179">Rados</text:span><text:span text:style-name="T180">ła</text:span><text:span text:style-name="T181">w Ga</text:span><text:span text:style-name="T182">wlik</text:span>:</text:p>
      <text:p text:style-name="P183">Ja miałbym tutaj jeszcze jedno uzupełnienie, moim zdaniem bardzo istotne. Ja omówię to króciutko, a za chwilę podam, jakby to miało brzmieć zapisane.</text:p>
      <text:p text:style-name="P184">Chodziłoby o to,<text:s/><text:span text:style-name="T185">a</text:span>by<text:s/>społecznego<text:s/>inspektora<text:s/>pracy, czy społecznych inspektorów pracy w zakładzi<text:span text:style-name="T186">e</text:span>, objąć również szkoleniem dotyczącym nie tylko zanieczyszczeń środowiska w zakładzie pracy, ale też wpływu tego zakładu pracy na otoczenie. I to można sformułować w ten sposób, że społecznych inspektorów pracy winno obejmować także zanieczyszczenie środowiska spowodowane przez zakład na zewnątrz zakładu pracy.</text:p>
      <text:p text:style-name="P187">Coś takiego, myślę, że nie jest trudno przeprowad<text:span text:style-name="T188">zi</text:span>ć dlatego, że te szkolenia odbywają się we Wrocławiu, w Ośrodku Doskonalenia SIP-ów, trwają<text:s/><text:span text:style-name="T189">3-4</text:span><text:s/>dni i dodać tam jeden dzień, by przez specjalistów ochrony środowiska przeprowadzić to dodatkowe szkolenie. Myślę, że to byłoby sensowne. Nie wie<text:span text:style-name="T190">m</text:span>?</text:p>
      <text:p text:style-name="P191"><text:span text:style-name="T192">Jerzy Kołodziejski</text:span>:</text:p>
      <text:p text:style-name="P193">Tak, sądzę, że nic nie stoi<text:s/>temu na przeszkodz<text:span text:style-name="T194">ie,</text:span><text:s/>żeby to<text:s/><text:span text:style-name="T195">w</text:span><text:s/>tym szkoleniu uwzględnić. Rzecz jasna, że te służby muszą by<text:span text:style-name="T196">ć</text:span><text:s/>p<text:span text:style-name="T197">rz</text:span>eszkolone, muszą być systemat<text:span text:style-name="T198">yc</text:span>znie szkolone w mi<text:span text:style-name="T199">a</text:span>rę narastania zmian w sytuacji ekologiczn<text:span text:style-name="T200">ej</text:span>.</text:p>
      <text:p text:style-name="P201">Proponuję przyjąć ten postulat jako rozszerzający dotychczasowy tekst.</text:p>
      <text:p text:style-name="P202">Proszę bardzo, pan Kwiatkowski.</text:p>
      <text:p text:style-name="P203"><text:span text:style-name="T204">Je</text:span><text:span text:style-name="T205">rzy Kwiatkowski</text:span>:</text:p>
      <text:p text:style-name="P206">Uważam, że w tym pierwszym punkcie pan profesor Juda ujął to dosyć precyzyjnie. Mianowicie, że<text:s/><text:soft-page-break/>stanowiska kierowników zakładowych służb ochrony środowiska powinno obejmować fachowców, posiadających zarówno dużą znajomość technologii, jak i znajomość ochrony środowiska. Myślę, że jeśli takie kryterium się przyjmie, że tacy oni powinni być, no to znaczy, że muszą być odpowiednio przeszkoleni. Po prostu nie wiem, jak pan profesor Juda patrzy jako autor w ogóle całego tekstu?</text:p>
      <text:p text:style-name="P207">Dziękuję.</text:p>
      <text:p text:style-name="P208"><text:span text:style-name="T209">Jerzy Kołodziejski</text:span>:</text:p>
      <text:p text:style-name="P210">Profesor Juda, proszę.</text:p>
      <text:p text:style-name="P211"><text:span text:style-name="T212">Jan Juda</text:span>:</text:p>
      <text:p text:style-name="P213">Mnie<text:s/><text:span text:style-name="T214">si</text:span>ę wydaje, że jest tutaj po prostu nieporozumienie. Bo kolega mówił o społecznych służbach, a my mówimy o zakładowych służbach. Więc tutaj ten wniosek, który zgłosił kolega dotyczył sp<text:span text:style-name="T215">o</text:span>łecznych służb ochrony środowiska. Ale z kolei, żeby wszystko było redakcyjnie czyste, to o społecznych służbach myśmy mówili w innych punktach. Bo ten punkt dotyczy zakładowych służb ochrony środowiska.<text:s/><text:span text:style-name="T216">A</text:span><text:s/>jest osobny punkt, jak pan pamięta, dotyczący społecznych służb ochrony środowiska. Więc jeżeli ma być ta poprawka uwzględniona, to raczej w<text:s/><text:span text:style-name="T217">t</text:span>ym punkcie, który dotyczy społecznych służb ochrony środowiska.</text:p>
      <text:p text:style-name="P218"><text:span text:style-name="T219">T</text:span>a<text:span text:style-name="T220">k</text:span><text:s/>mi się<text:s/><text:span text:style-name="T221">wyda</text:span>je<text:span text:style-name="T222">.</text:span><text:span text:style-name="T223"><text:s/></text:span>Dziękuję.</text:p>
      <text:p text:style-name="P224"><text:span text:style-name="T225">Jerzy Kołodziejski</text:span>:</text:p>
      <text:p text:style-name="P226"><text:span text:style-name="T227">Cz</text:span>y wyjaśnienie<text:s/><text:span text:style-name="T228">zł</text:span>ożone przez profesora Judę zadawala pana Gawlika? Czy przenosimy to do służb społecznych, czy inaczej?</text:p>
      <text:p text:style-name="P229"><text:span text:style-name="T230">Ra</text:span><text:span text:style-name="T231">d</text:span><text:span text:style-name="T232">osła</text:span><text:span text:style-name="T233">w</text:span><text:span text:style-name="T234"><text:s/>G</text:span><text:span text:style-name="T235">a</text:span><text:span text:style-name="T236">w</text:span><text:span text:style-name="T237">l</text:span><text:span text:style-name="T238">i</text:span><text:span text:style-name="T239">k</text:span>:</text:p>
      <text:p text:style-name="P240">J<text:span text:style-name="T241">a</text:span><text:s/>uważam, że oczywiście, możemy to w społeczny system ochrony środowiska wpleść ten postulat. Myślę<text:span text:style-name="T242">,</text:span><text:s/>że zostanie on przyjęty.</text:p>
      <text:p text:style-name="P243"><text:span text:style-name="T244">Jerzy Kołodziejski</text:span>:</text:p>
      <text:p text:style-name="P245">Przenosimy wobec tego do punktu o służbach społecznych.<text:s/><text:span text:style-name="T246">K</text:span>to z pań<text:span text:style-name="T247">st</text:span>wa jeszcze na ten temat?</text:p>
      <text:p text:style-name="P248">Dziękuję bardzo, uważam punkt 28 za przyjęty w redakcji zgłoszonej przez zespół redakcyjny,<text:s/>z wyjątkiem<text:s/>skreślenia ostatniego zdania, tak?</text:p>
      <text:p text:style-name="P249">Punkt 27. Proszę bardzo, kto z państwa, na temat punktu 27?</text:p>
      <text:p text:style-name="P250"><text:span text:style-name="T251">Ra</text:span><text:span text:style-name="T252">d</text:span><text:span text:style-name="T253">osła</text:span><text:span text:style-name="T254">w</text:span><text:span text:style-name="T255"><text:s/>G</text:span><text:span text:style-name="T256">a</text:span><text:span text:style-name="T257">w</text:span><text:span text:style-name="T258">l</text:span><text:span text:style-name="T259">i</text:span><text:span text:style-name="T260">k</text:span>:</text:p>
      <text:p text:style-name="P261">Przepraszam, jeszcze chciałem się zorientować, co skreślamy w tamtym punkcie?</text:p>
      <text:p text:style-name="P262"><text:span text:style-name="T263">Jerzy Kołodziejski</text:span>:</text:p>
      <text:p text:style-name="P264">Całe zdanie, nie półtora zdania, zakończone i jedno całe.<text:s/><text:span text:style-name="T265">O</text:span>no nic nie dawało właściwie.</text:p>
      <text:p text:style-name="P266">27?<text:s/><text:span text:style-name="T267">N</text:span>ie widzę uwag do 2<text:span text:style-name="T268">7.</text:span><text:s/>Proszę bardzo, pan Bogusław Gołąb.</text:p>
      <text:p text:style-name="P269"><text:span text:style-name="T270">Bo</text:span><text:span text:style-name="T271">g</text:span><text:span text:style-name="T272">us</text:span><text:span text:style-name="T273">ł</text:span><text:span text:style-name="T274">aw Go</text:span><text:span text:style-name="T275">łą</text:span><text:span text:style-name="T276">b</text:span>:</text:p>
      <text:p text:style-name="P277">Proszę państwa. W tej samej redakcji tego bardzo istotnego punktu dotyczącego przecież urbanizacji i budownictwa zginął nam temat dotyczący chemizacji materiałów budowlanych. To jest b<text:span text:style-name="T278">a</text:span>rdzo istotny punkt. Może szczegółowy, ale on wpływa na istniejący stan rzeczy, że to budownictwo jest toksyczne. Proponowałbym jednak ten temat jakoś ująć. Dziękuję.</text:p>
      <text:p text:style-name="P279"><text:span text:style-name="T280">Jerzy Kołodziejski</text:span>:</text:p>
      <text:p text:style-name="P281">J<text:span text:style-name="T282">e</text:span>st<text:s/><text:span text:style-name="T283">to</text:span><text:s/>problem rzeczyw<text:span text:style-name="T284">iści</text:span>e ważn<text:span text:style-name="T285">y</text:span>.</text:p>
      <text:p text:style-name="P286"><text:span text:style-name="T287">Rados</text:span><text:span text:style-name="T288">ła</text:span><text:span text:style-name="T289">w Ga</text:span><text:span text:style-name="T290">wlik</text:span>:</text:p>
      <text:soft-page-break/>
      <text:p text:style-name="P291"><text:span text:style-name="T292">Jest</text:span><text:s/>propozy<text:span text:style-name="T293">cj</text:span>a za<text:span text:style-name="T294">pi</text:span>su na ten tema<text:span text:style-name="T295">t</text:span>.</text:p>
      <text:p text:style-name="P296"><text:span text:style-name="T297">Jerzy K</text:span><text:span text:style-name="T298">oł</text:span><text:span text:style-name="T299">od</text:span><text:span text:style-name="T300">zi</text:span><text:span text:style-name="T301">ej</text:span><text:span text:style-name="T302">s</text:span><text:span text:style-name="T303">ki</text:span>:</text:p>
      <text:p text:style-name="P304">Proszę bardzo.</text:p>
      <text:p text:style-name="P305"><text:span text:style-name="T306">Rados</text:span><text:span text:style-name="T307">ła</text:span><text:span text:style-name="T308">w Ga</text:span><text:span text:style-name="T309">wlik</text:span>:</text:p>
      <text:p text:style-name="P310">Mam propozycję zapisu, którą już wcześniej nasi eksperci<text:s/><text:span text:style-name="T311">za</text:span>proponow<text:span text:style-name="T312">al</text:span>i. Propozycja brzmi tak, że po pierwszym tire, są słowa:<text:s/>„i zagrażającą zdrowiu mieszkańców”, w tym również konieczność wyeliminowania z przemysłu budowlanego materiałów szkodliwych dla zdrowia, jak na przykład zawier<text:span text:style-name="T313">aj</text:span>ących azot lub emitujących toksyny chemiczne.</text:p>
      <text:p text:style-name="P314"><text:span text:style-name="T315">Jerzy K</text:span><text:span text:style-name="T316">oł</text:span><text:span text:style-name="T317">od</text:span><text:span text:style-name="T318">zi</text:span><text:span text:style-name="T319">ej</text:span><text:span text:style-name="T320">s</text:span><text:span text:style-name="T321">ki</text:span>:</text:p>
      <text:p text:style-name="P322">Proponuję przyjąć tą poprawkę redakcyjną.<text:s/><text:span text:style-name="T323">O</text:span>na jest w pełni zasadna na tle sytuacji jaka istnieje w budownictwie. Zespół redakcyjny przyjm<text:span text:style-name="T324">uj</text:span>e.</text:p>
      <text:p text:style-name="P325">Profesor Juchnowicz, proszę.</text:p>
      <text:p text:style-name="P326"><text:span text:style-name="T327">Stanisław Ju</text:span><text:span text:style-name="T328">ch</text:span><text:span text:style-name="T329">now</text:span><text:span text:style-name="T330">ic</text:span><text:span text:style-name="T331">z</text:span>:</text:p>
      <text:p text:style-name="P332">Proszę pań<text:span text:style-name="T333">st</text:span>wa,<text:s/><text:span text:style-name="T334">są</text:span>dzę, że poruszony problem ma troszeczkę szerszy wymiar. Mianowicie tu chodzi o kształtowanie tak zwanego mikro-środowiska, w którym większość czasu człowiek przebywa.<text:s/><text:span text:style-name="T335">W<text:s/></text:span>związku z tym proponuję, by niezależnie od materiałów dotyczących chemizacji budownictwa, należałoby tutaj wspomnieć, może jako ostatni punkt, ks<text:span text:style-name="T336">zt</text:span>ałtowanie, szczególną troską należy objąć ks<text:span text:style-name="T337">zt</text:span>ałtowanie mikro-środowiska obejmującego osiedla ludzkie. Tam będą za<text:span text:style-name="T338">w</text:span>arte wszystkie<text:s/>problemy, które<text:s/><text:span text:style-name="T339">z</text:span><text:s/>t<text:span text:style-name="T340">y</text:span>m są zawarte.</text:p>
      <text:p text:style-name="P341"><text:span text:style-name="T342">Jerzy K</text:span><text:span text:style-name="T343">oł</text:span><text:span text:style-name="T344">od</text:span><text:span text:style-name="T345">zi</text:span><text:span text:style-name="T346">ej</text:span><text:span text:style-name="T347">s</text:span><text:span text:style-name="T348">ki</text:span>:</text:p>
      <text:p text:style-name="P349">Jaką poprawkę<text:s/><text:span text:style-name="T350">p</text:span>an profesor zgłasza?</text:p>
      <text:p text:style-name="P351"><text:span text:style-name="T352">Stanisław Ju</text:span><text:span text:style-name="T353">ch</text:span><text:span text:style-name="T354">now</text:span><text:span text:style-name="T355">ic</text:span><text:span text:style-name="T356">z</text:span>:</text:p>
      <text:p text:style-name="P357">Do tego zapisu, jako ostatni punkt, czwarty.</text:p>
      <text:p text:style-name="P358"><text:span text:style-name="T359">Jerzy K</text:span><text:span text:style-name="T360">oł</text:span><text:span text:style-name="T361">od</text:span><text:span text:style-name="T362">zi</text:span><text:span text:style-name="T363">ej</text:span><text:span text:style-name="T364">s</text:span><text:span text:style-name="T365">ki</text:span>:</text:p>
      <text:p text:style-name="P366">Proszę bardzo. Z mer<text:span text:style-name="T367">yt</text:span>orycznego punktu widzenia nie widzę przeszkód dl<text:span text:style-name="T368">a</text:span><text:s/>wprowadzenia tego zapisu. Wprost przeciwnie, jest on zasadny. Czy państwo uważacie to samo? Jeżeli tak, to przyjmujemy poprawkę profesora Juchnowicza.</text:p>
      <text:p text:style-name="P369">Bardzo proszę. Bardzo proszę pana Gawl<text:span text:style-name="T370">ik</text:span>a, żeby podyktował poprawkę pierwszą i profesora Juchnowicza, żeby podyktował poprawkę drugą. Żebyśmy mieli już czysty tekst. Bo nie będziemy wracać do tych punktów. To już ostatnia dyskusja jest.</text:p>
      <text:p text:style-name="P371"><text:span text:style-name="T372">Ra</text:span><text:span text:style-name="T373">d</text:span><text:span text:style-name="T374">osła</text:span><text:span text:style-name="T375">w</text:span><text:span text:style-name="T376"><text:s/>G</text:span><text:span text:style-name="T377">a</text:span><text:span text:style-name="T378">w</text:span><text:span text:style-name="T379">l</text:span><text:span text:style-name="T380">i</text:span><text:span text:style-name="T381">k</text:span>:</text:p>
      <text:p text:style-name="P382">Ja dyktuję, pierwsze tire, po słowach<text:span text:style-name="T383">:</text:span><text:s/><text:span text:style-name="T384">„</text:span>zagrażającą zdrowiu mieszkańców”, jest przecinek, w tym również konieczne jest również wyeliminowanie z przemysłu materiałów budowlanych materiałów szkodliwych dla zdrowi<text:span text:style-name="T385">a</text:span>, jak na przykład zawier<text:span text:style-name="T386">aj</text:span>ących azbest lub emitujących toksyny chemiczne.</text:p>
      <text:p text:style-name="P387"><text:span text:style-name="T388">Jerzy K</text:span><text:span text:style-name="T389">oł</text:span><text:span text:style-name="T390">od</text:span><text:span text:style-name="T391">zi</text:span><text:span text:style-name="T392">ej</text:span><text:span text:style-name="T393">s</text:span><text:span text:style-name="T394">ki</text:span>:</text:p>
      <text:p text:style-name="P395">Dziękuję bardzo. Proszę profesora Juchnowicza.</text:p>
      <text:p text:style-name="P396"><text:span text:style-name="T397">Stanisław Ju</text:span><text:span text:style-name="T398">ch</text:span><text:span text:style-name="T399">now</text:span><text:span text:style-name="T400">ic</text:span><text:span text:style-name="T401">z</text:span>:</text:p>
      <text:p text:style-name="P402">Proponuję dodanie: objęcie szczególną troską ks<text:span text:style-name="T403">zt</text:span>a<text:span text:style-name="T404">łt</text:span>owania mikro-środowiska w obszarach zurbanizowanych, ze szczególnym uwzgl<text:span text:style-name="T405">ęd</text:span>n<text:span text:style-name="T406">ie</text:span>niem osiedli ludzkich i zak<text:span text:style-name="T407">ł</text:span>adów pracy.</text:p>
      <text:p text:style-name="P408"><text:span text:style-name="T409">Głos z sali</text:span>:</text:p>
      <text:soft-page-break/>
      <text:p text:style-name="P410">Panie profesorze, ale to zdanie wprowadz<text:span text:style-name="T411">aj</text:span>ąc<text:span text:style-name="T412">e</text:span>,<text:s/><text:span text:style-name="T413">s</text:span>zczególną troską jest zapisane.</text:p>
      <text:p text:style-name="P414"><text:span text:style-name="T415">Jerzy K</text:span><text:span text:style-name="T416">oł</text:span><text:span text:style-name="T417">od</text:span><text:span text:style-name="T418">zi</text:span><text:span text:style-name="T419">ej</text:span><text:span text:style-name="T420">s</text:span><text:span text:style-name="T421">ki</text:span>:</text:p>
      <text:p text:style-name="P422">Tak, szczególną troską na tych obszarach powinno b<text:span text:style-name="T423">y</text:span>ć<text:span text:style-name="T424">.</text:span><text:s/>Co powinno być?</text:p>
      <text:p text:style-name="P425"><text:span text:style-name="T426">Stanisław Ju</text:span><text:span text:style-name="T427">ch</text:span><text:span text:style-name="T428">now</text:span><text:span text:style-name="T429">ic</text:span><text:span text:style-name="T430">z</text:span>:</text:p>
      <text:p text:style-name="P431">Ks<text:span text:style-name="T432">zt</text:span>a<text:span text:style-name="T433">łto</text:span>wanie środow<text:span text:style-name="T434">is</text:span>ka w obszar<text:span text:style-name="T435">a</text:span>ch zurbanizowanych. Na tym można zakończyć, bo to będzie obejmowało wszystko.</text:p>
      <text:p text:style-name="P436"><text:span text:style-name="T437">Jerzy K</text:span><text:span text:style-name="T438">oł</text:span><text:span text:style-name="T439">od</text:span><text:span text:style-name="T440">zi</text:span><text:span text:style-name="T441">ej</text:span><text:span text:style-name="T442">s</text:span><text:span text:style-name="T443">ki</text:span>:</text:p>
      <text:p text:style-name="P444">Profesor And<text:span text:style-name="T445">rzeje</text:span>w<text:span text:style-name="T446">sk</text:span>i. Proszę bardzo.</text:p>
      <text:p text:style-name="P447"><text:span text:style-name="T448">Roman And</text:span><text:span text:style-name="T449">rzeje</text:span><text:span text:style-name="T450">w</text:span><text:span text:style-name="T451">sk</text:span><text:span text:style-name="T452">i</text:span>:</text:p>
      <text:p text:style-name="P453">Proszę pań<text:span text:style-name="T454">st</text:span>wa, wydaje mi się, że tire drugie jest niewystarcz<text:span text:style-name="T455">aj</text:span>ące z tego względu, że nie ma kto w Polsce opracowywać podstaw ekologiczn<text:span text:style-name="T456">yc</text:span>h dla pr<text:span text:style-name="T457">oj</text:span>ektowania miast i osiedli.<text:s/><text:span text:style-name="T458">O</text:span>d 15<text:s/><text:span text:style-name="T459">l</text:span>a<text:span text:style-name="T460">t</text:span><text:s/>Towarzystwo Urbanistów Polskich domaga się stworzenia placówki naukow<text:span text:style-name="T461">ej</text:span><text:s/>w Polskiej Akademii Nauk lub gd<text:span text:style-name="T462">zi</text:span>e indziej, która by była placówką gromadzącą wiedzę światową, tworzącą wiedzę własną i przy<text:span text:style-name="T463">st</text:span>osowują<text:span text:style-name="T464">cą</text:span><text:s/>tę wiedzę do polskich warunków.<text:s/><text:span text:style-name="T465">W<text:s/></text:span>związku z tym proponowałbym po tym przecinku, dopisać: w tym również stworzyć placówkę nau<text:span text:style-name="T466">k</text:span>ową opracowującą te podstawy.</text:p>
      <text:p text:style-name="P467">Dziękuję bardzo.</text:p>
      <text:p text:style-name="P468"><text:span text:style-name="T469">Jerzy K</text:span><text:span text:style-name="T470">oł</text:span><text:span text:style-name="T471">od</text:span><text:span text:style-name="T472">zi</text:span><text:span text:style-name="T473">ej</text:span><text:span text:style-name="T474">s</text:span><text:span text:style-name="T475">ki</text:span>:</text:p>
      <text:p text:style-name="P476">Dziękuję bardzo. Czy państwo uznajecie zasadność tego postulatu? Ja ze swojej praktyki muszę powiedzieć, że on jest w pełni zasadn<text:span text:style-name="T477">y</text:span>. Rzeczywiście w całym kraju nie ma placówki naukowej, która by się tym zajmowała. Ani dydaktyczn<text:span text:style-name="T478">ej</text:span>. Dydaktyka też jest pusta zupełnie, w szkołach wyższych w tej problematyce.</text:p>
      <text:p text:style-name="P479">Wobec tego przyjmujemy tą poprawkę. Proszę jeszcze raz podać tekst.</text:p>
      <text:p text:style-name="P480"><text:span text:style-name="T481">Roman And</text:span><text:span text:style-name="T482">rzeje</text:span><text:span text:style-name="T483">w</text:span><text:span text:style-name="T484">sk</text:span><text:span text:style-name="T485">i</text:span>:</text:p>
      <text:p text:style-name="P486"><text:span text:style-name="T487">W</text:span><text:s/>tym również należy stworzyć<text:s/>placówkę naukową opracowującą te podstawy. Tam s<text:span text:style-name="T488">ię</text:span><text:s/>mówi na podstawach ekologicznych, poprzednio.</text:p>
      <text:p text:style-name="P489"><text:span text:style-name="T490">Ra</text:span><text:span text:style-name="T491">d</text:span><text:span text:style-name="T492">osła</text:span><text:span text:style-name="T493">w</text:span><text:span text:style-name="T494"><text:s/>G</text:span><text:span text:style-name="T495">a</text:span><text:span text:style-name="T496">w</text:span><text:span text:style-name="T497">l</text:span><text:span text:style-name="T498">i</text:span><text:span text:style-name="T499">k</text:span>:</text:p>
      <text:p text:style-name="P500">Może to jednak powtórzyć?</text:p>
      <text:p text:style-name="P501"><text:span text:style-name="T502">Roman And</text:span><text:span text:style-name="T503">rzeje</text:span><text:span text:style-name="T504">w</text:span><text:span text:style-name="T505">sk</text:span><text:span text:style-name="T506">i</text:span>:</text:p>
      <text:p text:style-name="P507">No to już komisja redakcyjna st<text:span text:style-name="T508">yl</text:span>istycznie sobie wprowadzi.</text:p>
      <text:p text:style-name="P509"><text:span text:style-name="T510">Jerzy Kołodziejski</text:span>:</text:p>
      <text:p text:style-name="P511">Chodzi o stworzenie placówki naukow<text:span text:style-name="T512">ej.</text:span></text:p>
      <text:p text:style-name="P513"><text:span text:style-name="T514">Roman And</text:span><text:span text:style-name="T515">rzeje</text:span><text:span text:style-name="T516">w</text:span><text:span text:style-name="T517">sk</text:span><text:span text:style-name="T518">i</text:span>:</text:p>
      <text:p text:style-name="P519">Wystarczy tych podstaw, bo tam w poprzednim zdaniu jest powiedziane o jakie podstawy chod<text:span text:style-name="T520">zi?</text:span></text:p>
      <text:p text:style-name="P521"><text:span text:style-name="T522">Jerzy K</text:span><text:span text:style-name="T523">oł</text:span><text:span text:style-name="T524">od</text:span><text:span text:style-name="T525">zi</text:span><text:span text:style-name="T526">ej</text:span><text:span text:style-name="T527">s</text:span><text:span text:style-name="T528">ki</text:span>:</text:p>
      <text:p text:style-name="P529">Proszę państwa, czy są jeszcze uwagi do tego punktu? Proponuję p<text:span text:style-name="T530">rzyj</text:span>ąć ten punkt wobec tego z trzema zgłoszonymi i podyktowanymi zespołowi redakcyjnemu poprawkami. Nie widzę sprzeciwów.</text:p>
      <text:p text:style-name="P531">Punkt 27 został przyjęty.</text:p>
      <text:p text:style-name="P532">Punkt 26. Oczywiś<text:span text:style-name="T533">ci</text:span>e, punkt 26 będzie końcowym punktem, bo to jest zamykający punkt. Ale w kolejności w tej chwili go dyskutujemy, jako punkt 26. Czy są uwagi do punktu 26? Nie ma.</text:p>
      <text:soft-page-break/>
      <text:p text:style-name="P534">Proszę bardzo, pan Bogusław Gołąb.</text:p>
      <text:p text:style-name="P535"><text:span text:style-name="T536">Bo</text:span><text:span text:style-name="T537">g</text:span><text:span text:style-name="T538">us</text:span><text:span text:style-name="T539">ł</text:span><text:span text:style-name="T540">aw Go</text:span><text:span text:style-name="T541">łą</text:span><text:span text:style-name="T542">b</text:span>:</text:p>
      <text:p text:style-name="P543">Proszę państwa, brzmienie tego punktu jest istotne w kwestii dotyczącej sygnatariuszy. Musimy sobie uprzytomnić po prostu, że kiedy zamknie się instytucja<text:s/><text:span text:style-name="T544">„</text:span>okrągłego<text:s/><text:span text:style-name="T545">st</text:span>ołu”<text:s/>i będą<text:s/><text:span text:style-name="T546">fu</text:span>nk<text:span text:style-name="T547">cj</text:span>onowali sygnatariusze u<text:span text:style-name="T548">m</text:span>ów, proszę sob<text:span text:style-name="T549">ie</text:span><text:s/>wyobrazić, jak to będzie funkcjonowało? Na jakiej zasadzie? Z jednej strony ze strony społecznej ci sygnatariusze będą zobowiązani przez społeczeństwo do kontroli jakiejś, z tytułu podpisania. Z<text:s/>drugiej strony<text:s/><text:span text:style-name="T550">my</text:span>, j<text:span text:style-name="T551">aka</text:span><text:s/>strona społeczna, nie będziemy mieli możliwości kontrolowania realizacji, nawet terminów.<text:s/><text:span text:style-name="T552">I</text:span><text:s/>dla mnie ten zapis nie jest zapisem jednoznacznym. Fakt, że będziemy być może informowani przez Ministerstwo Ochrony<text:s/><text:span text:style-name="T553">Ś</text:span>rodow<text:span text:style-name="T554">is</text:span>ka nie jest jednoznaczny z możliwością naszego reagowania.</text:p>
      <text:p text:style-name="P555"><text:span text:style-name="T556">W</text:span><text:s/>związku z tym ten temat nie jest taki cenny w tym zapisie.</text:p>
      <text:p text:style-name="P557"><text:span text:style-name="T558">Jerzy K</text:span><text:span text:style-name="T559">oł</text:span><text:span text:style-name="T560">od</text:span><text:span text:style-name="T561">zi</text:span><text:span text:style-name="T562">ej</text:span><text:span text:style-name="T563">s</text:span><text:span text:style-name="T564">ki</text:span>:</text:p>
      <text:p text:style-name="P565"><text:span text:style-name="T566">Al</text:span>e w jednym z pun<text:span text:style-name="T567">kt</text:span>ów mowa jest o systemie społecznej kontroli. Poprzez ten system kontroli społecznej można wzmocnić to, co jest zapisane w punkcie 26. Ja nie mam pomysłu na uzupełnienie punktu 26. Jeżeli panowie macie, proszę bardzo. Pan profesor Roman. Proszę bardz<text:span text:style-name="T568">o</text:span>.</text:p>
      <text:p text:style-name="P569"><text:span text:style-name="T570">Marek Roman</text:span>:</text:p>
      <text:p text:style-name="P571">Proszę państwa. Mnie się wydaje, że po podpisaniu tych ustaleń nasza rola w jakimś sensie, formalnym, się kończy. My nie będziemy stanowić dalej jakiegoś ciała, które będzie kontynuowało działalność. Tylko przejmą to ciała, które powstaną w wyniku w ogóle dużego<text:s/><text:span text:style-name="T572">„</text:span>okrągłego stołu”. My chcemy tylko przedstawić sytuację, w której to wszystko będzie miało pewien nurt. Jeśli, na przykład, uki<text:span text:style-name="T573">er</text:span>unkow<text:span text:style-name="T574">uj</text:span>emy to na Pań<text:span text:style-name="T575">st</text:span>wową Radę Ochrony Środowiska, z tym założeniem, że będzie ona w swoim składzie uzupełniona.<text:s/><text:span text:style-name="T576">I</text:span><text:s/>ponadto sądzę, że ten postulat, żebyśmy byli po<text:span text:style-name="T577">info</text:span>rm<text:span text:style-name="T578">ow</text:span>ani, to jest słuszny. Bo jednak chcemy wiedzieć co z tym będzie dalej. Oczywiście, my nie istniejemy sami, tylko reprezent<text:span text:style-name="T579">uj</text:span>emy jakieś środowiska.<text:s/><text:span text:style-name="T580">I</text:span><text:s/>naszą sprawą będ<text:span text:style-name="T581">zi</text:span>e trzeba przenieść do tych środowisk z którymi się identy<text:span text:style-name="T582">fik</text:span>ujemy. Więc poprzez te środowiska mamy<text:s/><text:span text:style-name="T583">w</text:span>p<text:span text:style-name="T584">ły</text:span>w na ró<text:span text:style-name="T585">ż</text:span>ne<text:span text:style-name="T586">go</text:span><text:s/>typu działanie. No, no wiem, popierające, protestujące itd. To też w naszych porozumieniach, taka możliwość, będzie zapewniona. Ale nie wy<text:span text:style-name="T587">obraża</text:span>m sobie, abyśmy mogli stanowić wiecznie istniej<text:span text:style-name="T588">ą</text:span>cy<text:s/>„podstół ekologiczny”. Nasza rola się kończy.</text:p>
      <text:p text:style-name="P589"><text:span text:style-name="T590">Jerzy K</text:span><text:span text:style-name="T591">oł</text:span><text:span text:style-name="T592">od</text:span><text:span text:style-name="T593">zi</text:span><text:span text:style-name="T594">ej</text:span><text:span text:style-name="T595">s</text:span><text:span text:style-name="T596">ki</text:span>:</text:p>
      <text:p text:style-name="P597">Dziękuję bardzo. Proszę państwa, ja bym czytał ten punkt łącznie z punktem 1<text:span text:style-name="T598">5.</text:span><text:s/>Bardzo proszę na tą sprawę tak patrzeć.</text:p>
      <text:p text:style-name="P599">Proszę bardzo.</text:p>
      <text:p text:style-name="P600"><text:span text:style-name="T601">G</text:span><text:span text:style-name="T602">u</text:span><text:span text:style-name="T603">sta</text:span><text:span text:style-name="T604">w Bok</text:span><text:span text:style-name="T605">sz</text:span><text:span text:style-name="T606">c</text:span><text:span text:style-name="T607">z</text:span><text:span text:style-name="T608">an</text:span><text:span text:style-name="T609">i</text:span><text:span text:style-name="T610">n</text:span>:</text:p>
      <text:p text:style-name="P611"><text:span text:style-name="T612">Ja</text:span><text:s/><text:span text:style-name="T613">m</text:span>am uwagę dotyczącą zapisu, że strona społeczna będzie współdziałać w realizacji przyjętych uzgodnień. Mnie się wydaje, że albo z tego zdania zrezygnujemy, albo ten zapis winien brzmieć inaczej. Mianowicie, że strona społeczna będzie sprawować właśnie społeczny nadzór nad realizacją przyjętych ustaleń. Bo nie wyobrażam sobie, czy jesteśmy w stanie dzisiaj zdefiniować, albo określić na czym ma polegać udział w realizacji uzgodnień przez stronę społeczną? Tu chyba chodzi o to, że strona społeczna będzie w kontekście pierwszej części tego zdania, tego zapisu, sprawowała nadzór nad jej realizacją. Natomiast nie będzie współdziałała.</text:p>
      <text:soft-page-break/>
      <text:p text:style-name="P614"><text:span text:style-name="T615">Jerzy K</text:span><text:span text:style-name="T616">oł</text:span><text:span text:style-name="T617">od</text:span><text:span text:style-name="T618">zi</text:span><text:span text:style-name="T619">ej</text:span><text:span text:style-name="T620">s</text:span><text:span text:style-name="T621">ki</text:span>:</text:p>
      <text:p text:style-name="P622">Dziękuję bardzo. Proszę bardzo, profesor Roman.</text:p>
      <text:p text:style-name="P623"><text:span text:style-name="T624">Ma</text:span><text:span text:style-name="T625">re</text:span><text:span text:style-name="T626">k</text:span><text:span text:style-name="T627"><text:s/>Roman</text:span>:</text:p>
      <text:p text:style-name="P628">Proszę państwa, jeżeli chodzi o tą sprawę to jednak wydaje mi się, że strona społeczna może zadeklarować współdziałanie. Przecież współdz<text:span text:style-name="T629">ia</text:span>łanie jest pojęciem szerokim. Ja, na przy<text:span text:style-name="T630">k</text:span>ład, ze strony stowarzyszenia, które reprezent<text:span text:style-name="T631">uj</text:span>ę, takie współd<text:span text:style-name="T632">zi</text:span>ała<text:span text:style-name="T633">ni</text:span>e chętnie bym<text:s/><text:span text:style-name="T634">za</text:span>deklarował.<text:s/><text:span text:style-name="T635">Bo</text:span><text:s/>to, co z pozycji działalności społecznej da się zrobić, żeby wspierać te ustalenia, to powinniśmy wszyscy zrobić. Ja sądzę, że wspierać i współdz<text:span text:style-name="T636">ia</text:span>łać. I to w takiej formie, w jakiej strona społeczna może to w ogóle robić. Ja sądzę, że nie będziemy wyręczać organów administra<text:span text:style-name="T637">cj</text:span>i państwowej, czy służby inwestyc<text:span text:style-name="T638">yj</text:span>nych, czy innych, państwowych służb, które mają konkretne zalania, za pieniądze zresztą wykonywać, a my w sposób społeczny będziemy współdz<text:span text:style-name="T639">ia</text:span>łać.<text:s/><text:span text:style-name="T640">W</text:span><text:s/>takim zakresie w jakim to jest możliwe dla organizacji społecznych.</text:p>
      <text:p text:style-name="P641">Dziękuję bardzo.</text:p>
      <text:p text:style-name="P642"><text:span text:style-name="T643">Jerzy K</text:span><text:span text:style-name="T644">oł</text:span><text:span text:style-name="T645">od</text:span><text:span text:style-name="T646">zi</text:span><text:span text:style-name="T647">ej</text:span><text:span text:style-name="T648">s</text:span><text:span text:style-name="T649">ki</text:span>:</text:p>
      <text:p text:style-name="P650">Pani Hejmanowska.</text:p>
      <text:p text:style-name="P651"><text:span text:style-name="T652">St</text:span><text:span text:style-name="T653">ef</text:span><text:span text:style-name="T654">a</text:span><text:span text:style-name="T655">nia</text:span><text:span text:style-name="T656"><text:s/>Hejmanowska</text:span>:</text:p>
      <text:p text:style-name="P657">To może dodamy do tego:<text:s/>„kontrolować i współdziałać”.</text:p>
      <text:p text:style-name="P658"><text:span text:style-name="T659">Jerzy K</text:span><text:span text:style-name="T660">oł</text:span><text:span text:style-name="T661">od</text:span><text:span text:style-name="T662">zi</text:span><text:span text:style-name="T663">ej</text:span><text:span text:style-name="T664">s</text:span><text:span text:style-name="T665">ki</text:span>:</text:p>
      <text:p text:style-name="P666">Proszę bardzo, pan Kwiatkowski.</text:p>
      <text:p text:style-name="P667"><text:span text:style-name="T668">Jerzy Kwiatkowski</text:span>:</text:p>
      <text:p text:style-name="P669">Myślę, że dyskusja jest może zbyt wybiegająca naprzód. Ta dyskusja właściwie nie wnosi wiele nowego. Ja sobie nie wyobrażam, na przykład, utworzenia społecznej kontroli ochrony środowiska, który postulujemy w punkcie 12, bez aktywnego uczestnictwa strony społecznej w jej organizowaniu, w jej prowadzeniu. Przecież tak ma się ona nazywać. Jest to zadanie konkretne, którego się podejmuje strona społeczna, a nie strona rządowa.</text:p>
      <text:p text:style-name="P670">Wprawd<text:span text:style-name="T671">zi</text:span>e w punkcie 12 obowiązki strony rządowej polegają na tym, żeby stworzyć warunki do utworzenia takiej służby. Jednocześnie podtekst jest taki, że jeśli takie warunki będą, to strona społeczna taką funkcję zorganizuje.<text:s/><text:span text:style-name="T672">W</text:span>ięc ja sobie nie wyobrażam po prostu, żeby można było realizować te ustalenia, które podejmu<text:span text:style-name="T673">j</text:span>emy, bez aktywnego udziału i odpowiedzialności również, w niektórych przypadkach, strony społecznej. To uważam, że powinno się taki, jak jest tutaj, jeśli nawet jest on nie bardziej nawet rozszerz<text:span text:style-name="T674">aj</text:span>ący, że tak powiem, uczestnictwo społeczne w zamiataniu Polski zadeklarować.</text:p>
      <text:p text:style-name="P675"><text:span text:style-name="T676">Jerzy K</text:span><text:span text:style-name="T677">oł</text:span><text:span text:style-name="T678">od</text:span><text:span text:style-name="T679">zi</text:span><text:span text:style-name="T680">ej</text:span><text:span text:style-name="T681">s</text:span><text:span text:style-name="T682">ki</text:span>:</text:p>
      <text:p text:style-name="P683">Pan Boksz<text:span text:style-name="T684">cz</text:span>anin, proszę.</text:p>
      <text:p text:style-name="P685"><text:span text:style-name="T686">G</text:span><text:span text:style-name="T687">us</text:span><text:span text:style-name="T688">t</text:span><text:span text:style-name="T689">aw Bokszcz</text:span><text:span text:style-name="T690">an</text:span><text:span text:style-name="T691">in</text:span>:</text:p>
      <text:p text:style-name="P692">Może to było nieporozumienie, jak i niezrozumienie mojej wypowiedzi. Proszę przeczytać całe zdanie. Tutaj mówi<text:span text:style-name="T693">m</text:span>y o tym, że strona rządowa ma informować społe<text:span text:style-name="T694">cz</text:span>eństwo i struktury społeczne o realizacji przyjętych uzgodnień. I to jest sens stricte zadaniu, które ten punkt ujmuje.</text:p>
      <text:p text:style-name="P695">Natomiast dodawanie do tego, że strona społeczna ma uczestniczyć w realizacji tych uzgodnień, to przecież te sprawy artykułowal<text:span text:style-name="T696">iś</text:span>my w innych punktach. Mnie się wydaje, że ta część zdania jest niepotrzebna, nie odpowiada intencji tego całego punktu.</text:p>
      <text:soft-page-break/>
      <text:p text:style-name="P697"><text:span text:style-name="T698">Jerzy K</text:span><text:span text:style-name="T699">oł</text:span><text:span text:style-name="T700">od</text:span><text:span text:style-name="T701">zi</text:span><text:span text:style-name="T702">ej</text:span><text:span text:style-name="T703">s</text:span><text:span text:style-name="T704">ki</text:span>:</text:p>
      <text:p text:style-name="P705">Ja chciałem państwu przypomnieć, że jednak intencją całej umowy społecznej jest współdziałanie. Proponuję przyjąć kompromisową propozycję pani Hejmanowski<text:span text:style-name="T706">ej</text:span><text:s/>i zapisać: kontrolować i współdziałać.</text:p>
      <text:p text:style-name="P707">Albo, współdziałać i kontrolować. Wszystko jedno. W każdym razie chodzi o to, że organizacje ekologiczne, których jesteśmy członkami albo przynajmniej wielu z<text:s/><text:span text:style-name="T708">n</text:span>as, mają szerokie możliwości współdzi<text:span text:style-name="T709">ał</text:span>ania, nie tylko kontroli, ale również wsp<text:span text:style-name="T710">ół</text:span>działania. Mogą wziąć na<text:s/>siebie cały szereg punktó<text:span text:style-name="T711">w,</text:span><text:s/>postulatów, które tutaj wyartykułowaliśmy. Na przykład w jednym z punktów mówimy o ekokonwer<text:span text:style-name="T712">sj</text:span>i. No, oczywiste, że pomoc realizacji tej idei ekokonwersji ze strony organizacji społecznej, Polskiego Klubu Ekologi<text:span text:style-name="T713">cz</text:span>nego i innych, byłaby bezcenna. W<text:span text:style-name="T714">ię</text:span>c proponuję przyjąć propozycję pani H<text:span text:style-name="T715">ej</text:span>manowski<text:span text:style-name="T716">ej</text:span>. Zgadza się pan? Dobrze. Pan Bokszczanin się zgadza.</text:p>
      <text:p text:style-name="P717">Proszę bardzo, pan.</text:p>
      <text:p text:style-name="P718"><text:span text:style-name="T719">Woj</text:span><text:span text:style-name="T720">c</text:span><text:span text:style-name="T721">iech Kłosowski</text:span>:</text:p>
      <text:p text:style-name="P722">Tutaj będ<text:span text:style-name="T723">zi</text:span>e problem redakcyjny, ponieważ jest takie sformułowanie. Strona społeczna będzie współdziałać w realizacji przyjętych uzgodnień. I trzeba by dodać drugie zdanie. Współdziałać i kontrolować w realizacji lub współdziałać i kontrolować realizację, przepraszam, może taką redakcję przyjmie<text:span text:style-name="T724">my</text:span>.</text:p>
      <text:p text:style-name="P725"><text:span text:style-name="T726">Głos z<text:s/></text:span><text:span text:style-name="T727">s</text:span><text:span text:style-name="T728">ali</text:span>:</text:p>
      <text:p text:style-name="P729"><text:span text:style-name="T730">A</text:span>le to<text:s/>też.</text:p>
      <text:p text:style-name="P731"><text:span text:style-name="T732">Wojci</text:span><text:span text:style-name="T733">ech Kłosows</text:span><text:span text:style-name="T734">k</text:span><text:span text:style-name="T735">i</text:span>:</text:p>
      <text:p text:style-name="P736">To nie brzmi dobrze po polsku. Strona społeczna będzie współdziałać w realizacji przyjętych uzgodnień, ale sprawować społeczną kontrolę. Coś takiego. I sprawować nad nimi społeczną kontrolę.</text:p>
      <text:p text:style-name="P737"><text:span text:style-name="T738">Głos z<text:s/></text:span><text:span text:style-name="T739">s</text:span><text:span text:style-name="T740">ali</text:span>:</text:p>
      <text:p text:style-name="P741">To je<text:span text:style-name="T742">s</text:span>t jakieś rozwiązanie.</text:p>
      <text:p text:style-name="P743"><text:span text:style-name="T744">Jerzy K</text:span><text:span text:style-name="T745">oł</text:span><text:span text:style-name="T746">od</text:span><text:span text:style-name="T747">zi</text:span><text:span text:style-name="T748">ej</text:span><text:span text:style-name="T749">s</text:span><text:span text:style-name="T750">ki</text:span>:</text:p>
      <text:p text:style-name="P751"><text:span text:style-name="T752">I</text:span><text:s/>sprawować<text:s/><text:span text:style-name="T753">ic</text:span>h społeczną kontrolę.</text:p>
      <text:p text:style-name="P754">Strona społeczna będzie współd<text:span text:style-name="T755">zi</text:span>ałać w realizacji przyjętych uzgodnień oraz sprawować ich kontrolę.</text:p>
      <text:p text:style-name="P756"><text:span text:style-name="T757">Głos z<text:s/></text:span><text:span text:style-name="T758">s</text:span><text:span text:style-name="T759">ali</text:span>:</text:p>
      <text:p text:style-name="P760">Nad nimi kontrolę.</text:p>
      <text:p text:style-name="P761"><text:span text:style-name="T762">Jerzy K</text:span><text:span text:style-name="T763">oł</text:span><text:span text:style-name="T764">od</text:span><text:span text:style-name="T765">zi</text:span><text:span text:style-name="T766">ej</text:span><text:span text:style-name="T767">s</text:span><text:span text:style-name="T768">ki</text:span>:</text:p>
      <text:p text:style-name="P769">Tak, i sprawować nad nimi kontrol<text:span text:style-name="T770">ę</text:span>.</text:p>
      <text:p text:style-name="P771">Możemy przyjąć takie uzgodnienie, proszę państwa? Proponuję z tą poprawką przyjąć punkt 26. Nie widzę sprzeciwów. Przyjmujemy punkt 26 z poprawką zgłoszoną w trakcie dyskusji.</text:p>
      <text:p text:style-name="P772">Punkt 25<text:span text:style-name="T773">.</text:span><text:s/>Kto z państwa chciałby na temat punktu 25? Pan Jerzy Kwiatkowski. Proszę bardzo.</text:p>
      <text:p text:style-name="P774"><text:span text:style-name="T775">Je</text:span><text:span text:style-name="T776">rzy Kwiatkowski</text:span>:</text:p>
      <text:p text:style-name="P777">Wczoraj, kiedy zespół redakcyjny zastanawiał się nad zredagowaniem tego punktu, to członkom jego zespołu przyszły do głowy pewne nowe pomysły i w związku z tym ten punkt jest nieco rozszerzony w porównaniu z tym, co było, że tak powiem, rozdane wcześniej. Chciałbym zwrócić uwagę państwa na punkt tire 3, w którym zakłada, to jest nowe, że powinniśmy na nowo wprowadzić w Polsce obowiązek badania składu spalin w czasie okresowych przeglądów technicznych pojazdów. Obserwuje się, że w ostatnich<text:s/><text:soft-page-break/>latach praktyka przecież końca lat sześćd<text:span text:style-name="T778">zi</text:span>e<text:span text:style-name="T779">si</text:span>ąt<text:span text:style-name="T780">yc</text:span>h, początku lat siedemdziesiąt<text:span text:style-name="T781">yc</text:span>h, powszechna przy kontrolowaniu pojazdów w tej chwili została jak gdyby zawieszona i na stacjach diagnostycznych się tego robi.</text:p>
      <text:p text:style-name="P782">Jest wiele przyczyn dla których się tego nie robi, ale uważamy, że należałoby wrócić do tej dobrej tradycji i nadal ją umacniać, a nie zarzucać tego, co już by<text:span text:style-name="T783">ł</text:span>o.</text:p>
      <text:p text:style-name="P784"><text:span text:style-name="T785">Jerzy K</text:span><text:span text:style-name="T786">oł</text:span><text:span text:style-name="T787">od</text:span><text:span text:style-name="T788">zi</text:span><text:span text:style-name="T789">ej</text:span><text:span text:style-name="T790">s</text:span><text:span text:style-name="T791">ki</text:span>:</text:p>
      <text:p text:style-name="P792">Dziękuję bardzo.<text:s/><text:span text:style-name="T793">C</text:span>zy ktoś z państwa chciałby jeszcze? Ja myślę, że punkt jest w całości zasadny, prz<text:span text:style-name="T794">ed</text:span>y<text:span text:style-name="T795">sk</text:span>utowany wstępnie został. Ta redakcja jest redakcją zawierającą wyniki naszej dyskusji wcześniej prz<text:span text:style-name="T796">e</text:span>prowadzonej. Czy państwo zgadzacie się, żeby punkt<text:s/><text:span text:style-name="T797">25</text:span><text:s/>przyjąć w proponowanej redakcji? Nie widzę<text:s/>sprzeciwów. Przyjmujemy punkt 2<text:span text:style-name="T798">5</text:span><text:s/><text:span text:style-name="T799">w</text:span><text:s/>proponowan<text:span text:style-name="T800">ej</text:span><text:s/>redakcji.</text:p>
      <text:p text:style-name="P801">Punkt 24<text:span text:style-name="T802">.</text:span><text:s/>Kto z państwa chciałby na temat punktu 24?<text:s/><text:span text:style-name="T803">N</text:span>ie widzę uwag, przepraszam, pan Jerzy Kwiatkowski.</text:p>
      <text:p text:style-name="P804"><text:span text:style-name="T805">J</text:span><text:span text:style-name="T806">erzy<text:s/></text:span><text:span text:style-name="T807">K</text:span><text:span text:style-name="T808">w</text:span><text:span text:style-name="T809">i</text:span><text:span text:style-name="T810">atkow</text:span><text:span text:style-name="T811">sk</text:span><text:span text:style-name="T812">i</text:span>:</text:p>
      <text:p text:style-name="P813">Panie przewodniczący, ja chciałbym tylko przypomnieć, że na poprzednim spotkaniu postanowiono, że ten punkt zostanie przekazany do<text:s/>„stolika”<text:s/>prawniczego. Więc on tutaj nie powinien się znaleźć, ale jakaś forma powinna również być zdecydowana. Dziękuję.</text:p>
      <text:p text:style-name="P814"><text:span text:style-name="T815">Jerzy K</text:span><text:span text:style-name="T816">oł</text:span><text:span text:style-name="T817">od</text:span><text:span text:style-name="T818">zi</text:span><text:span text:style-name="T819">ej</text:span><text:span text:style-name="T820">s</text:span><text:span text:style-name="T821">ki</text:span>:</text:p>
      <text:p text:style-name="P822">Tak, ja sądz<text:span text:style-name="T823">ę</text:span>, że w<text:span text:style-name="T824">sz</text:span>ystkie na<text:span text:style-name="T825">s</text:span>ze po<text:span text:style-name="T826">st</text:span>ulaty zostaną przekazane do odpowiednich zespołów. Ale można to p<text:span text:style-name="T827">rz</text:span>ypomnienie przyjąć, natomiast w redakcji tego nie uwzględniać.</text:p>
      <text:p text:style-name="P828">Proszę bardzo, w kolejności pan Kłosowski.</text:p>
      <text:p text:style-name="P829"><text:span text:style-name="T830">Wojci</text:span><text:span text:style-name="T831">ech Kłosows</text:span><text:span text:style-name="T832">k</text:span><text:span text:style-name="T833">i</text:span>:</text:p>
      <text:p text:style-name="P834">Proszę państwa, ja bym proponował w pierwszym zdaniu tego punktu, gdzie jest mowa o prześladowaniu osób występ<text:span text:style-name="T835">uj</text:span>ących w interesie społecznym, w manifesta<text:span text:style-name="T836">cj</text:span>ach ekologicznych, proponowałbym zmienić n<text:span text:style-name="T837">a:</text:span><text:s/>„w działalności ekologiczn<text:span text:style-name="T838">ej</text:span>”. Ponieważ są przypadki prześladowań ludzi, którzy nie biorą udziału w mani<text:span text:style-name="T839">fe</text:span>sta<text:span text:style-name="T840">c</text:span>j<text:span text:style-name="T841">a</text:span>c<text:span text:style-name="T842">h</text:span>, a<text:s/><text:span text:style-name="T843">są</text:span><text:s/>na przykład, tylko członkami organizacji, czy prowadzą działalność wydawniczą.</text:p>
      <text:p text:style-name="P844">Brzmiałoby to tak: w działalności ekologi<text:span text:style-name="T845">cz</text:span>n<text:span text:style-name="T846">ej,</text:span><text:s/>zamiast, w manifestach ekologicznych.</text:p>
      <text:p text:style-name="P847"><text:span text:style-name="T848">Jerzy K</text:span><text:span text:style-name="T849">oł</text:span><text:span text:style-name="T850">od</text:span><text:span text:style-name="T851">zi</text:span><text:span text:style-name="T852">ej</text:span><text:span text:style-name="T853">s</text:span><text:span text:style-name="T854">ki</text:span>:</text:p>
      <text:p text:style-name="P855">Uważam, że przyjmujemy ten punkt pana Kłosowsk<text:span text:style-name="T856">ie</text:span>go, bo jest rozszerz<text:span text:style-name="T857">aj</text:span>ący.</text:p>
      <text:p text:style-name="P858">Pani Hejmanowska. Pani<text:span text:style-name="T859">,</text:span><text:s/>nie, przepraszam, dziękuję. Kto z państwa jeszcze? Nie widzę.</text:p>
      <text:p text:style-name="P860">Wobec tego proponuję przyjąć punkt 24 z poprawką zgłoszoną przez pana Kłosowskiego.</text:p>
      <text:p text:style-name="P861">Punkt 2<text:span text:style-name="T862">3.</text:span><text:s/>Kto chciałby z państwa do punktu 2<text:span text:style-name="T863">3</text:span>? Punkt był przedysku<text:span text:style-name="T864">to</text:span>wany dość wnikliwie, proszę bardzo, pan Bogusław Gołąb<text:span text:style-name="T865">.</text:span></text:p>
      <text:p text:style-name="P866"><text:span text:style-name="T867">Bo</text:span><text:span text:style-name="T868">g</text:span><text:span text:style-name="T869">us</text:span><text:span text:style-name="T870">ł</text:span><text:span text:style-name="T871">aw Go</text:span><text:span text:style-name="T872">łą</text:span><text:span text:style-name="T873">b</text:span>:</text:p>
      <text:p text:style-name="P874">W tym tak zwanym punkcie, który się nazywa sprawy interwenc<text:span text:style-name="T875">yj</text:span>ne, zabrakło nam, proszę państwa, bardzo istotnego punktu, który dotyczy aktualnej sytuacji Półwyspu Helskiego. Jest to rzecz, o której powinno się mówi<text:span text:style-name="T876">ć</text:span><text:s/>głośno, bardzo głośno. Ten półwysep jest rozmywany i podjęcie zdecydowan<text:span text:style-name="T877">yc</text:span>h kroków w obronie tego półwyspu, pozbawi nas w możliwie szybkim czasie tego, co jest naszym zasobem. Ja nie chciałbym tego tematu rozwijać, tylko mówię krótko.</text:p>
      <text:soft-page-break/>
      <text:p text:style-name="P878"><text:span text:style-name="T879">Jerzy K</text:span><text:span text:style-name="T880">oł</text:span><text:span text:style-name="T881">od</text:span><text:span text:style-name="T882">zi</text:span><text:span text:style-name="T883">ej</text:span><text:span text:style-name="T884">s</text:span><text:span text:style-name="T885">ki</text:span>:</text:p>
      <text:p text:style-name="P886">Dziękuję bardzo. Sądzę, że wniosek pana Bogusława Gołąb jest zasadny. Półwysep Helski jest rzeczywiście zagrożony i należy podjąć niezwłoczne działania w celu zahamowania degradacji. Grozi mu po prostu zniszczenie. Przerwanie. Będziemy mieli wyspę, zmni<text:span text:style-name="T887">ej</text:span>sz<text:span text:style-name="T888">aj</text:span>ą<text:span text:style-name="T889">cą</text:span><text:s/>się zresztą.</text:p>
      <text:p text:style-name="P890">Dobrze, wpisujemy punkt dotyczący Półwyspu Helskiego. No, redakcja tu nie będzie skomplikowan<text:span text:style-name="T891">a</text:span><text:s/>wobec czego może n<text:span text:style-name="T892">ie</text:span><text:s/>redagować. Podjęcie działań na rzecz r<text:span text:style-name="T893">a</text:span>towania Półwyspu Helskiego. Ratowania, tak, mocniej trzeba. Ratowania Półwyspu Helsk<text:span text:style-name="T894">ie</text:span>go.</text:p>
      <text:p text:style-name="P895">Profesor Juchnowicz, pro<text:span text:style-name="T896">s</text:span>zę bardzo.</text:p>
      <text:p text:style-name="P897"><text:span text:style-name="T898">Stanisław Ju</text:span><text:span text:style-name="T899">ch</text:span><text:span text:style-name="T900">now</text:span><text:span text:style-name="T901">ic</text:span><text:span text:style-name="T902">z</text:span>:</text:p>
      <text:p text:style-name="P903">Proszę państwa, tutaj przedstawiam pod rozwagę ewentualną możliwość umieszczenia w tym punkcie sprawy ponownej rewizji działań związanych z realizacją Zapory Czors<text:span text:style-name="T904">zt</text:span>yń<text:span text:style-name="T905">sk</text:span>i<text:span text:style-name="T906">ej.</text:span><text:s/>To był ogromny problem, który swego czasu zbulwersował s<text:span text:style-name="T907">po</text:span>ł<text:span text:style-name="T908">ecz</text:span>eńs<text:span text:style-name="T909">tw</text:span>o. Tam dzieją się rzeczy okropne. To znaczy w tym momencie dewastacja środow<text:span text:style-name="T910">is</text:span>ka jest<text:s/><text:span text:style-name="T911">d</text:span>la każdego w<text:span text:style-name="T912">id</text:span>oczna.<text:s/><text:span text:style-name="T913">I</text:span><text:s/>nie<text:s/><text:span text:style-name="T914">w</text:span>iem, czy nie jest to odpowiedni moment, ażeby jednak wrócić do tej sprawy i powołać ponownie komisję, która by zbadała zasadność kontynuowania tej realizacji.</text:p>
      <text:p text:style-name="P915">Dziękuję bardzo.</text:p>
      <text:p text:style-name="P916"><text:span text:style-name="T917">J</text:span><text:span text:style-name="T918">e</text:span><text:span text:style-name="T919">rzy Kołodziejski</text:span>:</text:p>
      <text:p text:style-name="P920">Dziękuję, kto z państwa na temat Zapory Czorsztyński<text:span text:style-name="T921">ej</text:span>? W kolejności, proszę bardzo.</text:p>
      <text:p text:style-name="P922"><text:span text:style-name="T923">Michał Wilczyński</text:span>:</text:p>
      <text:p text:style-name="P924">Ja chciałem zg<text:span text:style-name="T925">ł</text:span>osić tylko stylistyczne poprawki w punkcie 23<text:span text:style-name="T926">.</text:span><text:s/>Chciałbym zwrócić uwagę, że to jest punkt... jest zat<text:span text:style-name="T927">yt</text:span>u<text:span text:style-name="T928">ło</text:span>wany, podjęcie konkretnych działań i w ostatnim tire mamy podjęcie działań. Proponuję to skreślić i również na temat Półwyspu Helskiego. Też po prostu skrócić, ratowanie Półwyspu Helskiego. Bo tutaj mówimy...</text:p>
      <text:p text:style-name="P929"><text:span text:style-name="T930">Jerzy Kołodziejski</text:span>:</text:p>
      <text:p text:style-name="P931">Tak, a tak, bo tutaj redakcyjne poprawki są zasadne.</text:p>
      <text:p text:style-name="P932">Kto z państwa, pan Kłosowski, proszę.</text:p>
      <text:p text:style-name="P933"><text:span text:style-name="T934">Wojci</text:span><text:span text:style-name="T935">ech Kłosows</text:span><text:span text:style-name="T936">k</text:span><text:span text:style-name="T937">i</text:span>:</text:p>
      <text:p text:style-name="P938">W sprawie Czorsztyna. Proszę państwa, ja ostatnio przeglądałem, rzeczywiście, chyba<text:s/>niepełny<text:s/>rejestr protestów społecznych w sprawie Czorsztyna. Te protesty, pomimo bodajże 60% zaawansowania budowy zapory nadal pojawiają się. I to wcale nie słabną i całkiem poważne gremia podejmują tą sprawę. Przy tym, ponieważ jest mowa o podjęciu konkretnych działań, propozycja, nieredakcyjna, ale mer<text:span text:style-name="T939">yt</text:span>or<text:span text:style-name="T940">yc</text:span>zna, by<text:span text:style-name="T941">ł</text:span>a<text:span text:style-name="T942">b</text:span>y taka, aby wstrzymać w tym momencie realizację budowy i rzeczywiście powołać kompetentną komisję, która by się<text:s/>zastanowiła co z t<text:span text:style-name="T943">y</text:span>m można jeszcze w tym stanie zrobić? Bo dewastacja tam zaszła bardzo daleko i prawdopodobnie, no, cofnąć całej sprawy nie ma sensu, natomiast podobno są projekty znacznie zmni<text:span text:style-name="T944">ej</text:span>szające zakres tego przedsięwzięcia i niewielkim kosztem zmniejszenia zakresu tych szkód. Więc sprawa byłaby w tym kierunku.</text:p>
      <text:p text:style-name="P945"><text:span text:style-name="T946">Jerzy K</text:span><text:span text:style-name="T947">oł</text:span><text:span text:style-name="T948">od</text:span><text:span text:style-name="T949">zi</text:span><text:span text:style-name="T950">ej</text:span><text:span text:style-name="T951">s</text:span><text:span text:style-name="T952">ki</text:span>:</text:p>
      <text:p text:style-name="P953">Dziękuję bardzo. Profesor Zimny, proszę.</text:p>
      <text:p text:style-name="P954"><text:span text:style-name="T955">Henr</text:span><text:span text:style-name="T956">yk</text:span><text:span text:style-name="T957"><text:s/>Zimny</text:span>:</text:p>
      <text:soft-page-break/>
      <text:p text:style-name="P958">Ja chciałem poprzeć inicjatywę profesora Juchnowicza. Uważam, że problem ten należy wreszcie rozwiązać w sposób zdecydowany. I mimo tak licznych tutaj protestów i propozycji rozwiązań w tej dziedzinie, władze nie podję<text:span text:style-name="T959">ł</text:span>y dotychczas żadnych decyzji poprawy tej sytuacji, która zagr<text:span text:style-name="T960">a</text:span>ża nie t<text:span text:style-name="T961">yl</text:span>ko przyrodzie, ale także i zabytkom kultury materialnej.<text:s/><text:span text:style-name="T962">I</text:span><text:s/>to również należy wziąć pod uwagę.</text:p>
      <text:p text:style-name="P963"><text:span text:style-name="T964">Jerzy Kołod</text:span><text:span text:style-name="T965">zi</text:span><text:span text:style-name="T966">ejski</text:span>:</text:p>
      <text:p text:style-name="P967">Dziękuję bardzo. Profesor Andrz<text:span text:style-name="T968">ej</text:span>ewski.</text:p>
      <text:p text:style-name="P969"><text:span text:style-name="T970">Roman And</text:span><text:span text:style-name="T971">rzeje</text:span><text:span text:style-name="T972">w</text:span><text:span text:style-name="T973">sk</text:span><text:span text:style-name="T974">i</text:span>:</text:p>
      <text:p text:style-name="P975">Proszę państwa, w piątek w<text:span text:style-name="T976">ie</text:span>czorem miałem telefon profesora Hubka, p<text:span text:style-name="T977">rz</text:span>ewodn<text:span text:style-name="T978">iczące</text:span>go Komitetu Zoologii Polskiej Akademii Nauk w t<text:span text:style-name="T979">ej</text:span><text:s/>sprawie. Komitet odbył właśnie w piątek, czy w czwartek, posiedzenie i między innymi zastanawiał się jak przekazać do naszego<text:s/>„stolika”<text:s/>postulaty. Dyskutując przez telefon tą sprawę można było wywnioskować, iż postulaty są następujące.</text:p>
      <text:p text:style-name="P980">Jak prz<text:span text:style-name="T981">e</text:span>kazuję, ponieważ one idą po linii tutaj podniesionych głosów.<text:s/><text:span text:style-name="T982">Ż</text:span>e biorąc pod uwagę stan zaawansowania i ilość środków, które zostały utopione w tej zaporze, należałoby w tej chwili solidnie się zastanowić nad tym<text:s/>w jak<text:span text:style-name="T983">ie</text:span>j mierze można by jeszcze, przy tym stanie realizacji, ratować otaczając<text:span text:style-name="T984">ą</text:span><text:s/>przyrodę? Również postulowano by powołać komisję kompetentną, która by działała nie w kierunku zamknięcia budowy, tylko uratowania, znalezienia środków i metod do uratowania przyrody w takim stanie, w jakiej się ona obecnie znajduje? Ponieważ sama budowa jest niszcząca i w jakieś mierze będzie niszczona po realizacji tej budowy?</text:p>
      <text:p text:style-name="P985"><text:span text:style-name="T986">Jerzy K</text:span><text:span text:style-name="T987">oł</text:span><text:span text:style-name="T988">od</text:span><text:span text:style-name="T989">zi</text:span><text:span text:style-name="T990">ej</text:span><text:span text:style-name="T991">s</text:span><text:span text:style-name="T992">ki</text:span>:</text:p>
      <text:p text:style-name="P993">Proszę państwa, czy duch tych postulatów jest zgodny z państwa poglądami? Jeśli tak, to zaproponuję dwuosobowy zespół, zaraz, który zredaguje ten postulat. I wrócimy do niego, żeby nie tracić czasu na redakcję.</text:p>
      <text:p text:style-name="P994">Proponuję<text:s/><text:span text:style-name="T995">za</text:span>tem, proszę.</text:p>
      <text:p text:style-name="P996"><text:span text:style-name="T997">Głos z<text:s/></text:span><text:span text:style-name="T998">s</text:span><text:span text:style-name="T999">ali</text:span>:</text:p>
      <text:p text:style-name="P1000">To byłoby może prościej zawrzeć w punkcie takim,<text:s/>który by<text:s/>ujmował nasze intencje. Opracowanie programu uratowania środowiska prz<text:span text:style-name="T1001">yr</text:span>od<text:span text:style-name="T1002">n</text:span>icze<text:span text:style-name="T1003">g</text:span>o związanego z budową zapory w Czorsztynie.</text:p>
      <text:p text:style-name="P1004"><text:span text:style-name="T1005">Jerzy K</text:span><text:span text:style-name="T1006">oł</text:span><text:span text:style-name="T1007">od</text:span><text:span text:style-name="T1008">zi</text:span><text:span text:style-name="T1009">ej</text:span><text:span text:style-name="T1010">s</text:span><text:span text:style-name="T1011">ki</text:span>:</text:p>
      <text:p text:style-name="P1012">Sądzę, że byłoby to wystarczające. Zadawala państwa ta formuła? Proszę bardzo, pan minister.</text:p>
      <text:p text:style-name="P1013"><text:span text:style-name="T1014">Wa</text:span><text:span text:style-name="T1015">cł</text:span><text:span text:style-name="T1016">a</text:span><text:span text:style-name="T1017">w<text:s/></text:span><text:span text:style-name="T1018">Ku</text:span><text:span text:style-name="T1019">lczyński</text:span>:</text:p>
      <text:p text:style-name="P1020">Może jeszcze raz pan odczytałby tę propozycję.</text:p>
      <text:p text:style-name="P1021"><text:span text:style-name="T1022">Jerzy K</text:span><text:span text:style-name="T1023">oł</text:span><text:span text:style-name="T1024">od</text:span><text:span text:style-name="T1025">zi</text:span><text:span text:style-name="T1026">ej</text:span><text:span text:style-name="T1027">s</text:span><text:span text:style-name="T1028">ki</text:span>:</text:p>
      <text:p text:style-name="P1029">A<text:span text:style-name="T1030">h</text:span>a, jesz<text:span text:style-name="T1031">cz</text:span>e raz. Proszę.</text:p>
      <text:p text:style-name="P1032"><text:span text:style-name="T1033">Głos z<text:s/></text:span><text:span text:style-name="T1034">s</text:span><text:span text:style-name="T1035">ali</text:span>:</text:p>
      <text:p text:style-name="P1036">Opracowan<text:span text:style-name="T1037">ie</text:span><text:s/>programu r<text:span text:style-name="T1038">at</text:span>owan<text:span text:style-name="T1039">ia</text:span><text:s/>środowiska przyrodniczego związanego z budową zapory w Czorsztyni<text:span text:style-name="T1040">e</text:span>.</text:p>
      <text:p text:style-name="P1041"><text:span text:style-name="T1042">Głos z<text:s/></text:span><text:span text:style-name="T1043">s</text:span><text:span text:style-name="T1044">ali</text:span>:</text:p>
      <text:p text:style-name="P1045">Zagrożonego przez budowę.</text:p>
      <text:p text:style-name="P1046"><text:span text:style-name="T1047">Głos z<text:s/></text:span><text:span text:style-name="T1048">s</text:span><text:span text:style-name="T1049">ali</text:span>:</text:p>
      <text:p text:style-name="P1050">Zagrożonego pr<text:span text:style-name="T1051">z</text:span>ez budowę zapory w Czorsztyni<text:span text:style-name="T1052">e.</text:span></text:p>
      <text:soft-page-break/>
      <text:p text:style-name="P1053"><text:span text:style-name="T1054">Wojci</text:span><text:span text:style-name="T1055">ech Kłosows</text:span><text:span text:style-name="T1056">k</text:span><text:span text:style-name="T1057">i</text:span>:</text:p>
      <text:p text:style-name="P1058">Proszę państwa, ja rozumiałem i to co profesor Andrzejewski nam przekazał i wcześniejsze wystąpienia jako postulat radykalni<text:span text:style-name="T1059">ej</text:span>szej sprawy. Wstrzymanie budowy i szybkie opracowanie programu. Bo tu chodzi o to, aby w tym momencie, na razie, zatrzymać dewastację. Jak najszybci<text:span text:style-name="T1060">ej</text:span><text:s/>opracować ten program i dalsze szybkie posunięcia już realizować zgodnie z tym programem. Dlatego, że w momencie, kiedy budowa będzie wstrzymana, będzie doping ze strony władz do szybkiego opracowania tego programu. Jeśli nie, to obawiam się, że program będzie s<text:span text:style-name="T1061">ię</text:span><text:s/>opracowywał tak, jak w wielu sprawach, natomiast budowa będzie szła dalej. I w sumie oba te przedsięwzięcia zakończą się jednocześnie. Będziemy mieli program, kiedy już będzie stała cała budowa, cała zapora, według starego projektu.</text:p>
      <text:p text:style-name="P1062">Dziękuję.</text:p>
      <text:p text:style-name="P1063"><text:span text:style-name="T1064">Jerzy K</text:span><text:span text:style-name="T1065">oł</text:span><text:span text:style-name="T1066">od</text:span><text:span text:style-name="T1067">zi</text:span><text:span text:style-name="T1068">ej</text:span><text:span text:style-name="T1069">s</text:span><text:span text:style-name="T1070">ki</text:span>:</text:p>
      <text:p text:style-name="P1071">Proszę państwa, tylko w<text:span text:style-name="T1072">st</text:span>rzymanie budowy naraża nas na olbrzymie koszty,<text:s/><text:span text:style-name="T1073">a</text:span><text:s/>zakończenie budowy jest nieuchronne. Więc ja myślę, że może radykalnie sformułować ten postulat opracowania programu szybkie, pilne, ale nie dawać postulatu o wstrzymanie budowy. Proszę bardzo.</text:p>
      <text:p text:style-name="P1074"><text:span text:style-name="T1075">Wojci</text:span><text:span text:style-name="T1076">ech Kłosows</text:span><text:span text:style-name="T1077">k</text:span><text:span text:style-name="T1078">i</text:span>:</text:p>
      <text:p text:style-name="P1079">Panie profesorze, czy panu wiadomo coś na temat tego projektu zmniejszenia zakresu tego przed<text:span text:style-name="T1080">si</text:span>ęwz<text:span text:style-name="T1081">ięci</text:span>a? Podobno jest opracowany jakiś projekt, który przewiduje wersję okrojoną w stosunku do tego pierwotnego projektu. Chyba tam chodziło o niski poziom tego zbiornika itd. I do mnie dotarły takie wiadomości niepotwierdzone, że<text:s/><text:span text:style-name="T1082">w</text:span><text:s/>tym momencie realizacji, jeszcze jest możliwe uwzględnienie tego drugiego projektu.<text:s/><text:span text:style-name="T1083">O</text:span><text:s/>tą sprawę więc chodziłoby.</text:p>
      <text:p text:style-name="P1084"><text:span text:style-name="T1085">Jerzy K</text:span><text:span text:style-name="T1086">oł</text:span><text:span text:style-name="T1087">od</text:span><text:span text:style-name="T1088">zi</text:span><text:span text:style-name="T1089">ej</text:span><text:span text:style-name="T1090">s</text:span><text:span text:style-name="T1091">ki</text:span>:</text:p>
      <text:p text:style-name="P1092">Tak. Dziękuję. Dyrektor Bielakowski, pro<text:span text:style-name="T1093">s</text:span>zę o zabranie głosu. Dla wyjaśnienia sprawy.</text:p>
      <text:p text:style-name="P1094"><text:span text:style-name="T1095">J</text:span><text:span text:style-name="T1096">a</text:span><text:span text:style-name="T1097">n</text:span><text:span text:style-name="T1098">u</text:span><text:span text:style-name="T1099">sz B</text:span><text:span text:style-name="T1100">i</text:span><text:span text:style-name="T1101">e</text:span><text:span text:style-name="T1102">la</text:span><text:span text:style-name="T1103">k</text:span><text:span text:style-name="T1104">ow</text:span><text:span text:style-name="T1105">ski</text:span>:</text:p>
      <text:p text:style-name="P1106">Zapora Czorsztyńska wzbudza już emocje od kilkudziesięciu lat. Była już wielokrotnie badana przez różne gremia opiniodawcze. Do tych opinii dostosowane były zawsze pewne programy eliminujące, czy zmniejsz<text:span text:style-name="T1107">a</text:span>jące szkodliwość działania tej zapory na otaczające środowisko.</text:p>
      <text:p text:style-name="P1108"><text:span text:style-name="T1109">O</text:span>statnia z takich opinii była zrobiona przez Polską Akademię Nauk i trzeba przyznać, że zajmowało się tym siedem komitetów Polskiej Akademii Nauk i stosunkiem głosów pięć do dwóch jednak w<text:span text:style-name="T1110">yp</text:span>o<text:span text:style-name="T1111">wi</text:span>edziano się za dalszym kontynuowaniem tej budowy. Jednakże sformułowano także postulat, aby opracować program ogranicz<text:span text:style-name="T1112">aj</text:span>ący jej szkodliwość. Taki program został opracowany. Taki program został spisany i zatwierdzony decy<text:span text:style-name="T1113">zją</text:span><text:s/>Prezydium Rządu z<text:s/>‘8<text:span text:style-name="T1114">5</text:span><text:s/>roku i taki program jest realizowany. W tej chwili zaawansowanie tej budowy wynosi mniej więcej<text:s/>‘7<text:span text:style-name="T1115">5<text:s/></text:span>procent i możliwość spiętrzenia pojawi się już w roku 91. Nie istnieje natomiast żaden program ograniczenia tego spiętrzenia z uwagi na to, że zarówno wielkość piętrzenia, jak i wszystkie inne parametry techniczne dostosowane są do określonego rozwiązania technicznego.</text:p>
      <text:p text:style-name="P1116"><text:span text:style-name="T1117">W</text:span><text:s/>tej sytuacji nie wydaje mi się już rzeczywiści możliwe, oczywiście, pogodzenia opinii. Były rozbieżności od k<text:span text:style-name="T1118">il</text:span>kud<text:span text:style-name="T1119">ziesi</text:span>ę<text:span text:style-name="T1120">ciu</text:span><text:s/>już l<text:span text:style-name="T1121">a</text:span>t, ale fakt zainwestowania już tam kilkud<text:span text:style-name="T1122">zi</text:span>e<text:span text:style-name="T1123">si</text:span>ę<text:span text:style-name="T1124">ci</text:span>u miliardów złotych, jednak realizowania bard<text:span text:style-name="T1125">zo</text:span><text:s/>dużego programu, który jest wpisany w uchwale Rady Ministrów, chyba<text:s/><text:span text:style-name="T1126">4</text:span>9/85<text:span text:style-name="T1127">.</text:span><text:s/>Być może, że jest to<text:s/><text:span text:style-name="T1128">in</text:span>ny numer. Jest to rzecz do sprawdzenia. Wydaje mi się natomiast, że byłoby<text:s/><text:soft-page-break/>zasadne, n<text:span text:style-name="T1129">ie</text:span><text:s/>oponowałbym, jeszcze jako ekspert przeciwko przejrzeniu co można jeszcze, w jaki sposób można jeszcze zmniejszyć uciążliwość t<text:span text:style-name="T1130">ej<text:s/></text:span>budowy? Bo by<text:span text:style-name="T1131">ć</text:span><text:s/>może są jeszcze jakieś działania, które można i należałoby podjąć. Dziękuję bardzo.</text:p>
      <text:p text:style-name="P1132"><text:span text:style-name="T1133">Jerzy K</text:span><text:span text:style-name="T1134">oł</text:span><text:span text:style-name="T1135">od</text:span><text:span text:style-name="T1136">zi</text:span><text:span text:style-name="T1137">ej</text:span><text:span text:style-name="T1138">s</text:span><text:span text:style-name="T1139">ki</text:span>:</text:p>
      <text:p text:style-name="P1140">Dziękuję bardzo. Profesor Kozłowski, proszę bardzo.</text:p>
      <text:p text:style-name="P1141"><text:span text:style-name="T1142">S</text:span><text:span text:style-name="T1143">tef</text:span><text:span text:style-name="T1144">a</text:span><text:span text:style-name="T1145">n<text:s/></text:span><text:span text:style-name="T1146">Ko</text:span><text:span text:style-name="T1147">zł</text:span><text:span text:style-name="T1148">o</text:span><text:span text:style-name="T1149">w</text:span><text:span text:style-name="T1150">s</text:span><text:span text:style-name="T1151">ki</text:span>:</text:p>
      <text:p text:style-name="P1152">Proszę państwa, popierałbym ten zapis dotyczący programu ratowania środowiska. Przypomnę, że duch ekspertyzy Polskiej Akademii Nauk nie został zrealizowany. W ekspertyzie było zapisane, że proponujemy pod tym warunkiem zgodzić<text:s/><text:span text:style-name="T1153">si</text:span>ę na kontynuowanie tej budowy, że będzie to modelowa budowa, która pokaże sposób godzenia dużej inwestycji hydrologicznej z warunkami środo<text:span text:style-name="T1154">wis</text:span>kowymi. Warunki te n<text:span text:style-name="T1155">ie<text:s/></text:span>zostały spełnione. Budujemy zaporę ignorując warunki środowiska przyrodniczego. I<text:s/><text:span text:style-name="T1156">st</text:span>ąd uważam,<text:s/><text:span text:style-name="T1157">ż</text:span>e z<text:span text:style-name="T1158">ap</text:span>is ten jest konie<text:span text:style-name="T1159">cz</text:span>ny i potr<text:span text:style-name="T1160">ze</text:span>bny.</text:p>
      <text:p text:style-name="P1161">Do tej pory ni<text:span text:style-name="T1162">em</text:span>a planu przestrzennego zagospodarowania. Jest bałagan pr<text:span text:style-name="T1163">zest</text:span>rzenny, jest bałagan w sensie zagospodarowania górnych cieków rzek na Podhalu i poza budową nie podejmujemy działań w zakresie regulacji szeroko pojętego kształtowania środowiska naturalnego na Podhalu. Stąd ten zapis, myślę, że słusznie zwraca uwagę na te sprawy<text:span text:style-name="T1164">.</text:span></text:p>
      <text:p text:style-name="P1165"><text:span text:style-name="T1166">Jerzy Kołod</text:span><text:span text:style-name="T1167">zi</text:span><text:span text:style-name="T1168">ejski</text:span>:</text:p>
      <text:p text:style-name="P1169">Co do zasadności zapisu nie mamy wątpliwości, tylko brzmienie tego zapisu. Czy jest do przyjęcia w wersji pana Gawlika. Przepraszam, jeszcze pan profesor Polański chciał.</text:p>
      <text:p text:style-name="P1170"><text:span text:style-name="T1171">Zygmunt Polański</text:span>:</text:p>
      <text:p text:style-name="P1172">Tak, ja chciałem dodać do tego, mianowicie, że zgadzam się z tym, żeby zapis obejmował na początku wstrzymanie budowy do czasu opracowania programu lepszego wejścia tej zapory w środowisko. Bo programy, jak z doświad<text:span text:style-name="T1173">cz</text:span>enia wiemy, mogą być rozpracowywane bardzo długo, a budowa w międzyczasie idzie i nic się nie będzie działo. Dziękuję.</text:p>
      <text:p text:style-name="P1174"><text:span text:style-name="T1175">Jerzy K</text:span><text:span text:style-name="T1176">oł</text:span><text:span text:style-name="T1177">od</text:span><text:span text:style-name="T1178">zi</text:span><text:span text:style-name="T1179">ej</text:span><text:span text:style-name="T1180">s</text:span><text:span text:style-name="T1181">ki</text:span>:</text:p>
      <text:p text:style-name="P1182">Proszę bardzo. Pan Gawlik.</text:p>
      <text:p text:style-name="P1183"><text:span text:style-name="T1184">Ra</text:span><text:span text:style-name="T1185">d</text:span><text:span text:style-name="T1186">osła</text:span><text:span text:style-name="T1187">w</text:span><text:span text:style-name="T1188"><text:s/>G</text:span><text:span text:style-name="T1189">a</text:span><text:span text:style-name="T1190">w</text:span><text:span text:style-name="T1191">l</text:span><text:span text:style-name="T1192">i</text:span><text:span text:style-name="T1193">k</text:span>:</text:p>
      <text:p text:style-name="P1194">Właściwie popieram tu moich kolegów dl<text:span text:style-name="T1195">at</text:span>ego, że punkt sformułowany w ten sposób, że opracowanie programu, zgadzam się z tym, że będzie program opra<text:span text:style-name="T1196">co</text:span>w<text:span text:style-name="T1197">yw</text:span>an<text:span text:style-name="T1198">y</text:span>, a środowisko będ<text:span text:style-name="T1199">zi</text:span>e dewastowane.</text:p>
      <text:p text:style-name="P1200">Ja proponuję taki punkt: wstrzymanie budowy zapory w Czorsztynie do czasu rozpatrzenia przez specjalną komisję zasadności kontynuowan<text:span text:style-name="T1201">ia</text:span><text:s/>budowy.</text:p>
      <text:p text:style-name="P1202"><text:span text:style-name="T1203">Jerzy K</text:span><text:span text:style-name="T1204">oł</text:span><text:span text:style-name="T1205">od</text:span><text:span text:style-name="T1206">zi</text:span><text:span text:style-name="T1207">ej</text:span><text:span text:style-name="T1208">s</text:span><text:span text:style-name="T1209">ki</text:span>:</text:p>
      <text:p text:style-name="P1210">Kto z państwa chciałby się wypowiedzie<text:span text:style-name="T1211">ć</text:span>? Moim zdaniem wstrzymanie jest nierealne, proszę państwa, zapiszemy postulat niereal<text:span text:style-name="T1212">n</text:span>y zupełnie. Koszty wstrzymanie będą tak szalone, trudno mi w tej chwili rzucić jakąś liczbę, ale będą szalone.</text:p>
      <text:p text:style-name="P1213">Pan profesor Juchnowicz.</text:p>
      <text:p text:style-name="P1214"><text:span text:style-name="T1215">Stanisław Ju</text:span><text:span text:style-name="T1216">ch</text:span><text:span text:style-name="T1217">now</text:span><text:span text:style-name="T1218">ic</text:span><text:span text:style-name="T1219">z</text:span>:</text:p>
      <text:p text:style-name="P1220">Proszę państwa, ja chcę wrócić do ekspertyzy Polskiej Akademii Nauk. W środowisku społecznym ona budziła ogromny sprzeciw. S<text:span text:style-name="T1221">a</text:span>ma zasada doboru przedstaw<text:span text:style-name="T1222">ic</text:span>ieli różnych nauk, przypomnę, że komisja<text:s/><text:soft-page-break/>była pod przewodni<text:span text:style-name="T1223">ct</text:span>wem profesora Malisza, specjalisty od teorii progów i specjalistę od urbanizacji.<text:s/><text:span text:style-name="T1224">W</text:span><text:s/>związku z tym sądzę, że wniosek ten mógłby być sformułowany w ten sposób, ażeby powtórnie podjąć analizę decyzji podjętej przez komisję powołaną przez Polską Akademię Nauk i równocześnie druga część, o której mówił profesor Kozłowski, objąć ochroną wartości przyrodnicze i kulturowe w warunk<text:span text:style-name="T1225">a</text:span>ch takich, w jakich będz<text:span text:style-name="T1226">ie</text:span><text:s/>to możliwe. W każdym razie, aby tym punktem wyjścia była jednak powtórna analiza ekspertyzy Polskiej Akademii Nauk.</text:p>
      <text:p text:style-name="P1227">Dziękuję.</text:p>
      <text:p text:style-name="P1228"><text:span text:style-name="T1229">Jerzy K</text:span><text:span text:style-name="T1230">oł</text:span><text:span text:style-name="T1231">od</text:span><text:span text:style-name="T1232">zi</text:span><text:span text:style-name="T1233">ej</text:span><text:span text:style-name="T1234">s</text:span><text:span text:style-name="T1235">ki</text:span>:</text:p>
      <text:p text:style-name="P1236">Pan Jaśkows<text:span text:style-name="T1237">ki,</text:span><text:s/>proszę.</text:p>
      <text:p text:style-name="P1238"><text:span text:style-name="T1239">Jerzy J</text:span><text:span text:style-name="T1240">aś</text:span><text:span text:style-name="T1241">kow</text:span><text:span text:style-name="T1242">s</text:span><text:span text:style-name="T1243">ki</text:span>:</text:p>
      <text:p text:style-name="P1244">Panie ministrze, ja widzę, że pan kręci głowę. Ale powstrzymanie, koszty jakie z tego powodu będą poniesione nie są, aż tak duże, jeżeli nastąpi dalsza radosna twórczość naszych inżynierów w ten sp<text:span text:style-name="T1245">o</text:span>sób n<text:span text:style-name="T1246">ie</text:span>kontrolowany. W tej chwili sytuacja tak wygląda, że on ma dwie różne rzeczy,<text:s/><text:span text:style-name="T1247">t</text:span>en zbiornik spełniać. Raz jako elektrownia. Dwa, jako zbiornik retencyjny. To jeszcze wciąż nie<text:s/><text:span text:style-name="T1248">jest</text:span><text:s/>uzgodnione, która z tych funkcji jest przeważ<text:span text:style-name="T1249">aj</text:span>ąca. A nie ma innej możliwości wymuszenia na wykonawcy przyśpieszenia tych wszystkich badań i zrealizowania tego postulatu zagospo<text:span text:style-name="T1250">da</text:span>rowania przestrzennego, jak tylko wstrzymanie. Nie ma. Po prostu to jest w naszych warunkach zupełnie niemożliwe.</text:p>
      <text:p text:style-name="P1251"><text:span text:style-name="T1252">Jerzy K</text:span><text:span text:style-name="T1253">oł</text:span><text:span text:style-name="T1254">od</text:span><text:span text:style-name="T1255">zi</text:span><text:span text:style-name="T1256">ej</text:span><text:span text:style-name="T1257">s</text:span><text:span text:style-name="T1258">ki</text:span>:</text:p>
      <text:p text:style-name="P1259">Pan minister, proszę.</text:p>
      <text:p text:style-name="P1260"><text:span text:style-name="T1261">Wacław Kulczyński</text:span>:</text:p>
      <text:p text:style-name="P1262">Ja chciałbym potwierd<text:span text:style-name="T1263">zi</text:span>ć zdanie tych kolegów, którzy wyraźnie się opowiedzieli za tym,<text:s/>że jest praktycznie nierealne wstrzymanie budowy. Z<text:span text:style-name="T1264">a</text:span>równo z uwagi na to, że nikt nie kwestionuje praktycznie tego, że inwestycja ta musi by<text:span text:style-name="T1265">ć</text:span><text:s/>dokończona.<text:s/><text:span text:style-name="T1266">T</text:span>o jest pierwsza, podstawowa sprawa. W związku z tym element kosztów jest tutaj niezwykle istotny. Tak szczerze mówiąc w k<text:span text:style-name="T1267">raj</text:span>u wstrzymanie jakic<text:span text:style-name="T1268">h</text:span>kolwie<text:span text:style-name="T1269">k</text:span><text:s/>inwestycji, a mieliśmy takie akcje od czasu do czasu podejmowane w odniesieniu do różnych zadań, pokazało, że są to rzeczy dla gospodarki bardzo trudne do przeżycia potem.</text:p>
      <text:p text:style-name="P1270">My nie możemy sobie w sposób jednak mimo wszystko w sposób nierozważny, lekki, bez odpowiedniego rachunku, podejmować tego typu dec<text:span text:style-name="T1271">y</text:span>zje. Pomijając to, że tutaj decyzja w ogóle nie może być podjęta. Może być tylko wniosek, to jest jeszcze druga sprawa, tak nawiasem mówiąc, prawda? Postulat. Ale uważam, że jest to postulat nierealny. Poza tym te pr<text:span text:style-name="T1272">ob</text:span>lemy, które są podnoszone i ja przychylam się do tego, że tu jest do zrobienia wiele, ażeby zabezpieczyć wartości przyrodnicze całego tego regionu, na realizację tych problemów nie ma wpływu bezpośrednio przedsiębiorstwo wykonawcze. Rzecz się toczy w zupełnie innym obszarze. To nie<text:s/>„Hydro-bud”, nie firmy, które realizują mają wpływ na to, żeby zabezpieczyć te określone wartości przyrodnicze.<text:s/><text:span text:style-name="T1273">N</text:span>ie w tym jest sprawa, prawda? To leży po stronie zupełnie innych służb. Właśnie planowania przestrzennego, właśnie służb inwestyc<text:span text:style-name="T1274">yj</text:span>nych<text:s/><text:span text:style-name="T1275">it</text:span>d., itd. Więc nie w tej kategorii można ten problem rozgrywać, jeśli tak powiem.</text:p>
      <text:p text:style-name="P1276">Proponuję jednak przyjmować takie wnioski, które są po pierwsze realne.<text:s/><text:span text:style-name="T1277">I</text:span><text:s/>po drugie, które nie powodują nam jakichś większ<text:span text:style-name="T1278">y</text:span>ch komplikacji wręcz gospodarczych. Ta formuła proponowana przez pana profesora Kozłowsk<text:span text:style-name="T1279">ie</text:span>go, czy Juchnowicza<text:s/><text:span text:style-name="T1280">je</text:span>st, wydaje mi się, zupełnie do przyjęcia.</text:p>
      <text:soft-page-break/>
      <text:p text:style-name="P1281"><text:span text:style-name="T1282">Jerzy K</text:span><text:span text:style-name="T1283">oł</text:span><text:span text:style-name="T1284">od</text:span><text:span text:style-name="T1285">zi</text:span><text:span text:style-name="T1286">ej</text:span><text:span text:style-name="T1287">s</text:span><text:span text:style-name="T1288">ki</text:span>:</text:p>
      <text:p text:style-name="P1289">Profesor Kozłowski, proszę.</text:p>
      <text:p text:style-name="P1290"><text:span text:style-name="T1291">Stefan Kozło</text:span><text:span text:style-name="T1292">ws</text:span><text:span text:style-name="T1293">ki</text:span>:</text:p>
      <text:p text:style-name="P1294">Proponuję taki kompromisowy zapis. Pilne opracowanie, do lipca 89, programu ratowania środowiska przyrodn<text:span text:style-name="T1295">ic</text:span>ze<text:span text:style-name="T1296">go</text:span><text:s/>zagrożonego budową zapory w Czorsztynie.</text:p>
      <text:p text:style-name="P1297"><text:span text:style-name="T1298">Jerzy K</text:span><text:span text:style-name="T1299">oł</text:span><text:span text:style-name="T1300">od</text:span><text:span text:style-name="T1301">zi</text:span><text:span text:style-name="T1302">ej</text:span><text:span text:style-name="T1303">s</text:span><text:span text:style-name="T1304">ki</text:span>:</text:p>
      <text:p text:style-name="P1305">Zgadzamy się n<text:span text:style-name="T1306">a</text:span><text:s/>ten zapis.</text:p>
      <text:p text:style-name="P1307">Proszę bardzo, pan Polański.</text:p>
      <text:p text:style-name="P1308"><text:span text:style-name="T1309">Zy</text:span><text:span text:style-name="T1310">gmun</text:span><text:span text:style-name="T1311">t</text:span><text:span text:style-name="T1312"><text:s/>Polań</text:span><text:span text:style-name="T1313">s</text:span><text:span text:style-name="T1314">k</text:span><text:span text:style-name="T1315">i</text:span>:</text:p>
      <text:p text:style-name="P1316">Chc<text:span text:style-name="T1317">i</text:span>ałbym dodać coś do tego zapisu pana profesora Kozłows<text:span text:style-name="T1318">kie</text:span>go. Mianowicie, opracowanie programu tak jak było. W wypadku n<text:span text:style-name="T1319">ie</text:span>dotrzymania terminu, wstrzymania tej budowy.</text:p>
      <text:p text:style-name="P1320"><text:span text:style-name="T1321">Jerzy K</text:span><text:span text:style-name="T1322">oł</text:span><text:span text:style-name="T1323">od</text:span><text:span text:style-name="T1324">zi</text:span><text:span text:style-name="T1325">ej</text:span><text:span text:style-name="T1326">s</text:span><text:span text:style-name="T1327">ki</text:span>:</text:p>
      <text:p text:style-name="P1328">Było do<text:s/><text:span text:style-name="T1329">li</text:span>p<text:span text:style-name="T1330">ca?</text:span><text:s/>Ter<text:span text:style-name="T1331">mi</text:span>n realny.</text:p>
      <text:p text:style-name="P1332">Proszę bardzo, pan dyrektor.</text:p>
      <text:p text:style-name="P1333"><text:span text:style-name="T1334">Janusz Bielakowski</text:span>:</text:p>
      <text:p text:style-name="P1335">Jeszcze raz. Proszę państwa, chciałem się odnieść do kilku uwag tutaj zgłoszonych.</text:p>
      <text:p text:style-name="P1336">Po pierwsze, do funkcji, o której mówił pan Jaśkiewicz. Zbiornik pełni zawsze te same funkcje od początku jego zapr<text:span text:style-name="T1337">oj</text:span>ektowania i te funkcje nie mogą być zmienione. Mówię tylko o tym, i to chwilę szerzej, żeby państwo wszyscy zdali sobie sprawę z ważności tego zbiornika. Były zawsze trzy funkcje tego zbiornika. Jedna, to wyrównanie przepływu. Druga, to jest ochrona.</text:p>
      <text:p text:style-name="P1338">Ważność tych trzech funkcji, oczywiście, ulega pewnym ewolucjom w zależności od sytuacji gospodarczej kraju.<text:s/>Kiedyś eksponowana była funkcja energety<text:span text:style-name="T1339">cz</text:span>na. Teraz najważn<text:span text:style-name="T1340">ie</text:span>j<text:span text:style-name="T1341">sz</text:span>ą jest funkcja retencyjna, wyrównanie przepływu w dolny<text:span text:style-name="T1342">m</text:span><text:s/><text:span text:style-name="T1343">bie</text:span>gu Dunajca, skąd będzie pobierana woda dla Krakow<text:span text:style-name="T1344">a</text:span><text:s/>na pewno, a być może później dla Śląska. Odnosi się to także do górnego odcinka Wisły. Nie ulega kwestii, wszyscy państwo wiecie, że niezmiernie ważną jest tam funkcja przeciwpowodziowa. Wszystko to wiąże się jeszcze z katastrofą, która zdarzyła się tam w<text:s/>‘3<text:span text:style-name="T1345">4</text:span><text:s/>roku.</text:p>
      <text:p text:style-name="P1346">Natomiast produkcja energii elektryczn<text:span text:style-name="T1347">ej,</text:span><text:s/><text:span text:style-name="T1348">a</text:span>czkolwiek nie marginalna, bo to jest 100 megawatów, jest także funkcją ważną, nawet teraz.</text:p>
      <text:p text:style-name="P1349"><text:span text:style-name="T1350">A</text:span>le chciałem się także odnieść do tego, co powiedział profesor Kozłowski. Otóż w wyniku ekspertyzy Polskiej Akademii Nauk, po pierwsze przyśpies<text:span text:style-name="T1351">zo</text:span>no tempo tej budowy, bo to był jeden z ważnych postulatów. Ponadto opracowano ten program, o którym wspomina pan profesor. Nie wszystkie elementy tego programu mogą być realizowane, bo nie wszystkie one zakładają możliwość ich realizacji w ciągu kilku lat. Jednakże chciałem państwa poinformować, że w tej decyzji rządu, o której mówimy, a która jest ściśle realizowana, jest to decyzja zgodna już pod kilkoma względami już modelowymi obecnie. A m<text:span text:style-name="T1352">ia</text:span>nowicie budowane są wszystkie oczyszczalnie ścieków powyżej tego zbiornika. Obejmuje to zarówno oczyszczalnię w Zakopanem, jak i oczyszczalnię w Nowym Targu, jak i wianuszek małych oczyszczalni, które są w tej chwili wnoszone, a na pewno będą zakończone przed zakończeniem budowy tego zbiornika. Obejmuje to także, panie profesorze, sprawę regulacji potoków Dun<text:span text:style-name="T1353">aj</text:span>ca i wszystkich potoków spł<text:span text:style-name="T1354">ywaj</text:span>ących do Dunajca. Jest to pod tym względem także rozwiązanie modelowe. Został także<text:s/><text:soft-page-break/>opracowany program ratowania zabytków kultury materialnej związany z budową tego zbiornika. I także jest realizowany i jest na to pełna akceptacja W<text:span text:style-name="T1355">oj</text:span>ewódzkiego Konserwatora Zabytków.</text:p>
      <text:p text:style-name="P1356">Chciałem państwu powiedzieć, że ta kolizja z ochroną środowiska wynika z samego faktu budowania. Ten zbiornik po jego wykonaniu nie będzie już zawierał żadnych kolizyjnych elementów z ochroną środowiska. Natomiast wnoszenie takich wielkich inwestycji powoduje znaczne uciążliwości w tak bardzo eksponowanym terenie. Nie widzę zatem możliwości pogodzenia interesów.<text:s/><text:span text:style-name="T1357">O</text:span><text:s/>czym mówiłem już w swoim pierwszym wystąpieniu. Jest to więc patrzenie na tę budowę od pewnego systemu wartości. No, ale chciałem jednakże pań<text:span text:style-name="T1358">st</text:span>wu powiedzieć, że w tej chwili, w tej ziemi jest już ponad 20 miliardów złotych, a przelicza<text:span text:style-name="T1359">j</text:span>ąc na ceny dzisiejsze, jest około<text:s/><text:span text:style-name="T1360">5</text:span>0 miliardów złotych. I tego nie możemy zaniechać bez rzeczywiście istotnych założeń środowiska. Sądzę, że postulat jest rzeczywiście nierealny.</text:p>
      <text:p text:style-name="P1361">Natomiast, jeżeli można coś tam zrobić w tych sprawach, to oczywiście, trzeba robić po prostu. Może nie dostrzegamy wszystkiego, co może być zrobione.</text:p>
      <text:p text:style-name="P1362">Dziękuję bardzo.</text:p>
      <text:p text:style-name="P1363"><text:span text:style-name="T1364">Jerzy K</text:span><text:span text:style-name="T1365">oł</text:span><text:span text:style-name="T1366">od</text:span><text:span text:style-name="T1367">zi</text:span><text:span text:style-name="T1368">ej</text:span><text:span text:style-name="T1369">s</text:span><text:span text:style-name="T1370">ki</text:span>:</text:p>
      <text:p text:style-name="P1371">Profesor Kozłowski. Proszę bardzo.</text:p>
      <text:p text:style-name="P1372"><text:span text:style-name="T1373">Stefan Kozło</text:span><text:span text:style-name="T1374">ws</text:span><text:span text:style-name="T1375">ki</text:span>:</text:p>
      <text:p text:style-name="P1376">Proszę państwa, proponuję zamknąć tę dyskusję. Ale nie może to się stać przed taką refleksją. Dowiadujemy się teraz zupełnie nowych rzeczy.<text:s/><text:span text:style-name="T1377">Że</text:span><text:s/>woda ma być zabrana na Śląsk, prawda. Jest to sprzeczne z podstawowymi założeniami budowy tego zbiornika. Jest to przykład w jaki sposób my manipulujemy programami wodnymi. T<text:span text:style-name="T1378">o</text:span><text:s/>była podstawa budowy tego zbiornika. Woda nie będzie zabrana na Śląsk i inne regiony w formie przerzutów. Proponuję nie dyskutować tego, tylko jako przykład jak bardzo potrzebna jest kontrola tego, co się buduje w zakresie wielkich zbiorników w Polsce. Bo nie ma zgody na patrzenie techniczne tylko w zakresie budowy Zbiornika C<text:span text:style-name="T1379">zo</text:span>rs<text:span text:style-name="T1380">zt</text:span>yń<text:span text:style-name="T1381">skie</text:span>go.</text:p>
      <text:p text:style-name="P1382"><text:span text:style-name="T1383">Jerzy K</text:span><text:span text:style-name="T1384">oł</text:span><text:span text:style-name="T1385">od</text:span><text:span text:style-name="T1386">zi</text:span><text:span text:style-name="T1387">ej</text:span><text:span text:style-name="T1388">s</text:span><text:span text:style-name="T1389">ki</text:span>:</text:p>
      <text:p text:style-name="P1390">Dziękuję bardzo. Trudno zakwestionować zasadność s<text:span text:style-name="T1391">fo</text:span>rmułowania profesora Kozłowskiego. Proponuję przyjąć postulat w tym brzmieniu,<text:s/><text:span text:style-name="T1392">z</text:span>e strony profesora Kozłow<text:span text:style-name="T1393">sk</text:span>iego, z poprawką profesora Polańskiego. Będzie to bodziec, będzie ostroga wtedy do przedstawienia tego programu i poprawienia tego co można.</text:p>
      <text:p text:style-name="P1394">Bardzo proszę, kto z państwa chciałby odczytać tekst? Proszę, pan Kłosowski.</text:p>
      <text:p text:style-name="P1395"><text:span text:style-name="T1396">Wojci</text:span><text:span text:style-name="T1397">ech Kłosows</text:span><text:span text:style-name="T1398">k</text:span><text:span text:style-name="T1399">i</text:span>:</text:p>
      <text:p text:style-name="P1400">Pilne opracowan<text:span text:style-name="T1401">ie,</text:span><text:s/>do<text:s/><text:span text:style-name="T1402">lipca<text:s/></text:span>89, programu ochrony środowiska w rejonie Zapory Czorsztyńskiej. W wypadku niedotrzymania terminu opracowania programu, wstrzymanie budowy. Tutaj jest głos, że n<text:span text:style-name="T1403">ie</text:span><text:s/>ma określonego, kto ten program ma opracować?</text:p>
      <text:p text:style-name="P1404"><text:span text:style-name="T1405">Jerzy K</text:span><text:span text:style-name="T1406">oł</text:span><text:span text:style-name="T1407">od</text:span><text:span text:style-name="T1408">zi</text:span><text:span text:style-name="T1409">ej</text:span><text:span text:style-name="T1410">s</text:span><text:span text:style-name="T1411">ki</text:span>:</text:p>
      <text:p text:style-name="P1412">Inwestor albo min<text:span text:style-name="T1413">ist</text:span>er<text:span text:style-name="T1414">st</text:span>wo.</text:p>
      <text:p text:style-name="P1415"><text:span text:style-name="T1416">Ma</text:span><text:span text:style-name="T1417">re</text:span><text:span text:style-name="T1418">k</text:span><text:span text:style-name="T1419"><text:s/>Roman</text:span>:</text:p>
      <text:p text:style-name="P1420">Proszę przyjąć formułę, że inwestor.</text:p>
      <text:p text:style-name="P1421"><text:span text:style-name="T1422">Jerzy K</text:span><text:span text:style-name="T1423">oł</text:span><text:span text:style-name="T1424">od</text:span><text:span text:style-name="T1425">zi</text:span><text:span text:style-name="T1426">ej</text:span><text:span text:style-name="T1427">s</text:span><text:span text:style-name="T1428">ki</text:span>:</text:p>
      <text:p text:style-name="P1429">Proszę bardzo.</text:p>
      <text:soft-page-break/>
      <text:p text:style-name="P1430"><text:span text:style-name="T1431">Głos z sali</text:span>:</text:p>
      <text:p text:style-name="P1432">Jeśli można w tej sprawie? Tutaj<text:s/>pan profesor Juchnowicz podniósł sprawę dziwnego doboru składu komisji Polskiej Akademii Nauk, t<text:span text:style-name="T1433">y</text:span>c<text:span text:style-name="T1434">h</text:span><text:s/>siedmiu zespołów, które opracowywały ekspertyz<text:span text:style-name="T1435">ę.</text:span><text:s/>Nie wiem, panie profesorze, czy mogłaby być w tej chwili propozycja, kto zdani<text:span text:style-name="T1436">e</text:span>m tego grona byłby kompetentny do opracowania tego programu?</text:p>
      <text:p text:style-name="P1437"><text:span text:style-name="T1438">Jerzy K</text:span><text:span text:style-name="T1439">oł</text:span><text:span text:style-name="T1440">od</text:span><text:span text:style-name="T1441">zi</text:span><text:span text:style-name="T1442">ej</text:span><text:span text:style-name="T1443">s</text:span><text:span text:style-name="T1444">ki</text:span>:</text:p>
      <text:p text:style-name="P1445">Proponuję w każdym razie nie brać Polskiej Akademii Nauk, bo będzie to na lipca 9<text:span text:style-name="T1446">5</text:span><text:s/>roku. Mówię to jako jeden z jej społecznych pracowników.</text:p>
      <text:p text:style-name="P1447">Pros<text:span text:style-name="T1448">zę</text:span><text:s/>bardzo, pan profesor Harabin.</text:p>
      <text:p text:style-name="P1449"><text:span text:style-name="T1450">Z</text:span><text:span text:style-name="T1451">d</text:span><text:span text:style-name="T1452">zis</text:span><text:span text:style-name="T1453">ław Har</text:span><text:span text:style-name="T1454">ab</text:span><text:span text:style-name="T1455">in</text:span>:</text:p>
      <text:p text:style-name="P1456">Panie profesorze, ja się nie zgadzam z tym stwierdzeniem. Sądzę, że kompetentny byłby również Komitet Ochrony Przyrody P<text:span text:style-name="T1457">o</text:span>lskiej Akademii Nauk. Który był jednym z oponentów budowy tej zapory.</text:p>
      <text:p text:style-name="P1458"><text:span text:style-name="T1459">Jerzy Kołod</text:span><text:span text:style-name="T1460">zie</text:span><text:span text:style-name="T1461">j</text:span><text:span text:style-name="T1462">ski</text:span>:</text:p>
      <text:p text:style-name="P1463">Proszę państwa, Polska Akademia Nauk nie opracuje programu, który będzie miał wartość realizac<text:span text:style-name="T1464">yj</text:span>ną. A tu c<text:span text:style-name="T1465">h</text:span>odzi o program, który miałby wartość realizac<text:span text:style-name="T1466">yj</text:span>ną. No, bądźcie państwo dzisiejsi, że tak powiem. To musi być jakieś projektowe biuro, które opracuje program o wartości realizac<text:span text:style-name="T1467">yj</text:span>nej. Inaczej to nic z tego nie będzie. Polska Akademia<text:s/><text:span text:style-name="T1468">N</text:span>au<text:span text:style-name="T1469">k</text:span><text:s/>opracuje ideogram, co by należało zrobić. A od ideogramu do realizacji jest szalona droga. Takie jest moje zdanie. Ja mówię w interesie załatwienia sprawy.</text:p>
      <text:p text:style-name="P1470"><text:span text:style-name="T1471">Głos z<text:s/></text:span><text:span text:style-name="T1472">s</text:span><text:span text:style-name="T1473">ali</text:span>:</text:p>
      <text:p text:style-name="P1474">Proponuję<text:s/>„Eko-Projekt”.</text:p>
      <text:p text:style-name="P1475"><text:span text:style-name="T1476">Jerzy Kołod</text:span><text:span text:style-name="T1477">zie</text:span><text:span text:style-name="T1478">j</text:span><text:span text:style-name="T1479">ski</text:span>:</text:p>
      <text:p text:style-name="P1480">Proszę bardzo,<text:s/>„Eko-Projekt”<text:s/>na zlecenie inwestora. To będzie już adres.</text:p>
      <text:p text:style-name="P1481"><text:span text:style-name="T1482">Głos z<text:s/></text:span><text:span text:style-name="T1483">s</text:span><text:span text:style-name="T1484">ali</text:span>:</text:p>
      <text:p text:style-name="P1485">Eko-Projekt na zlecenie inwestora, tak można zapisać?</text:p>
      <text:p text:style-name="P1486"><text:span text:style-name="T1487">Jerzy Kołod</text:span><text:span text:style-name="T1488">zie</text:span><text:span text:style-name="T1489">j</text:span><text:span text:style-name="T1490">ski</text:span>:</text:p>
      <text:p text:style-name="P1491">Tak,<text:s/>„Eko-Projekt”<text:s/>n<text:span text:style-name="T1492">a</text:span><text:s/>zlecenie inwestora. Tak, zgoda na taki zapis?</text:p>
      <text:p text:style-name="P1493"><text:span text:style-name="T1494">Głos z<text:s/></text:span><text:span text:style-name="T1495">s</text:span><text:span text:style-name="T1496">ali</text:span>:</text:p>
      <text:p text:style-name="P1497">Może odczytam, nie dyktując, czy to jest dobre brzmienie?</text:p>
      <text:p text:style-name="P1498">Pilne opracowanie przez<text:s/>„Eko-Projekt”<text:s/>na zlecenie inwestora do lip<text:span text:style-name="T1499">ca</text:span><text:s/>89 programu ochrony środowiska w rejonie Zapory Czors<text:span text:style-name="T1500">zt</text:span>yń<text:span text:style-name="T1501">sk</text:span>i<text:span text:style-name="T1502">ej.</text:span><text:s/>Troszkę skomplikowane zdanie wyszło.</text:p>
      <text:p text:style-name="P1503">Programu ratowania środowiska przyrodn<text:span text:style-name="T1504">ic</text:span>zego.</text:p>
      <text:p text:style-name="P1505"><text:span text:style-name="T1506">Jerzy Kołod</text:span><text:span text:style-name="T1507">zie</text:span><text:span text:style-name="T1508">j</text:span><text:span text:style-name="T1509">ski</text:span>:</text:p>
      <text:p text:style-name="P1510">Profesor Juchnowi<text:span text:style-name="T1511">cz</text:span>.</text:p>
      <text:p text:style-name="P1512"><text:span text:style-name="T1513">Stanisław Ju</text:span><text:span text:style-name="T1514">ch</text:span><text:span text:style-name="T1515">now</text:span><text:span text:style-name="T1516">ic</text:span><text:span text:style-name="T1517">z</text:span>:</text:p>
      <text:p text:style-name="P1518">Mam wątpliwość, czy możemy adresować tutaj do instytucji? To jest problem znacznie bardziej<text:s/><text:span text:style-name="T1519">sk</text:span>ompl<text:span text:style-name="T1520">ik</text:span>owany. To obejmuje nie tylko ochronę środowiska p<text:span text:style-name="T1521">rzyr</text:span>odn<text:span text:style-name="T1522">iczego,</text:span><text:s/>ale również środowiska kulturowego.<text:s/><text:span text:style-name="T1523">T</text:span>am są zabytki. Czy nie można by jednak zaproponować, ażeby Ministerstwo Ochrony Środowiska, plus ministerstwo odpowied<text:span text:style-name="T1524">zial</text:span>ne za planowanie przestrzenne wytypowało zespół najlepszych spe<text:span text:style-name="T1525">cj</text:span>alistów, którzy podejmą się tego opracowania. Bo adresowanie tutaj do konkretnych<text:s/><text:soft-page-break/>instytucji, boję się, która ni<text:span text:style-name="T1526">e</text:span><text:s/>w<text:span text:style-name="T1527">i</text:span>adomo jaki zespół ludzki ma, byłoby może ryzykowne.</text:p>
      <text:p text:style-name="P1528"><text:span text:style-name="T1529">Jerzy Kołod</text:span><text:span text:style-name="T1530">zie</text:span><text:span text:style-name="T1531">j</text:span><text:span text:style-name="T1532">ski</text:span>:</text:p>
      <text:p text:style-name="P1533">Pan docent Szczepański, proszę bardzo.</text:p>
      <text:p text:style-name="P1534"><text:span text:style-name="T1535">Wojciech<text:s/></text:span><text:span text:style-name="T1536">S</text:span><text:span text:style-name="T1537">zcze</text:span><text:span text:style-name="T1538">p</text:span><text:span text:style-name="T1539">ańs</text:span><text:span text:style-name="T1540">k</text:span><text:span text:style-name="T1541">i</text:span>:</text:p>
      <text:p text:style-name="P1542">Dziękuję bardzo panie profesorze. Proszę państwa, chciałem po prostu zaproponować dokładnie to samo,<text:s/><text:span text:style-name="T1543">c</text:span>o powiedział pan profesor Juchnowicz.<text:s/>Skierowanie tego na określoną instytucję byłoby po prostu niezasadne. Dziękuję.</text:p>
      <text:p text:style-name="P1544"><text:span text:style-name="T1545">Jerzy Kołod</text:span><text:span text:style-name="T1546">zie</text:span><text:span text:style-name="T1547">j</text:span><text:span text:style-name="T1548">ski</text:span>:</text:p>
      <text:p text:style-name="P1549">Profesor Kozłowski ma głos.</text:p>
      <text:p text:style-name="P1550"><text:span text:style-name="T1551">Stefa</text:span><text:span text:style-name="T1552">n</text:span><text:span text:style-name="T1553"><text:s/>Kozło</text:span><text:span text:style-name="T1554">wsk</text:span><text:span text:style-name="T1555">i</text:span>:</text:p>
      <text:p text:style-name="P1556">Może za chwilę.</text:p>
      <text:p text:style-name="P1557"><text:span text:style-name="T1558">Jerzy Kołod</text:span><text:span text:style-name="T1559">zie</text:span><text:span text:style-name="T1560">j</text:span><text:span text:style-name="T1561">ski</text:span>:</text:p>
      <text:p text:style-name="P1562">Przepraszam, pan minister Kulczyński.</text:p>
      <text:p text:style-name="P1563"><text:span text:style-name="T1564">Wa</text:span><text:span text:style-name="T1565">cł</text:span><text:span text:style-name="T1566">a</text:span><text:span text:style-name="T1567">w<text:s/></text:span><text:span text:style-name="T1568">Ku</text:span><text:span text:style-name="T1569">lczyński</text:span>:</text:p>
      <text:p text:style-name="P1570">Chciałbym, żebyśmy jednak mieli tę świadomość, że tego żaden zespół urzędników z ministerstwa zrobić nie może. Też nazywam to wprost, prawda. Wobec tego nie kierujmy w tym kierunku. Musi to być zespół fachowy, który wykona to na zasadzie normalnej, rutynowej, normalnego rozliczenia i normalnej odpowiedzialności za wykonaną pracę.<text:s/><text:span text:style-name="T1571">I</text:span>nna kwestia zespołu, który może to przyjąć i ocenić, i to jest troska naszej strony, wspólna o to, aby był zespół, który przyjmie takie opracowanie.<text:s/><text:span text:style-name="T1572">A</text:span>le musi to być wykonane przez fachową instytucję. Nie można tego adresować po prostu do urzędniczych biurek.</text:p>
      <text:p text:style-name="P1573"><text:span text:style-name="T1574">Jerzy Kołod</text:span><text:span text:style-name="T1575">zie</text:span><text:span text:style-name="T1576">j</text:span><text:span text:style-name="T1577">ski</text:span>:</text:p>
      <text:p text:style-name="P1578">To jest zasadne co pan minister powiedział.<text:s/><text:span text:style-name="T1579">A</text:span><text:s/>może zawrzyjmy w ogólniejszej formule? Przez biuro proj<text:span text:style-name="T1580">ek</text:span>towe. Chod<text:span text:style-name="T1581">zi</text:span><text:s/>o to, żeby to było jedno z uk<text:span text:style-name="T1582">ie</text:span>runkowany<text:span text:style-name="T1583">ch</text:span><text:s/>biur pr<text:span text:style-name="T1584">oj</text:span>ektowych.<text:s/>„Eko-projekt”<text:s/>może być również, bo jest takim biurem, które realizuje takie projekty. Ale chodzi o to, żeby to było biuro projektowe. Inaczej pozbawimy ten projekt wartości realizac<text:span text:style-name="T1585">yj</text:span>nych, to państwu za to ręczę. To jest czterdziestoletnim doświadczeniem zawodowym potwierdzone. Proszę bardzo.</text:p>
      <text:p text:style-name="P1586"><text:span text:style-name="T1587">Stefa</text:span><text:span text:style-name="T1588">n</text:span><text:span text:style-name="T1589"><text:s/>Kozło</text:span><text:span text:style-name="T1590">wsk</text:span><text:span text:style-name="T1591">i</text:span>:</text:p>
      <text:p text:style-name="P1592">Chciałem w sprawie propozycji ministra Kulczyńskiego.<text:s/><text:span text:style-name="T1593">N</text:span>aszym zadaniem powinno być dobranie<text:s/>zespołu. Przecież do tego zespołu mogą wejść urbaniści, mogą wejść ludzie od kultury materialnej. Ale powinna to być konkretna instytucja i podtrzymuję propozycję, żeby to zrobił<text:s/>„Eko-projekt”.</text:p>
      <text:p text:style-name="P1594"><text:span text:style-name="T1595">Wacław Kulczyński</text:span>:</text:p>
      <text:p text:style-name="P1596"><text:span text:style-name="T1597">Ja</text:span><text:s/>nie mam nic przeciwko temu.</text:p>
      <text:p text:style-name="P1598"><text:span text:style-name="T1599">Jerzy Kołod</text:span><text:span text:style-name="T1600">zie</text:span><text:span text:style-name="T1601">j</text:span><text:span text:style-name="T1602">ski</text:span>:</text:p>
      <text:p text:style-name="P1603">Dobrze, popieramy propozycję<text:s/>„Eko-projektu”. I nie widzę nic zdrożnego. Przeciwnie, uważam, że jest to biuro bardzo elastyczne, mogące nabierać ze wszystkich stron najlepszych spe<text:span text:style-name="T1604">cj</text:span>al<text:span text:style-name="T1605">is</text:span>tów. Ze względu na sposób funk<text:span text:style-name="T1606">cj</text:span>onowania. Zgadzamy się?</text:p>
      <text:p text:style-name="P1607">Bardzo proszę o odczytanie zapisu końcoweg<text:span text:style-name="T1608">o</text:span>. Kto z państwa by odczytał ten zapis końcowy? Proszę bardzo, pan Kłosowski.</text:p>
      <text:p text:style-name="P1609"><text:span text:style-name="T1610">Wojci</text:span><text:span text:style-name="T1611">ech Kłosows</text:span><text:span text:style-name="T1612">k</text:span><text:span text:style-name="T1613">i</text:span>:</text:p>
      <text:soft-page-break/>
      <text:p text:style-name="P1614">To by brz<text:span text:style-name="T1615">mi</text:span>ało tak. Pilne opracowanie przez<text:s/>„Eko-projekt”<text:s/>na zlecenie inwestora, do lipca 89, programu ratowania środowiska przyrodniczego w rejonie Zapory Czors<text:span text:style-name="T1616">zt</text:span>yński<text:span text:style-name="T1617">ej.</text:span></text:p>
      <text:p text:style-name="P1618"><text:span text:style-name="T1619">Głos z<text:s/></text:span><text:span text:style-name="T1620">s</text:span><text:span text:style-name="T1621">ali</text:span>:</text:p>
      <text:p text:style-name="P1622">Proponuję zamiast w rejonie, napisać zagrożonego środowiska.</text:p>
      <text:p text:style-name="P1623"><text:span text:style-name="T1624">Wojci</text:span><text:span text:style-name="T1625">ech Kłosows</text:span><text:span text:style-name="T1626">k</text:span><text:span text:style-name="T1627">i</text:span>:</text:p>
      <text:p text:style-name="P1628">Czyli programu ratowania środowiska przyrodni<text:span text:style-name="T1629">cz</text:span>ego zagrożonego budową Zapory Czorsztyński<text:span text:style-name="T1630">ej.</text:span></text:p>
      <text:p text:style-name="P1631"><text:span text:style-name="T1632">Głos z<text:s/></text:span><text:span text:style-name="T1633">s</text:span><text:span text:style-name="T1634">ali</text:span>:</text:p>
      <text:p text:style-name="P1635"><text:span text:style-name="T1636">A</text:span><text:s/>dalsza część?</text:p>
      <text:p text:style-name="P1637"><text:span text:style-name="T1638">Wojci</text:span><text:span text:style-name="T1639">ech Kłosows</text:span><text:span text:style-name="T1640">k</text:span><text:span text:style-name="T1641">i</text:span>:</text:p>
      <text:p text:style-name="P1642">Dalsze część.<text:s/><text:span text:style-name="T1643">W</text:span><text:s/>wypadku niedotrzymania terminu, wstrzymanie budowy.</text:p>
      <text:p text:style-name="P1644"><text:span text:style-name="T1645">Głos z<text:s/></text:span><text:span text:style-name="T1646">s</text:span><text:span text:style-name="T1647">ali</text:span>:</text:p>
      <text:p text:style-name="P1648">W wypadku czego? Może jeszcze raz.</text:p>
      <text:p text:style-name="P1649"><text:span text:style-name="T1650">Wojci</text:span><text:span text:style-name="T1651">ech Kłosows</text:span><text:span text:style-name="T1652">k</text:span><text:span text:style-name="T1653">i</text:span>:</text:p>
      <text:p text:style-name="P1654">W p<text:span text:style-name="T1655">r</text:span>zypadku n<text:span text:style-name="T1656">ie</text:span>dotrzymania terminu, chyba nie ma potrzeby powtarzać, terminu opracowania<text:s/>programu. W przypadku n<text:span text:style-name="T1657">ie</text:span>d<text:span text:style-name="T1658">ot</text:span>rzymania terminu, wstrzymanie budowy.</text:p>
      <text:p text:style-name="P1659"><text:span text:style-name="T1660">Wa</text:span><text:span text:style-name="T1661">cł</text:span><text:span text:style-name="T1662">a</text:span><text:span text:style-name="T1663">w<text:s/></text:span><text:span text:style-name="T1664">Ku</text:span><text:span text:style-name="T1665">lczyński</text:span>:</text:p>
      <text:p text:style-name="P1666">Chyba nie o to chodzi. J<text:span text:style-name="T1667">a</text:span><text:s/>w ogóle nie jestem zainteresowany sprawą wstrzymania, ale tak d<text:span text:style-name="T1668">l</text:span>a logiki, przepraszam, że się tak wtrącam, nie chodzi o dotrzymanie terminu ekspertyzy, prawda. Nie rzecz w tym, bo to będ<text:span text:style-name="T1669">z</text:span>ie na<text:s/><text:span text:style-name="T1670">p</text:span>ewno dotrzymane. Ekspertyza będzie, bo z tego powodu nie ma w ogóle problemu przerywania budowy. C<text:span text:style-name="T1671">h</text:span>odzi o realizację zaleceń wynikających z tej ekspertyzy.</text:p>
      <text:p text:style-name="P1672"><text:span text:style-name="T1673">Wojci</text:span><text:span text:style-name="T1674">ech Kłosows</text:span><text:span text:style-name="T1675">k</text:span><text:span text:style-name="T1676">i</text:span>:</text:p>
      <text:p text:style-name="P1677">Proszę państwa, może tak.</text:p>
      <text:p text:style-name="P1678"><text:span text:style-name="T1679">Jerzy Kołodziejski</text:span>:</text:p>
      <text:p text:style-name="P1680">Przepraszam, czy to będzie po myśli pana ministra.<text:s/><text:span text:style-name="T1681">W</text:span><text:s/>przypadku braku realizacji działań zm<text:span text:style-name="T1682">ie</text:span>rz<text:span text:style-name="T1683">aj</text:span>ąc<text:span text:style-name="T1684">yc</text:span>h do zmniejszenia zagrożenia...</text:p>
      <text:p text:style-name="P1685"><text:span text:style-name="T1686">Głos z<text:s/></text:span><text:span text:style-name="T1687">s</text:span><text:span text:style-name="T1688">ali</text:span>:</text:p>
      <text:p text:style-name="P1689">To jest mało mierzalne.</text:p>
      <text:p text:style-name="P1690"><text:span text:style-name="T1691">Jerzy Kołod</text:span><text:span text:style-name="T1692">zie</text:span><text:span text:style-name="T1693">j</text:span><text:span text:style-name="T1694">ski</text:span>:</text:p>
      <text:p text:style-name="P1695"><text:span text:style-name="T1696">A</text:span>le tamten gorszy<text:s/><text:span text:style-name="T1697">je</text:span>st zapis.</text:p>
      <text:p text:style-name="P1698">Bo ekspertyza opracuje i co z tego?</text:p>
      <text:p text:style-name="P1699"><text:span text:style-name="T1700">Wacł</text:span><text:span text:style-name="T1701">a</text:span><text:span text:style-name="T1702">w<text:s/></text:span><text:span text:style-name="T1703">K</text:span><text:span text:style-name="T1704">uc</text:span><text:span text:style-name="T1705">zyń</text:span><text:span text:style-name="T1706">s</text:span><text:span text:style-name="T1707">ki</text:span>:</text:p>
      <text:p text:style-name="P1708">Nam jest wygodnie prz<text:span text:style-name="T1709">yj</text:span>ą<text:span text:style-name="T1710">ć</text:span><text:s/>taki zapis, bo ekspertyza będzie. Bo przecież jest to poważna firma, dobra i to zrobi do lipca.</text:p>
      <text:p text:style-name="P1711"><text:span text:style-name="T1712">Głos z<text:s/></text:span><text:span text:style-name="T1713">s</text:span><text:span text:style-name="T1714">ali</text:span>:</text:p>
      <text:p text:style-name="P1715">W przypadku<text:s/>nierealizowania.</text:p>
      <text:p text:style-name="P1716"><text:span text:style-name="T1717">Jerzy Kołod</text:span><text:span text:style-name="T1718">zie</text:span><text:span text:style-name="T1719">j</text:span><text:span text:style-name="T1720">ski</text:span>:</text:p>
      <text:p text:style-name="P1721">Bliżej jesteśmy. Profesor Roman.</text:p>
      <text:p text:style-name="P1722"><text:span text:style-name="T1723">Ma</text:span><text:span text:style-name="T1724">re</text:span><text:span text:style-name="T1725">k</text:span><text:span text:style-name="T1726"><text:s/>Roman</text:span>:</text:p>
      <text:p text:style-name="P1727"><text:span text:style-name="T1728">M</text:span>oja wątpliwość jest taka, że my tutaj jakby wszystko uzależniamy od tego, czy<text:s/>„Eko-projekt”<text:s/>wywiąże<text:s/><text:soft-page-break/>się z terminu.<text:s/>„Eko-projekt”<text:s/>jest firmą i będzie działał na zlecenie.<text:s/><text:span text:style-name="T1729">A</text:span><text:s/>wobec<text:s/>„stolika”<text:s/>ta firma nie powinna mieć żadnej odpowiedzialności, tylko wobec tego,<text:s/>k<text:span text:style-name="T1730">to</text:span><text:s/>jest zobowiązany do przedłożenia programu. Inwestor jest<text:span text:style-name="T1731">.</text:span><text:s/>Więc mnie się<text:s/><text:span text:style-name="T1732">wyda</text:span>je, że powinno się zredagować tak: że jednak, powiedzmy, przedłożenie przez inwestora do dnia takiego i takiego, do lipca, programu. I teraz, no, nie wiem, ja mam wątpliwości czy można narzucać inwestorowi, akurat tylko projekt, jeśli panowie macie takie rozpoznanie, że tylko projekt, zajmie się itd., to w<text:span text:style-name="T1733">s</text:span>zystko w porz<text:span text:style-name="T1734">ą</text:span>dku. Ale<text:s/>„Eko-projekt”<text:s/>może powiedzieć, że w takim terminie, jak na wszelkiego t<text:span text:style-name="T1735">y</text:span>pu dokumenta<text:span text:style-name="T1736">cj</text:span>ę, to niesamowicie szybko, prawda? Może akurat nie dotrzyma tego terminu. A odpowiedzialny powinien by<text:span text:style-name="T1737">ć</text:span><text:s/>inwestor. I on musi tak kombinować, aby znaleźć kontrahenta, który mu to zrobi, pod zagrożenie, prawda, że jeżeli nie, no to będzie to, co dalej się tutaj pisze. Bo tak, to my się wplączemy w taki układ, że<text:s/>„Eko-projekt”<text:s/>nie odpowiada za to wszystko. On będzie pod zlecenie robił, na zlecenie. Ale jemu płacą za to.</text:p>
      <text:p text:style-name="P1738">T<text:span text:style-name="T1739">ak</text:span><text:s/>że mam wątpliwości, czy tak możemy redagować? Mnie się wydaje, że powinno być pilne, może nawet bez pilne, bo jak jest termin, to wiadomo. Przedstawienie przez inwestora, do lipca 89, programu.<text:s/>„Eko-projekt”, to jest pewna wskazówka, że to jest dobra firma, która mogłaby to zrobić. A jak ona powie, no, niestety, nie możemy tego terminu, tylko na przykład do końca sierpnia? I co wtedy<text:span text:style-name="T1740">?</text:span></text:p>
      <text:p text:style-name="P1741"><text:span text:style-name="T1742">Jerzy Kołod</text:span><text:span text:style-name="T1743">zie</text:span><text:span text:style-name="T1744">j</text:span><text:span text:style-name="T1745">ski</text:span>:</text:p>
      <text:p text:style-name="P1746"><text:span text:style-name="T1747">Ta</text:span><text:s/>propozycja profesora Romana jest zasadna.<text:s/><text:span text:style-name="T1748">P</text:span>rzedstawienie przez inwestora w takim to, a takim terminie<text:span text:style-name="T1749">.</text:span>, do końca lipca programu oraz rozpoczęcie jego realizacji. I dopiero w przypadku braku. Może coś takiego?</text:p>
      <text:p text:style-name="P1750"><text:span text:style-name="T1751">Stefa</text:span><text:span text:style-name="T1752">n</text:span><text:span text:style-name="T1753"><text:s/>Kozło</text:span><text:span text:style-name="T1754">wsk</text:span><text:span text:style-name="T1755">i</text:span>:</text:p>
      <text:p text:style-name="P1756">Otóż propozycje niezależnej firmy<text:span text:style-name="T1757">.</text:span><text:s/>Inwestor zleci to do swojego biura projektów i będzie to ekspertyza, co do której znowu będzie mnóstwo zastrzeżeń i uwag.<text:s/><text:span text:style-name="T1758">I</text:span><text:s/>wobec tego wpędzimy się w to samo, cośmy brali już przez kilkanaście lat.</text:p>
      <text:p text:style-name="P1759"><text:span text:style-name="T1760">Jerz</text:span><text:span text:style-name="T1761">y Koł</text:span><text:span text:style-name="T1762">od</text:span><text:span text:style-name="T1763">ziejski</text:span>:</text:p>
      <text:p text:style-name="P1764">Proszę bardzo, podyktować wobec tego zapis końcowy.</text:p>
      <text:p text:style-name="P1765"><text:span text:style-name="T1766">Stefa</text:span><text:span text:style-name="T1767">n</text:span><text:span text:style-name="T1768"><text:s/>Kozło</text:span><text:span text:style-name="T1769">wsk</text:span><text:span text:style-name="T1770">i</text:span>:</text:p>
      <text:p text:style-name="P1771">Ja bym skrócił ten zapis i proponowałbym tak: pilne opracowanie przez<text:s/>„Eko-projekt”, na zlecenie inwestora, do lipca 89 programu ratowania środowiska przyrodniczego zagrożonego budową zapory w Czors<text:span text:style-name="T1772">z</text:span>tynie. Kropka.</text:p>
      <text:p text:style-name="P1773"><text:span text:style-name="T1774">M</text:span>yślę, że ten program powinien być rozpatrzony, powiedzmy, przez Pań<text:span text:style-name="T1775">st</text:span>wową Radę Ochrony Środowiska i podjęte dalsze działania.</text:p>
      <text:p text:style-name="P1776"><text:span text:style-name="T1777">Ma</text:span><text:span text:style-name="T1778">re</text:span><text:span text:style-name="T1779">k</text:span><text:span text:style-name="T1780"><text:s/>Roman</text:span>:</text:p>
      <text:p text:style-name="P1781"><text:span text:style-name="T1782">A</text:span>d vocem jeśli można, bo ja wycofuję swoje zastrzeżenie. Bo pojawił się nowy element, bo chodzi o niezależną instytucję, która ma<text:s/><text:span text:style-name="T1783">te</text:span>n program robić. Jeżeli co do tego nie m<text:span text:style-name="T1784">a</text:span><text:s/>tu zastrzeżeń, prawda, że to będzie niezależna, to ja się wycofuję.</text:p>
      <text:p text:style-name="P1785"><text:span text:style-name="T1786">Jerz</text:span><text:span text:style-name="T1787">y Koł</text:span><text:span text:style-name="T1788">od</text:span><text:span text:style-name="T1789">ziejski</text:span>:</text:p>
      <text:p text:style-name="P1790">Proponuję przy<text:span text:style-name="T1791">ją</text:span>ć propozycję profesora Kozłowsk<text:span text:style-name="T1792">ie</text:span>go. Jest to propozy<text:span text:style-name="T1793">cj</text:span>a najlepsza dotychczas s<text:span text:style-name="T1794">fo</text:span>rmułowana. Przyjmujemy propozycję profesora Kozłowskiego.</text:p>
      <text:p text:style-name="P1795"><text:span text:style-name="T1796">Stefa</text:span><text:span text:style-name="T1797">n</text:span><text:span text:style-name="T1798"><text:s/>Kozło</text:span><text:span text:style-name="T1799">wsk</text:span><text:span text:style-name="T1800">i</text:span>:</text:p>
      <text:soft-page-break/>
      <text:p text:style-name="P1801">Rozumiem, że dalsza część pozostanie tak, jak proponował pan Kostrzewa.<text:s/><text:span text:style-name="T1802">W</text:span><text:s/>przypadku<text:s/>nierealizowania<text:s/>tego to, a tego<text:s/></text:p>
      <text:p text:style-name="P1803"><text:span text:style-name="T1804">Głos z<text:s/></text:span><text:span text:style-name="T1805">s</text:span><text:span text:style-name="T1806">ali</text:span>:</text:p>
      <text:p text:style-name="P1807">N<text:span text:style-name="T1808">ie.</text:span><text:s/>N<text:span text:style-name="T1809">ie.</text:span></text:p>
      <text:p text:style-name="P1810"><text:span text:style-name="T1811">Jerz</text:span><text:span text:style-name="T1812">y Koł</text:span><text:span text:style-name="T1813">od</text:span><text:span text:style-name="T1814">ziejski</text:span>:</text:p>
      <text:p text:style-name="P1815">Myśmy się tylko<text:s/>consensuso<text:span text:style-name="T1816">w</text:span>o zgodzili na ten zapis o wstrzymanie budowy, ale ja twierdzę, że ten zapis jest całkowicie nierealny.<text:s/><text:span text:style-name="T1817">A<text:s/></text:span>chcę państwu przypomnieć, jako uczestnik umowy Gdańskiej, co zrobił jeden nierealny zapis w Szczecinie. Zobowiązanie rządu do zapewnienia mieszkania dl<text:span text:style-name="T1818">a</text:span><text:s/>każdej rodziny. Cała umowa była, realność całej umowy, była kwestionowana przez ludzi niechętnych tej umowie. Wystarczy jeden nierealny zapis, żeby podważyć inne zapisy.<text:s/><text:span text:style-name="T1819">A</text:span><text:s/>tutaj jesteśmy przy takim punkcie, który dotyczy bardzo ważnych spraw. Interwenc<text:span text:style-name="T1820">y</text:span>jnych<text:span text:style-name="T1821">,</text:span><text:s/>nie możemy tego punktu podważać jakimkolwiek nierealnym zapisem. Bo powiedzą, panow<text:span text:style-name="T1822">ie</text:span>, co oni tutaj wymyślili?</text:p>
      <text:p text:style-name="P1823">No tak, tak będzie. Tak że trzeba się zastanowić. Tak że proponuję przyjąć zapis profesora Kozłowskiego dla dobra sprawy.</text:p>
      <text:p text:style-name="P1824">Czy do punktu 2<text:span text:style-name="T1825">3</text:span><text:s/>są jeszcze uwagi? Proszę bardzo, pan.</text:p>
      <text:p text:style-name="P1826"><text:span text:style-name="T1827">M</text:span><text:span text:style-name="T1828">ic</text:span><text:span text:style-name="T1829">hał Markowicz</text:span>:</text:p>
      <text:p text:style-name="P1830">Ponieważ punkt ten konkretnie mówi o podjęciu konkretnych działań potw<text:span text:style-name="T1831">ie</text:span>rdz<text:span text:style-name="T1832">aj</text:span>ących dobrą wolę wygaszania nabrzmiałych konfliktów społecznych. I dalej wymi<text:span text:style-name="T1833">en</text:span>ia<text:s/><text:span text:style-name="T1834">si</text:span>ę.</text:p>
      <text:p text:style-name="P1835">Ponieważ na terenie województwa rze<text:span text:style-name="T1836">sz</text:span>owsk<text:span text:style-name="T1837">ie</text:span>go w tej chwili narasta poważny konflikt na tle ekologi<text:span text:style-name="T1838">cz</text:span>nym. W dniu wczorajszym odbyła się duża manifestacja pod Zakładem Lamp Wyładowczych Polam. I problem ten narasta z dnia na dzień. Ze strony resortu przemysłu, bo o ten chodzi, jak do tej pory nie podjęto poważnych kroków, które by zmierzały do z<text:span text:style-name="T1839">a</text:span>łagodzenia tychże spraw. Badania są pro<text:span text:style-name="T1840">w</text:span>adzone przez różne siły społeczne i inne<text:span text:style-name="T1841">,</text:span><text:s/>przez innych kwest<text:span text:style-name="T1842">io</text:span>nowane. Itd., itd.<text:s/><text:span text:style-name="T1843">A</text:span><text:s/>konflikt narasta. Ponieważ dzisiaj obradujemy tutaj i ja jestem obywatelem tegoż województwa byłoby chyba nierozważne,<text:s/><text:span text:style-name="T1844">g</text:span>dybym tego w tym punkcie nie naniósł.</text:p>
      <text:p text:style-name="P1845">N<text:span text:style-name="T1846">ie</text:span><text:s/>wiem jak to sformułować, n<text:span text:style-name="T1847">ie</text:span>mniej jednak jakieś odniesienie od naszego<text:s/>„stolika”<text:s/>powinno mieć miejsce w związku z narastającym konfliktem w tym temacie.</text:p>
      <text:p text:style-name="P1848">Ja tylko sygnalizuję temat. Natomiast jeśli chodzi o redakcję i cel to by trzeba zrobić.</text:p>
      <text:p text:style-name="P1849"><text:span text:style-name="T1850">J</text:span><text:span text:style-name="T1851">er</text:span><text:span text:style-name="T1852">zy</text:span><text:span text:style-name="T1853"><text:s/>K</text:span><text:span text:style-name="T1854">oł</text:span><text:span text:style-name="T1855">od</text:span><text:span text:style-name="T1856">ziejsk</text:span><text:span text:style-name="T1857">i</text:span>:</text:p>
      <text:p text:style-name="P1858">Nie chciałbym podważać dosadności tego kon<text:span text:style-name="T1859">fl</text:span>iktu, o którym pan mów<text:span text:style-name="T1860">i</text:span>, ale nawołuję do ograniczenia w tym punkcie naszych interwencji, do spraw spekt<text:span text:style-name="T1861">ak</text:span>ularnych, społecznych, zn<text:span text:style-name="T1862">a</text:span>ny<text:span text:style-name="T1863">c</text:span>h w c<text:span text:style-name="T1864">ałym</text:span><text:s/>kraju. Takich konfliktów, o jakim pan mówi je<text:span text:style-name="T1865">s</text:span>t setki. Naprawdę setk<text:span text:style-name="T1866">i</text:span>.</text:p>
      <text:p text:style-name="P1867">Proszę bardzo, pan Gawlik ma głos.</text:p>
      <text:p text:style-name="P1868"><text:span text:style-name="T1869">Ra</text:span><text:span text:style-name="T1870">d</text:span><text:span text:style-name="T1871">osła</text:span><text:span text:style-name="T1872">w</text:span><text:span text:style-name="T1873"><text:s/>G</text:span><text:span text:style-name="T1874">a</text:span><text:span text:style-name="T1875">w</text:span><text:span text:style-name="T1876">l</text:span><text:span text:style-name="T1877">i</text:span><text:span text:style-name="T1878">k</text:span>:</text:p>
      <text:p text:style-name="P1879">Nie chciałbym przedłużać mając świadomość, że bardzo zatrzymaliśmy się na tym punkcie, ale akurat w tym momencie popieram pana<text:s/>dlatego, że<text:s/>znam tą sprawę. Jest to właściwie skandaliczna sprawa przeniesienia po cichu zakładu z bardzo szkodliwą produkcją lam rtęciowych pod Rzeszów, do wsi Miłocin. Przeniesiono najpierw właściwie jako barak, skład najpierw i po cichutku robiono tą produkcję. Ca<text:span text:style-name="T1880">ł</text:span>a sprawa jest otoczona mgiełką tajemnicy i powiązań z miejscową nomenklaturą rzeszowską. I ja myślę, że ten<text:s/><text:soft-page-break/>konflikt będzie narastał. Dlatego nie zaszkodzi,<text:s/><text:span text:style-name="T1881">g</text:span>dy<text:s/>„okrągły stolik”<text:s/>się wypowie za rozwiązaniem.</text:p>
      <text:p text:style-name="P1882"><text:span text:style-name="T1883">Michał Markow</text:span><text:span text:style-name="T1884">ic</text:span><text:span text:style-name="T1885">z</text:span>:</text:p>
      <text:p text:style-name="P1886"><text:span text:style-name="T1887">J</text:span>a uważam, że kon<text:span text:style-name="T1888">iecz</text:span>n<text:span text:style-name="T1889">ie</text:span>. Ponieważ, bo jest nowa sprawa i to dopiero wybuchło, ale jest to niesamowite skażenie rtęcią.</text:p>
      <text:p text:style-name="P1890"><text:span text:style-name="T1891">J</text:span><text:span text:style-name="T1892">er</text:span><text:span text:style-name="T1893">zy</text:span><text:span text:style-name="T1894"><text:s/>K</text:span><text:span text:style-name="T1895">oł</text:span><text:span text:style-name="T1896">od</text:span><text:span text:style-name="T1897">ziejsk</text:span><text:span text:style-name="T1898">i</text:span>:</text:p>
      <text:p text:style-name="P1899">Proszę bardzo, nie upieramy się w zapisie w tej sprawie. Jeśli panowie uważacie, że trzeba? Trzeba by to zredagować, j<text:span text:style-name="T1900">a</text:span><text:s/>nie jestem przygotowany do tego.</text:p>
      <text:p text:style-name="P1901"><text:span text:style-name="T1902">Michał Markow</text:span><text:span text:style-name="T1903">ic</text:span><text:span text:style-name="T1904">z</text:span>:</text:p>
      <text:p text:style-name="P1905">Nie je<text:span text:style-name="T1906">st</text:span>em przygotowany do tego, żeby już, od razu dać tekst.</text:p>
      <text:p text:style-name="P1907"><text:span text:style-name="T1908">J</text:span><text:span text:style-name="T1909">er</text:span><text:span text:style-name="T1910">zy</text:span><text:span text:style-name="T1911"><text:s/>K</text:span><text:span text:style-name="T1912">oł</text:span><text:span text:style-name="T1913">od</text:span><text:span text:style-name="T1914">ziejsk</text:span><text:span text:style-name="T1915">i</text:span>:</text:p>
      <text:p text:style-name="P1916">No dobrze, wpiszemy te lampy. Redakcję pozo<text:span text:style-name="T1917">st</text:span>awiamy do swobodnej gry s<text:span text:style-name="T1918">ł</text:span>ów dla zespo<text:span text:style-name="T1919">ł</text:span>u redakc<text:span text:style-name="T1920">yjn</text:span>ego. Chodzi o sprawę, tak?</text:p>
      <text:p text:style-name="P1921"><text:span text:style-name="T1922">Mi</text:span><text:span text:style-name="T1923">ch</text:span><text:span text:style-name="T1924">ał</text:span><text:span text:style-name="T1925"><text:s/></text:span><text:span text:style-name="T1926">Ma</text:span><text:span text:style-name="T1927">rkowicz</text:span>:</text:p>
      <text:p text:style-name="P1928"><text:span text:style-name="T1929">T</text:span><text:span text:style-name="T1930">ak.</text:span></text:p>
      <text:p text:style-name="P1931"><text:span text:style-name="T1932">J</text:span><text:span text:style-name="T1933">er</text:span><text:span text:style-name="T1934">zy</text:span><text:span text:style-name="T1935"><text:s/>K</text:span><text:span text:style-name="T1936">oł</text:span><text:span text:style-name="T1937">od</text:span><text:span text:style-name="T1938">ziejsk</text:span><text:span text:style-name="T1939">i</text:span>:</text:p>
      <text:p text:style-name="P1940">Proponuję, żebyśmy przyjęli 2<text:span text:style-name="T1941">3</text:span><text:s/>punkt z propozycją zgłoszoną przez pana Markowicza, z Półwyspem<text:s/><text:span text:style-name="T1942">H</text:span>elskim i z Zaporą Czors<text:span text:style-name="T1943">zt</text:span>yńską, w reakcjach przed<text:span text:style-name="T1944">st</text:span>awion<text:span text:style-name="T1945">yc</text:span>h. Nie widzę sprzeciwów. Uważam, że punkt 23 został przyjęty.</text:p>
      <text:p text:style-name="P1946">Punkt 22. Był dyskutowany i jego zasadność została przez nas właściwie uchwalona. Czy do punktu 22? Nie wid<text:span text:style-name="T1947">zę.</text:span></text:p>
      <text:p text:style-name="P1948">Proponuję prz<text:span text:style-name="T1949">yj</text:span>ąć punkt 22.</text:p>
      <text:p text:style-name="P1950">Punktu 2<text:span text:style-name="T1951">1</text:span><text:s/>nie ma.</text:p>
      <text:p text:style-name="P1952"><text:span text:style-name="T1953">Głos z sali</text:span>:</text:p>
      <text:p text:style-name="P1954">Punkt 21 jesz<text:span text:style-name="T1955">cz</text:span>e nie wrócił z ma<text:span text:style-name="T1956">sz</text:span>yny. Czekamy właśnie.</text:p>
      <text:p text:style-name="P1957"><text:span text:style-name="T1958">J</text:span><text:span text:style-name="T1959">er</text:span><text:span text:style-name="T1960">zy</text:span><text:span text:style-name="T1961"><text:s/>K</text:span><text:span text:style-name="T1962">oł</text:span><text:span text:style-name="T1963">od</text:span><text:span text:style-name="T1964">ziejsk</text:span><text:span text:style-name="T1965">i</text:span>:</text:p>
      <text:p text:style-name="P1966">Proponuję opuścić go i przejść do punktu 20. Proszę bardzo. B<text:span text:style-name="T1967">ył</text:span><text:s/>ten punkt dyskutowany, przypominam, nie wzbudził ani naszych emocji, ani zastrzeżeń.</text:p>
      <text:p text:style-name="P1968">Przyjmujemy punkt 20.</text:p>
      <text:p text:style-name="P1969">Punkt 1<text:span text:style-name="T1970">9.</text:span><text:s/>Kilka minut na czytanie. Proszę bardzo, kto z państwa chciałby na temat tego punktu? Proszę bardzo, pan profesor Andrzejew<text:span text:style-name="T1971">sk</text:span>i.</text:p>
      <text:p text:style-name="P1972"><text:span text:style-name="T1973">Roman And</text:span><text:span text:style-name="T1974">rzeje</text:span><text:span text:style-name="T1975">w</text:span><text:span text:style-name="T1976">sk</text:span><text:span text:style-name="T1977">i</text:span>:</text:p>
      <text:p text:style-name="P1978">Nie w<text:span text:style-name="T1979">ie</text:span>m,<text:s/><text:span text:style-name="T1980">cz</text:span>y troszec<text:span text:style-name="T1981">zk</text:span>ę nie pochopnie domagamy się w punkcie 19, w punkcie c/, ale w tym drugim c/, wolnym c/ wapnowania i<text:s/><text:span text:style-name="T1982">do</text:span>lom<text:span text:style-name="T1983">ito</text:span>wan<text:span text:style-name="T1984">ia</text:span><text:s/>gleb?</text:p>
      <text:p text:style-name="P1985">Jeżeli chodzi o dolomitowanie to nie mam zastrzeżeń. Jeśli chodzi o wapnowanie gleb, ostatnie badania wskazują wyraźnie na to, że wapnowanie gleb prowadzi do szybkiego ustawiania humusu, czyli de facto zubaża glebę.<text:s/><text:span text:style-name="T1986">O</text:span>no daje bardzo szybki efekt, natychmiast, odkwaszając glebę i uruchamiając rozkład humusu, jak gdyby wrzuca dla roślinności zasoby substancji mineralnych. Wobec tego jak zaczniemy gleby masowo wapnować możemy doprowadzić do wielkiej degradacji. To można robić, ale to jest tylko wtedy możliwe kiedy wprowadzamy jednocześnie duże ilości węgla do gleby, czyli duże ilości nawożenia<text:s/><text:soft-page-break/>organicznego.</text:p>
      <text:p text:style-name="P1987">Wapnowanie gleb w okresach, kiedy gospodarka rolna zużywała duże ilości nawożenia organicznego, było to bard<text:span text:style-name="T1988">z</text:span>o celowe, bo przyśp<text:span text:style-name="T1989">ie</text:span>szało rozkładanie substancji organicznych zawartych w nawozach organicznych. Czyli takie s<text:span text:style-name="T1990">fo</text:span>rmu<text:span text:style-name="T1991">ło</text:span>w<text:span text:style-name="T1992">anie</text:span><text:s/>tego punktu b<text:span text:style-name="T1993">ez</text:span><text:s/>rozpatrzenia całości zagadnienia, może być trochę pochopne.</text:p>
      <text:p text:style-name="P1994">S<text:span text:style-name="T1995">for</text:span>m<text:span text:style-name="T1996">ułowałbym</text:span><text:s/>to raczej<text:s/><text:span text:style-name="T1997">w</text:span><text:s/>k<text:span text:style-name="T1998">ie</text:span>runku rekultywacji i eliminacji skutków kwaśnych deszczów, nie precyzując metody do końca tej eliminacji. Dziękuję.</text:p>
      <text:p text:style-name="P1999"><text:span text:style-name="T2000">J</text:span><text:span text:style-name="T2001">er</text:span><text:span text:style-name="T2002">zy</text:span><text:span text:style-name="T2003"><text:s/>K</text:span><text:span text:style-name="T2004">oł</text:span><text:span text:style-name="T2005">od</text:span><text:span text:style-name="T2006">ziejsk</text:span><text:span text:style-name="T2007">i</text:span>:</text:p>
      <text:p text:style-name="P2008">Dziękuję. Profesor Kozłowski, prosz<text:span text:style-name="T2009">ę</text:span>.</text:p>
      <text:p text:style-name="P2010"><text:span text:style-name="T2011">S</text:span><text:span text:style-name="T2012">tefan Kozłowski</text:span>:</text:p>
      <text:p text:style-name="P2013">Propozy<text:span text:style-name="T2014">cj</text:span>a tak<text:span text:style-name="T2015">ie</text:span>go zapisu. Szerszego<text:s/><text:span text:style-name="T2016">st</text:span>osowania kompleksowych nawozów mineralnych.</text:p>
      <text:p text:style-name="P2017">Przypominam,<text:s/><text:span text:style-name="T2018">ż</text:span>e są to nawozy wprowadzające również części humusowe, oparte o węgiel brun<text:span text:style-name="T2019">at</text:span>ny, torf itd.</text:p>
      <text:p text:style-name="P2020">Czyli byłoby: szerszego stosowania kompleksowych nawozów mineralnych.</text:p>
      <text:p text:style-name="P2021"><text:span text:style-name="T2022">J</text:span><text:span text:style-name="T2023">er</text:span><text:span text:style-name="T2024">zy</text:span><text:span text:style-name="T2025"><text:s/>K</text:span><text:span text:style-name="T2026">oł</text:span><text:span text:style-name="T2027">od</text:span><text:span text:style-name="T2028">ziejsk</text:span><text:span text:style-name="T2029">i</text:span>:</text:p>
      <text:p text:style-name="P2030">Propozycja chyba zasadna. Jak państwo się na nią zapatr<text:span text:style-name="T2031">uj</text:span>ecie?</text:p>
      <text:p text:style-name="P2032">Ale sformułowałbym tak: dla rekultywacji i eliminacji skutków kwaśnych deszczów.</text:p>
      <text:p text:style-name="P2033"><text:span text:style-name="T2034">Jerzy Kołod</text:span><text:span text:style-name="T2035">zi</text:span><text:span text:style-name="T2036">ejsk</text:span>i:</text:p>
      <text:p text:style-name="P2037">No tak, a dalej tak, jak było.</text:p>
      <text:p text:style-name="P2038"><text:span text:style-name="T2039">Rom</text:span><text:span text:style-name="T2040">a</text:span><text:span text:style-name="T2041">n And</text:span><text:span text:style-name="T2042">r</text:span><text:span text:style-name="T2043">ze</text:span><text:span text:style-name="T2044">je</text:span><text:span text:style-name="T2045">wski</text:span>:</text:p>
      <text:p text:style-name="P2046">Nie, odwrotnie.</text:p>
      <text:p text:style-name="P2047"><text:span text:style-name="T2048">Głos z<text:s/></text:span><text:span text:style-name="T2049">s</text:span><text:span text:style-name="T2050">ali</text:span>:</text:p>
      <text:p text:style-name="P2051">Może nawozów organiczno-mineraln<text:span text:style-name="T2052">yc</text:span>h?</text:p>
      <text:p text:style-name="P2053"><text:span text:style-name="T2054">J</text:span><text:span text:style-name="T2055">er</text:span><text:span text:style-name="T2056">zy</text:span><text:span text:style-name="T2057"><text:s/>K</text:span><text:span text:style-name="T2058">oł</text:span><text:span text:style-name="T2059">od</text:span><text:span text:style-name="T2060">ziejsk</text:span><text:span text:style-name="T2061">i</text:span>:</text:p>
      <text:p text:style-name="P2062">Proszę bardzo, pan Kłosowski.</text:p>
      <text:p text:style-name="P2063"><text:span text:style-name="T2064">Wojci</text:span><text:span text:style-name="T2065">ech Kłosows</text:span><text:span text:style-name="T2066">k</text:span><text:span text:style-name="T2067">i</text:span>:</text:p>
      <text:p text:style-name="P2068">Proszę państwa, sprawa, która jest w punkcie c/ to jest węższe zagadnienie. To, co pan profesor Kozłowski podnosi jest to szersza sprawa. Nawożenie kompleksowymi nawozami mineralnymi, to jest nie tylko sprawa odkwaszania gleb, ale w ogóle wzbogacania w składniki. Jeśli się przyjmie takie s<text:span text:style-name="T2069">fo</text:span>rmu<text:span text:style-name="T2070">łowanie,</text:span><text:s/>to w tym zawiera się również wprowadzenie CH do maksymalnego stanu, z tym, że nie wiem, że tą sprawę rekultywacji<text:s/>nie wiem, czy pan profesor nie uważa, że sprawę rekultywacji i kwaśnych deszczów należałoby specjalnie podkreślić. Bo tutaj nie ma tego podkreślenia. Ale wydaje mi się, że ogólne ujęcie będzie lepsze.</text:p>
      <text:p text:style-name="P2071"><text:span text:style-name="T2072">Roman And</text:span><text:span text:style-name="T2073">rzeje</text:span><text:span text:style-name="T2074">w</text:span><text:span text:style-name="T2075">sk</text:span><text:span text:style-name="T2076">i</text:span>:</text:p>
      <text:p text:style-name="P2077">Wydaje się, że należy podkreślić. Rekultywację w sensie ogólnym, nie tylko, że chodzi o kwaśne deszcze i eliminację skutków kwaśnych deszczów, mówi i to drugie<text:span text:style-name="T2078">.</text:span></text:p>
      <text:p text:style-name="P2079">Cho<text:span text:style-name="T2080">d</text:span>zi mi tylko o to, żeby nie zapisywać bardzo jednostronnego działania.</text:p>
      <text:p text:style-name="P2081"><text:span text:style-name="T2082">Głos z<text:s/></text:span><text:span text:style-name="T2083">s</text:span><text:span text:style-name="T2084">ali</text:span>:</text:p>
      <text:p text:style-name="P2085">Tak, wapnowanie jest to błąd merytoryczn<text:span text:style-name="T2086">y</text:span>.</text:p>
      <text:soft-page-break/>
      <text:p text:style-name="P2087"><text:span text:style-name="T2088">J</text:span><text:span text:style-name="T2089">er</text:span><text:span text:style-name="T2090">zy</text:span><text:span text:style-name="T2091"><text:s/>K</text:span><text:span text:style-name="T2092">oł</text:span><text:span text:style-name="T2093">od</text:span><text:span text:style-name="T2094">ziejsk</text:span><text:span text:style-name="T2095">i</text:span>:</text:p>
      <text:p text:style-name="P2096">Dziękuję. Jaki zapis proponujecie, profesorze Kozłowski?</text:p>
      <text:p text:style-name="P2097"><text:span text:style-name="T2098">Stefa</text:span><text:span text:style-name="T2099">n</text:span><text:span text:style-name="T2100"><text:s/>Kozło</text:span><text:span text:style-name="T2101">wsk</text:span><text:span text:style-name="T2102">i</text:span>:</text:p>
      <text:p text:style-name="P2103">Szerszego stosowania kompleksowych nawożeń mineralno-organicznych dla rekultywacji gleb i eliminacji skutków kwaśnych deszczów.</text:p>
      <text:p text:style-name="P2104"><text:span text:style-name="T2105">J</text:span><text:span text:style-name="T2106">er</text:span><text:span text:style-name="T2107">zy</text:span><text:span text:style-name="T2108"><text:s/>K</text:span><text:span text:style-name="T2109">oł</text:span><text:span text:style-name="T2110">od</text:span><text:span text:style-name="T2111">ziejsk</text:span><text:span text:style-name="T2112">i</text:span>:</text:p>
      <text:p text:style-name="P2113">Czy zapis proponowany przez profesora Kozłowskiego jest do przyjęcia dla państwa?</text:p>
      <text:p text:style-name="P2114">Profesor Zimny, proszę.</text:p>
      <text:p text:style-name="P2115"><text:span text:style-name="T2116">Henr</text:span><text:span text:style-name="T2117">yk</text:span><text:span text:style-name="T2118"><text:s/>Zimny</text:span>:</text:p>
      <text:p text:style-name="P2119">Ja chciałem zaznaczyć, czy to nie będzie się kłócić z zapisem pod l<text:span text:style-name="T2120">it</text:span>erą A/, gdzie mówimy o nawozach pozwal<text:span text:style-name="T2121">a</text:span>jących na racjonalne wykorzystan<text:span text:style-name="T2122">ie</text:span><text:s/>zawartych w nich składników odżywczych i nie powodujących negatywnych skutków w środowisku. Na przykład nawozów o przedłużonym działaniu itd. Tu są podobne form<text:span text:style-name="T2123">uł</text:span>y, do C/.</text:p>
      <text:p text:style-name="P2124"><text:span text:style-name="T2125">J</text:span><text:span text:style-name="T2126">er</text:span><text:span text:style-name="T2127">zy</text:span><text:span text:style-name="T2128"><text:s/>K</text:span><text:span text:style-name="T2129">oł</text:span><text:span text:style-name="T2130">od</text:span><text:span text:style-name="T2131">ziejsk</text:span><text:span text:style-name="T2132">i</text:span>:</text:p>
      <text:p text:style-name="P2133">Proszę bardzo, profesor Kozłowski.</text:p>
      <text:p text:style-name="P2134"><text:span text:style-name="T2135">Stefa</text:span><text:span text:style-name="T2136">n</text:span><text:span text:style-name="T2137"><text:s/>Kozło</text:span><text:span text:style-name="T2138">wsk</text:span><text:span text:style-name="T2139">i</text:span>:</text:p>
      <text:p text:style-name="P2140"><text:span text:style-name="T2141">M</text:span>nie się zd<text:span text:style-name="T2142">aj</text:span>e, że to się mieści w sensie stosowania polityki podstawowych nawozów, że nie te szybko rozkładające się, a na przykład fosforowe, które się długo rozkładają. Tak że t<text:span text:style-name="T2143">o</text:span><text:s/><text:span text:style-name="T2144">j</text:span>est raczej, tamten apel dotyczy raczej polityki wielkich zakładów<text:s/>„Polic”, które pracują na szybko przysw<text:span text:style-name="T2145">aj</text:span>alnych, a tym samym szybko degrad<text:span text:style-name="T2146">ują</text:span>cy<text:span text:style-name="T2147">ch</text:span><text:s/>nasze zasoby wodne. Tak że są to jak gdyby dw<text:span text:style-name="T2148">ie</text:span><text:s/>sprawy.</text:p>
      <text:p text:style-name="P2149"><text:span text:style-name="T2150">Wojci</text:span><text:span text:style-name="T2151">ech Kłosows</text:span><text:span text:style-name="T2152">k</text:span><text:span text:style-name="T2153">i</text:span>:</text:p>
      <text:p text:style-name="P2154">Czy można?</text:p>
      <text:p text:style-name="P2155"><text:span text:style-name="T2156">J</text:span><text:span text:style-name="T2157">er</text:span><text:span text:style-name="T2158">zy</text:span><text:span text:style-name="T2159"><text:s/>K</text:span><text:span text:style-name="T2160">oł</text:span><text:span text:style-name="T2161">od</text:span><text:span text:style-name="T2162">ziejsk</text:span><text:span text:style-name="T2163">i</text:span>:</text:p>
      <text:p text:style-name="P2164">Pan Kłosow<text:span text:style-name="T2165">sk</text:span>i, proszę.</text:p>
      <text:p text:style-name="P2166"><text:span text:style-name="T2167">Wojci</text:span><text:span text:style-name="T2168">ech Kłosows</text:span><text:span text:style-name="T2169">k</text:span><text:span text:style-name="T2170">i</text:span>:</text:p>
      <text:p text:style-name="P2171">Proszę państwa, w punkcie a/, rolnym, mnie się wydaje, że jest to błąd mer<text:span text:style-name="T2172">yt</text:span>oryczny. W tym zapisie: racjonalne wykorzystanie zawartych w nich składników. Czyli składników zawartych w nawozach. Nowoczesne podejście do tych spraw mówi o wykorzystaniu składników nie tylko w nawozach, ale w ogóle w glebie. Częś<text:span text:style-name="T2173">ć</text:span><text:s/>nawozów jak gdyby hamuje przyswajanie składników zawartych w naturalnej warstwie, w próchnicy<text:span text:style-name="T2174">,</text:span><text:s/>więc w ogóle podejście do nawożenia, że jest to karmienie roślin na jałowym podłożu. Podłoże nie zawiera składników, tylko my wsypujemy pożywienie w postaci nawozów, jest to bardz<text:span text:style-name="T2175">o</text:span><text:s/>antyekologi<text:span text:style-name="T2176">cz</text:span>ne podejście. Nowoczesne nawożenie w ogóle polega na tym, że jakby źródłem pożywienia dla roślin jest gleba, a nawozy służą do poprawy struktury gl<text:span text:style-name="T2177">eb</text:span>y i wzbogacaniu ewentualnie w brakujące składniki.</text:p>
      <text:p text:style-name="P2178">Proponowałbym zapis: nawozów pozwal<text:span text:style-name="T2179">aj</text:span>ąc<text:span text:style-name="T2180">yc</text:span>h na racjonalne w<text:span text:style-name="T2181">yk</text:span>orzystywanie zawartych w glebie składników odżywczych.<text:s/><text:span text:style-name="T2182">W</text:span><text:s/>nawożonej glebie, ewentualnie, ale nie tylko w nawozach.</text:p>
      <text:p text:style-name="P2183"><text:span text:style-name="T2184">J</text:span><text:span text:style-name="T2185">er</text:span><text:span text:style-name="T2186">zy</text:span><text:span text:style-name="T2187"><text:s/>K</text:span><text:span text:style-name="T2188">oł</text:span><text:span text:style-name="T2189">od</text:span><text:span text:style-name="T2190">ziejsk</text:span><text:span text:style-name="T2191">i</text:span>:</text:p>
      <text:p text:style-name="P2192">Dziękuję bardzo<text:span text:style-name="T2193">.</text:span><text:s/>P<text:span text:style-name="T2194">a</text:span>n Jerzy Kwiatkowsk<text:span text:style-name="T2195">i</text:span>.</text:p>
      <text:p text:style-name="P2196"><text:span text:style-name="T2197">J</text:span><text:span text:style-name="T2198">erzy<text:s/></text:span><text:span text:style-name="T2199">K</text:span><text:span text:style-name="T2200">w</text:span><text:span text:style-name="T2201">i</text:span><text:span text:style-name="T2202">atkow</text:span><text:span text:style-name="T2203">sk</text:span>i:</text:p>
      <text:soft-page-break/>
      <text:p text:style-name="P2204">Ja myślę, że może niepotrzebnie za bardzo się rozdrabniamy. Autorowi punktu A/ chodziło o to, żeby były to nawozy o tak zwanym przedłużonym działaniu, żeby one nie ulegały rozpus<text:span text:style-name="T2205">z</text:span>czeniu w bardzo szybkim tempie, i żeby prawdopodobn<text:span text:style-name="T2206">e</text:span><text:s/>korzystanie ze składników pokarmowych przez rośliny było możliwe małymi porcjami. Rozumiem, że o to chodzi. Natomiast ta głębsza teoria, to my jej tutaj, w tych punktach nie sformułujemy.<text:s/><text:span text:style-name="T2207">O</text:span>na jest w książkach i nie trzeba do tego wracać. Myślę, że to jest ta myśl.</text:p>
      <text:p text:style-name="P2208">Natomiast w odniesieniu do punktu C/ jest taka uwaga. Otóż nie t<text:span text:style-name="T2209">yl</text:span>ko nawozy, ale przecież na każdy hektar polskiej z<text:span text:style-name="T2210">i</text:span>emi spada rocznie<text:s/><text:span text:style-name="T2211">1</text:span>0<text:span text:style-name="T2212">0</text:span><text:s/>kilogramów tlenku siarki. To<text:s/><text:span text:style-name="T2213">jest</text:span><text:s/>główne źródło, że tak powi<text:span text:style-name="T2214">e</text:span>m, obcego, nieplanowanego, poza r<text:span text:style-name="T2215">o</text:span>lnic<text:span text:style-name="T2216">ze</text:span>go zakwaszenia. I na to metody, właściwie dobrej metody jeszcze nie ma. Więc ja nie wiem, czy można by zaproponować, żeby się nauka i ten kto powinien się tym zająć, żeby opracowane zostały w ministerstwie, czy w innym trybie, metody skutecznego odkwaszania gleb. Po prostu. Bo to jest ten główny problem.</text:p>
      <text:p text:style-name="P2217">Natomiast czy to ma być wapnowanie, czy to będzie jakaś inna metoda, no to pozostawmy to fachowcom. Po prostu wyszedłbym od skutecznego wyeliminowania zanieczyszczeń, które się tam dostały.</text:p>
      <text:p text:style-name="P2218"><text:span text:style-name="T2219">J</text:span><text:span text:style-name="T2220">er</text:span><text:span text:style-name="T2221">zy</text:span><text:span text:style-name="T2222"><text:s/>K</text:span><text:span text:style-name="T2223">oł</text:span><text:span text:style-name="T2224">od</text:span><text:span text:style-name="T2225">ziejsk</text:span><text:span text:style-name="T2226">i</text:span>:</text:p>
      <text:p text:style-name="P2227">Dziękuję bardzo<text:span text:style-name="T2228">.</text:span><text:s/>Poproszę, nie znam nazwiska.</text:p>
      <text:p text:style-name="P2229"><text:span text:style-name="T2230">Fe</text:span><text:span text:style-name="T2231">l</text:span><text:span text:style-name="T2232">ik</text:span><text:span text:style-name="T2233">s</text:span><text:span text:style-name="T2234"><text:s/>L</text:span><text:span text:style-name="T2235">e</text:span><text:span text:style-name="T2236">sław Wę</text:span><text:span text:style-name="T2237">g</text:span><text:span text:style-name="T2238">r</text:span><text:span text:style-name="T2239">zy</text:span><text:span text:style-name="T2240">n</text:span>:</text:p>
      <text:p text:style-name="P2241"><text:span text:style-name="T2242">P</text:span>r<text:span text:style-name="T2243">o</text:span>s<text:span text:style-name="T2244">zę</text:span><text:s/>państwa, w punk<text:span text:style-name="T2245">ci</text:span>e A<text:span text:style-name="T2246">/</text:span><text:s/>górnym, jest wery<text:span text:style-name="T2247">fi</text:span>ka<text:span text:style-name="T2248">cj</text:span>a zasad produkcji rolnej i to, co mówi pan dyrektor Kwiatkowski<text:s/>mogłoby<text:s/>się tam zmieścić.<text:s/><text:span text:style-name="T2249">J</text:span>e<text:span text:style-name="T2250">s</text:span>t to punkt na pewno zasadny, ale trudno byłoby ująć, no, trudno po p<text:span text:style-name="T2251">ro</text:span>stu możn<text:span text:style-name="T2252">a</text:span><text:s/><text:span text:style-name="T2253">b</text:span>y go ująć, ale myślę, że to się mieści w zapisie, który jest.</text:p>
      <text:p text:style-name="P2254">Natomiast proponuję, aby przyjąć sugestię pana profesora Kozłowskiego, który bronił brzmienia tego,<text:s/><text:span text:style-name="T2255">k</text:span>t<text:span text:style-name="T2256">ó</text:span>ry<text:span text:style-name="T2257"><text:s/></text:span>jest zapisany, ponieważ<text:s/>agrocenoza<text:s/>jest tworem sztucznym i jako taka sama się nie o<text:span text:style-name="T2258">b</text:span>ron<text:span text:style-name="T2259">i.</text:span><text:s/>Ona musi być sprowadzana przez człowieka.<text:s/><text:span text:style-name="T2260">W</text:span><text:s/>związku z tym po prostu musimy sobie zdawać sprawę, że trzeba do gleby wprowadzać składniki odżywcze. A te sugestie pana Kło<text:span text:style-name="T2261">so</text:span>w<text:span text:style-name="T2262">skiego</text:span><text:s/>są w inny<text:span text:style-name="T2263">ch</text:span><text:s/>punktach tak rozpisane, że one są czytelne. Nawet w punk<text:span text:style-name="T2264">cie</text:span><text:s/>górnym<text:s/><text:span text:style-name="T2265">A/.</text:span><text:s/>Ja myślę, że problem jest zamknięty całościowo<text:s/>„dokarmiania”, w cudzysłowie, nazwijmy to roślin.</text:p>
      <text:p text:style-name="P2266">Dlatego proponowałbym nie dyskutować, a przyjąć sugestię pana profesora Kozłowskiego.</text:p>
      <text:p text:style-name="P2267"><text:span text:style-name="T2268">J</text:span><text:span text:style-name="T2269">er</text:span><text:span text:style-name="T2270">zy</text:span><text:span text:style-name="T2271"><text:s/>K</text:span><text:span text:style-name="T2272">oł</text:span><text:span text:style-name="T2273">od</text:span><text:span text:style-name="T2274">ziejsk</text:span><text:span text:style-name="T2275">i</text:span>:</text:p>
      <text:p text:style-name="P2276">P<text:span text:style-name="T2277">r</text:span>oszę bardzo.</text:p>
      <text:p text:style-name="P2278"><text:span text:style-name="T2279">Michał Wilczyński</text:span>:</text:p>
      <text:p text:style-name="P2280">Ponieważ w podmiocie jest górne B/ ograniczenie degradacji ziemi uprawnej. Ja chciałbym zwrócić uwagę chyba na jeszcze istotniejszy problem, dotyczy przekazania ziemi na inne cele nierolnicze. Pomimo wszystkich ograniczeń jakie istnieją, to ciągłe szastanie ziemią, to jest bezpowrotna utrata.</text:p>
      <text:p text:style-name="P2281">Proponuję sformułować w ten sposób punkt D<text:span text:style-name="T2282">/</text:span><text:s/>- zaostrzenie kryteriów przekazywania ziemi upra<text:span text:style-name="T2283">w</text:span>nej<text:s/>na cele nierolnicze oraz ogranic<text:span text:style-name="T2284">ze</text:span>nia degradacji ziemi uprawn<text:span text:style-name="T2285">ej</text:span>.</text:p>
      <text:p text:style-name="P2286">Może ja jeszcze raz powtórzę. Proponuję w punkcie D<text:span text:style-name="T2287">/:</text:span><text:s/>„zaostrzenie kryteriów przekazywan<text:span text:style-name="T2288">ia</text:span><text:s/>ziemi uprawnej na cele nierolnicze oraz ograniczenia degradacji ziemi upr<text:span text:style-name="T2289">a</text:span>wnej”.</text:p>
      <text:p text:style-name="P2290">Dziękuję.</text:p>
      <text:p text:style-name="P2291"><text:span text:style-name="T2292">Głos z<text:s/></text:span><text:span text:style-name="T2293">s</text:span><text:span text:style-name="T2294">ali</text:span>:</text:p>
      <text:soft-page-break/>
      <text:p text:style-name="P2295">Lepiej byłoby odwrotnie. Najpierw degradacja, a potem. Degradacja jest ogól<text:span text:style-name="T2296">niej</text:span>szym pojęciem.</text:p>
      <text:p text:style-name="P2297"><text:span text:style-name="T2298">Michał Wilczyński</text:span>:</text:p>
      <text:p text:style-name="P2299">Ja dlatego zaproponowałem, że problem utraty ziemi uprawnej jest właśnie w tej kolejności. Najwięcej tracimy jednak z powodu oddawania dosyć be<text:span text:style-name="T2300">zt</text:span>ro<text:span text:style-name="T2301">skie</text:span>go na cele inne.</text:p>
      <text:p text:style-name="P2302"><text:span text:style-name="T2303">Jerzy Ko</text:span><text:span text:style-name="T2304">ło</text:span><text:span text:style-name="T2305">dzi</text:span><text:span text:style-name="T2306">ejsk</text:span><text:span text:style-name="T2307">i</text:span>:</text:p>
      <text:p text:style-name="P2308">Idąc od końca proponuję przyjąć modyfikację propozycję pana Michała Wilczyńsk<text:span text:style-name="T2309">ie</text:span>go dotyczącą punktu D/.</text:p>
      <text:p text:style-name="P2310">W tej sprawie, w sprawie punktu D/?</text:p>
      <text:p text:style-name="P2311"><text:span text:style-name="T2312">Głos z<text:s/></text:span><text:span text:style-name="T2313">s</text:span><text:span text:style-name="T2314">ali</text:span>:</text:p>
      <text:p text:style-name="P2315">Nie.</text:p>
      <text:p text:style-name="P2316"><text:span text:style-name="T2317">J</text:span><text:span text:style-name="T2318">er</text:span><text:span text:style-name="T2319">zy</text:span><text:span text:style-name="T2320"><text:s/>K</text:span><text:span text:style-name="T2321">oł</text:span><text:span text:style-name="T2322">od</text:span><text:span text:style-name="T2323">ziejsk</text:span><text:span text:style-name="T2324">i</text:span>:</text:p>
      <text:p text:style-name="P2325">Może po kolei.</text:p>
      <text:p text:style-name="P2326"><text:span text:style-name="T2327">Jerzy Salmonowicz</text:span>:</text:p>
      <text:p text:style-name="P2328">Proszę państwa<text:span text:style-name="T2329">,</text:span><text:s/>przecież punkt<text:s/><text:span text:style-name="T2330">1</text:span>9 dotyczy problemu toksycznego zatrucia żywności. W związku z tym ja bym proponował. Punkt ten odpowiada zwięźle w preambule, zwrócenie szczególnej uwagi na postulaty rolnictwa. W tym celu należy pilnie powołać komisję rządową z udziałem przedstaw<text:span text:style-name="T2331">ic</text:span>ieli strony sp<text:span text:style-name="T2332">o</text:span>łecznej z uwagi na pilne postulaty. I tu mamy te punkty a<text:span text:style-name="T2333">/</text:span>, b/, c/, d/. Proszę państwa, czy nie dołączyć tutaj punktu<text:s/>e/<text:span text:style-name="T2334">,</text:span><text:s/>f/, w których, dajmy na to<text:s/><text:span text:style-name="T2335">w</text:span><text:s/>punkcie e/ po<text:span text:style-name="T2336">st</text:span>aw<text:span text:style-name="T2337">il</text:span>ibyśmy sprawę ra<text:span text:style-name="T2338">cjo</text:span>naliza<text:span text:style-name="T2339">cj</text:span>i problemu nawożenia oraz ochrony roślin. Chodzi mi o to, że jeżeli postulujemy powołanie komisji rządowej, a ja bym raczej proponował, ponadresortowej, bo chodzi o współpracę między resort<text:span text:style-name="T2340">a</text:span>mi i to nie zagłębiajmy s<text:span text:style-name="T2341">ię</text:span><text:s/>w szczegóły dotyczące uprawy rolniczej, tylko postawmy to tak, że to m<text:span text:style-name="T2342">a</text:span><text:s/>zrobić ten zespół.<text:s/><text:span text:style-name="T2343">A</text:span><text:s/>tutaj bym tylko rozszerzył te punkty w części pierwszej.<text:s/><text:span text:style-name="T2344">A</text:span><text:s/><text:span text:style-name="T2345">zr</text:span>ezygnowałbym z części drugiej. Tak bym proponował. Nie wiem, czy państwo by się ze mną zgodzili. Bo po prostu do tych punktów, które są bezdyskusyjne, według mnie, a/, b/, c/, d/ wprowadzić jeszcze punk<text:span text:style-name="T2346">t:<text:s/></text:span>ra<text:span text:style-name="T2347">cj</text:span>onaliza<text:span text:style-name="T2348">cj</text:span>i problemu nawożenia oraz problemu chemicznej ochrony roślin. Tu znowu zostawiamy szczegółowe rozwiązania komisji, którą postulujemy powołać. A proponowałbym zrezygnowanie z drugiej w ogóle części.</text:p>
      <text:p text:style-name="P2349"><text:span text:style-name="T2350">J</text:span><text:span text:style-name="T2351">er</text:span><text:span text:style-name="T2352">zy</text:span><text:span text:style-name="T2353"><text:s/>K</text:span><text:span text:style-name="T2354">oł</text:span><text:span text:style-name="T2355">od</text:span><text:span text:style-name="T2356">ziejsk</text:span><text:span text:style-name="T2357">i</text:span>:</text:p>
      <text:p text:style-name="P2358">Proponowałbym propozycję ostatnio zgłoszoną, bo ona jest zasadna.</text:p>
      <text:p text:style-name="P2359"><text:span text:style-name="T2360">Jerzy Salmonowicz</text:span>:</text:p>
      <text:p text:style-name="P2361">Jeżeli można jeszcze? Ten problem jest kompleksowy. Tak kompleksowy, że my proponujemy powołanie komisji. Inaczej mówiąc, szczegółowy<text:span text:style-name="T2362">ch<text:s/></text:span>spraw na jednej, czy nawet dwóch kartkach, nie jesteśmy w stanie wyczerpać.</text:p>
      <text:p text:style-name="P2363"><text:span text:style-name="T2364">J</text:span><text:span text:style-name="T2365">er</text:span><text:span text:style-name="T2366">zy</text:span><text:span text:style-name="T2367"><text:s/>K</text:span><text:span text:style-name="T2368">oł</text:span><text:span text:style-name="T2369">od</text:span><text:span text:style-name="T2370">ziejsk</text:span><text:span text:style-name="T2371">i</text:span>:</text:p>
      <text:p text:style-name="P2372">Tak,<text:s/><text:span text:style-name="T2373">wyda</text:span>je się to zasadne. P<text:span text:style-name="T2374">ro</text:span>s<text:span text:style-name="T2375">zę</text:span>.</text:p>
      <text:p text:style-name="P2376"><text:span text:style-name="T2377">Z</text:span><text:span text:style-name="T2378">y</text:span><text:span text:style-name="T2379">gmun</text:span><text:span text:style-name="T2380">t</text:span><text:span text:style-name="T2381"><text:s/></text:span><text:span text:style-name="T2382">Polańsk</text:span><text:span text:style-name="T2383">i</text:span>:</text:p>
      <text:p text:style-name="P2384">Ja chciałem w podobnej sprawie głos zabrać. Nie będę powtarzał tego, co mówił doktor Salmonowicz, ale zasadność tego wniosku również wypływa<text:s/>z tego, że ta druga część a/, b/, c/, łączy się z preambułą i jest moim zdaniem może trochę nieszczęśliwie sformułow<text:span text:style-name="T2385">an</text:span>a. Tu jest zapisane tak: rolnictwo będąc fundamentem produkcji żywności i przez to egzystencji człowieka powinno domagać się o nawozy. No,<text:s/><text:soft-page-break/>ono się domaga o nawozy, tylko ich po prostu nie dost<text:span text:style-name="T2386">aj</text:span>e. Gdybyśmy te nawozy przerzucili do części pierwszej, byłoby to zgrabniej również redakcyjnie.</text:p>
      <text:p text:style-name="P2387"><text:span text:style-name="T2388">J</text:span><text:span text:style-name="T2389">er</text:span><text:span text:style-name="T2390">zy</text:span><text:span text:style-name="T2391"><text:s/>K</text:span><text:span text:style-name="T2392">oł</text:span><text:span text:style-name="T2393">od</text:span><text:span text:style-name="T2394">ziejsk</text:span><text:span text:style-name="T2395">i</text:span>:</text:p>
      <text:p text:style-name="P2396">D<text:span text:style-name="T2397">zi</text:span>ękuję. Pan Wróbel, proszę bardzo.</text:p>
      <text:p text:style-name="P2398"><text:span text:style-name="T2399">Wr</text:span><text:span text:style-name="T2400">ó</text:span><text:span text:style-name="T2401">b</text:span><text:span text:style-name="T2402">e</text:span><text:span text:style-name="T2403">l</text:span>:</text:p>
      <text:p text:style-name="P2404">Proszę państwa. Znana jest konfliktowość między produkcją rolną a ochroną środowiska. I w związku z tym wypunktowanie tego w części punktu 19 jest bardzo istotne. Wielokrotnie zwracamy uwagę, na nieprawidłowość wykorzystania środków nawozowych, jak i środków ochrony roślin. I dlatego to podkreślenie w drugiej części jest niezmiernie istotne, w odróżnieniu od części pierwsze<text:span text:style-name="T2405">j</text:span>, która dotyczy nie tyle wpływów środków chemicznych na środowisko glebowe i produkcję żywności.</text:p>
      <text:p text:style-name="P2406">Dlatego proponowałbym zmienić punkt C/ zgodnie z propozycją pana profesora Kozłowskiego w części drugiej, a pozostałe pozostawić, te s<text:span text:style-name="T2407">fo</text:span>rmułowania.</text:p>
      <text:p text:style-name="P2408"><text:span text:style-name="T2409">J</text:span><text:span text:style-name="T2410">er</text:span><text:span text:style-name="T2411">zy</text:span><text:span text:style-name="T2412"><text:s/>K</text:span><text:span text:style-name="T2413">oł</text:span><text:span text:style-name="T2414">od</text:span><text:span text:style-name="T2415">ziejsk</text:span><text:span text:style-name="T2416">i</text:span>:</text:p>
      <text:p text:style-name="P2417">Pan Adam Mierzwiński, proszę.</text:p>
      <text:p text:style-name="P2418"><text:span text:style-name="T2419">Adam Mierzwiński</text:span>:</text:p>
      <text:p text:style-name="P2420">W czasie obrad plenarnych ustaliliśmy, że ten punkt zostanie przekazany do<text:s/>„stolika”<text:s/>rolniczego. Już nie zdążyliśmy przekazać, ponieważ<text:s/>„stolik”<text:s/>rolniczy wczoraj zakończył obrady i ten punkt, ta druga część tego punktu dotyczy właśnie tego, co z punktu widzenia ekologii byłoby zasadne dla produkcji rolniczej, może nie tak<text:span text:style-name="T2421">,</text:span><text:s/>dla poprawy jakości produktów rolnictwa należałoby robić w rolnictwie. Czego to rolnictwo powinno<text:s/><text:span text:style-name="T2422">s</text:span>ię domagać? Jedno z drugim nie kłóci się.<text:s/><text:span text:style-name="T2423">W</text:span><text:s/>niektórych momentach jest to nawet powtórzenie, ale to jest sugestia ekologów pod adresem rolników, kt<text:span text:style-name="T2424">ó</text:span>rzy będą chcieli produkować więcej, na pewno, bo taki jest interes społeczny.</text:p>
      <text:p text:style-name="P2425">D<text:span text:style-name="T2426">z</text:span>iękuj<text:span text:style-name="T2427">ę</text:span>.</text:p>
      <text:p text:style-name="P2428"><text:span text:style-name="T2429">J</text:span><text:span text:style-name="T2430">er</text:span><text:span text:style-name="T2431">zy</text:span><text:span text:style-name="T2432"><text:s/>K</text:span><text:span text:style-name="T2433">oł</text:span><text:span text:style-name="T2434">od</text:span><text:span text:style-name="T2435">ziejsk</text:span><text:span text:style-name="T2436">i</text:span>:</text:p>
      <text:p text:style-name="P2437">Dz<text:span text:style-name="T2438">ię</text:span>kuję bardzo. Profesor Roman.</text:p>
      <text:p text:style-name="P2439"><text:span text:style-name="T2440">Ma</text:span><text:span text:style-name="T2441">re</text:span><text:span text:style-name="T2442">k</text:span><text:span text:style-name="T2443"><text:s/>Roman</text:span>:</text:p>
      <text:p text:style-name="P2444">Proszę pa<text:span text:style-name="T2445">ń</text:span>stwa, co do pierwszego zdania. Zwrócenie uwagi na postula<text:span text:style-name="T2446">t</text:span>y rolnictwa. Nie jest to zdanie jasne. Czy są przedstawione postulaty i ma si<text:span text:style-name="T2447">ę</text:span><text:s/>na nie zwrócić uwagę? Ja proponuję to tak<text:span text:style-name="T2448">:</text:span><text:s/>zwrócenie szczególnej uwagi na aspekty ochrony środowiska związane z rozwojem rolnictwa. Bo chyba, to jest wstęp do tego, co później się powie. To jest jedno.</text:p>
      <text:p text:style-name="P2449">Druga rzecz. Chcę zwrócić uwagę na to, że trochę w ogóle zmieniono jakby ton całej sprawy. Bo pierwotnie, w pierwotnej propozycji bardzo wyeksponowano problemy produkcji mleka. Tu w ogóle jakby nieśm<text:span text:style-name="T2450">i</text:span>ało jest mowa o tym. Na końcu się ona ujawnia. Więc nie wie<text:span text:style-name="T2451">m,</text:span><text:s/>czy to jest słuszne? B<text:span text:style-name="T2452">o</text:span><text:s/>jednak sprawa mleka, które poświęcil<text:span text:style-name="T2453">iś</text:span>my bardzo dużo dyskusji jest ważna i nie powinna być ukryta w ogóle pod produkcją rolną.</text:p>
      <text:p text:style-name="P2454">Teraz punkt B/ proszę zwrócić uwagę, górne b/ - zmiany rozwiązań organ<text:span text:style-name="T2455">iz</text:span>ac<text:span text:style-name="T2456">yj</text:span>ny<text:span text:style-name="T2457">ch</text:span><text:s/>w rolnictwie i prz<text:span text:style-name="T2458">et</text:span>wórstw<text:span text:style-name="T2459">ie</text:span>. Nie bardzo wiadomo do czego te zmiany mają zmierzać? Przed tym było wiadomo, o zmiany przy produkcji mleka. Teraz to jest szerzej.<text:s/><text:span text:style-name="T2460">A</text:span>le powiedzmy dal<text:span text:style-name="T2461">ej,</text:span><text:s/>w celu poprawy jakości<text:s/>produktów spożywczych, a<text:s/><text:span text:style-name="T2462">w</text:span><text:s/>tym szczególnie mleka, czy coś taki<text:span text:style-name="T2463">e</text:span>go<text:span text:style-name="T2464">.</text:span><text:s/>Żeby to było skonkr<text:span text:style-name="T2465">etyz</text:span>owane.<text:s/><text:span text:style-name="T2466">W</text:span><text:s/>tej chwili te<text:s/><text:soft-page-break/>zmiany nie są jasne.</text:p>
      <text:p text:style-name="P2467">Wniósłbym więc te dwie poprawki. Pierwsze zdani<text:span text:style-name="T2468">e</text:span>.<text:s/><text:span text:style-name="T2469">I<text:s/></text:span>uzupełnienie punktu B/, w celu poprawy jakości produktów spożywczyc<text:span text:style-name="T2470">h</text:span>, a szczególnie mleka.</text:p>
      <text:p text:style-name="P2471">I jeśli chodzi o drugą częś<text:span text:style-name="T2472">ć</text:span>, to moim zdaniem ona w ogóle nie przeszkadza. To jest pewne nasze credo, które między innymi komisja mogłaby wziąć pod uwagę.</text:p>
      <text:p text:style-name="P2473"><text:span text:style-name="T2474">J</text:span><text:span text:style-name="T2475">er</text:span><text:span text:style-name="T2476">zy</text:span><text:span text:style-name="T2477"><text:s/>K</text:span><text:span text:style-name="T2478">oł</text:span><text:span text:style-name="T2479">od</text:span><text:span text:style-name="T2480">ziejsk</text:span><text:span text:style-name="T2481">i</text:span>:</text:p>
      <text:p text:style-name="P2482">Proszę bardzo.</text:p>
      <text:p text:style-name="P2483"><text:span text:style-name="T2484">Jerzy S</text:span><text:span text:style-name="T2485">al</text:span><text:span text:style-name="T2486">mono</text:span><text:span text:style-name="T2487">wicz</text:span>:</text:p>
      <text:p text:style-name="P2488">Proszę państwa, mnie chodzi o taką rzecz. Rzeczywiście w pierwotnej wersji były akcentowane dwie sprawy. Powołanie, postulat powołania komitetu, który miał się zająć, było krótko określone czemu.<text:s/><text:span text:style-name="T2489">A</text:span><text:s/>następnie były dwie sprawy jednostkowe, w której mleko uznaliśmy za sprawę ekstra.</text:p>
      <text:p text:style-name="P2490">Tymczasem w tej redakcji zrobiliśmy taką rzecz. Postulujemy też powołanie komitetu i już dajemy komitetowi pewną listę zadań do wykonania, chociaż, jeszcze raz podkreślam, ta lista nie zamyka wszystkich spraw. Tu nie ma problemu wpływu środowiska wielkomi<text:span text:style-name="T2491">ej</text:span>skiego na produkcję warzywną. Tu można szereg, szereg, innych punktów dopisać do a/<text:span text:style-name="T2492">,</text:span><text:s/>b/, c/, d/, a nam chodzi o co, że jeżeli mówimy czym ma się zająć komitet, to możemy dać mu jakie<text:span text:style-name="T2493">ś</text:span><text:s/><text:span text:style-name="T2494">k</text:span>ierunkowe, grupowe wskazania. Przecież nie możemy zagłębiać się w szczegóły. Wtedy dopiero można eksponować mlek<text:span text:style-name="T2495">o</text:span>, tak jak powiedział pan profesor. Już nie jako problemu, który ma rozwiązać komitet, tylko chodzi nam o to, że chodzi o pewne rozwiązania doraźne.<text:s/><text:span text:style-name="T2496">A</text:span><text:s/>w układzie<text:s/><text:span text:style-name="T2497">jak</text:span>i<text:s/><text:span text:style-name="T2498">w</text:span><text:s/>tej<text:s/><text:span text:style-name="T2499">ch</text:span>wili mamy wszystko się rozpłynęło.<text:s/><text:span text:style-name="T2500">I<text:s/></text:span>właściwie nie wiadomo, czy to mleko nale<text:span text:style-name="T2501">ży</text:span><text:s/><text:span text:style-name="T2502">t</text:span>e<text:span text:style-name="T2503">ż</text:span><text:s/>do komitetu.<text:s/><text:span text:style-name="T2504">I</text:span><text:s/>ono, jak mój przedmówca powiedział, przestało mie<text:span text:style-name="T2505">ć</text:span><text:s/>znaczenie.</text:p>
      <text:p text:style-name="P2506">Dlatego proponowałbym jeszcze raz o przeredagowanie całego problemu, jeśli można, bowiem do jutra jesteśmy w stanie to zrobić i jutro to przedłożyć.</text:p>
      <text:p text:style-name="P2507"><text:span text:style-name="T2508">J</text:span><text:span text:style-name="T2509">er</text:span><text:span text:style-name="T2510">zy</text:span><text:span text:style-name="T2511"><text:s/>K</text:span><text:span text:style-name="T2512">oł</text:span><text:span text:style-name="T2513">od</text:span><text:span text:style-name="T2514">ziejsk</text:span><text:span text:style-name="T2515">i</text:span>:</text:p>
      <text:p text:style-name="P2516">Pan Kwiatkowski, proszę bardzo.</text:p>
      <text:p text:style-name="P2517"><text:span text:style-name="T2518">J</text:span><text:span text:style-name="T2519">erzy<text:s/></text:span><text:span text:style-name="T2520">K</text:span><text:span text:style-name="T2521">w</text:span><text:span text:style-name="T2522">i</text:span><text:span text:style-name="T2523">atkow</text:span><text:span text:style-name="T2524">sk</text:span>i:</text:p>
      <text:p text:style-name="P2525">Jestem członkiem zespołu redakcyjnego.<text:s/><text:span text:style-name="T2526">Ma</text:span>m przed sobą trzy różne teksty. Tekst ostatni, który wałkujemy jest tekstem, który urodził się po dyskusji wczoraj w zespole redakcyjnym i po pewnym jakby przemyśleniu różnych zapisów. Osobiście uważam, że może rzeczywiście rozdrabnianie się jest niekonieczne i proponowałbym jeden z tych trzech zapisów najkrótszy, który precy<text:span text:style-name="T2527">z</text:span>u<text:span text:style-name="T2528">j</text:span>e dosy<text:span text:style-name="T2529">ć</text:span><text:s/>lapidarnie to, o czym pan profesor mówił.</text:p>
      <text:p text:style-name="P2530">Pilne powołanie komisji rządowej z udziałem przedstawicieli strony społecznej dla weryfikacji zasad produkcji rolnej i przetwórstwa żywnościowego mającej na celu eliminację skażenia żywności.</text:p>
      <text:p text:style-name="P2531"><text:span text:style-name="T2532">I</text:span><text:s/>drugie tire, zmiany rozwiązań organ<text:span text:style-name="T2533">iz</text:span>ac<text:span text:style-name="T2534">yj</text:span>nych i technologicznych w celu radykalnej poprawy jakości mleka.</text:p>
      <text:p text:style-name="P2535">Taki był tutaj zapis.</text:p>
      <text:p text:style-name="P2536">I dodatkowo zdanie, jak gdyby zał<text:span text:style-name="T2537">at</text:span>wi<text:span text:style-name="T2538">aj</text:span>ące, intencją załatwienia sprawy mleka dla dzieci, dla niemowląt, który zresztą powtarza się w tekś<text:span text:style-name="T2539">ci</text:span>e - że na okres przejściowy zaimportować natychmiast, itd.</text:p>
      <text:p text:style-name="P2540">Proponuję, żeby to przyjąć, bo właściwie wyczerpuje wszystko, a kompetentna komisje rządowa będzie wiedziała co robić.</text:p>
      <text:soft-page-break/>
      <text:p text:style-name="P2541"><text:span text:style-name="T2542">J</text:span><text:span text:style-name="T2543">er</text:span><text:span text:style-name="T2544">zy</text:span><text:span text:style-name="T2545"><text:s/>K</text:span><text:span text:style-name="T2546">oł</text:span><text:span text:style-name="T2547">od</text:span><text:span text:style-name="T2548">ziejsk</text:span><text:span text:style-name="T2549">i</text:span>:</text:p>
      <text:p text:style-name="P2550">Pan Jaśkowski, proszę.</text:p>
      <text:p text:style-name="P2551"><text:span text:style-name="T2552">Jerzy Jaśkowski</text:span>:</text:p>
      <text:p text:style-name="P2553">Mam kompromiso<text:span text:style-name="T2554">wą</text:span><text:s/>propozycję jaszcze. Może by w tej chwili grupa redakcyjna wyszła i napisała. Bo to jest redagowane na gorąco i jest tylko to kwestia stylistyczna. Nie ma sensu czekać do jutra.</text:p>
      <text:p text:style-name="P2555"><text:span text:style-name="T2556">J</text:span><text:span text:style-name="T2557">er</text:span><text:span text:style-name="T2558">zy</text:span><text:span text:style-name="T2559"><text:s/>K</text:span><text:span text:style-name="T2560">oł</text:span><text:span text:style-name="T2561">od</text:span><text:span text:style-name="T2562">ziejsk</text:span><text:span text:style-name="T2563">i</text:span>:</text:p>
      <text:p text:style-name="P2564">Możemy przyjąć to. Jeszcze pan Bogusław Gołąb, proszę.</text:p>
      <text:p text:style-name="P2565"><text:span text:style-name="T2566">Bo</text:span><text:span text:style-name="T2567">g</text:span><text:span text:style-name="T2568">us</text:span><text:span text:style-name="T2569">ł</text:span><text:span text:style-name="T2570">aw Go</text:span><text:span text:style-name="T2571">łą</text:span><text:span text:style-name="T2572">b</text:span>:</text:p>
      <text:p text:style-name="P2573">Proszę państwa, mimo wszystko mam dwie bardzo ważne kwestie. Jedna kwestia dotycząca przetwórstwa i ograniczenia produkcji żywności na bazie hormonów. To nam uciek<text:span text:style-name="T2574">ł</text:span>o, bo mówimy o skażeniu chemicznym, a nie mówimy o skażeniu hormonami. I druga sprawa, jest to kwestia finansowa. Możliwe,<text:s/><text:span text:style-name="T2575">ż</text:span>e niemowlęta będziemy karmić przez jakiś okres mlekiem importowanym.<text:s/><text:span text:style-name="T2576">A</text:span>le jest to szalona różnica w cenie między mlekiem polskim i impo<text:span text:style-name="T2577">r</text:span>towanym. I nie wszystkich stać na to,<text:s/><text:span text:style-name="T2578">ż</text:span>eby kupo<text:span text:style-name="T2579">w</text:span>ać mleko importowane, którego, niestety sobie uprz<text:span text:style-name="T2580">yt</text:span>omn<text:span text:style-name="T2581">ij</text:span>m<text:span text:style-name="T2582">y</text:span>, że paczka kosztuje 1 600 złotych. Nie wszystkie rodziny stać. Musimy uwzględnić ten błąd wynikający z produkcji w kosztach i dofinansować z systemu państwa. Taki jest mój wniosek. Po prostu tych biedniejszych nie będzie stać na to mleko dla dzieci. W związku z tym będą poszkodowane.</text:p>
      <text:p text:style-name="P2583">Dziękuję.</text:p>
      <text:p text:style-name="P2584"><text:span text:style-name="T2585">J</text:span><text:span text:style-name="T2586">er</text:span><text:span text:style-name="T2587">zy</text:span><text:span text:style-name="T2588"><text:s/>K</text:span><text:span text:style-name="T2589">oł</text:span><text:span text:style-name="T2590">od</text:span><text:span text:style-name="T2591">ziejsk</text:span><text:span text:style-name="T2592">i</text:span>:</text:p>
      <text:p text:style-name="P2593">Dziękuję bardzo. Proszę bardzo, pan Jerzy Kwiatkowski.</text:p>
      <text:p text:style-name="P2594"><text:span text:style-name="T2595">J</text:span><text:span text:style-name="T2596">erzy<text:s/></text:span><text:span text:style-name="T2597">K</text:span><text:span text:style-name="T2598">w</text:span><text:span text:style-name="T2599">i</text:span><text:span text:style-name="T2600">atkow</text:span><text:span text:style-name="T2601">sk</text:span>i:</text:p>
      <text:p text:style-name="P2602">Pr<text:span text:style-name="T2603">zepr</text:span>a<text:span text:style-name="T2604">sz</text:span>am, że zawracam głowę,<text:s/>ale p<text:span text:style-name="T2605">rz</text:span>ecz<text:span text:style-name="T2606">yt</text:span>ałem tekst ten najkrótszy i chciałbym się dowiedzieć w tej chwili, czy ten najkrótszy tekst obecni przyjmują jako tekst wyjściowy do redagowania?</text:p>
      <text:p text:style-name="P2607"><text:span text:style-name="T2608">J</text:span><text:span text:style-name="T2609">er</text:span><text:span text:style-name="T2610">zy</text:span><text:span text:style-name="T2611"><text:s/>K</text:span><text:span text:style-name="T2612">oł</text:span><text:span text:style-name="T2613">od</text:span><text:span text:style-name="T2614">ziejsk</text:span><text:span text:style-name="T2615">i</text:span>:</text:p>
      <text:p text:style-name="P2616">Proszę państwa, proszę bardzo, profesor Kozłowski jeszcze.</text:p>
      <text:p text:style-name="P2617"><text:span text:style-name="T2618">Stefa</text:span><text:span text:style-name="T2619">n</text:span><text:span text:style-name="T2620"><text:s/>Kozło</text:span><text:span text:style-name="T2621">wsk</text:span><text:span text:style-name="T2622">i</text:span>:</text:p>
      <text:p text:style-name="P2623">Myślę, że tak, przyjmujemy z prośbą tylko o sprawy hormonalne<text:span text:style-name="T2624">,</text:span><text:s/><text:span text:style-name="T2625">ż</text:span>eby to nie uciekło i aby to jeszcze dołożyć.</text:p>
      <text:p text:style-name="P2626"><text:span text:style-name="T2627">J</text:span><text:span text:style-name="T2628">er</text:span><text:span text:style-name="T2629">zy</text:span><text:span text:style-name="T2630"><text:s/>K</text:span><text:span text:style-name="T2631">oł</text:span><text:span text:style-name="T2632">od</text:span><text:span text:style-name="T2633">ziejsk</text:span><text:span text:style-name="T2634">i</text:span>:</text:p>
      <text:p text:style-name="P2635">Dobrze przyjmujemy ten temat jako podstawę i proszę uwzględnić intencje z t<text:span text:style-name="T2636">ej</text:span><text:s/>dyskusji. Czyli rozumiem, że z chwilą zredagowania tekst zostanie przedstawiony jeszcze raz. Jeszcze do tego pan chciał?</text:p>
      <text:p text:style-name="P2637"><text:span text:style-name="T2638">Głos z sa</text:span><text:span text:style-name="T2639">li</text:span>:</text:p>
      <text:p text:style-name="P2640"><text:span text:style-name="T2641">A</text:span><text:s/>kto będzie uczestni<text:span text:style-name="T2642">cz</text:span>ył w komisji redakc<text:span text:style-name="T2643">yj</text:span>n<text:span text:style-name="T2644">ej</text:span>?</text:p>
      <text:p text:style-name="P2645"><text:span text:style-name="T2646">J</text:span><text:span text:style-name="T2647">er</text:span><text:span text:style-name="T2648">zy</text:span><text:span text:style-name="T2649"><text:s/>K</text:span><text:span text:style-name="T2650">oł</text:span><text:span text:style-name="T2651">od</text:span><text:span text:style-name="T2652">ziejsk</text:span><text:span text:style-name="T2653">i</text:span>:</text:p>
      <text:p text:style-name="P2654">My<text:span text:style-name="T2655">śl</text:span>ę, że pan Kwiatkowski. Z państwa strony pan profesor.</text:p>
      <text:p text:style-name="P2656"><text:span text:style-name="T2657">Głos z sa</text:span><text:span text:style-name="T2658">li</text:span>:</text:p>
      <text:p text:style-name="P2659">Przecież jest zespół.</text:p>
      <text:p text:style-name="P2660"><text:span text:style-name="T2661">J</text:span><text:span text:style-name="T2662">er</text:span><text:span text:style-name="T2663">zy</text:span><text:span text:style-name="T2664"><text:s/>K</text:span><text:span text:style-name="T2665">oł</text:span><text:span text:style-name="T2666">od</text:span><text:span text:style-name="T2667">ziejsk</text:span><text:span text:style-name="T2668">i</text:span>:</text:p>
      <text:soft-page-break/>
      <text:p text:style-name="P2669">Profesor Salmonowicz b<text:span text:style-name="T2670">ył</text:span><text:s/>wtedy? Nie, nie był?<text:s/><text:span text:style-name="T2671">A</text:span><text:s/>więc profesora Salmonowicza. Kogo pan Kwiatkowski proponuje?</text:p>
      <text:p text:style-name="P2672"><text:span text:style-name="T2673">J</text:span><text:span text:style-name="T2674">erzy<text:s/></text:span><text:span text:style-name="T2675">K</text:span><text:span text:style-name="T2676">w</text:span><text:span text:style-name="T2677">i</text:span><text:span text:style-name="T2678">atkow</text:span><text:span text:style-name="T2679">sk</text:span>i:</text:p>
      <text:p text:style-name="P2680">Ja my<text:span text:style-name="T2681">śl</text:span>ę, że sami z profesorem załatwim<text:span text:style-name="T2682">y</text:span>.</text:p>
      <text:p text:style-name="P2683"><text:span text:style-name="T2684">J</text:span><text:span text:style-name="T2685">er</text:span><text:span text:style-name="T2686">zy</text:span><text:span text:style-name="T2687"><text:s/>K</text:span><text:span text:style-name="T2688">oł</text:span><text:span text:style-name="T2689">od</text:span><text:span text:style-name="T2690">ziejsk</text:span><text:span text:style-name="T2691">i</text:span>:</text:p>
      <text:p text:style-name="P2692">Dobrze. Odkładamy ten punkt na razie. Przechodzimy do punktu 18. Proszę bardzo, kto z państwa chciałby w sprawie punktu 18? Był szeroko dyskutowany. Odnosiłem wrażenie, żeśmy uzyskali consensus w tym punkcie. Ale bardzo proszę, czy są uwagi do punktu 1<text:span text:style-name="T2693">8</text:span>?</text:p>
      <text:p text:style-name="P2694"><text:span text:style-name="T2695">Z</text:span><text:span text:style-name="T2696">dzis</text:span><text:span text:style-name="T2697">ła</text:span><text:span text:style-name="T2698">w<text:s/></text:span><text:span text:style-name="T2699">Ha</text:span><text:span text:style-name="T2700">r</text:span><text:span text:style-name="T2701">abi</text:span><text:span text:style-name="T2702">n</text:span>:</text:p>
      <text:p text:style-name="P2703">Proszę pań<text:span text:style-name="T2704">st</text:span>wa<text:span text:style-name="T2705">.</text:span><text:s/>chciałem zwrócić uwagę na jeden moment. Otóż wymienia się dwie elektrownie, Hirschfelde i drugą.<text:s/><text:span text:style-name="T2706">N</text:span>atomiast uważam, jakkolwiek nie kwestionuję tego zapisu, że obecnie n<text:span text:style-name="T2707">aj</text:span>groźnie<text:span text:style-name="T2708">jszą</text:span><text:s/>elektrownią jest Weisswasser. W Puszczy Zgorzelecki<text:span text:style-name="T2709">ej</text:span><text:s/>stężenia [nieczytelne], SO<text:span text:style-name="T2710">2</text:span><text:s/>są większe niż w Górach Izerskich. I zaczął<text:s/><text:span text:style-name="T2711">si</text:span>ę proces obumierania drzewostanu na Ziemi Zielonogórskiej.</text:p>
      <text:p text:style-name="P2712"><text:span text:style-name="T2713">J</text:span><text:span text:style-name="T2714">er</text:span><text:span text:style-name="T2715">zy</text:span><text:span text:style-name="T2716"><text:s/>K</text:span><text:span text:style-name="T2717">oł</text:span><text:span text:style-name="T2718">od</text:span><text:span text:style-name="T2719">ziejsk</text:span><text:span text:style-name="T2720">i</text:span>:</text:p>
      <text:p text:style-name="P2721">Proponuję dopisać. Na wniosek profesora Harabina dopisujemy tę trzecią elektrownię. Czy ta uwaga wyczerpuje nasze uwagi do punktu<text:s/><text:span text:style-name="T2722">18</text:span>? Proszę bardzo pan Kłosowski.</text:p>
      <text:p text:style-name="P2723"><text:span text:style-name="T2724">Wojci</text:span><text:span text:style-name="T2725">ech Kłosows</text:span><text:span text:style-name="T2726">k</text:span><text:span text:style-name="T2727">i</text:span>:</text:p>
      <text:p text:style-name="P2728">Drobiazgi redakcyjne, błędy w pisowni nazw niemieckich, to się skoryguje. Natomiast tutaj jest na początku<text:span text:style-name="T2729">:</text:span><text:s/>wspólne gospodarowanie zasobami i walorami. My tutaj używamy języka zrozumiałego dla nas, ale wydaje mi się konie<text:span text:style-name="T2730">cz</text:span>ne do<text:span text:style-name="T2731">d</text:span>anie słowa zasobami i walorami środowiska, ponieważ szerzej to nie jest zrozu<text:span text:style-name="T2732">m</text:span>ia<text:span text:style-name="T2733">ł</text:span>e o jakie walory tutaj chodzi.</text:p>
      <text:p text:style-name="P2734"><text:span text:style-name="T2735">J</text:span><text:span text:style-name="T2736">er</text:span><text:span text:style-name="T2737">zy</text:span><text:span text:style-name="T2738"><text:s/>K</text:span><text:span text:style-name="T2739">oł</text:span><text:span text:style-name="T2740">od</text:span><text:span text:style-name="T2741">ziejsk</text:span><text:span text:style-name="T2742">i</text:span>:</text:p>
      <text:p text:style-name="P2743">Proszę bardzo, można tutaj dodać. Szósty wiersz od góry.</text:p>
      <text:p text:style-name="P2744">Czy po tej poprawce profesora Harabina i Kłosowskiego można przyjąć punkt 18? Dziękuję, przyjmujemy punkt 18 po wniesieniu dwóch poprawek.</text:p>
      <text:p text:style-name="P2745">Punkt<text:s/><text:span text:style-name="T2746">17</text:span>. Pan M<text:span text:style-name="T2747">ik</text:span>łaszewski, proszę bardzo.</text:p>
      <text:p text:style-name="P2748"><text:span text:style-name="T2749">A</text:span><text:span text:style-name="T2750">ureliusz<text:s/></text:span><text:span text:style-name="T2751">Mikła</text:span><text:span text:style-name="T2752">szews</text:span><text:span text:style-name="T2753">ki</text:span>:</text:p>
      <text:p text:style-name="P2754">Mam jeszcze uwagę do punktu 18. Ja bym jeszcze dodał przy redakcji i komple<text:span text:style-name="T2755">k</text:span>su energ<text:span text:style-name="T2756">et</text:span>y<text:span text:style-name="T2757">cz</text:span>nego Schwarze Pump<text:span text:style-name="T2758">e</text:span>, bo tak je<text:span text:style-name="T2759">st</text:span><text:s/>kilka Süd,<text:s/>West itd. Kompleksu energety<text:span text:style-name="T2760">cz</text:span>nego S<text:span text:style-name="T2761">ch</text:span>w<text:span text:style-name="T2762">a</text:span>r<text:span text:style-name="T2763">ze</text:span><text:s/>Pump<text:span text:style-name="T2764">e,</text:span><text:s/>to ujmie ca<text:span text:style-name="T2765">ł</text:span>ość. To są przygraniczne elektrown<text:span text:style-name="T2766">ie</text:span><text:s/>na terenie<text:s/><text:span text:style-name="T2767">N</text:span>R<text:span text:style-name="T2768">D</text:span>. Bo wszystkich nie wymienimy dzisiaj.</text:p>
      <text:p text:style-name="P2769"><text:span text:style-name="T2770">J</text:span><text:span text:style-name="T2771">erzy Ko</text:span><text:span text:style-name="T2772">ł</text:span><text:span text:style-name="T2773">o</text:span><text:span text:style-name="T2774">dz</text:span><text:span text:style-name="T2775">i</text:span><text:span text:style-name="T2776">ej</text:span><text:span text:style-name="T2777">ski</text:span>:</text:p>
      <text:p text:style-name="P2778">Dobrze. Przyjmujemy tę poprawkę, Przechodzimy do punktu 17<text:span text:style-name="T2779">.</text:span></text:p>
      <text:p text:style-name="P2780">Pan dyrektor, proszę bardzo.</text:p>
      <text:p text:style-name="P2781"><text:span text:style-name="T2782">Jan Kłopotowski</text:span>:</text:p>
      <text:p text:style-name="P2783"><text:span text:style-name="T2784">Z</text:span><text:s/>tego zapisu, szczególnie zawartego w drugim zdaniu bardzo by się ucieszyli wszyscy producenci o<text:span text:style-name="T2785">d</text:span>padów, odpowiedzialni za<text:s/><text:span text:style-name="T2786">ic</text:span>h uciążliwość, w szc<text:span text:style-name="T2787">ze</text:span>gólności wszyscy producenci zgrupowani w resorcie przemysłu i w resorcie gospodarki komunalnej. Po raz pierwszy grzesznik nie będzie alimentował.<text:s/><text:span text:style-name="T2788">M</text:span>inisterstwo<text:s/><text:span text:style-name="T2789">O</text:span>chrony Środowiska nie moż<text:span text:style-name="T2790">e</text:span><text:s/>być głównym koordynatorem wdrażania technologii bezodpadowych, cz<text:span text:style-name="T2791">y</text:span><text:s/><text:span text:style-name="T2792">t</text:span>eż mało-odpadowych, czy też zmniejszenia ich ilości w środowisku.</text:p>
      <text:soft-page-break/>
      <text:p text:style-name="P2793">Proponuję w związku z tym, aby odwrócić ten zapis. Przede wszystkim wymienić na pierwszym miejscu głównych producentów odpadów, a w<text:span text:style-name="T2794">ię</text:span>c Ministerstwo Przemysłu,<text:s/><text:span text:style-name="T2795">M</text:span>inisterstwo Gospodarki Przestrzenn<text:span text:style-name="T2796">ej</text:span><text:s/>i Budownictwa, przy współudziale Ministerstwa Ochrony Środowiska, bo oczywiście<text:s/>ministerstwo musi partnerować od strony uwzględn<text:span text:style-name="T2797">ia</text:span>nia interesów ochrony środowiska.</text:p>
      <text:p text:style-name="P2798">Dziękuję.</text:p>
      <text:p text:style-name="P2799"><text:span text:style-name="T2800">J</text:span><text:span text:style-name="T2801">er</text:span><text:span text:style-name="T2802">zy</text:span><text:span text:style-name="T2803"><text:s/>K</text:span><text:span text:style-name="T2804">oł</text:span><text:span text:style-name="T2805">od</text:span><text:span text:style-name="T2806">ziejsk</text:span><text:span text:style-name="T2807">i</text:span>:</text:p>
      <text:p text:style-name="P2808">Dz<text:span text:style-name="T2809">ię</text:span>kuję. Proponuję uwzg<text:span text:style-name="T2810">lę</text:span>dnić propozycję pana dyrektora Kłopotowskieg<text:span text:style-name="T2811">o</text:span>. Rzeczywiście to jest problem technologiczny. Ministerstwo nie opracuje nowych technologii. Trzeba obarczyć tym zainteresowanych, zainteresowane podmioty gospodarujące. Czy przyjmujemy tą poprawkę według propozycji pana dyrektora. Proszę bardzo, tak.</text:p>
      <text:p text:style-name="P2812"><text:span text:style-name="T2813">Michał Wilczyński</text:span>:</text:p>
      <text:p text:style-name="P2814">Jeśli mogę, chciałem dodać jedną rzecz. Rzeczywiście<text:s/><text:span text:style-name="T2815">M</text:span>inister<text:span text:style-name="T2816">st</text:span>wo Przemysłu przy współudziale innych za<text:span text:style-name="T2817">in</text:span>teresowanych resortów, ale po<text:span text:style-name="T2818">d</text:span><text:s/>nadzorem Min<text:span text:style-name="T2819">ist</text:span>er<text:span text:style-name="T2820">st</text:span>wa Ochrony Środowiska. Bo sami domagali się nadrzędnej roli.</text:p>
      <text:p text:style-name="P2821"><text:span text:style-name="T2822">J</text:span><text:span text:style-name="T2823">er</text:span><text:span text:style-name="T2824">zy</text:span><text:span text:style-name="T2825"><text:s/>K</text:span><text:span text:style-name="T2826">oł</text:span><text:span text:style-name="T2827">od</text:span><text:span text:style-name="T2828">ziejsk</text:span><text:span text:style-name="T2829">i</text:span>:</text:p>
      <text:p text:style-name="P2830">Dobrze, dziękuję. Przyjmujemy tą poprawkę.<text:s/><text:span text:style-name="T2831">T</text:span>ak?</text:p>
      <text:p text:style-name="P2832"><text:span text:style-name="T2833">Głos z sa</text:span><text:span text:style-name="T2834">li</text:span>:</text:p>
      <text:p text:style-name="P2835">Jak to będzie brzmiało?</text:p>
      <text:p text:style-name="P2836"><text:span text:style-name="T2837">J</text:span><text:span text:style-name="T2838">er</text:span><text:span text:style-name="T2839">zy</text:span><text:span text:style-name="T2840"><text:s/>K</text:span><text:span text:style-name="T2841">oł</text:span><text:span text:style-name="T2842">od</text:span><text:span text:style-name="T2843">ziejsk</text:span><text:span text:style-name="T2844">i</text:span>:</text:p>
      <text:p text:style-name="P2845">Zainteresowane podmioty gospodarcze. Proponuję tak, dlatego, że one są zgodnie z zasadami reformy samodzielni i samorządni.</text:p>
      <text:p text:style-name="P2846"><text:span text:style-name="T2847">Głos z sa</text:span><text:span text:style-name="T2848">li</text:span>:</text:p>
      <text:p text:style-name="P2849">Może autor sprecyzuje tekst.</text:p>
      <text:p text:style-name="P2850"><text:span text:style-name="T2851">J</text:span><text:span text:style-name="T2852">er</text:span><text:span text:style-name="T2853">zy</text:span><text:span text:style-name="T2854"><text:s/>K</text:span><text:span text:style-name="T2855">oł</text:span><text:span text:style-name="T2856">od</text:span><text:span text:style-name="T2857">ziejsk</text:span><text:span text:style-name="T2858">i</text:span>:</text:p>
      <text:p text:style-name="P2859">Proszę bardzo, pan dyrektor Kłopotowski proszę o podanie tekstu.</text:p>
      <text:p text:style-name="P2860"><text:span text:style-name="T2861">Ja</text:span><text:span text:style-name="T2862">n Kłop</text:span><text:span text:style-name="T2863">ot</text:span><text:span text:style-name="T2864">owski</text:span>:</text:p>
      <text:p text:style-name="P2865">Proponuję<text:s/><text:span text:style-name="T2866">za</text:span>mienić w c<text:span text:style-name="T2867">el</text:span>u zmniejszenia ilości odpadów już nagro<text:span text:style-name="T2868">ma</text:span>d<text:span text:style-name="T2869">zo</text:span>n<text:span text:style-name="T2870">ych</text:span><text:s/>Ministerstwo Przemysłu oraz Ministerstwo Gospodarki Przestrzenn<text:span text:style-name="T2871">e</text:span>j i Budownictwa, przy współudziale innych zainteresowanych resortów i podmiotów gospodarczych pod nadz<text:span text:style-name="T2872">o</text:span>rem, czy przy współpracy, Ministerstwa Ochrony Środow<text:span text:style-name="T2873">is</text:span>ka<text:span text:style-name="T2874">,</text:span><text:s/>itd.</text:p>
      <text:p text:style-name="P2875"><text:span text:style-name="T2876">J</text:span><text:span text:style-name="T2877">er</text:span><text:span text:style-name="T2878">zy</text:span><text:span text:style-name="T2879"><text:s/>K</text:span><text:span text:style-name="T2880">oł</text:span><text:span text:style-name="T2881">od</text:span><text:span text:style-name="T2882">ziejsk</text:span><text:span text:style-name="T2883">i</text:span>:</text:p>
      <text:p text:style-name="P2884">Przy współud<text:span text:style-name="T2885">zi</text:span>a<text:span text:style-name="T2886">le</text:span><text:s/>Ministerstwa Ochrony Środowiska i Zasobów Naturalnych podejmie działania, tak?</text:p>
      <text:p text:style-name="P2887"><text:span text:style-name="T2888">Jan Kłopotowski</text:span>:</text:p>
      <text:p text:style-name="P2889">Ściśle mówiąc ministerstwo nasze ma funkcje koordynac<text:span text:style-name="T2890">yj</text:span>ne.</text:p>
      <text:p text:style-name="P2891"><text:span text:style-name="T2892">Marek Roman</text:span>:</text:p>
      <text:p text:style-name="P2893">Nadz<text:span text:style-name="T2894">ó</text:span>r, nie, to jest wyraźniej.</text:p>
      <text:p text:style-name="P2895"><text:span text:style-name="T2896">J</text:span><text:span text:style-name="T2897">er</text:span><text:span text:style-name="T2898">zy</text:span><text:span text:style-name="T2899"><text:s/>K</text:span><text:span text:style-name="T2900">oł</text:span><text:span text:style-name="T2901">od</text:span><text:span text:style-name="T2902">ziejsk</text:span><text:span text:style-name="T2903">i</text:span>:</text:p>
      <text:p text:style-name="P2904">Poprawka została zanotowana przez przedstawici<text:span text:style-name="T2905">el</text:span>i zespołu r<text:span text:style-name="T2906">eda</text:span>kc<text:span text:style-name="T2907">yjnego,</text:span><text:s/>bo pana Kwiatkowskiego nie ma, ale są inni. Przyjmujemy tą poprawkę? Dziękuję bardzo. Jakie są jeszcze poprawki do 17 punktu?<text:s/><text:soft-page-break/>K<text:span text:style-name="T2908">t</text:span>o z państwa? Nie widzę.<text:s/><text:span text:style-name="T2909">A</text:span>, proszę bardzo, pan Gołąb.</text:p>
      <text:p text:style-name="P2910"><text:span text:style-name="T2911">Bo</text:span><text:span text:style-name="T2912">g</text:span><text:span text:style-name="T2913">us</text:span><text:span text:style-name="T2914">ł</text:span><text:span text:style-name="T2915">aw Go</text:span><text:span text:style-name="T2916">łą</text:span><text:span text:style-name="T2917">b</text:span>:</text:p>
      <text:p text:style-name="P2918">Panie przewodniczący, mam jeszcze kwestię, która raptem zginęła znowu<text:span text:style-name="T2919">ż</text:span>. Dotyczy ona wydania szc<text:span text:style-name="T2920">ze</text:span>gółowyc<text:span text:style-name="T2921">h</text:span><text:s/>przepisów, które dotyczą przewozów tranzytowych przez Polskę, substancji i rzeczy toksycznych.</text:p>
      <text:p text:style-name="P2922"><text:span text:style-name="T2923">J</text:span><text:span text:style-name="T2924">er</text:span><text:span text:style-name="T2925">zy</text:span><text:span text:style-name="T2926"><text:s/>K</text:span><text:span text:style-name="T2927">oł</text:span><text:span text:style-name="T2928">od</text:span><text:span text:style-name="T2929">ziejsk</text:span><text:span text:style-name="T2930">i</text:span>:</text:p>
      <text:p text:style-name="P2931">Chodzi o wydanie szcz<text:span text:style-name="T2932">egół</text:span>owych przepisów dotyczących przewozów substancji chemicznych przez Polskę.</text:p>
      <text:p text:style-name="P2933">Prz<text:span text:style-name="T2934">yj</text:span>m<text:span text:style-name="T2935">uje</text:span>my, proszę państwa, punkt 17, ze zgłoszoną poprawką, dyrektora Kłopotowskiego.</text:p>
      <text:p text:style-name="P2936">Prosz<text:span text:style-name="T2937">ę</text:span>.</text:p>
      <text:p text:style-name="P2938"><text:span text:style-name="T2939">Wo</text:span><text:span text:style-name="T2940">jc</text:span><text:span text:style-name="T2941">iech K</text:span><text:span text:style-name="T2942">ł</text:span><text:span text:style-name="T2943">osowski</text:span>:</text:p>
      <text:p text:style-name="P2944">Pan pr<text:span text:style-name="T2945">zewo</text:span>dniczący powie<text:span text:style-name="T2946">dzia</text:span>ł i rzeczywiście tak jest,<text:s/><text:span text:style-name="T2947">ż</text:span>e te działania mają podjąć samodzielne prz<text:span text:style-name="T2948">ed</text:span>s<text:span text:style-name="T2949">ię</text:span>bior<text:span text:style-name="T2950">st</text:span>wa. Nie w<text:span text:style-name="T2951">ie</text:span>m, czy my tutaj na resorty wskazujemy, bo to pójdzie do ministerstw i zginie. Jak zrozumiałem to zapis, który pan podawał, powinien brzmieć w taki sposób:</text:p>
      <text:p text:style-name="P2952">„celem zmniejszenia ilości odpadów już<text:s/><text:span text:style-name="T2953">na</text:span>gro<text:span text:style-name="T2954">ma</text:span>d<text:span text:style-name="T2955">zo</text:span>ny<text:span text:style-name="T2956">ch<text:s/></text:span>zainteresowane podmioty gosp<text:span text:style-name="T2957">o</text:span>dar<text:span text:style-name="T2958">uj</text:span>ące pod nadzorem ministerstwa podejmą działania. Nie wiem, czy jeszcze n<text:span text:style-name="T2959">ie</text:span><text:s/>dodać, minister<text:span text:style-name="T2960">st</text:span>wa, w por<text:span text:style-name="T2961">oz</text:span>umieniu z zainteresowanymi przedsiębiorstwami. Bo tu chodzi o to, żeby pr<text:span text:style-name="T2962">ze</text:span>d<text:span text:style-name="T2963">siębio</text:span>r<text:span text:style-name="T2964">stwo</text:span><text:s/>ze swoimi odpadami radzić.<text:s/><text:span text:style-name="T2965">A</text:span><text:s/>nadzór ze strony Ministerstwa Ochrony Środowiska. Jest to nadzór nad podmiotem gospoda<text:span text:style-name="T2966">ru</text:span>ją<text:span text:style-name="T2967">c</text:span>ym, a czy uzyska pomoc ze swojego resortu w tej sp<text:span text:style-name="T2968">r</text:span>awie to inne zagadnienie. Więc byłoby to krótko.</text:p>
      <text:p text:style-name="P2969"><text:span text:style-name="T2970">J</text:span><text:span text:style-name="T2971">er</text:span><text:span text:style-name="T2972">zy</text:span><text:span text:style-name="T2973"><text:s/>K</text:span><text:span text:style-name="T2974">oł</text:span><text:span text:style-name="T2975">od</text:span><text:span text:style-name="T2976">ziejsk</text:span><text:span text:style-name="T2977">i</text:span>:</text:p>
      <text:p text:style-name="P2978">Dziękuję<text:span text:style-name="T2979">.</text:span><text:s/><text:span text:style-name="T2980">Pan</text:span><text:s/>mini<text:span text:style-name="T2981">st</text:span>er.</text:p>
      <text:p text:style-name="P2982"><text:span text:style-name="T2983">Wacław Kulczyński</text:span>:</text:p>
      <text:p text:style-name="P2984">Ja<text:span text:style-name="T2985">kk</text:span>olwie<text:span text:style-name="T2986">k</text:span><text:s/>b<text:span text:style-name="T2987">yś</text:span>my nie re<text:span text:style-name="T2988">f</text:span>ormowali gospodarki to pozost<text:span text:style-name="T2989">a</text:span>ną<text:s/><text:span text:style-name="T2990">w</text:span><text:s/>obszarze<text:s/><text:span text:style-name="T2991">za</text:span>in<text:span text:style-name="T2992">t</text:span>ere<text:span text:style-name="T2993">so</text:span>wania pos<text:span text:style-name="T2994">z</text:span>c<text:span text:style-name="T2995">ze</text:span>gólny<text:span text:style-name="T2996">ch</text:span><text:s/>resortów określone podmioty gosp<text:span text:style-name="T2997">o</text:span>darcze.<text:s/><text:span text:style-name="T2998">I</text:span><text:s/>nie chcielibyśmy stworzyć takiej sytuacji, że na placu boju jedynym odpow<text:span text:style-name="T2999">ie</text:span>dzialnym za temat pozostanie Ministerstwo Ochrony Środowiska. Musimy podkreślić, że rola Ministerstwa Przemysłu, ministra Wilczka, z jego zespołem, ministra<text:s/><text:span text:style-name="T3000">F</text:span>erensztajn i jego zespołu, odpowiadają za te jednostki, które działają w terenie. Bo inaczej zostaniemy trochę w próżni w<text:s/>przedkładaniu<text:s/>do jednostek, które nie czują się związane z określonym resortem.</text:p>
      <text:p text:style-name="P3001">Stąd nasza formuła z prośbą o jej uwzględnienie.</text:p>
      <text:p text:style-name="P3002"><text:span text:style-name="T3003">J</text:span><text:span text:style-name="T3004">er</text:span><text:span text:style-name="T3005">zy</text:span><text:span text:style-name="T3006"><text:s/>K</text:span><text:span text:style-name="T3007">oł</text:span><text:span text:style-name="T3008">od</text:span><text:span text:style-name="T3009">ziejsk</text:span><text:span text:style-name="T3010">i</text:span>:</text:p>
      <text:p text:style-name="P3011">Tak, ja myślę, że to można w ten sposób zapisać. Tutaj jest, z<text:span text:style-name="T3012">ai</text:span>nteresowane resorty i podmioty gospodarcze. Kwestia jest, czy podmioty gospodarcze i z<text:span text:style-name="T3013">ainte</text:span>res<text:span text:style-name="T3014">owan</text:span>e resorty.<text:s/>Czy<text:s/><text:span text:style-name="T3015">je</text:span>dno na pierwszym miejscu, czy drugie?<text:s/><text:span text:style-name="T3016">A</text:span>le to jest chyba mniejsza sprawa.</text:p>
      <text:p text:style-name="P3017">Przyjmujemy punkt 17 z poprawką zgłoszoną w czasie dysku<text:span text:style-name="T3018">sji.</text:span></text:p>
      <text:p text:style-name="P3019"><text:span text:style-name="T3020">J</text:span><text:span text:style-name="T3021">erzy<text:s/></text:span><text:span text:style-name="T3022">K</text:span><text:span text:style-name="T3023">w</text:span><text:span text:style-name="T3024">i</text:span><text:span text:style-name="T3025">atkow</text:span><text:span text:style-name="T3026">sk</text:span>i:</text:p>
      <text:p text:style-name="P3027">Pr<text:span text:style-name="T3028">ze</text:span>pra<text:span text:style-name="T3029">sz</text:span>am, ja mi<text:span text:style-name="T3030">ałb</text:span>ym<text:s/><text:span text:style-name="T3031">je</text:span>szcze uwagę do punktu 19<text:span text:style-name="T3032">.</text:span></text:p>
      <text:p text:style-name="P3033"><text:span text:style-name="T3034">J</text:span><text:span text:style-name="T3035">er</text:span><text:span text:style-name="T3036">zy</text:span><text:span text:style-name="T3037"><text:s/>K</text:span><text:span text:style-name="T3038">oł</text:span><text:span text:style-name="T3039">od</text:span><text:span text:style-name="T3040">ziejsk</text:span><text:span text:style-name="T3041">i</text:span>:</text:p>
      <text:p text:style-name="P3042">Proszę bardzo, wracamy do punktu 19<text:s/><text:span text:style-name="T3043">w</text:span><text:s/>takim razie. Proszę bardzo.</text:p>
      <text:soft-page-break/>
      <text:p text:style-name="P3044"><text:span text:style-name="T3045">J</text:span><text:span text:style-name="T3046">erzy<text:s/></text:span><text:span text:style-name="T3047">K</text:span><text:span text:style-name="T3048">w</text:span><text:span text:style-name="T3049">i</text:span><text:span text:style-name="T3050">atkow</text:span><text:span text:style-name="T3051">sk</text:span>i:</text:p>
      <text:p text:style-name="P3052">Uzgodniliśmy tutaj w czasie dyskusji i w mię<text:span text:style-name="T3053">dz</text:span>yczasie treść punktu 19<text:span text:style-name="T3054">.</text:span><text:s/>Brzmi on następująco: pilne powołanie komisji rządowej z udziałem pr<text:span text:style-name="T3055">ze</text:span>ds<text:span text:style-name="T3056">ta</text:span>w<text:span text:style-name="T3057">icieli</text:span><text:s/>strony społecznej:</text:p>
      <text:p text:style-name="P3058">1<text:span text:style-name="T3059">.</text:span><text:s/>dla weryfikacji zasad produkcji rolnej i przetwórstwa żywnościowego, mającej na celu eliminację skażenia żywności.</text:p>
      <text:p text:style-name="P3060">Skażenie żywności, to jest wszelkie skażenie żywności, a hormony są również subst<text:span text:style-name="T3061">a</text:span>n<text:span text:style-name="T3062">cj</text:span>ami chemicznymi. Więc nie widzimy powodu, żeby to wszystko wymieniać, bo tekst byłby bardzo długi.</text:p>
      <text:p text:style-name="P3063">Punkt 2. Dla zmiany rozwiązań organ<text:span text:style-name="T3064">iz</text:span>ac<text:span text:style-name="T3065">yj</text:span>nych i technolog<text:span text:style-name="T3066">icz</text:span>nych w c<text:span text:style-name="T3067">el</text:span>u radykalnej poprawy jakości produktów rolnyc<text:span text:style-name="T3068">h</text:span>, a szczególnie mleka. Dodaliśmy tutaj, rozszerz<text:span text:style-name="T3069">yl</text:span>iśmy ten punkt, bo nie tylko kwestia mleka, ale również innych produktów rolnych.</text:p>
      <text:p text:style-name="P3070">I tutaj interwenc<text:span text:style-name="T3071">yj</text:span>na sprawa, na okres przejściowy, w trybie natychmiastowym, zabezpieczyć pełną do<text:span text:style-name="T3072">s</text:span>tawę z importu atestowanego mleka w proszku na potrzeby odżywiania osesków, wydawanego na karty zdrowia, po obniżonych cenach. Ponieważ dotyczy to bardzo określonej, że tak powiem, wiekowej kategorii dzieci.</text:p>
      <text:p text:style-name="P3073"><text:span text:style-name="T3074">J</text:span><text:span text:style-name="T3075">er</text:span><text:span text:style-name="T3076">zy</text:span><text:span text:style-name="T3077"><text:s/>K</text:span><text:span text:style-name="T3078">oł</text:span><text:span text:style-name="T3079">od</text:span><text:span text:style-name="T3080">ziejsk</text:span><text:span text:style-name="T3081">i</text:span>:</text:p>
      <text:p text:style-name="P3082">Dz<text:span text:style-name="T3083">ię</text:span>kuję bardzo. Tak się nazywają fachowo, oseski? Wiadomo co to jest. Proszę bardzo pani Hejmanowska.</text:p>
      <text:p text:style-name="P3084"><text:span text:style-name="T3085">Stefania Hejmanowska</text:span>:</text:p>
      <text:p text:style-name="P3086">Przepraszam, chyba n<text:span text:style-name="T3087">ie</text:span><text:s/>osesków, a przynajmniej do zakończenia pierwszego roku życia. T<text:span text:style-name="T3088">a</text:span>k uważam, noworodków. Oseski to są te maleństwa, które co się dopiero urodzą.<text:s/><text:span text:style-name="T3089">A</text:span><text:s/>przynajmniej do roku czasu.</text:p>
      <text:p text:style-name="P3090"><text:span text:style-name="T3091">J</text:span><text:span text:style-name="T3092">er</text:span><text:span text:style-name="T3093">zy</text:span><text:span text:style-name="T3094"><text:s/>K</text:span><text:span text:style-name="T3095">oł</text:span><text:span text:style-name="T3096">od</text:span><text:span text:style-name="T3097">ziejsk</text:span><text:span text:style-name="T3098">i</text:span>:</text:p>
      <text:p text:style-name="P3099">Bardzo proszę.</text:p>
      <text:p text:style-name="P3100"><text:span text:style-name="T3101">Wojci</text:span><text:span text:style-name="T3102">ech Kłosows</text:span><text:span text:style-name="T3103">k</text:span><text:span text:style-name="T3104">i</text:span>:</text:p>
      <text:p text:style-name="P3105">Znany term<text:span text:style-name="T3106">i</text:span>n lekarski, niemowlęta, proszę państwa.</text:p>
      <text:p text:style-name="P3107"><text:span text:style-name="T3108">J</text:span><text:span text:style-name="T3109">er</text:span><text:span text:style-name="T3110">zy</text:span><text:span text:style-name="T3111"><text:s/>K</text:span><text:span text:style-name="T3112">oł</text:span><text:span text:style-name="T3113">od</text:span><text:span text:style-name="T3114">ziejsk</text:span><text:span text:style-name="T3115">i</text:span>:</text:p>
      <text:p text:style-name="P3116"><text:span text:style-name="T3117">C</text:span>z<text:span text:style-name="T3118">y</text:span><text:s/>zadawala formuła niemowląt? Proszę bardzo.</text:p>
      <text:p text:style-name="P3119"><text:span text:style-name="T3120">Rafał Kasprzyk</text:span>:</text:p>
      <text:p text:style-name="P3121"><text:span text:style-name="T3122">Ja</text:span><text:s/>chciałbym być dobrze zrozumiany. Import mleka w takiej ilości, żeby wystarczyło dla niemowląt do drugiego roku życia i sprzedawanego dowolnie<text:span text:style-name="T3123">,<text:s/></text:span>jest po prostu niemożliwy. Jeżeli chcemy jeszcze dodać do tego dotacje, to proponow<text:span text:style-name="T3124">ał</text:span>bym, a taka była na to zgoda redaktorów, że powinno to dotyczyć tych wypadków, kiedy interwen<text:span text:style-name="T3125">cj</text:span>a takim mlekiem, czy odżywiania takim mlekiem jest konieczne. Proszę państwa, ja mam do czynienia z mlekiem od lat trzydziestu, a sam też się wychowałem na mleku wtedy, kiedy o higienie jeszcze bardzo ma<text:span text:style-name="T3126">ł</text:span>o s<text:span text:style-name="T3127">ię</text:span><text:s/>mówiło, była o wiele większa niż dzisiaj i mleko to nie jest trucizną. Ch<text:span text:style-name="T3128">c</text:span>i<text:span text:style-name="T3129">a</text:span>łb<text:span text:style-name="T3130">y</text:span>m to z całą mocą podkreślić w imieniu wszystkich producentów mleka. Dziękuję.</text:p>
      <text:p text:style-name="P3131"><text:span text:style-name="T3132">J</text:span><text:span text:style-name="T3133">er</text:span><text:span text:style-name="T3134">zy</text:span><text:span text:style-name="T3135"><text:s/>K</text:span><text:span text:style-name="T3136">oł</text:span><text:span text:style-name="T3137">od</text:span><text:span text:style-name="T3138">ziejsk</text:span><text:span text:style-name="T3139">i</text:span>:</text:p>
      <text:p text:style-name="P3140">Pani Hejmanowska, proszę.</text:p>
      <text:p text:style-name="P3141"><text:span text:style-name="T3142">Stefania Hejmanowska</text:span>:</text:p>
      <text:p text:style-name="P3143">Ja chciałam tylko zwrócić uwagę,<text:s/><text:span text:style-name="T3144">ż</text:span>e jeżeli tutaj obejmiemy dzieci szczególnie zagrożone, to nie ma sensu tego punktu dodatkowego tutaj wprowadzać, tego ostatniego, bo to jest ujęte w 21 punkcie.</text:p>
      <text:soft-page-break/>
      <text:p text:style-name="P3145"><text:span text:style-name="T3146">J</text:span><text:span text:style-name="T3147">er</text:span><text:span text:style-name="T3148">zy</text:span><text:span text:style-name="T3149"><text:s/>K</text:span><text:span text:style-name="T3150">oł</text:span><text:span text:style-name="T3151">od</text:span><text:span text:style-name="T3152">ziejsk</text:span><text:span text:style-name="T3153">i</text:span>:</text:p>
      <text:p text:style-name="P3154">To<text:s/><text:span text:style-name="T3155">je</text:span>st racja.</text:p>
      <text:p text:style-name="P3156"><text:span text:style-name="T3157">Stefania Hejmanowska</text:span>:</text:p>
      <text:p text:style-name="P3158"><text:span text:style-name="T3159">A</text:span><text:s/>co z pozostałymi d<text:span text:style-name="T3160">zi</text:span>ećmi? Je<text:span text:style-name="T3161">ż</text:span>eli ujmiemy, że tylko w szczególnych przypadkach.</text:p>
      <text:p text:style-name="P3162"><text:span text:style-name="T3163">J</text:span><text:span text:style-name="T3164">er</text:span><text:span text:style-name="T3165">zy</text:span><text:span text:style-name="T3166"><text:s/>K</text:span><text:span text:style-name="T3167">oł</text:span><text:span text:style-name="T3168">od</text:span><text:span text:style-name="T3169">ziejsk</text:span><text:span text:style-name="T3170">i</text:span>:</text:p>
      <text:p text:style-name="P3171"><text:span text:style-name="T3172">W</text:span><text:s/>punk<text:span text:style-name="T3173">cie</text:span><text:s/>którym?</text:p>
      <text:p text:style-name="P3174"><text:span text:style-name="T3175">Stefania Hejmanowska</text:span>:</text:p>
      <text:p text:style-name="P3176"><text:span text:style-name="T3177">W</text:span><text:s/>21.</text:p>
      <text:p text:style-name="P3178"><text:span text:style-name="T3179">J</text:span><text:span text:style-name="T3180">er</text:span><text:span text:style-name="T3181">zy</text:span><text:span text:style-name="T3182"><text:s/>K</text:span><text:span text:style-name="T3183">oł</text:span><text:span text:style-name="T3184">od</text:span><text:span text:style-name="T3185">ziejsk</text:span><text:span text:style-name="T3186">i</text:span>:</text:p>
      <text:p text:style-name="P3187">Proszę bardzo, pan Bogusław Gołąb.</text:p>
      <text:p text:style-name="P3188"><text:span text:style-name="T3189">Bo</text:span><text:span text:style-name="T3190">g</text:span><text:span text:style-name="T3191">us</text:span><text:span text:style-name="T3192">ł</text:span><text:span text:style-name="T3193">aw Go</text:span><text:span text:style-name="T3194">łą</text:span><text:span text:style-name="T3195">b</text:span>:</text:p>
      <text:p text:style-name="P3196"><text:span text:style-name="T3197">A</text:span>le t<text:span text:style-name="T3198">ak,</text:span><text:s/><text:span text:style-name="T3199">w</text:span><text:s/>punkcie 21, proszę państwo, mówi<text:span text:style-name="T3200">m</text:span>y jednoznaczn<text:span text:style-name="T3201">ie</text:span><text:s/>o sprawach ekologicznej katastrofy. Natomiast tu<text:span text:style-name="T3202">t</text:span>aj mówimy o wszystkich niemowlętach.<text:s/><text:span text:style-name="T3203">I</text:span><text:s/>tutaj jest jasne,<text:s/><text:span text:style-name="T3204">ż</text:span>e c<text:span text:style-name="T3205">ho</text:span>dzi o mleko, jako o podstawowy produkt żywnościowy. Ja się nie upieram, czy to chodzi do dwóch lat, czy do roku, ale musi być to uwzględn<text:span text:style-name="T3206">io</text:span>ne. Mleko jest podstawowym produktem dla<text:s/>dz<text:span text:style-name="T3207">i</text:span>eci, a w pierwszym okresie życia jest to niezbędne. Niech to lekarze uwzględnią, czy to będzie do roku czasu.</text:p>
      <text:p text:style-name="P3208"><text:span text:style-name="T3209">J</text:span><text:span text:style-name="T3210">er</text:span><text:span text:style-name="T3211">zy</text:span><text:span text:style-name="T3212"><text:s/>K</text:span><text:span text:style-name="T3213">oł</text:span><text:span text:style-name="T3214">od</text:span><text:span text:style-name="T3215">ziejsk</text:span><text:span text:style-name="T3216">i</text:span>:</text:p>
      <text:p text:style-name="P3217">Dobrze, ale rozważmy jednak zasadność propozycji pani Hejmanowski<text:span text:style-name="T3218">ej.</text:span><text:s/><text:span text:style-name="T3219">O</text:span>na ma rację, że zdrow<text:span text:style-name="T3220">ie</text:span><text:s/>ująć w punkcie 21. A tutaj<text:s/><text:span text:style-name="T3221">s</text:span>p<text:span text:style-name="T3222">r</text:span>awa<text:s/>dotyczy produk<text:span text:style-name="T3223">cj</text:span>i zdrowej żywnoś<text:span text:style-name="T3224">c</text:span>i. Więc przenieść to do punktu 21.</text:p>
      <text:p text:style-name="P3225"><text:span text:style-name="T3226">Stefania Hejmanowska</text:span>:</text:p>
      <text:p text:style-name="P3227">Przepraszam, ja tylko dlatego tak pow<text:span text:style-name="T3228">ie</text:span>d<text:span text:style-name="T3229">zi</text:span>ałam, bo minister powiedział, że mamy w tym punkcie ująć dzi<text:span text:style-name="T3230">e</text:span>ci, które tego wymagają. A jeśli chodzi o mleko to uważam,<text:s/><text:span text:style-name="T3231">ta</text:span>k jak kolega Gołąb, mleko powinno objąć wszystkie niemowlęta w Polsce do roku czasu.<text:s/><text:span text:style-name="T3232">I<text:s/></text:span>ja tak proponuję.</text:p>
      <text:p text:style-name="P3233"><text:span text:style-name="T3234">J</text:span><text:span text:style-name="T3235">er</text:span><text:span text:style-name="T3236">zy</text:span><text:span text:style-name="T3237"><text:s/>K</text:span><text:span text:style-name="T3238">oł</text:span><text:span text:style-name="T3239">od</text:span><text:span text:style-name="T3240">ziejsk</text:span><text:span text:style-name="T3241">i</text:span>:</text:p>
      <text:p text:style-name="P3242"><text:span text:style-name="T3243">D</text:span>la mnie jest to bez znaczenia, chciałem uporządkowa<text:span text:style-name="T3244">ć</text:span><text:s/>t<text:span text:style-name="T3245">y</text:span>lko<text:s/><text:span text:style-name="T3246">re</text:span>dak<text:span text:style-name="T3247">cj</text:span>ę.</text:p>
      <text:p text:style-name="P3248">Proszę bardzo.</text:p>
      <text:p text:style-name="P3249"><text:span text:style-name="T3250">Jerzy<text:s/></text:span><text:span text:style-name="T3251">Sal</text:span><text:span text:style-name="T3252">monow</text:span><text:span text:style-name="T3253">icz</text:span>:</text:p>
      <text:p text:style-name="P3254">Chciałem podnieść taką sprawę, dlaczego wyeksponowano sprawę mleka dla niemowląt. Ze względu, przepraszam, już nie higieny b<text:span text:style-name="T3255">a</text:span>k<text:span text:style-name="T3256">te</text:span>r<text:span text:style-name="T3257">io</text:span>lo<text:span text:style-name="T3258">gicz</text:span>n<text:span text:style-name="T3259">ej</text:span>, bo nie o to chodzi.<text:span text:style-name="T3260"><text:s/></text:span>Oczywiście, my w kraju jesteśmy w stanie zabezpieczyć pewną pulę mleka o wysokiej klasie czystości bakteriologi<text:span text:style-name="T3261">cz</text:span>n<text:span text:style-name="T3262">ej.</text:span><text:s/>Natomiast tu chodzi o problem o wiele głębszy i niestety w tej chwili nie do przebrnięcia, przez najbliższy okres czasu. To jest problem<text:span text:style-name="T3263"><text:s/></text:span>przede wszystkim zawartości azotanu. I tu na<text:span text:style-name="T3264">m</text:span><text:s/>chodzi o traktowanie tego przede wszystkim mleka importowanego na zawartość azotanów. Częściowo, oczywiście, to nie jest tylko to. Ale pr<text:span text:style-name="T3265">ze</text:span>de wszystkim azotanów.</text:p>
      <text:p text:style-name="P3266">Natomiast, chciałbym powiedzieć o jeszcze jednej rzeczy. To nie byłoby mleko, to co proponujemy, mleko na wolnym rynku. Tylko mleko rozdzielane na karty zdrowia, w układzie organizacji s<text:span text:style-name="T3267">ł</text:span>użby zdrowia, czy w inny sposób. Niemniej proszę państwa, do roku życia, podtrz<text:span text:style-name="T3268">ymuj</text:span>emy, postulujemy, by mleko zabezpieczyć. To jest problem naprawdę bardzo groźny,<text:s/><text:span text:style-name="T3269">j</text:span>eśli chodzi o pediatr<text:span text:style-name="T3270">i</text:span>ę.</text:p>
      <text:p text:style-name="P3271"><text:span text:style-name="T3272">J</text:span><text:span text:style-name="T3273">er</text:span><text:span text:style-name="T3274">zy</text:span><text:span text:style-name="T3275"><text:s/>K</text:span><text:span text:style-name="T3276">oł</text:span><text:span text:style-name="T3277">od</text:span><text:span text:style-name="T3278">ziejsk</text:span><text:span text:style-name="T3279">i</text:span>:</text:p>
      <text:soft-page-break/>
      <text:p text:style-name="P3280">Zwracam uwagę, że sprawa zaczęła s<text:span text:style-name="T3281">ię</text:span><text:s/>od osesków, a teraz się rozpętała dyskusja na tematy wszystkie.</text:p>
      <text:p text:style-name="P3282"><text:span text:style-name="T3283">Bo</text:span><text:span text:style-name="T3284">g</text:span><text:span text:style-name="T3285">us</text:span><text:span text:style-name="T3286">ł</text:span><text:span text:style-name="T3287">aw Go</text:span><text:span text:style-name="T3288">łą</text:span><text:span text:style-name="T3289">b</text:span>:</text:p>
      <text:p text:style-name="P3290">Dlatego napiszmy dla niemowląt i będzie spokój.</text:p>
      <text:p text:style-name="P3291"><text:span text:style-name="T3292">J</text:span><text:span text:style-name="T3293">er</text:span><text:span text:style-name="T3294">zy</text:span><text:span text:style-name="T3295"><text:s/>K</text:span><text:span text:style-name="T3296">oł</text:span><text:span text:style-name="T3297">od</text:span><text:span text:style-name="T3298">ziejsk</text:span><text:span text:style-name="T3299">i</text:span>:</text:p>
      <text:p text:style-name="P3300">Może wobec tego, jaką proponujecie redakcję?</text:p>
      <text:p text:style-name="P3301">Proszę bardzo, pan Kwiatk<text:span text:style-name="T3302">owsk</text:span>i.</text:p>
      <text:p text:style-name="P3303"><text:span text:style-name="T3304">J</text:span><text:span text:style-name="T3305">erzy<text:s/></text:span><text:span text:style-name="T3306">K</text:span><text:span text:style-name="T3307">w</text:span><text:span text:style-name="T3308">i</text:span><text:span text:style-name="T3309">atkow</text:span><text:span text:style-name="T3310">sk</text:span>i:</text:p>
      <text:p text:style-name="P3311">Proponuję żeby zapis<text:span text:style-name="T3312">a</text:span>ć to tak:</text:p>
      <text:p text:style-name="P3313">„na okres przejściowy w trybie natychmiastowym zabezpieczyć pełną dostawę z importu atestowanego mleka w proszku na potrzeby odżywiania niemowląt, wydawanego na karty zdrowia po obniżonej cenie”.</text:p>
      <text:p text:style-name="P3314"><text:span text:style-name="T3315">J</text:span><text:span text:style-name="T3316">er</text:span><text:span text:style-name="T3317">zy</text:span><text:span text:style-name="T3318"><text:s/>K</text:span><text:span text:style-name="T3319">oł</text:span><text:span text:style-name="T3320">od</text:span><text:span text:style-name="T3321">ziejsk</text:span><text:span text:style-name="T3322">i</text:span>:</text:p>
      <text:p text:style-name="P3323">Dobrze? Zamiast może zabezpieczyć, to zapewnić.<text:s/><text:span text:style-name="T3324">P</text:span>roszę bardzo.</text:p>
      <text:p text:style-name="P3325">Czy prz<text:span text:style-name="T3326">yj</text:span>m<text:span text:style-name="T3327">uj</text:span>emy taki zapis? Jeszcze pan Bogusław<text:s/>Gołąb. Proszę bardzo.</text:p>
      <text:p text:style-name="P3328"><text:span text:style-name="T3329">Bo</text:span><text:span text:style-name="T3330">g</text:span><text:span text:style-name="T3331">us</text:span><text:span text:style-name="T3332">ł</text:span><text:span text:style-name="T3333">aw Go</text:span><text:span text:style-name="T3334">łą</text:span><text:span text:style-name="T3335">b</text:span>:</text:p>
      <text:p text:style-name="P3336">Niest<text:span text:style-name="T3337">et</text:span>y powi<text:span text:style-name="T3338">em</text:span><text:s/>o mojej wątpliwości.<text:s/><text:span text:style-name="T3339">Czy</text:span><text:s/>nie będzie tak, że na przykład praktyka powie, że na te karty zdrowia będzie w<text:span text:style-name="T3340">yp</text:span>isywał lekarz tylko dzieciom osłabionym, z jakichś powodów lekarskich.<text:s/><text:span text:style-name="T3341">A<text:s/></text:span>nie generalnie dzieciom wszystkim, do roku. To jest moja wątpliwość. Bo tak będzie praktycznie to wyglądało.</text:p>
      <text:p text:style-name="P3342"><text:span text:style-name="T3343">Ma</text:span><text:span text:style-name="T3344">re</text:span><text:span text:style-name="T3345">k</text:span><text:span text:style-name="T3346"><text:s/>Roman</text:span>:</text:p>
      <text:p text:style-name="P3347">Trzeba więc to wykreślić.</text:p>
      <text:p text:style-name="P3348"><text:span text:style-name="T3349">J</text:span><text:span text:style-name="T3350">er</text:span><text:span text:style-name="T3351">zy</text:span><text:span text:style-name="T3352"><text:s/>K</text:span><text:span text:style-name="T3353">oł</text:span><text:span text:style-name="T3354">od</text:span><text:span text:style-name="T3355">ziejsk</text:span><text:span text:style-name="T3356">i</text:span>:</text:p>
      <text:p text:style-name="P3357">Nie, musi być jakaś reguła kontroln<text:span text:style-name="T3358">a.</text:span></text:p>
      <text:p text:style-name="P3359">Pro<text:span text:style-name="T3360">sz</text:span>ę bardzo, pan Kwiatkow<text:span text:style-name="T3361">sk</text:span>i.</text:p>
      <text:p text:style-name="P3362"><text:span text:style-name="T3363">J</text:span><text:span text:style-name="T3364">erzy<text:s/></text:span><text:span text:style-name="T3365">K</text:span><text:span text:style-name="T3366">w</text:span><text:span text:style-name="T3367">i</text:span><text:span text:style-name="T3368">atkow</text:span><text:span text:style-name="T3369">sk</text:span>i:</text:p>
      <text:p text:style-name="P3370">Ja nie jestem pediatrią i nie wiem, czy tak powinno być? My jako niefachowcy chcemy uwzględnić, że nie jest to tak, że wszystkie niemowlęta muszą mieć mleko z importu, bo to nie jest konieczne. Po prostu s<text:span text:style-name="T3371">ą</text:span><text:s/>małe regiony Polski, gdzie mogą niemowlęta pić z powodzeniem mleko miejscowe. Czy po prostu nie eliminujmy całkowicie mleka polskiego z odżywiania naszych dzieci.</text:p>
      <text:p text:style-name="P3372">Natomiast, oczywiście druga sprawa, to to, czy to jest realne z punktu widzenia dotacji. Bo sprawa musi być dopłacona. Dzisiaj cena mleka jest wiadomo jaka.</text:p>
      <text:p text:style-name="P3373">Dzięk<text:span text:style-name="T3374">uję.</text:span></text:p>
      <text:p text:style-name="P3375"><text:span text:style-name="T3376">J</text:span><text:span text:style-name="T3377">er</text:span><text:span text:style-name="T3378">zy</text:span><text:span text:style-name="T3379"><text:s/>K</text:span><text:span text:style-name="T3380">oł</text:span><text:span text:style-name="T3381">od</text:span><text:span text:style-name="T3382">ziejsk</text:span><text:span text:style-name="T3383">i</text:span>:</text:p>
      <text:p text:style-name="P3384">Proszę bardzo, pan Mierzwiński.</text:p>
      <text:p text:style-name="P3385"><text:span text:style-name="T3386">Adam</text:span><text:span text:style-name="T3387"><text:s/></text:span><text:span text:style-name="T3388">Mierzwiń</text:span><text:span text:style-name="T3389">sk</text:span><text:span text:style-name="T3390">i</text:span>:</text:p>
      <text:p text:style-name="P3391">Ja n<text:span text:style-name="T3392">ie</text:span><text:s/>chciałbym mówić o mleku, ponieważ sądzę, że to s<text:span text:style-name="T3393">fo</text:span>rmułowanie, któr<text:span text:style-name="T3394">e</text:span><text:s/>odczytał<text:s/>p<text:span text:style-name="T3395">a</text:span>n d<text:span text:style-name="T3396">y</text:span>rektor Kwiatkowski jest s<text:span text:style-name="T3397">fo</text:span>rmu<text:span text:style-name="T3398">ło</text:span>w<text:span text:style-name="T3399">anie</text:span>m, które można by prz<text:span text:style-name="T3400">yj</text:span>ąć.</text:p>
      <text:p text:style-name="P3401">Chciałem jednak powiedzieć, że umknął nam, według mnie, ważny punkt, dotyczący<text:s/><text:span text:style-name="T3402">zo</text:span>rg<text:span text:style-name="T3403">aniz</text:span>ow<text:span text:style-name="T3404">ania</text:span><text:s/>sprawnego, wieloszc<text:span text:style-name="T3405">ze</text:span>blowego systemu badania żywności. Możemy opracować zasady, weryfikować zasady, produkcji rolnej, przetwórstwa żywności, ale będą zawsze nieuczciwi producenci, którzy będą<text:s/><text:soft-page-break/>szprycować, na przykład, pomidory moczem i przepraszam, i wtedy będziemy mieć piękne, czerwone pomidory, ale niezdrowe.<text:s/><text:span text:style-name="T3406">W</text:span><text:s/>związku z tym model wielosz<text:span text:style-name="T3407">c</text:span>zeblowy badania żywności jest całkowicie zasadny i wymaga utrzymania. Dziękuję.</text:p>
      <text:p text:style-name="P3408"><text:span text:style-name="T3409">J</text:span><text:span text:style-name="T3410">er</text:span><text:span text:style-name="T3411">zy</text:span><text:span text:style-name="T3412"><text:s/>K</text:span><text:span text:style-name="T3413">oł</text:span><text:span text:style-name="T3414">od</text:span><text:span text:style-name="T3415">ziejsk</text:span><text:span text:style-name="T3416">i</text:span>:</text:p>
      <text:p text:style-name="P3417">To jest jak gdyby inna sprawa. My chcemy pr<text:span text:style-name="T3418">ze</text:span>d<text:span text:style-name="T3419">yskutow</text:span>ać mleko na razie. Czy na temat mleka ktoś jeszcze, proszę. Profesor Kozłowski.</text:p>
      <text:p text:style-name="P3420"><text:span text:style-name="T3421">S</text:span><text:span text:style-name="T3422">tefan Kozł</text:span><text:span text:style-name="T3423">o</text:span><text:span text:style-name="T3424">wski</text:span>:</text:p>
      <text:p text:style-name="P3425">P<text:span text:style-name="T3426">r</text:span>oszę państwa, ja nawołuję, że my zbyt chyba oddalamy się od naszej problem<text:span text:style-name="T3427">at</text:span>yki. My nie możemy wszystkich spraw, co lekarz ma wystawiać, to są już nie nasze sprawy. Proponuję przyjąć zapis zaproponowany przez pana dyrektora Kw<text:span text:style-name="T3428">ia</text:span>tkowskiego.</text:p>
      <text:p text:style-name="P3429"><text:span text:style-name="T3430">J</text:span><text:span text:style-name="T3431">er</text:span><text:span text:style-name="T3432">zy</text:span><text:span text:style-name="T3433"><text:s/>K</text:span><text:span text:style-name="T3434">oł</text:span><text:span text:style-name="T3435">od</text:span><text:span text:style-name="T3436">ziejsk</text:span><text:span text:style-name="T3437">i</text:span>:</text:p>
      <text:p text:style-name="P3438">Wyrażamy taki sam pogląd od dawna.</text:p>
      <text:p text:style-name="P3439">Pan Bogusław Gołąb<text:s/><text:span text:style-name="T3440">je</text:span>szcze.</text:p>
      <text:p text:style-name="P3441"><text:span text:style-name="T3442">Bo</text:span><text:span text:style-name="T3443">g</text:span><text:span text:style-name="T3444">us</text:span><text:span text:style-name="T3445">ł</text:span><text:span text:style-name="T3446">aw Go</text:span><text:span text:style-name="T3447">łą</text:span><text:span text:style-name="T3448">b</text:span>:</text:p>
      <text:p text:style-name="P3449">Panie przewodnicz<text:span text:style-name="T3450">ąc</text:span>y. Ja naprawdę mam duże wątpliwości, jak pokazuje praktyka czterdz<text:span text:style-name="T3451">ie</text:span>stoletnia, niestety jedne dzieci będą uzyskiwały tę możliwość. To nie chodzi o to, czy będzie to możliwość, że lekarz załatwi, czy nie, a drugie będą piły to mleko,<text:s/>które tutaj zostało w<text:span text:style-name="T3452">yp</text:span>rodukowane.<text:s/><text:span text:style-name="T3453">Poz</text:span>a tym dystrybucja mleka po prostu jest taka,<text:s/><text:span text:style-name="T3454">ż</text:span>e mleko z r<text:span text:style-name="T3455">ej</text:span>onó<text:span text:style-name="T3456">w</text:span>, gdz<text:span text:style-name="T3457">ie</text:span><text:s/>są te skażenia, przejedzie do Gdańska, gdzie nie ma skażeń reg<text:span text:style-name="T3458">io</text:span>naln<text:span text:style-name="T3459">yc</text:span>h, ale d<text:span text:style-name="T3460">zi</text:span>eci bę<text:span text:style-name="T3461">dą</text:span><text:s/>spożywały to mleko. Ja proponuję to utrzymać cośmy zaproponowali. Dotyczy to społeczeństwa, które będzie w przyszłości naszymi następcami.</text:p>
      <text:p text:style-name="P3462"><text:span text:style-name="T3463">J</text:span><text:span text:style-name="T3464">er</text:span><text:span text:style-name="T3465">zy</text:span><text:span text:style-name="T3466"><text:s/>K</text:span><text:span text:style-name="T3467">oł</text:span><text:span text:style-name="T3468">od</text:span><text:span text:style-name="T3469">ziejsk</text:span><text:span text:style-name="T3470">i</text:span>:</text:p>
      <text:p text:style-name="P3471">Proszę bardzo. Jaką propozycję panowie proponują.</text:p>
      <text:p text:style-name="P3472"><text:span text:style-name="T3473">J</text:span><text:span text:style-name="T3474">e</text:span><text:span text:style-name="T3475">rzy Salmono</text:span><text:span text:style-name="T3476">wi</text:span><text:span text:style-name="T3477">cz</text:span>:</text:p>
      <text:p text:style-name="P3478">Ja<text:s/><text:span text:style-name="T3479">też</text:span><text:s/>rozumiem ten zapis, tam chodzi tylko chyba o<text:s/><text:span text:style-name="T3480">je</text:span>den wyraz. Wszystkie dzieci, tak ż<text:span text:style-name="T3481">eś</text:span>my rozumieli, że wszystkie dzieci. Wszystkie dzieci poza tymi, które są karmione piersią matki.</text:p>
      <text:p text:style-name="P3482"><text:span text:style-name="T3483">J</text:span><text:span text:style-name="T3484">er</text:span><text:span text:style-name="T3485">zy</text:span><text:span text:style-name="T3486"><text:s/>K</text:span><text:span text:style-name="T3487">oł</text:span><text:span text:style-name="T3488">od</text:span><text:span text:style-name="T3489">ziejsk</text:span><text:span text:style-name="T3490">i</text:span>:</text:p>
      <text:p text:style-name="P3491">Kolego Kwiatkowski, proszę odczytać jeszcze raz ten zapis, może po tej dyskusji na ni<text:span text:style-name="T3492">eg</text:span>o się zgodzimy.</text:p>
      <text:p text:style-name="P3493"><text:span text:style-name="T3494">J</text:span><text:span text:style-name="T3495">erzy<text:s/></text:span><text:span text:style-name="T3496">K</text:span><text:span text:style-name="T3497">w</text:span><text:span text:style-name="T3498">i</text:span><text:span text:style-name="T3499">atkow</text:span><text:span text:style-name="T3500">sk</text:span>i:</text:p>
      <text:p text:style-name="P3501">Jeszcze raz odczytuję dotyczący mleka.<text:s/><text:span text:style-name="T3502">N</text:span>a okres przejściowy w trybie natychmiastowym zapewnić pełną dostawę mleka w proszku, atestowanego mleka w proszku na potrzeby odżywiania niemowląt, wydawanego na karty zdrowia po obniżonych cenach.</text:p>
      <text:p text:style-name="P3503">Otóż jeśli nie będzie wydawane na karty zdrowia, to rozu<text:span text:style-name="T3504">m</text:span>iem, że trzeba będzie zapłacić pełną cenę.<text:s/><text:span text:style-name="T3505">A</text:span><text:s/>w tych wypadkach, kiedy lekarz decyduje, że trzeba wydać na kartę zdrowia, to będzie ono sprzedawane i trzeba będzie zapła<text:span text:style-name="T3506">ci</text:span>ć pełną cenę.<text:s/><text:span text:style-name="T3507">A</text:span><text:s/>w tych wypadkach, może w aptekach, nie wiem. Tak jak to rozumiem.</text:p>
      <text:p text:style-name="P3508"><text:span text:style-name="T3509">J</text:span><text:span text:style-name="T3510">er</text:span><text:span text:style-name="T3511">zy</text:span><text:span text:style-name="T3512"><text:s/>K</text:span><text:span text:style-name="T3513">oł</text:span><text:span text:style-name="T3514">od</text:span><text:span text:style-name="T3515">ziejsk</text:span><text:span text:style-name="T3516">i</text:span>:</text:p>
      <text:p text:style-name="P3517">Proszę bardzo. Pan Kłosowski.</text:p>
      <text:p text:style-name="P3518"><text:span text:style-name="T3519">Wojci</text:span><text:span text:style-name="T3520">ech Kłosows</text:span><text:span text:style-name="T3521">k</text:span><text:span text:style-name="T3522">i</text:span>:</text:p>
      <text:p text:style-name="P3523">M<text:span text:style-name="T3524">yślę,</text:span><text:s/><text:span text:style-name="T3525">że</text:span><text:s/><text:span text:style-name="T3526">jest</text:span><text:s/><text:span text:style-name="T3527">możliwość</text:span><text:s/>zakończenia tego. To zn<text:span text:style-name="T3528">a</text:span>cz<text:span text:style-name="T3529">y</text:span><text:s/>s<text:span text:style-name="T3530">form</text:span>u<text:span text:style-name="T3531">ło</text:span>w<text:span text:style-name="T3532">anie</text:span><text:s/>o pełnej dostawie mleka proponujemy i rozumiemy, że chodzi o ilość mleka do wszystkich niemowląt. Jest proponowałbym zastąpić<text:s/><text:soft-page-break/>s<text:span text:style-name="T3533">fo</text:span>rmu<text:span text:style-name="T3534">ło</text:span>wan<text:span text:style-name="T3535">ie</text:span><text:s/>ni<text:span text:style-name="T3536">ej</text:span>ednozna<text:span text:style-name="T3537">cz</text:span>ne w naszym odczuciu, pełną dostawę mleka, i dodać słowo<text:s/>„wsz<text:span text:style-name="T3538">ys</text:span>tkich<text:span text:style-name="T3539">”</text:span><text:s/>przed wyrazem niemowląt.</text:p>
      <text:p text:style-name="P3540"><text:span text:style-name="T3541">J</text:span><text:span text:style-name="T3542">er</text:span><text:span text:style-name="T3543">zy</text:span><text:span text:style-name="T3544"><text:s/>K</text:span><text:span text:style-name="T3545">oł</text:span><text:span text:style-name="T3546">od</text:span><text:span text:style-name="T3547">ziejsk</text:span><text:span text:style-name="T3548">i</text:span>:</text:p>
      <text:p text:style-name="P3549">Proszę bardzo. Skreślamy pełną, a dopisujemy wszystkich. Czy po takim uzgodnieniu możemy ten tekst przyjąć? Tak. Proszę.</text:p>
      <text:p text:style-name="P3550">Było jeszcze zastrzeżenie pana Mierzwińskiego, tak?</text:p>
      <text:p text:style-name="P3551"><text:span text:style-name="T3552">Adam Mierzwińsk</text:span><text:span text:style-name="T3553">i</text:span>:</text:p>
      <text:p text:style-name="P3554">Tak.</text:p>
      <text:p text:style-name="P3555"><text:span text:style-name="T3556">J</text:span><text:span text:style-name="T3557">er</text:span><text:span text:style-name="T3558">zy</text:span><text:span text:style-name="T3559"><text:s/>K</text:span><text:span text:style-name="T3560">oł</text:span><text:span text:style-name="T3561">od</text:span><text:span text:style-name="T3562">ziejsk</text:span><text:span text:style-name="T3563">i</text:span>:</text:p>
      <text:p text:style-name="P3564">Proszę bardzo, jeszcze raz niech pan powtórzy.</text:p>
      <text:p text:style-name="P3565"><text:span text:style-name="T3566">Adam Mierzwiński</text:span>:</text:p>
      <text:p text:style-name="P3567">Proponuję jednak utrzymać stary punkt C/ górne, zorganizowanie sprawnego i w<text:span text:style-name="T3568">ie</text:span>loszczeblowego badania żywności. Argumenta<text:span text:style-name="T3569">cj</text:span>a, którą poprzednio przytocz<text:span text:style-name="T3570">ył</text:span>em.</text:p>
      <text:p text:style-name="P3571">Dziękuję.</text:p>
      <text:p text:style-name="P3572"><text:span text:style-name="T3573">J</text:span><text:span text:style-name="T3574">er</text:span><text:span text:style-name="T3575">zy</text:span><text:span text:style-name="T3576"><text:s/>K</text:span><text:span text:style-name="T3577">oł</text:span><text:span text:style-name="T3578">od</text:span><text:span text:style-name="T3579">ziejsk</text:span><text:span text:style-name="T3580">i</text:span>:</text:p>
      <text:p text:style-name="P3581">Pros<text:span text:style-name="T3582">zę</text:span><text:s/>bardzo, pan Jerzy Kwiatkowski<text:span text:style-name="T3583">.</text:span></text:p>
      <text:p text:style-name="P3584"><text:span text:style-name="T3585">J</text:span><text:span text:style-name="T3586">erzy<text:s/></text:span><text:span text:style-name="T3587">K</text:span><text:span text:style-name="T3588">w</text:span><text:span text:style-name="T3589">i</text:span><text:span text:style-name="T3590">atkow</text:span><text:span text:style-name="T3591">sk</text:span>i:</text:p>
      <text:p text:style-name="P3592">Ja rozumiem intencje tego, tylko skoro chcemy, żeby pow<text:span text:style-name="T3593">st</text:span>ała komisja rządowa, a w drugim tire, tego zapisu, który teraz czytamy, jest powiedziane, że dla zmian, ta komisja ma zmienić rozwiązania organizacyjne i te<text:span text:style-name="T3594">ch</text:span>nologi<text:span text:style-name="T3595">cz</text:span>ne w celu radykalnej poprawy jakości użytków rolnych, a w szc<text:span text:style-name="T3596">ze</text:span>gólności mleka, to ja bym po prostu pozostawił ten zapis w ten sposób. Teraz bowiem nieodzownym warunkiem poprawienia jest odpowiednia kontrola. Czyli musi powstać system badania żywności.<text:s/><text:span text:style-name="T3597">O</text:span>n już<text:s/><text:span text:style-name="T3598">w</text:span><text:s/>zaczątkach istniej<text:span text:style-name="T3599">e</text:span>, musi b<text:span text:style-name="T3600">yć</text:span><text:s/>rozszerzony i po prostu ten zapis wydawał się nam, że satys<text:span text:style-name="T3601">fa</text:span>k<text:span text:style-name="T3602">cj</text:span>on<text:span text:style-name="T3603">uj</text:span>e wszystkie sprawy.<text:s/><text:span text:style-name="T3604">A</text:span>le, oczywiście, rzecz jest otwarta, do dyskusji.</text:p>
      <text:p text:style-name="P3605">Dziękuję.</text:p>
      <text:p text:style-name="P3606"><text:span text:style-name="T3607">J</text:span><text:span text:style-name="T3608">er</text:span><text:span text:style-name="T3609">zy</text:span><text:span text:style-name="T3610"><text:s/>K</text:span><text:span text:style-name="T3611">oł</text:span><text:span text:style-name="T3612">od</text:span><text:span text:style-name="T3613">ziejsk</text:span><text:span text:style-name="T3614">i</text:span>:</text:p>
      <text:p text:style-name="P3615">Jeszcze raz, pan Mierzwińsk<text:span text:style-name="T3616">i</text:span>.</text:p>
      <text:p text:style-name="P3617"><text:span text:style-name="T3618">Adam Mierzw</text:span><text:span text:style-name="T3619">iń</text:span><text:span text:style-name="T3620">s</text:span><text:span text:style-name="T3621">ki</text:span>:</text:p>
      <text:p text:style-name="P3622">Ja nie będę s<text:span text:style-name="T3623">ię</text:span><text:s/>upierał przy tym, aby ten punkt został zapisany.<text:s/><text:span text:style-name="T3624">A</text:span>le chciałbym, aby został zapamiętany. Po prostu może się tak kiedyś zdarzyć, że ktoś coś kiedyś zje, a my, według mnie, powinniśmy się zbliżać tu, w tych naszych rozważaniach do poszukiwania rozwiązań, bliskich rozwiązaniom optymalnym. To nic nie szkodzi zapisanie punktu dotyczącego badania żywności, a s<text:span text:style-name="T3625">p</text:span>rawę wyjątkowo rozjaśnia.</text:p>
      <text:p text:style-name="P3626">Dziękuję i przepraszam.</text:p>
      <text:p text:style-name="P3627"><text:span text:style-name="T3628">Andrzej Strupczewski</text:span>:</text:p>
      <text:p text:style-name="P3629"><text:span text:style-name="T3630">O</text:span>czywiście pan ma ra<text:span text:style-name="T3631">cj</text:span>ę, proszę państwa, bezwzględnie pan ma rację. Proszę państwa, problem zarówno organizacji badania żywności, jak również problem układu norm, wymaga olbrzymich przepracowań, a w niektóryc<text:span text:style-name="T3632">h</text:span><text:s/>przypadkach przeorganizowania i zorganizowania, względnie opracowania. Ale to wszystko jest właśnie w t<text:span text:style-name="T3633">ej<text:s/></text:span>problematyce ogólnej. To jest kompleksowa olbrzymia góra. Ale bezwzględnie pan ma rację. To jest bardzo ważny problem.</text:p>
      <text:soft-page-break/>
      <text:p text:style-name="P3634"><text:span text:style-name="T3635">J</text:span><text:span text:style-name="T3636">er</text:span><text:span text:style-name="T3637">zy</text:span><text:span text:style-name="T3638"><text:s/>K</text:span><text:span text:style-name="T3639">oł</text:span><text:span text:style-name="T3640">od</text:span><text:span text:style-name="T3641">ziejsk</text:span><text:span text:style-name="T3642">i</text:span>:</text:p>
      <text:p text:style-name="P3643">Proszę państwa, żeby uzyskać kompromis proponu<text:span text:style-name="T3644">j</text:span>ę wpisać<text:s/><text:span text:style-name="T3645">te</text:span>n punkt, tak go jakoś umiejscawiając, żeby nie burzył ogólności zapisów proponowanych przez zespół redakcyjny. Czy można uważać, że punkt<text:s/><text:span text:style-name="T3646">19,<text:s/></text:span>po wprowadzeniu tych zmian jest uzgodniony?</text:p>
      <text:p text:style-name="P3647">Przechodzimy do punktu 17<text:span text:style-name="T3648">.</text:span><text:s/>1<text:span text:style-name="T3649">7</text:span><text:s/><text:span text:style-name="T3650">j</text:span>es<text:span text:style-name="T3651">t</text:span><text:s/>załatwiony.<text:s/><text:span text:style-name="T3652">1</text:span>7<text:span text:style-name="T3653">A</text:span><text:s/>nie<text:s/>będzie<text:s/><text:span text:style-name="T3654">-</text:span><text:s/>wchodzi bowiem do 17 i został załatwiony.</text:p>
      <text:p text:style-name="P3655">16 nie<text:s/><text:span text:style-name="T3656">ma</text:span>my, tak?</text:p>
      <text:p text:style-name="P3657"><text:span text:style-name="T3658">S</text:span><text:span text:style-name="T3659">tefan Kozł</text:span><text:span text:style-name="T3660">o</text:span><text:span text:style-name="T3661">wski</text:span>:</text:p>
      <text:p text:style-name="P3662">Sprawa nie jasna.<text:s/><text:span text:style-name="T3663">J</text:span>a rozumiem, że są to dwa różne punkty. 1<text:span text:style-name="T3664">7A</text:span><text:s/>i 1<text:span text:style-name="T3665">7</text:span>.<text:s/><text:span text:style-name="T3666">I</text:span><text:s/>teraz 17 ma na dole: wyda<text:span text:style-name="T3667">ć</text:span><text:s/>szczegółowe przepisy. Nie wiadomo co, co, nie wiadomo kiedy? Trzeba to uściślić. Mamy termin powyżej, do pierwszej części jest kwiecień 89<text:span text:style-name="T3668">.</text:span><text:s/>N<text:span text:style-name="T3669">a</text:span>tomiast na dole trzeba dopisać kto wyda przepisy i kiedy? Czyli rozumiem, że to jest obowiązek Ministerstwa Ochrony Środ<text:span text:style-name="T3670">o</text:span>wiska i Zasobów Naturalnych.</text:p>
      <text:p text:style-name="P3671"><text:span text:style-name="T3672">Wa</text:span><text:span text:style-name="T3673">cł</text:span><text:span text:style-name="T3674">a</text:span><text:span text:style-name="T3675">w<text:s/></text:span><text:span text:style-name="T3676">Ku</text:span><text:span text:style-name="T3677">lczyński</text:span>:</text:p>
      <text:p text:style-name="P3678">Proszę bardzo, j<text:span text:style-name="T3679">a</text:span><text:s/><text:span text:style-name="T3680">w</text:span><text:s/>t<text:span text:style-name="T3681">ej</text:span><text:s/>chwili nie odpo<text:span text:style-name="T3682">w</text:span>iem, kto te przepisy powinien wydać. Ale proponuję przyjmować przy tym stole tego typu sposób rozumowania. N<text:span text:style-name="T3683">a</text:span>wet jeśli sprawa jest otwar<text:span text:style-name="T3684">ta</text:span><text:s/>to w t<text:span text:style-name="T3685">ej</text:span><text:s/>chwili stroną rządową, naszą min<text:span text:style-name="T3686">i</text:span>sterstwo reprezentuję i my musimy, oczywiście, sprawą się zająć, ale nie sądzę, że musimy dokładnie w tej chwili przesądzać kto? Czyli po prostu ja nie potrafię o<text:span text:style-name="T3687">dp</text:span>ow<text:span text:style-name="T3688">ie</text:span>d<text:span text:style-name="T3689">zie</text:span>ć. Może koledzy, jak tutaj podpow<text:span text:style-name="T3690">ia</text:span>d<text:span text:style-name="T3691">aj</text:span>ą, w tej chwil<text:span text:style-name="T3692">i</text:span><text:s/>Urząd Ceł. Ale wolelibyśmy sobie jeszcze to uściślić. Strona rządowa wiadomo jest tutaj jasno reprezentowana. Te wszystkie zapisy będą się odnosiły w układzie partnerskim właśnie do nas. Jeśli można, to myślę, że tutaj się nic nie stanie, jeśli nie określimy dokładnie kto.</text:p>
      <text:p text:style-name="P3693"><text:span text:style-name="T3694">S</text:span><text:span text:style-name="T3695">tefan Kozł</text:span><text:span text:style-name="T3696">o</text:span><text:span text:style-name="T3697">wski</text:span>:</text:p>
      <text:p text:style-name="P3698">Proponuję t<text:span text:style-name="T3699">yl</text:span>ko termin: kon<text:span text:style-name="T3700">ie</text:span>c<text:span text:style-name="T3701"><text:s/></text:span>tego roku.</text:p>
      <text:p text:style-name="P3702"><text:span text:style-name="T3703">J</text:span><text:span text:style-name="T3704">er</text:span><text:span text:style-name="T3705">zy</text:span><text:span text:style-name="T3706"><text:s/>K</text:span><text:span text:style-name="T3707">oł</text:span><text:span text:style-name="T3708">od</text:span><text:span text:style-name="T3709">ziejsk</text:span><text:span text:style-name="T3710">i</text:span>:</text:p>
      <text:p text:style-name="P3711">Dwunasty 89, tak? Proszę bardzo, pan Kłosowski.</text:p>
      <text:p text:style-name="P3712"><text:span text:style-name="T3713">Wojci</text:span><text:span text:style-name="T3714">ech Kłosows</text:span><text:span text:style-name="T3715">k</text:span><text:span text:style-name="T3716">i</text:span>:</text:p>
      <text:p text:style-name="P3717">Ponieważ tutaj są odrębne terminy<text:span text:style-name="T3718">.</text:span><text:s/>J<text:span text:style-name="T3719">a</text:span><text:s/>mam tylko stylistyczną poprawkę. Wydanie bezwzględnego zakazu sprowadzania<text:s/><text:span text:style-name="T3720">i</text:span><text:s/>wydanie szc<text:span text:style-name="T3721">ze</text:span>gółowych przepisów. Tak wszystkie punkty są redagowane.</text:p>
      <text:p text:style-name="P3722"><text:span text:style-name="T3723">J</text:span><text:span text:style-name="T3724">er</text:span><text:span text:style-name="T3725">zy</text:span><text:span text:style-name="T3726"><text:s/>K</text:span><text:span text:style-name="T3727">oł</text:span><text:span text:style-name="T3728">od</text:span><text:span text:style-name="T3729">ziejsk</text:span><text:span text:style-name="T3730">i</text:span>:</text:p>
      <text:p text:style-name="P3731">Oczywiście. Uwzględn<text:span text:style-name="T3732">iają</text:span>c ten problem poprawki przyjmujemy punkt 17<text:span text:style-name="T3733">.</text:span></text:p>
      <text:p text:style-name="P3734">Punkt 16. Nie ma, tak?</text:p>
      <text:p text:style-name="P3735"><text:span text:style-name="T3736">Wojci</text:span><text:span text:style-name="T3737">ech Kłosows</text:span><text:span text:style-name="T3738">k</text:span><text:span text:style-name="T3739">i</text:span>:</text:p>
      <text:p text:style-name="P3740">Punkt 16, panie przewodni<text:span text:style-name="T3741">cz</text:span>ący, on został zapro<text:span text:style-name="T3742">je</text:span>kt<text:span text:style-name="T3743">ow</text:span>any i on nie był do końca przedyskutowany i może pan do niego wrócić. Punkt 16 to jest punkt dotyczący energetyki jądrowej. Nie wiem, czy ten zapis teraz będziemy robili?</text:p>
      <text:p text:style-name="P3744"><text:span text:style-name="T3745">J</text:span><text:span text:style-name="T3746">er</text:span><text:span text:style-name="T3747">zy</text:span><text:span text:style-name="T3748"><text:s/>K</text:span><text:span text:style-name="T3749">oł</text:span><text:span text:style-name="T3750">od</text:span><text:span text:style-name="T3751">ziejsk</text:span><text:span text:style-name="T3752">i</text:span>:</text:p>
      <text:p text:style-name="P3753">Proszę pan profesor Kozłowski.</text:p>
      <text:p text:style-name="P3754"><text:span text:style-name="T3755">Stefa</text:span><text:span text:style-name="T3756">n</text:span><text:span text:style-name="T3757"><text:s/>Kozło</text:span><text:span text:style-name="T3758">wsk</text:span><text:span text:style-name="T3759">i</text:span>:</text:p>
      <text:p text:style-name="P3760">Punkt 16 mus<text:span text:style-name="T3761">i</text:span>my omawiać z protokółem rozbieżności.<text:s/><text:span text:style-name="T3762">D</text:span>latego, że on dotyczy zarówno części, którą chcemy zapisać wspólnie, jak i<text:s/>protokołu<text:s/>rozbieżności. Końcową wersję<text:s/>protokołu<text:s/>rozbieżności<text:s/>złożyłem<text:s/><text:soft-page-break/>profesorowi Kołodz<text:span text:style-name="T3763">iej</text:span>skiemu. Ja myślę, że może po obiedzie byśmy do tego przystąpili, bo to jest kwestia czy powielimy i rozdamy propozycję<text:s/>protokołu<text:s/>rozbieżności?</text:p>
      <text:p text:style-name="P3764"><text:span text:style-name="T3765">J</text:span><text:span text:style-name="T3766">er</text:span><text:span text:style-name="T3767">zy</text:span><text:span text:style-name="T3768"><text:s/>K</text:span><text:span text:style-name="T3769">oł</text:span><text:span text:style-name="T3770">od</text:span><text:span text:style-name="T3771">ziejsk</text:span><text:span text:style-name="T3772">i</text:span>:</text:p>
      <text:p text:style-name="P3773">Propozycja jest słuszna. My studiujemy teraz ten protokó<text:span text:style-name="T3774">ł</text:span><text:s/>rozbieżnoś<text:span text:style-name="T3775">ci,</text:span><text:s/>wprowadz<text:span text:style-name="T3776">a</text:span>jąc tam swoją redakcję dotyczącą energetyki jądrowej. Ponieważ te redakcje byłyby n<text:span text:style-name="T3777">ie</text:span>wsp<text:span text:style-name="T3778">ół</text:span>m<text:span text:style-name="T3779">ie</text:span>rne, redakcja zaproponowana przez stronę solidarnoś<text:span text:style-name="T3780">ci</text:span>owo-opozycyjną do redakcji pierwotnie zaproponowan<text:span text:style-name="T3781">ej</text:span><text:s/>przez nas.<text:s/><text:span text:style-name="T3782">N</text:span>asi eksperci siedzą i proponują wpisanie tekstu do<text:s/>protokołu<text:s/>rozbieżności dotyczącego punktu 16. Tak więc po południu możemy do tego wrócić, zgodnie z propozycją profesora<text:s/>Koz<text:span text:style-name="T3783">ło</text:span>w<text:span text:style-name="T3784">skie</text:span>go, a teraz opuścić, tak? Czyli punkt 15<text:span text:style-name="T3785">.</text:span><text:span text:style-name="T3786"><text:s/></text:span>K<text:span text:style-name="T3787">t</text:span>o z państwa w sprawie punktu 1<text:span text:style-name="T3788">5</text:span>?</text:p>
      <text:p text:style-name="P3789"><text:span text:style-name="T3790">Je</text:span><text:span text:style-name="T3791">rz</text:span><text:span text:style-name="T3792">y</text:span><text:span text:style-name="T3793"><text:s/>Kwi</text:span><text:span text:style-name="T3794">at</text:span><text:span text:style-name="T3795">kowski</text:span>:</text:p>
      <text:p text:style-name="P3796">Można?</text:p>
      <text:p text:style-name="P3797"><text:span text:style-name="T3798">J</text:span><text:span text:style-name="T3799">er</text:span><text:span text:style-name="T3800">zy</text:span><text:span text:style-name="T3801"><text:s/>K</text:span><text:span text:style-name="T3802">oł</text:span><text:span text:style-name="T3803">od</text:span><text:span text:style-name="T3804">ziejsk</text:span><text:span text:style-name="T3805">i</text:span>:</text:p>
      <text:p text:style-name="P3806">Pan Kw<text:span text:style-name="T3807">iatk</text:span>ow<text:span text:style-name="T3808">sk</text:span>i, proszę.</text:p>
      <text:p text:style-name="P3809"><text:span text:style-name="T3810">Je</text:span><text:span text:style-name="T3811">rz</text:span><text:span text:style-name="T3812">y Kw</text:span><text:span text:style-name="T3813">iatkowsk</text:span><text:span text:style-name="T3814">i</text:span>:</text:p>
      <text:p text:style-name="P3815">Otóż punkt<text:s/><text:span text:style-name="T3816">15</text:span><text:s/>był już dosyć dawno przedłożony i uzgodniony. Dzisiaj ot<text:span text:style-name="T3817">rz</text:span>ymal<text:span text:style-name="T3818">iś</text:span>my tekst, który pokrywa się z tekstem przedstaw<text:span text:style-name="T3819">io</text:span>nym wcześniej przez pana docenta S<text:span text:style-name="T3820">it</text:span>nickiego z tym, że na końcu ma jeszcze dodatkowy podpunkt d/, którego we wcześniejszych tekstach, ani rozważaniach w ogóle nie było. J<text:span text:style-name="T3821">e</text:span>st to tekst dotyczący podjęcia starań o utworzenie Międzynarodowego Banku Ekolog<text:span text:style-name="T3822">ic</text:span>znego z siedzibą w Warszawie.</text:p>
      <text:p text:style-name="P3823">Otóż ja nie mam nic przeciwko temu punktowi tylko jest kwestia adresu, kto to ma robić?</text:p>
      <text:p text:style-name="P3824">Dziękuję.</text:p>
      <text:p text:style-name="P3825"><text:span text:style-name="T3826">Stefa</text:span><text:span text:style-name="T3827">n</text:span><text:span text:style-name="T3828"><text:s/>Kozło</text:span><text:span text:style-name="T3829">wsk</text:span><text:span text:style-name="T3830">i</text:span>:</text:p>
      <text:p text:style-name="P3831">Czy można w tej<text:s/><text:span text:style-name="T3832">spr</text:span>aw<text:span text:style-name="T3833">ie</text:span>.</text:p>
      <text:p text:style-name="P3834"><text:span text:style-name="T3835">J</text:span><text:span text:style-name="T3836">er</text:span><text:span text:style-name="T3837">zy</text:span><text:span text:style-name="T3838"><text:s/>K</text:span><text:span text:style-name="T3839">oł</text:span><text:span text:style-name="T3840">od</text:span><text:span text:style-name="T3841">ziejsk</text:span><text:span text:style-name="T3842">i</text:span>:</text:p>
      <text:p text:style-name="P3843">Proszę bardzo. Profesor Koz<text:span text:style-name="T3844">ło</text:span>wsk<text:span text:style-name="T3845">i</text:span>.</text:p>
      <text:p text:style-name="P3846"><text:span text:style-name="T3847">Stefa</text:span><text:span text:style-name="T3848">n</text:span><text:span text:style-name="T3849"><text:s/>Kozło</text:span><text:span text:style-name="T3850">wsk</text:span><text:span text:style-name="T3851">i</text:span>:</text:p>
      <text:p text:style-name="P3852">Proszę państwa, poprzednio było to bliżej sprecyzowane. Podjęcie starań Ministerstwa Spraw Zagranicznych i Ministerstwa Finansów, przy współudziale Ministerstwa<text:s/><text:span text:style-name="T3853">O</text:span>chrony Środowiska i Zasobów Naturalnych. To jest do dyspozycji strony rządowej, c<text:span text:style-name="T3854">zy</text:span><text:s/>wymieniamy te trzy ministerstwa, czy dajemy tylko ogólniejszą formułę?</text:p>
      <text:p text:style-name="P3855"><text:span text:style-name="T3856">J</text:span><text:span text:style-name="T3857">er</text:span><text:span text:style-name="T3858">zy</text:span><text:span text:style-name="T3859"><text:s/>K</text:span><text:span text:style-name="T3860">oł</text:span><text:span text:style-name="T3861">od</text:span><text:span text:style-name="T3862">ziejsk</text:span><text:span text:style-name="T3863">i</text:span>:</text:p>
      <text:p text:style-name="P3864">Strona rządowa się zastanawia. P<text:span text:style-name="T3865">roszę</text:span><text:s/>bardzo pan minister Kulczyński.</text:p>
      <text:p text:style-name="P3866"><text:span text:style-name="T3867">Wa</text:span><text:span text:style-name="T3868">cł</text:span><text:span text:style-name="T3869">a</text:span><text:span text:style-name="T3870">w<text:s/></text:span><text:span text:style-name="T3871">Ku</text:span><text:span text:style-name="T3872">lczyński</text:span>:</text:p>
      <text:p text:style-name="P3873">Nie widzę przeszkód, żeby sprecyzować te instytucje. Zupełnie inna sprawa z jakim efektem to się zakończy, ale uważamy, że rzecz jest zasadna, jest sens, jest to sprawa, którą<text:span text:style-name="T3874">,</text:span><text:s/>warto podjąć. Dziękuję.</text:p>
      <text:p text:style-name="P3875"><text:span text:style-name="T3876">J</text:span><text:span text:style-name="T3877">er</text:span><text:span text:style-name="T3878">zy</text:span><text:span text:style-name="T3879"><text:s/>K</text:span><text:span text:style-name="T3880">oł</text:span><text:span text:style-name="T3881">od</text:span><text:span text:style-name="T3882">ziejsk</text:span><text:span text:style-name="T3883">i</text:span>:</text:p>
      <text:p text:style-name="P3884">Czyli wyrażamy aprobatę dla formuły punktu 1<text:span text:style-name="T3885">5.</text:span><text:s/><text:span text:style-name="T3886">Ja</text:span><text:s/>sądzę, że trudno byłoby nam w tej chwili sformułować szczegóły dotyczące punktu d/<text:span text:style-name="T3887">.</text:span><text:s/>Sama idea jest s<text:span text:style-name="T3888">fo</text:span>rmułowana, akceptujemy tę ideę i to wystarczy chyba? Nie potrafimy nic konkretnego na ten temat w tej chwili powiedzieć.</text:p>
      <text:soft-page-break/>
      <text:p text:style-name="P3889"><text:span text:style-name="T3890">Je</text:span><text:span text:style-name="T3891">rz</text:span><text:span text:style-name="T3892">y Kw</text:span><text:span text:style-name="T3893">iatkowsk</text:span><text:span text:style-name="T3894">i</text:span>:</text:p>
      <text:p text:style-name="P3895">Czy można?</text:p>
      <text:p text:style-name="P3896"><text:span text:style-name="T3897">J</text:span><text:span text:style-name="T3898">er</text:span><text:span text:style-name="T3899">zy</text:span><text:span text:style-name="T3900"><text:s/>K</text:span><text:span text:style-name="T3901">oł</text:span><text:span text:style-name="T3902">od</text:span><text:span text:style-name="T3903">ziejsk</text:span><text:span text:style-name="T3904">i</text:span>:</text:p>
      <text:p text:style-name="P3905">Proszę bardzo.</text:p>
      <text:p text:style-name="P3906"><text:span text:style-name="T3907">Je</text:span><text:span text:style-name="T3908">rz</text:span><text:span text:style-name="T3909">y Kw</text:span><text:span text:style-name="T3910">iatkowsk</text:span><text:span text:style-name="T3911">i</text:span>:</text:p>
      <text:p text:style-name="P3912">Wobec tego proponuję taką redakcję tego podpunktu d/. Podjęte zostaną, za<text:span text:style-name="T3913">m</text:span>i<text:span text:style-name="T3914">as</text:span>t podjąć, bo to nie pasuje do reszty, p<text:span text:style-name="T3915">o</text:span>djęte zostaną przez MSZ i Ministerstwo Finansów, przy współudziale M<text:span text:style-name="T3916">inisterst</text:span>wa Ochrony Środowiska i Zasobów Naturalnych starania o utworzenie Międzynarodowego Banku Ekologicznego, z siedz<text:span text:style-name="T3917">ib</text:span>ą w Warszawie.</text:p>
      <text:p text:style-name="P3918"><text:span text:style-name="T3919">J</text:span><text:span text:style-name="T3920">er</text:span><text:span text:style-name="T3921">zy</text:span><text:span text:style-name="T3922"><text:s/>K</text:span><text:span text:style-name="T3923">oł</text:span><text:span text:style-name="T3924">od</text:span><text:span text:style-name="T3925">ziejsk</text:span><text:span text:style-name="T3926">i</text:span>:</text:p>
      <text:p text:style-name="P3927">To jest konkretna propozycja. Proponuję przyjąć propozycję pana Jerzego Kw<text:span text:style-name="T3928">ia</text:span>tkowskiego. Wobec tego, że nie widzę sprzeciwów, proponuję przyjąć redakcję punktu 1<text:span text:style-name="T3929">5.</text:span></text:p>
      <text:p text:style-name="P3930">Punkt 14. Był dyskutowany i doszliśmy do consensusu w punkcie 14.<text:s/><text:span text:style-name="T3931">A</text:span>le czy są uwagi jeszcze mimo to? Proszę bardzo, profesor Zimny.</text:p>
      <text:p text:style-name="P3932"><text:span text:style-name="T3933">Henr</text:span><text:span text:style-name="T3934">yk</text:span><text:span text:style-name="T3935"><text:s/>Zimny</text:span>:</text:p>
      <text:p text:style-name="P3936"><text:span text:style-name="T3937">J</text:span>a chciałbym może dodać do ostatniego zdania, które brzmi:<text:s/>„utworzenie takiego centrum”<text:s/>w żadnym stopniu nie może ograniczyć prowadzenie niezależnych badań i studiów. W miejscu<text:s/>„ograniczyć”<text:s/>dodać:<text:s/>„organ<text:span text:style-name="T3938">iz</text:span>owania”, ponieważ to b<text:span text:style-name="T3939">y</text:span><text:s/>pozwalało także organizować i koordynować takie badania poza centrum, jako niezależne. D<text:span text:style-name="T3940">zi</text:span>ękuję.</text:p>
      <text:p text:style-name="P3941"><text:span text:style-name="T3942">J</text:span><text:span text:style-name="T3943">er</text:span><text:span text:style-name="T3944">zy</text:span><text:span text:style-name="T3945"><text:s/>K</text:span><text:span text:style-name="T3946">oł</text:span><text:span text:style-name="T3947">od</text:span><text:span text:style-name="T3948">ziejsk</text:span><text:span text:style-name="T3949">i</text:span>:</text:p>
      <text:p text:style-name="P3950">Dziękuję.</text:p>
      <text:p text:style-name="P3951"><text:span text:style-name="T3952">Głos z sa</text:span><text:span text:style-name="T3953">li</text:span>:</text:p>
      <text:p text:style-name="P3954">Przepraszam, nie zrozumiałem, jak to ma być?</text:p>
      <text:p text:style-name="P3955"><text:span text:style-name="T3956">Henr</text:span><text:span text:style-name="T3957">yk</text:span><text:span text:style-name="T3958"><text:s/>Zimny</text:span>:</text:p>
      <text:p text:style-name="P3959">Organizowania i prowadzenia.</text:p>
      <text:p text:style-name="P3960"><text:span text:style-name="T3961">J</text:span><text:span text:style-name="T3962">er</text:span><text:span text:style-name="T3963">zy</text:span><text:span text:style-name="T3964"><text:s/>K</text:span><text:span text:style-name="T3965">oł</text:span><text:span text:style-name="T3966">od</text:span><text:span text:style-name="T3967">ziejsk</text:span><text:span text:style-name="T3968">i</text:span>:</text:p>
      <text:p text:style-name="P3969">Jest to zasadna uwaga. Proponuję przyjąć. Proponuję przyjąć punkt 1<text:span text:style-name="T3970">4</text:span><text:s/>z u<text:span text:style-name="T3971">wa</text:span>gą profesora Zimnego.</text:p>
      <text:p text:style-name="P3972">Przyjmujemy punkt 14.</text:p>
      <text:p text:style-name="P3973">Punkt<text:s/><text:span text:style-name="T3974">1</text:span>3<text:span text:style-name="T3975">.</text:span><text:s/>Przepraszam pana, pan Kłosowski.</text:p>
      <text:p text:style-name="P3976"><text:span text:style-name="T3977">Wojci</text:span><text:span text:style-name="T3978">ech Kłosows</text:span><text:span text:style-name="T3979">k</text:span><text:span text:style-name="T3980">i</text:span>:</text:p>
      <text:p text:style-name="P3981">Taka uwaga. Nie wiem, czy znów nie jest to jakaś niezręczność stylistyczna. Ostatnie zdanie:<text:s/><text:span text:style-name="T3982">„</text:span>przez samodzielne placówki naukowe, projektowe, wdrożeniowe i społeczne”. Placówka społeczna to mnie się wydaje, iż nie jest to to, o co nam chodzi. Przez placówki naukowe, projektowe, wdrożeniowe i organizacje społeczne.</text:p>
      <text:p text:style-name="P3983"><text:span text:style-name="T3984">Je</text:span><text:span text:style-name="T3985">rz</text:span><text:span text:style-name="T3986">y Kw</text:span><text:span text:style-name="T3987">iatkowsk</text:span><text:span text:style-name="T3988">i</text:span>:</text:p>
      <text:p text:style-name="P3989">Ponieważ organizacje społeczne nikt ich nie wyklucza. Natomiast mamy przecież ogromną ilość, coraz więcej, fundacji, które mają również ambicje prowadzenia prac badawczych, ambicje prowadzenia prac projektowy<text:span text:style-name="T3990">ch</text:span>, edukację, tego rodzaju rzeczy i miałem na uwadze tego rodzaju placówki. To zna<text:span text:style-name="T3991">cz</text:span>y, że zespół redakcyjny tak przynajmniej uważał.<text:s/><text:span text:style-name="T3992">Ż</text:span>e chodzi nie o organiza<text:span text:style-name="T3993">cj</text:span>e, o organizacje też, może to być<text:s/><text:soft-page-break/>jakiś zespół u<text:span text:style-name="T3994">cz</text:span>on<text:span text:style-name="T3995">yc</text:span>h, pod firmą Polskiego Klubu Ekologicznego, powiedzmy.<text:s/><text:span text:style-name="T3996">A</text:span>le tu głownie<text:s/><text:span text:style-name="T3997">ch</text:span>od<text:span text:style-name="T3998">zi</text:span><text:s/>o te organizacje, które nie są organ<text:span text:style-name="T3999">iz</text:span>a<text:span text:style-name="T4000">cj</text:span>ami szerokimi, ale są instytu<text:span text:style-name="T4001">cj</text:span>ami społecznymi, powołanymi może nie zup<text:span text:style-name="T4002">e</text:span>łnie prywatnie. One skupi<text:span text:style-name="T4003">aj</text:span>ą w sobie i osoby prywatne, i organizacje społeczne, i placówki pań<text:span text:style-name="T4004">st</text:span>wowe. Są to jak gdyby twory, które w chwili obecnej powstają i w ten sposób oddają jak gdyby treść tego, o czym myśleliśmy.</text:p>
      <text:p text:style-name="P4005">Dziękuję.</text:p>
      <text:p text:style-name="P4006"><text:span text:style-name="T4007">J</text:span><text:span text:style-name="T4008">er</text:span><text:span text:style-name="T4009">zy</text:span><text:span text:style-name="T4010"><text:s/>K</text:span><text:span text:style-name="T4011">oł</text:span><text:span text:style-name="T4012">od</text:span><text:span text:style-name="T4013">ziejsk</text:span><text:span text:style-name="T4014">i</text:span>:</text:p>
      <text:p text:style-name="P4015">Ma to znaczenie semantyczne, jakkolwiek z propozycją pana Kw<text:span text:style-name="T4016">iatk</text:span>ow<text:span text:style-name="T4017">skiego</text:span>, to nie widzę przeszkód, aby<text:s/><text:span text:style-name="T4018">p</text:span>rzyjąć propozy<text:span text:style-name="T4019">cj</text:span>ę pana Kłosowskiego. To ma znaczenie semantyczne. Nie ma znaczenia merytorycznego. Dziękuję, przyjmujemy wobec tego bez zmian punkt 1<text:span text:style-name="T4020">4</text:span>.</text:p>
      <text:p text:style-name="P4021">Punkt<text:s/><text:span text:style-name="T4022">13</text:span>, dotyczy świadomości ekologiczn<text:span text:style-name="T4023">ej.</text:span><text:s/>Kto z państwa ma uwagi do punktu 1<text:span text:style-name="T4024">3</text:span>? Bardzo proszę pana Kło<text:span text:style-name="T4025">so</text:span>w<text:span text:style-name="T4026">sk</text:span>i<text:span text:style-name="T4027">.</text:span></text:p>
      <text:p text:style-name="P4028"><text:span text:style-name="T4029">Wojci</text:span><text:span text:style-name="T4030">ech Kłosows</text:span><text:span text:style-name="T4031">k</text:span><text:span text:style-name="T4032">i</text:span>:</text:p>
      <text:p text:style-name="P4033">Proszę państwa, kilka drobnych uwag i jedna większa. Po kolei, jak w kolejności punkt jest zredagowany.</text:p>
      <text:p text:style-name="P4034">Upowszechnianie, tutaj jest niezręczność i proponowałbym troszeczkę przeredagować punkt. Upowszechnianie świadomości ekologicznej w społeczeństwie stanowi podstawowy warunek powodzenia realizacji idei ekorozwoju. Chyba by trzeba tutaj zmienić kolejność. Upowszechnianie w społeczeństwie świadomości ekologicznej stanowiącej podstawowy warunek powodzenia w realizacji ekoroz<text:span text:style-name="T4035">wo</text:span>ju.</text:p>
      <text:p text:style-name="P4036">To byłoby poprawnie.<text:s/>Uświadamian<text:span text:style-name="T4037">ia</text:span><text:s/>w społeczeństwie świadomości ekologicznej stanowiącej podstawowy<text:s/>warunek<text:s/><text:span text:style-name="T4038">w</text:span><text:s/>realizacji idei ekorozwoju. Zamiana kolejności tylko, świadomości ekologiczn<text:span text:style-name="T4039">ej</text:span>,<text:s/><text:span text:style-name="T4040">n</text:span>a drugim miejscu, a w spo<text:span text:style-name="T4041">łe</text:span>czeńs<text:span text:style-name="T4042">tw</text:span>ie na pierwszym.</text:p>
      <text:p text:style-name="P4043">Teraz dalej. Ministerstwo, nie zaraz po tym akapicie, a następny, Ministerstwo Ochrony Środowiska i Zasobów Naturalnych zainicjuje i skoordynuje przygotowanie koncepcji edukacji ekologi<text:span text:style-name="T4044">cz</text:span>n<text:span text:style-name="T4045">ej.</text:span><text:s/>Proponow<text:span text:style-name="T4046">ał</text:span>bym przed<text:s/>„koncepcji”<text:s/>doda<text:span text:style-name="T4047">ć</text:span>:<text:s/>„formalnej edukacji ekologic<text:span text:style-name="T4048">znej</text:span>”. Nie może powstawać takie wrażenie, że ministerstwo przygotuje całką koncepcję edukacji. Tą nieformalną przygotowują siły niezależne.</text:p>
      <text:p text:style-name="P4049">I to koordynowan<text:span text:style-name="T4050">ie</text:span><text:s/>musi tymi procesami też jakby spontanicznie przebiegać. To znaczy organizacje społeczne będą się wciskały w jakieś<text:s/><text:span text:style-name="T4051">l</text:span>uki w tym systemie<text:s/><text:span text:style-name="T4052">fo</text:span>rm<text:span text:style-name="T4053">al</text:span>n<text:span text:style-name="T4054">ym.</text:span></text:p>
      <text:p text:style-name="P4055"><text:span text:style-name="T4056">J</text:span><text:span text:style-name="T4057">er</text:span><text:span text:style-name="T4058">zy</text:span><text:span text:style-name="T4059"><text:s/>K</text:span><text:span text:style-name="T4060">oł</text:span><text:span text:style-name="T4061">od</text:span><text:span text:style-name="T4062">ziejsk</text:span><text:span text:style-name="T4063">i</text:span>:</text:p>
      <text:p text:style-name="P4064">Rządowej koncepcji może?</text:p>
      <text:p text:style-name="P4065"><text:span text:style-name="T4066">Wojci</text:span><text:span text:style-name="T4067">ech Kłosows</text:span><text:span text:style-name="T4068">k</text:span><text:span text:style-name="T4069">i</text:span>:</text:p>
      <text:p text:style-name="P4070">Ponieważ wcześniej operujemy pojęciem formalnej i nieformalnej koncepcji eduka<text:span text:style-name="T4071">cj</text:span>i, w poprzednim akapicie, oświata w dziedzinie ochrony środowiska, zarówno formalna, jak i nieformalna. Więc ja wracam do tego pojęcia.</text:p>
      <text:p text:style-name="P4072">Koordynuje p<text:span text:style-name="T4073">rz</text:span>ygot<text:span text:style-name="T4074">ow</text:span>a<text:span text:style-name="T4075">nie</text:span><text:s/>koncepcji formalnej edukacji ekologicznej społeczeństwa.</text:p>
      <text:p text:style-name="P4076">Teraz dalej. Następny akap<text:span text:style-name="T4077">it</text:span><text:s/>mówi o systemie edukacji ekologicznej w szkołach podstawowych i ponadpodstawowych. Kończy się<text:span text:style-name="T4078">:</text:span><text:s/>„a nie jedynie na wydzieleniu tematyki ekologicznej jako oddzielnego przedmiotu czy bloku zagadnień<text:span text:style-name="T4079">.</text:span><text:s/>Proponowałbym uzupe<text:span text:style-name="T4080">ł</text:span>nić ten akapit jeszcze dalszym zdaniem. Tutaj<text:s/><text:soft-page-break/>umknęła bardzo ważna<text:s/>rzecz, którą profesor Andrz<text:span text:style-name="T4081">ej</text:span>ewski podnosił<text:span text:style-name="T4082">.</text:span><text:s/>Proponowałbym dodać takie sformułow<text:span text:style-name="T4083">an</text:span>ie<text:span text:style-name="T4084">:</text:span><text:s/>„niezbędne jest znaczne rozszerzenie żywego kontaktu uczniów z przyrodą, którego nie może zastąpić przekaz werbalny”.</text:p>
      <text:p text:style-name="P4085"><text:span text:style-name="T4086">Głos z sali</text:span>:</text:p>
      <text:p text:style-name="P4087">Proponowałbym dodać: bezpośredniego<text:s/><text:span text:style-name="T4088">ko</text:span>ntaktu.</text:p>
      <text:p text:style-name="P4089"><text:span text:style-name="T4090">Wojci</text:span><text:span text:style-name="T4091">ech Kłosows</text:span><text:span text:style-name="T4092">k</text:span><text:span text:style-name="T4093">i</text:span>:</text:p>
      <text:p text:style-name="P4094">Niezbędne<text:s/><text:span text:style-name="T4095">je</text:span>st znaczne rozszerzenie bezpośredn<text:span text:style-name="T4096">ie</text:span>go kontaktu uczniów z przyrodą, którego nie może zastąpić przekaz werbalny. Nie wiem, czy to należy dodawać, ale może warto.</text:p>
      <text:p text:style-name="P4097"><text:span text:style-name="T4098">Ma</text:span><text:span text:style-name="T4099">re</text:span><text:span text:style-name="T4100">k</text:span><text:span text:style-name="T4101"><text:s/>Roman</text:span>:</text:p>
      <text:p text:style-name="P4102">Lepiej może dodać, bo wtedy wiadomo o co chodzi.</text:p>
      <text:p text:style-name="P4103"><text:span text:style-name="T4104">Woj</text:span><text:span text:style-name="T4105">cie</text:span><text:span text:style-name="T4106">ch Kłosowski</text:span>:</text:p>
      <text:p text:style-name="P4107">Niezbędne jest rozszer<text:span text:style-name="T4108">ze</text:span>n<text:span text:style-name="T4109">ie<text:s/></text:span>bezpośredniego kontaktu uczniów z przyrodą, którego nie może zastąpić przekaz werbalny.</text:p>
      <text:p text:style-name="P4110">I jeszcze, dalej kontynuując<text:s/><text:span text:style-name="T4111">te</text:span>n akapit, pod rozwagę. To nie było dyskutowane, ale jak przejrzałem, pojawia się we wszystkich programach edukacji ekologi<text:span text:style-name="T4112">cz</text:span>n<text:span text:style-name="T4113">ej<text:s/></text:span>i w now<text:span text:style-name="T4114">y</text:span>ch polskich opracowywanych i przede wszystkim zachodnich. Sprawa włączenia do programów edukacji ekologicznej problemów tematyki lokalnej.<text:s/><text:span text:style-name="T4115">D</text:span>odać można by takie zdanie.<text:s/>„Należy włączyć do programów szkolnych lokalną problematykę ekologiczną”.</text:p>
      <text:p text:style-name="P4116"><text:span text:style-name="T4117">J</text:span><text:span text:style-name="T4118">er</text:span><text:span text:style-name="T4119">zy</text:span><text:span text:style-name="T4120"><text:s/>K</text:span><text:span text:style-name="T4121">oł</text:span><text:span text:style-name="T4122">od</text:span><text:span text:style-name="T4123">ziejsk</text:span><text:span text:style-name="T4124">i</text:span>:</text:p>
      <text:p text:style-name="P4125">Lokalną i regionalną, żeby nie było nieporo<text:span text:style-name="T4126">zu</text:span>mień.</text:p>
      <text:p text:style-name="P4127"><text:span text:style-name="T4128">Wojci</text:span><text:span text:style-name="T4129">ech Kłosows</text:span><text:span text:style-name="T4130">k</text:span><text:span text:style-name="T4131">i</text:span>:</text:p>
      <text:p text:style-name="P4132">Tak, dalszy ciąg tego samego akapitu.</text:p>
      <text:p text:style-name="P4133">Należy włączyć do programów szkolnych lokalną i regionalną problematykę ekologiczną.</text:p>
      <text:p text:style-name="P4134"><text:span text:style-name="T4135">I</text:span><text:s/>to tyle, dziękuję.</text:p>
      <text:p text:style-name="P4136"><text:span text:style-name="T4137">J</text:span><text:span text:style-name="T4138">er</text:span><text:span text:style-name="T4139">zy</text:span><text:span text:style-name="T4140"><text:s/>K</text:span><text:span text:style-name="T4141">oł</text:span><text:span text:style-name="T4142">od</text:span><text:span text:style-name="T4143">ziejsk</text:span><text:span text:style-name="T4144">i</text:span>:</text:p>
      <text:p text:style-name="P4145">Dziękuję bardzo. Ja dla porz<text:span text:style-name="T4146">ąd</text:span>ku proponuję przyj<text:span text:style-name="T4147">ą</text:span>ć wszystkie poprawki, za<text:span text:style-name="T4148">r</text:span>az, dla porządku, bo nam się potem pokręci. Proszę państwa, proponuję przyjąć wszystkie poprawki zgłoszone przez pana Kłosowskiego. Go państwo na to? Przyjmujemy poprawki zgłoszone przez pana Kłosowskiego.</text:p>
      <text:p text:style-name="P4149">Proszę bardzo, dalej<text:span text:style-name="T4150">.</text:span><text:s/>Kto ma jeszcze jakieś uwagi do tekstu<text:span text:style-name="T4151">.</text:span><text:s/>Nie widzę. Proszę bardzo, pan Jaśkowski.</text:p>
      <text:p text:style-name="P4152"><text:span text:style-name="T4153">Je</text:span><text:span text:style-name="T4154">rz</text:span><text:span text:style-name="T4155">y</text:span><text:span text:style-name="T4156"><text:s/>Jaśkowski</text:span>:</text:p>
      <text:p text:style-name="P4157">Ja mam taką jedną uwagę, ponieważ my nie określamy źródła<text:s/><text:span text:style-name="T4158">fi</text:span>nansowania, to są pobożne życzenia.</text:p>
      <text:p text:style-name="P4159">I to jest pytanie - wątpliwość. Bo to za<text:span text:style-name="T4160">w</text:span>iśnie w próżn<text:span text:style-name="T4161">i</text:span>.</text:p>
      <text:p text:style-name="P4162"><text:span text:style-name="T4163">J</text:span><text:span text:style-name="T4164">er</text:span><text:span text:style-name="T4165">zy</text:span><text:span text:style-name="T4166"><text:s/>K</text:span><text:span text:style-name="T4167">oł</text:span><text:span text:style-name="T4168">od</text:span><text:span text:style-name="T4169">ziejsk</text:span><text:span text:style-name="T4170">i</text:span>:</text:p>
      <text:p text:style-name="P4171">Ja myślę, że n<text:span text:style-name="T4172">ie</text:span><text:s/>zawiśnie w próżni dlatego, że ta część, która musi być finansowana będzie finansowana przez budżet państwa.<text:s/><text:span text:style-name="T4173">A</text:span><text:s/>część z funduszy organizacji ekologicznych, fundacji itd. To jest zrozumiałe moim zdaniem. My nie rozważamy problemów finansowych. Pan mini<text:span text:style-name="T4174">st</text:span>er ma rację, tu podpowiad<text:span text:style-name="T4175">ają</text:span>c mi, że to wszystko kosztuje. Właściwie realizacja szalenie większości punktów kosztuje. Ale mówienie teraz o kosztach byłoby teraz przesadne. Chyba że pan ma jakąś konkretną propozycję?</text:p>
      <text:p text:style-name="P4176"><text:span text:style-name="T4177">Je</text:span><text:span text:style-name="T4178">rz</text:span><text:span text:style-name="T4179">y</text:span><text:span text:style-name="T4180"><text:s/>Jaśkowski</text:span>:</text:p>
      <text:soft-page-break/>
      <text:p text:style-name="P4181">Nie, chodziłoby o to, że takie polecenia już były, aby na przykład wp<text:span text:style-name="T4182">ro</text:span>wadzi<text:span text:style-name="T4183">ć</text:span><text:s/>jakiś przedmiot siłami uczelni. Oczywiście okazywało się, że<text:s/>to jest nierealne i robiono szczątki tego.</text:p>
      <text:p text:style-name="P4184"><text:span text:style-name="T4185">J</text:span><text:span text:style-name="T4186">er</text:span><text:span text:style-name="T4187">zy</text:span><text:span text:style-name="T4188"><text:s/>K</text:span><text:span text:style-name="T4189">oł</text:span><text:span text:style-name="T4190">od</text:span><text:span text:style-name="T4191">ziejsk</text:span><text:span text:style-name="T4192">i</text:span>:</text:p>
      <text:p text:style-name="P4193"><text:span text:style-name="T4194">My</text:span><text:s/>chyba nie będziemy<text:s/><text:span text:style-name="T4195">w</text:span><text:s/>stanie zapisać systemu<text:s/><text:span text:style-name="T4196">fi</text:span>nansowania, bo on jest<text:s/><text:span text:style-name="T4197">w</text:span><text:s/>tej chwili bard<text:span text:style-name="T4198">zo</text:span><text:s/>złożony. Ma różne źródła itd. Proponow<text:span text:style-name="T4199">ał</text:span>bym więc ni<text:span text:style-name="T4200">e</text:span><text:s/>ruszać tego problemu. Czy pan profesor Kozłowski ma może odmienne zdanie, to proszę bardzo.</text:p>
      <text:p text:style-name="P4201"><text:span text:style-name="T4202">Stefa</text:span><text:span text:style-name="T4203">n</text:span><text:span text:style-name="T4204"><text:s/>Kozło</text:span><text:span text:style-name="T4205">wsk</text:span><text:span text:style-name="T4206">i</text:span>:</text:p>
      <text:p text:style-name="P4207">Nie, proponuję nie wchodzić w sprawy finansowe. Taka jest ogólna nasza tendencja. My ustalamy pewne kierunkowe sprawy.</text:p>
      <text:p text:style-name="P4208"><text:span text:style-name="T4209">J</text:span><text:span text:style-name="T4210">er</text:span><text:span text:style-name="T4211">zy</text:span><text:span text:style-name="T4212"><text:s/>K</text:span><text:span text:style-name="T4213">oł</text:span><text:span text:style-name="T4214">od</text:span><text:span text:style-name="T4215">ziejsk</text:span><text:span text:style-name="T4216">i</text:span>:</text:p>
      <text:p text:style-name="P4217">Przyjmujemy zatem wsp<text:span text:style-name="T4218">ól</text:span>ny pogląd na sprawę, że nasze wnioski mają charakter kierunkowy, chociaż realizac<text:span text:style-name="T4219">yj</text:span>ny. Nie wchodzimy w sprawy finansowania.</text:p>
      <text:p text:style-name="P4220">Czy punkt 1<text:span text:style-name="T4221">3</text:span>, z poprawkami pana Kłosowskiego można uważać za przyjęty? Dziękuję bardzo.</text:p>
      <text:p text:style-name="P4222">Przechodzimy do punktu 12 na którym żeśmy skończyli w poprzedniej sesji nasze rozważania<text:span text:style-name="T4223">.</text:span><text:s/>Proszę bardzo, kto ma uwagi do punktu 12. Jest to redakcja zmodernizowana w stosunku do naszej poprzedniej dyskusji.</text:p>
      <text:p text:style-name="P4224">Proszę bardzo, profesor Roman.</text:p>
      <text:p text:style-name="P4225"><text:span text:style-name="T4226">Ma</text:span><text:span text:style-name="T4227">re</text:span><text:span text:style-name="T4228">k</text:span><text:span text:style-name="T4229"><text:s/>Roman</text:span>:</text:p>
      <text:p text:style-name="P4230">Proszę państwa, ja nie wnoszę uwag do tego punktu, ale przypominam sobie, że na jednym z pierwszych posiedzeń, kiedy te sprawy zaczęliśmy dyskutować, pojawiło się dosyć ważkie, ogólne stwierdz<text:span text:style-name="T4231">enie</text:span>, które miało być skierowane do największego naszego<text:s/>„stołu”, mianowicie<text:s/><text:span text:style-name="T4232">st</text:span>wierdzenie, które miało ta<text:span text:style-name="T4233">k</text:span>ą ideę, że w ogóle rozwój swobód i demokracji sprzyja, jest niezbędny dla realizacji celów ochrony środowiska. Bośmy wtedy<text:s/>mówili,<text:s/><text:span text:style-name="T4234">że</text:span><text:s/>pewne rzeczy au<text:span text:style-name="T4235">to</text:span>mat<text:span text:style-name="T4236">yc</text:span>zn<text:span text:style-name="T4237">ie</text:span><text:s/>się rozmija<text:span text:style-name="T4238">j</text:span>ą. To o co nam chodzi szczegółowo tutaj<text:s/>w<text:span text:style-name="T4239">yp</text:span>unktowuj<text:span text:style-name="T4240">em</text:span>y, demonstracje proekologi<text:span text:style-name="T4241">cz</text:span>ne, następnie rola miejscowych społeczności w ochronie środowiska, to wszystko są rzeczy automatycznie realizowane w układzie dużego stopnia demokra<text:span text:style-name="T4242">cji.</text:span></text:p>
      <text:p text:style-name="P4243">Więc taka myśl została s<text:span text:style-name="T4244">fo</text:span>rmułowana, z wyraźnym wskazaniem. że to powinno się znale<text:span text:style-name="T4245">źć</text:span><text:s/>w najwyższych, może, ustaleniach<text:s/>„stołu”. Nie wiem, czy w tej sprawie powinniśmy jednakże coś zrobić.</text:p>
      <text:p text:style-name="P4246"><text:span text:style-name="T4247">J</text:span><text:span text:style-name="T4248">er</text:span><text:span text:style-name="T4249">zy</text:span><text:span text:style-name="T4250"><text:s/>K</text:span><text:span text:style-name="T4251">oł</text:span><text:span text:style-name="T4252">od</text:span><text:span text:style-name="T4253">ziejsk</text:span><text:span text:style-name="T4254">i</text:span>:</text:p>
      <text:p text:style-name="P4255">Pan profesor ma jakąś propozy<text:span text:style-name="T4256">cj</text:span>ę.</text:p>
      <text:p text:style-name="P4257"><text:span text:style-name="T4258">Ma</text:span><text:span text:style-name="T4259">re</text:span><text:span text:style-name="T4260">k Roman</text:span>:</text:p>
      <text:p text:style-name="P4261">Pan Kasprzyk chyba tę sprawę wniósł, to byłoby s<text:span text:style-name="T4262">fo</text:span>rmułowane jednym zdaniem. I to b<text:span text:style-name="T4263">ył</text:span>o przyjęte w jakiś sposób przez nas. Może w preambule jakoś to wprowadzić.</text:p>
      <text:p text:style-name="P4264"><text:span text:style-name="T4265">Jerzy Kołodziejski</text:span>:</text:p>
      <text:p text:style-name="P4266">Może w preambule.</text:p>
      <text:p text:style-name="P4267"><text:span text:style-name="T4268">Ma</text:span><text:span text:style-name="T4269">re</text:span><text:span text:style-name="T4270">k Roman</text:span>:</text:p>
      <text:p text:style-name="P4271">Tutaj się starannie<text:s/>wypunk<text:span text:style-name="T4272">to</text:span>w<text:span text:style-name="T4273">uje</text:span>. To jest właściwie<text:s/><text:span text:style-name="T4274">a</text:span>sekura<text:span text:style-name="T4275">cj</text:span>a, że chcielibyśmy mieć spełnione takie i inne warunki, o roli społecznej itd.<text:s/><text:span text:style-name="T4276">A</text:span>le, ażeby była swoboda działań, to cały szereg rzeczy odbywałoby się automatycznie, prawda.</text:p>
      <text:soft-page-break/>
      <text:p text:style-name="P4277"><text:span text:style-name="T4278">J</text:span><text:span text:style-name="T4279">er</text:span><text:span text:style-name="T4280">zy</text:span><text:span text:style-name="T4281"><text:s/>K</text:span><text:span text:style-name="T4282">oł</text:span><text:span text:style-name="T4283">od</text:span><text:span text:style-name="T4284">ziejsk</text:span><text:span text:style-name="T4285">i</text:span>:</text:p>
      <text:p text:style-name="P4286">Pros<text:span text:style-name="T4287">zę</text:span><text:s/>bar<text:span text:style-name="T4288">dz</text:span>o, pan Bogu<text:span text:style-name="T4289">sł</text:span>aw Gołąb.</text:p>
      <text:p text:style-name="P4290"><text:span text:style-name="T4291">Bo</text:span><text:span text:style-name="T4292">g</text:span><text:span text:style-name="T4293">us</text:span><text:span text:style-name="T4294">ł</text:span><text:span text:style-name="T4295">aw Go</text:span><text:span text:style-name="T4296">łą</text:span><text:span text:style-name="T4297">b</text:span>:</text:p>
      <text:p text:style-name="P4298">Proszę państwa, mam wątpliwości, o dziwo przez cały czas, jak pokazuje praktyka, wszystkie informacje albo większość z nich, dotyczące ochrony środowiska była ujęta tym zapisem tajemnicy państwowej i służbowej itd<text:span text:style-name="T4299">.,</text:span><text:s/>itd. Niech wres<text:span text:style-name="T4300">z</text:span>cie te kwestie staną się jawne, jasne i nie odsyłajmy tego na<text:s/>„wyższy stół”.</text:p>
      <text:p text:style-name="P4301"><text:span text:style-name="T4302">Ma</text:span><text:span text:style-name="T4303">re</text:span><text:span text:style-name="T4304">k Roman</text:span>:</text:p>
      <text:p text:style-name="P4305"><text:span text:style-name="T4306">N</text:span>ie<text:span text:style-name="T4307">,</text:span><text:s/>nie<text:span text:style-name="T4308">,</text:span><text:s/>ja powiedziałem, że nie wnoszę żadnych zastrzeżeń. Mnie się zdaje<text:span text:style-name="T4309">,</text:span><text:s/><text:span text:style-name="T4310">ż</text:span>e niezależnie od tego, taka myśl była tu formułowana. No, może ja źle to zapamiętałem, ale mnie się wydaje, że tu było powiedziane wyraźnie.</text:p>
      <text:p text:style-name="P4311"><text:span text:style-name="T4312">J</text:span><text:span text:style-name="T4313">er</text:span><text:span text:style-name="T4314">zy</text:span><text:span text:style-name="T4315"><text:s/>K</text:span><text:span text:style-name="T4316">oł</text:span><text:span text:style-name="T4317">od</text:span><text:span text:style-name="T4318">ziejsk</text:span><text:span text:style-name="T4319">i</text:span>:</text:p>
      <text:p text:style-name="P4320">Dziękuję. Żeby nie było wątpliwości przyjmujemy, strona rządowa, przyjmuje zapis punktu 12 w redakcji jaka jest. Profesorowi Romanowi chodziło o rozszerzenie jeszcze tego zapisu na. Ja rozumiem tę myśl, że to wszystko jest realne i jest możliwe w ramach decyzji o ogólnych swobodach obywatelskich. Jeśli nie będzie regulacji co do systemu sprawowania władzy, to i tak to będzie pustym zapisem. Jest więc propozycja profesora, zmierzająca do wyp<text:span text:style-name="T4321">e</text:span>łnienia tej luki, która się tam zakradł<text:span text:style-name="T4322">a.</text:span></text:p>
      <text:p text:style-name="P4323">Profesor Ko<text:span text:style-name="T4324">zł</text:span>ows<text:span text:style-name="T4325">ki</text:span>,<text:s/><text:span text:style-name="T4326">p</text:span>ro<text:span text:style-name="T4327">sz</text:span>ę.</text:p>
      <text:p text:style-name="P4328"><text:span text:style-name="T4329">Stefa</text:span><text:span text:style-name="T4330">n</text:span><text:span text:style-name="T4331"><text:s/>Kozło</text:span><text:span text:style-name="T4332">wsk</text:span><text:span text:style-name="T4333">i</text:span>:</text:p>
      <text:p text:style-name="P4334">Przepraszam bardzo, myśmy przedłożyli propozycję preambuły i można by tą ideę jeszcze wstawić w tę preambułę.</text:p>
      <text:p text:style-name="P4335"><text:span text:style-name="T4336">J</text:span><text:span text:style-name="T4337">er</text:span><text:span text:style-name="T4338">zy</text:span><text:span text:style-name="T4339"><text:s/>K</text:span><text:span text:style-name="T4340">oł</text:span><text:span text:style-name="T4341">od</text:span><text:span text:style-name="T4342">ziejsk</text:span><text:span text:style-name="T4343">i</text:span>:</text:p>
      <text:p text:style-name="P4344"><text:span text:style-name="T4345">W</text:span><text:s/>preambułę. Ja proponowałem. Dobrze, przy dyskusji preambuły do<text:s/>protokołu<text:s/>naszego zapamiętamy sobie ten punkt, bo on jest na tym poziomie ogólności, do preambuły.</text:p>
      <text:p text:style-name="P4346">Proszę bardzo, pan Mikłaszewski.</text:p>
      <text:p text:style-name="P4347"><text:span text:style-name="T4348">Au</text:span><text:span text:style-name="T4349">re</text:span><text:span text:style-name="T4350">l</text:span><text:span text:style-name="T4351">i</text:span><text:span text:style-name="T4352">u</text:span><text:span text:style-name="T4353">sz<text:s/></text:span><text:span text:style-name="T4354">M</text:span><text:span text:style-name="T4355">ikł</text:span><text:span text:style-name="T4356">a</text:span><text:span text:style-name="T4357">szewski</text:span>:</text:p>
      <text:p text:style-name="P4358">Ja mam uwagę dotyczącą terminu. Mianowicie proponowałbym, żeby te wszystkie punkty,<text:s/>od<text:s/>„<text:span text:style-name="T4359">a</text:span>”<text:s/>do<text:s/>„g”<text:s/>podać dla niech jeden termin, lipiec<text:s/>‘89<text:span text:style-name="T4360">.</text:span><text:s/><text:span text:style-name="T4361">T</text:span>o są spraw<text:span text:style-name="T4362">y</text:span><text:s/>właściwie doraźne, które są zaległoś<text:span text:style-name="T4363">ci</text:span>ami do załatwienia.</text:p>
      <text:p text:style-name="P4364"><text:span text:style-name="T4365">J</text:span><text:span text:style-name="T4366">er</text:span><text:span text:style-name="T4367">zy</text:span><text:span text:style-name="T4368"><text:s/>K</text:span><text:span text:style-name="T4369">oł</text:span><text:span text:style-name="T4370">od</text:span><text:span text:style-name="T4371">ziejsk</text:span><text:span text:style-name="T4372">i</text:span>:</text:p>
      <text:p text:style-name="P4373">Czy tu nie ma względów związanyc<text:span text:style-name="T4374">h</text:span><text:s/>z procedurą prawną? Stawiam pytanie do ekspertów.</text:p>
      <text:p text:style-name="P4375"><text:span text:style-name="T4376">Wa</text:span><text:span text:style-name="T4377">cł</text:span><text:span text:style-name="T4378">a</text:span><text:span text:style-name="T4379">w<text:s/></text:span><text:span text:style-name="T4380">Ku</text:span><text:span text:style-name="T4381">lczyński</text:span>:</text:p>
      <text:p text:style-name="P4382">Wedle przepisów prawnych, o których mówił pan Kasprzyk, to właściwie jest to kwestia pr<text:span text:style-name="T4383">zest</text:span>r<text:span text:style-name="T4384">ze</text:span>gan<text:span text:style-name="T4385">ia</text:span><text:s/>przepisów, które są, ewentualnego potwierdzenia woli ministerstwa jakimś okólnikiem skierowan<text:span text:style-name="T4386">y</text:span>m do wojewodów zwracającym uwagę na te punkty, które wymieniliśmy i co do których się zgadzamy.<text:s/><text:span text:style-name="T4387">Z</text:span>daję sobie sprawę z tego, że gdyby prawne ustalenia były inne, no to wtedy się do<text:span text:style-name="T4388">st</text:span>osujemy, ale nie możemy czekać nie wiadomo na co, aż na rok 90. W tym czasi<text:span text:style-name="T4389">e</text:span><text:s/>życie nasuwa bardzo wiele problemów, które pro publico bono powinny być rozwiązywane w sposób be<text:span text:style-name="T4390">zk</text:span>on<text:span text:style-name="T4391">flikto</text:span>wy.</text:p>
      <text:p text:style-name="P4392"><text:span text:style-name="T4393">J</text:span><text:span text:style-name="T4394">er</text:span><text:span text:style-name="T4395">zy</text:span><text:span text:style-name="T4396"><text:s/>K</text:span><text:span text:style-name="T4397">oł</text:span><text:span text:style-name="T4398">od</text:span><text:span text:style-name="T4399">ziejsk</text:span><text:span text:style-name="T4400">i</text:span>:</text:p>
      <text:soft-page-break/>
      <text:p text:style-name="P4401">Proszę bardzo, pan minister Kulczyński, proszę bardzo.</text:p>
      <text:p text:style-name="P4402"><text:span text:style-name="T4403">Wa</text:span><text:span text:style-name="T4404">cł</text:span><text:span text:style-name="T4405">a</text:span><text:span text:style-name="T4406">w<text:s/></text:span><text:span text:style-name="T4407">Ku</text:span><text:span text:style-name="T4408">lczyński</text:span>:</text:p>
      <text:p text:style-name="P4409">Gdybyśmy sprawę ograniczyli do takiej interpreta<text:span text:style-name="T4410">cj</text:span>i jak ją przedstawia pan Mikłaszewski, to możemy przyją<text:span text:style-name="T4411">ć</text:span>, propozycję. Natomiast braliśmy pod uwagę, że my wszyscy, tutaj, przy tym stole, jest szereg spraw na które możemy napotkać,<text:s/><text:span text:style-name="T4412">w</text:span><text:s/>tej chwili jeszcze nie jesteśmy w pełni świadomi, niektóre być może, że będą wymagały jakichś zmian zobowiąz<text:span text:style-name="T4413">uj</text:span>ących, w porządku prawnym.<text:s/><text:span text:style-name="T4414">A</text:span><text:s/>przecież wiemy, że niedługo wejdziemy w okres intensywnych prac nad wyborami do nowego Sejmu i to skoncentruje naszą uwagę n<text:span text:style-name="T4415">a</text:span><text:s/>tych problemach. Co nie znaczy, że okres ten będzie j<text:span text:style-name="T4416">ał</text:span>owy jeśli chodzi o regulacje<text:s/>prawne<text:span text:style-name="T4417">.</text:span><text:s/>Więc tylko to braliśmy pod uwagę.<text:s/><text:span text:style-name="T4418">A</text:span>le jeśli taką interpreta<text:span text:style-name="T4419">cj</text:span>ę przyjąć i będziemy mieli taką świadomość, to n<text:span text:style-name="T4420">ie</text:span><text:s/>ma żadnych przeszkód.</text:p>
      <text:p text:style-name="P4421"><text:span text:style-name="T4422">J</text:span><text:span text:style-name="T4423">er</text:span><text:span text:style-name="T4424">zy</text:span><text:span text:style-name="T4425"><text:s/>K</text:span><text:span text:style-name="T4426">oł</text:span><text:span text:style-name="T4427">od</text:span><text:span text:style-name="T4428">ziejsk</text:span><text:span text:style-name="T4429">i</text:span>:</text:p>
      <text:p text:style-name="P4430">Profesor Kozłowski, proszę bar<text:span text:style-name="T4431">dz</text:span>o.</text:p>
      <text:p text:style-name="P4432"><text:span text:style-name="T4433">Stefa</text:span><text:span text:style-name="T4434">n</text:span><text:span text:style-name="T4435"><text:s/>Kozło</text:span><text:span text:style-name="T4436">wsk</text:span><text:span text:style-name="T4437">i</text:span>:</text:p>
      <text:p text:style-name="P4438">Proszę państwa, bardzo cieszy nas wypowiedź pana ministra Kul<text:span text:style-name="T4439">cz</text:span>yń<text:span text:style-name="T4440">skie</text:span>go. My do punktu<text:s/><text:span text:style-name="T4441">1</text:span>2 przywiązujemy bardzo dużą wagę. Jest to stworzenie systemu społecznego.<text:s/>Jeślibyśmy<text:s/>zapisali, że całość tego bloku zrealizujemy do lipca tego roku, jest to jakaś konkretna sprawa i bardzo by nam zależało na wpisaniu jednego terminu na lipiec tego roku.</text:p>
      <text:p text:style-name="P4442"><text:span text:style-name="T4443">J</text:span><text:span text:style-name="T4444">er</text:span><text:span text:style-name="T4445">zy</text:span><text:span text:style-name="T4446"><text:s/>K</text:span><text:span text:style-name="T4447">oł</text:span><text:span text:style-name="T4448">od</text:span><text:span text:style-name="T4449">ziejsk</text:span><text:span text:style-name="T4450">i</text:span>:</text:p>
      <text:p text:style-name="P4451">Proszę bardz<text:span text:style-name="T4452">o</text:span>,<text:s/><text:span text:style-name="T4453">p</text:span>rofesor Roman.</text:p>
      <text:p text:style-name="P4454"><text:span text:style-name="T4455">Ma</text:span><text:span text:style-name="T4456">re</text:span><text:span text:style-name="T4457">k</text:span><text:span text:style-name="T4458"><text:s/>Roman</text:span>:</text:p>
      <text:p text:style-name="P4459">Zwracam się do pana ministra bowiem mam wątpliwość do dwóch punktów. Otóż powołanie Sp<text:span text:style-name="T4460">o</text:span>łecznych Opiekunów Środowiska to jest jednak pewien tryb. Tu jest powiedziane, pochodzących z wyborów itd. Więc to jest ogromne pr<text:span text:style-name="T4461">ze</text:span>dsięwzięcie. I boję się, czy to jest realny termin. Ja też opowiadał się za tym, aby to było jak n<text:span text:style-name="T4462">aj</text:span>szybci<text:span text:style-name="T4463">ej</text:span>.</text:p>
      <text:p text:style-name="P4464">I druga rzecz. Tutaj jest taki punkt, w którym mówi się o zapewnieniu udziału przedstawicieli proekologicznych w organach przedstawicielskich. Mam wątpliwości, czy to nie w<text:span text:style-name="T4465">y</text:span>maga jednak jakichś aktów. No, bo poza intenc<text:span text:style-name="T4466">j</text:span>ą, że chcielibyśmy, aby byli oni tam wybrani, do tych organów, to nie ma problemu. Ale trzeba by tutaj wytworzyć pewien mechanizm wyborów i nie wiem, czy to mieści się w aktach wyższego rzędu, na które my możemy nie mieć wpływu. Ja nie wiem, mam tylko wątpliwości i dlatego<text:s/>zwracam uwagę na te dwa punkty<text:span text:style-name="T4467">.</text:span><text:s/>Wydaje mi się, że pozostałe są mniej pod względem terminowym niebezpieczne, aczkolwiek poprzednia wersja odsyłała je nawet do 90 roku.</text:p>
      <text:p text:style-name="P4468">Dziękuję bardzo.</text:p>
      <text:p text:style-name="P4469"><text:span text:style-name="T4470">J</text:span><text:span text:style-name="T4471">er</text:span><text:span text:style-name="T4472">zy</text:span><text:span text:style-name="T4473"><text:s/>K</text:span><text:span text:style-name="T4474">oł</text:span><text:span text:style-name="T4475">od</text:span><text:span text:style-name="T4476">ziejsk</text:span><text:span text:style-name="T4477">i</text:span>:</text:p>
      <text:p text:style-name="P4478">Tak. Punkt b/ mo<text:span text:style-name="T4479">ż</text:span>e być zrealizowany tylko w postaci zmiany ustawy o systemie rad narodowyc<text:span text:style-name="T4480">h</text:span><text:s/>i samorządu ter<text:span text:style-name="T4481">yt</text:span>or<text:span text:style-name="T4482">ia</text:span>lnego, na przykład. Proszę bardzo, pan Szczepański.</text:p>
      <text:p text:style-name="P4483"><text:span text:style-name="T4484">Wo</text:span><text:span text:style-name="T4485">jc</text:span><text:span text:style-name="T4486">i</text:span><text:span text:style-name="T4487">ech<text:s/></text:span><text:span text:style-name="T4488">S</text:span><text:span text:style-name="T4489">zczep</text:span><text:span text:style-name="T4490">ań</text:span><text:span text:style-name="T4491">s</text:span><text:span text:style-name="T4492">k</text:span><text:span text:style-name="T4493">i</text:span>:</text:p>
      <text:p text:style-name="P4494">Króciutko wyjaśnię. Wybory są w czerwcu i sądzę, że do tego czasu wiele wątpliwości, które profesor Roman podnosi, będzie po prostu wyjaśnione. Natomiast w tej chwili takie precedensy już są. Ja sądzę, że nie stanowią przekro<text:span text:style-name="T4495">cz</text:span>enia przepisów, bo niektóre rady narodowe zapraszają sobie przedstawicieli<text:s/><text:soft-page-break/>organizacji proekolo<text:span text:style-name="T4496">gicz</text:span>ny<text:span text:style-name="T4497">ch</text:span><text:s/>i dobrze na tym wychodzą komisje ochrony środow<text:span text:style-name="T4498">is</text:span>ka, bo jest to głos autentyczny z terenu. Chodzi o jakieś takie, na czas przejściowy, kiedy czas się pali w ręku, a problemy narastają, o danie przyzwolenia w tym okresie, idąc z<text:span text:style-name="T4499">a<text:s/></text:span>głosem rozsądku, który w tym punkcie prezentujemy.</text:p>
      <text:p text:style-name="P4500"><text:span text:style-name="T4501">J</text:span><text:span text:style-name="T4502">er</text:span><text:span text:style-name="T4503">zy</text:span><text:span text:style-name="T4504"><text:s/>K</text:span><text:span text:style-name="T4505">oł</text:span><text:span text:style-name="T4506">od</text:span><text:span text:style-name="T4507">ziejsk</text:span><text:span text:style-name="T4508">i</text:span>:</text:p>
      <text:p text:style-name="P4509">Ja pod<text:span text:style-name="T4510">zi</text:span>elam ten pog<text:span text:style-name="T4511">lą</text:span>d.</text:p>
      <text:p text:style-name="P4512"><text:span text:style-name="T4513">Ma</text:span><text:span text:style-name="T4514">re</text:span><text:span text:style-name="T4515">k</text:span><text:span text:style-name="T4516"><text:s/>Roman</text:span>:</text:p>
      <text:p text:style-name="P4517">J<text:span text:style-name="T4518">a</text:span><text:s/>uważam, że panie profesorze, jeśli mówimy o udziale i to jest możliwe, to w porządku.<text:s/><text:span text:style-name="T4519">A</text:span><text:s/>ja uważam, że udział to oznacza być członkiem tej społecznośc<text:span text:style-name="T4520">i</text:span>.</text:p>
      <text:p text:style-name="P4521"><text:span text:style-name="T4522">J</text:span><text:span text:style-name="T4523">er</text:span><text:span text:style-name="T4524">zy</text:span><text:span text:style-name="T4525"><text:s/>K</text:span><text:span text:style-name="T4526">oł</text:span><text:span text:style-name="T4527">od</text:span><text:span text:style-name="T4528">ziejsk</text:span><text:span text:style-name="T4529">i</text:span>:</text:p>
      <text:p text:style-name="P4530">Zachowując interpreta<text:span text:style-name="T4531">cj</text:span>ę strony solidarnoś<text:span text:style-name="T4532">ci</text:span>owo-opozycyjnej uważam, że należy przyjąć termin lipca 89 roku.</text:p>
      <text:p text:style-name="P4533">Dob<text:span text:style-name="T4534">rz</text:span>e, więc punkt 12 ma<text:span text:style-name="T4535">my</text:span><text:s/>z głowy. Proszę państwa, mam dla państwa teraz optymistyczną wiadomość. Proponuję przerwę obiadową,<text:s/><text:span text:style-name="T4536">o</text:span>biad jest gotowy. A zgodnie z intencją profesora Kozłowskiego energetykę jądrową b<text:span text:style-name="T4537">yś</text:span>my przedyskutowali po obiedzie, ze świeżą głową.</text:p>
      <text:p text:style-name="P4538"><text:span text:style-name="T4539">Wojciech Kozłowski</text:span>:</text:p>
      <text:p text:style-name="P4540">Przepraszam bardzo, jeszcze punkt 5-ty, którego w poprzednich rozmo<text:span text:style-name="T4541">w</text:span>ach nie uzgodniliśmy. Mamy inne redakcje, które miały być poddane dysku<text:span text:style-name="T4542">sj</text:span>i.</text:p>
      <text:p text:style-name="P4543"><text:span text:style-name="T4544">J</text:span><text:span text:style-name="T4545">er</text:span><text:span text:style-name="T4546">zy</text:span><text:span text:style-name="T4547"><text:s/>K</text:span><text:span text:style-name="T4548">oł</text:span><text:span text:style-name="T4549">od</text:span><text:span text:style-name="T4550">ziejsk</text:span><text:span text:style-name="T4551">i</text:span>:</text:p>
      <text:p text:style-name="P4552">Dobrze, proszę bardzo.</text:p>
      <text:p text:style-name="P4553"><text:span text:style-name="T4554">Stefa</text:span><text:span text:style-name="T4555">n</text:span><text:span text:style-name="T4556"><text:s/>Kozło</text:span><text:span text:style-name="T4557">wsk</text:span><text:span text:style-name="T4558">i</text:span>:</text:p>
      <text:p text:style-name="P4559">Jest jeszcze punkt 11-ty.</text:p>
      <text:p text:style-name="P4560"><text:span text:style-name="T4561">J</text:span><text:span text:style-name="T4562">er</text:span><text:span text:style-name="T4563">zy</text:span><text:span text:style-name="T4564"><text:s/>K</text:span><text:span text:style-name="T4565">oł</text:span><text:span text:style-name="T4566">od</text:span><text:span text:style-name="T4567">ziejsk</text:span><text:span text:style-name="T4568">i</text:span>:</text:p>
      <text:p text:style-name="P4569">Przecież punkt 11 został przyjęty. Uważałem, żeśmy go prz<text:span text:style-name="T4570">e</text:span>jęli.</text:p>
      <text:p text:style-name="P4571"><text:span text:style-name="T4572">Stefa</text:span><text:span text:style-name="T4573">n</text:span><text:span text:style-name="T4574"><text:s/>Kozło</text:span><text:span text:style-name="T4575">wsk</text:span><text:span text:style-name="T4576">i</text:span>:</text:p>
      <text:p text:style-name="P4577">Przepraszam, ale mam jeszcze poprawkę do punktu 11.</text:p>
      <text:p text:style-name="P4578"><text:span text:style-name="T4579">J</text:span><text:span text:style-name="T4580">er</text:span><text:span text:style-name="T4581">zy</text:span><text:span text:style-name="T4582"><text:s/>K</text:span><text:span text:style-name="T4583">oł</text:span><text:span text:style-name="T4584">od</text:span><text:span text:style-name="T4585">ziejsk</text:span><text:span text:style-name="T4586">i</text:span>:</text:p>
      <text:p text:style-name="P4587">Dobrze, nie m<text:span text:style-name="T4588">a</text:span><text:s/>sprawy. Proszę bard<text:span text:style-name="T4589">zo</text:span>.<text:s/><text:span text:style-name="T4590">P</text:span>oprawka strony solidarnoś<text:span text:style-name="T4591">cio</text:span>wej do punktu 11.</text:p>
      <text:p text:style-name="P4592"><text:span text:style-name="T4593">Stefa</text:span><text:span text:style-name="T4594">n</text:span><text:span text:style-name="T4595"><text:s/>Kozło</text:span><text:span text:style-name="T4596">wsk</text:span><text:span text:style-name="T4597">i</text:span>:</text:p>
      <text:p text:style-name="P4598">Pro<text:span text:style-name="T4599">sz</text:span>ę państwa, u<text:span text:style-name="T4600">cie</text:span>k<text:span text:style-name="T4601">ła</text:span><text:s/>nam sprawa wód podziemnych. Dlatego, że cała 11 dotyczy wód pow<text:span text:style-name="T4602">ie</text:span>rzchniowych i proponujemy, żeby do punktu 11 dopisać, że wody podziemne powinny być uznane za kopalinę i powinny podlegać państwowej służbie geologiczn<text:span text:style-name="T4603">ej</text:span>.</text:p>
      <text:p text:style-name="P4604"><text:span text:style-name="T4605">Głos z sa</text:span><text:span text:style-name="T4606">li</text:span>:</text:p>
      <text:p text:style-name="P4607">Bar<text:span text:style-name="T4608">dz</text:span>o słu<text:span text:style-name="T4609">szni</text:span>e.</text:p>
      <text:p text:style-name="P4610"><text:span text:style-name="T4611">J</text:span><text:span text:style-name="T4612">er</text:span><text:span text:style-name="T4613">zy</text:span><text:span text:style-name="T4614"><text:s/>K</text:span><text:span text:style-name="T4615">oł</text:span><text:span text:style-name="T4616">od</text:span><text:span text:style-name="T4617">ziejsk</text:span><text:span text:style-name="T4618">i</text:span>:</text:p>
      <text:p text:style-name="P4619">Proszę bardzo, co państwo na ten zapis.</text:p>
      <text:p text:style-name="P4620">Proszę bardzo, pan Szczepański może jako pierwszy.</text:p>
      <text:p text:style-name="P4621"><text:span text:style-name="T4622">W</text:span><text:span text:style-name="T4623">ojciech S</text:span><text:span text:style-name="T4624">z</text:span><text:span text:style-name="T4625">cze</text:span><text:span text:style-name="T4626">pa</text:span><text:span text:style-name="T4627">ń</text:span><text:span text:style-name="T4628">sk</text:span><text:span text:style-name="T4629">i</text:span>:</text:p>
      <text:p text:style-name="P4630">J<text:span text:style-name="T4631">a</text:span><text:s/>rozumiałem,<text:s/><text:span text:style-name="T4632">że</text:span><text:s/><text:span text:style-name="T4633">w</text:span><text:s/>trakcie dys<text:span text:style-name="T4634">k</text:span>usji ust<text:span text:style-name="T4635">a</text:span>lono<text:s/><text:span text:style-name="T4636">ta</text:span>k<text:span text:style-name="T4637">,</text:span><text:s/><text:span text:style-name="T4638">jak</text:span><text:s/><text:span text:style-name="T4639">za</text:span>p<text:span text:style-name="T4640">ro</text:span>p<text:span text:style-name="T4641">o</text:span>n<text:span text:style-name="T4642">o</text:span>w<text:span text:style-name="T4643">a</text:span>ł w te<text:span text:style-name="T4644">j</text:span><text:s/>chwili pan profesor Kozłowski,<text:s/><text:soft-page-break/>że ta sp<text:span text:style-name="T4645">ra</text:span>wa będzie przechodziła do geologii.<text:s/><text:span text:style-name="T4646">I</text:span><text:s/>proponow<text:span text:style-name="T4647">ał</text:span>bym, aby ten zapis o wodzie został włączony w tą część punktu, która traktuje między innymi o geolog<text:span text:style-name="T4648">ii</text:span>.</text:p>
      <text:p text:style-name="P4649">Natomiast tutaj nie poruszając tego zagadnienia automatycznie m<text:span text:style-name="T4650">yś</text:span>lelibyśm<text:span text:style-name="T4651">y</text:span>, że te sprawy nie wchodzą w część gospodarowania wodą. Chociaż w jakiś sposób jednak zasoby wodne i podziemne s<text:span text:style-name="T4652">ą</text:span>... i powierzchniowe są w związkach przy<text:span text:style-name="T4653">czyn</text:span>owo-<text:span text:style-name="T4654">skut</text:span>kow<text:span text:style-name="T4655">yc</text:span>h i zagadnień tak jednoznacznie nie da się rozdzielić. I sądzę, że te sprawy warto byłoby pr<text:span text:style-name="T4656">ze</text:span>dysk<text:span text:style-name="T4657">ut</text:span>ować co do sposobu zarządzania i eksploatowania tymi zasobami.<text:s/><text:span text:style-name="T4658">A</text:span><text:s/>i na pewno należy potraktować tak, jak to było proponowane, żeby wyrażenie zgody jednak opierało się o ustalenia służb geologicznych, które mają rozbudowane piony hydrogeologi<text:span text:style-name="T4659">cz</text:span>ne.</text:p>
      <text:p text:style-name="P4660">Jeszcze jedno zdanie.<text:s/><text:span text:style-name="T4661">I</text:span><text:s/>w związku z tym, że w stosunku do poprzedniego zapisu jest w tym zdaniu dokonane zostaną pewne zabiegi zmieniające to zdanie, proponowałbym, aby zamiast s<text:span text:style-name="T4662">fo</text:span>rmułow<text:span text:style-name="T4663">ani</text:span>a<text:span text:style-name="T4664">:</text:span><text:s/>„uprawnien<text:span text:style-name="T4665">ie</text:span><text:s/>zarządzania wodą”, zamienić:<text:s/>„uprawnienie zarządzania gospodarką wodną”. Dlatego, że w poprzednim zapisie, ta druga część zdania słusznie traktująca o zarządzaniu w tej chwili przeniosła s<text:span text:style-name="T4666">ię</text:span><text:s/>na część pierwszą, a część pierwsza, jak propozycja dwa, w pierwszym zdaniu, ze zmienionym szykiem. I przypomnę, że w poprzednim zapisie było s<text:span text:style-name="T4667">fo</text:span>rmułowanie, iż celem poprawy zaopatrzenia<text:s/><text:span text:style-name="T4668">w w</text:span>o<text:span text:style-name="T4669">dę</text:span><text:s/>i ra<text:span text:style-name="T4670">cj</text:span>onaliza<text:span text:style-name="T4671">cj</text:span>i użytkowania oraz poprawy jakości<text:s/>i ochrony zasobów wodnych już należy usprawnić zarządzanie tymi zasobami.<text:s/><text:span text:style-name="T4672">A</text:span><text:s/>więc całością, nie tylko, powiedzmy samą wodą, ale całością zagadnień. I to uzasadnia mój wniosek, aby punkt 1<text:span text:style-name="T4673">1</text:span><text:s/>zaczynał się usprawnienie zarządzania, bez zmian. I potem, gospodarką wodną i potem już dalej bez zmian.</text:p>
      <text:p text:style-name="P4674">Dziękuję.</text:p>
      <text:p text:style-name="P4675"><text:span text:style-name="T4676">J</text:span><text:span text:style-name="T4677">er</text:span><text:span text:style-name="T4678">zy</text:span><text:span text:style-name="T4679"><text:s/>K</text:span><text:span text:style-name="T4680">oł</text:span><text:span text:style-name="T4681">od</text:span><text:span text:style-name="T4682">ziejsk</text:span><text:span text:style-name="T4683">i</text:span>:</text:p>
      <text:p text:style-name="P4684">Tak. Sprawa pierwsza, może od tego byśmy zaczęli. Proszę państwa, ja bym proponował przyjąć propozycję profesora Kozłowskiego w tak lapidarnym<text:s/>zapisie. I nie rozpętywać teraz dyskusji zawodow<text:span text:style-name="T4685">ej</text:span>, merytorycznej, nad wodami podziemnymi. Bo naprawdę, znowu zajmie to nam dużo czasu, a i tak w tym gronie nie dojdziemy. J<text:span text:style-name="T4686">a</text:span><text:s/>tu widzę tylko kilku specjalistów z tego zakresu. A reszta się po prostu nie zna. J<text:span text:style-name="T4687">a</text:span><text:s/>też się nie znam na tych sprawach. Wobec tego ten zapis profesora Kozłowskiego odnotuje sprawę jako ważną. I o to nam chodzi. A specjaliści się tą sprawą zajmą.</text:p>
      <text:p text:style-name="P4688">Proszę bardzo, pan Gawlik.</text:p>
      <text:p text:style-name="P4689"><text:span text:style-name="T4690">R</text:span><text:span text:style-name="T4691">a</text:span><text:span text:style-name="T4692">do</text:span><text:span text:style-name="T4693">s</text:span><text:span text:style-name="T4694">ław</text:span><text:span text:style-name="T4695"><text:s/>Ga</text:span><text:span text:style-name="T4696">wlik</text:span>:</text:p>
      <text:p text:style-name="P4697">Tutaj nie ma niezgodności co do wagi tej sprawy i tego, gdzie mamy się ulokować te wody zgłębne i problem go<text:span text:style-name="T4698">sp</text:span>odarowania nimi. Tylko kwestia była, gd<text:span text:style-name="T4699">zi</text:span>e to umieścić, w punkcie 6 o Państwowej<text:s/><text:span text:style-name="T4700">S</text:span>łużbie Geologiczn<text:span text:style-name="T4701">ej</text:span>, czy w punkcie 11? Myśmy dyskutowali to wczoraj na spotkaniu<text:s/>„Solidarności”<text:s/>i doszliśmy do wniosku, że jednak w 11 będzie zręczniej. Ze względu na to, że w tym punkcie mówimy o służbach i wyłączanie z tej służby geologicznej wód wgłębnych b<text:span text:style-name="T4702">ył</text:span>oby niesłuszne.</text:p>
      <text:p text:style-name="P4703">I tylko ten zapis, który zaproponował profesor Kozłowsk<text:span text:style-name="T4704">i</text:span>.</text:p>
      <text:p text:style-name="P4705"><text:span text:style-name="T4706">J</text:span><text:span text:style-name="T4707">er</text:span><text:span text:style-name="T4708">zy</text:span><text:span text:style-name="T4709"><text:s/>K</text:span><text:span text:style-name="T4710">oł</text:span><text:span text:style-name="T4711">od</text:span><text:span text:style-name="T4712">ziejsk</text:span><text:span text:style-name="T4713">i</text:span>:</text:p>
      <text:p text:style-name="P4714"><text:span text:style-name="T4715">N</text:span>ie wnosimy sprzeciwu do tego zapisu. To jest zasadne. Dyrektor Bielakowski, proszę.</text:p>
      <text:p text:style-name="P4716"><text:span text:style-name="T4717">J</text:span><text:span text:style-name="T4718">anus</text:span><text:span text:style-name="T4719">z</text:span><text:span text:style-name="T4720"><text:s/>Bielakowski</text:span>:</text:p>
      <text:p text:style-name="P4721">Jednakże intencją tego zapisu jest rozdzielanie gospodarowania na wody podziemne i wody pow<text:span text:style-name="T4722">ie</text:span>rz<text:span text:style-name="T4723">ch</text:span>niowe i rozdzielenie gospodarowania wodą na dwie instytucje. Sądzę, że sprawa ta wymaga<text:s/><text:soft-page-break/>dyskusji między spe<text:span text:style-name="T4724">cj</text:span>alistami. Więc może odłóżmy tę sprawę. Formułując tę propozycję, przedstaw<text:span text:style-name="T4725">ia</text:span>jąc w punkcie 11, byliśmy zgodni co do gospodarowan<text:span text:style-name="T4726">ia</text:span><text:s/>wszystkich zasobów wodnych. Nie sposób bowiem gospodarować wodą powierzchniową inaczej, a inaczej wodą podziemną na jednym terenie. Ponieważ połowa wody, którą w<text:span text:style-name="T4727">yk</text:span>orzyst<text:span text:style-name="T4728">uj</text:span>emy są to wody podziemne. Wszystkie te wody pochodzą, mają to samo źródło, pochodzą z atmosfery. W związku z tym jest zrozumiałe, że jakiś styk i to bardzo poważny, szczególnie ochrona zasobów wodnych, ich badanie, musi się znajdować w Państwowej Służbie Geologiczn<text:span text:style-name="T4729">ej</text:span>. Natomiast już<text:s/><text:span text:style-name="T4730">go</text:span>spodarowan<text:span text:style-name="T4731">i</text:span>e zasobami uznanymi z<text:span text:style-name="T4732">a</text:span><text:s/>zasób przez wszystkich znajduje się w zupełnie innym ręku. To jest istota sprawy w ogóle.</text:p>
      <text:p text:style-name="P4733"><text:span text:style-name="T4734">J</text:span><text:span text:style-name="T4735">er</text:span><text:span text:style-name="T4736">zy</text:span><text:span text:style-name="T4737"><text:s/>K</text:span><text:span text:style-name="T4738">oł</text:span><text:span text:style-name="T4739">od</text:span><text:span text:style-name="T4740">ziejsk</text:span><text:span text:style-name="T4741">i</text:span>:</text:p>
      <text:p text:style-name="P4742"><text:span text:style-name="T4743">P</text:span>an Mikłaszewski, proszę bar<text:span text:style-name="T4744">dz</text:span>o.</text:p>
      <text:p text:style-name="P4745"><text:span text:style-name="T4746">Au</text:span><text:span text:style-name="T4747">re</text:span><text:span text:style-name="T4748">l</text:span><text:span text:style-name="T4749">i</text:span><text:span text:style-name="T4750">u</text:span><text:span text:style-name="T4751">sz<text:s/></text:span><text:span text:style-name="T4752">M</text:span><text:span text:style-name="T4753">ikł</text:span><text:span text:style-name="T4754">a</text:span><text:span text:style-name="T4755">szewski</text:span>:</text:p>
      <text:p text:style-name="P4756">Przepraszam, może pan Wilczyńsk<text:span text:style-name="T4757">i.</text:span></text:p>
      <text:p text:style-name="P4758"><text:span text:style-name="T4759">M</text:span><text:span text:style-name="T4760">i</text:span><text:span text:style-name="T4761">chał W</text:span><text:span text:style-name="T4762">i</text:span><text:span text:style-name="T4763">lc</text:span><text:span text:style-name="T4764">z</text:span><text:span text:style-name="T4765">yń</text:span><text:span text:style-name="T4766">s</text:span><text:span text:style-name="T4767">ki</text:span>:</text:p>
      <text:p text:style-name="P4768">Ja miałem co innego powied<text:span text:style-name="T4769">zi</text:span>eć, ale wrócę jeszcze do tego, ale to co powiedział pan dyrektor Bielakowski, chcę przeczytać ze statutu Państwowego Instytutu Geologiczn<text:span text:style-name="T4770">e</text:span>go, nadanego przez<text:s/>ministra Ochrony Środowiska, gdzie jest powiedziane o pr<text:span text:style-name="T4771">ze</text:span>dmiocie Państwowego Instytutu Geologi<text:span text:style-name="T4772">cz</text:span>nego jest powiedz<text:span text:style-name="T4773">ia</text:span>ne, że instytut zajmuje się między innymi rozpoznawaniem, tworzeniem podstaw do eksploatacji i ochrony złóż kopalin oraz złóż<text:s/>podziemnych<text:s/>oraz<text:s/>kwestia sporządzania bilansu wód podziemnych itd.</text:p>
      <text:p text:style-name="P4774"><text:span text:style-name="T4775">W</text:span><text:s/>drugiej części chciałem powiedzieć, że zwrócili się do mnie, jako uczestnika naszego<text:s/>„stolika”, hydrogeologowie, dz<text:span text:style-name="T4776">is</text:span>iaj rozmawiałem z hydrogeologami naszego instytutu, którzy zwrócili mi uwagę, że sprawa monitoringu wód podziemnych nadal nie jest załatwiona. Dzisiaj rano rozmawiałem i wyrazili oni swój niepokój i prosili, żeby zasygnalizować sprawę sieci obserwacyjn<text:span text:style-name="T4777">ej</text:span><text:s/>wód podziemnych ponieważ ministerstwo twierdzi, że nie po<text:span text:style-name="T4778">s</text:span>iada środków na utrzymanie służb obserwac<text:span text:style-name="T4779">yj</text:span>nych wód podziemnych.</text:p>
      <text:p text:style-name="P4780">Proszę państwa, tutaj niestety mówiliśmy o wodach podziemnych, mówimy o tym, że<text:s/><text:span text:style-name="T4781">5</text:span>0 procent zasobów, z których korzystamy to są wody podziemne, a jednocześnie traktujemy je po macoszemu. Niestety, Państwowy Instytut Geologiczny nie ma środków n<text:span text:style-name="T4782">a</text:span><text:s/>utrzymanie sieci krajowej i sieci obserwac<text:span text:style-name="T4783">yj</text:span>n<text:span text:style-name="T4784">ej,</text:span><text:s/>która została utworzona, która ma odpowiednią bazę materialną i prawdopodobnie ta sprawa umrze śm<text:span text:style-name="T4785">ie</text:span>rc<text:span text:style-name="T4786">ią</text:span><text:s/>naturalną.</text:p>
      <text:p text:style-name="P4787">Dziękuję.</text:p>
      <text:p text:style-name="P4788"><text:span text:style-name="T4789">J</text:span><text:span text:style-name="T4790">er</text:span><text:span text:style-name="T4791">zy</text:span><text:span text:style-name="T4792"><text:s/>K</text:span><text:span text:style-name="T4793">oł</text:span><text:span text:style-name="T4794">od</text:span><text:span text:style-name="T4795">ziejsk</text:span><text:span text:style-name="T4796">i</text:span>:</text:p>
      <text:p text:style-name="P4797">Dziękuję bardzo. Proszę, profesor Kozłowski.</text:p>
      <text:p text:style-name="P4798"><text:span text:style-name="T4799">Stefa</text:span><text:span text:style-name="T4800">n</text:span><text:span text:style-name="T4801"><text:s/>Kozło</text:span><text:span text:style-name="T4802">wsk</text:span><text:span text:style-name="T4803">i</text:span>:</text:p>
      <text:p text:style-name="P4804">Uwzględni<text:span text:style-name="T4805">ają</text:span>c prośbę dyre<text:span text:style-name="T4806">kt</text:span>ora B<text:span text:style-name="T4807">ie</text:span>lakowskie<text:span text:style-name="T4808">go</text:span><text:s/>mam kompromisową propozycję. Uznać wody podziemne za kopaliny i przyjąć, że ochrona ich, że za ochronę ich odpowiedzialna będzie Państwowa Służba Geologiczna. Nie precyzując sprawy zarządzania i zostawiając<text:s/>to<text:s/><text:span text:style-name="T4809">ja</text:span>k gdyby<text:span text:style-name="T4810">.</text:span></text:p>
      <text:p text:style-name="P4811"><text:span text:style-name="T4812">J</text:span><text:span text:style-name="T4813">er</text:span><text:span text:style-name="T4814">zy</text:span><text:span text:style-name="T4815"><text:s/>K</text:span><text:span text:style-name="T4816">oł</text:span><text:span text:style-name="T4817">od</text:span><text:span text:style-name="T4818">ziejsk</text:span><text:span text:style-name="T4819">i</text:span>:</text:p>
      <text:p text:style-name="P4820">Pan Szczepański, proszę bardzo.</text:p>
      <text:p text:style-name="P4821"><text:span text:style-name="T4822">W</text:span><text:span text:style-name="T4823">ojciech S</text:span><text:span text:style-name="T4824">z</text:span><text:span text:style-name="T4825">cze</text:span><text:span text:style-name="T4826">pa</text:span><text:span text:style-name="T4827">ń</text:span><text:span text:style-name="T4828">sk</text:span><text:span text:style-name="T4829">i</text:span>:</text:p>
      <text:p text:style-name="P4830">Dziękuję bardzo.<text:s/><text:span text:style-name="T4831">Ja</text:span><text:s/>myślę, że wszyscy jesteśmy zgodni jeśli chodzi o spr<text:span text:style-name="T4832">aw</text:span>ę zarządzania.<text:s/><text:span text:style-name="T4833">I</text:span><text:s/>tutaj, żeby<text:s/><text:soft-page-break/>wyjść naprzeciw g<text:span text:style-name="T4834">ł</text:span>osom obu panów profesorów, współprzewodniczących, to zaproponow<text:span text:style-name="T4835">ał</text:span>bym tak, że wstępne działania związane z poborem wód muszą uzyskać opinie kompetentnych służb geologicznych, co zresztą jest w<text:s/><text:span text:style-name="T4836">t</text:span>ej chwili również czynione. Dlatego, że te wody eksploat<text:span text:style-name="T4837">uj</text:span>emy i pobieramy, i na to są wydawane zezwolenia wodno-prawne, które są potwierdzone właśnie takimi badaniami.<text:s/>Z wyjątkiem, oczywiście, tych wód, które są pobierane i wytłaczane na powierzchnię niejako wody do użytkowania, tylko jako wody te<text:span text:style-name="T4838">ch</text:span>nologiczne, na przykład zabezpiecz<text:span text:style-name="T4839">aj</text:span>ące eksploatację kopalń.</text:p>
      <text:p text:style-name="P4840"><text:span text:style-name="T4841">J</text:span><text:span text:style-name="T4842">er</text:span><text:span text:style-name="T4843">zy</text:span><text:span text:style-name="T4844"><text:s/>K</text:span><text:span text:style-name="T4845">oł</text:span><text:span text:style-name="T4846">od</text:span><text:span text:style-name="T4847">ziejsk</text:span><text:span text:style-name="T4848">i</text:span>:</text:p>
      <text:p text:style-name="P4849">Więc proponuje pan dodać drugie zdanie, tak? Kto z państwa chciałbym jeszcze? Pan minister, proszę bardzo.</text:p>
      <text:p text:style-name="P4850"><text:span text:style-name="T4851">Wa</text:span><text:span text:style-name="T4852">cł</text:span><text:span text:style-name="T4853">a</text:span><text:span text:style-name="T4854">w<text:s/></text:span><text:span text:style-name="T4855">Ku</text:span><text:span text:style-name="T4856">lczyński</text:span>:</text:p>
      <text:p text:style-name="P4857">In<text:span text:style-name="T4858">fo</text:span>rmac<text:span text:style-name="T4859">yj</text:span>nie do wypowiedzi pana Wilczyńskiego chciałem powiedzieć, że na utrzymanie służby in<text:span text:style-name="T4860">fo</text:span>rmac<text:span text:style-name="T4861">yj</text:span>n<text:span text:style-name="T4862">ej</text:span><text:s/>w zakresie wód podziemnych w bieżącym roku ministerstwo wyasygnowało kwotę 400 milionów złotych. Tak, że pieniądze na to są. Jest to konkretna decyzja w tym przedmiocie.</text:p>
      <text:p text:style-name="P4863"><text:span text:style-name="T4864">J</text:span><text:span text:style-name="T4865">er</text:span><text:span text:style-name="T4866">zy</text:span><text:span text:style-name="T4867"><text:s/>K</text:span><text:span text:style-name="T4868">oł</text:span><text:span text:style-name="T4869">od</text:span><text:span text:style-name="T4870">ziejsk</text:span><text:span text:style-name="T4871">i</text:span>:</text:p>
      <text:p text:style-name="P4872">Dobrze, dziękuję bar<text:span text:style-name="T4873">d</text:span>zo.</text:p>
      <text:p text:style-name="P4874">Przyjmujemy wobec tego kompromisowy zapis, kompromisową formułę, przedstawioną ostatnio przez profesora Kozłowskiego, która,<text:s/><text:span text:style-name="T4875">ja</text:span>k rozumiem, wychodzi naprzeciw uwagom i zastrzeżeniom pro<text:span text:style-name="T4876">f</text:span>esor<text:span text:style-name="T4877">a</text:span><text:s/>Bielakowskiego. Tak, panie profesorze? Tak. Więc może tak być.</text:p>
      <text:p text:style-name="P4878"><text:span text:style-name="T4879">Janusz B</text:span><text:span text:style-name="T4880">i</text:span><text:span text:style-name="T4881">e</text:span><text:span text:style-name="T4882">l</text:span><text:span text:style-name="T4883">a</text:span><text:span text:style-name="T4884">kow</text:span><text:span text:style-name="T4885">s</text:span><text:span text:style-name="T4886">k</text:span><text:span text:style-name="T4887">i</text:span>:</text:p>
      <text:p text:style-name="P4888">W rezultacie się zgadzam, rzecz bowiem nie<text:s/><text:span text:style-name="T4889">do</text:span>ty<text:span text:style-name="T4890">cz</text:span>y tylko ochrony wód pow<text:span text:style-name="T4891">ierzc</text:span>hn<text:span text:style-name="T4892">io</text:span>w<text:span text:style-name="T4893">yc</text:span>h, ochrony zasobów wód podziemnych, ale całego pakietu spraw, które wiążą się z wodami podziemnymi, o których mówił pan Wilczyński. Ta sprawa w służbie geologic<text:span text:style-name="T4894">zn</text:span>ej jest to integraln<text:span text:style-name="T4895">e</text:span><text:s/>część tej służby, natomiast udokumentowanie zasobów powinno być w rękach jednego gospodarza. To się wydaje oczywiste.</text:p>
      <text:p text:style-name="P4896"><text:span text:style-name="T4897">J</text:span><text:span text:style-name="T4898">er</text:span><text:span text:style-name="T4899">zy</text:span><text:span text:style-name="T4900"><text:s/>K</text:span><text:span text:style-name="T4901">oł</text:span><text:span text:style-name="T4902">od</text:span><text:span text:style-name="T4903">ziejsk</text:span><text:span text:style-name="T4904">i</text:span>:</text:p>
      <text:p text:style-name="P4905"><text:span text:style-name="T4906">R</text:span>ozumiem, że prz<text:span text:style-name="T4907">yj</text:span>mujemy formułę zaproponowaną przez profesora Kozłowskiego w tym punkcie.</text:p>
      <text:p text:style-name="P4908">Pan Bogusław Gołąb, proszę.</text:p>
      <text:p text:style-name="P4909"><text:span text:style-name="T4910">Bo</text:span><text:span text:style-name="T4911">g</text:span><text:span text:style-name="T4912">us</text:span><text:span text:style-name="T4913">ł</text:span><text:span text:style-name="T4914">aw Go</text:span><text:span text:style-name="T4915">łą</text:span><text:span text:style-name="T4916">b</text:span>:</text:p>
      <text:p text:style-name="P4917">Jeszcze w kwestii uzup<text:span text:style-name="T4918">eł</text:span>nienia, co prawda nie do wód podziemnych. Jest jeszcze kwestia zasobów wód przemysłowych. Proponuję mianowicie dokonać takiego zapisu, aby te zasoby były w<text:span text:style-name="T4919">yk</text:span>orz<text:span text:style-name="T4920">ystyw</text:span>ane w tak zwanym zamkniętym obiegu wewnątrz. Jest to techniczna rzecz, która jest<text:s/><text:span text:style-name="T4921">s</text:span>tosowana powszechnie.</text:p>
      <text:p text:style-name="P4922"><text:span text:style-name="T4923">J</text:span><text:span text:style-name="T4924">er</text:span><text:span text:style-name="T4925">zy</text:span><text:span text:style-name="T4926"><text:s/>K</text:span><text:span text:style-name="T4927">oł</text:span><text:span text:style-name="T4928">od</text:span><text:span text:style-name="T4929">ziejsk</text:span><text:span text:style-name="T4930">i</text:span>:</text:p>
      <text:p text:style-name="P4931">Pan minister Kulczyński, proszę bardzo.</text:p>
      <text:p text:style-name="P4932"><text:span text:style-name="T4933">Wa</text:span><text:span text:style-name="T4934">cł</text:span><text:span text:style-name="T4935">a</text:span><text:span text:style-name="T4936">w<text:s/></text:span><text:span text:style-name="T4937">Ku</text:span><text:span text:style-name="T4938">lczyński</text:span>:</text:p>
      <text:p text:style-name="P4939">Niewątpliwie sprawa jest słuszna i powszechnie znana. Tylko wydaje mi się, że nie jest to naprawdę miejsce na tego rodzaju sprawy dla naszego<text:s/>„stolika”, aby to wchodz<text:span text:style-name="T4940">ił</text:span>o do naszych spraw.<text:s/><text:span text:style-name="T4941">A</text:span>ni nie zabezpieczy to Ministerstwo<text:s/><text:span text:style-name="T4942">O</text:span>chrony Środowiska. Możemy to<text:s/>adresować do Ministerstwa Przemysłu, ale chcę powi<text:span text:style-name="T4943">ed</text:span>z<text:span text:style-name="T4944">ie</text:span>ć, że sprawa jest podjęta.<text:s/><text:span text:style-name="T4945">I</text:span><text:s/>szereg zakładów tego typu zamknięte wody ma. Chcę powiedzieć, że<text:s/>mi<text:span text:style-name="T4946">ędzy</text:span><text:s/>innymi problemy Krakowa i niektórych zakładów funk<text:span text:style-name="T4947">cj</text:span>on<text:span text:style-name="T4948">uj</text:span>ąc<text:span text:style-name="T4949">yc</text:span>h w obszarze między innymi Krakowa polegają także na tym, że występują zasolone wody.<text:s/><text:span text:style-name="T4950">I</text:span><text:s/>w związku z tym jest tak<text:s/><text:soft-page-break/>duża agresywność tych wód, że zamknięty obieg wody powoduje przy takim stanie wody niszczenie tych cieków. I jest to problem w kraju. Chcę powiedzieć, że jest to wielka sprawa, jest realizowana, jest w zaleceniach i szereg zak<text:span text:style-name="T4951">ł</text:span>a<text:span text:style-name="T4952">d</text:span>ó<text:span text:style-name="T4953">w</text:span><text:s/>posiada. Ale na t<text:span text:style-name="T4954">y</text:span>m tle są problemy tak<text:span text:style-name="T4955">i</text:span>e, jak mówię<text:span text:style-name="T4956">.</text:span></text:p>
      <text:p text:style-name="P4957">Proponowałbym jednak tak daleko nie wchodzić, bo rozwiązań technicznych i technologicznych moglibyśmy podpowiedzieć wszyscy razem na pewno nie dziesiątki, a nawet setki. Jest to jedno z rozwiązań możliwych, prawda.</text:p>
      <text:p text:style-name="P4958"><text:span text:style-name="T4959">J</text:span><text:span text:style-name="T4960">er</text:span><text:span text:style-name="T4961">zy</text:span><text:span text:style-name="T4962"><text:s/>K</text:span><text:span text:style-name="T4963">oł</text:span><text:span text:style-name="T4964">od</text:span><text:span text:style-name="T4965">ziejsk</text:span><text:span text:style-name="T4966">i</text:span>:</text:p>
      <text:p text:style-name="P4967">Dziękuję bardzo. Ja proponuję utrzymać poziom ogólności formuły w punkcie 11 i nie rozdrabniać ją na szczegóły, bo będziemy, bo zgubimy zasadniczą sprawę. Zmiana modelu gospodarowan<text:span text:style-name="T4968">ia</text:span><text:s/>wodą. I to jest zasadnicza sprawa. A w ramach tego będziemy rozwiązywać wszy<text:span text:style-name="T4969">st</text:span>kie sprawy.</text:p>
      <text:p text:style-name="P4970">Proszę bardzo.</text:p>
      <text:p text:style-name="P4971"><text:span text:style-name="T4972">Bo</text:span><text:span text:style-name="T4973">g</text:span><text:span text:style-name="T4974">us</text:span><text:span text:style-name="T4975">ł</text:span><text:span text:style-name="T4976">aw Go</text:span><text:span text:style-name="T4977">łą</text:span><text:span text:style-name="T4978">b</text:span>:</text:p>
      <text:p text:style-name="P4979">Rozumiem, że pan minister uwzględnił to, co wyżej było powiedziane i obecnego stanu gospodarczego w tym kierunku. Ale uważam, że to powinno być<text:s/><text:span text:style-name="T4980">st</text:span>erowan<text:span text:style-name="T4981">e</text:span>.</text:p>
      <text:p text:style-name="P4982"><text:span text:style-name="T4983">Wa</text:span><text:span text:style-name="T4984">cł</text:span><text:span text:style-name="T4985">a</text:span><text:span text:style-name="T4986">w<text:s/></text:span><text:span text:style-name="T4987">Ku</text:span><text:span text:style-name="T4988">lczyński</text:span>:</text:p>
      <text:p text:style-name="P4989">Bardzo proszę. Oczywiście, na pewno nikt<text:s/><text:span text:style-name="T4990">z</text:span><text:s/>nas nie będzie namawiał, żeby nie sterować, ale ja chcę jeszcze raz powiedzieć, że sprawa jest tak znana powszechnie, że nie będzie to żadna oryginalna myśl. Przepraszam, za tak s<text:span text:style-name="T4991">fo</text:span>rmułowanie tej mojej uwagi.</text:p>
      <text:p text:style-name="P4992">Dziękuję.</text:p>
      <text:p text:style-name="P4993"><text:span text:style-name="T4994">J</text:span><text:span text:style-name="T4995">er</text:span><text:span text:style-name="T4996">zy</text:span><text:span text:style-name="T4997"><text:s/>K</text:span><text:span text:style-name="T4998">oł</text:span><text:span text:style-name="T4999">od</text:span><text:span text:style-name="T5000">ziejsk</text:span><text:span text:style-name="T5001">i</text:span>:</text:p>
      <text:p text:style-name="P5002"><text:span text:style-name="T5003">J</text:span>a<text:s/><text:span text:style-name="T5004">z</text:span>e swojej praktyki mogę tylko potwierdzić to, że ona w wielu miastach jest stosowana i to z powodzeniem. W Gdańsku między innymi od dawna.</text:p>
      <text:p text:style-name="P5005"><text:span text:style-name="T5006">Bo</text:span><text:span text:style-name="T5007">g</text:span><text:span text:style-name="T5008">us</text:span><text:span text:style-name="T5009">ł</text:span><text:span text:style-name="T5010">aw Go</text:span><text:span text:style-name="T5011">łą</text:span><text:span text:style-name="T5012">b</text:span>:</text:p>
      <text:p text:style-name="P5013">Niepowszechnie jednak.</text:p>
      <text:p text:style-name="P5014"><text:span text:style-name="T5015">J</text:span><text:span text:style-name="T5016">er</text:span><text:span text:style-name="T5017">zy</text:span><text:span text:style-name="T5018"><text:s/>K</text:span><text:span text:style-name="T5019">oł</text:span><text:span text:style-name="T5020">od</text:span><text:span text:style-name="T5021">ziejsk</text:span><text:span text:style-name="T5022">i</text:span>:</text:p>
      <text:p text:style-name="P5023">Niepowszechnie, oczywiście.</text:p>
      <text:p text:style-name="P5024">Proszę bardzo, pan Kwiatkowski.</text:p>
      <text:p text:style-name="P5025"><text:span text:style-name="T5026">Je</text:span><text:span text:style-name="T5027">rz</text:span><text:span text:style-name="T5028">y Kw</text:span><text:span text:style-name="T5029">iatkowsk</text:span><text:span text:style-name="T5030">i</text:span>:</text:p>
      <text:p text:style-name="P5031">Chciałbym wobec tego w imieniu naszego zespołu redakcyjnego spróbować precyzować ten punkt<text:span text:style-name="T5032">,</text:span><text:s/>ab<text:span text:style-name="T5033">yś</text:span>my go zamknęli.</text:p>
      <text:p text:style-name="P5034">Otóż rozumiem, że doda jemy po drugim słowie w pierwszej linii, zamiast wodą -<text:s/>„gospodarką wodną”. To poprzez nowelizację itd.</text:p>
      <text:p text:style-name="P5035">Proponuję aby, ponieważ to jest błąd wczorajszy redakcyjny, słowa w linijce szóstej, po słowie:<text:s/>„zasobów wodnych<text:span text:style-name="T5036">”</text:span>, zostawić kropkę, a resztę wykreślić. Tak że należy usprawni<text:span text:style-name="T5037">ć</text:span><text:s/>zarządzanie, bo to jest wszystko na początku powiedziane. Czyli skończyć to zdanie na słowach:<text:s/>„ochrony zasobów wodnyc<text:span text:style-name="T5038">h</text:span><text:span text:style-name="T5039">”</text:span>.</text:p>
      <text:p text:style-name="P5040">I na końcu tekstu do<text:span text:style-name="T5041">d</text:span>a<text:span text:style-name="T5042">j</text:span>emy to, cośmy tutaj sformułowali, mianowicie:<text:s/>„uznać należy wodę podziemną za kopalinę i przyjąć, że za jej ochronę odpowiadać będzie Państwowa Służba Geologi<text:span text:style-name="T5043">cz</text:span>na”. Tak?</text:p>
      <text:p text:style-name="P5044"><text:span text:style-name="T5045">J</text:span><text:span text:style-name="T5046">er</text:span><text:span text:style-name="T5047">zy</text:span><text:span text:style-name="T5048"><text:s/>K</text:span><text:span text:style-name="T5049">oł</text:span><text:span text:style-name="T5050">od</text:span><text:span text:style-name="T5051">ziejsk</text:span><text:span text:style-name="T5052">i</text:span>:</text:p>
      <text:p text:style-name="P5053">Proponuję z tymi poprawkami przyjąć punkt<text:s/><text:span text:style-name="T5054">1</text:span>1<text:span text:style-name="T5055">.</text:span><text:s/>Dziękuję bardzo.</text:p>
      <text:soft-page-break/>
      <text:p text:style-name="P5056">Wracamy do punktu<text:s/><text:span text:style-name="T5057">5</text:span>-<text:span text:style-name="T5058">t</text:span>e<text:span text:style-name="T5059">go.</text:span><text:s/>Tak? Proszę bardzo. On był już dyskutowany. Proszę bardzo.</text:p>
      <text:p text:style-name="P5060"><text:span text:style-name="T5061">Je</text:span><text:span text:style-name="T5062">rz</text:span><text:span text:style-name="T5063">y Kw</text:span><text:span text:style-name="T5064">iatkowsk</text:span><text:span text:style-name="T5065">i</text:span>:</text:p>
      <text:p text:style-name="P5066">Pro<text:span text:style-name="T5067">sz</text:span>ę państwa, jeśli chod<text:span text:style-name="T5068">zi</text:span><text:s/>o punkt<text:s/><text:span text:style-name="T5069">5</text:span>-<text:span text:style-name="T5070">ty</text:span><text:s/>to przypominam, że był on odkładany kilkakrotnie z powodów obiekcji dotyczących utworzenia Narodowego Funduszu O<text:span text:style-name="T5071">chron</text:span>y Środowiska oraz w kwe<text:span text:style-name="T5072">st</text:span>ii Banku Ekologicznego.</text:p>
      <text:p text:style-name="P5073">Zapis, mamy w tej chwili rozdane dwa teksty. Pierwszy tekst, który b<text:span text:style-name="T5074">ył</text:span><text:s/>położony na stół wcześniej i odłożony, tam jest data, odłożyć do 9 marca, był to tekst, który najpierw został zaproponowany przez docenta pana Sitnickiego. I dzisi<text:span text:style-name="T5075">a</text:span>j strona solidarnościowo-opozycyjna przedłożyła drugi tekst, który istotnie różnie<text:s/><text:span text:style-name="T5076">si</text:span>ę o<text:span text:style-name="T5077">d</text:span><text:s/>tego tekstu pierwotnie czytanego i odkładanego.</text:p>
      <text:p text:style-name="P5078">Wobec tego sprawa wymaga dyskusji. Na tym bym skończył.</text:p>
      <text:p text:style-name="P5079"><text:span text:style-name="T5080">J</text:span><text:span text:style-name="T5081">er</text:span><text:span text:style-name="T5082">zy</text:span><text:span text:style-name="T5083"><text:s/>K</text:span><text:span text:style-name="T5084">oł</text:span><text:span text:style-name="T5085">od</text:span><text:span text:style-name="T5086">ziejsk</text:span><text:span text:style-name="T5087">i</text:span>:</text:p>
      <text:p text:style-name="P5088">Dziękuję bar<text:span text:style-name="T5089">dz</text:span>o. To są dwie różne formuły. Proponuję chwileczkę czasu na przeczytanie i za<text:span text:style-name="T5090">st</text:span>anowienie się.</text:p>
      <text:p text:style-name="P5091">Proszę pana ministra Kulczyńsk<text:span text:style-name="T5092">ie</text:span>go.</text:p>
      <text:p text:style-name="P5093"><text:span text:style-name="T5094">Wa</text:span><text:span text:style-name="T5095">cł</text:span><text:span text:style-name="T5096">a</text:span><text:span text:style-name="T5097">w<text:s/></text:span><text:span text:style-name="T5098">Ku</text:span><text:span text:style-name="T5099">lczyński</text:span>:</text:p>
      <text:p text:style-name="P5100">Chciałem oświadczyć, że jesteśmy gotowi przyjąć taką formułę, jaką zaproponowała strona opozycy<text:span text:style-name="T5101">j</text:span>no-solidarnoś<text:span text:style-name="T5102">ci</text:span>owa. Jest to<text:s/><text:span text:style-name="T5103">fo</text:span>rmuła krótka, nie zmienia tych spraw, które są n<text:span text:style-name="T5104">ajis</text:span>totni<text:span text:style-name="T5105">ej</text:span>sze dla tematu.</text:p>
      <text:p text:style-name="P5106"><text:span text:style-name="T5107">J</text:span><text:span text:style-name="T5108">er</text:span><text:span text:style-name="T5109">zy</text:span><text:span text:style-name="T5110"><text:s/>K</text:span><text:span text:style-name="T5111">oł</text:span><text:span text:style-name="T5112">od</text:span><text:span text:style-name="T5113">ziejsk</text:span><text:span text:style-name="T5114">i</text:span>:</text:p>
      <text:p text:style-name="P5115">Profesor Roman, proszę bardzo.</text:p>
      <text:p text:style-name="P5116"><text:span text:style-name="T5117">Ma</text:span><text:span text:style-name="T5118">re</text:span><text:span text:style-name="T5119">k</text:span><text:span text:style-name="T5120"><text:s/>Roman</text:span>:</text:p>
      <text:p text:style-name="P5121">Proszę państwa, przy t<text:span text:style-name="T5122">y</text:span>m założeniu to moja uwaga będzie tylko pewnym komentarzem. Otóż j<text:span text:style-name="T5123">a<text:s/></text:span>chcę zwróci<text:span text:style-name="T5124">ć</text:span><text:s/>uwagę na to, że z punktu 11 wynika, że systemy wodno-gospodarcze będą swoje ekonomikę opierały na określonych źródłach<text:s/><text:span text:style-name="T5125">fi</text:span>nansowania. Między innymi na pobieraniu opłat za użytkowanie wód, za odprowadzane ścieki itd. To jakby przesądza o tym, że Narodowy Fundusz Ochrony Środowiska nie powinien włączać do swoich zasobów dotychczasowy fundusz gospodarki wodnej. W sformułowaniu, które wstawiono w punkcie<text:s/><text:span text:style-name="T5126">5-</text:span>tym jest ogólnie powiedziane, czyli to nie przewiduje to, o czym ja mówię, t<text:span text:style-name="T5127">yl</text:span>ko zwracam na to uwa<text:span text:style-name="T5128">gę</text:span>.</text:p>
      <text:p text:style-name="P5129">Dziękuję bardzo.</text:p>
      <text:p text:style-name="P5130"><text:span text:style-name="T5131">J</text:span><text:span text:style-name="T5132">er</text:span><text:span text:style-name="T5133">zy</text:span><text:span text:style-name="T5134"><text:s/>K</text:span><text:span text:style-name="T5135">oł</text:span><text:span text:style-name="T5136">od</text:span><text:span text:style-name="T5137">ziejsk</text:span><text:span text:style-name="T5138">i</text:span>:</text:p>
      <text:p text:style-name="P5139">To jest zapis, który niczego nie sugeruje po prostu.</text:p>
      <text:p text:style-name="P5140">Pan Jaśkowski, proszę bardzo.</text:p>
      <text:p text:style-name="P5141"><text:span text:style-name="T5142">Je</text:span><text:span text:style-name="T5143">rzy Jaśkowski</text:span>:</text:p>
      <text:p text:style-name="P5144">W związku z tym wymaga zmiany mała nowelizacja. Tytuł, noweliza<text:span text:style-name="T5145">cj</text:span>i Fundusz Ochrony Środowiska i Gospodarki Wodnej, proponuję skreślić:<text:s/>„gospodarki wodnej”. To jest w związku z uzgodnieniami punktu 11.</text:p>
      <text:p text:style-name="P5146"><text:span text:style-name="T5147">J</text:span><text:span text:style-name="T5148">er</text:span><text:span text:style-name="T5149">zy</text:span><text:span text:style-name="T5150"><text:s/>K</text:span><text:span text:style-name="T5151">oł</text:span><text:span text:style-name="T5152">od</text:span><text:span text:style-name="T5153">ziejsk</text:span><text:span text:style-name="T5154">i</text:span>:</text:p>
      <text:p text:style-name="P5155">Proszę, n<text:span text:style-name="T5156">ie</text:span>ch pan powtórzy jeszcze.</text:p>
      <text:p text:style-name="P5157"><text:span text:style-name="T5158">Jerzy Jaśkowski</text:span>:</text:p>
      <text:p text:style-name="P5159">Tytuł rozdziału 2. Fundusz Ochrony Środowiska i Gospodarki Wodnej. Trzeba skreślić słowa:<text:s/><text:soft-page-break/><text:span text:style-name="T5160">„</text:span>gospodarki wodnej”.</text:p>
      <text:p text:style-name="P5161">To jest na dole, mała nowelizacja, panie profesorze.<text:s/>Jest to dokument<text:s/><text:span text:style-name="T5162">pi</text:span>ęc<text:span text:style-name="T5163">iost</text:span>ronicow<text:span text:style-name="T5164">y.</text:span></text:p>
      <text:p text:style-name="P5165"><text:span text:style-name="T5166">J</text:span><text:span text:style-name="T5167">er</text:span><text:span text:style-name="T5168">zy</text:span><text:span text:style-name="T5169"><text:s/>K</text:span><text:span text:style-name="T5170">oł</text:span><text:span text:style-name="T5171">od</text:span><text:span text:style-name="T5172">ziejsk</text:span><text:span text:style-name="T5173">i</text:span>:</text:p>
      <text:p text:style-name="P5174">Mówimy o tej kartce<text:span text:style-name="T5175">.</text:span></text:p>
      <text:p text:style-name="P5176"><text:span text:style-name="T5177">Jer</text:span><text:span text:style-name="T5178">z</text:span><text:span text:style-name="T5179">y</text:span><text:span text:style-name="T5180"><text:s/></text:span><text:span text:style-name="T5181">Jaśkowski</text:span>:</text:p>
      <text:p text:style-name="P5182">O tej kartce mówimy.<text:s/><text:span text:style-name="T5183">I</text:span><text:s/>tytuł odczytałem bezpośrednio z tej kartki.<text:s/><text:span text:style-name="T5184">N</text:span>arodowy Fundusz Ochrony Środowiska.</text:p>
      <text:p text:style-name="P5185"><text:span text:style-name="T5186">A</text:span><text:s/>jednocześnie dostaliśmy tekst t<text:span text:style-name="T5187">a</text:span>k zwanej małej nowelizacji. One są sprzeczne.</text:p>
      <text:p text:style-name="P5188"><text:span text:style-name="T5189">Wa</text:span><text:span text:style-name="T5190">cł</text:span><text:span text:style-name="T5191">a</text:span><text:span text:style-name="T5192">w<text:s/></text:span><text:span text:style-name="T5193">Ku</text:span><text:span text:style-name="T5194">lczyński</text:span>:</text:p>
      <text:p text:style-name="P5195"><text:span text:style-name="T5196">Możn</text:span>a?</text:p>
      <text:p text:style-name="P5197"><text:span text:style-name="T5198">J</text:span><text:span text:style-name="T5199">er</text:span><text:span text:style-name="T5200">zy</text:span><text:span text:style-name="T5201"><text:s/>K</text:span><text:span text:style-name="T5202">oł</text:span><text:span text:style-name="T5203">od</text:span><text:span text:style-name="T5204">ziejsk</text:span><text:span text:style-name="T5205">i</text:span>:</text:p>
      <text:p text:style-name="P5206">Proszę bardzo, pan m<text:span text:style-name="T5207">in</text:span>ister K<text:span text:style-name="T5208">ulcz</text:span>yń<text:span text:style-name="T5209">sk</text:span>i.</text:p>
      <text:p text:style-name="P5210"><text:span text:style-name="T5211">Wa</text:span><text:span text:style-name="T5212">cł</text:span><text:span text:style-name="T5213">a</text:span><text:span text:style-name="T5214">w<text:s/></text:span><text:span text:style-name="T5215">Ku</text:span><text:span text:style-name="T5216">lczyński</text:span>:</text:p>
      <text:p text:style-name="P5217"><text:span text:style-name="T5218">Ja</text:span><text:s/>swo<text:span text:style-name="T5219">ją</text:span><text:s/>w<text:span text:style-name="T5220">yp</text:span>o<text:span text:style-name="T5221">wi</text:span>edź na po<text:span text:style-name="T5222">cz</text:span>ątku nie kwe<text:span text:style-name="T5223">st</text:span>ion<text:span text:style-name="T5224">uj</text:span>ącą tego zapisu potraktowałem w ten sposób, że nie widzę sprzeczności pomiędzy dokumentem, kt<text:span text:style-name="T5225">ór</text:span>y został skierowany do Sejmu a tymi założeniami, jakie zostały przedstaw<text:span text:style-name="T5226">io</text:span>ne w tym tekście. I tylko pod tym warunkiem gotów jestem oświadczyć, że akceptujemy ten tekst. Natomiast gdybyśmy mieli teraz stworzyć zmiany, to<text:s/><text:span text:style-name="T5227">j</text:span>a proponuję, żebyśmy jednak od takiego kierunku myślenia po prostu odstąpili<text:span text:style-name="T5228">.</text:span><text:s/>Myśmy na początku mówili, że państwo nie będziecie nam przeszkadzać, a raczej spotykamy się po to, żeby pomagać w tym, co już zostało załatwione, przyjęte i ma być objęte w tej chwili decyzjami Sejmu. Ja gorąco protestuję przeciwko, że tak powiem, mieszaniu w tym sposobie myślenia. I gdybyśmy teraz mieli dokonywać w tym zakresie zmian, to oświadczam,<text:s/><text:span text:style-name="T5229">ż</text:span>e ten temat zdejmujemy od razu i w<text:span text:style-name="T5230">p</text:span>ro<text:span text:style-name="T5231">w</text:span>adz<text:span text:style-name="T5232">a</text:span>my do<text:s/>protokołu<text:s/>rozbieżnoś<text:span text:style-name="T5233">ci</text:span>. Nie jest to wręcz sprawa do targowania. Nie chciałbym spraw, które zostały już do Sejmu skierowane po prostu rozwałkowywać<text:s/>jeszcze raz. Jest to dla nas za ważna sprawa, żeby j<text:span text:style-name="T5234">ą<text:s/></text:span>po prostu w tej chwili położyć i to położyć jeszcze przez<text:s/>„okrągły stolik”. Więc ja gotów jestem przyjąć, bo rozumiem, że jest to i poparcie, w niczym to nam nie<text:s/>pr<text:span text:style-name="T5235">z</text:span>e<text:span text:style-name="T5236">sz</text:span>k<text:span text:style-name="T5237">a</text:span>d<text:span text:style-name="T5238">za</text:span><text:s/>przy takim zapisie, ale bardzo proszę utrzymać ten kierunek myślenia, jaki był na początku. Nie kładźmy spraw, która zostały przyjęte. Nie próbujmy sugerować, że życie zaczyna s<text:span text:style-name="T5239">ię</text:span><text:s/>dopiero od<text:s/>„okrągłego stolika”. Bo też tak to nie jest<text:span text:style-name="T5240">.</text:span><text:s/>Mówię to w tej chwili już trochę gorąco, ale finalizujemy nas<text:span text:style-name="T5241">zą</text:span><text:s/>pr<text:span text:style-name="T5242">a</text:span>cę i oby została ona dobrze s<text:span text:style-name="T5243">fin</text:span>ali<text:span text:style-name="T5244">zo</text:span>wana.</text:p>
      <text:p text:style-name="P5245">Dziękuję.</text:p>
      <text:p text:style-name="P5246"><text:span text:style-name="T5247">J</text:span><text:span text:style-name="T5248">er</text:span><text:span text:style-name="T5249">zy</text:span><text:span text:style-name="T5250"><text:s/>K</text:span><text:span text:style-name="T5251">oł</text:span><text:span text:style-name="T5252">od</text:span><text:span text:style-name="T5253">ziejsk</text:span><text:span text:style-name="T5254">i</text:span>:</text:p>
      <text:p text:style-name="P5255">Dziękuję. Proszę bardzo pan Jaśkowski.</text:p>
      <text:p text:style-name="P5256"><text:span text:style-name="T5257">Jerzy Jaśkowski</text:span>:</text:p>
      <text:p text:style-name="P5258">Jeżeli można dokończyć. To n<text:span text:style-name="T5259">ie<text:s/></text:span>jest temat, żadne mieszanie. Po prostu jeżeli mamy Narodowy Fundusz Ochrony Środowiska, to tam tylko słowo:<text:s/>„gospodarki wodnej<text:span text:style-name="T5260">”</text:span><text:s/>zostanie skreślone dlatego, że uzgodniliśmy w punkcie 11<text:span text:style-name="T5261">,</text:span><text:s/>że wszelkie finansowanie będzie za użytkowanie wód i odprowadzanie ścieków. To jest paragraf<text:s/><text:span text:style-name="T5262">87</text:span>b, punkt<text:s/><text:span text:style-name="T5263">4,</text:span><text:s/>gd<text:span text:style-name="T5264">zie</text:span><text:s/>zostanie skreślone słowo:<text:s/>„wpływu z opłat i kar za zasolenie wód”<text:s/>itd., to przejdzie do funduszu wodnego. To jest jedna mała zm<text:span text:style-name="T5265">i</text:span>ana.</text:p>
      <text:p text:style-name="P5266">I druga zmiana, w punkcie<text:s/><text:span text:style-name="T5267">5</text:span>-<text:span text:style-name="T5268">tym</text:span><text:s/>u<text:span text:style-name="T5269">zg</text:span>odn<text:span text:style-name="T5270">iliś</text:span>my, że rada narodowego funduszu powinna zajmować się,<text:s/><text:soft-page-break/>zawierać przedstawic<text:span text:style-name="T5271">ie</text:span>li ruchów ekologi<text:span text:style-name="T5272">cz</text:span>nych.</text:p>
      <text:p text:style-name="P5273">Natomiast w paragrafie 88, punkt c/ rada nadzorcza skł<text:span text:style-name="T5274">a</text:span>da się z przewodnic<text:span text:style-name="T5275">zą</text:span>cego, wicepr<text:span text:style-name="T5276">ze</text:span>wodni<text:span text:style-name="T5277">czą</text:span>cego i członków powoływanych przez Min<text:span text:style-name="T5278">i</text:span>st<text:span text:style-name="T5279">r</text:span>a Ochrony Ś<text:span text:style-name="T5280">r</text:span>odowiska i Zasobów Naturalnych oraz po jednym p<text:span text:style-name="T5281">r</text:span>zed<text:span text:style-name="T5282">st</text:span>awi<text:span text:style-name="T5283">cie</text:span>lu ministers<text:span text:style-name="T5284">t</text:span>w, tutaj są one wymienione<text:span text:style-name="T5285">.</text:span><text:s/><text:span text:style-name="T5286">I</text:span><text:s/>tylko to wymaga zmian, nic więcej. To nie jest żadne mieszanie. To jest tylko rozszerzenie tutaj, sprowadzenie wody do jednego punktu i wzmocnienie rady o przedstawici<text:span text:style-name="T5287">el</text:span>i ruchów ekologi<text:span text:style-name="T5288">cz</text:span>ny<text:span text:style-name="T5289">ch</text:span>.<text:s/><text:span text:style-name="T5290">A</text:span><text:s/>przedstawicieli poszczególnych ministerstw należałoby moim zdaniem wyłączyć dlatego, że to nie ma sensu, Jest w zasadzie tylko jeden.</text:p>
      <text:p text:style-name="P5291">Można jeszcze ewentualnie rozważyć artykuł 88, punkt 6, że te pieniądze będą przezna<text:span text:style-name="T5292">cz</text:span>ane na ochronę przed powodzią i likwidacją nadzwycz<text:span text:style-name="T5293">aj</text:span>nych zagrożeń środowiska. Stwarza to obawę, że w naszej sytuacji, w której jest zagrożeń tyle tej klęski, że one nie pójdą perspektywiczne, tylko będą przeznaczane na<text:s/>„łatanie dziur”.</text:p>
      <text:p text:style-name="P5294"><text:span text:style-name="T5295">J</text:span><text:span text:style-name="T5296">er</text:span><text:span text:style-name="T5297">zy</text:span><text:span text:style-name="T5298"><text:s/>K</text:span><text:span text:style-name="T5299">oł</text:span><text:span text:style-name="T5300">od</text:span><text:span text:style-name="T5301">ziejsk</text:span><text:span text:style-name="T5302">i</text:span>:</text:p>
      <text:p text:style-name="P5303">Dziękuję. Pan profesor Kozłowski, proszę.</text:p>
      <text:p text:style-name="P5304"><text:span text:style-name="T5305">Stefa</text:span><text:span text:style-name="T5306">n</text:span><text:span text:style-name="T5307"><text:s/>Kozło</text:span><text:span text:style-name="T5308">wsk</text:span><text:span text:style-name="T5309">i</text:span>:</text:p>
      <text:p text:style-name="P5310">Pro<text:span text:style-name="T5311">sz</text:span>ę państwa, proponuję tak, żebyśmy zakończyli dyskusję nad punktem<text:s/><text:span text:style-name="T5312">5</text:span>-tym, który został postawiony. My, rzeczyw<text:span text:style-name="T5313">iś</text:span>cie, przyjęliśmy ogólne zasady, że nie ingerujemy w tak zwaną małą nowelizację. Możemy jedynie prosić ministerstwo, pani poseł Hager-Małecka wyraziła możliwość wniesienia jeszcze autopoprawek i myślę, że może wystarczy jeżeli z naszej strony będzie tylko gorący apel do ministerstwa, że jeżeli uznacie państwo, że w duchu ustaleń, naszego<text:s/>„stolik<text:span text:style-name="T5314">a</text:span>”, jest jeszcze możliwość pewnych poprawek w małej nowelizacji to bardzo o to prosimy. Ale nie sądzę, żebyśmy my tutaj, przy tym stole, mogli doprecy<text:span text:style-name="T5315">zo</text:span>wać co ministerstwo będzie mogło, czy n<text:span text:style-name="T5316">ie<text:s/></text:span>będzie mogło załatwić w małej nowelizacji.</text:p>
      <text:p text:style-name="P5317">Proponow<text:span text:style-name="T5318">ał</text:span>b<text:span text:style-name="T5319">ym</text:span><text:s/>wystąpienie kolegi Jaśkowskiego potraktować jako nasz apel. Jeżeli się uda, to dobrze<text:span text:style-name="T5320">.</text:span><text:s/>a jeżeli nie, to poczekamy do regulacji dalszych, jakie nastąpią w wyniku<text:s/>„stolika”.</text:p>
      <text:p text:style-name="P5321">Czy moglibyśmy uzyskać taką płaszczyznę naszych porozumień?</text:p>
      <text:p text:style-name="P5322"><text:span text:style-name="T5323">J</text:span><text:span text:style-name="T5324">er</text:span><text:span text:style-name="T5325">zy</text:span><text:span text:style-name="T5326"><text:s/>K</text:span><text:span text:style-name="T5327">oł</text:span><text:span text:style-name="T5328">od</text:span><text:span text:style-name="T5329">ziejsk</text:span><text:span text:style-name="T5330">i</text:span>:</text:p>
      <text:p text:style-name="P5331">Pros<text:span text:style-name="T5332">zę</text:span><text:s/>bardzo, minister Kulczyński.</text:p>
      <text:p text:style-name="P5333"><text:span text:style-name="T5334">Wa</text:span><text:span text:style-name="T5335">cł</text:span><text:span text:style-name="T5336">a</text:span><text:span text:style-name="T5337">w<text:s/></text:span><text:span text:style-name="T5338">Ku</text:span><text:span text:style-name="T5339">lczyński</text:span>:</text:p>
      <text:p text:style-name="P5340">Rozumiem propozycję pana profesora, że jest propozycja aby przyjąć ten tekst w formule tutaj zaproponowan<text:span text:style-name="T5341">ej,</text:span><text:s/>w wersji alternatywnej, zgłoszonej przez stronę opozycyjną. Natomiast, jak gdyby do oddzielnego zapisu, czy<text:s/>protokołu, jak byśmy to nazwali, do przedyskutowan<text:span text:style-name="T5342">ia</text:span><text:s/>tej sprawy w Komisji Sejmowej Prac Ustawodawczych, Komisji Sejmowej Ochrony Środowiska i Prac Ustawodawczyc<text:span text:style-name="T5343">h</text:span>, bo to będzie<text:s/><text:span text:style-name="T5344">ł</text:span>ącznie. I tak to możemy prz<text:span text:style-name="T5345">yj</text:span>ąć<text:span text:style-name="T5346">.</text:span></text:p>
      <text:p text:style-name="P5347">Z tym, że chciałem powiedzieć, aby była to jasność, że my nie możemy się zgodzić, na przykład, na rozdzielenie i tego nie poprzemy, Funduszu Ochrony Środowiska i Funduszu Gospodarki Wodnej na dwa odrębne zapisy. Ja chcę przez to powiedzieć, że<text:s/><text:span text:style-name="T5348">po</text:span>łoż<text:span text:style-name="T5349">ylibyś</text:span>my sprawę gospodarki wodnej w ogóle, gdyby fundusze społeczne nie wchodziły w gospodarowan<text:span text:style-name="T5350">ie</text:span><text:s/>gospodarki wodnej. System jaki, z tego tytułu powstanie, jest to system docelowym, które nie zostanie wywołany od razu, a gospodarka wodna musi żyć, ze wszystkimi jej problemami, które ma. I my musimy zabezpieczyć w związku z tym również fundusze<text:s/><text:soft-page-break/>celowe. Dlatego nie jesteśmy w stanie poprzeć takiego stanowiska, co by oddzielnie ustawiało sprawę. Przy pełnej nowelizacji owszem, to jest taka sprawa możliwa. Ale<text:s/>na dzień dzisiejszy, my<text:s/><text:span text:style-name="T5351">w</text:span><text:s/>kraju mamy sprawy do załatwiania na dziś, prawda. Więc zanim się ustali system sensownych opłat w tym zakresie, to przec<text:span text:style-name="T5352">ie</text:span>ż utrzymanie zbiorników, wszystkie sprawy eksploatacyjn<text:span text:style-name="T5353">e</text:span>, remontowe itd. one muszą biec. Jest to sens praktyczny w gospodarce wodnej.</text:p>
      <text:p text:style-name="P5354"><text:span text:style-name="T5355">J</text:span><text:span text:style-name="T5356">er</text:span><text:span text:style-name="T5357">zy</text:span><text:span text:style-name="T5358"><text:s/>K</text:span><text:span text:style-name="T5359">oł</text:span><text:span text:style-name="T5360">od</text:span><text:span text:style-name="T5361">ziejsk</text:span><text:span text:style-name="T5362">i</text:span>:</text:p>
      <text:p text:style-name="P5363">Dziękuję. Ja też sądzę, że musimy tu pójść na rozwiązanie przejściowe, do czasu ostatecznego rozwiązania, regulacji nadrzędnych. Inaczej nie da się tego po pro<text:span text:style-name="T5364">st</text:span>u ująć.</text:p>
      <text:p text:style-name="P5365">Proszę, pan Kwiatkowski jeszcze.</text:p>
      <text:p text:style-name="P5366"><text:span text:style-name="T5367">Je</text:span><text:span text:style-name="T5368">rz</text:span><text:span text:style-name="T5369">y Kw</text:span><text:span text:style-name="T5370">iatkowsk</text:span><text:span text:style-name="T5371">i</text:span>:</text:p>
      <text:p text:style-name="P5372">Stawiając kropkę nad<text:s/>„i”<text:s/>chciałbym, żebyśmy tutaj ustalili, czy w ty<text:span text:style-name="T5373">m</text:span><text:s/>projekcie punktu<text:s/><text:span text:style-name="T5374">5</text:span>-go, w drugim akapicie, będziemy mówili o Funduszu Ochrony Środowiska, jak to zostało zaproponowane, czy też będziemy mów<text:span text:style-name="T5375">il</text:span>i o Funduszu Ochrony Środowiska i Gospodarki Wodnej. Czyli to jest ten fundusz, który jest w tej chwili proponowany.</text:p>
      <text:p text:style-name="P5376">Ja proponuję, żeby w tym zapisie nazwać go tak,<text:s/><text:span text:style-name="T5377">j</text:span>ak<text:span text:style-name="T5378"><text:s/></text:span>został przedstawiony Sejmowi do zapisania w ustawie. To znaczy, Narodowy Fundusz Ochrony Środowiska i Gospodarki Wodn<text:span text:style-name="T5379">ej.</text:span></text:p>
      <text:p text:style-name="P5380"><text:span text:style-name="T5381">J</text:span><text:span text:style-name="T5382">er</text:span><text:span text:style-name="T5383">zy</text:span><text:span text:style-name="T5384"><text:s/>K</text:span><text:span text:style-name="T5385">oł</text:span><text:span text:style-name="T5386">od</text:span><text:span text:style-name="T5387">ziejsk</text:span><text:span text:style-name="T5388">i</text:span>:</text:p>
      <text:p text:style-name="P5389">Proszę bardzo, profesor Kozłowski<text:span text:style-name="T5390">.</text:span></text:p>
      <text:p text:style-name="P5391"><text:span text:style-name="T5392">Stefan Kozłow</text:span><text:span text:style-name="T5393">s</text:span><text:span text:style-name="T5394">ki</text:span>:</text:p>
      <text:p text:style-name="P5395">Proszę państwa. Na to już nie ma zgody. Przecież ustaliliśmy, że<text:s/><text:span text:style-name="T5396">j</text:span>eżeli wprowadzimy okręgi zlewn<text:span text:style-name="T5397">io</text:span>we i tam będzie sposób go<text:span text:style-name="T5398">sp</text:span>odarowan<text:span text:style-name="T5399">ia</text:span><text:s/>wodą i tam będzie gromadzenie środków, to wtedy inaczej będzie wyglądać sytuacja.<text:s/><text:span text:style-name="T5400">W</text:span>obec tego my robimy zapis docelowy, id<text:span text:style-name="T5401">zi</text:span>emy w kierunku funduszu, Narodowego Funduszu Ochrony Środowiska. Jeżeli państwo widzicie na razie konieczność łączenia na okres przejściowy, to proszę bardzo. To jest sprawa normalnej realizacji i my się, normalnej nowelizacji i my się w to nie wtrącamy. Ale nie możemy tu łączyć tych funduszy. Bo rozumiem, że one w przyszłości będą w odmienny sposób funk<text:span text:style-name="T5402">cj</text:span>onowały.<text:s/><text:span text:style-name="T5403">I</text:span><text:s/>stąd proponuję zostawić taki zapis, jaki był przedstawiony w tym układzie piątkowym.</text:p>
      <text:p text:style-name="P5404"><text:span text:style-name="T5405">J</text:span><text:span text:style-name="T5406">er</text:span><text:span text:style-name="T5407">zy</text:span><text:span text:style-name="T5408"><text:s/>K</text:span><text:span text:style-name="T5409">oł</text:span><text:span text:style-name="T5410">od</text:span><text:span text:style-name="T5411">ziejsk</text:span><text:span text:style-name="T5412">i</text:span>:</text:p>
      <text:p text:style-name="P5413">Proszę państwa, ja też uważam, że trzeba zostawić ten zapis tak, jak jest. Uważać, że sprawa małej nowelizacji jest sprawą przejściową. My nie możemy w tej chwili powiedzieć, co się st<text:span text:style-name="T5414">a</text:span>nie po wprowadzeniu nowego systemu gospodarowania wodą. Ja bym nie był w stanie dzisiaj powiedzieć co będzie. Prawdopodobnie będzie potrzeba nowelizacji Funduszu Ochrony Środowiska i Gospodarki Wodnej. Semantycznie rzecz biorąc ten fundusz został zresztą źle nazwany, trochę biurokratycznie.<text:s/><text:span text:style-name="T5415">O</text:span>chrona środowiska i gospodarka wodna<text:s/>są<text:s/>częścią ochrony środowiska, raz rozdzielamy, raz łączymy to. Ja bym tych kwestii w tej chwili nie rozstrzygał.</text:p>
      <text:p text:style-name="P5416">Tak że proponuję przyjąć wersję profesora Kozłowskiego na którą minister też się zgodził. Taką wersję, jak została zapisana, a w sprawie dyskutować jaka będzie ewolucja potem tej całej sprawy.</text:p>
      <text:p text:style-name="P5417">Proszę bardzo.</text:p>
      <text:p text:style-name="P5418"><text:span text:style-name="T5419">Je</text:span><text:span text:style-name="T5420">rz</text:span><text:span text:style-name="T5421">y Kw</text:span><text:span text:style-name="T5422">iatkowsk</text:span><text:span text:style-name="T5423">i</text:span>:</text:p>
      <text:soft-page-break/>
      <text:p text:style-name="P5424">Jeżeli prz<text:span text:style-name="T5425">yj</text:span>miemy taką, ładnie i modnie się dzisiaj mówi, filozofię tego punktu, to wydaje mi się, że trzeba to zdecydować jasno, że to dotyczy jakiejś tam czystości.<text:s/><text:span text:style-name="T5426">A</text:span><text:s/>nie dotyczy to daty grudzień 89, bo w grudniu 89 będziemy się bardzo cieszyli, jeśli t<text:span text:style-name="T5427">en</text:span><text:s/>fundusz będzie się nazywał Fundusz Ochrony Środowiska i Gospodarki Wodnej i będzie mia<text:span text:style-name="T5428">ł</text:span><text:s/>moc sprawczą z mocy ustawy. Bo o to nam w tej chwili chodzi.</text:p>
      <text:p text:style-name="P5429">Natomiast jeśli to ma dotyczyć jakiejś przyszłości to w tym zapisie musi to być napisane. Dziękuję.</text:p>
      <text:p text:style-name="P5430"><text:span text:style-name="T5431">J</text:span><text:span text:style-name="T5432">er</text:span><text:span text:style-name="T5433">zy</text:span><text:span text:style-name="T5434"><text:s/>K</text:span><text:span text:style-name="T5435">oł</text:span><text:span text:style-name="T5436">od</text:span><text:span text:style-name="T5437">ziejsk</text:span><text:span text:style-name="T5438">i</text:span>:</text:p>
      <text:p text:style-name="P5439">Proszę bardzo, pan pro<text:span text:style-name="T5440">fe</text:span>sor.</text:p>
      <text:p text:style-name="P5441"><text:span text:style-name="T5442">Stefa</text:span><text:span text:style-name="T5443">n</text:span><text:span text:style-name="T5444"><text:s/>Kozło</text:span><text:span text:style-name="T5445">wsk</text:span><text:span text:style-name="T5446">i</text:span>:</text:p>
      <text:p text:style-name="P5447">Proszę państwa, możemy pójść na ustępstwo przekładając ten termin na rok<text:s/><text:span text:style-name="T5448">9</text:span>0<text:span text:style-name="T5449">.</text:span></text:p>
      <text:p text:style-name="P5450"><text:span text:style-name="T5451">J</text:span><text:span text:style-name="T5452">er</text:span><text:span text:style-name="T5453">zy</text:span><text:span text:style-name="T5454"><text:s/>K</text:span><text:span text:style-name="T5455">oł</text:span><text:span text:style-name="T5456">od</text:span><text:span text:style-name="T5457">ziejsk</text:span><text:span text:style-name="T5458">i</text:span>:</text:p>
      <text:p text:style-name="P5459">Do czasu u<text:span text:style-name="T5460">po</text:span>r<text:span text:style-name="T5461">zą</text:span>dkowan<text:span text:style-name="T5462">ia</text:span><text:s/>gospodarki wodnej. Tak<text:span text:style-name="T5463">?</text:span></text:p>
      <text:p text:style-name="P5464"><text:span text:style-name="T5465">Stefa</text:span><text:span text:style-name="T5466">n</text:span><text:span text:style-name="T5467"><text:s/>Kozło</text:span><text:span text:style-name="T5468">wsk</text:span><text:span text:style-name="T5469">i</text:span>:</text:p>
      <text:p text:style-name="P5470">Tak.</text:p>
      <text:p text:style-name="P5471"><text:span text:style-name="T5472">J</text:span><text:span text:style-name="T5473">er</text:span><text:span text:style-name="T5474">zy</text:span><text:span text:style-name="T5475"><text:s/>K</text:span><text:span text:style-name="T5476">oł</text:span><text:span text:style-name="T5477">od</text:span><text:span text:style-name="T5478">ziejsk</text:span><text:span text:style-name="T5479">i</text:span>:</text:p>
      <text:p text:style-name="P5480">Tak. Jest to rozwiązanie sensowne. Do kiedy ta gospodarka wodna, jaki ma termin?</text:p>
      <text:p text:style-name="P5481"><text:span text:style-name="T5482">Głos z sa</text:span><text:span text:style-name="T5483">li</text:span>:</text:p>
      <text:p text:style-name="P5484">Rok 90.</text:p>
      <text:p text:style-name="P5485"><text:span text:style-name="T5486">J</text:span><text:span text:style-name="T5487">er</text:span><text:span text:style-name="T5488">zy</text:span><text:span text:style-name="T5489"><text:s/>K</text:span><text:span text:style-name="T5490">oł</text:span><text:span text:style-name="T5491">od</text:span><text:span text:style-name="T5492">ziejsk</text:span><text:span text:style-name="T5493">i</text:span>:</text:p>
      <text:p text:style-name="P5494">Dobrze, 90.</text:p>
      <text:p text:style-name="P5495"><text:span text:style-name="T5496">Wa</text:span><text:span text:style-name="T5497">c</text:span><text:span text:style-name="T5498">ław Kulczyński</text:span>:</text:p>
      <text:p text:style-name="P5499">Będzie korelacja.</text:p>
      <text:p text:style-name="P5500"><text:span text:style-name="T5501">Jerzy Kołodzi</text:span><text:span text:style-name="T5502">ejski</text:span>:</text:p>
      <text:p text:style-name="P5503">Będzie korelacja wraz z wprowadzeniem nowego systemu zarządzania gospodarką wodną nastąpi taka regulacja Funduszu Ochrony Środowiska i Gospodarki Wodnej, jaka będzie potrzebna z punktu widzenia interesów racjonalnej gospodarki wodnej.</text:p>
      <text:p text:style-name="P5504">Tak by to można wtedy interpretować. Proszę bardzo, pan Kłosowski.</text:p>
      <text:p text:style-name="P5505"><text:span text:style-name="T5506">Wojci</text:span><text:span text:style-name="T5507">ech Kłosows</text:span><text:span text:style-name="T5508">k</text:span><text:span text:style-name="T5509">i</text:span>:</text:p>
      <text:p text:style-name="P5510">Króciutko, jeszcze tytułem uzupełnienia. Ponieważ ten<text:s/><text:span text:style-name="T5511">p</text:span>unkt był redagowany z nadzieją, przynajmniej duch tego, o czym mówił pan docent Jaśkowski, będzie przyjęty, więc w tej c<text:span text:style-name="T5512">h</text:span>wili oprócz sprecyzowania, że chodzi o przyszłość, wymaga doprecyzowan<text:span text:style-name="T5513">ia<text:s/></text:span>druga kwestia.</text:p>
      <text:p text:style-name="P5514">Kwestia społecznej kontroli nad funk<text:span text:style-name="T5515">cj</text:span>onow<text:span text:style-name="T5516">anie</text:span>m funduszu. Mieliśmy w tym zapisie nadzieję, że społeczna kontrola pojawi się w momencie powstania funduszu. I teraz odsuwa się to dopiero do przyszłego funduszu ochrony środowiska, to warto byłoby od razu pomyśleć nad możliwością wprowadzenia społecznej kontroli w funduszu dora<text:span text:style-name="T5517">ź</text:span>nie funkcjonującym, Ochrony Środowiska i Gospodarki Wodnej. To nie wymaga żadnych zmian, ponieważ jest mowa o p<text:span text:style-name="T5518">rze</text:span>ds<text:span text:style-name="T5519">ta</text:span>w<text:span text:style-name="T5520">icie</text:span>lach do rady nadzorczej, których powołuje Minister Ochrony Środowiska. Chod<text:span text:style-name="T5521">zi</text:span>łoby tylko o deklarację ze strony ministra,<text:s/><text:span text:style-name="T5522">a</text:span>by poprosił do rady nadzorczej prz<text:span text:style-name="T5523">ed</text:span>staw<text:span text:style-name="T5524">ic</text:span>ieli organizacji p<text:span text:style-name="T5525">ro</text:span>ekologi<text:span text:style-name="T5526">cz</text:span>ny<text:span text:style-name="T5527">ch.</text:span><text:s/>Żeby było i w tym doraźnym sporze też to powiedziane.</text:p>
      <text:soft-page-break/>
      <text:p text:style-name="P5528"><text:span text:style-name="T5529">J</text:span><text:span text:style-name="T5530">er</text:span><text:span text:style-name="T5531">zy</text:span><text:span text:style-name="T5532"><text:s/>K</text:span><text:span text:style-name="T5533">oł</text:span><text:span text:style-name="T5534">od</text:span><text:span text:style-name="T5535">ziejsk</text:span><text:span text:style-name="T5536">i</text:span>:</text:p>
      <text:p text:style-name="P5537">Proszę pana ministra.</text:p>
      <text:p text:style-name="P5538"><text:span text:style-name="T5539">W</text:span><text:span text:style-name="T5540">a</text:span><text:span text:style-name="T5541">cł</text:span><text:span text:style-name="T5542">aw K</text:span><text:span text:style-name="T5543">ul</text:span><text:span text:style-name="T5544">cz</text:span><text:span text:style-name="T5545">yński</text:span>:</text:p>
      <text:p text:style-name="P5546"><text:span text:style-name="T5547">J</text:span>a dlatego tej kwestii w ogóle nie podnosiłem tutaj, w naszych rozmowach, bo to uważam za oczywiste, iż ministerstwo zapewni, aby tak rozumiani przed<text:span text:style-name="T5548">st</text:span>aw<text:span text:style-name="T5549">ic</text:span>i<text:span text:style-name="T5550">el</text:span>e, jak tutaj jest w zapisie, po prostu uczestniczyli w pracach tego funduszu.</text:p>
      <text:p text:style-name="P5551"><text:span text:style-name="T5552">J</text:span><text:span text:style-name="T5553">er</text:span><text:span text:style-name="T5554">zy</text:span><text:span text:style-name="T5555"><text:s/>K</text:span><text:span text:style-name="T5556">oł</text:span><text:span text:style-name="T5557">od</text:span><text:span text:style-name="T5558">ziejsk</text:span><text:span text:style-name="T5559">i</text:span>:</text:p>
      <text:p text:style-name="P5560">Nie kwestionujemy tego w żadnym punkcie.</text:p>
      <text:p text:style-name="P5561"><text:span text:style-name="T5562">G</text:span><text:span text:style-name="T5563">ł</text:span><text:span text:style-name="T5564">os z s</text:span><text:span text:style-name="T5565">al</text:span><text:span text:style-name="T5566">i</text:span>:</text:p>
      <text:p text:style-name="P5567"><text:span text:style-name="T5568">A</text:span>le od k<text:span text:style-name="T5569">ie</text:span>dy to ma być?</text:p>
      <text:p text:style-name="P5570"><text:span text:style-name="T5571">W</text:span><text:span text:style-name="T5572">a</text:span><text:span text:style-name="T5573">cł</text:span><text:span text:style-name="T5574">aw K</text:span><text:span text:style-name="T5575">ul</text:span><text:span text:style-name="T5576">cz</text:span><text:span text:style-name="T5577">yński</text:span>:</text:p>
      <text:p text:style-name="P5578"><text:span text:style-name="T5579">O</text:span>d zaraz, tak jest, od zaraz.</text:p>
      <text:p text:style-name="P5580"><text:span text:style-name="T5581">Wojci</text:span><text:span text:style-name="T5582">ech Kłosows</text:span><text:span text:style-name="T5583">k</text:span><text:span text:style-name="T5584">i</text:span>:</text:p>
      <text:p text:style-name="P5585">Czy tego zapisu nie można by tak sformułować? W obecnie proponowanym Narodowym Funduszu Ochrony Środowiska i Gospodarki Wodnej oraz w przyszłym Narodowym Funduszu Ochrony Środowiska, i dalej bez mian, należy wprowadzić kontrolę społeczną. Więcej nie jest<text:s/><text:span text:style-name="T5586">po</text:span>trzebne, to wystarczy.</text:p>
      <text:p text:style-name="P5587"><text:span text:style-name="T5588">Wacław Kulczyński</text:span><text:span text:style-name="T5589">:</text:span></text:p>
      <text:p text:style-name="P5590"><text:span text:style-name="T5591">J</text:span><text:span text:style-name="T5592">a</text:span><text:s/>myślę, że to nie jest pot<text:span text:style-name="T5593">r</text:span>zebne, już takie ubezpieczanie tych możliwości kontroli. Bo przecież tutaj jest intencja wyrażona i jest potwierdzone, że będzie ona realizowana. Termin do<text:s/>‘<text:span text:style-name="T5594">90</text:span><text:s/><text:span text:style-name="T5595">r</text:span>oku, to nie oznacza, że każdy punkt ma być do<text:span text:style-name="T5596">pi</text:span>ero wtedy zrealizowany. Cały szereg rzeczy można szybciej zrealizować.</text:p>
      <text:p text:style-name="P5597">Natomiast, po pierwsze, jesteśmy przed decyzją Sejmu w tej sprawie. Na przykład Komitet Gospodarki Wodnej Polskiej Akademii Nauk i Komitet Gospodarki Wodnej NOT są przeciwne tej idei modernizacji ustawy. Ja nie wiem czy nie będą próby dotarcia w tej sprawie do ko<text:span text:style-name="T5598">m</text:span>isji sejmowej. Więc mnie się wydaje, że dzisiaj postulowanie jest zbędne. Będą się sprawy toczyć, a jest jednocześnie jednoznaczne zapewnieni<text:span text:style-name="T5599">e,</text:span><text:s/><text:span text:style-name="T5600">ż</text:span>e kontrola społeczna w każdym z tych funduszów będzie miała miejsce.</text:p>
      <text:p text:style-name="P5601"><text:span text:style-name="T5602">J</text:span><text:span text:style-name="T5603">er</text:span><text:span text:style-name="T5604">zy</text:span><text:span text:style-name="T5605"><text:s/>K</text:span><text:span text:style-name="T5606">oł</text:span><text:span text:style-name="T5607">od</text:span><text:span text:style-name="T5608">ziejsk</text:span><text:span text:style-name="T5609">i</text:span>:</text:p>
      <text:p text:style-name="P5610">Proszę państwa, ja sądzę, że zostawmy to w takiej redakcji jak to jest, załącznikiem do tego<text:s/>protokołu<text:s/>są stenogramy z naszych rozmów. Jeśli będzie realizacja punktu o kontroli społecznej, w Państwowej Radzie<text:s/><text:span text:style-name="T5611">O</text:span>chrony Ś<text:span text:style-name="T5612">r</text:span>odow<text:span text:style-name="T5613">is</text:span>ka i w innych gremiach, uczestniczą i uczestniczyć będą pr<text:span text:style-name="T5614">ze</text:span>d<text:span text:style-name="T5615">st</text:span>aw<text:span text:style-name="T5616">icie</text:span>le opozycji,<text:s/>przedstawiciele ruchów ekologicznych i zawsze można wrócić do składanych dzisiaj zapewnień pana ministra i zapewnień strony rządowej, traktując to jako sprawy, które powinny być re<text:span text:style-name="T5617">al</text:span>izowane.</text:p>
      <text:p text:style-name="P5618">Pan Jaśkowski<text:span text:style-name="T5619">,</text:span><text:s/>proszę.</text:p>
      <text:p text:style-name="P5620"><text:span text:style-name="T5621">J</text:span><text:span text:style-name="T5622">e</text:span><text:span text:style-name="T5623">rz</text:span><text:span text:style-name="T5624">y Ja</text:span><text:span text:style-name="T5625">ś</text:span><text:span text:style-name="T5626">ko</text:span><text:span text:style-name="T5627">wsk</text:span><text:span text:style-name="T5628">i</text:span>:</text:p>
      <text:p text:style-name="P5629">Jedno pytanie do pana ministra. My tutaj mamy taką małą karteczkę, że będ<text:span text:style-name="T5630">zi</text:span>e rozpatrywany system zwolnienia kar za zanieczysz<text:span text:style-name="T5631">cz</text:span>en<text:span text:style-name="T5632">ia</text:span><text:s/>i rozkładania spłaty. System kar funkcjonuje, ale kto ma prawo zwalniania z kar? Takie dane są podane, że w 87 roku, aż 90% kar zostało umorzonych, czy przełożon<text:span text:style-name="T5633">yc</text:span>h, natomiast wpłynęło tylko<text:s/><text:span text:style-name="T5634">1</text:span>0<text:span text:style-name="T5635">%</text:span><text:s/>kar. Czy to jest w pana gestii, czy to leży poza?</text:p>
      <text:p text:style-name="P5636"><text:span text:style-name="T5637">J</text:span><text:span text:style-name="T5638">er</text:span><text:span text:style-name="T5639">zy</text:span><text:span text:style-name="T5640"><text:s/>K</text:span><text:span text:style-name="T5641">oł</text:span><text:span text:style-name="T5642">od</text:span><text:span text:style-name="T5643">ziejsk</text:span><text:span text:style-name="T5644">i</text:span>:</text:p>
      <text:p text:style-name="P5645">Pro<text:span text:style-name="T5646">sz</text:span>ę bardzo, panie minist<text:span text:style-name="T5647">rz</text:span>e.</text:p>
      <text:soft-page-break/>
      <text:p text:style-name="P5648"><text:span text:style-name="T5649">Wa</text:span><text:span text:style-name="T5650">cł</text:span><text:span text:style-name="T5651">a</text:span><text:span text:style-name="T5652">w<text:s/></text:span><text:span text:style-name="T5653">Ku</text:span><text:span text:style-name="T5654">lczyński</text:span>:</text:p>
      <text:p text:style-name="P5655">Jest to w naszej gestii, ale proszę państwa, wchodzimy w uliczkę szeroką, bardzo interesującą. Jesteśmy gotowi ws<text:span text:style-name="T5656">ze</text:span>lkich informacji, ale naprawdę jeśli chcemy usprawnić pracę naszego, zakończyć prace naszego<text:s/>„stołu”<text:s/>w rozsądnym terminie, to nie rozpraszajmy się na takie sprawy. Ja nie potrafię w ciągu minuty, czy dwóch powiedzieć, wyłożyć wszystkie zasady, a trzeb<text:span text:style-name="T5657">a</text:span><text:s/>by troszeczkę więcej czasu. Gotowi jesteśmy serio, czy umówić się odrębnie. Sprawy otwarte, odkryte, przecież one są normalnie publikowane. Tylko rozpraszamy się, wyłapujemy w tej chwili tematy, które wymagałyby po prostu, a z tego będzie od razu dyskusja w naszej informacji. Są to sprawy wyobraźni.</text:p>
      <text:p text:style-name="P5658"><text:span text:style-name="T5659">J</text:span><text:span text:style-name="T5660">er</text:span><text:span text:style-name="T5661">zy</text:span><text:span text:style-name="T5662"><text:s/>K</text:span><text:span text:style-name="T5663">oł</text:span><text:span text:style-name="T5664">od</text:span><text:span text:style-name="T5665">ziejsk</text:span><text:span text:style-name="T5666">i</text:span>:</text:p>
      <text:p text:style-name="P5667">Dz<text:span text:style-name="T5668">ię</text:span>kuję bardzo. Profesor Ko<text:span text:style-name="T5669">zł</text:span>ow<text:span text:style-name="T5670">ski.</text:span></text:p>
      <text:p text:style-name="P5671"><text:span text:style-name="T5672">Stefa</text:span><text:span text:style-name="T5673">n</text:span><text:span text:style-name="T5674"><text:s/>Kozło</text:span><text:span text:style-name="T5675">wsk</text:span><text:span text:style-name="T5676">i</text:span>:</text:p>
      <text:p text:style-name="P5677">Ja bym proponował zbliżać s<text:span text:style-name="T5678">ię<text:s/></text:span>do końca nad numerem piątym. Rozumiem, że wprowadzamy jedną zmianę, że zmieniamy datę z roku 89 na rok 90<text:span text:style-name="T5679">.</text:span></text:p>
      <text:p text:style-name="P5680"><text:span text:style-name="T5681">J</text:span><text:span text:style-name="T5682">er</text:span><text:span text:style-name="T5683">zy</text:span><text:span text:style-name="T5684"><text:s/>K</text:span><text:span text:style-name="T5685">oł</text:span><text:span text:style-name="T5686">od</text:span><text:span text:style-name="T5687">ziejsk</text:span><text:span text:style-name="T5688">i</text:span>:</text:p>
      <text:p text:style-name="P5689">Tak je<text:span text:style-name="T5690">st</text:span>. Wprowad<text:span text:style-name="T5691">ziliś</text:span>my tę zmianę. Proponuję przyjąć ten punkt w takiej konfiguracji zapisu, zmieniając datę n<text:span text:style-name="T5692">a</text:span><text:s/>90 rok. Jest to z<text:span text:style-name="T5693">sy</text:span>nchronizowane wtedy ze zmianami w gospodarce wodnej.</text:p>
      <text:p text:style-name="P5694"><text:span text:style-name="T5695">W</text:span><text:s/>ten o<text:span text:style-name="T5696">t</text:span>o sposób mamy wszystko, tak?</text:p>
      <text:p text:style-name="P5697"><text:span text:style-name="T5698">G</text:span><text:span text:style-name="T5699">ł</text:span><text:span text:style-name="T5700">o</text:span><text:span text:style-name="T5701">s</text:span><text:span text:style-name="T5702"><text:s/>z sali</text:span>:</text:p>
      <text:p text:style-name="P5703"><text:span text:style-name="T5704">Tak.</text:span></text:p>
      <text:p text:style-name="P5705"><text:span text:style-name="T5706">J</text:span><text:span text:style-name="T5707">er</text:span><text:span text:style-name="T5708">zy</text:span><text:span text:style-name="T5709"><text:s/>K</text:span><text:span text:style-name="T5710">oł</text:span><text:span text:style-name="T5711">od</text:span><text:span text:style-name="T5712">ziejsk</text:span><text:span text:style-name="T5713">i</text:span>:</text:p>
      <text:p text:style-name="P5714">Poza energetyką jądrową.</text:p>
      <text:p text:style-name="P5715">Proszę państwa, to jest coś optymistycznego, bo wszystkie punkty, p<text:span text:style-name="T5716">o</text:span>z<text:span text:style-name="T5717">a</text:span><text:s/>energetyką jądrową, zakończyliśmy osiągnięciem pełnego consensusu. Proponuję po obiedzie pr<text:span text:style-name="T5718">z</text:span>ystąpić do dyskusji nad energetyką jądrową. Ponieważ będziemy mieli i tekst zapisu - i strony rządowej, i strony<text:s/>„solidarnoś<text:span text:style-name="T5719">ci</text:span>ow<text:span text:style-name="T5720">ej</text:span>”, wobec tego dyskusję rozpoczęlibyśmy od tego zapisu.</text:p>
      <text:p text:style-name="P5721">Profesor Kozłowski, proszę bardzo.</text:p>
      <text:p text:style-name="P5722"><text:span text:style-name="T5723">Stefa</text:span><text:span text:style-name="T5724">n</text:span><text:span text:style-name="T5725"><text:s/>Kozło</text:span><text:span text:style-name="T5726">wsk</text:span><text:span text:style-name="T5727">i</text:span>:</text:p>
      <text:p text:style-name="P5728">Mam takie pytanie, czy zaczynamy w ogóle od pomysłów. Złożyliśmy makietę całego<text:s/>protokołu<text:s/>z naszego<text:s/>„stolika”, łącznie z preambułą, z podziałem na bloki? Czy moglibyśmy od po<text:span text:style-name="T5729">cz</text:span>ątku zacząć, od preambuły, od podziału na bloki i doszlibyśmy do tego zagadnienia rozbieżności w zakresie energetyki jądrowej?</text:p>
      <text:p text:style-name="P5730"><text:span text:style-name="T5731">J</text:span><text:span text:style-name="T5732">er</text:span><text:span text:style-name="T5733">zy</text:span><text:span text:style-name="T5734"><text:s/>K</text:span><text:span text:style-name="T5735">oł</text:span><text:span text:style-name="T5736">od</text:span><text:span text:style-name="T5737">ziejsk</text:span><text:span text:style-name="T5738">i</text:span>:</text:p>
      <text:p text:style-name="P5739">Bardzo proszę. Nie widzę przeszkód w takim ustawieniu sprawy tym bardziej, że tam<text:s/>nie będzie żadnych różnic zdań.</text:p>
      <text:p text:style-name="P5740"><text:span text:style-name="T5741">Stefa</text:span><text:span text:style-name="T5742">n</text:span><text:span text:style-name="T5743"><text:s/>Kozło</text:span><text:span text:style-name="T5744">wsk</text:span><text:span text:style-name="T5745">i</text:span>:</text:p>
      <text:p text:style-name="P5746">Czy możemy w takim r<text:span text:style-name="T5747">a</text:span>zie powielić preambułę?</text:p>
      <text:p text:style-name="P5748"><text:span text:style-name="T5749">J</text:span><text:span text:style-name="T5750">er</text:span><text:span text:style-name="T5751">zy</text:span><text:span text:style-name="T5752"><text:s/>K</text:span><text:span text:style-name="T5753">oł</text:span><text:span text:style-name="T5754">od</text:span><text:span text:style-name="T5755">ziejsk</text:span><text:span text:style-name="T5756">i</text:span>:</text:p>
      <text:p text:style-name="P5757">Oczywiście, preambułę możemy powielić, aby każdy do<text:span text:style-name="T5758">st</text:span>ał po obiedzie preambułę. Ja nie widzę tam zasadniczych rozbieżności.<text:s/><text:span text:style-name="T5759">W</text:span><text:s/>ogóle nie widzę rozbieżnoś<text:span text:style-name="T5760">ci,</text:span><text:s/>ale nie chcę się wypowiadać za<text:s/><text:span text:style-name="T5761">„</text:span>okrągły stół”.<text:s/><text:soft-page-break/>Poz<text:span text:style-name="T5762">a</text:span><text:s/>energetyką jądrową. Zapraszam państwa na ob<text:span text:style-name="T5763">i</text:span>ad, do godziny 14.<text:span text:style-name="T5764">5</text:span>0.</text:p>
      <text:p text:style-name="P5765"/>
      <text:p text:style-name="P5766">/Przerwa/.</text:p>
      <text:p text:style-name="P5767"/>
      <text:p text:style-name="P5768">/Po przerwie/.</text:p>
      <text:p text:style-name="P5769"/>
      <text:p text:style-name="P5770"><text:span text:style-name="T5771">Stefa</text:span><text:span text:style-name="T5772">n</text:span><text:span text:style-name="T5773"><text:s/>Kozło</text:span><text:span text:style-name="T5774">wsk</text:span><text:span text:style-name="T5775">i</text:span>:</text:p>
      <text:p text:style-name="P5776">Rozpoczynamy obrady<text:s/>popołudniowe. Przed południem skończyliśmy przegląd wszystkich punktów, 28. Został nam do omówienia projekt<text:s/>protokołu<text:s/>„stolika”<text:s/><text:span text:style-name="T5777">ek</text:span>olog<text:span text:style-name="T5778">ic</text:span>znego, który został państwu rozdany, składa się on jak gdyby z trzech części. Wprowadzenia, podziału z makiety pokazującej w jaki sposób przedstawilibyśmy podział naszy<text:span text:style-name="T5779">ch</text:span><text:s/>28 punktów na pięć bloków tematycznych i propozycje<text:s/>protokołu<text:s/>rozbieżności.<text:s/><text:span text:style-name="T5780">W</text:span><text:s/>tej kolejności proponowałbym przeprowadzić dyskusję tak, jak to zapowiedział pan profesor Kołodziejski przed obiadem.</text:p>
      <text:p text:style-name="P5781">Otwieram więc dyskusję nad wprowadzeniem do protokołu<text:s/>„stolika”<text:s/>ekologicznego. Jakie byłyby uwagi do przedłożonego tekstu?</text:p>
      <text:p text:style-name="P5782">Bardzo proszę, pan profesor Andrz<text:span text:style-name="T5783">ej</text:span>ewski.</text:p>
      <text:p text:style-name="P5784"><text:span text:style-name="T5785">Roman And</text:span><text:span text:style-name="T5786">rzeje</text:span><text:span text:style-name="T5787">w</text:span><text:span text:style-name="T5788">sk</text:span><text:span text:style-name="T5789">i</text:span>:</text:p>
      <text:p text:style-name="P5790">Z tego wprowadzenia istotna sprawa, która potem jest w dalszych sprawach, mianowicie, sprawa zdrowej żywności. Wprowadziłbym to po drugim akapicie, w pierwszej linijce, po słowach:<text:s/>„zatrute gleby”.</text:p>
      <text:p text:style-name="P5791"><text:span text:style-name="T5792">Stefa</text:span><text:span text:style-name="T5793">n</text:span><text:span text:style-name="T5794"><text:s/>Kozło</text:span><text:span text:style-name="T5795">wsk</text:span><text:span text:style-name="T5796">i</text:span>:</text:p>
      <text:p text:style-name="P5797">Ale w jakiej formie? Może jakieś<text:s/>propozycje zapisu?</text:p>
      <text:p text:style-name="P5798"><text:span text:style-name="T5799">Roman And</text:span><text:span text:style-name="T5800">rzeje</text:span><text:span text:style-name="T5801">w</text:span><text:span text:style-name="T5802">sk</text:span><text:span text:style-name="T5803">i</text:span>:</text:p>
      <text:p text:style-name="P5804">Widz<text:span text:style-name="T5805">ą</text:span>c racje zan<text:span text:style-name="T5806">i</text:span>eczy<text:span text:style-name="T5807">s</text:span>zczen<text:span text:style-name="T5808">ie<text:s/></text:span>wody i powietrza, zatrute gleby, zła żywność, skażona żywność itd.</text:p>
      <text:p text:style-name="P5809"><text:span text:style-name="T5810">Głos z sa</text:span><text:span text:style-name="T5811">li</text:span>:</text:p>
      <text:p text:style-name="P5812"><text:span text:style-name="T5813">A</text:span>le tak nie można napisać, bo dotyczy to pewnych obszarów kraju.</text:p>
      <text:p text:style-name="P5814"><text:span text:style-name="T5815">Roman And</text:span><text:span text:style-name="T5816">rzeje</text:span><text:span text:style-name="T5817">w</text:span><text:span text:style-name="T5818">sk</text:span><text:span text:style-name="T5819">i</text:span>:</text:p>
      <text:p text:style-name="P5820">To musiałoby być. Można powiedzieć, produkcja albo wytwarzanie niezdrowej żywności.</text:p>
      <text:p text:style-name="P5821"><text:span text:style-name="T5822">Głos z sa</text:span><text:span text:style-name="T5823">li</text:span>:</text:p>
      <text:p text:style-name="P5824">Skażenie niezdrowej żywności.</text:p>
      <text:p text:style-name="P5825"><text:span text:style-name="T5826">Stefa</text:span><text:span text:style-name="T5827">n</text:span><text:span text:style-name="T5828"><text:s/>Kozło</text:span><text:span text:style-name="T5829">wsk</text:span><text:span text:style-name="T5830">i</text:span>:</text:p>
      <text:p text:style-name="P5831">Dopisujcie to panie. Jakie byłyby dalsze uwagi.</text:p>
      <text:p text:style-name="P5832"><text:span text:style-name="T5833">Wa</text:span><text:span text:style-name="T5834">cł</text:span><text:span text:style-name="T5835">a</text:span><text:span text:style-name="T5836">w<text:s/></text:span><text:span text:style-name="T5837">Ku</text:span><text:span text:style-name="T5838">lczyński</text:span>:</text:p>
      <text:p text:style-name="P5839">Można?</text:p>
      <text:p text:style-name="P5840"><text:span text:style-name="T5841">Stefa</text:span><text:span text:style-name="T5842">n</text:span><text:span text:style-name="T5843"><text:s/>Kozło</text:span><text:span text:style-name="T5844">wsk</text:span><text:span text:style-name="T5845">i</text:span>:</text:p>
      <text:p text:style-name="P5846">Proszę bardzo, pan minister Kulczyński.</text:p>
      <text:p text:style-name="P5847"><text:span text:style-name="T5848">Wa</text:span><text:span text:style-name="T5849">cł</text:span><text:span text:style-name="T5850">a</text:span><text:span text:style-name="T5851">w<text:s/></text:span><text:span text:style-name="T5852">Ku</text:span><text:span text:style-name="T5853">lczyński</text:span>:</text:p>
      <text:p text:style-name="P5854">Ja mam propozycję, ażeby zrezygnować od razu w tym pierwszym<text:s/><text:span text:style-name="T5855">a</text:span>kap<text:span text:style-name="T5856">icie</text:span><text:s/>ze s<text:span text:style-name="T5857">fo</text:span>rmu<text:span text:style-name="T5858">łowania</text:span>:<text:span text:style-name="T5859"><text:s/></text:span>„tak duże, jak w żadnym innym kraju świata”. Ja sądzę, że niezależnie od tego, jaki jest stan wiedzy w tym zakresie, nie ma żadnych informacji i dokumentów, c<text:span text:style-name="T5860">h</text:span>yba że brać tutaj za podstawę różnego rodzaju<text:s/><text:soft-page-break/>prasowe enuncjacje, a to jest względność tego typu ocen,<text:s/>który by<text:s/>potwierdzał, że jednozna<text:span text:style-name="T5861">cz</text:span>nie Polska należy właśnie do tego typu obszarów. To je<text:span text:style-name="T5862">st</text:span><text:s/>jeden element.</text:p>
      <text:p text:style-name="P5863">Jest zły stan, bardzo zły w niektórych obszarach. Obserwujemy pogarszanie się<text:span text:style-name="T5864">.</text:span><text:s/>Nawiasem mówiąc, nie chcę się spierać, w jednym miejscu to jest pogarszanie, w drugim to jest niepogarszanie, ale to już moglibyśmy sobie podarować. Ale nie jest to sprawa<text:s/><text:span text:style-name="T5865">je</text:span>dnoznaczna.</text:p>
      <text:p text:style-name="P5866">Jednocześnie maj<text:span text:style-name="T5867">ą</text:span>c określone żądania wręcz, które<text:s/><text:span text:style-name="T5868">były</text:span><text:s/>artykułowane tutaj, przy tym stole, w stosunku do naszych sąsiadów, wydaje mi się, że taką formułą ustawiamy się bardzo niekorzystnie również do tych naszych działań, które są związane z eliminacją oddziaływania chociażby przez Czechosłowa<text:span text:style-name="T5869">cj</text:span>ę i NRD. M<text:span text:style-name="T5870">y</text:span><text:s/>wiemy o tym, że w tamtych krajach i można to powiedzieć głośno, kwestia informacji i świadomości bym powiedziałem społecznej, ekologi<text:span text:style-name="T5871">cz</text:span>n<text:span text:style-name="T5872">ej,</text:span><text:s/>jest inna. Inaczej ustawiona niż u nas. Ale jeśli uznajemy, że przynajmniej<text:s/><text:span text:style-name="T5873">5</text:span>0<text:span text:style-name="T5874">%</text:span><text:s/>zanieczyszczeń atmosfer<text:span text:style-name="T5875">yc</text:span>zny<text:span text:style-name="T5876">ch</text:span><text:s/>nad Polską to jest z tamtych źródeł, to nie stawiajmy sie<text:span text:style-name="T5877">b</text:span>ie w pozycji człowieka, który ma tyle do zrobien<text:span text:style-name="T5878">i</text:span>a u siebie, ale chce coś jeszcze od innych.</text:p>
      <text:p text:style-name="P5879">Jest to też pewien taki aspekt międzynarodowy. Pomijając i to, że są różne ad h<text:span text:style-name="T5880">o</text:span>c robione listy, pokazujące bardzo różne sytuacje, w zależności od<text:s/><text:span text:style-name="T5881">t</text:span>ego, tak duża bowiem manipulacja in<text:span text:style-name="T5882">fo</text:span>rma<text:span text:style-name="T5883">cj</text:span>am<text:span text:style-name="T5884">i</text:span><text:s/>występuje wszędzie. I<text:s/><text:span text:style-name="T5885">d</text:span>latego jest to zupełnie względne pojęcie.</text:p>
      <text:p text:style-name="P5886">Proponow<text:span text:style-name="T5887">ał</text:span>bym z czegoś takiego zrezygnować, co nam do naszych spraw nie jest potrzebne, niczemu nie służy, po prostu.</text:p>
      <text:p text:style-name="P5888"><text:span text:style-name="T5889">D</text:span>zięku<text:span text:style-name="T5890">ję</text:span>.</text:p>
      <text:p text:style-name="P5891"><text:span text:style-name="T5892">Stefa</text:span><text:span text:style-name="T5893">n</text:span><text:span text:style-name="T5894"><text:s/>Kozło</text:span><text:span text:style-name="T5895">wsk</text:span><text:span text:style-name="T5896">i</text:span>:</text:p>
      <text:p text:style-name="P5897">Pan<text:span text:style-name="T5898">ie</text:span><text:s/>min<text:span text:style-name="T5899">ist</text:span>rze,<text:s/><text:span text:style-name="T5900">cz</text:span>y mo<text:span text:style-name="T5901">żn</text:span>a by zaproponować pewną modyfikację. Zagrożenie życia człowieka w Polsce na skutek warunków środow<text:span text:style-name="T5902">is</text:span>kowych jest wyjątkowo duże, może, można nawet powiedzieć w skali świata. Ale wyjątkowo duże. Czy na to moglibyśmy się zgod<text:span text:style-name="T5903">zi</text:span>ć?</text:p>
      <text:p text:style-name="P5904"><text:span text:style-name="T5905">Wa</text:span><text:span text:style-name="T5906">cł</text:span><text:span text:style-name="T5907">a</text:span><text:span text:style-name="T5908">w<text:s/></text:span><text:span text:style-name="T5909">Ku</text:span><text:span text:style-name="T5910">lczyński</text:span>:</text:p>
      <text:p text:style-name="P5911">Rozumiem intencje i tak propon<text:span text:style-name="T5912">uj</text:span>ę<text:s/><text:span text:style-name="T5913">ją</text:span><text:s/>zapisać<text:span text:style-name="T5914">.</text:span><text:s/>Ale po co plą<text:span text:style-name="T5915">t</text:span>ać ten świat. To nam nie pomaga.</text:p>
      <text:p text:style-name="P5916"><text:span text:style-name="T5917">Głos z sali</text:span>:</text:p>
      <text:p text:style-name="P5918"><text:span text:style-name="T5919">A</text:span>le pan minister wymienił świat.</text:p>
      <text:p text:style-name="P5920"><text:span text:style-name="T5921">Wa</text:span><text:span text:style-name="T5922">cł</text:span><text:span text:style-name="T5923">a</text:span><text:span text:style-name="T5924">w<text:s/></text:span><text:span text:style-name="T5925">Ku</text:span><text:span text:style-name="T5926">lczyński</text:span>:</text:p>
      <text:p text:style-name="P5927">To nam w niczym n<text:span text:style-name="T5928">ie</text:span><text:s/>pomoże.</text:p>
      <text:p text:style-name="P5929"><text:span text:style-name="T5930">Rysz</text:span><text:span text:style-name="T5931">a</text:span><text:span text:style-name="T5932">r</text:span><text:span text:style-name="T5933">d</text:span><text:span text:style-name="T5934"><text:s/></text:span><text:span text:style-name="T5935">K</text:span><text:span text:style-name="T5936">os</text:span><text:span text:style-name="T5937">trz</text:span><text:span text:style-name="T5938">ew</text:span><text:span text:style-name="T5939">a</text:span>:</text:p>
      <text:p text:style-name="P5940">C<text:span text:style-name="T5941">zy</text:span><text:s/>mogę?</text:p>
      <text:p text:style-name="P5942"><text:span text:style-name="T5943">Stefa</text:span><text:span text:style-name="T5944">n</text:span><text:span text:style-name="T5945"><text:s/>Kozło</text:span><text:span text:style-name="T5946">wsk</text:span><text:span text:style-name="T5947">i</text:span>:</text:p>
      <text:p text:style-name="P5948">Proszę.</text:p>
      <text:p text:style-name="P5949"><text:span text:style-name="T5950">Rys</text:span><text:span text:style-name="T5951">z</text:span><text:span text:style-name="T5952">a</text:span><text:span text:style-name="T5953">r</text:span><text:span text:style-name="T5954">d Kostrzewa<text:s/></text:span><text:span text:style-name="T5955">-</text:span><text:span text:style-name="T5956"><text:s/></text:span><text:span text:style-name="T5957">„</text:span><text:span text:style-name="T5958">Solidarność</text:span><text:span text:style-name="T5959">”</text:span>:</text:p>
      <text:p text:style-name="P5960">Panie ministrze, ja się tutaj z panem nie zgadzam. Nazwijmy rzeczy po imieniu i taka jest prawda. Ja rozumiem, że złagodzenie tutaj pewnych rzeczy, ale co ono daje? Motywowanie tego, że to w przetargach z Czechami, czy z Niemcami, nic podobnego. A wręcz przeciwnie, jeżeli ci ludzie z jakichś racji nie mówią, to ktoś w tym obozie musi zrobić początek. T<text:span text:style-name="T5961">a</text:span>k, jak myśmy powiedzieli i może oni też zaczną nazywać rzeczy po imieniu.</text:p>
      <text:p text:style-name="P5962">I tutaj, panie ministrze, nie bójmy się nazwać rzeczy po imieniu. Jesteśmy krajem zagrożonym i taka<text:s/><text:soft-page-break/>jest prawda. A tym bardzie<text:span text:style-name="T5963">j</text:span>, że jeśli Czesi i Niemcy nam przesyłają różne prezenty, to mówmy o tym, że jesteśmy zagrożeni.<text:s/><text:span text:style-name="T5964">J</text:span>a nie rozumiem, panie ministrze. Mówiliśmy, że ponoć ten<text:s/>„stół”<text:s/>jest po to, żebyśmy niektóre rzeczy sobie mówić, żebyśmy zerwali z niektórymi rzeczami. Otwartość informacji<text:span text:style-name="T5965">.</text:span><text:s/>Mamy<text:span text:style-name="T5966"><text:s/></text:span>tak<text:span text:style-name="T5967">ie</text:span><text:s/>zapisy. I teraz panie ministrze, zapisy mamy o informacji, a teraz przy preambule pan stawia takie sprawy, a po co naszych sąsiadów o wszystkim informować.<text:s/><text:span text:style-name="T5968">A</text:span><text:s/>po to, żeby wiedzieli, dla naszego bezpieczeństwa i dla ich.</text:p>
      <text:p text:style-name="P5969">Jeżeli już panie ministrze zaczynamy myśleć i mó<text:span text:style-name="T5970">w</text:span>ić po nowemu, to mówmy po nowemu.</text:p>
      <text:p text:style-name="P5971">Dziękuję bardzo.</text:p>
      <text:p text:style-name="P5972"><text:span text:style-name="T5973">Stefa</text:span><text:span text:style-name="T5974">n</text:span><text:span text:style-name="T5975"><text:s/>Kozło</text:span><text:span text:style-name="T5976">wsk</text:span><text:span text:style-name="T5977">i</text:span>:</text:p>
      <text:p text:style-name="P5978">Proszę bardzo.</text:p>
      <text:p text:style-name="P5979"><text:span text:style-name="T5980">Wa</text:span><text:span text:style-name="T5981">cł</text:span><text:span text:style-name="T5982">a</text:span><text:span text:style-name="T5983">w<text:s/></text:span><text:span text:style-name="T5984">Ku</text:span><text:span text:style-name="T5985">lczyński</text:span>:</text:p>
      <text:p text:style-name="P5986">Ja myślę, że mówienie po nowemu również polega na tym, że prawdy, które głosimy były prawdami do końca sprawdzonymi. Nie ma pan żadnych podstaw powiedzieć,<text:s/><text:span text:style-name="T5987">ż</text:span>e Polska jest tym<text:s/><text:span text:style-name="T5988">je</text:span>dnym jedynym na pozycji dosłownie ostatnim. Nikt takich podstaw nie ma, takich dokumentów nie ma. Takich informacji nie ma. Jedziemy tutaj naszą wyostrzoną świadomoś<text:span text:style-name="T5989">ci</text:span>ą. I z tym się zgadzamy. Ja nie twierdzę, że jest dobrze, że tutaj mamy w tym zakresie różnice zdań. Po prostu chodzi mi o to, że jest to nikomu niepotrzebne, ani światu, ani nam. Jest to zwyczajne po prostu hasło.</text:p>
      <text:p text:style-name="P5990"><text:span text:style-name="T5991">Głos z sali</text:span>:</text:p>
      <text:p text:style-name="P5992">Muszę ustosunkować się do tego.</text:p>
      <text:p text:style-name="P5993"><text:span text:style-name="T5994">Głos z sali</text:span>:</text:p>
      <text:p text:style-name="P5995"><text:span text:style-name="T5996">Nie.</text:span></text:p>
      <text:p text:style-name="P5997"><text:span text:style-name="T5998">Stefa</text:span><text:span text:style-name="T5999">n</text:span><text:span text:style-name="T6000"><text:s/>Kozło</text:span><text:span text:style-name="T6001">wsk</text:span><text:span text:style-name="T6002">i</text:span>:</text:p>
      <text:p text:style-name="P6003">Proszę bardzo.</text:p>
      <text:p text:style-name="P6004"><text:span text:style-name="T6005">Ryszard Kostrzewa</text:span>:</text:p>
      <text:p text:style-name="P6006">Panie ministrze, ja bardzo pana przepraszam. Z 86 roku raport<text:s/><text:span text:style-name="T6007">I</text:span>n<text:span text:style-name="T6008">s</text:span>pekcji Ochrony Środowiska mówi, że jesteśmy na drugim miejscu. Ja bardzo pana przepraszam.</text:p>
      <text:p text:style-name="P6009"><text:span text:style-name="T6010">Głos z sali</text:span>:</text:p>
      <text:p text:style-name="P6011">Gdzie na drugim miejscu?</text:p>
      <text:p text:style-name="P6012"><text:span text:style-name="T6013">Ryszard Kostrzewa</text:span>:</text:p>
      <text:p text:style-name="P6014">W Europie. Panie dyrektorze Kwiatkowski, w Europie. Przepraszam bardzo.</text:p>
      <text:p text:style-name="P6015"><text:span text:style-name="T6016">Jerzy</text:span><text:span text:style-name="T6017"><text:s/>Kwiatkowski</text:span>:</text:p>
      <text:p text:style-name="P6018">To nie<text:s/>świat.</text:p>
      <text:p text:style-name="P6019"><text:span text:style-name="T6020">Ryszard Kostrzewa</text:span>:</text:p>
      <text:p text:style-name="P6021">Panie dyrektorze, Europa to nie świat, można oczywiście. No to pod innym względem jesteśmy jeszcze bardziej jak trzecim światem, no, ale o tym nie mówimy. A Europa to nie świat?</text:p>
      <text:p text:style-name="P6022"><text:span text:style-name="T6023">Jerzy</text:span><text:span text:style-name="T6024"><text:s/>Kwiatkowski</text:span>:</text:p>
      <text:p text:style-name="P6025">Ja wiem, może?</text:p>
      <text:p text:style-name="P6026"><text:span text:style-name="T6027">Wa</text:span><text:span text:style-name="T6028">cł</text:span><text:span text:style-name="T6029">a</text:span><text:span text:style-name="T6030">w<text:s/></text:span><text:span text:style-name="T6031">Ku</text:span><text:span text:style-name="T6032">lczyński</text:span>:</text:p>
      <text:p text:style-name="P6033">Panie przewodnic<text:span text:style-name="T6034">zą</text:span>cy,<text:s/><text:span text:style-name="T6035">j</text:span>a myślę, że niepotrzebnie tę polemikę głosim<text:span text:style-name="T6036">y.</text:span><text:s/>Jeśli można? Ten raport przede<text:s/><text:soft-page-break/>wszystkim nie odnos<text:span text:style-name="T6037">i</text:span><text:s/>się do wszystkich rodzajów zanieczyszczeń. To jest jedna sprawa.<text:s/><text:span text:style-name="T6038">I</text:span><text:s/>klasyfikacje jakie są robione w świecie, są też robione tylko w określonych elementach zan<text:span text:style-name="T6039">ie</text:span>cz<text:span text:style-name="T6040">ys</text:span>z<text:span text:style-name="T6041">cz</text:span>eń.<text:s/><text:span text:style-name="T6042">N</text:span>a pojęcie zanie<text:span text:style-name="T6043">czysz</text:span>c<text:span text:style-name="T6044">ze</text:span>n<text:span text:style-name="T6045">ia</text:span><text:s/>tak tutaj ujęte składają się bardzo różne elementy i dlatego to też trzeba brać pod uwagę.</text:p>
      <text:p text:style-name="P6046"><text:span text:style-name="T6047">Stefa</text:span><text:span text:style-name="T6048">n</text:span><text:span text:style-name="T6049"><text:s/>Kozło</text:span><text:span text:style-name="T6050">wsk</text:span><text:span text:style-name="T6051">i</text:span>:</text:p>
      <text:p text:style-name="P6052">Proszę państwa, proponuję już nie prowadzić dyskusji, tylko propozycję zapisu. Jakie macie państwo, proszę.</text:p>
      <text:p text:style-name="P6053">Proszę, pan Mierzwiński.</text:p>
      <text:p text:style-name="P6054"><text:span text:style-name="T6055">A</text:span><text:span text:style-name="T6056">da</text:span><text:span text:style-name="T6057">m</text:span><text:span text:style-name="T6058"><text:s/>Mierzwiński</text:span>:</text:p>
      <text:p text:style-name="P6059">Ja mam taką propozycję, że przedłużenie życia człowieka w Polsce na skutek warunków stworzonych przez kraje sąsiednie i własne, działajmy, ja bym tutaj połączył, jeśli nie ma materiału, to nie.</text:p>
      <text:p text:style-name="P6060"><text:span text:style-name="T6061">Stefa</text:span><text:span text:style-name="T6062">n</text:span><text:span text:style-name="T6063"><text:s/>Kozło</text:span><text:span text:style-name="T6064">wsk</text:span><text:span text:style-name="T6065">i</text:span>:</text:p>
      <text:p text:style-name="P6066">Pan profesor K<text:span text:style-name="T6067">oł</text:span>odziejski<text:span text:style-name="T6068">.</text:span></text:p>
      <text:p text:style-name="P6069"><text:span text:style-name="T6070">J</text:span><text:span text:style-name="T6071">erzy<text:s/></text:span><text:span text:style-name="T6072">K</text:span><text:span text:style-name="T6073">o</text:span><text:span text:style-name="T6074">ł</text:span><text:span text:style-name="T6075">odziejski</text:span>:</text:p>
      <text:p text:style-name="P6076">Zagrożenie życia człowieka w Polsce na skutek warunków środowiskowych osiągnęło poziom wysoce krytyczny albo wariant, stało się jednym z największych na świecie.</text:p>
      <text:p text:style-name="P6077"><text:span text:style-name="T6078">Gł</text:span><text:span text:style-name="T6079">o</text:span><text:span text:style-name="T6080">s</text:span><text:span text:style-name="T6081"><text:s/>z</text:span><text:span text:style-name="T6082"><text:s/>sa</text:span><text:span text:style-name="T6083">li</text:span>:</text:p>
      <text:p text:style-name="P6084">To może b<text:span text:style-name="T6085">yć</text:span>.</text:p>
      <text:p text:style-name="P6086"><text:span text:style-name="T6087">Gł</text:span><text:span text:style-name="T6088">o</text:span><text:span text:style-name="T6089">s</text:span><text:span text:style-name="T6090"><text:s/>z</text:span><text:span text:style-name="T6091"><text:s/>sa</text:span><text:span text:style-name="T6092">li</text:span>:</text:p>
      <text:p text:style-name="P6093">Ten dru<text:span text:style-name="T6094">gi,</text:span><text:s/>t<text:span text:style-name="T6095">ak</text:span>.</text:p>
      <text:p text:style-name="P6096"><text:span text:style-name="T6097">J</text:span><text:span text:style-name="T6098">erzy<text:s/></text:span><text:span text:style-name="T6099">K</text:span><text:span text:style-name="T6100">o</text:span><text:span text:style-name="T6101">ł</text:span><text:span text:style-name="T6102">odziejski</text:span>:</text:p>
      <text:p text:style-name="P6103">Sz<text:span text:style-name="T6104">cz</text:span>eg<text:span text:style-name="T6105">ół</text:span>ow<text:span text:style-name="T6106">yc</text:span>h wyli<text:span text:style-name="T6107">cz</text:span>eń nie<text:s/>ma. To jest rachunek bardzo wiel<text:span text:style-name="T6108">ok</text:span>ryter<text:span text:style-name="T6109">ia</text:span>l<text:span text:style-name="T6110">ny</text:span>.<text:s/><text:span text:style-name="T6111">I</text:span><text:s/>rzeczywiście, trzeba przyjąć pewien margines błędu.</text:p>
      <text:p text:style-name="P6112"><text:span text:style-name="T6113">Stefa</text:span><text:span text:style-name="T6114">n</text:span><text:span text:style-name="T6115"><text:s/>Kozło</text:span><text:span text:style-name="T6116">wsk</text:span><text:span text:style-name="T6117">i</text:span>:</text:p>
      <text:p text:style-name="P6118">Czyli co, przyjmujemy propozycję pana profesora K<text:span text:style-name="T6119">oł</text:span>odz<text:span text:style-name="T6120">ie</text:span>jsk<text:span text:style-name="T6121">ie</text:span>go, tak?</text:p>
      <text:p text:style-name="P6122">Proszę bardzo. Jakie są dalej uwagi do wprowadzenia? Proszę bardzo.</text:p>
      <text:p text:style-name="P6123"><text:span text:style-name="T6124">Bo</text:span><text:span text:style-name="T6125">g</text:span><text:span text:style-name="T6126">us</text:span><text:span text:style-name="T6127">ł</text:span><text:span text:style-name="T6128">aw Go</text:span><text:span text:style-name="T6129">łą</text:span><text:span text:style-name="T6130">b</text:span>:</text:p>
      <text:p text:style-name="P6131">Proponuję przeredagować piąty wiersz od góry. Tutaj jest swego rodza<text:span text:style-name="T6132">j</text:span>u nieredakc<text:span text:style-name="T6133">yj</text:span>noś<text:span text:style-name="T6134">ć</text:span>. Dotyczy to szczególnie młodego pokolenia na obszarze Górnego Śląska i w innych obszarach ekol<text:span text:style-name="T6135">ogicznego</text:span><text:s/>zagrożen<text:span text:style-name="T6136">ia.</text:span></text:p>
      <text:p text:style-name="P6137">Proponuję tak: dotyczy to szczególnie warunków rozwoju młodego pokolenia na obszarach ekologicznego zagrożenia, a w szczególności na obszarze śląskiej aglomera<text:span text:style-name="T6138">cj</text:span>i, śląsko-krakow<text:span text:style-name="T6139">sk</text:span>i<text:span text:style-name="T6140">ej</text:span>. Jest to po prostu lepsza redakcja tego. Jest to boda<text:span text:style-name="T6141">j</text:span>że szczęśliwsze zredagowanie.</text:p>
      <text:p text:style-name="P6142"><text:span text:style-name="T6143">Stefa</text:span><text:span text:style-name="T6144">n</text:span><text:span text:style-name="T6145"><text:s/>Kozło</text:span><text:span text:style-name="T6146">wsk</text:span><text:span text:style-name="T6147">i</text:span>:</text:p>
      <text:p text:style-name="P6148">Tak. To chyba<text:s/><text:span text:style-name="T6149">je</text:span>st do przyjęcia.</text:p>
      <text:p text:style-name="P6150"><text:span text:style-name="T6151">Bo</text:span><text:span text:style-name="T6152">g</text:span><text:span text:style-name="T6153">us</text:span><text:span text:style-name="T6154">ł</text:span><text:span text:style-name="T6155">aw Go</text:span><text:span text:style-name="T6156">łą</text:span><text:span text:style-name="T6157">b</text:span>:</text:p>
      <text:p text:style-name="P6158">Dotyczy to szczególnie warunków rozwoju młodego pokolenia.</text:p>
      <text:p text:style-name="P6159"><text:span text:style-name="T6160">Wojci</text:span><text:span text:style-name="T6161">ech Kłosows</text:span><text:span text:style-name="T6162">k</text:span><text:span text:style-name="T6163">i</text:span>:</text:p>
      <text:p text:style-name="P6164">T<text:span text:style-name="T6165">yl</text:span>ko<text:s/><text:span text:style-name="T6166">chwi</text:span>lec<text:span text:style-name="T6167">zk</text:span>ę, tutaj jest mowa zagrożeniu życia człowieka, w poprzednim zdaniu i dotyczy to szczególnie, może to odnosić się do zagrożenia życia. Zagrożenie życia dotyczy szczególnie młodego<text:s/><text:soft-page-break/>pok<text:span text:style-name="T6168">ol</text:span>en<text:span text:style-name="T6169">ia.</text:span></text:p>
      <text:p text:style-name="P6170"><text:span text:style-name="T6171">Głos z sali</text:span>:</text:p>
      <text:p text:style-name="P6172">Tak nie można tego zredagować.</text:p>
      <text:p text:style-name="P6173"><text:span text:style-name="T6174">Wojci</text:span><text:span text:style-name="T6175">ech Kłosows</text:span><text:span text:style-name="T6176">k</text:span><text:span text:style-name="T6177">i</text:span>:</text:p>
      <text:p text:style-name="P6178"><text:span text:style-name="T6179">No</text:span><text:s/>to d<text:span text:style-name="T6180">yk</text:span>tujcie panowie, jak to ma być?</text:p>
      <text:p text:style-name="P6181"><text:span text:style-name="T6182">J</text:span><text:span text:style-name="T6183">er</text:span><text:span text:style-name="T6184">zy</text:span><text:span text:style-name="T6185"><text:s/>K</text:span><text:span text:style-name="T6186">oł</text:span><text:span text:style-name="T6187">od</text:span><text:span text:style-name="T6188">ziejsk</text:span><text:span text:style-name="T6189">i</text:span>:</text:p>
      <text:p text:style-name="P6190">Konsekwen<text:span text:style-name="T6191">cj</text:span>e tego...</text:p>
      <text:p text:style-name="P6192"><text:span text:style-name="T6193">Je</text:span><text:span text:style-name="T6194">rz</text:span><text:span text:style-name="T6195">y Kw</text:span><text:span text:style-name="T6196">iatkowsk</text:span><text:span text:style-name="T6197">i</text:span>:</text:p>
      <text:p text:style-name="P6198">Dotyczą szczególnie młodego pokolenia.</text:p>
      <text:p text:style-name="P6199"><text:span text:style-name="T6200">Stefa</text:span><text:span text:style-name="T6201">n</text:span><text:span text:style-name="T6202"><text:s/>Kozło</text:span><text:span text:style-name="T6203">wsk</text:span><text:span text:style-name="T6204">i</text:span>:</text:p>
      <text:p text:style-name="P6205"><text:span text:style-name="T6206">P</text:span>roszę bardzo, jakie są dalsze uwagi?</text:p>
      <text:p text:style-name="P6207"><text:span text:style-name="T6208">J</text:span><text:span text:style-name="T6209">er</text:span><text:span text:style-name="T6210">zy</text:span><text:span text:style-name="T6211"><text:s/>K</text:span><text:span text:style-name="T6212">oł</text:span><text:span text:style-name="T6213">od</text:span><text:span text:style-name="T6214">ziejsk</text:span><text:span text:style-name="T6215">i</text:span>:</text:p>
      <text:p text:style-name="P6216">Jeszcze jedno. Zamiast planowanie przestrzenne, proponuję<text:span text:style-name="T6217">:</text:span><text:s/>zagospodarowanie przestrzenne, bo to dotyczy sfery realnej, a nie sfery regulacji.<text:s/><text:span text:style-name="T6218">W</text:span><text:s/>po<text:span text:style-name="T6219">r</text:span>ównaniu z tym.</text:p>
      <text:p text:style-name="P6220"><text:span text:style-name="T6221">Je</text:span><text:span text:style-name="T6222">rz</text:span><text:span text:style-name="T6223">y Kw</text:span><text:span text:style-name="T6224">iatkowsk</text:span><text:span text:style-name="T6225">i</text:span>:</text:p>
      <text:p text:style-name="P6226"><text:span text:style-name="T6227">W</text:span><text:s/>którym miejscu?</text:p>
      <text:p text:style-name="P6228"><text:span text:style-name="T6229">J</text:span><text:span text:style-name="T6230">er</text:span><text:span text:style-name="T6231">zy</text:span><text:span text:style-name="T6232"><text:s/>K</text:span><text:span text:style-name="T6233">oł</text:span><text:span text:style-name="T6234">od</text:span><text:span text:style-name="T6235">ziejsk</text:span><text:span text:style-name="T6236">i</text:span>:</text:p>
      <text:p text:style-name="P6237">Szósta od dołu.</text:p>
      <text:p text:style-name="P6238"><text:span text:style-name="T6239">Wojci</text:span><text:span text:style-name="T6240">ech Kłosows</text:span><text:span text:style-name="T6241">k</text:span><text:span text:style-name="T6242">i</text:span>:</text:p>
      <text:p text:style-name="P6243">Go<text:span text:style-name="T6244">sp</text:span>odarowan<text:span text:style-name="T6245">ie</text:span><text:s/>przestrzenne, tak? Poprawi<text:span text:style-name="T6246">aj</text:span>cie.</text:p>
      <text:p text:style-name="P6247"><text:span text:style-name="T6248">Stefa</text:span><text:span text:style-name="T6249">n</text:span><text:span text:style-name="T6250"><text:s/>Kozło</text:span><text:span text:style-name="T6251">wsk</text:span><text:span text:style-name="T6252">i</text:span>:</text:p>
      <text:p text:style-name="P6253">Pan dyrektor Kwiatkowski.</text:p>
      <text:p text:style-name="P6254"><text:span text:style-name="T6255">Je</text:span><text:span text:style-name="T6256">rz</text:span><text:span text:style-name="T6257">y Kw</text:span><text:span text:style-name="T6258">iatkowsk</text:span><text:span text:style-name="T6259">i</text:span>:</text:p>
      <text:p text:style-name="P6260">Proponuję, żeby w drugim<text:s/><text:span text:style-name="T6261">ak</text:span>a<text:span text:style-name="T6262">pi</text:span>cie, przedostatnie zdanie, pod tytułem: nieodzowne jest przyjęcie koncepcji ekopolityki i ekorozwoju. Żeby skreślić:<text:s/><text:span text:style-name="T6263">„</text:span>ekopol<text:span text:style-name="T6264">it</text:span>yki i”. Pozostawić koncepcję ekorozwoju, która obejmuje i ekopol<text:span text:style-name="T6265">it</text:span>ykę, i wszystko. Bo tak to wynika z naszego pierwszego punktu, prawie.</text:p>
      <text:p text:style-name="P6266"><text:span text:style-name="T6267">Stefa</text:span><text:span text:style-name="T6268">n</text:span><text:span text:style-name="T6269"><text:s/>Kozło</text:span><text:span text:style-name="T6270">wsk</text:span><text:span text:style-name="T6271">i</text:span>:</text:p>
      <text:p text:style-name="P6272"><text:span text:style-name="T6273">C</text:span>zy też słowa:<text:s/>„ekopolityki i”?</text:p>
      <text:p text:style-name="P6274"><text:span text:style-name="T6275">Je</text:span><text:span text:style-name="T6276">rz</text:span><text:span text:style-name="T6277">y Kw</text:span><text:span text:style-name="T6278">iatkowsk</text:span><text:span text:style-name="T6279">i</text:span>:</text:p>
      <text:p text:style-name="P6280"><text:span text:style-name="T6281">T</text:span>eż słowa:<text:s/>„ekopolityki i”.</text:p>
      <text:p text:style-name="P6282">Nieodzowne jest przyjęcie koncepcji ekorozwoju i<text:s/><text:span text:style-name="T6283">fo</text:span>rmułowanie, przy<text:s/><text:span text:style-name="T6284">fo</text:span>rmułowaniu strategi<text:span text:style-name="T6285">cz</text:span>n<text:span text:style-name="T6286">yc</text:span>h planów itd.</text:p>
      <text:p text:style-name="P6287"><text:span text:style-name="T6288">Stefa</text:span><text:span text:style-name="T6289">n</text:span><text:span text:style-name="T6290"><text:s/>Kozło</text:span><text:span text:style-name="T6291">wsk</text:span><text:span text:style-name="T6292">i</text:span>:</text:p>
      <text:p text:style-name="P6293">Można, tylko trochę żal tego słowa:<text:s/>„ekopolityki”.</text:p>
      <text:p text:style-name="P6294"><text:span text:style-name="T6295">Je</text:span><text:span text:style-name="T6296">rz</text:span><text:span text:style-name="T6297">y Kw</text:span><text:span text:style-name="T6298">iatkowsk</text:span><text:span text:style-name="T6299">i</text:span>:</text:p>
      <text:p text:style-name="P6300"><text:span text:style-name="T6301">O</text:span>no jest nieprecyzyjne.</text:p>
      <text:p text:style-name="P6302"><text:span text:style-name="T6303">J</text:span><text:span text:style-name="T6304">er</text:span><text:span text:style-name="T6305">zy</text:span><text:span text:style-name="T6306"><text:s/>K</text:span><text:span text:style-name="T6307">oł</text:span><text:span text:style-name="T6308">od</text:span><text:span text:style-name="T6309">ziejsk</text:span><text:span text:style-name="T6310">i</text:span>:</text:p>
      <text:p text:style-name="P6311">Pojęcie ekolog<text:span text:style-name="T6312">ii</text:span><text:s/>dotyczy pewnej filozofii, ideologii, doktryny. Natomiast ekopolity<text:span text:style-name="T6313">k</text:span>a jest prz<text:span text:style-name="T6314">et</text:span>worzeniem doktryny w określone cele i środki związane z tymi celami, z realizacją tych celów. A więc ekologii i<text:s/><text:soft-page-break/>ekopol<text:span text:style-name="T6315">ityk</text:span>i.</text:p>
      <text:p text:style-name="P6316"><text:span text:style-name="T6317">Stefa</text:span><text:span text:style-name="T6318">n</text:span><text:span text:style-name="T6319"><text:s/>Kozło</text:span><text:span text:style-name="T6320">wsk</text:span><text:span text:style-name="T6321">i</text:span>:</text:p>
      <text:p text:style-name="P6322">Czy do pierwszej strony wprowadzenia byłyby jeszcze jakieś uwagi?</text:p>
      <text:p text:style-name="P6323">Przechodzimy do drugiej strony wprowadzenia. Bardzo proszę, pan profesor Andrzejewski.</text:p>
      <text:p text:style-name="P6324"><text:span text:style-name="T6325">K</text:span><text:span text:style-name="T6326">rz</text:span><text:span text:style-name="T6327">ys</text:span><text:span text:style-name="T6328">zt</text:span><text:span text:style-name="T6329">of And</text:span><text:span text:style-name="T6330">rzeje</text:span><text:span text:style-name="T6331">w</text:span><text:span text:style-name="T6332">sk</text:span><text:span text:style-name="T6333">i</text:span>:</text:p>
      <text:p text:style-name="P6334">Właściwie<text:s/><text:span text:style-name="T6335">co</text:span><text:s/>do s<text:span text:style-name="T6336">tr</text:span>uktury bloku, ale wtedy, kiedy przejdziemy do trzeciej strony, propono<text:span text:style-name="T6337">w</text:span>ałbym zmniejszenie o jeden blok całej struktury. Do tego wyliczenia na stronie drugiej, ewentualnie, gdy<text:span text:style-name="T6338">b</text:span>y państwo przyjęli, byłaby zmiana.</text:p>
      <text:p text:style-name="P6339"><text:span text:style-name="T6340">Stefa</text:span><text:span text:style-name="T6341">n</text:span><text:span text:style-name="T6342"><text:s/>Kozło</text:span><text:span text:style-name="T6343">wsk</text:span><text:span text:style-name="T6344">i</text:span>:</text:p>
      <text:p text:style-name="P6345">No to może od razu, bo zaraz przechodzimy do podziału na bloki.</text:p>
      <text:p text:style-name="P6346"><text:span text:style-name="T6347">K</text:span><text:span text:style-name="T6348">rz</text:span><text:span text:style-name="T6349">ys</text:span><text:span text:style-name="T6350">zt</text:span><text:span text:style-name="T6351">of And</text:span><text:span text:style-name="T6352">rzeje</text:span><text:span text:style-name="T6353">w</text:span><text:span text:style-name="T6354">sk</text:span><text:span text:style-name="T6355">i</text:span>:</text:p>
      <text:p text:style-name="P6356">Moja propozycja jest następująca. Żeby punkt 24 obecnie 14, ostatni na stronie<text:s/>protokołu<text:s/>uzgodnień, przenieść do bloku drugieg<text:span text:style-name="T6357">o</text:span>, jako punkt 18. W tych regulacjach ekonomiczn<text:span text:style-name="T6358">yc</text:span>h itd., zawrzeć także sprawę centrum naukowego PAN-u, a w ślad za tym zlikwidować blok<text:s/><text:span text:style-name="T6359">5</text:span>-<text:span text:style-name="T6360">ty</text:span>, sprawy interwenc<text:span text:style-name="T6361">y</text:span>jne. Bo to są wszystko działania strony społecznej i te działania in<text:span text:style-name="T6362">te</text:span>rwenc<text:span text:style-name="T6363">yj</text:span>ne, nie wszystkie są zupełnie in<text:span text:style-name="T6364">te</text:span>rwenc<text:span text:style-name="T6365">yj</text:span>ne, bo ratowanie Krakowa trudno powiedzieć, że jest to sprawa interwenc<text:span text:style-name="T6366">yj</text:span>na, jest to jedna ze spraw do załatwienia. Wówczas cały blok czwarty zaczynałby się od punkt 21, a kończył na 28. To jest też ostatecznie informowanie o<text:s/>realizacji postulatów jest sprawą społeczną. Nie ma jej co oddzielnie wydzielać.</text:p>
      <text:p text:style-name="P6367"><text:span text:style-name="T6368">Stefa</text:span><text:span text:style-name="T6369">n</text:span><text:span text:style-name="T6370"><text:s/>Kozło</text:span><text:span text:style-name="T6371">wsk</text:span><text:span text:style-name="T6372">i</text:span>:</text:p>
      <text:p text:style-name="P6373">Taka była nasza pierwotna propozycja. N<text:span text:style-name="T6374">a</text:span><text:s/>prośbę strony rządowej wpisaliśmy ten blok<text:s/><text:span text:style-name="T6375">in</text:span>terwencyjny. Bardzo c<text:span text:style-name="T6376">h</text:span>ętnie z tego zrezygnujemy.</text:p>
      <text:p text:style-name="P6377"><text:span text:style-name="T6378">Krzysztof And</text:span><text:span text:style-name="T6379">rzeje</text:span><text:span text:style-name="T6380">w</text:span><text:span text:style-name="T6381">sk</text:span><text:span text:style-name="T6382">i</text:span>:</text:p>
      <text:p text:style-name="P6383">To w takim razie siedzę po tej stronie.</text:p>
      <text:p text:style-name="P6384"><text:span text:style-name="T6385">J</text:span><text:span text:style-name="T6386">er</text:span><text:span text:style-name="T6387">zy</text:span><text:span text:style-name="T6388"><text:s/>K</text:span><text:span text:style-name="T6389">oł</text:span><text:span text:style-name="T6390">od</text:span><text:span text:style-name="T6391">ziejsk</text:span><text:span text:style-name="T6392">i</text:span>:</text:p>
      <text:p text:style-name="P6393">W takim r<text:span text:style-name="T6394">azie</text:span><text:s/>proponuję, profesor Andrzejewski zgodził się na utrzymanie tego punktu, sprawy in<text:span text:style-name="T6395">te</text:span>rwenc<text:span text:style-name="T6396">yj</text:span>ne. One tworzą pewien zamknięty, łączy ich pewien określony, doraźny charakter. Natomiast jeśli chodzi o naukę, to proponuję zgodzić się z profesorem Andrze<text:span text:style-name="T6397">je</text:span>wskim, że punkt 24 przenieść jako 18 do punktu drugiego.</text:p>
      <text:p text:style-name="P6398"><text:span text:style-name="T6399">Stefa</text:span><text:span text:style-name="T6400">n</text:span><text:span text:style-name="T6401"><text:s/>Kozło</text:span><text:span text:style-name="T6402">wsk</text:span><text:span text:style-name="T6403">i</text:span>:</text:p>
      <text:p text:style-name="P6404">Dyskutujemy zatem protokół uzgodnień przyjętych przez... przy<text:s/>„stoliku”<text:s/>ekologicznym, to znaczy, makietę tego. Czy w takim razie jeszcze mielibyście państwo jeszcze uwagi co do porządku, kolejności?</text:p>
      <text:p text:style-name="P6405">Jeżeli nie widzę i nie słyszę, to w takim razie przechodzimy do<text:s/>protokołu<text:s/>rozbieżności<text:s/>„stolika”<text:s/>ekologicznego.</text:p>
      <text:p text:style-name="P6406"><text:span text:style-name="T6407">Je</text:span><text:span text:style-name="T6408">rz</text:span><text:span text:style-name="T6409">y Kw</text:span><text:span text:style-name="T6410">iatkowsk</text:span><text:span text:style-name="T6411">i</text:span>:</text:p>
      <text:p text:style-name="P6412"><text:span text:style-name="T6413">W</text:span><text:s/>sprawie formalnej.</text:p>
      <text:p text:style-name="P6414"><text:span text:style-name="T6415">Stefa</text:span><text:span text:style-name="T6416">n</text:span><text:span text:style-name="T6417"><text:s/>Kozło</text:span><text:span text:style-name="T6418">wsk</text:span><text:span text:style-name="T6419">i</text:span>:</text:p>
      <text:p text:style-name="P6420">Bardzo proszę.</text:p>
      <text:p text:style-name="P6421"><text:span text:style-name="T6422">Je</text:span><text:span text:style-name="T6423">rz</text:span><text:span text:style-name="T6424">y Kw</text:span><text:span text:style-name="T6425">iatkowsk</text:span><text:span text:style-name="T6426">i</text:span>:</text:p>
      <text:p text:style-name="P6427">Panie pr<text:span text:style-name="T6428">ze</text:span>wodn<text:span text:style-name="T6429">ic</text:span>zą<text:span text:style-name="T6430">cy</text:span>. Ja proponuję, aby zgodnie z tym, cośmy mówili przy<text:s/>obiedzie, żeby zesp<text:span text:style-name="T6431">ó</text:span>ł<text:s/><text:soft-page-break/>redakcyjny zajął się teraz właściwie ułożeniem tego dokumentu zgodnie z tą formułą, którą przed<text:s/>chwilą przyjęliśmy, żeby to zrobił teraz, żeby można było przystąpić do przepisywania i przygotowywania wersji czy formy dokumentu, którą<text:s/>mo<text:span text:style-name="T6432">ż</text:span>na<text:s/>by podpisać. W tym czasie kiedy będzie dyskusja, nad ostatnim już punktem, to my byśmy mogli przygotować jakąś propozycję w tej sprawie.</text:p>
      <text:p text:style-name="P6433"><text:span text:style-name="T6434">Stefa</text:span><text:span text:style-name="T6435">n</text:span><text:span text:style-name="T6436"><text:s/>Kozło</text:span><text:span text:style-name="T6437">wsk</text:span><text:span text:style-name="T6438">i</text:span>:</text:p>
      <text:p text:style-name="P6439">Proszę państwa, to może ja jeszcze dopowiem. Zarysowuje się możliwość zakończenia naszych obrad w dniu dzisiejszym. Jeżelibyśmy poprosili zespół redakcyjny do upor<text:span text:style-name="T6440">zą</text:span>dkowan<text:span text:style-name="T6441">ia,</text:span><text:s/>mielibyśmy możność przepisania jutro rano całości i gdzieś na godzinę 12-tą - 1-szą, moglibyśmy jutro przystąpić do podpisania całego<text:s/>„stolika”<text:s/>ekologicznego.</text:p>
      <text:p text:style-name="P6442">Czy takie rozwiązanie by państwu odpowiadało? Bardzo prosz<text:span text:style-name="T6443">ę</text:span>.</text:p>
      <text:p text:style-name="P6444"><text:span text:style-name="T6445">Je</text:span><text:span text:style-name="T6446">rz</text:span><text:span text:style-name="T6447">y Kw</text:span><text:span text:style-name="T6448">iatkowsk</text:span><text:span text:style-name="T6449">i</text:span>:</text:p>
      <text:p text:style-name="P6450">Skoro komisja redakcyjna ma przystąpić już do wygładzenia dokumentu, chciałem zwrócić uwagę, że na ostatni<text:span text:style-name="T6451">ej</text:span><text:s/>stronie przedstaw<text:span text:style-name="T6452">icie</text:span>le OPZZ zostali umieszczeni razem ze stroną koalic<text:span text:style-name="T6453">yj</text:span>no-rządową. Ja traktuję, że jest to niedopatr<text:span text:style-name="T6454">ze</text:span>nie. I bardzo proszę o sprostowanie tego.</text:p>
      <text:p text:style-name="P6455"><text:span text:style-name="T6456">J</text:span><text:span text:style-name="T6457">er</text:span><text:span text:style-name="T6458">zy</text:span><text:span text:style-name="T6459"><text:s/>K</text:span><text:span text:style-name="T6460">oł</text:span><text:span text:style-name="T6461">od</text:span><text:span text:style-name="T6462">ziejsk</text:span><text:span text:style-name="T6463">i</text:span>:</text:p>
      <text:p text:style-name="P6464">OPZZ nie reprezen<text:span text:style-name="T6465">tuj</text:span>e przecież strony rządowej.</text:p>
      <text:p text:style-name="P6466"><text:span text:style-name="T6467">Stefa</text:span><text:span text:style-name="T6468">n</text:span><text:span text:style-name="T6469"><text:s/>Kozło</text:span><text:span text:style-name="T6470">wsk</text:span><text:span text:style-name="T6471">i</text:span>:</text:p>
      <text:p text:style-name="P6472">Oczywiście.</text:p>
      <text:p text:style-name="P6473"><text:span text:style-name="T6474">Gł</text:span><text:span text:style-name="T6475">os</text:span><text:span text:style-name="T6476"><text:s/>z s</text:span><text:span text:style-name="T6477">ali</text:span>:</text:p>
      <text:p text:style-name="P6478">Czyżby nam się kształtowało polskie centrum?</text:p>
      <text:p text:style-name="P6479"><text:span text:style-name="T6480">Je</text:span><text:span text:style-name="T6481">rz</text:span><text:span text:style-name="T6482">y Kw</text:span><text:span text:style-name="T6483">iatkowsk</text:span><text:span text:style-name="T6484">i</text:span>:</text:p>
      <text:p text:style-name="P6485">Natomiast chodzi mi o stronę mer<text:span text:style-name="T6486">yt</text:span>or<text:span text:style-name="T6487">yc</text:span>zną.</text:p>
      <text:p text:style-name="P6488"><text:span text:style-name="T6489">Ma</text:span><text:span text:style-name="T6490">re</text:span><text:span text:style-name="T6491">k</text:span><text:span text:style-name="T6492"><text:s/>Roman</text:span>:</text:p>
      <text:p text:style-name="P6493">Ja nie<text:s/><text:span text:style-name="T6494">je</text:span>stem przekonan<text:span text:style-name="T6495">y</text:span>,<text:s/><text:span text:style-name="T6496">cz</text:span>y komisja redakcyjna powinna teraz wyjść? Będziemy jeszcze d<text:span text:style-name="T6497">y</text:span>s<text:span text:style-name="T6498">k</text:span>utować o<text:s/>protokole<text:s/>rozbieżności. Problem ostatniej strony może też będzie inaczej wyglądał, bo na przykład, w gazetach podano po prostu skład zespołu, nie mówiąc jaka strona, kto i co? Więc nie wiem, czy jest teraz obowiązek podzielenia każdej strony. Więc to wszystko może być jeszcze dyskusyjne. Sądzę, że komisja może jeszcze być, bo trzeba będzie może jeszcze<text:s/>protokoły<text:s/>rozbieżności zmieniać.</text:p>
      <text:p text:style-name="P6499"><text:span text:style-name="T6500">Stefa</text:span><text:span text:style-name="T6501">n</text:span><text:span text:style-name="T6502"><text:s/>Kozło</text:span><text:span text:style-name="T6503">wsk</text:span><text:span text:style-name="T6504">i</text:span>:</text:p>
      <text:p text:style-name="P6505">Proszę bardzo.</text:p>
      <text:p text:style-name="P6506"><text:span text:style-name="T6507">Rys</text:span><text:span text:style-name="T6508">z</text:span><text:span text:style-name="T6509">a</text:span><text:span text:style-name="T6510">r</text:span><text:span text:style-name="T6511">d Kostrzewa<text:s/></text:span><text:span text:style-name="T6512">-</text:span><text:span text:style-name="T6513"><text:s/></text:span><text:span text:style-name="T6514">„</text:span><text:span text:style-name="T6515">Solidarność</text:span><text:span text:style-name="T6516">”</text:span>:</text:p>
      <text:p text:style-name="P6517">Ja nie rozumiem pana profesora. Protokół rozbieżności będziemy dyskutować? Strona rządowa ma swoje zdanie i my mamy swoje zdanie, panie profesorze. Ja bardzo pana przepraszam, że ja nie widzę potrzeby, aby strona rządowa dyskutowała nasz protokół rozbieżności, strony<text:s/>„Solidarności”. Czy żeby strona<text:s/>„Solidarności”<text:s/>dyskutowała protokół strony rządowej. No, przepraszam, ja tu cze<text:span text:style-name="T6518">g</text:span>oś nie rozumiem?</text:p>
      <text:p text:style-name="P6519"><text:span text:style-name="T6520">Ma</text:span><text:span text:style-name="T6521">re</text:span><text:span text:style-name="T6522">k</text:span><text:span text:style-name="T6523"><text:s/>Roman</text:span>:</text:p>
      <text:p text:style-name="P6524">Braliśmy udział we wszystkich posiedzeniach, które miały charakter ogólny. Ale dopiero po raz pierwszy stykam się z tekstem<text:s/>protokołu<text:s/>rozbieżności. W ogóle z takim ujawnionym faktem, że tak się wszystko skończyło. Poprzednio mieliśmy cały szereg wersji, które były jeszcze wsp<text:span text:style-name="T6525">ól</text:span>nie przez komis<text:span text:style-name="T6526">j</text:span>ę<text:s/><text:soft-page-break/>formułowane. I dlatego, oczywiście, możemy przyjąć tę konwencję, o której pan mówił. Ale jeszcze do tego punktu nie doszliśmy, a komisja już chce wyjść. Więc ja, więc mnie tylko chodzi o to, że komisja jeszcze powinna być przez chwilę.</text:p>
      <text:p text:style-name="P6527"><text:span text:style-name="T6528">Wa</text:span><text:span text:style-name="T6529">cł</text:span><text:span text:style-name="T6530">a</text:span><text:span text:style-name="T6531">w<text:s/></text:span><text:span text:style-name="T6532">Ku</text:span><text:span text:style-name="T6533">lczyński</text:span>:</text:p>
      <text:p text:style-name="P6534">Myślałem, że będziemy dyskutować protokół rozbież<text:span text:style-name="T6535">no</text:span>ści.</text:p>
      <text:p text:style-name="P6536"><text:span text:style-name="T6537">Ryszard Kostrzewa</text:span>:</text:p>
      <text:p text:style-name="P6538">Bardzo przepras<text:span text:style-name="T6539">za</text:span>m, profesorze, m<text:span text:style-name="T6540">yś</text:span>lałem,<text:s/><text:span text:style-name="T6541">ż</text:span>e będziemy dys<text:span text:style-name="T6542">k</text:span>utow<text:span text:style-name="T6543">a</text:span>ć protokół rozbieżności, przecież to jest nierealne.</text:p>
      <text:p text:style-name="P6544"><text:span text:style-name="T6545">Ma</text:span><text:span text:style-name="T6546">re</text:span><text:span text:style-name="T6547">k</text:span><text:span text:style-name="T6548"><text:s/>Roman</text:span>:</text:p>
      <text:p text:style-name="P6549"><text:span text:style-name="T6550">A</text:span>le możemy dyskutować, czy w ogóle protokół rozbieżności musi być?</text:p>
      <text:p text:style-name="P6551"><text:span text:style-name="T6552">Ryszard Kostrzewa</text:span>:</text:p>
      <text:p text:style-name="P6553">Strona rządowa podała swój punkt widzenia. My się z nim nie zgadzam<text:span text:style-name="T6554">y</text:span>, podaliśmy swój i jest to protokół rozb<text:span text:style-name="T6555">i</text:span>e<text:span text:style-name="T6556">ż</text:span>nośc<text:span text:style-name="T6557">i</text:span>.</text:p>
      <text:p text:style-name="P6558"><text:span text:style-name="T6559">Wa</text:span><text:span text:style-name="T6560">cł</text:span><text:span text:style-name="T6561">a</text:span><text:span text:style-name="T6562">w<text:s/></text:span><text:span text:style-name="T6563">Ku</text:span><text:span text:style-name="T6564">lczyński</text:span>:</text:p>
      <text:p text:style-name="P6565">Strona rządowa i strona<text:s/>„solidarnościowa”<text:s/>poda w tej chwili to, bo dopiero po raz pierwszy ja to widzę, prawda? W tych dwóch wersjach. Ja nie wiem, może panow<text:span text:style-name="T6566">ie</text:span><text:s/>przedtem to oglądali, ale ja widzę pierwszy raz w ogóle protokół rozbieżności.</text:p>
      <text:p text:style-name="P6567"><text:span text:style-name="T6568">Stefa</text:span><text:span text:style-name="T6569">n</text:span><text:span text:style-name="T6570"><text:s/>Kozło</text:span><text:span text:style-name="T6571">wsk</text:span><text:span text:style-name="T6572">i</text:span>:</text:p>
      <text:p text:style-name="P6573">Proszę państwa, chcę przypomnieć, że zasadę tego myśmy już przyjęli. Przyjęliśmy zasadę, że będzie punkt 16 łączący to, co możemy wsp<text:span text:style-name="T6574">ól</text:span>nie zapisać na temat energetyki i że będzie protokół rozbieżności przedstawiający stanowisku obu stron. Taką generalną zasadę prz<text:span text:style-name="T6575">yj</text:span>ęl<text:span text:style-name="T6576">iś</text:span>my.</text:p>
      <text:p text:style-name="P6577"><text:span text:style-name="T6578">Ma</text:span><text:span text:style-name="T6579">re</text:span><text:span text:style-name="T6580">k</text:span><text:span text:style-name="T6581"><text:s/>Roman</text:span>:</text:p>
      <text:p text:style-name="P6582">Jest na razie protokół r<text:span text:style-name="T6583">oz</text:span>b<text:span text:style-name="T6584">ie</text:span>ż<text:span text:style-name="T6585">no</text:span>ś<text:span text:style-name="T6586">ci.</text:span></text:p>
      <text:p text:style-name="P6587"><text:span text:style-name="T6588">Stefa</text:span><text:span text:style-name="T6589">n</text:span><text:span text:style-name="T6590"><text:s/>Kozło</text:span><text:span text:style-name="T6591">wsk</text:span><text:span text:style-name="T6592">i</text:span>:</text:p>
      <text:p text:style-name="P6593">Zaraz dojdziemy, zaraz do tego wszystkiego dojdziemy,<text:s/>ale taką generalną zasadę, żeśmy przyjęli.<text:s/><text:span text:style-name="T6594">I</text:span><text:s/>zasada jest niezmienna, jak dojdziemy do<text:s/>protokołu<text:s/>rozbieżnoś<text:span text:style-name="T6595">ci,</text:span><text:s/>najpierw przeczytamy punkt 16, jest on jak gdyby łączący. I potem przejdziemy do dwóch zapisów różnych, prawda<text:span text:style-name="T6596">.</text:span><text:s/><text:span text:style-name="T6597">W</text:span><text:s/>tym toku po<text:span text:style-name="T6598">st</text:span>ęp<text:span text:style-name="T6599">uj</text:span>emy, rozumiem, i tak żeśmy to ustalili. Proszę bardzo.</text:p>
      <text:p text:style-name="P6600"><text:span text:style-name="T6601">J</text:span><text:span text:style-name="T6602">er</text:span><text:span text:style-name="T6603">zy</text:span><text:span text:style-name="T6604"><text:s/>K</text:span><text:span text:style-name="T6605">oł</text:span><text:span text:style-name="T6606">od</text:span><text:span text:style-name="T6607">ziejsk</text:span><text:span text:style-name="T6608">i</text:span>:</text:p>
      <text:p text:style-name="P6609">Ja chciałem powiedzieć, że podzielam ten pogląd wyrażony przez profesora Ko<text:span text:style-name="T6610">zł</text:span>owskiego. Rzeczywiście tak jest. Każda ze stron ma swoje merytoryczne uzasadnienie odzwierciedl<text:span text:style-name="T6611">aj</text:span>ące jej stanowisko w sprawie rozwoju ener<text:span text:style-name="T6612">g</text:span>etyki jądrowej. Jeśli na podstawie tych dwóch stanowisk dojdziemy do wspólnego zapisu, to dobrze.<text:s/><text:span text:style-name="T6613">A</text:span><text:s/>j<text:span text:style-name="T6614">e</text:span>śli nie, to nie.</text:p>
      <text:p text:style-name="P6615">Zatem zapis miałby charakter<text:s/>nieme<text:span text:style-name="T6616">ry</text:span>tor<text:span text:style-name="T6617">yc</text:span>zny, a oper<text:span text:style-name="T6618">a</text:span>cyjny<text:span text:style-name="T6619">,</text:span><text:s/>oczywiście.</text:p>
      <text:p text:style-name="P6620"><text:span text:style-name="T6621">Stefa</text:span><text:span text:style-name="T6622">n</text:span><text:span text:style-name="T6623"><text:s/>Kozło</text:span><text:span text:style-name="T6624">wsk</text:span><text:span text:style-name="T6625">i</text:span>:</text:p>
      <text:p text:style-name="P6626"><text:span text:style-name="T6627">W</text:span><text:s/>ta<text:span text:style-name="T6628">k</text:span>im razie może jeszcze chwilkę poprośmy komisję redakcyjną, ażeby zaczekała i dojdziemy zaraz do tych elementów.</text:p>
      <text:p text:style-name="P6629"><text:span text:style-name="T6630">Andrzej Hrynkiewicz</text:span>:</text:p>
      <text:p text:style-name="P6631">Proszę państwa, myśmy się z protokółem rozbieżności<text:s/>„stolika”<text:s/>ekologicznego mogli zapoznać dopiero<text:s/><text:soft-page-break/>dzisiaj przed południem i jak widzę, jest tutaj bardzo szerokie uzasadnienie propozycji strony opozycyjno-solidarnościowej. Myśmy też tak<text:span text:style-name="T6632">ie</text:span><text:s/>u<text:span text:style-name="T6633">za</text:span>sa<text:span text:style-name="T6634">d</text:span>nienie s<text:span text:style-name="T6635">fo</text:span>rmułowania strony koalic<text:span text:style-name="T6636">yj</text:span>no-rządow<text:span text:style-name="T6637">ej</text:span><text:s/>ułożyli i o ile rozumiem, to ono już jest w tej chwili przygotowane.<text:s/><text:span text:style-name="T6638">W</text:span><text:s/>ta<text:span text:style-name="T6639">k</text:span>im razie chcielibyśmy państwu to roz<text:span text:style-name="T6640">d</text:span>ać, żeby państwo mogli to uzasadnienie naszego stanowiska też przestudiowa<text:span text:style-name="T6641">ć.</text:span></text:p>
      <text:p text:style-name="P6642"><text:span text:style-name="T6643">Stefa</text:span><text:span text:style-name="T6644">n</text:span><text:span text:style-name="T6645"><text:s/>Kozło</text:span><text:span text:style-name="T6646">wsk</text:span><text:span text:style-name="T6647">i</text:span>:</text:p>
      <text:p text:style-name="P6648">Prosimy bardzo, w takim razie.</text:p>
      <text:p text:style-name="P6649">Proszę państwa, wobec tego zanim prz<text:span text:style-name="T6650">ej</text:span>dziemy do<text:s/>protokołu<text:s/>rozbieżności ja, okazuje się, że z tą 16-ką nastąpiło pewne zacięcie. Przeczytam, bo to jest bardzo krótki zapis,<text:s/><text:span text:style-name="T6651">j</text:span>ak proponujemy zrobi<text:span text:style-name="T6652">ć</text:span><text:s/>wspólny zapis dla spraw energetyki, który by stanowił u nas punkt 16.</text:p>
      <text:p text:style-name="P6653"><text:span text:style-name="T6654">An</text:span><text:span text:style-name="T6655">d</text:span><text:span text:style-name="T6656">rze</text:span><text:span text:style-name="T6657">j</text:span><text:span text:style-name="T6658"><text:s/>Hrynkiewicz</text:span>:</text:p>
      <text:p text:style-name="P6659"><text:span text:style-name="T6660">C</text:span>zy można jeszc<text:span text:style-name="T6661">ze</text:span>?</text:p>
      <text:p text:style-name="P6662">J<text:span text:style-name="T6663">a</text:span><text:s/>chciałem też prosić, żeby to, co jest w tej chwili rozdawane, żeby to stano<text:span text:style-name="T6664">w</text:span>i<text:span text:style-name="T6665">ł</text:span>o część<text:s/>protokołu<text:s/>rozbieżności. Żeby to weszło do<text:s/>protokołu<text:s/>rozbieżności<text:s/>„stolika”<text:s/>ekolog<text:span text:style-name="T6666">icz</text:span>nego.</text:p>
      <text:p text:style-name="P6667"><text:span text:style-name="T6668">Stefa</text:span><text:span text:style-name="T6669">n</text:span><text:span text:style-name="T6670"><text:s/>Kozło</text:span><text:span text:style-name="T6671">wsk</text:span><text:span text:style-name="T6672">i</text:span>:</text:p>
      <text:p text:style-name="P6673">Proszę państwa, czytam 16-kę, która by wchodziła do<text:s/>protokołu<text:s/>uzgodnionego.</text:p>
      <text:p text:style-name="P6674">Polityka energetyczna w zależności od realizacji wariantów<text:s/><text:span text:style-name="T6675">st</text:span>war<text:span text:style-name="T6676">za</text:span><text:s/>mn<text:span text:style-name="T6677">ie</text:span>js<text:span text:style-name="T6678">ze</text:span><text:s/>lub większe zagrożenie dla środowiska przyrodni<text:span text:style-name="T6679">cz</text:span>ego człowieka. Zasolenie wód, emisja SO<text:span text:style-name="T6680">2</text:span><text:s/>i NO<text:span text:style-name="T6681">x</text:span>, b<text:span text:style-name="T6682">ez</text:span>p<text:span text:style-name="T6683">iecz</text:span>eń<text:span text:style-name="T6684">st</text:span>wo jądrowe. Dlatego wybór tej polityki i jej realizacja nie mogą się odbywać bez uzyskania społecznej akceptacji, a tym bardziej wbrew opinii publiczn<text:span text:style-name="T6685">ej</text:span>.</text:p>
      <text:p text:style-name="P6686">I praktycznie jest to cały zapis do 16.</text:p>
      <text:p text:style-name="P6687">Rozwiązanie techniczne i ekonomiczne problemu energetyki stanowią przedmiot<text:s/>protokołu<text:s/>rozbieżnoś<text:span text:style-name="T6688">ci</text:span>.</text:p>
      <text:p text:style-name="P6689">I to byśmy proponowali włożyć do grupy uzgodnionej i nad tym bym teraz proponował przeprowad<text:span text:style-name="T6690">zi</text:span>ć dyskusję, zanim przejdziemy do<text:s/>protokołu<text:s/>rozbieżności.</text:p>
      <text:p text:style-name="P6691">Czy ma<text:span text:style-name="T6692">ci</text:span>e państwo jakieś uwagi do tak s<text:span text:style-name="T6693">fo</text:span>rmułow<text:span text:style-name="T6694">an</text:span>ego punktu 16?</text:p>
      <text:p text:style-name="P6695">Proszę bardzo.</text:p>
      <text:p text:style-name="P6696"><text:span text:style-name="T6697">J</text:span><text:span text:style-name="T6698">er</text:span><text:span text:style-name="T6699">zy</text:span><text:span text:style-name="T6700"><text:s/>K</text:span><text:span text:style-name="T6701">oł</text:span><text:span text:style-name="T6702">od</text:span><text:span text:style-name="T6703">ziejsk</text:span><text:span text:style-name="T6704">i</text:span>:</text:p>
      <text:p text:style-name="P6705">Ja ośmieliłbym się postawić tezę dalej idącą, Która jest kontynuacją tego.</text:p>
      <text:p text:style-name="P6706"><text:span text:style-name="T6707">Ma</text:span><text:span text:style-name="T6708">re</text:span><text:span text:style-name="T6709">k</text:span><text:span text:style-name="T6710"><text:s/>Roman</text:span>:</text:p>
      <text:p text:style-name="P6711"><text:span text:style-name="T6712">My</text:span><text:s/>tego nie m<text:span text:style-name="T6713">a</text:span>my<text:span text:style-name="T6714">.</text:span></text:p>
      <text:p text:style-name="P6715"><text:span text:style-name="T6716">J</text:span><text:span text:style-name="T6717">er</text:span><text:span text:style-name="T6718">zy</text:span><text:span text:style-name="T6719"><text:s/>K</text:span><text:span text:style-name="T6720">oł</text:span><text:span text:style-name="T6721">od</text:span><text:span text:style-name="T6722">ziejsk</text:span><text:span text:style-name="T6723">i</text:span>:</text:p>
      <text:p text:style-name="P6724"><text:span text:style-name="T6725">No</text:span>, bo go nie ma, bo to jest propozy<text:span text:style-name="T6726">cj</text:span>a.</text:p>
      <text:p text:style-name="P6727"><text:span text:style-name="T6728">Ste</text:span><text:span text:style-name="T6729">fan</text:span><text:span text:style-name="T6730"><text:s/>Ko</text:span><text:span text:style-name="T6731">zł</text:span><text:span text:style-name="T6732">ow</text:span><text:span text:style-name="T6733">sk</text:span><text:span text:style-name="T6734">i</text:span>:</text:p>
      <text:p text:style-name="P6735"><text:span text:style-name="T6736">O</text:span>n wcześniej był rozdawany państwu. Był tylko dłuższy, dłuższa była wersja.</text:p>
      <text:p text:style-name="P6737"><text:span text:style-name="T6738">J</text:span><text:span text:style-name="T6739">er</text:span><text:span text:style-name="T6740">zy</text:span><text:span text:style-name="T6741"><text:s/>K</text:span><text:span text:style-name="T6742">oł</text:span><text:span text:style-name="T6743">od</text:span><text:span text:style-name="T6744">ziejsk</text:span><text:span text:style-name="T6745">i</text:span>:</text:p>
      <text:p text:style-name="P6746">Proponuję, żeby profesor Kozłowski odczytał jeszcze.</text:p>
      <text:p text:style-name="P6747"><text:span text:style-name="T6748">Ste</text:span><text:span text:style-name="T6749">fan</text:span><text:span text:style-name="T6750"><text:s/>Ko</text:span><text:span text:style-name="T6751">zł</text:span><text:span text:style-name="T6752">ow</text:span><text:span text:style-name="T6753">sk</text:span><text:span text:style-name="T6754">i</text:span>:</text:p>
      <text:p text:style-name="P6755">Polityka energetyczna w zależności od real<text:span text:style-name="T6756">iz</text:span>owanego wariantu stwarza mni<text:span text:style-name="T6757">ej</text:span>sze lub większe zagrożenia. Dla środowiska przyrodniczego i człowieka (zasolenie wód, emisje SO<text:span text:style-name="T6758">2</text:span><text:s/>i N<text:span text:style-name="T6759">O</text:span><text:span text:style-name="T6760">x</text:span>, bezpieczeństwo<text:s/><text:soft-page-break/>jądrowe). Dlatego wybór t<text:span text:style-name="T6761">ej</text:span><text:s/>polityki i jej realizacja nie mogą odbywać się bez uzyskania społecznej akceptacji, a tym bardziej wbrew opinii publicznej. Rozwiązania techniczne i ekonomiczne problemu energetyki stanowią przedmiot<text:s/>protokołu<text:s/>rozbieżnoś<text:span text:style-name="T6762">ci</text:span>.</text:p>
      <text:p text:style-name="P6763"><text:span text:style-name="T6764">J</text:span><text:span text:style-name="T6765">er</text:span><text:span text:style-name="T6766">zy</text:span><text:span text:style-name="T6767"><text:s/>K</text:span><text:span text:style-name="T6768">oł</text:span><text:span text:style-name="T6769">od</text:span><text:span text:style-name="T6770">ziejsk</text:span><text:span text:style-name="T6771">i</text:span>:</text:p>
      <text:p text:style-name="P6772">M<text:span text:style-name="T6773">ożna</text:span>?</text:p>
      <text:p text:style-name="P6774"><text:span text:style-name="T6775">Ste</text:span><text:span text:style-name="T6776">fan</text:span><text:span text:style-name="T6777"><text:s/>Ko</text:span><text:span text:style-name="T6778">zł</text:span><text:span text:style-name="T6779">ow</text:span><text:span text:style-name="T6780">sk</text:span><text:span text:style-name="T6781">i</text:span>:</text:p>
      <text:p text:style-name="P6782">Bardzo proszę. Pan profesor Kołodziej<text:span text:style-name="T6783">ski</text:span>.</text:p>
      <text:p text:style-name="P6784"><text:span text:style-name="T6785">J</text:span><text:span text:style-name="T6786">er</text:span><text:span text:style-name="T6787">zy</text:span><text:span text:style-name="T6788"><text:s/>K</text:span><text:span text:style-name="T6789">oł</text:span><text:span text:style-name="T6790">od</text:span><text:span text:style-name="T6791">ziejsk</text:span><text:span text:style-name="T6792">i</text:span>:</text:p>
      <text:p text:style-name="P6793"><text:span text:style-name="T6794">Id</text:span>ą<text:span text:style-name="T6795">c</text:span><text:s/>w ślad za tekstem, który przedstawił profesor Kozłowski uważam, że konsekwencją tego tekstu, którego<text:s/>operacjonalizuje<text:s/>niejako,<text:s/>byłby zapis proponowany pierwotnie przez nas. W tym celu konieczne jest pr<text:span text:style-name="T6796">ze</text:span>dstawienie wielowariantowego, w<text:span text:style-name="T6797">ie</text:span>lowariantow<text:span text:style-name="T6798">ej<text:s/></text:span>koncepcji gospodarki energetyczn<text:span text:style-name="T6799">ej</text:span><text:s/>kraju do 2000 roku i jej rozwoju do 2020 zgodnie z zasadami ekorozwoju i uwzględniającej konieczność restrukturyzacji całej gospodarki. Koncepcja powyższa zawierać powinna porównania i wielowar<text:span text:style-name="T6800">st</text:span>wową ocenę wariantów wśród których uwzględnić należy między innymi: wariant opierający się na... opierający rozwój energetyki wyłącznie o paliwa węglowe, wariant przewidujący zwiększony ud<text:span text:style-name="T6801">zi</text:span>ał paliw węglowodorowych, wariant opierający dalszy rozwój energetyki z ud<text:span text:style-name="T6802">zi</text:span>ałem paliw jądrowych.</text:p>
      <text:p text:style-name="P6803">We wszystkich wariantach należy uwzględnić rozwój energetyki w oparciu o źródła odnaw<text:span text:style-name="T6804">ia</text:span>lne.</text:p>
      <text:p text:style-name="P6805">Gdybyśmy podali tutaj termin, który uzgodniony mógłby być na lipiec<text:s/>‘89 roku, to taki rachunek byłby podstawą do wyboru przez<text:s/><text:span text:style-name="T6806">sp</text:span>ołeczeństwo określonego rozwiązania. Bo jeśli społeczeństwu mówimy, że nie energetyka jądrowa, to musimy coś przeciwstawić, jakieś konsekwen<text:span text:style-name="T6807">cj</text:span>e, prawda? I sądzę, że to byłaby konkr<text:span text:style-name="T6808">et</text:span>yz<text:span text:style-name="T6809">acj</text:span>a tego pierwszego punktu.</text:p>
      <text:p text:style-name="P6810">Natomiast protokół rozbieżności dotyczy spojrzenia obu stron na tą kwestię. Teraz, która strona ma dzisiaj rację, trudno powiedzieć. Okazałoby się to dopiero w tym rachunku wielowariantowym. Ja nie jestem pewien, czy strona rządowa ma rację? Ja nie jestem pewien, czy ja jestem zwolennikiem energetyki jądrowej, chyba nie.<text:s/><text:span text:style-name="T6811">U</text:span>ważam, że w realiach, które dzisiaj są znane, jest to jedyny środe<text:span text:style-name="T6812">k</text:span><text:s/>ekologicznie bezpieczny i środek, który uchroni Polskę przed klęską energetyczną. Ale to jest tylko to. Dlate<text:span text:style-name="T6813">g</text:span>o, że n<text:span text:style-name="T6814">ie</text:span><text:s/>ma tutaj tego w<text:span text:style-name="T6815">ie</text:span>lowariantowego rachunku. Naprawdę nie ma<text:span text:style-name="T6816">.</text:span></text:p>
      <text:p text:style-name="P6817"><text:span text:style-name="T6818">Ste</text:span><text:span text:style-name="T6819">fan</text:span><text:span text:style-name="T6820"><text:s/>Ko</text:span><text:span text:style-name="T6821">zł</text:span><text:span text:style-name="T6822">ow</text:span><text:span text:style-name="T6823">sk</text:span><text:span text:style-name="T6824">i</text:span>:</text:p>
      <text:p text:style-name="P6825"><text:span text:style-name="T6826">W</text:span><text:s/>tej sprawie. Ja ro<text:span text:style-name="T6827">zu</text:span>miałem, że ten tekst, kt<text:span text:style-name="T6828">ór</text:span>y przeczytał pan profesor Kołodziejski byłby tekstem w<text:s/>protokole<text:s/>rozbieżności poglądu strony rządowej. Dlatego, że nasza propozycja została państwu przedstawiona i nie chcielibyśmy już jej naruszać i zmieniać. Jest kwestia w jaki sposób strona rządowa to zapisze, bo przed chwilą dostaliśmy teraz nowy elaborat, który, jak sądzę, w innym duchu jest opracowa<text:span text:style-name="T6829">n</text:span>y niż to co powiedział pan profesor Kołodziejski, czyli sądzę, że byłaby otwarta sprawa redakcji strony rządowej swojego zapisu.</text:p>
      <text:p text:style-name="P6830"><text:span text:style-name="T6831">Ma</text:span><text:span text:style-name="T6832">re</text:span><text:span text:style-name="T6833">k</text:span><text:span text:style-name="T6834"><text:s/>Roman</text:span>:</text:p>
      <text:p text:style-name="P6835">Czy pan profesor mógłby jeszcze ostatnie zdanie wspólnego punktu podać? Tam jest - rozwiązania techniczne i ekonomiczne...</text:p>
      <text:p text:style-name="P6836"><text:span text:style-name="T6837">Ste</text:span><text:span text:style-name="T6838">fan</text:span><text:span text:style-name="T6839"><text:s/>Ko</text:span><text:span text:style-name="T6840">zł</text:span><text:span text:style-name="T6841">ow</text:span><text:span text:style-name="T6842">sk</text:span><text:span text:style-name="T6843">i</text:span>:</text:p>
      <text:p text:style-name="P6844">Problemu energetyki stanow<text:span text:style-name="T6845">ią<text:s/></text:span>przedmiot<text:s/>protokołu<text:s/>rozbieżności.</text:p>
      <text:soft-page-break/>
      <text:p text:style-name="P6846"><text:span text:style-name="T6847">Ma</text:span><text:span text:style-name="T6848">re</text:span><text:span text:style-name="T6849">k</text:span><text:span text:style-name="T6850"><text:s/>Roman</text:span>:</text:p>
      <text:p text:style-name="P6851">M<text:span text:style-name="T6852">ożna?</text:span></text:p>
      <text:p text:style-name="P6853"><text:span text:style-name="T6854">Ste</text:span><text:span text:style-name="T6855">fan</text:span><text:span text:style-name="T6856"><text:s/>Ko</text:span><text:span text:style-name="T6857">zł</text:span><text:span text:style-name="T6858">ow</text:span><text:span text:style-name="T6859">sk</text:span><text:span text:style-name="T6860">i</text:span>:</text:p>
      <text:p text:style-name="P6861">Panie pro<text:span text:style-name="T6862">fe</text:span>sor<text:span text:style-name="T6863">ze</text:span>, otóż odkładaliśmy cały ten punkt ciągle, z dnia na dzień. Bez omawiania i dyskusji, bo się baliśmy, że to nam wyłoży wszystkie sprawy, które powinniśmy załatwić. Ale n<text:span text:style-name="T6864">ie</text:span><text:s/>można uciec przed niektórymi sprawami. Nie można w tej chwili skwitować, że przedstawiamy dwa<text:s/>protokoły, które żeśmy zres<text:span text:style-name="T6865">z</text:span>tą po raz pierwszy usłyszeli, które po raz pierwszy były tutaj przedstawiane i już że sprawa jest zamknięta.</text:p>
      <text:p text:style-name="P6866">Ja chcę się ustosu<text:span text:style-name="T6867">n</text:span>kować do ostatniego zdania wspólnego naszego stanowiska. Rozwiązania techniczne i ekonomiczne rozwoju energetyki stanowią przedmiot<text:s/>protokołu<text:s/>rozbieżnośc<text:span text:style-name="T6868">i.</text:span></text:p>
      <text:p text:style-name="P6869">Otóż chcę zwrócić uwagę państwa na to, że my jesteśmy stolikiem ekologicznym i nie wiem dlaczego my mamy być<text:s/>tutaj forum dla rozstrzygania spraw technicznych i ekonomicznych energetyki? Myśmy wysłuchali kilku wybranych ekspertów z dwóch stron.<text:s/><text:span text:style-name="T6870">A</text:span>le to jest kilku tyko wybranych ekspertów. Ja bardzo cenię wszystkich, którzy państwo tutaj zabierali głos, razem z profesorem Bojarskim, który jest autorytetem. Ale ja wiem, że są inne autorytety. I w kręgu energetyków są na ten temat<text:s/><text:span text:style-name="T6871">ci</text:span>ągłe spory, do końca nierozstrzygnięte. Nie wiem, jakie my mamy prawo merytoryczne i moralne rozstrzygać ten spór pomiędzy energetykami na naszym forum ekologicznym. Mnie się wydaje, że to pytanie nie jest odpowiednim miejscem dla takim rozstrzygnięć. Bo myśmy z tego właśnie problemu techniczno-ekonomicznego zrobili sprzeczne ze sobą stanowis<text:span text:style-name="T6872">k</text:span>a. Więc<text:s/><text:span text:style-name="T6873">wyda</text:span>je się, że takie w ogóle postawienie sprawy nie jest właściwe.</text:p>
      <text:p text:style-name="P6874">Natomiast nie ujawniliśmy absolutnie wszystkich aspektów środowiskowych energetyki jądrowej. Wydawałoby się, że przyjęliśmy taką taktykę, że rozprawimy się z energetyką jądrową na zasadzie bilansu energetycznego i ekonomiki dwóch energetyk, jądrowej i konwen<text:span text:style-name="T6875">cj</text:span>on<text:span text:style-name="T6876">al</text:span>nej i jeżeli to będzie na niekorzyść energetyki jądrowej, to właściwie już nie mamy problemu. Bo to się załatwiło samo.</text:p>
      <text:p text:style-name="P6877">Natomiast nie ujawniliśmy tego wszystkiego z czego właściwie wynika<text:s/><text:span text:style-name="T6878">i</text:span>stota naszych wątpliwości i tych niepokojów społecznych. Mnie się wydaje, że gdybyśmy tutaj sprecyzowali wszystkie nasze wątpliwości i zastrzeżenia i domagali się ich wyjaśnień, przed podejmow<text:span text:style-name="T6879">anie</text:span>m decyzji, czy też odpowiednim etapie nawet działań, to może<text:s/>by sprzeczności między nami nie musiało być. Ja cały czas miałem te wątpliwości, tylko nie było nigdy forum i możliwości podjęc<text:span text:style-name="T6880">ia</text:span><text:s/>na ten temat dyskusji. Mnie się wydaje,<text:s/><text:span text:style-name="T6881">ż</text:span>e to nie jest właściwe postawienie sprawy. My n<text:span text:style-name="T6882">ie<text:s/></text:span>jesteśmy w ogóle forum do rozstrzygania takich problemów. Dwa problemy są do rozstrzygnięc<text:span text:style-name="T6883">ia</text:span>. Bilans energetyczny i ekonomika.<text:s/><text:span text:style-name="T6884">A</text:span>le to są tylko te dwa problemy, które są w<text:s/>protokole<text:s/>rozbieżności. A istotna sprawy z naszego punktu widzenia zupełnie inna. To jest niebezpie<text:span text:style-name="T6885">cz</text:span>eństwo. To są różnego typu zagrożenia, których się boimy.</text:p>
      <text:p text:style-name="P6886"><text:span text:style-name="T6887">O</text:span>czywiście, jeżeli chcemy być obiektywn<text:span text:style-name="T6888">i</text:span>, to trzeba też powiedzieć o zagrożeniach wynikających z konwencjonaln<text:span text:style-name="T6889">e</text:span>j energetyki też. Ale, powiedzmy, to jest sprawa, która już istnieje i do której się przyzwyczailiśmy.</text:p>
      <text:p text:style-name="P6890">Więc sądzę, że wcale nie była stracona szansa consensusu tutaj i wspólnego stanowiska. Tylko myśmy się od razu zetknęli w dwa nurty.<text:s/><text:span text:style-name="T6891">Ż</text:span>e strona rządowa na stoliku ekologicznym musi prezentować ideę rozwoju energetyki jądrowej, a strona solidarnoś<text:span text:style-name="T6892">ci</text:span>owa wręcz odwrotnie, prawda. P<text:span text:style-name="T6893">o</text:span>dczas gdy w tym miejscu mogłoby w ogóle nie być na ten temat takiej kontrower<text:span text:style-name="T6894">sj</text:span>i, gdybyśmy inaczej poprowadzili nasze<text:s/><text:soft-page-break/>rozmowy.</text:p>
      <text:p text:style-name="P6895">To jest mój, że tak powiem, protest song.</text:p>
      <text:p text:style-name="P6896"><text:span text:style-name="T6897">Ste</text:span><text:span text:style-name="T6898">fan</text:span><text:span text:style-name="T6899"><text:s/>Ko</text:span><text:span text:style-name="T6900">zł</text:span><text:span text:style-name="T6901">ow</text:span><text:span text:style-name="T6902">sk</text:span><text:span text:style-name="T6903">i</text:span>:</text:p>
      <text:p text:style-name="P6904">Panie profesorze, całkowicie się z panem zgadzam. Ale nie na nas jest wywierana presja pro energetyce jądrowej, prawda. Mamy bardzo silną grupę siedzącą przy t<text:span text:style-name="T6905">y</text:span>m stole, która tą presję wywiera.<text:s/><text:span text:style-name="T6906">My</text:span><text:s/>podkreślamy sprawy ekologiczne i uważamy, że mamy do załatwieni<text:span text:style-name="T6907">a</text:span><text:s/><text:span text:style-name="T6908">dw</text:span>ie rzeczy, jak rozwiązać sprawę obniżenia emisji SO<text:span text:style-name="T6909">2</text:span><text:s/>i NO<text:span text:style-name="T6910">x</text:span><text:s/>w P<text:span text:style-name="T6911">o</text:span>lsce i wygaszenia niepokojów społecznych. Te dwie rzeczy interesują naszą stronę. Obie te sprawy uważam<text:span text:style-name="T6912">y</text:span>, że należy dokonać poprzez odcięcie środków na rozwój inwestycji tylko energetyki jądrowej,<text:span text:style-name="T6913"><text:s/></text:span>ale również i budowy nowych kopalń. Jest inny punkt widzenia. Strona rządowa forsuje da<text:span text:style-name="T6914">l</text:span>sze, bardzo kapitałoch<text:span text:style-name="T6915">ł</text:span>onne inwestycje w zakresie energetyki. My proponujemy inne wyjście i ja nie widzę w tej chwili możliwości uzyskania tutaj wspólne platformy. Nasz zapis jest gotowy, zrobiony i my nie chcemy dysk<text:span text:style-name="T6916">utow</text:span>ać. Jest problem w jakiej formie będzie dokonany ze strony rządowej?</text:p>
      <text:p text:style-name="P6917"><text:span text:style-name="T6918">A</text:span>le sprawy środowiskowe i społeczne, sądzę, że słusznie dyskutujemy przy<text:s/>„stoliku”<text:s/>ekologicznym, bo przy innym nie będą dyskutowane.<text:s/><text:span text:style-name="T6919">Z</text:span>atem chcielibyśmy jednak taką linię prezentować.</text:p>
      <text:p text:style-name="P6920"><text:span text:style-name="T6921">Woj</text:span><text:span text:style-name="T6922">c</text:span><text:span text:style-name="T6923">iec</text:span><text:span text:style-name="T6924">h<text:s/></text:span><text:span text:style-name="T6925">Kło</text:span><text:span text:style-name="T6926">s</text:span><text:span text:style-name="T6927">ow</text:span><text:span text:style-name="T6928">ski</text:span>:</text:p>
      <text:p text:style-name="P6929"><text:span text:style-name="T6930">C</text:span>zy można?</text:p>
      <text:p text:style-name="P6931"><text:span text:style-name="T6932">Ste</text:span><text:span text:style-name="T6933">fan</text:span><text:span text:style-name="T6934"><text:s/>Ko</text:span><text:span text:style-name="T6935">zł</text:span><text:span text:style-name="T6936">ow</text:span><text:span text:style-name="T6937">sk</text:span><text:span text:style-name="T6938">i</text:span>:</text:p>
      <text:p text:style-name="P6939">Proszę bardzo.</text:p>
      <text:p text:style-name="P6940"><text:span text:style-name="T6941">Woj</text:span><text:span text:style-name="T6942">c</text:span><text:span text:style-name="T6943">iec</text:span><text:span text:style-name="T6944">h<text:s/></text:span><text:span text:style-name="T6945">Kło</text:span><text:span text:style-name="T6946">s</text:span><text:span text:style-name="T6947">ow</text:span><text:span text:style-name="T6948">ski</text:span>:</text:p>
      <text:p text:style-name="P6949">Panie profesorze. Ta wypowiedź bardzo mnie zainteresowała. Jest to pierwsza wypowiedź strony, która siedzi naprzeciwko dająca rzeczywiście nadzieję, na przynajmniej jakieś częściowo porozumienie. Tylko, że od razu wyjaśnić naszą stronę, to porozumienie może tylko tak wyglądać, że strona z którą dyskutujemy przychyli się do naszych poglądów, ponieważ nie ma możliwości, jakby ustąpienia z jednoznacznego stanowiska waszej strony, że opowiadamy się za wstrzymaniem rozwoju energetyki jądrowej. Poza tym inne sprawy możemy dyskutować. Ponieważ już jesteśmy po pewnych dyskusjach tak jak pan profesor mówi, że były to wypowiedzi ekspertów. Znamy stanowisko oficjalne rządu, wypowie<text:span text:style-name="T6950">dz</text:span>iane ustami pana ministra Bijaka i zresztą eksperci, którzy tu siedzą na tej sali, dyskutują od lat. Znają bardzo dobrze swoje stanowiska. Dlatego przerzucanie się argumentami w tej chwili wydaje się bezprz<text:span text:style-name="T6951">ed</text:span>mio<text:span text:style-name="T6952">to</text:span>we, bo my te argumenty doskonale znamy. Jeśli, co takiego bardzo z<text:span text:style-name="T6953">a</text:span>chęcającego usłyszałem z wypowiedzi pana profesora, to taki postulat, czy przy tym stole zasiadające grono przedstawicieli rządu musi reprezentować poglądy całego rządu, czy też jakby poglądy rzeczników jakby ekologii, w ramach rządu. Jeśli panowie przychylacie się do takiego rozumienia, że reprezentu<text:span text:style-name="T6954">jeci</text:span>e tylko część pol<text:span text:style-name="T6955">it</text:span>yki rządu, któ<text:span text:style-name="T6956">r</text:span>a dotyczy ekologii, iż w ramach tego oczywiście istnieje możliwość<text:s/><text:span text:style-name="T6957">z</text:span>bliżenia się do naszego stanowiska, to ja wtedy widzę jakąś szansę dyskusji. Jeżeli nie, jeśli rzeczywiście nie w<text:span text:style-name="T6958">i</text:span>dzimy możliwości consensusu, a s<text:span text:style-name="T6959">ą</text:span>dzę, panie profesorze, że nie ma takiej możliwości, bo po prostu znamy argumenty strony przeciwnej, to proponowałbym tej dyskusji nie kontynuować, bo to będzie powtarzanie tych samych argumentów powtarzanych od la<text:span text:style-name="T6960">t</text:span>.</text:p>
      <text:p text:style-name="P6961"><text:span text:style-name="T6962">Ma</text:span><text:span text:style-name="T6963">re</text:span><text:span text:style-name="T6964">k</text:span><text:span text:style-name="T6965"><text:s/>Roman</text:span>:</text:p>
      <text:p text:style-name="P6966">Można, pan<text:span text:style-name="T6967">ie</text:span><text:s/>profesorze?</text:p>
      <text:soft-page-break/>
      <text:p text:style-name="P6968"><text:span text:style-name="T6969">Ste</text:span><text:span text:style-name="T6970">fan</text:span><text:span text:style-name="T6971"><text:s/>Ko</text:span><text:span text:style-name="T6972">zł</text:span><text:span text:style-name="T6973">ow</text:span><text:span text:style-name="T6974">sk</text:span><text:span text:style-name="T6975">i</text:span>:</text:p>
      <text:p text:style-name="P6976"><text:span text:style-name="T6977">P</text:span>roszę.</text:p>
      <text:p text:style-name="P6978"><text:span text:style-name="T6979">Ma</text:span><text:span text:style-name="T6980">re</text:span><text:span text:style-name="T6981">k</text:span><text:span text:style-name="T6982"><text:s/>Roman</text:span>:</text:p>
      <text:p text:style-name="P6983">W odpowiedzi koledze. Przepraszam bardzo. Ja sądzę, że byłoby zupełnie możliwe zbliżenie się do wspólnego stanowiska, gdybyśmy zdecydowali się<text:s/>na to, że nie jest odpowiednim miejscem nasz stolik do ustosunkowania się do bilansu energetycznego tego kraju i do aspektów techniczno-ekono<text:span text:style-name="T6984">micz</text:span>nych takiej, czy innej energetyki. Gdyby takie założenie przyjąć, że my nie jesteśmy tu forum do rozstrzygania wątpliwości skrajnych ekspertów prawda, to można b<text:span text:style-name="T6985">y</text:span><text:s/>znaleźć consensus. Ale jeśli strona<text:s/>„sol<text:span text:style-name="T6986">i</text:span>darnoś<text:span text:style-name="T6987">c</text:span>iowa”<text:s/>chce się wypowiedzieć na temat bilansu energ<text:span text:style-name="T6988">et</text:span>y<text:span text:style-name="T6989">cz</text:span>nego, a tak z tego wynika, prawda, i na temat ekonomicznej strony energetyki i strona rządowa, jakby też, bo takie były przedstawione poglądy, to...</text:p>
      <text:p text:style-name="P6990"><text:span text:style-name="T6991">Gł</text:span><text:span text:style-name="T6992">o</text:span><text:span text:style-name="T6993">s</text:span><text:span text:style-name="T6994"><text:s/>z</text:span><text:span text:style-name="T6995"><text:s/>sa</text:span><text:span text:style-name="T6996">li</text:span>:</text:p>
      <text:p text:style-name="P6997">Strona rządowa nie chce.</text:p>
      <text:p text:style-name="P6998"><text:span text:style-name="T6999">Ma</text:span><text:span text:style-name="T7000">re</text:span><text:span text:style-name="T7001">k</text:span><text:span text:style-name="T7002"><text:s/>Roman</text:span>:</text:p>
      <text:p text:style-name="P7003">No właśnie, ale tutaj ni<text:span text:style-name="T7004">e</text:span><text:s/>ma tego. A w wypowiedziach były. Więc jeżeli, ja uważam, że jest podstawowy b<text:span text:style-name="T7005">ł</text:span>ąd, że doprowad<text:span text:style-name="T7006">zi</text:span>liśmy do takiej sytuacji, że rozstrzygamy tutaj problemy poza naszą kompetencją. Nie negując kompetencji ekspertów.<text:s/><text:span text:style-name="T7007">A</text:span>le naprzeciw tych ekspertów można postawić całą grupę ludzi, którzy by musieli rozstrzygać. Ja mam stanowisko, powiedzmy, Komitetu Energetyki NOT-u, bardzo rozbieżne między sobą i całego szeregu organizacji fachowych, które nie mają na ten temat poglądów uzgodnion<text:span text:style-name="T7008">yc</text:span>h. I akur<text:span text:style-name="T7009">at</text:span><text:s/>nasz<text:s/>„stół”<text:s/>ma być tym forum, gdzie się to rozstrzyga albo ujawnia się, że mamy sprz<text:span text:style-name="T7010">e</text:span>czne zdania. Nie wyłoniliśmy z żadnych z tych stano<text:span text:style-name="T7011">w</text:span>isk rozbieżnych wszystkich niepok<text:span text:style-name="T7012">oj</text:span>ących niezwykle, aspektów środow<text:span text:style-name="T7013">is</text:span>kowych. T<text:span text:style-name="T7014">a</text:span>kiej, czy innej energetyki. Nie postulujemy jej wyjaśnienia, prawda. To jest wszystko jakoś poza tym.</text:p>
      <text:p text:style-name="P7015">Natomiast rozstrzygamy sprawę na bazie spraw bilansowych i technologiczn<text:span text:style-name="T7016">y</text:span>c<text:span text:style-name="T7017">h</text:span>, gdzie to wszystko jest poza naszą gestią. Nie będę więcej zabierał głosu, przepraszam bardzo.</text:p>
      <text:p text:style-name="P7018"><text:span text:style-name="T7019">Ste</text:span><text:span text:style-name="T7020">fan</text:span><text:span text:style-name="T7021"><text:s/>Ko</text:span><text:span text:style-name="T7022">zł</text:span><text:span text:style-name="T7023">ow</text:span><text:span text:style-name="T7024">sk</text:span><text:span text:style-name="T7025">i</text:span>:</text:p>
      <text:p text:style-name="P7026"><text:span text:style-name="T7027">P</text:span>roszę bardzo, pan docent Strupczewski.</text:p>
      <text:p text:style-name="P7028"><text:span text:style-name="T7029">Andrzej Strupczewski</text:span>:</text:p>
      <text:p text:style-name="P7030"><text:span text:style-name="T7031">J</text:span>a,<text:s/>p<text:span text:style-name="T7032">a</text:span>nie profesorze, rozumiem, że sprawa dyskusji nad bilansem energetycznym wiąże się z kwestią ekologiczną różnych rodzajów energetyki w sposób pośredni. Tym niemniej, i tu mam uwagę do tego, co powiedział pan profesor Roman, jest rzeczą oczywistą, że te problemy są ze sobą związane, ponieważ gdyby nie trzeba było w ogóle budować elektrowni, to nie byłoby problemu. My byśmy się zgodzili z tym, że wystarczy nam ta zainstalowana moc energetyczna jaka jest. Otóż mnie się wydaje, że to jest punkt wyjścia całej dyskusji i bardzo prosty rachunek wykazuje w moim przekonaniu, że w perspektywie czasu,<text:s/>mimo że my mamy dwu, czy trzykrotnie za wysoki wkład energetyczny w jednostce dochodu narodowego. To jeżeli mamy dochód narodowy<text:s/><text:span text:style-name="T7033">5</text:span><text:s/><text:span text:style-name="T7034">albo</text:span><text:s/><text:span text:style-name="T7035">1</text:span>0 razy za niski, to i tak nic nas w przyszłości nie uchroni od rozwoju energetyki. Ponieważ jest rzeczą niemożliwą, niemożliwą, powtarzam, żeby osiągnąć taki poziom dochodu narodowego,<text:s/><text:span text:style-name="T7036">j</text:span>aki nasz naród ma w swoich aspiracjach, to n<text:span text:style-name="T7037">i</text:span>e może być jedna dziesiąta przeciętnego dochodu narodowego w zachodniej Europie, prawda, bez zwiększenia zains<text:span text:style-name="T7038">tal</text:span>owan<text:span text:style-name="T7039">ej</text:span><text:s/>mocy.<text:s/><text:soft-page-break/>Oszczędzać można z takiego poziomu, który go dopuszcza. My mamy jeden z najniższych<text:s/><text:span text:style-name="T7040">ws</text:span>kaźników zużycia energii na cele komunalne, na wsi i w elektryczności na cele komunalne itd., itd. I to jest punkt wyjścia.</text:p>
      <text:p text:style-name="P7041">Ja na tyle rozumiem, że ta sprawa się tutaj przewija<text:span text:style-name="T7042">.</text:span><text:s/>Natomiast chciałem się ustosunkować do tego co była tutaj mo<text:span text:style-name="T7043">w</text:span>a, o ekologicznych akcentach tej sprawy. Oczywiście, panie dyrektorze, my mamy całkowicie sprzeczne, rozbieżne, poglądy na ten temat. Nas się posądza tutaj o to, że forsujemy rozwó<text:span text:style-name="T7044">j</text:span><text:s/>energetyki jądrowej. Prawda, że robimy to publicznie i że uważamy, że jest to nasze główne zadanie. My t<text:span text:style-name="T7045">a</text:span>k czynimy dlatego, że jesteśmy najgłębiej przekonani, że, po pierwsze, jest to najzdrowszy wariant energetyczny z punktu widzenia ochrony zdrowia i środowiska jaki posiadamy. To jest pierwsza rzecz. Poza tym chciałem zwrócić uwagę, że od dłuższego czasu na łamach codziennej prasy, nienaukowej, ale codziennej, toczy się kampania, która posługuje się argumentami fałszywymi, nieprawdziwymi, tenden<text:span text:style-name="T7046">cy</text:span>jnymi i opartymi nie na współczesnym stanie nauki. Jest to sytuacja, kiedy uznaliśmy, że w takiej sytuacji jest możliwość consensusu, musielibyśmy automatycznie pr<text:span text:style-name="T7047">z</text:span>yjąć, że te poglądy, które są głoszone, są one fałszywe i mylące o 3 do<text:s/><text:span text:style-name="T7048">5</text:span><text:s/>rzędów wielkości. To nie są sprawy gdzie się można mylić dwa, albo trzy razy. My mamy w tej chwili wykaz poglądów przez osoby siedzące przy tym stole, które mylą się w swoim ocenach sto tysięcy razy również. Dlatego nie możemy wyrazić zgody na akceptację takich absolutnie nienaukowych, irra<text:span text:style-name="T7049">cj</text:span>onalnych poglądów.</text:p>
      <text:p text:style-name="P7050">Uważam, że jest to rzeczywisty powód bra<text:span text:style-name="T7051">k</text:span>u zgodności.</text:p>
      <text:p text:style-name="P7052">Dziękuję.</text:p>
      <text:p text:style-name="P7053"><text:span text:style-name="T7054">Ste</text:span><text:span text:style-name="T7055">fan</text:span><text:span text:style-name="T7056"><text:s/>Ko</text:span><text:span text:style-name="T7057">zł</text:span><text:span text:style-name="T7058">ow</text:span><text:span text:style-name="T7059">sk</text:span><text:span text:style-name="T7060">i</text:span>:</text:p>
      <text:p text:style-name="P7061">Proszę państwa, łamiemy pewien porządek naszych obrad. Rozpoczynamy dysku<text:span text:style-name="T7062">sj</text:span>ę<text:s/>nad energetyką<text:s/><text:span text:style-name="T7063">j</text:span>ądro<text:span text:style-name="T7064">w</text:span>ą jak b<text:span text:style-name="T7065">yś</text:span>my p<text:span text:style-name="T7066">ie</text:span>rwszy raz do tego podeszli. Myśmy już debatę generalną przeprowad<text:span text:style-name="T7067">zi</text:span>li. Znamy swoje poglądy i ja bardzo proszę już nie wracać do tego. Nas interesuje w tej obwili sprawa zapisu. Mamy się zastanowić jak skonstruować protokół rozbieżności. Macie państwo przed sobą teksty, propozycje i prosiłbym bardzo o konkretne<text:s/><text:span text:style-name="T7068">us</text:span>tosunkowanie się w jaki sposób tą sprawę mamy rozwiązać?</text:p>
      <text:p text:style-name="P7069">Pan mini<text:span text:style-name="T7070">st</text:span>er Kulczyński.</text:p>
      <text:p text:style-name="P7071"><text:span text:style-name="T7072">Wa</text:span><text:span text:style-name="T7073">cł</text:span><text:span text:style-name="T7074">a</text:span><text:span text:style-name="T7075">w<text:s/></text:span><text:span text:style-name="T7076">Ku</text:span><text:span text:style-name="T7077">lczyński</text:span>:</text:p>
      <text:p text:style-name="P7078">Podzielam zdanie pana profesora Kozłowskiego. Proponuję wszystkim<text:span text:style-name="T7079"><text:s/></text:span>kolegom, zarówno z naszej strony, jak również solidarnośc<text:span text:style-name="T7080">i</text:span>owo-opozycyjnej, ażeby nie kontynuować dyskusji na temat tego, czy rozwijać, czy nie rozwijać? Wśród ludzi inteligentn<text:span text:style-name="T7081">yc</text:span>h, przepraszam, że tak to mówię, ale doszliśmy szybko do wniosku po wymianie zdań, że w tym zakresie po prostu nie dojdziemy do porozumienia we wszystkich sprawach. I to musimy sobie w<text:s/><text:span text:style-name="T7082">tej</text:span><text:s/>chwili jasno uświadomić. Byłoby bardzo dobrze, gdybyśmy poszli za głosem pana profesora Romana, ale zd<text:span text:style-name="T7083">aj</text:span>ę sobie sprawę, że ta linia byłaby znowuż możliwa, gdyby wasza strona odstąpiła od wnioskowania, przerwania realizacji programu.<text:s/><text:span text:style-name="T7084">A</text:span><text:s/>ponieważ wiemy, że w tym zakresie się właśnie różnimy, wobec tego i t<text:span text:style-name="T7085">a<text:s/></text:span>linia, przepraszam panie profesorze Roman, po prostu jest niemożliwa. Mówię trochę dłużej na ten temat abyśmy potem nie tracili czasu.</text:p>
      <text:p text:style-name="P7086">Natomiast chciałem wyjaśnić, że pan profesor Kołodziejski proponując tutaj rozwinięty tekst miał nadzieję, iż byłby on przyjęty jako rozwinięcie tego tekstu,<text:s/>który został zaproponowany jako punkt 16 uzgodniony. I dlatego proponowałbym go w tym duchu go rozważyć. Nie wiem, czy robię, panie profesorze<text:s/><text:soft-page-break/>faktycznie, ale chciałem na wszelki wypadek...</text:p>
      <text:p text:style-name="P7087"><text:span text:style-name="T7088">Gł</text:span><text:span text:style-name="T7089">o</text:span><text:span text:style-name="T7090">s</text:span><text:span text:style-name="T7091"><text:s/>z</text:span><text:span text:style-name="T7092"><text:s/>sa</text:span><text:span text:style-name="T7093">li</text:span>:</text:p>
      <text:p text:style-name="P7094">T<text:span text:style-name="T7095">a</text:span>ką nadzieję miałem.</text:p>
      <text:p text:style-name="P7096"><text:span text:style-name="T7097">Wa</text:span><text:span text:style-name="T7098">cł</text:span><text:span text:style-name="T7099">a</text:span><text:span text:style-name="T7100">w<text:s/></text:span><text:span text:style-name="T7101">Ku</text:span><text:span text:style-name="T7102">lczyński</text:span>:</text:p>
      <text:p text:style-name="P7103">...zaproponować, że gdyby ten tekst do końca nie odpowiadał, ale sama idea byłaby uznana za słuszną, to mam nawet tego typu propozycję, ażeby pójść z tekstem jaki się znalazł w stanowisku rozbieżności strony solidarnoś<text:span text:style-name="T7104">ci</text:span>ow<text:span text:style-name="T7105">ej</text:span>, gdzie ta myśl jest zawarta<text:span text:style-name="T7106">,</text:span><text:s/><text:span text:style-name="T7107">w</text:span><text:s/>takiej formule, na stronie 3<text:span text:style-name="T7108">-c</text:span>iej. Równocześnie konieczne jest przygotowanie pogłębionych analiz, poddanie ich społecznej konsultacji i przygotowanie społeczeństwa do wyboru właściwego kierunku zaspokoje<text:span text:style-name="T7109">n</text:span>ia potrzeb energetycznych kraju. Wyobrażałbym sobie, że na tym stawiamy kropkę, żeby się o dalsze zdania nie kłócić.</text:p>
      <text:p text:style-name="P7110">Więc to jest po prostu taka kompromisowa, ale po tej linii proponow<text:span text:style-name="T7111">ał</text:span>bym pójść.</text:p>
      <text:p text:style-name="P7112"><text:span text:style-name="T7113">J</text:span><text:span text:style-name="T7114">e</text:span><text:span text:style-name="T7115">rzy</text:span><text:span text:style-name="T7116"><text:s/>Ko</text:span><text:span text:style-name="T7117">ł</text:span><text:span text:style-name="T7118">odziejski</text:span>:</text:p>
      <text:p text:style-name="P7119">W tym celu konieczne jest.</text:p>
      <text:p text:style-name="P7120"><text:span text:style-name="T7121">Wacław Kulczyński</text:span>:</text:p>
      <text:p text:style-name="P7122">Tak, w tym celu konieczne<text:s/><text:span text:style-name="T7123">je</text:span>st.</text:p>
      <text:p text:style-name="P7124"><text:span text:style-name="T7125">Ste</text:span><text:span text:style-name="T7126">fan</text:span><text:span text:style-name="T7127"><text:s/>Ko</text:span><text:span text:style-name="T7128">zł</text:span><text:span text:style-name="T7129">ow</text:span><text:span text:style-name="T7130">sk</text:span><text:span text:style-name="T7131">i</text:span>:</text:p>
      <text:p text:style-name="P7132">Panie ministrze, no, niestety, my się z tym nie możemy zgodzić. Dlatego, że tak byłaby to sprawa odłożenia do wykonania analiz. Wybór byłby jak gdyby poza nami, prawda i praktycznie strona opozycyjno-<text:s/><text:span text:style-name="T7133">s</text:span>olidarnościowa nie miałaby okazji do zajęcia jednoznacznego sto<text:span text:style-name="T7134">s</text:span>unku do tej sprawy. Byłoby to odłożenie sprawy.<text:s/><text:span text:style-name="T7135">Ż</text:span>e nie bardzo wiadomo jeszcze kto zrobi analizę i nie bardzo wiadomo kto podejmie decyzję. Po prostu z<text:s/>naszej strony jest to niemożliwe, ze strony społecznej. Państwo wiecie co się dzieje w Klempiczu. My jesteśmy zarzucani w tej chwili dzi<text:span text:style-name="T7136">esi</text:span>ątkami tysięcy protestów. Tam narasta kolosalny konflikt społeczny. No, jest taka sytuacja społeczna, że my nie możemy wyjść z propozycją, że to będzie rozważone, że ktoś podejmie decyzję. No, przy tym stoliku musimy nasze stanowisko zupełnie jednoznacznie sprec<text:span text:style-name="T7137">y</text:span>zować. Stąd nie możemy pójść na odstępstwa od naszego tekstu.</text:p>
      <text:p text:style-name="P7138">Pros<text:span text:style-name="T7139">zę.</text:span></text:p>
      <text:p text:style-name="P7140"><text:span text:style-name="T7141">Wacław Kulczyński</text:span>:</text:p>
      <text:p text:style-name="P7142">Panie profesorze, ja chyba nie byłem do końca zrozumiany. Przecież ja nie namawiam do tego, żeby państwo rezygnowali ze swojego zapisu w<text:s/>protokole<text:s/>rozbieżności dotyczącego przerwania. Do tego nie namawiam. Jeśli to państwo podtrzym<text:span text:style-name="T7143">uj</text:span>e<text:span text:style-name="T7144">ci</text:span>e, niech zostaje. Natomiast wyrywam z waszego tekstu to, co nam również wydaje się słuszne i może być zawarte we wspólnym stanowisku. Nic ponadto.</text:p>
      <text:p text:style-name="P7145">Natomiast nie chcę rzeczywiście namawiać i tutaj dyskutować o tym, żebyście państwo odstąpili w zami<text:span text:style-name="T7146">a</text:span>n za to, bo to już wiemy.</text:p>
      <text:p text:style-name="P7147">Tylko taka moja prośba i propozycja. Po prostu mamy wtedy lepiej, chyba też dla naszego wspólnego stołu, jeśli mamy pełniejszy zakres wspólnego stanowiska.</text:p>
      <text:p text:style-name="P7148"><text:span text:style-name="T7149">Ste</text:span><text:span text:style-name="T7150">fan</text:span><text:span text:style-name="T7151"><text:s/>Ko</text:span><text:span text:style-name="T7152">zł</text:span><text:span text:style-name="T7153">ow</text:span><text:span text:style-name="T7154">sk</text:span><text:span text:style-name="T7155">i</text:span>:</text:p>
      <text:p text:style-name="P7156">Proszę bar<text:span text:style-name="T7157">dz</text:span>o, pan.</text:p>
      <text:p text:style-name="P7158"><text:span text:style-name="T7159">An</text:span><text:span text:style-name="T7160">d</text:span><text:span text:style-name="T7161">rze</text:span><text:span text:style-name="T7162">j</text:span><text:span text:style-name="T7163"><text:s/>Hrynkiewicz</text:span>:</text:p>
      <text:p text:style-name="P7164">Proszę państwa, ja nie uważam się za pr<text:span text:style-name="T7165">ze</text:span>dstawic<text:span text:style-name="T7166">ie</text:span>la strony rządowej. Ja już kiedyś się<text:s/><text:soft-page-break/>wypowie<text:span text:style-name="T7167">dz</text:span>iałem. Ja jestem członkiem<text:s/>„Solidarności”, ale w tym wypadku z po<text:span text:style-name="T7168">g</text:span>lądem<text:s/>„Solidarn<text:span text:style-name="T7169">oś</text:span>ci”<text:s/>się<text:s/>nie zgadzam.</text:p>
      <text:p text:style-name="P7170">Proszę Państwa. Myśmy w ubiegłym tygodniu, w piątek, rozdali doś<text:span text:style-name="T7171">ć</text:span><text:s/>obszerny materiał. Problemy ekologiczne i społeczne związane z budową elektrowni jądrowych, gdzie staraliśmy s<text:span text:style-name="T7172">ię</text:span><text:s/>odpowiedzieć na pytania i na zarzuty, które były postawione,<text:s/><text:span text:style-name="T7173">w</text:span>edług mnie tutaj, przy tym stole, dyskusji<text:s/><text:span text:style-name="T7174">me</text:span>rytory<text:span text:style-name="T7175">czn</text:span>ej w ogóle nie było. I jak gdyby ta dysku<text:span text:style-name="T7176">sja</text:span><text:s/>merytoryczna nie była potrzebna. Mnie w tym, że ten postulat ma charakter polityczny, a nie merytoryczny utwierdza to, że kiedy sprawa dyskusji na temat energetyki jądrowej była odkładana dwukrotnie, ja wysunąłem propozycje, żeby eksperci obu stron spotkali się i jestem przekonany, że bardzo w<text:span text:style-name="T7177">iele</text:span><text:s/>poglądów byłoby wyjaśnionych w tej dyskusji. Bardzo wiele niesłusznych twierdzeń, byłoby może z obu stron wyjaśnione.</text:p>
      <text:p text:style-name="P7178">W obu wypadkach nie było zgody na tego rodzaju spotkanie, które bardzo by pomogło w rozpatrzeniu merytorycznej strony tego zagadnien<text:span text:style-name="T7179">i</text:span>a.</text:p>
      <text:p text:style-name="P7180">Ja jeszcze raz powtarzam, że w tej sytuacji uważam, że to jest polityczny postulat. Ja powiem zdanie, które może tu kogoś obrazić, ale wtedy kiedy polityka rośnie w cenie, to prawda bardzo tanieje.</text:p>
      <text:p text:style-name="P7181">Proszę państwa, mnie się wydaje, że antagon<text:span text:style-name="T7182">iz</text:span>a<text:span text:style-name="T7183">cj</text:span>a społeczeństwa nastąpiła. Nastąpiła antagoniza<text:span text:style-name="T7184">cj</text:span>a niezwykle poważna. Była mowa o tym, że do tej<text:s/>antagonizacji<text:s/>przyczyniły się pewne arbitralne decyzje władzy. Ja się z tym zgadzam. Ale o wiele większa, większą szkodę, że tak powiem, społeczną wywołała kampania w prasie, która od czasu, od dwóch, czy trzech lat, jest prowadzona.<text:s/>To są<text:s/><text:span text:style-name="T7185">wyw</text:span>i<text:span text:style-name="T7186">ady</text:span>, to są artykuły.<text:s/><text:span text:style-name="T7187">I</text:span><text:s/>tak jak powiedział przed chwilą profesor Winiecki w tych wypow<text:span text:style-name="T7188">ie</text:span>dziach są błędy dochodzące do pięciu rzędów wielkości. Jakoś unikamy możliwości spotkania i sprostowania tych błędów.</text:p>
      <text:p text:style-name="P7189">Więc w tej sytuacji ja osobiście, może strona rządowa też ze mną nie zgodzi, ale ja uważam, że tutaj nie może by<text:span text:style-name="T7190">ć</text:span><text:s/>consensusu<text:span text:style-name="T7191">.</text:span><text:s/>Bo taka powstała sytuacja.<text:s/><text:span text:style-name="T7192">I</text:span><text:s/>oczywiście, że można by dodać, tak jak pan minister proponuje, ten wyjątek z tekstu<text:s/>„Solidarności”<text:s/>do tego wspólnego uzgodnienia punktu<text:s/><text:span text:style-name="T7193">1</text:span>6, ale to nie zmieniłoby absolutnie sprawy. Bo znowuż wrażenie jest t<text:span text:style-name="T7194">ak</text:span>ie moje, ale bardzo mi przykro, że to powiem, jako członek<text:s/>„Solidarności”, że został posiany lęk, przerażenie w społeczeństw<text:span text:style-name="T7195">ie</text:span><text:s/>i teraz<text:s/>„Solidarność<text:span text:style-name="T7196">”</text:span><text:s/>wie, że to wystras<text:span text:style-name="T7197">zo</text:span>ne społeczeństwo weźmie pod swoje opiekuńcze skrzydła przeciwko knowaniom władzy, która przez<text:s/><text:span text:style-name="T7198">4</text:span>0 lat rozwijała energetykę jądrową i doprowadziła ekologię Polski do takiego stanu jaki jest, a teraz chce to społeczeństwo wykończyć, wprowadzając energetykę jądrową.</text:p>
      <text:p text:style-name="P7199">Dziękuję.</text:p>
      <text:p text:style-name="P7200"><text:span text:style-name="T7201">Ste</text:span><text:span text:style-name="T7202">fan</text:span><text:span text:style-name="T7203"><text:s/>Ko</text:span><text:span text:style-name="T7204">zł</text:span><text:span text:style-name="T7205">ow</text:span><text:span text:style-name="T7206">sk</text:span><text:span text:style-name="T7207">i</text:span>:</text:p>
      <text:p text:style-name="P7208">Proszę państwa, więc tak. Nie tylko nie prowadzimy dyskusji zgodnie z moimi prośbami, ale jeszcze przenosimy się na<text:s/>„stolik”<text:s/>polityczny. No, obawiam się, że prowadzenie dyskusji w tym duchu utrudni nam sprawę.<text:s/><text:span text:style-name="T7209">J</text:span>eszcze raz nawołuję do zastanow<text:span text:style-name="T7210">ie</text:span>nia się w jaki sposób, spokojnie, przygotować zapisy, które by doprowadziły do końca trudny ten problem, ale w końcu skoro uzgodniliśmy 28 postulatów, to myślę, że potrafimy i ten jeszcze zrobić bez podgrzewania atmosfery. Zatem jeszcze raz apeluję do państwa w jaki sposób widzicie problem redakcji końcowego zapisu?</text:p>
      <text:p text:style-name="P7211">Proszę bardzo.</text:p>
      <text:p text:style-name="P7212"><text:span text:style-name="T7213">Ob. Wilczyński</text:span>:</text:p>
      <text:p text:style-name="P7214">Rzeczywiście nie będz<text:span text:style-name="T7215">ie</text:span>my mnożyć dyskusji, proszę państwa. To absolutnie nie ma sensu, natomiast<text:s/><text:soft-page-break/>proponuję zastanowić się w ogóle czy jesteśmy w stanie sformułować wspólny punkt. Natomia<text:span text:style-name="T7216">s</text:span>t, proszę państwa apeluję, stanowisko strony opozycyjno-solidarnościowej”<text:s/>jest po prostu do dyskusji tylko w obrębie naszego grona. Strona rządowa przedstawia swój dokument i po prostu n<text:span text:style-name="T7217">ie</text:span><text:s/><text:span text:style-name="T7218">m</text:span>a co dyskutowa<text:span text:style-name="T7219">ć.</text:span><text:s/>Proszę państwa, zastanówmy się tylko w tej chwili, czy jesteśmy w stanie sformułować wspólny punkt. Jeśli nie, to w ogóle go nie będzie. Po pro<text:span text:style-name="T7220">st</text:span>u.</text:p>
      <text:p text:style-name="P7221">Dziękuję bardzo.</text:p>
      <text:p text:style-name="P7222"><text:span text:style-name="T7223">Ste</text:span><text:span text:style-name="T7224">fan</text:span><text:span text:style-name="T7225"><text:s/>Ko</text:span><text:span text:style-name="T7226">zł</text:span><text:span text:style-name="T7227">ow</text:span><text:span text:style-name="T7228">sk</text:span><text:span text:style-name="T7229">i</text:span>:</text:p>
      <text:p text:style-name="P7230">Proszę bardzo.</text:p>
      <text:p text:style-name="P7231"><text:span text:style-name="T7232">Jerzy Salmono</text:span><text:span text:style-name="T7233">wi</text:span><text:span text:style-name="T7234">cz</text:span>:</text:p>
      <text:p text:style-name="P7235">Ja chciałem odpowiedzie<text:span text:style-name="T7236">ć</text:span><text:s/>panu ministrowi, bo pana wypowiedź, panie ministrze, wydaje mi się, że to jest dość pozorna zbieżność w tym miejscu dwóch tekstów. Tekst rządowy mówi o przeprowadzeniu analizy, potrójnej analizy teraz, w trakcie i podjęciu ewentu<text:span text:style-name="T7237">al</text:span>nie decyzji, takiej, czy innej w przyszłości. Natomiast tekst<text:s/>„solidarnościowy”<text:s/>stawia sprawę przede wszystkim zamknięcia w tej chwili budowy energetyczn<text:span text:style-name="T7238">ej</text:span><text:s/>i wykorzystanie tych lat tego zamknięcia na spokojną analizę. Tak, że chyba zbieżność jest niewystarcz<text:span text:style-name="T7239">aj</text:span>ąca, żebyśmy mogli te teksty ze sobą łączyć.</text:p>
      <text:p text:style-name="P7240">Dziękuję bardzo.</text:p>
      <text:p text:style-name="P7241"><text:span text:style-name="T7242">Ste</text:span><text:span text:style-name="T7243">fan</text:span><text:span text:style-name="T7244"><text:s/>Ko</text:span><text:span text:style-name="T7245">zł</text:span><text:span text:style-name="T7246">ow</text:span><text:span text:style-name="T7247">sk</text:span><text:span text:style-name="T7248">i</text:span>:</text:p>
      <text:p text:style-name="P7249">Proszę bardzo.</text:p>
      <text:p text:style-name="P7250"><text:span text:style-name="T7251">Au</text:span><text:span text:style-name="T7252">re</text:span><text:span text:style-name="T7253">l</text:span><text:span text:style-name="T7254">i</text:span><text:span text:style-name="T7255">u</text:span><text:span text:style-name="T7256">sz<text:s/></text:span><text:span text:style-name="T7257">M</text:span><text:span text:style-name="T7258">ikł</text:span><text:span text:style-name="T7259">a</text:span><text:span text:style-name="T7260">szewski</text:span>:</text:p>
      <text:p text:style-name="P7261">Króciutko chciałbym pod<text:span text:style-name="T7262">ać</text:span><text:s/>propozycję zapisu końcowego, zdanie punktu 16.<text:s/>Czy mogłaby ona tak brzmie<text:span text:style-name="T7263">ć</text:span>,<text:s/><text:span text:style-name="T7264">o</text:span>statnie zdanie. Zamiast zdania, o rozwijaniu technicznym<text:s/>- sposoby rozwiązania problemu energetyki jądrowej stanowi<text:span text:style-name="T7265">ą</text:span><text:s/>przedmiot<text:s/>protokołu<text:s/>rozbieżności.<text:s/><text:span text:style-name="T7266">A</text:span><text:s/>w<text:s/>protokole<text:s/>rozbieżności umieścimy co uważamy, obie strony.</text:p>
      <text:p text:style-name="P7267"><text:span text:style-name="T7268">Ste</text:span><text:span text:style-name="T7269">fan</text:span><text:span text:style-name="T7270"><text:s/>Ko</text:span><text:span text:style-name="T7271">zł</text:span><text:span text:style-name="T7272">ow</text:span><text:span text:style-name="T7273">sk</text:span><text:span text:style-name="T7274">i</text:span>:</text:p>
      <text:p text:style-name="P7275">P<text:span text:style-name="T7276">ro</text:span>szę bardzo.</text:p>
      <text:p text:style-name="P7277"><text:span text:style-name="T7278">W</text:span><text:span text:style-name="T7279">ac</text:span><text:span text:style-name="T7280">ław<text:s/></text:span><text:span text:style-name="T7281">K</text:span><text:span text:style-name="T7282">ulczyń</text:span><text:span text:style-name="T7283">sk</text:span><text:span text:style-name="T7284">i</text:span>:</text:p>
      <text:p text:style-name="P7285"><text:span text:style-name="T7286">J</text:span>a jestem za utrzymaniem tego punktu tak, jak zostało to podane. Wtedy mam spokojne sumienie, ż<text:span text:style-name="T7287">e</text:span><text:s/>rozbieżność nasza dotyczy problemów technicznych i ekonomi<text:span text:style-name="T7288">cz</text:span>ny<text:span text:style-name="T7289">ch,</text:span><text:s/>a w zasadzie jestem jeszcze bardziej uspokojony, bo ja się zupełnie nie znam na tym jakie to problemy techniczne i ekonomiczne. I rozbieżność z mego punktu widzenia może być pełna.</text:p>
      <text:p text:style-name="P7290"><text:span text:style-name="T7291">Ste</text:span><text:span text:style-name="T7292">fan</text:span><text:span text:style-name="T7293"><text:s/>Ko</text:span><text:span text:style-name="T7294">zł</text:span><text:span text:style-name="T7295">ow</text:span><text:span text:style-name="T7296">sk</text:span><text:span text:style-name="T7297">i</text:span>:</text:p>
      <text:p text:style-name="P7298">Proszę.</text:p>
      <text:p text:style-name="P7299"><text:span text:style-name="T7300">Wojci</text:span><text:span text:style-name="T7301">ech Kłosows</text:span><text:span text:style-name="T7302">k</text:span><text:span text:style-name="T7303">i</text:span>:</text:p>
      <text:p text:style-name="P7304">Wydaje mi się, że to jest zasadna wątpliwość, którą pan Mikłaszewski zgłosił dlatego, że nasza rozbieżność dotyczy w istocie rzeczy problemów ekolog<text:span text:style-name="T7305">ic</text:span>znych. Tutaj doskonale znamy stanowisko panów i podzielamy chyba, w sprawie fatalnej szkodliwości energetyką węglowej.<text:s/><text:span text:style-name="T7306">I</text:span><text:s/>to znajduje zresztą wyraz na początku wspólnego stanowiska, w punkc<text:span text:style-name="T7307">i</text:span>e 16, gdzie jest mowa o emisji S<text:span text:style-name="T7308">O</text:span><text:span text:style-name="T7309">2</text:span><text:s/>i N<text:span text:style-name="T7310">O</text:span><text:span text:style-name="T7311">x</text:span>. Tylko, że tutaj splatają się te dwa problemy. Strona opozycyjno-solidarnościowa wyraźnie powiedziała, że ten program rozwoju energetyki, z energetyką jądrową uniemożliwia rea<text:span text:style-name="T7312">l</text:span>ne zmniejszenie emisji SO<text:span text:style-name="T7313">2</text:span><text:s/>i N<text:span text:style-name="T7314">O</text:span><text:span text:style-name="T7315">x</text:span><text:s/>przez sprawy<text:s/><text:soft-page-break/>ekonomiczne, przez przejęcie funduszów przeznac<text:span text:style-name="T7316">zo</text:span>n<text:span text:style-name="T7317">yc</text:span>h na energetykę jądrową. Natomiast<text:s/>program, który my proponujemy, daje taką możliwość.<text:s/><text:span text:style-name="T7318">I</text:span><text:s/>jedynie on. Tu jest rozbi<text:span text:style-name="T7319">e</text:span>żność stanowisk ekologi<text:span text:style-name="T7320">cz</text:span>nych, a nie tylko technicznych i ekonomicznych. Ta rozbieżność sięga dużo głębiej, chodzi o odd<text:span text:style-name="T7321">zi</text:span>aływania na środowisko energetyki jądrowej bezpośrednio, którą panowie bagatelizują. My uważam<text:span text:style-name="T7322">y</text:span><text:s/>ją za bardzo istotne. Rozwijać tego chyba nie trzeba, było to wszystko powiedziane.<text:s/><text:span text:style-name="T7323">N</text:span>a pewno mer<text:span text:style-name="T7324">yt</text:span>orycznie są różnice w sprawach ekologicznych, w aspekcie ekologicznym widzenia tego, też są. Dziękuję.</text:p>
      <text:p text:style-name="P7325"><text:span text:style-name="T7326">Gł</text:span><text:span text:style-name="T7327">o</text:span><text:span text:style-name="T7328">s</text:span><text:span text:style-name="T7329"><text:s/>z</text:span><text:span text:style-name="T7330"><text:s/>sa</text:span><text:span text:style-name="T7331">li</text:span>:</text:p>
      <text:p text:style-name="P7332"><text:span text:style-name="T7333">Cz</text:span>y można? Jedno zdanie.</text:p>
      <text:p text:style-name="P7334"><text:span text:style-name="T7335">Ste</text:span><text:span text:style-name="T7336">fan</text:span><text:span text:style-name="T7337"><text:s/>Ko</text:span><text:span text:style-name="T7338">zł</text:span><text:span text:style-name="T7339">ow</text:span><text:span text:style-name="T7340">sk</text:span><text:span text:style-name="T7341">i</text:span>:</text:p>
      <text:p text:style-name="P7342">P<text:span text:style-name="T7343">r</text:span>o<text:span text:style-name="T7344">sz</text:span>ę<text:s/><text:span text:style-name="T7345">ba</text:span>rdzo.</text:p>
      <text:p text:style-name="P7346"><text:span text:style-name="T7347">Gł</text:span><text:span text:style-name="T7348">o</text:span><text:span text:style-name="T7349">s</text:span><text:span text:style-name="T7350"><text:s/>z</text:span><text:span text:style-name="T7351"><text:s/>sa</text:span><text:span text:style-name="T7352">li</text:span>:</text:p>
      <text:p text:style-name="P7353">Czy panow<text:span text:style-name="T7354">ie</text:span><text:s/>nap<text:span text:style-name="T7355">ra</text:span>wdę n<text:span text:style-name="T7356">ie</text:span><text:s/>wiedzą, że emisja prom<text:span text:style-name="T7357">ie</text:span>n<text:span text:style-name="T7358">io</text:span>wan<text:span text:style-name="T7359">ia</text:span><text:s/>z elektrowni konwen<text:span text:style-name="T7360">cj</text:span>on<text:span text:style-name="T7361">al</text:span>n<text:span text:style-name="T7362">yc</text:span>h jest dwa do trzy razy większy niż z jądrowej. Czy panowie tego faktu nie zna<text:span text:style-name="T7363">j</text:span>ą w ogóle?</text:p>
      <text:p text:style-name="P7364"><text:span text:style-name="T7365">Ste</text:span><text:span text:style-name="T7366">fan</text:span><text:span text:style-name="T7367"><text:s/>Ko</text:span><text:span text:style-name="T7368">zł</text:span><text:span text:style-name="T7369">ow</text:span><text:span text:style-name="T7370">sk</text:span><text:span text:style-name="T7371">i</text:span>:</text:p>
      <text:p text:style-name="P7372">Proszę bardzo.</text:p>
      <text:p text:style-name="P7373"><text:span text:style-name="T7374">Gł</text:span><text:span text:style-name="T7375">o</text:span><text:span text:style-name="T7376">s</text:span><text:span text:style-name="T7377"><text:s/>z</text:span><text:span text:style-name="T7378"><text:s/>sa</text:span><text:span text:style-name="T7379">li</text:span>:</text:p>
      <text:p text:style-name="P7380">Proszę państwa, przyjmuję propozycję pana profesora ze względu na tekst. Ja jednak chciałbym zrobić mały komentarz do naszego stanowiska dotyczącego ewentualnego przerwania pracy przy budow<text:span text:style-name="T7381">ie</text:span><text:s/>elektrowni w Żarnowcu.</text:p>
      <text:p text:style-name="P7382">Pan profesor Kozłowski się, otrzymałem to pismo, z prośbą o przygotowan<text:span text:style-name="T7383">ie</text:span><text:s/>takich analiz, aby dokonać również analizy jakie do tej pory zostały poniesione koszty.</text:p>
      <text:p text:style-name="P7384">Otóż ja biorąc pod uwagę fakt, że wytworzy się taki układ sił w kraju, z jakim obecnie mamy do czynienia, dwa lata temu, w 87 roku, zwróciłem się do dyrektora generalnego<text:s/><text:span text:style-name="T7385">Mi</text:span>ędzynarodowej Agencji Energii Atomowej, czy poszedłby w naszym przypadku na wyjątek i przysłał misję specjalistów do Żarnowca, która by dokonała analizy sta<text:span text:style-name="T7386">n</text:span>u t<text:span text:style-name="T7387">ec</text:span>hnicznego, dokumenta<text:span text:style-name="T7388">cj</text:span>i, abyśmy na podstawie konkretnych, niezależnych od naszych sporów opinii, mogli podjąć wiążące decyzje?</text:p>
      <text:p text:style-name="P7389">Dyrektor generalny taką wizytę złożył. Biorąc pod uwagę te opinie, o których pan profesor mówi, w ubiegłym roku, i w Żarnowcu, i Gdańsku, bowiem tych prot<text:span text:style-name="T7390">e</text:span>stów było sporo, zwróciłem się z prośbą, aby przyśpieszyć przyjazd tych ludzi. Misja ta, uzyskałem zgodę kilka tygodni temu, że wychodzą<text:span text:style-name="T7391">c</text:span><text:s/>na spotkanie na<text:span text:style-name="T7392">sz</text:span>ym problemom, dyrektor generalny wydał dyspozycje natychmiastowego przyjazdu do Polski takiej misji. Dwa dni temu przyjechał pierwszy ekspert i był wczoraj w agencji, dyskutował z naszymi spe<text:span text:style-name="T7393">cj</text:span>al<text:span text:style-name="T7394">is</text:span>tami co zespół, co Komisja Agencji, życzy sobie, aby zostało do jej pracy przygotowane.<text:s/><text:span text:style-name="T7395">W</text:span><text:s/>dniu dzisiejszym i jutro jest w Żarnowcu, gdzie również te sprawy zostaną postawione i we wrześniu Misja Spe<text:span text:style-name="T7396">cj</text:span>alistów, nie urzędników, bo czasami się uważa, ż<text:span text:style-name="T7397">e</text:span><text:s/>M<text:span text:style-name="T7398">E</text:span>A to są urzędnicy, ale specjalistów z krajów zachodnich przyjed<text:span text:style-name="T7399">zi</text:span>e we wrześniu - paźd<text:span text:style-name="T7400">zi</text:span>erniku, do przean<text:span text:style-name="T7401">al</text:span>izowania.</text:p>
      <text:p text:style-name="P7402">Proszę państwa, ja bym chciał też prosić, oczywiście uzgodniliśmy, że każda strona zostaje przy swoim, ale prosiłbym o wzięcie pod uwagę pewnych konsekwen<text:span text:style-name="T7403">cj</text:span>i. Jeśli dzisiaj podjąć dec<text:span text:style-name="T7404">y</text:span>zję, że dzisiaj przerywamy budowę Żarnowca, co to oznacza? To oznacza, że myśmy to nielegalnie rob<text:span text:style-name="T7405">il</text:span>i? Była to bezprawna działalność? Była to wszystko działalność, przepraszam, ja chciałbym skończyć. Nam nikt nie<text:s/><text:soft-page-break/>zarzucił, przepraszam, jeśli jest<text:s/>taki raport, jeżeli ktokolwiek w kraju ma taki raport, to byśmy chcieli się z nim zapoznać. Bo Państwowa Agencja Atomistyki działa w oparciu o prawo, o prawo atomowe, stara się wywiązywać ze swoich obowiązków. I do tej pory nie spotkaliśmy się z zarzutem, że my działamy niezgodnie z tym prawem lub cokolwiek wychodzimy, przekraczamy swo<text:span text:style-name="T7406">je</text:span><text:s/>kompet<text:span text:style-name="T7407">encj</text:span>e.</text:p>
      <text:p text:style-name="P7408"><text:span text:style-name="T7409">W</text:span><text:s/>związku z tym takie przerwanie dzisiaj oznacza, że jeżeli na podstawie tylko dyskusji można przerwać, co to oznacza? Go oznacza cała dokumenta<text:span text:style-name="T7410">cj</text:span>a? Zobowiązanie międzynarodowe, chociażby to, co przed chwilą mówię.</text:p>
      <text:p text:style-name="P7411">Ja po prostu<text:s/>wyjaśniam w tej chwili skąd takie, a nie inne nasze stanowisko? Odrębną sprawą, bo nie można dwóch rzeczy łączyć. Inna sprawa jest Klempi<text:span text:style-name="T7412">cz</text:span>a, a inna Żarnowca. W przypadku Klempicza jest właściwie pocz<text:span text:style-name="T7413">ą</text:span>tek, praktycznie biorąc nie ma jeszcze ZT, nie zostały zatwierdzone, nie zostały spełnione warunki, które między innymi dozór jądrowy postawił, dlatego sprawa jest inna. W przypadku Żarnowca prosiłby wziąć pod uwagę tą informację, którą przedstawiłem. Również w przypadku odpadów promieniotwórczych.</text:p>
      <text:p text:style-name="P7414">Biorąc pod uwagę dyskusję, postulaty i pisma, które do nas trafiały, do rządu i do Sejmu, zwróciliśmy się do M<text:span text:style-name="T7415">ię</text:span>dz<text:span text:style-name="T7416">yn</text:span>arod<text:span text:style-name="T7417">ow</text:span>ej Agencji Atomowej o inną misję, bo to inna grupa spe<text:span text:style-name="T7418">cj</text:span>alistów, by odwiedziła nasz kraj, przeanalizowała aktualny stan gospodarki odpadami, bo to się prowadzi od 30 lat, oceniła stan, dokumenty będą do wglądu str<text:span text:style-name="T7419">o</text:span>nie społecznej, solidarnoś<text:span text:style-name="T7420">ci</text:span>owej również, jaki jest aktualny stan, ponieważ na ten temat, jak panowie<text:s/>mówili również, jest też w kraju odpowiednia<text:s/><text:span text:style-name="T7421">il</text:span>ość. Również misja ta jest pr<text:span text:style-name="T7422">z</text:span>ygotowana do tego aby ocenić nasze propozycje składowania odpadów promieniotwórczych z elektrowni jądrowych, w tym przypadku, jeśli takie elektrownie będą budowane.</text:p>
      <text:p text:style-name="P7423">Dziękuję bardzo.</text:p>
      <text:p text:style-name="P7424"><text:span text:style-name="T7425">Bo</text:span><text:span text:style-name="T7426">g</text:span><text:span text:style-name="T7427">us</text:span><text:span text:style-name="T7428">ł</text:span><text:span text:style-name="T7429">aw Go</text:span><text:span text:style-name="T7430">łą</text:span><text:span text:style-name="T7431">b</text:span>:</text:p>
      <text:p text:style-name="P7432">Proszę państwa. Znowuż wchodzimy w dyskusję. Nasze stanowisko jest jasne, klarowne i możne się z nim zgadzać mając przed sobą tekst. Ja nie rozumiem do czego zmierzamy. Był zaproponowany protokó<text:span text:style-name="T7433">ł</text:span><text:s/>rozbieżności i jeśli będziemy s<text:span text:style-name="T7434">ię</text:span><text:s/>przekonywać to może wyciągniemy jeszcze grubszą artylerię i będziemy do siebie strzelać. Jest to po prostu znane stanowiska stron.</text:p>
      <text:p text:style-name="P7435">Dziękuję.</text:p>
      <text:p text:style-name="P7436"><text:span text:style-name="T7437">Ste</text:span><text:span text:style-name="T7438">fan</text:span><text:span text:style-name="T7439"><text:s/>Ko</text:span><text:span text:style-name="T7440">zł</text:span><text:span text:style-name="T7441">ow</text:span><text:span text:style-name="T7442">sk</text:span><text:span text:style-name="T7443">i</text:span>:</text:p>
      <text:p text:style-name="P7444">Proszę bardzo.</text:p>
      <text:p text:style-name="P7445"><text:span text:style-name="T7446">J</text:span><text:span text:style-name="T7447">er</text:span><text:span text:style-name="T7448">zy</text:span><text:span text:style-name="T7449"><text:s/>K</text:span><text:span text:style-name="T7450">oł</text:span><text:span text:style-name="T7451">od</text:span><text:span text:style-name="T7452">ziejsk</text:span><text:span text:style-name="T7453">i</text:span>:</text:p>
      <text:p text:style-name="P7454">Proszę p<text:span text:style-name="T7455">ań</text:span>stwa, ja sądzę, że dyskusję rzeczywiście powinniśmy przerwać i dlatego, że stanowiska obu stron są jasne i rzeczywiście ani jedna strona nie ma prawa drugiej stronie narzucać swego stanowiska. P<text:span text:style-name="T7456">o</text:span><text:s/>to są rozbieżności, żeby szanować poglądy drugiej strony. Dlatego proponuję przerwanie dyskusji i formułowanie takich zapisów, jakie każda ze stron chce do<text:s/>protokołu<text:s/>wnieść.</text:p>
      <text:p text:style-name="P7457"><text:span text:style-name="T7458">Ste</text:span><text:span text:style-name="T7459">fan</text:span><text:span text:style-name="T7460"><text:s/>Ko</text:span><text:span text:style-name="T7461">zł</text:span><text:span text:style-name="T7462">ow</text:span><text:span text:style-name="T7463">sk</text:span><text:span text:style-name="T7464">i</text:span>:</text:p>
      <text:p text:style-name="P7465">Proszę w takim razie odczytać wspólny zapis.</text:p>
      <text:p text:style-name="P7466"><text:span text:style-name="T7467">Je</text:span><text:span text:style-name="T7468">rz</text:span><text:span text:style-name="T7469">y Kw</text:span><text:span text:style-name="T7470">iatkowsk</text:span><text:span text:style-name="T7471">i</text:span>:</text:p>
      <text:p text:style-name="P7472">Wspólny zapis w takim razie.</text:p>
      <text:p text:style-name="P7473">Polityka energetyczna w zależności od realizowanego wariantu stwarza większe lub mniejsze<text:s/><text:soft-page-break/>zagrożenia dla środowiska przyrodniczego i człowieka (zasolenie wód, emisje<text:s/><text:span text:style-name="T7474">S</text:span>O<text:span text:style-name="T7475">2</text:span><text:s/>i N<text:span text:style-name="T7476">O</text:span><text:span text:style-name="T7477">x</text:span>, bezpieczeństwo jądrowe<text:span text:style-name="T7478">)</text:span>. Dlatego wybór tej polityki i jej realizacja nie mogą odbywać się bez uzyskania społecznej akceptacji, a tym bardziej bez opinii publicznej.</text:p>
      <text:p text:style-name="P7479">I teraz to ostatnie zdanie jest zmody<text:span text:style-name="T7480">fik</text:span>owane po wysłuchaniu dyskusji, które jeszcze uprościłem, żeby nie zawężać się. Cytuję ostatnie zdanie.</text:p>
      <text:p text:style-name="P7481">Sposoby rozwiązania problemu energetyki stanowią przedmiot<text:s/>protokołu<text:s/>rozbieżności.</text:p>
      <text:p text:style-name="P7482"><text:span text:style-name="T7483">Ste</text:span><text:span text:style-name="T7484">fan</text:span><text:span text:style-name="T7485"><text:s/>Ko</text:span><text:span text:style-name="T7486">zł</text:span><text:span text:style-name="T7487">ow</text:span><text:span text:style-name="T7488">sk</text:span><text:span text:style-name="T7489">i</text:span>:</text:p>
      <text:p text:style-name="P7490">Pro<text:span text:style-name="T7491">sz</text:span>ę bardzo.</text:p>
      <text:p text:style-name="P7492"><text:span text:style-name="T7493">Je</text:span><text:span text:style-name="T7494">rz</text:span><text:span text:style-name="T7495">y Kw</text:span><text:span text:style-name="T7496">iatkowsk</text:span><text:span text:style-name="T7497">i</text:span>:</text:p>
      <text:p text:style-name="P7498">Ja proponuję, po pierwsze, żeby wykreślić wszystko co jest w nawiasie i pierwsze zdanie zakończyć na słow<text:span text:style-name="T7499">ie:</text:span><text:s/><text:span text:style-name="T7500">„</text:span><text:span text:style-name="T7501">cz</text:span>łow<text:span text:style-name="T7502">ie</text:span>ka”. Zostawić przykłady poza tekstem.</text:p>
      <text:p text:style-name="P7503">Druga propozycja, żeby ostatnie zdanie wspólnego zapisu brzmiało:</text:p>
      <text:p text:style-name="P7504">“stanowiska stron, czy stanowiska ucz<text:span text:style-name="T7505">es</text:span>tnicząc<text:span text:style-name="T7506">yc</text:span>h, może to nazwać stron: są<text:s/><text:span text:style-name="T7507">wy</text:span>rażone w<text:s/>protokole<text:s/>rozbieżności”.</text:p>
      <text:p text:style-name="P7508">Stanowiska stron w sprawie rozwoju energetyki jądrowej, przepraszam energetyki, pr<text:span text:style-name="T7509">ze</text:span>ds<text:span text:style-name="T7510">tawio</text:span>no, czy zawarto w<text:s/>protokole<text:s/>rozbieżności.</text:p>
      <text:p text:style-name="P7511"><text:span text:style-name="T7512">Ste</text:span><text:span text:style-name="T7513">fan</text:span><text:span text:style-name="T7514"><text:s/>Ko</text:span><text:span text:style-name="T7515">zł</text:span><text:span text:style-name="T7516">ow</text:span><text:span text:style-name="T7517">sk</text:span><text:span text:style-name="T7518">i</text:span>:</text:p>
      <text:p text:style-name="P7519">Proszę bardzo.</text:p>
      <text:p text:style-name="P7520"><text:span text:style-name="T7521">Wacław Kulczyński</text:span>:</text:p>
      <text:p text:style-name="P7522">Ja jednak jestem za utrzymaniem tego s<text:span text:style-name="T7523">fo</text:span>rmułowan<text:span text:style-name="T7524">ia</text:span>, wyliczenie w nawiasie tego, co jest podane i dodanie jeszcze kumulacji odpadów stałych. Bo to jest bardzo poważny problem przy różnych rozwiązaniach energetyki. Natomiast pozostałe zdanie według mnie powinno<text:s/>pozostać t<text:span text:style-name="T7525">a</text:span>k<text:s/><text:span text:style-name="T7526">j</text:span>ak było zaproponowane. Ono jest n<text:span text:style-name="T7527">aj</text:span>właściw<text:span text:style-name="T7528">ie</text:span>j ujęte. Mnie osobiście najbardzie<text:span text:style-name="T7529">j</text:span><text:s/>pierwsza wersja odpowiadała, ale mogę się zgodzić z tą, teraz odczytaną.</text:p>
      <text:p text:style-name="P7530"><text:span text:style-name="T7531">Ste</text:span><text:span text:style-name="T7532">fan</text:span><text:span text:style-name="T7533"><text:s/>Ko</text:span><text:span text:style-name="T7534">zł</text:span><text:span text:style-name="T7535">ow</text:span><text:span text:style-name="T7536">sk</text:span><text:span text:style-name="T7537">i</text:span>:</text:p>
      <text:p text:style-name="P7538">Proszę bardzo, jakie są jeszcze propozycje<text:s/><text:span text:style-name="T7539">w</text:span><text:s/>tej<text:s/><text:span text:style-name="T7540">sp</text:span>rawie?</text:p>
      <text:p text:style-name="P7541"><text:span text:style-name="T7542">Ma</text:span>my dwie propozycje ze strony rządowej.</text:p>
      <text:p text:style-name="P7543"><text:span text:style-name="T7544">Gł</text:span><text:span text:style-name="T7545">o</text:span><text:span text:style-name="T7546">s</text:span><text:span text:style-name="T7547"><text:s/>z</text:span><text:span text:style-name="T7548"><text:s/>sa</text:span><text:span text:style-name="T7549">li</text:span>:</text:p>
      <text:p text:style-name="P7550">Czyli jedno wykreślenie, a drugie, o kumulacji odpadów.</text:p>
      <text:p text:style-name="P7551"><text:span text:style-name="T7552">Je</text:span><text:span text:style-name="T7553">rz</text:span><text:span text:style-name="T7554">y Kw</text:span><text:span text:style-name="T7555">iatkowsk</text:span><text:span text:style-name="T7556">i</text:span>:</text:p>
      <text:p text:style-name="P7557">W odniesieniu do propozycji pana profesora, do tego nawiasu, to jeśli on ma zostać, to musi być uzupełniony o wszystkie poważne sprawy, o których mówiono. Bo daje przykłady, które nie wyczerpują spraw. Albo wykreślić, albo uzupełnić tak, aby wyczerpywał sprawy.</text:p>
      <text:p text:style-name="P7558"><text:span text:style-name="T7559">Ste</text:span><text:span text:style-name="T7560">fan</text:span><text:span text:style-name="T7561"><text:s/>Ko</text:span><text:span text:style-name="T7562">zł</text:span><text:span text:style-name="T7563">ow</text:span><text:span text:style-name="T7564">sk</text:span><text:span text:style-name="T7565">i</text:span>:</text:p>
      <text:p text:style-name="P7566"><text:span text:style-name="T7567">T</text:span>o może uzupełn<text:span text:style-name="T7568">ij</text:span>my. Może przyjmijmy formułę uzupełnienia.</text:p>
      <text:p text:style-name="P7569"><text:span text:style-name="T7570">J</text:span><text:span text:style-name="T7571">er</text:span><text:span text:style-name="T7572">zy</text:span><text:span text:style-name="T7573"><text:s/>K</text:span><text:span text:style-name="T7574">oł</text:span><text:span text:style-name="T7575">od</text:span><text:span text:style-name="T7576">ziejsk</text:span><text:span text:style-name="T7577">i</text:span>:</text:p>
      <text:p text:style-name="P7578">Proszę bardzo.</text:p>
      <text:p text:style-name="P7579">Czy odpady są kwes<text:span text:style-name="T7580">tio</text:span>nowane?</text:p>
      <text:p text:style-name="P7581">Są n<text:span text:style-name="T7582">ajw</text:span>ażnie<text:span text:style-name="T7583">js</text:span>ze. Dla opinii społecznej ja bym nie był za zapisem suchym. Bo trzeba coś podać. Więc<text:s/><text:soft-page-break/>umówmy się, czy to są n<text:span text:style-name="T7584">aj</text:span>ważni<text:span text:style-name="T7585">ej</text:span>sze? Niech pan przeczyta łaskawie.</text:p>
      <text:p text:style-name="P7586"><text:span text:style-name="T7587">Ste</text:span><text:span text:style-name="T7588">fan</text:span><text:span text:style-name="T7589"><text:s/>Ko</text:span><text:span text:style-name="T7590">zł</text:span><text:span text:style-name="T7591">ow</text:span><text:span text:style-name="T7592">sk</text:span><text:span text:style-name="T7593">i</text:span>:</text:p>
      <text:p text:style-name="P7594">Zasolenie wód, emisja SO<text:span text:style-name="T7595">2</text:span>, N<text:span text:style-name="T7596">O</text:span><text:span text:style-name="T7597">x</text:span>, odpady, bez<text:span text:style-name="T7598">pi</text:span>e<text:span text:style-name="T7599">cz</text:span>eństwo jądrowe.</text:p>
      <text:p text:style-name="P7600"><text:span text:style-name="T7601">J</text:span><text:span text:style-name="T7602">er</text:span><text:span text:style-name="T7603">zy</text:span><text:span text:style-name="T7604"><text:s/>K</text:span><text:span text:style-name="T7605">oł</text:span><text:span text:style-name="T7606">od</text:span><text:span text:style-name="T7607">ziejsk</text:span><text:span text:style-name="T7608">i</text:span>:</text:p>
      <text:p text:style-name="P7609">Podstawowe sprawy.</text:p>
      <text:p text:style-name="P7610"><text:span text:style-name="T7611">Ste</text:span><text:span text:style-name="T7612">fan</text:span><text:span text:style-name="T7613"><text:s/>Ko</text:span><text:span text:style-name="T7614">zł</text:span><text:span text:style-name="T7615">ow</text:span><text:span text:style-name="T7616">sk</text:span><text:span text:style-name="T7617">i</text:span>:</text:p>
      <text:p text:style-name="P7618">I teraz jest sprawa ostatniego zdania. Niech pan przecz<text:span text:style-name="T7619">y</text:span>ta jeszcze to ostatnie.</text:p>
      <text:p text:style-name="P7620"><text:span text:style-name="T7621">Gł</text:span><text:span text:style-name="T7622">o</text:span><text:span text:style-name="T7623">s</text:span><text:span text:style-name="T7624"><text:s/>z</text:span><text:span text:style-name="T7625"><text:s/>sa</text:span><text:span text:style-name="T7626">li</text:span>:</text:p>
      <text:p text:style-name="P7627">Stanowiska stron są w sprawie energetyki zawarte w<text:s/>protokole<text:s/>rozbieżności.</text:p>
      <text:p text:style-name="P7628"><text:span text:style-name="T7629">J</text:span><text:span text:style-name="T7630">er</text:span><text:span text:style-name="T7631">zy</text:span><text:span text:style-name="T7632"><text:s/>K</text:span><text:span text:style-name="T7633">oł</text:span><text:span text:style-name="T7634">od</text:span><text:span text:style-name="T7635">ziejsk</text:span><text:span text:style-name="T7636">i</text:span>:</text:p>
      <text:p text:style-name="P7637">Albo to wcześni<text:span text:style-name="T7638">ej</text:span>sze.</text:p>
      <text:p text:style-name="P7639"><text:span text:style-name="T7640">Gł</text:span><text:span text:style-name="T7641">o</text:span><text:span text:style-name="T7642">s</text:span><text:span text:style-name="T7643"><text:s/>z</text:span><text:span text:style-name="T7644"><text:s/>sa</text:span><text:span text:style-name="T7645">li</text:span>:</text:p>
      <text:p text:style-name="P7646">A<text:span text:style-name="T7647">l</text:span>bo to<text:s/><text:span text:style-name="T7648">w</text:span>c<text:span text:style-name="T7649">ze</text:span>śniejsze na które profesor Roman<text:s/>już<text:s/>się tak chętnie zgadza.</text:p>
      <text:p text:style-name="P7650"><text:span text:style-name="T7651">Marek Roman</text:span>:</text:p>
      <text:p text:style-name="P7652">Ni<text:span text:style-name="T7653">e</text:span>, n<text:span text:style-name="T7654">ie.</text:span></text:p>
      <text:h text:style-name="P7655" text:outline-level="4"><text:span text:style-name="T7656">J</text:span><text:span text:style-name="T7657">er</text:span><text:span text:style-name="T7658">zy</text:span><text:span text:style-name="T7659"><text:s/>K</text:span><text:span text:style-name="T7660">oł</text:span><text:span text:style-name="T7661">od</text:span><text:span text:style-name="T7662">ziejsk</text:span><text:span text:style-name="T7663">i</text:span>:</text:h>
      <text:h text:style-name="P7664" text:outline-level="4">T<text:span text:style-name="T7665">o</text:span><text:s/>ostatnie.</text:h>
      <text:p text:style-name="P7666"><text:span text:style-name="T7667">Gł</text:span><text:span text:style-name="T7668">o</text:span><text:span text:style-name="T7669">s</text:span><text:span text:style-name="T7670"><text:s/>z</text:span><text:span text:style-name="T7671"><text:s/>sa</text:span><text:span text:style-name="T7672">li</text:span>:</text:p>
      <text:p text:style-name="P7673">Czyli stanowiska stron w sprawie energetyki zawarte w<text:s/>protokole<text:s/>ro<text:span text:style-name="T7674">zb</text:span>ieżności.</text:p>
      <text:p text:style-name="P7675"><text:span text:style-name="T7676">Marek Roman</text:span>:</text:p>
      <text:p text:style-name="P7677">A pierwsza wersja jak była?</text:p>
      <text:p text:style-name="P7678"><text:span text:style-name="T7679">Gł</text:span><text:span text:style-name="T7680">o</text:span><text:span text:style-name="T7681">s</text:span><text:span text:style-name="T7682"><text:s/>z</text:span><text:span text:style-name="T7683"><text:s/>sa</text:span><text:span text:style-name="T7684">li</text:span>:</text:p>
      <text:p text:style-name="P7685">W ogóle pierwsza?</text:p>
      <text:p text:style-name="P7686"><text:span text:style-name="T7687">Ma</text:span><text:span text:style-name="T7688">re</text:span><text:span text:style-name="T7689">k</text:span><text:span text:style-name="T7690"><text:s/>Roman</text:span>:</text:p>
      <text:p text:style-name="P7691">Nie, to drugie.</text:p>
      <text:p text:style-name="P7692"><text:span text:style-name="T7693">J</text:span><text:span text:style-name="T7694">er</text:span><text:span text:style-name="T7695">zy</text:span><text:span text:style-name="T7696"><text:s/>K</text:span><text:span text:style-name="T7697">oł</text:span><text:span text:style-name="T7698">od</text:span><text:span text:style-name="T7699">ziejsk</text:span><text:span text:style-name="T7700">i</text:span>:</text:p>
      <text:p text:style-name="P7701">Sposoby rozwiązania.</text:p>
      <text:p text:style-name="P7702"><text:span text:style-name="T7703">Gł</text:span><text:span text:style-name="T7704">o</text:span><text:span text:style-name="T7705">s</text:span><text:span text:style-name="T7706"><text:s/>z</text:span><text:span text:style-name="T7707"><text:s/>sa</text:span><text:span text:style-name="T7708">li</text:span>:</text:p>
      <text:p text:style-name="P7709">Sposoby rozwiązania problemów energetyki.</text:p>
      <text:p text:style-name="P7710"><text:span text:style-name="T7711">J</text:span><text:span text:style-name="T7712">er</text:span><text:span text:style-name="T7713">zy</text:span><text:span text:style-name="T7714"><text:s/>K</text:span><text:span text:style-name="T7715">oł</text:span><text:span text:style-name="T7716">od</text:span><text:span text:style-name="T7717">ziejsk</text:span><text:span text:style-name="T7718">i</text:span>:</text:p>
      <text:p text:style-name="P7719">Nie, na które ja się zgodziłem, to.</text:p>
      <text:p text:style-name="P7720"><text:span text:style-name="T7721">Gł</text:span><text:span text:style-name="T7722">o</text:span><text:span text:style-name="T7723">s</text:span><text:span text:style-name="T7724"><text:s/>z</text:span><text:span text:style-name="T7725"><text:s/>sa</text:span><text:span text:style-name="T7726">li</text:span>:</text:p>
      <text:p text:style-name="P7727">J<text:span text:style-name="T7728">u</text:span>ż, już.</text:p>
      <text:p text:style-name="P7729"><text:span text:style-name="T7730">Ste</text:span><text:span text:style-name="T7731">fan</text:span><text:span text:style-name="T7732"><text:s/>Ko</text:span><text:span text:style-name="T7733">zł</text:span><text:span text:style-name="T7734">ow</text:span><text:span text:style-name="T7735">sk</text:span><text:span text:style-name="T7736">i</text:span>:</text:p>
      <text:p text:style-name="P7737">Przewodniczący się zgodził, to sprawa<text:s/><text:span text:style-name="T7738">załat</text:span>wiona.</text:p>
      <text:p text:style-name="P7739">Proszę państwa, wobec tego stalibyśmy tylko przed prośbą s<text:span text:style-name="T7740">fo</text:span>rmułowania stanowiska strony rządowej. Dlatego, że jest jak gdyby tutaj pewna jeszcze niejasność. Czy cały materiał, który otrzymaliśmy, ma wejść? Czy, on musiałby być połączony z zapisem, który już jest. Czyli rozumiem, że ta sprawa wymagałaby jeszcze zastanowienia się.</text:p>
      <text:soft-page-break/>
      <text:p text:style-name="P7741">Proszę bardzo.</text:p>
      <text:p text:style-name="P7742"><text:span text:style-name="T7743">J</text:span><text:span text:style-name="T7744">er</text:span><text:span text:style-name="T7745">zy</text:span><text:span text:style-name="T7746"><text:s/>K</text:span><text:span text:style-name="T7747">oł</text:span><text:span text:style-name="T7748">od</text:span><text:span text:style-name="T7749">ziejsk</text:span><text:span text:style-name="T7750">i</text:span>:</text:p>
      <text:p text:style-name="P7751">Pon<text:span text:style-name="T7752">ie</text:span>waż sprawa nie wymaga uzgodnienia ze stroną solidarnościowo-opozycyjną, my do jutra ten zapis, w tak zwanym międzyczasie określimy.</text:p>
      <text:p text:style-name="P7753"><text:span text:style-name="T7754">Ste</text:span><text:span text:style-name="T7755">fan</text:span><text:span text:style-name="T7756"><text:s/>Ko</text:span><text:span text:style-name="T7757">zł</text:span><text:span text:style-name="T7758">ow</text:span><text:span text:style-name="T7759">sk</text:span><text:span text:style-name="T7760">i</text:span>:</text:p>
      <text:p text:style-name="P7761">Dobrze, można przyjąć chyba takie rozwiązanie.</text:p>
      <text:p text:style-name="P7762"><text:span text:style-name="T7763">Bogusław</text:span><text:span text:style-name="T7764"><text:s/></text:span><text:span text:style-name="T7765">Go</text:span><text:span text:style-name="T7766">ł</text:span><text:span text:style-name="T7767">ąb</text:span>:</text:p>
      <text:p text:style-name="P7768">Rozumiem, że strona rządowa jutro uzupełni tak zapis, tak?</text:p>
      <text:p text:style-name="P7769"><text:span text:style-name="T7770">J</text:span><text:span text:style-name="T7771">er</text:span><text:span text:style-name="T7772">zy</text:span><text:span text:style-name="T7773"><text:s/>K</text:span><text:span text:style-name="T7774">oł</text:span><text:span text:style-name="T7775">od</text:span><text:span text:style-name="T7776">ziejsk</text:span><text:span text:style-name="T7777">i</text:span>:</text:p>
      <text:p text:style-name="P7778">Tak.</text:p>
      <text:p text:style-name="P7779"><text:span text:style-name="T7780">Bo</text:span><text:span text:style-name="T7781">g</text:span><text:span text:style-name="T7782">us</text:span><text:span text:style-name="T7783">ł</text:span><text:span text:style-name="T7784">aw Go</text:span><text:span text:style-name="T7785">łą</text:span><text:span text:style-name="T7786">b</text:span>:</text:p>
      <text:p text:style-name="P7787"><text:span text:style-name="T7788">W</text:span><text:s/>związku z tym, że on nie podlega dyskusji, tak?</text:p>
      <text:p text:style-name="P7789"><text:span text:style-name="T7790">J</text:span><text:span text:style-name="T7791">er</text:span><text:span text:style-name="T7792">zy</text:span><text:span text:style-name="T7793"><text:s/>K</text:span><text:span text:style-name="T7794">oł</text:span><text:span text:style-name="T7795">od</text:span><text:span text:style-name="T7796">ziejsk</text:span><text:span text:style-name="T7797">i</text:span>:</text:p>
      <text:p text:style-name="P7798">Tak.</text:p>
      <text:p text:style-name="P7799"><text:span text:style-name="T7800">Bo</text:span><text:span text:style-name="T7801">g</text:span><text:span text:style-name="T7802">us</text:span><text:span text:style-name="T7803">ł</text:span><text:span text:style-name="T7804">aw Go</text:span><text:span text:style-name="T7805">łą</text:span><text:span text:style-name="T7806">b</text:span>:</text:p>
      <text:p text:style-name="P7807">Tak to rozumiem. Dziękuję.</text:p>
      <text:p text:style-name="P7808"><text:span text:style-name="T7809">Ste</text:span><text:span text:style-name="T7810">fan</text:span><text:span text:style-name="T7811"><text:s/>Ko</text:span><text:span text:style-name="T7812">zł</text:span><text:span text:style-name="T7813">ow</text:span><text:span text:style-name="T7814">sk</text:span><text:span text:style-name="T7815">i</text:span>:</text:p>
      <text:p text:style-name="P7816">Proszę bardzo.</text:p>
      <text:p text:style-name="P7817"><text:span text:style-name="T7818">Gł</text:span><text:span text:style-name="T7819">o</text:span><text:span text:style-name="T7820">s</text:span><text:span text:style-name="T7821"><text:s/>z</text:span><text:span text:style-name="T7822"><text:s/>sa</text:span><text:span text:style-name="T7823">li</text:span>:</text:p>
      <text:p text:style-name="P7824">Proszę państwa, zabieram głos ponieważ już jest zamknięta sprawa za<text:span text:style-name="T7825">p</text:span>isu, a ja się chciałem wypowiedzieć poza zapisem.</text:p>
      <text:p text:style-name="P7826">Nasza dyskusja tutaj ma pewne reperkusje też poza protokółem, któr<text:span text:style-name="T7827">y</text:span><text:s/>zapiszemy. To znaczy każdy z nas na bazie tej dyskusji wypowiada się na zewnątrz, niektórzy nawet jakieś publikacje na ten temat, chociażby w formie wywiadu sprawa powstaje. Więc chciałbym powiedzieć, że mam ciągle ten sam niedosyt co panowie, że nie odbyła<text:s/><text:span text:style-name="T7828">si</text:span>ę rzetelna dyskusja w sprawie energetyki jądrowej. Rozumiem, że nie było w interesie obydwóch stron, aby to było na obradach. Bo to by rozbiło całe obrady. Ja po pro<text:span text:style-name="T7829">st</text:span>u, jakby już poza obradami proponuję, żebyśmy s<text:span text:style-name="T7830">i</text:span>ę zainteresowali tą dyskusją, zebrali prywatnie i podyskutowali,<text:s/><text:span text:style-name="T7831">i</text:span><text:s/>wymienili argumenty po to, żeby opinie wyrażane przez strony poza stołem miały większy walor rzetelności. Żebyśmy mieli okazję nawzajem wysłuchać swoic<text:span text:style-name="T7832">h</text:span><text:s/>argumentów. Rozumiem, że być może niektórzy po obu stronach nie będą<text:s/><text:span text:style-name="T7833">za</text:span>interesowani tą dyskusją, bo uważają, że tej dyskusji było dość. Ja na przykład jestem zainteresowany i do panów takie zaproszenie kieruję.</text:p>
      <text:p text:style-name="P7834"><text:span text:style-name="T7835">Ste</text:span><text:span text:style-name="T7836">fan</text:span><text:span text:style-name="T7837"><text:s/>Ko</text:span><text:span text:style-name="T7838">zł</text:span><text:span text:style-name="T7839">ow</text:span><text:span text:style-name="T7840">sk</text:span><text:span text:style-name="T7841">i</text:span>:</text:p>
      <text:p text:style-name="P7842">P<text:span text:style-name="T7843">r</text:span>osz<text:span text:style-name="T7844">ę</text:span><text:s/>bardzo.</text:p>
      <text:p text:style-name="P7845"><text:span text:style-name="T7846">Gł</text:span><text:span text:style-name="T7847">o</text:span><text:span text:style-name="T7848">s</text:span><text:span text:style-name="T7849"><text:s/>z</text:span><text:span text:style-name="T7850"><text:s/>sa</text:span><text:span text:style-name="T7851">li</text:span>:</text:p>
      <text:p text:style-name="P7852">Myśmy tę propozycję zgłosili dziesięć dni temu. Ona była skierowana na obrady.</text:p>
      <text:p text:style-name="P7853"><text:span text:style-name="T7854">Gł</text:span><text:span text:style-name="T7855">o</text:span><text:span text:style-name="T7856">s</text:span><text:span text:style-name="T7857"><text:s/>z</text:span><text:span text:style-name="T7858"><text:s/>sa</text:span><text:span text:style-name="T7859">li</text:span>:</text:p>
      <text:p text:style-name="P7860">Nie, nie. W prywatnej rozmowie z panem profesorem Kozłowskim i ja się, z chęcią przyjmujemy zapros<text:span text:style-name="T7861">ze</text:span>nie.</text:p>
      <text:p text:style-name="P7862"><text:span text:style-name="T7863">Gł</text:span><text:span text:style-name="T7864">o</text:span><text:span text:style-name="T7865">s</text:span><text:span text:style-name="T7866"><text:s/>z</text:span><text:span text:style-name="T7867"><text:s/>sa</text:span><text:span text:style-name="T7868">li</text:span>:</text:p>
      <text:soft-page-break/>
      <text:p text:style-name="P7869">Panie profesorze, można?</text:p>
      <text:p text:style-name="P7870"><text:span text:style-name="T7871">Ste</text:span><text:span text:style-name="T7872">fan</text:span><text:span text:style-name="T7873"><text:s/>Ko</text:span><text:span text:style-name="T7874">zł</text:span><text:span text:style-name="T7875">ow</text:span><text:span text:style-name="T7876">sk</text:span><text:span text:style-name="T7877">i</text:span>:</text:p>
      <text:p text:style-name="P7878">Bardzo proszę.</text:p>
      <text:p text:style-name="P7879"><text:span text:style-name="T7880">Gł</text:span><text:span text:style-name="T7881">o</text:span><text:span text:style-name="T7882">s</text:span><text:span text:style-name="T7883"><text:s/>z</text:span><text:span text:style-name="T7884"><text:s/>sa</text:span><text:span text:style-name="T7885">li</text:span>:</text:p>
      <text:p text:style-name="P7886">Zarówno prywatnie, jak i publicznie<text:s/><text:span text:style-name="T7887">o</text:span>głaszaliśmy chęć takiej dyskusji w gronie zarówno wybranym przez państwa, jak i w gronie ekspertów, jak i publicznie. Podtrzymujemy, że jesteśmy gotowi do dyskusji w każdym momencie wybranym przez panów.</text:p>
      <text:p text:style-name="P7888">Czy to w Warszawie, czy w Poznaniu, czy w innym miejscu, jakie panowie będą uważali za właściwe. Wydaje mi się, że ka<text:span text:style-name="T7889">ż</text:span>da forma dyskusji między nami jest lepsza niż rozstrzyganie sprawy na zasadzie wieców i skandowania okrzyków.</text:p>
      <text:p text:style-name="P7890">Dziękuję.</text:p>
      <text:p text:style-name="P7891"><text:span text:style-name="T7892">Gł</text:span><text:span text:style-name="T7893">o</text:span><text:span text:style-name="T7894">s</text:span><text:span text:style-name="T7895"><text:s/>z</text:span><text:span text:style-name="T7896"><text:s/>sa</text:span><text:span text:style-name="T7897">li</text:span>:</text:p>
      <text:p text:style-name="P7898">Można, dwa słowa?</text:p>
      <text:p text:style-name="P7899"><text:span text:style-name="T7900">Ste</text:span><text:span text:style-name="T7901">fan</text:span><text:span text:style-name="T7902"><text:s/>Ko</text:span><text:span text:style-name="T7903">zł</text:span><text:span text:style-name="T7904">ow</text:span><text:span text:style-name="T7905">sk</text:span><text:span text:style-name="T7906">i</text:span>:</text:p>
      <text:p text:style-name="P7907">Chwilec<text:span text:style-name="T7908">zk</text:span>ę. Mogę tylko powiedzieć,<text:s/>że z tego co wiem, że najbliższe seminarium poświęcone energetyce jądrowej jest taki zamiar, zorganizowania go w Lublinie i wiem, że toczy się toczy się dosyć stały system seminaryjny w Gdańsku. Tyle wiem, że na ten rok, powiedzm<text:span text:style-name="T7909">y</text:span>, takie są propozycje dalszych dyskusji na ten temat.</text:p>
      <text:p text:style-name="P7910">Proszę.</text:p>
      <text:p text:style-name="P7911"><text:span text:style-name="T7912">R</text:span><text:span text:style-name="T7913">a</text:span><text:span text:style-name="T7914">do</text:span><text:span text:style-name="T7915">s</text:span><text:span text:style-name="T7916">ław</text:span><text:span text:style-name="T7917"><text:s/>Ga</text:span><text:span text:style-name="T7918">wlik</text:span>:</text:p>
      <text:p text:style-name="P7919">Nie chciałbym bardzo przedłużać, wszyscy bowiem jesteśmy zmęczeni.<text:s/><text:span text:style-name="T7920">A</text:span>le kilka refleksji też pozwolę sobie poza protokółem.</text:p>
      <text:p text:style-name="P7921">Po pierwsze, chcę państwu harmonogram akcji,<text:s/><text:span text:style-name="T7922">m</text:span>anifestacji, które są przewidziane w tym miesiącu przeciwko elektrowniom jądrowym. Odczytam tylko dla informacji.</text:p>
      <text:p text:style-name="P7923">Dzisiaj, w Katowicach, na Rynku, o 1<text:span text:style-name="T7924">5</text:span>-tej się odbywa. Jutro w Gdańsku, o godzinie 16-tej, pod Neptunem odbywa się i będzie się odbywała co tydzień o 16-tej, w piątek w Gdańsku. 12, w niedzielę marsz z Puław do Chotczy, planowana lokalizacja nowej elektrowni jądrowej, przepraszam, do Kazimierza Wielkiego, to jest koło Chotczy, tam, gdzie jest planowana lokalizacja elektrowni jądrowej. 18, w następnym tygodniu, marca, marsz w Poznaniu. 19 marsz z Szamotuł do Klempicza. 22 we Wrocławiu marsz Wielkanocny trasami ant<text:span text:style-name="T7925">yj</text:span>ądrowym<text:span text:style-name="T7926">i</text:span>. 2 kwietnia marsz w Pile, w Poznaniu, we Wronkach i w Gorzowie Wielkopolskim przeciwko elektrowniom jądrowym. To tylko początek tego miesiąca. Chcę powiedzieć, że nie jest to wcale tak, że my tutaj ulegamy presji społecznej, bo to nam się próbuje wmawiać. Że my ulegamy presji społecznej i wchodzimy na tę falę.</text:p>
      <text:p text:style-name="P7927">To jest trochę inaczej. W<text:span text:style-name="T7928">i</text:span>el<text:span text:style-name="T7929">u</text:span><text:s/>ludzi już od lat t<text:span text:style-name="T7930">y</text:span>m problemem i tą energetyką interesuje się, i spłycanie stanowiska tylko do tego, że my pod publiczkę się ustawiamy, jest moim zdaniem, niewłaściwe. Argumenta<text:span text:style-name="T7931">cj</text:span>a, znowu przytaczana z nasz<text:span text:style-name="T7932">ej</text:span><text:s/>strony, muszę powiedzieć, że z dysku<text:span text:style-name="T7933">sj</text:span>i, która odbyła się w ubiegły piątek, na szereg argumentów strony sol<text:span text:style-name="T7934">id</text:span>arnościowej, szereg ważkich argumentów ekonomicznych, ekolog<text:span text:style-name="T7935">ic</text:span>zn<text:span text:style-name="T7936">yc</text:span>h, politycznych, nie usłyszałem przynajmniej odpowiedzi na te argumenty. Ja postuluję coś takiego, o tej dyskusji, o której mówił kolega Kłosowski.</text:p>
      <text:soft-page-break/>
      <text:p text:style-name="P7937">Należałoby ją rozpocząć i toczyć przed kamerami telewizji i środków m<text:span text:style-name="T7938">as</text:span>owego przekazu, a robienie takich kuluarowych<text:s/>„stolików”<text:s/>to niczego nie wnosi. Trzeba społeczeństwu postawić przed kamerami telewizji z jednej strony zwolenników energii jądrowej, a z drugiej przeciwników. I tylko w ten sposób możemy do czegoś dojść.</text:p>
      <text:p text:style-name="P7939">Dziękuję bardzo.</text:p>
      <text:p text:style-name="P7940"><text:span text:style-name="T7941">Ste</text:span><text:span text:style-name="T7942">fan</text:span><text:span text:style-name="T7943"><text:s/>Ko</text:span><text:span text:style-name="T7944">zł</text:span><text:span text:style-name="T7945">ow</text:span><text:span text:style-name="T7946">sk</text:span><text:span text:style-name="T7947">i</text:span>:</text:p>
      <text:p text:style-name="P7948">Dziękuję. Pro<text:span text:style-name="T7949">sz</text:span>ę bardzo.</text:p>
      <text:p text:style-name="P7950"><text:span text:style-name="T7951">Andrzej Strupczewski</text:span>:</text:p>
      <text:p text:style-name="P7952">Mam pytanie. Ponieważ państwo organizują pochody przeciwko elektrowniom jądrowym, które nie spowodowały do tej w pory w kraju żadnych zgonów, ani zniszczeń, te pochody są bardzo imponujące i wiece będą sku<text:span text:style-name="T7953">t</text:span>eczne na pewno, chcę spytać - dlaczego nie organizujecie panowie pochodów przeciwko elektrowniom węglowym, niszczeniom powodowanym przez elektrownie węglowe, pracujące do tej pory bez filtrów. Bardzo proszę o odpowiedź w Pile.</text:p>
      <text:p text:style-name="P7954">Czy można się dowiedzieć o chociaż jedną?</text:p>
      <text:p text:style-name="P7955"><text:span text:style-name="T7956">Ste</text:span><text:span text:style-name="T7957">fan</text:span><text:span text:style-name="T7958"><text:s/>Ko</text:span><text:span text:style-name="T7959">zł</text:span><text:span text:style-name="T7960">ow</text:span><text:span text:style-name="T7961">sk</text:span><text:span text:style-name="T7962">i</text:span>:</text:p>
      <text:p text:style-name="P7963">Proszę państwa, my sprawy socjologii i proponowałbym nie bagatel<text:span text:style-name="T7964">iz</text:span>ować nastrojów społecznych. Ja się dziwię,<text:s/><text:span text:style-name="T7965">ż</text:span>e panowie stawiacie takie pytania. Wiecie, że są s<text:span text:style-name="T7966">po</text:span>łeczeń<text:span text:style-name="T7967">st</text:span>wa, które wybudowały elektrownie jądrowe i te same społeczeństwa nie dopuściły do otwarcia energetyki jądrowej na swojej, na swoim terenie. Chcielibyśmy uniknąć takiej sytuacji, że państwo wybudujecie elektrownię jądrową, a społeczeństwo n<text:span text:style-name="T7968">ie</text:span><text:s/>dopuści. I bez wygaszania konfliktów społecznych, które zostały wywołane trybem w jakim państwo pracujecie. Jeżeli my się dzisiaj dowiadujemy, że nie ma ZTE, a zaczęła się budowa, to jak to rozumieć? Co to w ogóle znaczy? To jest przecież w ogóle łamanie porządku prawnego w Polsce.</text:p>
      <text:p text:style-name="P7969">I trudno się dziwić, że spo<text:span text:style-name="T7970">łe</text:span>czeń<text:span text:style-name="T7971">st</text:span>wo burzy się przeciwko takiemu działaniu. I prosiłbym jednak nie lekceważyć nastrojów społe<text:span text:style-name="T7972">cz</text:span>n<text:span text:style-name="T7973">yc</text:span>h, bo w wypadku energetyki<text:span text:style-name="T7974"><text:s/></text:span>jądrowej, bardzo dziwnie reakcje społeczeństw wyglądają. I w każdym kraju wygląda to inaczej. I musi się brać pod uwagę psy<text:span text:style-name="T7975">ch</text:span>ologiczną wytrzymałość społeczeństwa i jego odczucia. Nie można wbrew temu i mimo tego realizować swoich projektów. Dlatego nie sugerujcie nam panowie, że my organizujemy te pochody, bo to nie jest tak. Jest to pewien obiektywny układ, anno domino 89.<text:s/><text:span text:style-name="T7976">I</text:span><text:s/>widzicie państwo, jak z każdym miesiącem ta fala narasta. Coś z tym trzeba zrobić. I naszym obowiązkiem jest o tym pomyśleć. Ja nie widzę żadnych d<text:span text:style-name="T7977">zi</text:span>ałań, które by zmi<text:span text:style-name="T7978">e</text:span>rzały do ro<text:span text:style-name="T7979">zł</text:span>adowywania tej fali, która rośnie. I dlatego jest takie nasze stanowisko.</text:p>
      <text:p text:style-name="P7980">Mówię za dużo, bo chcieliśmy unikać wielkich dyskusji, ale jesteśmy ciągle do tego prowokowani.</text:p>
      <text:p text:style-name="P7981">Proszę państwa, czy na ten temat są jeszcze jakieś propozycje? Czyli tak, rozum<text:span text:style-name="T7982">ie</text:span>my, że dobiegamy końca. Przeszliśmy wszystkie 28 punktów.</text:p>
      <text:p text:style-name="P7983"><text:span text:style-name="T7984">Gł</text:span><text:span text:style-name="T7985">o</text:span><text:span text:style-name="T7986">s</text:span><text:span text:style-name="T7987"><text:s/>z</text:span><text:span text:style-name="T7988"><text:s/>sa</text:span><text:span text:style-name="T7989">li</text:span>:</text:p>
      <text:p text:style-name="P7990">21 nie było jeszcze.</text:p>
      <text:p text:style-name="P7991"><text:span text:style-name="T7992">Ste</text:span><text:span text:style-name="T7993">fan</text:span><text:span text:style-name="T7994"><text:s/>Ko</text:span><text:span text:style-name="T7995">zł</text:span><text:span text:style-name="T7996">ow</text:span><text:span text:style-name="T7997">sk</text:span><text:span text:style-name="T7998">i</text:span>:</text:p>
      <text:p text:style-name="P7999">21 nie było jeszcze? Aha, przepraszam bardzo, to wra<text:span text:style-name="T8000">ca</text:span>my do punktu 21. Czy wszyscy państwo dostali punkt 21? Tak, rzeczywiście, 21 nam uciekł. Proszę państwa, są tutaj jeszcze małe zacięcia, zaraz go skserujemy i do tego wrócimy. Może w międzyczasie jeszcze bym poruszył taką sprawę.</text:p>
      <text:soft-page-break/>
      <text:p text:style-name="P8001">Mianowic<text:span text:style-name="T8002">ie</text:span><text:s/>jest propozycja wystąpienia naszego<text:s/>„stolika”<text:s/>do<text:s/>obywatela Romana Malinowskiego, marszałka Sejmu Polskiej Rze<text:span text:style-name="T8003">cz</text:span>ypospol<text:span text:style-name="T8004">itej</text:span><text:s/>Ludowej.</text:p>
      <text:p text:style-name="P8005">Podzespół<text:s/>„okrągłego stołu”<text:s/>do spraw ekologii zwraca<text:s/>si<text:span text:style-name="T8006">ę</text:span><text:s/>do Wysoki<text:span text:style-name="T8007">ej</text:span><text:s/><text:span text:style-name="T8008">I</text:span>zby, za pośrednictwem Obywatela Marszałka, o wprowadzenie uzupełnienia do pr<text:span text:style-name="T8009">oj</text:span>ektowan<text:span text:style-name="T8010">ej</text:span><text:s/>nowelizacji ustawy o ochronie i ks<text:span text:style-name="T8011">zt</text:span>ałtowania środowiska.</text:p>
      <text:p text:style-name="P8012"><text:span text:style-name="T8013">J</text:span>e<text:span text:style-name="T8014">s</text:span>t tutaj cały szereg mądrego tekstu prawniczego, którego nie zamierzam czytać. Jest propozycja, żeby to pismo zostało podpisane przez dwóch w<text:span text:style-name="T8015">spół</text:span>prowad<text:span text:style-name="T8016">zą</text:span>c<text:span text:style-name="T8017">ych<text:s/></text:span>ten stolik. Bardzo proszę, pan dyrektor Kwiatkowski.</text:p>
      <text:p text:style-name="P8018"><text:span text:style-name="T8019">Je</text:span><text:span text:style-name="T8020">rz</text:span><text:span text:style-name="T8021">y Kw</text:span><text:span text:style-name="T8022">iatkowsk</text:span><text:span text:style-name="T8023">i</text:span>:</text:p>
      <text:p text:style-name="P8024">Chciałbym po konsultacji wczoraj z panem docentem Sommerem zgłosić taką uwagę, że występowanie w sprawie poprawek do projektów ustaw i wszelkich innych sprawach us<text:span text:style-name="T8025">ta</text:span>wodawczych do Marszałka Sejmu ma w zasadzie, zgodnie z prawem, rząd, Rada Państwa i zespół poselski, w liczbie nie mniejszej niż 1<text:span text:style-name="T8026">5</text:span><text:s/>posłów. Adresowany w ten sposób list może wprowadzić, że tak powiem, w zakłopotanie marszałka Sejmu i może mu utrudnić pr<text:span text:style-name="T8027">ze</text:span>prowadzen<text:span text:style-name="T8028">ie</text:span><text:s/>całej tej poprawki. Otóż jest propozycja, ażeby zaadresować i tak zredagować to pismo, do Komisji Ochrony Środowiska z prośbą aby ta Komisja, opierając się o to, co mówiła tutaj pani profesor Hager-Mał<text:span text:style-name="T8029">ec</text:span>k<text:span text:style-name="T8030">a</text:span>, która jest przewodnic<text:span text:style-name="T8031">zą</text:span>cą tej Komisji, żeby Komisja zechciała przedstawić tę poprawkę jako swoją w procesie legislacyjnym w Sejmie<text:span text:style-name="T8032">.</text:span><text:s/>Każda inna propozycja jest nie do przyjęcia<text:span text:style-name="T8033"><text:s/></text:span>zgodnie z prawem. Nieważna. Po p<text:span text:style-name="T8034">rost</text:span>u nie będzie rozpatryw<text:span text:style-name="T8035">an</text:span>a.</text:p>
      <text:p text:style-name="P8036">Dziękuję.</text:p>
      <text:p text:style-name="P8037"><text:span text:style-name="T8038">Ste</text:span><text:span text:style-name="T8039">fan</text:span><text:span text:style-name="T8040"><text:s/>Ko</text:span><text:span text:style-name="T8041">zł</text:span><text:span text:style-name="T8042">ow</text:span><text:span text:style-name="T8043">sk</text:span><text:span text:style-name="T8044">i</text:span>:</text:p>
      <text:p text:style-name="P8045">Dziękuję bardzo za to wyjaśnienie. Chciałbym tylko zrobić taki komentarz.<text:s/><text:span text:style-name="T8046">Ż</text:span>e był to system prawny przed<text:s/>„okrągłym stołem”.<text:s/>„Stół okrągły”<text:s/>stworzył jednak nowe sytuacje. Troszkę bałbym się tego, bo zwrócimy s<text:span text:style-name="T8047">ię</text:span><text:s/>do Komisji, a Komisja powie, że ma inne zdanie i nasz wniosek w ogóle nie wyląduje w Sejmie.</text:p>
      <text:p text:style-name="P8048">Ja myślę, że ranga<text:s/>„okrągłego stołu”<text:s/>jest na tyle wysoka, że chyba my mamy prawo, może byłaby kwestia jeszcze porozumienia się ze stolikiem profesora Trzeciakowskiego, któremu my niejako podlegamy, ale myślę, że chyba jest możliwość skierowania wprost od<text:s/>„okrągłego stołu<text:span text:style-name="T8049">”</text:span><text:span text:style-name="T8050"><text:s/></text:span>takiego ma<text:span text:style-name="T8051">te</text:span>riału.</text:p>
      <text:p text:style-name="P8052">Bardzo proszę.</text:p>
      <text:p text:style-name="P8053"><text:span text:style-name="T8054">J</text:span><text:span text:style-name="T8055">er</text:span><text:span text:style-name="T8056">zy</text:span><text:span text:style-name="T8057"><text:s/>K</text:span><text:span text:style-name="T8058">oł</text:span><text:span text:style-name="T8059">od</text:span><text:span text:style-name="T8060">ziejsk</text:span><text:span text:style-name="T8061">i</text:span>:</text:p>
      <text:p text:style-name="P8062">Ja sądzę, że t<text:span text:style-name="T8063">a</text:span>k, iż prawnie rzecz biorąc jest prawdopodobnie taka sytuacja, jak mówi pan Kwiatkowski, bo prawnicy to sprawdzili. Co nie oznacza, żeby argumenty, o których mówił profesor Kozłowski nie były również<text:s/><text:span text:style-name="T8064">sł</text:span>uszne.</text:p>
      <text:p text:style-name="P8065">Ja chciałem zwrócić uwagę jeszcze na jeden moment.<text:s/><text:span text:style-name="T8066">Że</text:span><text:s/>każd<text:span text:style-name="T8067">y</text:span><text:s/>obyw<text:span text:style-name="T8068">a</text:span>t<text:span text:style-name="T8069">e</text:span>l praktycznie ma prawo zwrócić się do każdego wysokiego funk<text:span text:style-name="T8070">cjo</text:span>na<text:span text:style-name="T8071">riusza</text:span><text:s/>państwowego, partyjnego i sejmowego,<text:s/><text:span text:style-name="T8072">j</text:span>eśli tak to można nazwać. Nasz<text:s/>„stolik”<text:s/>chyba z racji<text:s/><text:span text:style-name="T8073">te</text:span>go,<text:s/><text:span text:style-name="T8074">ż</text:span>e jest grupą obywatelską, bo takim zgrupowaniem jest, ma prawo również zwrócić się do marszałka Sejmu.<text:s/><text:span text:style-name="T8075">A</text:span><text:s/>marszałek Sejmu ma prawo zrobić z tym co zechce, ale sądzę<text:span text:style-name="T8076">.</text:span><text:s/>że zgodnie z intencjami<text:s/>„okrągłego stołu<text:span text:style-name="T8077">”</text:span><text:s/>to nasze pismo potraktuje poważnie.</text:p>
      <text:p text:style-name="P8078">Dlatego proponuję żeby to wysłać, pod<text:span text:style-name="T8079">zi</text:span>el<text:span text:style-name="T8080">aj</text:span>ąc obawy prawników<text:span text:style-name="T8081">.</text:span></text:p>
      <text:p text:style-name="P8082"><text:span text:style-name="T8083">Ste</text:span><text:span text:style-name="T8084">fan</text:span><text:span text:style-name="T8085"><text:s/>Ko</text:span><text:span text:style-name="T8086">zł</text:span><text:span text:style-name="T8087">ow</text:span><text:span text:style-name="T8088">sk</text:span><text:span text:style-name="T8089">i</text:span>:</text:p>
      <text:soft-page-break/>
      <text:p text:style-name="P8090">Czy moglibyśmy w takim razie prz<text:span text:style-name="T8091">y</text:span>jąć taki układ<text:span text:style-name="T8092">.</text:span><text:s/>że to pismo byłoby podpisane przez profesora Kołodzie<text:span text:style-name="T8093">js</text:span>kiego i przeze mnie. I skierowane wprost na ręce marszałka Sejmu. Dobrze.</text:p>
      <text:p text:style-name="P8094">Proszę państwa, zanim dostaniemy ten ostatni nieszczęsny punkt, który nam się zawinął, czy jeszcze jakieś sprawy.</text:p>
      <text:p text:style-name="P8095"><text:span text:style-name="T8096">Aureliusz Mikłaszewski</text:span>:</text:p>
      <text:p text:style-name="P8097">Może ja poproszę.</text:p>
      <text:p text:style-name="P8098"><text:span text:style-name="T8099">Ste</text:span><text:span text:style-name="T8100">fan</text:span><text:span text:style-name="T8101"><text:s/>Ko</text:span><text:span text:style-name="T8102">zł</text:span><text:span text:style-name="T8103">ow</text:span><text:span text:style-name="T8104">sk</text:span><text:span text:style-name="T8105">i</text:span>:</text:p>
      <text:p text:style-name="P8106">Może po kolei, proszę bardzo.</text:p>
      <text:p text:style-name="P8107"><text:span text:style-name="T8108">Aureliusz Mikłaszewski</text:span><text:s/>-<text:s/>„Solida<text:span text:style-name="T8109">rn</text:span>ość<text:span text:style-name="T8110">”</text:span>:</text:p>
      <text:p text:style-name="P8111">Ja króciutko chciałem się ustosunkować do pisemka, jakie dziś rano dostaliśmy, mianowicie przez pana dyrektora Kwiatkowskiego podpisanego w sprawie mojej poprzedniej wypowiedzi.</text:p>
      <text:p text:style-name="P8112">Muszę powiedzieć, że jest pan dyrektor ostatnim<text:s/>„Mohikaninem”<text:s/>broniącym sprawy Huty<text:span text:style-name="T8113">.</text:span><text:s/>Ostatnich<text:s/>„Mohikanów”<text:s/>powinno<text:s/><text:span text:style-name="T8114">się</text:span><text:s/>bardziej szanować, więc będę się star<text:span text:style-name="T8115">a</text:span>ł to robić, przytoczę<text:s/><text:span text:style-name="T8116">tyl</text:span>ko fakty, które powinny<text:s/>nam d<text:span text:style-name="T8117">ać</text:span><text:s/>wiele do myślenia.</text:p>
      <text:p text:style-name="P8118">Pros<text:span text:style-name="T8119">z</text:span>ę państwa, ekspertyz i opinii na temat huty było bardzo wiele i wszystkie<text:s/><text:span text:style-name="T8120">je</text:span>dnoznaczn<text:span text:style-name="T8121">ie</text:span><text:s/>pow<text:span text:style-name="T8122">ia</text:span>d<text:span text:style-name="T8123">aj</text:span>ą,<text:s/><text:span text:style-name="T8124">ż</text:span>e huta, opierając się na wynikach<text:span text:style-name="T8125">,</text:span><text:s/>liczbach, jest bardzo szkodliwa dla środowiska. Natomi<text:span text:style-name="T8126">as</text:span>t jedna jedyna ekspertyza zrobiona przez Instytut Podstaw Inżynierii Środowiska Polskiej Akademii Nauk w Zabrzu, przez panią docent Twardowską, jednoznacznie określa też sprawę<text:span text:style-name="T8127">.</text:span><text:s/>Ponieważ była to ekspertyza zrobiona na zlecenie huty, była rozdmuchana do ogromnych rozmiarów przez prasę wrocławską w<text:s/><text:span text:style-name="T8128">s</text:span>posób kłamliwy. Jeden szczególik<text:s/><text:span text:style-name="T8129">t</text:span>ylko przytoczę, konkretny, mianowici<text:span text:style-name="T8130">e,</text:span><text:s/>nie stwierdzono zauważalnego wpływu huty na poziom zanie<text:span text:style-name="T8131">cz</text:span>ys<text:span text:style-name="T8132">zcze</text:span>n<text:span text:style-name="T8133">ia</text:span><text:s/>rzeki Oławy wielop<text:span text:style-name="T8134">ie</text:span>rścien<text:span text:style-name="T8135">io</text:span>wymi węglowodorami arom<text:span text:style-name="T8136">at</text:span>y<text:span text:style-name="T8137">cz</text:span>nymi, k<text:span text:style-name="T8138">tó</text:span>re mają charakter antytwróczy. A równocześnie z drugiej ekspertyzy, na którą się pan doktor powołuje, możemy przeczytać w punkcie 1<text:span text:style-name="T8139">2,</text:span><text:s/>badania b<text:span text:style-name="T8140">ioin</text:span>d<text:span text:style-name="T8141">yk</text:span>acyjne wykazało utrzymującą<text:s/><text:span text:style-name="T8142">si</text:span>ę w sposób ciągły aktywność mutagenną i rakotwórczą szkodników wody rzeki Oławy ujmowanej dla miasta Wrocławia. Ale gazety czytają setki tysięcy, a ekspertyzę naukową czyta kilkadzies<text:span text:style-name="T8143">ią</text:span>t os<text:span text:style-name="T8144">ób,</text:span><text:s/>natomiast ministerstwo powołując się na nią powinno być wyeksponowane, że jedn<text:span text:style-name="T8145">a</text:span>k szkodliwość jest doraźna.</text:p>
      <text:p text:style-name="P8146">Podsumuję tylko całość króciutko<text:span text:style-name="T8147">.</text:span><text:s/>Panie doktorze, sprawa jest bardzo drastyczna. Mianowicie, wyniki badań kierownika Kliniki Chorób Zakaźnych Wieku D<text:span text:style-name="T8148">zi</text:span>ecięcego<text:s/><text:span text:style-name="T8149">w</text:span>e Wrocławiu wykazały, że d<text:span text:style-name="T8150">o</text:span>pu<text:span text:style-name="T8151">s</text:span>zczalna norma stę<text:span text:style-name="T8152">ż</text:span>eń ołowi<text:span text:style-name="T8153">u<text:s/></text:span>w organizm<text:span text:style-name="T8154">i</text:span>e jest przekroczona u 16% dzieci sie<text:span text:style-name="T8155">ch</text:span>nickich, a chromu w 90%. I jeszcze jedne, bardzo krzyczące d<text:span text:style-name="T8156">a</text:span>n<text:span text:style-name="T8157">e.</text:span><text:s/>Jeżeli wrocławskie krany, to mówi przewodniczący Komisji Ochrony Środow<text:span text:style-name="T8158">is</text:span>ka WRN we Wrocławiu, jeżeli wrocławskie krany jeszcze dzisiaj nie tr<text:span text:style-name="T8159">uj</text:span>ą, to tylko dlatego, że część skażonych studni z<text:span text:style-name="T8160">o</text:span>stała wyłączona z ujęć wodonośnych<text:span text:style-name="T8161">.</text:span><text:s/>Niestety, i ten argument nie dociera do świadomości hutniczych i chciałoby się powiedzieć i Ministerstwa Ochrony Środowiska decydentów.</text:p>
      <text:p text:style-name="P8162">Mam<text:span text:style-name="T8163">,</text:span><text:s/>na przykład wyniki badań gleb. Profesor Kozłowski mów<text:span text:style-name="T8164">i</text:span><text:s/>mi, żeby już więcej nie cytować, w związku z tym zakończę tylko, że chciałem wyrazić zdecydowany sprzeciw przeciwko traktowaniu sprawy Huty<text:s/>„Siechnice”<text:s/>w sposób, jaki reprezentowało wręcz ministerstwo, ponieważ absolutnie mija się z prawdą i godzi w dobro mieszkańców aglomeracji Wrocławia.</text:p>
      <text:p text:style-name="P8165"><text:span text:style-name="T8166">J</text:span><text:span text:style-name="T8167">er</text:span><text:span text:style-name="T8168">zy</text:span><text:span text:style-name="T8169"><text:s/>K</text:span><text:span text:style-name="T8170">oł</text:span><text:span text:style-name="T8171">od</text:span><text:span text:style-name="T8172">ziejsk</text:span><text:span text:style-name="T8173">i</text:span>:</text:p>
      <text:p text:style-name="P8174">/niesłyszalne/<text:span text:style-name="T8175">.</text:span></text:p>
      <text:soft-page-break/>
      <text:p text:style-name="P8176"><text:span text:style-name="T8177">Ste</text:span><text:span text:style-name="T8178">fan</text:span><text:span text:style-name="T8179"><text:s/>Ko</text:span><text:span text:style-name="T8180">zł</text:span><text:span text:style-name="T8181">ow</text:span><text:span text:style-name="T8182">sk</text:span><text:span text:style-name="T8183">i</text:span>:</text:p>
      <text:p text:style-name="P8184">O<text:span text:style-name="T8185">czywiśc</text:span>ie, jasne.</text:p>
      <text:p text:style-name="P8186"><text:span text:style-name="T8187">P</text:span>o p<text:span text:style-name="T8188">ie</text:span>rwsze, proszę bar<text:span text:style-name="T8189">d</text:span>zo<text:span text:style-name="T8190">.</text:span></text:p>
      <text:p text:style-name="P8191"><text:span text:style-name="T8192">Je</text:span><text:span text:style-name="T8193">rz</text:span><text:span text:style-name="T8194">y Kw</text:span><text:span text:style-name="T8195">iatkowsk</text:span><text:span text:style-name="T8196">i</text:span>:</text:p>
      <text:p text:style-name="P8197">Po pierwsze, dziękuję za te pouczenia<text:span text:style-name="T8198">.</text:span><text:s/>Chciałbym jednakże stwierdzić, że decyzje w sprawie Huty<text:s/>„Siechnice”<text:s/>zostały przez rząd podjęte zgodnie z życzeniem społeczeństwa Wrocławia wyrażonego w uchwale Wojew<text:span text:style-name="T8199">ód</text:span>zkiej Rady Narodowej Wrocławia.</text:p>
      <text:p text:style-name="P8200">Po drugie, ani jednym słowem pan nie był w stanie powiedzieć, że ja bronię, to znaczy pan mi imputuje, że ja bronię Huty<text:s/>„Siechnice”, tymczasem ani jednym słowem, ani w piśmie, które rozdałem tutaj dlatego, żeby wszyscy się z nim zapoznali, ani w moim króciutkim liściku, nie prezentuję takiego stanowiska. Chciałbym, żeby pan rozumiał<text:s/>również te wszystkie sprawy, o skażeniu gleby, powietrza, znajdują się, wymienione są na pierwszej stronie mojego pisma<text:span text:style-name="T8201">.</text:span><text:s/>Natomiast nie jest w gestii Ministerstwa Ochrony Środowiska ani zamykanie huty<text:span text:style-name="T8202">,</text:span><text:s/>ani podejmowanie decyzji w tej sprawie<text:span text:style-name="T8203">.</text:span><text:s/>Ministerstwo<text:s/><text:span text:style-name="T8204">O</text:span>chrony Środow<text:span text:style-name="T8205">is</text:span>ka zrobiło co mogło. My mamy jeszcze więcej ekspertyz, niż te, które są tutaj wymienione i nie wszystkie one jednoznacznie powiadają, że woda jest skażona odpadami i emisją zanieczyszczeń Huty<text:s/>„Siechnice”.<text:s/><text:span text:style-name="T8206">W</text:span><text:s/>wodzie wrocławskiej znajdują się zanieczyszczenia z bardzo wielu innych również źródeł, których nikt w tych elokwentnych wypowiedziach nie atakuje. Nie rozumiem dlaczego? Zagrożenie ze strony Huty<text:s/>„Siechnice”<text:s/>dla wód jest<text:span text:style-name="T8207">.</text:span><text:s/>Ono jest potencjalne. Natomiast bezpośredniego skażenia wód głębnych, tych, o których tutaj mówimy, nikt nie stwierdził.<text:s/><text:span text:style-name="T8208">W</text:span><text:s/>żadnej ekspertyzie. I<text:span text:style-name="T8209"><text:s/></text:span>myślę, że na tym można by właściwie skończy<text:span text:style-name="T8210">ć</text:span>.</text:p>
      <text:p text:style-name="P8211">Tak samo się solidaryzujemy z mieszkańcami Wrocławia, że należałoby sprawę jak na<text:span text:style-name="T8212">js</text:span>zybci<text:span text:style-name="T8213">ej</text:span><text:s/>rozwiązać ku ich zadow<text:span text:style-name="T8214">ol</text:span>eniu. Ale nawet zamknięcie huty od dzisiaj, zagrożenia wód nie zmniejszy, dopó<text:span text:style-name="T8215">k</text:span>i będzie hałda. Kwestia hałdy jest zupełnie inną sprawą, trudniejszą o wiele niż sama huta<text:span text:style-name="T8216">.</text:span></text:p>
      <text:p text:style-name="P8217">Dziękuję bardzo.</text:p>
      <text:p text:style-name="P8218"><text:span text:style-name="T8219">Ste</text:span><text:span text:style-name="T8220">fan</text:span><text:span text:style-name="T8221"><text:s/>Ko</text:span><text:span text:style-name="T8222">zł</text:span><text:span text:style-name="T8223">ow</text:span><text:span text:style-name="T8224">sk</text:span><text:span text:style-name="T8225">i</text:span>:</text:p>
      <text:p text:style-name="P8226">Proszę państwa, ja bym na marginesie tego jeszcze dał taki komentarz. Mamy zalew bardzo nieprecyzyjnych, a niekiedy wręcz nieprawdziwych ekspertyz. Obserwujemy bardzo niedobrą sytuację w zakresie wydawania ekspertyz. Przypomnę ostatni proces z Hutą Katowice, gdzie rolniczka skar<text:span text:style-name="T8227">ż</text:span>yła się o odszkodowan<text:span text:style-name="T8228">ia</text:span><text:s/>w sadzie. Proszę zwrócić uw<text:span text:style-name="T8229">a</text:span>gę, ile było nieprawdziwych ekspertyz, nawet wydawanych przez Polską Akademię Nauk.<text:s/><text:span text:style-name="T8230">I<text:s/></text:span>sąd udowodnił to<text:s/><text:span text:style-name="T8231">i</text:span><text:s/>wydał zupełnie inny wyrok. Zatem może tut<text:span text:style-name="T8232">a</text:span>j być jeszcze jedne refleksja, którą już nie zapiszemy przy tym<text:s/>„stoliku”, że jednak powinniśmy więcej wymagać od ludzi, którzy podpisują ekspertyzy w sprawach środowiskowych. Inflacja tendencyjnych, bo nie waham się użyć tego słowa, tendencyjnych ekspertyz zalewa nasz kr<text:span text:style-name="T8233">a</text:span>j.<text:s/><text:span text:style-name="T8234">I<text:s/></text:span>ja się nie dziwię, że<text:s/>ministerstwo może mieć kłopoty tak, jak mają sądy kłopoty, bo co ma zrobić sąd, kiedy w sprawie hałdy Bełchatowa dost<text:span text:style-name="T8235">aj</text:span>e sześć ekspertyz i trzy są takie, a trzy są takie.</text:p>
      <text:p text:style-name="P8236">I jest to jakiś apel do nas<text:span text:style-name="T8237">ze</text:span>go środowiska naukowego, żeby jednak, tutaj jest właśnie sprawa pewnej kontroli społecznej. Te ekspertyzy powinny być publikowane, powinny być jawne i powinny być oceniane. Wydawanie ekspertyz, które są nie publikowane i niejawne, doprowadza do takiej sytuacji, jaką właśnie tu mamy.</text:p>
      <text:soft-page-break/>
      <text:p text:style-name="P8238">P<text:span text:style-name="T8239">r</text:span>oszę bardzo.</text:p>
      <text:p text:style-name="P8240"><text:span text:style-name="T8241">Roman A</text:span><text:span text:style-name="T8242">n</text:span><text:span text:style-name="T8243">d</text:span><text:span text:style-name="T8244">r</text:span><text:span text:style-name="T8245">ze</text:span><text:span text:style-name="T8246">j</text:span><text:span text:style-name="T8247">ewsk</text:span><text:span text:style-name="T8248">i</text:span>:</text:p>
      <text:p text:style-name="P8249">Pozwalam sobie jeszcze dwie minuty państwu zająć. Od pewnego czasu lansuję pogląd, że powinniśmy mieć w kraju Po<text:span text:style-name="T8250">l</text:span>skie Towarzystwo Ekologiczne albo Towarzystwo Ekologów Polskich, naukowo-zawodową organizację tych, którzy robią różnego rodzaju ekspertyzy oraz zajmują się zawodowo środowiskiem<text:span text:style-name="T8251">.</text:span><text:s/>Dopiero wtedy, kiedy miel<text:span text:style-name="T8252">ib</text:span>yśmy takie towarzystwo, które byłoby w stanie weryfikować ekspertyzy robione przez poszczególnych ludzi tak, jak jest Towarzystwo Urbanistów Polskich, Towarzystwo Architektów i to towarzystwo dbałoby o zawodowy poziom moralny swoich członków, ta sytuacja mogłaby<text:s/>zostać<text:s/><text:span text:style-name="T8253">w</text:span><text:s/>pewien sposób ukrócona. Na razi<text:span text:style-name="T8254">e,</text:span><text:s/>kiedy nie wiadomo właściwie, kto jest ekologiem, a kto nie jest, każdy może się podj<text:span text:style-name="T8255">ą</text:span>ć zrobienie ekspertyzy, może także bez żadnej odpowied<text:span text:style-name="T8256">zi</text:span>alności napisać taką ekspertyzę, jaka jest mu wygodna<text:span text:style-name="T8257">.</text:span></text:p>
      <text:p text:style-name="P8258">Dziękuję bardzo.</text:p>
      <text:p text:style-name="P8259"><text:span text:style-name="T8260">S</text:span><text:span text:style-name="T8261">tefan Kozłowski</text:span>:</text:p>
      <text:p text:style-name="P8262">Dziękuję bardzo. Proszę państwa, rozumiem, że wracamy do punktu.</text:p>
      <text:p text:style-name="P8263"><text:span text:style-name="T8264">Zygmunt Polań</text:span><text:span text:style-name="T8265">s</text:span><text:span text:style-name="T8266">ki</text:span>:</text:p>
      <text:p text:style-name="P8267">Jeśl<text:span text:style-name="T8268">i</text:span><text:s/>można, panie przewodni<text:span text:style-name="T8269">cz</text:span>ący, dwa słowa?</text:p>
      <text:p text:style-name="P8270"><text:span text:style-name="T8271">Stefan Kozłowski</text:span>:</text:p>
      <text:p text:style-name="P8272">Pro<text:span text:style-name="T8273">sz</text:span>ę bardzo.</text:p>
      <text:p text:style-name="P8274"><text:span text:style-name="T8275">Zygmunt Polański</text:span>:</text:p>
      <text:p text:style-name="P8276">Proszę państwa, jak już dyskutujemy tak o wszystkim, pozwolę sobie jeszcze powrócić do punktu<text:s/><text:span text:style-name="T8277">4</text:span>-go i przypomnieć. że uciekła nam tutaj jeszcze jedna sprawa, którą c<text:span text:style-name="T8278">h</text:span>ciałbym poddać państwu pod rozwagę.</text:p>
      <text:p text:style-name="P8279">Mianowicie, tu gdzie w punkcie 4-<text:span text:style-name="T8280">t</text:span>ym mówimy o kompleksowej nowelizacji prawa o ochronie i kształtowaniu środowiska, o ochronie przyrody itd<text:span text:style-name="T8281">.,</text:span><text:s/>o lasach, a więc w punkcie od<text:s/>„a”<text:s/>do<text:s/>„<text:span text:style-name="T8282">s</text:span>”, myśmy mówili jeszcze o tym<text:span text:style-name="T8283">,</text:span><text:s/>że koniecznie należy ujednolicić system norm ochrony środowiska, znosząc normy branżowe i zakładowe.<text:s/><text:span text:style-name="T8284">I</text:span><text:s/>wprowadzić obowiązkowe posługiwanie się term<text:span text:style-name="T8285">i</text:span>nem indeks<text:s/>toksycznośc<text:span text:style-name="T8286">i,</text:span><text:s/>w określaniu stanu skażenia środowiska.<text:s/><text:span text:style-name="T8287">W</text:span><text:s/>redagowaniu nam ten punkt uciekł.</text:p>
      <text:p text:style-name="P8288">I dlatego proponowałbym go jeszcze<text:s/><text:span text:style-name="T8289">w</text:span><text:s/>ostatniej redakcji, bo to i tak będzie przepisywane, wstawić.</text:p>
      <text:p text:style-name="P8290"><text:span text:style-name="T8291">Ste</text:span><text:span text:style-name="T8292">fan</text:span><text:span text:style-name="T8293"><text:s/>Ko</text:span><text:span text:style-name="T8294">zł</text:span><text:span text:style-name="T8295">ow</text:span><text:span text:style-name="T8296">sk</text:span><text:span text:style-name="T8297">i</text:span>:</text:p>
      <text:p text:style-name="P8298">Jaka konkretna propozycja jest?</text:p>
      <text:p text:style-name="P8299"><text:span text:style-name="T8300">Zygmunt Polański</text:span>:</text:p>
      <text:p text:style-name="P8301">O ujednoliceniu, wchodząc w tekst...</text:p>
      <text:p text:style-name="P8302"><text:span text:style-name="T8303">Ste</text:span><text:span text:style-name="T8304">fan</text:span><text:span text:style-name="T8305"><text:s/>Ko</text:span><text:span text:style-name="T8306">zł</text:span><text:span text:style-name="T8307">ow</text:span><text:span text:style-name="T8308">sk</text:span><text:span text:style-name="T8309">i</text:span>:</text:p>
      <text:p text:style-name="P8310">Gd<text:span text:style-name="T8311">zie?</text:span></text:p>
      <text:p text:style-name="P8312"><text:span text:style-name="T8313">Zyg</text:span><text:span text:style-name="T8314">m</text:span><text:span text:style-name="T8315">unt Polański</text:span>:</text:p>
      <text:p text:style-name="P8316">W punk<text:span text:style-name="T8317">ci</text:span>e g, e, f, komplek<text:span text:style-name="T8318">so</text:span>wa no<text:span text:style-name="T8319">we</text:span>l<text:span text:style-name="T8320">iz</text:span>acj<text:span text:style-name="T8321">a</text:span><text:s/><text:span text:style-name="T8322">p</text:span>ra<text:span text:style-name="T8323">w</text:span>a<text:s/><text:span text:style-name="T8324">w</text:span><text:s/><text:span text:style-name="T8325">zak</text:span>resie ochrony i ks<text:span text:style-name="T8326">zt</text:span>ałtowania środowiska, objąć nią następujące ustawy: a, b, c, d, e, f, jest o lasach i następnie g/ o u<text:span text:style-name="T8327">je</text:span>dnoliceniu systemu norm ochrony środowiska znosząc normy branżowe i zakładowe,<text:span text:style-name="T8328"><text:s/></text:span>wprowadzić obowiązkowe posługiwanie się terminem indeks<text:s/><text:span text:style-name="T8329">to</text:span>ks<text:span text:style-name="T8330">yc</text:span>znoś<text:span text:style-name="T8331">ci.</text:span></text:p>
      <text:p text:style-name="P8332"><text:span text:style-name="T8333">Ste</text:span><text:span text:style-name="T8334">fan</text:span><text:span text:style-name="T8335"><text:s/>Ko</text:span><text:span text:style-name="T8336">zł</text:span><text:span text:style-name="T8337">ow</text:span><text:span text:style-name="T8338">sk</text:span><text:span text:style-name="T8339">i</text:span>:</text:p>
      <text:soft-page-break/>
      <text:p text:style-name="P8340">Proszę państwa, my nie możemy burzyć pewnego porządku norm, który obowiązuje w Polsce. O<text:span text:style-name="T8341"><text:s/></text:span>indeksie toksyczności myśmy już mówili. Ja już nie pamiętam, czy on był zapisa<text:span text:style-name="T8342">n</text:span>y gdzieś w końcu, czy nie? No to, pamiętajcie, kochani państwo. Umówili<text:span text:style-name="T8343">ś</text:span>my się, że z<text:span text:style-name="T8344">a</text:span>piszemy, bo to jest ważna sprawa. To miało być zapisane jako wprowadzenie pewnego sposobu rozumowania o indeksie toksyczności<text:span text:style-name="T8345">.</text:span><text:s/>Może nie w formie, panie profesorze, całkowitego przewrócenia norm, bo to jest za trudna sprawa. Tylko my się domagamy w środowisku wprowadzenia po<text:span text:style-name="T8346">j</text:span>ęcia indeksu toksy<text:span text:style-name="T8347">cz</text:span>ności<text:span text:style-name="T8348">.</text:span><text:s/>Może spróbujcie panowie znaleźć miejsce, gdzie to wpisać, a my przejdziemy do punktu 21.</text:p>
      <text:p text:style-name="P8349"><text:span text:style-name="T8350">Bogu</text:span><text:span text:style-name="T8351">sław Goł</text:span><text:span text:style-name="T8352">ą</text:span><text:span text:style-name="T8353">b</text:span>:</text:p>
      <text:p text:style-name="P8354">Proszę państwa. jeszcze jest proponowany zapis, który raz był dyskutowany<text:s/><text:span text:style-name="T8355">i</text:span><text:s/>strona rządowa się zgodziła.</text:p>
      <text:p text:style-name="P8356">Uznać<text:s/><text:span text:style-name="T8357">zaso</text:span>b<text:span text:style-name="T8358">y</text:span><text:s/>wody w bogactwa mineralne i całego środowiska naturalnego jako własność społeczną.</text:p>
      <text:p text:style-name="P8359">Była na to zgoda strony rządowej.</text:p>
      <text:p text:style-name="P8360"><text:span text:style-name="T8361">Ste</text:span><text:span text:style-name="T8362">fan</text:span><text:span text:style-name="T8363"><text:s/>Ko</text:span><text:span text:style-name="T8364">zł</text:span><text:span text:style-name="T8365">ow</text:span><text:span text:style-name="T8366">sk</text:span><text:span text:style-name="T8367">i</text:span>:</text:p>
      <text:p text:style-name="P8368">Gd<text:span text:style-name="T8369">zi</text:span>e pan proponuje to zapisać?</text:p>
      <text:p text:style-name="P8370"><text:span text:style-name="T8371">Bogu</text:span><text:span text:style-name="T8372">sław Goł</text:span><text:span text:style-name="T8373">ą</text:span><text:span text:style-name="T8374">b</text:span>:</text:p>
      <text:p text:style-name="P8375"><text:span text:style-name="T8376">W</text:span><text:s/><text:span text:style-name="T8377">pi</text:span>e<text:span text:style-name="T8378">rwsz</text:span>ym pu<text:span text:style-name="T8379">nk</text:span>cie?</text:p>
      <text:p text:style-name="P8380">Przyjęcie i konsekwentne realizowan<text:span text:style-name="T8381">ie</text:span><text:s/>zakazu ekokonwersji<text:span text:style-name="T8382">.</text:span><text:s/><text:span text:style-name="T8383">I</text:span><text:s/>tutaj po prostu b<text:span text:style-name="T8384">ył</text:span>b<text:span text:style-name="T8385">y</text:span><text:s/>punkt e/<text:span text:style-name="T8386">.</text:span></text:p>
      <text:p text:style-name="P8387"><text:span text:style-name="T8388">Ste</text:span><text:span text:style-name="T8389">fan</text:span><text:span text:style-name="T8390"><text:s/>Ko</text:span><text:span text:style-name="T8391">zł</text:span><text:span text:style-name="T8392">ow</text:span><text:span text:style-name="T8393">sk</text:span><text:span text:style-name="T8394">i</text:span>:</text:p>
      <text:p text:style-name="P8395">Gdzie,<text:s/><text:span text:style-name="T8396">w</text:span><text:s/>którym miejscu konkr<text:span text:style-name="T8397">et</text:span>n<text:span text:style-name="T8398">ie.</text:span></text:p>
      <text:p text:style-name="P8399"><text:span text:style-name="T8400">Bo</text:span><text:span text:style-name="T8401">g</text:span><text:span text:style-name="T8402">us</text:span><text:span text:style-name="T8403">ł</text:span><text:span text:style-name="T8404">aw Go</text:span><text:span text:style-name="T8405">łą</text:span><text:span text:style-name="T8406">b</text:span>:</text:p>
      <text:p text:style-name="P8407">Przed jej realizacją.</text:p>
      <text:p text:style-name="P8408"><text:span text:style-name="T8409">Ste</text:span><text:span text:style-name="T8410">fan</text:span><text:span text:style-name="T8411"><text:s/>Ko</text:span><text:span text:style-name="T8412">zł</text:span><text:span text:style-name="T8413">ow</text:span><text:span text:style-name="T8414">sk</text:span><text:span text:style-name="T8415">i</text:span>:</text:p>
      <text:p text:style-name="P8416">Jak by to miało brzmieć?</text:p>
      <text:p text:style-name="P8417"><text:span text:style-name="T8418">Bo</text:span><text:span text:style-name="T8419">g</text:span><text:span text:style-name="T8420">us</text:span><text:span text:style-name="T8421">ł</text:span><text:span text:style-name="T8422">aw Go</text:span><text:span text:style-name="T8423">łą</text:span><text:span text:style-name="T8424">b</text:span>:</text:p>
      <text:p text:style-name="P8425">Uznać zasoby wody w bogactwa mineralne i całego środowiska naturalnego jako własność społeczną<text:span text:style-name="T8426">.</text:span></text:p>
      <text:p text:style-name="P8427"><text:span text:style-name="T8428">Ste</text:span><text:span text:style-name="T8429">fan</text:span><text:span text:style-name="T8430"><text:s/>Ko</text:span><text:span text:style-name="T8431">zł</text:span><text:span text:style-name="T8432">ow</text:span><text:span text:style-name="T8433">sk</text:span><text:span text:style-name="T8434">i</text:span>:</text:p>
      <text:p text:style-name="P8435">To nie jest własnością społeczną?</text:p>
      <text:p text:style-name="P8436"><text:span text:style-name="T8437">Wojci</text:span><text:span text:style-name="T8438">ech Kłosows</text:span><text:span text:style-name="T8439">k</text:span><text:span text:style-name="T8440">i</text:span>:</text:p>
      <text:p text:style-name="P8441">Proszę państwa, chciałem tylko powiedzieć, że zajrzałem do<text:s/>Konst<text:span text:style-name="T8442">yt</text:span>u<text:span text:style-name="T8443">cj</text:span>i w tej sprawie. W<text:s/>Konstytucji się mówi, że zasoby są własnością, cytuję:<text:s/>„ludu pracującego miast i wsi. Ja nie jestem pewien, czy taki slogan nas zadawala i uważam za taki sam slogan sformułowanie,<text:s/><text:span text:style-name="T8444">„</text:span>własność społeczna”. I ja nie upierałbym się, żeby tą treść dawać tutaj, tutaj precyzować. Taką samą własnością ludu pracującego może być daleko posunięta.</text:p>
      <text:p text:style-name="P8445"><text:span text:style-name="T8446">Ste</text:span><text:span text:style-name="T8447">fan</text:span><text:span text:style-name="T8448"><text:s/>Ko</text:span><text:span text:style-name="T8449">zł</text:span><text:span text:style-name="T8450">ow</text:span><text:span text:style-name="T8451">sk</text:span><text:span text:style-name="T8452">i</text:span>:</text:p>
      <text:p text:style-name="P8453">Proszę państwa, przechodzimy do punktu 21. Bardzo pr<text:span text:style-name="T8454">ó</text:span>szę.</text:p>
      <text:p text:style-name="P8455"><text:span text:style-name="T8456">G</text:span><text:span text:style-name="T8457">us</text:span><text:span text:style-name="T8458">t</text:span><text:span text:style-name="T8459">aw Bokszcz</text:span><text:span text:style-name="T8460">an</text:span><text:span text:style-name="T8461">in</text:span>:</text:p>
      <text:p text:style-name="P8462">Szanowni państwo, jeśli chodzi o punkt 2<text:span text:style-name="T8463">1</text:span><text:s/>chciałem zwrócić uwagę na przebieg obrad<text:s/>„stolika”<text:s/>dotyczącego<text:s/>zdrowia. Otóż w trakcie obrad tego podzespołu<text:s/>„stolika”<text:s/>właśnie zwrócono szczególną uwagę na sprawę dzieci, nie tylko dzieci, ale i osób dorosłych, żyjących w warunkach tak zwanego zagrożenia<text:s/><text:soft-page-break/>ekologicznego, czyli<text:s/><text:span text:style-name="T8464">w</text:span><text:s/>27 obszarach<text:span text:style-name="T8465">.</text:span><text:s/>Szereg rzeczy zostało na tamtym stoliku wyartykułowane i powiedziane. Ja wyrażam tutaj obawę, czy m<text:span text:style-name="T8466">y</text:span><text:s/>poprzez ten zapis nie ingerujemy<text:s/><text:span text:style-name="T8467">w</text:span><text:s/>zapisy i<text:s/><text:span text:style-name="T8468">w</text:span><text:s/>rozwiązania,<text:s/><text:span text:style-name="T8469">k</text:span>t<text:span text:style-name="T8470">ó</text:span>re zostały przyjęte i opracowane przez zespół do tego powołany. Bo program ratowania zdrowia to jest właśnie program, który jest przedmiotem obrad tamtego zespołu i zostanie przedstawiony w zapisach w ramach uznanego pr<text:span text:style-name="T8471">ze</text:span>z wszystkie strony consensusu.</text:p>
      <text:p text:style-name="P8472">I dlatego można by w tym punkcie sprzeczać się z wieloma sprawami. Dlatego zastanawiam się, dlaczego obejmujemy osoby tylko z Górnego Śląska. Co prawda region legnicki, czy<text:s/><text:span text:style-name="T8473">D</text:span>olny Śląsk<text:span text:style-name="T8474">ą</text:span><text:s/>czy inne regiony zagrożenia ekologicznego, sytuacja dzieci i młodzież<text:span text:style-name="T8475">y</text:span><text:s/><text:span text:style-name="T8476">j</text:span>e<text:span text:style-name="T8477">st</text:span><text:s/>inna? No, przecież to jest sprawa, której nie możemy tutaj dokonać gradacji, czy podziału naszych dzieci i młodzieży.</text:p>
      <text:p text:style-name="P8478"><text:span text:style-name="T8479">Ste</text:span><text:span text:style-name="T8480">fan</text:span><text:span text:style-name="T8481"><text:s/>Ko</text:span><text:span text:style-name="T8482">zł</text:span><text:span text:style-name="T8483">ow</text:span><text:span text:style-name="T8484">sk</text:span><text:span text:style-name="T8485">i</text:span>:</text:p>
      <text:p text:style-name="P8486">Proszę państwa, rzeczywiście przyjęliśmy taki układ, że my adresujemy do innych<text:s/>„stolików”<text:span text:style-name="T8487">.</text:span><text:s/><text:span text:style-name="T8488">Z</text:span><text:s/>tego, co ja obserwuję,<text:s/>„stolik”<text:s/>zdrowotny, on zajmuje się przede wszystkim sprawami organ<text:span text:style-name="T8489">iz</text:span>ac<text:span text:style-name="T8490">yj</text:span>nymi, sposobu finansowania służby zdrowie i w ogóle nie wchodzi w te zagadnienia. Jedyne problemy ekologiczne podniósł<text:s/>„stolik”<text:s/>górniczy i koledzy z różnych okręgów górniczych tę problematykę podnieśli. Ja rozmawiałem z panią doktor Kuratowską nie ma tam u nich spraw na styku człowiek-zdrowie-środowisko<text:span text:style-name="T8491">.</text:span><text:s/>Stąd uważam, że jednak ten punkt w takim, czy w innym układzie powinien się u nas znaleźć i apelowałbym o pozostawienie go.</text:p>
      <text:p text:style-name="P8492">Z tym, że mogą być tu jakieś uwagi? Proszę bardzo.</text:p>
      <text:p text:style-name="P8493"><text:span text:style-name="T8494">St</text:span><text:span text:style-name="T8495">efania<text:s/></text:span><text:span text:style-name="T8496">H</text:span><text:span text:style-name="T8497">ejm</text:span><text:span text:style-name="T8498">a</text:span><text:span text:style-name="T8499">nowska</text:span>:</text:p>
      <text:p text:style-name="P8500">Referu<text:span text:style-name="T8501">ją</text:span>c t<text:span text:style-name="T8502">e</text:span>n punkt mów<text:span text:style-name="T8503">ił</text:span>am o Zagłębiu Legn<text:span text:style-name="T8504">ic</text:span>k<text:span text:style-name="T8505">o</text:span>-M<text:span text:style-name="T8506">iedzi</text:span>owy<text:span text:style-name="T8507">m,</text:span><text:s/>o Górnym i Dolnym Śląsku, o Łodzi. Zresztą prz<text:span text:style-name="T8508">yt</text:span>aczałam przykład badań lekarskich<text:s/><text:span text:style-name="T8509">w</text:span><text:s/>Łodzi<text:span text:style-name="T8510">.</text:span><text:s/><text:span text:style-name="T8511">I</text:span><text:s/>o Kr<text:span text:style-name="T8512">a</text:span>kowie.<text:s/><text:span text:style-name="T8513">W</text:span>ięc tut<text:span text:style-name="T8514">aj</text:span><text:s/>trzeba po prostu troszeczkę zmienić początek.<text:s/><text:span text:style-name="T8515">A</text:span>le tu wymienione,<text:s/><text:span text:style-name="T8516">w</text:span><text:s/>pierwszej kolejności n<text:span text:style-name="T8517">a</text:span><text:s/>Górnym Śląsku.</text:p>
      <text:p text:style-name="P8518">Chciałam wnieść jeszcze poprawkę, w punkcie d/<text:span text:style-name="T8519">,</text:span><text:s/>w drugiej linijce, wkradł się chochlik maszynistki. Leczeniem dzieci skażonego środowiska, a jest leczeniem zagrożonego skażeniem środowiska. I bardzo proszę o utrzymanie tego punktu.</text:p>
      <text:p text:style-name="P8520">Leczeniem dzieci z zagrożonego skażeniem środowiska.</text:p>
      <text:p text:style-name="P8521"><text:span text:style-name="T8522">Ste</text:span><text:span text:style-name="T8523">fan</text:span><text:span text:style-name="T8524"><text:s/>Ko</text:span><text:span text:style-name="T8525">zł</text:span><text:span text:style-name="T8526">ow</text:span><text:span text:style-name="T8527">sk</text:span><text:span text:style-name="T8528">i</text:span>:</text:p>
      <text:p text:style-name="P8529">Bardzo proszę, pan profesor.</text:p>
      <text:p text:style-name="P8530"><text:span text:style-name="T8531">Roman And</text:span><text:span text:style-name="T8532">rzeje</text:span><text:span text:style-name="T8533">w</text:span><text:span text:style-name="T8534">sk</text:span><text:span text:style-name="T8535">i</text:span>:</text:p>
      <text:p text:style-name="P8536">Proszę państwa, wyda<text:span text:style-name="T8537">j</text:span>e mi się, że pierwsza linijka wprowadza w błąd i adresuje nas właśnie do<text:s/>„stolika”<text:s/>zdrowotnego. Tutaj jest powiedziane tak: opracowanie programu ratowania zdrowia jest nakazem chwili<text:span text:style-name="T8538">.</text:span><text:s/>No, i tak dalej. T<text:span text:style-name="T8539">o</text:span><text:s/>jest oczywiste<text:span text:style-name="T8540">.</text:span><text:s/>Ale wydaje mi się, że nam chodzi o opracowanie programu ratowania zdrowia, którego zagrożenia wynikają z problemów środow<text:span text:style-name="T8541">is</text:span>kowych<text:span text:style-name="T8542">.<text:s/></text:span>Tylko ten kawałek nas by interesował.</text:p>
      <text:p text:style-name="P8543"><text:span text:style-name="T8544">Ste</text:span><text:span text:style-name="T8545">fan</text:span><text:span text:style-name="T8546"><text:s/>Ko</text:span><text:span text:style-name="T8547">zł</text:span><text:span text:style-name="T8548">ow</text:span><text:span text:style-name="T8549">sk</text:span><text:span text:style-name="T8550">i</text:span>:</text:p>
      <text:p text:style-name="P8551">Tak.</text:p>
      <text:p text:style-name="P8552"><text:span text:style-name="T8553">Roman And</text:span><text:span text:style-name="T8554">rzeje</text:span><text:span text:style-name="T8555">w</text:span><text:span text:style-name="T8556">sk</text:span><text:span text:style-name="T8557">i</text:span>:</text:p>
      <text:p text:style-name="P8558"><text:span text:style-name="T8559">I</text:span><text:s/>wtedy on będzie mniej, uz<text:span text:style-name="T8560">a</text:span>sadnia dlaczego myśmy się tym zajęli, a nie tamten<text:s/>„stolik”.</text:p>
      <text:p text:style-name="P8561"><text:span text:style-name="T8562">Ste</text:span><text:span text:style-name="T8563">fan</text:span><text:span text:style-name="T8564"><text:s/>Ko</text:span><text:span text:style-name="T8565">zł</text:span><text:span text:style-name="T8566">ow</text:span><text:span text:style-name="T8567">sk</text:span><text:span text:style-name="T8568">i</text:span>:</text:p>
      <text:p text:style-name="P8569">Tak, to trzeba uzupełnić.</text:p>
      <text:soft-page-break/>
      <text:p text:style-name="P8570"><text:span text:style-name="T8571">Roman And</text:span><text:span text:style-name="T8572">rzeje</text:span><text:span text:style-name="T8573">w</text:span><text:span text:style-name="T8574">sk</text:span><text:span text:style-name="T8575">i</text:span>:</text:p>
      <text:p text:style-name="P8576">Pod względem zdrowia zagrożonego stanem środowiska.</text:p>
      <text:p text:style-name="P8577"><text:span text:style-name="T8578">Gł</text:span><text:span text:style-name="T8579">o</text:span><text:span text:style-name="T8580">s</text:span><text:span text:style-name="T8581"><text:s/>z</text:span><text:span text:style-name="T8582"><text:s/>sa</text:span><text:span text:style-name="T8583">li</text:span>:</text:p>
      <text:p text:style-name="P8584">Tak, wynikającym z zagrożeń środowiska.</text:p>
      <text:p text:style-name="P8585"><text:span text:style-name="T8586">Ma</text:span><text:span text:style-name="T8587">re</text:span><text:span text:style-name="T8588">k</text:span><text:span text:style-name="T8589"><text:s/>Roman</text:span>:</text:p>
      <text:p text:style-name="P8590">Nie, jakoś inaczej to trzeba zapisać.</text:p>
      <text:p text:style-name="P8591"><text:span text:style-name="T8592">Roman And</text:span><text:span text:style-name="T8593">rzeje</text:span><text:span text:style-name="T8594">w</text:span><text:span text:style-name="T8595">sk</text:span><text:span text:style-name="T8596">i</text:span>:</text:p>
      <text:p text:style-name="P8597">Chodziło o program ratowania młodego pokoleni<text:span text:style-name="T8598">a.</text:span><text:s/>W t<text:span text:style-name="T8599">y</text:span>c<text:span text:style-name="T8600">h</text:span><text:s/>punktach chodzi szczególnie o dzieci i młodzież w obszarach zagrożenia ekologicznego. To jest i ter<text:span text:style-name="T8601">yt</text:span>o<text:span text:style-name="T8602">ri</text:span>alnie i wiekowo ograniczona sprawa. Te postulaty wszystkie tego dotyczą.</text:p>
      <text:p text:style-name="P8603"><text:span text:style-name="T8604">Ste</text:span><text:span text:style-name="T8605">fan</text:span><text:span text:style-name="T8606"><text:s/>Ko</text:span><text:span text:style-name="T8607">zł</text:span><text:span text:style-name="T8608">ow</text:span><text:span text:style-name="T8609">sk</text:span><text:span text:style-name="T8610">i</text:span>:</text:p>
      <text:p text:style-name="P8611">Więc trzeba powróci<text:span text:style-name="T8612">ć</text:span><text:s/>do tego<text:span text:style-name="T8613">.</text:span></text:p>
      <text:p text:style-name="P8614"><text:span text:style-name="T8615">Roman And</text:span><text:span text:style-name="T8616">rzeje</text:span><text:span text:style-name="T8617">w</text:span><text:span text:style-name="T8618">sk</text:span><text:span text:style-name="T8619">i</text:span>:</text:p>
      <text:p text:style-name="P8620">Tak. koniecznie. A druga rzecz, to sprawa Centrum Zdrowia Dziecka. Doszliśmy do takiego s<text:span text:style-name="T8621">fo</text:span>rmułowania. Centrum Zdrowia Dziecka wyspe<text:span text:style-name="T8622">cjal</text:span>izowanego, tutaj cytuję z pamięci, w leczeniu chorych związanych z zanie<text:span text:style-name="T8623">cz</text:span>y<text:span text:style-name="T8624">sz</text:span>cz<text:span text:style-name="T8625">e</text:span>n<text:span text:style-name="T8626">ie</text:span>m środowiska. Tak toksykologia była uznana z<text:span text:style-name="T8627">a<text:s/></text:span>wąskie sformułowan<text:span text:style-name="T8628">ie.</text:span><text:s/>Bo to była sprawa szeregu innyc<text:span text:style-name="T8629">h<text:s/></text:span>spraw, w ogóle chorób związanych z zagrożeniem środowiska. Nie ma sensu powtarzać, że to chodzi o dzieci chore, ponieważ z samej nazwy Centrum to wynika. Centrum Zdrowia Dziecka uk<text:span text:style-name="T8630">ieru</text:span>nkowan<text:span text:style-name="T8631">eg</text:span>o na leczenie chorób związanych z zanieczyszczeniem środowiska. Coś takiego.</text:p>
      <text:p text:style-name="P8632"><text:span text:style-name="T8633">Ste</text:span><text:span text:style-name="T8634">fan</text:span><text:span text:style-name="T8635"><text:s/>Ko</text:span><text:span text:style-name="T8636">zł</text:span><text:span text:style-name="T8637">ow</text:span><text:span text:style-name="T8638">sk</text:span><text:span text:style-name="T8639">i</text:span>:</text:p>
      <text:p text:style-name="P8640">Rozumiem, że tutaj jest jeszcze potrzebna malutka redakcja.</text:p>
      <text:p text:style-name="P8641">Czy jeszcze są jakieś uwagi? Proszę bardzo.</text:p>
      <text:p text:style-name="P8642"><text:span text:style-name="T8643">Wojciech Szczepański</text:span>:</text:p>
      <text:p text:style-name="P8644">Panie profesorze, jest również ostatnie zdanie. Jest po prostu s<text:span text:style-name="T8645">fo</text:span>rmułowanie merytorycznie słuszne, natomiast są pewne chyba błędy drukarskie. Powinno być chyba tak: w celu lecz<text:span text:style-name="T8646">e</text:span>nia sanator<text:span text:style-name="T8647">yj</text:span>nego należy rozszerzyć bazę tego lecznictwa, radykalnie ograniczyć zanieczyszczanie środowiska w istniejących uzdrowiskach oraz zasadniczo zwiększyć wykorzy<text:span text:style-name="T8648">st</text:span>anie obiektów wczasowych na rehab<text:span text:style-name="T8649">il</text:span>itac<text:span text:style-name="T8650">yj</text:span>ne i po<text:span text:style-name="T8651">s</text:span>ezonowe wyjazdy dziec<text:span text:style-name="T8652">i</text:span><text:s/>i młodzieży w rejony o czystym środowisku.</text:p>
      <text:p text:style-name="P8653"><text:span text:style-name="T8654">I</text:span><text:s/>jeszcze do punk<text:span text:style-name="T8655">tu</text:span><text:s/>d/, o którym pani mówiła, to po prostu sformułowanie byłoby poprawne: utwo<text:span text:style-name="T8656">rz</text:span>en<text:span text:style-name="T8657">ie</text:span><text:s/>na Górnym Śląsku Centrum Zdrowia Dziecka zajmującego się leczeniem dzieci z obszarów ekologicznego zagrożenia. I wówczas nie będzie to identy<text:span text:style-name="T8658">fi</text:span>kacja samego Górnego Śląska jako obszar leczenia dzieci, tylko po prostu lokaliza<text:span text:style-name="T8659">cj</text:span>a ośrodka na południu Polski. Dlatego, że w Ośrodku Zdrowia w Warszawie również takie dzieci powinny być chyba leczone. Dziękuję bardzo<text:span text:style-name="T8660">.</text:span></text:p>
      <text:p text:style-name="P8661"><text:span text:style-name="T8662">Ste</text:span><text:span text:style-name="T8663">fan</text:span><text:span text:style-name="T8664"><text:s/>Ko</text:span><text:span text:style-name="T8665">zł</text:span><text:span text:style-name="T8666">ow</text:span><text:span text:style-name="T8667">sk</text:span><text:span text:style-name="T8668">i</text:span>:</text:p>
      <text:p text:style-name="P8669">Dziękuję bardzo. To oczywiście trzeba wprowad<text:span text:style-name="T8670">zi</text:span>ć.</text:p>
      <text:p text:style-name="P8671">Czy jeszcze jakieś byłyby uwagi? Proszę bardzo.</text:p>
      <text:p text:style-name="P8672"><text:span text:style-name="T8673">Je</text:span><text:span text:style-name="T8674">rz</text:span><text:span text:style-name="T8675">y Kw</text:span><text:span text:style-name="T8676">iatkowsk</text:span><text:span text:style-name="T8677">i</text:span>:</text:p>
      <text:p text:style-name="P8678">Proponuję, żeby wstęp brzmi<text:span text:style-name="T8679">a</text:span>ł następująco: opracowanie programu ratowania zdrowia młodego<text:s/><text:soft-page-break/>pokolenia w obszarach ekologicznego zagrożenia jest nakazem chwili z powodu k<text:span text:style-name="T8680">at</text:span>a<text:span text:style-name="T8681">st</text:span>rofaln<text:span text:style-name="T8682">ej</text:span><text:s/>sytuacji ograniczając możliwość przetrwania narodu<text:span text:style-name="T8683">.</text:span><text:s/>Jeśli to już tak pompatycznie musi być?</text:p>
      <text:p text:style-name="P8684"><text:span text:style-name="T8685">A</text:span><text:s/>tutaj o wymiarze b<text:span text:style-name="T8686">i</text:span>o<text:span text:style-name="T8687">l</text:span>ogi<text:span text:style-name="T8688">c</text:span>znym, moralnym, społecznym i ekonomicznym to dla mnie jest to troc<text:span text:style-name="T8689">h</text:span>ę niezrozumiałe. Otóż, o co dokładnie chodzi?</text:p>
      <text:p text:style-name="P8690">Następnie proponuję, żeby się zastanowić nad tym, czy można w ogóle w punk<text:span text:style-name="T8691">ci</text:span>e b/ taki zapis wprowadzić? Mianowicie chodzi mi o to, czy można rzeczywiście jakoś tak zorganizować rzecz, żeby ta profilaktyka odbywała się na koszt zakładów zatruwających środowisko w danym regionie? Nie wiem czy to jest n<text:span text:style-name="T8692">aj</text:span>szczęśliwszy zapis? Czy on czegoś nie ogranicza? I jak i kto w jaki sposób miałby ktoś egzekwować?<text:s/><text:span text:style-name="T8693">I</text:span><text:s/>o<text:span text:style-name="T8694">d</text:span><text:s/>kogo?</text:p>
      <text:p text:style-name="P8695"><text:span text:style-name="T8696">Gł</text:span><text:span text:style-name="T8697">o</text:span><text:span text:style-name="T8698">s</text:span><text:span text:style-name="T8699"><text:s/>z</text:span><text:span text:style-name="T8700"><text:s/>sa</text:span><text:span text:style-name="T8701">li</text:span>:</text:p>
      <text:p text:style-name="P8702">Tego nie b<text:span text:style-name="T8703">ył</text:span>o<text:span text:style-name="T8704">.</text:span></text:p>
      <text:p text:style-name="P8705"><text:span text:style-name="T8706">Jerzy<text:s/></text:span><text:span text:style-name="T8707">Kwi</text:span><text:span text:style-name="T8708">a</text:span><text:span text:style-name="T8709">tkowsk</text:span><text:span text:style-name="T8710">i</text:span>:</text:p>
      <text:p text:style-name="P8711">Ta<text:span text:style-name="T8712">k</text:span>, tego nie by<text:span text:style-name="T8713">ł</text:span>o. Mnie się wydaje,<text:s/><text:span text:style-name="T8714">ż</text:span>e samo to, że objęcie kobiet w ciąży oraz dzieci pełną profilaktyką medyczną, to już jest wy<text:span text:style-name="T8715">st</text:span>ar<text:span text:style-name="T8716">czaj</text:span>ące.<text:s/><text:span text:style-name="T8717">A<text:s/></text:span>teraz, kto ma pokrywać koszty<text:span text:style-name="T8718">,</text:span><text:s/>to jest inna sprawa. To powinno się decydować jakimiś decyzjami innymi.</text:p>
      <text:p text:style-name="P8719">Dalej, punkt d/ proponuję, żeby brzmiał następująco:</text:p>
      <text:p text:style-name="P8720">„utworzenia na Górnym Śląsku Centrum Zdrowia Dziecka zajmującego się leczeniem dzieci z obszarów zagrożenia ekologicznego”. To byśmy już nie wracali, do tego, taki zapis<text:span text:style-name="T8721">.</text:span></text:p>
      <text:p text:style-name="P8722">Jeśli c<text:span text:style-name="T8723">h</text:span>odzi o ostatnie zdanie, to proponuję następujące redakcyjne poprawki:</text:p>
      <text:p text:style-name="P8724">w<text:s/><text:span text:style-name="T8725">ce</text:span>lu stosowania profilak<text:span text:style-name="T8726">t</text:span>yki i leczenia sanatoryjnego należy:<text:s/><text:span text:style-name="T8727">i</text:span><text:s/>teraz od tire:</text:p>
      <text:p text:style-name="P8728">-<text:s/>rozszerzyć bazę tego lecznictwa,</text:p>
      <text:p text:style-name="P8729">-<text:s/>radykalnie ograniczyć zanieczyszczenia środowiska w istniejących uzdrowiskach,</text:p>
      <text:p text:style-name="P8730">-<text:s/>zasadniczo zwiększyć w<text:span text:style-name="T8731">yk</text:span>orzystan<text:span text:style-name="T8732">ie</text:span><text:s/>ob<text:span text:style-name="T8733">ie</text:span>któw wczasowych, w tym domów zakładowych na wyjazdy dzieci i młodzieży w reg<text:span text:style-name="T8734">io</text:span>ny o czystym środowisku<text:span text:style-name="T8735">.</text:span></text:p>
      <text:p text:style-name="P8736">Proponuję wykreślić: rehabil<text:span text:style-name="T8737">it</text:span>ac<text:span text:style-name="T8738">yj</text:span>ne<text:span text:style-name="T8739">,</text:span><text:s/>posezonowe, bo to znowu jak gdyby zawęża sprawę<text:span text:style-name="T8740">.</text:span><text:s/>Trzeba tutaj brać pod uwagę możliwość elastycznego wykorzy<text:span text:style-name="T8741">st</text:span>yw<text:span text:style-name="T8742">an</text:span>ia tych możliwości jakie istnieją w danych warunkach.</text:p>
      <text:p text:style-name="P8743">Takie miałbym propozycje do tego zapisu.</text:p>
      <text:p text:style-name="P8744">Dziękuję bardzo .</text:p>
      <text:p text:style-name="P8745"><text:span text:style-name="T8746">Ste</text:span><text:span text:style-name="T8747">fan</text:span><text:span text:style-name="T8748"><text:s/>Ko</text:span><text:span text:style-name="T8749">zł</text:span><text:span text:style-name="T8750">ow</text:span><text:span text:style-name="T8751">sk</text:span><text:span text:style-name="T8752">i</text:span>:</text:p>
      <text:p text:style-name="P8753">Są one<text:s/><text:span text:style-name="T8754">ba</text:span>rdzo<text:s/><text:span text:style-name="T8755">za</text:span>sadne<text:span text:style-name="T8756">.</text:span><text:s/>Proszę<text:s/>bardzo.</text:p>
      <text:p text:style-name="P8757"><text:span text:style-name="T8758">Jan Mazurkiewicz - Górny<text:s/></text:span><text:span text:style-name="T8759">Ś</text:span><text:span text:style-name="T8760">lą</text:span><text:span text:style-name="T8761">s</text:span><text:span text:style-name="T8762">k</text:span>:</text:p>
      <text:p text:style-name="P8763">Ja chciałem ustosunkować się do wypowiedzi pana Kwiatkow<text:span text:style-name="T8764">sk</text:span>iego dotyczącej objęcia kobiet w ciąży, dzieci itd. Otóż proponuję pozostawić w ta<text:span text:style-name="T8765">k</text:span>im brzmieniu<text:span text:style-name="T8766">,</text:span><text:s/>w jakim pan zakłada. On nic nie mówi. Po p<text:span text:style-name="T8767">ro</text:span>stu taka opieka jest, to po pierwsze.</text:p>
      <text:p text:style-name="P8768">Natomiast na Gór<text:span text:style-name="T8769">n</text:span>ym Śląsku, i tutaj chciałbym się odnieść do artykułu, jaki się ukazał w<text:s/>„Trybunie Robotniczej”, na Górnym Śląsku, artykuł ten mówi o tym, że Ministerstwo Ochrony Środowiska zwalnia zakłady pracy od kar. Otóż naszym zadaniem, ja sądzę, że myśmy po to to opracowali, tutaj zwracam uwagę na punkt numer 12, który mówi o społecznej kontroli środowiska, po to ten 12 punkt opracowal<text:span text:style-name="T8770">i</text:span>, aby<text:s/><text:soft-page-break/>wymóc na zakładach drogą społeczną płacenie za to, że zatruwa się środowisko i doprowadza do sytuacji takiej, jaka ma miejsce na przykład w Miasteczku Śląskim, czy w Zabrzu.</text:p>
      <text:p text:style-name="P8771">Punkt, który mówi, że obejmiemy opieką można by w zupełności przenieść do<text:s/>„stolika”<text:s/>zdrowia w t<text:span text:style-name="T8772">y</text:span>m brzmieniu<text:span text:style-name="T8773">.</text:span><text:s/>I to też nic nie mówi. Ktoś jest winny tej sytuacji, że dzieci na Gór<text:span text:style-name="T8774">n</text:span>ym Śląsku i kobiety umierają<text:span text:style-name="T8775">.</text:span></text:p>
      <text:p text:style-name="P8776">Dziękuję.</text:p>
      <text:p text:style-name="P8777"><text:span text:style-name="T8778">Ste</text:span><text:span text:style-name="T8779">fan</text:span><text:span text:style-name="T8780"><text:s/>Ko</text:span><text:span text:style-name="T8781">zł</text:span><text:span text:style-name="T8782">ow</text:span><text:span text:style-name="T8783">sk</text:span><text:span text:style-name="T8784">i</text:span>:</text:p>
      <text:p text:style-name="P8785">Pro<text:span text:style-name="T8786">s</text:span>z<text:span text:style-name="T8787">ę</text:span><text:s/><text:span text:style-name="T8788">ba</text:span>rd<text:span text:style-name="T8789">zo</text:span>.</text:p>
      <text:p text:style-name="P8790"><text:span text:style-name="T8791">H</text:span><text:span text:style-name="T8792">e</text:span><text:span text:style-name="T8793">n</text:span><text:span text:style-name="T8794">ryk</text:span><text:span text:style-name="T8795"><text:s/>Z</text:span><text:span text:style-name="T8796">i</text:span><text:span text:style-name="T8797">mny</text:span>:</text:p>
      <text:p text:style-name="P8798">Ja chciałem wnieść taką poprawkę.<text:s/>Mianowicie, jestem za utworzeniem Centrum do leczenia zdrowia dzieci zagrożonych na obszarach ekologicznego zagrożenia. Ale czy akurat sytuować na Górnym Śląsku, gdzie warunki są szczególnie niekorzystne dla tego celu? Ja bym tego nie proponował w tej chwili.</text:p>
      <text:p text:style-name="P8799"><text:span text:style-name="T8800">Stefan Kozłowski</text:span>:</text:p>
      <text:p text:style-name="P8801">Dotyczy samej lokalizacji<text:span text:style-name="T8802">,</text:span><text:s/>tak?</text:p>
      <text:p text:style-name="P8803"><text:span text:style-name="T8804">Wojciech Kło</text:span><text:span text:style-name="T8805">s</text:span><text:span text:style-name="T8806">ow</text:span><text:span text:style-name="T8807">s</text:span><text:span text:style-name="T8808">ki</text:span>:</text:p>
      <text:p text:style-name="P8809">Proszę państwa, w sprawie tego Centrum<text:span text:style-name="T8810">.</text:span><text:s/>Może niekomunikatywnie się wypow<text:span text:style-name="T8811">ie</text:span>działem, ale ta sprawa była dyskutowana<text:s/><text:span text:style-name="T8812">i</text:span><text:s/>nie ma d<text:span text:style-name="T8813">zi</text:span>ś profesor Ha<text:span text:style-name="T8814">ge</text:span>r-Mał<text:span text:style-name="T8815">e</text:span>cki<text:span text:style-name="T8816">e</text:span>j, która nam bardzo szczegółowo wyjaśniła o co chodzi? Mianowicie, to Centrum Zdrow<text:span text:style-name="T8817">ia</text:span><text:s/>Dziecka na Śląsku n<text:span text:style-name="T8818">ie<text:s/></text:span>może mie<text:span text:style-name="T8819">ć</text:span><text:s/>charakteru ograniczonego regionalnie, do obszarów ekologiczn<text:span text:style-name="T8820">eg</text:span>o zagrożenia. Tylko mer<text:span text:style-name="T8821">yt</text:span>orycznie do chor<text:span text:style-name="T8822">ób</text:span><text:s/>spowodowan<text:span text:style-name="T8823">yc</text:span>h zagrożen<text:span text:style-name="T8824">ie</text:span>m środow<text:span text:style-name="T8825">is</text:span>ka. Te choroby mog<text:span text:style-name="T8826">ą<text:s/></text:span>powstawać i na obszarach i o bardzo małym zagrożeniu. Akura<text:span text:style-name="T8827">t</text:span><text:s/>może mieć miejsce przypadek ciężkiej choroby specyficznej dla środowiska ciężko zatrutego. Dlatego, że ogóle placówka taka, jak Centrum Zdrowia<text:s/><text:span text:style-name="T8828">Dz</text:span>i<text:span text:style-name="T8829">ec</text:span>ka w Warszawie, nie jest, jest ona o zasięgu og<text:span text:style-name="T8830">ól</text:span>nopol<text:span text:style-name="T8831">sk</text:span>im, wyspecjalizowana w pewnego rodzaju jednostkach chorobowych. W bardzo ciężkich przypadkach, które wymagają specjalnego sprzętu itd. Tam by<text:span text:style-name="T8832">ł</text:span>aby sprawa utworzenia og<text:span text:style-name="T8833">ól</text:span>nopolskiej placówki,<text:s/><text:span text:style-name="T8834">a</text:span><text:s/>więc nie tylko dla obszarów sz<text:span text:style-name="T8835">c</text:span>ze<text:span text:style-name="T8836">gó</text:span>l<text:span text:style-name="T8837">n</text:span>e<text:span text:style-name="T8838">g</text:span>o zagrożenia, wyspec<text:span text:style-name="T8839">jalizo</text:span>wan<text:span text:style-name="T8840">ej</text:span><text:s/>w diagnostyce i w leczeniu specy<text:span text:style-name="T8841">fi</text:span>cznych chorób spowodow<text:span text:style-name="T8842">a</text:span>nych zatruciem środowiska.</text:p>
      <text:p text:style-name="P8843">Teraz w odpowied<text:span text:style-name="T8844">n</text:span>i na wątpliwość pana profesora. Sprawa d<text:span text:style-name="T8845">ia</text:span>gnostyki. Ponieważ tam jest największe nasilenie tych chorób jest konieczność jakby w<text:span text:style-name="T8846">ie</text:span>lokrotnego przyjazdu na długotrwałe badania itd., ze względu na diagnostykę to musi być w punkcie największej koncentracji tej choroby<text:span text:style-name="T8847">.</text:span><text:s/>Dlatego, ż<text:span text:style-name="T8848">e</text:span><text:s/>długotrwałe leczenia odbywają się i tak sanatoryjnie. Natomiast jest tam sprawa szybkich rozpoznań, wypadków<text:s/><text:span text:style-name="T8849">szc</text:span>ze<text:span text:style-name="T8850">gól</text:span>n<text:span text:style-name="T8851">yc</text:span>h jakichś zatruć itd. I jakby tutaj środowisko lekars<text:span text:style-name="T8852">k</text:span>ie, jak rozmawiałem, przyjmuje ten postulat jako oczywisty.<text:s/><text:span text:style-name="T8853">Ż</text:span>e to powinno być<text:s/>t<text:span text:style-name="T8854">am</text:span><text:s/>Centrum<text:span text:style-name="T8855">.</text:span><text:s/>To<text:s/><text:span text:style-name="T8856">j</text:span>est głównie sprawa diagnostyki jednak.</text:p>
      <text:p text:style-name="P8857"><text:span text:style-name="T8858">Ste</text:span><text:span text:style-name="T8859">fan</text:span><text:span text:style-name="T8860"><text:s/>Ko</text:span><text:span text:style-name="T8861">zł</text:span><text:span text:style-name="T8862">ow</text:span><text:span text:style-name="T8863">sk</text:span><text:span text:style-name="T8864">i</text:span>:</text:p>
      <text:p text:style-name="P8865">Dobrze<text:span text:style-name="T8866">.</text:span><text:s/>Proszę państwa, rozumiem, że punkt 21<text:s/><text:span text:style-name="T8867">w</text:span><text:s/>tej redakcji mógłby być<text:span text:style-name="T8868"><text:s/>c</text:span>hyba przyjęty?</text:p>
      <text:p text:style-name="P8869"><text:span text:style-name="T8870">Bo</text:span><text:span text:style-name="T8871">g</text:span><text:span text:style-name="T8872">us</text:span><text:span text:style-name="T8873">ł</text:span><text:span text:style-name="T8874">aw Go</text:span><text:span text:style-name="T8875">łą</text:span><text:span text:style-name="T8876">b</text:span>:</text:p>
      <text:p text:style-name="P8877">Je<text:span text:style-name="T8878">szcz</text:span>e jedna uwaga. Pod tym punktem 21 nie mamy terminu realizacji<text:span text:style-name="T8879">.</text:span><text:s/><text:span text:style-name="T8880">I</text:span><text:s/>to trzeba uwzględnić.</text:p>
      <text:p text:style-name="P8881"><text:span text:style-name="T8882">Gustaw Boksz</text:span><text:span text:style-name="T8883">c</text:span><text:span text:style-name="T8884">zanin</text:span>:</text:p>
      <text:p text:style-name="P8885">Panie profesorze, mnie się wyda je,<text:s/><text:span text:style-name="T8886">ż</text:span>e powinniśmy jednak do tego podpunktu b/ wrócić<text:span text:style-name="T8887">.</text:span><text:s/>Albowiem ten zapis sprowadza jednak właściwie do głównego podmiotu świadczącego na rzecz profilaktyki medycznej tak, jak b<text:span text:style-name="T8888">yś</text:span>my inne podmioty zobowiązane do tworzenia i łożenia formuły profilaktyki medycznej zwolnili z<text:s/><text:soft-page-break/>obowiązku. Mnie się wydaje, że ten jednak podpunkt wymaga jeszcze przepracowan<text:span text:style-name="T8889">ia</text:span>. Nie może on mówić tylko o roli partycypac<text:span text:style-name="T8890">yj</text:span>n<text:span text:style-name="T8891">ej</text:span><text:s/>zakładu, ale mnie się wydaje, że nie tylko. Bo takie jednoznaczne zapisy mogą być później źle interpretowane.</text:p>
      <text:p text:style-name="P8892"><text:span text:style-name="T8893">Ste</text:span><text:span text:style-name="T8894">fan</text:span><text:span text:style-name="T8895"><text:s/>Ko</text:span><text:span text:style-name="T8896">zł</text:span><text:span text:style-name="T8897">ow</text:span><text:span text:style-name="T8898">sk</text:span><text:span text:style-name="T8899">i</text:span>:</text:p>
      <text:p text:style-name="P8900">Jaka propozycja wobec tego?</text:p>
      <text:p text:style-name="P8901"><text:span text:style-name="T8902">Ma</text:span><text:span text:style-name="T8903">re</text:span><text:span text:style-name="T8904">k</text:span><text:span text:style-name="T8905"><text:s/>Roman</text:span>:</text:p>
      <text:p text:style-name="P8906">Mam propozy<text:span text:style-name="T8907">cj</text:span>ę,</text:p>
      <text:p text:style-name="P8908"><text:span text:style-name="T8909">Ste</text:span><text:span text:style-name="T8910">fan</text:span><text:span text:style-name="T8911"><text:s/>Ko</text:span><text:span text:style-name="T8912">zł</text:span><text:span text:style-name="T8913">ow</text:span><text:span text:style-name="T8914">sk</text:span><text:span text:style-name="T8915">i</text:span>:</text:p>
      <text:p text:style-name="P8916">Proszę bardzo.</text:p>
      <text:p text:style-name="P8917"><text:span text:style-name="T8918">Ma</text:span><text:span text:style-name="T8919">re</text:span><text:span text:style-name="T8920">k</text:span><text:span text:style-name="T8921"><text:s/>Roman</text:span>:</text:p>
      <text:p text:style-name="P8922">Aby napisać, przy obciążaniu kosztami zakładów. A to oczywiście nie może być tak, że pacjent jest partnerem zakładu i będzie wyciągał pieniądze. Więc leczyć trzeba, niezależnie od tego, czy te pieniądze już wpłynęły, czy nie? A obciążać później, rewind<text:span text:style-name="T8923">yk</text:span>ować, prawda.</text:p>
      <text:p text:style-name="P8924"><text:span text:style-name="T8925">Ste</text:span><text:span text:style-name="T8926">fan</text:span><text:span text:style-name="T8927"><text:s/>Ko</text:span><text:span text:style-name="T8928">zł</text:span><text:span text:style-name="T8929">ow</text:span><text:span text:style-name="T8930">sk</text:span><text:span text:style-name="T8931">i</text:span>:</text:p>
      <text:p text:style-name="P8932">Więc przy ob<text:span text:style-name="T8933">ci</text:span>ążaniu<text:span text:style-name="T8934">,</text:span><text:s/>tak?</text:p>
      <text:p text:style-name="P8935">Rozumiem, że punkt 21 mielibyśm<text:span text:style-name="T8936">y</text:span><text:s/>u<text:span text:style-name="T8937">st</text:span>alony. Jest termin, proponujemy, co? Grudzień 90 roku, tak? Dobrze.</text:p>
      <text:p text:style-name="P8938"><text:span text:style-name="T8939">Gu</text:span><text:span text:style-name="T8940">staw Bokszczanin</text:span>:</text:p>
      <text:p text:style-name="P8941">Jeszcze sprawa Centrum Zdrowia Dziecka. Bo jak rozumiem, wczoraj by<text:span text:style-name="T8942">ł</text:span>a mowa o dzieciach z obszarów szczególnych zagrożeń.<text:s/><text:span text:style-name="T8943">T</text:span>ymczasem j<text:span text:style-name="T8944">eśli<text:s/></text:span>miałoby być tak, jak ja mówiłem, to musiałoby brzmieć to tak<text:s/>–<text:s/>„utworzenie na Górnym Śląsku Centrum Zdrowia Dziecka”, i dalej,<text:s/>„zajmującego się, czy wyspe<text:span text:style-name="T8945">cj</text:span>al<text:span text:style-name="T8946">iz</text:span>owanego w leczeniu chorób wywołanych skażeniem środowiska”<text:span text:style-name="T8947">.</text:span></text:p>
      <text:p text:style-name="P8948"><text:span text:style-name="T8949">Ste</text:span><text:span text:style-name="T8950">fan</text:span><text:span text:style-name="T8951"><text:s/>Ko</text:span><text:span text:style-name="T8952">zł</text:span><text:span text:style-name="T8953">ow</text:span><text:span text:style-name="T8954">sk</text:span><text:span text:style-name="T8955">i</text:span>:</text:p>
      <text:p text:style-name="P8956">Tak, dobrze. Proszę państwa, rozumiem, że wyczerpaliśmy punkt 21 i jest to punkt ostatni, który mieliśmy do pr<text:span text:style-name="T8957">ze</text:span>dyskutowan<text:span text:style-name="T8958">ia.</text:span><text:s/>Nie ma pana dyrektora Kw<text:span text:style-name="T8959">i</text:span>atkow<text:span text:style-name="T8960">skie</text:span>go.</text:p>
      <text:p text:style-name="P8961"><text:span text:style-name="T8962">Gł</text:span><text:span text:style-name="T8963">o</text:span><text:span text:style-name="T8964">s</text:span><text:span text:style-name="T8965"><text:s/>z</text:span><text:span text:style-name="T8966"><text:s/>sa</text:span><text:span text:style-name="T8967">li</text:span>:</text:p>
      <text:p text:style-name="P8968">Przepras<text:span text:style-name="T8969">za</text:span>m, panie profesorze, nie wiem, czy początek mamy zapisany, bo to było.</text:p>
      <text:p text:style-name="P8970"><text:span text:style-name="T8971">Ste</text:span><text:span text:style-name="T8972">fan</text:span><text:span text:style-name="T8973"><text:s/>Ko</text:span><text:span text:style-name="T8974">zł</text:span><text:span text:style-name="T8975">ow</text:span><text:span text:style-name="T8976">sk</text:span><text:span text:style-name="T8977">i</text:span>:</text:p>
      <text:p text:style-name="P8978">Było<text:span text:style-name="T8979">.</text:span><text:s/>Pan dyrektor Kwiatkowski początek już dyktował<text:span text:style-name="T8980">,</text:span><text:s/>przyjęliśmy.</text:p>
      <text:p text:style-name="P8981"><text:span text:style-name="T8982">Gł</text:span><text:span text:style-name="T8983">o</text:span><text:span text:style-name="T8984">s</text:span><text:span text:style-name="T8985"><text:s/>z</text:span><text:span text:style-name="T8986"><text:s/>sa</text:span><text:span text:style-name="T8987">li</text:span>:</text:p>
      <text:p text:style-name="P8988"><text:span text:style-name="T8989">A</text:span>le opracowanie programu zdrowia, a myśmy mówili coś o zdrowiu młodego pokolenia na<text:s/>obszarach szczególnego zagrożenia<text:span text:style-name="T8990">.</text:span></text:p>
      <text:p text:style-name="P8991"><text:span text:style-name="T8992">Ste</text:span><text:span text:style-name="T8993">fan</text:span><text:span text:style-name="T8994"><text:s/>Ko</text:span><text:span text:style-name="T8995">zł</text:span><text:span text:style-name="T8996">ow</text:span><text:span text:style-name="T8997">sk</text:span><text:span text:style-name="T8998">i</text:span>:</text:p>
      <text:p text:style-name="P8999">Było już omawiane<text:span text:style-name="T9000">.</text:span><text:s/>Mam pytanie do pana dyrektora Kwi<text:span text:style-name="T9001">at</text:span>kow<text:span text:style-name="T9002">skie</text:span>go. Panie dyrektorze, czy nasza umowa jest aktualna, czy potrafimy zmobilizować się na jutro przed południem?</text:p>
      <text:p text:style-name="P9003"><text:span text:style-name="T9004">Je</text:span><text:span text:style-name="T9005">rz</text:span><text:span text:style-name="T9006">y Kw</text:span><text:span text:style-name="T9007">iatkowsk</text:span><text:span text:style-name="T9008">i</text:span>:</text:p>
      <text:p text:style-name="P9009">Panie przewodnic<text:span text:style-name="T9010">zą</text:span>cy, przed chwileczką z kolegą Gawlikiem i z kolegami z<text:s/><text:span text:style-name="T9011">O</text:span>PZZ umówiliśmy się, że rozpoczniemy o godzinie 18-tej dzisiaj pracę. I jesteśmy przekonani, że uda nam się złożyć<text:s/>cały<text:s/><text:span text:style-name="T9012">t</text:span>ekst na jutro rano dla maszyn<text:span text:style-name="T9013">is</text:span>tki i na godzinę 1<text:span text:style-name="T9014">2</text:span>-tą, w czerwonych okładkach powinno to znaleźć się tutaj, na<text:s/><text:soft-page-break/>stole, do podpisu.</text:p>
      <text:p text:style-name="P9015"><text:span text:style-name="T9016">Gł</text:span><text:span text:style-name="T9017">o</text:span><text:span text:style-name="T9018">s</text:span><text:span text:style-name="T9019"><text:s/>z</text:span><text:span text:style-name="T9020"><text:s/>sa</text:span><text:span text:style-name="T9021">li</text:span>:</text:p>
      <text:p text:style-name="P9022">W czerwonych<text:span text:style-name="T9023">.</text:span><text:s/><text:span text:style-name="T9024">A</text:span><text:s/>kolor zielony, to kolor nadziei.</text:p>
      <text:p text:style-name="P9025"><text:span text:style-name="T9026">Je</text:span><text:span text:style-name="T9027">rz</text:span><text:span text:style-name="T9028">y Kw</text:span><text:span text:style-name="T9029">iatkowsk</text:span><text:span text:style-name="T9030">i</text:span>:</text:p>
      <text:p text:style-name="P9031">Nie<text:s/><text:span text:style-name="T9032">m</text:span>amy zielonych. Są czerwone, z biało-czer<text:span text:style-name="T9033">w</text:span>onymi wstążeczkami.</text:p>
      <text:p text:style-name="P9034"><text:span text:style-name="T9035">Ste</text:span><text:span text:style-name="T9036">fan</text:span><text:span text:style-name="T9037"><text:s/>Ko</text:span><text:span text:style-name="T9038">zł</text:span><text:span text:style-name="T9039">ow</text:span><text:span text:style-name="T9040">sk</text:span><text:span text:style-name="T9041">i</text:span>:</text:p>
      <text:p text:style-name="P9042">Wypada mi przede wszystkim złożyć gorące podziękowanie za tak ofiarne<text:s/>podejś<text:span text:style-name="T9043">c</text:span>ie, bo nie jest łatwo zmobilizować się dzisiaj do pracy o godzinie 18-tej, w pełni to doceniam. To st<text:span text:style-name="T9044">w</text:span>arza nam, proszę państwa, ogromne nadzieje, że jutro zakończymy<text:s/>„stolik”<text:s/>ekologiczny. Byłoby to drugie zakończenie. Skończył stolik<text:s/>„rolniczy”<text:s/>jutro mielibyśmy szansę go zakończyć, przekazać wnioski do innych<text:s/>„stolików”. To szalenie wzmocniłoby postawę<text:s/><text:span text:style-name="T9045">i</text:span><text:s/>dorobek naszej pracy.</text:p>
      <text:p text:style-name="P9046">Czyli co, na któr<text:span text:style-name="T9047">ą</text:span><text:s/>godzinę moglibyśmy się jutro umawiać? 12-ta. 1-sza? Może bezpieczniej 1-sza?</text:p>
      <text:p text:style-name="P9048"><text:span text:style-name="T9049">Je</text:span><text:span text:style-name="T9050">rz</text:span><text:span text:style-name="T9051">y Kw</text:span><text:span text:style-name="T9052">iatkowsk</text:span><text:span text:style-name="T9053">i</text:span>:</text:p>
      <text:p text:style-name="P9054">Może być 1-sza, proszę<text:s/><text:span text:style-name="T9055">b</text:span>ar<text:span text:style-name="T9056">d</text:span>zo.</text:p>
      <text:p text:style-name="P9057"><text:span text:style-name="T9058">Ste</text:span><text:span text:style-name="T9059">fan</text:span><text:span text:style-name="T9060"><text:s/>Ko</text:span><text:span text:style-name="T9061">zł</text:span><text:span text:style-name="T9062">ow</text:span><text:span text:style-name="T9063">sk</text:span><text:span text:style-name="T9064">i</text:span>:</text:p>
      <text:p text:style-name="P9065">Czyli wobec tego mam zaszczyt zaprosić państwa n<text:span text:style-name="T9066">a</text:span><text:s/>uroczyste podpisanie naszych długich dyskusji jutro, na godzinę 13-tą.</text:p>
      <text:p text:style-name="P9067"><text:span text:style-name="T9068">Ma</text:span><text:span text:style-name="T9069">re</text:span><text:span text:style-name="T9070">k</text:span><text:span text:style-name="T9071"><text:s/>Roman</text:span>:</text:p>
      <text:p text:style-name="P9072">Mam pytani<text:span text:style-name="T9073">e</text:span>.</text:p>
      <text:p text:style-name="P9074"><text:span text:style-name="T9075">Ste</text:span><text:span text:style-name="T9076">fan</text:span><text:span text:style-name="T9077"><text:s/>Ko</text:span><text:span text:style-name="T9078">zł</text:span><text:span text:style-name="T9079">ow</text:span><text:span text:style-name="T9080">sk</text:span><text:span text:style-name="T9081">i</text:span>:</text:p>
      <text:p text:style-name="P9082">Proszę bardzo.</text:p>
      <text:p text:style-name="P9083"><text:span text:style-name="T9084">Ma</text:span><text:span text:style-name="T9085">re</text:span><text:span text:style-name="T9086">k</text:span><text:span text:style-name="T9087"><text:s/>Roman</text:span>:</text:p>
      <text:p text:style-name="P9088">Jeżeli wszys<text:span text:style-name="T9089">c</text:span>y mielibyśmy podpisywać, czy będzie jakaś szansa dla tych, którzy jutro nie mog<text:span text:style-name="T9090">ą</text:span><text:s/>być?</text:p>
      <text:p text:style-name="P9091"><text:span text:style-name="T9092">Ste</text:span><text:span text:style-name="T9093">fan</text:span><text:span text:style-name="T9094"><text:s/>Ko</text:span><text:span text:style-name="T9095">zł</text:span><text:span text:style-name="T9096">ow</text:span><text:span text:style-name="T9097">sk</text:span><text:span text:style-name="T9098">i</text:span>:</text:p>
      <text:p text:style-name="P9099">P<text:span text:style-name="T9100">a</text:span>nie profesorze, przyjęliśmy taką propozycję<text:span text:style-name="T9101">.</text:span><text:s/>Z powodu, że nie będzie wszystkich, szereg osób wyjechało, że tak jak proponowal<text:span text:style-name="T9102">iś</text:span>my na końcowej liście będą wymienione nazwiska wszystkich członków komisji. Natomiast formalnie podpisy złożyliby tylko dwaj przewodniczący<text:span text:style-name="T9103">.</text:span></text:p>
      <text:p text:style-name="P9104"><text:span text:style-name="T9105">Głos z sali</text:span>:</text:p>
      <text:p text:style-name="P9106">Może jednak drobna uwaga, panie przewodniczący. Była tutaj drobna uwaga w międzyczasie pod adresem listy zespołu. Jak ona ma by<text:span text:style-name="T9107">ć</text:span><text:s/>skonstruow<text:span text:style-name="T9108">an</text:span>a? Otóż jeśliby można zaproponować, to ja bym chciał, żeby była tak skon<text:span text:style-name="T9109">st</text:span>ruowana, jak jest publikowana wszędzie. To znaczy, żeby nie wyróżniać stron. Natomiast obaj przewodniczący, oczywiście, mus<text:span text:style-name="T9110">z</text:span>ą reprezentować strony.</text:p>
      <text:p text:style-name="P9111"><text:span text:style-name="T9112">J</text:span><text:span text:style-name="T9113">er</text:span><text:span text:style-name="T9114">zy</text:span><text:span text:style-name="T9115"><text:s/>K</text:span><text:span text:style-name="T9116">oł</text:span><text:span text:style-name="T9117">od</text:span><text:span text:style-name="T9118">ziejsk</text:span><text:span text:style-name="T9119">i</text:span>:</text:p>
      <text:p text:style-name="P9120">To jest propozycja do przyjęcia.</text:p>
      <text:p text:style-name="P9121"><text:span text:style-name="T9122">Ste</text:span><text:span text:style-name="T9123">fan</text:span><text:span text:style-name="T9124"><text:s/>Ko</text:span><text:span text:style-name="T9125">zł</text:span><text:span text:style-name="T9126">ow</text:span><text:span text:style-name="T9127">sk</text:span><text:span text:style-name="T9128">i</text:span>:</text:p>
      <text:p text:style-name="P9129">Proszę państwa, ja myślę,<text:s/><text:span text:style-name="T9130">ż</text:span>e byłoby chyba lepiej gdybyśmy zostawili ten układ. Pracowały dwie strony, koalic<text:span text:style-name="T9131">yj</text:span>no-rządowa i opozycyjno<text:span text:style-name="T9132">-</text:span>solidarnościowa i proponowałbym zostawić taki układ, z tym, że członkowie<text:s/><text:span text:style-name="T9133">O</text:span>PZZ b<text:span text:style-name="T9134">y</text:span>l<text:span text:style-name="T9135">ib</text:span>y wymienieni pod spodem, na środku.</text:p>
      <text:p text:style-name="P9136"><text:span text:style-name="T9137">Głos z sali</text:span>:</text:p>
      <text:soft-page-break/>
      <text:p text:style-name="P9138">Proszę państwa, chciałbym jedną rzecz jeszcze<text:s/><text:span text:style-name="T9139">za</text:span>proponować<text:span text:style-name="T9140">.</text:span><text:s/>Nie wiem, jak państwo to przyjmiecie? Ponieważ przy stole pracowali również eksperci, czy nie należałoby z obu stron uszanować tych ekspertów i wymienić<text:s/><text:span text:style-name="T9141">i</text:span>ch nazwiska? Tych, którzy brali udział w naszych pracach.</text:p>
      <text:p text:style-name="P9142"><text:span text:style-name="T9143">J</text:span><text:span text:style-name="T9144">er</text:span><text:span text:style-name="T9145">zy</text:span><text:span text:style-name="T9146"><text:s/>K</text:span><text:span text:style-name="T9147">oł</text:span><text:span text:style-name="T9148">od</text:span><text:span text:style-name="T9149">ziejsk</text:span><text:span text:style-name="T9150">i</text:span>:</text:p>
      <text:p text:style-name="P9151">Ja uważam, że to jest zasadne.<text:s/>Panowie biorą też wsp<text:span text:style-name="T9152">ół</text:span>odpow<text:span text:style-name="T9153">ie</text:span>d<text:span text:style-name="T9154">zi</text:span>alność za to, cośmy ustalili. Bo jest to współodpowiedzialność.</text:p>
      <text:p text:style-name="P9155"><text:span text:style-name="T9156">Ste</text:span><text:span text:style-name="T9157">fan</text:span><text:span text:style-name="T9158"><text:s/>Ko</text:span><text:span text:style-name="T9159">zł</text:span><text:span text:style-name="T9160">ow</text:span><text:span text:style-name="T9161">sk</text:span><text:span text:style-name="T9162">i</text:span>:</text:p>
      <text:p text:style-name="P9163"><text:span text:style-name="T9164">J</text:span>a<text:s/><text:span text:style-name="T9165">m</text:span>am<text:s/>tylko pewną wątpliwość. Bo tak, każdego dnia brała udział inna grupa ekspertów. To będzie duża liczb<text:span text:style-name="T9166">a</text:span>, będzie nam nieraz dość trudno zaszeregować tutaj. Jest to rzecz do zastanowienia się dlatego, że zrobi się tutaj, musiel<text:span text:style-name="T9167">ibyś</text:span>my dzielić n<text:span text:style-name="T9168">a</text:span><text:s/>komisję ekspertów. Szereg ekspertów brało udział tylko jeden dzień. No, nie wiem, czy to jest w pełni zasadny wniosek?</text:p>
      <text:p text:style-name="P9169">Bardzo proszę, jakie są wypowiedzi? Proszę bardzo.</text:p>
      <text:p text:style-name="P9170"><text:span text:style-name="T9171">Bogusław<text:s/></text:span><text:span text:style-name="T9172">G</text:span><text:span text:style-name="T9173">ołąb</text:span>:</text:p>
      <text:p text:style-name="P9174">Proszę pań<text:span text:style-name="T9175">st</text:span>wa.<text:s/><text:span text:style-name="T9176">Ja</text:span><text:s/>bym staw<text:span text:style-name="T9177">ia</text:span>ł trochę inny wniosek. Uważam, że sygnatariusze powinni się podpisać. Jest to zobowiązanie się wzajemne, dopilnowania w dalszym ciągu tych wszystkich rzecz<text:span text:style-name="T9178">y</text:span>, które tutaj uzgodniliśmy i które będziemy realizować, pilnować je do końca. Uważam, że sygnatarius<text:span text:style-name="T9179">z</text:span>e powinni się podpisać. Są to wzajemne zobowiązania się. Nie jest to tylko kwestia, że my wstaniemy i wyjdziemy.</text:p>
      <text:p text:style-name="P9180"><text:span text:style-name="T9181">Ste</text:span><text:span text:style-name="T9182">fan</text:span><text:span text:style-name="T9183"><text:s/>Ko</text:span><text:span text:style-name="T9184">zł</text:span><text:span text:style-name="T9185">ow</text:span><text:span text:style-name="T9186">sk</text:span><text:span text:style-name="T9187">i</text:span>:</text:p>
      <text:p text:style-name="P9188">Proszę bardzo.</text:p>
      <text:p text:style-name="P9189"><text:span text:style-name="T9190">Głos z sali</text:span>:</text:p>
      <text:p text:style-name="P9191">Ja chciałem zapytać, co z osobami, którzy brali codziennie, czyli na każdym posiedzeniu udział? Tak samo mają być traktowani jak wszyscy, którzy brali udział raz, jeden?</text:p>
      <text:p text:style-name="P9192"><text:span text:style-name="T9193">Ste</text:span><text:span text:style-name="T9194">fan</text:span><text:span text:style-name="T9195"><text:s/>Ko</text:span><text:span text:style-name="T9196">zł</text:span><text:span text:style-name="T9197">ow</text:span><text:span text:style-name="T9198">sk</text:span><text:span text:style-name="T9199">i</text:span>:</text:p>
      <text:p text:style-name="P9200">Proszę państwa, przypominam jeszcze raz, jak jest w innych<text:s/>„stolikach”. W innych<text:s/>„stolikach”, bo widziałem takie<text:s/>protokoły, podpisane już, podpi<text:span text:style-name="T9201">s</text:span>ali tylko przewodniczący, bez komisji. Czy idziemy szerzej? To jest komisja. Nie potrafimy zebrać wszystkich podpisów. Szereg osób już wyjechała i w ogóle nie będzie. Bo wyjechała<text:s/>z<text:span text:style-name="T9202">a</text:span><text:s/>granicę<text:s/><text:span text:style-name="T9203">już</text:span>. Przynajmniej trzy osoby od nas. Jedni się po<text:span text:style-name="T9204">d</text:span>piszą, drudzy ni<text:span text:style-name="T9205">e</text:span>. To jest dość kłopotliwe od strony techniczn<text:span text:style-name="T9206">ej</text:span>.</text:p>
      <text:p text:style-name="P9207">Proszę bardzo.</text:p>
      <text:p text:style-name="P9208"><text:span text:style-name="T9209">J</text:span><text:span text:style-name="T9210">er</text:span><text:span text:style-name="T9211">zy</text:span><text:span text:style-name="T9212"><text:s/>K</text:span><text:span text:style-name="T9213">oł</text:span><text:span text:style-name="T9214">od</text:span><text:span text:style-name="T9215">ziejsk</text:span><text:span text:style-name="T9216">i</text:span>:</text:p>
      <text:p text:style-name="P9217">Ja doceniam wagę podpisu z tym, że wobec trudności organizac<text:span text:style-name="T9218">yj</text:span>nych proponuję jednak przyjąć wniosek profesora Kozłowskie<text:span text:style-name="T9219">go</text:span>, że pr<text:span text:style-name="T9220">ze</text:span>wodn<text:span text:style-name="T9221">iczą</text:span>cy obu stron uwiaryg<text:span text:style-name="T9222">o</text:span>dn<text:span text:style-name="T9223">iają</text:span><text:s/>niejako podpisy wszyst<text:span text:style-name="T9224">k</text:span>ich uczestników obu stron, swoim podpisem. I biorą za całość niejako odpowiedzialność, za wszystkich uczestników<text:s/>„stołu”. To po pierwsze.</text:p>
      <text:p text:style-name="P9225">Po drugie, uważam, że e<text:span text:style-name="T9226">k</text:span>sper<text:span text:style-name="T9227">tó</text:span>w pomimo trudności o których mówił profesor Kozłowsk<text:span text:style-name="T9228">i</text:span>,<text:s/><text:span text:style-name="T9229">n</text:span>ależałoby jednak wymienić.<text:s/><text:span text:style-name="T9230">N</text:span>o, brali udział w posiedzeniach, doradzali, wpływali na nasze decyzje. Są w<text:span text:style-name="T9231">spół</text:span>odpo<text:span text:style-name="T9232">wiedz</text:span>ialn<text:span text:style-name="T9233">i</text:span><text:s/>za to, cośmy zrobili. Proszę państwa, ta współodpowiedzialność nie jest znowu taka<text:s/><text:span text:style-name="T9234">il</text:span>uzor<text:span text:style-name="T9235">yczn</text:span>a. Wracam do Umów S<text:span text:style-name="T9236">ie</text:span>rpn<text:span text:style-name="T9237">io</text:span>w<text:span text:style-name="T9238">yc</text:span>h. To ma czasami wymiar całki<text:span text:style-name="T9239">e</text:span>m konkretny, to cośmy tutaj zrobili.</text:p>
      <text:soft-page-break/>
      <text:p text:style-name="P9240"><text:span text:style-name="T9241">Ste</text:span><text:span text:style-name="T9242">fan</text:span><text:span text:style-name="T9243"><text:s/>Ko</text:span><text:span text:style-name="T9244">zł</text:span><text:span text:style-name="T9245">ow</text:span><text:span text:style-name="T9246">sk</text:span><text:span text:style-name="T9247">i</text:span>:</text:p>
      <text:p text:style-name="P9248">Wobec tego należałoby przejrzeć<text:s/>protokoły<text:s/>ze wszystkich dni, wyciągnąć nazwiska wszystkich ekspertów. To będzie bardzo długa.</text:p>
      <text:p text:style-name="P9249"><text:span text:style-name="T9250">Głos z sali</text:span>:</text:p>
      <text:p text:style-name="P9251">Ale są listy ekspertów, przecież robili nam.</text:p>
      <text:p text:style-name="P9252"><text:span text:style-name="T9253">Ste</text:span><text:span text:style-name="T9254">fan</text:span><text:span text:style-name="T9255"><text:s/>Ko</text:span><text:span text:style-name="T9256">zł</text:span><text:span text:style-name="T9257">ow</text:span><text:span text:style-name="T9258">sk</text:span><text:span text:style-name="T9259">i</text:span>:</text:p>
      <text:p text:style-name="P9260">No, ro<text:span text:style-name="T9261">bi</text:span>li. Więc trzeba by wziąć każdego dnia listy ekspertów. Ale to może w takim razie osobny zrobimy blok.</text:p>
      <text:p text:style-name="P9262">Teraz jest sprawa upor<text:span text:style-name="T9263">zą</text:span>dkowania tych ekspertów. No, zblokow<text:span text:style-name="T9264">a</text:span>nia ich<text:span text:style-name="T9265">.</text:span><text:s/>Czyli tak samo zrobimy dwa bloki ekspertów<text:s/><text:span text:style-name="T9266">w</text:span><text:s/><text:span text:style-name="T9267">u</text:span>kładzie alfabety<text:span text:style-name="T9268">cz</text:span>nym, t<text:span text:style-name="T9269">a</text:span>k<text:span text:style-name="T9270">?</text:span></text:p>
      <text:p text:style-name="P9271"><text:span text:style-name="T9272">Gł</text:span><text:span text:style-name="T9273">o</text:span><text:span text:style-name="T9274">s</text:span><text:span text:style-name="T9275"><text:s/>z</text:span><text:span text:style-name="T9276"><text:s/>sa</text:span><text:span text:style-name="T9277">li</text:span>:</text:p>
      <text:p text:style-name="P9278">Albo może zrobić listę ekspertów w układzie alfabetycznym z góry na dół? Zakładając że mówili tutaj prawdę i tylko prawdę mer<text:span text:style-name="T9279">yt</text:span>oryczną.</text:p>
      <text:p text:style-name="P9280"><text:span text:style-name="T9281">Gł</text:span><text:span text:style-name="T9282">o</text:span><text:span text:style-name="T9283">s</text:span><text:span text:style-name="T9284"><text:s/>z</text:span><text:span text:style-name="T9285"><text:s/>sa</text:span><text:span text:style-name="T9286">li</text:span>:</text:p>
      <text:p text:style-name="P9287"><text:span text:style-name="T9288">J</text:span>a uważam, że lista ekspertów powinna być jako załącznik do<text:s/>protokołu, przy czym chciałbym, żeby byli oni jedna<text:span text:style-name="T9289">k</text:span><text:s/>podzieleni. Ponieważ, tak, jak słusznie powiedział pan profesor Kołod<text:span text:style-name="T9290">zi</text:span>ejski, no jednak on<text:span text:style-name="T9291">i<text:s/></text:span>ponoszą wsp<text:span text:style-name="T9292">ół</text:span>odpowiedzialność za pewne decyzje.</text:p>
      <text:p text:style-name="P9293"><text:span text:style-name="T9294">J</text:span><text:span text:style-name="T9295">er</text:span><text:span text:style-name="T9296">zy</text:span><text:span text:style-name="T9297"><text:s/>K</text:span><text:span text:style-name="T9298">oł</text:span><text:span text:style-name="T9299">od</text:span><text:span text:style-name="T9300">ziejsk</text:span><text:span text:style-name="T9301">i</text:span>:</text:p>
      <text:p text:style-name="P9302">Za decyzję dotyczącą energetyki jądrowej będziemy ponosić odpow<text:span text:style-name="T9303">ie</text:span>d<text:span text:style-name="T9304">zi</text:span>alność przynajmni<text:span text:style-name="T9305">ej<text:s/></text:span>moralną.</text:p>
      <text:p text:style-name="P9306"><text:span text:style-name="T9307">Stefan Kozłowski</text:span>:</text:p>
      <text:p text:style-name="P9308">Czyli co? Rozumiem w takim razie, uwzględnia<text:span text:style-name="T9309">ją</text:span>c ten wniosek, że zrobimy dwa bloki ekspertów.</text:p>
      <text:p text:style-name="P9310"><text:span text:style-name="T9311">Marek Roman</text:span>:</text:p>
      <text:p text:style-name="P9312"><text:span text:style-name="T9313">Tr</text:span>z<text:span text:style-name="T9314">y.</text:span></text:p>
      <text:p text:style-name="P9315"><text:span text:style-name="T9316">Stefan Kozłowski</text:span>:</text:p>
      <text:p text:style-name="P9317">Trzy. Tylko czy my potrafimy się rozeznać?</text:p>
      <text:p text:style-name="P9318"><text:span text:style-name="T9319">Wa</text:span><text:span text:style-name="T9320">cł</text:span><text:span text:style-name="T9321">a</text:span><text:span text:style-name="T9322">w<text:s/></text:span><text:span text:style-name="T9323">Ku</text:span><text:span text:style-name="T9324">lczyński</text:span>:</text:p>
      <text:p text:style-name="P9325">To będzie problem.</text:p>
      <text:p text:style-name="P9326"><text:span text:style-name="T9327">Ste</text:span><text:span text:style-name="T9328">fan</text:span><text:span text:style-name="T9329"><text:s/>Ko</text:span><text:span text:style-name="T9330">zł</text:span><text:span text:style-name="T9331">ow</text:span><text:span text:style-name="T9332">sk</text:span><text:span text:style-name="T9333">i</text:span>:</text:p>
      <text:p text:style-name="P9334">Czy my potrafimy<text:s/><text:span text:style-name="T9335">si</text:span>ę rozeznać w tych ekspertach<text:span text:style-name="T9336">?</text:span></text:p>
      <text:p text:style-name="P9337"><text:span text:style-name="T9338">J</text:span><text:span text:style-name="T9339">er</text:span><text:span text:style-name="T9340">zy</text:span><text:span text:style-name="T9341"><text:s/>K</text:span><text:span text:style-name="T9342">oł</text:span><text:span text:style-name="T9343">od</text:span><text:span text:style-name="T9344">ziejsk</text:span><text:span text:style-name="T9345">i</text:span>:</text:p>
      <text:p text:style-name="P9346">Ch<text:span text:style-name="T9347">yb</text:span>a pan ma ra<text:span text:style-name="T9348">cj</text:span>ę, że każda strona przedstawi swoich<text:span text:style-name="T9349">.</text:span></text:p>
      <text:p text:style-name="P9350"><text:span text:style-name="T9351">S</text:span><text:span text:style-name="T9352">tefan Kozłowski</text:span>:</text:p>
      <text:p text:style-name="P9353">To wobec tego prośba, żeby każda strona przedstawiła tych ekspertów<text:span text:style-name="T9354">.</text:span><text:s/>Ale to trzeba by właściwie dzisiaj zrobić, prawda? Dlatego, że musimy to przepisać i ta strona musi być gotowa do podpisania.</text:p>
      <text:p text:style-name="P9355"><text:span text:style-name="T9356">J</text:span><text:span text:style-name="T9357">er</text:span><text:span text:style-name="T9358">zy</text:span><text:span text:style-name="T9359"><text:s/>K</text:span><text:span text:style-name="T9360">oł</text:span><text:span text:style-name="T9361">od</text:span><text:span text:style-name="T9362">ziejsk</text:span><text:span text:style-name="T9363">i</text:span>:</text:p>
      <text:p text:style-name="P9364">W komisji redakcyjnej są przedstawiciele jednej i drugiej strony i załatwią to chyba.</text:p>
      <text:p text:style-name="P9365"><text:span text:style-name="T9366">St</text:span><text:span text:style-name="T9367">ef</text:span><text:span text:style-name="T9368">an Kozłowski</text:span>:</text:p>
      <text:p text:style-name="P9369">Dobrze<text:span text:style-name="T9370">.</text:span><text:s/>Cz<text:span text:style-name="T9371">y</text:span>l<text:span text:style-name="T9372">i</text:span><text:s/>pr<text:span text:style-name="T9373">z</text:span>yjmujmy takie rozwiązanie.</text:p>
      <text:p text:style-name="P9374"><text:span text:style-name="T9375">J</text:span><text:span text:style-name="T9376">er</text:span><text:span text:style-name="T9377">zy</text:span><text:span text:style-name="T9378"><text:s/>K</text:span><text:span text:style-name="T9379">oł</text:span><text:span text:style-name="T9380">od</text:span><text:span text:style-name="T9381">ziejsk</text:span><text:span text:style-name="T9382">i</text:span>:</text:p>
      <text:soft-page-break/>
      <text:p text:style-name="P9383">List<text:span text:style-name="T9384">a</text:span><text:s/>e<text:span text:style-name="T9385">k</text:span>sp<text:span text:style-name="T9386">e</text:span>rtó<text:span text:style-name="T9387">w</text:span><text:s/>jest dołączana na każde posiedzenie. My mamy takie listy<text:span text:style-name="T9388">.</text:span></text:p>
      <text:p text:style-name="P9389"><text:span text:style-name="T9390">Stefan Kozłowski</text:span>:</text:p>
      <text:p text:style-name="P9391">Te listy trzeba po pro<text:span text:style-name="T9392">st</text:span>u zebrać.</text:p>
      <text:p text:style-name="P9393">Jakie byłyby jeszcze sprawy, które mielibyśmy do omówienia? Mimo że jest już po godzinie piątej.</text:p>
      <text:p text:style-name="P9394">Bardzo proszę.</text:p>
      <text:p text:style-name="P9395"><text:span text:style-name="T9396">J</text:span><text:span text:style-name="T9397">er</text:span><text:span text:style-name="T9398">zy</text:span><text:span text:style-name="T9399"><text:s/>K</text:span><text:span text:style-name="T9400">oł</text:span><text:span text:style-name="T9401">od</text:span><text:span text:style-name="T9402">ziejsk</text:span><text:span text:style-name="T9403">i</text:span>:</text:p>
      <text:p text:style-name="P9404">Pozostała jeszcze sprawa odpowiedzi na listy, pisma, memoriały itd. Czy pan profesor Kozłowski może to wyjaśnić, bo zd<text:span text:style-name="T9405">aj</text:span>ę się, że brał pan udział w wyjaśnieniu t<text:span text:style-name="T9406">ej</text:span><text:s/>sprawy.</text:p>
      <text:p text:style-name="P9407"><text:span text:style-name="T9408">Stefan Kozłow</text:span><text:span text:style-name="T9409">sk</text:span><text:span text:style-name="T9410">i</text:span>:</text:p>
      <text:p text:style-name="P9411">Więc ja sobie wyobrażam tak.<text:s/><text:span text:style-name="T9412">Ż</text:span>e może dzisiejszą audycję telewizyjną, pr<text:span text:style-name="T9413">ze</text:span>wodn<text:span text:style-name="T9414">iczą</text:span>cy byśmy temu poświęcili, dziękując za ot<text:span text:style-name="T9415">r</text:span>zymane listy. Ja sądzę, ja to jeszcze sprawdzę, k<text:span text:style-name="T9416">aż</text:span>d<text:span text:style-name="T9417">y</text:span><text:s/>kto napisał do nas list powinien dostać odpowiedź<text:span text:style-name="T9418">.</text:span><text:s/>Podobno taka formalna odpowiedź wychodziła z biura<text:s/><text:span text:style-name="T9419">„</text:span>okrągłego stołu”. Jeżeli to by nie wyszło, postaramy się takie odpowiedzi przygotować w lepszej formie. Problem jest na razie badany,<text:s/><text:span text:style-name="T9420">b</text:span>o nie ma nawet papieru f<text:span text:style-name="T9421">i</text:span>rmowego. No<text:span text:style-name="T9422">.</text:span><text:s/>a taki list powinien być na takim papierze. W ciągu tygodnia podobno ma być papier firmowy i wtedy byśmy spróbowali zrobić to odpowiednio. Bo jest to ważne, żeby ludzie byli usatys<text:span text:style-name="T9423">fa</text:span>k<text:span text:style-name="T9424">cj</text:span>onowani, że ktoś ten list przeczytał, do czegoś wykorzystał. Tak że myślimy o tym, musim<text:span text:style-name="T9425">y</text:span><text:s/><text:span text:style-name="T9426">p</text:span>okonać tylko pewne opory techniczne.</text:p>
      <text:p text:style-name="P9427"><text:span text:style-name="T9428">J</text:span><text:span text:style-name="T9429">er</text:span><text:span text:style-name="T9430">zy</text:span><text:span text:style-name="T9431"><text:s/>K</text:span><text:span text:style-name="T9432">oł</text:span><text:span text:style-name="T9433">od</text:span><text:span text:style-name="T9434">ziejsk</text:span><text:span text:style-name="T9435">i</text:span>:</text:p>
      <text:p text:style-name="P9436">To znaczy, że<text:s/>„okrągły stół<text:span text:style-name="T9437">”</text:span><text:s/>się zagnieżdża, jeśli ma być papier firmowy?</text:p>
      <text:p text:style-name="P9438"><text:span text:style-name="T9439">Ste</text:span><text:span text:style-name="T9440">fan</text:span><text:span text:style-name="T9441"><text:s/>Ko</text:span><text:span text:style-name="T9442">zł</text:span><text:span text:style-name="T9443">ow</text:span><text:span text:style-name="T9444">sk</text:span><text:span text:style-name="T9445">i</text:span>:</text:p>
      <text:p text:style-name="P9446"><text:span text:style-name="T9447">Ja</text:span><text:s/>się<text:s/><text:span text:style-name="T9448">w</text:span><text:s/>ogóle dziwię, że do tej pory nie ma papieru firmowego, ale tak<text:span text:style-name="T9449">a</text:span><text:s/>je<text:span text:style-name="T9450">s</text:span>t sytuacja.</text:p>
      <text:p text:style-name="P9451">Aha<text:span text:style-name="T9452">,</text:span><text:s/>jeszcze jest jedna rzecz<text:span text:style-name="T9453">.</text:span><text:s/>Dwie stronice, które dałem do przepisania w sprawie końcowego<text:s/>protokołu, są nasze panie? Dwie stronice do<text:s/>protokołu<text:s/>końcowego, bo sytuacja jest taka, że to co my jutro podpiszemy będzie traktowane jako załącznik, bo jest to zbyt duże. Natomiast była prośba byśmy przedstawili dwustronicowy tekst do końcowego<text:s/>protokołu. Ja napisałem taką wersję, troszkę zapomnieliśmy o tym, bo to już powinno leżeć.<text:s/><text:span text:style-name="T9454">M</text:span>oże by to na jutro odłożyć?</text:p>
      <text:p text:style-name="P9455"><text:span text:style-name="T9456">J</text:span><text:span text:style-name="T9457">er</text:span><text:span text:style-name="T9458">zy</text:span><text:span text:style-name="T9459"><text:s/>K</text:span><text:span text:style-name="T9460">oł</text:span><text:span text:style-name="T9461">od</text:span><text:span text:style-name="T9462">ziejsk</text:span><text:span text:style-name="T9463">i</text:span>:</text:p>
      <text:p text:style-name="P9464">Zr<text:span text:style-name="T9465">ób</text:span>my to jutro.</text:p>
      <text:p text:style-name="P9466"><text:span text:style-name="T9467">Ste</text:span><text:span text:style-name="T9468">fan</text:span><text:span text:style-name="T9469"><text:s/>Ko</text:span><text:span text:style-name="T9470">zł</text:span><text:span text:style-name="T9471">ow</text:span><text:span text:style-name="T9472">sk</text:span><text:span text:style-name="T9473">i</text:span>:</text:p>
      <text:p text:style-name="P9474">Dobrze, zróbmy to jutro, bo trzeba się zastanowić trochę. Może spróbujemy to jeszcze dzisiaj państwu rozdać<text:span text:style-name="T9475">.</text:span><text:s/>I gd<text:span text:style-name="T9476">yb</text:span>yście się państwo zastanowili, bo to jest dosyć ważne. Bo to jest to, co my przekazujemy do ogólnego<text:s/>protokołu<text:s/>końcowego. Tak że tekst jest rzeczywiście dosyć istotny i należałoby się nad tym zastanow<text:span text:style-name="T9477">ić.</text:span></text:p>
      <text:p text:style-name="P9478"><text:span text:style-name="T9479">J</text:span><text:span text:style-name="T9480">er</text:span><text:span text:style-name="T9481">zy</text:span><text:span text:style-name="T9482"><text:s/>K</text:span><text:span text:style-name="T9483">oł</text:span><text:span text:style-name="T9484">od</text:span><text:span text:style-name="T9485">ziejsk</text:span><text:span text:style-name="T9486">i</text:span>:</text:p>
      <text:p text:style-name="P9487">Może przerwę zrob<text:span text:style-name="T9488">ić,</text:span><text:s/>oczekując na ten tekst<text:span text:style-name="T9489">.</text:span></text:p>
      <text:p text:style-name="P9490"><text:span text:style-name="T9491">Ste</text:span><text:span text:style-name="T9492">fan</text:span><text:span text:style-name="T9493"><text:s/>Ko</text:span><text:span text:style-name="T9494">zł</text:span><text:span text:style-name="T9495">ow</text:span><text:span text:style-name="T9496">sk</text:span><text:span text:style-name="T9497">i</text:span>:</text:p>
      <text:p text:style-name="P9498">No, rzeczywiśc<text:span text:style-name="T9499">ie</text:span>.</text:p>
      <text:p text:style-name="P9500"><text:span text:style-name="T9501">J</text:span><text:span text:style-name="T9502">er</text:span><text:span text:style-name="T9503">zy</text:span><text:span text:style-name="T9504"><text:s/>K</text:span><text:span text:style-name="T9505">oł</text:span><text:span text:style-name="T9506">od</text:span><text:span text:style-name="T9507">ziejsk</text:span><text:span text:style-name="T9508">i</text:span>:</text:p>
      <text:p text:style-name="P9509">Jak tekst będzie, to każdy podejdzie i pobierze ten tekst.</text:p>
      <text:soft-page-break/>
      <text:p text:style-name="P9510"><text:span text:style-name="T9511">Gł</text:span><text:span text:style-name="T9512">o</text:span><text:span text:style-name="T9513">s</text:span><text:span text:style-name="T9514"><text:s/>z</text:span><text:span text:style-name="T9515"><text:s/>sa</text:span><text:span text:style-name="T9516">li</text:span>:</text:p>
      <text:p text:style-name="P9517">Nie mówiliśmy jeszcze o umieszczeniu na listach asystentów, oni się przecież też napracowali.</text:p>
      <text:p text:style-name="P9518"><text:span text:style-name="T9519">Ste</text:span><text:span text:style-name="T9520">fan</text:span><text:span text:style-name="T9521"><text:s/>Ko</text:span><text:span text:style-name="T9522">zł</text:span><text:span text:style-name="T9523">ow</text:span><text:span text:style-name="T9524">sk</text:span><text:span text:style-name="T9525">i</text:span>:</text:p>
      <text:p text:style-name="P9526">No, oczywiście, jeżeli dajemy ekspertów, to również<text:s/><text:span text:style-name="T9527">i</text:span><text:s/>asystentów. Wszystko, co było na tamtych listach.</text:p>
      <text:p text:style-name="P9528"><text:span text:style-name="T9529">Aurelius</text:span><text:span text:style-name="T9530">z</text:span><text:span text:style-name="T9531"><text:s/>Mikłaszewski</text:span>:</text:p>
      <text:p text:style-name="P9532">J<text:span text:style-name="T9533">a</text:span><text:s/>jeszcze słowa końcowe do chwili jaką mamy do czasu, kiedy<text:s/><text:span text:style-name="T9534">o</text:span>trzymamy te kartki. Proszę państwa,<text:s/>„stolik”<text:s/>się kończy, uchwaliliśmy tutaj sporo punktów, które rodzą nadzieję na lepszą przyszłość w dziedzinie ochrony środowiska. Zdajemy sobie sprawę, że w jakiś sposób jest to wizja przyszłości na, którą się tutaj zgadzamy, ale po<text:span text:style-name="T9535">n</text:span>ieważ nie zawsze w przeszłości wszystko się udawało i zdajemy sobie sprawę, że bez rzetelnej kontroli społeczeń<text:span text:style-name="T9536">st</text:span>wo nie będzie miało zaufania.</text:p>
      <text:p text:style-name="P9537">Punkt 12 uważamy za bardzo przełomowy, który powinien zmienić oblicze stosunku społeczeństwa do problematyki i poczynań władz w dziedzinie ochrony środowiska.<text:s/><text:span text:style-name="T9538">Z</text:span>dajemy sobie sprawę, że społeczeństwo musi być informowane co jakiś czas w jaki sposób terminy podane przy poszczególnych punktach będą dotrzymywane.<text:s/><text:span text:style-name="T9539">W</text:span><text:s/>jakiś sposób to będzie, oczywiście, ze strony sp<text:span text:style-name="T9540">oł</text:span>ecznej kontrolowane. Spośród naszej grupy<text:s/>„solidarnoś<text:span text:style-name="T9541">ci</text:span>ow<text:span text:style-name="T9542">ej</text:span>”<text:s/>wyłoni się na pewno, ja tu nie przesądzam jeszcze formy, jakaś grupa, która będzie chciała z biegiem miesięcy i lat co jakiś czas mieć prawo wglądu w tok bieżących prac, w realizację postanowień i te sprawy w swoich regionach nagłaśniać<text:span text:style-name="T9543">.</text:span></text:p>
      <text:p text:style-name="P9544">Chciałbym z<text:span text:style-name="T9545">at</text:span>em usłyszeć zapewnienie Ministerstwa Ochrony Środowiska, bo ono jest głównym adresatem tego zapytania, czy w każdej sytuacji takiej kon<text:span text:style-name="T9546">su</text:span>l<text:span text:style-name="T9547">t</text:span>ac<text:span text:style-name="T9548">yj</text:span>no- kontroln<text:span text:style-name="T9549">ej</text:span><text:s/>znajdziemy drzwi otwarte i czy będzie można na bieżąco, bo to są postulaty społeczne, na bieżące te sprawy ponawiać, śledzić, kontrolować i informować o nich<text:s/>spo<text:span text:style-name="T9550">łecz</text:span>eństwo, a chodzi głównie o bieżące dowiadywanie się o tok prac. To jest bardzo ważny czynnik, bo bez takiej informacji społecznej społeczne zaufanie znowu zostanie zawiedzione<text:span text:style-name="T9551">.</text:span></text:p>
      <text:p text:style-name="P9552">Zwracam się z<text:span text:style-name="T9553">a</text:span>tem z prośbą o jakieś zapewnienie ciągłego dostępu do ministerstwa i do informacji dotyczącej realizacji postulatów<text:s/>„stolika”<text:s/>ekologicznego.</text:p>
      <text:p text:style-name="P9554"><text:span text:style-name="T9555">J</text:span><text:span text:style-name="T9556">er</text:span><text:span text:style-name="T9557">zy</text:span><text:span text:style-name="T9558"><text:s/>K</text:span><text:span text:style-name="T9559">oł</text:span><text:span text:style-name="T9560">od</text:span><text:span text:style-name="T9561">ziejsk</text:span><text:span text:style-name="T9562">i</text:span>:</text:p>
      <text:p text:style-name="P9563">Postulat, tak jak to mówiliśmy, w różny sposób będziemy to robić.<text:s/><text:span text:style-name="T9564">W</text:span>łaściwie to trzeba by się spotka<text:span text:style-name="T9565">ć</text:span><text:s/>i proponuję takie spotkanie z profesorem Kozłowski i opracować system propagandy i nagłaśniania tego,<text:s/><text:span text:style-name="T9566">cośm</text:span>y w naszym<text:s/>„stoliku”<text:s/>dokonali oraz potem sprawozdań systemowych, takich cyklicznych, sprawozdań z realizacji. I to w ramach Rady Ochrony Środowiska, tak jak zapisaliśmy w jednym z punktów, może zostać opracowane i pr<text:span text:style-name="T9567">ze</text:span>dstaw<text:span text:style-name="T9568">io</text:span>ne do zaopiniowania i wd<text:span text:style-name="T9569">r</text:span>ożenia.</text:p>
      <text:p text:style-name="P9570">Niezależnie od tego każda z organizacji proekologicznych, sądzę, weźmie na warsztat ten pakiet propozy<text:span text:style-name="T9571">cj</text:span>i i właściwymi środkami, własnym sumptem, z własnych środków będzie też i kontrolować i w swoim programie umieści te punkty, które będą zgodne z działalności organizacji. Tak to widzę.</text:p>
      <text:p text:style-name="P9572"><text:span text:style-name="T9573">Aur</text:span><text:span text:style-name="T9574">e</text:span><text:span text:style-name="T9575">l</text:span><text:span text:style-name="T9576">iusz<text:s/></text:span><text:span text:style-name="T9577">M</text:span><text:span text:style-name="T9578">i</text:span><text:span text:style-name="T9579">kł</text:span><text:span text:style-name="T9580">a</text:span><text:span text:style-name="T9581">sz</text:span><text:span text:style-name="T9582">e</text:span><text:span text:style-name="T9583">w</text:span><text:span text:style-name="T9584">sk</text:span><text:span text:style-name="T9585">i</text:span>:</text:p>
      <text:p text:style-name="P9586">Dziękuję bardzo za wyczerpującą odpowiedź. Wydaje mi się, że<text:s/><text:span text:style-name="T9587">jeśl</text:span>i zrozumiałem dobrze intencję pana profesora, to grupa sygnatar<text:span text:style-name="T9588">iu</text:span>szy będzie miała w ramach tej ogólnej dostępności też do wglądu możliwości i również nagłaśniania tych spraw.</text:p>
      <text:p text:style-name="P9589"><text:span text:style-name="T9590">J</text:span><text:span text:style-name="T9591">er</text:span><text:span text:style-name="T9592">zy</text:span><text:span text:style-name="T9593"><text:s/>K</text:span><text:span text:style-name="T9594">oł</text:span><text:span text:style-name="T9595">od</text:span><text:span text:style-name="T9596">ziejsk</text:span><text:span text:style-name="T9597">i</text:span>:</text:p>
      <text:soft-page-break/>
      <text:p text:style-name="P9598"><text:span text:style-name="T9599">P</text:span>oza tym sądzę, że w kampanii w<text:span text:style-name="T9600">y</text:span>borc<text:span text:style-name="T9601">ze</text:span>j do Sejmu PRL będzie to jeden z punktów programu wyborczego tych kandydatów, którzy ewentualnie będą startować z grona ekologów. To będzie forma nagłaśniania tego program<text:span text:style-name="T9602">u.</text:span></text:p>
      <text:p text:style-name="P9603"><text:span text:style-name="T9604">Jan Juda</text:span>:</text:p>
      <text:p text:style-name="P9605">Na zakończenie już chciałbym powiedzieć już jako przedstaw<text:span text:style-name="T9606">ic</text:span>iel jednej z organizacj<text:span text:style-name="T9607">i</text:span>,<text:span text:style-name="T9608"><text:s/></text:span>która liczy sobie już sześćdziesiąt lat i która nie ogranicza się tylko do kontroli, ale także do konkretnej pracy<text:span text:style-name="T9609">.</text:span><text:s/>Ponieważ oprócz działań społecznych ma również możliwości prowadzenia konkretnych prac na rzecz ochrony środowiska, a w tej chwili jest w stanie przerobić przynajmniej rocznie kilkanaście miliardów złotych w tej dziedzinie.</text:p>
      <text:p text:style-name="P9610"><text:span text:style-name="T9611">A</text:span><text:s/>z przykrością niestety muszę stwierdzić, że ukrywa się mocno przy tym<text:s/>„stoliku”<text:s/>działalność tej organizacji. I to szczególnie mnie boli, kiedy sobie wezmę pod uwagę, kiedy mówi się tutaj o sprawach demokra<text:span text:style-name="T9612">cj</text:span>i, pluralizmu i wszystkiego<text:s/><text:span text:style-name="T9613">c</text:span>o ma dotyczyć poprawy ochrony przyrody i środowiska<text:span text:style-name="T9614">.</text:span><text:s/>Ograniczamy się najczęściej tutaj do postulowania kontroli, ale rzadko mówimy o tym, że ochronę środowiska można poprawić poprzez włączenie się wszystkich obywat<text:span text:style-name="T9615">e</text:span>li naszego kraju do czynnej d<text:span text:style-name="T9616">zia</text:span>łalnoś<text:span text:style-name="T9617">ci.</text:span><text:s/>Bo nie jest to sprawa tylko jednej organizacji, czy jakiegoś resortu<text:span text:style-name="T9618">.</text:span></text:p>
      <text:p text:style-name="P9619"><text:span text:style-name="T9620">Ste</text:span><text:span text:style-name="T9621">fan</text:span><text:span text:style-name="T9622"><text:s/>Ko</text:span><text:span text:style-name="T9623">zł</text:span><text:span text:style-name="T9624">ow</text:span><text:span text:style-name="T9625">sk</text:span><text:span text:style-name="T9626">i</text:span>:</text:p>
      <text:p text:style-name="P9627">Dziękuję bardzo. P<text:span text:style-name="T9628">r</text:span>oszę bardzo, pan profesor<text:span text:style-name="T9629">.</text:span></text:p>
      <text:p text:style-name="P9630"><text:span text:style-name="T9631">Stanisław Ju</text:span><text:span text:style-name="T9632">ch</text:span><text:span text:style-name="T9633">now</text:span><text:span text:style-name="T9634">ic</text:span><text:span text:style-name="T9635">z</text:span>:</text:p>
      <text:p text:style-name="P9636">Ja korzystam z okazji, bo właściwie są to już końcowe minuty naszych spotkań i myślę, że chyba będę wyrazicielem opinii nas wszystkich, jeśli podniosę i podziękuję obydwom naszym przewodnic<text:span text:style-name="T9637">z</text:span>ącym. Myślę, że był to znakomity przykład współdziałania dwóch współprzewod<text:span text:style-name="T9638">ni</text:span>c<text:span text:style-name="T9639">zą</text:span>cych, którzy potrafili nawet w trudnych warunkach, bo były i polemiczne pewne problemy, poza tym doprowadzić do właściwego zakończenia naszych obrad.</text:p>
      <text:p text:style-name="P9640">Sądzę, że ten nasz stolik powinien być przykładem dla w ogóle działań związanych z porozumieniem, w różnych sprawach, w trudnych sprawach. Bo ekologia jest sprawą, którą wszyscy rozumieją, niez<text:span text:style-name="T9641">a</text:span>leżnie od naszych poglądów, od naszych przekonań i myślę, że wspomnienia z tego posiedzenia, z naszych obrad, będą przyjemne dla nas wszystkich. Myślę, że na tym się to nie skończy. Tutaj nawiązaliśmy kontakty osobiste, kontakty związane ze wspólnymi zainteresowaniami, wspólnymi celami. I jestem przekonany, że nie rozejdziemy się w dniu jutrzejszym na dobre i że będziemy współdz<text:span text:style-name="T9642">ia</text:span>łali w wielu innych okazjach dla dobra, oczywiście, naszego środowiska.</text:p>
      <text:p text:style-name="P9643"><text:span text:style-name="T9644">Wacław Kulczyński</text:span>:</text:p>
      <text:p text:style-name="P9645"><text:span text:style-name="T9646">Cz</text:span>y de<text:span text:style-name="T9647">c</text:span>ydujemy się na dyskutowanie zapisu do dużego<text:s/>„stołu”?</text:p>
      <text:p text:style-name="P9648"><text:span text:style-name="T9649">Ste</text:span><text:span text:style-name="T9650">fan</text:span><text:span text:style-name="T9651"><text:s/>Ko</text:span><text:span text:style-name="T9652">zł</text:span><text:span text:style-name="T9653">ow</text:span><text:span text:style-name="T9654">sk</text:span><text:span text:style-name="T9655">i</text:span>:</text:p>
      <text:p text:style-name="P9656">Dzisiaj? No<text:span text:style-name="T9657">.</text:span><text:s/>nie mamy go jeszcze, bo odbija się w tej chwili.</text:p>
      <text:p text:style-name="P9658"><text:span text:style-name="T9659">Gł</text:span><text:span text:style-name="T9660">o</text:span><text:span text:style-name="T9661">s</text:span><text:span text:style-name="T9662"><text:s/>z</text:span><text:span text:style-name="T9663"><text:s/>sa</text:span><text:span text:style-name="T9664">li</text:span>:</text:p>
      <text:p text:style-name="P9665"><text:span text:style-name="T9666">Jest</text:span><text:s/>już go<text:span text:style-name="T9667">to</text:span>wy.</text:p>
      <text:p text:style-name="P9668"><text:span text:style-name="T9669">Ste</text:span><text:span text:style-name="T9670">fan</text:span><text:span text:style-name="T9671"><text:s/>Ko</text:span><text:span text:style-name="T9672">zł</text:span><text:span text:style-name="T9673">ow</text:span><text:span text:style-name="T9674">sk</text:span><text:span text:style-name="T9675">i</text:span>:</text:p>
      <text:p text:style-name="P9676">M<text:span text:style-name="T9677">a</text:span>cie państwo więcej egzemplarzy tego? Nie, jest jeden. No nie wiem, jak państwo uważacie?</text:p>
      <text:p text:style-name="P9678"><text:span text:style-name="T9679">Wacław Kulczyński</text:span>:</text:p>
      <text:soft-page-break/>
      <text:p text:style-name="P9680">Jeśli ju<text:span text:style-name="T9681">tr</text:span>o,<text:s/><text:span text:style-name="T9682">t</text:span>o wtedy trzeba by troszeczkę wcześniej przyjść.</text:p>
      <text:p text:style-name="P9683"><text:span text:style-name="T9684">Ste</text:span><text:span text:style-name="T9685">fan</text:span><text:span text:style-name="T9686"><text:s/>Ko</text:span><text:span text:style-name="T9687">zł</text:span><text:span text:style-name="T9688">ow</text:span><text:span text:style-name="T9689">sk</text:span><text:span text:style-name="T9690">i</text:span>:</text:p>
      <text:p text:style-name="P9691"><text:span text:style-name="T9692">No,</text:span><text:s/>to może umówmy się na 12-tą? Żebyśmy mogli spokojnie to przejrzeć.</text:p>
      <text:p text:style-name="P9693"><text:span text:style-name="T9694">Wa</text:span><text:span text:style-name="T9695">cł</text:span><text:span text:style-name="T9696">a</text:span><text:span text:style-name="T9697">w<text:s/></text:span><text:span text:style-name="T9698">Ku</text:span><text:span text:style-name="T9699">lczyński</text:span>:</text:p>
      <text:p text:style-name="P9700">Chciałbym tylko zasygnalizować, ale prośb<text:span text:style-name="T9701">a</text:span>, żeby to nie prowokowało dyskusji. Po prostu są tutaj na końcu rozwinięte stanowiska, pewna synteza<text:s/>protokołu<text:s/>rozbieżności strony opozycyjnej dotyczącej problemów energetycznych,<text:s/><text:span text:style-name="T9702">n</text:span>o, jeśliby już tendencję t<text:span text:style-name="T9703">ą<text:s/></text:span>przyjąć, to trzeba by w takim układzie zaprezentować i nasze stanowisko.</text:p>
      <text:p text:style-name="P9704"><text:span text:style-name="T9705">Stefan Kozłowsk</text:span><text:span text:style-name="T9706">i</text:span>:</text:p>
      <text:p text:style-name="P9707">Oczywiście.</text:p>
      <text:p text:style-name="P9708"><text:span text:style-name="T9709">Wa</text:span><text:span text:style-name="T9710">cł</text:span><text:span text:style-name="T9711">a</text:span><text:span text:style-name="T9712">w<text:s/></text:span><text:span text:style-name="T9713">Ku</text:span><text:span text:style-name="T9714">lczyński</text:span>:</text:p>
      <text:p text:style-name="P9715">Ale zastanówmy się, czy jest potrzeba tutaj tak szeroko to naświetlać? Ale to myślę, że jutro.</text:p>
      <text:p text:style-name="P9716"><text:span text:style-name="T9717">Ste</text:span><text:span text:style-name="T9718">fan</text:span><text:span text:style-name="T9719"><text:s/>Ko</text:span><text:span text:style-name="T9720">zł</text:span><text:span text:style-name="T9721">ow</text:span><text:span text:style-name="T9722">sk</text:span><text:span text:style-name="T9723">i</text:span>:</text:p>
      <text:p text:style-name="P9724"><text:span text:style-name="T9725">W</text:span><text:s/>k<text:span text:style-name="T9726">ażdy</text:span>m razie rozumiem, że stan<text:span text:style-name="T9727">o</text:span>wisko drugiej strony w tej sprawie winno być koniecznie zaprezentowane. Po pro<text:span text:style-name="T9728">st</text:span>u zrobiliśmy to<text:span text:style-name="T9729">,</text:span><text:s/>c<text:span text:style-name="T9730">o</text:span>śmy mogli, więc jako do dyskusji, no, troszkę się nam zacięło, bo z kserografem dobrze w tym domu idzie, ale z przepisaniem na maszynie jest dużo gorzej. A to było w rękopisie podane, więc troszkę się to opóźniło. A chcielibyśmy to jeszcze dzisiaj państwu rozdać i mam nadzieję pani Fortini za parę minut przyjdzie i będzie mogła to nam dostarczyć<text:span text:style-name="T9731">.</text:span></text:p>
      <text:p text:style-name="P9732">Rzeczywiście, jeżeli nie mamy inn<text:span text:style-name="T9733">y</text:span>ch spraw, to w takim razie mogę powiedzieć, na zakończenie, że chciałem państwu ogromnie podziękować w imieniu własnym, a sądzę, że również w imieniu pana profesora Kołodziejskiego, za pomoc, za wkład państwa. Myślę, że możemy chyba wychodzić z tej sali z poczuciem, że nie zmarnowaliśmy tego miesiąca czasu i t<text:span text:style-name="T9734">e</text:span>n wielki wysiłek, jaki włożyliśmy, powinien procentować jako<text:span text:style-name="T9735">ś</text:span>. Jest on zapisem chyba ważnym dla naszego społeczeństwa i myśl<text:span text:style-name="T9736">ę</text:span>, że zostanie jakiś ślad po naszej wspólnej pracy<text:span text:style-name="T9737">.</text:span></text:p>
      <text:p text:style-name="P9738">Jeszcze raz państwu dziękuję i jeszcze raz zapraszam na jutrzejsze formalne podpisanie i krótką jeszcze... nad tym dwu<text:span text:style-name="T9739">st</text:span>ron<text:span text:style-name="T9740">i</text:span>c<text:span text:style-name="T9741">o</text:span>w<text:span text:style-name="T9742">ym</text:span><text:s/>tekstem.<text:s/><text:span text:style-name="T9743">O</text:span><text:s/>godzinie 12-tej byśmy się tutaj jutro spotkali.</text:p>
      <text:p text:style-name="P9744">Dziękuję bardzo. Zamykam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56:00Z</meta:creation-date>
    <dc:date>2023-07-03T11:56:00Z</dc:date>
    <meta:template xlink:href="Normal.dotm" xlink:type="simple"/>
    <meta:editing-cycles>2</meta:editing-cycles>
    <meta:editing-duration>PT240S</meta:editing-duration>
    <meta:document-statistic meta:page-count="99" meta:paragraph-count="500" meta:word-count="35819" meta:character-count="250238" meta:row-count="1790" meta:non-whitespace-character-count="214919"/>
  </office:meta>
</office:document-meta>
</file>